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atestSwing" table:style-name="ta1">
        <table:shapes>
          <draw:frame draw:z-index="0" draw:style-name="gr1" draw:text-style-name="P1" svg:width="650.27pt" svg:height="402.12pt" svg:x="554.12pt" svg:y="15851.74pt">
            <loext:p draw:notify-on-update-of-ranges="latestSwing.A1:latestSwing.A1276 latestSwing.B1:latestSwing.B1276 latestSwing.C1:latestSwing.C1276 latestSwing.D1:latestSwing.D1276 latestSwing.E1:latestSwing.E1276 latestSwing.F1:latestSwing.F1276 latestSwing.G1:latestSwing.G12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63086" calcext:value-type="float">
            <text:p>-1.163086</text:p>
          </table:table-cell>
          <table:table-cell office:value-type="float" office:value="0.238281" calcext:value-type="float">
            <text:p>0.238281</text:p>
          </table:table-cell>
          <table:table-cell office:value-type="float" office:value="-1.051758" calcext:value-type="float">
            <text:p>-1.051758</text:p>
          </table:table-cell>
          <table:table-cell office:value-type="float" office:value="4.81493" calcext:value-type="float">
            <text:p>4.81493</text:p>
          </table:table-cell>
          <table:table-cell office:value-type="float" office:value="-15.695393" calcext:value-type="float">
            <text:p>-15.695393</text:p>
          </table:table-cell>
          <table:table-cell office:value-type="float" office:value="-6.593897" calcext:value-type="float">
            <text:p>-6.59389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.136719" calcext:value-type="float">
            <text:p>-1.136719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-1.041016" calcext:value-type="float">
            <text:p>-1.041016</text:p>
          </table:table-cell>
          <table:table-cell office:value-type="float" office:value="4.736102" calcext:value-type="float">
            <text:p>4.736102</text:p>
          </table:table-cell>
          <table:table-cell office:value-type="float" office:value="-15.614434" calcext:value-type="float">
            <text:p>-15.614434</text:p>
          </table:table-cell>
          <table:table-cell office:value-type="float" office:value="-6.480981" calcext:value-type="float">
            <text:p>-6.480981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-1.118164" calcext:value-type="float">
            <text:p>-1.118164</text:p>
          </table:table-cell>
          <table:table-cell office:value-type="float" office:value="0.285156" calcext:value-type="float">
            <text:p>0.285156</text:p>
          </table:table-cell>
          <table:table-cell office:value-type="float" office:value="-1.030273" calcext:value-type="float">
            <text:p>-1.030273</text:p>
          </table:table-cell>
          <table:table-cell office:value-type="float" office:value="4.659403" calcext:value-type="float">
            <text:p>4.659403</text:p>
          </table:table-cell>
          <table:table-cell office:value-type="float" office:value="-15.50791" calcext:value-type="float">
            <text:p>-15.50791</text:p>
          </table:table-cell>
          <table:table-cell office:value-type="float" office:value="-6.359542" calcext:value-type="float">
            <text:p>-6.359542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-1.087891" calcext:value-type="float">
            <text:p>-1.087891</text:p>
          </table:table-cell>
          <table:table-cell office:value-type="float" office:value="0.293945" calcext:value-type="float">
            <text:p>0.293945</text:p>
          </table:table-cell>
          <table:table-cell office:value-type="float" office:value="-1.024414" calcext:value-type="float">
            <text:p>-1.024414</text:p>
          </table:table-cell>
          <table:table-cell office:value-type="float" office:value="4.667925" calcext:value-type="float">
            <text:p>4.667925</text:p>
          </table:table-cell>
          <table:table-cell office:value-type="float" office:value="-15.38221" calcext:value-type="float">
            <text:p>-15.38221</text:p>
          </table:table-cell>
          <table:table-cell office:value-type="float" office:value="-6.250887" calcext:value-type="float">
            <text:p>-6.250887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-0.972656" calcext:value-type="float">
            <text:p>-0.972656</text:p>
          </table:table-cell>
          <table:table-cell office:value-type="float" office:value="0.323242" calcext:value-type="float">
            <text:p>0.323242</text:p>
          </table:table-cell>
          <table:table-cell office:value-type="float" office:value="-0.963867" calcext:value-type="float">
            <text:p>-0.963867</text:p>
          </table:table-cell>
          <table:table-cell office:value-type="float" office:value="4.72758" calcext:value-type="float">
            <text:p>4.72758</text:p>
          </table:table-cell>
          <table:table-cell office:value-type="float" office:value="-15.226684" calcext:value-type="float">
            <text:p>-15.226684</text:p>
          </table:table-cell>
          <table:table-cell office:value-type="float" office:value="-6.165667" calcext:value-type="float">
            <text:p>-6.165667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-0.904297" calcext:value-type="float">
            <text:p>-0.904297</text:p>
          </table:table-cell>
          <table:table-cell office:value-type="float" office:value="0.388672" calcext:value-type="float">
            <text:p>0.388672</text:p>
          </table:table-cell>
          <table:table-cell office:value-type="float" office:value="-0.956055" calcext:value-type="float">
            <text:p>-0.956055</text:p>
          </table:table-cell>
          <table:table-cell office:value-type="float" office:value="4.725449" calcext:value-type="float">
            <text:p>4.725449</text:p>
          </table:table-cell>
          <table:table-cell office:value-type="float" office:value="-15.032808" calcext:value-type="float">
            <text:p>-15.032808</text:p>
          </table:table-cell>
          <table:table-cell office:value-type="float" office:value="-6.078316" calcext:value-type="float">
            <text:p>-6.078316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-0.869141" calcext:value-type="float">
            <text:p>-0.869141</text:p>
          </table:table-cell>
          <table:table-cell office:value-type="float" office:value="0.456055" calcext:value-type="float">
            <text:p>0.456055</text:p>
          </table:table-cell>
          <table:table-cell office:value-type="float" office:value="-0.987305" calcext:value-type="float">
            <text:p>-0.987305</text:p>
          </table:table-cell>
          <table:table-cell office:value-type="float" office:value="4.638098" calcext:value-type="float">
            <text:p>4.638098</text:p>
          </table:table-cell>
          <table:table-cell office:value-type="float" office:value="-14.843193" calcext:value-type="float">
            <text:p>-14.843193</text:p>
          </table:table-cell>
          <table:table-cell office:value-type="float" office:value="-5.96327" calcext:value-type="float">
            <text:p>-5.96327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-0.874023" calcext:value-type="float">
            <text:p>-0.874023</text:p>
          </table:table-cell>
          <table:table-cell office:value-type="float" office:value="0.49707" calcext:value-type="float">
            <text:p>0.49707</text:p>
          </table:table-cell>
          <table:table-cell office:value-type="float" office:value="-1.038086" calcext:value-type="float">
            <text:p>-1.038086</text:p>
          </table:table-cell>
          <table:table-cell office:value-type="float" office:value="4.544357" calcext:value-type="float">
            <text:p>4.544357</text:p>
          </table:table-cell>
          <table:table-cell office:value-type="float" office:value="-14.69832" calcext:value-type="float">
            <text:p>-14.69832</text:p>
          </table:table-cell>
          <table:table-cell office:value-type="float" office:value="-5.782177" calcext:value-type="float">
            <text:p>-5.782177</text:p>
          </table:table-cell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float" office:value="-0.898438" calcext:value-type="float">
            <text:p>-0.898438</text:p>
          </table:table-cell>
          <table:table-cell office:value-type="float" office:value="0.543945" calcext:value-type="float">
            <text:p>0.543945</text:p>
          </table:table-cell>
          <table:table-cell office:value-type="float" office:value="-1.131836" calcext:value-type="float">
            <text:p>-1.131836</text:p>
          </table:table-cell>
          <table:table-cell office:value-type="float" office:value="4.486833" calcext:value-type="float">
            <text:p>4.486833</text:p>
          </table:table-cell>
          <table:table-cell office:value-type="float" office:value="-14.574751" calcext:value-type="float">
            <text:p>-14.574751</text:p>
          </table:table-cell>
          <table:table-cell office:value-type="float" office:value="-5.5393" calcext:value-type="float">
            <text:p>-5.5393</text:p>
          </table:table-cell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float" office:value="-0.869141" calcext:value-type="float">
            <text:p>-0.869141</text:p>
          </table:table-cell>
          <table:table-cell office:value-type="float" office:value="0.558594" calcext:value-type="float">
            <text:p>0.558594</text:p>
          </table:table-cell>
          <table:table-cell office:value-type="float" office:value="-1.169922" calcext:value-type="float">
            <text:p>-1.169922</text:p>
          </table:table-cell>
          <table:table-cell office:value-type="float" office:value="4.478311" calcext:value-type="float">
            <text:p>4.478311</text:p>
          </table:table-cell>
          <table:table-cell office:value-type="float" office:value="-14.474617" calcext:value-type="float">
            <text:p>-14.474617</text:p>
          </table:table-cell>
          <table:table-cell office:value-type="float" office:value="-5.28364" calcext:value-type="float">
            <text:p>-5.28364</text:p>
          </table:table-cell>
        </table:table-row>
        <table:table-row table:style-name="ro1">
          <table:table-cell office:value-type="float" office:value="12487" calcext:value-type="float">
            <text:p>12487</text:p>
          </table:table-cell>
          <table:table-cell office:value-type="float" office:value="-0.791992" calcext:value-type="float">
            <text:p>-0.791992</text:p>
          </table:table-cell>
          <table:table-cell office:value-type="float" office:value="0.567383" calcext:value-type="float">
            <text:p>0.567383</text:p>
          </table:table-cell>
          <table:table-cell office:value-type="float" office:value="-1.170898" calcext:value-type="float">
            <text:p>-1.170898</text:p>
          </table:table-cell>
          <table:table-cell office:value-type="float" office:value="4.491094" calcext:value-type="float">
            <text:p>4.491094</text:p>
          </table:table-cell>
          <table:table-cell office:value-type="float" office:value="-14.357439" calcext:value-type="float">
            <text:p>-14.357439</text:p>
          </table:table-cell>
          <table:table-cell office:value-type="float" office:value="-5.07059" calcext:value-type="float">
            <text:p>-5.07059</text:p>
          </table:table-cell>
        </table:table-row>
        <table:table-row table:style-name="ro1">
          <table:table-cell office:value-type="float" office:value="13735" calcext:value-type="float">
            <text:p>13735</text:p>
          </table:table-cell>
          <table:table-cell office:value-type="float" office:value="-0.673828" calcext:value-type="float">
            <text:p>-0.673828</text:p>
          </table:table-cell>
          <table:table-cell office:value-type="float" office:value="0.607422" calcext:value-type="float">
            <text:p>0.607422</text:p>
          </table:table-cell>
          <table:table-cell office:value-type="float" office:value="-1.139648" calcext:value-type="float">
            <text:p>-1.139648</text:p>
          </table:table-cell>
          <table:table-cell office:value-type="float" office:value="4.427179" calcext:value-type="float">
            <text:p>4.427179</text:p>
          </table:table-cell>
          <table:table-cell office:value-type="float" office:value="-14.161433" calcext:value-type="float">
            <text:p>-14.161433</text:p>
          </table:table-cell>
          <table:table-cell office:value-type="float" office:value="-4.932107" calcext:value-type="float">
            <text:p>-4.932107</text:p>
          </table:table-cell>
        </table:table-row>
        <table:table-row table:style-name="ro1">
          <table:table-cell office:value-type="float" office:value="14984" calcext:value-type="float">
            <text:p>14984</text:p>
          </table:table-cell>
          <table:table-cell office:value-type="float" office:value="-0.478516" calcext:value-type="float">
            <text:p>-0.478516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-1.151367" calcext:value-type="float">
            <text:p>-1.151367</text:p>
          </table:table-cell>
          <table:table-cell office:value-type="float" office:value="4.241826" calcext:value-type="float">
            <text:p>4.241826</text:p>
          </table:table-cell>
          <table:table-cell office:value-type="float" office:value="-13.89086" calcext:value-type="float">
            <text:p>-13.89086</text:p>
          </table:table-cell>
          <table:table-cell office:value-type="float" office:value="-4.81493" calcext:value-type="float">
            <text:p>-4.81493</text:p>
          </table:table-cell>
        </table:table-row>
        <table:table-row table:style-name="ro1">
          <table:table-cell office:value-type="float" office:value="16235" calcext:value-type="float">
            <text:p>16235</text:p>
          </table:table-cell>
          <table:table-cell office:value-type="float" office:value="-0.408203" calcext:value-type="float">
            <text:p>-0.408203</text:p>
          </table:table-cell>
          <table:table-cell office:value-type="float" office:value="0.933594" calcext:value-type="float">
            <text:p>0.933594</text:p>
          </table:table-cell>
          <table:table-cell office:value-type="float" office:value="-1.15918" calcext:value-type="float">
            <text:p>-1.15918</text:p>
          </table:table-cell>
          <table:table-cell office:value-type="float" office:value="3.886032" calcext:value-type="float">
            <text:p>3.886032</text:p>
          </table:table-cell>
          <table:table-cell office:value-type="float" office:value="-13.567024" calcext:value-type="float">
            <text:p>-13.567024</text:p>
          </table:table-cell>
          <table:table-cell office:value-type="float" office:value="-4.659403" calcext:value-type="float">
            <text:p>-4.659403</text:p>
          </table:table-cell>
        </table:table-row>
        <table:table-row table:style-name="ro1">
          <table:table-cell office:value-type="float" office:value="17483" calcext:value-type="float">
            <text:p>17483</text:p>
          </table:table-cell>
          <table:table-cell office:value-type="float" office:value="-0.334961" calcext:value-type="float">
            <text:p>-0.334961</text:p>
          </table:table-cell>
          <table:table-cell office:value-type="float" office:value="0.985352" calcext:value-type="float">
            <text:p>0.985352</text:p>
          </table:table-cell>
          <table:table-cell office:value-type="float" office:value="-1.113281" calcext:value-type="float">
            <text:p>-1.113281</text:p>
          </table:table-cell>
          <table:table-cell office:value-type="float" office:value="3.592023" calcext:value-type="float">
            <text:p>3.592023</text:p>
          </table:table-cell>
          <table:table-cell office:value-type="float" office:value="-13.226144" calcext:value-type="float">
            <text:p>-13.226144</text:p>
          </table:table-cell>
          <table:table-cell office:value-type="float" office:value="-4.454875" calcext:value-type="float">
            <text:p>-4.454875</text:p>
          </table:table-cell>
        </table:table-row>
        <table:table-row table:style-name="ro1">
          <table:table-cell office:value-type="float" office:value="18730" calcext:value-type="float">
            <text:p>18730</text:p>
          </table:table-cell>
          <table:table-cell office:value-type="float" office:value="-0.303711" calcext:value-type="float">
            <text:p>-0.303711</text:p>
          </table:table-cell>
          <table:table-cell office:value-type="float" office:value="0.970703" calcext:value-type="float">
            <text:p>0.970703</text:p>
          </table:table-cell>
          <table:table-cell office:value-type="float" office:value="-1.119141" calcext:value-type="float">
            <text:p>-1.119141</text:p>
          </table:table-cell>
          <table:table-cell office:value-type="float" office:value="3.449279" calcext:value-type="float">
            <text:p>3.449279</text:p>
          </table:table-cell>
          <table:table-cell office:value-type="float" office:value="-12.970484" calcext:value-type="float">
            <text:p>-12.970484</text:p>
          </table:table-cell>
          <table:table-cell office:value-type="float" office:value="-4.278044" calcext:value-type="float">
            <text:p>-4.278044</text:p>
          </table:table-cell>
        </table:table-row>
        <table:table-row table:style-name="ro1">
          <table:table-cell office:value-type="float" office:value="19979" calcext:value-type="float">
            <text:p>19979</text:p>
          </table:table-cell>
          <table:table-cell office:value-type="float" office:value="-0.324219" calcext:value-type="float">
            <text:p>-0.324219</text:p>
          </table:table-cell>
          <table:table-cell office:value-type="float" office:value="0.902344" calcext:value-type="float">
            <text:p>0.902344</text:p>
          </table:table-cell>
          <table:table-cell office:value-type="float" office:value="-1.205078" calcext:value-type="float">
            <text:p>-1.205078</text:p>
          </table:table-cell>
          <table:table-cell office:value-type="float" office:value="3.4088" calcext:value-type="float">
            <text:p>3.4088</text:p>
          </table:table-cell>
          <table:table-cell office:value-type="float" office:value="-12.823479" calcext:value-type="float">
            <text:p>-12.823479</text:p>
          </table:table-cell>
          <table:table-cell office:value-type="float" office:value="-4.124648" calcext:value-type="float">
            <text:p>-4.124648</text:p>
          </table:table-cell>
        </table:table-row>
        <table:table-row table:style-name="ro1">
          <table:table-cell office:value-type="float" office:value="21229" calcext:value-type="float">
            <text:p>21229</text:p>
          </table:table-cell>
          <table:table-cell office:value-type="float" office:value="-0.310547" calcext:value-type="float">
            <text:p>-0.310547</text:p>
          </table:table-cell>
          <table:table-cell office:value-type="float" office:value="0.861328" calcext:value-type="float">
            <text:p>0.861328</text:p>
          </table:table-cell>
          <table:table-cell office:value-type="float" office:value="-1.245117" calcext:value-type="float">
            <text:p>-1.245117</text:p>
          </table:table-cell>
          <table:table-cell office:value-type="float" office:value="3.425844" calcext:value-type="float">
            <text:p>3.425844</text:p>
          </table:table-cell>
          <table:table-cell office:value-type="float" office:value="-12.733999" calcext:value-type="float">
            <text:p>-12.733999</text:p>
          </table:table-cell>
          <table:table-cell office:value-type="float" office:value="-3.949947" calcext:value-type="float">
            <text:p>-3.949947</text:p>
          </table:table-cell>
        </table:table-row>
        <table:table-row table:style-name="ro1">
          <table:table-cell office:value-type="float" office:value="22477" calcext:value-type="float">
            <text:p>22477</text:p>
          </table:table-cell>
          <table:table-cell office:value-type="float" office:value="-0.255859" calcext:value-type="float">
            <text:p>-0.255859</text:p>
          </table:table-cell>
          <table:table-cell office:value-type="float" office:value="0.838867" calcext:value-type="float">
            <text:p>0.838867</text:p>
          </table:table-cell>
          <table:table-cell office:value-type="float" office:value="-1.257812" calcext:value-type="float">
            <text:p>-1.257812</text:p>
          </table:table-cell>
          <table:table-cell office:value-type="float" office:value="3.474845" calcext:value-type="float">
            <text:p>3.474845</text:p>
          </table:table-cell>
          <table:table-cell office:value-type="float" office:value="-12.6573" calcext:value-type="float">
            <text:p>-12.6573</text:p>
          </table:table-cell>
          <table:table-cell office:value-type="float" office:value="-3.794421" calcext:value-type="float">
            <text:p>-3.794421</text:p>
          </table:table-cell>
        </table:table-row>
        <table:table-row table:style-name="ro1">
          <table:table-cell office:value-type="float" office:value="23725" calcext:value-type="float">
            <text:p>23725</text:p>
          </table:table-cell>
          <table:table-cell office:value-type="float" office:value="-0.131836" calcext:value-type="float">
            <text:p>-0.131836</text:p>
          </table:table-cell>
          <table:table-cell office:value-type="float" office:value="0.856445" calcext:value-type="float">
            <text:p>0.856445</text:p>
          </table:table-cell>
          <table:table-cell office:value-type="float" office:value="-1.216797" calcext:value-type="float">
            <text:p>-1.216797</text:p>
          </table:table-cell>
          <table:table-cell office:value-type="float" office:value="3.502542" calcext:value-type="float">
            <text:p>3.502542</text:p>
          </table:table-cell>
          <table:table-cell office:value-type="float" office:value="-12.508166" calcext:value-type="float">
            <text:p>-12.508166</text:p>
          </table:table-cell>
          <table:table-cell office:value-type="float" office:value="-3.736897" calcext:value-type="float">
            <text:p>-3.736897</text:p>
          </table:table-cell>
        </table:table-row>
        <table:table-row table:style-name="ro1">
          <table:table-cell office:value-type="float" office:value="24973" calcext:value-type="float">
            <text:p>24973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963867" calcext:value-type="float">
            <text:p>0.963867</text:p>
          </table:table-cell>
          <table:table-cell office:value-type="float" office:value="-1.263672" calcext:value-type="float">
            <text:p>-1.263672</text:p>
          </table:table-cell>
          <table:table-cell office:value-type="float" office:value="3.442888" calcext:value-type="float">
            <text:p>3.442888</text:p>
          </table:table-cell>
          <table:table-cell office:value-type="float" office:value="-12.307899" calcext:value-type="float">
            <text:p>-12.307899</text:p>
          </table:table-cell>
          <table:table-cell office:value-type="float" office:value="-3.696417" calcext:value-type="float">
            <text:p>-3.696417</text:p>
          </table:table-cell>
        </table:table-row>
        <table:table-row table:style-name="ro1">
          <table:table-cell office:value-type="float" office:value="26222" calcext:value-type="float">
            <text:p>26222</text:p>
          </table:table-cell>
          <table:table-cell office:value-type="float" office:value="0.104492" calcext:value-type="float">
            <text:p>0.104492</text:p>
          </table:table-cell>
          <table:table-cell office:value-type="float" office:value="1.001953" calcext:value-type="float">
            <text:p>1.001953</text:p>
          </table:table-cell>
          <table:table-cell office:value-type="float" office:value="-1.282227" calcext:value-type="float">
            <text:p>-1.282227</text:p>
          </table:table-cell>
          <table:table-cell office:value-type="float" office:value="3.372581" calcext:value-type="float">
            <text:p>3.372581</text:p>
          </table:table-cell>
          <table:table-cell office:value-type="float" office:value="-12.116153" calcext:value-type="float">
            <text:p>-12.116153</text:p>
          </table:table-cell>
          <table:table-cell office:value-type="float" office:value="-3.613328" calcext:value-type="float">
            <text:p>-3.613328</text:p>
          </table:table-cell>
        </table:table-row>
        <table:table-row table:style-name="ro1">
          <table:table-cell office:value-type="float" office:value="27471" calcext:value-type="float">
            <text:p>27471</text:p>
          </table:table-cell>
          <table:table-cell office:value-type="float" office:value="0.180664" calcext:value-type="float">
            <text:p>0.180664</text:p>
          </table:table-cell>
          <table:table-cell office:value-type="float" office:value="1.021484" calcext:value-type="float">
            <text:p>1.021484</text:p>
          </table:table-cell>
          <table:table-cell office:value-type="float" office:value="-1.279297" calcext:value-type="float">
            <text:p>-1.279297</text:p>
          </table:table-cell>
          <table:table-cell office:value-type="float" office:value="3.355538" calcext:value-type="float">
            <text:p>3.355538</text:p>
          </table:table-cell>
          <table:table-cell office:value-type="float" office:value="-11.907364" calcext:value-type="float">
            <text:p>-11.907364</text:p>
          </table:table-cell>
          <table:table-cell office:value-type="float" office:value="-3.543022" calcext:value-type="float">
            <text:p>-3.543022</text:p>
          </table:table-cell>
        </table:table-row>
        <table:table-row table:style-name="ro1">
          <table:table-cell office:value-type="float" office:value="28720" calcext:value-type="float">
            <text:p>28720</text:p>
          </table:table-cell>
          <table:table-cell office:value-type="float" office:value="0.261719" calcext:value-type="float">
            <text:p>0.261719</text:p>
          </table:table-cell>
          <table:table-cell office:value-type="float" office:value="1.06543" calcext:value-type="float">
            <text:p>1.06543</text:p>
          </table:table-cell>
          <table:table-cell office:value-type="float" office:value="-1.290039" calcext:value-type="float">
            <text:p>-1.290039</text:p>
          </table:table-cell>
          <table:table-cell office:value-type="float" office:value="3.306536" calcext:value-type="float">
            <text:p>3.306536</text:p>
          </table:table-cell>
          <table:table-cell office:value-type="float" office:value="-11.709228" calcext:value-type="float">
            <text:p>-11.709228</text:p>
          </table:table-cell>
          <table:table-cell office:value-type="float" office:value="-3.519586" calcext:value-type="float">
            <text:p>-3.519586</text:p>
          </table:table-cell>
        </table:table-row>
        <table:table-row table:style-name="ro1">
          <table:table-cell office:value-type="float" office:value="29970" calcext:value-type="float">
            <text:p>29970</text:p>
          </table:table-cell>
          <table:table-cell office:value-type="float" office:value="0.401367" calcext:value-type="float">
            <text:p>0.401367</text:p>
          </table:table-cell>
          <table:table-cell office:value-type="float" office:value="1.163086" calcext:value-type="float">
            <text:p>1.163086</text:p>
          </table:table-cell>
          <table:table-cell office:value-type="float" office:value="-1.270508" calcext:value-type="float">
            <text:p>-1.270508</text:p>
          </table:table-cell>
          <table:table-cell office:value-type="float" office:value="3.189358" calcext:value-type="float">
            <text:p>3.189358</text:p>
          </table:table-cell>
          <table:table-cell office:value-type="float" office:value="-11.491917" calcext:value-type="float">
            <text:p>-11.491917</text:p>
          </table:table-cell>
          <table:table-cell office:value-type="float" office:value="-3.487629" calcext:value-type="float">
            <text:p>-3.487629</text:p>
          </table:table-cell>
        </table:table-row>
        <table:table-row table:style-name="ro1">
          <table:table-cell office:value-type="float" office:value="31217" calcext:value-type="float">
            <text:p>31217</text:p>
          </table:table-cell>
          <table:table-cell office:value-type="float" office:value="0.462891" calcext:value-type="float">
            <text:p>0.462891</text:p>
          </table:table-cell>
          <table:table-cell office:value-type="float" office:value="1.208984" calcext:value-type="float">
            <text:p>1.208984</text:p>
          </table:table-cell>
          <table:table-cell office:value-type="float" office:value="-1.291992" calcext:value-type="float">
            <text:p>-1.291992</text:p>
          </table:table-cell>
          <table:table-cell office:value-type="float" office:value="3.014658" calcext:value-type="float">
            <text:p>3.014658</text:p>
          </table:table-cell>
          <table:table-cell office:value-type="float" office:value="-11.229866" calcext:value-type="float">
            <text:p>-11.229866</text:p>
          </table:table-cell>
          <table:table-cell office:value-type="float" office:value="-3.413061" calcext:value-type="float">
            <text:p>-3.413061</text:p>
          </table:table-cell>
        </table:table-row>
        <table:table-row table:style-name="ro1">
          <table:table-cell office:value-type="float" office:value="32465" calcext:value-type="float">
            <text:p>32465</text:p>
          </table:table-cell>
          <table:table-cell office:value-type="float" office:value="0.504883" calcext:value-type="float">
            <text:p>0.504883</text:p>
          </table:table-cell>
          <table:table-cell office:value-type="float" office:value="1.219727" calcext:value-type="float">
            <text:p>1.219727</text:p>
          </table:table-cell>
          <table:table-cell office:value-type="float" office:value="-1.314453" calcext:value-type="float">
            <text:p>-1.314453</text:p>
          </table:table-cell>
          <table:table-cell office:value-type="float" office:value="2.863392" calcext:value-type="float">
            <text:p>2.863392</text:p>
          </table:table-cell>
          <table:table-cell office:value-type="float" office:value="-10.99551" calcext:value-type="float">
            <text:p>-10.99551</text:p>
          </table:table-cell>
          <table:table-cell office:value-type="float" office:value="-3.319319" calcext:value-type="float">
            <text:p>-3.319319</text:p>
          </table:table-cell>
        </table:table-row>
        <table:table-row table:style-name="ro1">
          <table:table-cell office:value-type="float" office:value="33716" calcext:value-type="float">
            <text:p>33716</text:p>
          </table:table-cell>
          <table:table-cell office:value-type="float" office:value="0.541992" calcext:value-type="float">
            <text:p>0.541992</text:p>
          </table:table-cell>
          <table:table-cell office:value-type="float" office:value="1.192383" calcext:value-type="float">
            <text:p>1.192383</text:p>
          </table:table-cell>
          <table:table-cell office:value-type="float" office:value="-1.310547" calcext:value-type="float">
            <text:p>-1.310547</text:p>
          </table:table-cell>
          <table:table-cell office:value-type="float" office:value="2.799477" calcext:value-type="float">
            <text:p>2.799477</text:p>
          </table:table-cell>
          <table:table-cell office:value-type="float" office:value="-10.82294" calcext:value-type="float">
            <text:p>-10.82294</text:p>
          </table:table-cell>
          <table:table-cell office:value-type="float" office:value="-3.225577" calcext:value-type="float">
            <text:p>-3.225577</text:p>
          </table:table-cell>
        </table:table-row>
        <table:table-row table:style-name="ro1">
          <table:table-cell office:value-type="float" office:value="34963" calcext:value-type="float">
            <text:p>34963</text:p>
          </table:table-cell>
          <table:table-cell office:value-type="float" office:value="0.568359" calcext:value-type="float">
            <text:p>0.568359</text:p>
          </table:table-cell>
          <table:table-cell office:value-type="float" office:value="1.087891" calcext:value-type="float">
            <text:p>1.087891</text:p>
          </table:table-cell>
          <table:table-cell office:value-type="float" office:value="-1.263672" calcext:value-type="float">
            <text:p>-1.263672</text:p>
          </table:table-cell>
          <table:table-cell office:value-type="float" office:value="2.771781" calcext:value-type="float">
            <text:p>2.771781</text:p>
          </table:table-cell>
          <table:table-cell office:value-type="float" office:value="-10.701502" calcext:value-type="float">
            <text:p>-10.701502</text:p>
          </table:table-cell>
          <table:table-cell office:value-type="float" office:value="-3.125443" calcext:value-type="float">
            <text:p>-3.125443</text:p>
          </table:table-cell>
        </table:table-row>
        <table:table-row table:style-name="ro1">
          <table:table-cell office:value-type="float" office:value="36212" calcext:value-type="float">
            <text:p>36212</text:p>
          </table:table-cell>
          <table:table-cell office:value-type="float" office:value="0.632812" calcext:value-type="float">
            <text:p>0.632812</text:p>
          </table:table-cell>
          <table:table-cell office:value-type="float" office:value="1.074219" calcext:value-type="float">
            <text:p>1.074219</text:p>
          </table:table-cell>
          <table:table-cell office:value-type="float" office:value="-1.217773" calcext:value-type="float">
            <text:p>-1.217773</text:p>
          </table:table-cell>
          <table:table-cell office:value-type="float" office:value="2.758997" calcext:value-type="float">
            <text:p>2.758997</text:p>
          </table:table-cell>
          <table:table-cell office:value-type="float" office:value="-10.580063" calcext:value-type="float">
            <text:p>-10.580063</text:p>
          </table:table-cell>
          <table:table-cell office:value-type="float" office:value="-3.063659" calcext:value-type="float">
            <text:p>-3.063659</text:p>
          </table:table-cell>
        </table:table-row>
        <table:table-row table:style-name="ro1">
          <table:table-cell office:value-type="float" office:value="37460" calcext:value-type="float">
            <text:p>37460</text:p>
          </table:table-cell>
          <table:table-cell office:value-type="float" office:value="0.676758" calcext:value-type="float">
            <text:p>0.676758</text:p>
          </table:table-cell>
          <table:table-cell office:value-type="float" office:value="1.060547" calcext:value-type="float">
            <text:p>1.060547</text:p>
          </table:table-cell>
          <table:table-cell office:value-type="float" office:value="-1.192383" calcext:value-type="float">
            <text:p>-1.192383</text:p>
          </table:table-cell>
          <table:table-cell office:value-type="float" office:value="2.773911" calcext:value-type="float">
            <text:p>2.773911</text:p>
          </table:table-cell>
          <table:table-cell office:value-type="float" office:value="-10.443711" calcext:value-type="float">
            <text:p>-10.443711</text:p>
          </table:table-cell>
          <table:table-cell office:value-type="float" office:value="-3.021049" calcext:value-type="float">
            <text:p>-3.021049</text:p>
          </table:table-cell>
        </table:table-row>
        <table:table-row table:style-name="ro1">
          <table:table-cell office:value-type="float" office:value="38709" calcext:value-type="float">
            <text:p>38709</text:p>
          </table:table-cell>
          <table:table-cell office:value-type="float" office:value="0.68457" calcext:value-type="float">
            <text:p>0.68457</text:p>
          </table:table-cell>
          <table:table-cell office:value-type="float" office:value="1.055664" calcext:value-type="float">
            <text:p>1.055664</text:p>
          </table:table-cell>
          <table:table-cell office:value-type="float" office:value="-1.205078" calcext:value-type="float">
            <text:p>-1.205078</text:p>
          </table:table-cell>
          <table:table-cell office:value-type="float" office:value="2.784563" calcext:value-type="float">
            <text:p>2.784563</text:p>
          </table:table-cell>
          <table:table-cell office:value-type="float" office:value="-10.298837" calcext:value-type="float">
            <text:p>-10.298837</text:p>
          </table:table-cell>
          <table:table-cell office:value-type="float" office:value="-2.935829" calcext:value-type="float">
            <text:p>-2.935829</text:p>
          </table:table-cell>
        </table:table-row>
        <table:table-row table:style-name="ro1">
          <table:table-cell office:value-type="float" office:value="39959" calcext:value-type="float">
            <text:p>39959</text:p>
          </table:table-cell>
          <table:table-cell office:value-type="float" office:value="0.818359" calcext:value-type="float">
            <text:p>0.818359</text:p>
          </table:table-cell>
          <table:table-cell office:value-type="float" office:value="1.160156" calcext:value-type="float">
            <text:p>1.160156</text:p>
          </table:table-cell>
          <table:table-cell office:value-type="float" office:value="-1.160156" calcext:value-type="float">
            <text:p>-1.160156</text:p>
          </table:table-cell>
          <table:table-cell office:value-type="float" office:value="2.746215" calcext:value-type="float">
            <text:p>2.746215</text:p>
          </table:table-cell>
          <table:table-cell office:value-type="float" office:value="-10.090048" calcext:value-type="float">
            <text:p>-10.090048</text:p>
          </table:table-cell>
          <table:table-cell office:value-type="float" office:value="-2.837826" calcext:value-type="float">
            <text:p>-2.837826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float" office:value="0.897461" calcext:value-type="float">
            <text:p>0.897461</text:p>
          </table:table-cell>
          <table:table-cell office:value-type="float" office:value="1.208984" calcext:value-type="float">
            <text:p>1.208984</text:p>
          </table:table-cell>
          <table:table-cell office:value-type="float" office:value="-1.115234" calcext:value-type="float">
            <text:p>-1.115234</text:p>
          </table:table-cell>
          <table:table-cell office:value-type="float" office:value="2.669516" calcext:value-type="float">
            <text:p>2.669516</text:p>
          </table:table-cell>
          <table:table-cell office:value-type="float" office:value="-9.847171" calcext:value-type="float">
            <text:p>-9.847171</text:p>
          </table:table-cell>
          <table:table-cell office:value-type="float" office:value="-2.76752" calcext:value-type="float">
            <text:p>-2.76752</text:p>
          </table:table-cell>
        </table:table-row>
        <table:table-row table:style-name="ro1">
          <table:table-cell office:value-type="float" office:value="42455" calcext:value-type="float">
            <text:p>42455</text:p>
          </table:table-cell>
          <table:table-cell office:value-type="float" office:value="0.961914" calcext:value-type="float">
            <text:p>0.961914</text:p>
          </table:table-cell>
          <table:table-cell office:value-type="float" office:value="1.241211" calcext:value-type="float">
            <text:p>1.241211</text:p>
          </table:table-cell>
          <table:table-cell office:value-type="float" office:value="-1.067383" calcext:value-type="float">
            <text:p>-1.067383</text:p>
          </table:table-cell>
          <table:table-cell office:value-type="float" office:value="2.575775" calcext:value-type="float">
            <text:p>2.575775</text:p>
          </table:table-cell>
          <table:table-cell office:value-type="float" office:value="-9.621338" calcext:value-type="float">
            <text:p>-9.621338</text:p>
          </table:table-cell>
          <table:table-cell office:value-type="float" office:value="-2.72704" calcext:value-type="float">
            <text:p>-2.72704</text:p>
          </table:table-cell>
        </table:table-row>
        <table:table-row table:style-name="ro1">
          <table:table-cell office:value-type="float" office:value="43704" calcext:value-type="float">
            <text:p>43704</text:p>
          </table:table-cell>
          <table:table-cell office:value-type="float" office:value="0.995117" calcext:value-type="float">
            <text:p>0.995117</text:p>
          </table:table-cell>
          <table:table-cell office:value-type="float" office:value="1.270508" calcext:value-type="float">
            <text:p>1.270508</text:p>
          </table:table-cell>
          <table:table-cell office:value-type="float" office:value="-1.045898" calcext:value-type="float">
            <text:p>-1.045898</text:p>
          </table:table-cell>
          <table:table-cell office:value-type="float" office:value="2.42877" calcext:value-type="float">
            <text:p>2.42877</text:p>
          </table:table-cell>
          <table:table-cell office:value-type="float" office:value="-9.397635" calcext:value-type="float">
            <text:p>-9.397635</text:p>
          </table:table-cell>
          <table:table-cell office:value-type="float" office:value="-2.680169" calcext:value-type="float">
            <text:p>-2.680169</text:p>
          </table:table-cell>
        </table:table-row>
        <table:table-row table:style-name="ro1">
          <table:table-cell office:value-type="float" office:value="44952" calcext:value-type="float">
            <text:p>44952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1.258789" calcext:value-type="float">
            <text:p>1.258789</text:p>
          </table:table-cell>
          <table:table-cell office:value-type="float" office:value="-1.091797" calcext:value-type="float">
            <text:p>-1.091797</text:p>
          </table:table-cell>
          <table:table-cell office:value-type="float" office:value="2.275374" calcext:value-type="float">
            <text:p>2.275374</text:p>
          </table:table-cell>
          <table:table-cell office:value-type="float" office:value="-9.205891" calcext:value-type="float">
            <text:p>-9.205891</text:p>
          </table:table-cell>
          <table:table-cell office:value-type="float" office:value="-2.571514" calcext:value-type="float">
            <text:p>-2.571514</text:p>
          </table:table-cell>
        </table:table-row>
        <table:table-row table:style-name="ro1">
          <table:table-cell office:value-type="float" office:value="46201" calcext:value-type="float">
            <text:p>46201</text:p>
          </table:table-cell>
          <table:table-cell office:value-type="float" office:value="1.032227" calcext:value-type="float">
            <text:p>1.032227</text:p>
          </table:table-cell>
          <table:table-cell office:value-type="float" office:value="1.200195" calcext:value-type="float">
            <text:p>1.200195</text:p>
          </table:table-cell>
          <table:table-cell office:value-type="float" office:value="-1.066406" calcext:value-type="float">
            <text:p>-1.066406</text:p>
          </table:table-cell>
          <table:table-cell office:value-type="float" office:value="2.200807" calcext:value-type="float">
            <text:p>2.200807</text:p>
          </table:table-cell>
          <table:table-cell office:value-type="float" office:value="-9.03332" calcext:value-type="float">
            <text:p>-9.03332</text:p>
          </table:table-cell>
          <table:table-cell office:value-type="float" office:value="-2.441553" calcext:value-type="float">
            <text:p>-2.441553</text:p>
          </table:table-cell>
        </table:table-row>
        <table:table-row table:style-name="ro1">
          <table:table-cell office:value-type="float" office:value="47451" calcext:value-type="float">
            <text:p>47451</text:p>
          </table:table-cell>
          <table:table-cell office:value-type="float" office:value="1.063477" calcext:value-type="float">
            <text:p>1.063477</text:p>
          </table:table-cell>
          <table:table-cell office:value-type="float" office:value="1.142578" calcext:value-type="float">
            <text:p>1.142578</text:p>
          </table:table-cell>
          <table:table-cell office:value-type="float" office:value="-1.043945" calcext:value-type="float">
            <text:p>-1.043945</text:p>
          </table:table-cell>
          <table:table-cell office:value-type="float" office:value="2.17098" calcext:value-type="float">
            <text:p>2.17098</text:p>
          </table:table-cell>
          <table:table-cell office:value-type="float" office:value="-8.813878" calcext:value-type="float">
            <text:p>-8.813878</text:p>
          </table:table-cell>
          <table:table-cell office:value-type="float" office:value="-2.317984" calcext:value-type="float">
            <text:p>-2.317984</text:p>
          </table:table-cell>
        </table:table-row>
        <table:table-row table:style-name="ro1">
          <table:table-cell office:value-type="float" office:value="48698" calcext:value-type="float">
            <text:p>48698</text:p>
          </table:table-cell>
          <table:table-cell office:value-type="float" office:value="1.102539" calcext:value-type="float">
            <text:p>1.102539</text:p>
          </table:table-cell>
          <table:table-cell office:value-type="float" office:value="1.099609" calcext:value-type="float">
            <text:p>1.099609</text:p>
          </table:table-cell>
          <table:table-cell office:value-type="float" office:value="-1.018555" calcext:value-type="float">
            <text:p>-1.018555</text:p>
          </table:table-cell>
          <table:table-cell office:value-type="float" office:value="2.17098" calcext:value-type="float">
            <text:p>2.17098</text:p>
          </table:table-cell>
          <table:table-cell office:value-type="float" office:value="-8.568871" calcext:value-type="float">
            <text:p>-8.568871</text:p>
          </table:table-cell>
          <table:table-cell office:value-type="float" office:value="-2.222112" calcext:value-type="float">
            <text:p>-2.222112</text:p>
          </table:table-cell>
        </table:table-row>
        <table:table-row table:style-name="ro1">
          <table:table-cell office:value-type="float" office:value="49947" calcext:value-type="float">
            <text:p>49947</text:p>
          </table:table-cell>
          <table:table-cell office:value-type="float" office:value="1.148438" calcext:value-type="float">
            <text:p>1.148438</text:p>
          </table:table-cell>
          <table:table-cell office:value-type="float" office:value="1.051758" calcext:value-type="float">
            <text:p>1.051758</text:p>
          </table:table-cell>
          <table:table-cell office:value-type="float" office:value="-0.989258" calcext:value-type="float">
            <text:p>-0.989258</text:p>
          </table:table-cell>
          <table:table-cell office:value-type="float" office:value="2.160327" calcext:value-type="float">
            <text:p>2.160327</text:p>
          </table:table-cell>
          <table:table-cell office:value-type="float" office:value="-8.317472" calcext:value-type="float">
            <text:p>-8.317472</text:p>
          </table:table-cell>
          <table:table-cell office:value-type="float" office:value="-2.119848" calcext:value-type="float">
            <text:p>-2.119848</text:p>
          </table:table-cell>
        </table:table-row>
        <table:table-row table:style-name="ro1">
          <table:table-cell office:value-type="float" office:value="51196" calcext:value-type="float">
            <text:p>51196</text:p>
          </table:table-cell>
          <table:table-cell office:value-type="float" office:value="1.181641" calcext:value-type="float">
            <text:p>1.181641</text:p>
          </table:table-cell>
          <table:table-cell office:value-type="float" office:value="1.094727" calcext:value-type="float">
            <text:p>1.094727</text:p>
          </table:table-cell>
          <table:table-cell office:value-type="float" office:value="-1.003906" calcext:value-type="float">
            <text:p>-1.003906</text:p>
          </table:table-cell>
          <table:table-cell office:value-type="float" office:value="2.066585" calcext:value-type="float">
            <text:p>2.066585</text:p>
          </table:table-cell>
          <table:table-cell office:value-type="float" office:value="-8.019202" calcext:value-type="float">
            <text:p>-8.019202</text:p>
          </table:table-cell>
          <table:table-cell office:value-type="float" office:value="-1.964321" calcext:value-type="float">
            <text:p>-1.964321</text:p>
          </table:table-cell>
        </table:table-row>
        <table:table-row table:style-name="ro1">
          <table:table-cell office:value-type="float" office:value="52444" calcext:value-type="float">
            <text:p>52444</text:p>
          </table:table-cell>
          <table:table-cell office:value-type="float" office:value="1.260742" calcext:value-type="float">
            <text:p>1.260742</text:p>
          </table:table-cell>
          <table:table-cell office:value-type="float" office:value="1.12793" calcext:value-type="float">
            <text:p>1.12793</text:p>
          </table:table-cell>
          <table:table-cell office:value-type="float" office:value="-0.956055" calcext:value-type="float">
            <text:p>-0.956055</text:p>
          </table:table-cell>
          <table:table-cell office:value-type="float" office:value="1.977104" calcext:value-type="float">
            <text:p>1.977104</text:p>
          </table:table-cell>
          <table:table-cell office:value-type="float" office:value="-7.699627" calcext:value-type="float">
            <text:p>-7.699627</text:p>
          </table:table-cell>
          <table:table-cell office:value-type="float" office:value="-1.827969" calcext:value-type="float">
            <text:p>-1.827969</text:p>
          </table:table-cell>
        </table:table-row>
        <table:table-row table:style-name="ro1">
          <table:table-cell office:value-type="float" office:value="53693" calcext:value-type="float">
            <text:p>53693</text:p>
          </table:table-cell>
          <table:table-cell office:value-type="float" office:value="1.292969" calcext:value-type="float">
            <text:p>1.292969</text:p>
          </table:table-cell>
          <table:table-cell office:value-type="float" office:value="1.099609" calcext:value-type="float">
            <text:p>1.099609</text:p>
          </table:table-cell>
          <table:table-cell office:value-type="float" office:value="-0.912109" calcext:value-type="float">
            <text:p>-0.912109</text:p>
          </table:table-cell>
          <table:table-cell office:value-type="float" office:value="1.972843" calcext:value-type="float">
            <text:p>1.972843</text:p>
          </table:table-cell>
          <table:table-cell office:value-type="float" office:value="-7.397096" calcext:value-type="float">
            <text:p>-7.397096</text:p>
          </table:table-cell>
          <table:table-cell office:value-type="float" office:value="-1.712922" calcext:value-type="float">
            <text:p>-1.712922</text:p>
          </table:table-cell>
        </table:table-row>
        <table:table-row table:style-name="ro1">
          <table:table-cell office:value-type="float" office:value="54942" calcext:value-type="float">
            <text:p>54942</text:p>
          </table:table-cell>
          <table:table-cell office:value-type="float" office:value="1.27832" calcext:value-type="float">
            <text:p>1.27832</text:p>
          </table:table-cell>
          <table:table-cell office:value-type="float" office:value="1" calcext:value-type="float">
            <text:p>1</text:p>
          </table:table-cell>
          <table:table-cell office:value-type="float" office:value="-0.865234" calcext:value-type="float">
            <text:p>-0.865234</text:p>
          </table:table-cell>
          <table:table-cell office:value-type="float" office:value="2.000539" calcext:value-type="float">
            <text:p>2.000539</text:p>
          </table:table-cell>
          <table:table-cell office:value-type="float" office:value="-7.126523" calcext:value-type="float">
            <text:p>-7.126523</text:p>
          </table:table-cell>
          <table:table-cell office:value-type="float" office:value="-1.591484" calcext:value-type="float">
            <text:p>-1.591484</text:p>
          </table:table-cell>
        </table:table-row>
        <table:table-row table:style-name="ro1">
          <table:table-cell office:value-type="float" office:value="56190" calcext:value-type="float">
            <text:p>56190</text:p>
          </table:table-cell>
          <table:table-cell office:value-type="float" office:value="1.283203" calcext:value-type="float">
            <text:p>1.283203</text:p>
          </table:table-cell>
          <table:table-cell office:value-type="float" office:value="0.938477" calcext:value-type="float">
            <text:p>0.938477</text:p>
          </table:table-cell>
          <table:table-cell office:value-type="float" office:value="-0.827148" calcext:value-type="float">
            <text:p>-0.827148</text:p>
          </table:table-cell>
          <table:table-cell office:value-type="float" office:value="2.036758" calcext:value-type="float">
            <text:p>2.036758</text:p>
          </table:table-cell>
          <table:table-cell office:value-type="float" office:value="-6.872993" calcext:value-type="float">
            <text:p>-6.872993</text:p>
          </table:table-cell>
          <table:table-cell office:value-type="float" office:value="-1.455132" calcext:value-type="float">
            <text:p>-1.455132</text:p>
          </table:table-cell>
        </table:table-row>
        <table:table-row table:style-name="ro1">
          <table:table-cell office:value-type="float" office:value="57439" calcext:value-type="float">
            <text:p>57439</text:p>
          </table:table-cell>
          <table:table-cell office:value-type="float" office:value="1.324219" calcext:value-type="float">
            <text:p>1.324219</text:p>
          </table:table-cell>
          <table:table-cell office:value-type="float" office:value="0.918945" calcext:value-type="float">
            <text:p>0.918945</text:p>
          </table:table-cell>
          <table:table-cell office:value-type="float" office:value="-0.764648" calcext:value-type="float">
            <text:p>-0.764648</text:p>
          </table:table-cell>
          <table:table-cell office:value-type="float" office:value="2.049541" calcext:value-type="float">
            <text:p>2.049541</text:p>
          </table:table-cell>
          <table:table-cell office:value-type="float" office:value="-6.587506" calcext:value-type="float">
            <text:p>-6.587506</text:p>
          </table:table-cell>
          <table:table-cell office:value-type="float" office:value="-1.36352" calcext:value-type="float">
            <text:p>-1.36352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1.335938" calcext:value-type="float">
            <text:p>1.335938</text:p>
          </table:table-cell>
          <table:table-cell office:value-type="float" office:value="0.910156" calcext:value-type="float">
            <text:p>0.910156</text:p>
          </table:table-cell>
          <table:table-cell office:value-type="float" office:value="-0.736328" calcext:value-type="float">
            <text:p>-0.736328</text:p>
          </table:table-cell>
          <table:table-cell office:value-type="float" office:value="2.049541" calcext:value-type="float">
            <text:p>2.049541</text:p>
          </table:table-cell>
          <table:table-cell office:value-type="float" office:value="-6.302019" calcext:value-type="float">
            <text:p>-6.302019</text:p>
          </table:table-cell>
          <table:table-cell office:value-type="float" office:value="-1.259126" calcext:value-type="float">
            <text:p>-1.259126</text:p>
          </table:table-cell>
        </table:table-row>
        <table:table-row table:style-name="ro1">
          <table:table-cell office:value-type="float" office:value="59938" calcext:value-type="float">
            <text:p>59938</text:p>
          </table:table-cell>
          <table:table-cell office:value-type="float" office:value="1.412109" calcext:value-type="float">
            <text:p>1.412109</text:p>
          </table:table-cell>
          <table:table-cell office:value-type="float" office:value="0.883789" calcext:value-type="float">
            <text:p>0.883789</text:p>
          </table:table-cell>
          <table:table-cell office:value-type="float" office:value="-0.664062" calcext:value-type="float">
            <text:p>-0.664062</text:p>
          </table:table-cell>
          <table:table-cell office:value-type="float" office:value="2.038889" calcext:value-type="float">
            <text:p>2.038889</text:p>
          </table:table-cell>
          <table:table-cell office:value-type="float" office:value="-5.995227" calcext:value-type="float">
            <text:p>-5.995227</text:p>
          </table:table-cell>
          <table:table-cell office:value-type="float" office:value="-1.163253" calcext:value-type="float">
            <text:p>-1.163253</text:p>
          </table:table-cell>
        </table:table-row>
        <table:table-row table:style-name="ro1">
          <table:table-cell office:value-type="float" office:value="61185" calcext:value-type="float">
            <text:p>61185</text:p>
          </table:table-cell>
          <table:table-cell office:value-type="float" office:value="1.435547" calcext:value-type="float">
            <text:p>1.435547</text:p>
          </table:table-cell>
          <table:table-cell office:value-type="float" office:value="0.881836" calcext:value-type="float">
            <text:p>0.881836</text:p>
          </table:table-cell>
          <table:table-cell office:value-type="float" office:value="-0.65332" calcext:value-type="float">
            <text:p>-0.65332</text:p>
          </table:table-cell>
          <table:table-cell office:value-type="float" office:value="1.985626" calcext:value-type="float">
            <text:p>1.985626</text:p>
          </table:table-cell>
          <table:table-cell office:value-type="float" office:value="-5.665" calcext:value-type="float">
            <text:p>-5.665</text:p>
          </table:table-cell>
          <table:table-cell office:value-type="float" office:value="-1.075902" calcext:value-type="float">
            <text:p>-1.075902</text:p>
          </table:table-cell>
        </table:table-row>
        <table:table-row table:style-name="ro1">
          <table:table-cell office:value-type="float" office:value="62434" calcext:value-type="float">
            <text:p>62434</text:p>
          </table:table-cell>
          <table:table-cell office:value-type="float" office:value="1.416016" calcext:value-type="float">
            <text:p>1.416016</text:p>
          </table:table-cell>
          <table:table-cell office:value-type="float" office:value="0.84668" calcext:value-type="float">
            <text:p>0.84668</text:p>
          </table:table-cell>
          <table:table-cell office:value-type="float" office:value="-0.641602" calcext:value-type="float">
            <text:p>-0.641602</text:p>
          </table:table-cell>
          <table:table-cell office:value-type="float" office:value="1.945147" calcext:value-type="float">
            <text:p>1.945147</text:p>
          </table:table-cell>
          <table:table-cell office:value-type="float" office:value="-5.383774" calcext:value-type="float">
            <text:p>-5.383774</text:p>
          </table:table-cell>
          <table:table-cell office:value-type="float" office:value="-0.962986" calcext:value-type="float">
            <text:p>-0.962986</text:p>
          </table:table-cell>
        </table:table-row>
        <table:table-row table:style-name="ro1">
          <table:table-cell office:value-type="float" office:value="63682" calcext:value-type="float">
            <text:p>63682</text:p>
          </table:table-cell>
          <table:table-cell office:value-type="float" office:value="1.388672" calcext:value-type="float">
            <text:p>1.388672</text:p>
          </table:table-cell>
          <table:table-cell office:value-type="float" office:value="0.767578" calcext:value-type="float">
            <text:p>0.767578</text:p>
          </table:table-cell>
          <table:table-cell office:value-type="float" office:value="-0.612305" calcext:value-type="float">
            <text:p>-0.612305</text:p>
          </table:table-cell>
          <table:table-cell office:value-type="float" office:value="1.966452" calcext:value-type="float">
            <text:p>1.966452</text:p>
          </table:table-cell>
          <table:table-cell office:value-type="float" office:value="-5.136635" calcext:value-type="float">
            <text:p>-5.136635</text:p>
          </table:table-cell>
          <table:table-cell office:value-type="float" office:value="-0.85433" calcext:value-type="float">
            <text:p>-0.85433</text:p>
          </table:table-cell>
        </table:table-row>
        <table:table-row table:style-name="ro1">
          <table:table-cell office:value-type="float" office:value="64931" calcext:value-type="float">
            <text:p>64931</text:p>
          </table:table-cell>
          <table:table-cell office:value-type="float" office:value="1.395508" calcext:value-type="float">
            <text:p>1.395508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-0.543945" calcext:value-type="float">
            <text:p>-0.543945</text:p>
          </table:table-cell>
          <table:table-cell office:value-type="float" office:value="2.017584" calcext:value-type="float">
            <text:p>2.017584</text:p>
          </table:table-cell>
          <table:table-cell office:value-type="float" office:value="-4.883106" calcext:value-type="float">
            <text:p>-4.883106</text:p>
          </table:table-cell>
          <table:table-cell office:value-type="float" office:value="-0.756328" calcext:value-type="float">
            <text:p>-0.756328</text:p>
          </table:table-cell>
        </table:table-row>
        <table:table-row table:style-name="ro1">
          <table:table-cell office:value-type="float" office:value="66183" calcext:value-type="float">
            <text:p>66183</text:p>
          </table:table-cell>
          <table:table-cell office:value-type="float" office:value="1.366211" calcext:value-type="float">
            <text:p>1.366211</text:p>
          </table:table-cell>
          <table:table-cell office:value-type="float" office:value="0.592773" calcext:value-type="float">
            <text:p>0.592773</text:p>
          </table:table-cell>
          <table:table-cell office:value-type="float" office:value="-0.525391" calcext:value-type="float">
            <text:p>-0.525391</text:p>
          </table:table-cell>
          <table:table-cell office:value-type="float" office:value="2.072977" calcext:value-type="float">
            <text:p>2.072977</text:p>
          </table:table-cell>
          <table:table-cell office:value-type="float" office:value="-4.623185" calcext:value-type="float">
            <text:p>-4.623185</text:p>
          </table:table-cell>
          <table:table-cell office:value-type="float" office:value="-0.656194" calcext:value-type="float">
            <text:p>-0.656194</text:p>
          </table:table-cell>
        </table:table-row>
        <table:table-row table:style-name="ro1">
          <table:table-cell office:value-type="float" office:value="67430" calcext:value-type="float">
            <text:p>67430</text:p>
          </table:table-cell>
          <table:table-cell office:value-type="float" office:value="1.356445" calcext:value-type="float">
            <text:p>1.356445</text:p>
          </table:table-cell>
          <table:table-cell office:value-type="float" office:value="0.582031" calcext:value-type="float">
            <text:p>0.582031</text:p>
          </table:table-cell>
          <table:table-cell office:value-type="float" office:value="-0.516602" calcext:value-type="float">
            <text:p>-0.516602</text:p>
          </table:table-cell>
          <table:table-cell office:value-type="float" office:value="2.100673" calcext:value-type="float">
            <text:p>2.100673</text:p>
          </table:table-cell>
          <table:table-cell office:value-type="float" office:value="-4.367525" calcext:value-type="float">
            <text:p>-4.367525</text:p>
          </table:table-cell>
          <table:table-cell office:value-type="float" office:value="-0.562452" calcext:value-type="float">
            <text:p>-0.562452</text:p>
          </table:table-cell>
        </table:table-row>
        <table:table-row table:style-name="ro1">
          <table:table-cell office:value-type="float" office:value="68677" calcext:value-type="float">
            <text:p>68677</text:p>
          </table:table-cell>
          <table:table-cell office:value-type="float" office:value="1.378906" calcext:value-type="float">
            <text:p>1.378906</text:p>
          </table:table-cell>
          <table:table-cell office:value-type="float" office:value="0.603516" calcext:value-type="float">
            <text:p>0.603516</text:p>
          </table:table-cell>
          <table:table-cell office:value-type="float" office:value="-0.513672" calcext:value-type="float">
            <text:p>-0.513672</text:p>
          </table:table-cell>
          <table:table-cell office:value-type="float" office:value="2.092151" calcext:value-type="float">
            <text:p>2.092151</text:p>
          </table:table-cell>
          <table:table-cell office:value-type="float" office:value="-4.118257" calcext:value-type="float">
            <text:p>-4.118257</text:p>
          </table:table-cell>
          <table:table-cell office:value-type="float" office:value="-0.483623" calcext:value-type="float">
            <text:p>-0.483623</text:p>
          </table:table-cell>
        </table:table-row>
        <table:table-row table:style-name="ro1">
          <table:table-cell office:value-type="float" office:value="69926" calcext:value-type="float">
            <text:p>69926</text:p>
          </table:table-cell>
          <table:table-cell office:value-type="float" office:value="1.362305" calcext:value-type="float">
            <text:p>1.362305</text:p>
          </table:table-cell>
          <table:table-cell office:value-type="float" office:value="0.508789" calcext:value-type="float">
            <text:p>0.508789</text:p>
          </table:table-cell>
          <table:table-cell office:value-type="float" office:value="-0.445313" calcext:value-type="float">
            <text:p>-0.445313</text:p>
          </table:table-cell>
          <table:table-cell office:value-type="float" office:value="2.158196" calcext:value-type="float">
            <text:p>2.158196</text:p>
          </table:table-cell>
          <table:table-cell office:value-type="float" office:value="-3.907337" calcext:value-type="float">
            <text:p>-3.907337</text:p>
          </table:table-cell>
          <table:table-cell office:value-type="float" office:value="-0.415448" calcext:value-type="float">
            <text:p>-0.415448</text:p>
          </table:table-cell>
        </table:table-row>
        <table:table-row table:style-name="ro1">
          <table:table-cell office:value-type="float" office:value="71176" calcext:value-type="float">
            <text:p>71176</text:p>
          </table:table-cell>
          <table:table-cell office:value-type="float" office:value="1.357422" calcext:value-type="float">
            <text:p>1.357422</text:p>
          </table:table-cell>
          <table:table-cell office:value-type="float" office:value="0.451172" calcext:value-type="float">
            <text:p>0.451172</text:p>
          </table:table-cell>
          <table:table-cell office:value-type="float" office:value="-0.408203" calcext:value-type="float">
            <text:p>-0.408203</text:p>
          </table:table-cell>
          <table:table-cell office:value-type="float" office:value="2.294548" calcext:value-type="float">
            <text:p>2.294548</text:p>
          </table:table-cell>
          <table:table-cell office:value-type="float" office:value="-3.692156" calcext:value-type="float">
            <text:p>-3.692156</text:p>
          </table:table-cell>
          <table:table-cell office:value-type="float" office:value="-0.366446" calcext:value-type="float">
            <text:p>-0.366446</text:p>
          </table:table-cell>
        </table:table-row>
        <table:table-row table:style-name="ro1">
          <table:table-cell office:value-type="float" office:value="72423" calcext:value-type="float">
            <text:p>72423</text:p>
          </table:table-cell>
          <table:table-cell office:value-type="float" office:value="1.367188" calcext:value-type="float">
            <text:p>1.367188</text:p>
          </table:table-cell>
          <table:table-cell office:value-type="float" office:value="0.446289" calcext:value-type="float">
            <text:p>0.446289</text:p>
          </table:table-cell>
          <table:table-cell office:value-type="float" office:value="-0.396484" calcext:value-type="float">
            <text:p>-0.396484</text:p>
          </table:table-cell>
          <table:table-cell office:value-type="float" office:value="2.356333" calcext:value-type="float">
            <text:p>2.356333</text:p>
          </table:table-cell>
          <table:table-cell office:value-type="float" office:value="-3.442888" calcext:value-type="float">
            <text:p>-3.442888</text:p>
          </table:table-cell>
          <table:table-cell office:value-type="float" office:value="-0.345141" calcext:value-type="float">
            <text:p>-0.345141</text:p>
          </table:table-cell>
        </table:table-row>
        <table:table-row table:style-name="ro1">
          <table:table-cell office:value-type="float" office:value="73673" calcext:value-type="float">
            <text:p>73673</text:p>
          </table:table-cell>
          <table:table-cell office:value-type="float" office:value="1.361328" calcext:value-type="float">
            <text:p>1.361328</text:p>
          </table:table-cell>
          <table:table-cell office:value-type="float" office:value="0.459961" calcext:value-type="float">
            <text:p>0.459961</text:p>
          </table:table-cell>
          <table:table-cell office:value-type="float" office:value="-0.394531" calcext:value-type="float">
            <text:p>-0.394531</text:p>
          </table:table-cell>
          <table:table-cell office:value-type="float" office:value="2.356333" calcext:value-type="float">
            <text:p>2.356333</text:p>
          </table:table-cell>
          <table:table-cell office:value-type="float" office:value="-3.214924" calcext:value-type="float">
            <text:p>-3.214924</text:p>
          </table:table-cell>
          <table:table-cell office:value-type="float" office:value="-0.313184" calcext:value-type="float">
            <text:p>-0.313184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float" office:value="1.337891" calcext:value-type="float">
            <text:p>1.337891</text:p>
          </table:table-cell>
          <table:table-cell office:value-type="float" office:value="0.439453" calcext:value-type="float">
            <text:p>0.439453</text:p>
          </table:table-cell>
          <table:table-cell office:value-type="float" office:value="-0.351562" calcext:value-type="float">
            <text:p>-0.351562</text:p>
          </table:table-cell>
          <table:table-cell office:value-type="float" office:value="2.366986" calcext:value-type="float">
            <text:p>2.366986</text:p>
          </table:table-cell>
          <table:table-cell office:value-type="float" office:value="-3.021049" calcext:value-type="float">
            <text:p>-3.021049</text:p>
          </table:table-cell>
          <table:table-cell office:value-type="float" office:value="-0.276965" calcext:value-type="float">
            <text:p>-0.276965</text:p>
          </table:table-cell>
        </table:table-row>
        <table:table-row table:style-name="ro1">
          <table:table-cell office:value-type="float" office:value="76169" calcext:value-type="float">
            <text:p>76169</text:p>
          </table:table-cell>
          <table:table-cell office:value-type="float" office:value="1.323242" calcext:value-type="float">
            <text:p>1.323242</text:p>
          </table:table-cell>
          <table:table-cell office:value-type="float" office:value="0.40332" calcext:value-type="float">
            <text:p>0.40332</text:p>
          </table:table-cell>
          <table:table-cell office:value-type="float" office:value="-0.333984" calcext:value-type="float">
            <text:p>-0.333984</text:p>
          </table:table-cell>
          <table:table-cell office:value-type="float" office:value="2.415987" calcext:value-type="float">
            <text:p>2.415987</text:p>
          </table:table-cell>
          <table:table-cell office:value-type="float" office:value="-2.842087" calcext:value-type="float">
            <text:p>-2.842087</text:p>
          </table:table-cell>
          <table:table-cell office:value-type="float" office:value="-0.25566" calcext:value-type="float">
            <text:p>-0.25566</text:p>
          </table:table-cell>
        </table:table-row>
        <table:table-row table:style-name="ro1">
          <table:table-cell office:value-type="float" office:value="77418" calcext:value-type="float">
            <text:p>77418</text:p>
          </table:table-cell>
          <table:table-cell office:value-type="float" office:value="1.298828" calcext:value-type="float">
            <text:p>1.298828</text:p>
          </table:table-cell>
          <table:table-cell office:value-type="float" office:value="0.367188" calcext:value-type="float">
            <text:p>0.367188</text:p>
          </table:table-cell>
          <table:table-cell office:value-type="float" office:value="-0.34082" calcext:value-type="float">
            <text:p>-0.34082</text:p>
          </table:table-cell>
          <table:table-cell office:value-type="float" office:value="2.456466" calcext:value-type="float">
            <text:p>2.456466</text:p>
          </table:table-cell>
          <table:table-cell office:value-type="float" office:value="-2.656734" calcext:value-type="float">
            <text:p>-2.656734</text:p>
          </table:table-cell>
          <table:table-cell office:value-type="float" office:value="-0.230094" calcext:value-type="float">
            <text:p>-0.230094</text:p>
          </table:table-cell>
        </table:table-row>
        <table:table-row table:style-name="ro1">
          <table:table-cell office:value-type="float" office:value="78667" calcext:value-type="float">
            <text:p>78667</text:p>
          </table:table-cell>
          <table:table-cell office:value-type="float" office:value="1.288086" calcext:value-type="float">
            <text:p>1.288086</text:p>
          </table:table-cell>
          <table:table-cell office:value-type="float" office:value="0.34082" calcext:value-type="float">
            <text:p>0.34082</text:p>
          </table:table-cell>
          <table:table-cell office:value-type="float" office:value="-0.352539" calcext:value-type="float">
            <text:p>-0.352539</text:p>
          </table:table-cell>
          <table:table-cell office:value-type="float" office:value="2.454336" calcext:value-type="float">
            <text:p>2.454336</text:p>
          </table:table-cell>
          <table:table-cell office:value-type="float" office:value="-2.447945" calcext:value-type="float">
            <text:p>-2.447945</text:p>
          </table:table-cell>
          <table:table-cell office:value-type="float" office:value="-0.21305" calcext:value-type="float">
            <text:p>-0.21305</text:p>
          </table:table-cell>
        </table:table-row>
        <table:table-row table:style-name="ro1">
          <table:table-cell office:value-type="float" office:value="79917" calcext:value-type="float">
            <text:p>79917</text:p>
          </table:table-cell>
          <table:table-cell office:value-type="float" office:value="1.320312" calcext:value-type="float">
            <text:p>1.320312</text:p>
          </table:table-cell>
          <table:table-cell office:value-type="float" office:value="0.321289" calcext:value-type="float">
            <text:p>0.321289</text:p>
          </table:table-cell>
          <table:table-cell office:value-type="float" office:value="-0.371094" calcext:value-type="float">
            <text:p>-0.371094</text:p>
          </table:table-cell>
          <table:table-cell office:value-type="float" office:value="2.454336" calcext:value-type="float">
            <text:p>2.454336</text:p>
          </table:table-cell>
          <table:table-cell office:value-type="float" office:value="-2.224242" calcext:value-type="float">
            <text:p>-2.224242</text:p>
          </table:table-cell>
          <table:table-cell office:value-type="float" office:value="-0.219442" calcext:value-type="float">
            <text:p>-0.219442</text:p>
          </table:table-cell>
        </table:table-row>
        <table:table-row table:style-name="ro1">
          <table:table-cell office:value-type="float" office:value="81164" calcext:value-type="float">
            <text:p>81164</text:p>
          </table:table-cell>
          <table:table-cell office:value-type="float" office:value="1.326172" calcext:value-type="float">
            <text:p>1.326172</text:p>
          </table:table-cell>
          <table:table-cell office:value-type="float" office:value="0.299805" calcext:value-type="float">
            <text:p>0.299805</text:p>
          </table:table-cell>
          <table:table-cell office:value-type="float" office:value="-0.34082" calcext:value-type="float">
            <text:p>-0.34082</text:p>
          </table:table-cell>
          <table:table-cell office:value-type="float" office:value="2.511859" calcext:value-type="float">
            <text:p>2.511859</text:p>
          </table:table-cell>
          <table:table-cell office:value-type="float" office:value="-2.023975" calcext:value-type="float">
            <text:p>-2.023975</text:p>
          </table:table-cell>
          <table:table-cell office:value-type="float" office:value="-0.300401" calcext:value-type="float">
            <text:p>-0.300401</text:p>
          </table:table-cell>
        </table:table-row>
        <table:table-row table:style-name="ro1">
          <table:table-cell office:value-type="float" office:value="82413" calcext:value-type="float">
            <text:p>82413</text:p>
          </table:table-cell>
          <table:table-cell office:value-type="float" office:value="1.311523" calcext:value-type="float">
            <text:p>1.311523</text:p>
          </table:table-cell>
          <table:table-cell office:value-type="float" office:value="0.302734" calcext:value-type="float">
            <text:p>0.302734</text:p>
          </table:table-cell>
          <table:table-cell office:value-type="float" office:value="-0.353516" calcext:value-type="float">
            <text:p>-0.353516</text:p>
          </table:table-cell>
          <table:table-cell office:value-type="float" office:value="2.545948" calcext:value-type="float">
            <text:p>2.545948</text:p>
          </table:table-cell>
          <table:table-cell office:value-type="float" office:value="-1.836491" calcext:value-type="float">
            <text:p>-1.836491</text:p>
          </table:table-cell>
          <table:table-cell office:value-type="float" office:value="-0.445275" calcext:value-type="float">
            <text:p>-0.445275</text:p>
          </table:table-cell>
        </table:table-row>
        <table:table-row table:style-name="ro1">
          <table:table-cell office:value-type="float" office:value="83661" calcext:value-type="float">
            <text:p>83661</text:p>
          </table:table-cell>
          <table:table-cell office:value-type="float" office:value="1.264648" calcext:value-type="float">
            <text:p>1.264648</text:p>
          </table:table-cell>
          <table:table-cell office:value-type="float" office:value="0.302734" calcext:value-type="float">
            <text:p>0.302734</text:p>
          </table:table-cell>
          <table:table-cell office:value-type="float" office:value="-0.382812" calcext:value-type="float">
            <text:p>-0.382812</text:p>
          </table:table-cell>
          <table:table-cell office:value-type="float" office:value="2.522512" calcext:value-type="float">
            <text:p>2.522512</text:p>
          </table:table-cell>
          <table:table-cell office:value-type="float" office:value="-1.655398" calcext:value-type="float">
            <text:p>-1.655398</text:p>
          </table:table-cell>
          <table:table-cell office:value-type="float" office:value="-0.551799" calcext:value-type="float">
            <text:p>-0.551799</text:p>
          </table:table-cell>
        </table:table-row>
        <table:table-row table:style-name="ro1">
          <table:table-cell office:value-type="float" office:value="84910" calcext:value-type="float">
            <text:p>84910</text:p>
          </table:table-cell>
          <table:table-cell office:value-type="float" office:value="1.095703" calcext:value-type="float">
            <text:p>1.095703</text:p>
          </table:table-cell>
          <table:table-cell office:value-type="float" office:value="0.244141" calcext:value-type="float">
            <text:p>0.244141</text:p>
          </table:table-cell>
          <table:table-cell office:value-type="float" office:value="-0.37207" calcext:value-type="float">
            <text:p>-0.37207</text:p>
          </table:table-cell>
          <table:table-cell office:value-type="float" office:value="2.482032" calcext:value-type="float">
            <text:p>2.482032</text:p>
          </table:table-cell>
          <table:table-cell office:value-type="float" office:value="-1.487089" calcext:value-type="float">
            <text:p>-1.487089</text:p>
          </table:table-cell>
          <table:table-cell office:value-type="float" office:value="-0.507059" calcext:value-type="float">
            <text:p>-0.507059</text:p>
          </table:table-cell>
        </table:table-row>
        <table:table-row table:style-name="ro1">
          <table:table-cell office:value-type="float" office:value="86159" calcext:value-type="float">
            <text:p>86159</text:p>
          </table:table-cell>
          <table:table-cell office:value-type="float" office:value="1.070312" calcext:value-type="float">
            <text:p>1.070312</text:p>
          </table:table-cell>
          <table:table-cell office:value-type="float" office:value="0.250977" calcext:value-type="float">
            <text:p>0.250977</text:p>
          </table:table-cell>
          <table:table-cell office:value-type="float" office:value="-0.356445" calcext:value-type="float">
            <text:p>-0.356445</text:p>
          </table:table-cell>
          <table:table-cell office:value-type="float" office:value="2.47138" calcext:value-type="float">
            <text:p>2.47138</text:p>
          </table:table-cell>
          <table:table-cell office:value-type="float" office:value="-1.329432" calcext:value-type="float">
            <text:p>-1.329432</text:p>
          </table:table-cell>
          <table:table-cell office:value-type="float" office:value="-0.38349" calcext:value-type="float">
            <text:p>-0.38349</text:p>
          </table:table-cell>
        </table:table-row>
        <table:table-row table:style-name="ro1">
          <table:table-cell office:value-type="float" office:value="87410" calcext:value-type="float">
            <text:p>87410</text:p>
          </table:table-cell>
          <table:table-cell office:value-type="float" office:value="1.041992" calcext:value-type="float">
            <text:p>1.041992</text:p>
          </table:table-cell>
          <table:table-cell office:value-type="float" office:value="0.237305" calcext:value-type="float">
            <text:p>0.237305</text:p>
          </table:table-cell>
          <table:table-cell office:value-type="float" office:value="-0.369141" calcext:value-type="float">
            <text:p>-0.369141</text:p>
          </table:table-cell>
          <table:table-cell office:value-type="float" office:value="2.473511" calcext:value-type="float">
            <text:p>2.473511</text:p>
          </table:table-cell>
          <table:table-cell office:value-type="float" office:value="-1.19308" calcext:value-type="float">
            <text:p>-1.19308</text:p>
          </table:table-cell>
          <table:table-cell office:value-type="float" office:value="-0.29827" calcext:value-type="float">
            <text:p>-0.29827</text:p>
          </table:table-cell>
        </table:table-row>
        <table:table-row table:style-name="ro1">
          <table:table-cell office:value-type="float" office:value="88656" calcext:value-type="float">
            <text:p>88656</text:p>
          </table:table-cell>
          <table:table-cell office:value-type="float" office:value="1.056641" calcext:value-type="float">
            <text:p>1.056641</text:p>
          </table:table-cell>
          <table:table-cell office:value-type="float" office:value="0.227539" calcext:value-type="float">
            <text:p>0.227539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2.473511" calcext:value-type="float">
            <text:p>2.473511</text:p>
          </table:table-cell>
          <table:table-cell office:value-type="float" office:value="-1.060989" calcext:value-type="float">
            <text:p>-1.060989</text:p>
          </table:table-cell>
          <table:table-cell office:value-type="float" office:value="-0.357924" calcext:value-type="float">
            <text:p>-0.357924</text:p>
          </table:table-cell>
        </table:table-row>
        <table:table-row table:style-name="ro1">
          <table:table-cell office:value-type="float" office:value="89905" calcext:value-type="float">
            <text:p>89905</text:p>
          </table:table-cell>
          <table:table-cell office:value-type="float" office:value="1.009766" calcext:value-type="float">
            <text:p>1.009766</text:p>
          </table:table-cell>
          <table:table-cell office:value-type="float" office:value="0.229492" calcext:value-type="float">
            <text:p>0.229492</text:p>
          </table:table-cell>
          <table:table-cell office:value-type="float" office:value="-0.293945" calcext:value-type="float">
            <text:p>-0.293945</text:p>
          </table:table-cell>
          <table:table-cell office:value-type="float" office:value="2.441553" calcext:value-type="float">
            <text:p>2.441553</text:p>
          </table:table-cell>
          <table:table-cell office:value-type="float" office:value="-0.93955" calcext:value-type="float">
            <text:p>-0.93955</text:p>
          </table:table-cell>
          <table:table-cell office:value-type="float" office:value="-0.432492" calcext:value-type="float">
            <text:p>-0.432492</text:p>
          </table:table-cell>
        </table:table-row>
        <table:table-row table:style-name="ro1">
          <table:table-cell office:value-type="float" office:value="91153" calcext:value-type="float">
            <text:p>91153</text:p>
          </table:table-cell>
          <table:table-cell office:value-type="float" office:value="0.966797" calcext:value-type="float">
            <text:p>0.966797</text:p>
          </table:table-cell>
          <table:table-cell office:value-type="float" office:value="0.231445" calcext:value-type="float">
            <text:p>0.231445</text:p>
          </table:table-cell>
          <table:table-cell office:value-type="float" office:value="-0.288086" calcext:value-type="float">
            <text:p>-0.288086</text:p>
          </table:table-cell>
          <table:table-cell office:value-type="float" office:value="2.392552" calcext:value-type="float">
            <text:p>2.392552</text:p>
          </table:table-cell>
          <table:table-cell office:value-type="float" office:value="-0.85433" calcext:value-type="float">
            <text:p>-0.85433</text:p>
          </table:table-cell>
          <table:table-cell office:value-type="float" office:value="-0.421839" calcext:value-type="float">
            <text:p>-0.421839</text:p>
          </table:table-cell>
        </table:table-row>
        <table:table-row table:style-name="ro1">
          <table:table-cell office:value-type="float" office:value="92402" calcext:value-type="float">
            <text:p>92402</text:p>
          </table:table-cell>
          <table:table-cell office:value-type="float" office:value="0.966797" calcext:value-type="float">
            <text:p>0.966797</text:p>
          </table:table-cell>
          <table:table-cell office:value-type="float" office:value="0.245117" calcext:value-type="float">
            <text:p>0.245117</text:p>
          </table:table-cell>
          <table:table-cell office:value-type="float" office:value="-0.263672" calcext:value-type="float">
            <text:p>-0.263672</text:p>
          </table:table-cell>
          <table:table-cell office:value-type="float" office:value="2.362725" calcext:value-type="float">
            <text:p>2.362725</text:p>
          </table:table-cell>
          <table:table-cell office:value-type="float" office:value="-0.773371" calcext:value-type="float">
            <text:p>-0.773371</text:p>
          </table:table-cell>
          <table:table-cell office:value-type="float" office:value="-0.411187" calcext:value-type="float">
            <text:p>-0.411187</text:p>
          </table:table-cell>
        </table:table-row>
        <table:table-row table:style-name="ro1">
          <table:table-cell office:value-type="float" office:value="93651" calcext:value-type="float">
            <text:p>93651</text:p>
          </table:table-cell>
          <table:table-cell office:value-type="float" office:value="0.967773" calcext:value-type="float">
            <text:p>0.967773</text:p>
          </table:table-cell>
          <table:table-cell office:value-type="float" office:value="0.244141" calcext:value-type="float">
            <text:p>0.244141</text:p>
          </table:table-cell>
          <table:table-cell office:value-type="float" office:value="-0.243164" calcext:value-type="float">
            <text:p>-0.243164</text:p>
          </table:table-cell>
          <table:table-cell office:value-type="float" office:value="2.354202" calcext:value-type="float">
            <text:p>2.354202</text:p>
          </table:table-cell>
          <table:table-cell office:value-type="float" office:value="-0.679629" calcext:value-type="float">
            <text:p>-0.679629</text:p>
          </table:table-cell>
          <table:table-cell office:value-type="float" office:value="-0.428231" calcext:value-type="float">
            <text:p>-0.428231</text:p>
          </table:table-cell>
        </table:table-row>
        <table:table-row table:style-name="ro1">
          <table:table-cell office:value-type="float" office:value="94901" calcext:value-type="float">
            <text:p>94901</text:p>
          </table:table-cell>
          <table:table-cell office:value-type="float" office:value="0.925781" calcext:value-type="float">
            <text:p>0.925781</text:p>
          </table:table-cell>
          <table:table-cell office:value-type="float" office:value="0.222656" calcext:value-type="float">
            <text:p>0.222656</text:p>
          </table:table-cell>
          <table:table-cell office:value-type="float" office:value="-0.251953" calcext:value-type="float">
            <text:p>-0.251953</text:p>
          </table:table-cell>
          <table:table-cell office:value-type="float" office:value="2.328636" calcext:value-type="float">
            <text:p>2.328636</text:p>
          </table:table-cell>
          <table:table-cell office:value-type="float" office:value="-0.579496" calcext:value-type="float">
            <text:p>-0.579496</text:p>
          </table:table-cell>
          <table:table-cell office:value-type="float" office:value="-0.421839" calcext:value-type="float">
            <text:p>-0.421839</text:p>
          </table:table-cell>
        </table:table-row>
        <table:table-row table:style-name="ro1">
          <table:table-cell office:value-type="float" office:value="96148" calcext:value-type="float">
            <text:p>96148</text:p>
          </table:table-cell>
          <table:table-cell office:value-type="float" office:value="0.904297" calcext:value-type="float">
            <text:p>0.904297</text:p>
          </table:table-cell>
          <table:table-cell office:value-type="float" office:value="0.219727" calcext:value-type="float">
            <text:p>0.219727</text:p>
          </table:table-cell>
          <table:table-cell office:value-type="float" office:value="-0.222656" calcext:value-type="float">
            <text:p>-0.222656</text:p>
          </table:table-cell>
          <table:table-cell office:value-type="float" office:value="2.324375" calcext:value-type="float">
            <text:p>2.324375</text:p>
          </table:table-cell>
          <table:table-cell office:value-type="float" office:value="-0.502798" calcext:value-type="float">
            <text:p>-0.502798</text:p>
          </table:table-cell>
          <table:table-cell office:value-type="float" office:value="-0.415448" calcext:value-type="float">
            <text:p>-0.415448</text:p>
          </table:table-cell>
        </table:table-row>
        <table:table-row table:style-name="ro1">
          <table:table-cell office:value-type="float" office:value="97397" calcext:value-type="float">
            <text:p>97397</text:p>
          </table:table-cell>
          <table:table-cell office:value-type="float" office:value="0.876953" calcext:value-type="float">
            <text:p>0.876953</text:p>
          </table:table-cell>
          <table:table-cell office:value-type="float" office:value="0.222656" calcext:value-type="float">
            <text:p>0.222656</text:p>
          </table:table-cell>
          <table:table-cell office:value-type="float" office:value="-0.208008" calcext:value-type="float">
            <text:p>-0.208008</text:p>
          </table:table-cell>
          <table:table-cell office:value-type="float" office:value="2.322245" calcext:value-type="float">
            <text:p>2.322245</text:p>
          </table:table-cell>
          <table:table-cell office:value-type="float" office:value="-0.458058" calcext:value-type="float">
            <text:p>-0.458058</text:p>
          </table:table-cell>
          <table:table-cell office:value-type="float" office:value="-0.438883" calcext:value-type="float">
            <text:p>-0.438883</text:p>
          </table:table-cell>
        </table:table-row>
        <table:table-row table:style-name="ro1">
          <table:table-cell office:value-type="float" office:value="98646" calcext:value-type="float">
            <text:p>98646</text:p>
          </table:table-cell>
          <table:table-cell office:value-type="float" office:value="0.827148" calcext:value-type="float">
            <text:p>0.827148</text:p>
          </table:table-cell>
          <table:table-cell office:value-type="float" office:value="0.213867" calcext:value-type="float">
            <text:p>0.213867</text:p>
          </table:table-cell>
          <table:table-cell office:value-type="float" office:value="-0.208984" calcext:value-type="float">
            <text:p>-0.208984</text:p>
          </table:table-cell>
          <table:table-cell office:value-type="float" office:value="2.303071" calcext:value-type="float">
            <text:p>2.303071</text:p>
          </table:table-cell>
          <table:table-cell office:value-type="float" office:value="-0.441014" calcext:value-type="float">
            <text:p>-0.441014</text:p>
          </table:table-cell>
          <table:table-cell office:value-type="float" office:value="-0.462319" calcext:value-type="float">
            <text:p>-0.462319</text:p>
          </table:table-cell>
        </table:table-row>
        <table:table-row table:style-name="ro1">
          <table:table-cell office:value-type="float" office:value="99894" calcext:value-type="float">
            <text:p>99894</text:p>
          </table:table-cell>
          <table:table-cell office:value-type="float" office:value="0.787109" calcext:value-type="float">
            <text:p>0.787109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-0.201172" calcext:value-type="float">
            <text:p>-0.201172</text:p>
          </table:table-cell>
          <table:table-cell office:value-type="float" office:value="2.286027" calcext:value-type="float">
            <text:p>2.286027</text:p>
          </table:table-cell>
          <table:table-cell office:value-type="float" office:value="-0.417578" calcext:value-type="float">
            <text:p>-0.417578</text:p>
          </table:table-cell>
          <table:table-cell office:value-type="float" office:value="-0.472971" calcext:value-type="float">
            <text:p>-0.472971</text:p>
          </table:table-cell>
        </table:table-row>
        <table:table-row table:style-name="ro1">
          <table:table-cell office:value-type="float" office:value="101143" calcext:value-type="float">
            <text:p>101143</text:p>
          </table:table-cell>
          <table:table-cell office:value-type="float" office:value="0.751953" calcext:value-type="float">
            <text:p>0.751953</text:p>
          </table:table-cell>
          <table:table-cell office:value-type="float" office:value="0.227539" calcext:value-type="float">
            <text:p>0.227539</text:p>
          </table:table-cell>
          <table:table-cell office:value-type="float" office:value="-0.198242" calcext:value-type="float">
            <text:p>-0.198242</text:p>
          </table:table-cell>
          <table:table-cell office:value-type="float" office:value="2.283896" calcext:value-type="float">
            <text:p>2.283896</text:p>
          </table:table-cell>
          <table:table-cell office:value-type="float" office:value="-0.409056" calcext:value-type="float">
            <text:p>-0.409056</text:p>
          </table:table-cell>
          <table:table-cell office:value-type="float" office:value="-0.46871" calcext:value-type="float">
            <text:p>-0.46871</text:p>
          </table:table-cell>
        </table:table-row>
        <table:table-row table:style-name="ro1">
          <table:table-cell office:value-type="float" office:value="102394" calcext:value-type="float">
            <text:p>102394</text:p>
          </table:table-cell>
          <table:table-cell office:value-type="float" office:value="0.726562" calcext:value-type="float">
            <text:p>0.726562</text:p>
          </table:table-cell>
          <table:table-cell office:value-type="float" office:value="0.232422" calcext:value-type="float">
            <text:p>0.232422</text:p>
          </table:table-cell>
          <table:table-cell office:value-type="float" office:value="-0.182617" calcext:value-type="float">
            <text:p>-0.182617</text:p>
          </table:table-cell>
          <table:table-cell office:value-type="float" office:value="2.294548" calcext:value-type="float">
            <text:p>2.294548</text:p>
          </table:table-cell>
          <table:table-cell office:value-type="float" office:value="-0.417578" calcext:value-type="float">
            <text:p>-0.417578</text:p>
          </table:table-cell>
          <table:table-cell office:value-type="float" office:value="-0.483623" calcext:value-type="float">
            <text:p>-0.483623</text:p>
          </table:table-cell>
        </table:table-row>
        <table:table-row table:style-name="ro1">
          <table:table-cell office:value-type="float" office:value="103640" calcext:value-type="float">
            <text:p>103640</text:p>
          </table:table-cell>
          <table:table-cell office:value-type="float" office:value="0.748047" calcext:value-type="float">
            <text:p>0.748047</text:p>
          </table:table-cell>
          <table:table-cell office:value-type="float" office:value="0.270508" calcext:value-type="float">
            <text:p>0.270508</text:p>
          </table:table-cell>
          <table:table-cell office:value-type="float" office:value="-0.138672" calcext:value-type="float">
            <text:p>-0.138672</text:p>
          </table:table-cell>
          <table:table-cell office:value-type="float" office:value="2.279635" calcext:value-type="float">
            <text:p>2.279635</text:p>
          </table:table-cell>
          <table:table-cell office:value-type="float" office:value="-0.396273" calcext:value-type="float">
            <text:p>-0.396273</text:p>
          </table:table-cell>
          <table:table-cell office:value-type="float" office:value="-0.562452" calcext:value-type="float">
            <text:p>-0.562452</text:p>
          </table:table-cell>
        </table:table-row>
        <table:table-row table:style-name="ro1">
          <table:table-cell office:value-type="float" office:value="104889" calcext:value-type="float">
            <text:p>104889</text:p>
          </table:table-cell>
          <table:table-cell office:value-type="float" office:value="0.697266" calcext:value-type="float">
            <text:p>0.697266</text:p>
          </table:table-cell>
          <table:table-cell office:value-type="float" office:value="0.313477" calcext:value-type="float">
            <text:p>0.313477</text:p>
          </table:table-cell>
          <table:table-cell office:value-type="float" office:value="-0.166992" calcext:value-type="float">
            <text:p>-0.166992</text:p>
          </table:table-cell>
          <table:table-cell office:value-type="float" office:value="2.213589" calcext:value-type="float">
            <text:p>2.213589</text:p>
          </table:table-cell>
          <table:table-cell office:value-type="float" office:value="-0.392012" calcext:value-type="float">
            <text:p>-0.392012</text:p>
          </table:table-cell>
          <table:table-cell office:value-type="float" office:value="-0.600801" calcext:value-type="float">
            <text:p>-0.600801</text:p>
          </table:table-cell>
        </table:table-row>
        <table:table-row table:style-name="ro1">
          <table:table-cell office:value-type="float" office:value="106138" calcext:value-type="float">
            <text:p>106138</text:p>
          </table:table-cell>
          <table:table-cell office:value-type="float" office:value="0.666016" calcext:value-type="float">
            <text:p>0.666016</text:p>
          </table:table-cell>
          <table:table-cell office:value-type="float" office:value="0.307617" calcext:value-type="float">
            <text:p>0.307617</text:p>
          </table:table-cell>
          <table:table-cell office:value-type="float" office:value="-0.177734" calcext:value-type="float">
            <text:p>-0.177734</text:p>
          </table:table-cell>
          <table:table-cell office:value-type="float" office:value="2.149675" calcext:value-type="float">
            <text:p>2.149675</text:p>
          </table:table-cell>
          <table:table-cell office:value-type="float" office:value="-0.430361" calcext:value-type="float">
            <text:p>-0.430361</text:p>
          </table:table-cell>
          <table:table-cell office:value-type="float" office:value="-0.577365" calcext:value-type="float">
            <text:p>-0.577365</text:p>
          </table:table-cell>
        </table:table-row>
        <table:table-row table:style-name="ro1">
          <table:table-cell office:value-type="float" office:value="107386" calcext:value-type="float">
            <text:p>107386</text:p>
          </table:table-cell>
          <table:table-cell office:value-type="float" office:value="0.65332" calcext:value-type="float">
            <text:p>0.65332</text:p>
          </table:table-cell>
          <table:table-cell office:value-type="float" office:value="0.304688" calcext:value-type="float">
            <text:p>0.304688</text:p>
          </table:table-cell>
          <table:table-cell office:value-type="float" office:value="-0.170898" calcext:value-type="float">
            <text:p>-0.170898</text:p>
          </table:table-cell>
          <table:table-cell office:value-type="float" office:value="2.102803" calcext:value-type="float">
            <text:p>2.102803</text:p>
          </table:table-cell>
          <table:table-cell office:value-type="float" office:value="-0.475102" calcext:value-type="float">
            <text:p>-0.475102</text:p>
          </table:table-cell>
          <table:table-cell office:value-type="float" office:value="-0.549669" calcext:value-type="float">
            <text:p>-0.549669</text:p>
          </table:table-cell>
        </table:table-row>
        <table:table-row table:style-name="ro1">
          <table:table-cell office:value-type="float" office:value="108635" calcext:value-type="float">
            <text:p>108635</text:p>
          </table:table-cell>
          <table:table-cell office:value-type="float" office:value="0.647461" calcext:value-type="float">
            <text:p>0.647461</text:p>
          </table:table-cell>
          <table:table-cell office:value-type="float" office:value="0.305664" calcext:value-type="float">
            <text:p>0.305664</text:p>
          </table:table-cell>
          <table:table-cell office:value-type="float" office:value="-0.162109" calcext:value-type="float">
            <text:p>-0.162109</text:p>
          </table:table-cell>
          <table:table-cell office:value-type="float" office:value="2.055932" calcext:value-type="float">
            <text:p>2.055932</text:p>
          </table:table-cell>
          <table:table-cell office:value-type="float" office:value="-0.519842" calcext:value-type="float">
            <text:p>-0.519842</text:p>
          </table:table-cell>
          <table:table-cell office:value-type="float" office:value="-0.545408" calcext:value-type="float">
            <text:p>-0.545408</text:p>
          </table:table-cell>
        </table:table-row>
        <table:table-row table:style-name="ro1">
          <table:table-cell office:value-type="float" office:value="109885" calcext:value-type="float">
            <text:p>109885</text:p>
          </table:table-cell>
          <table:table-cell office:value-type="float" office:value="0.642578" calcext:value-type="float">
            <text:p>0.642578</text:p>
          </table:table-cell>
          <table:table-cell office:value-type="float" office:value="0.320312" calcext:value-type="float">
            <text:p>0.320312</text:p>
          </table:table-cell>
          <table:table-cell office:value-type="float" office:value="-0.149414" calcext:value-type="float">
            <text:p>-0.149414</text:p>
          </table:table-cell>
          <table:table-cell office:value-type="float" office:value="2.0048" calcext:value-type="float">
            <text:p>2.0048</text:p>
          </table:table-cell>
          <table:table-cell office:value-type="float" office:value="-0.55606" calcext:value-type="float">
            <text:p>-0.55606</text:p>
          </table:table-cell>
          <table:table-cell office:value-type="float" office:value="-0.560322" calcext:value-type="float">
            <text:p>-0.560322</text:p>
          </table:table-cell>
        </table:table-row>
        <table:table-row table:style-name="ro1">
          <table:table-cell office:value-type="float" office:value="111132" calcext:value-type="float">
            <text:p>111132</text:p>
          </table:table-cell>
          <table:table-cell office:value-type="float" office:value="0.631836" calcext:value-type="float">
            <text:p>0.631836</text:p>
          </table:table-cell>
          <table:table-cell office:value-type="float" office:value="0.34082" calcext:value-type="float">
            <text:p>0.34082</text:p>
          </table:table-cell>
          <table:table-cell office:value-type="float" office:value="-0.146484" calcext:value-type="float">
            <text:p>-0.146484</text:p>
          </table:table-cell>
          <table:table-cell office:value-type="float" office:value="1.96006" calcext:value-type="float">
            <text:p>1.96006</text:p>
          </table:table-cell>
          <table:table-cell office:value-type="float" office:value="-0.592279" calcext:value-type="float">
            <text:p>-0.592279</text:p>
          </table:table-cell>
          <table:table-cell office:value-type="float" office:value="-0.588018" calcext:value-type="float">
            <text:p>-0.588018</text:p>
          </table:table-cell>
        </table:table-row>
        <table:table-row table:style-name="ro1">
          <table:table-cell office:value-type="float" office:value="112381" calcext:value-type="float">
            <text:p>112381</text:p>
          </table:table-cell>
          <table:table-cell office:value-type="float" office:value="0.612305" calcext:value-type="float">
            <text:p>0.612305</text:p>
          </table:table-cell>
          <table:table-cell office:value-type="float" office:value="0.351562" calcext:value-type="float">
            <text:p>0.351562</text:p>
          </table:table-cell>
          <table:table-cell office:value-type="float" office:value="-0.143555" calcext:value-type="float">
            <text:p>-0.143555</text:p>
          </table:table-cell>
          <table:table-cell office:value-type="float" office:value="1.934494" calcext:value-type="float">
            <text:p>1.934494</text:p>
          </table:table-cell>
          <table:table-cell office:value-type="float" office:value="-0.645541" calcext:value-type="float">
            <text:p>-0.645541</text:p>
          </table:table-cell>
          <table:table-cell office:value-type="float" office:value="-0.611453" calcext:value-type="float">
            <text:p>-0.611453</text:p>
          </table:table-cell>
        </table:table-row>
        <table:table-row table:style-name="ro1">
          <table:table-cell office:value-type="float" office:value="113630" calcext:value-type="float">
            <text:p>113630</text:p>
          </table:table-cell>
          <table:table-cell office:value-type="float" office:value="0.597656" calcext:value-type="float">
            <text:p>0.597656</text:p>
          </table:table-cell>
          <table:table-cell office:value-type="float" office:value="0.362305" calcext:value-type="float">
            <text:p>0.362305</text:p>
          </table:table-cell>
          <table:table-cell office:value-type="float" office:value="-0.157227" calcext:value-type="float">
            <text:p>-0.157227</text:p>
          </table:table-cell>
          <table:table-cell office:value-type="float" office:value="1.900406" calcext:value-type="float">
            <text:p>1.900406</text:p>
          </table:table-cell>
          <table:table-cell office:value-type="float" office:value="-0.679629" calcext:value-type="float">
            <text:p>-0.679629</text:p>
          </table:table-cell>
          <table:table-cell office:value-type="float" office:value="-0.611453" calcext:value-type="float">
            <text:p>-0.611453</text:p>
          </table:table-cell>
        </table:table-row>
        <table:table-row table:style-name="ro1">
          <table:table-cell office:value-type="float" office:value="114878" calcext:value-type="float">
            <text:p>114878</text:p>
          </table:table-cell>
          <table:table-cell office:value-type="float" office:value="0.591797" calcext:value-type="float">
            <text:p>0.591797</text:p>
          </table:table-cell>
          <table:table-cell office:value-type="float" office:value="0.388672" calcext:value-type="float">
            <text:p>0.388672</text:p>
          </table:table-cell>
          <table:table-cell office:value-type="float" office:value="-0.160156" calcext:value-type="float">
            <text:p>-0.160156</text:p>
          </table:table-cell>
          <table:table-cell office:value-type="float" office:value="1.847144" calcext:value-type="float">
            <text:p>1.847144</text:p>
          </table:table-cell>
          <table:table-cell office:value-type="float" office:value="-0.709457" calcext:value-type="float">
            <text:p>-0.709457</text:p>
          </table:table-cell>
          <table:table-cell office:value-type="float" office:value="-0.59441" calcext:value-type="float">
            <text:p>-0.59441</text:p>
          </table:table-cell>
        </table:table-row>
        <table:table-row table:style-name="ro1">
          <table:table-cell office:value-type="float" office:value="116127" calcext:value-type="float">
            <text:p>116127</text:p>
          </table:table-cell>
          <table:table-cell office:value-type="float" office:value="0.603516" calcext:value-type="float">
            <text:p>0.603516</text:p>
          </table:table-cell>
          <table:table-cell office:value-type="float" office:value="0.396484" calcext:value-type="float">
            <text:p>0.396484</text:p>
          </table:table-cell>
          <table:table-cell office:value-type="float" office:value="-0.144531" calcext:value-type="float">
            <text:p>-0.144531</text:p>
          </table:table-cell>
          <table:table-cell office:value-type="float" office:value="1.810925" calcext:value-type="float">
            <text:p>1.810925</text:p>
          </table:table-cell>
          <table:table-cell office:value-type="float" office:value="-0.739283" calcext:value-type="float">
            <text:p>-0.739283</text:p>
          </table:table-cell>
          <table:table-cell office:value-type="float" office:value="-0.59654" calcext:value-type="float">
            <text:p>-0.59654</text:p>
          </table:table-cell>
        </table:table-row>
        <table:table-row table:style-name="ro1">
          <table:table-cell office:value-type="float" office:value="117376" calcext:value-type="float">
            <text:p>117376</text:p>
          </table:table-cell>
          <table:table-cell office:value-type="float" office:value="0.598633" calcext:value-type="float">
            <text:p>0.598633</text:p>
          </table:table-cell>
          <table:table-cell office:value-type="float" office:value="0.402344" calcext:value-type="float">
            <text:p>0.402344</text:p>
          </table:table-cell>
          <table:table-cell office:value-type="float" office:value="-0.147461" calcext:value-type="float">
            <text:p>-0.147461</text:p>
          </table:table-cell>
          <table:table-cell office:value-type="float" office:value="1.783229" calcext:value-type="float">
            <text:p>1.783229</text:p>
          </table:table-cell>
          <table:table-cell office:value-type="float" office:value="-0.773371" calcext:value-type="float">
            <text:p>-0.773371</text:p>
          </table:table-cell>
          <table:table-cell office:value-type="float" office:value="-0.59441" calcext:value-type="float">
            <text:p>-0.59441</text:p>
          </table:table-cell>
        </table:table-row>
        <table:table-row table:style-name="ro1">
          <table:table-cell office:value-type="float" office:value="118624" calcext:value-type="float">
            <text:p>118624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97461" calcext:value-type="float">
            <text:p>0.397461</text:p>
          </table:table-cell>
          <table:table-cell office:value-type="float" office:value="-0.148438" calcext:value-type="float">
            <text:p>-0.148438</text:p>
          </table:table-cell>
          <table:table-cell office:value-type="float" office:value="1.757662" calcext:value-type="float">
            <text:p>1.757662</text:p>
          </table:table-cell>
          <table:table-cell office:value-type="float" office:value="-0.805329" calcext:value-type="float">
            <text:p>-0.805329</text:p>
          </table:table-cell>
          <table:table-cell office:value-type="float" office:value="-0.579496" calcext:value-type="float">
            <text:p>-0.579496</text:p>
          </table:table-cell>
        </table:table-row>
        <table:table-row table:style-name="ro1">
          <table:table-cell office:value-type="float" office:value="119873" calcext:value-type="float">
            <text:p>119873</text:p>
          </table:table-cell>
          <table:table-cell office:value-type="float" office:value="0.589844" calcext:value-type="float">
            <text:p>0.589844</text:p>
          </table:table-cell>
          <table:table-cell office:value-type="float" office:value="0.404297" calcext:value-type="float">
            <text:p>0.404297</text:p>
          </table:table-cell>
          <table:table-cell office:value-type="float" office:value="-0.120117" calcext:value-type="float">
            <text:p>-0.120117</text:p>
          </table:table-cell>
          <table:table-cell office:value-type="float" office:value="1.734227" calcext:value-type="float">
            <text:p>1.734227</text:p>
          </table:table-cell>
          <table:table-cell office:value-type="float" office:value="-0.841548" calcext:value-type="float">
            <text:p>-0.841548</text:p>
          </table:table-cell>
          <table:table-cell office:value-type="float" office:value="-0.575235" calcext:value-type="float">
            <text:p>-0.575235</text:p>
          </table:table-cell>
        </table:table-row>
        <table:table-row table:style-name="ro1">
          <table:table-cell office:value-type="float" office:value="121122" calcext:value-type="float">
            <text:p>121122</text:p>
          </table:table-cell>
          <table:table-cell office:value-type="float" office:value="0.586914" calcext:value-type="float">
            <text:p>0.586914</text:p>
          </table:table-cell>
          <table:table-cell office:value-type="float" office:value="0.405273" calcext:value-type="float">
            <text:p>0.405273</text:p>
          </table:table-cell>
          <table:table-cell office:value-type="float" office:value="-0.111328" calcext:value-type="float">
            <text:p>-0.111328</text:p>
          </table:table-cell>
          <table:table-cell office:value-type="float" office:value="1.7044" calcext:value-type="float">
            <text:p>1.7044</text:p>
          </table:table-cell>
          <table:table-cell office:value-type="float" office:value="-0.899071" calcext:value-type="float">
            <text:p>-0.899071</text:p>
          </table:table-cell>
          <table:table-cell office:value-type="float" office:value="-0.592279" calcext:value-type="float">
            <text:p>-0.592279</text:p>
          </table:table-cell>
        </table:table-row>
        <table:table-row table:style-name="ro1">
          <table:table-cell office:value-type="float" office:value="122372" calcext:value-type="float">
            <text:p>122372</text:p>
          </table:table-cell>
          <table:table-cell office:value-type="float" office:value="0.588867" calcext:value-type="float">
            <text:p>0.588867</text:p>
          </table:table-cell>
          <table:table-cell office:value-type="float" office:value="0.415039" calcext:value-type="float">
            <text:p>0.415039</text:p>
          </table:table-cell>
          <table:table-cell office:value-type="float" office:value="-0.12793" calcext:value-type="float">
            <text:p>-0.12793</text:p>
          </table:table-cell>
          <table:table-cell office:value-type="float" office:value="1.644746" calcext:value-type="float">
            <text:p>1.644746</text:p>
          </table:table-cell>
          <table:table-cell office:value-type="float" office:value="-0.935289" calcext:value-type="float">
            <text:p>-0.935289</text:p>
          </table:table-cell>
          <table:table-cell office:value-type="float" office:value="-0.630628" calcext:value-type="float">
            <text:p>-0.630628</text:p>
          </table:table-cell>
        </table:table-row>
        <table:table-row table:style-name="ro1">
          <table:table-cell office:value-type="float" office:value="123619" calcext:value-type="float">
            <text:p>123619</text:p>
          </table:table-cell>
          <table:table-cell office:value-type="float" office:value="0.611328" calcext:value-type="float">
            <text:p>0.611328</text:p>
          </table:table-cell>
          <table:table-cell office:value-type="float" office:value="0.428711" calcext:value-type="float">
            <text:p>0.428711</text:p>
          </table:table-cell>
          <table:table-cell office:value-type="float" office:value="-0.132813" calcext:value-type="float">
            <text:p>-0.132813</text:p>
          </table:table-cell>
          <table:table-cell office:value-type="float" office:value="1.608528" calcext:value-type="float">
            <text:p>1.608528</text:p>
          </table:table-cell>
          <table:table-cell office:value-type="float" office:value="-0.958725" calcext:value-type="float">
            <text:p>-0.958725</text:p>
          </table:table-cell>
          <table:table-cell office:value-type="float" office:value="-0.675369" calcext:value-type="float">
            <text:p>-0.675369</text:p>
          </table:table-cell>
        </table:table-row>
        <table:table-row table:style-name="ro1">
          <table:table-cell office:value-type="float" office:value="124868" calcext:value-type="float">
            <text:p>124868</text:p>
          </table:table-cell>
          <table:table-cell office:value-type="float" office:value="0.556641" calcext:value-type="float">
            <text:p>0.556641</text:p>
          </table:table-cell>
          <table:table-cell office:value-type="float" office:value="0.404297" calcext:value-type="float">
            <text:p>0.404297</text:p>
          </table:table-cell>
          <table:table-cell office:value-type="float" office:value="-0.123047" calcext:value-type="float">
            <text:p>-0.123047</text:p>
          </table:table-cell>
          <table:table-cell office:value-type="float" office:value="1.580831" calcext:value-type="float">
            <text:p>1.580831</text:p>
          </table:table-cell>
          <table:table-cell office:value-type="float" office:value="-0.9779" calcext:value-type="float">
            <text:p>-0.9779</text:p>
          </table:table-cell>
          <table:table-cell office:value-type="float" office:value="-0.649802" calcext:value-type="float">
            <text:p>-0.649802</text:p>
          </table:table-cell>
        </table:table-row>
        <table:table-row table:style-name="ro1">
          <table:table-cell office:value-type="float" office:value="126118" calcext:value-type="float">
            <text:p>126118</text:p>
          </table:table-cell>
          <table:table-cell office:value-type="float" office:value="0.551758" calcext:value-type="float">
            <text:p>0.551758</text:p>
          </table:table-cell>
          <table:table-cell office:value-type="float" office:value="0.404297" calcext:value-type="float">
            <text:p>0.404297</text:p>
          </table:table-cell>
          <table:table-cell office:value-type="float" office:value="-0.12793" calcext:value-type="float">
            <text:p>-0.12793</text:p>
          </table:table-cell>
          <table:table-cell office:value-type="float" office:value="1.544612" calcext:value-type="float">
            <text:p>1.544612</text:p>
          </table:table-cell>
          <table:table-cell office:value-type="float" office:value="-0.999205" calcext:value-type="float">
            <text:p>-0.999205</text:p>
          </table:table-cell>
          <table:table-cell office:value-type="float" office:value="-0.575235" calcext:value-type="float">
            <text:p>-0.575235</text:p>
          </table:table-cell>
        </table:table-row>
        <table:table-row table:style-name="ro1">
          <table:table-cell office:value-type="float" office:value="127368" calcext:value-type="float">
            <text:p>127368</text:p>
          </table:table-cell>
          <table:table-cell office:value-type="float" office:value="0.583008" calcext:value-type="float">
            <text:p>0.583008</text:p>
          </table:table-cell>
          <table:table-cell office:value-type="float" office:value="0.416016" calcext:value-type="float">
            <text:p>0.416016</text:p>
          </table:table-cell>
          <table:table-cell office:value-type="float" office:value="-0.112305" calcext:value-type="float">
            <text:p>-0.112305</text:p>
          </table:table-cell>
          <table:table-cell office:value-type="float" office:value="1.514786" calcext:value-type="float">
            <text:p>1.514786</text:p>
          </table:table-cell>
          <table:table-cell office:value-type="float" office:value="-1.024771" calcext:value-type="float">
            <text:p>-1.024771</text:p>
          </table:table-cell>
          <table:table-cell office:value-type="float" office:value="-0.549669" calcext:value-type="float">
            <text:p>-0.549669</text:p>
          </table:table-cell>
        </table:table-row>
        <table:table-row table:style-name="ro1">
          <table:table-cell office:value-type="float" office:value="128614" calcext:value-type="float">
            <text:p>128614</text:p>
          </table:table-cell>
          <table:table-cell office:value-type="float" office:value="0.59668" calcext:value-type="float">
            <text:p>0.59668</text:p>
          </table:table-cell>
          <table:table-cell office:value-type="float" office:value="0.418945" calcext:value-type="float">
            <text:p>0.418945</text:p>
          </table:table-cell>
          <table:table-cell office:value-type="float" office:value="-0.105469" calcext:value-type="float">
            <text:p>-0.105469</text:p>
          </table:table-cell>
          <table:table-cell office:value-type="float" office:value="1.480697" calcext:value-type="float">
            <text:p>1.480697</text:p>
          </table:table-cell>
          <table:table-cell office:value-type="float" office:value="-1.037554" calcext:value-type="float">
            <text:p>-1.037554</text:p>
          </table:table-cell>
          <table:table-cell office:value-type="float" office:value="-0.55393" calcext:value-type="float">
            <text:p>-0.55393</text:p>
          </table:table-cell>
        </table:table-row>
        <table:table-row table:style-name="ro1">
          <table:table-cell office:value-type="float" office:value="129862" calcext:value-type="float">
            <text:p>129862</text:p>
          </table:table-cell>
          <table:table-cell office:value-type="float" office:value="0.582031" calcext:value-type="float">
            <text:p>0.582031</text:p>
          </table:table-cell>
          <table:table-cell office:value-type="float" office:value="0.427734" calcext:value-type="float">
            <text:p>0.427734</text:p>
          </table:table-cell>
          <table:table-cell office:value-type="float" office:value="-0.134766" calcext:value-type="float">
            <text:p>-0.134766</text:p>
          </table:table-cell>
          <table:table-cell office:value-type="float" office:value="1.438087" calcext:value-type="float">
            <text:p>1.438087</text:p>
          </table:table-cell>
          <table:table-cell office:value-type="float" office:value="-1.041815" calcext:value-type="float">
            <text:p>-1.041815</text:p>
          </table:table-cell>
          <table:table-cell office:value-type="float" office:value="-0.543277" calcext:value-type="float">
            <text:p>-0.543277</text:p>
          </table:table-cell>
        </table:table-row>
        <table:table-row table:style-name="ro1">
          <table:table-cell office:value-type="float" office:value="131112" calcext:value-type="float">
            <text:p>131112</text:p>
          </table:table-cell>
          <table:table-cell office:value-type="float" office:value="0.588867" calcext:value-type="float">
            <text:p>0.588867</text:p>
          </table:table-cell>
          <table:table-cell office:value-type="float" office:value="0.436523" calcext:value-type="float">
            <text:p>0.436523</text:p>
          </table:table-cell>
          <table:table-cell office:value-type="float" office:value="-0.133789" calcext:value-type="float">
            <text:p>-0.133789</text:p>
          </table:table-cell>
          <table:table-cell office:value-type="float" office:value="1.404" calcext:value-type="float">
            <text:p>1.404</text:p>
          </table:table-cell>
          <table:table-cell office:value-type="float" office:value="-1.050337" calcext:value-type="float">
            <text:p>-1.050337</text:p>
          </table:table-cell>
          <table:table-cell office:value-type="float" office:value="-0.521972" calcext:value-type="float">
            <text:p>-0.521972</text:p>
          </table:table-cell>
        </table:table-row>
        <table:table-row table:style-name="ro1">
          <table:table-cell office:value-type="float" office:value="132360" calcext:value-type="float">
            <text:p>132360</text:p>
          </table:table-cell>
          <table:table-cell office:value-type="float" office:value="0.606445" calcext:value-type="float">
            <text:p>0.606445</text:p>
          </table:table-cell>
          <table:table-cell office:value-type="float" office:value="0.442383" calcext:value-type="float">
            <text:p>0.442383</text:p>
          </table:table-cell>
          <table:table-cell office:value-type="float" office:value="-0.121094" calcext:value-type="float">
            <text:p>-0.121094</text:p>
          </table:table-cell>
          <table:table-cell office:value-type="float" office:value="1.382694" calcext:value-type="float">
            <text:p>1.382694</text:p>
          </table:table-cell>
          <table:table-cell office:value-type="float" office:value="-1.060989" calcext:value-type="float">
            <text:p>-1.060989</text:p>
          </table:table-cell>
          <table:table-cell office:value-type="float" office:value="-0.513451" calcext:value-type="float">
            <text:p>-0.513451</text:p>
          </table:table-cell>
        </table:table-row>
        <table:table-row table:style-name="ro1">
          <table:table-cell office:value-type="float" office:value="133611" calcext:value-type="float">
            <text:p>133611</text:p>
          </table:table-cell>
          <table:table-cell office:value-type="float" office:value="0.611328" calcext:value-type="float">
            <text:p>0.611328</text:p>
          </table:table-cell>
          <table:table-cell office:value-type="float" office:value="0.445312" calcext:value-type="float">
            <text:p>0.445312</text:p>
          </table:table-cell>
          <table:table-cell office:value-type="float" office:value="-0.115234" calcext:value-type="float">
            <text:p>-0.115234</text:p>
          </table:table-cell>
          <table:table-cell office:value-type="float" office:value="1.372042" calcext:value-type="float">
            <text:p>1.372042</text:p>
          </table:table-cell>
          <table:table-cell office:value-type="float" office:value="-1.099338" calcext:value-type="float">
            <text:p>-1.099338</text:p>
          </table:table-cell>
          <table:table-cell office:value-type="float" office:value="-0.519842" calcext:value-type="float">
            <text:p>-0.519842</text:p>
          </table:table-cell>
        </table:table-row>
        <table:table-row table:style-name="ro1">
          <table:table-cell office:value-type="float" office:value="134859" calcext:value-type="float">
            <text:p>134859</text:p>
          </table:table-cell>
          <table:table-cell office:value-type="float" office:value="0.583008" calcext:value-type="float">
            <text:p>0.583008</text:p>
          </table:table-cell>
          <table:table-cell office:value-type="float" office:value="0.444336" calcext:value-type="float">
            <text:p>0.444336</text:p>
          </table:table-cell>
          <table:table-cell office:value-type="float" office:value="-0.130859" calcext:value-type="float">
            <text:p>-0.130859</text:p>
          </table:table-cell>
          <table:table-cell office:value-type="float" office:value="1.335824" calcext:value-type="float">
            <text:p>1.335824</text:p>
          </table:table-cell>
          <table:table-cell office:value-type="float" office:value="-1.133426" calcext:value-type="float">
            <text:p>-1.133426</text:p>
          </table:table-cell>
          <table:table-cell office:value-type="float" office:value="-0.528364" calcext:value-type="float">
            <text:p>-0.528364</text:p>
          </table:table-cell>
        </table:table-row>
        <table:table-row table:style-name="ro1">
          <table:table-cell office:value-type="float" office:value="136106" calcext:value-type="float">
            <text:p>136106</text:p>
          </table:table-cell>
          <table:table-cell office:value-type="float" office:value="0.59668" calcext:value-type="float">
            <text:p>0.59668</text:p>
          </table:table-cell>
          <table:table-cell office:value-type="float" office:value="0.451172" calcext:value-type="float">
            <text:p>0.451172</text:p>
          </table:table-cell>
          <table:table-cell office:value-type="float" office:value="-0.134766" calcext:value-type="float">
            <text:p>-0.134766</text:p>
          </table:table-cell>
          <table:table-cell office:value-type="float" office:value="1.288952" calcext:value-type="float">
            <text:p>1.288952</text:p>
          </table:table-cell>
          <table:table-cell office:value-type="float" office:value="-1.171775" calcext:value-type="float">
            <text:p>-1.171775</text:p>
          </table:table-cell>
          <table:table-cell office:value-type="float" office:value="-0.517711" calcext:value-type="float">
            <text:p>-0.517711</text:p>
          </table:table-cell>
        </table:table-row>
        <table:table-row table:style-name="ro1">
          <table:table-cell office:value-type="float" office:value="137355" calcext:value-type="float">
            <text:p>137355</text:p>
          </table:table-cell>
          <table:table-cell office:value-type="float" office:value="0.601562" calcext:value-type="float">
            <text:p>0.601562</text:p>
          </table:table-cell>
          <table:table-cell office:value-type="float" office:value="0.454102" calcext:value-type="float">
            <text:p>0.454102</text:p>
          </table:table-cell>
          <table:table-cell office:value-type="float" office:value="-0.112305" calcext:value-type="float">
            <text:p>-0.112305</text:p>
          </table:table-cell>
          <table:table-cell office:value-type="float" office:value="1.261256" calcext:value-type="float">
            <text:p>1.261256</text:p>
          </table:table-cell>
          <table:table-cell office:value-type="float" office:value="-1.212255" calcext:value-type="float">
            <text:p>-1.212255</text:p>
          </table:table-cell>
          <table:table-cell office:value-type="float" office:value="-0.515581" calcext:value-type="float">
            <text:p>-0.515581</text:p>
          </table:table-cell>
        </table:table-row>
        <table:table-row table:style-name="ro1">
          <table:table-cell office:value-type="float" office:value="138603" calcext:value-type="float">
            <text:p>138603</text:p>
          </table:table-cell>
          <table:table-cell office:value-type="float" office:value="0.597656" calcext:value-type="float">
            <text:p>0.597656</text:p>
          </table:table-cell>
          <table:table-cell office:value-type="float" office:value="0.459961" calcext:value-type="float">
            <text:p>0.459961</text:p>
          </table:table-cell>
          <table:table-cell office:value-type="float" office:value="-0.133789" calcext:value-type="float">
            <text:p>-0.133789</text:p>
          </table:table-cell>
          <table:table-cell office:value-type="float" office:value="1.214385" calcext:value-type="float">
            <text:p>1.214385</text:p>
          </table:table-cell>
          <table:table-cell office:value-type="float" office:value="-1.265517" calcext:value-type="float">
            <text:p>-1.265517</text:p>
          </table:table-cell>
          <table:table-cell office:value-type="float" office:value="-0.532625" calcext:value-type="float">
            <text:p>-0.532625</text:p>
          </table:table-cell>
        </table:table-row>
        <table:table-row table:style-name="ro1">
          <table:table-cell office:value-type="float" office:value="139852" calcext:value-type="float">
            <text:p>139852</text:p>
          </table:table-cell>
          <table:table-cell office:value-type="float" office:value="0.616211" calcext:value-type="float">
            <text:p>0.616211</text:p>
          </table:table-cell>
          <table:table-cell office:value-type="float" office:value="0.479492" calcext:value-type="float">
            <text:p>0.479492</text:p>
          </table:table-cell>
          <table:table-cell office:value-type="float" office:value="-0.134766" calcext:value-type="float">
            <text:p>-0.134766</text:p>
          </table:table-cell>
          <table:table-cell office:value-type="float" office:value="1.163253" calcext:value-type="float">
            <text:p>1.163253</text:p>
          </table:table-cell>
          <table:table-cell office:value-type="float" office:value="-1.325171" calcext:value-type="float">
            <text:p>-1.325171</text:p>
          </table:table-cell>
          <table:table-cell office:value-type="float" office:value="-0.547539" calcext:value-type="float">
            <text:p>-0.547539</text:p>
          </table:table-cell>
        </table:table-row>
        <table:table-row table:style-name="ro1">
          <table:table-cell office:value-type="float" office:value="141102" calcext:value-type="float">
            <text:p>141102</text:p>
          </table:table-cell>
          <table:table-cell office:value-type="float" office:value="0.633789" calcext:value-type="float">
            <text:p>0.633789</text:p>
          </table:table-cell>
          <table:table-cell office:value-type="float" office:value="0.487305" calcext:value-type="float">
            <text:p>0.487305</text:p>
          </table:table-cell>
          <table:table-cell office:value-type="float" office:value="-0.138672" calcext:value-type="float">
            <text:p>-0.138672</text:p>
          </table:table-cell>
          <table:table-cell office:value-type="float" office:value="1.120643" calcext:value-type="float">
            <text:p>1.120643</text:p>
          </table:table-cell>
          <table:table-cell office:value-type="float" office:value="-1.378434" calcext:value-type="float">
            <text:p>-1.378434</text:p>
          </table:table-cell>
          <table:table-cell office:value-type="float" office:value="-0.577365" calcext:value-type="float">
            <text:p>-0.577365</text:p>
          </table:table-cell>
        </table:table-row>
        <table:table-row table:style-name="ro1">
          <table:table-cell office:value-type="float" office:value="142349" calcext:value-type="float">
            <text:p>142349</text:p>
          </table:table-cell>
          <table:table-cell office:value-type="float" office:value="0.636719" calcext:value-type="float">
            <text:p>0.636719</text:p>
          </table:table-cell>
          <table:table-cell office:value-type="float" office:value="0.481445" calcext:value-type="float">
            <text:p>0.481445</text:p>
          </table:table-cell>
          <table:table-cell office:value-type="float" office:value="-0.173828" calcext:value-type="float">
            <text:p>-0.173828</text:p>
          </table:table-cell>
          <table:table-cell office:value-type="float" office:value="1.058858" calcext:value-type="float">
            <text:p>1.058858</text:p>
          </table:table-cell>
          <table:table-cell office:value-type="float" office:value="-1.397608" calcext:value-type="float">
            <text:p>-1.397608</text:p>
          </table:table-cell>
          <table:table-cell office:value-type="float" office:value="-0.568844" calcext:value-type="float">
            <text:p>-0.568844</text:p>
          </table:table-cell>
        </table:table-row>
        <table:table-row table:style-name="ro1">
          <table:table-cell office:value-type="float" office:value="143598" calcext:value-type="float">
            <text:p>143598</text:p>
          </table:table-cell>
          <table:table-cell office:value-type="float" office:value="0.646484" calcext:value-type="float">
            <text:p>0.646484</text:p>
          </table:table-cell>
          <table:table-cell office:value-type="float" office:value="0.478516" calcext:value-type="float">
            <text:p>0.478516</text:p>
          </table:table-cell>
          <table:table-cell office:value-type="float" office:value="-0.189453" calcext:value-type="float">
            <text:p>-0.189453</text:p>
          </table:table-cell>
          <table:table-cell office:value-type="float" office:value="1.018379" calcext:value-type="float">
            <text:p>1.018379</text:p>
          </table:table-cell>
          <table:table-cell office:value-type="float" office:value="-1.423174" calcext:value-type="float">
            <text:p>-1.423174</text:p>
          </table:table-cell>
          <table:table-cell office:value-type="float" office:value="-0.534756" calcext:value-type="float">
            <text:p>-0.534756</text:p>
          </table:table-cell>
        </table:table-row>
        <table:table-row table:style-name="ro1">
          <table:table-cell office:value-type="float" office:value="144847" calcext:value-type="float">
            <text:p>144847</text:p>
          </table:table-cell>
          <table:table-cell office:value-type="float" office:value="0.642578" calcext:value-type="float">
            <text:p>0.642578</text:p>
          </table:table-cell>
          <table:table-cell office:value-type="float" office:value="0.485352" calcext:value-type="float">
            <text:p>0.485352</text:p>
          </table:table-cell>
          <table:table-cell office:value-type="float" office:value="-0.164063" calcext:value-type="float">
            <text:p>-0.164063</text:p>
          </table:table-cell>
          <table:table-cell office:value-type="float" office:value="0.999205" calcext:value-type="float">
            <text:p>0.999205</text:p>
          </table:table-cell>
          <table:table-cell office:value-type="float" office:value="-1.444479" calcext:value-type="float">
            <text:p>-1.444479</text:p>
          </table:table-cell>
          <table:table-cell office:value-type="float" office:value="-0.504929" calcext:value-type="float">
            <text:p>-0.504929</text:p>
          </table:table-cell>
        </table:table-row>
        <table:table-row table:style-name="ro1">
          <table:table-cell office:value-type="float" office:value="146095" calcext:value-type="float">
            <text:p>146095</text:p>
          </table:table-cell>
          <table:table-cell office:value-type="float" office:value="0.62793" calcext:value-type="float">
            <text:p>0.62793</text:p>
          </table:table-cell>
          <table:table-cell office:value-type="float" office:value="0.487305" calcext:value-type="float">
            <text:p>0.487305</text:p>
          </table:table-cell>
          <table:table-cell office:value-type="float" office:value="-0.191406" calcext:value-type="float">
            <text:p>-0.191406</text:p>
          </table:table-cell>
          <table:table-cell office:value-type="float" office:value="0.950203" calcext:value-type="float">
            <text:p>0.950203</text:p>
          </table:table-cell>
          <table:table-cell office:value-type="float" office:value="-1.472176" calcext:value-type="float">
            <text:p>-1.472176</text:p>
          </table:table-cell>
          <table:table-cell office:value-type="float" office:value="-0.462319" calcext:value-type="float">
            <text:p>-0.462319</text:p>
          </table:table-cell>
        </table:table-row>
        <table:table-row table:style-name="ro1">
          <table:table-cell office:value-type="float" office:value="147344" calcext:value-type="float">
            <text:p>147344</text:p>
          </table:table-cell>
          <table:table-cell office:value-type="float" office:value="0.639648" calcext:value-type="float">
            <text:p>0.639648</text:p>
          </table:table-cell>
          <table:table-cell office:value-type="float" office:value="0.498047" calcext:value-type="float">
            <text:p>0.498047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890549" calcext:value-type="float">
            <text:p>0.890549</text:p>
          </table:table-cell>
          <table:table-cell office:value-type="float" office:value="-1.523308" calcext:value-type="float">
            <text:p>-1.523308</text:p>
          </table:table-cell>
          <table:table-cell office:value-type="float" office:value="-0.441014" calcext:value-type="float">
            <text:p>-0.441014</text:p>
          </table:table-cell>
        </table:table-row>
        <table:table-row table:style-name="ro1">
          <table:table-cell office:value-type="float" office:value="148593" calcext:value-type="float">
            <text:p>148593</text:p>
          </table:table-cell>
          <table:table-cell office:value-type="float" office:value="0.661133" calcext:value-type="float">
            <text:p>0.661133</text:p>
          </table:table-cell>
          <table:table-cell office:value-type="float" office:value="0.509766" calcext:value-type="float">
            <text:p>0.509766</text:p>
          </table:table-cell>
          <table:table-cell office:value-type="float" office:value="-0.172852" calcext:value-type="float">
            <text:p>-0.172852</text:p>
          </table:table-cell>
          <table:table-cell office:value-type="float" office:value="0.835156" calcext:value-type="float">
            <text:p>0.835156</text:p>
          </table:table-cell>
          <table:table-cell office:value-type="float" office:value="-1.559526" calcext:value-type="float">
            <text:p>-1.559526</text:p>
          </table:table-cell>
          <table:table-cell office:value-type="float" office:value="-0.455927" calcext:value-type="float">
            <text:p>-0.455927</text:p>
          </table:table-cell>
        </table:table-row>
        <table:table-row table:style-name="ro1">
          <table:table-cell office:value-type="float" office:value="149842" calcext:value-type="float">
            <text:p>149842</text:p>
          </table:table-cell>
          <table:table-cell office:value-type="float" office:value="0.669922" calcext:value-type="float">
            <text:p>0.669922</text:p>
          </table:table-cell>
          <table:table-cell office:value-type="float" office:value="0.53418" calcext:value-type="float">
            <text:p>0.53418</text:p>
          </table:table-cell>
          <table:table-cell office:value-type="float" office:value="-0.177734" calcext:value-type="float">
            <text:p>-0.177734</text:p>
          </table:table-cell>
          <table:table-cell office:value-type="float" office:value="0.779763" calcext:value-type="float">
            <text:p>0.779763</text:p>
          </table:table-cell>
          <table:table-cell office:value-type="float" office:value="-1.604267" calcext:value-type="float">
            <text:p>-1.604267</text:p>
          </table:table-cell>
          <table:table-cell office:value-type="float" office:value="-0.472971" calcext:value-type="float">
            <text:p>-0.472971</text:p>
          </table:table-cell>
        </table:table-row>
        <table:table-row table:style-name="ro1">
          <table:table-cell office:value-type="float" office:value="151090" calcext:value-type="float">
            <text:p>151090</text:p>
          </table:table-cell>
          <table:table-cell office:value-type="float" office:value="0.669922" calcext:value-type="float">
            <text:p>0.669922</text:p>
          </table:table-cell>
          <table:table-cell office:value-type="float" office:value="0.538086" calcext:value-type="float">
            <text:p>0.538086</text:p>
          </table:table-cell>
          <table:table-cell office:value-type="float" office:value="-0.178711" calcext:value-type="float">
            <text:p>-0.178711</text:p>
          </table:table-cell>
          <table:table-cell office:value-type="float" office:value="0.72437" calcext:value-type="float">
            <text:p>0.72437</text:p>
          </table:table-cell>
          <table:table-cell office:value-type="float" office:value="-1.638354" calcext:value-type="float">
            <text:p>-1.638354</text:p>
          </table:table-cell>
          <table:table-cell office:value-type="float" office:value="-0.475102" calcext:value-type="float">
            <text:p>-0.475102</text:p>
          </table:table-cell>
        </table:table-row>
        <table:table-row table:style-name="ro1">
          <table:table-cell office:value-type="float" office:value="152339" calcext:value-type="float">
            <text:p>152339</text:p>
          </table:table-cell>
          <table:table-cell office:value-type="float" office:value="0.668945" calcext:value-type="float">
            <text:p>0.668945</text:p>
          </table:table-cell>
          <table:table-cell office:value-type="float" office:value="0.529297" calcext:value-type="float">
            <text:p>0.529297</text:p>
          </table:table-cell>
          <table:table-cell office:value-type="float" office:value="-0.178711" calcext:value-type="float">
            <text:p>-0.178711</text:p>
          </table:table-cell>
          <table:table-cell office:value-type="float" office:value="0.679629" calcext:value-type="float">
            <text:p>0.679629</text:p>
          </table:table-cell>
          <table:table-cell office:value-type="float" office:value="-1.668181" calcext:value-type="float">
            <text:p>-1.668181</text:p>
          </table:table-cell>
          <table:table-cell office:value-type="float" office:value="-0.453796" calcext:value-type="float">
            <text:p>-0.453796</text:p>
          </table:table-cell>
        </table:table-row>
        <table:table-row table:style-name="ro1">
          <table:table-cell office:value-type="float" office:value="153587" calcext:value-type="float">
            <text:p>153587</text:p>
          </table:table-cell>
          <table:table-cell office:value-type="float" office:value="0.682617" calcext:value-type="float">
            <text:p>0.682617</text:p>
          </table:table-cell>
          <table:table-cell office:value-type="float" office:value="0.532227" calcext:value-type="float">
            <text:p>0.532227</text:p>
          </table:table-cell>
          <table:table-cell office:value-type="float" office:value="-0.158203" calcext:value-type="float">
            <text:p>-0.158203</text:p>
          </table:table-cell>
          <table:table-cell office:value-type="float" office:value="0.643411" calcext:value-type="float">
            <text:p>0.643411</text:p>
          </table:table-cell>
          <table:table-cell office:value-type="float" office:value="-1.7044" calcext:value-type="float">
            <text:p>-1.7044</text:p>
          </table:table-cell>
          <table:table-cell office:value-type="float" office:value="-0.453796" calcext:value-type="float">
            <text:p>-0.453796</text:p>
          </table:table-cell>
        </table:table-row>
        <table:table-row table:style-name="ro1">
          <table:table-cell office:value-type="float" office:value="154836" calcext:value-type="float">
            <text:p>154836</text:p>
          </table:table-cell>
          <table:table-cell office:value-type="float" office:value="0.702148" calcext:value-type="float">
            <text:p>0.702148</text:p>
          </table:table-cell>
          <table:table-cell office:value-type="float" office:value="0.563477" calcext:value-type="float">
            <text:p>0.563477</text:p>
          </table:table-cell>
          <table:table-cell office:value-type="float" office:value="-0.197266" calcext:value-type="float">
            <text:p>-0.197266</text:p>
          </table:table-cell>
          <table:table-cell office:value-type="float" office:value="0.590148" calcext:value-type="float">
            <text:p>0.590148</text:p>
          </table:table-cell>
          <table:table-cell office:value-type="float" office:value="-1.719313" calcext:value-type="float">
            <text:p>-1.719313</text:p>
          </table:table-cell>
          <table:table-cell office:value-type="float" office:value="-0.46871" calcext:value-type="float">
            <text:p>-0.46871</text:p>
          </table:table-cell>
        </table:table-row>
        <table:table-row table:style-name="ro1">
          <table:table-cell office:value-type="float" office:value="156085" calcext:value-type="float">
            <text:p>156085</text:p>
          </table:table-cell>
          <table:table-cell office:value-type="float" office:value="0.72168" calcext:value-type="float">
            <text:p>0.72168</text:p>
          </table:table-cell>
          <table:table-cell office:value-type="float" office:value="0.571289" calcext:value-type="float">
            <text:p>0.571289</text:p>
          </table:table-cell>
          <table:table-cell office:value-type="float" office:value="-0.173828" calcext:value-type="float">
            <text:p>-0.173828</text:p>
          </table:table-cell>
          <table:table-cell office:value-type="float" office:value="0.566713" calcext:value-type="float">
            <text:p>0.566713</text:p>
          </table:table-cell>
          <table:table-cell office:value-type="float" office:value="-1.738488" calcext:value-type="float">
            <text:p>-1.738488</text:p>
          </table:table-cell>
          <table:table-cell office:value-type="float" office:value="-0.487884" calcext:value-type="float">
            <text:p>-0.487884</text:p>
          </table:table-cell>
        </table:table-row>
        <table:table-row table:style-name="ro1">
          <table:table-cell office:value-type="float" office:value="157335" calcext:value-type="float">
            <text:p>15733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564453" calcext:value-type="float">
            <text:p>0.564453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521972" calcext:value-type="float">
            <text:p>0.521972</text:p>
          </table:table-cell>
          <table:table-cell office:value-type="float" office:value="-1.734227" calcext:value-type="float">
            <text:p>-1.734227</text:p>
          </table:table-cell>
          <table:table-cell office:value-type="float" office:value="-0.485754" calcext:value-type="float">
            <text:p>-0.485754</text:p>
          </table:table-cell>
        </table:table-row>
        <table:table-row table:style-name="ro1">
          <table:table-cell office:value-type="float" office:value="158582" calcext:value-type="float">
            <text:p>158582</text:p>
          </table:table-cell>
          <table:table-cell office:value-type="float" office:value="0.711914" calcext:value-type="float">
            <text:p>0.711914</text:p>
          </table:table-cell>
          <table:table-cell office:value-type="float" office:value="0.563477" calcext:value-type="float">
            <text:p>0.563477</text:p>
          </table:table-cell>
          <table:table-cell office:value-type="float" office:value="-0.207031" calcext:value-type="float">
            <text:p>-0.207031</text:p>
          </table:table-cell>
          <table:table-cell office:value-type="float" office:value="0.475102" calcext:value-type="float">
            <text:p>0.475102</text:p>
          </table:table-cell>
          <table:table-cell office:value-type="float" office:value="-1.734227" calcext:value-type="float">
            <text:p>-1.734227</text:p>
          </table:table-cell>
          <table:table-cell office:value-type="float" office:value="-0.466579" calcext:value-type="float">
            <text:p>-0.466579</text:p>
          </table:table-cell>
        </table:table-row>
        <table:table-row table:style-name="ro1">
          <table:table-cell office:value-type="float" office:value="159831" calcext:value-type="float">
            <text:p>159831</text:p>
          </table:table-cell>
          <table:table-cell office:value-type="float" office:value="0.726562" calcext:value-type="float">
            <text:p>0.726562</text:p>
          </table:table-cell>
          <table:table-cell office:value-type="float" office:value="0.569336" calcext:value-type="float">
            <text:p>0.569336</text:p>
          </table:table-cell>
          <table:table-cell office:value-type="float" office:value="-0.178711" calcext:value-type="float">
            <text:p>-0.178711</text:p>
          </table:table-cell>
          <table:table-cell office:value-type="float" office:value="0.441014" calcext:value-type="float">
            <text:p>0.441014</text:p>
          </table:table-cell>
          <table:table-cell office:value-type="float" office:value="-1.74914" calcext:value-type="float">
            <text:p>-1.74914</text:p>
          </table:table-cell>
          <table:table-cell office:value-type="float" office:value="-0.481493" calcext:value-type="float">
            <text:p>-0.481493</text:p>
          </table:table-cell>
        </table:table-row>
        <table:table-row table:style-name="ro1">
          <table:table-cell office:value-type="float" office:value="161079" calcext:value-type="float">
            <text:p>161079</text:p>
          </table:table-cell>
          <table:table-cell office:value-type="float" office:value="0.709961" calcext:value-type="float">
            <text:p>0.709961</text:p>
          </table:table-cell>
          <table:table-cell office:value-type="float" office:value="0.571289" calcext:value-type="float">
            <text:p>0.571289</text:p>
          </table:table-cell>
          <table:table-cell office:value-type="float" office:value="-0.186523" calcext:value-type="float">
            <text:p>-0.186523</text:p>
          </table:table-cell>
          <table:table-cell office:value-type="float" office:value="0.372837" calcext:value-type="float">
            <text:p>0.372837</text:p>
          </table:table-cell>
          <table:table-cell office:value-type="float" office:value="-1.759793" calcext:value-type="float">
            <text:p>-1.759793</text:p>
          </table:table-cell>
          <table:table-cell office:value-type="float" office:value="-0.496407" calcext:value-type="float">
            <text:p>-0.496407</text:p>
          </table:table-cell>
        </table:table-row>
        <table:table-row table:style-name="ro1">
          <table:table-cell office:value-type="float" office:value="162330" calcext:value-type="float">
            <text:p>162330</text:p>
          </table:table-cell>
          <table:table-cell office:value-type="float" office:value="0.698242" calcext:value-type="float">
            <text:p>0.698242</text:p>
          </table:table-cell>
          <table:table-cell office:value-type="float" office:value="0.571289" calcext:value-type="float">
            <text:p>0.571289</text:p>
          </table:table-cell>
          <table:table-cell office:value-type="float" office:value="-0.205078" calcext:value-type="float">
            <text:p>-0.205078</text:p>
          </table:table-cell>
          <table:table-cell office:value-type="float" office:value="0.264182" calcext:value-type="float">
            <text:p>0.264182</text:p>
          </table:table-cell>
          <table:table-cell office:value-type="float" office:value="-1.751271" calcext:value-type="float">
            <text:p>-1.751271</text:p>
          </table:table-cell>
          <table:table-cell office:value-type="float" office:value="-0.472971" calcext:value-type="float">
            <text:p>-0.472971</text:p>
          </table:table-cell>
        </table:table-row>
        <table:table-row table:style-name="ro1">
          <table:table-cell office:value-type="float" office:value="163577" calcext:value-type="float">
            <text:p>163577</text:p>
          </table:table-cell>
          <table:table-cell office:value-type="float" office:value="0.706055" calcext:value-type="float">
            <text:p>0.706055</text:p>
          </table:table-cell>
          <table:table-cell office:value-type="float" office:value="0.574219" calcext:value-type="float">
            <text:p>0.574219</text:p>
          </table:table-cell>
          <table:table-cell office:value-type="float" office:value="-0.209961" calcext:value-type="float">
            <text:p>-0.209961</text:p>
          </table:table-cell>
          <table:table-cell office:value-type="float" office:value="0.193876" calcext:value-type="float">
            <text:p>0.193876</text:p>
          </table:table-cell>
          <table:table-cell office:value-type="float" office:value="-1.781098" calcext:value-type="float">
            <text:p>-1.781098</text:p>
          </table:table-cell>
          <table:table-cell office:value-type="float" office:value="-0.455927" calcext:value-type="float">
            <text:p>-0.455927</text:p>
          </table:table-cell>
        </table:table-row>
        <table:table-row table:style-name="ro1">
          <table:table-cell office:value-type="float" office:value="164825" calcext:value-type="float">
            <text:p>164825</text:p>
          </table:table-cell>
          <table:table-cell office:value-type="float" office:value="0.728516" calcext:value-type="float">
            <text:p>0.728516</text:p>
          </table:table-cell>
          <table:table-cell office:value-type="float" office:value="0.577148" calcext:value-type="float">
            <text:p>0.577148</text:p>
          </table:table-cell>
          <table:table-cell office:value-type="float" office:value="-0.154297" calcext:value-type="float">
            <text:p>-0.154297</text:p>
          </table:table-cell>
          <table:table-cell office:value-type="float" office:value="0.187484" calcext:value-type="float">
            <text:p>0.187484</text:p>
          </table:table-cell>
          <table:table-cell office:value-type="float" office:value="-1.810925" calcext:value-type="float">
            <text:p>-1.810925</text:p>
          </table:table-cell>
          <table:table-cell office:value-type="float" office:value="-0.487884" calcext:value-type="float">
            <text:p>-0.487884</text:p>
          </table:table-cell>
        </table:table-row>
        <table:table-row table:style-name="ro1">
          <table:table-cell office:value-type="float" office:value="166076" calcext:value-type="float">
            <text:p>166076</text:p>
          </table:table-cell>
          <table:table-cell office:value-type="float" office:value="0.698242" calcext:value-type="float">
            <text:p>0.698242</text:p>
          </table:table-cell>
          <table:table-cell office:value-type="float" office:value="0.572266" calcext:value-type="float">
            <text:p>0.572266</text:p>
          </table:table-cell>
          <table:table-cell office:value-type="float" office:value="-0.217773" calcext:value-type="float">
            <text:p>-0.217773</text:p>
          </table:table-cell>
          <table:table-cell office:value-type="float" office:value="0.119308" calcext:value-type="float">
            <text:p>0.119308</text:p>
          </table:table-cell>
          <table:table-cell office:value-type="float" office:value="-1.808795" calcext:value-type="float">
            <text:p>-1.808795</text:p>
          </table:table-cell>
          <table:table-cell office:value-type="float" office:value="-0.47084" calcext:value-type="float">
            <text:p>-0.47084</text:p>
          </table:table-cell>
        </table:table-row>
        <table:table-row table:style-name="ro1">
          <table:table-cell office:value-type="float" office:value="167327" calcext:value-type="float">
            <text:p>167327</text:p>
          </table:table-cell>
          <table:table-cell office:value-type="float" office:value="0.722656" calcext:value-type="float">
            <text:p>0.722656</text:p>
          </table:table-cell>
          <table:table-cell office:value-type="float" office:value="0.573242" calcext:value-type="float">
            <text:p>0.573242</text:p>
          </table:table-cell>
          <table:table-cell office:value-type="float" office:value="-0.202148" calcext:value-type="float">
            <text:p>-0.202148</text:p>
          </table:table-cell>
          <table:table-cell office:value-type="float" office:value="0.068176" calcext:value-type="float">
            <text:p>0.068176</text:p>
          </table:table-cell>
          <table:table-cell office:value-type="float" office:value="-1.815186" calcext:value-type="float">
            <text:p>-1.815186</text:p>
          </table:table-cell>
          <table:table-cell office:value-type="float" office:value="-0.436752" calcext:value-type="float">
            <text:p>-0.436752</text:p>
          </table:table-cell>
        </table:table-row>
        <table:table-row table:style-name="ro1">
          <table:table-cell office:value-type="float" office:value="168574" calcext:value-type="float">
            <text:p>168574</text:p>
          </table:table-cell>
          <table:table-cell office:value-type="float" office:value="0.758789" calcext:value-type="float">
            <text:p>0.758789</text:p>
          </table:table-cell>
          <table:table-cell office:value-type="float" office:value="0.572266" calcext:value-type="float">
            <text:p>0.572266</text:p>
          </table:table-cell>
          <table:table-cell office:value-type="float" office:value="-0.136719" calcext:value-type="float">
            <text:p>-0.136719</text:p>
          </table:table-cell>
          <table:table-cell office:value-type="float" office:value="0.074567" calcext:value-type="float">
            <text:p>0.074567</text:p>
          </table:table-cell>
          <table:table-cell office:value-type="float" office:value="-1.815186" calcext:value-type="float">
            <text:p>-1.815186</text:p>
          </table:table-cell>
          <table:table-cell office:value-type="float" office:value="-0.455927" calcext:value-type="float">
            <text:p>-0.455927</text:p>
          </table:table-cell>
        </table:table-row>
        <table:table-row table:style-name="ro1">
          <table:table-cell office:value-type="float" office:value="169822" calcext:value-type="float">
            <text:p>169822</text:p>
          </table:table-cell>
          <table:table-cell office:value-type="float" office:value="0.730469" calcext:value-type="float">
            <text:p>0.730469</text:p>
          </table:table-cell>
          <table:table-cell office:value-type="float" office:value="0.554688" calcext:value-type="float">
            <text:p>0.554688</text:p>
          </table:table-cell>
          <table:table-cell office:value-type="float" office:value="-0.19043" calcext:value-type="float">
            <text:p>-0.19043</text:p>
          </table:table-cell>
          <table:table-cell office:value-type="float" office:value="0.051132" calcext:value-type="float">
            <text:p>0.051132</text:p>
          </table:table-cell>
          <table:table-cell office:value-type="float" office:value="-1.798142" calcext:value-type="float">
            <text:p>-1.798142</text:p>
          </table:table-cell>
          <table:table-cell office:value-type="float" office:value="-0.462319" calcext:value-type="float">
            <text:p>-0.462319</text:p>
          </table:table-cell>
        </table:table-row>
        <table:table-row table:style-name="ro1">
          <table:table-cell office:value-type="float" office:value="171069" calcext:value-type="float">
            <text:p>171069</text:p>
          </table:table-cell>
          <table:table-cell office:value-type="float" office:value="0.743164" calcext:value-type="float">
            <text:p>0.743164</text:p>
          </table:table-cell>
          <table:table-cell office:value-type="float" office:value="0.55957" calcext:value-type="float">
            <text:p>0.55957</text:p>
          </table:table-cell>
          <table:table-cell office:value-type="float" office:value="-0.181641" calcext:value-type="float">
            <text:p>-0.181641</text:p>
          </table:table-cell>
          <table:table-cell office:value-type="float" office:value="0.027696" calcext:value-type="float">
            <text:p>0.027696</text:p>
          </table:table-cell>
          <table:table-cell office:value-type="float" office:value="-1.78962" calcext:value-type="float">
            <text:p>-1.78962</text:p>
          </table:table-cell>
          <table:table-cell office:value-type="float" office:value="-0.447405" calcext:value-type="float">
            <text:p>-0.447405</text:p>
          </table:table-cell>
        </table:table-row>
        <table:table-row table:style-name="ro1">
          <table:table-cell office:value-type="float" office:value="172318" calcext:value-type="float">
            <text:p>172318</text:p>
          </table:table-cell>
          <table:table-cell office:value-type="float" office:value="0.751953" calcext:value-type="float">
            <text:p>0.751953</text:p>
          </table:table-cell>
          <table:table-cell office:value-type="float" office:value="0.576172" calcext:value-type="float">
            <text:p>0.576172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0.010653" calcext:value-type="float">
            <text:p>0.010653</text:p>
          </table:table-cell>
          <table:table-cell office:value-type="float" office:value="-1.776837" calcext:value-type="float">
            <text:p>-1.776837</text:p>
          </table:table-cell>
          <table:table-cell office:value-type="float" office:value="-0.453796" calcext:value-type="float">
            <text:p>-0.453796</text:p>
          </table:table-cell>
        </table:table-row>
        <table:table-row table:style-name="ro1">
          <table:table-cell office:value-type="float" office:value="173566" calcext:value-type="float">
            <text:p>173566</text:p>
          </table:table-cell>
          <table:table-cell office:value-type="float" office:value="0.74707" calcext:value-type="float">
            <text:p>0.74707</text:p>
          </table:table-cell>
          <table:table-cell office:value-type="float" office:value="0.583008" calcext:value-type="float">
            <text:p>0.583008</text:p>
          </table:table-cell>
          <table:table-cell office:value-type="float" office:value="-0.177734" calcext:value-type="float">
            <text:p>-0.177734</text:p>
          </table:table-cell>
          <table:table-cell office:value-type="float" office:value="-0.031957" calcext:value-type="float">
            <text:p>-0.031957</text:p>
          </table:table-cell>
          <table:table-cell office:value-type="float" office:value="-1.764054" calcext:value-type="float">
            <text:p>-1.764054</text:p>
          </table:table-cell>
          <table:table-cell office:value-type="float" office:value="-0.466579" calcext:value-type="float">
            <text:p>-0.466579</text:p>
          </table:table-cell>
        </table:table-row>
        <table:table-row table:style-name="ro1">
          <table:table-cell office:value-type="float" office:value="174815" calcext:value-type="float">
            <text:p>174815</text:p>
          </table:table-cell>
          <table:table-cell office:value-type="float" office:value="0.748047" calcext:value-type="float">
            <text:p>0.748047</text:p>
          </table:table-cell>
          <table:table-cell office:value-type="float" office:value="0.571289" calcext:value-type="float">
            <text:p>0.571289</text:p>
          </table:table-cell>
          <table:table-cell office:value-type="float" office:value="-0.201172" calcext:value-type="float">
            <text:p>-0.201172</text:p>
          </table:table-cell>
          <table:table-cell office:value-type="float" office:value="-0.106525" calcext:value-type="float">
            <text:p>-0.106525</text:p>
          </table:table-cell>
          <table:table-cell office:value-type="float" office:value="-1.734227" calcext:value-type="float">
            <text:p>-1.734227</text:p>
          </table:table-cell>
          <table:table-cell office:value-type="float" office:value="-0.445275" calcext:value-type="float">
            <text:p>-0.445275</text:p>
          </table:table-cell>
        </table:table-row>
        <table:table-row table:style-name="ro1">
          <table:table-cell office:value-type="float" office:value="176065" calcext:value-type="float">
            <text:p>17606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567383" calcext:value-type="float">
            <text:p>0.567383</text:p>
          </table:table-cell>
          <table:table-cell office:value-type="float" office:value="-0.191406" calcext:value-type="float">
            <text:p>-0.191406</text:p>
          </table:table-cell>
          <table:table-cell office:value-type="float" office:value="-0.178962" calcext:value-type="float">
            <text:p>-0.178962</text:p>
          </table:table-cell>
          <table:table-cell office:value-type="float" office:value="-1.691617" calcext:value-type="float">
            <text:p>-1.691617</text:p>
          </table:table-cell>
          <table:table-cell office:value-type="float" office:value="-0.404795" calcext:value-type="float">
            <text:p>-0.404795</text:p>
          </table:table-cell>
        </table:table-row>
        <table:table-row table:style-name="ro1">
          <table:table-cell office:value-type="float" office:value="177312" calcext:value-type="float">
            <text:p>177312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564453" calcext:value-type="float">
            <text:p>0.564453</text:p>
          </table:table-cell>
          <table:table-cell office:value-type="float" office:value="-0.180664" calcext:value-type="float">
            <text:p>-0.180664</text:p>
          </table:table-cell>
          <table:table-cell office:value-type="float" office:value="-0.234355" calcext:value-type="float">
            <text:p>-0.234355</text:p>
          </table:table-cell>
          <table:table-cell office:value-type="float" office:value="-1.657529" calcext:value-type="float">
            <text:p>-1.657529</text:p>
          </table:table-cell>
          <table:table-cell office:value-type="float" office:value="-0.392012" calcext:value-type="float">
            <text:p>-0.392012</text:p>
          </table:table-cell>
        </table:table-row>
        <table:table-row table:style-name="ro1">
          <table:table-cell office:value-type="float" office:value="178561" calcext:value-type="float">
            <text:p>178561</text:p>
          </table:table-cell>
          <table:table-cell office:value-type="float" office:value="0.774414" calcext:value-type="float">
            <text:p>0.774414</text:p>
          </table:table-cell>
          <table:table-cell office:value-type="float" office:value="0.56543" calcext:value-type="float">
            <text:p>0.56543</text:p>
          </table:table-cell>
          <table:table-cell office:value-type="float" office:value="-0.174805" calcext:value-type="float">
            <text:p>-0.174805</text:p>
          </table:table-cell>
          <table:table-cell office:value-type="float" office:value="-0.268443" calcext:value-type="float">
            <text:p>-0.268443</text:p>
          </table:table-cell>
          <table:table-cell office:value-type="float" office:value="-1.640485" calcext:value-type="float">
            <text:p>-1.640485</text:p>
          </table:table-cell>
          <table:table-cell office:value-type="float" office:value="-0.398404" calcext:value-type="float">
            <text:p>-0.398404</text:p>
          </table:table-cell>
        </table:table-row>
        <table:table-row table:style-name="ro1">
          <table:table-cell office:value-type="float" office:value="179810" calcext:value-type="float">
            <text:p>179810</text:p>
          </table:table-cell>
          <table:table-cell office:value-type="float" office:value="0.762695" calcext:value-type="float">
            <text:p>0.762695</text:p>
          </table:table-cell>
          <table:table-cell office:value-type="float" office:value="0.543945" calcext:value-type="float">
            <text:p>0.543945</text:p>
          </table:table-cell>
          <table:table-cell office:value-type="float" office:value="-0.12793" calcext:value-type="float">
            <text:p>-0.12793</text:p>
          </table:table-cell>
          <table:table-cell office:value-type="float" office:value="-0.281226" calcext:value-type="float">
            <text:p>-0.281226</text:p>
          </table:table-cell>
          <table:table-cell office:value-type="float" office:value="-1.640485" calcext:value-type="float">
            <text:p>-1.640485</text:p>
          </table:table-cell>
          <table:table-cell office:value-type="float" office:value="-0.404795" calcext:value-type="float">
            <text:p>-0.404795</text:p>
          </table:table-cell>
        </table:table-row>
        <table:table-row table:style-name="ro1">
          <table:table-cell office:value-type="float" office:value="181060" calcext:value-type="float">
            <text:p>181060</text:p>
          </table:table-cell>
          <table:table-cell office:value-type="float" office:value="0.745117" calcext:value-type="float">
            <text:p>0.745117</text:p>
          </table:table-cell>
          <table:table-cell office:value-type="float" office:value="0.532227" calcext:value-type="float">
            <text:p>0.532227</text:p>
          </table:table-cell>
          <table:table-cell office:value-type="float" office:value="-0.113281" calcext:value-type="float">
            <text:p>-0.113281</text:p>
          </table:table-cell>
          <table:table-cell office:value-type="float" office:value="-0.283357" calcext:value-type="float">
            <text:p>-0.283357</text:p>
          </table:table-cell>
          <table:table-cell office:value-type="float" office:value="-1.644746" calcext:value-type="float">
            <text:p>-1.644746</text:p>
          </table:table-cell>
          <table:table-cell office:value-type="float" office:value="-0.404795" calcext:value-type="float">
            <text:p>-0.404795</text:p>
          </table:table-cell>
        </table:table-row>
        <table:table-row table:style-name="ro1">
          <table:table-cell office:value-type="float" office:value="182307" calcext:value-type="float">
            <text:p>182307</text:p>
          </table:table-cell>
          <table:table-cell office:value-type="float" office:value="0.738281" calcext:value-type="float">
            <text:p>0.738281</text:p>
          </table:table-cell>
          <table:table-cell office:value-type="float" office:value="0.521484" calcext:value-type="float">
            <text:p>0.521484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-0.29827" calcext:value-type="float">
            <text:p>-0.29827</text:p>
          </table:table-cell>
          <table:table-cell office:value-type="float" office:value="-1.636224" calcext:value-type="float">
            <text:p>-1.636224</text:p>
          </table:table-cell>
          <table:table-cell office:value-type="float" office:value="-0.379229" calcext:value-type="float">
            <text:p>-0.379229</text:p>
          </table:table-cell>
        </table:table-row>
        <table:table-row table:style-name="ro1">
          <table:table-cell office:value-type="float" office:value="183556" calcext:value-type="float">
            <text:p>183556</text:p>
          </table:table-cell>
          <table:table-cell office:value-type="float" office:value="0.745117" calcext:value-type="float">
            <text:p>0.745117</text:p>
          </table:table-cell>
          <table:table-cell office:value-type="float" office:value="0.514648" calcext:value-type="float">
            <text:p>0.514648</text:p>
          </table:table-cell>
          <table:table-cell office:value-type="float" office:value="-0.113281" calcext:value-type="float">
            <text:p>-0.113281</text:p>
          </table:table-cell>
          <table:table-cell office:value-type="float" office:value="-0.311053" calcext:value-type="float">
            <text:p>-0.311053</text:p>
          </table:table-cell>
          <table:table-cell office:value-type="float" office:value="-1.612788" calcext:value-type="float">
            <text:p>-1.612788</text:p>
          </table:table-cell>
          <table:table-cell office:value-type="float" office:value="-0.34088" calcext:value-type="float">
            <text:p>-0.34088</text:p>
          </table:table-cell>
        </table:table-row>
        <table:table-row table:style-name="ro1">
          <table:table-cell office:value-type="float" office:value="184804" calcext:value-type="float">
            <text:p>184804</text:p>
          </table:table-cell>
          <table:table-cell office:value-type="float" office:value="0.766602" calcext:value-type="float">
            <text:p>0.766602</text:p>
          </table:table-cell>
          <table:table-cell office:value-type="float" office:value="0.506836" calcext:value-type="float">
            <text:p>0.506836</text:p>
          </table:table-cell>
          <table:table-cell office:value-type="float" office:value="-0.068359" calcext:value-type="float">
            <text:p>-0.068359</text:p>
          </table:table-cell>
          <table:table-cell office:value-type="float" office:value="-0.294009" calcext:value-type="float">
            <text:p>-0.294009</text:p>
          </table:table-cell>
          <table:table-cell office:value-type="float" office:value="-1.585092" calcext:value-type="float">
            <text:p>-1.585092</text:p>
          </table:table-cell>
          <table:table-cell office:value-type="float" office:value="-0.317445" calcext:value-type="float">
            <text:p>-0.317445</text:p>
          </table:table-cell>
        </table:table-row>
        <table:table-row table:style-name="ro1">
          <table:table-cell office:value-type="float" office:value="186053" calcext:value-type="float">
            <text:p>186053</text:p>
          </table:table-cell>
          <table:table-cell office:value-type="float" office:value="0.753906" calcext:value-type="float">
            <text:p>0.753906</text:p>
          </table:table-cell>
          <table:table-cell office:value-type="float" office:value="0.493164" calcext:value-type="float">
            <text:p>0.493164</text:p>
          </table:table-cell>
          <table:table-cell office:value-type="float" office:value="-0.060547" calcext:value-type="float">
            <text:p>-0.060547</text:p>
          </table:table-cell>
          <table:table-cell office:value-type="float" office:value="-0.281226" calcext:value-type="float">
            <text:p>-0.281226</text:p>
          </table:table-cell>
          <table:table-cell office:value-type="float" office:value="-1.557395" calcext:value-type="float">
            <text:p>-1.557395</text:p>
          </table:table-cell>
          <table:table-cell office:value-type="float" office:value="-0.306792" calcext:value-type="float">
            <text:p>-0.306792</text:p>
          </table:table-cell>
        </table:table-row>
        <table:table-row table:style-name="ro1">
          <table:table-cell office:value-type="float" office:value="187302" calcext:value-type="float">
            <text:p>187302</text:p>
          </table:table-cell>
          <table:table-cell office:value-type="float" office:value="0.741211" calcext:value-type="float">
            <text:p>0.741211</text:p>
          </table:table-cell>
          <table:table-cell office:value-type="float" office:value="0.476562" calcext:value-type="float">
            <text:p>0.476562</text:p>
          </table:table-cell>
          <table:table-cell office:value-type="float" office:value="-0.063477" calcext:value-type="float">
            <text:p>-0.063477</text:p>
          </table:table-cell>
          <table:table-cell office:value-type="float" office:value="-0.281226" calcext:value-type="float">
            <text:p>-0.281226</text:p>
          </table:table-cell>
          <table:table-cell office:value-type="float" office:value="-1.529699" calcext:value-type="float">
            <text:p>-1.529699</text:p>
          </table:table-cell>
          <table:table-cell office:value-type="float" office:value="-0.272704" calcext:value-type="float">
            <text:p>-0.272704</text:p>
          </table:table-cell>
        </table:table-row>
        <table:table-row table:style-name="ro1">
          <table:table-cell office:value-type="float" office:value="188550" calcext:value-type="float">
            <text:p>188550</text:p>
          </table:table-cell>
          <table:table-cell office:value-type="float" office:value="0.748047" calcext:value-type="float">
            <text:p>0.748047</text:p>
          </table:table-cell>
          <table:table-cell office:value-type="float" office:value="0.459961" calcext:value-type="float">
            <text:p>0.459961</text:p>
          </table:table-cell>
          <table:table-cell office:value-type="float" office:value="-0.056641" calcext:value-type="float">
            <text:p>-0.056641</text:p>
          </table:table-cell>
          <table:table-cell office:value-type="float" office:value="-0.272704" calcext:value-type="float">
            <text:p>-0.272704</text:p>
          </table:table-cell>
          <table:table-cell office:value-type="float" office:value="-1.508394" calcext:value-type="float">
            <text:p>-1.508394</text:p>
          </table:table-cell>
          <table:table-cell office:value-type="float" office:value="-0.236486" calcext:value-type="float">
            <text:p>-0.236486</text:p>
          </table:table-cell>
        </table:table-row>
        <table:table-row table:style-name="ro1">
          <table:table-cell office:value-type="float" office:value="189799" calcext:value-type="float">
            <text:p>189799</text:p>
          </table:table-cell>
          <table:table-cell office:value-type="float" office:value="0.749023" calcext:value-type="float">
            <text:p>0.749023</text:p>
          </table:table-cell>
          <table:table-cell office:value-type="float" office:value="0.413086" calcext:value-type="float">
            <text:p>0.413086</text:p>
          </table:table-cell>
          <table:table-cell office:value-type="float" office:value="-0.029297" calcext:value-type="float">
            <text:p>-0.029297</text:p>
          </table:table-cell>
          <table:table-cell office:value-type="float" office:value="-0.251399" calcext:value-type="float">
            <text:p>-0.251399</text:p>
          </table:table-cell>
          <table:table-cell office:value-type="float" office:value="-1.502002" calcext:value-type="float">
            <text:p>-1.502002</text:p>
          </table:table-cell>
          <table:table-cell office:value-type="float" office:value="-0.219442" calcext:value-type="float">
            <text:p>-0.219442</text:p>
          </table:table-cell>
        </table:table-row>
        <table:table-row table:style-name="ro1">
          <table:table-cell office:value-type="float" office:value="191048" calcext:value-type="float">
            <text:p>191048</text:p>
          </table:table-cell>
          <table:table-cell office:value-type="float" office:value="0.742188" calcext:value-type="float">
            <text:p>0.742188</text:p>
          </table:table-cell>
          <table:table-cell office:value-type="float" office:value="0.398438" calcext:value-type="float">
            <text:p>0.398438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-0.264182" calcext:value-type="float">
            <text:p>-0.264182</text:p>
          </table:table-cell>
          <table:table-cell office:value-type="float" office:value="-1.49135" calcext:value-type="float">
            <text:p>-1.49135</text:p>
          </table:table-cell>
          <table:table-cell office:value-type="float" office:value="-0.187484" calcext:value-type="float">
            <text:p>-0.187484</text:p>
          </table:table-cell>
        </table:table-row>
        <table:table-row table:style-name="ro1">
          <table:table-cell office:value-type="float" office:value="192298" calcext:value-type="float">
            <text:p>192298</text:p>
          </table:table-cell>
          <table:table-cell office:value-type="float" office:value="0.757812" calcext:value-type="float">
            <text:p>0.757812</text:p>
          </table:table-cell>
          <table:table-cell office:value-type="float" office:value="0.387695" calcext:value-type="float">
            <text:p>0.387695</text:p>
          </table:table-cell>
          <table:table-cell office:value-type="float" office:value="-0.060547" calcext:value-type="float">
            <text:p>-0.060547</text:p>
          </table:table-cell>
          <table:table-cell office:value-type="float" office:value="-0.287618" calcext:value-type="float">
            <text:p>-0.287618</text:p>
          </table:table-cell>
          <table:table-cell office:value-type="float" office:value="-1.453001" calcext:value-type="float">
            <text:p>-1.453001</text:p>
          </table:table-cell>
          <table:table-cell office:value-type="float" office:value="-0.132091" calcext:value-type="float">
            <text:p>-0.132091</text:p>
          </table:table-cell>
        </table:table-row>
        <table:table-row table:style-name="ro1">
          <table:table-cell office:value-type="float" office:value="193545" calcext:value-type="float">
            <text:p>193545</text:p>
          </table:table-cell>
          <table:table-cell office:value-type="float" office:value="0.787109" calcext:value-type="float">
            <text:p>0.787109</text:p>
          </table:table-cell>
          <table:table-cell office:value-type="float" office:value="0.378906" calcext:value-type="float">
            <text:p>0.378906</text:p>
          </table:table-cell>
          <table:table-cell office:value-type="float" office:value="-0.072266" calcext:value-type="float">
            <text:p>-0.072266</text:p>
          </table:table-cell>
          <table:table-cell office:value-type="float" office:value="-0.315314" calcext:value-type="float">
            <text:p>-0.315314</text:p>
          </table:table-cell>
          <table:table-cell office:value-type="float" office:value="-1.365651" calcext:value-type="float">
            <text:p>-1.365651</text:p>
          </table:table-cell>
          <table:table-cell office:value-type="float" office:value="-0.070306" calcext:value-type="float">
            <text:p>-0.070306</text:p>
          </table:table-cell>
        </table:table-row>
        <table:table-row table:style-name="ro1">
          <table:table-cell office:value-type="float" office:value="194794" calcext:value-type="float">
            <text:p>194794</text:p>
          </table:table-cell>
          <table:table-cell office:value-type="float" office:value="0.87793" calcext:value-type="float">
            <text:p>0.87793</text:p>
          </table:table-cell>
          <table:table-cell office:value-type="float" office:value="0.366211" calcext:value-type="float">
            <text:p>0.366211</text:p>
          </table:table-cell>
          <table:table-cell office:value-type="float" office:value="-0.112305" calcext:value-type="float">
            <text:p>-0.112305</text:p>
          </table:table-cell>
          <table:table-cell office:value-type="float" office:value="-0.364316" calcext:value-type="float">
            <text:p>-0.364316</text:p>
          </table:table-cell>
          <table:table-cell office:value-type="float" office:value="-1.239951" calcext:value-type="float">
            <text:p>-1.239951</text:p>
          </table:table-cell>
          <table:table-cell office:value-type="float" office:value="-0.008522" calcext:value-type="float">
            <text:p>-0.008522</text:p>
          </table:table-cell>
        </table:table-row>
        <table:table-row table:style-name="ro1">
          <table:table-cell office:value-type="float" office:value="196042" calcext:value-type="float">
            <text:p>196042</text:p>
          </table:table-cell>
          <table:table-cell office:value-type="float" office:value="0.916992" calcext:value-type="float">
            <text:p>0.916992</text:p>
          </table:table-cell>
          <table:table-cell office:value-type="float" office:value="0.350586" calcext:value-type="float">
            <text:p>0.350586</text:p>
          </table:table-cell>
          <table:table-cell office:value-type="float" office:value="-0.063477" calcext:value-type="float">
            <text:p>-0.063477</text:p>
          </table:table-cell>
          <table:table-cell office:value-type="float" office:value="-0.338749" calcext:value-type="float">
            <text:p>-0.338749</text:p>
          </table:table-cell>
          <table:table-cell office:value-type="float" office:value="-1.144078" calcext:value-type="float">
            <text:p>-1.144078</text:p>
          </table:table-cell>
          <table:table-cell office:value-type="float" office:value="-0.004261" calcext:value-type="float">
            <text:p>-0.004261</text:p>
          </table:table-cell>
        </table:table-row>
        <table:table-row table:style-name="ro1">
          <table:table-cell office:value-type="float" office:value="197291" calcext:value-type="float">
            <text:p>197291</text:p>
          </table:table-cell>
          <table:table-cell office:value-type="float" office:value="0.876953" calcext:value-type="float">
            <text:p>0.876953</text:p>
          </table:table-cell>
          <table:table-cell office:value-type="float" office:value="0.331055" calcext:value-type="float">
            <text:p>0.331055</text:p>
          </table:table-cell>
          <table:table-cell office:value-type="float" office:value="-0.027344" calcext:value-type="float">
            <text:p>-0.027344</text:p>
          </table:table-cell>
          <table:table-cell office:value-type="float" office:value="-0.29827" calcext:value-type="float">
            <text:p>-0.29827</text:p>
          </table:table-cell>
          <table:table-cell office:value-type="float" office:value="-1.116382" calcext:value-type="float">
            <text:p>-1.116382</text:p>
          </table:table-cell>
          <table:table-cell office:value-type="float" office:value="-0.034088" calcext:value-type="float">
            <text:p>-0.034088</text:p>
          </table:table-cell>
        </table:table-row>
        <table:table-row table:style-name="ro1">
          <table:table-cell office:value-type="float" office:value="198540" calcext:value-type="float">
            <text:p>198540</text:p>
          </table:table-cell>
          <table:table-cell office:value-type="float" office:value="0.807617" calcext:value-type="float">
            <text:p>0.807617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-0.02832" calcext:value-type="float">
            <text:p>-0.02832</text:p>
          </table:table-cell>
          <table:table-cell office:value-type="float" office:value="-0.294009" calcext:value-type="float">
            <text:p>-0.294009</text:p>
          </table:table-cell>
          <table:table-cell office:value-type="float" office:value="-1.15047" calcext:value-type="float">
            <text:p>-1.15047</text:p>
          </table:table-cell>
          <table:table-cell office:value-type="float" office:value="-0.049002" calcext:value-type="float">
            <text:p>-0.049002</text:p>
          </table:table-cell>
        </table:table-row>
        <table:table-row table:style-name="ro1">
          <table:table-cell office:value-type="float" office:value="199790" calcext:value-type="float">
            <text:p>199790</text:p>
          </table:table-cell>
          <table:table-cell office:value-type="float" office:value="0.77832" calcext:value-type="float">
            <text:p>0.77832</text:p>
          </table:table-cell>
          <table:table-cell office:value-type="float" office:value="0.285156" calcext:value-type="float">
            <text:p>0.285156</text:p>
          </table:table-cell>
          <table:table-cell office:value-type="float" office:value="-0.014648" calcext:value-type="float">
            <text:p>-0.014648</text:p>
          </table:table-cell>
          <table:table-cell office:value-type="float" office:value="-0.29827" calcext:value-type="float">
            <text:p>-0.29827</text:p>
          </table:table-cell>
          <table:table-cell office:value-type="float" office:value="-1.19095" calcext:value-type="float">
            <text:p>-1.19095</text:p>
          </table:table-cell>
          <table:table-cell office:value-type="float" office:value="-0.029827" calcext:value-type="float">
            <text:p>-0.029827</text:p>
          </table:table-cell>
        </table:table-row>
        <table:table-row table:style-name="ro1">
          <table:table-cell office:value-type="float" office:value="201037" calcext:value-type="float">
            <text:p>201037</text:p>
          </table:table-cell>
          <table:table-cell office:value-type="float" office:value="0.80957" calcext:value-type="float">
            <text:p>0.80957</text:p>
          </table:table-cell>
          <table:table-cell office:value-type="float" office:value="0.292969" calcext:value-type="float">
            <text:p>0.292969</text:p>
          </table:table-cell>
          <table:table-cell office:value-type="float" office:value="-0.006836" calcext:value-type="float">
            <text:p>-0.006836</text:p>
          </table:table-cell>
          <table:table-cell office:value-type="float" office:value="-0.287618" calcext:value-type="float">
            <text:p>-0.287618</text:p>
          </table:table-cell>
          <table:table-cell office:value-type="float" office:value="-1.197341" calcext:value-type="float">
            <text:p>-1.197341</text:p>
          </table:table-cell>
          <table:table-cell office:value-type="float" office:value="-0.010653" calcext:value-type="float">
            <text:p>-0.010653</text:p>
          </table:table-cell>
        </table:table-row>
        <table:table-row table:style-name="ro1">
          <table:table-cell office:value-type="float" office:value="202286" calcext:value-type="float">
            <text:p>202286</text:p>
          </table:table-cell>
          <table:table-cell office:value-type="float" office:value="0.833984" calcext:value-type="float">
            <text:p>0.833984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-0.006836" calcext:value-type="float">
            <text:p>-0.006836</text:p>
          </table:table-cell>
          <table:table-cell office:value-type="float" office:value="-0.272704" calcext:value-type="float">
            <text:p>-0.272704</text:p>
          </table:table-cell>
          <table:table-cell office:value-type="float" office:value="-1.167514" calcext:value-type="float">
            <text:p>-1.167514</text:p>
          </table:table-cell>
          <table:table-cell office:value-type="float" office:value="-0.002131" calcext:value-type="float">
            <text:p>-0.002131</text:p>
          </table:table-cell>
        </table:table-row>
        <table:table-row table:style-name="ro1">
          <table:table-cell office:value-type="float" office:value="203536" calcext:value-type="float">
            <text:p>203536</text:p>
          </table:table-cell>
          <table:table-cell office:value-type="float" office:value="0.853516" calcext:value-type="float">
            <text:p>0.853516</text:p>
          </table:table-cell>
          <table:table-cell office:value-type="float" office:value="0.290039" calcext:value-type="float">
            <text:p>0.290039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-0.25353" calcext:value-type="float">
            <text:p>-0.25353</text:p>
          </table:table-cell>
          <table:table-cell office:value-type="float" office:value="-1.131296" calcext:value-type="float">
            <text:p>-1.131296</text:p>
          </table:table-cell>
          <table:table-cell office:value-type="float" office:value="0.002131" calcext:value-type="float">
            <text:p>0.002131</text:p>
          </table:table-cell>
        </table:table-row>
        <table:table-row table:style-name="ro1">
          <table:table-cell office:value-type="float" office:value="204785" calcext:value-type="float">
            <text:p>204785</text:p>
          </table:table-cell>
          <table:table-cell office:value-type="float" office:value="0.860352" calcext:value-type="float">
            <text:p>0.860352</text:p>
          </table:table-cell>
          <table:table-cell office:value-type="float" office:value="0.266602" calcext:value-type="float">
            <text:p>0.26660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-0.240747" calcext:value-type="float">
            <text:p>-0.240747</text:p>
          </table:table-cell>
          <table:table-cell office:value-type="float" office:value="-1.090816" calcext:value-type="float">
            <text:p>-1.090816</text:p>
          </table:table-cell>
          <table:table-cell office:value-type="float" office:value="0.014913" calcext:value-type="float">
            <text:p>0.014913</text:p>
          </table:table-cell>
        </table:table-row>
        <table:table-row table:style-name="ro1">
          <table:table-cell office:value-type="float" office:value="206032" calcext:value-type="float">
            <text:p>206032</text:p>
          </table:table-cell>
          <table:table-cell office:value-type="float" office:value="0.854492" calcext:value-type="float">
            <text:p>0.854492</text:p>
          </table:table-cell>
          <table:table-cell office:value-type="float" office:value="0.25293" calcext:value-type="float">
            <text:p>0.25293</text:p>
          </table:table-cell>
          <table:table-cell office:value-type="float" office:value="0.016602" calcext:value-type="float">
            <text:p>0.016602</text:p>
          </table:table-cell>
          <table:table-cell office:value-type="float" office:value="-0.234355" calcext:value-type="float">
            <text:p>-0.234355</text:p>
          </table:table-cell>
          <table:table-cell office:value-type="float" office:value="-1.071641" calcext:value-type="float">
            <text:p>-1.071641</text:p>
          </table:table-cell>
          <table:table-cell office:value-type="float" office:value="0.027696" calcext:value-type="float">
            <text:p>0.027696</text:p>
          </table:table-cell>
        </table:table-row>
        <table:table-row table:style-name="ro1">
          <table:table-cell office:value-type="float" office:value="207281" calcext:value-type="float">
            <text:p>207281</text:p>
          </table:table-cell>
          <table:table-cell office:value-type="float" office:value="0.84082" calcext:value-type="float">
            <text:p>0.84082</text:p>
          </table:table-cell>
          <table:table-cell office:value-type="float" office:value="0.244141" calcext:value-type="float">
            <text:p>0.244141</text:p>
          </table:table-cell>
          <table:table-cell office:value-type="float" office:value="0.018555" calcext:value-type="float">
            <text:p>0.018555</text:p>
          </table:table-cell>
          <table:table-cell office:value-type="float" office:value="-0.225833" calcext:value-type="float">
            <text:p>-0.225833</text:p>
          </table:table-cell>
          <table:table-cell office:value-type="float" office:value="-1.063119" calcext:value-type="float">
            <text:p>-1.063119</text:p>
          </table:table-cell>
          <table:table-cell office:value-type="float" office:value="0.04048" calcext:value-type="float">
            <text:p>0.04048</text:p>
          </table:table-cell>
        </table:table-row>
        <table:table-row table:style-name="ro1">
          <table:table-cell office:value-type="float" office:value="208529" calcext:value-type="float">
            <text:p>208529</text:p>
          </table:table-cell>
          <table:table-cell office:value-type="float" office:value="0.833984" calcext:value-type="float">
            <text:p>0.833984</text:p>
          </table:table-cell>
          <table:table-cell office:value-type="float" office:value="0.238281" calcext:value-type="float">
            <text:p>0.238281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-0.21518" calcext:value-type="float">
            <text:p>-0.21518</text:p>
          </table:table-cell>
          <table:table-cell office:value-type="float" office:value="-1.058858" calcext:value-type="float">
            <text:p>-1.058858</text:p>
          </table:table-cell>
          <table:table-cell office:value-type="float" office:value="0.046871" calcext:value-type="float">
            <text:p>0.046871</text:p>
          </table:table-cell>
        </table:table-row>
        <table:table-row table:style-name="ro1">
          <table:table-cell office:value-type="float" office:value="209778" calcext:value-type="float">
            <text:p>209778</text:p>
          </table:table-cell>
          <table:table-cell office:value-type="float" office:value="0.847656" calcext:value-type="float">
            <text:p>0.847656</text:p>
          </table:table-cell>
          <table:table-cell office:value-type="float" office:value="0.240234" calcext:value-type="float">
            <text:p>0.240234</text:p>
          </table:table-cell>
          <table:table-cell office:value-type="float" office:value="0.022461" calcext:value-type="float">
            <text:p>0.022461</text:p>
          </table:table-cell>
          <table:table-cell office:value-type="float" office:value="-0.204528" calcext:value-type="float">
            <text:p>-0.204528</text:p>
          </table:table-cell>
          <table:table-cell office:value-type="float" office:value="-1.054598" calcext:value-type="float">
            <text:p>-1.054598</text:p>
          </table:table-cell>
          <table:table-cell office:value-type="float" office:value="0.057523" calcext:value-type="float">
            <text:p>0.057523</text:p>
          </table:table-cell>
        </table:table-row>
        <table:table-row table:style-name="ro1">
          <table:table-cell office:value-type="float" office:value="211028" calcext:value-type="float">
            <text:p>211028</text:p>
          </table:table-cell>
          <table:table-cell office:value-type="float" office:value="0.854492" calcext:value-type="float">
            <text:p>0.854492</text:p>
          </table:table-cell>
          <table:table-cell office:value-type="float" office:value="0.237305" calcext:value-type="float">
            <text:p>0.237305</text:p>
          </table:table-cell>
          <table:table-cell office:value-type="float" office:value="0.023437" calcext:value-type="float">
            <text:p>0.023437</text:p>
          </table:table-cell>
          <table:table-cell office:value-type="float" office:value="-0.193876" calcext:value-type="float">
            <text:p>-0.193876</text:p>
          </table:table-cell>
          <table:table-cell office:value-type="float" office:value="-1.037554" calcext:value-type="float">
            <text:p>-1.037554</text:p>
          </table:table-cell>
          <table:table-cell office:value-type="float" office:value="0.059654" calcext:value-type="float">
            <text:p>0.059654</text:p>
          </table:table-cell>
        </table:table-row>
        <table:table-row table:style-name="ro1">
          <table:table-cell office:value-type="float" office:value="212277" calcext:value-type="float">
            <text:p>212277</text:p>
          </table:table-cell>
          <table:table-cell office:value-type="float" office:value="0.871094" calcext:value-type="float">
            <text:p>0.871094</text:p>
          </table:table-cell>
          <table:table-cell office:value-type="float" office:value="0.233398" calcext:value-type="float">
            <text:p>0.233398</text:p>
          </table:table-cell>
          <table:table-cell office:value-type="float" office:value="0.025391" calcext:value-type="float">
            <text:p>0.025391</text:p>
          </table:table-cell>
          <table:table-cell office:value-type="float" office:value="-0.181092" calcext:value-type="float">
            <text:p>-0.181092</text:p>
          </table:table-cell>
          <table:table-cell office:value-type="float" office:value="-1.014118" calcext:value-type="float">
            <text:p>-1.014118</text:p>
          </table:table-cell>
          <table:table-cell office:value-type="float" office:value="0.066046" calcext:value-type="float">
            <text:p>0.066046</text:p>
          </table:table-cell>
        </table:table-row>
        <table:table-row table:style-name="ro1">
          <table:table-cell office:value-type="float" office:value="213524" calcext:value-type="float">
            <text:p>213524</text:p>
          </table:table-cell>
          <table:table-cell office:value-type="float" office:value="0.875977" calcext:value-type="float">
            <text:p>0.875977</text:p>
          </table:table-cell>
          <table:table-cell office:value-type="float" office:value="0.230469" calcext:value-type="float">
            <text:p>0.230469</text:p>
          </table:table-cell>
          <table:table-cell office:value-type="float" office:value="0.021484" calcext:value-type="float">
            <text:p>0.021484</text:p>
          </table:table-cell>
          <table:table-cell office:value-type="float" office:value="-0.164049" calcext:value-type="float">
            <text:p>-0.164049</text:p>
          </table:table-cell>
          <table:table-cell office:value-type="float" office:value="-0.9779" calcext:value-type="float">
            <text:p>-0.9779</text:p>
          </table:table-cell>
          <table:table-cell office:value-type="float" office:value="0.078828" calcext:value-type="float">
            <text:p>0.078828</text:p>
          </table:table-cell>
        </table:table-row>
        <table:table-row table:style-name="ro1">
          <table:table-cell office:value-type="float" office:value="214773" calcext:value-type="float">
            <text:p>214773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223633" calcext:value-type="float">
            <text:p>0.223633</text:p>
          </table:table-cell>
          <table:table-cell office:value-type="float" office:value="0.030273" calcext:value-type="float">
            <text:p>0.030273</text:p>
          </table:table-cell>
          <table:table-cell office:value-type="float" office:value="-0.151265" calcext:value-type="float">
            <text:p>-0.151265</text:p>
          </table:table-cell>
          <table:table-cell office:value-type="float" office:value="-0.948072" calcext:value-type="float">
            <text:p>-0.948072</text:p>
          </table:table-cell>
          <table:table-cell office:value-type="float" office:value="0.091611" calcext:value-type="float">
            <text:p>0.091611</text:p>
          </table:table-cell>
        </table:table-row>
        <table:table-row table:style-name="ro1">
          <table:table-cell office:value-type="float" office:value="216023" calcext:value-type="float">
            <text:p>216023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233398" calcext:value-type="float">
            <text:p>0.233398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-0.144874" calcext:value-type="float">
            <text:p>-0.144874</text:p>
          </table:table-cell>
          <table:table-cell office:value-type="float" office:value="-0.920376" calcext:value-type="float">
            <text:p>-0.920376</text:p>
          </table:table-cell>
          <table:table-cell office:value-type="float" office:value="0.100134" calcext:value-type="float">
            <text:p>0.100134</text:p>
          </table:table-cell>
        </table:table-row>
        <table:table-row table:style-name="ro1">
          <table:table-cell office:value-type="float" office:value="217270" calcext:value-type="float">
            <text:p>21727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37305" calcext:value-type="float">
            <text:p>0.237305</text:p>
          </table:table-cell>
          <table:table-cell office:value-type="float" office:value="0.019531" calcext:value-type="float">
            <text:p>0.019531</text:p>
          </table:table-cell>
          <table:table-cell office:value-type="float" office:value="-0.136352" calcext:value-type="float">
            <text:p>-0.136352</text:p>
          </table:table-cell>
          <table:table-cell office:value-type="float" office:value="-0.879896" calcext:value-type="float">
            <text:p>-0.879896</text:p>
          </table:table-cell>
          <table:table-cell office:value-type="float" office:value="0.102264" calcext:value-type="float">
            <text:p>0.102264</text:p>
          </table:table-cell>
        </table:table-row>
        <table:table-row table:style-name="ro1">
          <table:table-cell office:value-type="float" office:value="218519" calcext:value-type="float">
            <text:p>218519</text:p>
          </table:table-cell>
          <table:table-cell office:value-type="float" office:value="0.878906" calcext:value-type="float">
            <text:p>0.878906</text:p>
          </table:table-cell>
          <table:table-cell office:value-type="float" office:value="0.239258" calcext:value-type="float">
            <text:p>0.239258</text:p>
          </table:table-cell>
          <table:table-cell office:value-type="float" office:value="0.020508" calcext:value-type="float">
            <text:p>0.020508</text:p>
          </table:table-cell>
          <table:table-cell office:value-type="float" office:value="-0.123569" calcext:value-type="float">
            <text:p>-0.123569</text:p>
          </table:table-cell>
          <table:table-cell office:value-type="float" office:value="-0.830895" calcext:value-type="float">
            <text:p>-0.830895</text:p>
          </table:table-cell>
          <table:table-cell office:value-type="float" office:value="0.104395" calcext:value-type="float">
            <text:p>0.104395</text:p>
          </table:table-cell>
        </table:table-row>
        <table:table-row table:style-name="ro1">
          <table:table-cell office:value-type="float" office:value="219767" calcext:value-type="float">
            <text:p>219767</text:p>
          </table:table-cell>
          <table:table-cell office:value-type="float" office:value="0.873047" calcext:value-type="float">
            <text:p>0.873047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024414" calcext:value-type="float">
            <text:p>0.024414</text:p>
          </table:table-cell>
          <table:table-cell office:value-type="float" office:value="-0.117178" calcext:value-type="float">
            <text:p>-0.117178</text:p>
          </table:table-cell>
          <table:table-cell office:value-type="float" office:value="-0.781894" calcext:value-type="float">
            <text:p>-0.781894</text:p>
          </table:table-cell>
          <table:table-cell office:value-type="float" office:value="0.106525" calcext:value-type="float">
            <text:p>0.106525</text:p>
          </table:table-cell>
        </table:table-row>
        <table:table-row table:style-name="ro1">
          <table:table-cell office:value-type="float" office:value="221016" calcext:value-type="float">
            <text:p>221016</text:p>
          </table:table-cell>
          <table:table-cell office:value-type="float" office:value="0.879883" calcext:value-type="float">
            <text:p>0.879883</text:p>
          </table:table-cell>
          <table:table-cell office:value-type="float" office:value="0.251953" calcext:value-type="float">
            <text:p>0.251953</text:p>
          </table:table-cell>
          <table:table-cell office:value-type="float" office:value="0.021484" calcext:value-type="float">
            <text:p>0.021484</text:p>
          </table:table-cell>
          <table:table-cell office:value-type="float" office:value="-0.117178" calcext:value-type="float">
            <text:p>-0.117178</text:p>
          </table:table-cell>
          <table:table-cell office:value-type="float" office:value="-0.739283" calcext:value-type="float">
            <text:p>-0.739283</text:p>
          </table:table-cell>
          <table:table-cell office:value-type="float" office:value="0.112917" calcext:value-type="float">
            <text:p>0.112917</text:p>
          </table:table-cell>
        </table:table-row>
        <table:table-row table:style-name="ro1">
          <table:table-cell office:value-type="float" office:value="222265" calcext:value-type="float">
            <text:p>222265</text:p>
          </table:table-cell>
          <table:table-cell office:value-type="float" office:value="0.883789" calcext:value-type="float">
            <text:p>0.883789</text:p>
          </table:table-cell>
          <table:table-cell office:value-type="float" office:value="0.251953" calcext:value-type="float">
            <text:p>0.251953</text:p>
          </table:table-cell>
          <table:table-cell office:value-type="float" office:value="0.023437" calcext:value-type="float">
            <text:p>0.023437</text:p>
          </table:table-cell>
          <table:table-cell office:value-type="float" office:value="-0.115047" calcext:value-type="float">
            <text:p>-0.115047</text:p>
          </table:table-cell>
          <table:table-cell office:value-type="float" office:value="-0.686021" calcext:value-type="float">
            <text:p>-0.686021</text:p>
          </table:table-cell>
          <table:table-cell office:value-type="float" office:value="0.117178" calcext:value-type="float">
            <text:p>0.117178</text:p>
          </table:table-cell>
        </table:table-row>
        <table:table-row table:style-name="ro1">
          <table:table-cell office:value-type="float" office:value="223516" calcext:value-type="float">
            <text:p>223516</text:p>
          </table:table-cell>
          <table:table-cell office:value-type="float" office:value="0.893555" calcext:value-type="float">
            <text:p>0.893555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-0.110786" calcext:value-type="float">
            <text:p>-0.110786</text:p>
          </table:table-cell>
          <table:table-cell office:value-type="float" office:value="-0.624236" calcext:value-type="float">
            <text:p>-0.624236</text:p>
          </table:table-cell>
          <table:table-cell office:value-type="float" office:value="0.125699" calcext:value-type="float">
            <text:p>0.125699</text:p>
          </table:table-cell>
        </table:table-row>
        <table:table-row table:style-name="ro1">
          <table:table-cell office:value-type="float" office:value="224764" calcext:value-type="float">
            <text:p>224764</text:p>
          </table:table-cell>
          <table:table-cell office:value-type="float" office:value="0.907227" calcext:value-type="float">
            <text:p>0.907227</text:p>
          </table:table-cell>
          <table:table-cell office:value-type="float" office:value="0.233398" calcext:value-type="float">
            <text:p>0.233398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-0.108656" calcext:value-type="float">
            <text:p>-0.108656</text:p>
          </table:table-cell>
          <table:table-cell office:value-type="float" office:value="-0.564582" calcext:value-type="float">
            <text:p>-0.564582</text:p>
          </table:table-cell>
          <table:table-cell office:value-type="float" office:value="0.140613" calcext:value-type="float">
            <text:p>0.140613</text:p>
          </table:table-cell>
        </table:table-row>
        <table:table-row table:style-name="ro1">
          <table:table-cell office:value-type="float" office:value="226011" calcext:value-type="float">
            <text:p>226011</text:p>
          </table:table-cell>
          <table:table-cell office:value-type="float" office:value="0.915039" calcext:value-type="float">
            <text:p>0.915039</text:p>
          </table:table-cell>
          <table:table-cell office:value-type="float" office:value="0.225586" calcext:value-type="float">
            <text:p>0.225586</text:p>
          </table:table-cell>
          <table:table-cell office:value-type="float" office:value="0.023437" calcext:value-type="float">
            <text:p>0.023437</text:p>
          </table:table-cell>
          <table:table-cell office:value-type="float" office:value="-0.106525" calcext:value-type="float">
            <text:p>-0.106525</text:p>
          </table:table-cell>
          <table:table-cell office:value-type="float" office:value="-0.504929" calcext:value-type="float">
            <text:p>-0.504929</text:p>
          </table:table-cell>
          <table:table-cell office:value-type="float" office:value="0.153396" calcext:value-type="float">
            <text:p>0.153396</text:p>
          </table:table-cell>
        </table:table-row>
        <table:table-row table:style-name="ro1">
          <table:table-cell office:value-type="float" office:value="227259" calcext:value-type="float">
            <text:p>227259</text:p>
          </table:table-cell>
          <table:table-cell office:value-type="float" office:value="0.927734" calcext:value-type="float">
            <text:p>0.927734</text:p>
          </table:table-cell>
          <table:table-cell office:value-type="float" office:value="0.225586" calcext:value-type="float">
            <text:p>0.225586</text:p>
          </table:table-cell>
          <table:table-cell office:value-type="float" office:value="0.011719" calcext:value-type="float">
            <text:p>0.011719</text:p>
          </table:table-cell>
          <table:table-cell office:value-type="float" office:value="-0.108656" calcext:value-type="float">
            <text:p>-0.108656</text:p>
          </table:table-cell>
          <table:table-cell office:value-type="float" office:value="-0.447405" calcext:value-type="float">
            <text:p>-0.447405</text:p>
          </table:table-cell>
          <table:table-cell office:value-type="float" office:value="0.161918" calcext:value-type="float">
            <text:p>0.161918</text:p>
          </table:table-cell>
        </table:table-row>
        <table:table-row table:style-name="ro1">
          <table:table-cell office:value-type="float" office:value="228510" calcext:value-type="float">
            <text:p>228510</text:p>
          </table:table-cell>
          <table:table-cell office:value-type="float" office:value="0.93457" calcext:value-type="float">
            <text:p>0.93457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010742" calcext:value-type="float">
            <text:p>0.010742</text:p>
          </table:table-cell>
          <table:table-cell office:value-type="float" office:value="-0.089481" calcext:value-type="float">
            <text:p>-0.089481</text:p>
          </table:table-cell>
          <table:table-cell office:value-type="float" office:value="-0.387751" calcext:value-type="float">
            <text:p>-0.387751</text:p>
          </table:table-cell>
          <table:table-cell office:value-type="float" office:value="0.17257" calcext:value-type="float">
            <text:p>0.17257</text:p>
          </table:table-cell>
        </table:table-row>
        <table:table-row table:style-name="ro1">
          <table:table-cell office:value-type="float" office:value="229757" calcext:value-type="float">
            <text:p>229757</text:p>
          </table:table-cell>
          <table:table-cell office:value-type="float" office:value="0.951172" calcext:value-type="float">
            <text:p>0.951172</text:p>
          </table:table-cell>
          <table:table-cell office:value-type="float" office:value="0.205078" calcext:value-type="float">
            <text:p>0.205078</text:p>
          </table:table-cell>
          <table:table-cell office:value-type="float" office:value="0.017578" calcext:value-type="float">
            <text:p>0.017578</text:p>
          </table:table-cell>
          <table:table-cell office:value-type="float" office:value="-0.057523" calcext:value-type="float">
            <text:p>-0.057523</text:p>
          </table:table-cell>
          <table:table-cell office:value-type="float" office:value="-0.330228" calcext:value-type="float">
            <text:p>-0.330228</text:p>
          </table:table-cell>
          <table:table-cell office:value-type="float" office:value="0.181092" calcext:value-type="float">
            <text:p>0.181092</text:p>
          </table:table-cell>
        </table:table-row>
        <table:table-row table:style-name="ro1">
          <table:table-cell office:value-type="float" office:value="231005" calcext:value-type="float">
            <text:p>231005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.204102" calcext:value-type="float">
            <text:p>0.204102</text:p>
          </table:table-cell>
          <table:table-cell office:value-type="float" office:value="0.017578" calcext:value-type="float">
            <text:p>0.017578</text:p>
          </table:table-cell>
          <table:table-cell office:value-type="float" office:value="-0.023436" calcext:value-type="float">
            <text:p>-0.023436</text:p>
          </table:table-cell>
          <table:table-cell office:value-type="float" office:value="-0.270574" calcext:value-type="float">
            <text:p>-0.270574</text:p>
          </table:table-cell>
          <table:table-cell office:value-type="float" office:value="0.189614" calcext:value-type="float">
            <text:p>0.189614</text:p>
          </table:table-cell>
        </table:table-row>
        <table:table-row table:style-name="ro1">
          <table:table-cell office:value-type="float" office:value="232254" calcext:value-type="float">
            <text:p>232254</text:p>
          </table:table-cell>
          <table:table-cell office:value-type="float" office:value="0.949219" calcext:value-type="float">
            <text:p>0.949219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017578" calcext:value-type="float">
            <text:p>0.017578</text:p>
          </table:table-cell>
          <table:table-cell office:value-type="float" office:value="0.002131" calcext:value-type="float">
            <text:p>0.002131</text:p>
          </table:table-cell>
          <table:table-cell office:value-type="float" office:value="-0.223702" calcext:value-type="float">
            <text:p>-0.223702</text:p>
          </table:table-cell>
          <table:table-cell office:value-type="float" office:value="0.206658" calcext:value-type="float">
            <text:p>0.206658</text:p>
          </table:table-cell>
        </table:table-row>
        <table:table-row table:style-name="ro1">
          <table:table-cell office:value-type="float" office:value="233507" calcext:value-type="float">
            <text:p>233507</text:p>
          </table:table-cell>
          <table:table-cell office:value-type="float" office:value="0.941406" calcext:value-type="float">
            <text:p>0.941406</text:p>
          </table:table-cell>
          <table:table-cell office:value-type="float" office:value="0.209961" calcext:value-type="float">
            <text:p>0.209961</text:p>
          </table:table-cell>
          <table:table-cell office:value-type="float" office:value="0.011719" calcext:value-type="float">
            <text:p>0.011719</text:p>
          </table:table-cell>
          <table:table-cell office:value-type="float" office:value="0.025566" calcext:value-type="float">
            <text:p>0.025566</text:p>
          </table:table-cell>
          <table:table-cell office:value-type="float" office:value="-0.185354" calcext:value-type="float">
            <text:p>-0.185354</text:p>
          </table:table-cell>
          <table:table-cell office:value-type="float" office:value="0.208789" calcext:value-type="float">
            <text:p>0.208789</text:p>
          </table:table-cell>
        </table:table-row>
        <table:table-row table:style-name="ro1">
          <table:table-cell office:value-type="float" office:value="234753" calcext:value-type="float">
            <text:p>234753</text:p>
          </table:table-cell>
          <table:table-cell office:value-type="float" office:value="0.942383" calcext:value-type="float">
            <text:p>0.942383</text:p>
          </table:table-cell>
          <table:table-cell office:value-type="float" office:value="0.233398" calcext:value-type="float">
            <text:p>0.233398</text:p>
          </table:table-cell>
          <table:table-cell office:value-type="float" office:value="0.011719" calcext:value-type="float">
            <text:p>0.011719</text:p>
          </table:table-cell>
          <table:table-cell office:value-type="float" office:value="0.038349" calcext:value-type="float">
            <text:p>0.038349</text:p>
          </table:table-cell>
          <table:table-cell office:value-type="float" office:value="-0.147005" calcext:value-type="float">
            <text:p>-0.147005</text:p>
          </table:table-cell>
          <table:table-cell office:value-type="float" office:value="0.206658" calcext:value-type="float">
            <text:p>0.206658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0.936523" calcext:value-type="float">
            <text:p>0.936523</text:p>
          </table:table-cell>
          <table:table-cell office:value-type="float" office:value="0.231445" calcext:value-type="float">
            <text:p>0.231445</text:p>
          </table:table-cell>
          <table:table-cell office:value-type="float" office:value="0.017578" calcext:value-type="float">
            <text:p>0.017578</text:p>
          </table:table-cell>
          <table:table-cell office:value-type="float" office:value="0.049002" calcext:value-type="float">
            <text:p>0.049002</text:p>
          </table:table-cell>
          <table:table-cell office:value-type="float" office:value="-0.106525" calcext:value-type="float">
            <text:p>-0.106525</text:p>
          </table:table-cell>
          <table:table-cell office:value-type="float" office:value="0.208789" calcext:value-type="float">
            <text:p>0.208789</text:p>
          </table:table-cell>
        </table:table-row>
        <table:table-row table:style-name="ro1">
          <table:table-cell office:value-type="float" office:value="237249" calcext:value-type="float">
            <text:p>23724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28516" calcext:value-type="float">
            <text:p>0.228516</text:p>
          </table:table-cell>
          <table:table-cell office:value-type="float" office:value="0.017578" calcext:value-type="float">
            <text:p>0.017578</text:p>
          </table:table-cell>
          <table:table-cell office:value-type="float" office:value="0.068176" calcext:value-type="float">
            <text:p>0.068176</text:p>
          </table:table-cell>
          <table:table-cell office:value-type="float" office:value="-0.070306" calcext:value-type="float">
            <text:p>-0.070306</text:p>
          </table:table-cell>
          <table:table-cell office:value-type="float" office:value="0.219442" calcext:value-type="float">
            <text:p>0.219442</text:p>
          </table:table-cell>
        </table:table-row>
        <table:table-row table:style-name="ro1">
          <table:table-cell office:value-type="float" office:value="238498" calcext:value-type="float">
            <text:p>238498</text:p>
          </table:table-cell>
          <table:table-cell office:value-type="float" office:value="0.938477" calcext:value-type="float">
            <text:p>0.938477</text:p>
          </table:table-cell>
          <table:table-cell office:value-type="float" office:value="0.230469" calcext:value-type="float">
            <text:p>0.230469</text:p>
          </table:table-cell>
          <table:table-cell office:value-type="float" office:value="0.012695" calcext:value-type="float">
            <text:p>0.012695</text:p>
          </table:table-cell>
          <table:table-cell office:value-type="float" office:value="0.08735" calcext:value-type="float">
            <text:p>0.08735</text:p>
          </table:table-cell>
          <table:table-cell office:value-type="float" office:value="-0.04048" calcext:value-type="float">
            <text:p>-0.04048</text:p>
          </table:table-cell>
          <table:table-cell office:value-type="float" office:value="0.236486" calcext:value-type="float">
            <text:p>0.236486</text:p>
          </table:table-cell>
        </table:table-row>
        <table:table-row table:style-name="ro1">
          <table:table-cell office:value-type="float" office:value="239746" calcext:value-type="float">
            <text:p>239746</text:p>
          </table:table-cell>
          <table:table-cell office:value-type="float" office:value="0.938477" calcext:value-type="float">
            <text:p>0.938477</text:p>
          </table:table-cell>
          <table:table-cell office:value-type="float" office:value="0.245117" calcext:value-type="float">
            <text:p>0.245117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0.08735" calcext:value-type="float">
            <text:p>0.08735</text:p>
          </table:table-cell>
          <table:table-cell office:value-type="float" office:value="-0.008522" calcext:value-type="float">
            <text:p>-0.008522</text:p>
          </table:table-cell>
          <table:table-cell office:value-type="float" office:value="0.240747" calcext:value-type="float">
            <text:p>0.240747</text:p>
          </table:table-cell>
        </table:table-row>
        <table:table-row table:style-name="ro1">
          <table:table-cell office:value-type="float" office:value="240997" calcext:value-type="float">
            <text:p>240997</text:p>
          </table:table-cell>
          <table:table-cell office:value-type="float" office:value="0.942383" calcext:value-type="float">
            <text:p>0.942383</text:p>
          </table:table-cell>
          <table:table-cell office:value-type="float" office:value="0.25" calcext:value-type="float">
            <text:p>0.25</text:p>
          </table:table-cell>
          <table:table-cell office:value-type="float" office:value="-0.00293" calcext:value-type="float">
            <text:p>-0.00293</text:p>
          </table:table-cell>
          <table:table-cell office:value-type="float" office:value="0.076698" calcext:value-type="float">
            <text:p>0.076698</text:p>
          </table:table-cell>
          <table:table-cell office:value-type="float" office:value="0.017044" calcext:value-type="float">
            <text:p>0.017044</text:p>
          </table:table-cell>
          <table:table-cell office:value-type="float" office:value="0.249269" calcext:value-type="float">
            <text:p>0.249269</text:p>
          </table:table-cell>
        </table:table-row>
        <table:table-row table:style-name="ro1">
          <table:table-cell office:value-type="float" office:value="242245" calcext:value-type="float">
            <text:p>242245</text:p>
          </table:table-cell>
          <table:table-cell office:value-type="float" office:value="0.954102" calcext:value-type="float">
            <text:p>0.954102</text:p>
          </table:table-cell>
          <table:table-cell office:value-type="float" office:value="0.253906" calcext:value-type="float">
            <text:p>0.253906</text:p>
          </table:table-cell>
          <table:table-cell office:value-type="float" office:value="0" calcext:value-type="float">
            <text:p>0</text:p>
          </table:table-cell>
          <table:table-cell office:value-type="float" office:value="0.063915" calcext:value-type="float">
            <text:p>0.063915</text:p>
          </table:table-cell>
          <table:table-cell office:value-type="float" office:value="0.049002" calcext:value-type="float">
            <text:p>0.049002</text:p>
          </table:table-cell>
          <table:table-cell office:value-type="float" office:value="0.25566" calcext:value-type="float">
            <text:p>0.25566</text:p>
          </table:table-cell>
        </table:table-row>
        <table:table-row table:style-name="ro1">
          <table:table-cell office:value-type="float" office:value="243492" calcext:value-type="float">
            <text:p>243492</text:p>
          </table:table-cell>
          <table:table-cell office:value-type="float" office:value="0.963867" calcext:value-type="float">
            <text:p>0.963867</text:p>
          </table:table-cell>
          <table:table-cell office:value-type="float" office:value="0.259766" calcext:value-type="float">
            <text:p>0.259766</text:p>
          </table:table-cell>
          <table:table-cell office:value-type="float" office:value="0.023437" calcext:value-type="float">
            <text:p>0.023437</text:p>
          </table:table-cell>
          <table:table-cell office:value-type="float" office:value="0.061784" calcext:value-type="float">
            <text:p>0.061784</text:p>
          </table:table-cell>
          <table:table-cell office:value-type="float" office:value="0.093742" calcext:value-type="float">
            <text:p>0.093742</text:p>
          </table:table-cell>
          <table:table-cell office:value-type="float" office:value="0.259921" calcext:value-type="float">
            <text:p>0.259921</text:p>
          </table:table-cell>
        </table:table-row>
        <table:table-row table:style-name="ro1">
          <table:table-cell office:value-type="float" office:value="244741" calcext:value-type="float">
            <text:p>244741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254883" calcext:value-type="float">
            <text:p>0.254883</text:p>
          </table:table-cell>
          <table:table-cell office:value-type="float" office:value="0.040039" calcext:value-type="float">
            <text:p>0.040039</text:p>
          </table:table-cell>
          <table:table-cell office:value-type="float" office:value="0.066046" calcext:value-type="float">
            <text:p>0.066046</text:p>
          </table:table-cell>
          <table:table-cell office:value-type="float" office:value="0.142743" calcext:value-type="float">
            <text:p>0.142743</text:p>
          </table:table-cell>
          <table:table-cell office:value-type="float" office:value="0.264182" calcext:value-type="float">
            <text:p>0.264182</text:p>
          </table:table-cell>
        </table:table-row>
        <table:table-row table:style-name="ro1">
          <table:table-cell office:value-type="float" office:value="245990" calcext:value-type="float">
            <text:p>245990</text:p>
          </table:table-cell>
          <table:table-cell office:value-type="float" office:value="0.963867" calcext:value-type="float">
            <text:p>0.963867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042969" calcext:value-type="float">
            <text:p>0.042969</text:p>
          </table:table-cell>
          <table:table-cell office:value-type="float" office:value="0.074567" calcext:value-type="float">
            <text:p>0.074567</text:p>
          </table:table-cell>
          <table:table-cell office:value-type="float" office:value="0.183223" calcext:value-type="float">
            <text:p>0.183223</text:p>
          </table:table-cell>
          <table:table-cell office:value-type="float" office:value="0.268443" calcext:value-type="float">
            <text:p>0.268443</text:p>
          </table:table-cell>
        </table:table-row>
        <table:table-row table:style-name="ro1">
          <table:table-cell office:value-type="float" office:value="247238" calcext:value-type="float">
            <text:p>247238</text:p>
          </table:table-cell>
          <table:table-cell office:value-type="float" office:value="0.969727" calcext:value-type="float">
            <text:p>0.969727</text:p>
          </table:table-cell>
          <table:table-cell office:value-type="float" office:value="0.261719" calcext:value-type="float">
            <text:p>0.261719</text:p>
          </table:table-cell>
          <table:table-cell office:value-type="float" office:value="0.043945" calcext:value-type="float">
            <text:p>0.043945</text:p>
          </table:table-cell>
          <table:table-cell office:value-type="float" office:value="0.063915" calcext:value-type="float">
            <text:p>0.063915</text:p>
          </table:table-cell>
          <table:table-cell office:value-type="float" office:value="0.221572" calcext:value-type="float">
            <text:p>0.221572</text:p>
          </table:table-cell>
          <table:table-cell office:value-type="float" office:value="0.251399" calcext:value-type="float">
            <text:p>0.251399</text:p>
          </table:table-cell>
        </table:table-row>
        <table:table-row table:style-name="ro1">
          <table:table-cell office:value-type="float" office:value="248487" calcext:value-type="float">
            <text:p>248487</text:p>
          </table:table-cell>
          <table:table-cell office:value-type="float" office:value="0.970703" calcext:value-type="float">
            <text:p>0.970703</text:p>
          </table:table-cell>
          <table:table-cell office:value-type="float" office:value="0.277344" calcext:value-type="float">
            <text:p>0.277344</text:p>
          </table:table-cell>
          <table:table-cell office:value-type="float" office:value="0.043945" calcext:value-type="float">
            <text:p>0.043945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0.262051" calcext:value-type="float">
            <text:p>0.262051</text:p>
          </table:table-cell>
          <table:table-cell office:value-type="float" office:value="0.223702" calcext:value-type="float">
            <text:p>0.223702</text:p>
          </table:table-cell>
        </table:table-row>
        <table:table-row table:style-name="ro1">
          <table:table-cell office:value-type="float" office:value="249736" calcext:value-type="float">
            <text:p>249736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0.251953" calcext:value-type="float">
            <text:p>0.251953</text:p>
          </table:table-cell>
          <table:table-cell office:value-type="float" office:value="0.085937" calcext:value-type="float">
            <text:p>0.085937</text:p>
          </table:table-cell>
          <table:table-cell office:value-type="float" office:value="0.04261" calcext:value-type="float">
            <text:p>0.04261</text:p>
          </table:table-cell>
          <table:table-cell office:value-type="float" office:value="0.289748" calcext:value-type="float">
            <text:p>0.289748</text:p>
          </table:table-cell>
          <table:table-cell office:value-type="float" office:value="0.221572" calcext:value-type="float">
            <text:p>0.221572</text:p>
          </table:table-cell>
        </table:table-row>
        <table:table-row table:style-name="ro1">
          <table:table-cell office:value-type="float" office:value="250984" calcext:value-type="float">
            <text:p>250984</text:p>
          </table:table-cell>
          <table:table-cell office:value-type="float" office:value="0.952148" calcext:value-type="float">
            <text:p>0.952148</text:p>
          </table:table-cell>
          <table:table-cell office:value-type="float" office:value="0.240234" calcext:value-type="float">
            <text:p>0.240234</text:p>
          </table:table-cell>
          <table:table-cell office:value-type="float" office:value="0.095703" calcext:value-type="float">
            <text:p>0.095703</text:p>
          </table:table-cell>
          <table:table-cell office:value-type="float" office:value="0.063915" calcext:value-type="float">
            <text:p>0.063915</text:p>
          </table:table-cell>
          <table:table-cell office:value-type="float" office:value="0.304662" calcext:value-type="float">
            <text:p>0.304662</text:p>
          </table:table-cell>
          <table:table-cell office:value-type="float" office:value="0.223702" calcext:value-type="float">
            <text:p>0.223702</text:p>
          </table:table-cell>
        </table:table-row>
        <table:table-row table:style-name="ro1">
          <table:table-cell office:value-type="float" office:value="252233" calcext:value-type="float">
            <text:p>252233</text:p>
          </table:table-cell>
          <table:table-cell office:value-type="float" office:value="0.946289" calcext:value-type="float">
            <text:p>0.946289</text:p>
          </table:table-cell>
          <table:table-cell office:value-type="float" office:value="0.238281" calcext:value-type="float">
            <text:p>0.23828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0.317445" calcext:value-type="float">
            <text:p>0.317445</text:p>
          </table:table-cell>
          <table:table-cell office:value-type="float" office:value="0.21518" calcext:value-type="float">
            <text:p>0.21518</text:p>
          </table:table-cell>
        </table:table-row>
        <table:table-row table:style-name="ro1">
          <table:table-cell office:value-type="float" office:value="253482" calcext:value-type="float">
            <text:p>253482</text:p>
          </table:table-cell>
          <table:table-cell office:value-type="float" office:value="0.944336" calcext:value-type="float">
            <text:p>0.944336</text:p>
          </table:table-cell>
          <table:table-cell office:value-type="float" office:value="0.249023" calcext:value-type="float">
            <text:p>0.249023</text:p>
          </table:table-cell>
          <table:table-cell office:value-type="float" office:value="0.088867" calcext:value-type="float">
            <text:p>0.088867</text:p>
          </table:table-cell>
          <table:table-cell office:value-type="float" office:value="0.08735" calcext:value-type="float">
            <text:p>0.08735</text:p>
          </table:table-cell>
          <table:table-cell office:value-type="float" office:value="0.328097" calcext:value-type="float">
            <text:p>0.328097</text:p>
          </table:table-cell>
          <table:table-cell office:value-type="float" office:value="0.202398" calcext:value-type="float">
            <text:p>0.202398</text:p>
          </table:table-cell>
        </table:table-row>
        <table:table-row table:style-name="ro1">
          <table:table-cell office:value-type="float" office:value="254732" calcext:value-type="float">
            <text:p>254732</text:p>
          </table:table-cell>
          <table:table-cell office:value-type="float" office:value="0.938477" calcext:value-type="float">
            <text:p>0.938477</text:p>
          </table:table-cell>
          <table:table-cell office:value-type="float" office:value="0.272461" calcext:value-type="float">
            <text:p>0.272461</text:p>
          </table:table-cell>
          <table:table-cell office:value-type="float" office:value="0.082031" calcext:value-type="float">
            <text:p>0.082031</text:p>
          </table:table-cell>
          <table:table-cell office:value-type="float" office:value="0.074567" calcext:value-type="float">
            <text:p>0.074567</text:p>
          </table:table-cell>
          <table:table-cell office:value-type="float" office:value="0.334489" calcext:value-type="float">
            <text:p>0.334489</text:p>
          </table:table-cell>
          <table:table-cell office:value-type="float" office:value="0.181092" calcext:value-type="float">
            <text:p>0.181092</text:p>
          </table:table-cell>
        </table:table-row>
        <table:table-row table:style-name="ro1">
          <table:table-cell office:value-type="float" office:value="255979" calcext:value-type="float">
            <text:p>255979</text:p>
          </table:table-cell>
          <table:table-cell office:value-type="float" office:value="0.931641" calcext:value-type="float">
            <text:p>0.931641</text:p>
          </table:table-cell>
          <table:table-cell office:value-type="float" office:value="0.280273" calcext:value-type="float">
            <text:p>0.280273</text:p>
          </table:table-cell>
          <table:table-cell office:value-type="float" office:value="0.089844" calcext:value-type="float">
            <text:p>0.089844</text:p>
          </table:table-cell>
          <table:table-cell office:value-type="float" office:value="0.066046" calcext:value-type="float">
            <text:p>0.066046</text:p>
          </table:table-cell>
          <table:table-cell office:value-type="float" office:value="0.334489" calcext:value-type="float">
            <text:p>0.334489</text:p>
          </table:table-cell>
          <table:table-cell office:value-type="float" office:value="0.17044" calcext:value-type="float">
            <text:p>0.17044</text:p>
          </table:table-cell>
        </table:table-row>
        <table:table-row table:style-name="ro1">
          <table:table-cell office:value-type="float" office:value="257228" calcext:value-type="float">
            <text:p>257228</text:p>
          </table:table-cell>
          <table:table-cell office:value-type="float" office:value="0.928711" calcext:value-type="float">
            <text:p>0.928711</text:p>
          </table:table-cell>
          <table:table-cell office:value-type="float" office:value="0.277344" calcext:value-type="float">
            <text:p>0.277344</text:p>
          </table:table-cell>
          <table:table-cell office:value-type="float" office:value="0.099609" calcext:value-type="float">
            <text:p>0.099609</text:p>
          </table:table-cell>
          <table:table-cell office:value-type="float" office:value="0.070306" calcext:value-type="float">
            <text:p>0.070306</text:p>
          </table:table-cell>
          <table:table-cell office:value-type="float" office:value="0.334489" calcext:value-type="float">
            <text:p>0.334489</text:p>
          </table:table-cell>
          <table:table-cell office:value-type="float" office:value="0.17044" calcext:value-type="float">
            <text:p>0.17044</text:p>
          </table:table-cell>
        </table:table-row>
        <table:table-row table:style-name="ro1">
          <table:table-cell office:value-type="float" office:value="258478" calcext:value-type="float">
            <text:p>258478</text:p>
          </table:table-cell>
          <table:table-cell office:value-type="float" office:value="0.927734" calcext:value-type="float">
            <text:p>0.927734</text:p>
          </table:table-cell>
          <table:table-cell office:value-type="float" office:value="0.273438" calcext:value-type="float">
            <text:p>0.273438</text:p>
          </table:table-cell>
          <table:table-cell office:value-type="float" office:value="0.09668" calcext:value-type="float">
            <text:p>0.09668</text:p>
          </table:table-cell>
          <table:table-cell office:value-type="float" office:value="0.080959" calcext:value-type="float">
            <text:p>0.080959</text:p>
          </table:table-cell>
          <table:table-cell office:value-type="float" office:value="0.325966" calcext:value-type="float">
            <text:p>0.325966</text:p>
          </table:table-cell>
          <table:table-cell office:value-type="float" office:value="0.166179" calcext:value-type="float">
            <text:p>0.166179</text:p>
          </table:table-cell>
        </table:table-row>
        <table:table-row table:style-name="ro1">
          <table:table-cell office:value-type="float" office:value="259727" calcext:value-type="float">
            <text:p>259727</text:p>
          </table:table-cell>
          <table:table-cell office:value-type="float" office:value="0.938477" calcext:value-type="float">
            <text:p>0.938477</text:p>
          </table:table-cell>
          <table:table-cell office:value-type="float" office:value="0.291016" calcext:value-type="float">
            <text:p>0.291016</text:p>
          </table:table-cell>
          <table:table-cell office:value-type="float" office:value="0.083984" calcext:value-type="float">
            <text:p>0.083984</text:p>
          </table:table-cell>
          <table:table-cell office:value-type="float" office:value="0.068176" calcext:value-type="float">
            <text:p>0.068176</text:p>
          </table:table-cell>
          <table:table-cell office:value-type="float" office:value="0.328097" calcext:value-type="float">
            <text:p>0.328097</text:p>
          </table:table-cell>
          <table:table-cell office:value-type="float" office:value="0.161918" calcext:value-type="float">
            <text:p>0.161918</text:p>
          </table:table-cell>
        </table:table-row>
        <table:table-row table:style-name="ro1">
          <table:table-cell office:value-type="float" office:value="260974" calcext:value-type="float">
            <text:p>260974</text:p>
          </table:table-cell>
          <table:table-cell office:value-type="float" office:value="0.94043" calcext:value-type="float">
            <text:p>0.94043</text:p>
          </table:table-cell>
          <table:table-cell office:value-type="float" office:value="0.299805" calcext:value-type="float">
            <text:p>0.299805</text:p>
          </table:table-cell>
          <table:table-cell office:value-type="float" office:value="0.094727" calcext:value-type="float">
            <text:p>0.094727</text:p>
          </table:table-cell>
          <table:table-cell office:value-type="float" office:value="0.04261" calcext:value-type="float">
            <text:p>0.04261</text:p>
          </table:table-cell>
          <table:table-cell office:value-type="float" office:value="0.328097" calcext:value-type="float">
            <text:p>0.328097</text:p>
          </table:table-cell>
          <table:table-cell office:value-type="float" office:value="0.144874" calcext:value-type="float">
            <text:p>0.144874</text:p>
          </table:table-cell>
        </table:table-row>
        <table:table-row table:style-name="ro1">
          <table:table-cell office:value-type="float" office:value="262222" calcext:value-type="float">
            <text:p>262222</text:p>
          </table:table-cell>
          <table:table-cell office:value-type="float" office:value="0.935547" calcext:value-type="float">
            <text:p>0.935547</text:p>
          </table:table-cell>
          <table:table-cell office:value-type="float" office:value="0.302734" calcext:value-type="float">
            <text:p>0.302734</text:p>
          </table:table-cell>
          <table:table-cell office:value-type="float" office:value="0.107422" calcext:value-type="float">
            <text:p>0.107422</text:p>
          </table:table-cell>
          <table:table-cell office:value-type="float" office:value="0.021305" calcext:value-type="float">
            <text:p>0.021305</text:p>
          </table:table-cell>
          <table:table-cell office:value-type="float" office:value="0.334489" calcext:value-type="float">
            <text:p>0.334489</text:p>
          </table:table-cell>
          <table:table-cell office:value-type="float" office:value="0.134221" calcext:value-type="float">
            <text:p>0.134221</text:p>
          </table:table-cell>
        </table:table-row>
        <table:table-row table:style-name="ro1">
          <table:table-cell office:value-type="float" office:value="263473" calcext:value-type="float">
            <text:p>263473</text:p>
          </table:table-cell>
          <table:table-cell office:value-type="float" office:value="0.928711" calcext:value-type="float">
            <text:p>0.928711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0.108398" calcext:value-type="float">
            <text:p>0.108398</text:p>
          </table:table-cell>
          <table:table-cell office:value-type="float" office:value="-0.008522" calcext:value-type="float">
            <text:p>-0.008522</text:p>
          </table:table-cell>
          <table:table-cell office:value-type="float" office:value="0.313184" calcext:value-type="float">
            <text:p>0.313184</text:p>
          </table:table-cell>
          <table:table-cell office:value-type="float" office:value="0.12783" calcext:value-type="float">
            <text:p>0.12783</text:p>
          </table:table-cell>
        </table:table-row>
        <table:table-row table:style-name="ro1">
          <table:table-cell office:value-type="float" office:value="264720" calcext:value-type="float">
            <text:p>264720</text:p>
          </table:table-cell>
          <table:table-cell office:value-type="float" office:value="0.889648" calcext:value-type="float">
            <text:p>0.889648</text:p>
          </table:table-cell>
          <table:table-cell office:value-type="float" office:value="0.318359" calcext:value-type="float">
            <text:p>0.318359</text:p>
          </table:table-cell>
          <table:table-cell office:value-type="float" office:value="0.097656" calcext:value-type="float">
            <text:p>0.097656</text:p>
          </table:table-cell>
          <table:table-cell office:value-type="float" office:value="-0.046871" calcext:value-type="float">
            <text:p>-0.046871</text:p>
          </table:table-cell>
          <table:table-cell office:value-type="float" office:value="0.270574" calcext:value-type="float">
            <text:p>0.270574</text:p>
          </table:table-cell>
          <table:table-cell office:value-type="float" office:value="0.119308" calcext:value-type="float">
            <text:p>0.119308</text:p>
          </table:table-cell>
        </table:table-row>
        <table:table-row table:style-name="ro1">
          <table:table-cell office:value-type="float" office:value="265969" calcext:value-type="float">
            <text:p>265969</text:p>
          </table:table-cell>
          <table:table-cell office:value-type="float" office:value="0.891602" calcext:value-type="float">
            <text:p>0.891602</text:p>
          </table:table-cell>
          <table:table-cell office:value-type="float" office:value="0.305664" calcext:value-type="float">
            <text:p>0.305664</text:p>
          </table:table-cell>
          <table:table-cell office:value-type="float" office:value="0.132812" calcext:value-type="float">
            <text:p>0.132812</text:p>
          </table:table-cell>
          <table:table-cell office:value-type="float" office:value="-0.061784" calcext:value-type="float">
            <text:p>-0.061784</text:p>
          </table:table-cell>
          <table:table-cell office:value-type="float" office:value="0.225833" calcext:value-type="float">
            <text:p>0.225833</text:p>
          </table:table-cell>
          <table:table-cell office:value-type="float" office:value="0.112917" calcext:value-type="float">
            <text:p>0.112917</text:p>
          </table:table-cell>
        </table:table-row>
        <table:table-row table:style-name="ro1">
          <table:table-cell office:value-type="float" office:value="267217" calcext:value-type="float">
            <text:p>267217</text:p>
          </table:table-cell>
          <table:table-cell office:value-type="float" office:value="0.891602" calcext:value-type="float">
            <text:p>0.891602</text:p>
          </table:table-cell>
          <table:table-cell office:value-type="float" office:value="0.300781" calcext:value-type="float">
            <text:p>0.300781</text:p>
          </table:table-cell>
          <table:table-cell office:value-type="float" office:value="0.163086" calcext:value-type="float">
            <text:p>0.163086</text:p>
          </table:table-cell>
          <table:table-cell office:value-type="float" office:value="-0.038349" calcext:value-type="float">
            <text:p>-0.038349</text:p>
          </table:table-cell>
          <table:table-cell office:value-type="float" office:value="0.185354" calcext:value-type="float">
            <text:p>0.185354</text:p>
          </table:table-cell>
          <table:table-cell office:value-type="float" office:value="0.100134" calcext:value-type="float">
            <text:p>0.100134</text:p>
          </table:table-cell>
        </table:table-row>
        <table:table-row table:style-name="ro1">
          <table:table-cell office:value-type="float" office:value="268466" calcext:value-type="float">
            <text:p>268466</text:p>
          </table:table-cell>
          <table:table-cell office:value-type="float" office:value="0.885742" calcext:value-type="float">
            <text:p>0.885742</text:p>
          </table:table-cell>
          <table:table-cell office:value-type="float" office:value="0.301758" calcext:value-type="float">
            <text:p>0.301758</text:p>
          </table:table-cell>
          <table:table-cell office:value-type="float" office:value="0.155273" calcext:value-type="float">
            <text:p>0.155273</text:p>
          </table:table-cell>
          <table:table-cell office:value-type="float" office:value="-0.017044" calcext:value-type="float">
            <text:p>-0.017044</text:p>
          </table:table-cell>
          <table:table-cell office:value-type="float" office:value="0.136352" calcext:value-type="float">
            <text:p>0.136352</text:p>
          </table:table-cell>
          <table:table-cell office:value-type="float" office:value="0.089481" calcext:value-type="float">
            <text:p>0.089481</text:p>
          </table:table-cell>
        </table:table-row>
        <table:table-row table:style-name="ro1">
          <table:table-cell office:value-type="float" office:value="269716" calcext:value-type="float">
            <text:p>269716</text:p>
          </table:table-cell>
          <table:table-cell office:value-type="float" office:value="0.878906" calcext:value-type="float">
            <text:p>0.87890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23047" calcext:value-type="float">
            <text:p>0.123047</text:p>
          </table:table-cell>
          <table:table-cell office:value-type="float" office:value="-0.019175" calcext:value-type="float">
            <text:p>-0.019175</text:p>
          </table:table-cell>
          <table:table-cell office:value-type="float" office:value="0.08735" calcext:value-type="float">
            <text:p>0.08735</text:p>
          </table:table-cell>
          <table:table-cell office:value-type="float" office:value="0.074567" calcext:value-type="float">
            <text:p>0.074567</text:p>
          </table:table-cell>
        </table:table-row>
        <table:table-row table:style-name="ro1">
          <table:table-cell office:value-type="float" office:value="270963" calcext:value-type="float">
            <text:p>270963</text:p>
          </table:table-cell>
          <table:table-cell office:value-type="float" office:value="0.876953" calcext:value-type="float">
            <text:p>0.876953</text:p>
          </table:table-cell>
          <table:table-cell office:value-type="float" office:value="0.320312" calcext:value-type="float">
            <text:p>0.320312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29827" calcext:value-type="float">
            <text:p>-0.029827</text:p>
          </table:table-cell>
          <table:table-cell office:value-type="float" office:value="0.044741" calcext:value-type="float">
            <text:p>0.044741</text:p>
          </table:table-cell>
          <table:table-cell office:value-type="float" office:value="0.053262" calcext:value-type="float">
            <text:p>0.053262</text:p>
          </table:table-cell>
        </table:table-row>
        <table:table-row table:style-name="ro1">
          <table:table-cell office:value-type="float" office:value="272212" calcext:value-type="float">
            <text:p>272212</text:p>
          </table:table-cell>
          <table:table-cell office:value-type="float" office:value="0.869141" calcext:value-type="float">
            <text:p>0.869141</text:p>
          </table:table-cell>
          <table:table-cell office:value-type="float" office:value="0.331055" calcext:value-type="float">
            <text:p>0.331055</text:p>
          </table:table-cell>
          <table:table-cell office:value-type="float" office:value="0.12793" calcext:value-type="float">
            <text:p>0.12793</text:p>
          </table:table-cell>
          <table:table-cell office:value-type="float" office:value="-0.04261" calcext:value-type="float">
            <text:p>-0.04261</text:p>
          </table:table-cell>
          <table:table-cell office:value-type="float" office:value="0.010653" calcext:value-type="float">
            <text:p>0.010653</text:p>
          </table:table-cell>
          <table:table-cell office:value-type="float" office:value="0.034088" calcext:value-type="float">
            <text:p>0.034088</text:p>
          </table:table-cell>
        </table:table-row>
        <table:table-row table:style-name="ro1">
          <table:table-cell office:value-type="float" office:value="273461" calcext:value-type="float">
            <text:p>273461</text:p>
          </table:table-cell>
          <table:table-cell office:value-type="float" office:value="0.855469" calcext:value-type="float">
            <text:p>0.855469</text:p>
          </table:table-cell>
          <table:table-cell office:value-type="float" office:value="0.338867" calcext:value-type="float">
            <text:p>0.338867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-0.053262" calcext:value-type="float">
            <text:p>-0.053262</text:p>
          </table:table-cell>
          <table:table-cell office:value-type="float" office:value="-0.029827" calcext:value-type="float">
            <text:p>-0.029827</text:p>
          </table:table-cell>
          <table:table-cell office:value-type="float" office:value="0.027696" calcext:value-type="float">
            <text:p>0.027696</text:p>
          </table:table-cell>
        </table:table-row>
        <table:table-row table:style-name="ro1">
          <table:table-cell office:value-type="float" office:value="274709" calcext:value-type="float">
            <text:p>274709</text:p>
          </table:table-cell>
          <table:table-cell office:value-type="float" office:value="0.848633" calcext:value-type="float">
            <text:p>0.848633</text:p>
          </table:table-cell>
          <table:table-cell office:value-type="float" office:value="0.334961" calcext:value-type="float">
            <text:p>0.334961</text:p>
          </table:table-cell>
          <table:table-cell office:value-type="float" office:value="0.12793" calcext:value-type="float">
            <text:p>0.12793</text:p>
          </table:table-cell>
          <table:table-cell office:value-type="float" office:value="-0.066046" calcext:value-type="float">
            <text:p>-0.066046</text:p>
          </table:table-cell>
          <table:table-cell office:value-type="float" office:value="-0.068176" calcext:value-type="float">
            <text:p>-0.068176</text:p>
          </table:table-cell>
          <table:table-cell office:value-type="float" office:value="0.031957" calcext:value-type="float">
            <text:p>0.031957</text:p>
          </table:table-cell>
        </table:table-row>
        <table:table-row table:style-name="ro1">
          <table:table-cell office:value-type="float" office:value="275958" calcext:value-type="float">
            <text:p>275958</text:p>
          </table:table-cell>
          <table:table-cell office:value-type="float" office:value="0.853516" calcext:value-type="float">
            <text:p>0.853516</text:p>
          </table:table-cell>
          <table:table-cell office:value-type="float" office:value="0.337891" calcext:value-type="float">
            <text:p>0.337891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-0.076698" calcext:value-type="float">
            <text:p>-0.076698</text:p>
          </table:table-cell>
          <table:table-cell office:value-type="float" office:value="-0.108656" calcext:value-type="float">
            <text:p>-0.108656</text:p>
          </table:table-cell>
          <table:table-cell office:value-type="float" office:value="0.038349" calcext:value-type="float">
            <text:p>0.038349</text:p>
          </table:table-cell>
        </table:table-row>
        <table:table-row table:style-name="ro1">
          <table:table-cell office:value-type="float" office:value="277207" calcext:value-type="float">
            <text:p>277207</text:p>
          </table:table-cell>
          <table:table-cell office:value-type="float" office:value="0.857422" calcext:value-type="float">
            <text:p>0.857422</text:p>
          </table:table-cell>
          <table:table-cell office:value-type="float" office:value="0.338867" calcext:value-type="float">
            <text:p>0.338867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93742" calcext:value-type="float">
            <text:p>-0.093742</text:p>
          </table:table-cell>
          <table:table-cell office:value-type="float" office:value="-0.129961" calcext:value-type="float">
            <text:p>-0.129961</text:p>
          </table:table-cell>
          <table:table-cell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278455" calcext:value-type="float">
            <text:p>278455</text:p>
          </table:table-cell>
          <table:table-cell office:value-type="float" office:value="0.865234" calcext:value-type="float">
            <text:p>0.865234</text:p>
          </table:table-cell>
          <table:table-cell office:value-type="float" office:value="0.344727" calcext:value-type="float">
            <text:p>0.344727</text:p>
          </table:table-cell>
          <table:table-cell office:value-type="float" office:value="0.130859" calcext:value-type="float">
            <text:p>0.130859</text:p>
          </table:table-cell>
          <table:table-cell office:value-type="float" office:value="-0.106525" calcext:value-type="float">
            <text:p>-0.106525</text:p>
          </table:table-cell>
          <table:table-cell office:value-type="float" office:value="-0.136352" calcext:value-type="float">
            <text:p>-0.136352</text:p>
          </table:table-cell>
          <table:table-cell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279704" calcext:value-type="float">
            <text:p>279704</text:p>
          </table:table-cell>
          <table:table-cell office:value-type="float" office:value="0.864258" calcext:value-type="float">
            <text:p>0.864258</text:p>
          </table:table-cell>
          <table:table-cell office:value-type="float" office:value="0.344727" calcext:value-type="float">
            <text:p>0.344727</text:p>
          </table:table-cell>
          <table:table-cell office:value-type="float" office:value="0.149414" calcext:value-type="float">
            <text:p>0.149414</text:p>
          </table:table-cell>
          <table:table-cell office:value-type="float" office:value="-0.121439" calcext:value-type="float">
            <text:p>-0.121439</text:p>
          </table:table-cell>
          <table:table-cell office:value-type="float" office:value="-0.136352" calcext:value-type="float">
            <text:p>-0.136352</text:p>
          </table:table-cell>
          <table:table-cell office:value-type="float" office:value="0.034088" calcext:value-type="float">
            <text:p>0.034088</text:p>
          </table:table-cell>
        </table:table-row>
        <table:table-row table:style-name="ro1">
          <table:table-cell office:value-type="float" office:value="280955" calcext:value-type="float">
            <text:p>280955</text:p>
          </table:table-cell>
          <table:table-cell office:value-type="float" office:value="0.856445" calcext:value-type="float">
            <text:p>0.856445</text:p>
          </table:table-cell>
          <table:table-cell office:value-type="float" office:value="0.345703" calcext:value-type="float">
            <text:p>0.345703</text:p>
          </table:table-cell>
          <table:table-cell office:value-type="float" office:value="0.138672" calcext:value-type="float">
            <text:p>0.138672</text:p>
          </table:table-cell>
          <table:table-cell office:value-type="float" office:value="-0.132091" calcext:value-type="float">
            <text:p>-0.132091</text:p>
          </table:table-cell>
          <table:table-cell office:value-type="float" office:value="-0.138483" calcext:value-type="float">
            <text:p>-0.138483</text:p>
          </table:table-cell>
          <table:table-cell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282203" calcext:value-type="float">
            <text:p>282203</text:p>
          </table:table-cell>
          <table:table-cell office:value-type="float" office:value="0.848633" calcext:value-type="float">
            <text:p>0.848633</text:p>
          </table:table-cell>
          <table:table-cell office:value-type="float" office:value="0.361328" calcext:value-type="float">
            <text:p>0.361328</text:p>
          </table:table-cell>
          <table:table-cell office:value-type="float" office:value="0.116211" calcext:value-type="float">
            <text:p>0.116211</text:p>
          </table:table-cell>
          <table:table-cell office:value-type="float" office:value="-0.16831" calcext:value-type="float">
            <text:p>-0.16831</text:p>
          </table:table-cell>
          <table:table-cell office:value-type="float" office:value="-0.147005" calcext:value-type="float">
            <text:p>-0.147005</text:p>
          </table:table-cell>
          <table:table-cell office:value-type="float" office:value="0.044741" calcext:value-type="float">
            <text:p>0.044741</text:p>
          </table:table-cell>
        </table:table-row>
        <table:table-row table:style-name="ro1">
          <table:table-cell office:value-type="float" office:value="283450" calcext:value-type="float">
            <text:p>283450</text:p>
          </table:table-cell>
          <table:table-cell office:value-type="float" office:value="0.837891" calcext:value-type="float">
            <text:p>0.837891</text:p>
          </table:table-cell>
          <table:table-cell office:value-type="float" office:value="0.352539" calcext:value-type="float">
            <text:p>0.352539</text:p>
          </table:table-cell>
          <table:table-cell office:value-type="float" office:value="0.139648" calcext:value-type="float">
            <text:p>0.139648</text:p>
          </table:table-cell>
          <table:table-cell office:value-type="float" office:value="-0.181092" calcext:value-type="float">
            <text:p>-0.181092</text:p>
          </table:table-cell>
          <table:table-cell office:value-type="float" office:value="-0.155527" calcext:value-type="float">
            <text:p>-0.155527</text:p>
          </table:table-cell>
          <table:table-cell office:value-type="float" office:value="0.053262" calcext:value-type="float">
            <text:p>0.053262</text:p>
          </table:table-cell>
        </table:table-row>
        <table:table-row table:style-name="ro1">
          <table:table-cell office:value-type="float" office:value="284699" calcext:value-type="float">
            <text:p>284699</text:p>
          </table:table-cell>
          <table:table-cell office:value-type="float" office:value="0.84082" calcext:value-type="float">
            <text:p>0.84082</text:p>
          </table:table-cell>
          <table:table-cell office:value-type="float" office:value="0.317383" calcext:value-type="float">
            <text:p>0.317383</text:p>
          </table:table-cell>
          <table:table-cell office:value-type="float" office:value="0.186523" calcext:value-type="float">
            <text:p>0.186523</text:p>
          </table:table-cell>
          <table:table-cell office:value-type="float" office:value="-0.157657" calcext:value-type="float">
            <text:p>-0.157657</text:p>
          </table:table-cell>
          <table:table-cell office:value-type="float" office:value="-0.155527" calcext:value-type="float">
            <text:p>-0.155527</text:p>
          </table:table-cell>
          <table:table-cell office:value-type="float" office:value="0.076698" calcext:value-type="float">
            <text:p>0.076698</text:p>
          </table:table-cell>
        </table:table-row>
        <table:table-row table:style-name="ro1">
          <table:table-cell office:value-type="float" office:value="285947" calcext:value-type="float">
            <text:p>285947</text:p>
          </table:table-cell>
          <table:table-cell office:value-type="float" office:value="0.837891" calcext:value-type="float">
            <text:p>0.837891</text:p>
          </table:table-cell>
          <table:table-cell office:value-type="float" office:value="0.314453" calcext:value-type="float">
            <text:p>0.314453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-0.147005" calcext:value-type="float">
            <text:p>-0.147005</text:p>
          </table:table-cell>
          <table:table-cell office:value-type="float" office:value="-0.149135" calcext:value-type="float">
            <text:p>-0.149135</text:p>
          </table:table-cell>
          <table:table-cell office:value-type="float" office:value="0.093742" calcext:value-type="float">
            <text:p>0.093742</text:p>
          </table:table-cell>
        </table:table-row>
        <table:table-row table:style-name="ro1">
          <table:table-cell office:value-type="float" office:value="287196" calcext:value-type="float">
            <text:p>287196</text:p>
          </table:table-cell>
          <table:table-cell office:value-type="float" office:value="0.835938" calcext:value-type="float">
            <text:p>0.835938</text:p>
          </table:table-cell>
          <table:table-cell office:value-type="float" office:value="0.316406" calcext:value-type="float">
            <text:p>0.316406</text:p>
          </table:table-cell>
          <table:table-cell office:value-type="float" office:value="0.172852" calcext:value-type="float">
            <text:p>0.172852</text:p>
          </table:table-cell>
          <table:table-cell table:number-columns-repeated="2" office:value-type="float" office:value="-0.144874" calcext:value-type="float">
            <text:p>-0.144874</text:p>
          </table:table-cell>
          <table:table-cell office:value-type="float" office:value="0.106525" calcext:value-type="float">
            <text:p>0.106525</text:p>
          </table:table-cell>
        </table:table-row>
        <table:table-row table:style-name="ro1">
          <table:table-cell office:value-type="float" office:value="288445" calcext:value-type="float">
            <text:p>288445</text:p>
          </table:table-cell>
          <table:table-cell office:value-type="float" office:value="0.836914" calcext:value-type="float">
            <text:p>0.836914</text:p>
          </table:table-cell>
          <table:table-cell office:value-type="float" office:value="0.319336" calcext:value-type="float">
            <text:p>0.319336</text:p>
          </table:table-cell>
          <table:table-cell office:value-type="float" office:value="0.167969" calcext:value-type="float">
            <text:p>0.167969</text:p>
          </table:table-cell>
          <table:table-cell office:value-type="float" office:value="-0.147005" calcext:value-type="float">
            <text:p>-0.147005</text:p>
          </table:table-cell>
          <table:table-cell office:value-type="float" office:value="-0.151265" calcext:value-type="float">
            <text:p>-0.151265</text:p>
          </table:table-cell>
          <table:table-cell office:value-type="float" office:value="0.117178" calcext:value-type="float">
            <text:p>0.117178</text:p>
          </table:table-cell>
        </table:table-row>
        <table:table-row table:style-name="ro1">
          <table:table-cell office:value-type="float" office:value="289695" calcext:value-type="float">
            <text:p>289695</text:p>
          </table:table-cell>
          <table:table-cell office:value-type="float" office:value="0.833008" calcext:value-type="float">
            <text:p>0.833008</text:p>
          </table:table-cell>
          <table:table-cell office:value-type="float" office:value="0.318359" calcext:value-type="float">
            <text:p>0.318359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-0.151265" calcext:value-type="float">
            <text:p>-0.151265</text:p>
          </table:table-cell>
          <table:table-cell office:value-type="float" office:value="-0.161918" calcext:value-type="float">
            <text:p>-0.161918</text:p>
          </table:table-cell>
          <table:table-cell office:value-type="float" office:value="0.119308" calcext:value-type="float">
            <text:p>0.119308</text:p>
          </table:table-cell>
        </table:table-row>
        <table:table-row table:style-name="ro1">
          <table:table-cell office:value-type="float" office:value="290942" calcext:value-type="float">
            <text:p>290942</text:p>
          </table:table-cell>
          <table:table-cell office:value-type="float" office:value="0.822266" calcext:value-type="float">
            <text:p>0.822266</text:p>
          </table:table-cell>
          <table:table-cell office:value-type="float" office:value="0.317383" calcext:value-type="float">
            <text:p>0.317383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-0.161918" calcext:value-type="float">
            <text:p>-0.161918</text:p>
          </table:table-cell>
          <table:table-cell office:value-type="float" office:value="-0.176832" calcext:value-type="float">
            <text:p>-0.176832</text:p>
          </table:table-cell>
          <table:table-cell office:value-type="float" office:value="0.134221" calcext:value-type="float">
            <text:p>0.134221</text:p>
          </table:table-cell>
        </table:table-row>
        <table:table-row table:style-name="ro1">
          <table:table-cell office:value-type="float" office:value="292191" calcext:value-type="float">
            <text:p>292191</text:p>
          </table:table-cell>
          <table:table-cell office:value-type="float" office:value="0.820312" calcext:value-type="float">
            <text:p>0.820312</text:p>
          </table:table-cell>
          <table:table-cell office:value-type="float" office:value="0.322266" calcext:value-type="float">
            <text:p>0.322266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-0.159787" calcext:value-type="float">
            <text:p>-0.159787</text:p>
          </table:table-cell>
          <table:table-cell office:value-type="float" office:value="-0.187484" calcext:value-type="float">
            <text:p>-0.187484</text:p>
          </table:table-cell>
          <table:table-cell office:value-type="float" office:value="0.142743" calcext:value-type="float">
            <text:p>0.142743</text:p>
          </table:table-cell>
        </table:table-row>
        <table:table-row table:style-name="ro1">
          <table:table-cell office:value-type="float" office:value="293439" calcext:value-type="float">
            <text:p>293439</text:p>
          </table:table-cell>
          <table:table-cell office:value-type="float" office:value="0.833008" calcext:value-type="float">
            <text:p>0.833008</text:p>
          </table:table-cell>
          <table:table-cell office:value-type="float" office:value="0.322266" calcext:value-type="float">
            <text:p>0.322266</text:p>
          </table:table-cell>
          <table:table-cell office:value-type="float" office:value="0.18457" calcext:value-type="float">
            <text:p>0.18457</text:p>
          </table:table-cell>
          <table:table-cell office:value-type="float" office:value="-0.161918" calcext:value-type="float">
            <text:p>-0.161918</text:p>
          </table:table-cell>
          <table:table-cell office:value-type="float" office:value="-0.193876" calcext:value-type="float">
            <text:p>-0.193876</text:p>
          </table:table-cell>
          <table:table-cell office:value-type="float" office:value="0.138483" calcext:value-type="float">
            <text:p>0.138483</text:p>
          </table:table-cell>
        </table:table-row>
        <table:table-row table:style-name="ro1">
          <table:table-cell office:value-type="float" office:value="294689" calcext:value-type="float">
            <text:p>294689</text:p>
          </table:table-cell>
          <table:table-cell office:value-type="float" office:value="0.837891" calcext:value-type="float">
            <text:p>0.837891</text:p>
          </table:table-cell>
          <table:table-cell office:value-type="float" office:value="0.353516" calcext:value-type="float">
            <text:p>0.353516</text:p>
          </table:table-cell>
          <table:table-cell office:value-type="float" office:value="0.149414" calcext:value-type="float">
            <text:p>0.149414</text:p>
          </table:table-cell>
          <table:table-cell office:value-type="float" office:value="-0.187484" calcext:value-type="float">
            <text:p>-0.187484</text:p>
          </table:table-cell>
          <table:table-cell office:value-type="float" office:value="-0.206658" calcext:value-type="float">
            <text:p>-0.206658</text:p>
          </table:table-cell>
          <table:table-cell office:value-type="float" office:value="0.123569" calcext:value-type="float">
            <text:p>0.123569</text:p>
          </table:table-cell>
        </table:table-row>
        <table:table-row table:style-name="ro1">
          <table:table-cell office:value-type="float" office:value="295937" calcext:value-type="float">
            <text:p>295937</text:p>
          </table:table-cell>
          <table:table-cell office:value-type="float" office:value="0.829102" calcext:value-type="float">
            <text:p>0.829102</text:p>
          </table:table-cell>
          <table:table-cell office:value-type="float" office:value="0.354492" calcext:value-type="float">
            <text:p>0.354492</text:p>
          </table:table-cell>
          <table:table-cell office:value-type="float" office:value="0.15918" calcext:value-type="float">
            <text:p>0.15918</text:p>
          </table:table-cell>
          <table:table-cell office:value-type="float" office:value="-0.221572" calcext:value-type="float">
            <text:p>-0.221572</text:p>
          </table:table-cell>
          <table:table-cell office:value-type="float" office:value="-0.227964" calcext:value-type="float">
            <text:p>-0.227964</text:p>
          </table:table-cell>
          <table:table-cell office:value-type="float" office:value="0.112917" calcext:value-type="float">
            <text:p>0.112917</text:p>
          </table:table-cell>
        </table:table-row>
        <table:table-row table:style-name="ro1">
          <table:table-cell office:value-type="float" office:value="297186" calcext:value-type="float">
            <text:p>297186</text:p>
          </table:table-cell>
          <table:table-cell office:value-type="float" office:value="0.824219" calcext:value-type="float">
            <text:p>0.824219</text:p>
          </table:table-cell>
          <table:table-cell office:value-type="float" office:value="0.349609" calcext:value-type="float">
            <text:p>0.349609</text:p>
          </table:table-cell>
          <table:table-cell office:value-type="float" office:value="0.176758" calcext:value-type="float">
            <text:p>0.176758</text:p>
          </table:table-cell>
          <table:table-cell office:value-type="float" office:value="-0.236486" calcext:value-type="float">
            <text:p>-0.236486</text:p>
          </table:table-cell>
          <table:table-cell office:value-type="float" office:value="-0.247138" calcext:value-type="float">
            <text:p>-0.247138</text:p>
          </table:table-cell>
          <table:table-cell office:value-type="float" office:value="0.110786" calcext:value-type="float">
            <text:p>0.110786</text:p>
          </table:table-cell>
        </table:table-row>
        <table:table-row table:style-name="ro1">
          <table:table-cell office:value-type="float" office:value="298434" calcext:value-type="float">
            <text:p>298434</text:p>
          </table:table-cell>
          <table:table-cell office:value-type="float" office:value="0.816406" calcext:value-type="float">
            <text:p>0.816406</text:p>
          </table:table-cell>
          <table:table-cell office:value-type="float" office:value="0.347656" calcext:value-type="float">
            <text:p>0.347656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-0.242877" calcext:value-type="float">
            <text:p>-0.242877</text:p>
          </table:table-cell>
          <table:table-cell office:value-type="float" office:value="-0.270574" calcext:value-type="float">
            <text:p>-0.270574</text:p>
          </table:table-cell>
          <table:table-cell office:value-type="float" office:value="0.115047" calcext:value-type="float">
            <text:p>0.115047</text:p>
          </table:table-cell>
        </table:table-row>
        <table:table-row table:style-name="ro1">
          <table:table-cell office:value-type="float" office:value="299683" calcext:value-type="float">
            <text:p>299683</text:p>
          </table:table-cell>
          <table:table-cell office:value-type="float" office:value="0.805664" calcext:value-type="float">
            <text:p>0.805664</text:p>
          </table:table-cell>
          <table:table-cell office:value-type="float" office:value="0.333008" calcext:value-type="float">
            <text:p>0.333008</text:p>
          </table:table-cell>
          <table:table-cell office:value-type="float" office:value="0.181641" calcext:value-type="float">
            <text:p>0.181641</text:p>
          </table:table-cell>
          <table:table-cell office:value-type="float" office:value="-0.247138" calcext:value-type="float">
            <text:p>-0.247138</text:p>
          </table:table-cell>
          <table:table-cell office:value-type="float" office:value="-0.300401" calcext:value-type="float">
            <text:p>-0.300401</text:p>
          </table:table-cell>
          <table:table-cell office:value-type="float" office:value="0.115047" calcext:value-type="float">
            <text:p>0.115047</text:p>
          </table:table-cell>
        </table:table-row>
        <table:table-row table:style-name="ro1">
          <table:table-cell office:value-type="float" office:value="300934" calcext:value-type="float">
            <text:p>300934</text:p>
          </table:table-cell>
          <table:table-cell office:value-type="float" office:value="0.808594" calcext:value-type="float">
            <text:p>0.808594</text:p>
          </table:table-cell>
          <table:table-cell office:value-type="float" office:value="0.335938" calcext:value-type="float">
            <text:p>0.335938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-0.25566" calcext:value-type="float">
            <text:p>-0.25566</text:p>
          </table:table-cell>
          <table:table-cell office:value-type="float" office:value="-0.328097" calcext:value-type="float">
            <text:p>-0.328097</text:p>
          </table:table-cell>
          <table:table-cell office:value-type="float" office:value="0.125699" calcext:value-type="float">
            <text:p>0.125699</text:p>
          </table:table-cell>
        </table:table-row>
        <table:table-row table:style-name="ro1">
          <table:table-cell office:value-type="float" office:value="302182" calcext:value-type="float">
            <text:p>302182</text:p>
          </table:table-cell>
          <table:table-cell office:value-type="float" office:value="0.816406" calcext:value-type="float">
            <text:p>0.816406</text:p>
          </table:table-cell>
          <table:table-cell office:value-type="float" office:value="0.338867" calcext:value-type="float">
            <text:p>0.338867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-0.268443" calcext:value-type="float">
            <text:p>-0.268443</text:p>
          </table:table-cell>
          <table:table-cell office:value-type="float" office:value="-0.353663" calcext:value-type="float">
            <text:p>-0.353663</text:p>
          </table:table-cell>
          <table:table-cell office:value-type="float" office:value="0.129961" calcext:value-type="float">
            <text:p>0.129961</text:p>
          </table:table-cell>
        </table:table-row>
        <table:table-row table:style-name="ro1">
          <table:table-cell office:value-type="float" office:value="303429" calcext:value-type="float">
            <text:p>303429</text:p>
          </table:table-cell>
          <table:table-cell office:value-type="float" office:value="0.817383" calcext:value-type="float">
            <text:p>0.817383</text:p>
          </table:table-cell>
          <table:table-cell office:value-type="float" office:value="0.333984" calcext:value-type="float">
            <text:p>0.333984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-0.279095" calcext:value-type="float">
            <text:p>-0.279095</text:p>
          </table:table-cell>
          <table:table-cell office:value-type="float" office:value="-0.372837" calcext:value-type="float">
            <text:p>-0.372837</text:p>
          </table:table-cell>
          <table:table-cell office:value-type="float" office:value="0.129961" calcext:value-type="float">
            <text:p>0.129961</text:p>
          </table:table-cell>
        </table:table-row>
        <table:table-row table:style-name="ro1">
          <table:table-cell office:value-type="float" office:value="304678" calcext:value-type="float">
            <text:p>304678</text:p>
          </table:table-cell>
          <table:table-cell office:value-type="float" office:value="0.816406" calcext:value-type="float">
            <text:p>0.816406</text:p>
          </table:table-cell>
          <table:table-cell office:value-type="float" office:value="0.325195" calcext:value-type="float">
            <text:p>0.325195</text:p>
          </table:table-cell>
          <table:table-cell office:value-type="float" office:value="0.200195" calcext:value-type="float">
            <text:p>0.200195</text:p>
          </table:table-cell>
          <table:table-cell office:value-type="float" office:value="-0.283357" calcext:value-type="float">
            <text:p>-0.283357</text:p>
          </table:table-cell>
          <table:table-cell office:value-type="float" office:value="-0.389881" calcext:value-type="float">
            <text:p>-0.389881</text:p>
          </table:table-cell>
          <table:table-cell office:value-type="float" office:value="0.142743" calcext:value-type="float">
            <text:p>0.142743</text:p>
          </table:table-cell>
        </table:table-row>
        <table:table-row table:style-name="ro1">
          <table:table-cell office:value-type="float" office:value="305926" calcext:value-type="float">
            <text:p>305926</text:p>
          </table:table-cell>
          <table:table-cell office:value-type="float" office:value="0.81543" calcext:value-type="float">
            <text:p>0.81543</text:p>
          </table:table-cell>
          <table:table-cell office:value-type="float" office:value="0.322266" calcext:value-type="float">
            <text:p>0.322266</text:p>
          </table:table-cell>
          <table:table-cell office:value-type="float" office:value="0.202148" calcext:value-type="float">
            <text:p>0.202148</text:p>
          </table:table-cell>
          <table:table-cell office:value-type="float" office:value="-0.291878" calcext:value-type="float">
            <text:p>-0.291878</text:p>
          </table:table-cell>
          <table:table-cell office:value-type="float" office:value="-0.400534" calcext:value-type="float">
            <text:p>-0.400534</text:p>
          </table:table-cell>
          <table:table-cell office:value-type="float" office:value="0.153396" calcext:value-type="float">
            <text:p>0.153396</text:p>
          </table:table-cell>
        </table:table-row>
        <table:table-row table:style-name="ro1">
          <table:table-cell office:value-type="float" office:value="307175" calcext:value-type="float">
            <text:p>307175</text:p>
          </table:table-cell>
          <table:table-cell office:value-type="float" office:value="0.813477" calcext:value-type="float">
            <text:p>0.813477</text:p>
          </table:table-cell>
          <table:table-cell office:value-type="float" office:value="0.319336" calcext:value-type="float">
            <text:p>0.319336</text:p>
          </table:table-cell>
          <table:table-cell office:value-type="float" office:value="0.205078" calcext:value-type="float">
            <text:p>0.205078</text:p>
          </table:table-cell>
          <table:table-cell office:value-type="float" office:value="-0.29827" calcext:value-type="float">
            <text:p>-0.29827</text:p>
          </table:table-cell>
          <table:table-cell office:value-type="float" office:value="-0.409056" calcext:value-type="float">
            <text:p>-0.409056</text:p>
          </table:table-cell>
          <table:table-cell office:value-type="float" office:value="0.166179" calcext:value-type="float">
            <text:p>0.166179</text:p>
          </table:table-cell>
        </table:table-row>
        <table:table-row table:style-name="ro1">
          <table:table-cell office:value-type="float" office:value="308425" calcext:value-type="float">
            <text:p>308425</text:p>
          </table:table-cell>
          <table:table-cell office:value-type="float" office:value="0.822266" calcext:value-type="float">
            <text:p>0.822266</text:p>
          </table:table-cell>
          <table:table-cell office:value-type="float" office:value="0.313477" calcext:value-type="float">
            <text:p>0.313477</text:p>
          </table:table-cell>
          <table:table-cell office:value-type="float" office:value="0.209961" calcext:value-type="float">
            <text:p>0.209961</text:p>
          </table:table-cell>
          <table:table-cell office:value-type="float" office:value="-0.302531" calcext:value-type="float">
            <text:p>-0.302531</text:p>
          </table:table-cell>
          <table:table-cell office:value-type="float" office:value="-0.415448" calcext:value-type="float">
            <text:p>-0.415448</text:p>
          </table:table-cell>
          <table:table-cell office:value-type="float" office:value="0.17257" calcext:value-type="float">
            <text:p>0.17257</text:p>
          </table:table-cell>
        </table:table-row>
        <table:table-row table:style-name="ro1">
          <table:table-cell office:value-type="float" office:value="309672" calcext:value-type="float">
            <text:p>309672</text:p>
          </table:table-cell>
          <table:table-cell office:value-type="float" office:value="0.817383" calcext:value-type="float">
            <text:p>0.817383</text:p>
          </table:table-cell>
          <table:table-cell office:value-type="float" office:value="0.28418" calcext:value-type="float">
            <text:p>0.28418</text:p>
          </table:table-cell>
          <table:table-cell office:value-type="float" office:value="0.213867" calcext:value-type="float">
            <text:p>0.213867</text:p>
          </table:table-cell>
          <table:table-cell office:value-type="float" office:value="-0.294009" calcext:value-type="float">
            <text:p>-0.294009</text:p>
          </table:table-cell>
          <table:table-cell office:value-type="float" office:value="-0.419708" calcext:value-type="float">
            <text:p>-0.419708</text:p>
          </table:table-cell>
          <table:table-cell office:value-type="float" office:value="0.185354" calcext:value-type="float">
            <text:p>0.185354</text:p>
          </table:table-cell>
        </table:table-row>
        <table:table-row table:style-name="ro1">
          <table:table-cell office:value-type="float" office:value="310921" calcext:value-type="float">
            <text:p>310921</text:p>
          </table:table-cell>
          <table:table-cell office:value-type="float" office:value="0.825195" calcext:value-type="float">
            <text:p>0.825195</text:p>
          </table:table-cell>
          <table:table-cell office:value-type="float" office:value="0.286133" calcext:value-type="float">
            <text:p>0.286133</text:p>
          </table:table-cell>
          <table:table-cell office:value-type="float" office:value="0.209961" calcext:value-type="float">
            <text:p>0.209961</text:p>
          </table:table-cell>
          <table:table-cell office:value-type="float" office:value="-0.285487" calcext:value-type="float">
            <text:p>-0.285487</text:p>
          </table:table-cell>
          <table:table-cell office:value-type="float" office:value="-0.417578" calcext:value-type="float">
            <text:p>-0.417578</text:p>
          </table:table-cell>
          <table:table-cell office:value-type="float" office:value="0.200267" calcext:value-type="float">
            <text:p>0.200267</text:p>
          </table:table-cell>
        </table:table-row>
        <table:table-row table:style-name="ro1">
          <table:table-cell office:value-type="float" office:value="312170" calcext:value-type="float">
            <text:p>312170</text:p>
          </table:table-cell>
          <table:table-cell office:value-type="float" office:value="0.831055" calcext:value-type="float">
            <text:p>0.831055</text:p>
          </table:table-cell>
          <table:table-cell office:value-type="float" office:value="0.292969" calcext:value-type="float">
            <text:p>0.292969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-0.296139" calcext:value-type="float">
            <text:p>-0.296139</text:p>
          </table:table-cell>
          <table:table-cell office:value-type="float" office:value="-0.411187" calcext:value-type="float">
            <text:p>-0.411187</text:p>
          </table:table-cell>
          <table:table-cell office:value-type="float" office:value="0.206658" calcext:value-type="float">
            <text:p>0.206658</text:p>
          </table:table-cell>
        </table:table-row>
        <table:table-row table:style-name="ro1">
          <table:table-cell office:value-type="float" office:value="313420" calcext:value-type="float">
            <text:p>313420</text:p>
          </table:table-cell>
          <table:table-cell office:value-type="float" office:value="0.833008" calcext:value-type="float">
            <text:p>0.833008</text:p>
          </table:table-cell>
          <table:table-cell office:value-type="float" office:value="0.295898" calcext:value-type="float">
            <text:p>0.295898</text:p>
          </table:table-cell>
          <table:table-cell office:value-type="float" office:value="0.198242" calcext:value-type="float">
            <text:p>0.198242</text:p>
          </table:table-cell>
          <table:table-cell office:value-type="float" office:value="-0.306792" calcext:value-type="float">
            <text:p>-0.306792</text:p>
          </table:table-cell>
          <table:table-cell office:value-type="float" office:value="-0.404795" calcext:value-type="float">
            <text:p>-0.404795</text:p>
          </table:table-cell>
          <table:table-cell office:value-type="float" office:value="0.21092" calcext:value-type="float">
            <text:p>0.21092</text:p>
          </table:table-cell>
        </table:table-row>
        <table:table-row table:style-name="ro1">
          <table:table-cell office:value-type="float" office:value="314667" calcext:value-type="float">
            <text:p>314667</text:p>
          </table:table-cell>
          <table:table-cell office:value-type="float" office:value="0.835938" calcext:value-type="float">
            <text:p>0.835938</text:p>
          </table:table-cell>
          <table:table-cell office:value-type="float" office:value="0.280273" calcext:value-type="float">
            <text:p>0.280273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-0.315314" calcext:value-type="float">
            <text:p>-0.315314</text:p>
          </table:table-cell>
          <table:table-cell office:value-type="float" office:value="-0.417578" calcext:value-type="float">
            <text:p>-0.417578</text:p>
          </table:table-cell>
          <table:table-cell office:value-type="float" office:value="0.227964" calcext:value-type="float">
            <text:p>0.227964</text:p>
          </table:table-cell>
        </table:table-row>
        <table:table-row table:style-name="ro1">
          <table:table-cell office:value-type="float" office:value="315916" calcext:value-type="float">
            <text:p>315916</text:p>
          </table:table-cell>
          <table:table-cell office:value-type="float" office:value="0.836914" calcext:value-type="float">
            <text:p>0.836914</text:p>
          </table:table-cell>
          <table:table-cell office:value-type="float" office:value="0.272461" calcext:value-type="float">
            <text:p>0.272461</text:p>
          </table:table-cell>
          <table:table-cell office:value-type="float" office:value="0.192383" calcext:value-type="float">
            <text:p>0.192383</text:p>
          </table:table-cell>
          <table:table-cell office:value-type="float" office:value="-0.321705" calcext:value-type="float">
            <text:p>-0.321705</text:p>
          </table:table-cell>
          <table:table-cell office:value-type="float" office:value="-0.423969" calcext:value-type="float">
            <text:p>-0.423969</text:p>
          </table:table-cell>
          <table:table-cell office:value-type="float" office:value="0.251399" calcext:value-type="float">
            <text:p>0.251399</text:p>
          </table:table-cell>
        </table:table-row>
        <table:table-row table:style-name="ro1">
          <table:table-cell office:value-type="float" office:value="317164" calcext:value-type="float">
            <text:p>317164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262695" calcext:value-type="float">
            <text:p>0.262695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-0.323836" calcext:value-type="float">
            <text:p>-0.323836</text:p>
          </table:table-cell>
          <table:table-cell office:value-type="float" office:value="-0.4261" calcext:value-type="float">
            <text:p>-0.4261</text:p>
          </table:table-cell>
          <table:table-cell office:value-type="float" office:value="0.264182" calcext:value-type="float">
            <text:p>0.264182</text:p>
          </table:table-cell>
        </table:table-row>
        <table:table-row table:style-name="ro1">
          <table:table-cell office:value-type="float" office:value="318413" calcext:value-type="float">
            <text:p>318413</text:p>
          </table:table-cell>
          <table:table-cell office:value-type="float" office:value="0.84082" calcext:value-type="float">
            <text:p>0.84082</text:p>
          </table:table-cell>
          <table:table-cell office:value-type="float" office:value="0.254883" calcext:value-type="float">
            <text:p>0.254883</text:p>
          </table:table-cell>
          <table:table-cell office:value-type="float" office:value="0.197266" calcext:value-type="float">
            <text:p>0.197266</text:p>
          </table:table-cell>
          <table:table-cell office:value-type="float" office:value="-0.315314" calcext:value-type="float">
            <text:p>-0.315314</text:p>
          </table:table-cell>
          <table:table-cell office:value-type="float" office:value="-0.430361" calcext:value-type="float">
            <text:p>-0.430361</text:p>
          </table:table-cell>
          <table:table-cell office:value-type="float" office:value="0.274834" calcext:value-type="float">
            <text:p>0.274834</text:p>
          </table:table-cell>
        </table:table-row>
        <table:table-row table:style-name="ro1">
          <table:table-cell office:value-type="float" office:value="319662" calcext:value-type="float">
            <text:p>319662</text:p>
          </table:table-cell>
          <table:table-cell office:value-type="float" office:value="0.850586" calcext:value-type="float">
            <text:p>0.850586</text:p>
          </table:table-cell>
          <table:table-cell office:value-type="float" office:value="0.273438" calcext:value-type="float">
            <text:p>0.273438</text:p>
          </table:table-cell>
          <table:table-cell office:value-type="float" office:value="0.201172" calcext:value-type="float">
            <text:p>0.201172</text:p>
          </table:table-cell>
          <table:table-cell office:value-type="float" office:value="-0.311053" calcext:value-type="float">
            <text:p>-0.311053</text:p>
          </table:table-cell>
          <table:table-cell office:value-type="float" office:value="-0.432492" calcext:value-type="float">
            <text:p>-0.432492</text:p>
          </table:table-cell>
          <table:table-cell office:value-type="float" office:value="0.276965" calcext:value-type="float">
            <text:p>0.276965</text:p>
          </table:table-cell>
        </table:table-row>
        <table:table-row table:style-name="ro1">
          <table:table-cell office:value-type="float" office:value="320912" calcext:value-type="float">
            <text:p>320912</text:p>
          </table:table-cell>
          <table:table-cell office:value-type="float" office:value="0.854492" calcext:value-type="float">
            <text:p>0.854492</text:p>
          </table:table-cell>
          <table:table-cell office:value-type="float" office:value="0.276367" calcext:value-type="float">
            <text:p>0.276367</text:p>
          </table:table-cell>
          <table:table-cell office:value-type="float" office:value="0.200195" calcext:value-type="float">
            <text:p>0.200195</text:p>
          </table:table-cell>
          <table:table-cell office:value-type="float" office:value="-0.308922" calcext:value-type="float">
            <text:p>-0.308922</text:p>
          </table:table-cell>
          <table:table-cell office:value-type="float" office:value="-0.428231" calcext:value-type="float">
            <text:p>-0.428231</text:p>
          </table:table-cell>
          <table:table-cell office:value-type="float" office:value="0.276965" calcext:value-type="float">
            <text:p>0.276965</text:p>
          </table:table-cell>
        </table:table-row>
        <table:table-row table:style-name="ro1">
          <table:table-cell office:value-type="float" office:value="322161" calcext:value-type="float">
            <text:p>322161</text:p>
          </table:table-cell>
          <table:table-cell office:value-type="float" office:value="0.851562" calcext:value-type="float">
            <text:p>0.851562</text:p>
          </table:table-cell>
          <table:table-cell office:value-type="float" office:value="0.266602" calcext:value-type="float">
            <text:p>0.266602</text:p>
          </table:table-cell>
          <table:table-cell office:value-type="float" office:value="0.204102" calcext:value-type="float">
            <text:p>0.204102</text:p>
          </table:table-cell>
          <table:table-cell office:value-type="float" office:value="-0.296139" calcext:value-type="float">
            <text:p>-0.296139</text:p>
          </table:table-cell>
          <table:table-cell office:value-type="float" office:value="-0.423969" calcext:value-type="float">
            <text:p>-0.423969</text:p>
          </table:table-cell>
          <table:table-cell office:value-type="float" office:value="0.289748" calcext:value-type="float">
            <text:p>0.289748</text:p>
          </table:table-cell>
        </table:table-row>
        <table:table-row table:style-name="ro1">
          <table:table-cell office:value-type="float" office:value="323408" calcext:value-type="float">
            <text:p>323408</text:p>
          </table:table-cell>
          <table:table-cell office:value-type="float" office:value="0.853516" calcext:value-type="float">
            <text:p>0.853516</text:p>
          </table:table-cell>
          <table:table-cell office:value-type="float" office:value="0.262695" calcext:value-type="float">
            <text:p>0.262695</text:p>
          </table:table-cell>
          <table:table-cell office:value-type="float" office:value="0.208984" calcext:value-type="float">
            <text:p>0.208984</text:p>
          </table:table-cell>
          <table:table-cell office:value-type="float" office:value="-0.296139" calcext:value-type="float">
            <text:p>-0.296139</text:p>
          </table:table-cell>
          <table:table-cell office:value-type="float" office:value="-0.421839" calcext:value-type="float">
            <text:p>-0.421839</text:p>
          </table:table-cell>
          <table:table-cell office:value-type="float" office:value="0.296139" calcext:value-type="float">
            <text:p>0.296139</text:p>
          </table:table-cell>
        </table:table-row>
        <table:table-row table:style-name="ro1">
          <table:table-cell office:value-type="float" office:value="324656" calcext:value-type="float">
            <text:p>324656</text:p>
          </table:table-cell>
          <table:table-cell office:value-type="float" office:value="0.869141" calcext:value-type="float">
            <text:p>0.869141</text:p>
          </table:table-cell>
          <table:table-cell office:value-type="float" office:value="0.307617" calcext:value-type="float">
            <text:p>0.307617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-0.319575" calcext:value-type="float">
            <text:p>-0.319575</text:p>
          </table:table-cell>
          <table:table-cell office:value-type="float" office:value="-0.423969" calcext:value-type="float">
            <text:p>-0.423969</text:p>
          </table:table-cell>
          <table:table-cell office:value-type="float" office:value="0.279095" calcext:value-type="float">
            <text:p>0.279095</text:p>
          </table:table-cell>
        </table:table-row>
        <table:table-row table:style-name="ro1">
          <table:table-cell office:value-type="float" office:value="325907" calcext:value-type="float">
            <text:p>325907</text:p>
          </table:table-cell>
          <table:table-cell office:value-type="float" office:value="0.867188" calcext:value-type="float">
            <text:p>0.867188</text:p>
          </table:table-cell>
          <table:table-cell office:value-type="float" office:value="0.304688" calcext:value-type="float">
            <text:p>0.304688</text:p>
          </table:table-cell>
          <table:table-cell office:value-type="float" office:value="0.185547" calcext:value-type="float">
            <text:p>0.185547</text:p>
          </table:table-cell>
          <table:table-cell office:value-type="float" office:value="-0.349402" calcext:value-type="float">
            <text:p>-0.349402</text:p>
          </table:table-cell>
          <table:table-cell office:value-type="float" office:value="-0.434622" calcext:value-type="float">
            <text:p>-0.434622</text:p>
          </table:table-cell>
          <table:table-cell office:value-type="float" office:value="0.25566" calcext:value-type="float">
            <text:p>0.25566</text:p>
          </table:table-cell>
        </table:table-row>
        <table:table-row table:style-name="ro1">
          <table:table-cell office:value-type="float" office:value="327154" calcext:value-type="float">
            <text:p>327154</text:p>
          </table:table-cell>
          <table:table-cell office:value-type="float" office:value="0.856445" calcext:value-type="float">
            <text:p>0.856445</text:p>
          </table:table-cell>
          <table:table-cell office:value-type="float" office:value="0.291016" calcext:value-type="float">
            <text:p>0.291016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-0.360054" calcext:value-type="float">
            <text:p>-0.360054</text:p>
          </table:table-cell>
          <table:table-cell office:value-type="float" office:value="-0.445275" calcext:value-type="float">
            <text:p>-0.445275</text:p>
          </table:table-cell>
          <table:table-cell office:value-type="float" office:value="0.25353" calcext:value-type="float">
            <text:p>0.25353</text:p>
          </table:table-cell>
        </table:table-row>
        <table:table-row table:style-name="ro1">
          <table:table-cell office:value-type="float" office:value="328402" calcext:value-type="float">
            <text:p>328402</text:p>
          </table:table-cell>
          <table:table-cell office:value-type="float" office:value="0.851562" calcext:value-type="float">
            <text:p>0.851562</text:p>
          </table:table-cell>
          <table:table-cell office:value-type="float" office:value="0.277344" calcext:value-type="float">
            <text:p>0.277344</text:p>
          </table:table-cell>
          <table:table-cell office:value-type="float" office:value="0.200195" calcext:value-type="float">
            <text:p>0.200195</text:p>
          </table:table-cell>
          <table:table-cell office:value-type="float" office:value="-0.360054" calcext:value-type="float">
            <text:p>-0.360054</text:p>
          </table:table-cell>
          <table:table-cell office:value-type="float" office:value="-0.447405" calcext:value-type="float">
            <text:p>-0.447405</text:p>
          </table:table-cell>
          <table:table-cell office:value-type="float" office:value="0.259921" calcext:value-type="float">
            <text:p>0.259921</text:p>
          </table:table-cell>
        </table:table-row>
        <table:table-row table:style-name="ro1">
          <table:table-cell office:value-type="float" office:value="329651" calcext:value-type="float">
            <text:p>329651</text:p>
          </table:table-cell>
          <table:table-cell office:value-type="float" office:value="0.864258" calcext:value-type="float">
            <text:p>0.864258</text:p>
          </table:table-cell>
          <table:table-cell office:value-type="float" office:value="0.261719" calcext:value-type="float">
            <text:p>0.261719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-0.360054" calcext:value-type="float">
            <text:p>-0.360054</text:p>
          </table:table-cell>
          <table:table-cell office:value-type="float" office:value="-0.453796" calcext:value-type="float">
            <text:p>-0.453796</text:p>
          </table:table-cell>
          <table:table-cell office:value-type="float" office:value="0.25779" calcext:value-type="float">
            <text:p>0.25779</text:p>
          </table:table-cell>
        </table:table-row>
        <table:table-row table:style-name="ro1">
          <table:table-cell office:value-type="float" office:value="330900" calcext:value-type="float">
            <text:p>330900</text:p>
          </table:table-cell>
          <table:table-cell office:value-type="float" office:value="0.867188" calcext:value-type="float">
            <text:p>0.867188</text:p>
          </table:table-cell>
          <table:table-cell office:value-type="float" office:value="0.249023" calcext:value-type="float">
            <text:p>0.249023</text:p>
          </table:table-cell>
          <table:table-cell office:value-type="float" office:value="0.1875" calcext:value-type="float">
            <text:p>0.1875</text:p>
          </table:table-cell>
          <table:table-cell office:value-type="float" office:value="-0.360054" calcext:value-type="float">
            <text:p>-0.360054</text:p>
          </table:table-cell>
          <table:table-cell office:value-type="float" office:value="-0.455927" calcext:value-type="float">
            <text:p>-0.455927</text:p>
          </table:table-cell>
          <table:table-cell office:value-type="float" office:value="0.25566" calcext:value-type="float">
            <text:p>0.25566</text:p>
          </table:table-cell>
        </table:table-row>
        <table:table-row table:style-name="ro1">
          <table:table-cell office:value-type="float" office:value="332150" calcext:value-type="float">
            <text:p>332150</text:p>
          </table:table-cell>
          <table:table-cell office:value-type="float" office:value="0.869141" calcext:value-type="float">
            <text:p>0.869141</text:p>
          </table:table-cell>
          <table:table-cell office:value-type="float" office:value="0.237305" calcext:value-type="float">
            <text:p>0.237305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-0.355793" calcext:value-type="float">
            <text:p>-0.355793</text:p>
          </table:table-cell>
          <table:table-cell office:value-type="float" office:value="-0.460188" calcext:value-type="float">
            <text:p>-0.460188</text:p>
          </table:table-cell>
          <table:table-cell office:value-type="float" office:value="0.259921" calcext:value-type="float">
            <text:p>0.259921</text:p>
          </table:table-cell>
        </table:table-row>
        <table:table-row table:style-name="ro1">
          <table:table-cell office:value-type="float" office:value="333397" calcext:value-type="float">
            <text:p>333397</text:p>
          </table:table-cell>
          <table:table-cell office:value-type="float" office:value="0.87793" calcext:value-type="float">
            <text:p>0.87793</text:p>
          </table:table-cell>
          <table:table-cell office:value-type="float" office:value="0.243164" calcext:value-type="float">
            <text:p>0.243164</text:p>
          </table:table-cell>
          <table:table-cell office:value-type="float" office:value="0.199219" calcext:value-type="float">
            <text:p>0.199219</text:p>
          </table:table-cell>
          <table:table-cell office:value-type="float" office:value="-0.362185" calcext:value-type="float">
            <text:p>-0.362185</text:p>
          </table:table-cell>
          <table:table-cell office:value-type="float" office:value="-0.462319" calcext:value-type="float">
            <text:p>-0.462319</text:p>
          </table:table-cell>
          <table:table-cell office:value-type="float" office:value="0.251399" calcext:value-type="float">
            <text:p>0.251399</text:p>
          </table:table-cell>
        </table:table-row>
        <table:table-row table:style-name="ro1">
          <table:table-cell office:value-type="float" office:value="334646" calcext:value-type="float">
            <text:p>334646</text:p>
          </table:table-cell>
          <table:table-cell office:value-type="float" office:value="0.884766" calcext:value-type="float">
            <text:p>0.884766</text:p>
          </table:table-cell>
          <table:table-cell office:value-type="float" office:value="0.244141" calcext:value-type="float">
            <text:p>0.244141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-0.368577" calcext:value-type="float">
            <text:p>-0.368577</text:p>
          </table:table-cell>
          <table:table-cell office:value-type="float" office:value="-0.466579" calcext:value-type="float">
            <text:p>-0.466579</text:p>
          </table:table-cell>
          <table:table-cell office:value-type="float" office:value="0.234355" calcext:value-type="float">
            <text:p>0.234355</text:p>
          </table:table-cell>
        </table:table-row>
        <table:table-row table:style-name="ro1">
          <table:table-cell office:value-type="float" office:value="335896" calcext:value-type="float">
            <text:p>335896</text:p>
          </table:table-cell>
          <table:table-cell office:value-type="float" office:value="0.885742" calcext:value-type="float">
            <text:p>0.885742</text:p>
          </table:table-cell>
          <table:table-cell office:value-type="float" office:value="0.240234" calcext:value-type="float">
            <text:p>0.240234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-0.374968" calcext:value-type="float">
            <text:p>-0.374968</text:p>
          </table:table-cell>
          <table:table-cell office:value-type="float" office:value="-0.47084" calcext:value-type="float">
            <text:p>-0.47084</text:p>
          </table:table-cell>
          <table:table-cell office:value-type="float" office:value="0.223702" calcext:value-type="float">
            <text:p>0.223702</text:p>
          </table:table-cell>
        </table:table-row>
        <table:table-row table:style-name="ro1">
          <table:table-cell office:value-type="float" office:value="337145" calcext:value-type="float">
            <text:p>337145</text:p>
          </table:table-cell>
          <table:table-cell office:value-type="float" office:value="0.886719" calcext:value-type="float">
            <text:p>0.886719</text:p>
          </table:table-cell>
          <table:table-cell office:value-type="float" office:value="0.240234" calcext:value-type="float">
            <text:p>0.240234</text:p>
          </table:table-cell>
          <table:table-cell office:value-type="float" office:value="0.197266" calcext:value-type="float">
            <text:p>0.197266</text:p>
          </table:table-cell>
          <table:table-cell office:value-type="float" office:value="-0.38349" calcext:value-type="float">
            <text:p>-0.38349</text:p>
          </table:table-cell>
          <table:table-cell office:value-type="float" office:value="-0.475102" calcext:value-type="float">
            <text:p>-0.475102</text:p>
          </table:table-cell>
          <table:table-cell office:value-type="float" office:value="0.219442" calcext:value-type="float">
            <text:p>0.219442</text:p>
          </table:table-cell>
        </table:table-row>
        <table:table-row table:style-name="ro1">
          <table:table-cell office:value-type="float" office:value="338392" calcext:value-type="float">
            <text:p>338392</text:p>
          </table:table-cell>
          <table:table-cell office:value-type="float" office:value="0.889648" calcext:value-type="float">
            <text:p>0.889648</text:p>
          </table:table-cell>
          <table:table-cell office:value-type="float" office:value="0.236328" calcext:value-type="float">
            <text:p>0.236328</text:p>
          </table:table-cell>
          <table:table-cell office:value-type="float" office:value="0.204102" calcext:value-type="float">
            <text:p>0.204102</text:p>
          </table:table-cell>
          <table:table-cell office:value-type="float" office:value="-0.392012" calcext:value-type="float">
            <text:p>-0.392012</text:p>
          </table:table-cell>
          <table:table-cell office:value-type="float" office:value="-0.490015" calcext:value-type="float">
            <text:p>-0.490015</text:p>
          </table:table-cell>
          <table:table-cell office:value-type="float" office:value="0.217311" calcext:value-type="float">
            <text:p>0.217311</text:p>
          </table:table-cell>
        </table:table-row>
        <table:table-row table:style-name="ro1">
          <table:table-cell office:value-type="float" office:value="339641" calcext:value-type="float">
            <text:p>339641</text:p>
          </table:table-cell>
          <table:table-cell office:value-type="float" office:value="0.888672" calcext:value-type="float">
            <text:p>0.888672</text:p>
          </table:table-cell>
          <table:table-cell office:value-type="float" office:value="0.211914" calcext:value-type="float">
            <text:p>0.211914</text:p>
          </table:table-cell>
          <table:table-cell office:value-type="float" office:value="0.209961" calcext:value-type="float">
            <text:p>0.209961</text:p>
          </table:table-cell>
          <table:table-cell office:value-type="float" office:value="-0.404795" calcext:value-type="float">
            <text:p>-0.404795</text:p>
          </table:table-cell>
          <table:table-cell office:value-type="float" office:value="-0.507059" calcext:value-type="float">
            <text:p>-0.507059</text:p>
          </table:table-cell>
          <table:table-cell office:value-type="float" office:value="0.21518" calcext:value-type="float">
            <text:p>0.21518</text:p>
          </table:table-cell>
        </table:table-row>
        <table:table-row table:style-name="ro1">
          <table:table-cell office:value-type="float" office:value="340889" calcext:value-type="float">
            <text:p>340889</text:p>
          </table:table-cell>
          <table:table-cell office:value-type="float" office:value="0.896484" calcext:value-type="float">
            <text:p>0.896484</text:p>
          </table:table-cell>
          <table:table-cell office:value-type="float" office:value="0.210938" calcext:value-type="float">
            <text:p>0.210938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-0.419708" calcext:value-type="float">
            <text:p>-0.419708</text:p>
          </table:table-cell>
          <table:table-cell office:value-type="float" office:value="-0.519842" calcext:value-type="float">
            <text:p>-0.519842</text:p>
          </table:table-cell>
          <table:table-cell office:value-type="float" office:value="0.208789" calcext:value-type="float">
            <text:p>0.208789</text:p>
          </table:table-cell>
        </table:table-row>
        <table:table-row table:style-name="ro1">
          <table:table-cell office:value-type="float" office:value="342138" calcext:value-type="float">
            <text:p>342138</text:p>
          </table:table-cell>
          <table:table-cell office:value-type="float" office:value="0.90332" calcext:value-type="float">
            <text:p>0.90332</text:p>
          </table:table-cell>
          <table:table-cell office:value-type="float" office:value="0.212891" calcext:value-type="float">
            <text:p>0.212891</text:p>
          </table:table-cell>
          <table:table-cell office:value-type="float" office:value="0.217773" calcext:value-type="float">
            <text:p>0.217773</text:p>
          </table:table-cell>
          <table:table-cell office:value-type="float" office:value="-0.443144" calcext:value-type="float">
            <text:p>-0.443144</text:p>
          </table:table-cell>
          <table:table-cell office:value-type="float" office:value="-0.532625" calcext:value-type="float">
            <text:p>-0.532625</text:p>
          </table:table-cell>
          <table:table-cell office:value-type="float" office:value="0.196006" calcext:value-type="float">
            <text:p>0.196006</text:p>
          </table:table-cell>
        </table:table-row>
        <table:table-row table:style-name="ro1">
          <table:table-cell office:value-type="float" office:value="343388" calcext:value-type="float">
            <text:p>343388</text:p>
          </table:table-cell>
          <table:table-cell office:value-type="float" office:value="0.916992" calcext:value-type="float">
            <text:p>0.916992</text:p>
          </table:table-cell>
          <table:table-cell office:value-type="float" office:value="0.209961" calcext:value-type="float">
            <text:p>0.209961</text:p>
          </table:table-cell>
          <table:table-cell office:value-type="float" office:value="0.222656" calcext:value-type="float">
            <text:p>0.222656</text:p>
          </table:table-cell>
          <table:table-cell office:value-type="float" office:value="-0.472971" calcext:value-type="float">
            <text:p>-0.472971</text:p>
          </table:table-cell>
          <table:table-cell office:value-type="float" office:value="-0.547539" calcext:value-type="float">
            <text:p>-0.547539</text:p>
          </table:table-cell>
          <table:table-cell office:value-type="float" office:value="0.17257" calcext:value-type="float">
            <text:p>0.17257</text:p>
          </table:table-cell>
        </table:table-row>
        <table:table-row table:style-name="ro1">
          <table:table-cell office:value-type="float" office:value="344637" calcext:value-type="float">
            <text:p>344637</text:p>
          </table:table-cell>
          <table:table-cell office:value-type="float" office:value="0.912109" calcext:value-type="float">
            <text:p>0.912109</text:p>
          </table:table-cell>
          <table:table-cell office:value-type="float" office:value="0.185547" calcext:value-type="float">
            <text:p>0.185547</text:p>
          </table:table-cell>
          <table:table-cell office:value-type="float" office:value="0.242188" calcext:value-type="float">
            <text:p>0.242188</text:p>
          </table:table-cell>
          <table:table-cell office:value-type="float" office:value="-0.487884" calcext:value-type="float">
            <text:p>-0.487884</text:p>
          </table:table-cell>
          <table:table-cell office:value-type="float" office:value="-0.566713" calcext:value-type="float">
            <text:p>-0.566713</text:p>
          </table:table-cell>
          <table:table-cell office:value-type="float" office:value="0.159787" calcext:value-type="float">
            <text:p>0.159787</text:p>
          </table:table-cell>
        </table:table-row>
        <table:table-row table:style-name="ro1">
          <table:table-cell office:value-type="float" office:value="345884" calcext:value-type="float">
            <text:p>345884</text:p>
          </table:table-cell>
          <table:table-cell office:value-type="float" office:value="0.917969" calcext:value-type="float">
            <text:p>0.917969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0.25" calcext:value-type="float">
            <text:p>0.25</text:p>
          </table:table-cell>
          <table:table-cell office:value-type="float" office:value="-0.481493" calcext:value-type="float">
            <text:p>-0.481493</text:p>
          </table:table-cell>
          <table:table-cell office:value-type="float" office:value="-0.588018" calcext:value-type="float">
            <text:p>-0.588018</text:p>
          </table:table-cell>
          <table:table-cell office:value-type="float" office:value="0.149135" calcext:value-type="float">
            <text:p>0.149135</text:p>
          </table:table-cell>
        </table:table-row>
        <table:table-row table:style-name="ro1">
          <table:table-cell office:value-type="float" office:value="347133" calcext:value-type="float">
            <text:p>347133</text:p>
          </table:table-cell>
          <table:table-cell office:value-type="float" office:value="0.927734" calcext:value-type="float">
            <text:p>0.927734</text:p>
          </table:table-cell>
          <table:table-cell office:value-type="float" office:value="0.169922" calcext:value-type="float">
            <text:p>0.169922</text:p>
          </table:table-cell>
          <table:table-cell office:value-type="float" office:value="0.259766" calcext:value-type="float">
            <text:p>0.259766</text:p>
          </table:table-cell>
          <table:table-cell office:value-type="float" office:value="-0.47084" calcext:value-type="float">
            <text:p>-0.47084</text:p>
          </table:table-cell>
          <table:table-cell office:value-type="float" office:value="-0.611453" calcext:value-type="float">
            <text:p>-0.611453</text:p>
          </table:table-cell>
          <table:table-cell office:value-type="float" office:value="0.134221" calcext:value-type="float">
            <text:p>0.134221</text:p>
          </table:table-cell>
        </table:table-row>
        <table:table-row table:style-name="ro1">
          <table:table-cell office:value-type="float" office:value="348383" calcext:value-type="float">
            <text:p>348383</text:p>
          </table:table-cell>
          <table:table-cell office:value-type="float" office:value="0.942383" calcext:value-type="float">
            <text:p>0.942383</text:p>
          </table:table-cell>
          <table:table-cell office:value-type="float" office:value="0.15918" calcext:value-type="float">
            <text:p>0.15918</text:p>
          </table:table-cell>
          <table:table-cell office:value-type="float" office:value="0.264648" calcext:value-type="float">
            <text:p>0.264648</text:p>
          </table:table-cell>
          <table:table-cell office:value-type="float" office:value="-0.462319" calcext:value-type="float">
            <text:p>-0.462319</text:p>
          </table:table-cell>
          <table:table-cell office:value-type="float" office:value="-0.628498" calcext:value-type="float">
            <text:p>-0.628498</text:p>
          </table:table-cell>
          <table:table-cell office:value-type="float" office:value="0.112917" calcext:value-type="float">
            <text:p>0.112917</text:p>
          </table:table-cell>
        </table:table-row>
        <table:table-row table:style-name="ro1">
          <table:table-cell office:value-type="float" office:value="349630" calcext:value-type="float">
            <text:p>349630</text:p>
          </table:table-cell>
          <table:table-cell office:value-type="float" office:value="0.951172" calcext:value-type="float">
            <text:p>0.951172</text:p>
          </table:table-cell>
          <table:table-cell office:value-type="float" office:value="0.139648" calcext:value-type="float">
            <text:p>0.139648</text:p>
          </table:table-cell>
          <table:table-cell office:value-type="float" office:value="0.261719" calcext:value-type="float">
            <text:p>0.261719</text:p>
          </table:table-cell>
          <table:table-cell office:value-type="float" office:value="-0.449535" calcext:value-type="float">
            <text:p>-0.449535</text:p>
          </table:table-cell>
          <table:table-cell office:value-type="float" office:value="-0.643411" calcext:value-type="float">
            <text:p>-0.643411</text:p>
          </table:table-cell>
          <table:table-cell office:value-type="float" office:value="0.095872" calcext:value-type="float">
            <text:p>0.095872</text:p>
          </table:table-cell>
        </table:table-row>
        <table:table-row table:style-name="ro1">
          <table:table-cell office:value-type="float" office:value="350879" calcext:value-type="float">
            <text:p>350879</text:p>
          </table:table-cell>
          <table:table-cell office:value-type="float" office:value="0.959961" calcext:value-type="float">
            <text:p>0.959961</text:p>
          </table:table-cell>
          <table:table-cell office:value-type="float" office:value="0.12793" calcext:value-type="float">
            <text:p>0.12793</text:p>
          </table:table-cell>
          <table:table-cell office:value-type="float" office:value="0.262695" calcext:value-type="float">
            <text:p>0.262695</text:p>
          </table:table-cell>
          <table:table-cell office:value-type="float" office:value="-0.436752" calcext:value-type="float">
            <text:p>-0.436752</text:p>
          </table:table-cell>
          <table:table-cell office:value-type="float" office:value="-0.656194" calcext:value-type="float">
            <text:p>-0.656194</text:p>
          </table:table-cell>
          <table:table-cell office:value-type="float" office:value="0.083089" calcext:value-type="float">
            <text:p>0.083089</text:p>
          </table:table-cell>
        </table:table-row>
        <table:table-row table:style-name="ro1">
          <table:table-cell office:value-type="float" office:value="352127" calcext:value-type="float">
            <text:p>352127</text:p>
          </table:table-cell>
          <table:table-cell office:value-type="float" office:value="0.975586" calcext:value-type="float">
            <text:p>0.975586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0.267578" calcext:value-type="float">
            <text:p>0.267578</text:p>
          </table:table-cell>
          <table:table-cell office:value-type="float" office:value="-0.443144" calcext:value-type="float">
            <text:p>-0.443144</text:p>
          </table:table-cell>
          <table:table-cell office:value-type="float" office:value="-0.675369" calcext:value-type="float">
            <text:p>-0.675369</text:p>
          </table:table-cell>
          <table:table-cell office:value-type="float" office:value="0.068176" calcext:value-type="float">
            <text:p>0.068176</text:p>
          </table:table-cell>
        </table:table-row>
        <table:table-row table:style-name="ro1">
          <table:table-cell office:value-type="float" office:value="353376" calcext:value-type="float">
            <text:p>353376</text:p>
          </table:table-cell>
          <table:table-cell office:value-type="float" office:value="0.989258" calcext:value-type="float">
            <text:p>0.989258</text:p>
          </table:table-cell>
          <table:table-cell office:value-type="float" office:value="0.133789" calcext:value-type="float">
            <text:p>0.133789</text:p>
          </table:table-cell>
          <table:table-cell office:value-type="float" office:value="0.272461" calcext:value-type="float">
            <text:p>0.272461</text:p>
          </table:table-cell>
          <table:table-cell office:value-type="float" office:value="-0.445275" calcext:value-type="float">
            <text:p>-0.445275</text:p>
          </table:table-cell>
          <table:table-cell office:value-type="float" office:value="-0.688152" calcext:value-type="float">
            <text:p>-0.688152</text:p>
          </table:table-cell>
          <table:table-cell office:value-type="float" office:value="0.044741" calcext:value-type="float">
            <text:p>0.044741</text:p>
          </table:table-cell>
        </table:table-row>
        <table:table-row table:style-name="ro1">
          <table:table-cell office:value-type="float" office:value="354625" calcext:value-type="float">
            <text:p>354625</text:p>
          </table:table-cell>
          <table:table-cell office:value-type="float" office:value="0.989258" calcext:value-type="float">
            <text:p>0.989258</text:p>
          </table:table-cell>
          <table:table-cell office:value-type="float" office:value="0.118164" calcext:value-type="float">
            <text:p>0.118164</text:p>
          </table:table-cell>
          <table:table-cell office:value-type="float" office:value="0.27832" calcext:value-type="float">
            <text:p>0.27832</text:p>
          </table:table-cell>
          <table:table-cell office:value-type="float" office:value="-0.443144" calcext:value-type="float">
            <text:p>-0.443144</text:p>
          </table:table-cell>
          <table:table-cell office:value-type="float" office:value="-0.705195" calcext:value-type="float">
            <text:p>-0.705195</text:p>
          </table:table-cell>
          <table:table-cell office:value-type="float" office:value="0.021305" calcext:value-type="float">
            <text:p>0.021305</text:p>
          </table:table-cell>
        </table:table-row>
        <table:table-row table:style-name="ro1">
          <table:table-cell office:value-type="float" office:value="355875" calcext:value-type="float">
            <text:p>355875</text:p>
          </table:table-cell>
          <table:table-cell office:value-type="float" office:value="0.990234" calcext:value-type="float">
            <text:p>0.990234</text:p>
          </table:table-cell>
          <table:table-cell office:value-type="float" office:value="0.104492" calcext:value-type="float">
            <text:p>0.104492</text:p>
          </table:table-cell>
          <table:table-cell office:value-type="float" office:value="0.287109" calcext:value-type="float">
            <text:p>0.287109</text:p>
          </table:table-cell>
          <table:table-cell office:value-type="float" office:value="-0.428231" calcext:value-type="float">
            <text:p>-0.428231</text:p>
          </table:table-cell>
          <table:table-cell office:value-type="float" office:value="-0.730761" calcext:value-type="float">
            <text:p>-0.730761</text:p>
          </table:table-cell>
          <table:table-cell office:value-type="float" office:value="0.017044" calcext:value-type="float">
            <text:p>0.017044</text:p>
          </table:table-cell>
        </table:table-row>
        <table:table-row table:style-name="ro1">
          <table:table-cell office:value-type="float" office:value="357124" calcext:value-type="float">
            <text:p>357124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0.076172" calcext:value-type="float">
            <text:p>0.076172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-0.394143" calcext:value-type="float">
            <text:p>-0.394143</text:p>
          </table:table-cell>
          <table:table-cell office:value-type="float" office:value="-0.743545" calcext:value-type="float">
            <text:p>-0.743545</text:p>
          </table:table-cell>
          <table:table-cell office:value-type="float" office:value="0.019175" calcext:value-type="float">
            <text:p>0.019175</text:p>
          </table:table-cell>
        </table:table-row>
        <table:table-row table:style-name="ro1">
          <table:table-cell office:value-type="float" office:value="358371" calcext:value-type="float">
            <text:p>358371</text:p>
          </table:table-cell>
          <table:table-cell office:value-type="float" office:value="1.011719" calcext:value-type="float">
            <text:p>1.011719</text:p>
          </table:table-cell>
          <table:table-cell office:value-type="float" office:value="0.081055" calcext:value-type="float">
            <text:p>0.081055</text:p>
          </table:table-cell>
          <table:table-cell office:value-type="float" office:value="0.294922" calcext:value-type="float">
            <text:p>0.294922</text:p>
          </table:table-cell>
          <table:table-cell office:value-type="float" office:value="-0.389881" calcext:value-type="float">
            <text:p>-0.389881</text:p>
          </table:table-cell>
          <table:table-cell office:value-type="float" office:value="-0.749936" calcext:value-type="float">
            <text:p>-0.749936</text:p>
          </table:table-cell>
          <table:table-cell office:value-type="float" office:value="-0.008522" calcext:value-type="float">
            <text:p>-0.008522</text:p>
          </table:table-cell>
        </table:table-row>
        <table:table-row table:style-name="ro1">
          <table:table-cell office:value-type="float" office:value="359619" calcext:value-type="float">
            <text:p>359619</text:p>
          </table:table-cell>
          <table:table-cell office:value-type="float" office:value="1.033203" calcext:value-type="float">
            <text:p>1.033203</text:p>
          </table:table-cell>
          <table:table-cell office:value-type="float" office:value="0.132813" calcext:value-type="float">
            <text:p>0.132813</text:p>
          </table:table-cell>
          <table:table-cell office:value-type="float" office:value="0.282227" calcext:value-type="float">
            <text:p>0.282227</text:p>
          </table:table-cell>
          <table:table-cell office:value-type="float" office:value="-0.396273" calcext:value-type="float">
            <text:p>-0.396273</text:p>
          </table:table-cell>
          <table:table-cell office:value-type="float" office:value="-0.760589" calcext:value-type="float">
            <text:p>-0.760589</text:p>
          </table:table-cell>
          <table:table-cell office:value-type="float" office:value="-0.066046" calcext:value-type="float">
            <text:p>-0.066046</text:p>
          </table:table-cell>
        </table:table-row>
        <table:table-row table:style-name="ro1">
          <table:table-cell office:value-type="float" office:value="360870" calcext:value-type="float">
            <text:p>360870</text:p>
          </table:table-cell>
          <table:table-cell office:value-type="float" office:value="1.029297" calcext:value-type="float">
            <text:p>1.029297</text:p>
          </table:table-cell>
          <table:table-cell office:value-type="float" office:value="0.124023" calcext:value-type="float">
            <text:p>0.124023</text:p>
          </table:table-cell>
          <table:table-cell office:value-type="float" office:value="0.285156" calcext:value-type="float">
            <text:p>0.285156</text:p>
          </table:table-cell>
          <table:table-cell office:value-type="float" office:value="-0.387751" calcext:value-type="float">
            <text:p>-0.387751</text:p>
          </table:table-cell>
          <table:table-cell office:value-type="float" office:value="-0.76698" calcext:value-type="float">
            <text:p>-0.76698</text:p>
          </table:table-cell>
          <table:table-cell office:value-type="float" office:value="-0.100134" calcext:value-type="float">
            <text:p>-0.100134</text:p>
          </table:table-cell>
        </table:table-row>
        <table:table-row table:style-name="ro1">
          <table:table-cell office:value-type="float" office:value="362117" calcext:value-type="float">
            <text:p>362117</text:p>
          </table:table-cell>
          <table:table-cell office:value-type="float" office:value="1.026367" calcext:value-type="float">
            <text:p>1.026367</text:p>
          </table:table-cell>
          <table:table-cell office:value-type="float" office:value="0.105469" calcext:value-type="float">
            <text:p>0.105469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-0.360054" calcext:value-type="float">
            <text:p>-0.360054</text:p>
          </table:table-cell>
          <table:table-cell office:value-type="float" office:value="-0.779763" calcext:value-type="float">
            <text:p>-0.779763</text:p>
          </table:table-cell>
          <table:table-cell office:value-type="float" office:value="-0.102264" calcext:value-type="float">
            <text:p>-0.102264</text:p>
          </table:table-cell>
        </table:table-row>
        <table:table-row table:style-name="ro1">
          <table:table-cell office:value-type="float" office:value="363365" calcext:value-type="float">
            <text:p>363365</text:p>
          </table:table-cell>
          <table:table-cell office:value-type="float" office:value="1.013672" calcext:value-type="float">
            <text:p>1.013672</text:p>
          </table:table-cell>
          <table:table-cell office:value-type="float" office:value="0.092773" calcext:value-type="float">
            <text:p>0.092773</text:p>
          </table:table-cell>
          <table:table-cell office:value-type="float" office:value="0.319336" calcext:value-type="float">
            <text:p>0.319336</text:p>
          </table:table-cell>
          <table:table-cell office:value-type="float" office:value="-0.323836" calcext:value-type="float">
            <text:p>-0.323836</text:p>
          </table:table-cell>
          <table:table-cell office:value-type="float" office:value="-0.792546" calcext:value-type="float">
            <text:p>-0.792546</text:p>
          </table:table-cell>
          <table:table-cell office:value-type="float" office:value="-0.095872" calcext:value-type="float">
            <text:p>-0.095872</text:p>
          </table:table-cell>
        </table:table-row>
        <table:table-row table:style-name="ro1">
          <table:table-cell office:value-type="float" office:value="364614" calcext:value-type="float">
            <text:p>364614</text:p>
          </table:table-cell>
          <table:table-cell office:value-type="float" office:value="1.016602" calcext:value-type="float">
            <text:p>1.016602</text:p>
          </table:table-cell>
          <table:table-cell office:value-type="float" office:value="0.095703" calcext:value-type="float">
            <text:p>0.095703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-0.308922" calcext:value-type="float">
            <text:p>-0.308922</text:p>
          </table:table-cell>
          <table:table-cell office:value-type="float" office:value="-0.784024" calcext:value-type="float">
            <text:p>-0.784024</text:p>
          </table:table-cell>
          <table:table-cell office:value-type="float" office:value="-0.106525" calcext:value-type="float">
            <text:p>-0.106525</text:p>
          </table:table-cell>
        </table:table-row>
        <table:table-row table:style-name="ro1">
          <table:table-cell office:value-type="float" office:value="365863" calcext:value-type="float">
            <text:p>365863</text:p>
          </table:table-cell>
          <table:table-cell office:value-type="float" office:value="1.035156" calcext:value-type="float">
            <text:p>1.035156</text:p>
          </table:table-cell>
          <table:table-cell office:value-type="float" office:value="0.076172" calcext:value-type="float">
            <text:p>0.076172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-0.317445" calcext:value-type="float">
            <text:p>-0.317445</text:p>
          </table:table-cell>
          <table:table-cell office:value-type="float" office:value="-0.769111" calcext:value-type="float">
            <text:p>-0.769111</text:p>
          </table:table-cell>
          <table:table-cell office:value-type="float" office:value="-0.142743" calcext:value-type="float">
            <text:p>-0.142743</text:p>
          </table:table-cell>
        </table:table-row>
        <table:table-row table:style-name="ro1">
          <table:table-cell office:value-type="float" office:value="367113" calcext:value-type="float">
            <text:p>367113</text:p>
          </table:table-cell>
          <table:table-cell office:value-type="float" office:value="1.047852" calcext:value-type="float">
            <text:p>1.047852</text:p>
          </table:table-cell>
          <table:table-cell office:value-type="float" office:value="0.048828" calcext:value-type="float">
            <text:p>0.048828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-0.304662" calcext:value-type="float">
            <text:p>-0.304662</text:p>
          </table:table-cell>
          <table:table-cell office:value-type="float" office:value="-0.749936" calcext:value-type="float">
            <text:p>-0.749936</text:p>
          </table:table-cell>
          <table:table-cell office:value-type="float" office:value="-0.164049" calcext:value-type="float">
            <text:p>-0.164049</text:p>
          </table:table-cell>
        </table:table-row>
        <table:table-row table:style-name="ro1">
          <table:table-cell office:value-type="float" office:value="368360" calcext:value-type="float">
            <text:p>368360</text:p>
          </table:table-cell>
          <table:table-cell office:value-type="float" office:value="1.050781" calcext:value-type="float">
            <text:p>1.050781</text:p>
          </table:table-cell>
          <table:table-cell office:value-type="float" office:value="0.036133" calcext:value-type="float">
            <text:p>0.036133</text:p>
          </table:table-cell>
          <table:table-cell office:value-type="float" office:value="0.323242" calcext:value-type="float">
            <text:p>0.323242</text:p>
          </table:table-cell>
          <table:table-cell office:value-type="float" office:value="-0.25566" calcext:value-type="float">
            <text:p>-0.25566</text:p>
          </table:table-cell>
          <table:table-cell office:value-type="float" office:value="-0.730761" calcext:value-type="float">
            <text:p>-0.730761</text:p>
          </table:table-cell>
          <table:table-cell office:value-type="float" office:value="-0.157657" calcext:value-type="float">
            <text:p>-0.157657</text:p>
          </table:table-cell>
        </table:table-row>
        <table:table-row table:style-name="ro1">
          <table:table-cell office:value-type="float" office:value="369609" calcext:value-type="float">
            <text:p>369609</text:p>
          </table:table-cell>
          <table:table-cell office:value-type="float" office:value="1.046875" calcext:value-type="float">
            <text:p>1.046875</text:p>
          </table:table-cell>
          <table:table-cell office:value-type="float" office:value="0.044922" calcext:value-type="float">
            <text:p>0.044922</text:p>
          </table:table-cell>
          <table:table-cell office:value-type="float" office:value="0.320312" calcext:value-type="float">
            <text:p>0.320312</text:p>
          </table:table-cell>
          <table:table-cell office:value-type="float" office:value="-0.200267" calcext:value-type="float">
            <text:p>-0.200267</text:p>
          </table:table-cell>
          <table:table-cell office:value-type="float" office:value="-0.7265" calcext:value-type="float">
            <text:p>-0.7265</text:p>
          </table:table-cell>
          <table:table-cell office:value-type="float" office:value="-0.153396" calcext:value-type="float">
            <text:p>-0.153396</text:p>
          </table:table-cell>
        </table:table-row>
        <table:table-row table:style-name="ro1">
          <table:table-cell office:value-type="float" office:value="370858" calcext:value-type="float">
            <text:p>370858</text:p>
          </table:table-cell>
          <table:table-cell office:value-type="float" office:value="1.040039" calcext:value-type="float">
            <text:p>1.040039</text:p>
          </table:table-cell>
          <table:table-cell office:value-type="float" office:value="0.050781" calcext:value-type="float">
            <text:p>0.050781</text:p>
          </table:table-cell>
          <table:table-cell office:value-type="float" office:value="0.321289" calcext:value-type="float">
            <text:p>0.321289</text:p>
          </table:table-cell>
          <table:table-cell office:value-type="float" office:value="-0.144874" calcext:value-type="float">
            <text:p>-0.144874</text:p>
          </table:table-cell>
          <table:table-cell office:value-type="float" office:value="-0.739283" calcext:value-type="float">
            <text:p>-0.739283</text:p>
          </table:table-cell>
          <table:table-cell office:value-type="float" office:value="-0.138483" calcext:value-type="float">
            <text:p>-0.138483</text:p>
          </table:table-cell>
        </table:table-row>
        <table:table-row table:style-name="ro1">
          <table:table-cell office:value-type="float" office:value="372106" calcext:value-type="float">
            <text:p>372106</text:p>
          </table:table-cell>
          <table:table-cell office:value-type="float" office:value="1.040039" calcext:value-type="float">
            <text:p>1.040039</text:p>
          </table:table-cell>
          <table:table-cell office:value-type="float" office:value="0.063477" calcext:value-type="float">
            <text:p>0.063477</text:p>
          </table:table-cell>
          <table:table-cell office:value-type="float" office:value="0.323242" calcext:value-type="float">
            <text:p>0.323242</text:p>
          </table:table-cell>
          <table:table-cell office:value-type="float" office:value="-0.100134" calcext:value-type="float">
            <text:p>-0.100134</text:p>
          </table:table-cell>
          <table:table-cell office:value-type="float" office:value="-0.752066" calcext:value-type="float">
            <text:p>-0.752066</text:p>
          </table:table-cell>
          <table:table-cell office:value-type="float" office:value="-0.125699" calcext:value-type="float">
            <text:p>-0.125699</text:p>
          </table:table-cell>
        </table:table-row>
        <table:table-row table:style-name="ro1">
          <table:table-cell office:value-type="float" office:value="373355" calcext:value-type="float">
            <text:p>373355</text:p>
          </table:table-cell>
          <table:table-cell office:value-type="float" office:value="1.050781" calcext:value-type="float">
            <text:p>1.050781</text:p>
          </table:table-cell>
          <table:table-cell office:value-type="float" office:value="0.081055" calcext:value-type="float">
            <text:p>0.081055</text:p>
          </table:table-cell>
          <table:table-cell office:value-type="float" office:value="0.319336" calcext:value-type="float">
            <text:p>0.319336</text:p>
          </table:table-cell>
          <table:table-cell office:value-type="float" office:value="-0.066046" calcext:value-type="float">
            <text:p>-0.066046</text:p>
          </table:table-cell>
          <table:table-cell office:value-type="float" office:value="-0.752066" calcext:value-type="float">
            <text:p>-0.752066</text:p>
          </table:table-cell>
          <table:table-cell office:value-type="float" office:value="-0.125699" calcext:value-type="float">
            <text:p>-0.125699</text:p>
          </table:table-cell>
        </table:table-row>
        <table:table-row table:style-name="ro1">
          <table:table-cell office:value-type="float" office:value="374604" calcext:value-type="float">
            <text:p>374604</text:p>
          </table:table-cell>
          <table:table-cell office:value-type="float" office:value="1.055664" calcext:value-type="float">
            <text:p>1.055664</text:p>
          </table:table-cell>
          <table:table-cell office:value-type="float" office:value="0.089844" calcext:value-type="float">
            <text:p>0.089844</text:p>
          </table:table-cell>
          <table:table-cell office:value-type="float" office:value="0.314453" calcext:value-type="float">
            <text:p>0.314453</text:p>
          </table:table-cell>
          <table:table-cell office:value-type="float" office:value="-0.044741" calcext:value-type="float">
            <text:p>-0.044741</text:p>
          </table:table-cell>
          <table:table-cell office:value-type="float" office:value="-0.743545" calcext:value-type="float">
            <text:p>-0.743545</text:p>
          </table:table-cell>
          <table:table-cell office:value-type="float" office:value="-0.142743" calcext:value-type="float">
            <text:p>-0.142743</text:p>
          </table:table-cell>
        </table:table-row>
        <table:table-row table:style-name="ro1">
          <table:table-cell office:value-type="float" office:value="375852" calcext:value-type="float">
            <text:p>375852</text:p>
          </table:table-cell>
          <table:table-cell office:value-type="float" office:value="1.060547" calcext:value-type="float">
            <text:p>1.060547</text:p>
          </table:table-cell>
          <table:table-cell office:value-type="float" office:value="0.095703" calcext:value-type="float">
            <text:p>0.095703</text:p>
          </table:table-cell>
          <table:table-cell office:value-type="float" office:value="0.310547" calcext:value-type="float">
            <text:p>0.310547</text:p>
          </table:table-cell>
          <table:table-cell office:value-type="float" office:value="-0.029827" calcext:value-type="float">
            <text:p>-0.029827</text:p>
          </table:table-cell>
          <table:table-cell office:value-type="float" office:value="-0.741414" calcext:value-type="float">
            <text:p>-0.741414</text:p>
          </table:table-cell>
          <table:table-cell office:value-type="float" office:value="-0.151265" calcext:value-type="float">
            <text:p>-0.151265</text:p>
          </table:table-cell>
        </table:table-row>
        <table:table-row table:style-name="ro1">
          <table:table-cell office:value-type="float" office:value="377101" calcext:value-type="float">
            <text:p>377101</text:p>
          </table:table-cell>
          <table:table-cell office:value-type="float" office:value="1.057617" calcext:value-type="float">
            <text:p>1.057617</text:p>
          </table:table-cell>
          <table:table-cell office:value-type="float" office:value="0.102539" calcext:value-type="float">
            <text:p>0.102539</text:p>
          </table:table-cell>
          <table:table-cell office:value-type="float" office:value="0.300781" calcext:value-type="float">
            <text:p>0.300781</text:p>
          </table:table-cell>
          <table:table-cell office:value-type="float" office:value="-0.014913" calcext:value-type="float">
            <text:p>-0.014913</text:p>
          </table:table-cell>
          <table:table-cell office:value-type="float" office:value="-0.739283" calcext:value-type="float">
            <text:p>-0.739283</text:p>
          </table:table-cell>
          <table:table-cell office:value-type="float" office:value="-0.149135" calcext:value-type="float">
            <text:p>-0.149135</text:p>
          </table:table-cell>
        </table:table-row>
        <table:table-row table:style-name="ro1">
          <table:table-cell office:value-type="float" office:value="378351" calcext:value-type="float">
            <text:p>378351</text:p>
          </table:table-cell>
          <table:table-cell office:value-type="float" office:value="1.045898" calcext:value-type="float">
            <text:p>1.045898</text:p>
          </table:table-cell>
          <table:table-cell office:value-type="float" office:value="0.111328" calcext:value-type="float">
            <text:p>0.111328</text:p>
          </table:table-cell>
          <table:table-cell office:value-type="float" office:value="0.291016" calcext:value-type="float">
            <text:p>0.291016</text:p>
          </table:table-cell>
          <table:table-cell office:value-type="float" office:value="-0.008522" calcext:value-type="float">
            <text:p>-0.008522</text:p>
          </table:table-cell>
          <table:table-cell office:value-type="float" office:value="-0.743545" calcext:value-type="float">
            <text:p>-0.743545</text:p>
          </table:table-cell>
          <table:table-cell office:value-type="float" office:value="-0.142743" calcext:value-type="float">
            <text:p>-0.142743</text:p>
          </table:table-cell>
        </table:table-row>
        <table:table-row table:style-name="ro1">
          <table:table-cell office:value-type="float" office:value="379600" calcext:value-type="float">
            <text:p>379600</text:p>
          </table:table-cell>
          <table:table-cell office:value-type="float" office:value="1.032227" calcext:value-type="float">
            <text:p>1.032227</text:p>
          </table:table-cell>
          <table:table-cell office:value-type="float" office:value="0.142578" calcext:value-type="float">
            <text:p>0.142578</text:p>
          </table:table-cell>
          <table:table-cell office:value-type="float" office:value="0.229492" calcext:value-type="float">
            <text:p>0.229492</text:p>
          </table:table-cell>
          <table:table-cell office:value-type="float" office:value="-0.036219" calcext:value-type="float">
            <text:p>-0.036219</text:p>
          </table:table-cell>
          <table:table-cell office:value-type="float" office:value="-0.769111" calcext:value-type="float">
            <text:p>-0.769111</text:p>
          </table:table-cell>
          <table:table-cell office:value-type="float" office:value="-0.151265" calcext:value-type="float">
            <text:p>-0.151265</text:p>
          </table:table-cell>
        </table:table-row>
        <table:table-row table:style-name="ro1">
          <table:table-cell office:value-type="float" office:value="380847" calcext:value-type="float">
            <text:p>380847</text:p>
          </table:table-cell>
          <table:table-cell office:value-type="float" office:value="1.039062" calcext:value-type="float">
            <text:p>1.039062</text:p>
          </table:table-cell>
          <table:table-cell office:value-type="float" office:value="0.165039" calcext:value-type="float">
            <text:p>0.165039</text:p>
          </table:table-cell>
          <table:table-cell office:value-type="float" office:value="0.214844" calcext:value-type="float">
            <text:p>0.214844</text:p>
          </table:table-cell>
          <table:table-cell office:value-type="float" office:value="-0.098003" calcext:value-type="float">
            <text:p>-0.098003</text:p>
          </table:table-cell>
          <table:table-cell office:value-type="float" office:value="-0.788285" calcext:value-type="float">
            <text:p>-0.788285</text:p>
          </table:table-cell>
          <table:table-cell office:value-type="float" office:value="-0.17257" calcext:value-type="float">
            <text:p>-0.17257</text:p>
          </table:table-cell>
        </table:table-row>
        <table:table-row table:style-name="ro1">
          <table:table-cell office:value-type="float" office:value="382096" calcext:value-type="float">
            <text:p>382096</text:p>
          </table:table-cell>
          <table:table-cell office:value-type="float" office:value="1.063477" calcext:value-type="float">
            <text:p>1.063477</text:p>
          </table:table-cell>
          <table:table-cell office:value-type="float" office:value="0.154297" calcext:value-type="float">
            <text:p>0.154297</text:p>
          </table:table-cell>
          <table:table-cell office:value-type="float" office:value="0.253906" calcext:value-type="float">
            <text:p>0.253906</text:p>
          </table:table-cell>
          <table:table-cell office:value-type="float" office:value="-0.12783" calcext:value-type="float">
            <text:p>-0.12783</text:p>
          </table:table-cell>
          <table:table-cell office:value-type="float" office:value="-0.781894" calcext:value-type="float">
            <text:p>-0.781894</text:p>
          </table:table-cell>
          <table:table-cell office:value-type="float" office:value="-0.196006" calcext:value-type="float">
            <text:p>-0.196006</text:p>
          </table:table-cell>
        </table:table-row>
        <table:table-row table:style-name="ro1">
          <table:table-cell office:value-type="float" office:value="383344" calcext:value-type="float">
            <text:p>383344</text:p>
          </table:table-cell>
          <table:table-cell office:value-type="float" office:value="1.082031" calcext:value-type="float">
            <text:p>1.082031</text:p>
          </table:table-cell>
          <table:table-cell office:value-type="float" office:value="0.136719" calcext:value-type="float">
            <text:p>0.136719</text:p>
          </table:table-cell>
          <table:table-cell office:value-type="float" office:value="0.271484" calcext:value-type="float">
            <text:p>0.271484</text:p>
          </table:table-cell>
          <table:table-cell office:value-type="float" office:value="-0.115047" calcext:value-type="float">
            <text:p>-0.115047</text:p>
          </table:table-cell>
          <table:table-cell office:value-type="float" office:value="-0.762719" calcext:value-type="float">
            <text:p>-0.762719</text:p>
          </table:table-cell>
          <table:table-cell office:value-type="float" office:value="-0.21092" calcext:value-type="float">
            <text:p>-0.21092</text:p>
          </table:table-cell>
        </table:table-row>
        <table:table-row table:style-name="ro1">
          <table:table-cell office:value-type="float" office:value="384593" calcext:value-type="float">
            <text:p>384593</text:p>
          </table:table-cell>
          <table:table-cell office:value-type="float" office:value="1.072266" calcext:value-type="float">
            <text:p>1.072266</text:p>
          </table:table-cell>
          <table:table-cell office:value-type="float" office:value="0.144531" calcext:value-type="float">
            <text:p>0.144531</text:p>
          </table:table-cell>
          <table:table-cell office:value-type="float" office:value="0.237305" calcext:value-type="float">
            <text:p>0.237305</text:p>
          </table:table-cell>
          <table:table-cell office:value-type="float" office:value="-0.112917" calcext:value-type="float">
            <text:p>-0.112917</text:p>
          </table:table-cell>
          <table:table-cell office:value-type="float" office:value="-0.752066" calcext:value-type="float">
            <text:p>-0.752066</text:p>
          </table:table-cell>
          <table:table-cell office:value-type="float" office:value="-0.225833" calcext:value-type="float">
            <text:p>-0.225833</text:p>
          </table:table-cell>
        </table:table-row>
        <table:table-row table:style-name="ro1">
          <table:table-cell office:value-type="float" office:value="385842" calcext:value-type="float">
            <text:p>385842</text:p>
          </table:table-cell>
          <table:table-cell office:value-type="float" office:value="1.084961" calcext:value-type="float">
            <text:p>1.084961</text:p>
          </table:table-cell>
          <table:table-cell office:value-type="float" office:value="0.152344" calcext:value-type="float">
            <text:p>0.152344</text:p>
          </table:table-cell>
          <table:table-cell office:value-type="float" office:value="0.226562" calcext:value-type="float">
            <text:p>0.226562</text:p>
          </table:table-cell>
          <table:table-cell office:value-type="float" office:value="-0.134221" calcext:value-type="float">
            <text:p>-0.134221</text:p>
          </table:table-cell>
          <table:table-cell office:value-type="float" office:value="-0.749936" calcext:value-type="float">
            <text:p>-0.749936</text:p>
          </table:table-cell>
          <table:table-cell office:value-type="float" office:value="-0.247138" calcext:value-type="float">
            <text:p>-0.247138</text:p>
          </table:table-cell>
        </table:table-row>
        <table:table-row table:style-name="ro1">
          <table:table-cell office:value-type="float" office:value="387092" calcext:value-type="float">
            <text:p>387092</text:p>
          </table:table-cell>
          <table:table-cell office:value-type="float" office:value="1.083008" calcext:value-type="float">
            <text:p>1.083008</text:p>
          </table:table-cell>
          <table:table-cell office:value-type="float" office:value="0.149414" calcext:value-type="float">
            <text:p>0.149414</text:p>
          </table:table-cell>
          <table:table-cell office:value-type="float" office:value="0.225586" calcext:value-type="float">
            <text:p>0.225586</text:p>
          </table:table-cell>
          <table:table-cell office:value-type="float" office:value="-0.151265" calcext:value-type="float">
            <text:p>-0.151265</text:p>
          </table:table-cell>
          <table:table-cell office:value-type="float" office:value="-0.745675" calcext:value-type="float">
            <text:p>-0.745675</text:p>
          </table:table-cell>
          <table:table-cell office:value-type="float" office:value="-0.268443" calcext:value-type="float">
            <text:p>-0.268443</text:p>
          </table:table-cell>
        </table:table-row>
        <table:table-row table:style-name="ro1">
          <table:table-cell office:value-type="float" office:value="388339" calcext:value-type="float">
            <text:p>388339</text:p>
          </table:table-cell>
          <table:table-cell office:value-type="float" office:value="1.075195" calcext:value-type="float">
            <text:p>1.075195</text:p>
          </table:table-cell>
          <table:table-cell office:value-type="float" office:value="0.162109" calcext:value-type="float">
            <text:p>0.162109</text:p>
          </table:table-cell>
          <table:table-cell office:value-type="float" office:value="0.224609" calcext:value-type="float">
            <text:p>0.224609</text:p>
          </table:table-cell>
          <table:table-cell office:value-type="float" office:value="-0.164049" calcext:value-type="float">
            <text:p>-0.164049</text:p>
          </table:table-cell>
          <table:table-cell office:value-type="float" office:value="-0.741414" calcext:value-type="float">
            <text:p>-0.741414</text:p>
          </table:table-cell>
          <table:table-cell office:value-type="float" office:value="-0.291878" calcext:value-type="float">
            <text:p>-0.291878</text:p>
          </table:table-cell>
        </table:table-row>
        <table:table-row table:style-name="ro1">
          <table:table-cell office:value-type="float" office:value="389588" calcext:value-type="float">
            <text:p>389588</text:p>
          </table:table-cell>
          <table:table-cell office:value-type="float" office:value="1.071289" calcext:value-type="float">
            <text:p>1.071289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238281" calcext:value-type="float">
            <text:p>0.238281</text:p>
          </table:table-cell>
          <table:table-cell office:value-type="float" office:value="-0.16831" calcext:value-type="float">
            <text:p>-0.16831</text:p>
          </table:table-cell>
          <table:table-cell office:value-type="float" office:value="-0.741414" calcext:value-type="float">
            <text:p>-0.741414</text:p>
          </table:table-cell>
          <table:table-cell office:value-type="float" office:value="-0.315314" calcext:value-type="float">
            <text:p>-0.315314</text:p>
          </table:table-cell>
        </table:table-row>
        <table:table-row table:style-name="ro1">
          <table:table-cell office:value-type="float" office:value="390836" calcext:value-type="float">
            <text:p>390836</text:p>
          </table:table-cell>
          <table:table-cell office:value-type="float" office:value="1.068359" calcext:value-type="float">
            <text:p>1.068359</text:p>
          </table:table-cell>
          <table:table-cell office:value-type="float" office:value="0.155273" calcext:value-type="float">
            <text:p>0.155273</text:p>
          </table:table-cell>
          <table:table-cell office:value-type="float" office:value="0.25" calcext:value-type="float">
            <text:p>0.25</text:p>
          </table:table-cell>
          <table:table-cell office:value-type="float" office:value="-0.151265" calcext:value-type="float">
            <text:p>-0.151265</text:p>
          </table:table-cell>
          <table:table-cell office:value-type="float" office:value="-0.741414" calcext:value-type="float">
            <text:p>-0.741414</text:p>
          </table:table-cell>
          <table:table-cell office:value-type="float" office:value="-0.323836" calcext:value-type="float">
            <text:p>-0.323836</text:p>
          </table:table-cell>
        </table:table-row>
        <table:table-row table:style-name="ro1">
          <table:table-cell office:value-type="float" office:value="392086" calcext:value-type="float">
            <text:p>392086</text:p>
          </table:table-cell>
          <table:table-cell office:value-type="float" office:value="1.06543" calcext:value-type="float">
            <text:p>1.06543</text:p>
          </table:table-cell>
          <table:table-cell office:value-type="float" office:value="0.142578" calcext:value-type="float">
            <text:p>0.142578</text:p>
          </table:table-cell>
          <table:table-cell office:value-type="float" office:value="0.263672" calcext:value-type="float">
            <text:p>0.263672</text:p>
          </table:table-cell>
          <table:table-cell office:value-type="float" office:value="-0.115047" calcext:value-type="float">
            <text:p>-0.115047</text:p>
          </table:table-cell>
          <table:table-cell office:value-type="float" office:value="-0.737153" calcext:value-type="float">
            <text:p>-0.737153</text:p>
          </table:table-cell>
          <table:table-cell office:value-type="float" office:value="-0.319575" calcext:value-type="float">
            <text:p>-0.319575</text:p>
          </table:table-cell>
        </table:table-row>
        <table:table-row table:style-name="ro1">
          <table:table-cell office:value-type="float" office:value="393334" calcext:value-type="float">
            <text:p>393334</text:p>
          </table:table-cell>
          <table:table-cell office:value-type="float" office:value="1.06543" calcext:value-type="float">
            <text:p>1.06543</text:p>
          </table:table-cell>
          <table:table-cell office:value-type="float" office:value="0.135742" calcext:value-type="float">
            <text:p>0.135742</text:p>
          </table:table-cell>
          <table:table-cell office:value-type="float" office:value="0.272461" calcext:value-type="float">
            <text:p>0.272461</text:p>
          </table:table-cell>
          <table:table-cell office:value-type="float" office:value="-0.063915" calcext:value-type="float">
            <text:p>-0.063915</text:p>
          </table:table-cell>
          <table:table-cell office:value-type="float" office:value="-0.720109" calcext:value-type="float">
            <text:p>-0.720109</text:p>
          </table:table-cell>
          <table:table-cell office:value-type="float" office:value="-0.313184" calcext:value-type="float">
            <text:p>-0.313184</text:p>
          </table:table-cell>
        </table:table-row>
        <table:table-row table:style-name="ro1">
          <table:table-cell office:value-type="float" office:value="394583" calcext:value-type="float">
            <text:p>394583</text:p>
          </table:table-cell>
          <table:table-cell office:value-type="float" office:value="1.082031" calcext:value-type="float">
            <text:p>1.082031</text:p>
          </table:table-cell>
          <table:table-cell office:value-type="float" office:value="0.145508" calcext:value-type="float">
            <text:p>0.145508</text:p>
          </table:table-cell>
          <table:table-cell office:value-type="float" office:value="0.282227" calcext:value-type="float">
            <text:p>0.282227</text:p>
          </table:table-cell>
          <table:table-cell office:value-type="float" office:value="-0.004261" calcext:value-type="float">
            <text:p>-0.004261</text:p>
          </table:table-cell>
          <table:table-cell office:value-type="float" office:value="-0.692412" calcext:value-type="float">
            <text:p>-0.692412</text:p>
          </table:table-cell>
          <table:table-cell office:value-type="float" office:value="-0.325966" calcext:value-type="float">
            <text:p>-0.325966</text:p>
          </table:table-cell>
        </table:table-row>
        <table:table-row table:style-name="ro1">
          <table:table-cell office:value-type="float" office:value="395831" calcext:value-type="float">
            <text:p>395831</text:p>
          </table:table-cell>
          <table:table-cell office:value-type="float" office:value="1.081055" calcext:value-type="float">
            <text:p>1.081055</text:p>
          </table:table-cell>
          <table:table-cell office:value-type="float" office:value="0.165039" calcext:value-type="float">
            <text:p>0.165039</text:p>
          </table:table-cell>
          <table:table-cell office:value-type="float" office:value="0.269531" calcext:value-type="float">
            <text:p>0.269531</text:p>
          </table:table-cell>
          <table:table-cell office:value-type="float" office:value="0.031957" calcext:value-type="float">
            <text:p>0.031957</text:p>
          </table:table-cell>
          <table:table-cell office:value-type="float" office:value="-0.668977" calcext:value-type="float">
            <text:p>-0.668977</text:p>
          </table:table-cell>
          <table:table-cell office:value-type="float" office:value="-0.347272" calcext:value-type="float">
            <text:p>-0.347272</text:p>
          </table:table-cell>
        </table:table-row>
        <table:table-row table:style-name="ro1">
          <table:table-cell office:value-type="float" office:value="397080" calcext:value-type="float">
            <text:p>397080</text:p>
          </table:table-cell>
          <table:table-cell office:value-type="float" office:value="1.069336" calcext:value-type="float">
            <text:p>1.069336</text:p>
          </table:table-cell>
          <table:table-cell office:value-type="float" office:value="0.185547" calcext:value-type="float">
            <text:p>0.185547</text:p>
          </table:table-cell>
          <table:table-cell office:value-type="float" office:value="0.248047" calcext:value-type="float">
            <text:p>0.248047</text:p>
          </table:table-cell>
          <table:table-cell office:value-type="float" office:value="0.04261" calcext:value-type="float">
            <text:p>0.04261</text:p>
          </table:table-cell>
          <table:table-cell office:value-type="float" office:value="-0.645541" calcext:value-type="float">
            <text:p>-0.645541</text:p>
          </table:table-cell>
          <table:table-cell office:value-type="float" office:value="-0.364316" calcext:value-type="float">
            <text:p>-0.364316</text:p>
          </table:table-cell>
        </table:table-row>
        <table:table-row table:style-name="ro1">
          <table:table-cell office:value-type="float" office:value="398331" calcext:value-type="float">
            <text:p>398331</text:p>
          </table:table-cell>
          <table:table-cell office:value-type="float" office:value="1.056641" calcext:value-type="float">
            <text:p>1.056641</text:p>
          </table:table-cell>
          <table:table-cell office:value-type="float" office:value="0.199219" calcext:value-type="float">
            <text:p>0.199219</text:p>
          </table:table-cell>
          <table:table-cell office:value-type="float" office:value="0.238281" calcext:value-type="float">
            <text:p>0.238281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-0.630628" calcext:value-type="float">
            <text:p>-0.630628</text:p>
          </table:table-cell>
          <table:table-cell office:value-type="float" office:value="-0.374968" calcext:value-type="float">
            <text:p>-0.374968</text:p>
          </table:table-cell>
        </table:table-row>
        <table:table-row table:style-name="ro1">
          <table:table-cell office:value-type="float" office:value="399579" calcext:value-type="float">
            <text:p>399579</text:p>
          </table:table-cell>
          <table:table-cell office:value-type="float" office:value="1.053711" calcext:value-type="float">
            <text:p>1.053711</text:p>
          </table:table-cell>
          <table:table-cell office:value-type="float" office:value="0.204102" calcext:value-type="float">
            <text:p>0.204102</text:p>
          </table:table-cell>
          <table:table-cell office:value-type="float" office:value="0.245117" calcext:value-type="float">
            <text:p>0.245117</text:p>
          </table:table-cell>
          <table:table-cell office:value-type="float" office:value="0.04261" calcext:value-type="float">
            <text:p>0.04261</text:p>
          </table:table-cell>
          <table:table-cell office:value-type="float" office:value="-0.615715" calcext:value-type="float">
            <text:p>-0.615715</text:p>
          </table:table-cell>
          <table:table-cell office:value-type="float" office:value="-0.374968" calcext:value-type="float">
            <text:p>-0.374968</text:p>
          </table:table-cell>
        </table:table-row>
        <table:table-row table:style-name="ro1">
          <table:table-cell office:value-type="float" office:value="400826" calcext:value-type="float">
            <text:p>400826</text:p>
          </table:table-cell>
          <table:table-cell office:value-type="float" office:value="1.05957" calcext:value-type="float">
            <text:p>1.05957</text:p>
          </table:table-cell>
          <table:table-cell office:value-type="float" office:value="0.210938" calcext:value-type="float">
            <text:p>0.210938</text:p>
          </table:table-cell>
          <table:table-cell office:value-type="float" office:value="0.245117" calcext:value-type="float">
            <text:p>0.245117</text:p>
          </table:table-cell>
          <table:table-cell office:value-type="float" office:value="0.053262" calcext:value-type="float">
            <text:p>0.053262</text:p>
          </table:table-cell>
          <table:table-cell office:value-type="float" office:value="-0.590148" calcext:value-type="float">
            <text:p>-0.590148</text:p>
          </table:table-cell>
          <table:table-cell office:value-type="float" office:value="-0.38136" calcext:value-type="float">
            <text:p>-0.38136</text:p>
          </table:table-cell>
        </table:table-row>
        <table:table-row table:style-name="ro1">
          <table:table-cell office:value-type="float" office:value="402075" calcext:value-type="float">
            <text:p>402075</text:p>
          </table:table-cell>
          <table:table-cell office:value-type="float" office:value="1.056641" calcext:value-type="float">
            <text:p>1.056641</text:p>
          </table:table-cell>
          <table:table-cell office:value-type="float" office:value="0.216797" calcext:value-type="float">
            <text:p>0.216797</text:p>
          </table:table-cell>
          <table:table-cell office:value-type="float" office:value="0.243164" calcext:value-type="float">
            <text:p>0.243164</text:p>
          </table:table-cell>
          <table:table-cell office:value-type="float" office:value="0.051132" calcext:value-type="float">
            <text:p>0.051132</text:p>
          </table:table-cell>
          <table:table-cell office:value-type="float" office:value="-0.568844" calcext:value-type="float">
            <text:p>-0.568844</text:p>
          </table:table-cell>
          <table:table-cell office:value-type="float" office:value="-0.387751" calcext:value-type="float">
            <text:p>-0.387751</text:p>
          </table:table-cell>
        </table:table-row>
        <table:table-row table:style-name="ro1">
          <table:table-cell office:value-type="float" office:value="403323" calcext:value-type="float">
            <text:p>403323</text:p>
          </table:table-cell>
          <table:table-cell office:value-type="float" office:value="1.048828" calcext:value-type="float">
            <text:p>1.048828</text:p>
          </table:table-cell>
          <table:table-cell office:value-type="float" office:value="0.217773" calcext:value-type="float">
            <text:p>0.217773</text:p>
          </table:table-cell>
          <table:table-cell office:value-type="float" office:value="0.236328" calcext:value-type="float">
            <text:p>0.236328</text:p>
          </table:table-cell>
          <table:table-cell office:value-type="float" office:value="0.053262" calcext:value-type="float">
            <text:p>0.053262</text:p>
          </table:table-cell>
          <table:table-cell office:value-type="float" office:value="-0.541147" calcext:value-type="float">
            <text:p>-0.541147</text:p>
          </table:table-cell>
          <table:table-cell office:value-type="float" office:value="-0.389881" calcext:value-type="float">
            <text:p>-0.389881</text:p>
          </table:table-cell>
        </table:table-row>
        <table:table-row table:style-name="ro1">
          <table:table-cell office:value-type="float" office:value="404572" calcext:value-type="float">
            <text:p>404572</text:p>
          </table:table-cell>
          <table:table-cell office:value-type="float" office:value="1.038086" calcext:value-type="float">
            <text:p>1.038086</text:p>
          </table:table-cell>
          <table:table-cell office:value-type="float" office:value="0.222656" calcext:value-type="float">
            <text:p>0.222656</text:p>
          </table:table-cell>
          <table:table-cell office:value-type="float" office:value="0.227539" calcext:value-type="float">
            <text:p>0.227539</text:p>
          </table:table-cell>
          <table:table-cell office:value-type="float" office:value="0.051132" calcext:value-type="float">
            <text:p>0.051132</text:p>
          </table:table-cell>
          <table:table-cell office:value-type="float" office:value="-0.519842" calcext:value-type="float">
            <text:p>-0.519842</text:p>
          </table:table-cell>
          <table:table-cell office:value-type="float" office:value="-0.396273" calcext:value-type="float">
            <text:p>-0.396273</text:p>
          </table:table-cell>
        </table:table-row>
        <table:table-row table:style-name="ro1">
          <table:table-cell office:value-type="float" office:value="405822" calcext:value-type="float">
            <text:p>405822</text:p>
          </table:table-cell>
          <table:table-cell office:value-type="float" office:value="1.033203" calcext:value-type="float">
            <text:p>1.033203</text:p>
          </table:table-cell>
          <table:table-cell office:value-type="float" office:value="0.227539" calcext:value-type="float">
            <text:p>0.227539</text:p>
          </table:table-cell>
          <table:table-cell office:value-type="float" office:value="0.225586" calcext:value-type="float">
            <text:p>0.225586</text:p>
          </table:table-cell>
          <table:table-cell office:value-type="float" office:value="0.055393" calcext:value-type="float">
            <text:p>0.055393</text:p>
          </table:table-cell>
          <table:table-cell office:value-type="float" office:value="-0.502798" calcext:value-type="float">
            <text:p>-0.502798</text:p>
          </table:table-cell>
          <table:table-cell office:value-type="float" office:value="-0.398404" calcext:value-type="float">
            <text:p>-0.398404</text:p>
          </table:table-cell>
        </table:table-row>
        <table:table-row table:style-name="ro1">
          <table:table-cell office:value-type="float" office:value="407069" calcext:value-type="float">
            <text:p>407069</text:p>
          </table:table-cell>
          <table:table-cell office:value-type="float" office:value="1.025391" calcext:value-type="float">
            <text:p>1.025391</text:p>
          </table:table-cell>
          <table:table-cell office:value-type="float" office:value="0.236328" calcext:value-type="float">
            <text:p>0.236328</text:p>
          </table:table-cell>
          <table:table-cell office:value-type="float" office:value="0.223633" calcext:value-type="float">
            <text:p>0.223633</text:p>
          </table:table-cell>
          <table:table-cell office:value-type="float" office:value="0.057523" calcext:value-type="float">
            <text:p>0.057523</text:p>
          </table:table-cell>
          <table:table-cell office:value-type="float" office:value="-0.494276" calcext:value-type="float">
            <text:p>-0.494276</text:p>
          </table:table-cell>
          <table:table-cell office:value-type="float" office:value="-0.400534" calcext:value-type="float">
            <text:p>-0.400534</text:p>
          </table:table-cell>
        </table:table-row>
        <table:table-row table:style-name="ro1">
          <table:table-cell office:value-type="float" office:value="408318" calcext:value-type="float">
            <text:p>408318</text:p>
          </table:table-cell>
          <table:table-cell office:value-type="float" office:value="1.017578" calcext:value-type="float">
            <text:p>1.017578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223633" calcext:value-type="float">
            <text:p>0.223633</text:p>
          </table:table-cell>
          <table:table-cell office:value-type="float" office:value="0.057523" calcext:value-type="float">
            <text:p>0.057523</text:p>
          </table:table-cell>
          <table:table-cell office:value-type="float" office:value="-0.481493" calcext:value-type="float">
            <text:p>-0.481493</text:p>
          </table:table-cell>
          <table:table-cell office:value-type="float" office:value="-0.402664" calcext:value-type="float">
            <text:p>-0.402664</text:p>
          </table:table-cell>
        </table:table-row>
        <table:table-row table:style-name="ro1">
          <table:table-cell office:value-type="float" office:value="409567" calcext:value-type="float">
            <text:p>409567</text:p>
          </table:table-cell>
          <table:table-cell office:value-type="float" office:value="1.017578" calcext:value-type="float">
            <text:p>1.017578</text:p>
          </table:table-cell>
          <table:table-cell office:value-type="float" office:value="0.25293" calcext:value-type="float">
            <text:p>0.25293</text:p>
          </table:table-cell>
          <table:table-cell office:value-type="float" office:value="0.227539" calcext:value-type="float">
            <text:p>0.227539</text:p>
          </table:table-cell>
          <table:table-cell office:value-type="float" office:value="0.061784" calcext:value-type="float">
            <text:p>0.061784</text:p>
          </table:table-cell>
          <table:table-cell office:value-type="float" office:value="-0.462319" calcext:value-type="float">
            <text:p>-0.462319</text:p>
          </table:table-cell>
          <table:table-cell office:value-type="float" office:value="-0.406925" calcext:value-type="float">
            <text:p>-0.406925</text:p>
          </table:table-cell>
        </table:table-row>
        <table:table-row table:style-name="ro1">
          <table:table-cell office:value-type="float" office:value="410817" calcext:value-type="float">
            <text:p>410817</text:p>
          </table:table-cell>
          <table:table-cell office:value-type="float" office:value="1.010742" calcext:value-type="float">
            <text:p>1.010742</text:p>
          </table:table-cell>
          <table:table-cell office:value-type="float" office:value="0.258789" calcext:value-type="float">
            <text:p>0.258789</text:p>
          </table:table-cell>
          <table:table-cell office:value-type="float" office:value="0.223633" calcext:value-type="float">
            <text:p>0.223633</text:p>
          </table:table-cell>
          <table:table-cell office:value-type="float" office:value="0.061784" calcext:value-type="float">
            <text:p>0.061784</text:p>
          </table:table-cell>
          <table:table-cell office:value-type="float" office:value="-0.447405" calcext:value-type="float">
            <text:p>-0.447405</text:p>
          </table:table-cell>
          <table:table-cell office:value-type="float" office:value="-0.398404" calcext:value-type="float">
            <text:p>-0.398404</text:p>
          </table:table-cell>
        </table:table-row>
        <table:table-row table:style-name="ro1">
          <table:table-cell office:value-type="float" office:value="412064" calcext:value-type="float">
            <text:p>412064</text:p>
          </table:table-cell>
          <table:table-cell office:value-type="float" office:value="1.00293" calcext:value-type="float">
            <text:p>1.00293</text:p>
          </table:table-cell>
          <table:table-cell office:value-type="float" office:value="0.262695" calcext:value-type="float">
            <text:p>0.262695</text:p>
          </table:table-cell>
          <table:table-cell office:value-type="float" office:value="0.217773" calcext:value-type="float">
            <text:p>0.217773</text:p>
          </table:table-cell>
          <table:table-cell office:value-type="float" office:value="0.059654" calcext:value-type="float">
            <text:p>0.059654</text:p>
          </table:table-cell>
          <table:table-cell office:value-type="float" office:value="-0.436752" calcext:value-type="float">
            <text:p>-0.436752</text:p>
          </table:table-cell>
          <table:table-cell office:value-type="float" office:value="-0.38562" calcext:value-type="float">
            <text:p>-0.38562</text:p>
          </table:table-cell>
        </table:table-row>
        <table:table-row table:style-name="ro1">
          <table:table-cell office:value-type="float" office:value="413313" calcext:value-type="float">
            <text:p>413313</text:p>
          </table:table-cell>
          <table:table-cell office:value-type="float" office:value="0.996094" calcext:value-type="float">
            <text:p>0.996094</text:p>
          </table:table-cell>
          <table:table-cell office:value-type="float" office:value="0.262695" calcext:value-type="float">
            <text:p>0.262695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059654" calcext:value-type="float">
            <text:p>0.059654</text:p>
          </table:table-cell>
          <table:table-cell office:value-type="float" office:value="-0.428231" calcext:value-type="float">
            <text:p>-0.428231</text:p>
          </table:table-cell>
          <table:table-cell office:value-type="float" office:value="-0.372837" calcext:value-type="float">
            <text:p>-0.372837</text:p>
          </table:table-cell>
        </table:table-row>
        <table:table-row table:style-name="ro1">
          <table:table-cell office:value-type="float" office:value="414561" calcext:value-type="float">
            <text:p>414561</text:p>
          </table:table-cell>
          <table:table-cell office:value-type="float" office:value="0.993164" calcext:value-type="float">
            <text:p>0.993164</text:p>
          </table:table-cell>
          <table:table-cell office:value-type="float" office:value="0.264648" calcext:value-type="float">
            <text:p>0.264648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0.059654" calcext:value-type="float">
            <text:p>0.059654</text:p>
          </table:table-cell>
          <table:table-cell office:value-type="float" office:value="-0.406925" calcext:value-type="float">
            <text:p>-0.406925</text:p>
          </table:table-cell>
          <table:table-cell office:value-type="float" office:value="-0.366446" calcext:value-type="float">
            <text:p>-0.366446</text:p>
          </table:table-cell>
        </table:table-row>
        <table:table-row table:style-name="ro1">
          <table:table-cell office:value-type="float" office:value="415810" calcext:value-type="float">
            <text:p>415810</text:p>
          </table:table-cell>
          <table:table-cell office:value-type="float" office:value="0.99707" calcext:value-type="float">
            <text:p>0.99707</text:p>
          </table:table-cell>
          <table:table-cell office:value-type="float" office:value="0.268555" calcext:value-type="float">
            <text:p>0.268555</text:p>
          </table:table-cell>
          <table:table-cell office:value-type="float" office:value="0.220703" calcext:value-type="float">
            <text:p>0.220703</text:p>
          </table:table-cell>
          <table:table-cell office:value-type="float" office:value="0.061784" calcext:value-type="float">
            <text:p>0.061784</text:p>
          </table:table-cell>
          <table:table-cell office:value-type="float" office:value="-0.396273" calcext:value-type="float">
            <text:p>-0.396273</text:p>
          </table:table-cell>
          <table:table-cell office:value-type="float" office:value="-0.353663" calcext:value-type="float">
            <text:p>-0.353663</text:p>
          </table:table-cell>
        </table:table-row>
        <table:table-row table:style-name="ro1">
          <table:table-cell office:value-type="float" office:value="417059" calcext:value-type="float">
            <text:p>417059</text:p>
          </table:table-cell>
          <table:table-cell office:value-type="float" office:value="0.99707" calcext:value-type="float">
            <text:p>0.99707</text:p>
          </table:table-cell>
          <table:table-cell office:value-type="float" office:value="0.272461" calcext:value-type="float">
            <text:p>0.272461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061784" calcext:value-type="float">
            <text:p>0.061784</text:p>
          </table:table-cell>
          <table:table-cell office:value-type="float" office:value="-0.38349" calcext:value-type="float">
            <text:p>-0.38349</text:p>
          </table:table-cell>
          <table:table-cell office:value-type="float" office:value="-0.338749" calcext:value-type="float">
            <text:p>-0.338749</text:p>
          </table:table-cell>
        </table:table-row>
        <table:table-row table:style-name="ro1">
          <table:table-cell office:value-type="float" office:value="418307" calcext:value-type="float">
            <text:p>418307</text:p>
          </table:table-cell>
          <table:table-cell office:value-type="float" office:value="0.993164" calcext:value-type="float">
            <text:p>0.993164</text:p>
          </table:table-cell>
          <table:table-cell office:value-type="float" office:value="0.268555" calcext:value-type="float">
            <text:p>0.268555</text:p>
          </table:table-cell>
          <table:table-cell office:value-type="float" office:value="0.208008" calcext:value-type="float">
            <text:p>0.208008</text:p>
          </table:table-cell>
          <table:table-cell office:value-type="float" office:value="0.063915" calcext:value-type="float">
            <text:p>0.063915</text:p>
          </table:table-cell>
          <table:table-cell office:value-type="float" office:value="-0.366446" calcext:value-type="float">
            <text:p>-0.366446</text:p>
          </table:table-cell>
          <table:table-cell office:value-type="float" office:value="-0.330228" calcext:value-type="float">
            <text:p>-0.330228</text:p>
          </table:table-cell>
        </table:table-row>
        <table:table-row table:style-name="ro1">
          <table:table-cell office:value-type="float" office:value="419556" calcext:value-type="float">
            <text:p>419556</text:p>
          </table:table-cell>
          <table:table-cell office:value-type="float" office:value="1" calcext:value-type="float">
            <text:p>1</text:p>
          </table:table-cell>
          <table:table-cell office:value-type="float" office:value="0.266602" calcext:value-type="float">
            <text:p>0.266602</text:p>
          </table:table-cell>
          <table:table-cell office:value-type="float" office:value="0.207031" calcext:value-type="float">
            <text:p>0.207031</text:p>
          </table:table-cell>
          <table:table-cell office:value-type="float" office:value="0.066046" calcext:value-type="float">
            <text:p>0.066046</text:p>
          </table:table-cell>
          <table:table-cell office:value-type="float" office:value="-0.353663" calcext:value-type="float">
            <text:p>-0.353663</text:p>
          </table:table-cell>
          <table:table-cell office:value-type="float" office:value="-0.321705" calcext:value-type="float">
            <text:p>-0.321705</text:p>
          </table:table-cell>
        </table:table-row>
        <table:table-row table:style-name="ro1">
          <table:table-cell office:value-type="float" office:value="420805" calcext:value-type="float">
            <text:p>420805</text:p>
          </table:table-cell>
          <table:table-cell office:value-type="float" office:value="0.990234" calcext:value-type="float">
            <text:p>0.990234</text:p>
          </table:table-cell>
          <table:table-cell office:value-type="float" office:value="0.264648" calcext:value-type="float">
            <text:p>0.264648</text:p>
          </table:table-cell>
          <table:table-cell office:value-type="float" office:value="0.204102" calcext:value-type="float">
            <text:p>0.204102</text:p>
          </table:table-cell>
          <table:table-cell office:value-type="float" office:value="0.066046" calcext:value-type="float">
            <text:p>0.066046</text:p>
          </table:table-cell>
          <table:table-cell office:value-type="float" office:value="-0.34301" calcext:value-type="float">
            <text:p>-0.34301</text:p>
          </table:table-cell>
          <table:table-cell office:value-type="float" office:value="-0.308922" calcext:value-type="float">
            <text:p>-0.308922</text:p>
          </table:table-cell>
        </table:table-row>
        <table:table-row table:style-name="ro1">
          <table:table-cell office:value-type="float" office:value="422055" calcext:value-type="float">
            <text:p>422055</text:p>
          </table:table-cell>
          <table:table-cell office:value-type="float" office:value="0.985352" calcext:value-type="float">
            <text:p>0.985352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200195" calcext:value-type="float">
            <text:p>0.200195</text:p>
          </table:table-cell>
          <table:table-cell office:value-type="float" office:value="0.066046" calcext:value-type="float">
            <text:p>0.066046</text:p>
          </table:table-cell>
          <table:table-cell office:value-type="float" office:value="-0.328097" calcext:value-type="float">
            <text:p>-0.328097</text:p>
          </table:table-cell>
          <table:table-cell office:value-type="float" office:value="-0.294009" calcext:value-type="float">
            <text:p>-0.294009</text:p>
          </table:table-cell>
        </table:table-row>
        <table:table-row table:style-name="ro1">
          <table:table-cell office:value-type="float" office:value="423302" calcext:value-type="float">
            <text:p>423302</text:p>
          </table:table-cell>
          <table:table-cell office:value-type="float" office:value="0.986328" calcext:value-type="float">
            <text:p>0.986328</text:p>
          </table:table-cell>
          <table:table-cell office:value-type="float" office:value="0.268555" calcext:value-type="float">
            <text:p>0.26855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072437" calcext:value-type="float">
            <text:p>0.072437</text:p>
          </table:table-cell>
          <table:table-cell office:value-type="float" office:value="-0.319575" calcext:value-type="float">
            <text:p>-0.319575</text:p>
          </table:table-cell>
          <table:table-cell office:value-type="float" office:value="-0.276965" calcext:value-type="float">
            <text:p>-0.276965</text:p>
          </table:table-cell>
        </table:table-row>
        <table:table-row table:style-name="ro1">
          <table:table-cell office:value-type="float" office:value="424551" calcext:value-type="float">
            <text:p>424551</text:p>
          </table:table-cell>
          <table:table-cell office:value-type="float" office:value="0.981445" calcext:value-type="float">
            <text:p>0.981445</text:p>
          </table:table-cell>
          <table:table-cell office:value-type="float" office:value="0.267578" calcext:value-type="float">
            <text:p>0.267578</text:p>
          </table:table-cell>
          <table:table-cell office:value-type="float" office:value="0.206055" calcext:value-type="float">
            <text:p>0.206055</text:p>
          </table:table-cell>
          <table:table-cell office:value-type="float" office:value="0.074567" calcext:value-type="float">
            <text:p>0.074567</text:p>
          </table:table-cell>
          <table:table-cell office:value-type="float" office:value="-0.302531" calcext:value-type="float">
            <text:p>-0.302531</text:p>
          </table:table-cell>
          <table:table-cell office:value-type="float" office:value="-0.262051" calcext:value-type="float">
            <text:p>-0.262051</text:p>
          </table:table-cell>
        </table:table-row>
        <table:table-row table:style-name="ro1">
          <table:table-cell office:value-type="float" office:value="425799" calcext:value-type="float">
            <text:p>425799</text:p>
          </table:table-cell>
          <table:table-cell office:value-type="float" office:value="0.987305" calcext:value-type="float">
            <text:p>0.987305</text:p>
          </table:table-cell>
          <table:table-cell office:value-type="float" office:value="0.263672" calcext:value-type="float">
            <text:p>0.263672</text:p>
          </table:table-cell>
          <table:table-cell office:value-type="float" office:value="0.207031" calcext:value-type="float">
            <text:p>0.207031</text:p>
          </table:table-cell>
          <table:table-cell office:value-type="float" office:value="0.080959" calcext:value-type="float">
            <text:p>0.080959</text:p>
          </table:table-cell>
          <table:table-cell office:value-type="float" office:value="-0.285487" calcext:value-type="float">
            <text:p>-0.285487</text:p>
          </table:table-cell>
          <table:table-cell office:value-type="float" office:value="-0.25779" calcext:value-type="float">
            <text:p>-0.25779</text:p>
          </table:table-cell>
        </table:table-row>
        <table:table-row table:style-name="ro1">
          <table:table-cell office:value-type="float" office:value="427048" calcext:value-type="float">
            <text:p>427048</text:p>
          </table:table-cell>
          <table:table-cell office:value-type="float" office:value="0.980469" calcext:value-type="float">
            <text:p>0.980469</text:p>
          </table:table-cell>
          <table:table-cell office:value-type="float" office:value="0.268555" calcext:value-type="float">
            <text:p>0.268555</text:p>
          </table:table-cell>
          <table:table-cell office:value-type="float" office:value="0.208008" calcext:value-type="float">
            <text:p>0.208008</text:p>
          </table:table-cell>
          <table:table-cell office:value-type="float" office:value="0.08522" calcext:value-type="float">
            <text:p>0.08522</text:p>
          </table:table-cell>
          <table:table-cell office:value-type="float" office:value="-0.272704" calcext:value-type="float">
            <text:p>-0.272704</text:p>
          </table:table-cell>
          <table:table-cell office:value-type="float" office:value="-0.249269" calcext:value-type="float">
            <text:p>-0.249269</text:p>
          </table:table-cell>
        </table:table-row>
        <table:table-row table:style-name="ro1">
          <table:table-cell office:value-type="float" office:value="428300" calcext:value-type="float">
            <text:p>428300</text:p>
          </table:table-cell>
          <table:table-cell office:value-type="float" office:value="0.972656" calcext:value-type="float">
            <text:p>0.972656</text:p>
          </table:table-cell>
          <table:table-cell office:value-type="float" office:value="0.27832" calcext:value-type="float">
            <text:p>0.27832</text:p>
          </table:table-cell>
          <table:table-cell office:value-type="float" office:value="0.208008" calcext:value-type="float">
            <text:p>0.208008</text:p>
          </table:table-cell>
          <table:table-cell office:value-type="float" office:value="0.08735" calcext:value-type="float">
            <text:p>0.08735</text:p>
          </table:table-cell>
          <table:table-cell office:value-type="float" office:value="-0.266313" calcext:value-type="float">
            <text:p>-0.266313</text:p>
          </table:table-cell>
          <table:table-cell office:value-type="float" office:value="-0.245007" calcext:value-type="float">
            <text:p>-0.245007</text:p>
          </table:table-cell>
        </table:table-row>
        <table:table-row table:style-name="ro1">
          <table:table-cell office:value-type="float" office:value="429547" calcext:value-type="float">
            <text:p>429547</text:p>
          </table:table-cell>
          <table:table-cell office:value-type="float" office:value="0.970703" calcext:value-type="float">
            <text:p>0.970703</text:p>
          </table:table-cell>
          <table:table-cell office:value-type="float" office:value="0.277344" calcext:value-type="float">
            <text:p>0.277344</text:p>
          </table:table-cell>
          <table:table-cell office:value-type="float" office:value="0.210937" calcext:value-type="float">
            <text:p>0.210937</text:p>
          </table:table-cell>
          <table:table-cell office:value-type="float" office:value="0.091611" calcext:value-type="float">
            <text:p>0.091611</text:p>
          </table:table-cell>
          <table:table-cell office:value-type="float" office:value="-0.264182" calcext:value-type="float">
            <text:p>-0.264182</text:p>
          </table:table-cell>
          <table:table-cell office:value-type="float" office:value="-0.259921" calcext:value-type="float">
            <text:p>-0.259921</text:p>
          </table:table-cell>
        </table:table-row>
        <table:table-row table:style-name="ro1">
          <table:table-cell office:value-type="float" office:value="430794" calcext:value-type="float">
            <text:p>430794</text:p>
          </table:table-cell>
          <table:table-cell office:value-type="float" office:value="0.964844" calcext:value-type="float">
            <text:p>0.964844</text:p>
          </table:table-cell>
          <table:table-cell office:value-type="float" office:value="0.283203" calcext:value-type="float">
            <text:p>0.283203</text:p>
          </table:table-cell>
          <table:table-cell office:value-type="float" office:value="0.208984" calcext:value-type="float">
            <text:p>0.208984</text:p>
          </table:table-cell>
          <table:table-cell office:value-type="float" office:value="0.098003" calcext:value-type="float">
            <text:p>0.098003</text:p>
          </table:table-cell>
          <table:table-cell office:value-type="float" office:value="-0.259921" calcext:value-type="float">
            <text:p>-0.259921</text:p>
          </table:table-cell>
          <table:table-cell office:value-type="float" office:value="-0.268443" calcext:value-type="float">
            <text:p>-0.268443</text:p>
          </table:table-cell>
        </table:table-row>
        <table:table-row table:style-name="ro1">
          <table:table-cell office:value-type="float" office:value="432043" calcext:value-type="float">
            <text:p>432043</text:p>
          </table:table-cell>
          <table:table-cell office:value-type="float" office:value="0.954102" calcext:value-type="float">
            <text:p>0.954102</text:p>
          </table:table-cell>
          <table:table-cell office:value-type="float" office:value="0.289062" calcext:value-type="float">
            <text:p>0.289062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098003" calcext:value-type="float">
            <text:p>0.098003</text:p>
          </table:table-cell>
          <table:table-cell table:number-columns-repeated="2" office:value-type="float" office:value="-0.25779" calcext:value-type="float">
            <text:p>-0.25779</text:p>
          </table:table-cell>
        </table:table-row>
        <table:table-row table:style-name="ro1">
          <table:table-cell office:value-type="float" office:value="433292" calcext:value-type="float">
            <text:p>433292</text:p>
          </table:table-cell>
          <table:table-cell office:value-type="float" office:value="0.945312" calcext:value-type="float">
            <text:p>0.945312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0.197266" calcext:value-type="float">
            <text:p>0.197266</text:p>
          </table:table-cell>
          <table:table-cell office:value-type="float" office:value="0.091611" calcext:value-type="float">
            <text:p>0.091611</text:p>
          </table:table-cell>
          <table:table-cell office:value-type="float" office:value="-0.262051" calcext:value-type="float">
            <text:p>-0.262051</text:p>
          </table:table-cell>
          <table:table-cell office:value-type="float" office:value="-0.247138" calcext:value-type="float">
            <text:p>-0.247138</text:p>
          </table:table-cell>
        </table:table-row>
        <table:table-row table:style-name="ro1">
          <table:table-cell office:value-type="float" office:value="434540" calcext:value-type="float">
            <text:p>434540</text:p>
          </table:table-cell>
          <table:table-cell office:value-type="float" office:value="0.936523" calcext:value-type="float">
            <text:p>0.936523</text:p>
          </table:table-cell>
          <table:table-cell office:value-type="float" office:value="0.293945" calcext:value-type="float">
            <text:p>0.293945</text:p>
          </table:table-cell>
          <table:table-cell office:value-type="float" office:value="0.186523" calcext:value-type="float">
            <text:p>0.186523</text:p>
          </table:table-cell>
          <table:table-cell office:value-type="float" office:value="0.080959" calcext:value-type="float">
            <text:p>0.080959</text:p>
          </table:table-cell>
          <table:table-cell office:value-type="float" office:value="-0.276965" calcext:value-type="float">
            <text:p>-0.276965</text:p>
          </table:table-cell>
          <table:table-cell office:value-type="float" office:value="-0.247138" calcext:value-type="float">
            <text:p>-0.247138</text:p>
          </table:table-cell>
        </table:table-row>
        <table:table-row table:style-name="ro1">
          <table:table-cell office:value-type="float" office:value="435791" calcext:value-type="float">
            <text:p>4357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94922" calcext:value-type="float">
            <text:p>0.294922</text:p>
          </table:table-cell>
          <table:table-cell office:value-type="float" office:value="0.18457" calcext:value-type="float">
            <text:p>0.18457</text:p>
          </table:table-cell>
          <table:table-cell office:value-type="float" office:value="0.074567" calcext:value-type="float">
            <text:p>0.074567</text:p>
          </table:table-cell>
          <table:table-cell office:value-type="float" office:value="-0.283357" calcext:value-type="float">
            <text:p>-0.283357</text:p>
          </table:table-cell>
          <table:table-cell office:value-type="float" office:value="-0.251399" calcext:value-type="float">
            <text:p>-0.251399</text:p>
          </table:table-cell>
        </table:table-row>
        <table:table-row table:style-name="ro1">
          <table:table-cell office:value-type="float" office:value="437039" calcext:value-type="float">
            <text:p>437039</text:p>
          </table:table-cell>
          <table:table-cell office:value-type="float" office:value="0.942383" calcext:value-type="float">
            <text:p>0.942383</text:p>
          </table:table-cell>
          <table:table-cell office:value-type="float" office:value="0.291992" calcext:value-type="float">
            <text:p>0.291992</text:p>
          </table:table-cell>
          <table:table-cell office:value-type="float" office:value="0.186523" calcext:value-type="float">
            <text:p>0.186523</text:p>
          </table:table-cell>
          <table:table-cell office:value-type="float" office:value="0.068176" calcext:value-type="float">
            <text:p>0.068176</text:p>
          </table:table-cell>
          <table:table-cell office:value-type="float" office:value="-0.285487" calcext:value-type="float">
            <text:p>-0.285487</text:p>
          </table:table-cell>
          <table:table-cell office:value-type="float" office:value="-0.25779" calcext:value-type="float">
            <text:p>-0.25779</text:p>
          </table:table-cell>
        </table:table-row>
        <table:table-row table:style-name="ro1">
          <table:table-cell office:value-type="float" office:value="438286" calcext:value-type="float">
            <text:p>438286</text:p>
          </table:table-cell>
          <table:table-cell office:value-type="float" office:value="0.93457" calcext:value-type="float">
            <text:p>0.93457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0.059654" calcext:value-type="float">
            <text:p>0.059654</text:p>
          </table:table-cell>
          <table:table-cell office:value-type="float" office:value="-0.294009" calcext:value-type="float">
            <text:p>-0.294009</text:p>
          </table:table-cell>
          <table:table-cell office:value-type="float" office:value="-0.272704" calcext:value-type="float">
            <text:p>-0.272704</text:p>
          </table:table-cell>
        </table:table-row>
        <table:table-row table:style-name="ro1">
          <table:table-cell office:value-type="float" office:value="439535" calcext:value-type="float">
            <text:p>439535</text:p>
          </table:table-cell>
          <table:table-cell office:value-type="float" office:value="0.923828" calcext:value-type="float">
            <text:p>0.923828</text:p>
          </table:table-cell>
          <table:table-cell office:value-type="float" office:value="0.311523" calcext:value-type="float">
            <text:p>0.311523</text:p>
          </table:table-cell>
          <table:table-cell office:value-type="float" office:value="0.169922" calcext:value-type="float">
            <text:p>0.169922</text:p>
          </table:table-cell>
          <table:table-cell office:value-type="float" office:value="0.038349" calcext:value-type="float">
            <text:p>0.038349</text:p>
          </table:table-cell>
          <table:table-cell office:value-type="float" office:value="-0.300401" calcext:value-type="float">
            <text:p>-0.300401</text:p>
          </table:table-cell>
          <table:table-cell office:value-type="float" office:value="-0.281226" calcext:value-type="float">
            <text:p>-0.281226</text:p>
          </table:table-cell>
        </table:table-row>
        <table:table-row table:style-name="ro1">
          <table:table-cell office:value-type="float" office:value="440784" calcext:value-type="float">
            <text:p>440784</text:p>
          </table:table-cell>
          <table:table-cell office:value-type="float" office:value="0.916992" calcext:value-type="float">
            <text:p>0.916992</text:p>
          </table:table-cell>
          <table:table-cell office:value-type="float" office:value="0.314453" calcext:value-type="float">
            <text:p>0.314453</text:p>
          </table:table-cell>
          <table:table-cell office:value-type="float" office:value="0.167969" calcext:value-type="float">
            <text:p>0.167969</text:p>
          </table:table-cell>
          <table:table-cell office:value-type="float" office:value="0.017044" calcext:value-type="float">
            <text:p>0.017044</text:p>
          </table:table-cell>
          <table:table-cell office:value-type="float" office:value="-0.308922" calcext:value-type="float">
            <text:p>-0.308922</text:p>
          </table:table-cell>
          <table:table-cell office:value-type="float" office:value="-0.287618" calcext:value-type="float">
            <text:p>-0.287618</text:p>
          </table:table-cell>
        </table:table-row>
        <table:table-row table:style-name="ro1">
          <table:table-cell office:value-type="float" office:value="442032" calcext:value-type="float">
            <text:p>442032</text:p>
          </table:table-cell>
          <table:table-cell office:value-type="float" office:value="0.919922" calcext:value-type="float">
            <text:p>0.919922</text:p>
          </table:table-cell>
          <table:table-cell office:value-type="float" office:value="0.306641" calcext:value-type="float">
            <text:p>0.306641</text:p>
          </table:table-cell>
          <table:table-cell office:value-type="float" office:value="0.188477" calcext:value-type="float">
            <text:p>0.188477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-0.311053" calcext:value-type="float">
            <text:p>-0.311053</text:p>
          </table:table-cell>
          <table:table-cell office:value-type="float" office:value="-0.289748" calcext:value-type="float">
            <text:p>-0.289748</text:p>
          </table:table-cell>
        </table:table-row>
        <table:table-row table:style-name="ro1">
          <table:table-cell office:value-type="float" office:value="443281" calcext:value-type="float">
            <text:p>443281</text:p>
          </table:table-cell>
          <table:table-cell office:value-type="float" office:value="0.919922" calcext:value-type="float">
            <text:p>0.919922</text:p>
          </table:table-cell>
          <table:table-cell office:value-type="float" office:value="0.299805" calcext:value-type="float">
            <text:p>0.299805</text:p>
          </table:table-cell>
          <table:table-cell office:value-type="float" office:value="0.196289" calcext:value-type="float">
            <text:p>0.196289</text:p>
          </table:table-cell>
          <table:table-cell office:value-type="float" office:value="0.023436" calcext:value-type="float">
            <text:p>0.023436</text:p>
          </table:table-cell>
          <table:table-cell office:value-type="float" office:value="-0.308922" calcext:value-type="float">
            <text:p>-0.308922</text:p>
          </table:table-cell>
          <table:table-cell office:value-type="float" office:value="-0.291878" calcext:value-type="float">
            <text:p>-0.291878</text:p>
          </table:table-cell>
        </table:table-row>
        <table:table-row table:style-name="ro1">
          <table:table-cell office:value-type="float" office:value="444530" calcext:value-type="float">
            <text:p>444530</text:p>
          </table:table-cell>
          <table:table-cell office:value-type="float" office:value="0.902344" calcext:value-type="float">
            <text:p>0.902344</text:p>
          </table:table-cell>
          <table:table-cell office:value-type="float" office:value="0.307617" calcext:value-type="float">
            <text:p>0.307617</text:p>
          </table:table-cell>
          <table:table-cell office:value-type="float" office:value="0.169922" calcext:value-type="float">
            <text:p>0.169922</text:p>
          </table:table-cell>
          <table:table-cell office:value-type="float" office:value="0.019175" calcext:value-type="float">
            <text:p>0.019175</text:p>
          </table:table-cell>
          <table:table-cell office:value-type="float" office:value="-0.311053" calcext:value-type="float">
            <text:p>-0.311053</text:p>
          </table:table-cell>
          <table:table-cell office:value-type="float" office:value="-0.29827" calcext:value-type="float">
            <text:p>-0.29827</text:p>
          </table:table-cell>
        </table:table-row>
        <table:table-row table:style-name="ro1">
          <table:table-cell office:value-type="float" office:value="445778" calcext:value-type="float">
            <text:p>445778</text:p>
          </table:table-cell>
          <table:table-cell office:value-type="float" office:value="0.889648" calcext:value-type="float">
            <text:p>0.889648</text:p>
          </table:table-cell>
          <table:table-cell office:value-type="float" office:value="0.311523" calcext:value-type="float">
            <text:p>0.311523</text:p>
          </table:table-cell>
          <table:table-cell office:value-type="float" office:value="0.176758" calcext:value-type="float">
            <text:p>0.176758</text:p>
          </table:table-cell>
          <table:table-cell office:value-type="float" office:value="0.012783" calcext:value-type="float">
            <text:p>0.012783</text:p>
          </table:table-cell>
          <table:table-cell office:value-type="float" office:value="-0.321705" calcext:value-type="float">
            <text:p>-0.321705</text:p>
          </table:table-cell>
          <table:table-cell office:value-type="float" office:value="-0.291878" calcext:value-type="float">
            <text:p>-0.291878</text:p>
          </table:table-cell>
        </table:table-row>
        <table:table-row table:style-name="ro1">
          <table:table-cell office:value-type="float" office:value="447027" calcext:value-type="float">
            <text:p>447027</text:p>
          </table:table-cell>
          <table:table-cell office:value-type="float" office:value="0.888672" calcext:value-type="float">
            <text:p>0.888672</text:p>
          </table:table-cell>
          <table:table-cell office:value-type="float" office:value="0.311523" calcext:value-type="float">
            <text:p>0.311523</text:p>
          </table:table-cell>
          <table:table-cell office:value-type="float" office:value="0.175781" calcext:value-type="float">
            <text:p>0.175781</text:p>
          </table:table-cell>
          <table:table-cell office:value-type="float" office:value="-0.006391" calcext:value-type="float">
            <text:p>-0.006391</text:p>
          </table:table-cell>
          <table:table-cell office:value-type="float" office:value="-0.330228" calcext:value-type="float">
            <text:p>-0.330228</text:p>
          </table:table-cell>
          <table:table-cell office:value-type="float" office:value="-0.296139" calcext:value-type="float">
            <text:p>-0.296139</text:p>
          </table:table-cell>
        </table:table-row>
        <table:table-row table:style-name="ro1">
          <table:table-cell office:value-type="float" office:value="448276" calcext:value-type="float">
            <text:p>448276</text:p>
          </table:table-cell>
          <table:table-cell office:value-type="float" office:value="0.895508" calcext:value-type="float">
            <text:p>0.895508</text:p>
          </table:table-cell>
          <table:table-cell office:value-type="float" office:value="0.311523" calcext:value-type="float">
            <text:p>0.311523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-0.046871" calcext:value-type="float">
            <text:p>-0.046871</text:p>
          </table:table-cell>
          <table:table-cell office:value-type="float" office:value="-0.338749" calcext:value-type="float">
            <text:p>-0.338749</text:p>
          </table:table-cell>
          <table:table-cell office:value-type="float" office:value="-0.319575" calcext:value-type="float">
            <text:p>-0.319575</text:p>
          </table:table-cell>
        </table:table-row>
        <table:table-row table:style-name="ro1">
          <table:table-cell office:value-type="float" office:value="449526" calcext:value-type="float">
            <text:p>449526</text:p>
          </table:table-cell>
          <table:table-cell office:value-type="float" office:value="0.910156" calcext:value-type="float">
            <text:p>0.910156</text:p>
          </table:table-cell>
          <table:table-cell office:value-type="float" office:value="0.267578" calcext:value-type="float">
            <text:p>0.267578</text:p>
          </table:table-cell>
          <table:table-cell office:value-type="float" office:value="0.186523" calcext:value-type="float">
            <text:p>0.186523</text:p>
          </table:table-cell>
          <table:table-cell office:value-type="float" office:value="-0.068176" calcext:value-type="float">
            <text:p>-0.068176</text:p>
          </table:table-cell>
          <table:table-cell office:value-type="float" office:value="-0.336619" calcext:value-type="float">
            <text:p>-0.336619</text:p>
          </table:table-cell>
          <table:table-cell office:value-type="float" office:value="-0.334489" calcext:value-type="float">
            <text:p>-0.334489</text:p>
          </table:table-cell>
        </table:table-row>
        <table:table-row table:style-name="ro1">
          <table:table-cell office:value-type="float" office:value="450773" calcext:value-type="float">
            <text:p>450773</text:p>
          </table:table-cell>
          <table:table-cell office:value-type="float" office:value="0.911133" calcext:value-type="float">
            <text:p>0.911133</text:p>
          </table:table-cell>
          <table:table-cell office:value-type="float" office:value="0.259766" calcext:value-type="float">
            <text:p>0.259766</text:p>
          </table:table-cell>
          <table:table-cell office:value-type="float" office:value="0.198242" calcext:value-type="float">
            <text:p>0.198242</text:p>
          </table:table-cell>
          <table:table-cell office:value-type="float" office:value="-0.051132" calcext:value-type="float">
            <text:p>-0.051132</text:p>
          </table:table-cell>
          <table:table-cell office:value-type="float" office:value="-0.319575" calcext:value-type="float">
            <text:p>-0.319575</text:p>
          </table:table-cell>
          <table:table-cell office:value-type="float" office:value="-0.321705" calcext:value-type="float">
            <text:p>-0.321705</text:p>
          </table:table-cell>
        </table:table-row>
        <table:table-row table:style-name="ro1">
          <table:table-cell office:value-type="float" office:value="452022" calcext:value-type="float">
            <text:p>452022</text:p>
          </table:table-cell>
          <table:table-cell office:value-type="float" office:value="0.912109" calcext:value-type="float">
            <text:p>0.912109</text:p>
          </table:table-cell>
          <table:table-cell office:value-type="float" office:value="0.264648" calcext:value-type="float">
            <text:p>0.264648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-0.017044" calcext:value-type="float">
            <text:p>-0.017044</text:p>
          </table:table-cell>
          <table:table-cell office:value-type="float" office:value="-0.304662" calcext:value-type="float">
            <text:p>-0.304662</text:p>
          </table:table-cell>
          <table:table-cell office:value-type="float" office:value="-0.302531" calcext:value-type="float">
            <text:p>-0.302531</text:p>
          </table:table-cell>
        </table:table-row>
        <table:table-row table:style-name="ro1">
          <table:table-cell office:value-type="float" office:value="453272" calcext:value-type="float">
            <text:p>45327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268555" calcext:value-type="float">
            <text:p>0.268555</text:p>
          </table:table-cell>
          <table:table-cell office:value-type="float" office:value="0.19043" calcext:value-type="float">
            <text:p>0.19043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-0.300401" calcext:value-type="float">
            <text:p>-0.300401</text:p>
          </table:table-cell>
          <table:table-cell office:value-type="float" office:value="-0.287618" calcext:value-type="float">
            <text:p>-0.287618</text:p>
          </table:table-cell>
        </table:table-row>
        <table:table-row table:style-name="ro1">
          <table:table-cell office:value-type="float" office:value="454521" calcext:value-type="float">
            <text:p>454521</text:p>
          </table:table-cell>
          <table:table-cell office:value-type="float" office:value="0.895508" calcext:value-type="float">
            <text:p>0.895508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19043" calcext:value-type="float">
            <text:p>0.19043</text:p>
          </table:table-cell>
          <table:table-cell office:value-type="float" office:value="0.019175" calcext:value-type="float">
            <text:p>0.019175</text:p>
          </table:table-cell>
          <table:table-cell office:value-type="float" office:value="-0.296139" calcext:value-type="float">
            <text:p>-0.296139</text:p>
          </table:table-cell>
          <table:table-cell office:value-type="float" office:value="-0.274834" calcext:value-type="float">
            <text:p>-0.274834</text:p>
          </table:table-cell>
        </table:table-row>
        <table:table-row table:style-name="ro1">
          <table:table-cell office:value-type="float" office:value="455768" calcext:value-type="float">
            <text:p>455768</text:p>
          </table:table-cell>
          <table:table-cell office:value-type="float" office:value="0.900391" calcext:value-type="float">
            <text:p>0.900391</text:p>
          </table:table-cell>
          <table:table-cell office:value-type="float" office:value="0.280273" calcext:value-type="float">
            <text:p>0.280273</text:p>
          </table:table-cell>
          <table:table-cell office:value-type="float" office:value="0.196289" calcext:value-type="float">
            <text:p>0.196289</text:p>
          </table:table-cell>
          <table:table-cell office:value-type="float" office:value="0.036219" calcext:value-type="float">
            <text:p>0.036219</text:p>
          </table:table-cell>
          <table:table-cell office:value-type="float" office:value="-0.287618" calcext:value-type="float">
            <text:p>-0.287618</text:p>
          </table:table-cell>
          <table:table-cell office:value-type="float" office:value="-0.264182" calcext:value-type="float">
            <text:p>-0.264182</text:p>
          </table:table-cell>
        </table:table-row>
        <table:table-row table:style-name="ro1">
          <table:table-cell office:value-type="float" office:value="457016" calcext:value-type="float">
            <text:p>457016</text:p>
          </table:table-cell>
          <table:table-cell office:value-type="float" office:value="0.907227" calcext:value-type="float">
            <text:p>0.907227</text:p>
          </table:table-cell>
          <table:table-cell office:value-type="float" office:value="0.280273" calcext:value-type="float">
            <text:p>0.280273</text:p>
          </table:table-cell>
          <table:table-cell office:value-type="float" office:value="0.201172" calcext:value-type="float">
            <text:p>0.201172</text:p>
          </table:table-cell>
          <table:table-cell office:value-type="float" office:value="0.057523" calcext:value-type="float">
            <text:p>0.057523</text:p>
          </table:table-cell>
          <table:table-cell office:value-type="float" office:value="-0.274834" calcext:value-type="float">
            <text:p>-0.274834</text:p>
          </table:table-cell>
          <table:table-cell office:value-type="float" office:value="-0.264182" calcext:value-type="float">
            <text:p>-0.264182</text:p>
          </table:table-cell>
        </table:table-row>
        <table:table-row table:style-name="ro1">
          <table:table-cell office:value-type="float" office:value="458267" calcext:value-type="float">
            <text:p>458267</text:p>
          </table:table-cell>
          <table:table-cell office:value-type="float" office:value="0.90332" calcext:value-type="float">
            <text:p>0.90332</text:p>
          </table:table-cell>
          <table:table-cell office:value-type="float" office:value="0.290039" calcext:value-type="float">
            <text:p>0.290039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0.059654" calcext:value-type="float">
            <text:p>0.059654</text:p>
          </table:table-cell>
          <table:table-cell office:value-type="float" office:value="-0.266313" calcext:value-type="float">
            <text:p>-0.266313</text:p>
          </table:table-cell>
          <table:table-cell office:value-type="float" office:value="-0.259921" calcext:value-type="float">
            <text:p>-0.259921</text:p>
          </table:table-cell>
        </table:table-row>
        <table:table-row table:style-name="ro1">
          <table:table-cell office:value-type="float" office:value="459514" calcext:value-type="float">
            <text:p>459514</text:p>
          </table:table-cell>
          <table:table-cell office:value-type="float" office:value="0.884766" calcext:value-type="float">
            <text:p>0.884766</text:p>
          </table:table-cell>
          <table:table-cell office:value-type="float" office:value="0.300781" calcext:value-type="float">
            <text:p>0.300781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0.055393" calcext:value-type="float">
            <text:p>0.055393</text:p>
          </table:table-cell>
          <table:table-cell office:value-type="float" office:value="-0.262051" calcext:value-type="float">
            <text:p>-0.262051</text:p>
          </table:table-cell>
          <table:table-cell office:value-type="float" office:value="-0.259921" calcext:value-type="float">
            <text:p>-0.259921</text:p>
          </table:table-cell>
        </table:table-row>
        <table:table-row table:style-name="ro1">
          <table:table-cell office:value-type="float" office:value="460763" calcext:value-type="float">
            <text:p>460763</text:p>
          </table:table-cell>
          <table:table-cell office:value-type="float" office:value="0.883789" calcext:value-type="float">
            <text:p>0.883789</text:p>
          </table:table-cell>
          <table:table-cell office:value-type="float" office:value="0.299805" calcext:value-type="float">
            <text:p>0.299805</text:p>
          </table:table-cell>
          <table:table-cell office:value-type="float" office:value="0.172852" calcext:value-type="float">
            <text:p>0.172852</text:p>
          </table:table-cell>
          <table:table-cell office:value-type="float" office:value="0.046871" calcext:value-type="float">
            <text:p>0.046871</text:p>
          </table:table-cell>
          <table:table-cell office:value-type="float" office:value="-0.264182" calcext:value-type="float">
            <text:p>-0.264182</text:p>
          </table:table-cell>
          <table:table-cell office:value-type="float" office:value="-0.249269" calcext:value-type="float">
            <text:p>-0.249269</text:p>
          </table:table-cell>
        </table:table-row>
        <table:table-row table:style-name="ro1">
          <table:table-cell office:value-type="float" office:value="462013" calcext:value-type="float">
            <text:p>462013</text:p>
          </table:table-cell>
          <table:table-cell office:value-type="float" office:value="0.889648" calcext:value-type="float">
            <text:p>0.889648</text:p>
          </table:table-cell>
          <table:table-cell office:value-type="float" office:value="0.302734" calcext:value-type="float">
            <text:p>0.302734</text:p>
          </table:table-cell>
          <table:table-cell office:value-type="float" office:value="0.172852" calcext:value-type="float">
            <text:p>0.172852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-0.272704" calcext:value-type="float">
            <text:p>-0.272704</text:p>
          </table:table-cell>
          <table:table-cell office:value-type="float" office:value="-0.242877" calcext:value-type="float">
            <text:p>-0.242877</text:p>
          </table:table-cell>
        </table:table-row>
        <table:table-row table:style-name="ro1">
          <table:table-cell office:value-type="float" office:value="463260" calcext:value-type="float">
            <text:p>463260</text:p>
          </table:table-cell>
          <table:table-cell office:value-type="float" office:value="0.889648" calcext:value-type="float">
            <text:p>0.889648</text:p>
          </table:table-cell>
          <table:table-cell office:value-type="float" office:value="0.304688" calcext:value-type="float">
            <text:p>0.304688</text:p>
          </table:table-cell>
          <table:table-cell office:value-type="float" office:value="0.172852" calcext:value-type="float">
            <text:p>0.172852</text:p>
          </table:table-cell>
          <table:table-cell office:value-type="float" office:value="0.027696" calcext:value-type="float">
            <text:p>0.027696</text:p>
          </table:table-cell>
          <table:table-cell office:value-type="float" office:value="-0.281226" calcext:value-type="float">
            <text:p>-0.281226</text:p>
          </table:table-cell>
          <table:table-cell office:value-type="float" office:value="-0.236486" calcext:value-type="float">
            <text:p>-0.236486</text:p>
          </table:table-cell>
        </table:table-row>
        <table:table-row table:style-name="ro1">
          <table:table-cell office:value-type="float" office:value="464509" calcext:value-type="float">
            <text:p>464509</text:p>
          </table:table-cell>
          <table:table-cell office:value-type="float" office:value="0.90332" calcext:value-type="float">
            <text:p>0.90332</text:p>
          </table:table-cell>
          <table:table-cell office:value-type="float" office:value="0.301758" calcext:value-type="float">
            <text:p>0.301758</text:p>
          </table:table-cell>
          <table:table-cell office:value-type="float" office:value="0.15918" calcext:value-type="float">
            <text:p>0.15918</text:p>
          </table:table-cell>
          <table:table-cell office:value-type="float" office:value="0.017044" calcext:value-type="float">
            <text:p>0.017044</text:p>
          </table:table-cell>
          <table:table-cell office:value-type="float" office:value="-0.291878" calcext:value-type="float">
            <text:p>-0.291878</text:p>
          </table:table-cell>
          <table:table-cell office:value-type="float" office:value="-0.249269" calcext:value-type="float">
            <text:p>-0.249269</text:p>
          </table:table-cell>
        </table:table-row>
        <table:table-row table:style-name="ro1">
          <table:table-cell office:value-type="float" office:value="465757" calcext:value-type="float">
            <text:p>465757</text:p>
          </table:table-cell>
          <table:table-cell office:value-type="float" office:value="0.904297" calcext:value-type="float">
            <text:p>0.904297</text:p>
          </table:table-cell>
          <table:table-cell office:value-type="float" office:value="0.306641" calcext:value-type="float">
            <text:p>0.306641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0.008522" calcext:value-type="float">
            <text:p>0.008522</text:p>
          </table:table-cell>
          <table:table-cell office:value-type="float" office:value="-0.304662" calcext:value-type="float">
            <text:p>-0.304662</text:p>
          </table:table-cell>
          <table:table-cell office:value-type="float" office:value="-0.268443" calcext:value-type="float">
            <text:p>-0.268443</text:p>
          </table:table-cell>
        </table:table-row>
        <table:table-row table:style-name="ro1">
          <table:table-cell office:value-type="float" office:value="467006" calcext:value-type="float">
            <text:p>467006</text:p>
          </table:table-cell>
          <table:table-cell office:value-type="float" office:value="0.911133" calcext:value-type="float">
            <text:p>0.911133</text:p>
          </table:table-cell>
          <table:table-cell office:value-type="float" office:value="0.306641" calcext:value-type="float">
            <text:p>0.306641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-0.008522" calcext:value-type="float">
            <text:p>-0.008522</text:p>
          </table:table-cell>
          <table:table-cell office:value-type="float" office:value="-0.319575" calcext:value-type="float">
            <text:p>-0.319575</text:p>
          </table:table-cell>
          <table:table-cell office:value-type="float" office:value="-0.281226" calcext:value-type="float">
            <text:p>-0.281226</text:p>
          </table:table-cell>
        </table:table-row>
        <table:table-row table:style-name="ro1">
          <table:table-cell office:value-type="float" office:value="468256" calcext:value-type="float">
            <text:p>468256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304688" calcext:value-type="float">
            <text:p>0.304688</text:p>
          </table:table-cell>
          <table:table-cell office:value-type="float" office:value="0.154297" calcext:value-type="float">
            <text:p>0.154297</text:p>
          </table:table-cell>
          <table:table-cell office:value-type="float" office:value="-0.021305" calcext:value-type="float">
            <text:p>-0.021305</text:p>
          </table:table-cell>
          <table:table-cell office:value-type="float" office:value="-0.334489" calcext:value-type="float">
            <text:p>-0.334489</text:p>
          </table:table-cell>
          <table:table-cell office:value-type="float" office:value="-0.302531" calcext:value-type="float">
            <text:p>-0.302531</text:p>
          </table:table-cell>
        </table:table-row>
        <table:table-row table:style-name="ro1">
          <table:table-cell office:value-type="float" office:value="469503" calcext:value-type="float">
            <text:p>469503</text:p>
          </table:table-cell>
          <table:table-cell office:value-type="float" office:value="0.907227" calcext:value-type="float">
            <text:p>0.907227</text:p>
          </table:table-cell>
          <table:table-cell office:value-type="float" office:value="0.302734" calcext:value-type="float">
            <text:p>0.302734</text:p>
          </table:table-cell>
          <table:table-cell office:value-type="float" office:value="0.150391" calcext:value-type="float">
            <text:p>0.150391</text:p>
          </table:table-cell>
          <table:table-cell office:value-type="float" office:value="-0.031957" calcext:value-type="float">
            <text:p>-0.031957</text:p>
          </table:table-cell>
          <table:table-cell office:value-type="float" office:value="-0.355793" calcext:value-type="float">
            <text:p>-0.355793</text:p>
          </table:table-cell>
          <table:table-cell office:value-type="float" office:value="-0.330228" calcext:value-type="float">
            <text:p>-0.330228</text:p>
          </table:table-cell>
        </table:table-row>
        <table:table-row table:style-name="ro1">
          <table:table-cell office:value-type="float" office:value="470752" calcext:value-type="float">
            <text:p>470752</text:p>
          </table:table-cell>
          <table:table-cell office:value-type="float" office:value="0.907227" calcext:value-type="float">
            <text:p>0.907227</text:p>
          </table:table-cell>
          <table:table-cell office:value-type="float" office:value="0.300781" calcext:value-type="float">
            <text:p>0.300781</text:p>
          </table:table-cell>
          <table:table-cell office:value-type="float" office:value="0.150391" calcext:value-type="float">
            <text:p>0.150391</text:p>
          </table:table-cell>
          <table:table-cell office:value-type="float" office:value="-0.04048" calcext:value-type="float">
            <text:p>-0.04048</text:p>
          </table:table-cell>
          <table:table-cell office:value-type="float" office:value="-0.38349" calcext:value-type="float">
            <text:p>-0.38349</text:p>
          </table:table-cell>
          <table:table-cell office:value-type="float" office:value="-0.349402" calcext:value-type="float">
            <text:p>-0.349402</text:p>
          </table:table-cell>
        </table:table-row>
        <table:table-row table:style-name="ro1">
          <table:table-cell office:value-type="float" office:value="472001" calcext:value-type="float">
            <text:p>472001</text:p>
          </table:table-cell>
          <table:table-cell office:value-type="float" office:value="0.915039" calcext:value-type="float">
            <text:p>0.915039</text:p>
          </table:table-cell>
          <table:table-cell office:value-type="float" office:value="0.298828" calcext:value-type="float">
            <text:p>0.298828</text:p>
          </table:table-cell>
          <table:table-cell office:value-type="float" office:value="0.154297" calcext:value-type="float">
            <text:p>0.154297</text:p>
          </table:table-cell>
          <table:table-cell office:value-type="float" office:value="-0.046871" calcext:value-type="float">
            <text:p>-0.046871</text:p>
          </table:table-cell>
          <table:table-cell office:value-type="float" office:value="-0.409056" calcext:value-type="float">
            <text:p>-0.409056</text:p>
          </table:table-cell>
          <table:table-cell office:value-type="float" office:value="-0.364316" calcext:value-type="float">
            <text:p>-0.364316</text:p>
          </table:table-cell>
        </table:table-row>
        <table:table-row table:style-name="ro1">
          <table:table-cell office:value-type="float" office:value="473249" calcext:value-type="float">
            <text:p>473249</text:p>
          </table:table-cell>
          <table:table-cell office:value-type="float" office:value="0.907227" calcext:value-type="float">
            <text:p>0.907227</text:p>
          </table:table-cell>
          <table:table-cell office:value-type="float" office:value="0.298828" calcext:value-type="float">
            <text:p>0.298828</text:p>
          </table:table-cell>
          <table:table-cell office:value-type="float" office:value="0.154297" calcext:value-type="float">
            <text:p>0.154297</text:p>
          </table:table-cell>
          <table:table-cell office:value-type="float" office:value="-0.051132" calcext:value-type="float">
            <text:p>-0.051132</text:p>
          </table:table-cell>
          <table:table-cell office:value-type="float" office:value="-0.428231" calcext:value-type="float">
            <text:p>-0.428231</text:p>
          </table:table-cell>
          <table:table-cell office:value-type="float" office:value="-0.38349" calcext:value-type="float">
            <text:p>-0.38349</text:p>
          </table:table-cell>
        </table:table-row>
        <table:table-row table:style-name="ro1">
          <table:table-cell office:value-type="float" office:value="474498" calcext:value-type="float">
            <text:p>474498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15918" calcext:value-type="float">
            <text:p>0.15918</text:p>
          </table:table-cell>
          <table:table-cell office:value-type="float" office:value="-0.053262" calcext:value-type="float">
            <text:p>-0.053262</text:p>
          </table:table-cell>
          <table:table-cell office:value-type="float" office:value="-0.443144" calcext:value-type="float">
            <text:p>-0.443144</text:p>
          </table:table-cell>
          <table:table-cell office:value-type="float" office:value="-0.406925" calcext:value-type="float">
            <text:p>-0.406925</text:p>
          </table:table-cell>
        </table:table-row>
        <table:table-row table:style-name="ro1">
          <table:table-cell office:value-type="float" office:value="475747" calcext:value-type="float">
            <text:p>475747</text:p>
          </table:table-cell>
          <table:table-cell office:value-type="float" office:value="0.914062" calcext:value-type="float">
            <text:p>0.914062</text:p>
          </table:table-cell>
          <table:table-cell office:value-type="float" office:value="0.298828" calcext:value-type="float">
            <text:p>0.298828</text:p>
          </table:table-cell>
          <table:table-cell office:value-type="float" office:value="0.162109" calcext:value-type="float">
            <text:p>0.162109</text:p>
          </table:table-cell>
          <table:table-cell office:value-type="float" office:value="-0.053262" calcext:value-type="float">
            <text:p>-0.053262</text:p>
          </table:table-cell>
          <table:table-cell office:value-type="float" office:value="-0.453796" calcext:value-type="float">
            <text:p>-0.453796</text:p>
          </table:table-cell>
          <table:table-cell office:value-type="float" office:value="-0.411187" calcext:value-type="float">
            <text:p>-0.411187</text:p>
          </table:table-cell>
        </table:table-row>
        <table:table-row table:style-name="ro1">
          <table:table-cell office:value-type="float" office:value="476995" calcext:value-type="float">
            <text:p>476995</text:p>
          </table:table-cell>
          <table:table-cell office:value-type="float" office:value="0.907227" calcext:value-type="float">
            <text:p>0.907227</text:p>
          </table:table-cell>
          <table:table-cell office:value-type="float" office:value="0.303711" calcext:value-type="float">
            <text:p>0.303711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-0.057523" calcext:value-type="float">
            <text:p>-0.057523</text:p>
          </table:table-cell>
          <table:table-cell office:value-type="float" office:value="-0.451666" calcext:value-type="float">
            <text:p>-0.451666</text:p>
          </table:table-cell>
          <table:table-cell office:value-type="float" office:value="-0.402664" calcext:value-type="float">
            <text:p>-0.402664</text:p>
          </table:table-cell>
        </table:table-row>
        <table:table-row table:style-name="ro1">
          <table:table-cell office:value-type="float" office:value="478244" calcext:value-type="float">
            <text:p>478244</text:p>
          </table:table-cell>
          <table:table-cell office:value-type="float" office:value="0.90918" calcext:value-type="float">
            <text:p>0.90918</text:p>
          </table:table-cell>
          <table:table-cell office:value-type="float" office:value="0.305664" calcext:value-type="float">
            <text:p>0.305664</text:p>
          </table:table-cell>
          <table:table-cell office:value-type="float" office:value="0.15918" calcext:value-type="float">
            <text:p>0.15918</text:p>
          </table:table-cell>
          <table:table-cell office:value-type="float" office:value="-0.061784" calcext:value-type="float">
            <text:p>-0.061784</text:p>
          </table:table-cell>
          <table:table-cell office:value-type="float" office:value="-0.443144" calcext:value-type="float">
            <text:p>-0.443144</text:p>
          </table:table-cell>
          <table:table-cell office:value-type="float" office:value="-0.398404" calcext:value-type="float">
            <text:p>-0.398404</text:p>
          </table:table-cell>
        </table:table-row>
        <table:table-row table:style-name="ro1">
          <table:table-cell office:value-type="float" office:value="479493" calcext:value-type="float">
            <text:p>479493</text:p>
          </table:table-cell>
          <table:table-cell office:value-type="float" office:value="0.911133" calcext:value-type="float">
            <text:p>0.911133</text:p>
          </table:table-cell>
          <table:table-cell office:value-type="float" office:value="0.298828" calcext:value-type="float">
            <text:p>0.298828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-0.061784" calcext:value-type="float">
            <text:p>-0.061784</text:p>
          </table:table-cell>
          <table:table-cell office:value-type="float" office:value="-0.438883" calcext:value-type="float">
            <text:p>-0.438883</text:p>
          </table:table-cell>
          <table:table-cell office:value-type="float" office:value="-0.406925" calcext:value-type="float">
            <text:p>-0.406925</text:p>
          </table:table-cell>
        </table:table-row>
        <table:table-row table:style-name="ro1">
          <table:table-cell office:value-type="float" office:value="480741" calcext:value-type="float">
            <text:p>480741</text:p>
          </table:table-cell>
          <table:table-cell office:value-type="float" office:value="0.907227" calcext:value-type="float">
            <text:p>0.907227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150391" calcext:value-type="float">
            <text:p>0.150391</text:p>
          </table:table-cell>
          <table:table-cell office:value-type="float" office:value="-0.068176" calcext:value-type="float">
            <text:p>-0.068176</text:p>
          </table:table-cell>
          <table:table-cell office:value-type="float" office:value="-0.432492" calcext:value-type="float">
            <text:p>-0.432492</text:p>
          </table:table-cell>
          <table:table-cell office:value-type="float" office:value="-0.402664" calcext:value-type="float">
            <text:p>-0.402664</text:p>
          </table:table-cell>
        </table:table-row>
        <table:table-row table:style-name="ro1">
          <table:table-cell office:value-type="float" office:value="481990" calcext:value-type="float">
            <text:p>481990</text:p>
          </table:table-cell>
          <table:table-cell office:value-type="float" office:value="0.899414" calcext:value-type="float">
            <text:p>0.899414</text:p>
          </table:table-cell>
          <table:table-cell office:value-type="float" office:value="0.293945" calcext:value-type="float">
            <text:p>0.293945</text:p>
          </table:table-cell>
          <table:table-cell office:value-type="float" office:value="0.149414" calcext:value-type="float">
            <text:p>0.149414</text:p>
          </table:table-cell>
          <table:table-cell office:value-type="float" office:value="-0.068176" calcext:value-type="float">
            <text:p>-0.068176</text:p>
          </table:table-cell>
          <table:table-cell office:value-type="float" office:value="-0.423969" calcext:value-type="float">
            <text:p>-0.423969</text:p>
          </table:table-cell>
          <table:table-cell office:value-type="float" office:value="-0.394143" calcext:value-type="float">
            <text:p>-0.394143</text:p>
          </table:table-cell>
        </table:table-row>
        <table:table-row table:style-name="ro1">
          <table:table-cell office:value-type="float" office:value="483239" calcext:value-type="float">
            <text:p>483239</text:p>
          </table:table-cell>
          <table:table-cell office:value-type="float" office:value="0.895508" calcext:value-type="float">
            <text:p>0.895508</text:p>
          </table:table-cell>
          <table:table-cell office:value-type="float" office:value="0.287109" calcext:value-type="float">
            <text:p>0.287109</text:p>
          </table:table-cell>
          <table:table-cell office:value-type="float" office:value="0.150391" calcext:value-type="float">
            <text:p>0.150391</text:p>
          </table:table-cell>
          <table:table-cell office:value-type="float" office:value="-0.070306" calcext:value-type="float">
            <text:p>-0.070306</text:p>
          </table:table-cell>
          <table:table-cell office:value-type="float" office:value="-0.415448" calcext:value-type="float">
            <text:p>-0.415448</text:p>
          </table:table-cell>
          <table:table-cell office:value-type="float" office:value="-0.372837" calcext:value-type="float">
            <text:p>-0.372837</text:p>
          </table:table-cell>
        </table:table-row>
        <table:table-row table:style-name="ro1">
          <table:table-cell office:value-type="float" office:value="484489" calcext:value-type="float">
            <text:p>484489</text:p>
          </table:table-cell>
          <table:table-cell office:value-type="float" office:value="0.902344" calcext:value-type="float">
            <text:p>0.902344</text:p>
          </table:table-cell>
          <table:table-cell office:value-type="float" office:value="0.27832" calcext:value-type="float">
            <text:p>0.27832</text:p>
          </table:table-cell>
          <table:table-cell office:value-type="float" office:value="0.155273" calcext:value-type="float">
            <text:p>0.155273</text:p>
          </table:table-cell>
          <table:table-cell office:value-type="float" office:value="-0.063915" calcext:value-type="float">
            <text:p>-0.063915</text:p>
          </table:table-cell>
          <table:table-cell office:value-type="float" office:value="-0.400534" calcext:value-type="float">
            <text:p>-0.400534</text:p>
          </table:table-cell>
          <table:table-cell office:value-type="float" office:value="-0.353663" calcext:value-type="float">
            <text:p>-0.353663</text:p>
          </table:table-cell>
        </table:table-row>
        <table:table-row table:style-name="ro1">
          <table:table-cell office:value-type="float" office:value="485736" calcext:value-type="float">
            <text:p>485736</text:p>
          </table:table-cell>
          <table:table-cell office:value-type="float" office:value="0.900391" calcext:value-type="float">
            <text:p>0.900391</text:p>
          </table:table-cell>
          <table:table-cell office:value-type="float" office:value="0.279297" calcext:value-type="float">
            <text:p>0.279297</text:p>
          </table:table-cell>
          <table:table-cell office:value-type="float" office:value="0.152344" calcext:value-type="float">
            <text:p>0.152344</text:p>
          </table:table-cell>
          <table:table-cell office:value-type="float" office:value="-0.057523" calcext:value-type="float">
            <text:p>-0.057523</text:p>
          </table:table-cell>
          <table:table-cell office:value-type="float" office:value="-0.38136" calcext:value-type="float">
            <text:p>-0.38136</text:p>
          </table:table-cell>
          <table:table-cell office:value-type="float" office:value="-0.351533" calcext:value-type="float">
            <text:p>-0.351533</text:p>
          </table:table-cell>
        </table:table-row>
        <table:table-row table:style-name="ro1">
          <table:table-cell office:value-type="float" office:value="486985" calcext:value-type="float">
            <text:p>486985</text:p>
          </table:table-cell>
          <table:table-cell office:value-type="float" office:value="0.90332" calcext:value-type="float">
            <text:p>0.90332</text:p>
          </table:table-cell>
          <table:table-cell office:value-type="float" office:value="0.275391" calcext:value-type="float">
            <text:p>0.275391</text:p>
          </table:table-cell>
          <table:table-cell office:value-type="float" office:value="0.151367" calcext:value-type="float">
            <text:p>0.151367</text:p>
          </table:table-cell>
          <table:table-cell office:value-type="float" office:value="-0.051132" calcext:value-type="float">
            <text:p>-0.051132</text:p>
          </table:table-cell>
          <table:table-cell office:value-type="float" office:value="-0.364316" calcext:value-type="float">
            <text:p>-0.364316</text:p>
          </table:table-cell>
          <table:table-cell office:value-type="float" office:value="-0.347272" calcext:value-type="float">
            <text:p>-0.347272</text:p>
          </table:table-cell>
        </table:table-row>
        <table:table-row table:style-name="ro1">
          <table:table-cell office:value-type="float" office:value="488233" calcext:value-type="float">
            <text:p>488233</text:p>
          </table:table-cell>
          <table:table-cell office:value-type="float" office:value="0.897461" calcext:value-type="float">
            <text:p>0.897461</text:p>
          </table:table-cell>
          <table:table-cell office:value-type="float" office:value="0.276367" calcext:value-type="float">
            <text:p>0.276367</text:p>
          </table:table-cell>
          <table:table-cell office:value-type="float" office:value="0.15332" calcext:value-type="float">
            <text:p>0.15332</text:p>
          </table:table-cell>
          <table:table-cell office:value-type="float" office:value="-0.044741" calcext:value-type="float">
            <text:p>-0.044741</text:p>
          </table:table-cell>
          <table:table-cell office:value-type="float" office:value="-0.345141" calcext:value-type="float">
            <text:p>-0.345141</text:p>
          </table:table-cell>
          <table:table-cell office:value-type="float" office:value="-0.321705" calcext:value-type="float">
            <text:p>-0.321705</text:p>
          </table:table-cell>
        </table:table-row>
        <table:table-row table:style-name="ro1">
          <table:table-cell office:value-type="float" office:value="489483" calcext:value-type="float">
            <text:p>489483</text:p>
          </table:table-cell>
          <table:table-cell office:value-type="float" office:value="0.892578" calcext:value-type="float">
            <text:p>0.892578</text:p>
          </table:table-cell>
          <table:table-cell office:value-type="float" office:value="0.280273" calcext:value-type="float">
            <text:p>0.280273</text:p>
          </table:table-cell>
          <table:table-cell office:value-type="float" office:value="0.15332" calcext:value-type="float">
            <text:p>0.15332</text:p>
          </table:table-cell>
          <table:table-cell office:value-type="float" office:value="-0.044741" calcext:value-type="float">
            <text:p>-0.044741</text:p>
          </table:table-cell>
          <table:table-cell office:value-type="float" office:value="-0.334489" calcext:value-type="float">
            <text:p>-0.334489</text:p>
          </table:table-cell>
          <table:table-cell office:value-type="float" office:value="-0.294009" calcext:value-type="float">
            <text:p>-0.294009</text:p>
          </table:table-cell>
        </table:table-row>
        <table:table-row table:style-name="ro1">
          <table:table-cell office:value-type="float" office:value="490731" calcext:value-type="float">
            <text:p>490731</text:p>
          </table:table-cell>
          <table:table-cell office:value-type="float" office:value="0.882812" calcext:value-type="float">
            <text:p>0.882812</text:p>
          </table:table-cell>
          <table:table-cell office:value-type="float" office:value="0.282227" calcext:value-type="float">
            <text:p>0.282227</text:p>
          </table:table-cell>
          <table:table-cell office:value-type="float" office:value="0.15332" calcext:value-type="float">
            <text:p>0.15332</text:p>
          </table:table-cell>
          <table:table-cell office:value-type="float" office:value="-0.04261" calcext:value-type="float">
            <text:p>-0.04261</text:p>
          </table:table-cell>
          <table:table-cell office:value-type="float" office:value="-0.319575" calcext:value-type="float">
            <text:p>-0.319575</text:p>
          </table:table-cell>
          <table:table-cell office:value-type="float" office:value="-0.279095" calcext:value-type="float">
            <text:p>-0.279095</text:p>
          </table:table-cell>
        </table:table-row>
        <table:table-row table:style-name="ro1">
          <table:table-cell office:value-type="float" office:value="491980" calcext:value-type="float">
            <text:p>491980</text:p>
          </table:table-cell>
          <table:table-cell office:value-type="float" office:value="0.874023" calcext:value-type="float">
            <text:p>0.874023</text:p>
          </table:table-cell>
          <table:table-cell office:value-type="float" office:value="0.285156" calcext:value-type="float">
            <text:p>0.285156</text:p>
          </table:table-cell>
          <table:table-cell office:value-type="float" office:value="0.155273" calcext:value-type="float">
            <text:p>0.155273</text:p>
          </table:table-cell>
          <table:table-cell office:value-type="float" office:value="-0.04261" calcext:value-type="float">
            <text:p>-0.04261</text:p>
          </table:table-cell>
          <table:table-cell office:value-type="float" office:value="-0.317445" calcext:value-type="float">
            <text:p>-0.317445</text:p>
          </table:table-cell>
          <table:table-cell office:value-type="float" office:value="-0.276965" calcext:value-type="float">
            <text:p>-0.276965</text:p>
          </table:table-cell>
        </table:table-row>
        <table:table-row table:style-name="ro1">
          <table:table-cell office:value-type="float" office:value="493231" calcext:value-type="float">
            <text:p>493231</text:p>
          </table:table-cell>
          <table:table-cell office:value-type="float" office:value="0.880859" calcext:value-type="float">
            <text:p>0.880859</text:p>
          </table:table-cell>
          <table:table-cell office:value-type="float" office:value="0.283203" calcext:value-type="float">
            <text:p>0.283203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-0.04261" calcext:value-type="float">
            <text:p>-0.04261</text:p>
          </table:table-cell>
          <table:table-cell office:value-type="float" office:value="-0.317445" calcext:value-type="float">
            <text:p>-0.317445</text:p>
          </table:table-cell>
          <table:table-cell office:value-type="float" office:value="-0.272704" calcext:value-type="float">
            <text:p>-0.272704</text:p>
          </table:table-cell>
        </table:table-row>
        <table:table-row table:style-name="ro1">
          <table:table-cell office:value-type="float" office:value="494477" calcext:value-type="float">
            <text:p>494477</text:p>
          </table:table-cell>
          <table:table-cell office:value-type="float" office:value="0.87793" calcext:value-type="float">
            <text:p>0.87793</text:p>
          </table:table-cell>
          <table:table-cell office:value-type="float" office:value="0.274414" calcext:value-type="float">
            <text:p>0.274414</text:p>
          </table:table-cell>
          <table:table-cell office:value-type="float" office:value="0.163086" calcext:value-type="float">
            <text:p>0.163086</text:p>
          </table:table-cell>
          <table:table-cell office:value-type="float" office:value="-0.049002" calcext:value-type="float">
            <text:p>-0.049002</text:p>
          </table:table-cell>
          <table:table-cell office:value-type="float" office:value="-0.321705" calcext:value-type="float">
            <text:p>-0.321705</text:p>
          </table:table-cell>
          <table:table-cell office:value-type="float" office:value="-0.259921" calcext:value-type="float">
            <text:p>-0.259921</text:p>
          </table:table-cell>
        </table:table-row>
        <table:table-row table:style-name="ro1">
          <table:table-cell office:value-type="float" office:value="495726" calcext:value-type="float">
            <text:p>495726</text:p>
          </table:table-cell>
          <table:table-cell office:value-type="float" office:value="0.879883" calcext:value-type="float">
            <text:p>0.879883</text:p>
          </table:table-cell>
          <table:table-cell office:value-type="float" office:value="0.280273" calcext:value-type="float">
            <text:p>0.280273</text:p>
          </table:table-cell>
          <table:table-cell office:value-type="float" office:value="0.15918" calcext:value-type="float">
            <text:p>0.15918</text:p>
          </table:table-cell>
          <table:table-cell office:value-type="float" office:value="-0.053262" calcext:value-type="float">
            <text:p>-0.053262</text:p>
          </table:table-cell>
          <table:table-cell office:value-type="float" office:value="-0.328097" calcext:value-type="float">
            <text:p>-0.328097</text:p>
          </table:table-cell>
          <table:table-cell office:value-type="float" office:value="-0.25353" calcext:value-type="float">
            <text:p>-0.25353</text:p>
          </table:table-cell>
        </table:table-row>
        <table:table-row table:style-name="ro1">
          <table:table-cell office:value-type="float" office:value="496974" calcext:value-type="float">
            <text:p>496974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418" calcext:value-type="float">
            <text:p>0.28418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-0.053262" calcext:value-type="float">
            <text:p>-0.053262</text:p>
          </table:table-cell>
          <table:table-cell office:value-type="float" office:value="-0.349402" calcext:value-type="float">
            <text:p>-0.349402</text:p>
          </table:table-cell>
          <table:table-cell office:value-type="float" office:value="-0.259921" calcext:value-type="float">
            <text:p>-0.259921</text:p>
          </table:table-cell>
        </table:table-row>
        <table:table-row table:style-name="ro1">
          <table:table-cell office:value-type="float" office:value="498225" calcext:value-type="float">
            <text:p>498225</text:p>
          </table:table-cell>
          <table:table-cell office:value-type="float" office:value="0.87207" calcext:value-type="float">
            <text:p>0.87207</text:p>
          </table:table-cell>
          <table:table-cell office:value-type="float" office:value="0.279297" calcext:value-type="float">
            <text:p>0.279297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-0.057523" calcext:value-type="float">
            <text:p>-0.057523</text:p>
          </table:table-cell>
          <table:table-cell office:value-type="float" office:value="-0.372837" calcext:value-type="float">
            <text:p>-0.372837</text:p>
          </table:table-cell>
          <table:table-cell office:value-type="float" office:value="-0.268443" calcext:value-type="float">
            <text:p>-0.268443</text:p>
          </table:table-cell>
        </table:table-row>
        <table:table-row table:style-name="ro1">
          <table:table-cell office:value-type="float" office:value="499473" calcext:value-type="float">
            <text:p>499473</text:p>
          </table:table-cell>
          <table:table-cell office:value-type="float" office:value="0.87793" calcext:value-type="float">
            <text:p>0.87793</text:p>
          </table:table-cell>
          <table:table-cell office:value-type="float" office:value="0.285156" calcext:value-type="float">
            <text:p>0.285156</text:p>
          </table:table-cell>
          <table:table-cell office:value-type="float" office:value="0.15332" calcext:value-type="float">
            <text:p>0.15332</text:p>
          </table:table-cell>
          <table:table-cell office:value-type="float" office:value="-0.057523" calcext:value-type="float">
            <text:p>-0.057523</text:p>
          </table:table-cell>
          <table:table-cell office:value-type="float" office:value="-0.392012" calcext:value-type="float">
            <text:p>-0.392012</text:p>
          </table:table-cell>
          <table:table-cell office:value-type="float" office:value="-0.289748" calcext:value-type="float">
            <text:p>-0.289748</text:p>
          </table:table-cell>
        </table:table-row>
        <table:table-row table:style-name="ro1">
          <table:table-cell office:value-type="float" office:value="500720" calcext:value-type="float">
            <text:p>500720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0.149414" calcext:value-type="float">
            <text:p>0.149414</text:p>
          </table:table-cell>
          <table:table-cell office:value-type="float" office:value="-0.061784" calcext:value-type="float">
            <text:p>-0.061784</text:p>
          </table:table-cell>
          <table:table-cell office:value-type="float" office:value="-0.415448" calcext:value-type="float">
            <text:p>-0.415448</text:p>
          </table:table-cell>
          <table:table-cell office:value-type="float" office:value="-0.311053" calcext:value-type="float">
            <text:p>-0.311053</text:p>
          </table:table-cell>
        </table:table-row>
        <table:table-row table:style-name="ro1">
          <table:table-cell office:value-type="float" office:value="501969" calcext:value-type="float">
            <text:p>501969</text:p>
          </table:table-cell>
          <table:table-cell office:value-type="float" office:value="0.883789" calcext:value-type="float">
            <text:p>0.883789</text:p>
          </table:table-cell>
          <table:table-cell office:value-type="float" office:value="0.292969" calcext:value-type="float">
            <text:p>0.292969</text:p>
          </table:table-cell>
          <table:table-cell office:value-type="float" office:value="0.144531" calcext:value-type="float">
            <text:p>0.144531</text:p>
          </table:table-cell>
          <table:table-cell office:value-type="float" office:value="-0.074567" calcext:value-type="float">
            <text:p>-0.074567</text:p>
          </table:table-cell>
          <table:table-cell office:value-type="float" office:value="-0.438883" calcext:value-type="float">
            <text:p>-0.438883</text:p>
          </table:table-cell>
          <table:table-cell office:value-type="float" office:value="-0.330228" calcext:value-type="float">
            <text:p>-0.330228</text:p>
          </table:table-cell>
        </table:table-row>
        <table:table-row table:style-name="ro1">
          <table:table-cell office:value-type="float" office:value="503218" calcext:value-type="float">
            <text:p>503218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293945" calcext:value-type="float">
            <text:p>0.293945</text:p>
          </table:table-cell>
          <table:table-cell office:value-type="float" office:value="0.139648" calcext:value-type="float">
            <text:p>0.139648</text:p>
          </table:table-cell>
          <table:table-cell office:value-type="float" office:value="-0.08735" calcext:value-type="float">
            <text:p>-0.08735</text:p>
          </table:table-cell>
          <table:table-cell office:value-type="float" office:value="-0.460188" calcext:value-type="float">
            <text:p>-0.460188</text:p>
          </table:table-cell>
          <table:table-cell office:value-type="float" office:value="-0.332358" calcext:value-type="float">
            <text:p>-0.332358</text:p>
          </table:table-cell>
        </table:table-row>
        <table:table-row table:style-name="ro1">
          <table:table-cell office:value-type="float" office:value="504466" calcext:value-type="float">
            <text:p>504466</text:p>
          </table:table-cell>
          <table:table-cell office:value-type="float" office:value="0.863281" calcext:value-type="float">
            <text:p>0.863281</text:p>
          </table:table-cell>
          <table:table-cell office:value-type="float" office:value="0.300781" calcext:value-type="float">
            <text:p>0.300781</text:p>
          </table:table-cell>
          <table:table-cell office:value-type="float" office:value="0.131836" calcext:value-type="float">
            <text:p>0.131836</text:p>
          </table:table-cell>
          <table:table-cell office:value-type="float" office:value="-0.089481" calcext:value-type="float">
            <text:p>-0.089481</text:p>
          </table:table-cell>
          <table:table-cell office:value-type="float" office:value="-0.481493" calcext:value-type="float">
            <text:p>-0.481493</text:p>
          </table:table-cell>
          <table:table-cell office:value-type="float" office:value="-0.332358" calcext:value-type="float">
            <text:p>-0.332358</text:p>
          </table:table-cell>
        </table:table-row>
        <table:table-row table:style-name="ro1">
          <table:table-cell office:value-type="float" office:value="505715" calcext:value-type="float">
            <text:p>505715</text:p>
          </table:table-cell>
          <table:table-cell office:value-type="float" office:value="0.866211" calcext:value-type="float">
            <text:p>0.866211</text:p>
          </table:table-cell>
          <table:table-cell office:value-type="float" office:value="0.299805" calcext:value-type="float">
            <text:p>0.299805</text:p>
          </table:table-cell>
          <table:table-cell office:value-type="float" office:value="0.125977" calcext:value-type="float">
            <text:p>0.125977</text:p>
          </table:table-cell>
          <table:table-cell office:value-type="float" office:value="-0.095872" calcext:value-type="float">
            <text:p>-0.095872</text:p>
          </table:table-cell>
          <table:table-cell office:value-type="float" office:value="-0.504929" calcext:value-type="float">
            <text:p>-0.504929</text:p>
          </table:table-cell>
          <table:table-cell office:value-type="float" office:value="-0.336619" calcext:value-type="float">
            <text:p>-0.336619</text:p>
          </table:table-cell>
        </table:table-row>
        <table:table-row table:style-name="ro1">
          <table:table-cell office:value-type="float" office:value="506965" calcext:value-type="float">
            <text:p>506965</text:p>
          </table:table-cell>
          <table:table-cell office:value-type="float" office:value="0.867188" calcext:value-type="float">
            <text:p>0.867188</text:p>
          </table:table-cell>
          <table:table-cell office:value-type="float" office:value="0.302734" calcext:value-type="float">
            <text:p>0.302734</text:p>
          </table:table-cell>
          <table:table-cell office:value-type="float" office:value="0.12793" calcext:value-type="float">
            <text:p>0.12793</text:p>
          </table:table-cell>
          <table:table-cell office:value-type="float" office:value="-0.095872" calcext:value-type="float">
            <text:p>-0.095872</text:p>
          </table:table-cell>
          <table:table-cell office:value-type="float" office:value="-0.51132" calcext:value-type="float">
            <text:p>-0.51132</text:p>
          </table:table-cell>
          <table:table-cell office:value-type="float" office:value="-0.345141" calcext:value-type="float">
            <text:p>-0.345141</text:p>
          </table:table-cell>
        </table:table-row>
        <table:table-row table:style-name="ro1">
          <table:table-cell office:value-type="float" office:value="508212" calcext:value-type="float">
            <text:p>508212</text:p>
          </table:table-cell>
          <table:table-cell office:value-type="float" office:value="0.865234" calcext:value-type="float">
            <text:p>0.865234</text:p>
          </table:table-cell>
          <table:table-cell office:value-type="float" office:value="0.303711" calcext:value-type="float">
            <text:p>0.303711</text:p>
          </table:table-cell>
          <table:table-cell office:value-type="float" office:value="0.134766" calcext:value-type="float">
            <text:p>0.134766</text:p>
          </table:table-cell>
          <table:table-cell office:value-type="float" office:value="-0.098003" calcext:value-type="float">
            <text:p>-0.098003</text:p>
          </table:table-cell>
          <table:table-cell office:value-type="float" office:value="-0.515581" calcext:value-type="float">
            <text:p>-0.515581</text:p>
          </table:table-cell>
          <table:table-cell office:value-type="float" office:value="-0.351533" calcext:value-type="float">
            <text:p>-0.351533</text:p>
          </table:table-cell>
        </table:table-row>
        <table:table-row table:style-name="ro1">
          <table:table-cell office:value-type="float" office:value="509461" calcext:value-type="float">
            <text:p>509461</text:p>
          </table:table-cell>
          <table:table-cell office:value-type="float" office:value="0.850586" calcext:value-type="float">
            <text:p>0.85058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37695" calcext:value-type="float">
            <text:p>0.137695</text:p>
          </table:table-cell>
          <table:table-cell office:value-type="float" office:value="-0.098003" calcext:value-type="float">
            <text:p>-0.098003</text:p>
          </table:table-cell>
          <table:table-cell office:value-type="float" office:value="-0.524103" calcext:value-type="float">
            <text:p>-0.524103</text:p>
          </table:table-cell>
          <table:table-cell office:value-type="float" office:value="-0.347272" calcext:value-type="float">
            <text:p>-0.347272</text:p>
          </table:table-cell>
        </table:table-row>
        <table:table-row table:style-name="ro1">
          <table:table-cell office:value-type="float" office:value="510710" calcext:value-type="float">
            <text:p>510710</text:p>
          </table:table-cell>
          <table:table-cell office:value-type="float" office:value="0.851562" calcext:value-type="float">
            <text:p>0.851562</text:p>
          </table:table-cell>
          <table:table-cell office:value-type="float" office:value="0.311523" calcext:value-type="float">
            <text:p>0.311523</text:p>
          </table:table-cell>
          <table:table-cell office:value-type="float" office:value="0.138672" calcext:value-type="float">
            <text:p>0.138672</text:p>
          </table:table-cell>
          <table:table-cell office:value-type="float" office:value="-0.095872" calcext:value-type="float">
            <text:p>-0.095872</text:p>
          </table:table-cell>
          <table:table-cell office:value-type="float" office:value="-0.532625" calcext:value-type="float">
            <text:p>-0.532625</text:p>
          </table:table-cell>
          <table:table-cell office:value-type="float" office:value="-0.336619" calcext:value-type="float">
            <text:p>-0.336619</text:p>
          </table:table-cell>
        </table:table-row>
        <table:table-row table:style-name="ro1">
          <table:table-cell office:value-type="float" office:value="511958" calcext:value-type="float">
            <text:p>511958</text:p>
          </table:table-cell>
          <table:table-cell office:value-type="float" office:value="0.856445" calcext:value-type="float">
            <text:p>0.85644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34766" calcext:value-type="float">
            <text:p>0.134766</text:p>
          </table:table-cell>
          <table:table-cell office:value-type="float" office:value="-0.100134" calcext:value-type="float">
            <text:p>-0.100134</text:p>
          </table:table-cell>
          <table:table-cell office:value-type="float" office:value="-0.534756" calcext:value-type="float">
            <text:p>-0.534756</text:p>
          </table:table-cell>
          <table:table-cell office:value-type="float" office:value="-0.319575" calcext:value-type="float">
            <text:p>-0.319575</text:p>
          </table:table-cell>
        </table:table-row>
        <table:table-row table:style-name="ro1">
          <table:table-cell office:value-type="float" office:value="513207" calcext:value-type="float">
            <text:p>513207</text:p>
          </table:table-cell>
          <table:table-cell office:value-type="float" office:value="0.851562" calcext:value-type="float">
            <text:p>0.851562</text:p>
          </table:table-cell>
          <table:table-cell office:value-type="float" office:value="0.314453" calcext:value-type="float">
            <text:p>0.314453</text:p>
          </table:table-cell>
          <table:table-cell office:value-type="float" office:value="0.133789" calcext:value-type="float">
            <text:p>0.133789</text:p>
          </table:table-cell>
          <table:table-cell office:value-type="float" office:value="-0.106525" calcext:value-type="float">
            <text:p>-0.106525</text:p>
          </table:table-cell>
          <table:table-cell office:value-type="float" office:value="-0.539017" calcext:value-type="float">
            <text:p>-0.539017</text:p>
          </table:table-cell>
          <table:table-cell office:value-type="float" office:value="-0.313184" calcext:value-type="float">
            <text:p>-0.313184</text:p>
          </table:table-cell>
        </table:table-row>
        <table:table-row table:style-name="ro1">
          <table:table-cell office:value-type="float" office:value="514456" calcext:value-type="float">
            <text:p>514456</text:p>
          </table:table-cell>
          <table:table-cell office:value-type="float" office:value="0.856445" calcext:value-type="float">
            <text:p>0.856445</text:p>
          </table:table-cell>
          <table:table-cell office:value-type="float" office:value="0.316406" calcext:value-type="float">
            <text:p>0.316406</text:p>
          </table:table-cell>
          <table:table-cell office:value-type="float" office:value="0.144531" calcext:value-type="float">
            <text:p>0.144531</text:p>
          </table:table-cell>
          <table:table-cell office:value-type="float" office:value="-0.106525" calcext:value-type="float">
            <text:p>-0.106525</text:p>
          </table:table-cell>
          <table:table-cell office:value-type="float" office:value="-0.545408" calcext:value-type="float">
            <text:p>-0.545408</text:p>
          </table:table-cell>
          <table:table-cell office:value-type="float" office:value="-0.313184" calcext:value-type="float">
            <text:p>-0.313184</text:p>
          </table:table-cell>
        </table:table-row>
        <table:table-row table:style-name="ro1">
          <table:table-cell office:value-type="float" office:value="515704" calcext:value-type="float">
            <text:p>515704</text:p>
          </table:table-cell>
          <table:table-cell office:value-type="float" office:value="0.847656" calcext:value-type="float">
            <text:p>0.847656</text:p>
          </table:table-cell>
          <table:table-cell office:value-type="float" office:value="0.316406" calcext:value-type="float">
            <text:p>0.316406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-0.106525" calcext:value-type="float">
            <text:p>-0.106525</text:p>
          </table:table-cell>
          <table:table-cell office:value-type="float" office:value="-0.547539" calcext:value-type="float">
            <text:p>-0.547539</text:p>
          </table:table-cell>
          <table:table-cell office:value-type="float" office:value="-0.308922" calcext:value-type="float">
            <text:p>-0.308922</text:p>
          </table:table-cell>
        </table:table-row>
        <table:table-row table:style-name="ro1">
          <table:table-cell office:value-type="float" office:value="516953" calcext:value-type="float">
            <text:p>516953</text:p>
          </table:table-cell>
          <table:table-cell office:value-type="float" office:value="0.84668" calcext:value-type="float">
            <text:p>0.84668</text:p>
          </table:table-cell>
          <table:table-cell office:value-type="float" office:value="0.317383" calcext:value-type="float">
            <text:p>0.317383</text:p>
          </table:table-cell>
          <table:table-cell office:value-type="float" office:value="0.145508" calcext:value-type="float">
            <text:p>0.145508</text:p>
          </table:table-cell>
          <table:table-cell office:value-type="float" office:value="-0.108656" calcext:value-type="float">
            <text:p>-0.108656</text:p>
          </table:table-cell>
          <table:table-cell office:value-type="float" office:value="-0.547539" calcext:value-type="float">
            <text:p>-0.547539</text:p>
          </table:table-cell>
          <table:table-cell office:value-type="float" office:value="-0.302531" calcext:value-type="float">
            <text:p>-0.302531</text:p>
          </table:table-cell>
        </table:table-row>
        <table:table-row table:style-name="ro1">
          <table:table-cell office:value-type="float" office:value="518202" calcext:value-type="float">
            <text:p>518202</text:p>
          </table:table-cell>
          <table:table-cell office:value-type="float" office:value="0.853516" calcext:value-type="float">
            <text:p>0.853516</text:p>
          </table:table-cell>
          <table:table-cell office:value-type="float" office:value="0.325195" calcext:value-type="float">
            <text:p>0.325195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-0.108656" calcext:value-type="float">
            <text:p>-0.108656</text:p>
          </table:table-cell>
          <table:table-cell office:value-type="float" office:value="-0.55393" calcext:value-type="float">
            <text:p>-0.55393</text:p>
          </table:table-cell>
          <table:table-cell office:value-type="float" office:value="-0.300401" calcext:value-type="float">
            <text:p>-0.300401</text:p>
          </table:table-cell>
        </table:table-row>
        <table:table-row table:style-name="ro1">
          <table:table-cell office:value-type="float" office:value="519452" calcext:value-type="float">
            <text:p>519452</text:p>
          </table:table-cell>
          <table:table-cell office:value-type="float" office:value="0.853516" calcext:value-type="float">
            <text:p>0.853516</text:p>
          </table:table-cell>
          <table:table-cell office:value-type="float" office:value="0.324219" calcext:value-type="float">
            <text:p>0.324219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-0.108656" calcext:value-type="float">
            <text:p>-0.108656</text:p>
          </table:table-cell>
          <table:table-cell office:value-type="float" office:value="-0.564582" calcext:value-type="float">
            <text:p>-0.564582</text:p>
          </table:table-cell>
          <table:table-cell office:value-type="float" office:value="-0.294009" calcext:value-type="float">
            <text:p>-0.294009</text:p>
          </table:table-cell>
        </table:table-row>
        <table:table-row table:style-name="ro1">
          <table:table-cell office:value-type="float" office:value="520699" calcext:value-type="float">
            <text:p>520699</text:p>
          </table:table-cell>
          <table:table-cell office:value-type="float" office:value="0.856445" calcext:value-type="float">
            <text:p>0.856445</text:p>
          </table:table-cell>
          <table:table-cell office:value-type="float" office:value="0.322266" calcext:value-type="float">
            <text:p>0.322266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-0.110786" calcext:value-type="float">
            <text:p>-0.110786</text:p>
          </table:table-cell>
          <table:table-cell office:value-type="float" office:value="-0.573105" calcext:value-type="float">
            <text:p>-0.573105</text:p>
          </table:table-cell>
          <table:table-cell office:value-type="float" office:value="-0.289748" calcext:value-type="float">
            <text:p>-0.289748</text:p>
          </table:table-cell>
        </table:table-row>
        <table:table-row table:style-name="ro1">
          <table:table-cell office:value-type="float" office:value="521948" calcext:value-type="float">
            <text:p>521948</text:p>
          </table:table-cell>
          <table:table-cell office:value-type="float" office:value="0.856445" calcext:value-type="float">
            <text:p>0.856445</text:p>
          </table:table-cell>
          <table:table-cell office:value-type="float" office:value="0.318359" calcext:value-type="float">
            <text:p>0.318359</text:p>
          </table:table-cell>
          <table:table-cell office:value-type="float" office:value="0.139648" calcext:value-type="float">
            <text:p>0.139648</text:p>
          </table:table-cell>
          <table:table-cell office:value-type="float" office:value="-0.112917" calcext:value-type="float">
            <text:p>-0.112917</text:p>
          </table:table-cell>
          <table:table-cell office:value-type="float" office:value="-0.585888" calcext:value-type="float">
            <text:p>-0.585888</text:p>
          </table:table-cell>
          <table:table-cell office:value-type="float" office:value="-0.289748" calcext:value-type="float">
            <text:p>-0.289748</text:p>
          </table:table-cell>
        </table:table-row>
        <table:table-row table:style-name="ro1">
          <table:table-cell office:value-type="float" office:value="523196" calcext:value-type="float">
            <text:p>523196</text:p>
          </table:table-cell>
          <table:table-cell office:value-type="float" office:value="0.853516" calcext:value-type="float">
            <text:p>0.853516</text:p>
          </table:table-cell>
          <table:table-cell office:value-type="float" office:value="0.317383" calcext:value-type="float">
            <text:p>0.317383</text:p>
          </table:table-cell>
          <table:table-cell office:value-type="float" office:value="0.129883" calcext:value-type="float">
            <text:p>0.129883</text:p>
          </table:table-cell>
          <table:table-cell office:value-type="float" office:value="-0.117178" calcext:value-type="float">
            <text:p>-0.117178</text:p>
          </table:table-cell>
          <table:table-cell office:value-type="float" office:value="-0.605062" calcext:value-type="float">
            <text:p>-0.605062</text:p>
          </table:table-cell>
          <table:table-cell office:value-type="float" office:value="-0.281226" calcext:value-type="float">
            <text:p>-0.281226</text:p>
          </table:table-cell>
        </table:table-row>
        <table:table-row table:style-name="ro1">
          <table:table-cell office:value-type="float" office:value="524445" calcext:value-type="float">
            <text:p>524445</text:p>
          </table:table-cell>
          <table:table-cell office:value-type="float" office:value="0.858398" calcext:value-type="float">
            <text:p>0.85839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25977" calcext:value-type="float">
            <text:p>0.125977</text:p>
          </table:table-cell>
          <table:table-cell office:value-type="float" office:value="-0.121439" calcext:value-type="float">
            <text:p>-0.121439</text:p>
          </table:table-cell>
          <table:table-cell office:value-type="float" office:value="-0.624236" calcext:value-type="float">
            <text:p>-0.624236</text:p>
          </table:table-cell>
          <table:table-cell office:value-type="float" office:value="-0.268443" calcext:value-type="float">
            <text:p>-0.268443</text:p>
          </table:table-cell>
        </table:table-row>
        <table:table-row table:style-name="ro1">
          <table:table-cell office:value-type="float" office:value="525694" calcext:value-type="float">
            <text:p>525694</text:p>
          </table:table-cell>
          <table:table-cell office:value-type="float" office:value="0.866211" calcext:value-type="float">
            <text:p>0.866211</text:p>
          </table:table-cell>
          <table:table-cell office:value-type="float" office:value="0.319336" calcext:value-type="float">
            <text:p>0.319336</text:p>
          </table:table-cell>
          <table:table-cell office:value-type="float" office:value="0.124023" calcext:value-type="float">
            <text:p>0.124023</text:p>
          </table:table-cell>
          <table:table-cell office:value-type="float" office:value="-0.121439" calcext:value-type="float">
            <text:p>-0.121439</text:p>
          </table:table-cell>
          <table:table-cell office:value-type="float" office:value="-0.63915" calcext:value-type="float">
            <text:p>-0.63915</text:p>
          </table:table-cell>
          <table:table-cell office:value-type="float" office:value="-0.25779" calcext:value-type="float">
            <text:p>-0.25779</text:p>
          </table:table-cell>
        </table:table-row>
        <table:table-row table:style-name="ro1">
          <table:table-cell office:value-type="float" office:value="526944" calcext:value-type="float">
            <text:p>526944</text:p>
          </table:table-cell>
          <table:table-cell office:value-type="float" office:value="0.868164" calcext:value-type="float">
            <text:p>0.868164</text:p>
          </table:table-cell>
          <table:table-cell office:value-type="float" office:value="0.326172" calcext:value-type="float">
            <text:p>0.326172</text:p>
          </table:table-cell>
          <table:table-cell office:value-type="float" office:value="0.126953" calcext:value-type="float">
            <text:p>0.126953</text:p>
          </table:table-cell>
          <table:table-cell office:value-type="float" office:value="-0.125699" calcext:value-type="float">
            <text:p>-0.125699</text:p>
          </table:table-cell>
          <table:table-cell office:value-type="float" office:value="-0.651933" calcext:value-type="float">
            <text:p>-0.651933</text:p>
          </table:table-cell>
          <table:table-cell office:value-type="float" office:value="-0.259921" calcext:value-type="float">
            <text:p>-0.259921</text:p>
          </table:table-cell>
        </table:table-row>
        <table:table-row table:style-name="ro1">
          <table:table-cell office:value-type="float" office:value="528191" calcext:value-type="float">
            <text:p>528191</text:p>
          </table:table-cell>
          <table:table-cell office:value-type="float" office:value="0.867188" calcext:value-type="float">
            <text:p>0.867188</text:p>
          </table:table-cell>
          <table:table-cell office:value-type="float" office:value="0.329102" calcext:value-type="float">
            <text:p>0.329102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-0.132091" calcext:value-type="float">
            <text:p>-0.132091</text:p>
          </table:table-cell>
          <table:table-cell office:value-type="float" office:value="-0.660455" calcext:value-type="float">
            <text:p>-0.660455</text:p>
          </table:table-cell>
          <table:table-cell office:value-type="float" office:value="-0.264182" calcext:value-type="float">
            <text:p>-0.264182</text:p>
          </table:table-cell>
        </table:table-row>
        <table:table-row table:style-name="ro1">
          <table:table-cell office:value-type="float" office:value="529440" calcext:value-type="float">
            <text:p>529440</text:p>
          </table:table-cell>
          <table:table-cell office:value-type="float" office:value="0.852539" calcext:value-type="float">
            <text:p>0.852539</text:p>
          </table:table-cell>
          <table:table-cell office:value-type="float" office:value="0.34082" calcext:value-type="float">
            <text:p>0.34082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44874" calcext:value-type="float">
            <text:p>-0.144874</text:p>
          </table:table-cell>
          <table:table-cell office:value-type="float" office:value="-0.677499" calcext:value-type="float">
            <text:p>-0.677499</text:p>
          </table:table-cell>
          <table:table-cell office:value-type="float" office:value="-0.268443" calcext:value-type="float">
            <text:p>-0.268443</text:p>
          </table:table-cell>
        </table:table-row>
        <table:table-row table:style-name="ro1">
          <table:table-cell office:value-type="float" office:value="530689" calcext:value-type="float">
            <text:p>530689</text:p>
          </table:table-cell>
          <table:table-cell office:value-type="float" office:value="0.852539" calcext:value-type="float">
            <text:p>0.852539</text:p>
          </table:table-cell>
          <table:table-cell office:value-type="float" office:value="0.349609" calcext:value-type="float">
            <text:p>0.349609</text:p>
          </table:table-cell>
          <table:table-cell office:value-type="float" office:value="0.121094" calcext:value-type="float">
            <text:p>0.121094</text:p>
          </table:table-cell>
          <table:table-cell office:value-type="float" office:value="-0.153396" calcext:value-type="float">
            <text:p>-0.153396</text:p>
          </table:table-cell>
          <table:table-cell office:value-type="float" office:value="-0.700935" calcext:value-type="float">
            <text:p>-0.700935</text:p>
          </table:table-cell>
          <table:table-cell office:value-type="float" office:value="-0.270574" calcext:value-type="float">
            <text:p>-0.270574</text:p>
          </table:table-cell>
        </table:table-row>
        <table:table-row table:style-name="ro1">
          <table:table-cell office:value-type="float" office:value="531937" calcext:value-type="float">
            <text:p>531937</text:p>
          </table:table-cell>
          <table:table-cell office:value-type="float" office:value="0.845703" calcext:value-type="float">
            <text:p>0.845703</text:p>
          </table:table-cell>
          <table:table-cell office:value-type="float" office:value="0.358398" calcext:value-type="float">
            <text:p>0.358398</text:p>
          </table:table-cell>
          <table:table-cell office:value-type="float" office:value="0.119141" calcext:value-type="float">
            <text:p>0.119141</text:p>
          </table:table-cell>
          <table:table-cell office:value-type="float" office:value="-0.166179" calcext:value-type="float">
            <text:p>-0.166179</text:p>
          </table:table-cell>
          <table:table-cell office:value-type="float" office:value="-0.7265" calcext:value-type="float">
            <text:p>-0.7265</text:p>
          </table:table-cell>
          <table:table-cell office:value-type="float" office:value="-0.272704" calcext:value-type="float">
            <text:p>-0.272704</text:p>
          </table:table-cell>
        </table:table-row>
        <table:table-row table:style-name="ro1">
          <table:table-cell office:value-type="float" office:value="533188" calcext:value-type="float">
            <text:p>53318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117187" calcext:value-type="float">
            <text:p>0.117187</text:p>
          </table:table-cell>
          <table:table-cell office:value-type="float" office:value="-0.178962" calcext:value-type="float">
            <text:p>-0.178962</text:p>
          </table:table-cell>
          <table:table-cell office:value-type="float" office:value="-0.749936" calcext:value-type="float">
            <text:p>-0.749936</text:p>
          </table:table-cell>
          <table:table-cell office:value-type="float" office:value="-0.272704" calcext:value-type="float">
            <text:p>-0.272704</text:p>
          </table:table-cell>
        </table:table-row>
        <table:table-row table:style-name="ro1">
          <table:table-cell office:value-type="float" office:value="534436" calcext:value-type="float">
            <text:p>534436</text:p>
          </table:table-cell>
          <table:table-cell office:value-type="float" office:value="0.848633" calcext:value-type="float">
            <text:p>0.848633</text:p>
          </table:table-cell>
          <table:table-cell office:value-type="float" office:value="0.358398" calcext:value-type="float">
            <text:p>0.358398</text:p>
          </table:table-cell>
          <table:table-cell office:value-type="float" office:value="0.118164" calcext:value-type="float">
            <text:p>0.118164</text:p>
          </table:table-cell>
          <table:table-cell office:value-type="float" office:value="-0.198136" calcext:value-type="float">
            <text:p>-0.198136</text:p>
          </table:table-cell>
          <table:table-cell office:value-type="float" office:value="-0.771241" calcext:value-type="float">
            <text:p>-0.771241</text:p>
          </table:table-cell>
          <table:table-cell office:value-type="float" office:value="-0.272704" calcext:value-type="float">
            <text:p>-0.272704</text:p>
          </table:table-cell>
        </table:table-row>
        <table:table-row table:style-name="ro1">
          <table:table-cell office:value-type="float" office:value="535683" calcext:value-type="float">
            <text:p>535683</text:p>
          </table:table-cell>
          <table:table-cell office:value-type="float" office:value="0.847656" calcext:value-type="float">
            <text:p>0.847656</text:p>
          </table:table-cell>
          <table:table-cell office:value-type="float" office:value="0.356445" calcext:value-type="float">
            <text:p>0.356445</text:p>
          </table:table-cell>
          <table:table-cell office:value-type="float" office:value="0.115234" calcext:value-type="float">
            <text:p>0.115234</text:p>
          </table:table-cell>
          <table:table-cell office:value-type="float" office:value="-0.21305" calcext:value-type="float">
            <text:p>-0.21305</text:p>
          </table:table-cell>
          <table:table-cell office:value-type="float" office:value="-0.792546" calcext:value-type="float">
            <text:p>-0.792546</text:p>
          </table:table-cell>
          <table:table-cell office:value-type="float" office:value="-0.268443" calcext:value-type="float">
            <text:p>-0.268443</text:p>
          </table:table-cell>
        </table:table-row>
        <table:table-row table:style-name="ro1">
          <table:table-cell office:value-type="float" office:value="536932" calcext:value-type="float">
            <text:p>536932</text:p>
          </table:table-cell>
          <table:table-cell office:value-type="float" office:value="0.851562" calcext:value-type="float">
            <text:p>0.851562</text:p>
          </table:table-cell>
          <table:table-cell office:value-type="float" office:value="0.353516" calcext:value-type="float">
            <text:p>0.353516</text:p>
          </table:table-cell>
          <table:table-cell office:value-type="float" office:value="0.115234" calcext:value-type="float">
            <text:p>0.115234</text:p>
          </table:table-cell>
          <table:table-cell office:value-type="float" office:value="-0.225833" calcext:value-type="float">
            <text:p>-0.225833</text:p>
          </table:table-cell>
          <table:table-cell office:value-type="float" office:value="-0.81172" calcext:value-type="float">
            <text:p>-0.81172</text:p>
          </table:table-cell>
          <table:table-cell office:value-type="float" office:value="-0.266313" calcext:value-type="float">
            <text:p>-0.266313</text:p>
          </table:table-cell>
        </table:table-row>
        <table:table-row table:style-name="ro1">
          <table:table-cell office:value-type="float" office:value="538181" calcext:value-type="float">
            <text:p>538181</text:p>
          </table:table-cell>
          <table:table-cell office:value-type="float" office:value="0.854492" calcext:value-type="float">
            <text:p>0.854492</text:p>
          </table:table-cell>
          <table:table-cell office:value-type="float" office:value="0.358398" calcext:value-type="float">
            <text:p>0.358398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-0.249269" calcext:value-type="float">
            <text:p>-0.249269</text:p>
          </table:table-cell>
          <table:table-cell office:value-type="float" office:value="-0.828765" calcext:value-type="float">
            <text:p>-0.828765</text:p>
          </table:table-cell>
          <table:table-cell office:value-type="float" office:value="-0.262051" calcext:value-type="float">
            <text:p>-0.262051</text:p>
          </table:table-cell>
        </table:table-row>
        <table:table-row table:style-name="ro1">
          <table:table-cell office:value-type="float" office:value="539429" calcext:value-type="float">
            <text:p>539429</text:p>
          </table:table-cell>
          <table:table-cell office:value-type="float" office:value="0.868164" calcext:value-type="float">
            <text:p>0.868164</text:p>
          </table:table-cell>
          <table:table-cell office:value-type="float" office:value="0.344727" calcext:value-type="float">
            <text:p>0.344727</text:p>
          </table:table-cell>
          <table:table-cell office:value-type="float" office:value="0.134766" calcext:value-type="float">
            <text:p>0.134766</text:p>
          </table:table-cell>
          <table:table-cell office:value-type="float" office:value="-0.268443" calcext:value-type="float">
            <text:p>-0.268443</text:p>
          </table:table-cell>
          <table:table-cell office:value-type="float" office:value="-0.841548" calcext:value-type="float">
            <text:p>-0.841548</text:p>
          </table:table-cell>
          <table:table-cell office:value-type="float" office:value="-0.25779" calcext:value-type="float">
            <text:p>-0.25779</text:p>
          </table:table-cell>
        </table:table-row>
        <table:table-row table:style-name="ro1">
          <table:table-cell office:value-type="float" office:value="540678" calcext:value-type="float">
            <text:p>540678</text:p>
          </table:table-cell>
          <table:table-cell office:value-type="float" office:value="0.864258" calcext:value-type="float">
            <text:p>0.864258</text:p>
          </table:table-cell>
          <table:table-cell office:value-type="float" office:value="0.34668" calcext:value-type="float">
            <text:p>0.34668</text:p>
          </table:table-cell>
          <table:table-cell office:value-type="float" office:value="0.136719" calcext:value-type="float">
            <text:p>0.136719</text:p>
          </table:table-cell>
          <table:table-cell office:value-type="float" office:value="-0.283357" calcext:value-type="float">
            <text:p>-0.283357</text:p>
          </table:table-cell>
          <table:table-cell office:value-type="float" office:value="-0.862853" calcext:value-type="float">
            <text:p>-0.862853</text:p>
          </table:table-cell>
          <table:table-cell office:value-type="float" office:value="-0.25779" calcext:value-type="float">
            <text:p>-0.25779</text:p>
          </table:table-cell>
        </table:table-row>
        <table:table-row table:style-name="ro1">
          <table:table-cell office:value-type="float" office:value="541927" calcext:value-type="float">
            <text:p>541927</text:p>
          </table:table-cell>
          <table:table-cell office:value-type="float" office:value="0.856445" calcext:value-type="float">
            <text:p>0.856445</text:p>
          </table:table-cell>
          <table:table-cell office:value-type="float" office:value="0.34668" calcext:value-type="float">
            <text:p>0.34668</text:p>
          </table:table-cell>
          <table:table-cell office:value-type="float" office:value="0.133789" calcext:value-type="float">
            <text:p>0.133789</text:p>
          </table:table-cell>
          <table:table-cell office:value-type="float" office:value="-0.296139" calcext:value-type="float">
            <text:p>-0.296139</text:p>
          </table:table-cell>
          <table:table-cell office:value-type="float" office:value="-0.899071" calcext:value-type="float">
            <text:p>-0.899071</text:p>
          </table:table-cell>
          <table:table-cell office:value-type="float" office:value="-0.25353" calcext:value-type="float">
            <text:p>-0.25353</text:p>
          </table:table-cell>
        </table:table-row>
        <table:table-row table:style-name="ro1">
          <table:table-cell office:value-type="float" office:value="543175" calcext:value-type="float">
            <text:p>543175</text:p>
          </table:table-cell>
          <table:table-cell office:value-type="float" office:value="0.847656" calcext:value-type="float">
            <text:p>0.847656</text:p>
          </table:table-cell>
          <table:table-cell office:value-type="float" office:value="0.34668" calcext:value-type="float">
            <text:p>0.34668</text:p>
          </table:table-cell>
          <table:table-cell office:value-type="float" office:value="0.123047" calcext:value-type="float">
            <text:p>0.123047</text:p>
          </table:table-cell>
          <table:table-cell office:value-type="float" office:value="-0.334489" calcext:value-type="float">
            <text:p>-0.334489</text:p>
          </table:table-cell>
          <table:table-cell office:value-type="float" office:value="-0.950203" calcext:value-type="float">
            <text:p>-0.950203</text:p>
          </table:table-cell>
          <table:table-cell office:value-type="float" office:value="-0.240747" calcext:value-type="float">
            <text:p>-0.240747</text:p>
          </table:table-cell>
        </table:table-row>
        <table:table-row table:style-name="ro1">
          <table:table-cell office:value-type="float" office:value="544424" calcext:value-type="float">
            <text:p>544424</text:p>
          </table:table-cell>
          <table:table-cell office:value-type="float" office:value="0.842773" calcext:value-type="float">
            <text:p>0.842773</text:p>
          </table:table-cell>
          <table:table-cell office:value-type="float" office:value="0.344727" calcext:value-type="float">
            <text:p>0.344727</text:p>
          </table:table-cell>
          <table:table-cell office:value-type="float" office:value="0.121094" calcext:value-type="float">
            <text:p>0.121094</text:p>
          </table:table-cell>
          <table:table-cell office:value-type="float" office:value="-0.379229" calcext:value-type="float">
            <text:p>-0.379229</text:p>
          </table:table-cell>
          <table:table-cell office:value-type="float" office:value="-0.994943" calcext:value-type="float">
            <text:p>-0.994943</text:p>
          </table:table-cell>
          <table:table-cell office:value-type="float" office:value="-0.223702" calcext:value-type="float">
            <text:p>-0.223702</text:p>
          </table:table-cell>
        </table:table-row>
        <table:table-row table:style-name="ro1">
          <table:table-cell office:value-type="float" office:value="545673" calcext:value-type="float">
            <text:p>545673</text:p>
          </table:table-cell>
          <table:table-cell office:value-type="float" office:value="0.842773" calcext:value-type="float">
            <text:p>0.842773</text:p>
          </table:table-cell>
          <table:table-cell office:value-type="float" office:value="0.34082" calcext:value-type="float">
            <text:p>0.34082</text:p>
          </table:table-cell>
          <table:table-cell office:value-type="float" office:value="0.12793" calcext:value-type="float">
            <text:p>0.12793</text:p>
          </table:table-cell>
          <table:table-cell office:value-type="float" office:value="-0.400534" calcext:value-type="float">
            <text:p>-0.400534</text:p>
          </table:table-cell>
          <table:table-cell office:value-type="float" office:value="-1.037554" calcext:value-type="float">
            <text:p>-1.037554</text:p>
          </table:table-cell>
          <table:table-cell office:value-type="float" office:value="-0.217311" calcext:value-type="float">
            <text:p>-0.217311</text:p>
          </table:table-cell>
        </table:table-row>
        <table:table-row table:style-name="ro1">
          <table:table-cell office:value-type="float" office:value="546923" calcext:value-type="float">
            <text:p>546923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341797" calcext:value-type="float">
            <text:p>0.341797</text:p>
          </table:table-cell>
          <table:table-cell office:value-type="float" office:value="0.123047" calcext:value-type="float">
            <text:p>0.123047</text:p>
          </table:table-cell>
          <table:table-cell office:value-type="float" office:value="-0.411187" calcext:value-type="float">
            <text:p>-0.411187</text:p>
          </table:table-cell>
          <table:table-cell office:value-type="float" office:value="-1.067381" calcext:value-type="float">
            <text:p>-1.067381</text:p>
          </table:table-cell>
          <table:table-cell office:value-type="float" office:value="-0.206658" calcext:value-type="float">
            <text:p>-0.206658</text:p>
          </table:table-cell>
        </table:table-row>
        <table:table-row table:style-name="ro1">
          <table:table-cell office:value-type="float" office:value="548170" calcext:value-type="float">
            <text:p>548170</text:p>
          </table:table-cell>
          <table:table-cell office:value-type="float" office:value="0.860352" calcext:value-type="float">
            <text:p>0.860352</text:p>
          </table:table-cell>
          <table:table-cell office:value-type="float" office:value="0.347656" calcext:value-type="float">
            <text:p>0.347656</text:p>
          </table:table-cell>
          <table:table-cell office:value-type="float" office:value="0.113281" calcext:value-type="float">
            <text:p>0.113281</text:p>
          </table:table-cell>
          <table:table-cell office:value-type="float" office:value="-0.409056" calcext:value-type="float">
            <text:p>-0.409056</text:p>
          </table:table-cell>
          <table:table-cell office:value-type="float" office:value="-1.06525" calcext:value-type="float">
            <text:p>-1.06525</text:p>
          </table:table-cell>
          <table:table-cell office:value-type="float" office:value="-0.21092" calcext:value-type="float">
            <text:p>-0.21092</text:p>
          </table:table-cell>
        </table:table-row>
        <table:table-row table:style-name="ro1">
          <table:table-cell office:value-type="float" office:value="549419" calcext:value-type="float">
            <text:p>549419</text:p>
          </table:table-cell>
          <table:table-cell office:value-type="float" office:value="0.876953" calcext:value-type="float">
            <text:p>0.876953</text:p>
          </table:table-cell>
          <table:table-cell office:value-type="float" office:value="0.348633" calcext:value-type="float">
            <text:p>0.348633</text:p>
          </table:table-cell>
          <table:table-cell office:value-type="float" office:value="0.107422" calcext:value-type="float">
            <text:p>0.107422</text:p>
          </table:table-cell>
          <table:table-cell office:value-type="float" office:value="-0.400534" calcext:value-type="float">
            <text:p>-0.400534</text:p>
          </table:table-cell>
          <table:table-cell office:value-type="float" office:value="-1.048206" calcext:value-type="float">
            <text:p>-1.048206</text:p>
          </table:table-cell>
          <table:table-cell office:value-type="float" office:value="-0.21518" calcext:value-type="float">
            <text:p>-0.21518</text:p>
          </table:table-cell>
        </table:table-row>
        <table:table-row table:style-name="ro1">
          <table:table-cell office:value-type="float" office:value="550669" calcext:value-type="float">
            <text:p>550669</text:p>
          </table:table-cell>
          <table:table-cell office:value-type="float" office:value="0.874023" calcext:value-type="float">
            <text:p>0.874023</text:p>
          </table:table-cell>
          <table:table-cell office:value-type="float" office:value="0.345703" calcext:value-type="float">
            <text:p>0.345703</text:p>
          </table:table-cell>
          <table:table-cell office:value-type="float" office:value="0.110352" calcext:value-type="float">
            <text:p>0.110352</text:p>
          </table:table-cell>
          <table:table-cell office:value-type="float" office:value="-0.38562" calcext:value-type="float">
            <text:p>-0.38562</text:p>
          </table:table-cell>
          <table:table-cell office:value-type="float" office:value="-1.039684" calcext:value-type="float">
            <text:p>-1.039684</text:p>
          </table:table-cell>
          <table:table-cell office:value-type="float" office:value="-0.204528" calcext:value-type="float">
            <text:p>-0.204528</text:p>
          </table:table-cell>
        </table:table-row>
        <table:table-row table:style-name="ro1">
          <table:table-cell office:value-type="float" office:value="551918" calcext:value-type="float">
            <text:p>551918</text:p>
          </table:table-cell>
          <table:table-cell office:value-type="float" office:value="0.874023" calcext:value-type="float">
            <text:p>0.874023</text:p>
          </table:table-cell>
          <table:table-cell office:value-type="float" office:value="0.342773" calcext:value-type="float">
            <text:p>0.342773</text:p>
          </table:table-cell>
          <table:table-cell office:value-type="float" office:value="0.111328" calcext:value-type="float">
            <text:p>0.111328</text:p>
          </table:table-cell>
          <table:table-cell office:value-type="float" office:value="-0.370707" calcext:value-type="float">
            <text:p>-0.370707</text:p>
          </table:table-cell>
          <table:table-cell office:value-type="float" office:value="-1.029032" calcext:value-type="float">
            <text:p>-1.029032</text:p>
          </table:table-cell>
          <table:table-cell office:value-type="float" office:value="-0.200267" calcext:value-type="float">
            <text:p>-0.200267</text:p>
          </table:table-cell>
        </table:table-row>
        <table:table-row table:style-name="ro1">
          <table:table-cell office:value-type="float" office:value="553165" calcext:value-type="float">
            <text:p>5531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38867" calcext:value-type="float">
            <text:p>0.33886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-0.362185" calcext:value-type="float">
            <text:p>-0.362185</text:p>
          </table:table-cell>
          <table:table-cell office:value-type="float" office:value="-1.020509" calcext:value-type="float">
            <text:p>-1.020509</text:p>
          </table:table-cell>
          <table:table-cell office:value-type="float" office:value="-0.196006" calcext:value-type="float">
            <text:p>-0.196006</text:p>
          </table:table-cell>
        </table:table-row>
        <table:table-row table:style-name="ro1">
          <table:table-cell office:value-type="float" office:value="554413" calcext:value-type="float">
            <text:p>554413</text:p>
          </table:table-cell>
          <table:table-cell office:value-type="float" office:value="0.869141" calcext:value-type="float">
            <text:p>0.869141</text:p>
          </table:table-cell>
          <table:table-cell office:value-type="float" office:value="0.339844" calcext:value-type="float">
            <text:p>0.339844</text:p>
          </table:table-cell>
          <table:table-cell office:value-type="float" office:value="0.101562" calcext:value-type="float">
            <text:p>0.101562</text:p>
          </table:table-cell>
          <table:table-cell office:value-type="float" office:value="-0.366446" calcext:value-type="float">
            <text:p>-0.366446</text:p>
          </table:table-cell>
          <table:table-cell office:value-type="float" office:value="-1.016249" calcext:value-type="float">
            <text:p>-1.016249</text:p>
          </table:table-cell>
          <table:table-cell office:value-type="float" office:value="-0.191745" calcext:value-type="float">
            <text:p>-0.191745</text:p>
          </table:table-cell>
        </table:table-row>
        <table:table-row table:style-name="ro1">
          <table:table-cell office:value-type="float" office:value="555664" calcext:value-type="float">
            <text:p>555664</text:p>
          </table:table-cell>
          <table:table-cell office:value-type="float" office:value="0.866211" calcext:value-type="float">
            <text:p>0.866211</text:p>
          </table:table-cell>
          <table:table-cell office:value-type="float" office:value="0.334961" calcext:value-type="float">
            <text:p>0.334961</text:p>
          </table:table-cell>
          <table:table-cell office:value-type="float" office:value="0.095703" calcext:value-type="float">
            <text:p>0.095703</text:p>
          </table:table-cell>
          <table:table-cell office:value-type="float" office:value="-0.370707" calcext:value-type="float">
            <text:p>-0.370707</text:p>
          </table:table-cell>
          <table:table-cell office:value-type="float" office:value="-1.016249" calcext:value-type="float">
            <text:p>-1.016249</text:p>
          </table:table-cell>
          <table:table-cell office:value-type="float" office:value="-0.191745" calcext:value-type="float">
            <text:p>-0.191745</text:p>
          </table:table-cell>
        </table:table-row>
        <table:table-row table:style-name="ro1">
          <table:table-cell office:value-type="float" office:value="556914" calcext:value-type="float">
            <text:p>556914</text:p>
          </table:table-cell>
          <table:table-cell office:value-type="float" office:value="0.863281" calcext:value-type="float">
            <text:p>0.863281</text:p>
          </table:table-cell>
          <table:table-cell office:value-type="float" office:value="0.330078" calcext:value-type="float">
            <text:p>0.330078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-0.372837" calcext:value-type="float">
            <text:p>-0.372837</text:p>
          </table:table-cell>
          <table:table-cell office:value-type="float" office:value="-1.011988" calcext:value-type="float">
            <text:p>-1.011988</text:p>
          </table:table-cell>
          <table:table-cell office:value-type="float" office:value="-0.185354" calcext:value-type="float">
            <text:p>-0.185354</text:p>
          </table:table-cell>
        </table:table-row>
        <table:table-row table:style-name="ro1">
          <table:table-cell office:value-type="float" office:value="558160" calcext:value-type="float">
            <text:p>558160</text:p>
          </table:table-cell>
          <table:table-cell office:value-type="float" office:value="0.874023" calcext:value-type="float">
            <text:p>0.874023</text:p>
          </table:table-cell>
          <table:table-cell office:value-type="float" office:value="0.325195" calcext:value-type="float">
            <text:p>0.325195</text:p>
          </table:table-cell>
          <table:table-cell office:value-type="float" office:value="0.092773" calcext:value-type="float">
            <text:p>0.092773</text:p>
          </table:table-cell>
          <table:table-cell office:value-type="float" office:value="-0.377099" calcext:value-type="float">
            <text:p>-0.377099</text:p>
          </table:table-cell>
          <table:table-cell office:value-type="float" office:value="-1.016249" calcext:value-type="float">
            <text:p>-1.016249</text:p>
          </table:table-cell>
          <table:table-cell office:value-type="float" office:value="-0.181092" calcext:value-type="float">
            <text:p>-0.181092</text:p>
          </table:table-cell>
        </table:table-row>
        <table:table-row table:style-name="ro1">
          <table:table-cell office:value-type="float" office:value="559408" calcext:value-type="float">
            <text:p>559408</text:p>
          </table:table-cell>
          <table:table-cell office:value-type="float" office:value="0.881836" calcext:value-type="float">
            <text:p>0.881836</text:p>
          </table:table-cell>
          <table:table-cell office:value-type="float" office:value="0.322266" calcext:value-type="float">
            <text:p>0.322266</text:p>
          </table:table-cell>
          <table:table-cell office:value-type="float" office:value="0.09082" calcext:value-type="float">
            <text:p>0.09082</text:p>
          </table:table-cell>
          <table:table-cell office:value-type="float" office:value="-0.372837" calcext:value-type="float">
            <text:p>-0.372837</text:p>
          </table:table-cell>
          <table:table-cell office:value-type="float" office:value="-1.009857" calcext:value-type="float">
            <text:p>-1.009857</text:p>
          </table:table-cell>
          <table:table-cell office:value-type="float" office:value="-0.17257" calcext:value-type="float">
            <text:p>-0.17257</text:p>
          </table:table-cell>
        </table:table-row>
        <table:table-row table:style-name="ro1">
          <table:table-cell office:value-type="float" office:value="560658" calcext:value-type="float">
            <text:p>560658</text:p>
          </table:table-cell>
          <table:table-cell office:value-type="float" office:value="0.896484" calcext:value-type="float">
            <text:p>0.896484</text:p>
          </table:table-cell>
          <table:table-cell office:value-type="float" office:value="0.322266" calcext:value-type="float">
            <text:p>0.322266</text:p>
          </table:table-cell>
          <table:table-cell office:value-type="float" office:value="0.089844" calcext:value-type="float">
            <text:p>0.089844</text:p>
          </table:table-cell>
          <table:table-cell office:value-type="float" office:value="-0.362185" calcext:value-type="float">
            <text:p>-0.362185</text:p>
          </table:table-cell>
          <table:table-cell office:value-type="float" office:value="-0.997074" calcext:value-type="float">
            <text:p>-0.997074</text:p>
          </table:table-cell>
          <table:table-cell office:value-type="float" office:value="-0.16831" calcext:value-type="float">
            <text:p>-0.16831</text:p>
          </table:table-cell>
        </table:table-row>
        <table:table-row table:style-name="ro1">
          <table:table-cell office:value-type="float" office:value="561907" calcext:value-type="float">
            <text:p>561907</text:p>
          </table:table-cell>
          <table:table-cell office:value-type="float" office:value="0.905273" calcext:value-type="float">
            <text:p>0.905273</text:p>
          </table:table-cell>
          <table:table-cell office:value-type="float" office:value="0.319336" calcext:value-type="float">
            <text:p>0.319336</text:p>
          </table:table-cell>
          <table:table-cell office:value-type="float" office:value="0.087891" calcext:value-type="float">
            <text:p>0.087891</text:p>
          </table:table-cell>
          <table:table-cell office:value-type="float" office:value="-0.366446" calcext:value-type="float">
            <text:p>-0.366446</text:p>
          </table:table-cell>
          <table:table-cell office:value-type="float" office:value="-0.990683" calcext:value-type="float">
            <text:p>-0.990683</text:p>
          </table:table-cell>
          <table:table-cell office:value-type="float" office:value="-0.157657" calcext:value-type="float">
            <text:p>-0.157657</text:p>
          </table:table-cell>
        </table:table-row>
        <table:table-row table:style-name="ro1">
          <table:table-cell office:value-type="float" office:value="563154" calcext:value-type="float">
            <text:p>563154</text:p>
          </table:table-cell>
          <table:table-cell office:value-type="float" office:value="0.907227" calcext:value-type="float">
            <text:p>0.907227</text:p>
          </table:table-cell>
          <table:table-cell office:value-type="float" office:value="0.31543" calcext:value-type="float">
            <text:p>0.31543</text:p>
          </table:table-cell>
          <table:table-cell office:value-type="float" office:value="0.085937" calcext:value-type="float">
            <text:p>0.085937</text:p>
          </table:table-cell>
          <table:table-cell office:value-type="float" office:value="-0.366446" calcext:value-type="float">
            <text:p>-0.366446</text:p>
          </table:table-cell>
          <table:table-cell office:value-type="float" office:value="-0.98216" calcext:value-type="float">
            <text:p>-0.98216</text:p>
          </table:table-cell>
          <table:table-cell office:value-type="float" office:value="-0.144874" calcext:value-type="float">
            <text:p>-0.144874</text:p>
          </table:table-cell>
        </table:table-row>
        <table:table-row table:style-name="ro1">
          <table:table-cell office:value-type="float" office:value="564403" calcext:value-type="float">
            <text:p>564403</text:p>
          </table:table-cell>
          <table:table-cell office:value-type="float" office:value="0.912109" calcext:value-type="float">
            <text:p>0.912109</text:p>
          </table:table-cell>
          <table:table-cell office:value-type="float" office:value="0.307617" calcext:value-type="float">
            <text:p>0.307617</text:p>
          </table:table-cell>
          <table:table-cell office:value-type="float" office:value="0.086914" calcext:value-type="float">
            <text:p>0.086914</text:p>
          </table:table-cell>
          <table:table-cell office:value-type="float" office:value="-0.355793" calcext:value-type="float">
            <text:p>-0.355793</text:p>
          </table:table-cell>
          <table:table-cell office:value-type="float" office:value="-0.973638" calcext:value-type="float">
            <text:p>-0.973638</text:p>
          </table:table-cell>
          <table:table-cell office:value-type="float" office:value="-0.142743" calcext:value-type="float">
            <text:p>-0.142743</text:p>
          </table:table-cell>
        </table:table-row>
        <table:table-row table:style-name="ro1">
          <table:table-cell office:value-type="float" office:value="565652" calcext:value-type="float">
            <text:p>565652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302734" calcext:value-type="float">
            <text:p>0.302734</text:p>
          </table:table-cell>
          <table:table-cell office:value-type="float" office:value="0.083008" calcext:value-type="float">
            <text:p>0.083008</text:p>
          </table:table-cell>
          <table:table-cell office:value-type="float" office:value="-0.347272" calcext:value-type="float">
            <text:p>-0.347272</text:p>
          </table:table-cell>
          <table:table-cell office:value-type="float" office:value="-0.965117" calcext:value-type="float">
            <text:p>-0.965117</text:p>
          </table:table-cell>
          <table:table-cell office:value-type="float" office:value="-0.147005" calcext:value-type="float">
            <text:p>-0.147005</text:p>
          </table:table-cell>
        </table:table-row>
        <table:table-row table:style-name="ro1">
          <table:table-cell office:value-type="float" office:value="566900" calcext:value-type="float">
            <text:p>566900</text:p>
          </table:table-cell>
          <table:table-cell office:value-type="float" office:value="0.925781" calcext:value-type="float">
            <text:p>0.925781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-0.334489" calcext:value-type="float">
            <text:p>-0.334489</text:p>
          </table:table-cell>
          <table:table-cell office:value-type="float" office:value="-0.960855" calcext:value-type="float">
            <text:p>-0.960855</text:p>
          </table:table-cell>
          <table:table-cell office:value-type="float" office:value="-0.147005" calcext:value-type="float">
            <text:p>-0.147005</text:p>
          </table:table-cell>
        </table:table-row>
        <table:table-row table:style-name="ro1">
          <table:table-cell office:value-type="float" office:value="568149" calcext:value-type="float">
            <text:p>568149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298828" calcext:value-type="float">
            <text:p>0.298828</text:p>
          </table:table-cell>
          <table:table-cell office:value-type="float" office:value="0.071289" calcext:value-type="float">
            <text:p>0.071289</text:p>
          </table:table-cell>
          <table:table-cell office:value-type="float" office:value="-0.338749" calcext:value-type="float">
            <text:p>-0.338749</text:p>
          </table:table-cell>
          <table:table-cell office:value-type="float" office:value="-0.960855" calcext:value-type="float">
            <text:p>-0.960855</text:p>
          </table:table-cell>
          <table:table-cell office:value-type="float" office:value="-0.12783" calcext:value-type="float">
            <text:p>-0.12783</text:p>
          </table:table-cell>
        </table:table-row>
        <table:table-row table:style-name="ro1">
          <table:table-cell office:value-type="float" office:value="569399" calcext:value-type="float">
            <text:p>569399</text:p>
          </table:table-cell>
          <table:table-cell office:value-type="float" office:value="0.930664" calcext:value-type="float">
            <text:p>0.930664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0.074219" calcext:value-type="float">
            <text:p>0.074219</text:p>
          </table:table-cell>
          <table:table-cell office:value-type="float" office:value="-0.34088" calcext:value-type="float">
            <text:p>-0.34088</text:p>
          </table:table-cell>
          <table:table-cell office:value-type="float" office:value="-0.954464" calcext:value-type="float">
            <text:p>-0.954464</text:p>
          </table:table-cell>
          <table:table-cell office:value-type="float" office:value="-0.112917" calcext:value-type="float">
            <text:p>-0.112917</text:p>
          </table:table-cell>
        </table:table-row>
        <table:table-row table:style-name="ro1">
          <table:table-cell office:value-type="float" office:value="570646" calcext:value-type="float">
            <text:p>570646</text:p>
          </table:table-cell>
          <table:table-cell office:value-type="float" office:value="0.941406" calcext:value-type="float">
            <text:p>0.941406</text:p>
          </table:table-cell>
          <table:table-cell office:value-type="float" office:value="0.289062" calcext:value-type="float">
            <text:p>0.289062</text:p>
          </table:table-cell>
          <table:table-cell office:value-type="float" office:value="0.073242" calcext:value-type="float">
            <text:p>0.073242</text:p>
          </table:table-cell>
          <table:table-cell office:value-type="float" office:value="-0.332358" calcext:value-type="float">
            <text:p>-0.332358</text:p>
          </table:table-cell>
          <table:table-cell office:value-type="float" office:value="-0.943812" calcext:value-type="float">
            <text:p>-0.943812</text:p>
          </table:table-cell>
          <table:table-cell office:value-type="float" office:value="-0.110786" calcext:value-type="float">
            <text:p>-0.110786</text:p>
          </table:table-cell>
        </table:table-row>
        <table:table-row table:style-name="ro1">
          <table:table-cell office:value-type="float" office:value="571895" calcext:value-type="float">
            <text:p>571895</text:p>
          </table:table-cell>
          <table:table-cell office:value-type="float" office:value="0.950195" calcext:value-type="float">
            <text:p>0.950195</text:p>
          </table:table-cell>
          <table:table-cell office:value-type="float" office:value="0.291992" calcext:value-type="float">
            <text:p>0.291992</text:p>
          </table:table-cell>
          <table:table-cell office:value-type="float" office:value="0.071289" calcext:value-type="float">
            <text:p>0.071289</text:p>
          </table:table-cell>
          <table:table-cell office:value-type="float" office:value="-0.321705" calcext:value-type="float">
            <text:p>-0.321705</text:p>
          </table:table-cell>
          <table:table-cell office:value-type="float" office:value="-0.920376" calcext:value-type="float">
            <text:p>-0.920376</text:p>
          </table:table-cell>
          <table:table-cell office:value-type="float" office:value="-0.117178" calcext:value-type="float">
            <text:p>-0.117178</text:p>
          </table:table-cell>
        </table:table-row>
        <table:table-row table:style-name="ro1">
          <table:table-cell office:value-type="float" office:value="573144" calcext:value-type="float">
            <text:p>573144</text:p>
          </table:table-cell>
          <table:table-cell office:value-type="float" office:value="0.961914" calcext:value-type="float">
            <text:p>0.961914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0.067383" calcext:value-type="float">
            <text:p>0.067383</text:p>
          </table:table-cell>
          <table:table-cell office:value-type="float" office:value="-0.311053" calcext:value-type="float">
            <text:p>-0.311053</text:p>
          </table:table-cell>
          <table:table-cell office:value-type="float" office:value="-0.890549" calcext:value-type="float">
            <text:p>-0.890549</text:p>
          </table:table-cell>
          <table:table-cell office:value-type="float" office:value="-0.115047" calcext:value-type="float">
            <text:p>-0.115047</text:p>
          </table:table-cell>
        </table:table-row>
        <table:table-row table:style-name="ro1">
          <table:table-cell office:value-type="float" office:value="574392" calcext:value-type="float">
            <text:p>574392</text:p>
          </table:table-cell>
          <table:table-cell office:value-type="float" office:value="0.961914" calcext:value-type="float">
            <text:p>0.961914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0.067383" calcext:value-type="float">
            <text:p>0.067383</text:p>
          </table:table-cell>
          <table:table-cell office:value-type="float" office:value="-0.29827" calcext:value-type="float">
            <text:p>-0.29827</text:p>
          </table:table-cell>
          <table:table-cell office:value-type="float" office:value="-0.864983" calcext:value-type="float">
            <text:p>-0.864983</text:p>
          </table:table-cell>
          <table:table-cell office:value-type="float" office:value="-0.108656" calcext:value-type="float">
            <text:p>-0.108656</text:p>
          </table:table-cell>
        </table:table-row>
        <table:table-row table:style-name="ro1">
          <table:table-cell office:value-type="float" office:value="575641" calcext:value-type="float">
            <text:p>575641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300781" calcext:value-type="float">
            <text:p>0.300781</text:p>
          </table:table-cell>
          <table:table-cell office:value-type="float" office:value="0.068359" calcext:value-type="float">
            <text:p>0.068359</text:p>
          </table:table-cell>
          <table:table-cell office:value-type="float" office:value="-0.289748" calcext:value-type="float">
            <text:p>-0.289748</text:p>
          </table:table-cell>
          <table:table-cell office:value-type="float" office:value="-0.837287" calcext:value-type="float">
            <text:p>-0.837287</text:p>
          </table:table-cell>
          <table:table-cell office:value-type="float" office:value="-0.110786" calcext:value-type="float">
            <text:p>-0.110786</text:p>
          </table:table-cell>
        </table:table-row>
        <table:table-row table:style-name="ro1">
          <table:table-cell office:value-type="float" office:value="576890" calcext:value-type="float">
            <text:p>576890</text:p>
          </table:table-cell>
          <table:table-cell office:value-type="float" office:value="0.961914" calcext:value-type="float">
            <text:p>0.961914</text:p>
          </table:table-cell>
          <table:table-cell office:value-type="float" office:value="0.300781" calcext:value-type="float">
            <text:p>0.300781</text:p>
          </table:table-cell>
          <table:table-cell office:value-type="float" office:value="0.064453" calcext:value-type="float">
            <text:p>0.064453</text:p>
          </table:table-cell>
          <table:table-cell office:value-type="float" office:value="-0.274834" calcext:value-type="float">
            <text:p>-0.274834</text:p>
          </table:table-cell>
          <table:table-cell office:value-type="float" office:value="-0.80959" calcext:value-type="float">
            <text:p>-0.80959</text:p>
          </table:table-cell>
          <table:table-cell office:value-type="float" office:value="-0.121439" calcext:value-type="float">
            <text:p>-0.121439</text:p>
          </table:table-cell>
        </table:table-row>
        <table:table-row table:style-name="ro1">
          <table:table-cell office:value-type="float" office:value="578138" calcext:value-type="float">
            <text:p>578138</text:p>
          </table:table-cell>
          <table:table-cell office:value-type="float" office:value="0.964844" calcext:value-type="float">
            <text:p>0.964844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061523" calcext:value-type="float">
            <text:p>0.061523</text:p>
          </table:table-cell>
          <table:table-cell office:value-type="float" office:value="-0.264182" calcext:value-type="float">
            <text:p>-0.264182</text:p>
          </table:table-cell>
          <table:table-cell office:value-type="float" office:value="-0.775502" calcext:value-type="float">
            <text:p>-0.775502</text:p>
          </table:table-cell>
          <table:table-cell office:value-type="float" office:value="-0.12783" calcext:value-type="float">
            <text:p>-0.12783</text:p>
          </table:table-cell>
        </table:table-row>
        <table:table-row table:style-name="ro1">
          <table:table-cell office:value-type="float" office:value="579387" calcext:value-type="float">
            <text:p>579387</text:p>
          </table:table-cell>
          <table:table-cell office:value-type="float" office:value="0.959961" calcext:value-type="float">
            <text:p>0.959961</text:p>
          </table:table-cell>
          <table:table-cell office:value-type="float" office:value="0.298828" calcext:value-type="float">
            <text:p>0.298828</text:p>
          </table:table-cell>
          <table:table-cell office:value-type="float" office:value="0.057617" calcext:value-type="float">
            <text:p>0.057617</text:p>
          </table:table-cell>
          <table:table-cell office:value-type="float" office:value="-0.249269" calcext:value-type="float">
            <text:p>-0.249269</text:p>
          </table:table-cell>
          <table:table-cell office:value-type="float" office:value="-0.743545" calcext:value-type="float">
            <text:p>-0.743545</text:p>
          </table:table-cell>
          <table:table-cell office:value-type="float" office:value="-0.123569" calcext:value-type="float">
            <text:p>-0.123569</text:p>
          </table:table-cell>
        </table:table-row>
        <table:table-row table:style-name="ro1">
          <table:table-cell office:value-type="float" office:value="580636" calcext:value-type="float">
            <text:p>580636</text:p>
          </table:table-cell>
          <table:table-cell office:value-type="float" office:value="0.958008" calcext:value-type="float">
            <text:p>0.958008</text:p>
          </table:table-cell>
          <table:table-cell office:value-type="float" office:value="0.298828" calcext:value-type="float">
            <text:p>0.298828</text:p>
          </table:table-cell>
          <table:table-cell office:value-type="float" office:value="0.060547" calcext:value-type="float">
            <text:p>0.060547</text:p>
          </table:table-cell>
          <table:table-cell office:value-type="float" office:value="-0.236486" calcext:value-type="float">
            <text:p>-0.236486</text:p>
          </table:table-cell>
          <table:table-cell office:value-type="float" office:value="-0.709457" calcext:value-type="float">
            <text:p>-0.709457</text:p>
          </table:table-cell>
          <table:table-cell office:value-type="float" office:value="-0.119308" calcext:value-type="float">
            <text:p>-0.119308</text:p>
          </table:table-cell>
        </table:table-row>
        <table:table-row table:style-name="ro1">
          <table:table-cell office:value-type="float" office:value="581886" calcext:value-type="float">
            <text:p>581886</text:p>
          </table:table-cell>
          <table:table-cell office:value-type="float" office:value="0.962891" calcext:value-type="float">
            <text:p>0.962891</text:p>
          </table:table-cell>
          <table:table-cell office:value-type="float" office:value="0.299805" calcext:value-type="float">
            <text:p>0.299805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-0.223702" calcext:value-type="float">
            <text:p>-0.223702</text:p>
          </table:table-cell>
          <table:table-cell office:value-type="float" office:value="-0.679629" calcext:value-type="float">
            <text:p>-0.679629</text:p>
          </table:table-cell>
          <table:table-cell office:value-type="float" office:value="-0.110786" calcext:value-type="float">
            <text:p>-0.110786</text:p>
          </table:table-cell>
        </table:table-row>
        <table:table-row table:style-name="ro1">
          <table:table-cell office:value-type="float" office:value="583133" calcext:value-type="float">
            <text:p>583133</text:p>
          </table:table-cell>
          <table:table-cell office:value-type="float" office:value="0.969727" calcext:value-type="float">
            <text:p>0.969727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-0.21305" calcext:value-type="float">
            <text:p>-0.21305</text:p>
          </table:table-cell>
          <table:table-cell office:value-type="float" office:value="-0.647672" calcext:value-type="float">
            <text:p>-0.647672</text:p>
          </table:table-cell>
          <table:table-cell office:value-type="float" office:value="-0.102264" calcext:value-type="float">
            <text:p>-0.102264</text:p>
          </table:table-cell>
        </table:table-row>
        <table:table-row table:style-name="ro1">
          <table:table-cell office:value-type="float" office:value="584382" calcext:value-type="float">
            <text:p>584382</text:p>
          </table:table-cell>
          <table:table-cell office:value-type="float" office:value="0.97168" calcext:value-type="float">
            <text:p>0.97168</text:p>
          </table:table-cell>
          <table:table-cell office:value-type="float" office:value="0.293945" calcext:value-type="float">
            <text:p>0.293945</text:p>
          </table:table-cell>
          <table:table-cell office:value-type="float" office:value="0.052734" calcext:value-type="float">
            <text:p>0.052734</text:p>
          </table:table-cell>
          <table:table-cell office:value-type="float" office:value="-0.204528" calcext:value-type="float">
            <text:p>-0.204528</text:p>
          </table:table-cell>
          <table:table-cell office:value-type="float" office:value="-0.613584" calcext:value-type="float">
            <text:p>-0.613584</text:p>
          </table:table-cell>
          <table:table-cell office:value-type="float" office:value="-0.100134" calcext:value-type="float">
            <text:p>-0.100134</text:p>
          </table:table-cell>
        </table:table-row>
        <table:table-row table:style-name="ro1">
          <table:table-cell office:value-type="float" office:value="585630" calcext:value-type="float">
            <text:p>585630</text:p>
          </table:table-cell>
          <table:table-cell office:value-type="float" office:value="0.976562" calcext:value-type="float">
            <text:p>0.976562</text:p>
          </table:table-cell>
          <table:table-cell office:value-type="float" office:value="0.290039" calcext:value-type="float">
            <text:p>0.290039</text:p>
          </table:table-cell>
          <table:table-cell office:value-type="float" office:value="0.053711" calcext:value-type="float">
            <text:p>0.053711</text:p>
          </table:table-cell>
          <table:table-cell office:value-type="float" office:value="-0.198136" calcext:value-type="float">
            <text:p>-0.198136</text:p>
          </table:table-cell>
          <table:table-cell office:value-type="float" office:value="-0.581627" calcext:value-type="float">
            <text:p>-0.581627</text:p>
          </table:table-cell>
          <table:table-cell office:value-type="float" office:value="-0.104395" calcext:value-type="float">
            <text:p>-0.104395</text:p>
          </table:table-cell>
        </table:table-row>
        <table:table-row table:style-name="ro1">
          <table:table-cell office:value-type="float" office:value="586879" calcext:value-type="float">
            <text:p>586879</text:p>
          </table:table-cell>
          <table:table-cell office:value-type="float" office:value="0.974609" calcext:value-type="float">
            <text:p>0.974609</text:p>
          </table:table-cell>
          <table:table-cell office:value-type="float" office:value="0.286133" calcext:value-type="float">
            <text:p>0.286133</text:p>
          </table:table-cell>
          <table:table-cell office:value-type="float" office:value="0.053711" calcext:value-type="float">
            <text:p>0.053711</text:p>
          </table:table-cell>
          <table:table-cell office:value-type="float" office:value="-0.191745" calcext:value-type="float">
            <text:p>-0.191745</text:p>
          </table:table-cell>
          <table:table-cell office:value-type="float" office:value="-0.551799" calcext:value-type="float">
            <text:p>-0.551799</text:p>
          </table:table-cell>
          <table:table-cell office:value-type="float" office:value="-0.108656" calcext:value-type="float">
            <text:p>-0.108656</text:p>
          </table:table-cell>
        </table:table-row>
        <table:table-row table:style-name="ro1">
          <table:table-cell office:value-type="float" office:value="588128" calcext:value-type="float">
            <text:p>588128</text:p>
          </table:table-cell>
          <table:table-cell office:value-type="float" office:value="0.986328" calcext:value-type="float">
            <text:p>0.986328</text:p>
          </table:table-cell>
          <table:table-cell office:value-type="float" office:value="0.286133" calcext:value-type="float">
            <text:p>0.286133</text:p>
          </table:table-cell>
          <table:table-cell office:value-type="float" office:value="0.050781" calcext:value-type="float">
            <text:p>0.050781</text:p>
          </table:table-cell>
          <table:table-cell office:value-type="float" office:value="-0.176832" calcext:value-type="float">
            <text:p>-0.176832</text:p>
          </table:table-cell>
          <table:table-cell office:value-type="float" office:value="-0.515581" calcext:value-type="float">
            <text:p>-0.515581</text:p>
          </table:table-cell>
          <table:table-cell office:value-type="float" office:value="-0.106525" calcext:value-type="float">
            <text:p>-0.106525</text:p>
          </table:table-cell>
        </table:table-row>
        <table:table-row table:style-name="ro1">
          <table:table-cell office:value-type="float" office:value="589378" calcext:value-type="float">
            <text:p>589378</text:p>
          </table:table-cell>
          <table:table-cell office:value-type="float" office:value="0.979492" calcext:value-type="float">
            <text:p>0.979492</text:p>
          </table:table-cell>
          <table:table-cell office:value-type="float" office:value="0.280273" calcext:value-type="float">
            <text:p>0.280273</text:p>
          </table:table-cell>
          <table:table-cell office:value-type="float" office:value="0.041016" calcext:value-type="float">
            <text:p>0.041016</text:p>
          </table:table-cell>
          <table:table-cell office:value-type="float" office:value="-0.16831" calcext:value-type="float">
            <text:p>-0.16831</text:p>
          </table:table-cell>
          <table:table-cell office:value-type="float" office:value="-0.483623" calcext:value-type="float">
            <text:p>-0.483623</text:p>
          </table:table-cell>
          <table:table-cell office:value-type="float" office:value="-0.095872" calcext:value-type="float">
            <text:p>-0.095872</text:p>
          </table:table-cell>
        </table:table-row>
        <table:table-row table:style-name="ro1">
          <table:table-cell office:value-type="float" office:value="590625" calcext:value-type="float">
            <text:p>590625</text:p>
          </table:table-cell>
          <table:table-cell office:value-type="float" office:value="0.983398" calcext:value-type="float">
            <text:p>0.983398</text:p>
          </table:table-cell>
          <table:table-cell office:value-type="float" office:value="0.271484" calcext:value-type="float">
            <text:p>0.271484</text:p>
          </table:table-cell>
          <table:table-cell office:value-type="float" office:value="0.036133" calcext:value-type="float">
            <text:p>0.036133</text:p>
          </table:table-cell>
          <table:table-cell office:value-type="float" office:value="-0.164049" calcext:value-type="float">
            <text:p>-0.164049</text:p>
          </table:table-cell>
          <table:table-cell office:value-type="float" office:value="-0.451666" calcext:value-type="float">
            <text:p>-0.451666</text:p>
          </table:table-cell>
          <table:table-cell office:value-type="float" office:value="-0.08522" calcext:value-type="float">
            <text:p>-0.08522</text:p>
          </table:table-cell>
        </table:table-row>
        <table:table-row table:style-name="ro1">
          <table:table-cell office:value-type="float" office:value="591874" calcext:value-type="float">
            <text:p>591874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0.270508" calcext:value-type="float">
            <text:p>0.270508</text:p>
          </table:table-cell>
          <table:table-cell office:value-type="float" office:value="0.035156" calcext:value-type="float">
            <text:p>0.035156</text:p>
          </table:table-cell>
          <table:table-cell office:value-type="float" office:value="-0.155527" calcext:value-type="float">
            <text:p>-0.155527</text:p>
          </table:table-cell>
          <table:table-cell office:value-type="float" office:value="-0.411187" calcext:value-type="float">
            <text:p>-0.411187</text:p>
          </table:table-cell>
          <table:table-cell office:value-type="float" office:value="-0.080959" calcext:value-type="float">
            <text:p>-0.080959</text:p>
          </table:table-cell>
        </table:table-row>
        <table:table-row table:style-name="ro1">
          <table:table-cell office:value-type="float" office:value="593124" calcext:value-type="float">
            <text:p>593124</text:p>
          </table:table-cell>
          <table:table-cell office:value-type="float" office:value="0.998047" calcext:value-type="float">
            <text:p>0.998047</text:p>
          </table:table-cell>
          <table:table-cell office:value-type="float" office:value="0.267578" calcext:value-type="float">
            <text:p>0.267578</text:p>
          </table:table-cell>
          <table:table-cell office:value-type="float" office:value="0.038086" calcext:value-type="float">
            <text:p>0.038086</text:p>
          </table:table-cell>
          <table:table-cell office:value-type="float" office:value="-0.140613" calcext:value-type="float">
            <text:p>-0.140613</text:p>
          </table:table-cell>
          <table:table-cell office:value-type="float" office:value="-0.368577" calcext:value-type="float">
            <text:p>-0.368577</text:p>
          </table:table-cell>
          <table:table-cell office:value-type="float" office:value="-0.078828" calcext:value-type="float">
            <text:p>-0.078828</text:p>
          </table:table-cell>
        </table:table-row>
        <table:table-row table:style-name="ro1">
          <table:table-cell office:value-type="float" office:value="594373" calcext:value-type="float">
            <text:p>594373</text:p>
          </table:table-cell>
          <table:table-cell office:value-type="float" office:value="1" calcext:value-type="float">
            <text:p>1</text:p>
          </table:table-cell>
          <table:table-cell office:value-type="float" office:value="0.262695" calcext:value-type="float">
            <text:p>0.262695</text:p>
          </table:table-cell>
          <table:table-cell office:value-type="float" office:value="0.042969" calcext:value-type="float">
            <text:p>0.042969</text:p>
          </table:table-cell>
          <table:table-cell office:value-type="float" office:value="-0.115047" calcext:value-type="float">
            <text:p>-0.115047</text:p>
          </table:table-cell>
          <table:table-cell office:value-type="float" office:value="-0.328097" calcext:value-type="float">
            <text:p>-0.328097</text:p>
          </table:table-cell>
          <table:table-cell office:value-type="float" office:value="-0.078828" calcext:value-type="float">
            <text:p>-0.078828</text:p>
          </table:table-cell>
        </table:table-row>
        <table:table-row table:style-name="ro1">
          <table:table-cell office:value-type="float" office:value="595620" calcext:value-type="float">
            <text:p>595620</text:p>
          </table:table-cell>
          <table:table-cell office:value-type="float" office:value="0.999023" calcext:value-type="float">
            <text:p>0.999023</text:p>
          </table:table-cell>
          <table:table-cell office:value-type="float" office:value="0.261719" calcext:value-type="float">
            <text:p>0.261719</text:p>
          </table:table-cell>
          <table:table-cell office:value-type="float" office:value="0.043945" calcext:value-type="float">
            <text:p>0.043945</text:p>
          </table:table-cell>
          <table:table-cell office:value-type="float" office:value="-0.089481" calcext:value-type="float">
            <text:p>-0.089481</text:p>
          </table:table-cell>
          <table:table-cell office:value-type="float" office:value="-0.283357" calcext:value-type="float">
            <text:p>-0.283357</text:p>
          </table:table-cell>
          <table:table-cell office:value-type="float" office:value="-0.083089" calcext:value-type="float">
            <text:p>-0.083089</text:p>
          </table:table-cell>
        </table:table-row>
        <table:table-row table:style-name="ro1">
          <table:table-cell office:value-type="float" office:value="596869" calcext:value-type="float">
            <text:p>596869</text:p>
          </table:table-cell>
          <table:table-cell office:value-type="float" office:value="0.998047" calcext:value-type="float">
            <text:p>0.998047</text:p>
          </table:table-cell>
          <table:table-cell office:value-type="float" office:value="0.259766" calcext:value-type="float">
            <text:p>0.259766</text:p>
          </table:table-cell>
          <table:table-cell office:value-type="float" office:value="0.044922" calcext:value-type="float">
            <text:p>0.044922</text:p>
          </table:table-cell>
          <table:table-cell office:value-type="float" office:value="-0.055393" calcext:value-type="float">
            <text:p>-0.055393</text:p>
          </table:table-cell>
          <table:table-cell office:value-type="float" office:value="-0.230094" calcext:value-type="float">
            <text:p>-0.230094</text:p>
          </table:table-cell>
          <table:table-cell office:value-type="float" office:value="-0.08522" calcext:value-type="float">
            <text:p>-0.08522</text:p>
          </table:table-cell>
        </table:table-row>
        <table:table-row table:style-name="ro1">
          <table:table-cell office:value-type="float" office:value="598117" calcext:value-type="float">
            <text:p>598117</text:p>
          </table:table-cell>
          <table:table-cell office:value-type="float" office:value="0.995117" calcext:value-type="float">
            <text:p>0.995117</text:p>
          </table:table-cell>
          <table:table-cell office:value-type="float" office:value="0.261719" calcext:value-type="float">
            <text:p>0.261719</text:p>
          </table:table-cell>
          <table:table-cell office:value-type="float" office:value="0.049805" calcext:value-type="float">
            <text:p>0.049805</text:p>
          </table:table-cell>
          <table:table-cell office:value-type="float" office:value="-0.029827" calcext:value-type="float">
            <text:p>-0.029827</text:p>
          </table:table-cell>
          <table:table-cell office:value-type="float" office:value="-0.189614" calcext:value-type="float">
            <text:p>-0.189614</text:p>
          </table:table-cell>
          <table:table-cell office:value-type="float" office:value="-0.076698" calcext:value-type="float">
            <text:p>-0.076698</text:p>
          </table:table-cell>
        </table:table-row>
        <table:table-row table:style-name="ro1">
          <table:table-cell office:value-type="float" office:value="599366" calcext:value-type="float">
            <text:p>599366</text:p>
          </table:table-cell>
          <table:table-cell office:value-type="float" office:value="0.970703" calcext:value-type="float">
            <text:p>0.970703</text:p>
          </table:table-cell>
          <table:table-cell office:value-type="float" office:value="0.267578" calcext:value-type="float">
            <text:p>0.267578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-0.021305" calcext:value-type="float">
            <text:p>-0.021305</text:p>
          </table:table-cell>
          <table:table-cell office:value-type="float" office:value="-0.157657" calcext:value-type="float">
            <text:p>-0.157657</text:p>
          </table:table-cell>
          <table:table-cell office:value-type="float" office:value="-0.074567" calcext:value-type="float">
            <text:p>-0.074567</text:p>
          </table:table-cell>
        </table:table-row>
        <table:table-row table:style-name="ro1">
          <table:table-cell office:value-type="float" office:value="600616" calcext:value-type="float">
            <text:p>600616</text:p>
          </table:table-cell>
          <table:table-cell office:value-type="float" office:value="0.967773" calcext:value-type="float">
            <text:p>0.967773</text:p>
          </table:table-cell>
          <table:table-cell office:value-type="float" office:value="0.267578" calcext:value-type="float">
            <text:p>0.267578</text:p>
          </table:table-cell>
          <table:table-cell office:value-type="float" office:value="0.049805" calcext:value-type="float">
            <text:p>0.049805</text:p>
          </table:table-cell>
          <table:table-cell office:value-type="float" office:value="-0.010653" calcext:value-type="float">
            <text:p>-0.010653</text:p>
          </table:table-cell>
          <table:table-cell office:value-type="float" office:value="-0.119308" calcext:value-type="float">
            <text:p>-0.119308</text:p>
          </table:table-cell>
          <table:table-cell office:value-type="float" office:value="-0.068176" calcext:value-type="float">
            <text:p>-0.068176</text:p>
          </table:table-cell>
        </table:table-row>
        <table:table-row table:style-name="ro1">
          <table:table-cell office:value-type="float" office:value="601865" calcext:value-type="float">
            <text:p>60186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273438" calcext:value-type="float">
            <text:p>0.273438</text:p>
          </table:table-cell>
          <table:table-cell office:value-type="float" office:value="0.050781" calcext:value-type="float">
            <text:p>0.050781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-0.078828" calcext:value-type="float">
            <text:p>-0.078828</text:p>
          </table:table-cell>
          <table:table-cell office:value-type="float" office:value="-0.063915" calcext:value-type="float">
            <text:p>-0.063915</text:p>
          </table:table-cell>
        </table:table-row>
        <table:table-row table:style-name="ro1">
          <table:table-cell office:value-type="float" office:value="603112" calcext:value-type="float">
            <text:p>603112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275391" calcext:value-type="float">
            <text:p>0.275391</text:p>
          </table:table-cell>
          <table:table-cell office:value-type="float" office:value="0.052734" calcext:value-type="float">
            <text:p>0.052734</text:p>
          </table:table-cell>
          <table:table-cell office:value-type="float" office:value="0.012783" calcext:value-type="float">
            <text:p>0.012783</text:p>
          </table:table-cell>
          <table:table-cell office:value-type="float" office:value="-0.04261" calcext:value-type="float">
            <text:p>-0.04261</text:p>
          </table:table-cell>
          <table:table-cell office:value-type="float" office:value="-0.061784" calcext:value-type="float">
            <text:p>-0.061784</text:p>
          </table:table-cell>
        </table:table-row>
        <table:table-row table:style-name="ro1">
          <table:table-cell office:value-type="float" office:value="604361" calcext:value-type="float">
            <text:p>604361</text:p>
          </table:table-cell>
          <table:table-cell office:value-type="float" office:value="0.952148" calcext:value-type="float">
            <text:p>0.952148</text:p>
          </table:table-cell>
          <table:table-cell office:value-type="float" office:value="0.274414" calcext:value-type="float">
            <text:p>0.274414</text:p>
          </table:table-cell>
          <table:table-cell office:value-type="float" office:value="0.053711" calcext:value-type="float">
            <text:p>0.053711</text:p>
          </table:table-cell>
          <table:table-cell office:value-type="float" office:value="0.023436" calcext:value-type="float">
            <text:p>0.023436</text:p>
          </table:table-cell>
          <table:table-cell office:value-type="float" office:value="-0.004261" calcext:value-type="float">
            <text:p>-0.004261</text:p>
          </table:table-cell>
          <table:table-cell office:value-type="float" office:value="-0.055393" calcext:value-type="float">
            <text:p>-0.055393</text:p>
          </table:table-cell>
        </table:table-row>
        <table:table-row table:style-name="ro1">
          <table:table-cell office:value-type="float" office:value="605611" calcext:value-type="float">
            <text:p>605611</text:p>
          </table:table-cell>
          <table:table-cell office:value-type="float" office:value="0.952148" calcext:value-type="float">
            <text:p>0.952148</text:p>
          </table:table-cell>
          <table:table-cell office:value-type="float" office:value="0.273438" calcext:value-type="float">
            <text:p>0.273438</text:p>
          </table:table-cell>
          <table:table-cell office:value-type="float" office:value="0.052734" calcext:value-type="float">
            <text:p>0.052734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0.027696" calcext:value-type="float">
            <text:p>0.027696</text:p>
          </table:table-cell>
          <table:table-cell office:value-type="float" office:value="-0.044741" calcext:value-type="float">
            <text:p>-0.044741</text:p>
          </table:table-cell>
        </table:table-row>
        <table:table-row table:style-name="ro1">
          <table:table-cell office:value-type="float" office:value="606858" calcext:value-type="float">
            <text:p>606858</text:p>
          </table:table-cell>
          <table:table-cell office:value-type="float" office:value="0.947266" calcext:value-type="float">
            <text:p>0.947266</text:p>
          </table:table-cell>
          <table:table-cell office:value-type="float" office:value="0.280273" calcext:value-type="float">
            <text:p>0.280273</text:p>
          </table:table-cell>
          <table:table-cell office:value-type="float" office:value="0.052734" calcext:value-type="float">
            <text:p>0.052734</text:p>
          </table:table-cell>
          <table:table-cell office:value-type="float" office:value="0.053262" calcext:value-type="float">
            <text:p>0.053262</text:p>
          </table:table-cell>
          <table:table-cell office:value-type="float" office:value="0.066046" calcext:value-type="float">
            <text:p>0.066046</text:p>
          </table:table-cell>
          <table:table-cell office:value-type="float" office:value="-0.036219" calcext:value-type="float">
            <text:p>-0.036219</text:p>
          </table:table-cell>
        </table:table-row>
        <table:table-row table:style-name="ro1">
          <table:table-cell office:value-type="float" office:value="608107" calcext:value-type="float">
            <text:p>608107</text:p>
          </table:table-cell>
          <table:table-cell office:value-type="float" office:value="0.93457" calcext:value-type="float">
            <text:p>0.93457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053711" calcext:value-type="float">
            <text:p>0.053711</text:p>
          </table:table-cell>
          <table:table-cell office:value-type="float" office:value="0.063915" calcext:value-type="float">
            <text:p>0.063915</text:p>
          </table:table-cell>
          <table:table-cell office:value-type="float" office:value="0.104395" calcext:value-type="float">
            <text:p>0.104395</text:p>
          </table:table-cell>
          <table:table-cell office:value-type="float" office:value="-0.025566" calcext:value-type="float">
            <text:p>-0.025566</text:p>
          </table:table-cell>
        </table:table-row>
        <table:table-row table:style-name="ro1">
          <table:table-cell office:value-type="float" office:value="609355" calcext:value-type="float">
            <text:p>609355</text:p>
          </table:table-cell>
          <table:table-cell office:value-type="float" office:value="0.930664" calcext:value-type="float">
            <text:p>0.930664</text:p>
          </table:table-cell>
          <table:table-cell office:value-type="float" office:value="0.274414" calcext:value-type="float">
            <text:p>0.274414</text:p>
          </table:table-cell>
          <table:table-cell office:value-type="float" office:value="0.051758" calcext:value-type="float">
            <text:p>0.051758</text:p>
          </table:table-cell>
          <table:table-cell office:value-type="float" office:value="0.080959" calcext:value-type="float">
            <text:p>0.080959</text:p>
          </table:table-cell>
          <table:table-cell office:value-type="float" office:value="0.136352" calcext:value-type="float">
            <text:p>0.136352</text:p>
          </table:table-cell>
          <table:table-cell office:value-type="float" office:value="-0.012783" calcext:value-type="float">
            <text:p>-0.012783</text:p>
          </table:table-cell>
        </table:table-row>
        <table:table-row table:style-name="ro1">
          <table:table-cell office:value-type="float" office:value="610604" calcext:value-type="float">
            <text:p>610604</text:p>
          </table:table-cell>
          <table:table-cell office:value-type="float" office:value="0.933594" calcext:value-type="float">
            <text:p>0.933594</text:p>
          </table:table-cell>
          <table:table-cell office:value-type="float" office:value="0.273438" calcext:value-type="float">
            <text:p>0.273438</text:p>
          </table:table-cell>
          <table:table-cell office:value-type="float" office:value="0.048828" calcext:value-type="float">
            <text:p>0.048828</text:p>
          </table:table-cell>
          <table:table-cell office:value-type="float" office:value="0.095872" calcext:value-type="float">
            <text:p>0.095872</text:p>
          </table:table-cell>
          <table:table-cell office:value-type="float" office:value="0.164049" calcext:value-type="float">
            <text:p>0.164049</text:p>
          </table:table-cell>
          <table:table-cell office:value-type="float" office:value="0.006391" calcext:value-type="float">
            <text:p>0.006391</text:p>
          </table:table-cell>
        </table:table-row>
        <table:table-row table:style-name="ro1">
          <table:table-cell office:value-type="float" office:value="611853" calcext:value-type="float">
            <text:p>611853</text:p>
          </table:table-cell>
          <table:table-cell office:value-type="float" office:value="0.938477" calcext:value-type="float">
            <text:p>0.938477</text:p>
          </table:table-cell>
          <table:table-cell office:value-type="float" office:value="0.270508" calcext:value-type="float">
            <text:p>0.270508</text:p>
          </table:table-cell>
          <table:table-cell office:value-type="float" office:value="0.052734" calcext:value-type="float">
            <text:p>0.052734</text:p>
          </table:table-cell>
          <table:table-cell office:value-type="float" office:value="0.106525" calcext:value-type="float">
            <text:p>0.106525</text:p>
          </table:table-cell>
          <table:table-cell office:value-type="float" office:value="0.196006" calcext:value-type="float">
            <text:p>0.196006</text:p>
          </table:table-cell>
          <table:table-cell office:value-type="float" office:value="0.021305" calcext:value-type="float">
            <text:p>0.021305</text:p>
          </table:table-cell>
        </table:table-row>
        <table:table-row table:style-name="ro1">
          <table:table-cell office:value-type="float" office:value="613103" calcext:value-type="float">
            <text:p>61310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73438" calcext:value-type="float">
            <text:p>0.273438</text:p>
          </table:table-cell>
          <table:table-cell office:value-type="float" office:value="0.056641" calcext:value-type="float">
            <text:p>0.056641</text:p>
          </table:table-cell>
          <table:table-cell office:value-type="float" office:value="0.119308" calcext:value-type="float">
            <text:p>0.119308</text:p>
          </table:table-cell>
          <table:table-cell office:value-type="float" office:value="0.227964" calcext:value-type="float">
            <text:p>0.227964</text:p>
          </table:table-cell>
          <table:table-cell office:value-type="float" office:value="0.031957" calcext:value-type="float">
            <text:p>0.031957</text:p>
          </table:table-cell>
        </table:table-row>
        <table:table-row table:style-name="ro1">
          <table:table-cell office:value-type="float" office:value="614353" calcext:value-type="float">
            <text:p>614353</text:p>
          </table:table-cell>
          <table:table-cell office:value-type="float" office:value="0.925781" calcext:value-type="float">
            <text:p>0.925781</text:p>
          </table:table-cell>
          <table:table-cell office:value-type="float" office:value="0.276367" calcext:value-type="float">
            <text:p>0.276367</text:p>
          </table:table-cell>
          <table:table-cell office:value-type="float" office:value="0.042969" calcext:value-type="float">
            <text:p>0.042969</text:p>
          </table:table-cell>
          <table:table-cell office:value-type="float" office:value="0.129961" calcext:value-type="float">
            <text:p>0.129961</text:p>
          </table:table-cell>
          <table:table-cell office:value-type="float" office:value="0.262051" calcext:value-type="float">
            <text:p>0.262051</text:p>
          </table:table-cell>
          <table:table-cell office:value-type="float" office:value="0.044741" calcext:value-type="float">
            <text:p>0.044741</text:p>
          </table:table-cell>
        </table:table-row>
        <table:table-row table:style-name="ro1">
          <table:table-cell office:value-type="float" office:value="615599" calcext:value-type="float">
            <text:p>615599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27832" calcext:value-type="float">
            <text:p>0.27832</text:p>
          </table:table-cell>
          <table:table-cell office:value-type="float" office:value="0.041992" calcext:value-type="float">
            <text:p>0.041992</text:p>
          </table:table-cell>
          <table:table-cell office:value-type="float" office:value="0.140613" calcext:value-type="float">
            <text:p>0.140613</text:p>
          </table:table-cell>
          <table:table-cell office:value-type="float" office:value="0.291878" calcext:value-type="float">
            <text:p>0.291878</text:p>
          </table:table-cell>
          <table:table-cell office:value-type="float" office:value="0.059654" calcext:value-type="float">
            <text:p>0.059654</text:p>
          </table:table-cell>
        </table:table-row>
        <table:table-row table:style-name="ro1">
          <table:table-cell office:value-type="float" office:value="616847" calcext:value-type="float">
            <text:p>616847</text:p>
          </table:table-cell>
          <table:table-cell office:value-type="float" office:value="0.910156" calcext:value-type="float">
            <text:p>0.910156</text:p>
          </table:table-cell>
          <table:table-cell office:value-type="float" office:value="0.279297" calcext:value-type="float">
            <text:p>0.279297</text:p>
          </table:table-cell>
          <table:table-cell office:value-type="float" office:value="0.041016" calcext:value-type="float">
            <text:p>0.041016</text:p>
          </table:table-cell>
          <table:table-cell office:value-type="float" office:value="0.147005" calcext:value-type="float">
            <text:p>0.147005</text:p>
          </table:table-cell>
          <table:table-cell office:value-type="float" office:value="0.323836" calcext:value-type="float">
            <text:p>0.323836</text:p>
          </table:table-cell>
          <table:table-cell office:value-type="float" office:value="0.074567" calcext:value-type="float">
            <text:p>0.074567</text:p>
          </table:table-cell>
        </table:table-row>
        <table:table-row table:style-name="ro1">
          <table:table-cell office:value-type="float" office:value="618097" calcext:value-type="float">
            <text:p>618097</text:p>
          </table:table-cell>
          <table:table-cell office:value-type="float" office:value="0.90332" calcext:value-type="float">
            <text:p>0.90332</text:p>
          </table:table-cell>
          <table:table-cell office:value-type="float" office:value="0.277344" calcext:value-type="float">
            <text:p>0.277344</text:p>
          </table:table-cell>
          <table:table-cell office:value-type="float" office:value="0.041992" calcext:value-type="float">
            <text:p>0.041992</text:p>
          </table:table-cell>
          <table:table-cell office:value-type="float" office:value="0.164049" calcext:value-type="float">
            <text:p>0.164049</text:p>
          </table:table-cell>
          <table:table-cell office:value-type="float" office:value="0.355793" calcext:value-type="float">
            <text:p>0.355793</text:p>
          </table:table-cell>
          <table:table-cell office:value-type="float" office:value="0.08735" calcext:value-type="float">
            <text:p>0.08735</text:p>
          </table:table-cell>
        </table:table-row>
        <table:table-row table:style-name="ro1">
          <table:table-cell office:value-type="float" office:value="619345" calcext:value-type="float">
            <text:p>619345</text:p>
          </table:table-cell>
          <table:table-cell office:value-type="float" office:value="0.907227" calcext:value-type="float">
            <text:p>0.907227</text:p>
          </table:table-cell>
          <table:table-cell office:value-type="float" office:value="0.289062" calcext:value-type="float">
            <text:p>0.289062</text:p>
          </table:table-cell>
          <table:table-cell office:value-type="float" office:value="0.036133" calcext:value-type="float">
            <text:p>0.036133</text:p>
          </table:table-cell>
          <table:table-cell office:value-type="float" office:value="0.176832" calcext:value-type="float">
            <text:p>0.176832</text:p>
          </table:table-cell>
          <table:table-cell office:value-type="float" office:value="0.387751" calcext:value-type="float">
            <text:p>0.387751</text:p>
          </table:table-cell>
          <table:table-cell office:value-type="float" office:value="0.102264" calcext:value-type="float">
            <text:p>0.102264</text:p>
          </table:table-cell>
        </table:table-row>
        <table:table-row table:style-name="ro1">
          <table:table-cell office:value-type="float" office:value="620595" calcext:value-type="float">
            <text:p>620595</text:p>
          </table:table-cell>
          <table:table-cell office:value-type="float" office:value="0.894531" calcext:value-type="float">
            <text:p>0.894531</text:p>
          </table:table-cell>
          <table:table-cell office:value-type="float" office:value="0.292969" calcext:value-type="float">
            <text:p>0.292969</text:p>
          </table:table-cell>
          <table:table-cell office:value-type="float" office:value="0.040039" calcext:value-type="float">
            <text:p>0.040039</text:p>
          </table:table-cell>
          <table:table-cell office:value-type="float" office:value="0.183223" calcext:value-type="float">
            <text:p>0.183223</text:p>
          </table:table-cell>
          <table:table-cell office:value-type="float" office:value="0.415448" calcext:value-type="float">
            <text:p>0.415448</text:p>
          </table:table-cell>
          <table:table-cell office:value-type="float" office:value="0.112917" calcext:value-type="float">
            <text:p>0.112917</text:p>
          </table:table-cell>
        </table:table-row>
        <table:table-row table:style-name="ro1">
          <table:table-cell office:value-type="float" office:value="621844" calcext:value-type="float">
            <text:p>621844</text:p>
          </table:table-cell>
          <table:table-cell office:value-type="float" office:value="0.894531" calcext:value-type="float">
            <text:p>0.894531</text:p>
          </table:table-cell>
          <table:table-cell office:value-type="float" office:value="0.298828" calcext:value-type="float">
            <text:p>0.298828</text:p>
          </table:table-cell>
          <table:table-cell office:value-type="float" office:value="0.047852" calcext:value-type="float">
            <text:p>0.047852</text:p>
          </table:table-cell>
          <table:table-cell office:value-type="float" office:value="0.196006" calcext:value-type="float">
            <text:p>0.196006</text:p>
          </table:table-cell>
          <table:table-cell office:value-type="float" office:value="0.447405" calcext:value-type="float">
            <text:p>0.447405</text:p>
          </table:table-cell>
          <table:table-cell office:value-type="float" office:value="0.123569" calcext:value-type="float">
            <text:p>0.123569</text:p>
          </table:table-cell>
        </table:table-row>
        <table:table-row table:style-name="ro1">
          <table:table-cell office:value-type="float" office:value="623091" calcext:value-type="float">
            <text:p>623091</text:p>
          </table:table-cell>
          <table:table-cell office:value-type="float" office:value="0.886719" calcext:value-type="float">
            <text:p>0.886719</text:p>
          </table:table-cell>
          <table:table-cell office:value-type="float" office:value="0.303711" calcext:value-type="float">
            <text:p>0.303711</text:p>
          </table:table-cell>
          <table:table-cell office:value-type="float" office:value="0.047852" calcext:value-type="float">
            <text:p>0.047852</text:p>
          </table:table-cell>
          <table:table-cell office:value-type="float" office:value="0.204528" calcext:value-type="float">
            <text:p>0.204528</text:p>
          </table:table-cell>
          <table:table-cell office:value-type="float" office:value="0.479363" calcext:value-type="float">
            <text:p>0.479363</text:p>
          </table:table-cell>
          <table:table-cell office:value-type="float" office:value="0.140613" calcext:value-type="float">
            <text:p>0.140613</text:p>
          </table:table-cell>
        </table:table-row>
        <table:table-row table:style-name="ro1">
          <table:table-cell office:value-type="float" office:value="624340" calcext:value-type="float">
            <text:p>624340</text:p>
          </table:table-cell>
          <table:table-cell office:value-type="float" office:value="0.876953" calcext:value-type="float">
            <text:p>0.876953</text:p>
          </table:table-cell>
          <table:table-cell office:value-type="float" office:value="0.298828" calcext:value-type="float">
            <text:p>0.298828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504929" calcext:value-type="float">
            <text:p>0.504929</text:p>
          </table:table-cell>
          <table:table-cell office:value-type="float" office:value="0.155527" calcext:value-type="float">
            <text:p>0.155527</text:p>
          </table:table-cell>
        </table:table-row>
        <table:table-row table:style-name="ro1">
          <table:table-cell office:value-type="float" office:value="625588" calcext:value-type="float">
            <text:p>625588</text:p>
          </table:table-cell>
          <table:table-cell office:value-type="float" office:value="0.880859" calcext:value-type="float">
            <text:p>0.880859</text:p>
          </table:table-cell>
          <table:table-cell office:value-type="float" office:value="0.304688" calcext:value-type="float">
            <text:p>0.304688</text:p>
          </table:table-cell>
          <table:table-cell office:value-type="float" office:value="0.050781" calcext:value-type="float">
            <text:p>0.050781</text:p>
          </table:table-cell>
          <table:table-cell office:value-type="float" office:value="0.217311" calcext:value-type="float">
            <text:p>0.217311</text:p>
          </table:table-cell>
          <table:table-cell office:value-type="float" office:value="0.528364" calcext:value-type="float">
            <text:p>0.528364</text:p>
          </table:table-cell>
          <table:table-cell office:value-type="float" office:value="0.17044" calcext:value-type="float">
            <text:p>0.17044</text:p>
          </table:table-cell>
        </table:table-row>
        <table:table-row table:style-name="ro1">
          <table:table-cell office:value-type="float" office:value="626837" calcext:value-type="float">
            <text:p>626837</text:p>
          </table:table-cell>
          <table:table-cell office:value-type="float" office:value="0.881836" calcext:value-type="float">
            <text:p>0.881836</text:p>
          </table:table-cell>
          <table:table-cell office:value-type="float" office:value="0.308594" calcext:value-type="float">
            <text:p>0.308594</text:p>
          </table:table-cell>
          <table:table-cell office:value-type="float" office:value="0.053711" calcext:value-type="float">
            <text:p>0.053711</text:p>
          </table:table-cell>
          <table:table-cell office:value-type="float" office:value="0.227964" calcext:value-type="float">
            <text:p>0.227964</text:p>
          </table:table-cell>
          <table:table-cell office:value-type="float" office:value="0.547539" calcext:value-type="float">
            <text:p>0.547539</text:p>
          </table:table-cell>
          <table:table-cell office:value-type="float" office:value="0.187484" calcext:value-type="float">
            <text:p>0.187484</text:p>
          </table:table-cell>
        </table:table-row>
        <table:table-row table:style-name="ro1">
          <table:table-cell office:value-type="float" office:value="628087" calcext:value-type="float">
            <text:p>628087</text:p>
          </table:table-cell>
          <table:table-cell office:value-type="float" office:value="0.871094" calcext:value-type="float">
            <text:p>0.871094</text:p>
          </table:table-cell>
          <table:table-cell office:value-type="float" office:value="0.308594" calcext:value-type="float">
            <text:p>0.308594</text:p>
          </table:table-cell>
          <table:table-cell office:value-type="float" office:value="0.050781" calcext:value-type="float">
            <text:p>0.050781</text:p>
          </table:table-cell>
          <table:table-cell office:value-type="float" office:value="0.238616" calcext:value-type="float">
            <text:p>0.238616</text:p>
          </table:table-cell>
          <table:table-cell office:value-type="float" office:value="0.570974" calcext:value-type="float">
            <text:p>0.570974</text:p>
          </table:table-cell>
          <table:table-cell office:value-type="float" office:value="0.202398" calcext:value-type="float">
            <text:p>0.202398</text:p>
          </table:table-cell>
        </table:table-row>
        <table:table-row table:style-name="ro1">
          <table:table-cell office:value-type="float" office:value="629336" calcext:value-type="float">
            <text:p>629336</text:p>
          </table:table-cell>
          <table:table-cell office:value-type="float" office:value="0.863281" calcext:value-type="float">
            <text:p>0.863281</text:p>
          </table:table-cell>
          <table:table-cell office:value-type="float" office:value="0.31543" calcext:value-type="float">
            <text:p>0.31543</text:p>
          </table:table-cell>
          <table:table-cell office:value-type="float" office:value="0.052734" calcext:value-type="float">
            <text:p>0.052734</text:p>
          </table:table-cell>
          <table:table-cell office:value-type="float" office:value="0.251399" calcext:value-type="float">
            <text:p>0.251399</text:p>
          </table:table-cell>
          <table:table-cell office:value-type="float" office:value="0.59441" calcext:value-type="float">
            <text:p>0.59441</text:p>
          </table:table-cell>
          <table:table-cell office:value-type="float" office:value="0.21092" calcext:value-type="float">
            <text:p>0.21092</text:p>
          </table:table-cell>
        </table:table-row>
        <table:table-row table:style-name="ro1">
          <table:table-cell office:value-type="float" office:value="630583" calcext:value-type="float">
            <text:p>630583</text:p>
          </table:table-cell>
          <table:table-cell office:value-type="float" office:value="0.865234" calcext:value-type="float">
            <text:p>0.865234</text:p>
          </table:table-cell>
          <table:table-cell office:value-type="float" office:value="0.323242" calcext:value-type="float">
            <text:p>0.323242</text:p>
          </table:table-cell>
          <table:table-cell office:value-type="float" office:value="0.053711" calcext:value-type="float">
            <text:p>0.053711</text:p>
          </table:table-cell>
          <table:table-cell office:value-type="float" office:value="0.259921" calcext:value-type="float">
            <text:p>0.259921</text:p>
          </table:table-cell>
          <table:table-cell office:value-type="float" office:value="0.611453" calcext:value-type="float">
            <text:p>0.611453</text:p>
          </table:table-cell>
          <table:table-cell office:value-type="float" office:value="0.21092" calcext:value-type="float">
            <text:p>0.21092</text:p>
          </table:table-cell>
        </table:table-row>
        <table:table-row table:style-name="ro1">
          <table:table-cell office:value-type="float" office:value="631832" calcext:value-type="float">
            <text:p>631832</text:p>
          </table:table-cell>
          <table:table-cell office:value-type="float" office:value="0.858398" calcext:value-type="float">
            <text:p>0.858398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052734" calcext:value-type="float">
            <text:p>0.052734</text:p>
          </table:table-cell>
          <table:table-cell office:value-type="float" office:value="0.268443" calcext:value-type="float">
            <text:p>0.268443</text:p>
          </table:table-cell>
          <table:table-cell office:value-type="float" office:value="0.632759" calcext:value-type="float">
            <text:p>0.632759</text:p>
          </table:table-cell>
          <table:table-cell office:value-type="float" office:value="0.217311" calcext:value-type="float">
            <text:p>0.217311</text:p>
          </table:table-cell>
        </table:table-row>
        <table:table-row table:style-name="ro1">
          <table:table-cell office:value-type="float" office:value="633082" calcext:value-type="float">
            <text:p>633082</text:p>
          </table:table-cell>
          <table:table-cell office:value-type="float" office:value="0.851562" calcext:value-type="float">
            <text:p>0.851562</text:p>
          </table:table-cell>
          <table:table-cell office:value-type="float" office:value="0.325195" calcext:value-type="float">
            <text:p>0.325195</text:p>
          </table:table-cell>
          <table:table-cell office:value-type="float" office:value="0.055664" calcext:value-type="float">
            <text:p>0.055664</text:p>
          </table:table-cell>
          <table:table-cell office:value-type="float" office:value="0.274834" calcext:value-type="float">
            <text:p>0.274834</text:p>
          </table:table-cell>
          <table:table-cell office:value-type="float" office:value="0.654064" calcext:value-type="float">
            <text:p>0.654064</text:p>
          </table:table-cell>
          <table:table-cell office:value-type="float" office:value="0.230094" calcext:value-type="float">
            <text:p>0.230094</text:p>
          </table:table-cell>
        </table:table-row>
        <table:table-row table:style-name="ro1">
          <table:table-cell office:value-type="float" office:value="634329" calcext:value-type="float">
            <text:p>634329</text:p>
          </table:table-cell>
          <table:table-cell office:value-type="float" office:value="0.849609" calcext:value-type="float">
            <text:p>0.849609</text:p>
          </table:table-cell>
          <table:table-cell office:value-type="float" office:value="0.324219" calcext:value-type="float">
            <text:p>0.324219</text:p>
          </table:table-cell>
          <table:table-cell office:value-type="float" office:value="0.053711" calcext:value-type="float">
            <text:p>0.053711</text:p>
          </table:table-cell>
          <table:table-cell office:value-type="float" office:value="0.281226" calcext:value-type="float">
            <text:p>0.281226</text:p>
          </table:table-cell>
          <table:table-cell office:value-type="float" office:value="0.673238" calcext:value-type="float">
            <text:p>0.673238</text:p>
          </table:table-cell>
          <table:table-cell office:value-type="float" office:value="0.238616" calcext:value-type="float">
            <text:p>0.238616</text:p>
          </table:table-cell>
        </table:table-row>
        <table:table-row table:style-name="ro1">
          <table:table-cell office:value-type="float" office:value="635578" calcext:value-type="float">
            <text:p>635578</text:p>
          </table:table-cell>
          <table:table-cell office:value-type="float" office:value="0.84668" calcext:value-type="float">
            <text:p>0.84668</text:p>
          </table:table-cell>
          <table:table-cell office:value-type="float" office:value="0.332031" calcext:value-type="float">
            <text:p>0.332031</text:p>
          </table:table-cell>
          <table:table-cell office:value-type="float" office:value="0.054687" calcext:value-type="float">
            <text:p>0.054687</text:p>
          </table:table-cell>
          <table:table-cell office:value-type="float" office:value="0.289748" calcext:value-type="float">
            <text:p>0.289748</text:p>
          </table:table-cell>
          <table:table-cell office:value-type="float" office:value="0.690282" calcext:value-type="float">
            <text:p>0.690282</text:p>
          </table:table-cell>
          <table:table-cell office:value-type="float" office:value="0.247138" calcext:value-type="float">
            <text:p>0.247138</text:p>
          </table:table-cell>
        </table:table-row>
        <table:table-row table:style-name="ro1">
          <table:table-cell office:value-type="float" office:value="636826" calcext:value-type="float">
            <text:p>636826</text:p>
          </table:table-cell>
          <table:table-cell office:value-type="float" office:value="0.845703" calcext:value-type="float">
            <text:p>0.845703</text:p>
          </table:table-cell>
          <table:table-cell office:value-type="float" office:value="0.332031" calcext:value-type="float">
            <text:p>0.332031</text:p>
          </table:table-cell>
          <table:table-cell office:value-type="float" office:value="0.053711" calcext:value-type="float">
            <text:p>0.053711</text:p>
          </table:table-cell>
          <table:table-cell office:value-type="float" office:value="0.291878" calcext:value-type="float">
            <text:p>0.291878</text:p>
          </table:table-cell>
          <table:table-cell office:value-type="float" office:value="0.705195" calcext:value-type="float">
            <text:p>0.705195</text:p>
          </table:table-cell>
          <table:table-cell office:value-type="float" office:value="0.259921" calcext:value-type="float">
            <text:p>0.259921</text:p>
          </table:table-cell>
        </table:table-row>
        <table:table-row table:style-name="ro1">
          <table:table-cell office:value-type="float" office:value="638075" calcext:value-type="float">
            <text:p>638075</text:p>
          </table:table-cell>
          <table:table-cell office:value-type="float" office:value="0.844727" calcext:value-type="float">
            <text:p>0.844727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055664" calcext:value-type="float">
            <text:p>0.055664</text:p>
          </table:table-cell>
          <table:table-cell office:value-type="float" office:value="0.291878" calcext:value-type="float">
            <text:p>0.291878</text:p>
          </table:table-cell>
          <table:table-cell office:value-type="float" office:value="0.72437" calcext:value-type="float">
            <text:p>0.72437</text:p>
          </table:table-cell>
          <table:table-cell office:value-type="float" office:value="0.268443" calcext:value-type="float">
            <text:p>0.268443</text:p>
          </table:table-cell>
        </table:table-row>
        <table:table-row table:style-name="ro1">
          <table:table-cell office:value-type="float" office:value="639324" calcext:value-type="float">
            <text:p>639324</text:p>
          </table:table-cell>
          <table:table-cell office:value-type="float" office:value="0.838867" calcext:value-type="float">
            <text:p>0.838867</text:p>
          </table:table-cell>
          <table:table-cell office:value-type="float" office:value="0.335938" calcext:value-type="float">
            <text:p>0.335938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0.296139" calcext:value-type="float">
            <text:p>0.296139</text:p>
          </table:table-cell>
          <table:table-cell office:value-type="float" office:value="0.741414" calcext:value-type="float">
            <text:p>0.741414</text:p>
          </table:table-cell>
          <table:table-cell office:value-type="float" office:value="0.274834" calcext:value-type="float">
            <text:p>0.274834</text:p>
          </table:table-cell>
        </table:table-row>
        <table:table-row table:style-name="ro1">
          <table:table-cell office:value-type="float" office:value="640574" calcext:value-type="float">
            <text:p>640574</text:p>
          </table:table-cell>
          <table:table-cell office:value-type="float" office:value="0.837891" calcext:value-type="float">
            <text:p>0.837891</text:p>
          </table:table-cell>
          <table:table-cell office:value-type="float" office:value="0.337891" calcext:value-type="float">
            <text:p>0.337891</text:p>
          </table:table-cell>
          <table:table-cell office:value-type="float" office:value="0.057617" calcext:value-type="float">
            <text:p>0.057617</text:p>
          </table:table-cell>
          <table:table-cell office:value-type="float" office:value="0.29827" calcext:value-type="float">
            <text:p>0.29827</text:p>
          </table:table-cell>
          <table:table-cell office:value-type="float" office:value="0.762719" calcext:value-type="float">
            <text:p>0.762719</text:p>
          </table:table-cell>
          <table:table-cell office:value-type="float" office:value="0.285487" calcext:value-type="float">
            <text:p>0.285487</text:p>
          </table:table-cell>
        </table:table-row>
        <table:table-row table:style-name="ro1">
          <table:table-cell office:value-type="float" office:value="641821" calcext:value-type="float">
            <text:p>641821</text:p>
          </table:table-cell>
          <table:table-cell office:value-type="float" office:value="0.830078" calcext:value-type="float">
            <text:p>0.830078</text:p>
          </table:table-cell>
          <table:table-cell office:value-type="float" office:value="0.339844" calcext:value-type="float">
            <text:p>0.339844</text:p>
          </table:table-cell>
          <table:table-cell office:value-type="float" office:value="0.056641" calcext:value-type="float">
            <text:p>0.056641</text:p>
          </table:table-cell>
          <table:table-cell office:value-type="float" office:value="0.306792" calcext:value-type="float">
            <text:p>0.306792</text:p>
          </table:table-cell>
          <table:table-cell office:value-type="float" office:value="0.775502" calcext:value-type="float">
            <text:p>0.775502</text:p>
          </table:table-cell>
          <table:table-cell office:value-type="float" office:value="0.294009" calcext:value-type="float">
            <text:p>0.294009</text:p>
          </table:table-cell>
        </table:table-row>
        <table:table-row table:style-name="ro1">
          <table:table-cell office:value-type="float" office:value="643070" calcext:value-type="float">
            <text:p>643070</text:p>
          </table:table-cell>
          <table:table-cell office:value-type="float" office:value="0.826172" calcext:value-type="float">
            <text:p>0.826172</text:p>
          </table:table-cell>
          <table:table-cell office:value-type="float" office:value="0.333984" calcext:value-type="float">
            <text:p>0.333984</text:p>
          </table:table-cell>
          <table:table-cell office:value-type="float" office:value="0.058594" calcext:value-type="float">
            <text:p>0.058594</text:p>
          </table:table-cell>
          <table:table-cell office:value-type="float" office:value="0.306792" calcext:value-type="float">
            <text:p>0.306792</text:p>
          </table:table-cell>
          <table:table-cell office:value-type="float" office:value="0.788285" calcext:value-type="float">
            <text:p>0.788285</text:p>
          </table:table-cell>
          <table:table-cell office:value-type="float" office:value="0.304662" calcext:value-type="float">
            <text:p>0.304662</text:p>
          </table:table-cell>
        </table:table-row>
        <table:table-row table:style-name="ro1">
          <table:table-cell office:value-type="float" office:value="644318" calcext:value-type="float">
            <text:p>644318</text:p>
          </table:table-cell>
          <table:table-cell office:value-type="float" office:value="0.834961" calcext:value-type="float">
            <text:p>0.834961</text:p>
          </table:table-cell>
          <table:table-cell office:value-type="float" office:value="0.333008" calcext:value-type="float">
            <text:p>0.333008</text:p>
          </table:table-cell>
          <table:table-cell office:value-type="float" office:value="0.061523" calcext:value-type="float">
            <text:p>0.061523</text:p>
          </table:table-cell>
          <table:table-cell office:value-type="float" office:value="0.306792" calcext:value-type="float">
            <text:p>0.306792</text:p>
          </table:table-cell>
          <table:table-cell office:value-type="float" office:value="0.801068" calcext:value-type="float">
            <text:p>0.801068</text:p>
          </table:table-cell>
          <table:table-cell office:value-type="float" office:value="0.315314" calcext:value-type="float">
            <text:p>0.315314</text:p>
          </table:table-cell>
        </table:table-row>
        <table:table-row table:style-name="ro1">
          <table:table-cell office:value-type="float" office:value="645567" calcext:value-type="float">
            <text:p>645567</text:p>
          </table:table-cell>
          <table:table-cell office:value-type="float" office:value="0.836914" calcext:value-type="float">
            <text:p>0.836914</text:p>
          </table:table-cell>
          <table:table-cell office:value-type="float" office:value="0.334961" calcext:value-type="float">
            <text:p>0.334961</text:p>
          </table:table-cell>
          <table:table-cell office:value-type="float" office:value="0.064453" calcext:value-type="float">
            <text:p>0.064453</text:p>
          </table:table-cell>
          <table:table-cell office:value-type="float" office:value="0.311053" calcext:value-type="float">
            <text:p>0.311053</text:p>
          </table:table-cell>
          <table:table-cell office:value-type="float" office:value="0.815982" calcext:value-type="float">
            <text:p>0.815982</text:p>
          </table:table-cell>
          <table:table-cell office:value-type="float" office:value="0.325966" calcext:value-type="float">
            <text:p>0.325966</text:p>
          </table:table-cell>
        </table:table-row>
        <table:table-row table:style-name="ro1">
          <table:table-cell office:value-type="float" office:value="646816" calcext:value-type="float">
            <text:p>646816</text:p>
          </table:table-cell>
          <table:table-cell office:value-type="float" office:value="0.833984" calcext:value-type="float">
            <text:p>0.833984</text:p>
          </table:table-cell>
          <table:table-cell office:value-type="float" office:value="0.331055" calcext:value-type="float">
            <text:p>0.331055</text:p>
          </table:table-cell>
          <table:table-cell office:value-type="float" office:value="0.064453" calcext:value-type="float">
            <text:p>0.064453</text:p>
          </table:table-cell>
          <table:table-cell office:value-type="float" office:value="0.311053" calcext:value-type="float">
            <text:p>0.311053</text:p>
          </table:table-cell>
          <table:table-cell office:value-type="float" office:value="0.826634" calcext:value-type="float">
            <text:p>0.826634</text:p>
          </table:table-cell>
          <table:table-cell office:value-type="float" office:value="0.325966" calcext:value-type="float">
            <text:p>0.325966</text:p>
          </table:table-cell>
        </table:table-row>
        <table:table-row table:style-name="ro1">
          <table:table-cell office:value-type="float" office:value="648066" calcext:value-type="float">
            <text:p>648066</text:p>
          </table:table-cell>
          <table:table-cell office:value-type="float" office:value="0.833008" calcext:value-type="float">
            <text:p>0.833008</text:p>
          </table:table-cell>
          <table:table-cell office:value-type="float" office:value="0.332031" calcext:value-type="float">
            <text:p>0.332031</text:p>
          </table:table-cell>
          <table:table-cell office:value-type="float" office:value="0.061523" calcext:value-type="float">
            <text:p>0.061523</text:p>
          </table:table-cell>
          <table:table-cell office:value-type="float" office:value="0.313184" calcext:value-type="float">
            <text:p>0.313184</text:p>
          </table:table-cell>
          <table:table-cell office:value-type="float" office:value="0.837287" calcext:value-type="float">
            <text:p>0.837287</text:p>
          </table:table-cell>
          <table:table-cell office:value-type="float" office:value="0.334489" calcext:value-type="float">
            <text:p>0.334489</text:p>
          </table:table-cell>
        </table:table-row>
        <table:table-row table:style-name="ro1">
          <table:table-cell office:value-type="float" office:value="649315" calcext:value-type="float">
            <text:p>649315</text:p>
          </table:table-cell>
          <table:table-cell office:value-type="float" office:value="0.836914" calcext:value-type="float">
            <text:p>0.836914</text:p>
          </table:table-cell>
          <table:table-cell office:value-type="float" office:value="0.331055" calcext:value-type="float">
            <text:p>0.331055</text:p>
          </table:table-cell>
          <table:table-cell office:value-type="float" office:value="0.061523" calcext:value-type="float">
            <text:p>0.061523</text:p>
          </table:table-cell>
          <table:table-cell office:value-type="float" office:value="0.313184" calcext:value-type="float">
            <text:p>0.313184</text:p>
          </table:table-cell>
          <table:table-cell office:value-type="float" office:value="0.843678" calcext:value-type="float">
            <text:p>0.843678</text:p>
          </table:table-cell>
          <table:table-cell office:value-type="float" office:value="0.334489" calcext:value-type="float">
            <text:p>0.334489</text:p>
          </table:table-cell>
        </table:table-row>
        <table:table-row table:style-name="ro1">
          <table:table-cell office:value-type="float" office:value="650562" calcext:value-type="float">
            <text:p>650562</text:p>
          </table:table-cell>
          <table:table-cell office:value-type="float" office:value="0.84082" calcext:value-type="float">
            <text:p>0.84082</text:p>
          </table:table-cell>
          <table:table-cell office:value-type="float" office:value="0.331055" calcext:value-type="float">
            <text:p>0.331055</text:p>
          </table:table-cell>
          <table:table-cell office:value-type="float" office:value="0.064453" calcext:value-type="float">
            <text:p>0.064453</text:p>
          </table:table-cell>
          <table:table-cell office:value-type="float" office:value="0.315314" calcext:value-type="float">
            <text:p>0.315314</text:p>
          </table:table-cell>
          <table:table-cell office:value-type="float" office:value="0.85433" calcext:value-type="float">
            <text:p>0.85433</text:p>
          </table:table-cell>
          <table:table-cell office:value-type="float" office:value="0.345141" calcext:value-type="float">
            <text:p>0.345141</text:p>
          </table:table-cell>
        </table:table-row>
        <table:table-row table:style-name="ro1">
          <table:table-cell office:value-type="float" office:value="651810" calcext:value-type="float">
            <text:p>651810</text:p>
          </table:table-cell>
          <table:table-cell office:value-type="float" office:value="0.837891" calcext:value-type="float">
            <text:p>0.837891</text:p>
          </table:table-cell>
          <table:table-cell office:value-type="float" office:value="0.331055" calcext:value-type="float">
            <text:p>0.331055</text:p>
          </table:table-cell>
          <table:table-cell office:value-type="float" office:value="0.064453" calcext:value-type="float">
            <text:p>0.064453</text:p>
          </table:table-cell>
          <table:table-cell office:value-type="float" office:value="0.317445" calcext:value-type="float">
            <text:p>0.317445</text:p>
          </table:table-cell>
          <table:table-cell office:value-type="float" office:value="0.862853" calcext:value-type="float">
            <text:p>0.862853</text:p>
          </table:table-cell>
          <table:table-cell office:value-type="float" office:value="0.347272" calcext:value-type="float">
            <text:p>0.347272</text:p>
          </table:table-cell>
        </table:table-row>
        <table:table-row table:style-name="ro1">
          <table:table-cell office:value-type="float" office:value="653061" calcext:value-type="float">
            <text:p>653061</text:p>
          </table:table-cell>
          <table:table-cell office:value-type="float" office:value="0.831055" calcext:value-type="float">
            <text:p>0.831055</text:p>
          </table:table-cell>
          <table:table-cell office:value-type="float" office:value="0.326172" calcext:value-type="float">
            <text:p>0.326172</text:p>
          </table:table-cell>
          <table:table-cell office:value-type="float" office:value="0.063477" calcext:value-type="float">
            <text:p>0.063477</text:p>
          </table:table-cell>
          <table:table-cell office:value-type="float" office:value="0.321705" calcext:value-type="float">
            <text:p>0.321705</text:p>
          </table:table-cell>
          <table:table-cell office:value-type="float" office:value="0.871375" calcext:value-type="float">
            <text:p>0.871375</text:p>
          </table:table-cell>
          <table:table-cell office:value-type="float" office:value="0.349402" calcext:value-type="float">
            <text:p>0.349402</text:p>
          </table:table-cell>
        </table:table-row>
        <table:table-row table:style-name="ro1">
          <table:table-cell office:value-type="float" office:value="654308" calcext:value-type="float">
            <text:p>654308</text:p>
          </table:table-cell>
          <table:table-cell office:value-type="float" office:value="0.839844" calcext:value-type="float">
            <text:p>0.839844</text:p>
          </table:table-cell>
          <table:table-cell office:value-type="float" office:value="0.333984" calcext:value-type="float">
            <text:p>0.333984</text:p>
          </table:table-cell>
          <table:table-cell office:value-type="float" office:value="0.063477" calcext:value-type="float">
            <text:p>0.063477</text:p>
          </table:table-cell>
          <table:table-cell office:value-type="float" office:value="0.323836" calcext:value-type="float">
            <text:p>0.323836</text:p>
          </table:table-cell>
          <table:table-cell office:value-type="float" office:value="0.877766" calcext:value-type="float">
            <text:p>0.877766</text:p>
          </table:table-cell>
          <table:table-cell office:value-type="float" office:value="0.347272" calcext:value-type="float">
            <text:p>0.347272</text:p>
          </table:table-cell>
        </table:table-row>
        <table:table-row table:style-name="ro1">
          <table:table-cell office:value-type="float" office:value="655557" calcext:value-type="float">
            <text:p>655557</text:p>
          </table:table-cell>
          <table:table-cell office:value-type="float" office:value="0.837891" calcext:value-type="float">
            <text:p>0.837891</text:p>
          </table:table-cell>
          <table:table-cell office:value-type="float" office:value="0.336914" calcext:value-type="float">
            <text:p>0.336914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0.319575" calcext:value-type="float">
            <text:p>0.319575</text:p>
          </table:table-cell>
          <table:table-cell office:value-type="float" office:value="0.89481" calcext:value-type="float">
            <text:p>0.89481</text:p>
          </table:table-cell>
          <table:table-cell office:value-type="float" office:value="0.347272" calcext:value-type="float">
            <text:p>0.347272</text:p>
          </table:table-cell>
        </table:table-row>
        <table:table-row table:style-name="ro1">
          <table:table-cell office:value-type="float" office:value="656805" calcext:value-type="float">
            <text:p>656805</text:p>
          </table:table-cell>
          <table:table-cell office:value-type="float" office:value="0.834961" calcext:value-type="float">
            <text:p>0.834961</text:p>
          </table:table-cell>
          <table:table-cell office:value-type="float" office:value="0.336914" calcext:value-type="float">
            <text:p>0.336914</text:p>
          </table:table-cell>
          <table:table-cell office:value-type="float" office:value="0.061523" calcext:value-type="float">
            <text:p>0.061523</text:p>
          </table:table-cell>
          <table:table-cell office:value-type="float" office:value="0.315314" calcext:value-type="float">
            <text:p>0.315314</text:p>
          </table:table-cell>
          <table:table-cell office:value-type="float" office:value="0.896941" calcext:value-type="float">
            <text:p>0.896941</text:p>
          </table:table-cell>
          <table:table-cell office:value-type="float" office:value="0.34301" calcext:value-type="float">
            <text:p>0.34301</text:p>
          </table:table-cell>
        </table:table-row>
        <table:table-row table:style-name="ro1">
          <table:table-cell office:value-type="float" office:value="658054" calcext:value-type="float">
            <text:p>658054</text:p>
          </table:table-cell>
          <table:table-cell office:value-type="float" office:value="0.838867" calcext:value-type="float">
            <text:p>0.838867</text:p>
          </table:table-cell>
          <table:table-cell office:value-type="float" office:value="0.334961" calcext:value-type="float">
            <text:p>0.334961</text:p>
          </table:table-cell>
          <table:table-cell office:value-type="float" office:value="0.06543" calcext:value-type="float">
            <text:p>0.06543</text:p>
          </table:table-cell>
          <table:table-cell office:value-type="float" office:value="0.308922" calcext:value-type="float">
            <text:p>0.308922</text:p>
          </table:table-cell>
          <table:table-cell office:value-type="float" office:value="0.899071" calcext:value-type="float">
            <text:p>0.899071</text:p>
          </table:table-cell>
          <table:table-cell office:value-type="float" office:value="0.353663" calcext:value-type="float">
            <text:p>0.353663</text:p>
          </table:table-cell>
        </table:table-row>
        <table:table-row table:style-name="ro1">
          <table:table-cell office:value-type="float" office:value="659304" calcext:value-type="float">
            <text:p>659304</text:p>
          </table:table-cell>
          <table:table-cell office:value-type="float" office:value="0.841797" calcext:value-type="float">
            <text:p>0.841797</text:p>
          </table:table-cell>
          <table:table-cell office:value-type="float" office:value="0.325195" calcext:value-type="float">
            <text:p>0.325195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0.304662" calcext:value-type="float">
            <text:p>0.304662</text:p>
          </table:table-cell>
          <table:table-cell office:value-type="float" office:value="0.899071" calcext:value-type="float">
            <text:p>0.899071</text:p>
          </table:table-cell>
          <table:table-cell office:value-type="float" office:value="0.368577" calcext:value-type="float">
            <text:p>0.368577</text:p>
          </table:table-cell>
        </table:table-row>
        <table:table-row table:style-name="ro1">
          <table:table-cell office:value-type="float" office:value="660551" calcext:value-type="float">
            <text:p>660551</text:p>
          </table:table-cell>
          <table:table-cell office:value-type="float" office:value="0.84082" calcext:value-type="float">
            <text:p>0.84082</text:p>
          </table:table-cell>
          <table:table-cell office:value-type="float" office:value="0.319336" calcext:value-type="float">
            <text:p>0.319336</text:p>
          </table:table-cell>
          <table:table-cell office:value-type="float" office:value="0.060547" calcext:value-type="float">
            <text:p>0.060547</text:p>
          </table:table-cell>
          <table:table-cell office:value-type="float" office:value="0.300401" calcext:value-type="float">
            <text:p>0.300401</text:p>
          </table:table-cell>
          <table:table-cell office:value-type="float" office:value="0.905463" calcext:value-type="float">
            <text:p>0.905463</text:p>
          </table:table-cell>
          <table:table-cell office:value-type="float" office:value="0.377099" calcext:value-type="float">
            <text:p>0.377099</text:p>
          </table:table-cell>
        </table:table-row>
        <table:table-row table:style-name="ro1">
          <table:table-cell office:value-type="float" office:value="661800" calcext:value-type="float">
            <text:p>661800</text:p>
          </table:table-cell>
          <table:table-cell office:value-type="float" office:value="0.845703" calcext:value-type="float">
            <text:p>0.845703</text:p>
          </table:table-cell>
          <table:table-cell office:value-type="float" office:value="0.322266" calcext:value-type="float">
            <text:p>0.322266</text:p>
          </table:table-cell>
          <table:table-cell office:value-type="float" office:value="0.063477" calcext:value-type="float">
            <text:p>0.063477</text:p>
          </table:table-cell>
          <table:table-cell office:value-type="float" office:value="0.29827" calcext:value-type="float">
            <text:p>0.29827</text:p>
          </table:table-cell>
          <table:table-cell office:value-type="float" office:value="0.903332" calcext:value-type="float">
            <text:p>0.903332</text:p>
          </table:table-cell>
          <table:table-cell office:value-type="float" office:value="0.38349" calcext:value-type="float">
            <text:p>0.38349</text:p>
          </table:table-cell>
        </table:table-row>
        <table:table-row table:style-name="ro1">
          <table:table-cell office:value-type="float" office:value="663049" calcext:value-type="float">
            <text:p>663049</text:p>
          </table:table-cell>
          <table:table-cell office:value-type="float" office:value="0.850586" calcext:value-type="float">
            <text:p>0.850586</text:p>
          </table:table-cell>
          <table:table-cell office:value-type="float" office:value="0.326172" calcext:value-type="float">
            <text:p>0.326172</text:p>
          </table:table-cell>
          <table:table-cell office:value-type="float" office:value="0.067383" calcext:value-type="float">
            <text:p>0.067383</text:p>
          </table:table-cell>
          <table:table-cell office:value-type="float" office:value="0.291878" calcext:value-type="float">
            <text:p>0.291878</text:p>
          </table:table-cell>
          <table:table-cell office:value-type="float" office:value="0.901201" calcext:value-type="float">
            <text:p>0.901201</text:p>
          </table:table-cell>
          <table:table-cell office:value-type="float" office:value="0.392012" calcext:value-type="float">
            <text:p>0.392012</text:p>
          </table:table-cell>
        </table:table-row>
        <table:table-row table:style-name="ro1">
          <table:table-cell office:value-type="float" office:value="664297" calcext:value-type="float">
            <text:p>664297</text:p>
          </table:table-cell>
          <table:table-cell office:value-type="float" office:value="0.850586" calcext:value-type="float">
            <text:p>0.850586</text:p>
          </table:table-cell>
          <table:table-cell office:value-type="float" office:value="0.329102" calcext:value-type="float">
            <text:p>0.329102</text:p>
          </table:table-cell>
          <table:table-cell office:value-type="float" office:value="0.077148" calcext:value-type="float">
            <text:p>0.077148</text:p>
          </table:table-cell>
          <table:table-cell office:value-type="float" office:value="0.283357" calcext:value-type="float">
            <text:p>0.283357</text:p>
          </table:table-cell>
          <table:table-cell office:value-type="float" office:value="0.896941" calcext:value-type="float">
            <text:p>0.896941</text:p>
          </table:table-cell>
          <table:table-cell office:value-type="float" office:value="0.396273" calcext:value-type="float">
            <text:p>0.396273</text:p>
          </table:table-cell>
        </table:table-row>
        <table:table-row table:style-name="ro1">
          <table:table-cell office:value-type="float" office:value="665546" calcext:value-type="float">
            <text:p>665546</text:p>
          </table:table-cell>
          <table:table-cell office:value-type="float" office:value="0.852539" calcext:value-type="float">
            <text:p>0.852539</text:p>
          </table:table-cell>
          <table:table-cell office:value-type="float" office:value="0.323242" calcext:value-type="float">
            <text:p>0.323242</text:p>
          </table:table-cell>
          <table:table-cell office:value-type="float" office:value="0.082031" calcext:value-type="float">
            <text:p>0.082031</text:p>
          </table:table-cell>
          <table:table-cell office:value-type="float" office:value="0.283357" calcext:value-type="float">
            <text:p>0.283357</text:p>
          </table:table-cell>
          <table:table-cell office:value-type="float" office:value="0.892679" calcext:value-type="float">
            <text:p>0.892679</text:p>
          </table:table-cell>
          <table:table-cell office:value-type="float" office:value="0.398404" calcext:value-type="float">
            <text:p>0.398404</text:p>
          </table:table-cell>
        </table:table-row>
        <table:table-row table:style-name="ro1">
          <table:table-cell office:value-type="float" office:value="666796" calcext:value-type="float">
            <text:p>666796</text:p>
          </table:table-cell>
          <table:table-cell office:value-type="float" office:value="0.848633" calcext:value-type="float">
            <text:p>0.848633</text:p>
          </table:table-cell>
          <table:table-cell office:value-type="float" office:value="0.316406" calcext:value-type="float">
            <text:p>0.316406</text:p>
          </table:table-cell>
          <table:table-cell office:value-type="float" office:value="0.083008" calcext:value-type="float">
            <text:p>0.083008</text:p>
          </table:table-cell>
          <table:table-cell office:value-type="float" office:value="0.276965" calcext:value-type="float">
            <text:p>0.276965</text:p>
          </table:table-cell>
          <table:table-cell office:value-type="float" office:value="0.888418" calcext:value-type="float">
            <text:p>0.888418</text:p>
          </table:table-cell>
          <table:table-cell office:value-type="float" office:value="0.404795" calcext:value-type="float">
            <text:p>0.404795</text:p>
          </table:table-cell>
        </table:table-row>
        <table:table-row table:style-name="ro1">
          <table:table-cell office:value-type="float" office:value="668043" calcext:value-type="float">
            <text:p>668043</text:p>
          </table:table-cell>
          <table:table-cell office:value-type="float" office:value="0.847656" calcext:value-type="float">
            <text:p>0.847656</text:p>
          </table:table-cell>
          <table:table-cell office:value-type="float" office:value="0.317383" calcext:value-type="float">
            <text:p>0.317383</text:p>
          </table:table-cell>
          <table:table-cell office:value-type="float" office:value="0.081055" calcext:value-type="float">
            <text:p>0.081055</text:p>
          </table:table-cell>
          <table:table-cell office:value-type="float" office:value="0.270574" calcext:value-type="float">
            <text:p>0.270574</text:p>
          </table:table-cell>
          <table:table-cell office:value-type="float" office:value="0.873505" calcext:value-type="float">
            <text:p>0.873505</text:p>
          </table:table-cell>
          <table:table-cell office:value-type="float" office:value="0.404795" calcext:value-type="float">
            <text:p>0.404795</text:p>
          </table:table-cell>
        </table:table-row>
        <table:table-row table:style-name="ro1">
          <table:table-cell office:value-type="float" office:value="669292" calcext:value-type="float">
            <text:p>669292</text:p>
          </table:table-cell>
          <table:table-cell office:value-type="float" office:value="0.854492" calcext:value-type="float">
            <text:p>0.854492</text:p>
          </table:table-cell>
          <table:table-cell office:value-type="float" office:value="0.321289" calcext:value-type="float">
            <text:p>0.321289</text:p>
          </table:table-cell>
          <table:table-cell office:value-type="float" office:value="0.09082" calcext:value-type="float">
            <text:p>0.09082</text:p>
          </table:table-cell>
          <table:table-cell office:value-type="float" office:value="0.262051" calcext:value-type="float">
            <text:p>0.262051</text:p>
          </table:table-cell>
          <table:table-cell office:value-type="float" office:value="0.860722" calcext:value-type="float">
            <text:p>0.860722</text:p>
          </table:table-cell>
          <table:table-cell office:value-type="float" office:value="0.406925" calcext:value-type="float">
            <text:p>0.406925</text:p>
          </table:table-cell>
        </table:table-row>
        <table:table-row table:style-name="ro1">
          <table:table-cell office:value-type="float" office:value="670541" calcext:value-type="float">
            <text:p>670541</text:p>
          </table:table-cell>
          <table:table-cell office:value-type="float" office:value="0.848633" calcext:value-type="float">
            <text:p>0.848633</text:p>
          </table:table-cell>
          <table:table-cell office:value-type="float" office:value="0.31543" calcext:value-type="float">
            <text:p>0.31543</text:p>
          </table:table-cell>
          <table:table-cell office:value-type="float" office:value="0.087891" calcext:value-type="float">
            <text:p>0.087891</text:p>
          </table:table-cell>
          <table:table-cell office:value-type="float" office:value="0.251399" calcext:value-type="float">
            <text:p>0.251399</text:p>
          </table:table-cell>
          <table:table-cell office:value-type="float" office:value="0.845808" calcext:value-type="float">
            <text:p>0.845808</text:p>
          </table:table-cell>
          <table:table-cell office:value-type="float" office:value="0.413317" calcext:value-type="float">
            <text:p>0.413317</text:p>
          </table:table-cell>
        </table:table-row>
        <table:table-row table:style-name="ro1">
          <table:table-cell office:value-type="float" office:value="671789" calcext:value-type="float">
            <text:p>671789</text:p>
          </table:table-cell>
          <table:table-cell office:value-type="float" office:value="0.839844" calcext:value-type="float">
            <text:p>0.839844</text:p>
          </table:table-cell>
          <table:table-cell office:value-type="float" office:value="0.310547" calcext:value-type="float">
            <text:p>0.310547</text:p>
          </table:table-cell>
          <table:table-cell office:value-type="float" office:value="0.084961" calcext:value-type="float">
            <text:p>0.084961</text:p>
          </table:table-cell>
          <table:table-cell office:value-type="float" office:value="0.236486" calcext:value-type="float">
            <text:p>0.236486</text:p>
          </table:table-cell>
          <table:table-cell office:value-type="float" office:value="0.826634" calcext:value-type="float">
            <text:p>0.826634</text:p>
          </table:table-cell>
          <table:table-cell office:value-type="float" office:value="0.417578" calcext:value-type="float">
            <text:p>0.417578</text:p>
          </table:table-cell>
        </table:table-row>
        <table:table-row table:style-name="ro1">
          <table:table-cell office:value-type="float" office:value="673038" calcext:value-type="float">
            <text:p>673038</text:p>
          </table:table-cell>
          <table:table-cell office:value-type="float" office:value="0.841797" calcext:value-type="float">
            <text:p>0.84179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88867" calcext:value-type="float">
            <text:p>0.088867</text:p>
          </table:table-cell>
          <table:table-cell office:value-type="float" office:value="0.227964" calcext:value-type="float">
            <text:p>0.227964</text:p>
          </table:table-cell>
          <table:table-cell office:value-type="float" office:value="0.81172" calcext:value-type="float">
            <text:p>0.81172</text:p>
          </table:table-cell>
          <table:table-cell office:value-type="float" office:value="0.423969" calcext:value-type="float">
            <text:p>0.423969</text:p>
          </table:table-cell>
        </table:table-row>
        <table:table-row table:style-name="ro1">
          <table:table-cell office:value-type="float" office:value="674287" calcext:value-type="float">
            <text:p>674287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301758" calcext:value-type="float">
            <text:p>0.301758</text:p>
          </table:table-cell>
          <table:table-cell office:value-type="float" office:value="0.098633" calcext:value-type="float">
            <text:p>0.098633</text:p>
          </table:table-cell>
          <table:table-cell office:value-type="float" office:value="0.217311" calcext:value-type="float">
            <text:p>0.217311</text:p>
          </table:table-cell>
          <table:table-cell office:value-type="float" office:value="0.781894" calcext:value-type="float">
            <text:p>0.781894</text:p>
          </table:table-cell>
          <table:table-cell office:value-type="float" office:value="0.430361" calcext:value-type="float">
            <text:p>0.430361</text:p>
          </table:table-cell>
        </table:table-row>
        <table:table-row table:style-name="ro1">
          <table:table-cell office:value-type="float" office:value="675535" calcext:value-type="float">
            <text:p>675535</text:p>
          </table:table-cell>
          <table:table-cell office:value-type="float" office:value="0.868164" calcext:value-type="float">
            <text:p>0.868164</text:p>
          </table:table-cell>
          <table:table-cell office:value-type="float" office:value="0.293945" calcext:value-type="float">
            <text:p>0.293945</text:p>
          </table:table-cell>
          <table:table-cell office:value-type="float" office:value="0.099609" calcext:value-type="float">
            <text:p>0.099609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754197" calcext:value-type="float">
            <text:p>0.754197</text:p>
          </table:table-cell>
          <table:table-cell office:value-type="float" office:value="0.430361" calcext:value-type="float">
            <text:p>0.430361</text:p>
          </table:table-cell>
        </table:table-row>
        <table:table-row table:style-name="ro1">
          <table:table-cell office:value-type="float" office:value="676784" calcext:value-type="float">
            <text:p>676784</text:p>
          </table:table-cell>
          <table:table-cell office:value-type="float" office:value="0.863281" calcext:value-type="float">
            <text:p>0.863281</text:p>
          </table:table-cell>
          <table:table-cell office:value-type="float" office:value="0.289062" calcext:value-type="float">
            <text:p>0.289062</text:p>
          </table:table-cell>
          <table:table-cell office:value-type="float" office:value="0.100586" calcext:value-type="float">
            <text:p>0.100586</text:p>
          </table:table-cell>
          <table:table-cell office:value-type="float" office:value="0.21518" calcext:value-type="float">
            <text:p>0.21518</text:p>
          </table:table-cell>
          <table:table-cell office:value-type="float" office:value="0.728631" calcext:value-type="float">
            <text:p>0.728631</text:p>
          </table:table-cell>
          <table:table-cell office:value-type="float" office:value="0.432492" calcext:value-type="float">
            <text:p>0.432492</text:p>
          </table:table-cell>
        </table:table-row>
        <table:table-row table:style-name="ro1">
          <table:table-cell office:value-type="float" office:value="678033" calcext:value-type="float">
            <text:p>67803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289062" calcext:value-type="float">
            <text:p>0.289062</text:p>
          </table:table-cell>
          <table:table-cell office:value-type="float" office:value="0.104492" calcext:value-type="float">
            <text:p>0.104492</text:p>
          </table:table-cell>
          <table:table-cell office:value-type="float" office:value="0.21518" calcext:value-type="float">
            <text:p>0.21518</text:p>
          </table:table-cell>
          <table:table-cell office:value-type="float" office:value="0.705195" calcext:value-type="float">
            <text:p>0.705195</text:p>
          </table:table-cell>
          <table:table-cell office:value-type="float" office:value="0.421839" calcext:value-type="float">
            <text:p>0.421839</text:p>
          </table:table-cell>
        </table:table-row>
        <table:table-row table:style-name="ro1">
          <table:table-cell office:value-type="float" office:value="679283" calcext:value-type="float">
            <text:p>679283</text:p>
          </table:table-cell>
          <table:table-cell office:value-type="float" office:value="0.866211" calcext:value-type="float">
            <text:p>0.866211</text:p>
          </table:table-cell>
          <table:table-cell office:value-type="float" office:value="0.285156" calcext:value-type="float">
            <text:p>0.285156</text:p>
          </table:table-cell>
          <table:table-cell office:value-type="float" office:value="0.108398" calcext:value-type="float">
            <text:p>0.108398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68176" calcext:value-type="float">
            <text:p>0.68176</text:p>
          </table:table-cell>
          <table:table-cell office:value-type="float" office:value="0.409056" calcext:value-type="float">
            <text:p>0.409056</text:p>
          </table:table-cell>
        </table:table-row>
        <table:table-row table:style-name="ro1">
          <table:table-cell office:value-type="float" office:value="680530" calcext:value-type="float">
            <text:p>680530</text:p>
          </table:table-cell>
          <table:table-cell office:value-type="float" office:value="0.865234" calcext:value-type="float">
            <text:p>0.865234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0.114258" calcext:value-type="float">
            <text:p>0.114258</text:p>
          </table:table-cell>
          <table:table-cell office:value-type="float" office:value="0.208789" calcext:value-type="float">
            <text:p>0.208789</text:p>
          </table:table-cell>
          <table:table-cell office:value-type="float" office:value="0.658324" calcext:value-type="float">
            <text:p>0.658324</text:p>
          </table:table-cell>
          <table:table-cell office:value-type="float" office:value="0.394143" calcext:value-type="float">
            <text:p>0.394143</text:p>
          </table:table-cell>
        </table:table-row>
        <table:table-row table:style-name="ro1">
          <table:table-cell office:value-type="float" office:value="681779" calcext:value-type="float">
            <text:p>681779</text:p>
          </table:table-cell>
          <table:table-cell office:value-type="float" office:value="0.869141" calcext:value-type="float">
            <text:p>0.869141</text:p>
          </table:table-cell>
          <table:table-cell office:value-type="float" office:value="0.285156" calcext:value-type="float">
            <text:p>0.285156</text:p>
          </table:table-cell>
          <table:table-cell office:value-type="float" office:value="0.117187" calcext:value-type="float">
            <text:p>0.117187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637019" calcext:value-type="float">
            <text:p>0.637019</text:p>
          </table:table-cell>
          <table:table-cell office:value-type="float" office:value="0.38562" calcext:value-type="float">
            <text:p>0.38562</text:p>
          </table:table-cell>
        </table:table-row>
        <table:table-row table:style-name="ro1">
          <table:table-cell office:value-type="float" office:value="683027" calcext:value-type="float">
            <text:p>683027</text:p>
          </table:table-cell>
          <table:table-cell office:value-type="float" office:value="0.871094" calcext:value-type="float">
            <text:p>0.871094</text:p>
          </table:table-cell>
          <table:table-cell office:value-type="float" office:value="0.282227" calcext:value-type="float">
            <text:p>0.282227</text:p>
          </table:table-cell>
          <table:table-cell office:value-type="float" office:value="0.112305" calcext:value-type="float">
            <text:p>0.112305</text:p>
          </table:table-cell>
          <table:table-cell office:value-type="float" office:value="0.21518" calcext:value-type="float">
            <text:p>0.21518</text:p>
          </table:table-cell>
          <table:table-cell office:value-type="float" office:value="0.619976" calcext:value-type="float">
            <text:p>0.619976</text:p>
          </table:table-cell>
          <table:table-cell office:value-type="float" office:value="0.379229" calcext:value-type="float">
            <text:p>0.379229</text:p>
          </table:table-cell>
        </table:table-row>
        <table:table-row table:style-name="ro1">
          <table:table-cell office:value-type="float" office:value="684279" calcext:value-type="float">
            <text:p>684279</text:p>
          </table:table-cell>
          <table:table-cell office:value-type="float" office:value="0.873047" calcext:value-type="float">
            <text:p>0.873047</text:p>
          </table:table-cell>
          <table:table-cell office:value-type="float" office:value="0.282227" calcext:value-type="float">
            <text:p>0.282227</text:p>
          </table:table-cell>
          <table:table-cell office:value-type="float" office:value="0.117187" calcext:value-type="float">
            <text:p>0.117187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600801" calcext:value-type="float">
            <text:p>0.600801</text:p>
          </table:table-cell>
          <table:table-cell office:value-type="float" office:value="0.372837" calcext:value-type="float">
            <text:p>0.372837</text:p>
          </table:table-cell>
        </table:table-row>
        <table:table-row table:style-name="ro1">
          <table:table-cell office:value-type="float" office:value="685525" calcext:value-type="float">
            <text:p>685525</text:p>
          </table:table-cell>
          <table:table-cell office:value-type="float" office:value="0.873047" calcext:value-type="float">
            <text:p>0.873047</text:p>
          </table:table-cell>
          <table:table-cell office:value-type="float" office:value="0.279297" calcext:value-type="float">
            <text:p>0.279297</text:p>
          </table:table-cell>
          <table:table-cell office:value-type="float" office:value="0.116211" calcext:value-type="float">
            <text:p>0.116211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583757" calcext:value-type="float">
            <text:p>0.583757</text:p>
          </table:table-cell>
          <table:table-cell office:value-type="float" office:value="0.366446" calcext:value-type="float">
            <text:p>0.366446</text:p>
          </table:table-cell>
        </table:table-row>
        <table:table-row table:style-name="ro1">
          <table:table-cell office:value-type="float" office:value="686774" calcext:value-type="float">
            <text:p>686774</text:p>
          </table:table-cell>
          <table:table-cell office:value-type="float" office:value="0.87207" calcext:value-type="float">
            <text:p>0.87207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117187" calcext:value-type="float">
            <text:p>0.117187</text:p>
          </table:table-cell>
          <table:table-cell office:value-type="float" office:value="0.204528" calcext:value-type="float">
            <text:p>0.204528</text:p>
          </table:table-cell>
          <table:table-cell office:value-type="float" office:value="0.575235" calcext:value-type="float">
            <text:p>0.575235</text:p>
          </table:table-cell>
          <table:table-cell office:value-type="float" office:value="0.366446" calcext:value-type="float">
            <text:p>0.366446</text:p>
          </table:table-cell>
        </table:table-row>
        <table:table-row table:style-name="ro1">
          <table:table-cell office:value-type="float" office:value="688022" calcext:value-type="float">
            <text:p>688022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275391" calcext:value-type="float">
            <text:p>0.275391</text:p>
          </table:table-cell>
          <table:table-cell office:value-type="float" office:value="0.121094" calcext:value-type="float">
            <text:p>0.121094</text:p>
          </table:table-cell>
          <table:table-cell office:value-type="float" office:value="0.206658" calcext:value-type="float">
            <text:p>0.206658</text:p>
          </table:table-cell>
          <table:table-cell office:value-type="float" office:value="0.560322" calcext:value-type="float">
            <text:p>0.560322</text:p>
          </table:table-cell>
          <table:table-cell office:value-type="float" office:value="0.366446" calcext:value-type="float">
            <text:p>0.366446</text:p>
          </table:table-cell>
        </table:table-row>
        <table:table-row table:style-name="ro1">
          <table:table-cell office:value-type="float" office:value="689271" calcext:value-type="float">
            <text:p>689271</text:p>
          </table:table-cell>
          <table:table-cell office:value-type="float" office:value="0.862305" calcext:value-type="float">
            <text:p>0.862305</text:p>
          </table:table-cell>
          <table:table-cell office:value-type="float" office:value="0.270508" calcext:value-type="float">
            <text:p>0.270508</text:p>
          </table:table-cell>
          <table:table-cell office:value-type="float" office:value="0.121094" calcext:value-type="float">
            <text:p>0.121094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547539" calcext:value-type="float">
            <text:p>0.547539</text:p>
          </table:table-cell>
          <table:table-cell office:value-type="float" office:value="0.370707" calcext:value-type="float">
            <text:p>0.370707</text:p>
          </table:table-cell>
        </table:table-row>
        <table:table-row table:style-name="ro1">
          <table:table-cell office:value-type="float" office:value="690521" calcext:value-type="float">
            <text:p>690521</text:p>
          </table:table-cell>
          <table:table-cell office:value-type="float" office:value="0.865234" calcext:value-type="float">
            <text:p>0.865234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120117" calcext:value-type="float">
            <text:p>0.120117</text:p>
          </table:table-cell>
          <table:table-cell office:value-type="float" office:value="0.21518" calcext:value-type="float">
            <text:p>0.21518</text:p>
          </table:table-cell>
          <table:table-cell office:value-type="float" office:value="0.543277" calcext:value-type="float">
            <text:p>0.543277</text:p>
          </table:table-cell>
          <table:table-cell office:value-type="float" office:value="0.377099" calcext:value-type="float">
            <text:p>0.377099</text:p>
          </table:table-cell>
        </table:table-row>
        <table:table-row table:style-name="ro1">
          <table:table-cell office:value-type="float" office:value="691771" calcext:value-type="float">
            <text:p>691771</text:p>
          </table:table-cell>
          <table:table-cell office:value-type="float" office:value="0.866211" calcext:value-type="float">
            <text:p>0.866211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119141" calcext:value-type="float">
            <text:p>0.119141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532625" calcext:value-type="float">
            <text:p>0.532625</text:p>
          </table:table-cell>
          <table:table-cell office:value-type="float" office:value="0.38562" calcext:value-type="float">
            <text:p>0.38562</text:p>
          </table:table-cell>
        </table:table-row>
        <table:table-row table:style-name="ro1">
          <table:table-cell office:value-type="float" office:value="693017" calcext:value-type="float">
            <text:p>693017</text:p>
          </table:table-cell>
          <table:table-cell office:value-type="float" office:value="0.868164" calcext:value-type="float">
            <text:p>0.868164</text:p>
          </table:table-cell>
          <table:table-cell office:value-type="float" office:value="0.270508" calcext:value-type="float">
            <text:p>0.270508</text:p>
          </table:table-cell>
          <table:table-cell office:value-type="float" office:value="0.12207" calcext:value-type="float">
            <text:p>0.12207</text:p>
          </table:table-cell>
          <table:table-cell office:value-type="float" office:value="0.21518" calcext:value-type="float">
            <text:p>0.21518</text:p>
          </table:table-cell>
          <table:table-cell office:value-type="float" office:value="0.526234" calcext:value-type="float">
            <text:p>0.526234</text:p>
          </table:table-cell>
          <table:table-cell office:value-type="float" office:value="0.379229" calcext:value-type="float">
            <text:p>0.379229</text:p>
          </table:table-cell>
        </table:table-row>
        <table:table-row table:style-name="ro1">
          <table:table-cell office:value-type="float" office:value="694266" calcext:value-type="float">
            <text:p>694266</text:p>
          </table:table-cell>
          <table:table-cell office:value-type="float" office:value="0.865234" calcext:value-type="float">
            <text:p>0.865234</text:p>
          </table:table-cell>
          <table:table-cell office:value-type="float" office:value="0.264648" calcext:value-type="float">
            <text:p>0.264648</text:p>
          </table:table-cell>
          <table:table-cell office:value-type="float" office:value="0.130859" calcext:value-type="float">
            <text:p>0.130859</text:p>
          </table:table-cell>
          <table:table-cell office:value-type="float" office:value="0.221572" calcext:value-type="float">
            <text:p>0.221572</text:p>
          </table:table-cell>
          <table:table-cell office:value-type="float" office:value="0.530494" calcext:value-type="float">
            <text:p>0.530494</text:p>
          </table:table-cell>
          <table:table-cell office:value-type="float" office:value="0.377099" calcext:value-type="float">
            <text:p>0.377099</text:p>
          </table:table-cell>
        </table:table-row>
        <table:table-row table:style-name="ro1">
          <table:table-cell office:value-type="float" office:value="695514" calcext:value-type="float">
            <text:p>695514</text:p>
          </table:table-cell>
          <table:table-cell office:value-type="float" office:value="0.867188" calcext:value-type="float">
            <text:p>0.867188</text:p>
          </table:table-cell>
          <table:table-cell office:value-type="float" office:value="0.268555" calcext:value-type="float">
            <text:p>0.268555</text:p>
          </table:table-cell>
          <table:table-cell office:value-type="float" office:value="0.129883" calcext:value-type="float">
            <text:p>0.129883</text:p>
          </table:table-cell>
          <table:table-cell office:value-type="float" office:value="0.225833" calcext:value-type="float">
            <text:p>0.225833</text:p>
          </table:table-cell>
          <table:table-cell office:value-type="float" office:value="0.530494" calcext:value-type="float">
            <text:p>0.530494</text:p>
          </table:table-cell>
          <table:table-cell office:value-type="float" office:value="0.377099" calcext:value-type="float">
            <text:p>0.377099</text:p>
          </table:table-cell>
        </table:table-row>
        <table:table-row table:style-name="ro1">
          <table:table-cell office:value-type="float" office:value="696763" calcext:value-type="float">
            <text:p>696763</text:p>
          </table:table-cell>
          <table:table-cell office:value-type="float" office:value="0.869141" calcext:value-type="float">
            <text:p>0.869141</text:p>
          </table:table-cell>
          <table:table-cell office:value-type="float" office:value="0.269531" calcext:value-type="float">
            <text:p>0.269531</text:p>
          </table:table-cell>
          <table:table-cell office:value-type="float" office:value="0.133789" calcext:value-type="float">
            <text:p>0.133789</text:p>
          </table:table-cell>
          <table:table-cell office:value-type="float" office:value="0.223702" calcext:value-type="float">
            <text:p>0.223702</text:p>
          </table:table-cell>
          <table:table-cell office:value-type="float" office:value="0.528364" calcext:value-type="float">
            <text:p>0.528364</text:p>
          </table:table-cell>
          <table:table-cell office:value-type="float" office:value="0.370707" calcext:value-type="float">
            <text:p>0.370707</text:p>
          </table:table-cell>
        </table:table-row>
        <table:table-row table:style-name="ro1">
          <table:table-cell office:value-type="float" office:value="698013" calcext:value-type="float">
            <text:p>698013</text:p>
          </table:table-cell>
          <table:table-cell office:value-type="float" office:value="0.866211" calcext:value-type="float">
            <text:p>0.866211</text:p>
          </table:table-cell>
          <table:table-cell office:value-type="float" office:value="0.269531" calcext:value-type="float">
            <text:p>0.269531</text:p>
          </table:table-cell>
          <table:table-cell office:value-type="float" office:value="0.139648" calcext:value-type="float">
            <text:p>0.139648</text:p>
          </table:table-cell>
          <table:table-cell office:value-type="float" office:value="0.223702" calcext:value-type="float">
            <text:p>0.223702</text:p>
          </table:table-cell>
          <table:table-cell office:value-type="float" office:value="0.526234" calcext:value-type="float">
            <text:p>0.526234</text:p>
          </table:table-cell>
          <table:table-cell office:value-type="float" office:value="0.364316" calcext:value-type="float">
            <text:p>0.364316</text:p>
          </table:table-cell>
        </table:table-row>
        <table:table-row table:style-name="ro1">
          <table:table-cell office:value-type="float" office:value="699262" calcext:value-type="float">
            <text:p>699262</text:p>
          </table:table-cell>
          <table:table-cell office:value-type="float" office:value="0.873047" calcext:value-type="float">
            <text:p>0.873047</text:p>
          </table:table-cell>
          <table:table-cell office:value-type="float" office:value="0.269531" calcext:value-type="float">
            <text:p>0.269531</text:p>
          </table:table-cell>
          <table:table-cell office:value-type="float" office:value="0.138672" calcext:value-type="float">
            <text:p>0.138672</text:p>
          </table:table-cell>
          <table:table-cell office:value-type="float" office:value="0.221572" calcext:value-type="float">
            <text:p>0.221572</text:p>
          </table:table-cell>
          <table:table-cell office:value-type="float" office:value="0.528364" calcext:value-type="float">
            <text:p>0.528364</text:p>
          </table:table-cell>
          <table:table-cell office:value-type="float" office:value="0.360054" calcext:value-type="float">
            <text:p>0.360054</text:p>
          </table:table-cell>
        </table:table-row>
        <table:table-row table:style-name="ro1">
          <table:table-cell office:value-type="float" office:value="700509" calcext:value-type="float">
            <text:p>700509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266602" calcext:value-type="float">
            <text:p>0.266602</text:p>
          </table:table-cell>
          <table:table-cell office:value-type="float" office:value="0.137695" calcext:value-type="float">
            <text:p>0.137695</text:p>
          </table:table-cell>
          <table:table-cell office:value-type="float" office:value="0.221572" calcext:value-type="float">
            <text:p>0.221572</text:p>
          </table:table-cell>
          <table:table-cell office:value-type="float" office:value="0.521972" calcext:value-type="float">
            <text:p>0.521972</text:p>
          </table:table-cell>
          <table:table-cell office:value-type="float" office:value="0.362185" calcext:value-type="float">
            <text:p>0.362185</text:p>
          </table:table-cell>
        </table:table-row>
        <table:table-row table:style-name="ro1">
          <table:table-cell office:value-type="float" office:value="701758" calcext:value-type="float">
            <text:p>701758</text:p>
          </table:table-cell>
          <table:table-cell office:value-type="float" office:value="0.867188" calcext:value-type="float">
            <text:p>0.867188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142578" calcext:value-type="float">
            <text:p>0.142578</text:p>
          </table:table-cell>
          <table:table-cell office:value-type="float" office:value="0.219442" calcext:value-type="float">
            <text:p>0.219442</text:p>
          </table:table-cell>
          <table:table-cell office:value-type="float" office:value="0.513451" calcext:value-type="float">
            <text:p>0.513451</text:p>
          </table:table-cell>
          <table:table-cell office:value-type="float" office:value="0.366446" calcext:value-type="float">
            <text:p>0.366446</text:p>
          </table:table-cell>
        </table:table-row>
        <table:table-row table:style-name="ro1">
          <table:table-cell office:value-type="float" office:value="703008" calcext:value-type="float">
            <text:p>703008</text:p>
          </table:table-cell>
          <table:table-cell office:value-type="float" office:value="0.864258" calcext:value-type="float">
            <text:p>0.864258</text:p>
          </table:table-cell>
          <table:table-cell office:value-type="float" office:value="0.260742" calcext:value-type="float">
            <text:p>0.260742</text:p>
          </table:table-cell>
          <table:table-cell office:value-type="float" office:value="0.144531" calcext:value-type="float">
            <text:p>0.144531</text:p>
          </table:table-cell>
          <table:table-cell office:value-type="float" office:value="0.217311" calcext:value-type="float">
            <text:p>0.217311</text:p>
          </table:table-cell>
          <table:table-cell office:value-type="float" office:value="0.504929" calcext:value-type="float">
            <text:p>0.504929</text:p>
          </table:table-cell>
          <table:table-cell office:value-type="float" office:value="0.370707" calcext:value-type="float">
            <text:p>0.370707</text:p>
          </table:table-cell>
        </table:table-row>
        <table:table-row table:style-name="ro1">
          <table:table-cell office:value-type="float" office:value="704256" calcext:value-type="float">
            <text:p>704256</text:p>
          </table:table-cell>
          <table:table-cell office:value-type="float" office:value="0.871094" calcext:value-type="float">
            <text:p>0.871094</text:p>
          </table:table-cell>
          <table:table-cell office:value-type="float" office:value="0.249023" calcext:value-type="float">
            <text:p>0.249023</text:p>
          </table:table-cell>
          <table:table-cell office:value-type="float" office:value="0.143555" calcext:value-type="float">
            <text:p>0.143555</text:p>
          </table:table-cell>
          <table:table-cell office:value-type="float" office:value="0.21518" calcext:value-type="float">
            <text:p>0.21518</text:p>
          </table:table-cell>
          <table:table-cell office:value-type="float" office:value="0.496407" calcext:value-type="float">
            <text:p>0.496407</text:p>
          </table:table-cell>
          <table:table-cell office:value-type="float" office:value="0.377099" calcext:value-type="float">
            <text:p>0.377099</text:p>
          </table:table-cell>
        </table:table-row>
        <table:table-row table:style-name="ro1">
          <table:table-cell office:value-type="float" office:value="705504" calcext:value-type="float">
            <text:p>705504</text:p>
          </table:table-cell>
          <table:table-cell office:value-type="float" office:value="0.876953" calcext:value-type="float">
            <text:p>0.876953</text:p>
          </table:table-cell>
          <table:table-cell office:value-type="float" office:value="0.250977" calcext:value-type="float">
            <text:p>0.250977</text:p>
          </table:table-cell>
          <table:table-cell office:value-type="float" office:value="0.143555" calcext:value-type="float">
            <text:p>0.143555</text:p>
          </table:table-cell>
          <table:table-cell office:value-type="float" office:value="0.21518" calcext:value-type="float">
            <text:p>0.21518</text:p>
          </table:table-cell>
          <table:table-cell office:value-type="float" office:value="0.483623" calcext:value-type="float">
            <text:p>0.483623</text:p>
          </table:table-cell>
          <table:table-cell office:value-type="float" office:value="0.379229" calcext:value-type="float">
            <text:p>0.379229</text:p>
          </table:table-cell>
        </table:table-row>
        <table:table-row table:style-name="ro1">
          <table:table-cell office:value-type="float" office:value="706752" calcext:value-type="float">
            <text:p>706752</text:p>
          </table:table-cell>
          <table:table-cell office:value-type="float" office:value="0.885742" calcext:value-type="float">
            <text:p>0.885742</text:p>
          </table:table-cell>
          <table:table-cell office:value-type="float" office:value="0.251953" calcext:value-type="float">
            <text:p>0.251953</text:p>
          </table:table-cell>
          <table:table-cell office:value-type="float" office:value="0.144531" calcext:value-type="float">
            <text:p>0.144531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481493" calcext:value-type="float">
            <text:p>0.481493</text:p>
          </table:table-cell>
          <table:table-cell office:value-type="float" office:value="0.377099" calcext:value-type="float">
            <text:p>0.377099</text:p>
          </table:table-cell>
        </table:table-row>
        <table:table-row table:style-name="ro1">
          <table:table-cell office:value-type="float" office:value="708001" calcext:value-type="float">
            <text:p>708001</text:p>
          </table:table-cell>
          <table:table-cell office:value-type="float" office:value="0.889648" calcext:value-type="float">
            <text:p>0.889648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145508" calcext:value-type="float">
            <text:p>0.145508</text:p>
          </table:table-cell>
          <table:table-cell office:value-type="float" office:value="0.208789" calcext:value-type="float">
            <text:p>0.208789</text:p>
          </table:table-cell>
          <table:table-cell office:value-type="float" office:value="0.481493" calcext:value-type="float">
            <text:p>0.481493</text:p>
          </table:table-cell>
          <table:table-cell office:value-type="float" office:value="0.374968" calcext:value-type="float">
            <text:p>0.374968</text:p>
          </table:table-cell>
        </table:table-row>
        <table:table-row table:style-name="ro1">
          <table:table-cell office:value-type="float" office:value="709250" calcext:value-type="float">
            <text:p>709250</text:p>
          </table:table-cell>
          <table:table-cell office:value-type="float" office:value="0.888672" calcext:value-type="float">
            <text:p>0.888672</text:p>
          </table:table-cell>
          <table:table-cell office:value-type="float" office:value="0.254883" calcext:value-type="float">
            <text:p>0.254883</text:p>
          </table:table-cell>
          <table:table-cell office:value-type="float" office:value="0.148437" calcext:value-type="float">
            <text:p>0.148437</text:p>
          </table:table-cell>
          <table:table-cell office:value-type="float" office:value="0.208789" calcext:value-type="float">
            <text:p>0.208789</text:p>
          </table:table-cell>
          <table:table-cell office:value-type="float" office:value="0.479363" calcext:value-type="float">
            <text:p>0.479363</text:p>
          </table:table-cell>
          <table:table-cell office:value-type="float" office:value="0.370707" calcext:value-type="float">
            <text:p>0.370707</text:p>
          </table:table-cell>
        </table:table-row>
        <table:table-row table:style-name="ro1">
          <table:table-cell office:value-type="float" office:value="710498" calcext:value-type="float">
            <text:p>710498</text:p>
          </table:table-cell>
          <table:table-cell office:value-type="float" office:value="0.887695" calcext:value-type="float">
            <text:p>0.887695</text:p>
          </table:table-cell>
          <table:table-cell office:value-type="float" office:value="0.254883" calcext:value-type="float">
            <text:p>0.254883</text:p>
          </table:table-cell>
          <table:table-cell office:value-type="float" office:value="0.151367" calcext:value-type="float">
            <text:p>0.151367</text:p>
          </table:table-cell>
          <table:table-cell office:value-type="float" office:value="0.208789" calcext:value-type="float">
            <text:p>0.208789</text:p>
          </table:table-cell>
          <table:table-cell office:value-type="float" office:value="0.479363" calcext:value-type="float">
            <text:p>0.479363</text:p>
          </table:table-cell>
          <table:table-cell office:value-type="float" office:value="0.364316" calcext:value-type="float">
            <text:p>0.364316</text:p>
          </table:table-cell>
        </table:table-row>
        <table:table-row table:style-name="ro1">
          <table:table-cell office:value-type="float" office:value="711749" calcext:value-type="float">
            <text:p>711749</text:p>
          </table:table-cell>
          <table:table-cell office:value-type="float" office:value="0.891602" calcext:value-type="float">
            <text:p>0.891602</text:p>
          </table:table-cell>
          <table:table-cell office:value-type="float" office:value="0.253906" calcext:value-type="float">
            <text:p>0.253906</text:p>
          </table:table-cell>
          <table:table-cell office:value-type="float" office:value="0.152344" calcext:value-type="float">
            <text:p>0.152344</text:p>
          </table:table-cell>
          <table:table-cell office:value-type="float" office:value="0.204528" calcext:value-type="float">
            <text:p>0.204528</text:p>
          </table:table-cell>
          <table:table-cell office:value-type="float" office:value="0.475102" calcext:value-type="float">
            <text:p>0.475102</text:p>
          </table:table-cell>
          <table:table-cell office:value-type="float" office:value="0.355793" calcext:value-type="float">
            <text:p>0.355793</text:p>
          </table:table-cell>
        </table:table-row>
        <table:table-row table:style-name="ro1">
          <table:table-cell office:value-type="float" office:value="712996" calcext:value-type="float">
            <text:p>712996</text:p>
          </table:table-cell>
          <table:table-cell office:value-type="float" office:value="0.895508" calcext:value-type="float">
            <text:p>0.895508</text:p>
          </table:table-cell>
          <table:table-cell office:value-type="float" office:value="0.258789" calcext:value-type="float">
            <text:p>0.258789</text:p>
          </table:table-cell>
          <table:table-cell office:value-type="float" office:value="0.150391" calcext:value-type="float">
            <text:p>0.150391</text:p>
          </table:table-cell>
          <table:table-cell office:value-type="float" office:value="0.198136" calcext:value-type="float">
            <text:p>0.198136</text:p>
          </table:table-cell>
          <table:table-cell office:value-type="float" office:value="0.472971" calcext:value-type="float">
            <text:p>0.472971</text:p>
          </table:table-cell>
          <table:table-cell office:value-type="float" office:value="0.347272" calcext:value-type="float">
            <text:p>0.347272</text:p>
          </table:table-cell>
        </table:table-row>
        <table:table-row table:style-name="ro1">
          <table:table-cell office:value-type="float" office:value="714244" calcext:value-type="float">
            <text:p>714244</text:p>
          </table:table-cell>
          <table:table-cell office:value-type="float" office:value="0.90332" calcext:value-type="float">
            <text:p>0.90332</text:p>
          </table:table-cell>
          <table:table-cell office:value-type="float" office:value="0.256836" calcext:value-type="float">
            <text:p>0.256836</text:p>
          </table:table-cell>
          <table:table-cell office:value-type="float" office:value="0.143555" calcext:value-type="float">
            <text:p>0.143555</text:p>
          </table:table-cell>
          <table:table-cell office:value-type="float" office:value="0.191745" calcext:value-type="float">
            <text:p>0.191745</text:p>
          </table:table-cell>
          <table:table-cell office:value-type="float" office:value="0.472971" calcext:value-type="float">
            <text:p>0.472971</text:p>
          </table:table-cell>
          <table:table-cell office:value-type="float" office:value="0.345141" calcext:value-type="float">
            <text:p>0.345141</text:p>
          </table:table-cell>
        </table:table-row>
        <table:table-row table:style-name="ro1">
          <table:table-cell office:value-type="float" office:value="715495" calcext:value-type="float">
            <text:p>715495</text:p>
          </table:table-cell>
          <table:table-cell office:value-type="float" office:value="0.905273" calcext:value-type="float">
            <text:p>0.905273</text:p>
          </table:table-cell>
          <table:table-cell office:value-type="float" office:value="0.25293" calcext:value-type="float">
            <text:p>0.25293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0.187484" calcext:value-type="float">
            <text:p>0.187484</text:p>
          </table:table-cell>
          <table:table-cell office:value-type="float" office:value="0.472971" calcext:value-type="float">
            <text:p>0.472971</text:p>
          </table:table-cell>
          <table:table-cell office:value-type="float" office:value="0.34088" calcext:value-type="float">
            <text:p>0.34088</text:p>
          </table:table-cell>
        </table:table-row>
        <table:table-row table:style-name="ro1">
          <table:table-cell office:value-type="float" office:value="716745" calcext:value-type="float">
            <text:p>716745</text:p>
          </table:table-cell>
          <table:table-cell office:value-type="float" office:value="0.904297" calcext:value-type="float">
            <text:p>0.904297</text:p>
          </table:table-cell>
          <table:table-cell office:value-type="float" office:value="0.251953" calcext:value-type="float">
            <text:p>0.251953</text:p>
          </table:table-cell>
          <table:table-cell office:value-type="float" office:value="0.151367" calcext:value-type="float">
            <text:p>0.151367</text:p>
          </table:table-cell>
          <table:table-cell office:value-type="float" office:value="0.183223" calcext:value-type="float">
            <text:p>0.183223</text:p>
          </table:table-cell>
          <table:table-cell office:value-type="float" office:value="0.47084" calcext:value-type="float">
            <text:p>0.47084</text:p>
          </table:table-cell>
          <table:table-cell office:value-type="float" office:value="0.332358" calcext:value-type="float">
            <text:p>0.332358</text:p>
          </table:table-cell>
        </table:table-row>
        <table:table-row table:style-name="ro1">
          <table:table-cell office:value-type="float" office:value="717991" calcext:value-type="float">
            <text:p>717991</text:p>
          </table:table-cell>
          <table:table-cell office:value-type="float" office:value="0.90918" calcext:value-type="float">
            <text:p>0.90918</text:p>
          </table:table-cell>
          <table:table-cell office:value-type="float" office:value="0.253906" calcext:value-type="float">
            <text:p>0.253906</text:p>
          </table:table-cell>
          <table:table-cell office:value-type="float" office:value="0.148437" calcext:value-type="float">
            <text:p>0.148437</text:p>
          </table:table-cell>
          <table:table-cell office:value-type="float" office:value="0.185354" calcext:value-type="float">
            <text:p>0.185354</text:p>
          </table:table-cell>
          <table:table-cell office:value-type="float" office:value="0.472971" calcext:value-type="float">
            <text:p>0.472971</text:p>
          </table:table-cell>
          <table:table-cell office:value-type="float" office:value="0.328097" calcext:value-type="float">
            <text:p>0.328097</text:p>
          </table:table-cell>
        </table:table-row>
        <table:table-row table:style-name="ro1">
          <table:table-cell office:value-type="float" office:value="719242" calcext:value-type="float">
            <text:p>719242</text:p>
          </table:table-cell>
          <table:table-cell office:value-type="float" office:value="0.917969" calcext:value-type="float">
            <text:p>0.917969</text:p>
          </table:table-cell>
          <table:table-cell office:value-type="float" office:value="0.256836" calcext:value-type="float">
            <text:p>0.256836</text:p>
          </table:table-cell>
          <table:table-cell office:value-type="float" office:value="0.151367" calcext:value-type="float">
            <text:p>0.151367</text:p>
          </table:table-cell>
          <table:table-cell office:value-type="float" office:value="0.183223" calcext:value-type="float">
            <text:p>0.183223</text:p>
          </table:table-cell>
          <table:table-cell office:value-type="float" office:value="0.472971" calcext:value-type="float">
            <text:p>0.472971</text:p>
          </table:table-cell>
          <table:table-cell office:value-type="float" office:value="0.325966" calcext:value-type="float">
            <text:p>0.325966</text:p>
          </table:table-cell>
        </table:table-row>
        <table:table-row table:style-name="ro1">
          <table:table-cell office:value-type="float" office:value="720488" calcext:value-type="float">
            <text:p>720488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255859" calcext:value-type="float">
            <text:p>0.255859</text:p>
          </table:table-cell>
          <table:table-cell office:value-type="float" office:value="0.150391" calcext:value-type="float">
            <text:p>0.150391</text:p>
          </table:table-cell>
          <table:table-cell office:value-type="float" office:value="0.181092" calcext:value-type="float">
            <text:p>0.181092</text:p>
          </table:table-cell>
          <table:table-cell office:value-type="float" office:value="0.475102" calcext:value-type="float">
            <text:p>0.475102</text:p>
          </table:table-cell>
          <table:table-cell office:value-type="float" office:value="0.321705" calcext:value-type="float">
            <text:p>0.321705</text:p>
          </table:table-cell>
        </table:table-row>
        <table:table-row table:style-name="ro1">
          <table:table-cell office:value-type="float" office:value="721737" calcext:value-type="float">
            <text:p>721737</text:p>
          </table:table-cell>
          <table:table-cell office:value-type="float" office:value="0.923828" calcext:value-type="float">
            <text:p>0.923828</text:p>
          </table:table-cell>
          <table:table-cell office:value-type="float" office:value="0.249023" calcext:value-type="float">
            <text:p>0.249023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0.181092" calcext:value-type="float">
            <text:p>0.181092</text:p>
          </table:table-cell>
          <table:table-cell office:value-type="float" office:value="0.483623" calcext:value-type="float">
            <text:p>0.483623</text:p>
          </table:table-cell>
          <table:table-cell office:value-type="float" office:value="0.317445" calcext:value-type="float">
            <text:p>0.317445</text:p>
          </table:table-cell>
        </table:table-row>
        <table:table-row table:style-name="ro1">
          <table:table-cell office:value-type="float" office:value="722985" calcext:value-type="float">
            <text:p>722985</text:p>
          </table:table-cell>
          <table:table-cell office:value-type="float" office:value="0.929688" calcext:value-type="float">
            <text:p>0.929688</text:p>
          </table:table-cell>
          <table:table-cell office:value-type="float" office:value="0.249023" calcext:value-type="float">
            <text:p>0.249023</text:p>
          </table:table-cell>
          <table:table-cell office:value-type="float" office:value="0.149414" calcext:value-type="float">
            <text:p>0.149414</text:p>
          </table:table-cell>
          <table:table-cell office:value-type="float" office:value="0.174701" calcext:value-type="float">
            <text:p>0.174701</text:p>
          </table:table-cell>
          <table:table-cell office:value-type="float" office:value="0.490015" calcext:value-type="float">
            <text:p>0.490015</text:p>
          </table:table-cell>
          <table:table-cell office:value-type="float" office:value="0.321705" calcext:value-type="float">
            <text:p>0.321705</text:p>
          </table:table-cell>
        </table:table-row>
        <table:table-row table:style-name="ro1">
          <table:table-cell office:value-type="float" office:value="724234" calcext:value-type="float">
            <text:p>724234</text:p>
          </table:table-cell>
          <table:table-cell office:value-type="float" office:value="0.93457" calcext:value-type="float">
            <text:p>0.93457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161133" calcext:value-type="float">
            <text:p>0.161133</text:p>
          </table:table-cell>
          <table:table-cell office:value-type="float" office:value="0.17257" calcext:value-type="float">
            <text:p>0.17257</text:p>
          </table:table-cell>
          <table:table-cell office:value-type="float" office:value="0.498537" calcext:value-type="float">
            <text:p>0.498537</text:p>
          </table:table-cell>
          <table:table-cell office:value-type="float" office:value="0.323836" calcext:value-type="float">
            <text:p>0.323836</text:p>
          </table:table-cell>
        </table:table-row>
        <table:table-row table:style-name="ro1">
          <table:table-cell office:value-type="float" office:value="725484" calcext:value-type="float">
            <text:p>725484</text:p>
          </table:table-cell>
          <table:table-cell office:value-type="float" office:value="0.935547" calcext:value-type="float">
            <text:p>0.935547</text:p>
          </table:table-cell>
          <table:table-cell office:value-type="float" office:value="0.245117" calcext:value-type="float">
            <text:p>0.245117</text:p>
          </table:table-cell>
          <table:table-cell office:value-type="float" office:value="0.162109" calcext:value-type="float">
            <text:p>0.162109</text:p>
          </table:table-cell>
          <table:table-cell office:value-type="float" office:value="0.176832" calcext:value-type="float">
            <text:p>0.176832</text:p>
          </table:table-cell>
          <table:table-cell office:value-type="float" office:value="0.509189" calcext:value-type="float">
            <text:p>0.509189</text:p>
          </table:table-cell>
          <table:table-cell office:value-type="float" office:value="0.321705" calcext:value-type="float">
            <text:p>0.321705</text:p>
          </table:table-cell>
        </table:table-row>
        <table:table-row table:style-name="ro1">
          <table:table-cell office:value-type="float" office:value="726731" calcext:value-type="float">
            <text:p>726731</text:p>
          </table:table-cell>
          <table:table-cell office:value-type="float" office:value="0.930664" calcext:value-type="float">
            <text:p>0.930664</text:p>
          </table:table-cell>
          <table:table-cell office:value-type="float" office:value="0.254883" calcext:value-type="float">
            <text:p>0.254883</text:p>
          </table:table-cell>
          <table:table-cell office:value-type="float" office:value="0.163086" calcext:value-type="float">
            <text:p>0.163086</text:p>
          </table:table-cell>
          <table:table-cell office:value-type="float" office:value="0.17257" calcext:value-type="float">
            <text:p>0.17257</text:p>
          </table:table-cell>
          <table:table-cell office:value-type="float" office:value="0.515581" calcext:value-type="float">
            <text:p>0.515581</text:p>
          </table:table-cell>
          <table:table-cell office:value-type="float" office:value="0.317445" calcext:value-type="float">
            <text:p>0.317445</text:p>
          </table:table-cell>
        </table:table-row>
        <table:table-row table:style-name="ro1">
          <table:table-cell office:value-type="float" office:value="727980" calcext:value-type="float">
            <text:p>727980</text:p>
          </table:table-cell>
          <table:table-cell office:value-type="float" office:value="0.926758" calcext:value-type="float">
            <text:p>0.926758</text:p>
          </table:table-cell>
          <table:table-cell office:value-type="float" office:value="0.257812" calcext:value-type="float">
            <text:p>0.257812</text:p>
          </table:table-cell>
          <table:table-cell office:value-type="float" office:value="0.165039" calcext:value-type="float">
            <text:p>0.165039</text:p>
          </table:table-cell>
          <table:table-cell office:value-type="float" office:value="0.16831" calcext:value-type="float">
            <text:p>0.16831</text:p>
          </table:table-cell>
          <table:table-cell office:value-type="float" office:value="0.528364" calcext:value-type="float">
            <text:p>0.528364</text:p>
          </table:table-cell>
          <table:table-cell office:value-type="float" office:value="0.313184" calcext:value-type="float">
            <text:p>0.313184</text:p>
          </table:table-cell>
        </table:table-row>
        <table:table-row table:style-name="ro1">
          <table:table-cell office:value-type="float" office:value="729229" calcext:value-type="float">
            <text:p>729229</text:p>
          </table:table-cell>
          <table:table-cell office:value-type="float" office:value="0.93457" calcext:value-type="float">
            <text:p>0.93457</text:p>
          </table:table-cell>
          <table:table-cell office:value-type="float" office:value="0.254883" calcext:value-type="float">
            <text:p>0.254883</text:p>
          </table:table-cell>
          <table:table-cell office:value-type="float" office:value="0.165039" calcext:value-type="float">
            <text:p>0.165039</text:p>
          </table:table-cell>
          <table:table-cell office:value-type="float" office:value="0.174701" calcext:value-type="float">
            <text:p>0.174701</text:p>
          </table:table-cell>
          <table:table-cell office:value-type="float" office:value="0.539017" calcext:value-type="float">
            <text:p>0.539017</text:p>
          </table:table-cell>
          <table:table-cell office:value-type="float" office:value="0.306792" calcext:value-type="float">
            <text:p>0.306792</text:p>
          </table:table-cell>
        </table:table-row>
        <table:table-row table:style-name="ro1">
          <table:table-cell office:value-type="float" office:value="730479" calcext:value-type="float">
            <text:p>730479</text:p>
          </table:table-cell>
          <table:table-cell office:value-type="float" office:value="0.93457" calcext:value-type="float">
            <text:p>0.93457</text:p>
          </table:table-cell>
          <table:table-cell office:value-type="float" office:value="0.254883" calcext:value-type="float">
            <text:p>0.254883</text:p>
          </table:table-cell>
          <table:table-cell office:value-type="float" office:value="0.170898" calcext:value-type="float">
            <text:p>0.170898</text:p>
          </table:table-cell>
          <table:table-cell office:value-type="float" office:value="0.176832" calcext:value-type="float">
            <text:p>0.176832</text:p>
          </table:table-cell>
          <table:table-cell office:value-type="float" office:value="0.549669" calcext:value-type="float">
            <text:p>0.549669</text:p>
          </table:table-cell>
          <table:table-cell office:value-type="float" office:value="0.306792" calcext:value-type="float">
            <text:p>0.306792</text:p>
          </table:table-cell>
        </table:table-row>
        <table:table-row table:style-name="ro1">
          <table:table-cell office:value-type="float" office:value="731726" calcext:value-type="float">
            <text:p>731726</text:p>
          </table:table-cell>
          <table:table-cell office:value-type="float" office:value="0.933594" calcext:value-type="float">
            <text:p>0.933594</text:p>
          </table:table-cell>
          <table:table-cell office:value-type="float" office:value="0.254883" calcext:value-type="float">
            <text:p>0.254883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178962" calcext:value-type="float">
            <text:p>0.178962</text:p>
          </table:table-cell>
          <table:table-cell office:value-type="float" office:value="0.562452" calcext:value-type="float">
            <text:p>0.562452</text:p>
          </table:table-cell>
          <table:table-cell office:value-type="float" office:value="0.304662" calcext:value-type="float">
            <text:p>0.304662</text:p>
          </table:table-cell>
        </table:table-row>
        <table:table-row table:style-name="ro1">
          <table:table-cell office:value-type="float" office:value="732975" calcext:value-type="float">
            <text:p>732975</text:p>
          </table:table-cell>
          <table:table-cell office:value-type="float" office:value="0.938477" calcext:value-type="float">
            <text:p>0.938477</text:p>
          </table:table-cell>
          <table:table-cell office:value-type="float" office:value="0.253906" calcext:value-type="float">
            <text:p>0.253906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178962" calcext:value-type="float">
            <text:p>0.178962</text:p>
          </table:table-cell>
          <table:table-cell office:value-type="float" office:value="0.577365" calcext:value-type="float">
            <text:p>0.577365</text:p>
          </table:table-cell>
          <table:table-cell office:value-type="float" office:value="0.300401" calcext:value-type="float">
            <text:p>0.300401</text:p>
          </table:table-cell>
        </table:table-row>
        <table:table-row table:style-name="ro1">
          <table:table-cell office:value-type="float" office:value="734223" calcext:value-type="float">
            <text:p>734223</text:p>
          </table:table-cell>
          <table:table-cell office:value-type="float" office:value="0.936523" calcext:value-type="float">
            <text:p>0.936523</text:p>
          </table:table-cell>
          <table:table-cell office:value-type="float" office:value="0.258789" calcext:value-type="float">
            <text:p>0.258789</text:p>
          </table:table-cell>
          <table:table-cell office:value-type="float" office:value="0.179687" calcext:value-type="float">
            <text:p>0.179687</text:p>
          </table:table-cell>
          <table:table-cell office:value-type="float" office:value="0.181092" calcext:value-type="float">
            <text:p>0.181092</text:p>
          </table:table-cell>
          <table:table-cell office:value-type="float" office:value="0.590148" calcext:value-type="float">
            <text:p>0.590148</text:p>
          </table:table-cell>
          <table:table-cell office:value-type="float" office:value="0.300401" calcext:value-type="float">
            <text:p>0.300401</text:p>
          </table:table-cell>
        </table:table-row>
        <table:table-row table:style-name="ro1">
          <table:table-cell office:value-type="float" office:value="735472" calcext:value-type="float">
            <text:p>735472</text:p>
          </table:table-cell>
          <table:table-cell office:value-type="float" office:value="0.935547" calcext:value-type="float">
            <text:p>0.935547</text:p>
          </table:table-cell>
          <table:table-cell office:value-type="float" office:value="0.25293" calcext:value-type="float">
            <text:p>0.25293</text:p>
          </table:table-cell>
          <table:table-cell office:value-type="float" office:value="0.185547" calcext:value-type="float">
            <text:p>0.185547</text:p>
          </table:table-cell>
          <table:table-cell office:value-type="float" office:value="0.185354" calcext:value-type="float">
            <text:p>0.185354</text:p>
          </table:table-cell>
          <table:table-cell office:value-type="float" office:value="0.600801" calcext:value-type="float">
            <text:p>0.600801</text:p>
          </table:table-cell>
          <table:table-cell office:value-type="float" office:value="0.294009" calcext:value-type="float">
            <text:p>0.294009</text:p>
          </table:table-cell>
        </table:table-row>
        <table:table-row table:style-name="ro1">
          <table:table-cell office:value-type="float" office:value="736721" calcext:value-type="float">
            <text:p>736721</text:p>
          </table:table-cell>
          <table:table-cell office:value-type="float" office:value="0.930664" calcext:value-type="float">
            <text:p>0.930664</text:p>
          </table:table-cell>
          <table:table-cell office:value-type="float" office:value="0.25293" calcext:value-type="float">
            <text:p>0.25293</text:p>
          </table:table-cell>
          <table:table-cell office:value-type="float" office:value="0.18457" calcext:value-type="float">
            <text:p>0.18457</text:p>
          </table:table-cell>
          <table:table-cell office:value-type="float" office:value="0.191745" calcext:value-type="float">
            <text:p>0.191745</text:p>
          </table:table-cell>
          <table:table-cell office:value-type="float" office:value="0.607193" calcext:value-type="float">
            <text:p>0.607193</text:p>
          </table:table-cell>
          <table:table-cell office:value-type="float" office:value="0.289748" calcext:value-type="float">
            <text:p>0.289748</text:p>
          </table:table-cell>
        </table:table-row>
        <table:table-row table:style-name="ro1">
          <table:table-cell office:value-type="float" office:value="737969" calcext:value-type="float">
            <text:p>737969</text:p>
          </table:table-cell>
          <table:table-cell office:value-type="float" office:value="0.929688" calcext:value-type="float">
            <text:p>0.929688</text:p>
          </table:table-cell>
          <table:table-cell office:value-type="float" office:value="0.251953" calcext:value-type="float">
            <text:p>0.251953</text:p>
          </table:table-cell>
          <table:table-cell office:value-type="float" office:value="0.188477" calcext:value-type="float">
            <text:p>0.188477</text:p>
          </table:table-cell>
          <table:table-cell office:value-type="float" office:value="0.191745" calcext:value-type="float">
            <text:p>0.191745</text:p>
          </table:table-cell>
          <table:table-cell office:value-type="float" office:value="0.617845" calcext:value-type="float">
            <text:p>0.617845</text:p>
          </table:table-cell>
          <table:table-cell office:value-type="float" office:value="0.296139" calcext:value-type="float">
            <text:p>0.296139</text:p>
          </table:table-cell>
        </table:table-row>
        <table:table-row table:style-name="ro1">
          <table:table-cell office:value-type="float" office:value="739218" calcext:value-type="float">
            <text:p>739218</text:p>
          </table:table-cell>
          <table:table-cell office:value-type="float" office:value="0.933594" calcext:value-type="float">
            <text:p>0.933594</text:p>
          </table:table-cell>
          <table:table-cell office:value-type="float" office:value="0.251953" calcext:value-type="float">
            <text:p>0.251953</text:p>
          </table:table-cell>
          <table:table-cell office:value-type="float" office:value="0.19043" calcext:value-type="float">
            <text:p>0.19043</text:p>
          </table:table-cell>
          <table:table-cell office:value-type="float" office:value="0.187484" calcext:value-type="float">
            <text:p>0.187484</text:p>
          </table:table-cell>
          <table:table-cell office:value-type="float" office:value="0.628498" calcext:value-type="float">
            <text:p>0.628498</text:p>
          </table:table-cell>
          <table:table-cell office:value-type="float" office:value="0.29827" calcext:value-type="float">
            <text:p>0.29827</text:p>
          </table:table-cell>
        </table:table-row>
        <table:table-row table:style-name="ro1">
          <table:table-cell office:value-type="float" office:value="740467" calcext:value-type="float">
            <text:p>740467</text:p>
          </table:table-cell>
          <table:table-cell office:value-type="float" office:value="0.936523" calcext:value-type="float">
            <text:p>0.936523</text:p>
          </table:table-cell>
          <table:table-cell office:value-type="float" office:value="0.250977" calcext:value-type="float">
            <text:p>0.250977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0.191745" calcext:value-type="float">
            <text:p>0.191745</text:p>
          </table:table-cell>
          <table:table-cell office:value-type="float" office:value="0.632759" calcext:value-type="float">
            <text:p>0.632759</text:p>
          </table:table-cell>
          <table:table-cell office:value-type="float" office:value="0.29827" calcext:value-type="float">
            <text:p>0.29827</text:p>
          </table:table-cell>
        </table:table-row>
        <table:table-row table:style-name="ro1">
          <table:table-cell office:value-type="float" office:value="741717" calcext:value-type="float">
            <text:p>741717</text:p>
          </table:table-cell>
          <table:table-cell office:value-type="float" office:value="0.941406" calcext:value-type="float">
            <text:p>0.941406</text:p>
          </table:table-cell>
          <table:table-cell office:value-type="float" office:value="0.25293" calcext:value-type="float">
            <text:p>0.25293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0.191745" calcext:value-type="float">
            <text:p>0.191745</text:p>
          </table:table-cell>
          <table:table-cell office:value-type="float" office:value="0.634889" calcext:value-type="float">
            <text:p>0.634889</text:p>
          </table:table-cell>
          <table:table-cell office:value-type="float" office:value="0.29827" calcext:value-type="float">
            <text:p>0.29827</text:p>
          </table:table-cell>
        </table:table-row>
        <table:table-row table:style-name="ro1">
          <table:table-cell office:value-type="float" office:value="742964" calcext:value-type="float">
            <text:p>742964</text:p>
          </table:table-cell>
          <table:table-cell office:value-type="float" office:value="0.94043" calcext:value-type="float">
            <text:p>0.94043</text:p>
          </table:table-cell>
          <table:table-cell office:value-type="float" office:value="0.25" calcext:value-type="float">
            <text:p>0.25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0.198136" calcext:value-type="float">
            <text:p>0.198136</text:p>
          </table:table-cell>
          <table:table-cell office:value-type="float" office:value="0.637019" calcext:value-type="float">
            <text:p>0.637019</text:p>
          </table:table-cell>
          <table:table-cell office:value-type="float" office:value="0.300401" calcext:value-type="float">
            <text:p>0.300401</text:p>
          </table:table-cell>
        </table:table-row>
        <table:table-row table:style-name="ro1">
          <table:table-cell office:value-type="float" office:value="744213" calcext:value-type="float">
            <text:p>744213</text:p>
          </table:table-cell>
          <table:table-cell office:value-type="float" office:value="0.949219" calcext:value-type="float">
            <text:p>0.949219</text:p>
          </table:table-cell>
          <table:table-cell office:value-type="float" office:value="0.253906" calcext:value-type="float">
            <text:p>0.253906</text:p>
          </table:table-cell>
          <table:table-cell office:value-type="float" office:value="0.19043" calcext:value-type="float">
            <text:p>0.19043</text:p>
          </table:table-cell>
          <table:table-cell office:value-type="float" office:value="0.198136" calcext:value-type="float">
            <text:p>0.198136</text:p>
          </table:table-cell>
          <table:table-cell office:value-type="float" office:value="0.634889" calcext:value-type="float">
            <text:p>0.634889</text:p>
          </table:table-cell>
          <table:table-cell office:value-type="float" office:value="0.300401" calcext:value-type="float">
            <text:p>0.300401</text:p>
          </table:table-cell>
        </table:table-row>
        <table:table-row table:style-name="ro1">
          <table:table-cell office:value-type="float" office:value="745461" calcext:value-type="float">
            <text:p>745461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248047" calcext:value-type="float">
            <text:p>0.248047</text:p>
          </table:table-cell>
          <table:table-cell office:value-type="float" office:value="0.188477" calcext:value-type="float">
            <text:p>0.188477</text:p>
          </table:table-cell>
          <table:table-cell office:value-type="float" office:value="0.193876" calcext:value-type="float">
            <text:p>0.193876</text:p>
          </table:table-cell>
          <table:table-cell office:value-type="float" office:value="0.630628" calcext:value-type="float">
            <text:p>0.630628</text:p>
          </table:table-cell>
          <table:table-cell office:value-type="float" office:value="0.304662" calcext:value-type="float">
            <text:p>0.304662</text:p>
          </table:table-cell>
        </table:table-row>
        <table:table-row table:style-name="ro1">
          <table:table-cell office:value-type="float" office:value="746712" calcext:value-type="float">
            <text:p>746712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242188" calcext:value-type="float">
            <text:p>0.242188</text:p>
          </table:table-cell>
          <table:table-cell office:value-type="float" office:value="0.186523" calcext:value-type="float">
            <text:p>0.186523</text:p>
          </table:table-cell>
          <table:table-cell office:value-type="float" office:value="0.198136" calcext:value-type="float">
            <text:p>0.198136</text:p>
          </table:table-cell>
          <table:table-cell office:value-type="float" office:value="0.624236" calcext:value-type="float">
            <text:p>0.624236</text:p>
          </table:table-cell>
          <table:table-cell office:value-type="float" office:value="0.308922" calcext:value-type="float">
            <text:p>0.308922</text:p>
          </table:table-cell>
        </table:table-row>
        <table:table-row table:style-name="ro1">
          <table:table-cell office:value-type="float" office:value="747959" calcext:value-type="float">
            <text:p>747959</text:p>
          </table:table-cell>
          <table:table-cell office:value-type="float" office:value="0.951172" calcext:value-type="float">
            <text:p>0.951172</text:p>
          </table:table-cell>
          <table:table-cell office:value-type="float" office:value="0.241211" calcext:value-type="float">
            <text:p>0.241211</text:p>
          </table:table-cell>
          <table:table-cell office:value-type="float" office:value="0.188477" calcext:value-type="float">
            <text:p>0.188477</text:p>
          </table:table-cell>
          <table:table-cell office:value-type="float" office:value="0.200267" calcext:value-type="float">
            <text:p>0.200267</text:p>
          </table:table-cell>
          <table:table-cell office:value-type="float" office:value="0.619976" calcext:value-type="float">
            <text:p>0.619976</text:p>
          </table:table-cell>
          <table:table-cell office:value-type="float" office:value="0.300401" calcext:value-type="float">
            <text:p>0.300401</text:p>
          </table:table-cell>
        </table:table-row>
        <table:table-row table:style-name="ro1">
          <table:table-cell office:value-type="float" office:value="749208" calcext:value-type="float">
            <text:p>749208</text:p>
          </table:table-cell>
          <table:table-cell office:value-type="float" office:value="0.959961" calcext:value-type="float">
            <text:p>0.959961</text:p>
          </table:table-cell>
          <table:table-cell office:value-type="float" office:value="0.239258" calcext:value-type="float">
            <text:p>0.239258</text:p>
          </table:table-cell>
          <table:table-cell office:value-type="float" office:value="0.182617" calcext:value-type="float">
            <text:p>0.182617</text:p>
          </table:table-cell>
          <table:table-cell office:value-type="float" office:value="0.202398" calcext:value-type="float">
            <text:p>0.202398</text:p>
          </table:table-cell>
          <table:table-cell office:value-type="float" office:value="0.617845" calcext:value-type="float">
            <text:p>0.617845</text:p>
          </table:table-cell>
          <table:table-cell office:value-type="float" office:value="0.294009" calcext:value-type="float">
            <text:p>0.294009</text:p>
          </table:table-cell>
        </table:table-row>
        <table:table-row table:style-name="ro1">
          <table:table-cell office:value-type="float" office:value="750456" calcext:value-type="float">
            <text:p>750456</text:p>
          </table:table-cell>
          <table:table-cell office:value-type="float" office:value="0.954102" calcext:value-type="float">
            <text:p>0.954102</text:p>
          </table:table-cell>
          <table:table-cell office:value-type="float" office:value="0.238281" calcext:value-type="float">
            <text:p>0.238281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0.202398" calcext:value-type="float">
            <text:p>0.202398</text:p>
          </table:table-cell>
          <table:table-cell office:value-type="float" office:value="0.619976" calcext:value-type="float">
            <text:p>0.619976</text:p>
          </table:table-cell>
          <table:table-cell office:value-type="float" office:value="0.294009" calcext:value-type="float">
            <text:p>0.294009</text:p>
          </table:table-cell>
        </table:table-row>
        <table:table-row table:style-name="ro1">
          <table:table-cell office:value-type="float" office:value="751705" calcext:value-type="float">
            <text:p>751705</text:p>
          </table:table-cell>
          <table:table-cell office:value-type="float" office:value="0.959961" calcext:value-type="float">
            <text:p>0.959961</text:p>
          </table:table-cell>
          <table:table-cell office:value-type="float" office:value="0.237305" calcext:value-type="float">
            <text:p>0.237305</text:p>
          </table:table-cell>
          <table:table-cell office:value-type="float" office:value="0.180664" calcext:value-type="float">
            <text:p>0.180664</text:p>
          </table:table-cell>
          <table:table-cell office:value-type="float" office:value="0.204528" calcext:value-type="float">
            <text:p>0.204528</text:p>
          </table:table-cell>
          <table:table-cell office:value-type="float" office:value="0.619976" calcext:value-type="float">
            <text:p>0.619976</text:p>
          </table:table-cell>
          <table:table-cell office:value-type="float" office:value="0.283357" calcext:value-type="float">
            <text:p>0.283357</text:p>
          </table:table-cell>
        </table:table-row>
        <table:table-row table:style-name="ro1">
          <table:table-cell office:value-type="float" office:value="752955" calcext:value-type="float">
            <text:p>752955</text:p>
          </table:table-cell>
          <table:table-cell office:value-type="float" office:value="0.966797" calcext:value-type="float">
            <text:p>0.966797</text:p>
          </table:table-cell>
          <table:table-cell office:value-type="float" office:value="0.241211" calcext:value-type="float">
            <text:p>0.241211</text:p>
          </table:table-cell>
          <table:table-cell office:value-type="float" office:value="0.178711" calcext:value-type="float">
            <text:p>0.178711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622106" calcext:value-type="float">
            <text:p>0.622106</text:p>
          </table:table-cell>
          <table:table-cell office:value-type="float" office:value="0.270574" calcext:value-type="float">
            <text:p>0.270574</text:p>
          </table:table-cell>
        </table:table-row>
        <table:table-row table:style-name="ro1">
          <table:table-cell office:value-type="float" office:value="754205" calcext:value-type="float">
            <text:p>754205</text:p>
          </table:table-cell>
          <table:table-cell office:value-type="float" office:value="0.964844" calcext:value-type="float">
            <text:p>0.964844</text:p>
          </table:table-cell>
          <table:table-cell office:value-type="float" office:value="0.246094" calcext:value-type="float">
            <text:p>0.246094</text:p>
          </table:table-cell>
          <table:table-cell office:value-type="float" office:value="0.179687" calcext:value-type="float">
            <text:p>0.179687</text:p>
          </table:table-cell>
          <table:table-cell office:value-type="float" office:value="0.208789" calcext:value-type="float">
            <text:p>0.208789</text:p>
          </table:table-cell>
          <table:table-cell office:value-type="float" office:value="0.628498" calcext:value-type="float">
            <text:p>0.628498</text:p>
          </table:table-cell>
          <table:table-cell office:value-type="float" office:value="0.264182" calcext:value-type="float">
            <text:p>0.264182</text:p>
          </table:table-cell>
        </table:table-row>
        <table:table-row table:style-name="ro1">
          <table:table-cell office:value-type="float" office:value="755451" calcext:value-type="float">
            <text:p>755451</text:p>
          </table:table-cell>
          <table:table-cell office:value-type="float" office:value="0.962891" calcext:value-type="float">
            <text:p>0.962891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176758" calcext:value-type="float">
            <text:p>0.176758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632759" calcext:value-type="float">
            <text:p>0.632759</text:p>
          </table:table-cell>
          <table:table-cell office:value-type="float" office:value="0.259921" calcext:value-type="float">
            <text:p>0.259921</text:p>
          </table:table-cell>
        </table:table-row>
        <table:table-row table:style-name="ro1">
          <table:table-cell office:value-type="float" office:value="756700" calcext:value-type="float">
            <text:p>756700</text:p>
          </table:table-cell>
          <table:table-cell office:value-type="float" office:value="0.963867" calcext:value-type="float">
            <text:p>0.963867</text:p>
          </table:table-cell>
          <table:table-cell office:value-type="float" office:value="0.242188" calcext:value-type="float">
            <text:p>0.242188</text:p>
          </table:table-cell>
          <table:table-cell office:value-type="float" office:value="0.169922" calcext:value-type="float">
            <text:p>0.169922</text:p>
          </table:table-cell>
          <table:table-cell office:value-type="float" office:value="0.21518" calcext:value-type="float">
            <text:p>0.21518</text:p>
          </table:table-cell>
          <table:table-cell office:value-type="float" office:value="0.634889" calcext:value-type="float">
            <text:p>0.634889</text:p>
          </table:table-cell>
          <table:table-cell office:value-type="float" office:value="0.259921" calcext:value-type="float">
            <text:p>0.259921</text:p>
          </table:table-cell>
        </table:table-row>
        <table:table-row table:style-name="ro1">
          <table:table-cell office:value-type="float" office:value="757948" calcext:value-type="float">
            <text:p>757948</text:p>
          </table:table-cell>
          <table:table-cell office:value-type="float" office:value="0.959961" calcext:value-type="float">
            <text:p>0.959961</text:p>
          </table:table-cell>
          <table:table-cell office:value-type="float" office:value="0.239258" calcext:value-type="float">
            <text:p>0.239258</text:p>
          </table:table-cell>
          <table:table-cell office:value-type="float" office:value="0.168945" calcext:value-type="float">
            <text:p>0.168945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63915" calcext:value-type="float">
            <text:p>0.63915</text:p>
          </table:table-cell>
          <table:table-cell office:value-type="float" office:value="0.266313" calcext:value-type="float">
            <text:p>0.266313</text:p>
          </table:table-cell>
        </table:table-row>
        <table:table-row table:style-name="ro1">
          <table:table-cell office:value-type="float" office:value="759197" calcext:value-type="float">
            <text:p>75919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236328" calcext:value-type="float">
            <text:p>0.236328</text:p>
          </table:table-cell>
          <table:table-cell office:value-type="float" office:value="0.166016" calcext:value-type="float">
            <text:p>0.166016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637019" calcext:value-type="float">
            <text:p>0.637019</text:p>
          </table:table-cell>
          <table:table-cell office:value-type="float" office:value="0.272704" calcext:value-type="float">
            <text:p>0.272704</text:p>
          </table:table-cell>
        </table:table-row>
        <table:table-row table:style-name="ro1">
          <table:table-cell office:value-type="float" office:value="760447" calcext:value-type="float">
            <text:p>76044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237305" calcext:value-type="float">
            <text:p>0.237305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641281" calcext:value-type="float">
            <text:p>0.641281</text:p>
          </table:table-cell>
          <table:table-cell office:value-type="float" office:value="0.274834" calcext:value-type="float">
            <text:p>0.274834</text:p>
          </table:table-cell>
        </table:table-row>
        <table:table-row table:style-name="ro1">
          <table:table-cell office:value-type="float" office:value="761696" calcext:value-type="float">
            <text:p>761696</text:p>
          </table:table-cell>
          <table:table-cell office:value-type="float" office:value="0.976562" calcext:value-type="float">
            <text:p>0.976562</text:p>
          </table:table-cell>
          <table:table-cell office:value-type="float" office:value="0.232422" calcext:value-type="float">
            <text:p>0.232422</text:p>
          </table:table-cell>
          <table:table-cell office:value-type="float" office:value="0.169922" calcext:value-type="float">
            <text:p>0.169922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649802" calcext:value-type="float">
            <text:p>0.649802</text:p>
          </table:table-cell>
          <table:table-cell office:value-type="float" office:value="0.268443" calcext:value-type="float">
            <text:p>0.268443</text:p>
          </table:table-cell>
        </table:table-row>
        <table:table-row table:style-name="ro1">
          <table:table-cell office:value-type="float" office:value="762943" calcext:value-type="float">
            <text:p>762943</text:p>
          </table:table-cell>
          <table:table-cell office:value-type="float" office:value="0.981445" calcext:value-type="float">
            <text:p>0.981445</text:p>
          </table:table-cell>
          <table:table-cell office:value-type="float" office:value="0.227539" calcext:value-type="float">
            <text:p>0.227539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0.217311" calcext:value-type="float">
            <text:p>0.217311</text:p>
          </table:table-cell>
          <table:table-cell office:value-type="float" office:value="0.664716" calcext:value-type="float">
            <text:p>0.664716</text:p>
          </table:table-cell>
          <table:table-cell office:value-type="float" office:value="0.259921" calcext:value-type="float">
            <text:p>0.259921</text:p>
          </table:table-cell>
        </table:table-row>
        <table:table-row table:style-name="ro1">
          <table:table-cell office:value-type="float" office:value="764192" calcext:value-type="float">
            <text:p>764192</text:p>
          </table:table-cell>
          <table:table-cell office:value-type="float" office:value="0.980469" calcext:value-type="float">
            <text:p>0.980469</text:p>
          </table:table-cell>
          <table:table-cell office:value-type="float" office:value="0.236328" calcext:value-type="float">
            <text:p>0.236328</text:p>
          </table:table-cell>
          <table:table-cell office:value-type="float" office:value="0.177734" calcext:value-type="float">
            <text:p>0.177734</text:p>
          </table:table-cell>
          <table:table-cell office:value-type="float" office:value="0.221572" calcext:value-type="float">
            <text:p>0.221572</text:p>
          </table:table-cell>
          <table:table-cell office:value-type="float" office:value="0.677499" calcext:value-type="float">
            <text:p>0.677499</text:p>
          </table:table-cell>
          <table:table-cell office:value-type="float" office:value="0.251399" calcext:value-type="float">
            <text:p>0.251399</text:p>
          </table:table-cell>
        </table:table-row>
        <table:table-row table:style-name="ro1">
          <table:table-cell office:value-type="float" office:value="765440" calcext:value-type="float">
            <text:p>765440</text:p>
          </table:table-cell>
          <table:table-cell office:value-type="float" office:value="0.979492" calcext:value-type="float">
            <text:p>0.979492</text:p>
          </table:table-cell>
          <table:table-cell office:value-type="float" office:value="0.239258" calcext:value-type="float">
            <text:p>0.239258</text:p>
          </table:table-cell>
          <table:table-cell office:value-type="float" office:value="0.181641" calcext:value-type="float">
            <text:p>0.181641</text:p>
          </table:table-cell>
          <table:table-cell office:value-type="float" office:value="0.225833" calcext:value-type="float">
            <text:p>0.225833</text:p>
          </table:table-cell>
          <table:table-cell office:value-type="float" office:value="0.686021" calcext:value-type="float">
            <text:p>0.686021</text:p>
          </table:table-cell>
          <table:table-cell office:value-type="float" office:value="0.247138" calcext:value-type="float">
            <text:p>0.247138</text:p>
          </table:table-cell>
        </table:table-row>
        <table:table-row table:style-name="ro1">
          <table:table-cell office:value-type="float" office:value="766689" calcext:value-type="float">
            <text:p>766689</text:p>
          </table:table-cell>
          <table:table-cell office:value-type="float" office:value="0.975586" calcext:value-type="float">
            <text:p>0.975586</text:p>
          </table:table-cell>
          <table:table-cell office:value-type="float" office:value="0.233398" calcext:value-type="float">
            <text:p>0.233398</text:p>
          </table:table-cell>
          <table:table-cell office:value-type="float" office:value="0.181641" calcext:value-type="float">
            <text:p>0.181641</text:p>
          </table:table-cell>
          <table:table-cell office:value-type="float" office:value="0.230094" calcext:value-type="float">
            <text:p>0.230094</text:p>
          </table:table-cell>
          <table:table-cell office:value-type="float" office:value="0.694543" calcext:value-type="float">
            <text:p>0.694543</text:p>
          </table:table-cell>
          <table:table-cell office:value-type="float" office:value="0.247138" calcext:value-type="float">
            <text:p>0.247138</text:p>
          </table:table-cell>
        </table:table-row>
        <table:table-row table:style-name="ro1">
          <table:table-cell office:value-type="float" office:value="767938" calcext:value-type="float">
            <text:p>767938</text:p>
          </table:table-cell>
          <table:table-cell office:value-type="float" office:value="0.973633" calcext:value-type="float">
            <text:p>0.973633</text:p>
          </table:table-cell>
          <table:table-cell office:value-type="float" office:value="0.229492" calcext:value-type="float">
            <text:p>0.229492</text:p>
          </table:table-cell>
          <table:table-cell office:value-type="float" office:value="0.178711" calcext:value-type="float">
            <text:p>0.178711</text:p>
          </table:table-cell>
          <table:table-cell office:value-type="float" office:value="0.230094" calcext:value-type="float">
            <text:p>0.230094</text:p>
          </table:table-cell>
          <table:table-cell office:value-type="float" office:value="0.694543" calcext:value-type="float">
            <text:p>0.694543</text:p>
          </table:table-cell>
          <table:table-cell office:value-type="float" office:value="0.245007" calcext:value-type="float">
            <text:p>0.245007</text:p>
          </table:table-cell>
        </table:table-row>
        <table:table-row table:style-name="ro1">
          <table:table-cell office:value-type="float" office:value="769188" calcext:value-type="float">
            <text:p>769188</text:p>
          </table:table-cell>
          <table:table-cell office:value-type="float" office:value="0.980469" calcext:value-type="float">
            <text:p>0.980469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34355" calcext:value-type="float">
            <text:p>0.234355</text:p>
          </table:table-cell>
          <table:table-cell office:value-type="float" office:value="0.700935" calcext:value-type="float">
            <text:p>0.700935</text:p>
          </table:table-cell>
          <table:table-cell office:value-type="float" office:value="0.240747" calcext:value-type="float">
            <text:p>0.240747</text:p>
          </table:table-cell>
        </table:table-row>
        <table:table-row table:style-name="ro1">
          <table:table-cell office:value-type="float" office:value="770435" calcext:value-type="float">
            <text:p>770435</text:p>
          </table:table-cell>
          <table:table-cell office:value-type="float" office:value="0.982422" calcext:value-type="float">
            <text:p>0.982422</text:p>
          </table:table-cell>
          <table:table-cell office:value-type="float" office:value="0.229492" calcext:value-type="float">
            <text:p>0.229492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0.242877" calcext:value-type="float">
            <text:p>0.242877</text:p>
          </table:table-cell>
          <table:table-cell office:value-type="float" office:value="0.711587" calcext:value-type="float">
            <text:p>0.711587</text:p>
          </table:table-cell>
          <table:table-cell office:value-type="float" office:value="0.234355" calcext:value-type="float">
            <text:p>0.234355</text:p>
          </table:table-cell>
        </table:table-row>
        <table:table-row table:style-name="ro1">
          <table:table-cell office:value-type="float" office:value="771684" calcext:value-type="float">
            <text:p>771684</text:p>
          </table:table-cell>
          <table:table-cell office:value-type="float" office:value="0.987305" calcext:value-type="float">
            <text:p>0.987305</text:p>
          </table:table-cell>
          <table:table-cell office:value-type="float" office:value="0.227539" calcext:value-type="float">
            <text:p>0.227539</text:p>
          </table:table-cell>
          <table:table-cell office:value-type="float" office:value="0.192383" calcext:value-type="float">
            <text:p>0.192383</text:p>
          </table:table-cell>
          <table:table-cell office:value-type="float" office:value="0.242877" calcext:value-type="float">
            <text:p>0.242877</text:p>
          </table:table-cell>
          <table:table-cell office:value-type="float" office:value="0.72224" calcext:value-type="float">
            <text:p>0.72224</text:p>
          </table:table-cell>
          <table:table-cell office:value-type="float" office:value="0.227964" calcext:value-type="float">
            <text:p>0.227964</text:p>
          </table:table-cell>
        </table:table-row>
        <table:table-row table:style-name="ro1">
          <table:table-cell office:value-type="float" office:value="772934" calcext:value-type="float">
            <text:p>772934</text:p>
          </table:table-cell>
          <table:table-cell office:value-type="float" office:value="0.991211" calcext:value-type="float">
            <text:p>0.991211</text:p>
          </table:table-cell>
          <table:table-cell office:value-type="float" office:value="0.231445" calcext:value-type="float">
            <text:p>0.231445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0.245007" calcext:value-type="float">
            <text:p>0.245007</text:p>
          </table:table-cell>
          <table:table-cell office:value-type="float" office:value="0.730761" calcext:value-type="float">
            <text:p>0.730761</text:p>
          </table:table-cell>
          <table:table-cell office:value-type="float" office:value="0.21518" calcext:value-type="float">
            <text:p>0.21518</text:p>
          </table:table-cell>
        </table:table-row>
        <table:table-row table:style-name="ro1">
          <table:table-cell office:value-type="float" office:value="774183" calcext:value-type="float">
            <text:p>774183</text:p>
          </table:table-cell>
          <table:table-cell office:value-type="float" office:value="0.993164" calcext:value-type="float">
            <text:p>0.993164</text:p>
          </table:table-cell>
          <table:table-cell office:value-type="float" office:value="0.223633" calcext:value-type="float">
            <text:p>0.22363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353" calcext:value-type="float">
            <text:p>0.25353</text:p>
          </table:table-cell>
          <table:table-cell office:value-type="float" office:value="0.737153" calcext:value-type="float">
            <text:p>0.737153</text:p>
          </table:table-cell>
          <table:table-cell office:value-type="float" office:value="0.200267" calcext:value-type="float">
            <text:p>0.200267</text:p>
          </table:table-cell>
        </table:table-row>
        <table:table-row table:style-name="ro1">
          <table:table-cell office:value-type="float" office:value="775430" calcext:value-type="float">
            <text:p>775430</text:p>
          </table:table-cell>
          <table:table-cell office:value-type="float" office:value="0.996094" calcext:value-type="float">
            <text:p>0.996094</text:p>
          </table:table-cell>
          <table:table-cell office:value-type="float" office:value="0.222656" calcext:value-type="float">
            <text:p>0.222656</text:p>
          </table:table-cell>
          <table:table-cell office:value-type="float" office:value="0.186523" calcext:value-type="float">
            <text:p>0.186523</text:p>
          </table:table-cell>
          <table:table-cell office:value-type="float" office:value="0.259921" calcext:value-type="float">
            <text:p>0.259921</text:p>
          </table:table-cell>
          <table:table-cell office:value-type="float" office:value="0.741414" calcext:value-type="float">
            <text:p>0.741414</text:p>
          </table:table-cell>
          <table:table-cell office:value-type="float" office:value="0.196006" calcext:value-type="float">
            <text:p>0.196006</text:p>
          </table:table-cell>
        </table:table-row>
        <table:table-row table:style-name="ro1">
          <table:table-cell office:value-type="float" office:value="776678" calcext:value-type="float">
            <text:p>776678</text:p>
          </table:table-cell>
          <table:table-cell office:value-type="float" office:value="1.000977" calcext:value-type="float">
            <text:p>1.000977</text:p>
          </table:table-cell>
          <table:table-cell office:value-type="float" office:value="0.220703" calcext:value-type="float">
            <text:p>0.22070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68443" calcext:value-type="float">
            <text:p>0.268443</text:p>
          </table:table-cell>
          <table:table-cell office:value-type="float" office:value="0.754197" calcext:value-type="float">
            <text:p>0.754197</text:p>
          </table:table-cell>
          <table:table-cell office:value-type="float" office:value="0.187484" calcext:value-type="float">
            <text:p>0.187484</text:p>
          </table:table-cell>
        </table:table-row>
        <table:table-row table:style-name="ro1">
          <table:table-cell office:value-type="float" office:value="777929" calcext:value-type="float">
            <text:p>777929</text:p>
          </table:table-cell>
          <table:table-cell office:value-type="float" office:value="1.004883" calcext:value-type="float">
            <text:p>1.004883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0.279095" calcext:value-type="float">
            <text:p>0.279095</text:p>
          </table:table-cell>
          <table:table-cell office:value-type="float" office:value="0.769111" calcext:value-type="float">
            <text:p>0.769111</text:p>
          </table:table-cell>
          <table:table-cell office:value-type="float" office:value="0.176832" calcext:value-type="float">
            <text:p>0.176832</text:p>
          </table:table-cell>
        </table:table-row>
        <table:table-row table:style-name="ro1">
          <table:table-cell office:value-type="float" office:value="779176" calcext:value-type="float">
            <text:p>779176</text:p>
          </table:table-cell>
          <table:table-cell office:value-type="float" office:value="1.003906" calcext:value-type="float">
            <text:p>1.003906</text:p>
          </table:table-cell>
          <table:table-cell office:value-type="float" office:value="0.210938" calcext:value-type="float">
            <text:p>0.210938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0.300401" calcext:value-type="float">
            <text:p>0.300401</text:p>
          </table:table-cell>
          <table:table-cell office:value-type="float" office:value="0.790416" calcext:value-type="float">
            <text:p>0.790416</text:p>
          </table:table-cell>
          <table:table-cell office:value-type="float" office:value="0.17044" calcext:value-type="float">
            <text:p>0.17044</text:p>
          </table:table-cell>
        </table:table-row>
        <table:table-row table:style-name="ro1">
          <table:table-cell office:value-type="float" office:value="780425" calcext:value-type="float">
            <text:p>780425</text:p>
          </table:table-cell>
          <table:table-cell office:value-type="float" office:value="1.012695" calcext:value-type="float">
            <text:p>1.012695</text:p>
          </table:table-cell>
          <table:table-cell office:value-type="float" office:value="0.212891" calcext:value-type="float">
            <text:p>0.212891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0.317445" calcext:value-type="float">
            <text:p>0.317445</text:p>
          </table:table-cell>
          <table:table-cell office:value-type="float" office:value="0.815982" calcext:value-type="float">
            <text:p>0.815982</text:p>
          </table:table-cell>
          <table:table-cell office:value-type="float" office:value="0.164049" calcext:value-type="float">
            <text:p>0.164049</text:p>
          </table:table-cell>
        </table:table-row>
        <table:table-row table:style-name="ro1">
          <table:table-cell office:value-type="float" office:value="781673" calcext:value-type="float">
            <text:p>781673</text:p>
          </table:table-cell>
          <table:table-cell office:value-type="float" office:value="1.016602" calcext:value-type="float">
            <text:p>1.016602</text:p>
          </table:table-cell>
          <table:table-cell office:value-type="float" office:value="0.214844" calcext:value-type="float">
            <text:p>0.214844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0.330228" calcext:value-type="float">
            <text:p>0.330228</text:p>
          </table:table-cell>
          <table:table-cell office:value-type="float" office:value="0.839417" calcext:value-type="float">
            <text:p>0.839417</text:p>
          </table:table-cell>
          <table:table-cell office:value-type="float" office:value="0.153396" calcext:value-type="float">
            <text:p>0.153396</text:p>
          </table:table-cell>
        </table:table-row>
        <table:table-row table:style-name="ro1">
          <table:table-cell office:value-type="float" office:value="782923" calcext:value-type="float">
            <text:p>782923</text:p>
          </table:table-cell>
          <table:table-cell office:value-type="float" office:value="1.011719" calcext:value-type="float">
            <text:p>1.011719</text:p>
          </table:table-cell>
          <table:table-cell office:value-type="float" office:value="0.214844" calcext:value-type="float">
            <text:p>0.214844</text:p>
          </table:table-cell>
          <table:table-cell office:value-type="float" office:value="0.192383" calcext:value-type="float">
            <text:p>0.192383</text:p>
          </table:table-cell>
          <table:table-cell office:value-type="float" office:value="0.345141" calcext:value-type="float">
            <text:p>0.345141</text:p>
          </table:table-cell>
          <table:table-cell office:value-type="float" office:value="0.860722" calcext:value-type="float">
            <text:p>0.860722</text:p>
          </table:table-cell>
          <table:table-cell office:value-type="float" office:value="0.140613" calcext:value-type="float">
            <text:p>0.140613</text:p>
          </table:table-cell>
        </table:table-row>
        <table:table-row table:style-name="ro1">
          <table:table-cell office:value-type="float" office:value="784172" calcext:value-type="float">
            <text:p>784172</text:p>
          </table:table-cell>
          <table:table-cell office:value-type="float" office:value="1.016602" calcext:value-type="float">
            <text:p>1.016602</text:p>
          </table:table-cell>
          <table:table-cell office:value-type="float" office:value="0.209961" calcext:value-type="float">
            <text:p>0.209961</text:p>
          </table:table-cell>
          <table:table-cell office:value-type="float" office:value="0.192383" calcext:value-type="float">
            <text:p>0.192383</text:p>
          </table:table-cell>
          <table:table-cell office:value-type="float" office:value="0.362185" calcext:value-type="float">
            <text:p>0.362185</text:p>
          </table:table-cell>
          <table:table-cell office:value-type="float" office:value="0.886288" calcext:value-type="float">
            <text:p>0.886288</text:p>
          </table:table-cell>
          <table:table-cell office:value-type="float" office:value="0.138483" calcext:value-type="float">
            <text:p>0.138483</text:p>
          </table:table-cell>
        </table:table-row>
        <table:table-row table:style-name="ro1">
          <table:table-cell office:value-type="float" office:value="785419" calcext:value-type="float">
            <text:p>785419</text:p>
          </table:table-cell>
          <table:table-cell office:value-type="float" office:value="1.016602" calcext:value-type="float">
            <text:p>1.016602</text:p>
          </table:table-cell>
          <table:table-cell office:value-type="float" office:value="0.207031" calcext:value-type="float">
            <text:p>0.207031</text:p>
          </table:table-cell>
          <table:table-cell office:value-type="float" office:value="0.192383" calcext:value-type="float">
            <text:p>0.192383</text:p>
          </table:table-cell>
          <table:table-cell office:value-type="float" office:value="0.374968" calcext:value-type="float">
            <text:p>0.374968</text:p>
          </table:table-cell>
          <table:table-cell office:value-type="float" office:value="0.911854" calcext:value-type="float">
            <text:p>0.911854</text:p>
          </table:table-cell>
          <table:table-cell office:value-type="float" office:value="0.136352" calcext:value-type="float">
            <text:p>0.136352</text:p>
          </table:table-cell>
        </table:table-row>
        <table:table-row table:style-name="ro1">
          <table:table-cell office:value-type="float" office:value="786668" calcext:value-type="float">
            <text:p>786668</text:p>
          </table:table-cell>
          <table:table-cell office:value-type="float" office:value="1.015625" calcext:value-type="float">
            <text:p>1.015625</text:p>
          </table:table-cell>
          <table:table-cell office:value-type="float" office:value="0.208984" calcext:value-type="float">
            <text:p>0.208984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0.387751" calcext:value-type="float">
            <text:p>0.387751</text:p>
          </table:table-cell>
          <table:table-cell office:value-type="float" office:value="0.941681" calcext:value-type="float">
            <text:p>0.941681</text:p>
          </table:table-cell>
          <table:table-cell office:value-type="float" office:value="0.132091" calcext:value-type="float">
            <text:p>0.132091</text:p>
          </table:table-cell>
        </table:table-row>
        <table:table-row table:style-name="ro1">
          <table:table-cell office:value-type="float" office:value="787917" calcext:value-type="float">
            <text:p>787917</text:p>
          </table:table-cell>
          <table:table-cell office:value-type="float" office:value="1.020508" calcext:value-type="float">
            <text:p>1.020508</text:p>
          </table:table-cell>
          <table:table-cell office:value-type="float" office:value="0.206055" calcext:value-type="float">
            <text:p>0.206055</text:p>
          </table:table-cell>
          <table:table-cell office:value-type="float" office:value="0.188477" calcext:value-type="float">
            <text:p>0.188477</text:p>
          </table:table-cell>
          <table:table-cell office:value-type="float" office:value="0.406925" calcext:value-type="float">
            <text:p>0.406925</text:p>
          </table:table-cell>
          <table:table-cell office:value-type="float" office:value="0.971508" calcext:value-type="float">
            <text:p>0.971508</text:p>
          </table:table-cell>
          <table:table-cell office:value-type="float" office:value="0.132091" calcext:value-type="float">
            <text:p>0.132091</text:p>
          </table:table-cell>
        </table:table-row>
        <table:table-row table:style-name="ro1">
          <table:table-cell office:value-type="float" office:value="789165" calcext:value-type="float">
            <text:p>789165</text:p>
          </table:table-cell>
          <table:table-cell office:value-type="float" office:value="1.025391" calcext:value-type="float">
            <text:p>1.025391</text:p>
          </table:table-cell>
          <table:table-cell office:value-type="float" office:value="0.205078" calcext:value-type="float">
            <text:p>0.205078</text:p>
          </table:table-cell>
          <table:table-cell office:value-type="float" office:value="0.180664" calcext:value-type="float">
            <text:p>0.180664</text:p>
          </table:table-cell>
          <table:table-cell office:value-type="float" office:value="0.428231" calcext:value-type="float">
            <text:p>0.428231</text:p>
          </table:table-cell>
          <table:table-cell office:value-type="float" office:value="1.005596" calcext:value-type="float">
            <text:p>1.005596</text:p>
          </table:table-cell>
          <table:table-cell office:value-type="float" office:value="0.132091" calcext:value-type="float">
            <text:p>0.132091</text:p>
          </table:table-cell>
        </table:table-row>
        <table:table-row table:style-name="ro1">
          <table:table-cell office:value-type="float" office:value="790414" calcext:value-type="float">
            <text:p>790414</text:p>
          </table:table-cell>
          <table:table-cell office:value-type="float" office:value="1.029297" calcext:value-type="float">
            <text:p>1.029297</text:p>
          </table:table-cell>
          <table:table-cell office:value-type="float" office:value="0.206055" calcext:value-type="float">
            <text:p>0.206055</text:p>
          </table:table-cell>
          <table:table-cell office:value-type="float" office:value="0.181641" calcext:value-type="float">
            <text:p>0.181641</text:p>
          </table:table-cell>
          <table:table-cell office:value-type="float" office:value="0.449535" calcext:value-type="float">
            <text:p>0.449535</text:p>
          </table:table-cell>
          <table:table-cell office:value-type="float" office:value="1.041815" calcext:value-type="float">
            <text:p>1.041815</text:p>
          </table:table-cell>
          <table:table-cell office:value-type="float" office:value="0.129961" calcext:value-type="float">
            <text:p>0.129961</text:p>
          </table:table-cell>
        </table:table-row>
        <table:table-row table:style-name="ro1">
          <table:table-cell office:value-type="float" office:value="791663" calcext:value-type="float">
            <text:p>791663</text:p>
          </table:table-cell>
          <table:table-cell office:value-type="float" office:value="1.036133" calcext:value-type="float">
            <text:p>1.036133</text:p>
          </table:table-cell>
          <table:table-cell office:value-type="float" office:value="0.204102" calcext:value-type="float">
            <text:p>0.204102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0.466579" calcext:value-type="float">
            <text:p>0.466579</text:p>
          </table:table-cell>
          <table:table-cell office:value-type="float" office:value="1.080164" calcext:value-type="float">
            <text:p>1.080164</text:p>
          </table:table-cell>
          <table:table-cell office:value-type="float" office:value="0.123569" calcext:value-type="float">
            <text:p>0.123569</text:p>
          </table:table-cell>
        </table:table-row>
        <table:table-row table:style-name="ro1">
          <table:table-cell office:value-type="float" office:value="792911" calcext:value-type="float">
            <text:p>792911</text:p>
          </table:table-cell>
          <table:table-cell office:value-type="float" office:value="1.03418" calcext:value-type="float">
            <text:p>1.03418</text:p>
          </table:table-cell>
          <table:table-cell office:value-type="float" office:value="0.197266" calcext:value-type="float">
            <text:p>0.197266</text:p>
          </table:table-cell>
          <table:table-cell office:value-type="float" office:value="0.177734" calcext:value-type="float">
            <text:p>0.177734</text:p>
          </table:table-cell>
          <table:table-cell office:value-type="float" office:value="0.487884" calcext:value-type="float">
            <text:p>0.487884</text:p>
          </table:table-cell>
          <table:table-cell office:value-type="float" office:value="1.114251" calcext:value-type="float">
            <text:p>1.114251</text:p>
          </table:table-cell>
          <table:table-cell office:value-type="float" office:value="0.119308" calcext:value-type="float">
            <text:p>0.119308</text:p>
          </table:table-cell>
        </table:table-row>
        <table:table-row table:style-name="ro1">
          <table:table-cell office:value-type="float" office:value="794160" calcext:value-type="float">
            <text:p>794160</text:p>
          </table:table-cell>
          <table:table-cell office:value-type="float" office:value="1.029297" calcext:value-type="float">
            <text:p>1.029297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0.51132" calcext:value-type="float">
            <text:p>0.51132</text:p>
          </table:table-cell>
          <table:table-cell office:value-type="float" office:value="1.15047" calcext:value-type="float">
            <text:p>1.15047</text:p>
          </table:table-cell>
          <table:table-cell office:value-type="float" office:value="0.123569" calcext:value-type="float">
            <text:p>0.123569</text:p>
          </table:table-cell>
        </table:table-row>
        <table:table-row table:style-name="ro1">
          <table:table-cell office:value-type="float" office:value="795411" calcext:value-type="float">
            <text:p>795411</text:p>
          </table:table-cell>
          <table:table-cell office:value-type="float" office:value="1.033203" calcext:value-type="float">
            <text:p>1.03320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72852" calcext:value-type="float">
            <text:p>0.172852</text:p>
          </table:table-cell>
          <table:table-cell office:value-type="float" office:value="0.536886" calcext:value-type="float">
            <text:p>0.536886</text:p>
          </table:table-cell>
          <table:table-cell office:value-type="float" office:value="1.184558" calcext:value-type="float">
            <text:p>1.184558</text:p>
          </table:table-cell>
          <table:table-cell office:value-type="float" office:value="0.129961" calcext:value-type="float">
            <text:p>0.129961</text:p>
          </table:table-cell>
        </table:table-row>
        <table:table-row table:style-name="ro1">
          <table:table-cell office:value-type="float" office:value="796659" calcext:value-type="float">
            <text:p>796659</text:p>
          </table:table-cell>
          <table:table-cell office:value-type="float" office:value="1.039062" calcext:value-type="float">
            <text:p>1.03906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9922" calcext:value-type="float">
            <text:p>0.169922</text:p>
          </table:table-cell>
          <table:table-cell office:value-type="float" office:value="0.560322" calcext:value-type="float">
            <text:p>0.560322</text:p>
          </table:table-cell>
          <table:table-cell office:value-type="float" office:value="1.216516" calcext:value-type="float">
            <text:p>1.216516</text:p>
          </table:table-cell>
          <table:table-cell office:value-type="float" office:value="0.125699" calcext:value-type="float">
            <text:p>0.125699</text:p>
          </table:table-cell>
        </table:table-row>
        <table:table-row table:style-name="ro1">
          <table:table-cell office:value-type="float" office:value="797906" calcext:value-type="float">
            <text:p>797906</text:p>
          </table:table-cell>
          <table:table-cell office:value-type="float" office:value="1.039062" calcext:value-type="float">
            <text:p>1.039062</text:p>
          </table:table-cell>
          <table:table-cell office:value-type="float" office:value="0.182617" calcext:value-type="float">
            <text:p>0.182617</text:p>
          </table:table-cell>
          <table:table-cell office:value-type="float" office:value="0.161133" calcext:value-type="float">
            <text:p>0.161133</text:p>
          </table:table-cell>
          <table:table-cell office:value-type="float" office:value="0.581627" calcext:value-type="float">
            <text:p>0.581627</text:p>
          </table:table-cell>
          <table:table-cell office:value-type="float" office:value="1.250603" calcext:value-type="float">
            <text:p>1.250603</text:p>
          </table:table-cell>
          <table:table-cell office:value-type="float" office:value="0.12783" calcext:value-type="float">
            <text:p>0.12783</text:p>
          </table:table-cell>
        </table:table-row>
        <table:table-row table:style-name="ro1">
          <table:table-cell office:value-type="float" office:value="799155" calcext:value-type="float">
            <text:p>799155</text:p>
          </table:table-cell>
          <table:table-cell office:value-type="float" office:value="1.041016" calcext:value-type="float">
            <text:p>1.041016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0.605062" calcext:value-type="float">
            <text:p>0.605062</text:p>
          </table:table-cell>
          <table:table-cell office:value-type="float" office:value="1.291083" calcext:value-type="float">
            <text:p>1.291083</text:p>
          </table:table-cell>
          <table:table-cell office:value-type="float" office:value="0.132091" calcext:value-type="float">
            <text:p>0.132091</text:p>
          </table:table-cell>
        </table:table-row>
        <table:table-row table:style-name="ro1">
          <table:table-cell office:value-type="float" office:value="800405" calcext:value-type="float">
            <text:p>800405</text:p>
          </table:table-cell>
          <table:table-cell office:value-type="float" office:value="1.039062" calcext:value-type="float">
            <text:p>1.03906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7227" calcext:value-type="float">
            <text:p>0.157227</text:p>
          </table:table-cell>
          <table:table-cell office:value-type="float" office:value="0.617845" calcext:value-type="float">
            <text:p>0.617845</text:p>
          </table:table-cell>
          <table:table-cell office:value-type="float" office:value="1.329432" calcext:value-type="float">
            <text:p>1.329432</text:p>
          </table:table-cell>
          <table:table-cell office:value-type="float" office:value="0.132091" calcext:value-type="float">
            <text:p>0.132091</text:p>
          </table:table-cell>
        </table:table-row>
        <table:table-row table:style-name="ro1">
          <table:table-cell office:value-type="float" office:value="801654" calcext:value-type="float">
            <text:p>801654</text:p>
          </table:table-cell>
          <table:table-cell office:value-type="float" office:value="1.035156" calcext:value-type="float">
            <text:p>1.035156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0.628498" calcext:value-type="float">
            <text:p>0.628498</text:p>
          </table:table-cell>
          <table:table-cell office:value-type="float" office:value="1.36352" calcext:value-type="float">
            <text:p>1.36352</text:p>
          </table:table-cell>
          <table:table-cell office:value-type="float" office:value="0.136352" calcext:value-type="float">
            <text:p>0.136352</text:p>
          </table:table-cell>
        </table:table-row>
        <table:table-row table:style-name="ro1">
          <table:table-cell office:value-type="float" office:value="802901" calcext:value-type="float">
            <text:p>802901</text:p>
          </table:table-cell>
          <table:table-cell office:value-type="float" office:value="1.027344" calcext:value-type="float">
            <text:p>1.027344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0.165039" calcext:value-type="float">
            <text:p>0.165039</text:p>
          </table:table-cell>
          <table:table-cell office:value-type="float" office:value="0.63915" calcext:value-type="float">
            <text:p>0.63915</text:p>
          </table:table-cell>
          <table:table-cell office:value-type="float" office:value="1.391217" calcext:value-type="float">
            <text:p>1.391217</text:p>
          </table:table-cell>
          <table:table-cell office:value-type="float" office:value="0.140613" calcext:value-type="float">
            <text:p>0.140613</text:p>
          </table:table-cell>
        </table:table-row>
        <table:table-row table:style-name="ro1">
          <table:table-cell office:value-type="float" office:value="804149" calcext:value-type="float">
            <text:p>804149</text:p>
          </table:table-cell>
          <table:table-cell office:value-type="float" office:value="1.018555" calcext:value-type="float">
            <text:p>1.018555</text:p>
          </table:table-cell>
          <table:table-cell office:value-type="float" office:value="0.186523" calcext:value-type="float">
            <text:p>0.186523</text:p>
          </table:table-cell>
          <table:table-cell office:value-type="float" office:value="0.175781" calcext:value-type="float">
            <text:p>0.175781</text:p>
          </table:table-cell>
          <table:table-cell office:value-type="float" office:value="0.656194" calcext:value-type="float">
            <text:p>0.656194</text:p>
          </table:table-cell>
          <table:table-cell office:value-type="float" office:value="1.414652" calcext:value-type="float">
            <text:p>1.414652</text:p>
          </table:table-cell>
          <table:table-cell office:value-type="float" office:value="0.147005" calcext:value-type="float">
            <text:p>0.147005</text:p>
          </table:table-cell>
        </table:table-row>
        <table:table-row table:style-name="ro1">
          <table:table-cell office:value-type="float" office:value="805398" calcext:value-type="float">
            <text:p>805398</text:p>
          </table:table-cell>
          <table:table-cell office:value-type="float" office:value="1.011719" calcext:value-type="float">
            <text:p>1.011719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686021" calcext:value-type="float">
            <text:p>0.686021</text:p>
          </table:table-cell>
          <table:table-cell office:value-type="float" office:value="1.433827" calcext:value-type="float">
            <text:p>1.433827</text:p>
          </table:table-cell>
          <table:table-cell office:value-type="float" office:value="0.144874" calcext:value-type="float">
            <text:p>0.144874</text:p>
          </table:table-cell>
        </table:table-row>
        <table:table-row table:style-name="ro1">
          <table:table-cell office:value-type="float" office:value="806647" calcext:value-type="float">
            <text:p>806647</text:p>
          </table:table-cell>
          <table:table-cell office:value-type="float" office:value="1.006836" calcext:value-type="float">
            <text:p>1.006836</text:p>
          </table:table-cell>
          <table:table-cell office:value-type="float" office:value="0.188477" calcext:value-type="float">
            <text:p>0.188477</text:p>
          </table:table-cell>
          <table:table-cell office:value-type="float" office:value="0.169922" calcext:value-type="float">
            <text:p>0.169922</text:p>
          </table:table-cell>
          <table:table-cell office:value-type="float" office:value="0.713718" calcext:value-type="float">
            <text:p>0.713718</text:p>
          </table:table-cell>
          <table:table-cell office:value-type="float" office:value="1.455132" calcext:value-type="float">
            <text:p>1.455132</text:p>
          </table:table-cell>
          <table:table-cell office:value-type="float" office:value="0.138483" calcext:value-type="float">
            <text:p>0.138483</text:p>
          </table:table-cell>
        </table:table-row>
        <table:table-row table:style-name="ro1">
          <table:table-cell office:value-type="float" office:value="807897" calcext:value-type="float">
            <text:p>807897</text:p>
          </table:table-cell>
          <table:table-cell office:value-type="float" office:value="0.998047" calcext:value-type="float">
            <text:p>0.998047</text:p>
          </table:table-cell>
          <table:table-cell office:value-type="float" office:value="0.192383" calcext:value-type="float">
            <text:p>0.192383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739283" calcext:value-type="float">
            <text:p>0.739283</text:p>
          </table:table-cell>
          <table:table-cell office:value-type="float" office:value="1.474306" calcext:value-type="float">
            <text:p>1.474306</text:p>
          </table:table-cell>
          <table:table-cell office:value-type="float" office:value="0.134221" calcext:value-type="float">
            <text:p>0.134221</text:p>
          </table:table-cell>
        </table:table-row>
        <table:table-row table:style-name="ro1">
          <table:table-cell office:value-type="float" office:value="809146" calcext:value-type="float">
            <text:p>809146</text:p>
          </table:table-cell>
          <table:table-cell office:value-type="float" office:value="0.993164" calcext:value-type="float">
            <text:p>0.993164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0.172852" calcext:value-type="float">
            <text:p>0.172852</text:p>
          </table:table-cell>
          <table:table-cell office:value-type="float" office:value="0.771241" calcext:value-type="float">
            <text:p>0.771241</text:p>
          </table:table-cell>
          <table:table-cell office:value-type="float" office:value="1.499872" calcext:value-type="float">
            <text:p>1.499872</text:p>
          </table:table-cell>
          <table:table-cell office:value-type="float" office:value="0.140613" calcext:value-type="float">
            <text:p>0.140613</text:p>
          </table:table-cell>
        </table:table-row>
        <table:table-row table:style-name="ro1">
          <table:table-cell office:value-type="float" office:value="810393" calcext:value-type="float">
            <text:p>810393</text:p>
          </table:table-cell>
          <table:table-cell office:value-type="float" office:value="0.983398" calcext:value-type="float">
            <text:p>0.983398</text:p>
          </table:table-cell>
          <table:table-cell office:value-type="float" office:value="0.188477" calcext:value-type="float">
            <text:p>0.188477</text:p>
          </table:table-cell>
          <table:table-cell office:value-type="float" office:value="0.177734" calcext:value-type="float">
            <text:p>0.177734</text:p>
          </table:table-cell>
          <table:table-cell office:value-type="float" office:value="0.801068" calcext:value-type="float">
            <text:p>0.801068</text:p>
          </table:table-cell>
          <table:table-cell office:value-type="float" office:value="1.531829" calcext:value-type="float">
            <text:p>1.531829</text:p>
          </table:table-cell>
          <table:table-cell office:value-type="float" office:value="0.142743" calcext:value-type="float">
            <text:p>0.142743</text:p>
          </table:table-cell>
        </table:table-row>
        <table:table-row table:style-name="ro1">
          <table:table-cell office:value-type="float" office:value="811642" calcext:value-type="float">
            <text:p>811642</text:p>
          </table:table-cell>
          <table:table-cell office:value-type="float" office:value="0.974609" calcext:value-type="float">
            <text:p>0.974609</text:p>
          </table:table-cell>
          <table:table-cell office:value-type="float" office:value="0.182617" calcext:value-type="float">
            <text:p>0.182617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0.826634" calcext:value-type="float">
            <text:p>0.826634</text:p>
          </table:table-cell>
          <table:table-cell office:value-type="float" office:value="1.568048" calcext:value-type="float">
            <text:p>1.568048</text:p>
          </table:table-cell>
          <table:table-cell office:value-type="float" office:value="0.142743" calcext:value-type="float">
            <text:p>0.142743</text:p>
          </table:table-cell>
        </table:table-row>
        <table:table-row table:style-name="ro1">
          <table:table-cell office:value-type="float" office:value="812890" calcext:value-type="float">
            <text:p>812890</text:p>
          </table:table-cell>
          <table:table-cell office:value-type="float" office:value="0.977539" calcext:value-type="float">
            <text:p>0.977539</text:p>
          </table:table-cell>
          <table:table-cell office:value-type="float" office:value="0.185547" calcext:value-type="float">
            <text:p>0.185547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0.845808" calcext:value-type="float">
            <text:p>0.845808</text:p>
          </table:table-cell>
          <table:table-cell office:value-type="float" office:value="1.602136" calcext:value-type="float">
            <text:p>1.602136</text:p>
          </table:table-cell>
          <table:table-cell office:value-type="float" office:value="0.144874" calcext:value-type="float">
            <text:p>0.144874</text:p>
          </table:table-cell>
        </table:table-row>
        <table:table-row table:style-name="ro1">
          <table:table-cell office:value-type="float" office:value="814139" calcext:value-type="float">
            <text:p>814139</text:p>
          </table:table-cell>
          <table:table-cell office:value-type="float" office:value="0.963867" calcext:value-type="float">
            <text:p>0.963867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860722" calcext:value-type="float">
            <text:p>0.860722</text:p>
          </table:table-cell>
          <table:table-cell office:value-type="float" office:value="1.642616" calcext:value-type="float">
            <text:p>1.642616</text:p>
          </table:table-cell>
          <table:table-cell office:value-type="float" office:value="0.149135" calcext:value-type="float">
            <text:p>0.149135</text:p>
          </table:table-cell>
        </table:table-row>
        <table:table-row table:style-name="ro1">
          <table:table-cell office:value-type="float" office:value="815389" calcext:value-type="float">
            <text:p>815389</text:p>
          </table:table-cell>
          <table:table-cell office:value-type="float" office:value="0.952148" calcext:value-type="float">
            <text:p>0.952148</text:p>
          </table:table-cell>
          <table:table-cell office:value-type="float" office:value="0.180664" calcext:value-type="float">
            <text:p>0.180664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0.882027" calcext:value-type="float">
            <text:p>0.882027</text:p>
          </table:table-cell>
          <table:table-cell office:value-type="float" office:value="1.678834" calcext:value-type="float">
            <text:p>1.678834</text:p>
          </table:table-cell>
          <table:table-cell office:value-type="float" office:value="0.159787" calcext:value-type="float">
            <text:p>0.159787</text:p>
          </table:table-cell>
        </table:table-row>
        <table:table-row table:style-name="ro1">
          <table:table-cell office:value-type="float" office:value="816639" calcext:value-type="float">
            <text:p>816639</text:p>
          </table:table-cell>
          <table:table-cell office:value-type="float" office:value="0.936523" calcext:value-type="float">
            <text:p>0.936523</text:p>
          </table:table-cell>
          <table:table-cell office:value-type="float" office:value="0.181641" calcext:value-type="float">
            <text:p>0.181641</text:p>
          </table:table-cell>
          <table:table-cell office:value-type="float" office:value="0.170898" calcext:value-type="float">
            <text:p>0.170898</text:p>
          </table:table-cell>
          <table:table-cell office:value-type="float" office:value="0.905463" calcext:value-type="float">
            <text:p>0.905463</text:p>
          </table:table-cell>
          <table:table-cell office:value-type="float" office:value="1.710792" calcext:value-type="float">
            <text:p>1.710792</text:p>
          </table:table-cell>
          <table:table-cell office:value-type="float" office:value="0.176832" calcext:value-type="float">
            <text:p>0.176832</text:p>
          </table:table-cell>
        </table:table-row>
        <table:table-row table:style-name="ro1">
          <table:table-cell office:value-type="float" office:value="817885" calcext:value-type="float">
            <text:p>817885</text:p>
          </table:table-cell>
          <table:table-cell office:value-type="float" office:value="0.924805" calcext:value-type="float">
            <text:p>0.924805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0.168945" calcext:value-type="float">
            <text:p>0.168945</text:p>
          </table:table-cell>
          <table:table-cell office:value-type="float" office:value="0.924637" calcext:value-type="float">
            <text:p>0.924637</text:p>
          </table:table-cell>
          <table:table-cell office:value-type="float" office:value="1.742749" calcext:value-type="float">
            <text:p>1.742749</text:p>
          </table:table-cell>
          <table:table-cell office:value-type="float" office:value="0.181092" calcext:value-type="float">
            <text:p>0.181092</text:p>
          </table:table-cell>
        </table:table-row>
        <table:table-row table:style-name="ro1">
          <table:table-cell office:value-type="float" office:value="819134" calcext:value-type="float">
            <text:p>819134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186523" calcext:value-type="float">
            <text:p>0.186523</text:p>
          </table:table-cell>
          <table:table-cell office:value-type="float" office:value="0.166992" calcext:value-type="float">
            <text:p>0.166992</text:p>
          </table:table-cell>
          <table:table-cell office:value-type="float" office:value="0.948072" calcext:value-type="float">
            <text:p>0.948072</text:p>
          </table:table-cell>
          <table:table-cell office:value-type="float" office:value="1.776837" calcext:value-type="float">
            <text:p>1.776837</text:p>
          </table:table-cell>
          <table:table-cell office:value-type="float" office:value="0.178962" calcext:value-type="float">
            <text:p>0.178962</text:p>
          </table:table-cell>
        </table:table-row>
        <table:table-row table:style-name="ro1">
          <table:table-cell office:value-type="float" office:value="820382" calcext:value-type="float">
            <text:p>820382</text:p>
          </table:table-cell>
          <table:table-cell office:value-type="float" office:value="0.916016" calcext:value-type="float">
            <text:p>0.916016</text:p>
          </table:table-cell>
          <table:table-cell office:value-type="float" office:value="0.192383" calcext:value-type="float">
            <text:p>0.192383</text:p>
          </table:table-cell>
          <table:table-cell office:value-type="float" office:value="0.170898" calcext:value-type="float">
            <text:p>0.170898</text:p>
          </table:table-cell>
          <table:table-cell office:value-type="float" office:value="0.973638" calcext:value-type="float">
            <text:p>0.973638</text:p>
          </table:table-cell>
          <table:table-cell office:value-type="float" office:value="1.813055" calcext:value-type="float">
            <text:p>1.813055</text:p>
          </table:table-cell>
          <table:table-cell office:value-type="float" office:value="0.17257" calcext:value-type="float">
            <text:p>0.17257</text:p>
          </table:table-cell>
        </table:table-row>
        <table:table-row table:style-name="ro1">
          <table:table-cell office:value-type="float" office:value="821631" calcext:value-type="float">
            <text:p>821631</text:p>
          </table:table-cell>
          <table:table-cell office:value-type="float" office:value="0.911133" calcext:value-type="float">
            <text:p>0.911133</text:p>
          </table:table-cell>
          <table:table-cell office:value-type="float" office:value="0.193359" calcext:value-type="float">
            <text:p>0.193359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997074" calcext:value-type="float">
            <text:p>0.997074</text:p>
          </table:table-cell>
          <table:table-cell office:value-type="float" office:value="1.845013" calcext:value-type="float">
            <text:p>1.845013</text:p>
          </table:table-cell>
          <table:table-cell office:value-type="float" office:value="0.17257" calcext:value-type="float">
            <text:p>0.17257</text:p>
          </table:table-cell>
        </table:table-row>
        <table:table-row table:style-name="ro1">
          <table:table-cell office:value-type="float" office:value="822881" calcext:value-type="float">
            <text:p>822881</text:p>
          </table:table-cell>
          <table:table-cell office:value-type="float" office:value="0.901367" calcext:value-type="float">
            <text:p>0.901367</text:p>
          </table:table-cell>
          <table:table-cell office:value-type="float" office:value="0.192383" calcext:value-type="float">
            <text:p>0.192383</text:p>
          </table:table-cell>
          <table:table-cell office:value-type="float" office:value="0.176758" calcext:value-type="float">
            <text:p>0.176758</text:p>
          </table:table-cell>
          <table:table-cell office:value-type="float" office:value="1.014118" calcext:value-type="float">
            <text:p>1.014118</text:p>
          </table:table-cell>
          <table:table-cell office:value-type="float" office:value="1.881231" calcext:value-type="float">
            <text:p>1.881231</text:p>
          </table:table-cell>
          <table:table-cell office:value-type="float" office:value="0.16831" calcext:value-type="float">
            <text:p>0.16831</text:p>
          </table:table-cell>
        </table:table-row>
        <table:table-row table:style-name="ro1">
          <table:table-cell office:value-type="float" office:value="824130" calcext:value-type="float">
            <text:p>824130</text:p>
          </table:table-cell>
          <table:table-cell office:value-type="float" office:value="0.884766" calcext:value-type="float">
            <text:p>0.884766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0.18457" calcext:value-type="float">
            <text:p>0.18457</text:p>
          </table:table-cell>
          <table:table-cell office:value-type="float" office:value="1.041815" calcext:value-type="float">
            <text:p>1.041815</text:p>
          </table:table-cell>
          <table:table-cell office:value-type="float" office:value="1.923841" calcext:value-type="float">
            <text:p>1.923841</text:p>
          </table:table-cell>
          <table:table-cell office:value-type="float" office:value="0.151265" calcext:value-type="float">
            <text:p>0.151265</text:p>
          </table:table-cell>
        </table:table-row>
        <table:table-row table:style-name="ro1">
          <table:table-cell office:value-type="float" office:value="825377" calcext:value-type="float">
            <text:p>825377</text:p>
          </table:table-cell>
          <table:table-cell office:value-type="float" office:value="0.871094" calcext:value-type="float">
            <text:p>0.871094</text:p>
          </table:table-cell>
          <table:table-cell office:value-type="float" office:value="0.186523" calcext:value-type="float">
            <text:p>0.186523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1.069511" calcext:value-type="float">
            <text:p>1.069511</text:p>
          </table:table-cell>
          <table:table-cell office:value-type="float" office:value="1.964321" calcext:value-type="float">
            <text:p>1.964321</text:p>
          </table:table-cell>
          <table:table-cell office:value-type="float" office:value="0.142743" calcext:value-type="float">
            <text:p>0.142743</text:p>
          </table:table-cell>
        </table:table-row>
        <table:table-row table:style-name="ro1">
          <table:table-cell office:value-type="float" office:value="826626" calcext:value-type="float">
            <text:p>826626</text:p>
          </table:table-cell>
          <table:table-cell office:value-type="float" office:value="0.863281" calcext:value-type="float">
            <text:p>0.863281</text:p>
          </table:table-cell>
          <table:table-cell office:value-type="float" office:value="0.177734" calcext:value-type="float">
            <text:p>0.177734</text:p>
          </table:table-cell>
          <table:table-cell office:value-type="float" office:value="0.200195" calcext:value-type="float">
            <text:p>0.200195</text:p>
          </table:table-cell>
          <table:table-cell office:value-type="float" office:value="1.099338" calcext:value-type="float">
            <text:p>1.099338</text:p>
          </table:table-cell>
          <table:table-cell office:value-type="float" office:value="2.000539" calcext:value-type="float">
            <text:p>2.000539</text:p>
          </table:table-cell>
          <table:table-cell office:value-type="float" office:value="0.138483" calcext:value-type="float">
            <text:p>0.138483</text:p>
          </table:table-cell>
        </table:table-row>
        <table:table-row table:style-name="ro1">
          <table:table-cell office:value-type="float" office:value="827876" calcext:value-type="float">
            <text:p>827876</text:p>
          </table:table-cell>
          <table:table-cell office:value-type="float" office:value="0.848633" calcext:value-type="float">
            <text:p>0.848633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1.118513" calcext:value-type="float">
            <text:p>1.118513</text:p>
          </table:table-cell>
          <table:table-cell office:value-type="float" office:value="2.023975" calcext:value-type="float">
            <text:p>2.023975</text:p>
          </table:table-cell>
          <table:table-cell office:value-type="float" office:value="0.140613" calcext:value-type="float">
            <text:p>0.140613</text:p>
          </table:table-cell>
        </table:table-row>
        <table:table-row table:style-name="ro1">
          <table:table-cell office:value-type="float" office:value="829123" calcext:value-type="float">
            <text:p>829123</text:p>
          </table:table-cell>
          <table:table-cell office:value-type="float" office:value="0.837891" calcext:value-type="float">
            <text:p>0.837891</text:p>
          </table:table-cell>
          <table:table-cell office:value-type="float" office:value="0.166992" calcext:value-type="float">
            <text:p>0.166992</text:p>
          </table:table-cell>
          <table:table-cell office:value-type="float" office:value="0.193359" calcext:value-type="float">
            <text:p>0.193359</text:p>
          </table:table-cell>
          <table:table-cell office:value-type="float" office:value="1.141948" calcext:value-type="float">
            <text:p>1.141948</text:p>
          </table:table-cell>
          <table:table-cell office:value-type="float" office:value="2.04741" calcext:value-type="float">
            <text:p>2.04741</text:p>
          </table:table-cell>
          <table:table-cell office:value-type="float" office:value="0.138483" calcext:value-type="float">
            <text:p>0.138483</text:p>
          </table:table-cell>
        </table:table-row>
        <table:table-row table:style-name="ro1">
          <table:table-cell office:value-type="float" office:value="830372" calcext:value-type="float">
            <text:p>830372</text:p>
          </table:table-cell>
          <table:table-cell office:value-type="float" office:value="0.84082" calcext:value-type="float">
            <text:p>0.84082</text:p>
          </table:table-cell>
          <table:table-cell office:value-type="float" office:value="0.157227" calcext:value-type="float">
            <text:p>0.157227</text:p>
          </table:table-cell>
          <table:table-cell office:value-type="float" office:value="0.193359" calcext:value-type="float">
            <text:p>0.193359</text:p>
          </table:table-cell>
          <table:table-cell office:value-type="float" office:value="1.173906" calcext:value-type="float">
            <text:p>1.173906</text:p>
          </table:table-cell>
          <table:table-cell office:value-type="float" office:value="2.075107" calcext:value-type="float">
            <text:p>2.075107</text:p>
          </table:table-cell>
          <table:table-cell office:value-type="float" office:value="0.125699" calcext:value-type="float">
            <text:p>0.125699</text:p>
          </table:table-cell>
        </table:table-row>
        <table:table-row table:style-name="ro1">
          <table:table-cell office:value-type="float" office:value="831620" calcext:value-type="float">
            <text:p>831620</text:p>
          </table:table-cell>
          <table:table-cell office:value-type="float" office:value="0.838867" calcext:value-type="float">
            <text:p>0.838867</text:p>
          </table:table-cell>
          <table:table-cell office:value-type="float" office:value="0.155273" calcext:value-type="float">
            <text:p>0.155273</text:p>
          </table:table-cell>
          <table:table-cell office:value-type="float" office:value="0.197266" calcext:value-type="float">
            <text:p>0.197266</text:p>
          </table:table-cell>
          <table:table-cell office:value-type="float" office:value="1.203733" calcext:value-type="float">
            <text:p>1.203733</text:p>
          </table:table-cell>
          <table:table-cell office:value-type="float" office:value="2.111325" calcext:value-type="float">
            <text:p>2.111325</text:p>
          </table:table-cell>
          <table:table-cell office:value-type="float" office:value="0.108656" calcext:value-type="float">
            <text:p>0.108656</text:p>
          </table:table-cell>
        </table:table-row>
        <table:table-row table:style-name="ro1">
          <table:table-cell office:value-type="float" office:value="832869" calcext:value-type="float">
            <text:p>832869</text:p>
          </table:table-cell>
          <table:table-cell office:value-type="float" office:value="0.823242" calcext:value-type="float">
            <text:p>0.823242</text:p>
          </table:table-cell>
          <table:table-cell office:value-type="float" office:value="0.162109" calcext:value-type="float">
            <text:p>0.162109</text:p>
          </table:table-cell>
          <table:table-cell office:value-type="float" office:value="0.202148" calcext:value-type="float">
            <text:p>0.202148</text:p>
          </table:table-cell>
          <table:table-cell office:value-type="float" office:value="1.231429" calcext:value-type="float">
            <text:p>1.231429</text:p>
          </table:table-cell>
          <table:table-cell office:value-type="float" office:value="2.143283" calcext:value-type="float">
            <text:p>2.143283</text:p>
          </table:table-cell>
          <table:table-cell office:value-type="float" office:value="0.095872" calcext:value-type="float">
            <text:p>0.095872</text:p>
          </table:table-cell>
        </table:table-row>
        <table:table-row table:style-name="ro1">
          <table:table-cell office:value-type="float" office:value="834118" calcext:value-type="float">
            <text:p>834118</text:p>
          </table:table-cell>
          <table:table-cell office:value-type="float" office:value="0.804688" calcext:value-type="float">
            <text:p>0.804688</text:p>
          </table:table-cell>
          <table:table-cell office:value-type="float" office:value="0.172852" calcext:value-type="float">
            <text:p>0.172852</text:p>
          </table:table-cell>
          <table:table-cell office:value-type="float" office:value="0.208984" calcext:value-type="float">
            <text:p>0.208984</text:p>
          </table:table-cell>
          <table:table-cell office:value-type="float" office:value="1.259126" calcext:value-type="float">
            <text:p>1.259126</text:p>
          </table:table-cell>
          <table:table-cell office:value-type="float" office:value="2.17311" calcext:value-type="float">
            <text:p>2.17311</text:p>
          </table:table-cell>
          <table:table-cell office:value-type="float" office:value="0.080959" calcext:value-type="float">
            <text:p>0.080959</text:p>
          </table:table-cell>
        </table:table-row>
        <table:table-row table:style-name="ro1">
          <table:table-cell office:value-type="float" office:value="835368" calcext:value-type="float">
            <text:p>835368</text:p>
          </table:table-cell>
          <table:table-cell office:value-type="float" office:value="0.795898" calcext:value-type="float">
            <text:p>0.795898</text:p>
          </table:table-cell>
          <table:table-cell office:value-type="float" office:value="0.15918" calcext:value-type="float">
            <text:p>0.15918</text:p>
          </table:table-cell>
          <table:table-cell office:value-type="float" office:value="0.220703" calcext:value-type="float">
            <text:p>0.220703</text:p>
          </table:table-cell>
          <table:table-cell office:value-type="float" office:value="1.297475" calcext:value-type="float">
            <text:p>1.297475</text:p>
          </table:table-cell>
          <table:table-cell office:value-type="float" office:value="2.205068" calcext:value-type="float">
            <text:p>2.205068</text:p>
          </table:table-cell>
          <table:table-cell office:value-type="float" office:value="0.066046" calcext:value-type="float">
            <text:p>0.066046</text:p>
          </table:table-cell>
        </table:table-row>
        <table:table-row table:style-name="ro1">
          <table:table-cell office:value-type="float" office:value="836617" calcext:value-type="float">
            <text:p>836617</text:p>
          </table:table-cell>
          <table:table-cell office:value-type="float" office:value="0.779297" calcext:value-type="float">
            <text:p>0.779297</text:p>
          </table:table-cell>
          <table:table-cell office:value-type="float" office:value="0.148438" calcext:value-type="float">
            <text:p>0.148438</text:p>
          </table:table-cell>
          <table:table-cell office:value-type="float" office:value="0.225586" calcext:value-type="float">
            <text:p>0.225586</text:p>
          </table:table-cell>
          <table:table-cell office:value-type="float" office:value="1.340084" calcext:value-type="float">
            <text:p>1.340084</text:p>
          </table:table-cell>
          <table:table-cell office:value-type="float" office:value="2.241286" calcext:value-type="float">
            <text:p>2.241286</text:p>
          </table:table-cell>
          <table:table-cell office:value-type="float" office:value="0.059654" calcext:value-type="float">
            <text:p>0.059654</text:p>
          </table:table-cell>
        </table:table-row>
        <table:table-row table:style-name="ro1">
          <table:table-cell office:value-type="float" office:value="837864" calcext:value-type="float">
            <text:p>837864</text:p>
          </table:table-cell>
          <table:table-cell office:value-type="float" office:value="0.769531" calcext:value-type="float">
            <text:p>0.769531</text:p>
          </table:table-cell>
          <table:table-cell office:value-type="float" office:value="0.150391" calcext:value-type="float">
            <text:p>0.150391</text:p>
          </table:table-cell>
          <table:table-cell office:value-type="float" office:value="0.220703" calcext:value-type="float">
            <text:p>0.220703</text:p>
          </table:table-cell>
          <table:table-cell office:value-type="float" office:value="1.372042" calcext:value-type="float">
            <text:p>1.372042</text:p>
          </table:table-cell>
          <table:table-cell office:value-type="float" office:value="2.273243" calcext:value-type="float">
            <text:p>2.273243</text:p>
          </table:table-cell>
          <table:table-cell office:value-type="float" office:value="0.049002" calcext:value-type="float">
            <text:p>0.049002</text:p>
          </table:table-cell>
        </table:table-row>
        <table:table-row table:style-name="ro1">
          <table:table-cell office:value-type="float" office:value="839112" calcext:value-type="float">
            <text:p>839112</text:p>
          </table:table-cell>
          <table:table-cell office:value-type="float" office:value="0.748047" calcext:value-type="float">
            <text:p>0.748047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0.201172" calcext:value-type="float">
            <text:p>0.201172</text:p>
          </table:table-cell>
          <table:table-cell office:value-type="float" office:value="1.384825" calcext:value-type="float">
            <text:p>1.384825</text:p>
          </table:table-cell>
          <table:table-cell office:value-type="float" office:value="2.296679" calcext:value-type="float">
            <text:p>2.296679</text:p>
          </table:table-cell>
          <table:table-cell office:value-type="float" office:value="0.044741" calcext:value-type="float">
            <text:p>0.044741</text:p>
          </table:table-cell>
        </table:table-row>
        <table:table-row table:style-name="ro1">
          <table:table-cell office:value-type="float" office:value="840363" calcext:value-type="float">
            <text:p>840363</text:p>
          </table:table-cell>
          <table:table-cell office:value-type="float" office:value="0.746094" calcext:value-type="float">
            <text:p>0.746094</text:p>
          </table:table-cell>
          <table:table-cell office:value-type="float" office:value="0.19043" calcext:value-type="float">
            <text:p>0.19043</text:p>
          </table:table-cell>
          <table:table-cell office:value-type="float" office:value="0.167969" calcext:value-type="float">
            <text:p>0.167969</text:p>
          </table:table-cell>
          <table:table-cell office:value-type="float" office:value="1.365651" calcext:value-type="float">
            <text:p>1.365651</text:p>
          </table:table-cell>
          <table:table-cell office:value-type="float" office:value="2.315854" calcext:value-type="float">
            <text:p>2.315854</text:p>
          </table:table-cell>
          <table:table-cell office:value-type="float" office:value="0.029827" calcext:value-type="float">
            <text:p>0.029827</text:p>
          </table:table-cell>
        </table:table-row>
        <table:table-row table:style-name="ro1">
          <table:table-cell office:value-type="float" office:value="841610" calcext:value-type="float">
            <text:p>841610</text:p>
          </table:table-cell>
          <table:table-cell office:value-type="float" office:value="0.75" calcext:value-type="float">
            <text:p>0.75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0.169922" calcext:value-type="float">
            <text:p>0.169922</text:p>
          </table:table-cell>
          <table:table-cell office:value-type="float" office:value="1.335824" calcext:value-type="float">
            <text:p>1.335824</text:p>
          </table:table-cell>
          <table:table-cell office:value-type="float" office:value="2.34568" calcext:value-type="float">
            <text:p>2.34568</text:p>
          </table:table-cell>
          <table:table-cell office:value-type="float" office:value="0.019175" calcext:value-type="float">
            <text:p>0.019175</text:p>
          </table:table-cell>
        </table:table-row>
        <table:table-row table:style-name="ro1">
          <table:table-cell office:value-type="float" office:value="842858" calcext:value-type="float">
            <text:p>842858</text:p>
          </table:table-cell>
          <table:table-cell office:value-type="float" office:value="0.750977" calcext:value-type="float">
            <text:p>0.750977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0.204102" calcext:value-type="float">
            <text:p>0.204102</text:p>
          </table:table-cell>
          <table:table-cell office:value-type="float" office:value="1.333693" calcext:value-type="float">
            <text:p>1.333693</text:p>
          </table:table-cell>
          <table:table-cell office:value-type="float" office:value="2.38616" calcext:value-type="float">
            <text:p>2.38616</text:p>
          </table:table-cell>
          <table:table-cell office:value-type="float" office:value="0.004261" calcext:value-type="float">
            <text:p>0.004261</text:p>
          </table:table-cell>
        </table:table-row>
        <table:table-row table:style-name="ro1">
          <table:table-cell office:value-type="float" office:value="844107" calcext:value-type="float">
            <text:p>844107</text:p>
          </table:table-cell>
          <table:table-cell office:value-type="float" office:value="0.74707" calcext:value-type="float">
            <text:p>0.74707</text:p>
          </table:table-cell>
          <table:table-cell office:value-type="float" office:value="0.172852" calcext:value-type="float">
            <text:p>0.172852</text:p>
          </table:table-cell>
          <table:table-cell office:value-type="float" office:value="0.202148" calcext:value-type="float">
            <text:p>0.202148</text:p>
          </table:table-cell>
          <table:table-cell office:value-type="float" office:value="1.342215" calcext:value-type="float">
            <text:p>1.342215</text:p>
          </table:table-cell>
          <table:table-cell office:value-type="float" office:value="2.415987" calcext:value-type="float">
            <text:p>2.415987</text:p>
          </table:table-cell>
          <table:table-cell office:value-type="float" office:value="0.002131" calcext:value-type="float">
            <text:p>0.002131</text:p>
          </table:table-cell>
        </table:table-row>
        <table:table-row table:style-name="ro1">
          <table:table-cell office:value-type="float" office:value="845356" calcext:value-type="float">
            <text:p>845356</text:p>
          </table:table-cell>
          <table:table-cell office:value-type="float" office:value="0.742188" calcext:value-type="float">
            <text:p>0.742188</text:p>
          </table:table-cell>
          <table:table-cell office:value-type="float" office:value="0.180664" calcext:value-type="float">
            <text:p>0.180664</text:p>
          </table:table-cell>
          <table:table-cell office:value-type="float" office:value="0.18457" calcext:value-type="float">
            <text:p>0.18457</text:p>
          </table:table-cell>
          <table:table-cell office:value-type="float" office:value="1.331562" calcext:value-type="float">
            <text:p>1.331562</text:p>
          </table:table-cell>
          <table:table-cell office:value-type="float" office:value="2.445814" calcext:value-type="float">
            <text:p>2.445814</text:p>
          </table:table-cell>
          <table:table-cell office:value-type="float" office:value="-0.008522" calcext:value-type="float">
            <text:p>-0.008522</text:p>
          </table:table-cell>
        </table:table-row>
        <table:table-row table:style-name="ro1">
          <table:table-cell office:value-type="float" office:value="846606" calcext:value-type="float">
            <text:p>846606</text:p>
          </table:table-cell>
          <table:table-cell office:value-type="float" office:value="0.740234" calcext:value-type="float">
            <text:p>0.740234</text:p>
          </table:table-cell>
          <table:table-cell office:value-type="float" office:value="0.180664" calcext:value-type="float">
            <text:p>0.180664</text:p>
          </table:table-cell>
          <table:table-cell office:value-type="float" office:value="0.181641" calcext:value-type="float">
            <text:p>0.181641</text:p>
          </table:table-cell>
          <table:table-cell office:value-type="float" office:value="1.312388" calcext:value-type="float">
            <text:p>1.312388</text:p>
          </table:table-cell>
          <table:table-cell office:value-type="float" office:value="2.482032" calcext:value-type="float">
            <text:p>2.482032</text:p>
          </table:table-cell>
          <table:table-cell office:value-type="float" office:value="-0.025566" calcext:value-type="float">
            <text:p>-0.025566</text:p>
          </table:table-cell>
        </table:table-row>
        <table:table-row table:style-name="ro1">
          <table:table-cell office:value-type="float" office:value="847853" calcext:value-type="float">
            <text:p>847853</text:p>
          </table:table-cell>
          <table:table-cell office:value-type="float" office:value="0.731445" calcext:value-type="float">
            <text:p>0.731445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1.291083" calcext:value-type="float">
            <text:p>1.291083</text:p>
          </table:table-cell>
          <table:table-cell office:value-type="float" office:value="2.51399" calcext:value-type="float">
            <text:p>2.51399</text:p>
          </table:table-cell>
          <table:table-cell office:value-type="float" office:value="-0.04048" calcext:value-type="float">
            <text:p>-0.04048</text:p>
          </table:table-cell>
        </table:table-row>
        <table:table-row table:style-name="ro1">
          <table:table-cell office:value-type="float" office:value="849102" calcext:value-type="float">
            <text:p>849102</text:p>
          </table:table-cell>
          <table:table-cell office:value-type="float" office:value="0.704102" calcext:value-type="float">
            <text:p>0.704102</text:p>
          </table:table-cell>
          <table:table-cell office:value-type="float" office:value="0.199219" calcext:value-type="float">
            <text:p>0.199219</text:p>
          </table:table-cell>
          <table:table-cell office:value-type="float" office:value="0.144531" calcext:value-type="float">
            <text:p>0.144531</text:p>
          </table:table-cell>
          <table:table-cell office:value-type="float" office:value="1.256995" calcext:value-type="float">
            <text:p>1.256995</text:p>
          </table:table-cell>
          <table:table-cell office:value-type="float" office:value="2.535295" calcext:value-type="float">
            <text:p>2.535295</text:p>
          </table:table-cell>
          <table:table-cell office:value-type="float" office:value="-0.051132" calcext:value-type="float">
            <text:p>-0.051132</text:p>
          </table:table-cell>
        </table:table-row>
        <table:table-row table:style-name="ro1">
          <table:table-cell office:value-type="float" office:value="850352" calcext:value-type="float">
            <text:p>850352</text:p>
          </table:table-cell>
          <table:table-cell office:value-type="float" office:value="0.692383" calcext:value-type="float">
            <text:p>0.692383</text:p>
          </table:table-cell>
          <table:table-cell office:value-type="float" office:value="0.209961" calcext:value-type="float">
            <text:p>0.209961</text:p>
          </table:table-cell>
          <table:table-cell office:value-type="float" office:value="0.139648" calcext:value-type="float">
            <text:p>0.139648</text:p>
          </table:table-cell>
          <table:table-cell office:value-type="float" office:value="1.188819" calcext:value-type="float">
            <text:p>1.188819</text:p>
          </table:table-cell>
          <table:table-cell office:value-type="float" office:value="2.550209" calcext:value-type="float">
            <text:p>2.550209</text:p>
          </table:table-cell>
          <table:table-cell office:value-type="float" office:value="-0.046871" calcext:value-type="float">
            <text:p>-0.046871</text:p>
          </table:table-cell>
        </table:table-row>
        <table:table-row table:style-name="ro1">
          <table:table-cell office:value-type="float" office:value="851599" calcext:value-type="float">
            <text:p>851599</text:p>
          </table:table-cell>
          <table:table-cell office:value-type="float" office:value="0.686523" calcext:value-type="float">
            <text:p>0.686523</text:p>
          </table:table-cell>
          <table:table-cell office:value-type="float" office:value="0.208984" calcext:value-type="float">
            <text:p>0.208984</text:p>
          </table:table-cell>
          <table:table-cell office:value-type="float" office:value="0.142578" calcext:value-type="float">
            <text:p>0.142578</text:p>
          </table:table-cell>
          <table:table-cell office:value-type="float" office:value="1.118513" calcext:value-type="float">
            <text:p>1.118513</text:p>
          </table:table-cell>
          <table:table-cell office:value-type="float" office:value="2.569383" calcext:value-type="float">
            <text:p>2.569383</text:p>
          </table:table-cell>
          <table:table-cell office:value-type="float" office:value="-0.046871" calcext:value-type="float">
            <text:p>-0.046871</text:p>
          </table:table-cell>
        </table:table-row>
        <table:table-row table:style-name="ro1">
          <table:table-cell office:value-type="float" office:value="852848" calcext:value-type="float">
            <text:p>852848</text:p>
          </table:table-cell>
          <table:table-cell office:value-type="float" office:value="0.693359" calcext:value-type="float">
            <text:p>0.693359</text:p>
          </table:table-cell>
          <table:table-cell office:value-type="float" office:value="0.205078" calcext:value-type="float">
            <text:p>0.205078</text:p>
          </table:table-cell>
          <table:table-cell office:value-type="float" office:value="0.143555" calcext:value-type="float">
            <text:p>0.143555</text:p>
          </table:table-cell>
          <table:table-cell office:value-type="float" office:value="1.088685" calcext:value-type="float">
            <text:p>1.088685</text:p>
          </table:table-cell>
          <table:table-cell office:value-type="float" office:value="2.592818" calcext:value-type="float">
            <text:p>2.592818</text:p>
          </table:table-cell>
          <table:table-cell office:value-type="float" office:value="-0.063915" calcext:value-type="float">
            <text:p>-0.063915</text:p>
          </table:table-cell>
        </table:table-row>
        <table:table-row table:style-name="ro1">
          <table:table-cell office:value-type="float" office:value="854097" calcext:value-type="float">
            <text:p>854097</text:p>
          </table:table-cell>
          <table:table-cell office:value-type="float" office:value="0.682617" calcext:value-type="float">
            <text:p>0.682617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0.180664" calcext:value-type="float">
            <text:p>0.180664</text:p>
          </table:table-cell>
          <table:table-cell office:value-type="float" office:value="1.073772" calcext:value-type="float">
            <text:p>1.073772</text:p>
          </table:table-cell>
          <table:table-cell office:value-type="float" office:value="2.611993" calcext:value-type="float">
            <text:p>2.611993</text:p>
          </table:table-cell>
          <table:table-cell office:value-type="float" office:value="-0.061784" calcext:value-type="float">
            <text:p>-0.061784</text:p>
          </table:table-cell>
        </table:table-row>
        <table:table-row table:style-name="ro1">
          <table:table-cell office:value-type="float" office:value="855345" calcext:value-type="float">
            <text:p>855345</text:p>
          </table:table-cell>
          <table:table-cell office:value-type="float" office:value="0.668945" calcext:value-type="float">
            <text:p>0.668945</text:p>
          </table:table-cell>
          <table:table-cell office:value-type="float" office:value="0.19043" calcext:value-type="float">
            <text:p>0.19043</text:p>
          </table:table-cell>
          <table:table-cell office:value-type="float" office:value="0.1875" calcext:value-type="float">
            <text:p>0.1875</text:p>
          </table:table-cell>
          <table:table-cell office:value-type="float" office:value="1.067381" calcext:value-type="float">
            <text:p>1.067381</text:p>
          </table:table-cell>
          <table:table-cell office:value-type="float" office:value="2.633298" calcext:value-type="float">
            <text:p>2.633298</text:p>
          </table:table-cell>
          <table:table-cell office:value-type="float" office:value="-0.055393" calcext:value-type="float">
            <text:p>-0.055393</text:p>
          </table:table-cell>
        </table:table-row>
        <table:table-row table:style-name="ro1">
          <table:table-cell office:value-type="float" office:value="856594" calcext:value-type="float">
            <text:p>856594</text:p>
          </table:table-cell>
          <table:table-cell office:value-type="float" office:value="0.644531" calcext:value-type="float">
            <text:p>0.644531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1.026901" calcext:value-type="float">
            <text:p>1.026901</text:p>
          </table:table-cell>
          <table:table-cell office:value-type="float" office:value="2.631168" calcext:value-type="float">
            <text:p>2.631168</text:p>
          </table:table-cell>
          <table:table-cell office:value-type="float" office:value="-0.046871" calcext:value-type="float">
            <text:p>-0.046871</text:p>
          </table:table-cell>
        </table:table-row>
        <table:table-row table:style-name="ro1">
          <table:table-cell office:value-type="float" office:value="857843" calcext:value-type="float">
            <text:p>857843</text:p>
          </table:table-cell>
          <table:table-cell office:value-type="float" office:value="0.626953" calcext:value-type="float">
            <text:p>0.626953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0.163086" calcext:value-type="float">
            <text:p>0.163086</text:p>
          </table:table-cell>
          <table:table-cell office:value-type="float" office:value="0.969378" calcext:value-type="float">
            <text:p>0.969378</text:p>
          </table:table-cell>
          <table:table-cell office:value-type="float" office:value="2.631168" calcext:value-type="float">
            <text:p>2.631168</text:p>
          </table:table-cell>
          <table:table-cell office:value-type="float" office:value="-0.021305" calcext:value-type="float">
            <text:p>-0.021305</text:p>
          </table:table-cell>
        </table:table-row>
        <table:table-row table:style-name="ro1">
          <table:table-cell office:value-type="float" office:value="859093" calcext:value-type="float">
            <text:p>859093</text:p>
          </table:table-cell>
          <table:table-cell office:value-type="float" office:value="0.611328" calcext:value-type="float">
            <text:p>0.611328</text:p>
          </table:table-cell>
          <table:table-cell office:value-type="float" office:value="0.193359" calcext:value-type="float">
            <text:p>0.193359</text:p>
          </table:table-cell>
          <table:table-cell office:value-type="float" office:value="0.172852" calcext:value-type="float">
            <text:p>0.172852</text:p>
          </table:table-cell>
          <table:table-cell office:value-type="float" office:value="0.924637" calcext:value-type="float">
            <text:p>0.924637</text:p>
          </table:table-cell>
          <table:table-cell office:value-type="float" office:value="2.633298" calcext:value-type="float">
            <text:p>2.633298</text:p>
          </table:table-cell>
          <table:table-cell office:value-type="float" office:value="-0.006391" calcext:value-type="float">
            <text:p>-0.006391</text:p>
          </table:table-cell>
        </table:table-row>
        <table:table-row table:style-name="ro1">
          <table:table-cell office:value-type="float" office:value="860340" calcext:value-type="float">
            <text:p>860340</text:p>
          </table:table-cell>
          <table:table-cell office:value-type="float" office:value="0.628906" calcext:value-type="float">
            <text:p>0.628906</text:p>
          </table:table-cell>
          <table:table-cell office:value-type="float" office:value="0.198242" calcext:value-type="float">
            <text:p>0.198242</text:p>
          </table:table-cell>
          <table:table-cell office:value-type="float" office:value="0.162109" calcext:value-type="float">
            <text:p>0.162109</text:p>
          </table:table-cell>
          <table:table-cell office:value-type="float" office:value="0.916115" calcext:value-type="float">
            <text:p>0.916115</text:p>
          </table:table-cell>
          <table:table-cell office:value-type="float" office:value="2.654603" calcext:value-type="float">
            <text:p>2.654603</text:p>
          </table:table-cell>
          <table:table-cell office:value-type="float" office:value="-0.012783" calcext:value-type="float">
            <text:p>-0.012783</text:p>
          </table:table-cell>
        </table:table-row>
        <table:table-row table:style-name="ro1">
          <table:table-cell office:value-type="float" office:value="861589" calcext:value-type="float">
            <text:p>861589</text:p>
          </table:table-cell>
          <table:table-cell office:value-type="float" office:value="0.647461" calcext:value-type="float">
            <text:p>0.647461</text:p>
          </table:table-cell>
          <table:table-cell office:value-type="float" office:value="0.211914" calcext:value-type="float">
            <text:p>0.211914</text:p>
          </table:table-cell>
          <table:table-cell office:value-type="float" office:value="0.148438" calcext:value-type="float">
            <text:p>0.148438</text:p>
          </table:table-cell>
          <table:table-cell office:value-type="float" office:value="0.918246" calcext:value-type="float">
            <text:p>0.918246</text:p>
          </table:table-cell>
          <table:table-cell office:value-type="float" office:value="2.692952" calcext:value-type="float">
            <text:p>2.692952</text:p>
          </table:table-cell>
          <table:table-cell office:value-type="float" office:value="-0.034088" calcext:value-type="float">
            <text:p>-0.034088</text:p>
          </table:table-cell>
        </table:table-row>
        <table:table-row table:style-name="ro1">
          <table:table-cell office:value-type="float" office:value="862839" calcext:value-type="float">
            <text:p>862839</text:p>
          </table:table-cell>
          <table:table-cell office:value-type="float" office:value="0.647461" calcext:value-type="float">
            <text:p>0.647461</text:p>
          </table:table-cell>
          <table:table-cell office:value-type="float" office:value="0.231445" calcext:value-type="float">
            <text:p>0.231445</text:p>
          </table:table-cell>
          <table:table-cell office:value-type="float" office:value="0.141602" calcext:value-type="float">
            <text:p>0.141602</text:p>
          </table:table-cell>
          <table:table-cell office:value-type="float" office:value="0.903332" calcext:value-type="float">
            <text:p>0.903332</text:p>
          </table:table-cell>
          <table:table-cell office:value-type="float" office:value="2.735562" calcext:value-type="float">
            <text:p>2.735562</text:p>
          </table:table-cell>
          <table:table-cell office:value-type="float" office:value="-0.055393" calcext:value-type="float">
            <text:p>-0.055393</text:p>
          </table:table-cell>
        </table:table-row>
        <table:table-row table:style-name="ro1">
          <table:table-cell office:value-type="float" office:value="864086" calcext:value-type="float">
            <text:p>864086</text:p>
          </table:table-cell>
          <table:table-cell office:value-type="float" office:value="0.634766" calcext:value-type="float">
            <text:p>0.634766</text:p>
          </table:table-cell>
          <table:table-cell office:value-type="float" office:value="0.240234" calcext:value-type="float">
            <text:p>0.240234</text:p>
          </table:table-cell>
          <table:table-cell office:value-type="float" office:value="0.135742" calcext:value-type="float">
            <text:p>0.135742</text:p>
          </table:table-cell>
          <table:table-cell office:value-type="float" office:value="0.867113" calcext:value-type="float">
            <text:p>0.867113</text:p>
          </table:table-cell>
          <table:table-cell office:value-type="float" office:value="2.765389" calcext:value-type="float">
            <text:p>2.765389</text:p>
          </table:table-cell>
          <table:table-cell office:value-type="float" office:value="-0.063915" calcext:value-type="float">
            <text:p>-0.063915</text:p>
          </table:table-cell>
        </table:table-row>
        <table:table-row table:style-name="ro1">
          <table:table-cell office:value-type="float" office:value="865335" calcext:value-type="float">
            <text:p>865335</text:p>
          </table:table-cell>
          <table:table-cell office:value-type="float" office:value="0.624023" calcext:value-type="float">
            <text:p>0.624023</text:p>
          </table:table-cell>
          <table:table-cell office:value-type="float" office:value="0.236328" calcext:value-type="float">
            <text:p>0.236328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0.830895" calcext:value-type="float">
            <text:p>0.830895</text:p>
          </table:table-cell>
          <table:table-cell office:value-type="float" office:value="2.784563" calcext:value-type="float">
            <text:p>2.784563</text:p>
          </table:table-cell>
          <table:table-cell office:value-type="float" office:value="-0.057523" calcext:value-type="float">
            <text:p>-0.057523</text:p>
          </table:table-cell>
        </table:table-row>
        <table:table-row table:style-name="ro1">
          <table:table-cell office:value-type="float" office:value="866583" calcext:value-type="float">
            <text:p>866583</text:p>
          </table:table-cell>
          <table:table-cell office:value-type="float" office:value="0.612305" calcext:value-type="float">
            <text:p>0.612305</text:p>
          </table:table-cell>
          <table:table-cell office:value-type="float" office:value="0.231445" calcext:value-type="float">
            <text:p>0.231445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0.822373" calcext:value-type="float">
            <text:p>0.822373</text:p>
          </table:table-cell>
          <table:table-cell office:value-type="float" office:value="2.799477" calcext:value-type="float">
            <text:p>2.799477</text:p>
          </table:table-cell>
          <table:table-cell office:value-type="float" office:value="-0.055393" calcext:value-type="float">
            <text:p>-0.055393</text:p>
          </table:table-cell>
        </table:table-row>
        <table:table-row table:style-name="ro1">
          <table:table-cell office:value-type="float" office:value="867832" calcext:value-type="float">
            <text:p>867832</text:p>
          </table:table-cell>
          <table:table-cell office:value-type="float" office:value="0.599609" calcext:value-type="float">
            <text:p>0.599609</text:p>
          </table:table-cell>
          <table:table-cell office:value-type="float" office:value="0.227539" calcext:value-type="float">
            <text:p>0.227539</text:p>
          </table:table-cell>
          <table:table-cell office:value-type="float" office:value="0.166992" calcext:value-type="float">
            <text:p>0.166992</text:p>
          </table:table-cell>
          <table:table-cell office:value-type="float" office:value="0.807459" calcext:value-type="float">
            <text:p>0.807459</text:p>
          </table:table-cell>
          <table:table-cell office:value-type="float" office:value="2.807999" calcext:value-type="float">
            <text:p>2.807999</text:p>
          </table:table-cell>
          <table:table-cell office:value-type="float" office:value="-0.063915" calcext:value-type="float">
            <text:p>-0.063915</text:p>
          </table:table-cell>
        </table:table-row>
        <table:table-row table:style-name="ro1">
          <table:table-cell office:value-type="float" office:value="869081" calcext:value-type="float">
            <text:p>869081</text:p>
          </table:table-cell>
          <table:table-cell office:value-type="float" office:value="0.603516" calcext:value-type="float">
            <text:p>0.603516</text:p>
          </table:table-cell>
          <table:table-cell office:value-type="float" office:value="0.224609" calcext:value-type="float">
            <text:p>0.224609</text:p>
          </table:table-cell>
          <table:table-cell office:value-type="float" office:value="0.152344" calcext:value-type="float">
            <text:p>0.152344</text:p>
          </table:table-cell>
          <table:table-cell office:value-type="float" office:value="0.801068" calcext:value-type="float">
            <text:p>0.801068</text:p>
          </table:table-cell>
          <table:table-cell office:value-type="float" office:value="2.846348" calcext:value-type="float">
            <text:p>2.846348</text:p>
          </table:table-cell>
          <table:table-cell office:value-type="float" office:value="-0.070306" calcext:value-type="float">
            <text:p>-0.070306</text:p>
          </table:table-cell>
        </table:table-row>
        <table:table-row table:style-name="ro1">
          <table:table-cell office:value-type="float" office:value="870329" calcext:value-type="float">
            <text:p>870329</text:p>
          </table:table-cell>
          <table:table-cell office:value-type="float" office:value="0.616211" calcext:value-type="float">
            <text:p>0.616211</text:p>
          </table:table-cell>
          <table:table-cell office:value-type="float" office:value="0.210938" calcext:value-type="float">
            <text:p>0.210938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0.822373" calcext:value-type="float">
            <text:p>0.822373</text:p>
          </table:table-cell>
          <table:table-cell office:value-type="float" office:value="2.89535" calcext:value-type="float">
            <text:p>2.89535</text:p>
          </table:table-cell>
          <table:table-cell office:value-type="float" office:value="-0.078828" calcext:value-type="float">
            <text:p>-0.078828</text:p>
          </table:table-cell>
        </table:table-row>
        <table:table-row table:style-name="ro1">
          <table:table-cell office:value-type="float" office:value="871580" calcext:value-type="float">
            <text:p>871580</text:p>
          </table:table-cell>
          <table:table-cell office:value-type="float" office:value="0.624023" calcext:value-type="float">
            <text:p>0.624023</text:p>
          </table:table-cell>
          <table:table-cell office:value-type="float" office:value="0.209961" calcext:value-type="float">
            <text:p>0.209961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0.864983" calcext:value-type="float">
            <text:p>0.864983</text:p>
          </table:table-cell>
          <table:table-cell office:value-type="float" office:value="2.944351" calcext:value-type="float">
            <text:p>2.944351</text:p>
          </table:table-cell>
          <table:table-cell office:value-type="float" office:value="-0.095872" calcext:value-type="float">
            <text:p>-0.095872</text:p>
          </table:table-cell>
        </table:table-row>
        <table:table-row table:style-name="ro1">
          <table:table-cell office:value-type="float" office:value="872827" calcext:value-type="float">
            <text:p>872827</text:p>
          </table:table-cell>
          <table:table-cell office:value-type="float" office:value="0.610352" calcext:value-type="float">
            <text:p>0.610352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0.134766" calcext:value-type="float">
            <text:p>0.134766</text:p>
          </table:table-cell>
          <table:table-cell office:value-type="float" office:value="0.890549" calcext:value-type="float">
            <text:p>0.890549</text:p>
          </table:table-cell>
          <table:table-cell office:value-type="float" office:value="2.986961" calcext:value-type="float">
            <text:p>2.986961</text:p>
          </table:table-cell>
          <table:table-cell office:value-type="float" office:value="-0.102264" calcext:value-type="float">
            <text:p>-0.102264</text:p>
          </table:table-cell>
        </table:table-row>
        <table:table-row table:style-name="ro1">
          <table:table-cell office:value-type="float" office:value="874076" calcext:value-type="float">
            <text:p>874076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243164" calcext:value-type="float">
            <text:p>0.243164</text:p>
          </table:table-cell>
          <table:table-cell office:value-type="float" office:value="0.089844" calcext:value-type="float">
            <text:p>0.089844</text:p>
          </table:table-cell>
          <table:table-cell office:value-type="float" office:value="0.89481" calcext:value-type="float">
            <text:p>0.89481</text:p>
          </table:table-cell>
          <table:table-cell office:value-type="float" office:value="3.02744" calcext:value-type="float">
            <text:p>3.02744</text:p>
          </table:table-cell>
          <table:table-cell office:value-type="float" office:value="-0.104395" calcext:value-type="float">
            <text:p>-0.104395</text:p>
          </table:table-cell>
        </table:table-row>
        <table:table-row table:style-name="ro1">
          <table:table-cell office:value-type="float" office:value="875324" calcext:value-type="float">
            <text:p>875324</text:p>
          </table:table-cell>
          <table:table-cell office:value-type="float" office:value="0.576172" calcext:value-type="float">
            <text:p>0.576172</text:p>
          </table:table-cell>
          <table:table-cell office:value-type="float" office:value="0.263672" calcext:value-type="float">
            <text:p>0.263672</text:p>
          </table:table-cell>
          <table:table-cell office:value-type="float" office:value="0.070312" calcext:value-type="float">
            <text:p>0.070312</text:p>
          </table:table-cell>
          <table:table-cell office:value-type="float" office:value="0.886288" calcext:value-type="float">
            <text:p>0.886288</text:p>
          </table:table-cell>
          <table:table-cell office:value-type="float" office:value="3.072181" calcext:value-type="float">
            <text:p>3.072181</text:p>
          </table:table-cell>
          <table:table-cell office:value-type="float" office:value="-0.102264" calcext:value-type="float">
            <text:p>-0.102264</text:p>
          </table:table-cell>
        </table:table-row>
        <table:table-row table:style-name="ro1">
          <table:table-cell office:value-type="float" office:value="876573" calcext:value-type="float">
            <text:p>876573</text:p>
          </table:table-cell>
          <table:table-cell office:value-type="float" office:value="0.554688" calcext:value-type="float">
            <text:p>0.554688</text:p>
          </table:table-cell>
          <table:table-cell office:value-type="float" office:value="0.283203" calcext:value-type="float">
            <text:p>0.28320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77766" calcext:value-type="float">
            <text:p>0.877766</text:p>
          </table:table-cell>
          <table:table-cell office:value-type="float" office:value="3.116922" calcext:value-type="float">
            <text:p>3.116922</text:p>
          </table:table-cell>
          <table:table-cell office:value-type="float" office:value="-0.102264" calcext:value-type="float">
            <text:p>-0.102264</text:p>
          </table:table-cell>
        </table:table-row>
        <table:table-row table:style-name="ro1">
          <table:table-cell office:value-type="float" office:value="877823" calcext:value-type="float">
            <text:p>877823</text:p>
          </table:table-cell>
          <table:table-cell office:value-type="float" office:value="0.539062" calcext:value-type="float">
            <text:p>0.539062</text:p>
          </table:table-cell>
          <table:table-cell office:value-type="float" office:value="0.300781" calcext:value-type="float">
            <text:p>0.300781</text:p>
          </table:table-cell>
          <table:table-cell office:value-type="float" office:value="0.060547" calcext:value-type="float">
            <text:p>0.060547</text:p>
          </table:table-cell>
          <table:table-cell office:value-type="float" office:value="0.869244" calcext:value-type="float">
            <text:p>0.869244</text:p>
          </table:table-cell>
          <table:table-cell office:value-type="float" office:value="3.165923" calcext:value-type="float">
            <text:p>3.165923</text:p>
          </table:table-cell>
          <table:table-cell office:value-type="float" office:value="-0.095872" calcext:value-type="float">
            <text:p>-0.095872</text:p>
          </table:table-cell>
        </table:table-row>
        <table:table-row table:style-name="ro1">
          <table:table-cell office:value-type="float" office:value="879072" calcext:value-type="float">
            <text:p>879072</text:p>
          </table:table-cell>
          <table:table-cell office:value-type="float" office:value="0.522461" calcext:value-type="float">
            <text:p>0.522461</text:p>
          </table:table-cell>
          <table:table-cell office:value-type="float" office:value="0.325195" calcext:value-type="float">
            <text:p>0.325195</text:p>
          </table:table-cell>
          <table:table-cell office:value-type="float" office:value="0.074219" calcext:value-type="float">
            <text:p>0.074219</text:p>
          </table:table-cell>
          <table:table-cell office:value-type="float" office:value="0.856461" calcext:value-type="float">
            <text:p>0.856461</text:p>
          </table:table-cell>
          <table:table-cell office:value-type="float" office:value="3.227708" calcext:value-type="float">
            <text:p>3.227708</text:p>
          </table:table-cell>
          <table:table-cell office:value-type="float" office:value="-0.083089" calcext:value-type="float">
            <text:p>-0.083089</text:p>
          </table:table-cell>
        </table:table-row>
        <table:table-row table:style-name="ro1">
          <table:table-cell office:value-type="float" office:value="880319" calcext:value-type="float">
            <text:p>880319</text:p>
          </table:table-cell>
          <table:table-cell office:value-type="float" office:value="0.524414" calcext:value-type="float">
            <text:p>0.524414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076172" calcext:value-type="float">
            <text:p>0.076172</text:p>
          </table:table-cell>
          <table:table-cell office:value-type="float" office:value="0.839417" calcext:value-type="float">
            <text:p>0.839417</text:p>
          </table:table-cell>
          <table:table-cell office:value-type="float" office:value="3.293753" calcext:value-type="float">
            <text:p>3.293753</text:p>
          </table:table-cell>
          <table:table-cell office:value-type="float" office:value="-0.061784" calcext:value-type="float">
            <text:p>-0.061784</text:p>
          </table:table-cell>
        </table:table-row>
        <table:table-row table:style-name="ro1">
          <table:table-cell office:value-type="float" office:value="881568" calcext:value-type="float">
            <text:p>881568</text:p>
          </table:table-cell>
          <table:table-cell office:value-type="float" office:value="0.524414" calcext:value-type="float">
            <text:p>0.524414</text:p>
          </table:table-cell>
          <table:table-cell office:value-type="float" office:value="0.341797" calcext:value-type="float">
            <text:p>0.341797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822373" calcext:value-type="float">
            <text:p>0.822373</text:p>
          </table:table-cell>
          <table:table-cell office:value-type="float" office:value="3.389626" calcext:value-type="float">
            <text:p>3.389626</text:p>
          </table:table-cell>
          <table:table-cell office:value-type="float" office:value="-0.023436" calcext:value-type="float">
            <text:p>-0.023436</text:p>
          </table:table-cell>
        </table:table-row>
        <table:table-row table:style-name="ro1">
          <table:table-cell office:value-type="float" office:value="882816" calcext:value-type="float">
            <text:p>882816</text:p>
          </table:table-cell>
          <table:table-cell office:value-type="float" office:value="0.529297" calcext:value-type="float">
            <text:p>0.529297</text:p>
          </table:table-cell>
          <table:table-cell office:value-type="float" office:value="0.322266" calcext:value-type="float">
            <text:p>0.322266</text:p>
          </table:table-cell>
          <table:table-cell office:value-type="float" office:value="0.132812" calcext:value-type="float">
            <text:p>0.132812</text:p>
          </table:table-cell>
          <table:table-cell office:value-type="float" office:value="0.860722" calcext:value-type="float">
            <text:p>0.860722</text:p>
          </table:table-cell>
          <table:table-cell office:value-type="float" office:value="3.479106" calcext:value-type="float">
            <text:p>3.479106</text:p>
          </table:table-cell>
          <table:table-cell office:value-type="float" office:value="0.012783" calcext:value-type="float">
            <text:p>0.012783</text:p>
          </table:table-cell>
        </table:table-row>
        <table:table-row table:style-name="ro1">
          <table:table-cell office:value-type="float" office:value="884065" calcext:value-type="float">
            <text:p>884065</text:p>
          </table:table-cell>
          <table:table-cell office:value-type="float" office:value="0.519531" calcext:value-type="float">
            <text:p>0.519531</text:p>
          </table:table-cell>
          <table:table-cell office:value-type="float" office:value="0.306641" calcext:value-type="float">
            <text:p>0.306641</text:p>
          </table:table-cell>
          <table:table-cell office:value-type="float" office:value="0.145508" calcext:value-type="float">
            <text:p>0.145508</text:p>
          </table:table-cell>
          <table:table-cell office:value-type="float" office:value="0.935289" calcext:value-type="float">
            <text:p>0.935289</text:p>
          </table:table-cell>
          <table:table-cell office:value-type="float" office:value="3.553674" calcext:value-type="float">
            <text:p>3.553674</text:p>
          </table:table-cell>
          <table:table-cell office:value-type="float" office:value="0.025566" calcext:value-type="float">
            <text:p>0.025566</text:p>
          </table:table-cell>
        </table:table-row>
        <table:table-row table:style-name="ro1">
          <table:table-cell office:value-type="float" office:value="885315" calcext:value-type="float">
            <text:p>885315</text:p>
          </table:table-cell>
          <table:table-cell office:value-type="float" office:value="0.519531" calcext:value-type="float">
            <text:p>0.519531</text:p>
          </table:table-cell>
          <table:table-cell office:value-type="float" office:value="0.308594" calcext:value-type="float">
            <text:p>0.308594</text:p>
          </table:table-cell>
          <table:table-cell office:value-type="float" office:value="0.137695" calcext:value-type="float">
            <text:p>0.137695</text:p>
          </table:table-cell>
          <table:table-cell office:value-type="float" office:value="1.007726" calcext:value-type="float">
            <text:p>1.007726</text:p>
          </table:table-cell>
          <table:table-cell office:value-type="float" office:value="3.62185" calcext:value-type="float">
            <text:p>3.62185</text:p>
          </table:table-cell>
          <table:table-cell office:value-type="float" office:value="0.010653" calcext:value-type="float">
            <text:p>0.010653</text:p>
          </table:table-cell>
        </table:table-row>
        <table:table-row table:style-name="ro1">
          <table:table-cell office:value-type="float" office:value="886562" calcext:value-type="float">
            <text:p>886562</text:p>
          </table:table-cell>
          <table:table-cell office:value-type="float" office:value="0.512695" calcext:value-type="float">
            <text:p>0.512695</text:p>
          </table:table-cell>
          <table:table-cell office:value-type="float" office:value="0.311523" calcext:value-type="float">
            <text:p>0.311523</text:p>
          </table:table-cell>
          <table:table-cell office:value-type="float" office:value="0.12207" calcext:value-type="float">
            <text:p>0.12207</text:p>
          </table:table-cell>
          <table:table-cell office:value-type="float" office:value="1.056728" calcext:value-type="float">
            <text:p>1.056728</text:p>
          </table:table-cell>
          <table:table-cell office:value-type="float" office:value="3.677243" calcext:value-type="float">
            <text:p>3.677243</text:p>
          </table:table-cell>
          <table:table-cell office:value-type="float" office:value="0.012783" calcext:value-type="float">
            <text:p>0.012783</text:p>
          </table:table-cell>
        </table:table-row>
        <table:table-row table:style-name="ro1">
          <table:table-cell office:value-type="float" office:value="887811" calcext:value-type="float">
            <text:p>887811</text:p>
          </table:table-cell>
          <table:table-cell office:value-type="float" office:value="0.501953" calcext:value-type="float">
            <text:p>0.501953</text:p>
          </table:table-cell>
          <table:table-cell office:value-type="float" office:value="0.325195" calcext:value-type="float">
            <text:p>0.325195</text:p>
          </table:table-cell>
          <table:table-cell office:value-type="float" office:value="0.084961" calcext:value-type="float">
            <text:p>0.084961</text:p>
          </table:table-cell>
          <table:table-cell office:value-type="float" office:value="1.071641" calcext:value-type="float">
            <text:p>1.071641</text:p>
          </table:table-cell>
          <table:table-cell office:value-type="float" office:value="3.719853" calcext:value-type="float">
            <text:p>3.719853</text:p>
          </table:table-cell>
          <table:table-cell office:value-type="float" office:value="0.036219" calcext:value-type="float">
            <text:p>0.036219</text:p>
          </table:table-cell>
        </table:table-row>
        <table:table-row table:style-name="ro1">
          <table:table-cell office:value-type="float" office:value="889060" calcext:value-type="float">
            <text:p>889060</text:p>
          </table:table-cell>
          <table:table-cell office:value-type="float" office:value="0.47168" calcext:value-type="float">
            <text:p>0.47168</text:p>
          </table:table-cell>
          <table:table-cell office:value-type="float" office:value="0.354492" calcext:value-type="float">
            <text:p>0.354492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1.050337" calcext:value-type="float">
            <text:p>1.050337</text:p>
          </table:table-cell>
          <table:table-cell office:value-type="float" office:value="3.756072" calcext:value-type="float">
            <text:p>3.756072</text:p>
          </table:table-cell>
          <table:table-cell office:value-type="float" office:value="0.080959" calcext:value-type="float">
            <text:p>0.080959</text:p>
          </table:table-cell>
        </table:table-row>
        <table:table-row table:style-name="ro1">
          <table:table-cell office:value-type="float" office:value="890310" calcext:value-type="float">
            <text:p>890310</text:p>
          </table:table-cell>
          <table:table-cell office:value-type="float" office:value="0.458984" calcext:value-type="float">
            <text:p>0.458984</text:p>
          </table:table-cell>
          <table:table-cell office:value-type="float" office:value="0.374023" calcext:value-type="float">
            <text:p>0.374023</text:p>
          </table:table-cell>
          <table:table-cell office:value-type="float" office:value="-0.037109" calcext:value-type="float">
            <text:p>-0.037109</text:p>
          </table:table-cell>
          <table:table-cell office:value-type="float" office:value="1.009857" calcext:value-type="float">
            <text:p>1.009857</text:p>
          </table:table-cell>
          <table:table-cell office:value-type="float" office:value="3.796551" calcext:value-type="float">
            <text:p>3.796551</text:p>
          </table:table-cell>
          <table:table-cell office:value-type="float" office:value="0.136352" calcext:value-type="float">
            <text:p>0.136352</text:p>
          </table:table-cell>
        </table:table-row>
        <table:table-row table:style-name="ro1">
          <table:table-cell office:value-type="float" office:value="891557" calcext:value-type="float">
            <text:p>891557</text:p>
          </table:table-cell>
          <table:table-cell office:value-type="float" office:value="0.458984" calcext:value-type="float">
            <text:p>0.458984</text:p>
          </table:table-cell>
          <table:table-cell office:value-type="float" office:value="0.367188" calcext:value-type="float">
            <text:p>0.367188</text:p>
          </table:table-cell>
          <table:table-cell office:value-type="float" office:value="-0.024414" calcext:value-type="float">
            <text:p>-0.024414</text:p>
          </table:table-cell>
          <table:table-cell office:value-type="float" office:value="0.990683" calcext:value-type="float">
            <text:p>0.990683</text:p>
          </table:table-cell>
          <table:table-cell office:value-type="float" office:value="3.862596" calcext:value-type="float">
            <text:p>3.862596</text:p>
          </table:table-cell>
          <table:table-cell office:value-type="float" office:value="0.193876" calcext:value-type="float">
            <text:p>0.193876</text:p>
          </table:table-cell>
        </table:table-row>
        <table:table-row table:style-name="ro1">
          <table:table-cell office:value-type="float" office:value="892806" calcext:value-type="float">
            <text:p>892806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351562" calcext:value-type="float">
            <text:p>0.351562</text:p>
          </table:table-cell>
          <table:table-cell office:value-type="float" office:value="0.017578" calcext:value-type="float">
            <text:p>0.017578</text:p>
          </table:table-cell>
          <table:table-cell office:value-type="float" office:value="1.018379" calcext:value-type="float">
            <text:p>1.018379</text:p>
          </table:table-cell>
          <table:table-cell office:value-type="float" office:value="3.935033" calcext:value-type="float">
            <text:p>3.935033</text:p>
          </table:table-cell>
          <table:table-cell office:value-type="float" office:value="0.247138" calcext:value-type="float">
            <text:p>0.247138</text:p>
          </table:table-cell>
        </table:table-row>
        <table:table-row table:style-name="ro1">
          <table:table-cell office:value-type="float" office:value="894054" calcext:value-type="float">
            <text:p>894054</text:p>
          </table:table-cell>
          <table:table-cell office:value-type="float" office:value="0.478516" calcext:value-type="float">
            <text:p>0.478516</text:p>
          </table:table-cell>
          <table:table-cell office:value-type="float" office:value="0.382812" calcext:value-type="float">
            <text:p>0.382812</text:p>
          </table:table-cell>
          <table:table-cell office:value-type="float" office:value="0.041992" calcext:value-type="float">
            <text:p>0.041992</text:p>
          </table:table-cell>
          <table:table-cell office:value-type="float" office:value="1.060989" calcext:value-type="float">
            <text:p>1.060989</text:p>
          </table:table-cell>
          <table:table-cell office:value-type="float" office:value="4.001079" calcext:value-type="float">
            <text:p>4.001079</text:p>
          </table:table-cell>
          <table:table-cell office:value-type="float" office:value="0.291878" calcext:value-type="float">
            <text:p>0.291878</text:p>
          </table:table-cell>
        </table:table-row>
        <table:table-row table:style-name="ro1">
          <table:table-cell office:value-type="float" office:value="895303" calcext:value-type="float">
            <text:p>895303</text:p>
          </table:table-cell>
          <table:table-cell office:value-type="float" office:value="0.494141" calcext:value-type="float">
            <text:p>0.494141</text:p>
          </table:table-cell>
          <table:table-cell office:value-type="float" office:value="0.40332" calcext:value-type="float">
            <text:p>0.40332</text:p>
          </table:table-cell>
          <table:table-cell office:value-type="float" office:value="0.052734" calcext:value-type="float">
            <text:p>0.052734</text:p>
          </table:table-cell>
          <table:table-cell office:value-type="float" office:value="1.097208" calcext:value-type="float">
            <text:p>1.097208</text:p>
          </table:table-cell>
          <table:table-cell office:value-type="float" office:value="4.069255" calcext:value-type="float">
            <text:p>4.069255</text:p>
          </table:table-cell>
          <table:table-cell office:value-type="float" office:value="0.300401" calcext:value-type="float">
            <text:p>0.300401</text:p>
          </table:table-cell>
        </table:table-row>
        <table:table-row table:style-name="ro1">
          <table:table-cell office:value-type="float" office:value="896552" calcext:value-type="float">
            <text:p>896552</text:p>
          </table:table-cell>
          <table:table-cell office:value-type="float" office:value="0.519531" calcext:value-type="float">
            <text:p>0.519531</text:p>
          </table:table-cell>
          <table:table-cell office:value-type="float" office:value="0.422852" calcext:value-type="float">
            <text:p>0.422852</text:p>
          </table:table-cell>
          <table:table-cell office:value-type="float" office:value="0.06543" calcext:value-type="float">
            <text:p>0.06543</text:p>
          </table:table-cell>
          <table:table-cell office:value-type="float" office:value="1.127034" calcext:value-type="float">
            <text:p>1.127034</text:p>
          </table:table-cell>
          <table:table-cell office:value-type="float" office:value="4.154475" calcext:value-type="float">
            <text:p>4.154475</text:p>
          </table:table-cell>
          <table:table-cell office:value-type="float" office:value="0.281226" calcext:value-type="float">
            <text:p>0.281226</text:p>
          </table:table-cell>
        </table:table-row>
        <table:table-row table:style-name="ro1">
          <table:table-cell office:value-type="float" office:value="897802" calcext:value-type="float">
            <text:p>897802</text:p>
          </table:table-cell>
          <table:table-cell office:value-type="float" office:value="0.535156" calcext:value-type="float">
            <text:p>0.535156</text:p>
          </table:table-cell>
          <table:table-cell office:value-type="float" office:value="0.436523" calcext:value-type="float">
            <text:p>0.436523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1.1526" calcext:value-type="float">
            <text:p>1.1526</text:p>
          </table:table-cell>
          <table:table-cell office:value-type="float" office:value="4.25887" calcext:value-type="float">
            <text:p>4.25887</text:p>
          </table:table-cell>
          <table:table-cell office:value-type="float" office:value="0.279095" calcext:value-type="float">
            <text:p>0.279095</text:p>
          </table:table-cell>
        </table:table-row>
        <table:table-row table:style-name="ro1">
          <table:table-cell office:value-type="float" office:value="899051" calcext:value-type="float">
            <text:p>899051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472656" calcext:value-type="float">
            <text:p>0.472656</text:p>
          </table:table-cell>
          <table:table-cell office:value-type="float" office:value="-0.009766" calcext:value-type="float">
            <text:p>-0.009766</text:p>
          </table:table-cell>
          <table:table-cell office:value-type="float" office:value="1.171775" calcext:value-type="float">
            <text:p>1.171775</text:p>
          </table:table-cell>
          <table:table-cell office:value-type="float" office:value="4.352612" calcext:value-type="float">
            <text:p>4.352612</text:p>
          </table:table-cell>
          <table:table-cell office:value-type="float" office:value="0.289748" calcext:value-type="float">
            <text:p>0.289748</text:p>
          </table:table-cell>
        </table:table-row>
        <table:table-row table:style-name="ro1">
          <table:table-cell office:value-type="float" office:value="900298" calcext:value-type="float">
            <text:p>900298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460938" calcext:value-type="float">
            <text:p>0.460938</text:p>
          </table:table-cell>
          <table:table-cell office:value-type="float" office:value="0.005859" calcext:value-type="float">
            <text:p>0.005859</text:p>
          </table:table-cell>
          <table:table-cell office:value-type="float" office:value="1.210124" calcext:value-type="float">
            <text:p>1.210124</text:p>
          </table:table-cell>
          <table:table-cell office:value-type="float" office:value="4.435701" calcext:value-type="float">
            <text:p>4.435701</text:p>
          </table:table-cell>
          <table:table-cell office:value-type="float" office:value="0.308922" calcext:value-type="float">
            <text:p>0.308922</text:p>
          </table:table-cell>
        </table:table-row>
        <table:table-row table:style-name="ro1">
          <table:table-cell office:value-type="float" office:value="901546" calcext:value-type="float">
            <text:p>901546</text:p>
          </table:table-cell>
          <table:table-cell table:number-columns-repeated="2" office:value-type="float" office:value="0.450195" calcext:value-type="float">
            <text:p>0.450195</text:p>
          </table:table-cell>
          <table:table-cell office:value-type="float" office:value="0.037109" calcext:value-type="float">
            <text:p>0.037109</text:p>
          </table:table-cell>
          <table:table-cell office:value-type="float" office:value="1.274039" calcext:value-type="float">
            <text:p>1.274039</text:p>
          </table:table-cell>
          <table:table-cell office:value-type="float" office:value="4.506007" calcext:value-type="float">
            <text:p>4.506007</text:p>
          </table:table-cell>
          <table:table-cell office:value-type="float" office:value="0.345141" calcext:value-type="float">
            <text:p>0.345141</text:p>
          </table:table-cell>
        </table:table-row>
        <table:table-row table:style-name="ro1">
          <table:table-cell office:value-type="float" office:value="902797" calcext:value-type="float">
            <text:p>902797</text:p>
          </table:table-cell>
          <table:table-cell office:value-type="float" office:value="0.44043" calcext:value-type="float">
            <text:p>0.44043</text:p>
          </table:table-cell>
          <table:table-cell office:value-type="float" office:value="0.464844" calcext:value-type="float">
            <text:p>0.464844</text:p>
          </table:table-cell>
          <table:table-cell office:value-type="float" office:value="0.030273" calcext:value-type="float">
            <text:p>0.030273</text:p>
          </table:table-cell>
          <table:table-cell office:value-type="float" office:value="1.325171" calcext:value-type="float">
            <text:p>1.325171</text:p>
          </table:table-cell>
          <table:table-cell office:value-type="float" office:value="4.567792" calcext:value-type="float">
            <text:p>4.567792</text:p>
          </table:table-cell>
          <table:table-cell office:value-type="float" office:value="0.362185" calcext:value-type="float">
            <text:p>0.362185</text:p>
          </table:table-cell>
        </table:table-row>
        <table:table-row table:style-name="ro1">
          <table:table-cell office:value-type="float" office:value="904044" calcext:value-type="float">
            <text:p>904044</text:p>
          </table:table-cell>
          <table:table-cell office:value-type="float" office:value="0.405273" calcext:value-type="float">
            <text:p>0.405273</text:p>
          </table:table-cell>
          <table:table-cell office:value-type="float" office:value="0.518555" calcext:value-type="float">
            <text:p>0.518555</text:p>
          </table:table-cell>
          <table:table-cell office:value-type="float" office:value="-0.036133" calcext:value-type="float">
            <text:p>-0.036133</text:p>
          </table:table-cell>
          <table:table-cell office:value-type="float" office:value="1.335824" calcext:value-type="float">
            <text:p>1.335824</text:p>
          </table:table-cell>
          <table:table-cell office:value-type="float" office:value="4.625316" calcext:value-type="float">
            <text:p>4.625316</text:p>
          </table:table-cell>
          <table:table-cell office:value-type="float" office:value="0.372837" calcext:value-type="float">
            <text:p>0.372837</text:p>
          </table:table-cell>
        </table:table-row>
        <table:table-row table:style-name="ro1">
          <table:table-cell office:value-type="float" office:value="905292" calcext:value-type="float">
            <text:p>905292</text:p>
          </table:table-cell>
          <table:table-cell office:value-type="float" office:value="0.40332" calcext:value-type="float">
            <text:p>0.40332</text:p>
          </table:table-cell>
          <table:table-cell office:value-type="float" office:value="0.532227" calcext:value-type="float">
            <text:p>0.532227</text:p>
          </table:table-cell>
          <table:table-cell office:value-type="float" office:value="-0.035156" calcext:value-type="float">
            <text:p>-0.035156</text:p>
          </table:table-cell>
          <table:table-cell office:value-type="float" office:value="1.32091" calcext:value-type="float">
            <text:p>1.32091</text:p>
          </table:table-cell>
          <table:table-cell office:value-type="float" office:value="4.682839" calcext:value-type="float">
            <text:p>4.682839</text:p>
          </table:table-cell>
          <table:table-cell office:value-type="float" office:value="0.394143" calcext:value-type="float">
            <text:p>0.394143</text:p>
          </table:table-cell>
        </table:table-row>
        <table:table-row table:style-name="ro1">
          <table:table-cell office:value-type="float" office:value="906541" calcext:value-type="float">
            <text:p>906541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-0.012695" calcext:value-type="float">
            <text:p>-0.012695</text:p>
          </table:table-cell>
          <table:table-cell office:value-type="float" office:value="1.305997" calcext:value-type="float">
            <text:p>1.305997</text:p>
          </table:table-cell>
          <table:table-cell office:value-type="float" office:value="4.755276" calcext:value-type="float">
            <text:p>4.755276</text:p>
          </table:table-cell>
          <table:table-cell office:value-type="float" office:value="0.436752" calcext:value-type="float">
            <text:p>0.436752</text:p>
          </table:table-cell>
        </table:table-row>
        <table:table-row table:style-name="ro1">
          <table:table-cell office:value-type="float" office:value="907793" calcext:value-type="float">
            <text:p>907793</text:p>
          </table:table-cell>
          <table:table-cell office:value-type="float" office:value="0.430664" calcext:value-type="float">
            <text:p>0.430664</text:p>
          </table:table-cell>
          <table:table-cell office:value-type="float" office:value="0.545898" calcext:value-type="float">
            <text:p>0.545898</text:p>
          </table:table-cell>
          <table:table-cell office:value-type="float" office:value="0.043945" calcext:value-type="float">
            <text:p>0.043945</text:p>
          </table:table-cell>
          <table:table-cell office:value-type="float" office:value="1.333693" calcext:value-type="float">
            <text:p>1.333693</text:p>
          </table:table-cell>
          <table:table-cell office:value-type="float" office:value="4.85541" calcext:value-type="float">
            <text:p>4.85541</text:p>
          </table:table-cell>
          <table:table-cell office:value-type="float" office:value="0.472971" calcext:value-type="float">
            <text:p>0.472971</text:p>
          </table:table-cell>
        </table:table-row>
        <table:table-row table:style-name="ro1">
          <table:table-cell office:value-type="float" office:value="909040" calcext:value-type="float">
            <text:p>909040</text:p>
          </table:table-cell>
          <table:table-cell office:value-type="float" office:value="0.458984" calcext:value-type="float">
            <text:p>0.458984</text:p>
          </table:table-cell>
          <table:table-cell office:value-type="float" office:value="0.544922" calcext:value-type="float">
            <text:p>0.544922</text:p>
          </table:table-cell>
          <table:table-cell office:value-type="float" office:value="0.082031" calcext:value-type="float">
            <text:p>0.082031</text:p>
          </table:table-cell>
          <table:table-cell office:value-type="float" office:value="1.393347" calcext:value-type="float">
            <text:p>1.393347</text:p>
          </table:table-cell>
          <table:table-cell office:value-type="float" office:value="4.974717" calcext:value-type="float">
            <text:p>4.974717</text:p>
          </table:table-cell>
          <table:table-cell office:value-type="float" office:value="0.477232" calcext:value-type="float">
            <text:p>0.477232</text:p>
          </table:table-cell>
        </table:table-row>
        <table:table-row table:style-name="ro1">
          <table:table-cell office:value-type="float" office:value="910287" calcext:value-type="float">
            <text:p>910287</text:p>
          </table:table-cell>
          <table:table-cell office:value-type="float" office:value="0.450195" calcext:value-type="float">
            <text:p>0.450195</text:p>
          </table:table-cell>
          <table:table-cell office:value-type="float" office:value="0.532227" calcext:value-type="float">
            <text:p>0.532227</text:p>
          </table:table-cell>
          <table:table-cell office:value-type="float" office:value="0.079102" calcext:value-type="float">
            <text:p>0.079102</text:p>
          </table:table-cell>
          <table:table-cell office:value-type="float" office:value="1.474306" calcext:value-type="float">
            <text:p>1.474306</text:p>
          </table:table-cell>
          <table:table-cell office:value-type="float" office:value="5.096156" calcext:value-type="float">
            <text:p>5.096156</text:p>
          </table:table-cell>
          <table:table-cell office:value-type="float" office:value="0.472971" calcext:value-type="float">
            <text:p>0.472971</text:p>
          </table:table-cell>
        </table:table-row>
        <table:table-row table:style-name="ro1">
          <table:table-cell office:value-type="float" office:value="911536" calcext:value-type="float">
            <text:p>911536</text:p>
          </table:table-cell>
          <table:table-cell office:value-type="float" office:value="0.427734" calcext:value-type="float">
            <text:p>0.427734</text:p>
          </table:table-cell>
          <table:table-cell office:value-type="float" office:value="0.530273" calcext:value-type="float">
            <text:p>0.530273</text:p>
          </table:table-cell>
          <table:table-cell office:value-type="float" office:value="0.051758" calcext:value-type="float">
            <text:p>0.051758</text:p>
          </table:table-cell>
          <table:table-cell office:value-type="float" office:value="1.553135" calcext:value-type="float">
            <text:p>1.553135</text:p>
          </table:table-cell>
          <table:table-cell office:value-type="float" office:value="5.204811" calcext:value-type="float">
            <text:p>5.204811</text:p>
          </table:table-cell>
          <table:table-cell office:value-type="float" office:value="0.475102" calcext:value-type="float">
            <text:p>0.475102</text:p>
          </table:table-cell>
        </table:table-row>
        <table:table-row table:style-name="ro1">
          <table:table-cell office:value-type="float" office:value="912785" calcext:value-type="float">
            <text:p>912785</text:p>
          </table:table-cell>
          <table:table-cell office:value-type="float" office:value="0.393555" calcext:value-type="float">
            <text:p>0.393555</text:p>
          </table:table-cell>
          <table:table-cell office:value-type="float" office:value="0.537109" calcext:value-type="float">
            <text:p>0.537109</text:p>
          </table:table-cell>
          <table:table-cell office:value-type="float" office:value="0.012695" calcext:value-type="float">
            <text:p>0.012695</text:p>
          </table:table-cell>
          <table:table-cell office:value-type="float" office:value="1.600005" calcext:value-type="float">
            <text:p>1.600005</text:p>
          </table:table-cell>
          <table:table-cell office:value-type="float" office:value="5.296423" calcext:value-type="float">
            <text:p>5.296423</text:p>
          </table:table-cell>
          <table:table-cell office:value-type="float" office:value="0.472971" calcext:value-type="float">
            <text:p>0.472971</text:p>
          </table:table-cell>
        </table:table-row>
        <table:table-row table:style-name="ro1">
          <table:table-cell office:value-type="float" office:value="914033" calcext:value-type="float">
            <text:p>914033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73242" calcext:value-type="float">
            <text:p>0.573242</text:p>
          </table:table-cell>
          <table:table-cell office:value-type="float" office:value="-0.043945" calcext:value-type="float">
            <text:p>-0.043945</text:p>
          </table:table-cell>
          <table:table-cell office:value-type="float" office:value="1.634094" calcext:value-type="float">
            <text:p>1.634094</text:p>
          </table:table-cell>
          <table:table-cell office:value-type="float" office:value="5.366729" calcext:value-type="float">
            <text:p>5.366729</text:p>
          </table:table-cell>
          <table:table-cell office:value-type="float" office:value="0.481493" calcext:value-type="float">
            <text:p>0.481493</text:p>
          </table:table-cell>
        </table:table-row>
        <table:table-row table:style-name="ro1">
          <table:table-cell office:value-type="float" office:value="915284" calcext:value-type="float">
            <text:p>915284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0.589844" calcext:value-type="float">
            <text:p>0.589844</text:p>
          </table:table-cell>
          <table:table-cell office:value-type="float" office:value="-0.060547" calcext:value-type="float">
            <text:p>-0.060547</text:p>
          </table:table-cell>
          <table:table-cell office:value-type="float" office:value="1.651137" calcext:value-type="float">
            <text:p>1.651137</text:p>
          </table:table-cell>
          <table:table-cell office:value-type="float" office:value="5.434906" calcext:value-type="float">
            <text:p>5.434906</text:p>
          </table:table-cell>
          <table:table-cell office:value-type="float" office:value="0.492146" calcext:value-type="float">
            <text:p>0.492146</text:p>
          </table:table-cell>
        </table:table-row>
        <table:table-row table:style-name="ro1">
          <table:table-cell office:value-type="float" office:value="916532" calcext:value-type="float">
            <text:p>916532</text:p>
          </table:table-cell>
          <table:table-cell office:value-type="float" office:value="0.267578" calcext:value-type="float">
            <text:p>0.267578</text:p>
          </table:table-cell>
          <table:table-cell office:value-type="float" office:value="0.616211" calcext:value-type="float">
            <text:p>0.616211</text:p>
          </table:table-cell>
          <table:table-cell office:value-type="float" office:value="-0.091797" calcext:value-type="float">
            <text:p>-0.091797</text:p>
          </table:table-cell>
          <table:table-cell office:value-type="float" office:value="1.644746" calcext:value-type="float">
            <text:p>1.644746</text:p>
          </table:table-cell>
          <table:table-cell office:value-type="float" office:value="5.503082" calcext:value-type="float">
            <text:p>5.503082</text:p>
          </table:table-cell>
          <table:table-cell office:value-type="float" office:value="0.504929" calcext:value-type="float">
            <text:p>0.504929</text:p>
          </table:table-cell>
        </table:table-row>
        <table:table-row table:style-name="ro1">
          <table:table-cell office:value-type="float" office:value="917779" calcext:value-type="float">
            <text:p>917779</text:p>
          </table:table-cell>
          <table:table-cell office:value-type="float" office:value="0.242188" calcext:value-type="float">
            <text:p>0.242188</text:p>
          </table:table-cell>
          <table:table-cell office:value-type="float" office:value="0.647461" calcext:value-type="float">
            <text:p>0.647461</text:p>
          </table:table-cell>
          <table:table-cell office:value-type="float" office:value="-0.12793" calcext:value-type="float">
            <text:p>-0.12793</text:p>
          </table:table-cell>
          <table:table-cell office:value-type="float" office:value="1.610658" calcext:value-type="float">
            <text:p>1.610658</text:p>
          </table:table-cell>
          <table:table-cell office:value-type="float" office:value="5.573388" calcext:value-type="float">
            <text:p>5.573388</text:p>
          </table:table-cell>
          <table:table-cell office:value-type="float" office:value="0.532625" calcext:value-type="float">
            <text:p>0.532625</text:p>
          </table:table-cell>
        </table:table-row>
        <table:table-row table:style-name="ro1">
          <table:table-cell office:value-type="float" office:value="919028" calcext:value-type="float">
            <text:p>919028</text:p>
          </table:table-cell>
          <table:table-cell office:value-type="float" office:value="0.18457" calcext:value-type="float">
            <text:p>0.18457</text:p>
          </table:table-cell>
          <table:table-cell office:value-type="float" office:value="0.695312" calcext:value-type="float">
            <text:p>0.695312</text:p>
          </table:table-cell>
          <table:table-cell office:value-type="float" office:value="-0.152344" calcext:value-type="float">
            <text:p>-0.152344</text:p>
          </table:table-cell>
          <table:table-cell office:value-type="float" office:value="1.542482" calcext:value-type="float">
            <text:p>1.542482</text:p>
          </table:table-cell>
          <table:table-cell office:value-type="float" office:value="5.643694" calcext:value-type="float">
            <text:p>5.643694</text:p>
          </table:table-cell>
          <table:table-cell office:value-type="float" office:value="0.581627" calcext:value-type="float">
            <text:p>0.581627</text:p>
          </table:table-cell>
        </table:table-row>
        <table:table-row table:style-name="ro1">
          <table:table-cell office:value-type="float" office:value="920277" calcext:value-type="float">
            <text:p>920277</text:p>
          </table:table-cell>
          <table:table-cell office:value-type="float" office:value="0.208984" calcext:value-type="float">
            <text:p>0.208984</text:p>
          </table:table-cell>
          <table:table-cell office:value-type="float" office:value="0.693359" calcext:value-type="float">
            <text:p>0.693359</text:p>
          </table:table-cell>
          <table:table-cell office:value-type="float" office:value="-0.084961" calcext:value-type="float">
            <text:p>-0.084961</text:p>
          </table:table-cell>
          <table:table-cell office:value-type="float" office:value="1.476436" calcext:value-type="float">
            <text:p>1.476436</text:p>
          </table:table-cell>
          <table:table-cell office:value-type="float" office:value="5.760872" calcext:value-type="float">
            <text:p>5.760872</text:p>
          </table:table-cell>
          <table:table-cell office:value-type="float" office:value="0.645541" calcext:value-type="float">
            <text:p>0.645541</text:p>
          </table:table-cell>
        </table:table-row>
        <table:table-row table:style-name="ro1">
          <table:table-cell office:value-type="float" office:value="921525" calcext:value-type="float">
            <text:p>921525</text:p>
          </table:table-cell>
          <table:table-cell office:value-type="float" office:value="0.256836" calcext:value-type="float">
            <text:p>0.256836</text:p>
          </table:table-cell>
          <table:table-cell office:value-type="float" office:value="0.68457" calcext:value-type="float">
            <text:p>0.68457</text:p>
          </table:table-cell>
          <table:table-cell office:value-type="float" office:value="-0.00293" calcext:value-type="float">
            <text:p>-0.00293</text:p>
          </table:table-cell>
          <table:table-cell office:value-type="float" office:value="1.472176" calcext:value-type="float">
            <text:p>1.472176</text:p>
          </table:table-cell>
          <table:table-cell office:value-type="float" office:value="5.901485" calcext:value-type="float">
            <text:p>5.901485</text:p>
          </table:table-cell>
          <table:table-cell office:value-type="float" office:value="0.68389" calcext:value-type="float">
            <text:p>0.68389</text:p>
          </table:table-cell>
        </table:table-row>
        <table:table-row table:style-name="ro1">
          <table:table-cell office:value-type="float" office:value="922774" calcext:value-type="float">
            <text:p>922774</text:p>
          </table:table-cell>
          <table:table-cell office:value-type="float" office:value="0.256836" calcext:value-type="float">
            <text:p>0.256836</text:p>
          </table:table-cell>
          <table:table-cell office:value-type="float" office:value="0.702148" calcext:value-type="float">
            <text:p>0.702148</text:p>
          </table:table-cell>
          <table:table-cell office:value-type="float" office:value="0.014648" calcext:value-type="float">
            <text:p>0.014648</text:p>
          </table:table-cell>
          <table:table-cell office:value-type="float" office:value="1.499872" calcext:value-type="float">
            <text:p>1.499872</text:p>
          </table:table-cell>
          <table:table-cell office:value-type="float" office:value="6.022924" calcext:value-type="float">
            <text:p>6.022924</text:p>
          </table:table-cell>
          <table:table-cell office:value-type="float" office:value="0.688152" calcext:value-type="float">
            <text:p>0.688152</text:p>
          </table:table-cell>
        </table:table-row>
        <table:table-row table:style-name="ro1">
          <table:table-cell office:value-type="float" office:value="924024" calcext:value-type="float">
            <text:p>924024</text:p>
          </table:table-cell>
          <table:table-cell office:value-type="float" office:value="0.170898" calcext:value-type="float">
            <text:p>0.170898</text:p>
          </table:table-cell>
          <table:table-cell office:value-type="float" office:value="0.720703" calcext:value-type="float">
            <text:p>0.720703</text:p>
          </table:table-cell>
          <table:table-cell office:value-type="float" office:value="-0.088867" calcext:value-type="float">
            <text:p>-0.088867</text:p>
          </table:table-cell>
          <table:table-cell office:value-type="float" office:value="1.514786" calcext:value-type="float">
            <text:p>1.514786</text:p>
          </table:table-cell>
          <table:table-cell office:value-type="float" office:value="6.116665" calcext:value-type="float">
            <text:p>6.116665</text:p>
          </table:table-cell>
          <table:table-cell office:value-type="float" office:value="0.700935" calcext:value-type="float">
            <text:p>0.700935</text:p>
          </table:table-cell>
        </table:table-row>
        <table:table-row table:style-name="ro1">
          <table:table-cell office:value-type="float" office:value="925271" calcext:value-type="float">
            <text:p>925271</text:p>
          </table:table-cell>
          <table:table-cell office:value-type="float" office:value="0.126953" calcext:value-type="float">
            <text:p>0.126953</text:p>
          </table:table-cell>
          <table:table-cell office:value-type="float" office:value="0.728516" calcext:value-type="float">
            <text:p>0.728516</text:p>
          </table:table-cell>
          <table:table-cell office:value-type="float" office:value="-0.134766" calcext:value-type="float">
            <text:p>-0.134766</text:p>
          </table:table-cell>
          <table:table-cell office:value-type="float" office:value="1.510525" calcext:value-type="float">
            <text:p>1.510525</text:p>
          </table:table-cell>
          <table:table-cell office:value-type="float" office:value="6.182711" calcext:value-type="float">
            <text:p>6.182711</text:p>
          </table:table-cell>
          <table:table-cell office:value-type="float" office:value="0.728631" calcext:value-type="float">
            <text:p>0.728631</text:p>
          </table:table-cell>
        </table:table-row>
        <table:table-row table:style-name="ro1">
          <table:table-cell office:value-type="float" office:value="926520" calcext:value-type="float">
            <text:p>926520</text:p>
          </table:table-cell>
          <table:table-cell office:value-type="float" office:value="0.082031" calcext:value-type="float">
            <text:p>0.082031</text:p>
          </table:table-cell>
          <table:table-cell office:value-type="float" office:value="0.754883" calcext:value-type="float">
            <text:p>0.754883</text:p>
          </table:table-cell>
          <table:table-cell office:value-type="float" office:value="-0.185547" calcext:value-type="float">
            <text:p>-0.185547</text:p>
          </table:table-cell>
          <table:table-cell office:value-type="float" office:value="1.489219" calcext:value-type="float">
            <text:p>1.489219</text:p>
          </table:table-cell>
          <table:table-cell office:value-type="float" office:value="6.227451" calcext:value-type="float">
            <text:p>6.227451</text:p>
          </table:table-cell>
          <table:table-cell office:value-type="float" office:value="0.747806" calcext:value-type="float">
            <text:p>0.747806</text:p>
          </table:table-cell>
        </table:table-row>
        <table:table-row table:style-name="ro1">
          <table:table-cell office:value-type="float" office:value="927769" calcext:value-type="float">
            <text:p>927769</text:p>
          </table:table-cell>
          <table:table-cell office:value-type="float" office:value="0.045898" calcext:value-type="float">
            <text:p>0.045898</text:p>
          </table:table-cell>
          <table:table-cell office:value-type="float" office:value="0.772461" calcext:value-type="float">
            <text:p>0.772461</text:p>
          </table:table-cell>
          <table:table-cell office:value-type="float" office:value="-0.219727" calcext:value-type="float">
            <text:p>-0.219727</text:p>
          </table:table-cell>
          <table:table-cell office:value-type="float" office:value="1.461523" calcext:value-type="float">
            <text:p>1.461523</text:p>
          </table:table-cell>
          <table:table-cell office:value-type="float" office:value="6.267931" calcext:value-type="float">
            <text:p>6.267931</text:p>
          </table:table-cell>
          <table:table-cell office:value-type="float" office:value="0.775502" calcext:value-type="float">
            <text:p>0.775502</text:p>
          </table:table-cell>
        </table:table-row>
        <table:table-row table:style-name="ro1">
          <table:table-cell office:value-type="float" office:value="929019" calcext:value-type="float">
            <text:p>929019</text:p>
          </table:table-cell>
          <table:table-cell office:value-type="float" office:value="0" calcext:value-type="float">
            <text:p>0</text:p>
          </table:table-cell>
          <table:table-cell office:value-type="float" office:value="0.786133" calcext:value-type="float">
            <text:p>0.786133</text:p>
          </table:table-cell>
          <table:table-cell office:value-type="float" office:value="-0.167969" calcext:value-type="float">
            <text:p>-0.167969</text:p>
          </table:table-cell>
          <table:table-cell office:value-type="float" office:value="1.44661" calcext:value-type="float">
            <text:p>1.44661</text:p>
          </table:table-cell>
          <table:table-cell office:value-type="float" office:value="6.321193" calcext:value-type="float">
            <text:p>6.321193</text:p>
          </table:table-cell>
          <table:table-cell office:value-type="float" office:value="0.818112" calcext:value-type="float">
            <text:p>0.818112</text:p>
          </table:table-cell>
        </table:table-row>
        <table:table-row table:style-name="ro1">
          <table:table-cell office:value-type="float" office:value="930266" calcext:value-type="float">
            <text:p>930266</text:p>
          </table:table-cell>
          <table:table-cell office:value-type="float" office:value="-0.005859" calcext:value-type="float">
            <text:p>-0.005859</text:p>
          </table:table-cell>
          <table:table-cell office:value-type="float" office:value="0.790039" calcext:value-type="float">
            <text:p>0.790039</text:p>
          </table:table-cell>
          <table:table-cell office:value-type="float" office:value="-0.128906" calcext:value-type="float">
            <text:p>-0.128906</text:p>
          </table:table-cell>
          <table:table-cell office:value-type="float" office:value="1.455132" calcext:value-type="float">
            <text:p>1.455132</text:p>
          </table:table-cell>
          <table:table-cell office:value-type="float" office:value="6.393631" calcext:value-type="float">
            <text:p>6.393631</text:p>
          </table:table-cell>
          <table:table-cell office:value-type="float" office:value="0.867113" calcext:value-type="float">
            <text:p>0.867113</text:p>
          </table:table-cell>
        </table:table-row>
        <table:table-row table:style-name="ro1">
          <table:table-cell office:value-type="float" office:value="931515" calcext:value-type="float">
            <text:p>931515</text:p>
          </table:table-cell>
          <table:table-cell office:value-type="float" office:value="-0.023438" calcext:value-type="float">
            <text:p>-0.023438</text:p>
          </table:table-cell>
          <table:table-cell office:value-type="float" office:value="0.80957" calcext:value-type="float">
            <text:p>0.80957</text:p>
          </table:table-cell>
          <table:table-cell office:value-type="float" office:value="-0.129883" calcext:value-type="float">
            <text:p>-0.129883</text:p>
          </table:table-cell>
          <table:table-cell office:value-type="float" office:value="1.453001" calcext:value-type="float">
            <text:p>1.453001</text:p>
          </table:table-cell>
          <table:table-cell office:value-type="float" office:value="6.468198" calcext:value-type="float">
            <text:p>6.468198</text:p>
          </table:table-cell>
          <table:table-cell office:value-type="float" office:value="0.909724" calcext:value-type="float">
            <text:p>0.909724</text:p>
          </table:table-cell>
        </table:table-row>
        <table:table-row table:style-name="ro1">
          <table:table-cell office:value-type="float" office:value="932763" calcext:value-type="float">
            <text:p>932763</text:p>
          </table:table-cell>
          <table:table-cell office:value-type="float" office:value="-0.053711" calcext:value-type="float">
            <text:p>-0.053711</text:p>
          </table:table-cell>
          <table:table-cell office:value-type="float" office:value="0.835938" calcext:value-type="float">
            <text:p>0.835938</text:p>
          </table:table-cell>
          <table:table-cell office:value-type="float" office:value="-0.166016" calcext:value-type="float">
            <text:p>-0.166016</text:p>
          </table:table-cell>
          <table:table-cell office:value-type="float" office:value="1.425304" calcext:value-type="float">
            <text:p>1.425304</text:p>
          </table:table-cell>
          <table:table-cell office:value-type="float" office:value="6.542765" calcext:value-type="float">
            <text:p>6.542765</text:p>
          </table:table-cell>
          <table:table-cell office:value-type="float" office:value="0.948072" calcext:value-type="float">
            <text:p>0.948072</text:p>
          </table:table-cell>
        </table:table-row>
        <table:table-row table:style-name="ro1">
          <table:table-cell office:value-type="float" office:value="934013" calcext:value-type="float">
            <text:p>934013</text:p>
          </table:table-cell>
          <table:table-cell office:value-type="float" office:value="-0.129883" calcext:value-type="float">
            <text:p>-0.129883</text:p>
          </table:table-cell>
          <table:table-cell office:value-type="float" office:value="0.87207" calcext:value-type="float">
            <text:p>0.87207</text:p>
          </table:table-cell>
          <table:table-cell office:value-type="float" office:value="-0.220703" calcext:value-type="float">
            <text:p>-0.220703</text:p>
          </table:table-cell>
          <table:table-cell office:value-type="float" office:value="1.378434" calcext:value-type="float">
            <text:p>1.378434</text:p>
          </table:table-cell>
          <table:table-cell office:value-type="float" office:value="6.613072" calcext:value-type="float">
            <text:p>6.613072</text:p>
          </table:table-cell>
          <table:table-cell office:value-type="float" office:value="1.005596" calcext:value-type="float">
            <text:p>1.005596</text:p>
          </table:table-cell>
        </table:table-row>
        <table:table-row table:style-name="ro1">
          <table:table-cell office:value-type="float" office:value="935261" calcext:value-type="float">
            <text:p>935261</text:p>
          </table:table-cell>
          <table:table-cell office:value-type="float" office:value="-0.150391" calcext:value-type="float">
            <text:p>-0.150391</text:p>
          </table:table-cell>
          <table:table-cell office:value-type="float" office:value="0.904297" calcext:value-type="float">
            <text:p>0.904297</text:p>
          </table:table-cell>
          <table:table-cell office:value-type="float" office:value="-0.229492" calcext:value-type="float">
            <text:p>-0.229492</text:p>
          </table:table-cell>
          <table:table-cell office:value-type="float" office:value="1.32091" calcext:value-type="float">
            <text:p>1.32091</text:p>
          </table:table-cell>
          <table:table-cell office:value-type="float" office:value="6.676987" calcext:value-type="float">
            <text:p>6.676987</text:p>
          </table:table-cell>
          <table:table-cell office:value-type="float" office:value="1.063119" calcext:value-type="float">
            <text:p>1.063119</text:p>
          </table:table-cell>
        </table:table-row>
        <table:table-row table:style-name="ro1">
          <table:table-cell office:value-type="float" office:value="936510" calcext:value-type="float">
            <text:p>936510</text:p>
          </table:table-cell>
          <table:table-cell office:value-type="float" office:value="-0.183594" calcext:value-type="float">
            <text:p>-0.183594</text:p>
          </table:table-cell>
          <table:table-cell office:value-type="float" office:value="0.917969" calcext:value-type="float">
            <text:p>0.917969</text:p>
          </table:table-cell>
          <table:table-cell office:value-type="float" office:value="-0.220703" calcext:value-type="float">
            <text:p>-0.220703</text:p>
          </table:table-cell>
          <table:table-cell office:value-type="float" office:value="1.282561" calcext:value-type="float">
            <text:p>1.282561</text:p>
          </table:table-cell>
          <table:table-cell office:value-type="float" office:value="6.755815" calcext:value-type="float">
            <text:p>6.755815</text:p>
          </table:table-cell>
          <table:table-cell office:value-type="float" office:value="1.114251" calcext:value-type="float">
            <text:p>1.114251</text:p>
          </table:table-cell>
        </table:table-row>
        <table:table-row table:style-name="ro1">
          <table:table-cell office:value-type="float" office:value="937758" calcext:value-type="float">
            <text:p>937758</text:p>
          </table:table-cell>
          <table:table-cell office:value-type="float" office:value="-0.198242" calcext:value-type="float">
            <text:p>-0.198242</text:p>
          </table:table-cell>
          <table:table-cell office:value-type="float" office:value="0.894531" calcext:value-type="float">
            <text:p>0.894531</text:p>
          </table:table-cell>
          <table:table-cell office:value-type="float" office:value="-0.174805" calcext:value-type="float">
            <text:p>-0.174805</text:p>
          </table:table-cell>
          <table:table-cell office:value-type="float" office:value="1.299605" calcext:value-type="float">
            <text:p>1.299605</text:p>
          </table:table-cell>
          <table:table-cell office:value-type="float" office:value="6.845296" calcext:value-type="float">
            <text:p>6.845296</text:p>
          </table:table-cell>
          <table:table-cell office:value-type="float" office:value="1.184558" calcext:value-type="float">
            <text:p>1.184558</text:p>
          </table:table-cell>
        </table:table-row>
        <table:table-row table:style-name="ro1">
          <table:table-cell office:value-type="float" office:value="939007" calcext:value-type="float">
            <text:p>939007</text:p>
          </table:table-cell>
          <table:table-cell office:value-type="float" office:value="-0.212891" calcext:value-type="float">
            <text:p>-0.212891</text:p>
          </table:table-cell>
          <table:table-cell office:value-type="float" office:value="0.904297" calcext:value-type="float">
            <text:p>0.904297</text:p>
          </table:table-cell>
          <table:table-cell office:value-type="float" office:value="-0.151367" calcext:value-type="float">
            <text:p>-0.151367</text:p>
          </table:table-cell>
          <table:table-cell office:value-type="float" office:value="1.335824" calcext:value-type="float">
            <text:p>1.335824</text:p>
          </table:table-cell>
          <table:table-cell office:value-type="float" office:value="6.921995" calcext:value-type="float">
            <text:p>6.921995</text:p>
          </table:table-cell>
          <table:table-cell office:value-type="float" office:value="1.244212" calcext:value-type="float">
            <text:p>1.244212</text:p>
          </table:table-cell>
        </table:table-row>
        <table:table-row table:style-name="ro1">
          <table:table-cell office:value-type="float" office:value="940258" calcext:value-type="float">
            <text:p>940258</text:p>
          </table:table-cell>
          <table:table-cell office:value-type="float" office:value="-0.242188" calcext:value-type="float">
            <text:p>-0.242188</text:p>
          </table:table-cell>
          <table:table-cell office:value-type="float" office:value="0.931641" calcext:value-type="float">
            <text:p>0.931641</text:p>
          </table:table-cell>
          <table:table-cell office:value-type="float" office:value="-0.194336" calcext:value-type="float">
            <text:p>-0.194336</text:p>
          </table:table-cell>
          <table:table-cell office:value-type="float" office:value="1.327301" calcext:value-type="float">
            <text:p>1.327301</text:p>
          </table:table-cell>
          <table:table-cell office:value-type="float" office:value="6.985909" calcext:value-type="float">
            <text:p>6.985909</text:p>
          </table:table-cell>
          <table:table-cell office:value-type="float" office:value="1.269778" calcext:value-type="float">
            <text:p>1.269778</text:p>
          </table:table-cell>
        </table:table-row>
        <table:table-row table:style-name="ro1">
          <table:table-cell office:value-type="float" office:value="941506" calcext:value-type="float">
            <text:p>941506</text:p>
          </table:table-cell>
          <table:table-cell office:value-type="float" office:value="-0.294922" calcext:value-type="float">
            <text:p>-0.294922</text:p>
          </table:table-cell>
          <table:table-cell office:value-type="float" office:value="0.958984" calcext:value-type="float">
            <text:p>0.958984</text:p>
          </table:table-cell>
          <table:table-cell office:value-type="float" office:value="-0.243164" calcext:value-type="float">
            <text:p>-0.243164</text:p>
          </table:table-cell>
          <table:table-cell office:value-type="float" office:value="1.276169" calcext:value-type="float">
            <text:p>1.276169</text:p>
          </table:table-cell>
          <table:table-cell office:value-type="float" office:value="7.024259" calcext:value-type="float">
            <text:p>7.024259</text:p>
          </table:table-cell>
          <table:table-cell office:value-type="float" office:value="1.301735" calcext:value-type="float">
            <text:p>1.301735</text:p>
          </table:table-cell>
        </table:table-row>
        <table:table-row table:style-name="ro1">
          <table:table-cell office:value-type="float" office:value="942753" calcext:value-type="float">
            <text:p>942753</text:p>
          </table:table-cell>
          <table:table-cell office:value-type="float" office:value="-0.361328" calcext:value-type="float">
            <text:p>-0.361328</text:p>
          </table:table-cell>
          <table:table-cell office:value-type="float" office:value="0.983398" calcext:value-type="float">
            <text:p>0.983398</text:p>
          </table:table-cell>
          <table:table-cell office:value-type="float" office:value="-0.289063" calcext:value-type="float">
            <text:p>-0.289063</text:p>
          </table:table-cell>
          <table:table-cell office:value-type="float" office:value="1.203733" calcext:value-type="float">
            <text:p>1.203733</text:p>
          </table:table-cell>
          <table:table-cell office:value-type="float" office:value="7.045564" calcext:value-type="float">
            <text:p>7.045564</text:p>
          </table:table-cell>
          <table:table-cell office:value-type="float" office:value="1.359259" calcext:value-type="float">
            <text:p>1.359259</text:p>
          </table:table-cell>
        </table:table-row>
        <table:table-row table:style-name="ro1">
          <table:table-cell office:value-type="float" office:value="944002" calcext:value-type="float">
            <text:p>944002</text:p>
          </table:table-cell>
          <table:table-cell office:value-type="float" office:value="-0.408203" calcext:value-type="float">
            <text:p>-0.408203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-0.258789" calcext:value-type="float">
            <text:p>-0.258789</text:p>
          </table:table-cell>
          <table:table-cell office:value-type="float" office:value="1.120643" calcext:value-type="float">
            <text:p>1.120643</text:p>
          </table:table-cell>
          <table:table-cell office:value-type="float" office:value="7.094565" calcext:value-type="float">
            <text:p>7.094565</text:p>
          </table:table-cell>
          <table:table-cell office:value-type="float" office:value="1.453001" calcext:value-type="float">
            <text:p>1.453001</text:p>
          </table:table-cell>
        </table:table-row>
        <table:table-row table:style-name="ro1">
          <table:table-cell office:value-type="float" office:value="945250" calcext:value-type="float">
            <text:p>945250</text:p>
          </table:table-cell>
          <table:table-cell office:value-type="float" office:value="-0.402344" calcext:value-type="float">
            <text:p>-0.402344</text:p>
          </table:table-cell>
          <table:table-cell office:value-type="float" office:value="0.979492" calcext:value-type="float">
            <text:p>0.979492</text:p>
          </table:table-cell>
          <table:table-cell office:value-type="float" office:value="-0.178711" calcext:value-type="float">
            <text:p>-0.178711</text:p>
          </table:table-cell>
          <table:table-cell office:value-type="float" office:value="1.088685" calcext:value-type="float">
            <text:p>1.088685</text:p>
          </table:table-cell>
          <table:table-cell office:value-type="float" office:value="7.186177" calcext:value-type="float">
            <text:p>7.186177</text:p>
          </table:table-cell>
          <table:table-cell office:value-type="float" office:value="1.542482" calcext:value-type="float">
            <text:p>1.542482</text:p>
          </table:table-cell>
        </table:table-row>
        <table:table-row table:style-name="ro1">
          <table:table-cell office:value-type="float" office:value="946499" calcext:value-type="float">
            <text:p>946499</text:p>
          </table:table-cell>
          <table:table-cell office:value-type="float" office:value="-0.402344" calcext:value-type="float">
            <text:p>-0.40234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-0.133789" calcext:value-type="float">
            <text:p>-0.133789</text:p>
          </table:table-cell>
          <table:table-cell office:value-type="float" office:value="1.092947" calcext:value-type="float">
            <text:p>1.092947</text:p>
          </table:table-cell>
          <table:table-cell office:value-type="float" office:value="7.277788" calcext:value-type="float">
            <text:p>7.277788</text:p>
          </table:table-cell>
          <table:table-cell office:value-type="float" office:value="1.610658" calcext:value-type="float">
            <text:p>1.610658</text:p>
          </table:table-cell>
        </table:table-row>
        <table:table-row table:style-name="ro1">
          <table:table-cell office:value-type="float" office:value="947750" calcext:value-type="float">
            <text:p>947750</text:p>
          </table:table-cell>
          <table:table-cell office:value-type="float" office:value="-0.396484" calcext:value-type="float">
            <text:p>-0.396484</text:p>
          </table:table-cell>
          <table:table-cell office:value-type="float" office:value="0.957031" calcext:value-type="float">
            <text:p>0.957031</text:p>
          </table:table-cell>
          <table:table-cell office:value-type="float" office:value="-0.081055" calcext:value-type="float">
            <text:p>-0.081055</text:p>
          </table:table-cell>
          <table:table-cell office:value-type="float" office:value="1.090816" calcext:value-type="float">
            <text:p>1.090816</text:p>
          </table:table-cell>
          <table:table-cell office:value-type="float" office:value="7.388574" calcext:value-type="float">
            <text:p>7.388574</text:p>
          </table:table-cell>
          <table:table-cell office:value-type="float" office:value="1.693747" calcext:value-type="float">
            <text:p>1.693747</text:p>
          </table:table-cell>
        </table:table-row>
        <table:table-row table:style-name="ro1">
          <table:table-cell office:value-type="float" office:value="948998" calcext:value-type="float">
            <text:p>948998</text:p>
          </table:table-cell>
          <table:table-cell office:value-type="float" office:value="-0.396484" calcext:value-type="float">
            <text:p>-0.396484</text:p>
          </table:table-cell>
          <table:table-cell office:value-type="float" office:value="1.003906" calcext:value-type="float">
            <text:p>1.003906</text:p>
          </table:table-cell>
          <table:table-cell office:value-type="float" office:value="-0.050781" calcext:value-type="float">
            <text:p>-0.050781</text:p>
          </table:table-cell>
          <table:table-cell office:value-type="float" office:value="1.112121" calcext:value-type="float">
            <text:p>1.112121</text:p>
          </table:table-cell>
          <table:table-cell office:value-type="float" office:value="7.473794" calcext:value-type="float">
            <text:p>7.473794</text:p>
          </table:table-cell>
          <table:table-cell office:value-type="float" office:value="1.725705" calcext:value-type="float">
            <text:p>1.725705</text:p>
          </table:table-cell>
        </table:table-row>
        <table:table-row table:style-name="ro1">
          <table:table-cell office:value-type="float" office:value="950245" calcext:value-type="float">
            <text:p>950245</text:p>
          </table:table-cell>
          <table:table-cell office:value-type="float" office:value="-0.477539" calcext:value-type="float">
            <text:p>-0.477539</text:p>
          </table:table-cell>
          <table:table-cell office:value-type="float" office:value="1.042969" calcext:value-type="float">
            <text:p>1.042969</text:p>
          </table:table-cell>
          <table:table-cell office:value-type="float" office:value="-0.160156" calcext:value-type="float">
            <text:p>-0.160156</text:p>
          </table:table-cell>
          <table:table-cell office:value-type="float" office:value="1.139817" calcext:value-type="float">
            <text:p>1.139817</text:p>
          </table:table-cell>
          <table:table-cell office:value-type="float" office:value="7.505751" calcext:value-type="float">
            <text:p>7.505751</text:p>
          </table:table-cell>
          <table:table-cell office:value-type="float" office:value="1.723575" calcext:value-type="float">
            <text:p>1.723575</text:p>
          </table:table-cell>
        </table:table-row>
        <table:table-row table:style-name="ro1">
          <table:table-cell office:value-type="float" office:value="951494" calcext:value-type="float">
            <text:p>951494</text:p>
          </table:table-cell>
          <table:table-cell office:value-type="float" office:value="-0.571289" calcext:value-type="float">
            <text:p>-0.571289</text:p>
          </table:table-cell>
          <table:table-cell office:value-type="float" office:value="1.050781" calcext:value-type="float">
            <text:p>1.050781</text:p>
          </table:table-cell>
          <table:table-cell office:value-type="float" office:value="-0.248047" calcext:value-type="float">
            <text:p>-0.248047</text:p>
          </table:table-cell>
          <table:table-cell office:value-type="float" office:value="1.120643" calcext:value-type="float">
            <text:p>1.120643</text:p>
          </table:table-cell>
          <table:table-cell office:value-type="float" office:value="7.520665" calcext:value-type="float">
            <text:p>7.520665</text:p>
          </table:table-cell>
          <table:table-cell office:value-type="float" office:value="1.770446" calcext:value-type="float">
            <text:p>1.770446</text:p>
          </table:table-cell>
        </table:table-row>
        <table:table-row table:style-name="ro1">
          <table:table-cell office:value-type="float" office:value="952742" calcext:value-type="float">
            <text:p>952742</text:p>
          </table:table-cell>
          <table:table-cell office:value-type="float" office:value="-0.608398" calcext:value-type="float">
            <text:p>-0.608398</text:p>
          </table:table-cell>
          <table:table-cell office:value-type="float" office:value="1.03418" calcext:value-type="float">
            <text:p>1.03418</text:p>
          </table:table-cell>
          <table:table-cell office:value-type="float" office:value="-0.22168" calcext:value-type="float">
            <text:p>-0.22168</text:p>
          </table:table-cell>
          <table:table-cell office:value-type="float" office:value="1.103599" calcext:value-type="float">
            <text:p>1.103599</text:p>
          </table:table-cell>
          <table:table-cell office:value-type="float" office:value="7.546231" calcext:value-type="float">
            <text:p>7.546231</text:p>
          </table:table-cell>
          <table:table-cell office:value-type="float" office:value="1.849274" calcext:value-type="float">
            <text:p>1.849274</text:p>
          </table:table-cell>
        </table:table-row>
        <table:table-row table:style-name="ro1">
          <table:table-cell office:value-type="float" office:value="953991" calcext:value-type="float">
            <text:p>953991</text:p>
          </table:table-cell>
          <table:table-cell office:value-type="float" office:value="-0.623047" calcext:value-type="float">
            <text:p>-0.623047</text:p>
          </table:table-cell>
          <table:table-cell office:value-type="float" office:value="1.047852" calcext:value-type="float">
            <text:p>1.047852</text:p>
          </table:table-cell>
          <table:table-cell office:value-type="float" office:value="-0.126953" calcext:value-type="float">
            <text:p>-0.126953</text:p>
          </table:table-cell>
          <table:table-cell office:value-type="float" office:value="1.103599" calcext:value-type="float">
            <text:p>1.103599</text:p>
          </table:table-cell>
          <table:table-cell office:value-type="float" office:value="7.571797" calcext:value-type="float">
            <text:p>7.571797</text:p>
          </table:table-cell>
          <table:table-cell office:value-type="float" office:value="1.906797" calcext:value-type="float">
            <text:p>1.906797</text:p>
          </table:table-cell>
        </table:table-row>
        <table:table-row table:style-name="ro1">
          <table:table-cell office:value-type="float" office:value="955240" calcext:value-type="float">
            <text:p>955240</text:p>
          </table:table-cell>
          <table:table-cell office:value-type="float" office:value="-0.651367" calcext:value-type="float">
            <text:p>-0.651367</text:p>
          </table:table-cell>
          <table:table-cell office:value-type="float" office:value="1.067383" calcext:value-type="float">
            <text:p>1.067383</text:p>
          </table:table-cell>
          <table:table-cell office:value-type="float" office:value="-0.119141" calcext:value-type="float">
            <text:p>-0.119141</text:p>
          </table:table-cell>
          <table:table-cell office:value-type="float" office:value="1.101468" calcext:value-type="float">
            <text:p>1.101468</text:p>
          </table:table-cell>
          <table:table-cell office:value-type="float" office:value="7.590972" calcext:value-type="float">
            <text:p>7.590972</text:p>
          </table:table-cell>
          <table:table-cell office:value-type="float" office:value="1.953669" calcext:value-type="float">
            <text:p>1.953669</text:p>
          </table:table-cell>
        </table:table-row>
        <table:table-row table:style-name="ro1">
          <table:table-cell office:value-type="float" office:value="956490" calcext:value-type="float">
            <text:p>956490</text:p>
          </table:table-cell>
          <table:table-cell office:value-type="float" office:value="-0.701172" calcext:value-type="float">
            <text:p>-0.701172</text:p>
          </table:table-cell>
          <table:table-cell office:value-type="float" office:value="1.089844" calcext:value-type="float">
            <text:p>1.089844</text:p>
          </table:table-cell>
          <table:table-cell office:value-type="float" office:value="-0.149414" calcext:value-type="float">
            <text:p>-0.149414</text:p>
          </table:table-cell>
          <table:table-cell office:value-type="float" office:value="1.080164" calcext:value-type="float">
            <text:p>1.080164</text:p>
          </table:table-cell>
          <table:table-cell office:value-type="float" office:value="7.588841" calcext:value-type="float">
            <text:p>7.588841</text:p>
          </table:table-cell>
          <table:table-cell office:value-type="float" office:value="2.021844" calcext:value-type="float">
            <text:p>2.021844</text:p>
          </table:table-cell>
        </table:table-row>
        <table:table-row table:style-name="ro1">
          <table:table-cell office:value-type="float" office:value="957737" calcext:value-type="float">
            <text:p>957737</text:p>
          </table:table-cell>
          <table:table-cell office:value-type="float" office:value="-0.762695" calcext:value-type="float">
            <text:p>-0.762695</text:p>
          </table:table-cell>
          <table:table-cell office:value-type="float" office:value="1.101562" calcext:value-type="float">
            <text:p>1.101562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1.052467" calcext:value-type="float">
            <text:p>1.052467</text:p>
          </table:table-cell>
          <table:table-cell office:value-type="float" office:value="7.58671" calcext:value-type="float">
            <text:p>7.58671</text:p>
          </table:table-cell>
          <table:table-cell office:value-type="float" office:value="2.121978" calcext:value-type="float">
            <text:p>2.121978</text:p>
          </table:table-cell>
        </table:table-row>
        <table:table-row table:style-name="ro1">
          <table:table-cell office:value-type="float" office:value="958986" calcext:value-type="float">
            <text:p>958986</text:p>
          </table:table-cell>
          <table:table-cell office:value-type="float" office:value="-0.78125" calcext:value-type="float">
            <text:p>-0.78125</text:p>
          </table:table-cell>
          <table:table-cell office:value-type="float" office:value="1.09082" calcext:value-type="float">
            <text:p>1.09082</text:p>
          </table:table-cell>
          <table:table-cell office:value-type="float" office:value="-0.167969" calcext:value-type="float">
            <text:p>-0.167969</text:p>
          </table:table-cell>
          <table:table-cell office:value-type="float" office:value="1.043945" calcext:value-type="float">
            <text:p>1.043945</text:p>
          </table:table-cell>
          <table:table-cell office:value-type="float" office:value="7.62719" calcext:value-type="float">
            <text:p>7.62719</text:p>
          </table:table-cell>
          <table:table-cell office:value-type="float" office:value="2.228503" calcext:value-type="float">
            <text:p>2.228503</text:p>
          </table:table-cell>
        </table:table-row>
        <table:table-row table:style-name="ro1">
          <table:table-cell office:value-type="float" office:value="960237" calcext:value-type="float">
            <text:p>960237</text:p>
          </table:table-cell>
          <table:table-cell office:value-type="float" office:value="-0.767578" calcext:value-type="float">
            <text:p>-0.767578</text:p>
          </table:table-cell>
          <table:table-cell office:value-type="float" office:value="1.111328" calcext:value-type="float">
            <text:p>1.111328</text:p>
          </table:table-cell>
          <table:table-cell office:value-type="float" office:value="-0.131836" calcext:value-type="float">
            <text:p>-0.131836</text:p>
          </table:table-cell>
          <table:table-cell office:value-type="float" office:value="1.041815" calcext:value-type="float">
            <text:p>1.041815</text:p>
          </table:table-cell>
          <table:table-cell office:value-type="float" office:value="7.699627" calcext:value-type="float">
            <text:p>7.699627</text:p>
          </table:table-cell>
          <table:table-cell office:value-type="float" office:value="2.317984" calcext:value-type="float">
            <text:p>2.317984</text:p>
          </table:table-cell>
        </table:table-row>
        <table:table-row table:style-name="ro1">
          <table:table-cell office:value-type="float" office:value="961485" calcext:value-type="float">
            <text:p>961485</text:p>
          </table:table-cell>
          <table:table-cell office:value-type="float" office:value="-0.783203" calcext:value-type="float">
            <text:p>-0.783203</text:p>
          </table:table-cell>
          <table:table-cell office:value-type="float" office:value="1.152344" calcext:value-type="float">
            <text:p>1.152344</text:p>
          </table:table-cell>
          <table:table-cell office:value-type="float" office:value="-0.162109" calcext:value-type="float">
            <text:p>-0.162109</text:p>
          </table:table-cell>
          <table:table-cell office:value-type="float" office:value="1.02264" calcext:value-type="float">
            <text:p>1.02264</text:p>
          </table:table-cell>
          <table:table-cell office:value-type="float" office:value="7.748628" calcext:value-type="float">
            <text:p>7.748628</text:p>
          </table:table-cell>
          <table:table-cell office:value-type="float" office:value="2.369116" calcext:value-type="float">
            <text:p>2.369116</text:p>
          </table:table-cell>
        </table:table-row>
        <table:table-row table:style-name="ro1">
          <table:table-cell office:value-type="float" office:value="962732" calcext:value-type="float">
            <text:p>962732</text:p>
          </table:table-cell>
          <table:table-cell office:value-type="float" office:value="-0.841797" calcext:value-type="float">
            <text:p>-0.841797</text:p>
          </table:table-cell>
          <table:table-cell office:value-type="float" office:value="1.172852" calcext:value-type="float">
            <text:p>1.172852</text:p>
          </table:table-cell>
          <table:table-cell office:value-type="float" office:value="-0.217773" calcext:value-type="float">
            <text:p>-0.217773</text:p>
          </table:table-cell>
          <table:table-cell office:value-type="float" office:value="0.973638" calcext:value-type="float">
            <text:p>0.973638</text:p>
          </table:table-cell>
          <table:table-cell office:value-type="float" office:value="7.772064" calcext:value-type="float">
            <text:p>7.772064</text:p>
          </table:table-cell>
          <table:table-cell office:value-type="float" office:value="2.452205" calcext:value-type="float">
            <text:p>2.452205</text:p>
          </table:table-cell>
        </table:table-row>
        <table:table-row table:style-name="ro1">
          <table:table-cell office:value-type="float" office:value="963980" calcext:value-type="float">
            <text:p>963980</text:p>
          </table:table-cell>
          <table:table-cell office:value-type="float" office:value="-0.917969" calcext:value-type="float">
            <text:p>-0.917969</text:p>
          </table:table-cell>
          <table:table-cell office:value-type="float" office:value="1.203125" calcext:value-type="float">
            <text:p>1.203125</text:p>
          </table:table-cell>
          <table:table-cell office:value-type="float" office:value="-0.239258" calcext:value-type="float">
            <text:p>-0.239258</text:p>
          </table:table-cell>
          <table:table-cell office:value-type="float" office:value="0.896941" calcext:value-type="float">
            <text:p>0.896941</text:p>
          </table:table-cell>
          <table:table-cell office:value-type="float" office:value="7.789108" calcext:value-type="float">
            <text:p>7.789108</text:p>
          </table:table-cell>
          <table:table-cell office:value-type="float" office:value="2.571514" calcext:value-type="float">
            <text:p>2.571514</text:p>
          </table:table-cell>
        </table:table-row>
        <table:table-row table:style-name="ro1">
          <table:table-cell office:value-type="float" office:value="965231" calcext:value-type="float">
            <text:p>965231</text:p>
          </table:table-cell>
          <table:table-cell office:value-type="float" office:value="-0.920898" calcext:value-type="float">
            <text:p>-0.920898</text:p>
          </table:table-cell>
          <table:table-cell office:value-type="float" office:value="1.228516" calcext:value-type="float">
            <text:p>1.228516</text:p>
          </table:table-cell>
          <table:table-cell office:value-type="float" office:value="-0.237305" calcext:value-type="float">
            <text:p>-0.237305</text:p>
          </table:table-cell>
          <table:table-cell office:value-type="float" office:value="0.828765" calcext:value-type="float">
            <text:p>0.828765</text:p>
          </table:table-cell>
          <table:table-cell office:value-type="float" office:value="7.812544" calcext:value-type="float">
            <text:p>7.812544</text:p>
          </table:table-cell>
          <table:table-cell office:value-type="float" office:value="2.688691" calcext:value-type="float">
            <text:p>2.688691</text:p>
          </table:table-cell>
        </table:table-row>
        <table:table-row table:style-name="ro1">
          <table:table-cell office:value-type="float" office:value="966478" calcext:value-type="float">
            <text:p>966478</text:p>
          </table:table-cell>
          <table:table-cell office:value-type="float" office:value="-0.924805" calcext:value-type="float">
            <text:p>-0.924805</text:p>
          </table:table-cell>
          <table:table-cell office:value-type="float" office:value="1.220703" calcext:value-type="float">
            <text:p>1.220703</text:p>
          </table:table-cell>
          <table:table-cell office:value-type="float" office:value="-0.224609" calcext:value-type="float">
            <text:p>-0.224609</text:p>
          </table:table-cell>
          <table:table-cell office:value-type="float" office:value="0.805329" calcext:value-type="float">
            <text:p>0.805329</text:p>
          </table:table-cell>
          <table:table-cell office:value-type="float" office:value="7.872198" calcext:value-type="float">
            <text:p>7.872198</text:p>
          </table:table-cell>
          <table:table-cell office:value-type="float" office:value="2.784563" calcext:value-type="float">
            <text:p>2.784563</text:p>
          </table:table-cell>
        </table:table-row>
        <table:table-row table:style-name="ro1">
          <table:table-cell office:value-type="float" office:value="967726" calcext:value-type="float">
            <text:p>967726</text:p>
          </table:table-cell>
          <table:table-cell office:value-type="float" office:value="-0.921875" calcext:value-type="float">
            <text:p>-0.921875</text:p>
          </table:table-cell>
          <table:table-cell office:value-type="float" office:value="1.199219" calcext:value-type="float">
            <text:p>1.199219</text:p>
          </table:table-cell>
          <table:table-cell office:value-type="float" office:value="-0.196289" calcext:value-type="float">
            <text:p>-0.196289</text:p>
          </table:table-cell>
          <table:table-cell office:value-type="float" office:value="0.833025" calcext:value-type="float">
            <text:p>0.833025</text:p>
          </table:table-cell>
          <table:table-cell office:value-type="float" office:value="7.957418" calcext:value-type="float">
            <text:p>7.957418</text:p>
          </table:table-cell>
          <table:table-cell office:value-type="float" office:value="2.861261" calcext:value-type="float">
            <text:p>2.861261</text:p>
          </table:table-cell>
        </table:table-row>
        <table:table-row table:style-name="ro1">
          <table:table-cell office:value-type="float" office:value="968975" calcext:value-type="float">
            <text:p>968975</text:p>
          </table:table-cell>
          <table:table-cell office:value-type="float" office:value="-0.935547" calcext:value-type="float">
            <text:p>-0.935547</text:p>
          </table:table-cell>
          <table:table-cell office:value-type="float" office:value="1.246094" calcext:value-type="float">
            <text:p>1.246094</text:p>
          </table:table-cell>
          <table:table-cell office:value-type="float" office:value="-0.224609" calcext:value-type="float">
            <text:p>-0.224609</text:p>
          </table:table-cell>
          <table:table-cell office:value-type="float" office:value="0.845808" calcext:value-type="float">
            <text:p>0.845808</text:p>
          </table:table-cell>
          <table:table-cell office:value-type="float" office:value="8.042637" calcext:value-type="float">
            <text:p>8.042637</text:p>
          </table:table-cell>
          <table:table-cell office:value-type="float" office:value="2.929438" calcext:value-type="float">
            <text:p>2.929438</text:p>
          </table:table-cell>
        </table:table-row>
        <table:table-row table:style-name="ro1">
          <table:table-cell office:value-type="float" office:value="970227" calcext:value-type="float">
            <text:p>970227</text:p>
          </table:table-cell>
          <table:table-cell office:value-type="float" office:value="-0.964844" calcext:value-type="float">
            <text:p>-0.964844</text:p>
          </table:table-cell>
          <table:table-cell office:value-type="float" office:value="1.275391" calcext:value-type="float">
            <text:p>1.275391</text:p>
          </table:table-cell>
          <table:table-cell office:value-type="float" office:value="-0.256836" calcext:value-type="float">
            <text:p>-0.256836</text:p>
          </table:table-cell>
          <table:table-cell office:value-type="float" office:value="0.835156" calcext:value-type="float">
            <text:p>0.835156</text:p>
          </table:table-cell>
          <table:table-cell office:value-type="float" office:value="8.121466" calcext:value-type="float">
            <text:p>8.121466</text:p>
          </table:table-cell>
          <table:table-cell office:value-type="float" office:value="3.001875" calcext:value-type="float">
            <text:p>3.001875</text:p>
          </table:table-cell>
        </table:table-row>
        <table:table-row table:style-name="ro1">
          <table:table-cell office:value-type="float" office:value="971474" calcext:value-type="float">
            <text:p>971474</text:p>
          </table:table-cell>
          <table:table-cell office:value-type="float" office:value="-1.014648" calcext:value-type="float">
            <text:p>-1.014648</text:p>
          </table:table-cell>
          <table:table-cell office:value-type="float" office:value="1.293945" calcext:value-type="float">
            <text:p>1.293945</text:p>
          </table:table-cell>
          <table:table-cell office:value-type="float" office:value="-0.295898" calcext:value-type="float">
            <text:p>-0.295898</text:p>
          </table:table-cell>
          <table:table-cell office:value-type="float" office:value="0.837287" calcext:value-type="float">
            <text:p>0.837287</text:p>
          </table:table-cell>
          <table:table-cell office:value-type="float" office:value="8.18325" calcext:value-type="float">
            <text:p>8.18325</text:p>
          </table:table-cell>
          <table:table-cell office:value-type="float" office:value="3.082834" calcext:value-type="float">
            <text:p>3.082834</text:p>
          </table:table-cell>
        </table:table-row>
        <table:table-row table:style-name="ro1">
          <table:table-cell office:value-type="float" office:value="972721" calcext:value-type="float">
            <text:p>972721</text:p>
          </table:table-cell>
          <table:table-cell office:value-type="float" office:value="-1.075195" calcext:value-type="float">
            <text:p>-1.075195</text:p>
          </table:table-cell>
          <table:table-cell office:value-type="float" office:value="1.318359" calcext:value-type="float">
            <text:p>1.318359</text:p>
          </table:table-cell>
          <table:table-cell office:value-type="float" office:value="-0.371094" calcext:value-type="float">
            <text:p>-0.371094</text:p>
          </table:table-cell>
          <table:table-cell office:value-type="float" office:value="0.835156" calcext:value-type="float">
            <text:p>0.835156</text:p>
          </table:table-cell>
          <table:table-cell office:value-type="float" office:value="8.234383" calcext:value-type="float">
            <text:p>8.234383</text:p>
          </table:table-cell>
          <table:table-cell office:value-type="float" office:value="3.165923" calcext:value-type="float">
            <text:p>3.165923</text:p>
          </table:table-cell>
        </table:table-row>
        <table:table-row table:style-name="ro1">
          <table:table-cell office:value-type="float" office:value="973970" calcext:value-type="float">
            <text:p>973970</text:p>
          </table:table-cell>
          <table:table-cell office:value-type="float" office:value="-1.136719" calcext:value-type="float">
            <text:p>-1.136719</text:p>
          </table:table-cell>
          <table:table-cell office:value-type="float" office:value="1.349609" calcext:value-type="float">
            <text:p>1.349609</text:p>
          </table:table-cell>
          <table:table-cell office:value-type="float" office:value="-0.419922" calcext:value-type="float">
            <text:p>-0.419922</text:p>
          </table:table-cell>
          <table:table-cell office:value-type="float" office:value="0.788285" calcext:value-type="float">
            <text:p>0.788285</text:p>
          </table:table-cell>
          <table:table-cell office:value-type="float" office:value="8.328124" calcext:value-type="float">
            <text:p>8.328124</text:p>
          </table:table-cell>
          <table:table-cell office:value-type="float" office:value="3.287361" calcext:value-type="float">
            <text:p>3.287361</text:p>
          </table:table-cell>
        </table:table-row>
        <table:table-row table:style-name="ro1">
          <table:table-cell office:value-type="float" office:value="975219" calcext:value-type="float">
            <text:p>975219</text:p>
          </table:table-cell>
          <table:table-cell office:value-type="float" office:value="-1.117188" calcext:value-type="float">
            <text:p>-1.117188</text:p>
          </table:table-cell>
          <table:table-cell office:value-type="float" office:value="1.337891" calcext:value-type="float">
            <text:p>1.337891</text:p>
          </table:table-cell>
          <table:table-cell office:value-type="float" office:value="-0.323242" calcext:value-type="float">
            <text:p>-0.323242</text:p>
          </table:table-cell>
          <table:table-cell office:value-type="float" office:value="0.72437" calcext:value-type="float">
            <text:p>0.72437</text:p>
          </table:table-cell>
          <table:table-cell office:value-type="float" office:value="8.472998" calcext:value-type="float">
            <text:p>8.472998</text:p>
          </table:table-cell>
          <table:table-cell office:value-type="float" office:value="3.436497" calcext:value-type="float">
            <text:p>3.436497</text:p>
          </table:table-cell>
        </table:table-row>
        <table:table-row table:style-name="ro1">
          <table:table-cell office:value-type="float" office:value="976467" calcext:value-type="float">
            <text:p>976467</text:p>
          </table:table-cell>
          <table:table-cell office:value-type="float" office:value="-1.091797" calcext:value-type="float">
            <text:p>-1.091797</text:p>
          </table:table-cell>
          <table:table-cell office:value-type="float" office:value="1.347656" calcext:value-type="float">
            <text:p>1.347656</text:p>
          </table:table-cell>
          <table:table-cell office:value-type="float" office:value="-0.253906" calcext:value-type="float">
            <text:p>-0.253906</text:p>
          </table:table-cell>
          <table:table-cell office:value-type="float" office:value="0.705195" calcext:value-type="float">
            <text:p>0.705195</text:p>
          </table:table-cell>
          <table:table-cell office:value-type="float" office:value="8.64983" calcext:value-type="float">
            <text:p>8.64983</text:p>
          </table:table-cell>
          <table:table-cell office:value-type="float" office:value="3.57711" calcext:value-type="float">
            <text:p>3.57711</text:p>
          </table:table-cell>
        </table:table-row>
        <table:table-row table:style-name="ro1">
          <table:table-cell office:value-type="float" office:value="977716" calcext:value-type="float">
            <text:p>977716</text:p>
          </table:table-cell>
          <table:table-cell office:value-type="float" office:value="-1.104492" calcext:value-type="float">
            <text:p>-1.104492</text:p>
          </table:table-cell>
          <table:table-cell office:value-type="float" office:value="1.369141" calcext:value-type="float">
            <text:p>1.369141</text:p>
          </table:table-cell>
          <table:table-cell office:value-type="float" office:value="-0.265625" calcext:value-type="float">
            <text:p>-0.265625</text:p>
          </table:table-cell>
          <table:table-cell office:value-type="float" office:value="0.703065" calcext:value-type="float">
            <text:p>0.703065</text:p>
          </table:table-cell>
          <table:table-cell office:value-type="float" office:value="8.816009" calcext:value-type="float">
            <text:p>8.816009</text:p>
          </table:table-cell>
          <table:table-cell office:value-type="float" office:value="3.709201" calcext:value-type="float">
            <text:p>3.709201</text:p>
          </table:table-cell>
        </table:table-row>
        <table:table-row table:style-name="ro1">
          <table:table-cell office:value-type="float" office:value="978966" calcext:value-type="float">
            <text:p>978966</text:p>
          </table:table-cell>
          <table:table-cell office:value-type="float" office:value="-1.191406" calcext:value-type="float">
            <text:p>-1.191406</text:p>
          </table:table-cell>
          <table:table-cell office:value-type="float" office:value="1.404297" calcext:value-type="float">
            <text:p>1.404297</text:p>
          </table:table-cell>
          <table:table-cell office:value-type="float" office:value="-0.385742" calcext:value-type="float">
            <text:p>-0.385742</text:p>
          </table:table-cell>
          <table:table-cell office:value-type="float" office:value="0.705195" calcext:value-type="float">
            <text:p>0.705195</text:p>
          </table:table-cell>
          <table:table-cell office:value-type="float" office:value="8.963014" calcext:value-type="float">
            <text:p>8.963014</text:p>
          </table:table-cell>
          <table:table-cell office:value-type="float" office:value="3.837031" calcext:value-type="float">
            <text:p>3.837031</text:p>
          </table:table-cell>
        </table:table-row>
        <table:table-row table:style-name="ro1">
          <table:table-cell office:value-type="float" office:value="980213" calcext:value-type="float">
            <text:p>980213</text:p>
          </table:table-cell>
          <table:table-cell office:value-type="float" office:value="-1.250977" calcext:value-type="float">
            <text:p>-1.250977</text:p>
          </table:table-cell>
          <table:table-cell office:value-type="float" office:value="1.422852" calcext:value-type="float">
            <text:p>1.422852</text:p>
          </table:table-cell>
          <table:table-cell office:value-type="float" office:value="-0.452148" calcext:value-type="float">
            <text:p>-0.452148</text:p>
          </table:table-cell>
          <table:table-cell office:value-type="float" office:value="0.675369" calcext:value-type="float">
            <text:p>0.675369</text:p>
          </table:table-cell>
          <table:table-cell office:value-type="float" office:value="9.073799" calcext:value-type="float">
            <text:p>9.073799</text:p>
          </table:table-cell>
          <table:table-cell office:value-type="float" office:value="3.973383" calcext:value-type="float">
            <text:p>3.973383</text:p>
          </table:table-cell>
        </table:table-row>
        <table:table-row table:style-name="ro1">
          <table:table-cell office:value-type="float" office:value="981462" calcext:value-type="float">
            <text:p>981462</text:p>
          </table:table-cell>
          <table:table-cell office:value-type="float" office:value="-1.318359" calcext:value-type="float">
            <text:p>-1.318359</text:p>
          </table:table-cell>
          <table:table-cell office:value-type="float" office:value="1.445312" calcext:value-type="float">
            <text:p>1.445312</text:p>
          </table:table-cell>
          <table:table-cell office:value-type="float" office:value="-0.515625" calcext:value-type="float">
            <text:p>-0.515625</text:p>
          </table:table-cell>
          <table:table-cell office:value-type="float" office:value="0.605062" calcext:value-type="float">
            <text:p>0.605062</text:p>
          </table:table-cell>
          <table:table-cell office:value-type="float" office:value="9.133453" calcext:value-type="float">
            <text:p>9.133453</text:p>
          </table:table-cell>
          <table:table-cell office:value-type="float" office:value="4.101212" calcext:value-type="float">
            <text:p>4.101212</text:p>
          </table:table-cell>
        </table:table-row>
        <table:table-row table:style-name="ro1">
          <table:table-cell office:value-type="float" office:value="982711" calcext:value-type="float">
            <text:p>982711</text:p>
          </table:table-cell>
          <table:table-cell office:value-type="float" office:value="-1.375977" calcext:value-type="float">
            <text:p>-1.375977</text:p>
          </table:table-cell>
          <table:table-cell office:value-type="float" office:value="1.455078" calcext:value-type="float">
            <text:p>1.455078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0.55606" calcext:value-type="float">
            <text:p>0.55606</text:p>
          </table:table-cell>
          <table:table-cell office:value-type="float" office:value="9.163281" calcext:value-type="float">
            <text:p>9.163281</text:p>
          </table:table-cell>
          <table:table-cell office:value-type="float" office:value="4.229043" calcext:value-type="float">
            <text:p>4.229043</text:p>
          </table:table-cell>
        </table:table-row>
        <table:table-row table:style-name="ro1">
          <table:table-cell office:value-type="float" office:value="983961" calcext:value-type="float">
            <text:p>983961</text:p>
          </table:table-cell>
          <table:table-cell office:value-type="float" office:value="-1.453125" calcext:value-type="float">
            <text:p>-1.453125</text:p>
          </table:table-cell>
          <table:table-cell office:value-type="float" office:value="1.456055" calcext:value-type="float">
            <text:p>1.456055</text:p>
          </table:table-cell>
          <table:table-cell office:value-type="float" office:value="-0.498047" calcext:value-type="float">
            <text:p>-0.498047</text:p>
          </table:table-cell>
          <table:table-cell office:value-type="float" office:value="0.55606" calcext:value-type="float">
            <text:p>0.55606</text:p>
          </table:table-cell>
          <table:table-cell office:value-type="float" office:value="9.190977" calcext:value-type="float">
            <text:p>9.190977</text:p>
          </table:table-cell>
          <table:table-cell office:value-type="float" office:value="4.365394" calcext:value-type="float">
            <text:p>4.365394</text:p>
          </table:table-cell>
        </table:table-row>
        <table:table-row table:style-name="ro1">
          <table:table-cell office:value-type="float" office:value="985208" calcext:value-type="float">
            <text:p>985208</text:p>
          </table:table-cell>
          <table:table-cell office:value-type="float" office:value="-1.458008" calcext:value-type="float">
            <text:p>-1.458008</text:p>
          </table:table-cell>
          <table:table-cell office:value-type="float" office:value="1.474609" calcext:value-type="float">
            <text:p>1.474609</text:p>
          </table:table-cell>
          <table:table-cell office:value-type="float" office:value="-0.493164" calcext:value-type="float">
            <text:p>-0.493164</text:p>
          </table:table-cell>
          <table:table-cell office:value-type="float" office:value="0.562452" calcext:value-type="float">
            <text:p>0.562452</text:p>
          </table:table-cell>
          <table:table-cell office:value-type="float" office:value="9.254892" calcext:value-type="float">
            <text:p>9.254892</text:p>
          </table:table-cell>
          <table:table-cell office:value-type="float" office:value="4.503877" calcext:value-type="float">
            <text:p>4.503877</text:p>
          </table:table-cell>
        </table:table-row>
        <table:table-row table:style-name="ro1">
          <table:table-cell office:value-type="float" office:value="986457" calcext:value-type="float">
            <text:p>986457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1.494141" calcext:value-type="float">
            <text:p>1.494141</text:p>
          </table:table-cell>
          <table:table-cell office:value-type="float" office:value="-0.472656" calcext:value-type="float">
            <text:p>-0.472656</text:p>
          </table:table-cell>
          <table:table-cell office:value-type="float" office:value="0.549669" calcext:value-type="float">
            <text:p>0.549669</text:p>
          </table:table-cell>
          <table:table-cell office:value-type="float" office:value="9.37207" calcext:value-type="float">
            <text:p>9.37207</text:p>
          </table:table-cell>
          <table:table-cell office:value-type="float" office:value="4.657273" calcext:value-type="float">
            <text:p>4.657273</text:p>
          </table:table-cell>
        </table:table-row>
        <table:table-row table:style-name="ro1">
          <table:table-cell office:value-type="float" office:value="987707" calcext:value-type="float">
            <text:p>987707</text:p>
          </table:table-cell>
          <table:table-cell office:value-type="float" office:value="-1.478516" calcext:value-type="float">
            <text:p>-1.478516</text:p>
          </table:table-cell>
          <table:table-cell office:value-type="float" office:value="1.504883" calcext:value-type="float">
            <text:p>1.504883</text:p>
          </table:table-cell>
          <table:table-cell office:value-type="float" office:value="-0.447266" calcext:value-type="float">
            <text:p>-0.447266</text:p>
          </table:table-cell>
          <table:table-cell office:value-type="float" office:value="0.528364" calcext:value-type="float">
            <text:p>0.528364</text:p>
          </table:table-cell>
          <table:table-cell office:value-type="float" office:value="9.512683" calcext:value-type="float">
            <text:p>9.512683</text:p>
          </table:table-cell>
          <table:table-cell office:value-type="float" office:value="4.844757" calcext:value-type="float">
            <text:p>4.844757</text:p>
          </table:table-cell>
        </table:table-row>
        <table:table-row table:style-name="ro1">
          <table:table-cell office:value-type="float" office:value="988954" calcext:value-type="float">
            <text:p>988954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1.53418" calcext:value-type="float">
            <text:p>1.53418</text:p>
          </table:table-cell>
          <table:table-cell office:value-type="float" office:value="-0.399414" calcext:value-type="float">
            <text:p>-0.399414</text:p>
          </table:table-cell>
          <table:table-cell office:value-type="float" office:value="0.524103" calcext:value-type="float">
            <text:p>0.524103</text:p>
          </table:table-cell>
          <table:table-cell office:value-type="float" office:value="9.653296" calcext:value-type="float">
            <text:p>9.653296</text:p>
          </table:table-cell>
          <table:table-cell office:value-type="float" office:value="5.040763" calcext:value-type="float">
            <text:p>5.040763</text:p>
          </table:table-cell>
        </table:table-row>
        <table:table-row table:style-name="ro1">
          <table:table-cell office:value-type="float" office:value="990203" calcext:value-type="float">
            <text:p>990203</text:p>
          </table:table-cell>
          <table:table-cell office:value-type="float" office:value="-1.551758" calcext:value-type="float">
            <text:p>-1.551758</text:p>
          </table:table-cell>
          <table:table-cell office:value-type="float" office:value="1.558594" calcext:value-type="float">
            <text:p>1.558594</text:p>
          </table:table-cell>
          <table:table-cell office:value-type="float" office:value="-0.385742" calcext:value-type="float">
            <text:p>-0.385742</text:p>
          </table:table-cell>
          <table:table-cell office:value-type="float" office:value="0.519842" calcext:value-type="float">
            <text:p>0.519842</text:p>
          </table:table-cell>
          <table:table-cell office:value-type="float" office:value="9.79817" calcext:value-type="float">
            <text:p>9.79817</text:p>
          </table:table-cell>
          <table:table-cell office:value-type="float" office:value="5.228247" calcext:value-type="float">
            <text:p>5.228247</text:p>
          </table:table-cell>
        </table:table-row>
        <table:table-row table:style-name="ro1">
          <table:table-cell office:value-type="float" office:value="991451" calcext:value-type="float">
            <text:p>991451</text:p>
          </table:table-cell>
          <table:table-cell office:value-type="float" office:value="-1.581055" calcext:value-type="float">
            <text:p>-1.581055</text:p>
          </table:table-cell>
          <table:table-cell office:value-type="float" office:value="1.589844" calcext:value-type="float">
            <text:p>1.589844</text:p>
          </table:table-cell>
          <table:table-cell office:value-type="float" office:value="-0.386719" calcext:value-type="float">
            <text:p>-0.386719</text:p>
          </table:table-cell>
          <table:table-cell office:value-type="float" office:value="0.564582" calcext:value-type="float">
            <text:p>0.564582</text:p>
          </table:table-cell>
          <table:table-cell office:value-type="float" office:value="9.93026" calcext:value-type="float">
            <text:p>9.93026</text:p>
          </table:table-cell>
          <table:table-cell office:value-type="float" office:value="5.383774" calcext:value-type="float">
            <text:p>5.383774</text:p>
          </table:table-cell>
        </table:table-row>
        <table:table-row table:style-name="ro1">
          <table:table-cell office:value-type="float" office:value="992702" calcext:value-type="float">
            <text:p>992702</text:p>
          </table:table-cell>
          <table:table-cell office:value-type="float" office:value="-1.616211" calcext:value-type="float">
            <text:p>-1.616211</text:p>
          </table:table-cell>
          <table:table-cell office:value-type="float" office:value="1.623047" calcext:value-type="float">
            <text:p>1.623047</text:p>
          </table:table-cell>
          <table:table-cell office:value-type="float" office:value="-0.396484" calcext:value-type="float">
            <text:p>-0.396484</text:p>
          </table:table-cell>
          <table:table-cell office:value-type="float" office:value="0.647672" calcext:value-type="float">
            <text:p>0.647672</text:p>
          </table:table-cell>
          <table:table-cell office:value-type="float" office:value="10.066612" calcext:value-type="float">
            <text:p>10.066612</text:p>
          </table:table-cell>
          <table:table-cell office:value-type="float" office:value="5.505212" calcext:value-type="float">
            <text:p>5.505212</text:p>
          </table:table-cell>
        </table:table-row>
        <table:table-row table:style-name="ro1">
          <table:table-cell office:value-type="float" office:value="993949" calcext:value-type="float">
            <text:p>993949</text:p>
          </table:table-cell>
          <table:table-cell office:value-type="float" office:value="-1.678711" calcext:value-type="float">
            <text:p>-1.678711</text:p>
          </table:table-cell>
          <table:table-cell office:value-type="float" office:value="1.71875" calcext:value-type="float">
            <text:p>1.71875</text:p>
          </table:table-cell>
          <table:table-cell office:value-type="float" office:value="-0.422852" calcext:value-type="float">
            <text:p>-0.422852</text:p>
          </table:table-cell>
          <table:table-cell office:value-type="float" office:value="0.709457" calcext:value-type="float">
            <text:p>0.709457</text:p>
          </table:table-cell>
          <table:table-cell office:value-type="float" office:value="10.222139" calcext:value-type="float">
            <text:p>10.222139</text:p>
          </table:table-cell>
          <table:table-cell office:value-type="float" office:value="5.626651" calcext:value-type="float">
            <text:p>5.626651</text:p>
          </table:table-cell>
        </table:table-row>
        <table:table-row table:style-name="ro1">
          <table:table-cell office:value-type="float" office:value="995197" calcext:value-type="float">
            <text:p>995197</text:p>
          </table:table-cell>
          <table:table-cell office:value-type="float" office:value="-1.750977" calcext:value-type="float">
            <text:p>-1.750977</text:p>
          </table:table-cell>
          <table:table-cell office:value-type="float" office:value="1.756836" calcext:value-type="float">
            <text:p>1.756836</text:p>
          </table:table-cell>
          <table:table-cell office:value-type="float" office:value="-0.447266" calcext:value-type="float">
            <text:p>-0.447266</text:p>
          </table:table-cell>
          <table:table-cell office:value-type="float" office:value="0.773371" calcext:value-type="float">
            <text:p>0.773371</text:p>
          </table:table-cell>
          <table:table-cell office:value-type="float" office:value="10.35636" calcext:value-type="float">
            <text:p>10.35636</text:p>
          </table:table-cell>
          <table:table-cell office:value-type="float" office:value="5.75022" calcext:value-type="float">
            <text:p>5.75022</text:p>
          </table:table-cell>
        </table:table-row>
        <table:table-row table:style-name="ro1">
          <table:table-cell office:value-type="float" office:value="996448" calcext:value-type="float">
            <text:p>996448</text:p>
          </table:table-cell>
          <table:table-cell office:value-type="float" office:value="-1.813477" calcext:value-type="float">
            <text:p>-1.813477</text:p>
          </table:table-cell>
          <table:table-cell office:value-type="float" office:value="1.793945" calcext:value-type="float">
            <text:p>1.793945</text:p>
          </table:table-cell>
          <table:table-cell office:value-type="float" office:value="-0.464844" calcext:value-type="float">
            <text:p>-0.464844</text:p>
          </table:table-cell>
          <table:table-cell office:value-type="float" office:value="0.843678" calcext:value-type="float">
            <text:p>0.843678</text:p>
          </table:table-cell>
          <table:table-cell office:value-type="float" office:value="10.488452" calcext:value-type="float">
            <text:p>10.488452</text:p>
          </table:table-cell>
          <table:table-cell office:value-type="float" office:value="5.910007" calcext:value-type="float">
            <text:p>5.910007</text:p>
          </table:table-cell>
        </table:table-row>
        <table:table-row table:style-name="ro1">
          <table:table-cell office:value-type="float" office:value="997695" calcext:value-type="float">
            <text:p>997695</text:p>
          </table:table-cell>
          <table:table-cell office:value-type="float" office:value="-1.855469" calcext:value-type="float">
            <text:p>-1.855469</text:p>
          </table:table-cell>
          <table:table-cell office:value-type="float" office:value="1.844727" calcext:value-type="float">
            <text:p>1.844727</text:p>
          </table:table-cell>
          <table:table-cell office:value-type="float" office:value="-0.483398" calcext:value-type="float">
            <text:p>-0.483398</text:p>
          </table:table-cell>
          <table:table-cell office:value-type="float" office:value="0.89481" calcext:value-type="float">
            <text:p>0.89481</text:p>
          </table:table-cell>
          <table:table-cell office:value-type="float" office:value="10.665283" calcext:value-type="float">
            <text:p>10.665283</text:p>
          </table:table-cell>
          <table:table-cell office:value-type="float" office:value="6.103883" calcext:value-type="float">
            <text:p>6.103883</text:p>
          </table:table-cell>
        </table:table-row>
        <table:table-row table:style-name="ro1">
          <table:table-cell office:value-type="float" office:value="998944" calcext:value-type="float">
            <text:p>998944</text:p>
          </table:table-cell>
          <table:table-cell office:value-type="float" office:value="-1.890625" calcext:value-type="float">
            <text:p>-1.890625</text:p>
          </table:table-cell>
          <table:table-cell office:value-type="float" office:value="1.977539" calcext:value-type="float">
            <text:p>1.977539</text:p>
          </table:table-cell>
          <table:table-cell office:value-type="float" office:value="-0.466797" calcext:value-type="float">
            <text:p>-0.466797</text:p>
          </table:table-cell>
          <table:table-cell office:value-type="float" office:value="0.954464" calcext:value-type="float">
            <text:p>0.954464</text:p>
          </table:table-cell>
          <table:table-cell office:value-type="float" office:value="10.871942" calcext:value-type="float">
            <text:p>10.871942</text:p>
          </table:table-cell>
          <table:table-cell office:value-type="float" office:value="6.284975" calcext:value-type="float">
            <text:p>6.284975</text:p>
          </table:table-cell>
        </table:table-row>
        <table:table-row table:style-name="ro1">
          <table:table-cell office:value-type="float" office:value="1000192" calcext:value-type="float">
            <text:p>1000192</text:p>
          </table:table-cell>
          <table:table-cell office:value-type="float" office:value="-1.9375" calcext:value-type="float">
            <text:p>-1.9375</text:p>
          </table:table-cell>
          <table:table-cell office:value-type="float" office:value="2.055664" calcext:value-type="float">
            <text:p>2.055664</text:p>
          </table:table-cell>
          <table:table-cell office:value-type="float" office:value="-0.478516" calcext:value-type="float">
            <text:p>-0.478516</text:p>
          </table:table-cell>
          <table:table-cell office:value-type="float" office:value="1.020509" calcext:value-type="float">
            <text:p>1.020509</text:p>
          </table:table-cell>
          <table:table-cell office:value-type="float" office:value="11.08073" calcext:value-type="float">
            <text:p>11.08073</text:p>
          </table:table-cell>
          <table:table-cell office:value-type="float" office:value="6.43411" calcext:value-type="float">
            <text:p>6.43411</text:p>
          </table:table-cell>
        </table:table-row>
        <table:table-row table:style-name="ro1">
          <table:table-cell office:value-type="float" office:value="1001441" calcext:value-type="float">
            <text:p>1001441</text:p>
          </table:table-cell>
          <table:table-cell office:value-type="float" office:value="-1.999023" calcext:value-type="float">
            <text:p>-1.999023</text:p>
          </table:table-cell>
          <table:table-cell office:value-type="float" office:value="2.135742" calcext:value-type="float">
            <text:p>2.135742</text:p>
          </table:table-cell>
          <table:table-cell office:value-type="float" office:value="-0.521484" calcext:value-type="float">
            <text:p>-0.521484</text:p>
          </table:table-cell>
          <table:table-cell office:value-type="float" office:value="1.054598" calcext:value-type="float">
            <text:p>1.054598</text:p>
          </table:table-cell>
          <table:table-cell office:value-type="float" office:value="11.270345" calcext:value-type="float">
            <text:p>11.270345</text:p>
          </table:table-cell>
          <table:table-cell office:value-type="float" office:value="6.589637" calcext:value-type="float">
            <text:p>6.589637</text:p>
          </table:table-cell>
        </table:table-row>
        <table:table-row table:style-name="ro1">
          <table:table-cell office:value-type="float" office:value="1002691" calcext:value-type="float">
            <text:p>1002691</text:p>
          </table:table-cell>
          <table:table-cell office:value-type="float" office:value="-2.061523" calcext:value-type="float">
            <text:p>-2.061523</text:p>
          </table:table-cell>
          <table:table-cell office:value-type="float" office:value="2.203125" calcext:value-type="float">
            <text:p>2.203125</text:p>
          </table:table-cell>
          <table:table-cell office:value-type="float" office:value="-0.598633" calcext:value-type="float">
            <text:p>-0.598633</text:p>
          </table:table-cell>
          <table:table-cell office:value-type="float" office:value="1.039684" calcext:value-type="float">
            <text:p>1.039684</text:p>
          </table:table-cell>
          <table:table-cell office:value-type="float" office:value="11.425871" calcext:value-type="float">
            <text:p>11.425871</text:p>
          </table:table-cell>
          <table:table-cell office:value-type="float" office:value="6.798426" calcext:value-type="float">
            <text:p>6.798426</text:p>
          </table:table-cell>
        </table:table-row>
        <table:table-row table:style-name="ro1">
          <table:table-cell office:value-type="float" office:value="1003938" calcext:value-type="float">
            <text:p>1003938</text:p>
          </table:table-cell>
          <table:table-cell office:value-type="float" office:value="-2.188477" calcext:value-type="float">
            <text:p>-2.188477</text:p>
          </table:table-cell>
          <table:table-cell office:value-type="float" office:value="2.37207" calcext:value-type="float">
            <text:p>2.37207</text:p>
          </table:table-cell>
          <table:table-cell office:value-type="float" office:value="-0.711914" calcext:value-type="float">
            <text:p>-0.711914</text:p>
          </table:table-cell>
          <table:table-cell office:value-type="float" office:value="0.997074" calcext:value-type="float">
            <text:p>0.997074</text:p>
          </table:table-cell>
          <table:table-cell office:value-type="float" office:value="11.555832" calcext:value-type="float">
            <text:p>11.555832</text:p>
          </table:table-cell>
          <table:table-cell office:value-type="float" office:value="7.026389" calcext:value-type="float">
            <text:p>7.026389</text:p>
          </table:table-cell>
        </table:table-row>
        <table:table-row table:style-name="ro1">
          <table:table-cell office:value-type="float" office:value="1005187" calcext:value-type="float">
            <text:p>1005187</text:p>
          </table:table-cell>
          <table:table-cell office:value-type="float" office:value="-2.240234" calcext:value-type="float">
            <text:p>-2.240234</text:p>
          </table:table-cell>
          <table:table-cell office:value-type="float" office:value="2.469727" calcext:value-type="float">
            <text:p>2.469727</text:p>
          </table:table-cell>
          <table:table-cell office:value-type="float" office:value="-0.725586" calcext:value-type="float">
            <text:p>-0.725586</text:p>
          </table:table-cell>
          <table:table-cell office:value-type="float" office:value="0.956595" calcext:value-type="float">
            <text:p>0.956595</text:p>
          </table:table-cell>
          <table:table-cell office:value-type="float" office:value="11.683662" calcext:value-type="float">
            <text:p>11.683662</text:p>
          </table:table-cell>
          <table:table-cell office:value-type="float" office:value="7.265005" calcext:value-type="float">
            <text:p>7.265005</text:p>
          </table:table-cell>
        </table:table-row>
        <table:table-row table:style-name="ro1">
          <table:table-cell office:value-type="float" office:value="1006437" calcext:value-type="float">
            <text:p>1006437</text:p>
          </table:table-cell>
          <table:table-cell office:value-type="float" office:value="-2.271484" calcext:value-type="float">
            <text:p>-2.271484</text:p>
          </table:table-cell>
          <table:table-cell office:value-type="float" office:value="2.557617" calcext:value-type="float">
            <text:p>2.557617</text:p>
          </table:table-cell>
          <table:table-cell office:value-type="float" office:value="-0.746094" calcext:value-type="float">
            <text:p>-0.746094</text:p>
          </table:table-cell>
          <table:table-cell office:value-type="float" office:value="0.922507" calcext:value-type="float">
            <text:p>0.922507</text:p>
          </table:table-cell>
          <table:table-cell office:value-type="float" office:value="11.84558" calcext:value-type="float">
            <text:p>11.84558</text:p>
          </table:table-cell>
          <table:table-cell office:value-type="float" office:value="7.505751" calcext:value-type="float">
            <text:p>7.505751</text:p>
          </table:table-cell>
        </table:table-row>
        <table:table-row table:style-name="ro1">
          <table:table-cell office:value-type="float" office:value="1007684" calcext:value-type="float">
            <text:p>1007684</text:p>
          </table:table-cell>
          <table:table-cell office:value-type="float" office:value="-2.282227" calcext:value-type="float">
            <text:p>-2.282227</text:p>
          </table:table-cell>
          <table:table-cell office:value-type="float" office:value="2.644531" calcext:value-type="float">
            <text:p>2.644531</text:p>
          </table:table-cell>
          <table:table-cell office:value-type="float" office:value="-0.777344" calcext:value-type="float">
            <text:p>-0.777344</text:p>
          </table:table-cell>
          <table:table-cell office:value-type="float" office:value="0.905463" calcext:value-type="float">
            <text:p>0.905463</text:p>
          </table:table-cell>
          <table:table-cell office:value-type="float" office:value="12.037325" calcext:value-type="float">
            <text:p>12.037325</text:p>
          </table:table-cell>
          <table:table-cell office:value-type="float" office:value="7.737976" calcext:value-type="float">
            <text:p>7.737976</text:p>
          </table:table-cell>
        </table:table-row>
        <table:table-row table:style-name="ro1">
          <table:table-cell office:value-type="float" office:value="1008933" calcext:value-type="float">
            <text:p>1008933</text:p>
          </table:table-cell>
          <table:table-cell office:value-type="float" office:value="-2.330078" calcext:value-type="float">
            <text:p>-2.330078</text:p>
          </table:table-cell>
          <table:table-cell office:value-type="float" office:value="2.789062" calcext:value-type="float">
            <text:p>2.789062</text:p>
          </table:table-cell>
          <table:table-cell office:value-type="float" office:value="-0.836914" calcext:value-type="float">
            <text:p>-0.836914</text:p>
          </table:table-cell>
          <table:table-cell office:value-type="float" office:value="0.918246" calcext:value-type="float">
            <text:p>0.918246</text:p>
          </table:table-cell>
          <table:table-cell office:value-type="float" office:value="12.216287" calcext:value-type="float">
            <text:p>12.216287</text:p>
          </table:table-cell>
          <table:table-cell office:value-type="float" office:value="7.985114" calcext:value-type="float">
            <text:p>7.985114</text:p>
          </table:table-cell>
        </table:table-row>
        <table:table-row table:style-name="ro1">
          <table:table-cell office:value-type="float" office:value="1010183" calcext:value-type="float">
            <text:p>1010183</text:p>
          </table:table-cell>
          <table:table-cell office:value-type="float" office:value="-2.363281" calcext:value-type="float">
            <text:p>-2.363281</text:p>
          </table:table-cell>
          <table:table-cell office:value-type="float" office:value="2.888672" calcext:value-type="float">
            <text:p>2.888672</text:p>
          </table:table-cell>
          <table:table-cell office:value-type="float" office:value="-0.896484" calcext:value-type="float">
            <text:p>-0.896484</text:p>
          </table:table-cell>
          <table:table-cell office:value-type="float" office:value="0.93955" calcext:value-type="float">
            <text:p>0.93955</text:p>
          </table:table-cell>
          <table:table-cell office:value-type="float" office:value="12.384597" calcext:value-type="float">
            <text:p>12.384597</text:p>
          </table:table-cell>
          <table:table-cell office:value-type="float" office:value="8.255688" calcext:value-type="float">
            <text:p>8.255688</text:p>
          </table:table-cell>
        </table:table-row>
        <table:table-row table:style-name="ro1">
          <table:table-cell office:value-type="float" office:value="1011430" calcext:value-type="float">
            <text:p>1011430</text:p>
          </table:table-cell>
          <table:table-cell office:value-type="float" office:value="-2.390625" calcext:value-type="float">
            <text:p>-2.390625</text:p>
          </table:table-cell>
          <table:table-cell office:value-type="float" office:value="3.022461" calcext:value-type="float">
            <text:p>3.022461</text:p>
          </table:table-cell>
          <table:table-cell office:value-type="float" office:value="-0.967773" calcext:value-type="float">
            <text:p>-0.967773</text:p>
          </table:table-cell>
          <table:table-cell office:value-type="float" office:value="0.888418" calcext:value-type="float">
            <text:p>0.888418</text:p>
          </table:table-cell>
          <table:table-cell office:value-type="float" office:value="12.555036" calcext:value-type="float">
            <text:p>12.555036</text:p>
          </table:table-cell>
          <table:table-cell office:value-type="float" office:value="8.553957" calcext:value-type="float">
            <text:p>8.553957</text:p>
          </table:table-cell>
        </table:table-row>
        <table:table-row table:style-name="ro1">
          <table:table-cell office:value-type="float" office:value="1012679" calcext:value-type="float">
            <text:p>1012679</text:p>
          </table:table-cell>
          <table:table-cell office:value-type="float" office:value="-2.410156" calcext:value-type="float">
            <text:p>-2.410156</text:p>
          </table:table-cell>
          <table:table-cell office:value-type="float" office:value="3.134766" calcext:value-type="float">
            <text:p>3.134766</text:p>
          </table:table-cell>
          <table:table-cell office:value-type="float" office:value="-1.009766" calcext:value-type="float">
            <text:p>-1.009766</text:p>
          </table:table-cell>
          <table:table-cell office:value-type="float" office:value="0.786154" calcext:value-type="float">
            <text:p>0.786154</text:p>
          </table:table-cell>
          <table:table-cell office:value-type="float" office:value="12.710563" calcext:value-type="float">
            <text:p>12.710563</text:p>
          </table:table-cell>
          <table:table-cell office:value-type="float" office:value="8.869271" calcext:value-type="float">
            <text:p>8.869271</text:p>
          </table:table-cell>
        </table:table-row>
        <table:table-row table:style-name="ro1">
          <table:table-cell office:value-type="float" office:value="1013928" calcext:value-type="float">
            <text:p>1013928</text:p>
          </table:table-cell>
          <table:table-cell office:value-type="float" office:value="-2.425781" calcext:value-type="float">
            <text:p>-2.425781</text:p>
          </table:table-cell>
          <table:table-cell office:value-type="float" office:value="3.300781" calcext:value-type="float">
            <text:p>3.300781</text:p>
          </table:table-cell>
          <table:table-cell office:value-type="float" office:value="-1.055664" calcext:value-type="float">
            <text:p>-1.055664</text:p>
          </table:table-cell>
          <table:table-cell office:value-type="float" office:value="0.700935" calcext:value-type="float">
            <text:p>0.700935</text:p>
          </table:table-cell>
          <table:table-cell office:value-type="float" office:value="12.851176" calcext:value-type="float">
            <text:p>12.851176</text:p>
          </table:table-cell>
          <table:table-cell office:value-type="float" office:value="9.16115" calcext:value-type="float">
            <text:p>9.16115</text:p>
          </table:table-cell>
        </table:table-row>
        <table:table-row table:style-name="ro1">
          <table:table-cell office:value-type="float" office:value="1015178" calcext:value-type="float">
            <text:p>1015178</text:p>
          </table:table-cell>
          <table:table-cell office:value-type="float" office:value="-2.424805" calcext:value-type="float">
            <text:p>-2.424805</text:p>
          </table:table-cell>
          <table:table-cell office:value-type="float" office:value="3.410156" calcext:value-type="float">
            <text:p>3.410156</text:p>
          </table:table-cell>
          <table:table-cell office:value-type="float" office:value="-1.100586" calcext:value-type="float">
            <text:p>-1.100586</text:p>
          </table:table-cell>
          <table:table-cell office:value-type="float" office:value="0.609323" calcext:value-type="float">
            <text:p>0.609323</text:p>
          </table:table-cell>
          <table:table-cell office:value-type="float" office:value="12.972615" calcext:value-type="float">
            <text:p>12.972615</text:p>
          </table:table-cell>
          <table:table-cell office:value-type="float" office:value="9.457289" calcext:value-type="float">
            <text:p>9.457289</text:p>
          </table:table-cell>
        </table:table-row>
        <table:table-row table:style-name="ro1">
          <table:table-cell office:value-type="float" office:value="1016425" calcext:value-type="float">
            <text:p>1016425</text:p>
          </table:table-cell>
          <table:table-cell office:value-type="float" office:value="-2.424805" calcext:value-type="float">
            <text:p>-2.424805</text:p>
          </table:table-cell>
          <table:table-cell office:value-type="float" office:value="3.521484" calcext:value-type="float">
            <text:p>3.521484</text:p>
          </table:table-cell>
          <table:table-cell office:value-type="float" office:value="-1.154297" calcext:value-type="float">
            <text:p>-1.154297</text:p>
          </table:table-cell>
          <table:table-cell office:value-type="float" office:value="0.509189" calcext:value-type="float">
            <text:p>0.509189</text:p>
          </table:table-cell>
          <table:table-cell office:value-type="float" office:value="13.102575" calcext:value-type="float">
            <text:p>13.102575</text:p>
          </table:table-cell>
          <table:table-cell office:value-type="float" office:value="9.772604" calcext:value-type="float">
            <text:p>9.772604</text:p>
          </table:table-cell>
        </table:table-row>
        <table:table-row table:style-name="ro1">
          <table:table-cell office:value-type="float" office:value="1017674" calcext:value-type="float">
            <text:p>1017674</text:p>
          </table:table-cell>
          <table:table-cell office:value-type="float" office:value="-2.395508" calcext:value-type="float">
            <text:p>-2.395508</text:p>
          </table:table-cell>
          <table:table-cell office:value-type="float" office:value="3.610352" calcext:value-type="float">
            <text:p>3.610352</text:p>
          </table:table-cell>
          <table:table-cell office:value-type="float" office:value="-1.189453" calcext:value-type="float">
            <text:p>-1.189453</text:p>
          </table:table-cell>
          <table:table-cell office:value-type="float" office:value="0.421839" calcext:value-type="float">
            <text:p>0.421839</text:p>
          </table:table-cell>
          <table:table-cell office:value-type="float" office:value="13.273015" calcext:value-type="float">
            <text:p>13.273015</text:p>
          </table:table-cell>
          <table:table-cell office:value-type="float" office:value="10.102831" calcext:value-type="float">
            <text:p>10.102831</text:p>
          </table:table-cell>
        </table:table-row>
        <table:table-row table:style-name="ro1">
          <table:table-cell office:value-type="float" office:value="1018925" calcext:value-type="float">
            <text:p>1018925</text:p>
          </table:table-cell>
          <table:table-cell office:value-type="float" office:value="-2.357422" calcext:value-type="float">
            <text:p>-2.357422</text:p>
          </table:table-cell>
          <table:table-cell office:value-type="float" office:value="3.727539" calcext:value-type="float">
            <text:p>3.727539</text:p>
          </table:table-cell>
          <table:table-cell office:value-type="float" office:value="-1.319336" calcext:value-type="float">
            <text:p>-1.319336</text:p>
          </table:table-cell>
          <table:table-cell office:value-type="float" office:value="0.357924" calcext:value-type="float">
            <text:p>0.357924</text:p>
          </table:table-cell>
          <table:table-cell office:value-type="float" office:value="13.458369" calcext:value-type="float">
            <text:p>13.458369</text:p>
          </table:table-cell>
          <table:table-cell office:value-type="float" office:value="10.471407" calcext:value-type="float">
            <text:p>10.471407</text:p>
          </table:table-cell>
        </table:table-row>
        <table:table-row table:style-name="ro1">
          <table:table-cell office:value-type="float" office:value="1020171" calcext:value-type="float">
            <text:p>1020171</text:p>
          </table:table-cell>
          <table:table-cell office:value-type="float" office:value="-2.30957" calcext:value-type="float">
            <text:p>-2.30957</text:p>
          </table:table-cell>
          <table:table-cell office:value-type="float" office:value="3.792969" calcext:value-type="float">
            <text:p>3.792969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0.291878" calcext:value-type="float">
            <text:p>0.291878</text:p>
          </table:table-cell>
          <table:table-cell office:value-type="float" office:value="13.665027" calcext:value-type="float">
            <text:p>13.665027</text:p>
          </table:table-cell>
          <table:table-cell office:value-type="float" office:value="10.876202" calcext:value-type="float">
            <text:p>10.876202</text:p>
          </table:table-cell>
        </table:table-row>
        <table:table-row table:style-name="ro1">
          <table:table-cell office:value-type="float" office:value="1021420" calcext:value-type="float">
            <text:p>1021420</text:p>
          </table:table-cell>
          <table:table-cell office:value-type="float" office:value="-2.234375" calcext:value-type="float">
            <text:p>-2.234375</text:p>
          </table:table-cell>
          <table:table-cell office:value-type="float" office:value="3.887695" calcext:value-type="float">
            <text:p>3.887695</text:p>
          </table:table-cell>
          <table:table-cell office:value-type="float" office:value="-1.482422" calcext:value-type="float">
            <text:p>-1.482422</text:p>
          </table:table-cell>
          <table:table-cell office:value-type="float" office:value="0.21518" calcext:value-type="float">
            <text:p>0.21518</text:p>
          </table:table-cell>
          <table:table-cell office:value-type="float" office:value="13.912165" calcext:value-type="float">
            <text:p>13.912165</text:p>
          </table:table-cell>
          <table:table-cell office:value-type="float" office:value="11.278867" calcext:value-type="float">
            <text:p>11.278867</text:p>
          </table:table-cell>
        </table:table-row>
        <table:table-row table:style-name="ro1">
          <table:table-cell office:value-type="float" office:value="1022670" calcext:value-type="float">
            <text:p>1022670</text:p>
          </table:table-cell>
          <table:table-cell office:value-type="float" office:value="-2.183594" calcext:value-type="float">
            <text:p>-2.183594</text:p>
          </table:table-cell>
          <table:table-cell office:value-type="float" office:value="3.962891" calcext:value-type="float">
            <text:p>3.962891</text:p>
          </table:table-cell>
          <table:table-cell office:value-type="float" office:value="-1.556641" calcext:value-type="float">
            <text:p>-1.556641</text:p>
          </table:table-cell>
          <table:table-cell office:value-type="float" office:value="0.151265" calcext:value-type="float">
            <text:p>0.151265</text:p>
          </table:table-cell>
          <table:table-cell office:value-type="float" office:value="14.195521" calcext:value-type="float">
            <text:p>14.195521</text:p>
          </table:table-cell>
          <table:table-cell office:value-type="float" office:value="11.677271" calcext:value-type="float">
            <text:p>11.677271</text:p>
          </table:table-cell>
        </table:table-row>
        <table:table-row table:style-name="ro1">
          <table:table-cell office:value-type="float" office:value="1023917" calcext:value-type="float">
            <text:p>1023917</text:p>
          </table:table-cell>
          <table:table-cell office:value-type="float" office:value="-2.024414" calcext:value-type="float">
            <text:p>-2.024414</text:p>
          </table:table-cell>
          <table:table-cell office:value-type="float" office:value="4.110352" calcext:value-type="float">
            <text:p>4.110352</text:p>
          </table:table-cell>
          <table:table-cell office:value-type="float" office:value="-1.689453" calcext:value-type="float">
            <text:p>-1.689453</text:p>
          </table:table-cell>
          <table:table-cell office:value-type="float" office:value="0.104395" calcext:value-type="float">
            <text:p>0.104395</text:p>
          </table:table-cell>
          <table:table-cell office:value-type="float" office:value="14.53001" calcext:value-type="float">
            <text:p>14.53001</text:p>
          </table:table-cell>
          <table:table-cell office:value-type="float" office:value="12.05863" calcext:value-type="float">
            <text:p>12.05863</text:p>
          </table:table-cell>
        </table:table-row>
        <table:table-row table:style-name="ro1">
          <table:table-cell office:value-type="float" office:value="1025166" calcext:value-type="float">
            <text:p>1025166</text:p>
          </table:table-cell>
          <table:table-cell office:value-type="float" office:value="-1.984375" calcext:value-type="float">
            <text:p>-1.984375</text:p>
          </table:table-cell>
          <table:table-cell office:value-type="float" office:value="4.206055" calcext:value-type="float">
            <text:p>4.206055</text:p>
          </table:table-cell>
          <table:table-cell office:value-type="float" office:value="-1.795898" calcext:value-type="float">
            <text:p>-1.795898</text:p>
          </table:table-cell>
          <table:table-cell office:value-type="float" office:value="0.031957" calcext:value-type="float">
            <text:p>0.031957</text:p>
          </table:table-cell>
          <table:table-cell office:value-type="float" office:value="14.864498" calcext:value-type="float">
            <text:p>14.864498</text:p>
          </table:table-cell>
          <table:table-cell office:value-type="float" office:value="12.414423" calcext:value-type="float">
            <text:p>12.414423</text:p>
          </table:table-cell>
        </table:table-row>
        <table:table-row table:style-name="ro1">
          <table:table-cell office:value-type="float" office:value="1026416" calcext:value-type="float">
            <text:p>1026416</text:p>
          </table:table-cell>
          <table:table-cell office:value-type="float" office:value="-1.932617" calcext:value-type="float">
            <text:p>-1.932617</text:p>
          </table:table-cell>
          <table:table-cell office:value-type="float" office:value="4.288086" calcext:value-type="float">
            <text:p>4.288086</text:p>
          </table:table-cell>
          <table:table-cell office:value-type="float" office:value="-1.90332" calcext:value-type="float">
            <text:p>-1.90332</text:p>
          </table:table-cell>
          <table:table-cell office:value-type="float" office:value="-0.068176" calcext:value-type="float">
            <text:p>-0.068176</text:p>
          </table:table-cell>
          <table:table-cell office:value-type="float" office:value="15.2139" calcext:value-type="float">
            <text:p>15.2139</text:p>
          </table:table-cell>
          <table:table-cell office:value-type="float" office:value="12.774478" calcext:value-type="float">
            <text:p>12.774478</text:p>
          </table:table-cell>
        </table:table-row>
        <table:table-row table:style-name="ro1">
          <table:table-cell office:value-type="float" office:value="1027665" calcext:value-type="float">
            <text:p>1027665</text:p>
          </table:table-cell>
          <table:table-cell office:value-type="float" office:value="-1.851562" calcext:value-type="float">
            <text:p>-1.851562</text:p>
          </table:table-cell>
          <table:table-cell office:value-type="float" office:value="4.344727" calcext:value-type="float">
            <text:p>4.344727</text:p>
          </table:table-cell>
          <table:table-cell office:value-type="float" office:value="-1.973633" calcext:value-type="float">
            <text:p>-1.973633</text:p>
          </table:table-cell>
          <table:table-cell office:value-type="float" office:value="-0.164049" calcext:value-type="float">
            <text:p>-0.164049</text:p>
          </table:table-cell>
          <table:table-cell office:value-type="float" office:value="15.614434" calcext:value-type="float">
            <text:p>15.614434</text:p>
          </table:table-cell>
          <table:table-cell office:value-type="float" office:value="13.153707" calcext:value-type="float">
            <text:p>13.153707</text:p>
          </table:table-cell>
        </table:table-row>
        <table:table-row table:style-name="ro1">
          <table:table-cell office:value-type="float" office:value="1028912" calcext:value-type="float">
            <text:p>1028912</text:p>
          </table:table-cell>
          <table:table-cell office:value-type="float" office:value="-1.732422" calcext:value-type="float">
            <text:p>-1.732422</text:p>
          </table:table-cell>
          <table:table-cell office:value-type="float" office:value="4.454102" calcext:value-type="float">
            <text:p>4.454102</text:p>
          </table:table-cell>
          <table:table-cell office:value-type="float" office:value="-2.131836" calcext:value-type="float">
            <text:p>-2.131836</text:p>
          </table:table-cell>
          <table:table-cell office:value-type="float" office:value="-0.238616" calcext:value-type="float">
            <text:p>-0.238616</text:p>
          </table:table-cell>
          <table:table-cell office:value-type="float" office:value="16.042665" calcext:value-type="float">
            <text:p>16.042665</text:p>
          </table:table-cell>
          <table:table-cell office:value-type="float" office:value="13.537197" calcext:value-type="float">
            <text:p>13.537197</text:p>
          </table:table-cell>
        </table:table-row>
        <table:table-row table:style-name="ro1">
          <table:table-cell office:value-type="float" office:value="1030161" calcext:value-type="float">
            <text:p>1030161</text:p>
          </table:table-cell>
          <table:table-cell office:value-type="float" office:value="-1.695312" calcext:value-type="float">
            <text:p>-1.695312</text:p>
          </table:table-cell>
          <table:table-cell office:value-type="float" office:value="4.519531" calcext:value-type="float">
            <text:p>4.519531</text:p>
          </table:table-cell>
          <table:table-cell office:value-type="float" office:value="-2.216797" calcext:value-type="float">
            <text:p>-2.216797</text:p>
          </table:table-cell>
          <table:table-cell office:value-type="float" office:value="-0.319575" calcext:value-type="float">
            <text:p>-0.319575</text:p>
          </table:table-cell>
          <table:table-cell office:value-type="float" office:value="16.483678" calcext:value-type="float">
            <text:p>16.483678</text:p>
          </table:table-cell>
          <table:table-cell office:value-type="float" office:value="13.950514" calcext:value-type="float">
            <text:p>13.950514</text:p>
          </table:table-cell>
        </table:table-row>
        <table:table-row table:style-name="ro1">
          <table:table-cell office:value-type="float" office:value="1031411" calcext:value-type="float">
            <text:p>1031411</text:p>
          </table:table-cell>
          <table:table-cell office:value-type="float" office:value="-1.669922" calcext:value-type="float">
            <text:p>-1.669922</text:p>
          </table:table-cell>
          <table:table-cell office:value-type="float" office:value="4.563477" calcext:value-type="float">
            <text:p>4.563477</text:p>
          </table:table-cell>
          <table:table-cell office:value-type="float" office:value="-2.30957" calcext:value-type="float">
            <text:p>-2.30957</text:p>
          </table:table-cell>
          <table:table-cell office:value-type="float" office:value="-0.409056" calcext:value-type="float">
            <text:p>-0.409056</text:p>
          </table:table-cell>
          <table:table-cell office:value-type="float" office:value="16.941736" calcext:value-type="float">
            <text:p>16.941736</text:p>
          </table:table-cell>
          <table:table-cell office:value-type="float" office:value="14.40218" calcext:value-type="float">
            <text:p>14.40218</text:p>
          </table:table-cell>
        </table:table-row>
        <table:table-row table:style-name="ro1">
          <table:table-cell office:value-type="float" office:value="1032658" calcext:value-type="float">
            <text:p>1032658</text:p>
          </table:table-cell>
          <table:table-cell office:value-type="float" office:value="-1.635742" calcext:value-type="float">
            <text:p>-1.635742</text:p>
          </table:table-cell>
          <table:table-cell office:value-type="float" office:value="4.601562" calcext:value-type="float">
            <text:p>4.601562</text:p>
          </table:table-cell>
          <table:table-cell office:value-type="float" office:value="-2.401367" calcext:value-type="float">
            <text:p>-2.401367</text:p>
          </table:table-cell>
          <table:table-cell office:value-type="float" office:value="-0.475102" calcext:value-type="float">
            <text:p>-0.475102</text:p>
          </table:table-cell>
          <table:table-cell office:value-type="float" office:value="17.440273" calcext:value-type="float">
            <text:p>17.440273</text:p>
          </table:table-cell>
          <table:table-cell office:value-type="float" office:value="14.862368" calcext:value-type="float">
            <text:p>14.862368</text:p>
          </table:table-cell>
        </table:table-row>
        <table:table-row table:style-name="ro1">
          <table:table-cell office:value-type="float" office:value="1033907" calcext:value-type="float">
            <text:p>1033907</text:p>
          </table:table-cell>
          <table:table-cell office:value-type="float" office:value="-1.584961" calcext:value-type="float">
            <text:p>-1.584961</text:p>
          </table:table-cell>
          <table:table-cell office:value-type="float" office:value="4.708984" calcext:value-type="float">
            <text:p>4.708984</text:p>
          </table:table-cell>
          <table:table-cell office:value-type="float" office:value="-2.572266" calcext:value-type="float">
            <text:p>-2.572266</text:p>
          </table:table-cell>
          <table:table-cell office:value-type="float" office:value="-0.532625" calcext:value-type="float">
            <text:p>-0.532625</text:p>
          </table:table-cell>
          <table:table-cell office:value-type="float" office:value="17.964376" calcext:value-type="float">
            <text:p>17.964376</text:p>
          </table:table-cell>
          <table:table-cell office:value-type="float" office:value="15.307643" calcext:value-type="float">
            <text:p>15.307643</text:p>
          </table:table-cell>
        </table:table-row>
        <table:table-row table:style-name="ro1">
          <table:table-cell office:value-type="float" office:value="1035155" calcext:value-type="float">
            <text:p>1035155</text:p>
          </table:table-cell>
          <table:table-cell office:value-type="float" office:value="-1.59668" calcext:value-type="float">
            <text:p>-1.59668</text:p>
          </table:table-cell>
          <table:table-cell office:value-type="float" office:value="4.769531" calcext:value-type="float">
            <text:p>4.769531</text:p>
          </table:table-cell>
          <table:table-cell office:value-type="float" office:value="-2.69043" calcext:value-type="float">
            <text:p>-2.69043</text:p>
          </table:table-cell>
          <table:table-cell office:value-type="float" office:value="-0.588018" calcext:value-type="float">
            <text:p>-0.588018</text:p>
          </table:table-cell>
          <table:table-cell office:value-type="float" office:value="18.462913" calcext:value-type="float">
            <text:p>18.462913</text:p>
          </table:table-cell>
          <table:table-cell office:value-type="float" office:value="15.742265" calcext:value-type="float">
            <text:p>15.742265</text:p>
          </table:table-cell>
        </table:table-row>
        <table:table-row table:style-name="ro1">
          <table:table-cell office:value-type="float" office:value="1036405" calcext:value-type="float">
            <text:p>1036405</text:p>
          </table:table-cell>
          <table:table-cell office:value-type="float" office:value="-1.580078" calcext:value-type="float">
            <text:p>-1.580078</text:p>
          </table:table-cell>
          <table:table-cell office:value-type="float" office:value="4.827148" calcext:value-type="float">
            <text:p>4.827148</text:p>
          </table:table-cell>
          <table:table-cell office:value-type="float" office:value="-2.793945" calcext:value-type="float">
            <text:p>-2.793945</text:p>
          </table:table-cell>
          <table:table-cell office:value-type="float" office:value="-0.632759" calcext:value-type="float">
            <text:p>-0.632759</text:p>
          </table:table-cell>
          <table:table-cell office:value-type="float" office:value="18.987016" calcext:value-type="float">
            <text:p>18.987016</text:p>
          </table:table-cell>
          <table:table-cell office:value-type="float" office:value="16.196061" calcext:value-type="float">
            <text:p>16.196061</text:p>
          </table:table-cell>
        </table:table-row>
        <table:table-row table:style-name="ro1">
          <table:table-cell office:value-type="float" office:value="1037653" calcext:value-type="float">
            <text:p>1037653</text:p>
          </table:table-cell>
          <table:table-cell office:value-type="float" office:value="-1.527344" calcext:value-type="float">
            <text:p>-1.527344</text:p>
          </table:table-cell>
          <table:table-cell office:value-type="float" office:value="4.87793" calcext:value-type="float">
            <text:p>4.87793</text:p>
          </table:table-cell>
          <table:table-cell office:value-type="float" office:value="-2.890625" calcext:value-type="float">
            <text:p>-2.890625</text:p>
          </table:table-cell>
          <table:table-cell office:value-type="float" office:value="-0.647672" calcext:value-type="float">
            <text:p>-0.647672</text:p>
          </table:table-cell>
          <table:table-cell office:value-type="float" office:value="19.589948" calcext:value-type="float">
            <text:p>19.589948</text:p>
          </table:table-cell>
          <table:table-cell office:value-type="float" office:value="16.639205" calcext:value-type="float">
            <text:p>16.639205</text:p>
          </table:table-cell>
        </table:table-row>
        <table:table-row table:style-name="ro1">
          <table:table-cell office:value-type="float" office:value="1038901" calcext:value-type="float">
            <text:p>1038901</text:p>
          </table:table-cell>
          <table:table-cell office:value-type="float" office:value="-1.510742" calcext:value-type="float">
            <text:p>-1.510742</text:p>
          </table:table-cell>
          <table:table-cell office:value-type="float" office:value="4.969727" calcext:value-type="float">
            <text:p>4.969727</text:p>
          </table:table-cell>
          <table:table-cell office:value-type="float" office:value="-3.112305" calcext:value-type="float">
            <text:p>-3.112305</text:p>
          </table:table-cell>
          <table:table-cell office:value-type="float" office:value="-0.641281" calcext:value-type="float">
            <text:p>-0.641281</text:p>
          </table:table-cell>
          <table:table-cell office:value-type="float" office:value="20.229098" calcext:value-type="float">
            <text:p>20.229098</text:p>
          </table:table-cell>
          <table:table-cell office:value-type="float" office:value="17.093001" calcext:value-type="float">
            <text:p>17.093001</text:p>
          </table:table-cell>
        </table:table-row>
        <table:table-row table:style-name="ro1">
          <table:table-cell office:value-type="float" office:value="1040150" calcext:value-type="float">
            <text:p>1040150</text:p>
          </table:table-cell>
          <table:table-cell office:value-type="float" office:value="-1.556641" calcext:value-type="float">
            <text:p>-1.556641</text:p>
          </table:table-cell>
          <table:table-cell office:value-type="float" office:value="5.014648" calcext:value-type="float">
            <text:p>5.014648</text:p>
          </table:table-cell>
          <table:table-cell office:value-type="float" office:value="-3.242188" calcext:value-type="float">
            <text:p>-3.242188</text:p>
          </table:table-cell>
          <table:table-cell office:value-type="float" office:value="-0.624236" calcext:value-type="float">
            <text:p>-0.624236</text:p>
          </table:table-cell>
          <table:table-cell office:value-type="float" office:value="20.859725" calcext:value-type="float">
            <text:p>20.859725</text:p>
          </table:table-cell>
          <table:table-cell office:value-type="float" office:value="17.593669" calcext:value-type="float">
            <text:p>17.593669</text:p>
          </table:table-cell>
        </table:table-row>
        <table:table-row table:style-name="ro1">
          <table:table-cell office:value-type="float" office:value="1041399" calcext:value-type="float">
            <text:p>1041399</text:p>
          </table:table-cell>
          <table:table-cell office:value-type="float" office:value="-1.592773" calcext:value-type="float">
            <text:p>-1.592773</text:p>
          </table:table-cell>
          <table:table-cell office:value-type="float" office:value="5.086914" calcext:value-type="float">
            <text:p>5.086914</text:p>
          </table:table-cell>
          <table:table-cell office:value-type="float" office:value="-3.388672" calcext:value-type="float">
            <text:p>-3.388672</text:p>
          </table:table-cell>
          <table:table-cell office:value-type="float" office:value="-0.643411" calcext:value-type="float">
            <text:p>-0.643411</text:p>
          </table:table-cell>
          <table:table-cell office:value-type="float" office:value="21.486093" calcext:value-type="float">
            <text:p>21.486093</text:p>
          </table:table-cell>
          <table:table-cell office:value-type="float" office:value="18.079423" calcext:value-type="float">
            <text:p>18.079423</text:p>
          </table:table-cell>
        </table:table-row>
        <table:table-row table:style-name="ro1">
          <table:table-cell office:value-type="float" office:value="1042647" calcext:value-type="float">
            <text:p>1042647</text:p>
          </table:table-cell>
          <table:table-cell office:value-type="float" office:value="-1.625" calcext:value-type="float">
            <text:p>-1.625</text:p>
          </table:table-cell>
          <table:table-cell office:value-type="float" office:value="5.173828" calcext:value-type="float">
            <text:p>5.173828</text:p>
          </table:table-cell>
          <table:table-cell office:value-type="float" office:value="-3.532227" calcext:value-type="float">
            <text:p>-3.532227</text:p>
          </table:table-cell>
          <table:table-cell office:value-type="float" office:value="-0.711587" calcext:value-type="float">
            <text:p>-0.711587</text:p>
          </table:table-cell>
          <table:table-cell office:value-type="float" office:value="22.11672" calcext:value-type="float">
            <text:p>22.11672</text:p>
          </table:table-cell>
          <table:table-cell office:value-type="float" office:value="18.511914" calcext:value-type="float">
            <text:p>18.511914</text:p>
          </table:table-cell>
        </table:table-row>
        <table:table-row table:style-name="ro1">
          <table:table-cell office:value-type="float" office:value="1043896" calcext:value-type="float">
            <text:p>1043896</text:p>
          </table:table-cell>
          <table:table-cell office:value-type="float" office:value="-1.734375" calcext:value-type="float">
            <text:p>-1.734375</text:p>
          </table:table-cell>
          <table:table-cell office:value-type="float" office:value="5.263672" calcext:value-type="float">
            <text:p>5.263672</text:p>
          </table:table-cell>
          <table:table-cell office:value-type="float" office:value="-3.782227" calcext:value-type="float">
            <text:p>-3.782227</text:p>
          </table:table-cell>
          <table:table-cell office:value-type="float" office:value="-0.771241" calcext:value-type="float">
            <text:p>-0.771241</text:p>
          </table:table-cell>
          <table:table-cell office:value-type="float" office:value="22.785698" calcext:value-type="float">
            <text:p>22.785698</text:p>
          </table:table-cell>
          <table:table-cell office:value-type="float" office:value="18.96145" calcext:value-type="float">
            <text:p>18.96145</text:p>
          </table:table-cell>
        </table:table-row>
        <table:table-row table:style-name="ro1">
          <table:table-cell office:value-type="float" office:value="1045145" calcext:value-type="float">
            <text:p>1045145</text:p>
          </table:table-cell>
          <table:table-cell office:value-type="float" office:value="-1.834961" calcext:value-type="float">
            <text:p>-1.834961</text:p>
          </table:table-cell>
          <table:table-cell office:value-type="float" office:value="5.28125" calcext:value-type="float">
            <text:p>5.28125</text:p>
          </table:table-cell>
          <table:table-cell office:value-type="float" office:value="-3.917969" calcext:value-type="float">
            <text:p>-3.917969</text:p>
          </table:table-cell>
          <table:table-cell office:value-type="float" office:value="-0.794677" calcext:value-type="float">
            <text:p>-0.794677</text:p>
          </table:table-cell>
          <table:table-cell office:value-type="float" office:value="23.47598" calcext:value-type="float">
            <text:p>23.47598</text:p>
          </table:table-cell>
          <table:table-cell office:value-type="float" office:value="19.481292" calcext:value-type="float">
            <text:p>19.481292</text:p>
          </table:table-cell>
        </table:table-row>
        <table:table-row table:style-name="ro1">
          <table:table-cell office:value-type="float" office:value="1046393" calcext:value-type="float">
            <text:p>1046393</text:p>
          </table:table-cell>
          <table:table-cell office:value-type="float" office:value="-1.939453" calcext:value-type="float">
            <text:p>-1.939453</text:p>
          </table:table-cell>
          <table:table-cell office:value-type="float" office:value="5.295898" calcext:value-type="float">
            <text:p>5.295898</text:p>
          </table:table-cell>
          <table:table-cell office:value-type="float" office:value="-4.052734" calcext:value-type="float">
            <text:p>-4.052734</text:p>
          </table:table-cell>
          <table:table-cell office:value-type="float" office:value="-0.788285" calcext:value-type="float">
            <text:p>-0.788285</text:p>
          </table:table-cell>
          <table:table-cell office:value-type="float" office:value="24.170523" calcext:value-type="float">
            <text:p>24.170523</text:p>
          </table:table-cell>
          <table:table-cell office:value-type="float" office:value="20.009656" calcext:value-type="float">
            <text:p>20.009656</text:p>
          </table:table-cell>
        </table:table-row>
        <table:table-row table:style-name="ro1">
          <table:table-cell office:value-type="float" office:value="1047642" calcext:value-type="float">
            <text:p>1047642</text:p>
          </table:table-cell>
          <table:table-cell office:value-type="float" office:value="-2.036133" calcext:value-type="float">
            <text:p>-2.036133</text:p>
          </table:table-cell>
          <table:table-cell office:value-type="float" office:value="5.306641" calcext:value-type="float">
            <text:p>5.306641</text:p>
          </table:table-cell>
          <table:table-cell office:value-type="float" office:value="-4.196289" calcext:value-type="float">
            <text:p>-4.196289</text:p>
          </table:table-cell>
          <table:table-cell office:value-type="float" office:value="-0.801068" calcext:value-type="float">
            <text:p>-0.801068</text:p>
          </table:table-cell>
          <table:table-cell office:value-type="float" office:value="24.873587" calcext:value-type="float">
            <text:p>24.873587</text:p>
          </table:table-cell>
          <table:table-cell office:value-type="float" office:value="20.546542" calcext:value-type="float">
            <text:p>20.546542</text:p>
          </table:table-cell>
        </table:table-row>
        <table:table-row table:style-name="ro1">
          <table:table-cell office:value-type="float" office:value="1048891" calcext:value-type="float">
            <text:p>1048891</text:p>
          </table:table-cell>
          <table:table-cell office:value-type="float" office:value="-2.267578" calcext:value-type="float">
            <text:p>-2.267578</text:p>
          </table:table-cell>
          <table:table-cell office:value-type="float" office:value="5.363281" calcext:value-type="float">
            <text:p>5.363281</text:p>
          </table:table-cell>
          <table:table-cell office:value-type="float" office:value="-4.481445" calcext:value-type="float">
            <text:p>-4.481445</text:p>
          </table:table-cell>
          <table:table-cell office:value-type="float" office:value="-0.820242" calcext:value-type="float">
            <text:p>-0.820242</text:p>
          </table:table-cell>
          <table:table-cell office:value-type="float" office:value="25.583044" calcext:value-type="float">
            <text:p>25.583044</text:p>
          </table:table-cell>
          <table:table-cell office:value-type="float" office:value="21.09195" calcext:value-type="float">
            <text:p>21.09195</text:p>
          </table:table-cell>
        </table:table-row>
        <table:table-row table:style-name="ro1">
          <table:table-cell office:value-type="float" office:value="1050139" calcext:value-type="float">
            <text:p>1050139</text:p>
          </table:table-cell>
          <table:table-cell office:value-type="float" office:value="-2.432617" calcext:value-type="float">
            <text:p>-2.432617</text:p>
          </table:table-cell>
          <table:table-cell office:value-type="float" office:value="5.391602" calcext:value-type="float">
            <text:p>5.391602</text:p>
          </table:table-cell>
          <table:table-cell office:value-type="float" office:value="-4.612305" calcext:value-type="float">
            <text:p>-4.612305</text:p>
          </table:table-cell>
          <table:table-cell office:value-type="float" office:value="-0.801068" calcext:value-type="float">
            <text:p>-0.801068</text:p>
          </table:table-cell>
          <table:table-cell office:value-type="float" office:value="26.283978" calcext:value-type="float">
            <text:p>26.283978</text:p>
          </table:table-cell>
          <table:table-cell office:value-type="float" office:value="21.662924" calcext:value-type="float">
            <text:p>21.662924</text:p>
          </table:table-cell>
        </table:table-row>
        <table:table-row table:style-name="ro1">
          <table:table-cell office:value-type="float" office:value="1051390" calcext:value-type="float">
            <text:p>1051390</text:p>
          </table:table-cell>
          <table:table-cell office:value-type="float" office:value="-2.615234" calcext:value-type="float">
            <text:p>-2.615234</text:p>
          </table:table-cell>
          <table:table-cell office:value-type="float" office:value="5.433594" calcext:value-type="float">
            <text:p>5.433594</text:p>
          </table:table-cell>
          <table:table-cell office:value-type="float" office:value="-4.746094" calcext:value-type="float">
            <text:p>-4.746094</text:p>
          </table:table-cell>
          <table:table-cell office:value-type="float" office:value="-0.741414" calcext:value-type="float">
            <text:p>-0.741414</text:p>
          </table:table-cell>
          <table:table-cell office:value-type="float" office:value="26.987043" calcext:value-type="float">
            <text:p>26.987043</text:p>
          </table:table-cell>
          <table:table-cell office:value-type="float" office:value="22.259464" calcext:value-type="float">
            <text:p>22.259464</text:p>
          </table:table-cell>
        </table:table-row>
        <table:table-row table:style-name="ro1">
          <table:table-cell office:value-type="float" office:value="1052637" calcext:value-type="float">
            <text:p>1052637</text:p>
          </table:table-cell>
          <table:table-cell office:value-type="float" office:value="-2.791016" calcext:value-type="float">
            <text:p>-2.791016</text:p>
          </table:table-cell>
          <table:table-cell office:value-type="float" office:value="5.495117" calcext:value-type="float">
            <text:p>5.495117</text:p>
          </table:table-cell>
          <table:table-cell office:value-type="float" office:value="-4.864258" calcext:value-type="float">
            <text:p>-4.864258</text:p>
          </table:table-cell>
          <table:table-cell office:value-type="float" office:value="-0.645541" calcext:value-type="float">
            <text:p>-0.645541</text:p>
          </table:table-cell>
          <table:table-cell office:value-type="float" office:value="27.715674" calcext:value-type="float">
            <text:p>27.715674</text:p>
          </table:table-cell>
          <table:table-cell office:value-type="float" office:value="22.860265" calcext:value-type="float">
            <text:p>22.860265</text:p>
          </table:table-cell>
        </table:table-row>
        <table:table-row table:style-name="ro1">
          <table:table-cell office:value-type="float" office:value="1053885" calcext:value-type="float">
            <text:p>1053885</text:p>
          </table:table-cell>
          <table:table-cell office:value-type="float" office:value="-3.224609" calcext:value-type="float">
            <text:p>-3.224609</text:p>
          </table:table-cell>
          <table:table-cell office:value-type="float" office:value="5.692383" calcext:value-type="float">
            <text:p>5.692383</text:p>
          </table:table-cell>
          <table:table-cell office:value-type="float" office:value="-5.063477" calcext:value-type="float">
            <text:p>-5.063477</text:p>
          </table:table-cell>
          <table:table-cell office:value-type="float" office:value="-0.528364" calcext:value-type="float">
            <text:p>-0.528364</text:p>
          </table:table-cell>
          <table:table-cell office:value-type="float" office:value="28.448567" calcext:value-type="float">
            <text:p>28.448567</text:p>
          </table:table-cell>
          <table:table-cell office:value-type="float" office:value="23.469588" calcext:value-type="float">
            <text:p>23.469588</text:p>
          </table:table-cell>
        </table:table-row>
        <table:table-row table:style-name="ro1">
          <table:table-cell office:value-type="float" office:value="1055136" calcext:value-type="float">
            <text:p>1055136</text:p>
          </table:table-cell>
          <table:table-cell office:value-type="float" office:value="-3.496094" calcext:value-type="float">
            <text:p>-3.496094</text:p>
          </table:table-cell>
          <table:table-cell office:value-type="float" office:value="5.835938" calcext:value-type="float">
            <text:p>5.835938</text:p>
          </table:table-cell>
          <table:table-cell office:value-type="float" office:value="-5.164062" calcext:value-type="float">
            <text:p>-5.164062</text:p>
          </table:table-cell>
          <table:table-cell office:value-type="float" office:value="-0.432492" calcext:value-type="float">
            <text:p>-0.432492</text:p>
          </table:table-cell>
          <table:table-cell office:value-type="float" office:value="29.164414" calcext:value-type="float">
            <text:p>29.164414</text:p>
          </table:table-cell>
          <table:table-cell office:value-type="float" office:value="24.127913" calcext:value-type="float">
            <text:p>24.127913</text:p>
          </table:table-cell>
        </table:table-row>
        <table:table-row table:style-name="ro1">
          <table:table-cell office:value-type="float" office:value="1056383" calcext:value-type="float">
            <text:p>1056383</text:p>
          </table:table-cell>
          <table:table-cell office:value-type="float" office:value="-3.786133" calcext:value-type="float">
            <text:p>-3.786133</text:p>
          </table:table-cell>
          <table:table-cell office:value-type="float" office:value="5.999023" calcext:value-type="float">
            <text:p>5.999023</text:p>
          </table:table-cell>
          <table:table-cell office:value-type="float" office:value="-5.251953" calcext:value-type="float">
            <text:p>-5.251953</text:p>
          </table:table-cell>
          <table:table-cell office:value-type="float" office:value="-0.362185" calcext:value-type="float">
            <text:p>-0.362185</text:p>
          </table:table-cell>
          <table:table-cell office:value-type="float" office:value="29.86748" calcext:value-type="float">
            <text:p>29.86748</text:p>
          </table:table-cell>
          <table:table-cell office:value-type="float" office:value="24.84163" calcext:value-type="float">
            <text:p>24.84163</text:p>
          </table:table-cell>
        </table:table-row>
        <table:table-row table:style-name="ro1">
          <table:table-cell office:value-type="float" office:value="1057632" calcext:value-type="float">
            <text:p>1057632</text:p>
          </table:table-cell>
          <table:table-cell office:value-type="float" office:value="-4.092773" calcext:value-type="float">
            <text:p>-4.092773</text:p>
          </table:table-cell>
          <table:table-cell office:value-type="float" office:value="6.15918" calcext:value-type="float">
            <text:p>6.15918</text:p>
          </table:table-cell>
          <table:table-cell office:value-type="float" office:value="-5.314453" calcext:value-type="float">
            <text:p>-5.314453</text:p>
          </table:table-cell>
          <table:table-cell office:value-type="float" office:value="-0.291878" calcext:value-type="float">
            <text:p>-0.291878</text:p>
          </table:table-cell>
          <table:table-cell office:value-type="float" office:value="30.538587" calcext:value-type="float">
            <text:p>30.538587</text:p>
          </table:table-cell>
          <table:table-cell office:value-type="float" office:value="25.585175" calcext:value-type="float">
            <text:p>25.585175</text:p>
          </table:table-cell>
        </table:table-row>
        <table:table-row table:style-name="ro1">
          <table:table-cell office:value-type="float" office:value="1058882" calcext:value-type="float">
            <text:p>1058882</text:p>
          </table:table-cell>
          <table:table-cell office:value-type="float" office:value="-4.744141" calcext:value-type="float">
            <text:p>-4.744141</text:p>
          </table:table-cell>
          <table:table-cell office:value-type="float" office:value="6.461914" calcext:value-type="float">
            <text:p>6.461914</text:p>
          </table:table-cell>
          <table:table-cell office:value-type="float" office:value="-5.456055" calcext:value-type="float">
            <text:p>-5.456055</text:p>
          </table:table-cell>
          <table:table-cell office:value-type="float" office:value="-0.191745" calcext:value-type="float">
            <text:p>-0.191745</text:p>
          </table:table-cell>
          <table:table-cell office:value-type="float" office:value="31.207564" calcext:value-type="float">
            <text:p>31.207564</text:p>
          </table:table-cell>
          <table:table-cell office:value-type="float" office:value="26.313806" calcext:value-type="float">
            <text:p>26.313806</text:p>
          </table:table-cell>
        </table:table-row>
        <table:table-row table:style-name="ro1">
          <table:table-cell office:value-type="float" office:value="1060129" calcext:value-type="float">
            <text:p>1060129</text:p>
          </table:table-cell>
          <table:table-cell office:value-type="float" office:value="-5.128906" calcext:value-type="float">
            <text:p>-5.128906</text:p>
          </table:table-cell>
          <table:table-cell office:value-type="float" office:value="6.595703" calcext:value-type="float">
            <text:p>6.595703</text:p>
          </table:table-cell>
          <table:table-cell office:value-type="float" office:value="-5.512695" calcext:value-type="float">
            <text:p>-5.512695</text:p>
          </table:table-cell>
          <table:table-cell office:value-type="float" office:value="-0.157657" calcext:value-type="float">
            <text:p>-0.157657</text:p>
          </table:table-cell>
          <table:table-cell office:value-type="float" office:value="31.82967" calcext:value-type="float">
            <text:p>31.82967</text:p>
          </table:table-cell>
          <table:table-cell office:value-type="float" office:value="27.14257" calcext:value-type="float">
            <text:p>27.14257</text:p>
          </table:table-cell>
        </table:table-row>
        <table:table-row table:style-name="ro1">
          <table:table-cell office:value-type="float" office:value="1061378" calcext:value-type="float">
            <text:p>1061378</text:p>
          </table:table-cell>
          <table:table-cell office:value-type="float" office:value="-5.485352" calcext:value-type="float">
            <text:p>-5.485352</text:p>
          </table:table-cell>
          <table:table-cell office:value-type="float" office:value="6.758789" calcext:value-type="float">
            <text:p>6.758789</text:p>
          </table:table-cell>
          <table:table-cell office:value-type="float" office:value="-5.541992" calcext:value-type="float">
            <text:p>-5.541992</text:p>
          </table:table-cell>
          <table:table-cell office:value-type="float" office:value="-0.157657" calcext:value-type="float">
            <text:p>-0.157657</text:p>
          </table:table-cell>
          <table:table-cell office:value-type="float" office:value="32.379339" calcext:value-type="float">
            <text:p>32.379339</text:p>
          </table:table-cell>
          <table:table-cell office:value-type="float" office:value="27.99477" calcext:value-type="float">
            <text:p>27.99477</text:p>
          </table:table-cell>
        </table:table-row>
        <table:table-row table:style-name="ro1">
          <table:table-cell office:value-type="float" office:value="1062628" calcext:value-type="float">
            <text:p>1062628</text:p>
          </table:table-cell>
          <table:table-cell office:value-type="float" office:value="-5.845703" calcext:value-type="float">
            <text:p>-5.845703</text:p>
          </table:table-cell>
          <table:table-cell office:value-type="float" office:value="6.946289" calcext:value-type="float">
            <text:p>6.946289</text:p>
          </table:table-cell>
          <table:table-cell office:value-type="float" office:value="-5.574219" calcext:value-type="float">
            <text:p>-5.574219</text:p>
          </table:table-cell>
          <table:table-cell office:value-type="float" office:value="-0.142743" calcext:value-type="float">
            <text:p>-0.142743</text:p>
          </table:table-cell>
          <table:table-cell office:value-type="float" office:value="32.886398" calcext:value-type="float">
            <text:p>32.886398</text:p>
          </table:table-cell>
          <table:table-cell office:value-type="float" office:value="28.832057" calcext:value-type="float">
            <text:p>28.832057</text:p>
          </table:table-cell>
        </table:table-row>
        <table:table-row table:style-name="ro1">
          <table:table-cell office:value-type="float" office:value="1063875" calcext:value-type="float">
            <text:p>1063875</text:p>
          </table:table-cell>
          <table:table-cell office:value-type="float" office:value="-6.72168" calcext:value-type="float">
            <text:p>-6.72168</text:p>
          </table:table-cell>
          <table:table-cell office:value-type="float" office:value="7.28418" calcext:value-type="float">
            <text:p>7.28418</text:p>
          </table:table-cell>
          <table:table-cell office:value-type="float" office:value="-5.729492" calcext:value-type="float">
            <text:p>-5.729492</text:p>
          </table:table-cell>
          <table:table-cell office:value-type="float" office:value="-0.129961" calcext:value-type="float">
            <text:p>-0.129961</text:p>
          </table:table-cell>
          <table:table-cell office:value-type="float" office:value="33.348717" calcext:value-type="float">
            <text:p>33.348717</text:p>
          </table:table-cell>
          <table:table-cell office:value-type="float" office:value="29.714084" calcext:value-type="float">
            <text:p>29.714084</text:p>
          </table:table-cell>
        </table:table-row>
        <table:table-row table:style-name="ro1">
          <table:table-cell office:value-type="float" office:value="1065124" calcext:value-type="float">
            <text:p>1065124</text:p>
          </table:table-cell>
          <table:table-cell office:value-type="float" office:value="-7.176758" calcext:value-type="float">
            <text:p>-7.176758</text:p>
          </table:table-cell>
          <table:table-cell office:value-type="float" office:value="7.44043" calcext:value-type="float">
            <text:p>7.44043</text:p>
          </table:table-cell>
          <table:table-cell office:value-type="float" office:value="-5.830078" calcext:value-type="float">
            <text:p>-5.830078</text:p>
          </table:table-cell>
          <table:table-cell office:value-type="float" office:value="-0.155527" calcext:value-type="float">
            <text:p>-0.155527</text:p>
          </table:table-cell>
          <table:table-cell office:value-type="float" office:value="33.74712" calcext:value-type="float">
            <text:p>33.74712</text:p>
          </table:table-cell>
          <table:table-cell office:value-type="float" office:value="30.63446" calcext:value-type="float">
            <text:p>30.63446</text:p>
          </table:table-cell>
        </table:table-row>
        <table:table-row table:style-name="ro1">
          <table:table-cell office:value-type="float" office:value="1066375" calcext:value-type="float">
            <text:p>1066375</text:p>
          </table:table-cell>
          <table:table-cell office:value-type="float" office:value="-7.625" calcext:value-type="float">
            <text:p>-7.625</text:p>
          </table:table-cell>
          <table:table-cell office:value-type="float" office:value="7.605469" calcext:value-type="float">
            <text:p>7.605469</text:p>
          </table:table-cell>
          <table:table-cell office:value-type="float" office:value="-5.932617" calcext:value-type="float">
            <text:p>-5.932617</text:p>
          </table:table-cell>
          <table:table-cell office:value-type="float" office:value="-0.223702" calcext:value-type="float">
            <text:p>-0.223702</text:p>
          </table:table-cell>
          <table:table-cell office:value-type="float" office:value="34.075217" calcext:value-type="float">
            <text:p>34.075217</text:p>
          </table:table-cell>
          <table:table-cell office:value-type="float" office:value="31.586793" calcext:value-type="float">
            <text:p>31.586793</text:p>
          </table:table-cell>
        </table:table-row>
        <table:table-row table:style-name="ro1">
          <table:table-cell office:value-type="float" office:value="1067621" calcext:value-type="float">
            <text:p>1067621</text:p>
          </table:table-cell>
          <table:table-cell office:value-type="float" office:value="-8.077148" calcext:value-type="float">
            <text:p>-8.077148</text:p>
          </table:table-cell>
          <table:table-cell office:value-type="float" office:value="7.758789" calcext:value-type="float">
            <text:p>7.758789</text:p>
          </table:table-cell>
          <table:table-cell office:value-type="float" office:value="-6.026367" calcext:value-type="float">
            <text:p>-6.026367</text:p>
          </table:table-cell>
          <table:table-cell office:value-type="float" office:value="-0.319575" calcext:value-type="float">
            <text:p>-0.319575</text:p>
          </table:table-cell>
          <table:table-cell office:value-type="float" office:value="34.369226" calcext:value-type="float">
            <text:p>34.369226</text:p>
          </table:table-cell>
          <table:table-cell office:value-type="float" office:value="32.560431" calcext:value-type="float">
            <text:p>32.560431</text:p>
          </table:table-cell>
        </table:table-row>
        <table:table-row table:style-name="ro1">
          <table:table-cell office:value-type="float" office:value="1068870" calcext:value-type="float">
            <text:p>1068870</text:p>
          </table:table-cell>
          <table:table-cell office:value-type="float" office:value="-9.089844" calcext:value-type="float">
            <text:p>-9.089844</text:p>
          </table:table-cell>
          <table:table-cell office:value-type="float" office:value="7.96582" calcext:value-type="float">
            <text:p>7.96582</text:p>
          </table:table-cell>
          <table:table-cell office:value-type="float" office:value="-6.194336" calcext:value-type="float">
            <text:p>-6.194336</text:p>
          </table:table-cell>
          <table:table-cell office:value-type="float" office:value="-0.400534" calcext:value-type="float">
            <text:p>-0.400534</text:p>
          </table:table-cell>
          <table:table-cell office:value-type="float" office:value="34.631278" calcext:value-type="float">
            <text:p>34.631278</text:p>
          </table:table-cell>
          <table:table-cell office:value-type="float" office:value="33.563897" calcext:value-type="float">
            <text:p>33.563897</text:p>
          </table:table-cell>
        </table:table-row>
        <table:table-row table:style-name="ro1">
          <table:table-cell office:value-type="float" office:value="1070118" calcext:value-type="float">
            <text:p>1070118</text:p>
          </table:table-cell>
          <table:table-cell office:value-type="float" office:value="-9.611328" calcext:value-type="float">
            <text:p>-9.611328</text:p>
          </table:table-cell>
          <table:table-cell office:value-type="float" office:value="7.985352" calcext:value-type="float">
            <text:p>7.985352</text:p>
          </table:table-cell>
          <table:table-cell office:value-type="float" office:value="-6.265625" calcext:value-type="float">
            <text:p>-6.265625</text:p>
          </table:table-cell>
          <table:table-cell office:value-type="float" office:value="-0.451666" calcext:value-type="float">
            <text:p>-0.451666</text:p>
          </table:table-cell>
          <table:table-cell office:value-type="float" office:value="34.791065" calcext:value-type="float">
            <text:p>34.791065</text:p>
          </table:table-cell>
          <table:table-cell office:value-type="float" office:value="34.578015" calcext:value-type="float">
            <text:p>34.578015</text:p>
          </table:table-cell>
        </table:table-row>
        <table:table-row table:style-name="ro1">
          <table:table-cell office:value-type="float" office:value="1071367" calcext:value-type="float">
            <text:p>1071367</text:p>
          </table:table-cell>
          <table:table-cell office:value-type="float" office:value="-10.12207" calcext:value-type="float">
            <text:p>-10.12207</text:p>
          </table:table-cell>
          <table:table-cell office:value-type="float" office:value="7.982422" calcext:value-type="float">
            <text:p>7.982422</text:p>
          </table:table-cell>
          <table:table-cell office:value-type="float" office:value="-6.34082" calcext:value-type="float">
            <text:p>-6.34082</text:p>
          </table:table-cell>
          <table:table-cell office:value-type="float" office:value="-0.466579" calcext:value-type="float">
            <text:p>-0.466579</text:p>
          </table:table-cell>
          <table:table-cell office:value-type="float" office:value="34.878416" calcext:value-type="float">
            <text:p>34.878416</text:p>
          </table:table-cell>
          <table:table-cell office:value-type="float" office:value="35.585741" calcext:value-type="float">
            <text:p>35.585741</text:p>
          </table:table-cell>
        </table:table-row>
        <table:table-row table:style-name="ro1">
          <table:table-cell office:value-type="float" office:value="1072616" calcext:value-type="float">
            <text:p>1072616</text:p>
          </table:table-cell>
          <table:table-cell office:value-type="float" office:value="-10.630859" calcext:value-type="float">
            <text:p>-10.630859</text:p>
          </table:table-cell>
          <table:table-cell office:value-type="float" office:value="7.967773" calcext:value-type="float">
            <text:p>7.967773</text:p>
          </table:table-cell>
          <table:table-cell office:value-type="float" office:value="-6.397461" calcext:value-type="float">
            <text:p>-6.397461</text:p>
          </table:table-cell>
          <table:table-cell office:value-type="float" office:value="-0.455927" calcext:value-type="float">
            <text:p>-0.455927</text:p>
          </table:table-cell>
          <table:table-cell office:value-type="float" office:value="34.910373" calcext:value-type="float">
            <text:p>34.910373</text:p>
          </table:table-cell>
          <table:table-cell office:value-type="float" office:value="36.572163" calcext:value-type="float">
            <text:p>36.572163</text:p>
          </table:table-cell>
        </table:table-row>
        <table:table-row table:style-name="ro1">
          <table:table-cell office:value-type="float" office:value="1073864" calcext:value-type="float">
            <text:p>1073864</text:p>
          </table:table-cell>
          <table:table-cell office:value-type="float" office:value="-11.664062" calcext:value-type="float">
            <text:p>-11.664062</text:p>
          </table:table-cell>
          <table:table-cell office:value-type="float" office:value="7.992188" calcext:value-type="float">
            <text:p>7.992188</text:p>
          </table:table-cell>
          <table:table-cell office:value-type="float" office:value="-6.445313" calcext:value-type="float">
            <text:p>-6.445313</text:p>
          </table:table-cell>
          <table:table-cell office:value-type="float" office:value="-0.462319" calcext:value-type="float">
            <text:p>-0.462319</text:p>
          </table:table-cell>
          <table:table-cell office:value-type="float" office:value="34.850719" calcext:value-type="float">
            <text:p>34.850719</text:p>
          </table:table-cell>
          <table:table-cell office:value-type="float" office:value="37.503191" calcext:value-type="float">
            <text:p>37.503191</text:p>
          </table:table-cell>
        </table:table-row>
        <table:table-row table:style-name="ro1">
          <table:table-cell office:value-type="float" office:value="1075113" calcext:value-type="float">
            <text:p>1075113</text:p>
          </table:table-cell>
          <table:table-cell office:value-type="float" office:value="-12.188477" calcext:value-type="float">
            <text:p>-12.188477</text:p>
          </table:table-cell>
          <table:table-cell office:value-type="float" office:value="8.018555" calcext:value-type="float">
            <text:p>8.018555</text:p>
          </table:table-cell>
          <table:table-cell office:value-type="float" office:value="-6.43457" calcext:value-type="float">
            <text:p>-6.43457</text:p>
          </table:table-cell>
          <table:table-cell office:value-type="float" office:value="-0.502798" calcext:value-type="float">
            <text:p>-0.502798</text:p>
          </table:table-cell>
          <table:table-cell office:value-type="float" office:value="34.701584" calcext:value-type="float">
            <text:p>34.701584</text:p>
          </table:table-cell>
          <table:table-cell office:value-type="float" office:value="38.38948" calcext:value-type="float">
            <text:p>38.38948</text:p>
          </table:table-cell>
        </table:table-row>
        <table:table-row table:style-name="ro1">
          <table:table-cell office:value-type="float" office:value="1076362" calcext:value-type="float">
            <text:p>1076362</text:p>
          </table:table-cell>
          <table:table-cell office:value-type="float" office:value="-12.710938" calcext:value-type="float">
            <text:p>-12.710938</text:p>
          </table:table-cell>
          <table:table-cell office:value-type="float" office:value="8.037109" calcext:value-type="float">
            <text:p>8.037109</text:p>
          </table:table-cell>
          <table:table-cell office:value-type="float" office:value="-6.412109" calcext:value-type="float">
            <text:p>-6.412109</text:p>
          </table:table-cell>
          <table:table-cell office:value-type="float" office:value="-0.583757" calcext:value-type="float">
            <text:p>-0.583757</text:p>
          </table:table-cell>
          <table:table-cell office:value-type="float" office:value="34.460838" calcext:value-type="float">
            <text:p>34.460838</text:p>
          </table:table-cell>
          <table:table-cell office:value-type="float" office:value="39.220374" calcext:value-type="float">
            <text:p>39.220374</text:p>
          </table:table-cell>
        </table:table-row>
        <table:table-row table:style-name="ro1">
          <table:table-cell office:value-type="float" office:value="1077610" calcext:value-type="float">
            <text:p>1077610</text:p>
          </table:table-cell>
          <table:table-cell office:value-type="float" office:value="-13.230469" calcext:value-type="float">
            <text:p>-13.230469</text:p>
          </table:table-cell>
          <table:table-cell office:value-type="float" office:value="8.041016" calcext:value-type="float">
            <text:p>8.041016</text:p>
          </table:table-cell>
          <table:table-cell office:value-type="float" office:value="-6.353516" calcext:value-type="float">
            <text:p>-6.353516</text:p>
          </table:table-cell>
          <table:table-cell office:value-type="float" office:value="-0.694543" calcext:value-type="float">
            <text:p>-0.694543</text:p>
          </table:table-cell>
          <table:table-cell office:value-type="float" office:value="34.090131" calcext:value-type="float">
            <text:p>34.090131</text:p>
          </table:table-cell>
          <table:table-cell office:value-type="float" office:value="39.921309" calcext:value-type="float">
            <text:p>39.921309</text:p>
          </table:table-cell>
        </table:table-row>
        <table:table-row table:style-name="ro1">
          <table:table-cell office:value-type="float" office:value="1078860" calcext:value-type="float">
            <text:p>1078860</text:p>
          </table:table-cell>
          <table:table-cell office:value-type="float" office:value="-14.222656" calcext:value-type="float">
            <text:p>-14.222656</text:p>
          </table:table-cell>
          <table:table-cell office:value-type="float" office:value="8.009766" calcext:value-type="float">
            <text:p>8.009766</text:p>
          </table:table-cell>
          <table:table-cell office:value-type="float" office:value="-6.15332" calcext:value-type="float">
            <text:p>-6.15332</text:p>
          </table:table-cell>
          <table:table-cell office:value-type="float" office:value="-0.815982" calcext:value-type="float">
            <text:p>-0.815982</text:p>
          </table:table-cell>
          <table:table-cell office:value-type="float" office:value="33.578811" calcext:value-type="float">
            <text:p>33.578811</text:p>
          </table:table-cell>
          <table:table-cell office:value-type="float" office:value="40.475239" calcext:value-type="float">
            <text:p>40.475239</text:p>
          </table:table-cell>
        </table:table-row>
        <table:table-row table:style-name="ro1">
          <table:table-cell office:value-type="float" office:value="1080108" calcext:value-type="float">
            <text:p>1080108</text:p>
          </table:table-cell>
          <table:table-cell office:value-type="float" office:value="-14.660156" calcext:value-type="float">
            <text:p>-14.660156</text:p>
          </table:table-cell>
          <table:table-cell office:value-type="float" office:value="7.981445" calcext:value-type="float">
            <text:p>7.981445</text:p>
          </table:table-cell>
          <table:table-cell office:value-type="float" office:value="-5.989258" calcext:value-type="float">
            <text:p>-5.989258</text:p>
          </table:table-cell>
          <table:table-cell office:value-type="float" office:value="-0.958725" calcext:value-type="float">
            <text:p>-0.958725</text:p>
          </table:table-cell>
          <table:table-cell office:value-type="float" office:value="32.903442" calcext:value-type="float">
            <text:p>32.903442</text:p>
          </table:table-cell>
          <table:table-cell office:value-type="float" office:value="40.873643" calcext:value-type="float">
            <text:p>40.873643</text:p>
          </table:table-cell>
        </table:table-row>
        <table:table-row table:style-name="ro1">
          <table:table-cell office:value-type="float" office:value="1081356" calcext:value-type="float">
            <text:p>1081356</text:p>
          </table:table-cell>
          <table:table-cell office:value-type="float" office:value="-15.027344" calcext:value-type="float">
            <text:p>-15.027344</text:p>
          </table:table-cell>
          <table:table-cell office:value-type="float" office:value="8.001953" calcext:value-type="float">
            <text:p>8.001953</text:p>
          </table:table-cell>
          <table:table-cell office:value-type="float" office:value="-5.779297" calcext:value-type="float">
            <text:p>-5.779297</text:p>
          </table:table-cell>
          <table:table-cell office:value-type="float" office:value="-1.176036" calcext:value-type="float">
            <text:p>-1.176036</text:p>
          </table:table-cell>
          <table:table-cell office:value-type="float" office:value="32.036329" calcext:value-type="float">
            <text:p>32.036329</text:p>
          </table:table-cell>
          <table:table-cell office:value-type="float" office:value="41.073909" calcext:value-type="float">
            <text:p>41.073909</text:p>
          </table:table-cell>
        </table:table-row>
        <table:table-row table:style-name="ro1">
          <table:table-cell office:value-type="float" office:value="1082607" calcext:value-type="float">
            <text:p>1082607</text:p>
          </table:table-cell>
          <table:table-cell office:value-type="float" office:value="-15.357422" calcext:value-type="float">
            <text:p>-15.357422</text:p>
          </table:table-cell>
          <table:table-cell office:value-type="float" office:value="8.081055" calcext:value-type="float">
            <text:p>8.081055</text:p>
          </table:table-cell>
          <table:table-cell office:value-type="float" office:value="-5.558594" calcext:value-type="float">
            <text:p>-5.558594</text:p>
          </table:table-cell>
          <table:table-cell office:value-type="float" office:value="-1.529699" calcext:value-type="float">
            <text:p>-1.529699</text:p>
          </table:table-cell>
          <table:table-cell office:value-type="float" office:value="30.949773" calcext:value-type="float">
            <text:p>30.949773</text:p>
          </table:table-cell>
          <table:table-cell office:value-type="float" office:value="41.050474" calcext:value-type="float">
            <text:p>41.050474</text:p>
          </table:table-cell>
        </table:table-row>
        <table:table-row table:style-name="ro1">
          <table:table-cell office:value-type="float" office:value="1083854" calcext:value-type="float">
            <text:p>1083854</text:p>
          </table:table-cell>
          <table:table-cell office:value-type="float" office:value="-15.851562" calcext:value-type="float">
            <text:p>-15.851562</text:p>
          </table:table-cell>
          <table:table-cell office:value-type="float" office:value="8.208984" calcext:value-type="float">
            <text:p>8.208984</text:p>
          </table:table-cell>
          <table:table-cell office:value-type="float" office:value="-5.057617" calcext:value-type="float">
            <text:p>-5.057617</text:p>
          </table:table-cell>
          <table:table-cell office:value-type="float" office:value="-1.983496" calcext:value-type="float">
            <text:p>-1.983496</text:p>
          </table:table-cell>
          <table:table-cell office:value-type="float" office:value="29.630994" calcext:value-type="float">
            <text:p>29.630994</text:p>
          </table:table-cell>
          <table:table-cell office:value-type="float" office:value="40.843815" calcext:value-type="float">
            <text:p>40.843815</text:p>
          </table:table-cell>
        </table:table-row>
        <table:table-row table:style-name="ro1">
          <table:table-cell office:value-type="float" office:value="1085102" calcext:value-type="float">
            <text:p>1085102</text:p>
          </table:table-cell>
          <table:table-cell office:value-type="float" office:value="-15.938477" calcext:value-type="float">
            <text:p>-15.938477</text:p>
          </table:table-cell>
          <table:table-cell office:value-type="float" office:value="8.254883" calcext:value-type="float">
            <text:p>8.254883</text:p>
          </table:table-cell>
          <table:table-cell office:value-type="float" office:value="-4.78125" calcext:value-type="float">
            <text:p>-4.78125</text:p>
          </table:table-cell>
          <table:table-cell office:value-type="float" office:value="-2.511859" calcext:value-type="float">
            <text:p>-2.511859</text:p>
          </table:table-cell>
          <table:table-cell office:value-type="float" office:value="28.111947" calcext:value-type="float">
            <text:p>28.111947</text:p>
          </table:table-cell>
          <table:table-cell office:value-type="float" office:value="40.47737" calcext:value-type="float">
            <text:p>40.47737</text:p>
          </table:table-cell>
        </table:table-row>
        <table:table-row table:style-name="ro1">
          <table:table-cell office:value-type="float" office:value="1086353" calcext:value-type="float">
            <text:p>1086353</text:p>
          </table:table-cell>
          <table:table-cell office:value-type="float" office:value="-15.912109" calcext:value-type="float">
            <text:p>-15.912109</text:p>
          </table:table-cell>
          <table:table-cell office:value-type="float" office:value="8.261719" calcext:value-type="float">
            <text:p>8.261719</text:p>
          </table:table-cell>
          <table:table-cell office:value-type="float" office:value="-4.493164" calcext:value-type="float">
            <text:p>-4.493164</text:p>
          </table:table-cell>
          <table:table-cell office:value-type="float" office:value="-3.087095" calcext:value-type="float">
            <text:p>-3.087095</text:p>
          </table:table-cell>
          <table:table-cell office:value-type="float" office:value="26.430983" calcext:value-type="float">
            <text:p>26.430983</text:p>
          </table:table-cell>
          <table:table-cell office:value-type="float" office:value="39.88296" calcext:value-type="float">
            <text:p>39.88296</text:p>
          </table:table-cell>
        </table:table-row>
        <table:table-row table:style-name="ro1">
          <table:table-cell office:value-type="float" office:value="1087600" calcext:value-type="float">
            <text:p>1087600</text:p>
          </table:table-cell>
          <table:table-cell office:value-type="float" office:value="-15.74707" calcext:value-type="float">
            <text:p>-15.74707</text:p>
          </table:table-cell>
          <table:table-cell office:value-type="float" office:value="8.217773" calcext:value-type="float">
            <text:p>8.217773</text:p>
          </table:table-cell>
          <table:table-cell office:value-type="float" office:value="-4.223633" calcext:value-type="float">
            <text:p>-4.223633</text:p>
          </table:table-cell>
          <table:table-cell office:value-type="float" office:value="-3.698548" calcext:value-type="float">
            <text:p>-3.698548</text:p>
          </table:table-cell>
          <table:table-cell office:value-type="float" office:value="24.58597" calcext:value-type="float">
            <text:p>24.58597</text:p>
          </table:table-cell>
          <table:table-cell office:value-type="float" office:value="38.968975" calcext:value-type="float">
            <text:p>38.968975</text:p>
          </table:table-cell>
        </table:table-row>
        <table:table-row table:style-name="ro1">
          <table:table-cell office:value-type="float" office:value="1088848" calcext:value-type="float">
            <text:p>1088848</text:p>
          </table:table-cell>
          <table:table-cell office:value-type="float" office:value="-13.783203" calcext:value-type="float">
            <text:p>-13.783203</text:p>
          </table:table-cell>
          <table:table-cell office:value-type="float" office:value="7.493164" calcext:value-type="float">
            <text:p>7.493164</text:p>
          </table:table-cell>
          <table:table-cell office:value-type="float" office:value="-3.735352" calcext:value-type="float">
            <text:p>-3.735352</text:p>
          </table:table-cell>
          <table:table-cell office:value-type="float" office:value="-4.608271" calcext:value-type="float">
            <text:p>-4.608271</text:p>
          </table:table-cell>
          <table:table-cell office:value-type="float" office:value="22.792089" calcext:value-type="float">
            <text:p>22.792089</text:p>
          </table:table-cell>
          <table:table-cell office:value-type="float" office:value="37.081353" calcext:value-type="float">
            <text:p>37.081353</text:p>
          </table:table-cell>
        </table:table-row>
        <table:table-row table:style-name="ro1">
          <table:table-cell office:value-type="float" office:value="1090097" calcext:value-type="float">
            <text:p>1090097</text:p>
          </table:table-cell>
          <table:table-cell office:value-type="float" office:value="-14.256836" calcext:value-type="float">
            <text:p>-14.256836</text:p>
          </table:table-cell>
          <table:table-cell office:value-type="float" office:value="4.076172" calcext:value-type="float">
            <text:p>4.076172</text:p>
          </table:table-cell>
          <table:table-cell office:value-type="float" office:value="-1.81543" calcext:value-type="float">
            <text:p>-1.81543</text:p>
          </table:table-cell>
          <table:table-cell office:value-type="float" office:value="-6.47459" calcext:value-type="float">
            <text:p>-6.47459</text:p>
          </table:table-cell>
          <table:table-cell office:value-type="float" office:value="26.465071" calcext:value-type="float">
            <text:p>26.465071</text:p>
          </table:table-cell>
          <table:table-cell office:value-type="float" office:value="32.585997" calcext:value-type="float">
            <text:p>32.585997</text:p>
          </table:table-cell>
        </table:table-row>
        <table:table-row table:style-name="ro1">
          <table:table-cell office:value-type="float" office:value="1091349" calcext:value-type="float">
            <text:p>1091349</text:p>
          </table:table-cell>
          <table:table-cell office:value-type="float" office:value="-31.837891" calcext:value-type="float">
            <text:p>-31.837891</text:p>
          </table:table-cell>
          <table:table-cell office:value-type="float" office:value="-0.024414" calcext:value-type="float">
            <text:p>-0.024414</text:p>
          </table:table-cell>
          <table:table-cell office:value-type="float" office:value="17.396484" calcext:value-type="float">
            <text:p>17.396484</text:p>
          </table:table-cell>
          <table:table-cell office:value-type="float" office:value="6.792034" calcext:value-type="float">
            <text:p>6.792034</text:p>
          </table:table-cell>
          <table:table-cell office:value-type="float" office:value="45.816403" calcext:value-type="float">
            <text:p>45.816403</text:p>
          </table:table-cell>
          <table:table-cell office:value-type="float" office:value="27.09996" calcext:value-type="float">
            <text:p>27.09996</text:p>
          </table:table-cell>
        </table:table-row>
        <table:table-row table:style-name="ro1">
          <table:table-cell office:value-type="float" office:value="1092596" calcext:value-type="float">
            <text:p>1092596</text:p>
          </table:table-cell>
          <table:table-cell office:value-type="float" office:value="-15.998047" calcext:value-type="float">
            <text:p>-15.998047</text:p>
          </table:table-cell>
          <table:table-cell office:value-type="float" office:value="13.450195" calcext:value-type="float">
            <text:p>13.450195</text:p>
          </table:table-cell>
          <table:table-cell office:value-type="float" office:value="30.977539" calcext:value-type="float">
            <text:p>30.977539</text:p>
          </table:table-cell>
          <table:table-cell office:value-type="float" office:value="24.592361" calcext:value-type="float">
            <text:p>24.592361</text:p>
          </table:table-cell>
          <table:table-cell office:value-type="float" office:value="62.63883" calcext:value-type="float">
            <text:p>62.63883</text:p>
          </table:table-cell>
          <table:table-cell office:value-type="float" office:value="11.815753" calcext:value-type="float">
            <text:p>11.815753</text:p>
          </table:table-cell>
        </table:table-row>
        <table:table-row table:style-name="ro1">
          <table:table-cell office:value-type="float" office:value="1093843" calcext:value-type="float">
            <text:p>1093843</text:p>
          </table:table-cell>
          <table:table-cell office:value-type="float" office:value="-15.998047" calcext:value-type="float">
            <text:p>-15.998047</text:p>
          </table:table-cell>
          <table:table-cell office:value-type="float" office:value="23.102539" calcext:value-type="float">
            <text:p>23.102539</text:p>
          </table:table-cell>
          <table:table-cell office:value-type="float" office:value="-16.124023" calcext:value-type="float">
            <text:p>-16.124023</text:p>
          </table:table-cell>
          <table:table-cell office:value-type="float" office:value="8.909751" calcext:value-type="float">
            <text:p>8.909751</text:p>
          </table:table-cell>
          <table:table-cell office:value-type="float" office:value="56.081151" calcext:value-type="float">
            <text:p>56.081151</text:p>
          </table:table-cell>
          <table:table-cell office:value-type="float" office:value="8.110814" calcext:value-type="float">
            <text:p>8.110814</text:p>
          </table:table-cell>
        </table:table-row>
        <table:table-row table:style-name="ro1">
          <table:table-cell office:value-type="float" office:value="1095092" calcext:value-type="float">
            <text:p>1095092</text:p>
          </table:table-cell>
          <table:table-cell office:value-type="float" office:value="-15.998047" calcext:value-type="float">
            <text:p>-15.998047</text:p>
          </table:table-cell>
          <table:table-cell office:value-type="float" office:value="8.30957" calcext:value-type="float">
            <text:p>8.30957</text:p>
          </table:table-cell>
          <table:table-cell office:value-type="float" office:value="-31.101562" calcext:value-type="float">
            <text:p>-31.101562</text:p>
          </table:table-cell>
          <table:table-cell office:value-type="float" office:value="-27.913811" calcext:value-type="float">
            <text:p>-27.913811</text:p>
          </table:table-cell>
          <table:table-cell office:value-type="float" office:value="18.166774" calcext:value-type="float">
            <text:p>18.166774</text:p>
          </table:table-cell>
          <table:table-cell office:value-type="float" office:value="3.592023" calcext:value-type="float">
            <text:p>3.592023</text:p>
          </table:table-cell>
        </table:table-row>
        <table:table-row table:style-name="ro1">
          <table:table-cell office:value-type="float" office:value="1096342" calcext:value-type="float">
            <text:p>1096342</text:p>
          </table:table-cell>
          <table:table-cell office:value-type="float" office:value="-15.998047" calcext:value-type="float">
            <text:p>-15.998047</text:p>
          </table:table-cell>
          <table:table-cell office:value-type="float" office:value="-4.513672" calcext:value-type="float">
            <text:p>-4.513672</text:p>
          </table:table-cell>
          <table:table-cell office:value-type="float" office:value="-26.417969" calcext:value-type="float">
            <text:p>-26.417969</text:p>
          </table:table-cell>
          <table:table-cell office:value-type="float" office:value="-50.514155" calcext:value-type="float">
            <text:p>-50.514155</text:p>
          </table:table-cell>
          <table:table-cell office:value-type="float" office:value="-20.561456" calcext:value-type="float">
            <text:p>-20.561456</text:p>
          </table:table-cell>
          <table:table-cell office:value-type="float" office:value="-10.526801" calcext:value-type="float">
            <text:p>-10.526801</text:p>
          </table:table-cell>
        </table:table-row>
        <table:table-row table:style-name="ro1">
          <table:table-cell office:value-type="float" office:value="1097589" calcext:value-type="float">
            <text:p>1097589</text:p>
          </table:table-cell>
          <table:table-cell office:value-type="float" office:value="-31.388672" calcext:value-type="float">
            <text:p>-31.388672</text:p>
          </table:table-cell>
          <table:table-cell office:value-type="float" office:value="-10.374023" calcext:value-type="float">
            <text:p>-10.374023</text:p>
          </table:table-cell>
          <table:table-cell office:value-type="float" office:value="-12.741211" calcext:value-type="float">
            <text:p>-12.741211</text:p>
          </table:table-cell>
          <table:table-cell office:value-type="float" office:value="-47.695504" calcext:value-type="float">
            <text:p>-47.695504</text:p>
          </table:table-cell>
          <table:table-cell office:value-type="float" office:value="-36.299459" calcext:value-type="float">
            <text:p>-36.299459</text:p>
          </table:table-cell>
          <table:table-cell office:value-type="float" office:value="-19.779562" calcext:value-type="float">
            <text:p>-19.779562</text:p>
          </table:table-cell>
        </table:table-row>
        <table:table-row table:style-name="ro1">
          <table:table-cell office:value-type="float" office:value="1098838" calcext:value-type="float">
            <text:p>1098838</text:p>
          </table:table-cell>
          <table:table-cell office:value-type="float" office:value="-17.246094" calcext:value-type="float">
            <text:p>-17.246094</text:p>
          </table:table-cell>
          <table:table-cell office:value-type="float" office:value="-9.09082" calcext:value-type="float">
            <text:p>-9.09082</text:p>
          </table:table-cell>
          <table:table-cell office:value-type="float" office:value="7.918945" calcext:value-type="float">
            <text:p>7.918945</text:p>
          </table:table-cell>
          <table:table-cell office:value-type="float" office:value="-34.520491" calcext:value-type="float">
            <text:p>-34.520491</text:p>
          </table:table-cell>
          <table:table-cell office:value-type="float" office:value="-40.513588" calcext:value-type="float">
            <text:p>-40.513588</text:p>
          </table:table-cell>
          <table:table-cell office:value-type="float" office:value="-17.8962" calcext:value-type="float">
            <text:p>-17.8962</text:p>
          </table:table-cell>
        </table:table-row>
        <table:table-row table:style-name="ro1">
          <table:table-cell office:value-type="float" office:value="1100088" calcext:value-type="float">
            <text:p>1100088</text:p>
          </table:table-cell>
          <table:table-cell office:value-type="float" office:value="-4.547852" calcext:value-type="float">
            <text:p>-4.547852</text:p>
          </table:table-cell>
          <table:table-cell office:value-type="float" office:value="-10.040039" calcext:value-type="float">
            <text:p>-10.040039</text:p>
          </table:table-cell>
          <table:table-cell office:value-type="float" office:value="12.800781" calcext:value-type="float">
            <text:p>12.800781</text:p>
          </table:table-cell>
          <table:table-cell office:value-type="float" office:value="-24.170523" calcext:value-type="float">
            <text:p>-24.170523</text:p>
          </table:table-cell>
          <table:table-cell office:value-type="float" office:value="-39.427033" calcext:value-type="float">
            <text:p>-39.427033</text:p>
          </table:table-cell>
          <table:table-cell office:value-type="float" office:value="-17.55532" calcext:value-type="float">
            <text:p>-17.55532</text:p>
          </table:table-cell>
        </table:table-row>
        <table:table-row table:style-name="ro1">
          <table:table-cell office:value-type="float" office:value="1101335" calcext:value-type="float">
            <text:p>1101335</text:p>
          </table:table-cell>
          <table:table-cell office:value-type="float" office:value="0.280273" calcext:value-type="float">
            <text:p>0.280273</text:p>
          </table:table-cell>
          <table:table-cell office:value-type="float" office:value="-13.620117" calcext:value-type="float">
            <text:p>-13.620117</text:p>
          </table:table-cell>
          <table:table-cell office:value-type="float" office:value="10.226562" calcext:value-type="float">
            <text:p>10.226562</text:p>
          </table:table-cell>
          <table:table-cell office:value-type="float" office:value="-15.940401" calcext:value-type="float">
            <text:p>-15.940401</text:p>
          </table:table-cell>
          <table:table-cell office:value-type="float" office:value="-38.170038" calcext:value-type="float">
            <text:p>-38.170038</text:p>
          </table:table-cell>
          <table:table-cell office:value-type="float" office:value="-17.308182" calcext:value-type="float">
            <text:p>-17.308182</text:p>
          </table:table-cell>
        </table:table-row>
        <table:table-row table:style-name="ro1">
          <table:table-cell office:value-type="float" office:value="1102584" calcext:value-type="float">
            <text:p>1102584</text:p>
          </table:table-cell>
          <table:table-cell office:value-type="float" office:value="1.094727" calcext:value-type="float">
            <text:p>1.094727</text:p>
          </table:table-cell>
          <table:table-cell office:value-type="float" office:value="-13.21582" calcext:value-type="float">
            <text:p>-13.21582</text:p>
          </table:table-cell>
          <table:table-cell office:value-type="float" office:value="10.313477" calcext:value-type="float">
            <text:p>10.313477</text:p>
          </table:table-cell>
          <table:table-cell office:value-type="float" office:value="-10.718545" calcext:value-type="float">
            <text:p>-10.718545</text:p>
          </table:table-cell>
          <table:table-cell office:value-type="float" office:value="-39.476034" calcext:value-type="float">
            <text:p>-39.476034</text:p>
          </table:table-cell>
          <table:table-cell office:value-type="float" office:value="-17.178221" calcext:value-type="float">
            <text:p>-17.178221</text:p>
          </table:table-cell>
        </table:table-row>
        <table:table-row table:style-name="ro1">
          <table:table-cell office:value-type="float" office:value="1103834" calcext:value-type="float">
            <text:p>1103834</text:p>
          </table:table-cell>
          <table:table-cell office:value-type="float" office:value="3.641602" calcext:value-type="float">
            <text:p>3.641602</text:p>
          </table:table-cell>
          <table:table-cell office:value-type="float" office:value="-7.317383" calcext:value-type="float">
            <text:p>-7.317383</text:p>
          </table:table-cell>
          <table:table-cell office:value-type="float" office:value="9.427734" calcext:value-type="float">
            <text:p>9.427734</text:p>
          </table:table-cell>
          <table:table-cell office:value-type="float" office:value="-11.16382" calcext:value-type="float">
            <text:p>-11.16382</text:p>
          </table:table-cell>
          <table:table-cell office:value-type="float" office:value="-39.405728" calcext:value-type="float">
            <text:p>-39.405728</text:p>
          </table:table-cell>
          <table:table-cell office:value-type="float" office:value="-13.362496" calcext:value-type="float">
            <text:p>-13.362496</text:p>
          </table:table-cell>
        </table:table-row>
        <table:table-row table:style-name="ro1">
          <table:table-cell office:value-type="float" office:value="1105081" calcext:value-type="float">
            <text:p>1105081</text:p>
          </table:table-cell>
          <table:table-cell office:value-type="float" office:value="12.197266" calcext:value-type="float">
            <text:p>12.197266</text:p>
          </table:table-cell>
          <table:table-cell office:value-type="float" office:value="-7.110352" calcext:value-type="float">
            <text:p>-7.110352</text:p>
          </table:table-cell>
          <table:table-cell office:value-type="float" office:value="2.489258" calcext:value-type="float">
            <text:p>2.489258</text:p>
          </table:table-cell>
          <table:table-cell office:value-type="float" office:value="-10.805896" calcext:value-type="float">
            <text:p>-10.805896</text:p>
          </table:table-cell>
          <table:table-cell office:value-type="float" office:value="-29.777998" calcext:value-type="float">
            <text:p>-29.777998</text:p>
          </table:table-cell>
          <table:table-cell office:value-type="float" office:value="-8.686049" calcext:value-type="float">
            <text:p>-8.686049</text:p>
          </table:table-cell>
        </table:table-row>
        <table:table-row table:style-name="ro1">
          <table:table-cell office:value-type="float" office:value="1106330" calcext:value-type="float">
            <text:p>1106330</text:p>
          </table:table-cell>
          <table:table-cell office:value-type="float" office:value="16.394531" calcext:value-type="float">
            <text:p>16.394531</text:p>
          </table:table-cell>
          <table:table-cell office:value-type="float" office:value="-6.806641" calcext:value-type="float">
            <text:p>-6.806641</text:p>
          </table:table-cell>
          <table:table-cell office:value-type="float" office:value="-2.614258" calcext:value-type="float">
            <text:p>-2.614258</text:p>
          </table:table-cell>
          <table:table-cell office:value-type="float" office:value="-6.740902" calcext:value-type="float">
            <text:p>-6.740902</text:p>
          </table:table-cell>
          <table:table-cell office:value-type="float" office:value="-14.853846" calcext:value-type="float">
            <text:p>-14.853846</text:p>
          </table:table-cell>
          <table:table-cell office:value-type="float" office:value="-4.670056" calcext:value-type="float">
            <text:p>-4.670056</text:p>
          </table:table-cell>
        </table:table-row>
        <table:table-row table:style-name="ro1">
          <table:table-cell office:value-type="float" office:value="1107579" calcext:value-type="float">
            <text:p>1107579</text:p>
          </table:table-cell>
          <table:table-cell office:value-type="float" office:value="12.970703" calcext:value-type="float">
            <text:p>12.970703</text:p>
          </table:table-cell>
          <table:table-cell office:value-type="float" office:value="-4.933594" calcext:value-type="float">
            <text:p>-4.933594</text:p>
          </table:table-cell>
          <table:table-cell office:value-type="float" office:value="-1.969727" calcext:value-type="float">
            <text:p>-1.969727</text:p>
          </table:table-cell>
          <table:table-cell office:value-type="float" office:value="-1.672443" calcext:value-type="float">
            <text:p>-1.672443</text:p>
          </table:table-cell>
          <table:table-cell office:value-type="float" office:value="-3.587762" calcext:value-type="float">
            <text:p>-3.587762</text:p>
          </table:table-cell>
          <table:table-cell office:value-type="float" office:value="2.239155" calcext:value-type="float">
            <text:p>2.239155</text:p>
          </table:table-cell>
        </table:table-row>
        <table:table-row table:style-name="ro1">
          <table:table-cell office:value-type="float" office:value="1108827" calcext:value-type="float">
            <text:p>1108827</text:p>
          </table:table-cell>
          <table:table-cell office:value-type="float" office:value="4.844727" calcext:value-type="float">
            <text:p>4.844727</text:p>
          </table:table-cell>
          <table:table-cell office:value-type="float" office:value="-3.289062" calcext:value-type="float">
            <text:p>-3.289062</text:p>
          </table:table-cell>
          <table:table-cell office:value-type="float" office:value="3.416992" calcext:value-type="float">
            <text:p>3.416992</text:p>
          </table:table-cell>
          <table:table-cell office:value-type="float" office:value="3.114791" calcext:value-type="float">
            <text:p>3.114791</text:p>
          </table:table-cell>
          <table:table-cell office:value-type="float" office:value="4.171519" calcext:value-type="float">
            <text:p>4.171519</text:p>
          </table:table-cell>
          <table:table-cell office:value-type="float" office:value="10.450102" calcext:value-type="float">
            <text:p>10.450102</text:p>
          </table:table-cell>
        </table:table-row>
        <table:table-row table:style-name="ro1">
          <table:table-cell office:value-type="float" office:value="1110076" calcext:value-type="float">
            <text:p>1110076</text:p>
          </table:table-cell>
          <table:table-cell office:value-type="float" office:value="3.648438" calcext:value-type="float">
            <text:p>3.648438</text:p>
          </table:table-cell>
          <table:table-cell office:value-type="float" office:value="-3.229492" calcext:value-type="float">
            <text:p>-3.229492</text:p>
          </table:table-cell>
          <table:table-cell office:value-type="float" office:value="3.8125" calcext:value-type="float">
            <text:p>3.8125</text:p>
          </table:table-cell>
          <table:table-cell office:value-type="float" office:value="6.764337" calcext:value-type="float">
            <text:p>6.764337</text:p>
          </table:table-cell>
          <table:table-cell office:value-type="float" office:value="11.24904" calcext:value-type="float">
            <text:p>11.24904</text:p>
          </table:table-cell>
          <table:table-cell office:value-type="float" office:value="17.531885" calcext:value-type="float">
            <text:p>17.531885</text:p>
          </table:table-cell>
        </table:table-row>
        <table:table-row table:style-name="ro1">
          <table:table-cell office:value-type="float" office:value="1111325" calcext:value-type="float">
            <text:p>1111325</text:p>
          </table:table-cell>
          <table:table-cell office:value-type="float" office:value="3.27832" calcext:value-type="float">
            <text:p>3.27832</text:p>
          </table:table-cell>
          <table:table-cell office:value-type="float" office:value="-2.524414" calcext:value-type="float">
            <text:p>-2.524414</text:p>
          </table:table-cell>
          <table:table-cell office:value-type="float" office:value="2.842773" calcext:value-type="float">
            <text:p>2.842773</text:p>
          </table:table-cell>
          <table:table-cell office:value-type="float" office:value="9.039711" calcext:value-type="float">
            <text:p>9.039711</text:p>
          </table:table-cell>
          <table:table-cell office:value-type="float" office:value="17.772631" calcext:value-type="float">
            <text:p>17.772631</text:p>
          </table:table-cell>
          <table:table-cell office:value-type="float" office:value="23.872253" calcext:value-type="float">
            <text:p>23.872253</text:p>
          </table:table-cell>
        </table:table-row>
        <table:table-row table:style-name="ro1">
          <table:table-cell office:value-type="float" office:value="1112573" calcext:value-type="float">
            <text:p>1112573</text:p>
          </table:table-cell>
          <table:table-cell office:value-type="float" office:value="2.541992" calcext:value-type="float">
            <text:p>2.541992</text:p>
          </table:table-cell>
          <table:table-cell office:value-type="float" office:value="-1.758789" calcext:value-type="float">
            <text:p>-1.758789</text:p>
          </table:table-cell>
          <table:table-cell office:value-type="float" office:value="1.53418" calcext:value-type="float">
            <text:p>1.53418</text:p>
          </table:table-cell>
          <table:table-cell office:value-type="float" office:value="10.869811" calcext:value-type="float">
            <text:p>10.869811</text:p>
          </table:table-cell>
          <table:table-cell office:value-type="float" office:value="22.608866" calcext:value-type="float">
            <text:p>22.608866</text:p>
          </table:table-cell>
          <table:table-cell office:value-type="float" office:value="29.746041" calcext:value-type="float">
            <text:p>29.746041</text:p>
          </table:table-cell>
        </table:table-row>
        <table:table-row table:style-name="ro1">
          <table:table-cell office:value-type="float" office:value="1113824" calcext:value-type="float">
            <text:p>1113824</text:p>
          </table:table-cell>
          <table:table-cell office:value-type="float" office:value="-1.080078" calcext:value-type="float">
            <text:p>-1.080078</text:p>
          </table:table-cell>
          <table:table-cell office:value-type="float" office:value="-0.667969" calcext:value-type="float">
            <text:p>-0.667969</text:p>
          </table:table-cell>
          <table:table-cell office:value-type="float" office:value="0.164063" calcext:value-type="float">
            <text:p>0.164063</text:p>
          </table:table-cell>
          <table:table-cell office:value-type="float" office:value="12.821349" calcext:value-type="float">
            <text:p>12.821349</text:p>
          </table:table-cell>
          <table:table-cell office:value-type="float" office:value="25.216598" calcext:value-type="float">
            <text:p>25.216598</text:p>
          </table:table-cell>
          <table:table-cell office:value-type="float" office:value="34.083739" calcext:value-type="float">
            <text:p>34.083739</text:p>
          </table:table-cell>
        </table:table-row>
        <table:table-row table:style-name="ro1">
          <table:table-cell office:value-type="float" office:value="1115071" calcext:value-type="float">
            <text:p>1115071</text:p>
          </table:table-cell>
          <table:table-cell office:value-type="float" office:value="-3.232422" calcext:value-type="float">
            <text:p>-3.232422</text:p>
          </table:table-cell>
          <table:table-cell office:value-type="float" office:value="-0.066406" calcext:value-type="float">
            <text:p>-0.066406</text:p>
          </table:table-cell>
          <table:table-cell office:value-type="float" office:value="0.108398" calcext:value-type="float">
            <text:p>0.108398</text:p>
          </table:table-cell>
          <table:table-cell office:value-type="float" office:value="14.157172" calcext:value-type="float">
            <text:p>14.157172</text:p>
          </table:table-cell>
          <table:table-cell office:value-type="float" office:value="25.793964" calcext:value-type="float">
            <text:p>25.793964</text:p>
          </table:table-cell>
          <table:table-cell office:value-type="float" office:value="36.265371" calcext:value-type="float">
            <text:p>36.265371</text:p>
          </table:table-cell>
        </table:table-row>
        <table:table-row table:style-name="ro1">
          <table:table-cell office:value-type="float" office:value="1116319" calcext:value-type="float">
            <text:p>1116319</text:p>
          </table:table-cell>
          <table:table-cell office:value-type="float" office:value="-5.09668" calcext:value-type="float">
            <text:p>-5.09668</text:p>
          </table:table-cell>
          <table:table-cell office:value-type="float" office:value="0.755859" calcext:value-type="float">
            <text:p>0.755859</text:p>
          </table:table-cell>
          <table:table-cell office:value-type="float" office:value="0.526367" calcext:value-type="float">
            <text:p>0.526367</text:p>
          </table:table-cell>
          <table:table-cell office:value-type="float" office:value="13.93347" calcext:value-type="float">
            <text:p>13.93347</text:p>
          </table:table-cell>
          <table:table-cell office:value-type="float" office:value="24.811803" calcext:value-type="float">
            <text:p>24.811803</text:p>
          </table:table-cell>
          <table:table-cell office:value-type="float" office:value="36.655253" calcext:value-type="float">
            <text:p>36.655253</text:p>
          </table:table-cell>
        </table:table-row>
        <table:table-row table:style-name="ro1">
          <table:table-cell office:value-type="float" office:value="1117570" calcext:value-type="float">
            <text:p>1117570</text:p>
          </table:table-cell>
          <table:table-cell office:value-type="float" office:value="-6.621094" calcext:value-type="float">
            <text:p>-6.621094</text:p>
          </table:table-cell>
          <table:table-cell office:value-type="float" office:value="1.884766" calcext:value-type="float">
            <text:p>1.884766</text:p>
          </table:table-cell>
          <table:table-cell office:value-type="float" office:value="1.21582" calcext:value-type="float">
            <text:p>1.21582</text:p>
          </table:table-cell>
          <table:table-cell office:value-type="float" office:value="12.073543" calcext:value-type="float">
            <text:p>12.073543</text:p>
          </table:table-cell>
          <table:table-cell office:value-type="float" office:value="22.683433" calcext:value-type="float">
            <text:p>22.683433</text:p>
          </table:table-cell>
          <table:table-cell office:value-type="float" office:value="35.950057" calcext:value-type="float">
            <text:p>35.950057</text:p>
          </table:table-cell>
        </table:table-row>
        <table:table-row table:style-name="ro1">
          <table:table-cell office:value-type="float" office:value="1118817" calcext:value-type="float">
            <text:p>1118817</text:p>
          </table:table-cell>
          <table:table-cell office:value-type="float" office:value="-8.427734" calcext:value-type="float">
            <text:p>-8.427734</text:p>
          </table:table-cell>
          <table:table-cell office:value-type="float" office:value="4.540039" calcext:value-type="float">
            <text:p>4.540039</text:p>
          </table:table-cell>
          <table:table-cell office:value-type="float" office:value="2.291016" calcext:value-type="float">
            <text:p>2.291016</text:p>
          </table:table-cell>
          <table:table-cell office:value-type="float" office:value="9.425332" calcext:value-type="float">
            <text:p>9.425332</text:p>
          </table:table-cell>
          <table:table-cell office:value-type="float" office:value="19.64534" calcext:value-type="float">
            <text:p>19.64534</text:p>
          </table:table-cell>
          <table:table-cell office:value-type="float" office:value="34.609972" calcext:value-type="float">
            <text:p>34.609972</text:p>
          </table:table-cell>
        </table:table-row>
        <table:table-row table:style-name="ro1">
          <table:table-cell office:value-type="float" office:value="1120065" calcext:value-type="float">
            <text:p>1120065</text:p>
          </table:table-cell>
          <table:table-cell office:value-type="float" office:value="-8.429688" calcext:value-type="float">
            <text:p>-8.429688</text:p>
          </table:table-cell>
          <table:table-cell office:value-type="float" office:value="5.609375" calcext:value-type="float">
            <text:p>5.609375</text:p>
          </table:table-cell>
          <table:table-cell office:value-type="float" office:value="2.504883" calcext:value-type="float">
            <text:p>2.504883</text:p>
          </table:table-cell>
          <table:table-cell office:value-type="float" office:value="6.941169" calcext:value-type="float">
            <text:p>6.941169</text:p>
          </table:table-cell>
          <table:table-cell office:value-type="float" office:value="15.976619" calcext:value-type="float">
            <text:p>15.976619</text:p>
          </table:table-cell>
          <table:table-cell office:value-type="float" office:value="32.986531" calcext:value-type="float">
            <text:p>32.986531</text:p>
          </table:table-cell>
        </table:table-row>
        <table:table-row table:style-name="ro1">
          <table:table-cell office:value-type="float" office:value="1121316" calcext:value-type="float">
            <text:p>1121316</text:p>
          </table:table-cell>
          <table:table-cell office:value-type="float" office:value="-7.875" calcext:value-type="float">
            <text:p>-7.875</text:p>
          </table:table-cell>
          <table:table-cell office:value-type="float" office:value="6.368164" calcext:value-type="float">
            <text:p>6.368164</text:p>
          </table:table-cell>
          <table:table-cell office:value-type="float" office:value="2.709961" calcext:value-type="float">
            <text:p>2.709961</text:p>
          </table:table-cell>
          <table:table-cell office:value-type="float" office:value="5.164332" calcext:value-type="float">
            <text:p>5.164332</text:p>
          </table:table-cell>
          <table:table-cell office:value-type="float" office:value="12.177938" calcext:value-type="float">
            <text:p>12.177938</text:p>
          </table:table-cell>
          <table:table-cell office:value-type="float" office:value="31.205434" calcext:value-type="float">
            <text:p>31.205434</text:p>
          </table:table-cell>
        </table:table-row>
        <table:table-row table:style-name="ro1">
          <table:table-cell office:value-type="float" office:value="1122563" calcext:value-type="float">
            <text:p>1122563</text:p>
          </table:table-cell>
          <table:table-cell office:value-type="float" office:value="-7.120117" calcext:value-type="float">
            <text:p>-7.120117</text:p>
          </table:table-cell>
          <table:table-cell office:value-type="float" office:value="6.969727" calcext:value-type="float">
            <text:p>6.969727</text:p>
          </table:table-cell>
          <table:table-cell office:value-type="float" office:value="2.789062" calcext:value-type="float">
            <text:p>2.789062</text:p>
          </table:table-cell>
          <table:table-cell office:value-type="float" office:value="3.907337" calcext:value-type="float">
            <text:p>3.907337</text:p>
          </table:table-cell>
          <table:table-cell office:value-type="float" office:value="8.65196" calcext:value-type="float">
            <text:p>8.65196</text:p>
          </table:table-cell>
          <table:table-cell office:value-type="float" office:value="29.251765" calcext:value-type="float">
            <text:p>29.251765</text:p>
          </table:table-cell>
        </table:table-row>
        <table:table-row table:style-name="ro1">
          <table:table-cell office:value-type="float" office:value="1123811" calcext:value-type="float">
            <text:p>1123811</text:p>
          </table:table-cell>
          <table:table-cell office:value-type="float" office:value="-5.568359" calcext:value-type="float">
            <text:p>-5.568359</text:p>
          </table:table-cell>
          <table:table-cell office:value-type="float" office:value="8.320312" calcext:value-type="float">
            <text:p>8.320312</text:p>
          </table:table-cell>
          <table:table-cell office:value-type="float" office:value="1.423828" calcext:value-type="float">
            <text:p>1.423828</text:p>
          </table:table-cell>
          <table:table-cell office:value-type="float" office:value="2.518251" calcext:value-type="float">
            <text:p>2.518251</text:p>
          </table:table-cell>
          <table:table-cell office:value-type="float" office:value="5.417861" calcext:value-type="float">
            <text:p>5.417861</text:p>
          </table:table-cell>
          <table:table-cell office:value-type="float" office:value="27.093568" calcext:value-type="float">
            <text:p>27.093568</text:p>
          </table:table-cell>
        </table:table-row>
        <table:table-row table:style-name="ro1">
          <table:table-cell office:value-type="float" office:value="1125062" calcext:value-type="float">
            <text:p>1125062</text:p>
          </table:table-cell>
          <table:table-cell office:value-type="float" office:value="-4.84375" calcext:value-type="float">
            <text:p>-4.84375</text:p>
          </table:table-cell>
          <table:table-cell office:value-type="float" office:value="8.741211" calcext:value-type="float">
            <text:p>8.741211</text:p>
          </table:table-cell>
          <table:table-cell office:value-type="float" office:value="0.418945" calcext:value-type="float">
            <text:p>0.418945</text:p>
          </table:table-cell>
          <table:table-cell office:value-type="float" office:value="0.869244" calcext:value-type="float">
            <text:p>0.869244</text:p>
          </table:table-cell>
          <table:table-cell office:value-type="float" office:value="2.462858" calcext:value-type="float">
            <text:p>2.462858</text:p>
          </table:table-cell>
          <table:table-cell office:value-type="float" office:value="24.865066" calcext:value-type="float">
            <text:p>24.865066</text:p>
          </table:table-cell>
        </table:table-row>
        <table:table-row table:style-name="ro1">
          <table:table-cell office:value-type="float" office:value="1126309" calcext:value-type="float">
            <text:p>1126309</text:p>
          </table:table-cell>
          <table:table-cell office:value-type="float" office:value="-4.244141" calcext:value-type="float">
            <text:p>-4.244141</text:p>
          </table:table-cell>
          <table:table-cell office:value-type="float" office:value="8.800781" calcext:value-type="float">
            <text:p>8.800781</text:p>
          </table:table-cell>
          <table:table-cell office:value-type="float" office:value="-0.425781" calcext:value-type="float">
            <text:p>-0.425781</text:p>
          </table:table-cell>
          <table:table-cell office:value-type="float" office:value="-0.7265" calcext:value-type="float">
            <text:p>-0.7265</text:p>
          </table:table-cell>
          <table:table-cell office:value-type="float" office:value="-0.157657" calcext:value-type="float">
            <text:p>-0.157657</text:p>
          </table:table-cell>
          <table:table-cell office:value-type="float" office:value="22.887961" calcext:value-type="float">
            <text:p>22.887961</text:p>
          </table:table-cell>
        </table:table-row>
        <table:table-row table:style-name="ro1">
          <table:table-cell office:value-type="float" office:value="1127558" calcext:value-type="float">
            <text:p>1127558</text:p>
          </table:table-cell>
          <table:table-cell office:value-type="float" office:value="-3.679688" calcext:value-type="float">
            <text:p>-3.679688</text:p>
          </table:table-cell>
          <table:table-cell office:value-type="float" office:value="8.511719" calcext:value-type="float">
            <text:p>8.511719</text:p>
          </table:table-cell>
          <table:table-cell office:value-type="float" office:value="-0.979492" calcext:value-type="float">
            <text:p>-0.979492</text:p>
          </table:table-cell>
          <table:table-cell office:value-type="float" office:value="-2.026105" calcext:value-type="float">
            <text:p>-2.026105</text:p>
          </table:table-cell>
          <table:table-cell office:value-type="float" office:value="-2.424509" calcext:value-type="float">
            <text:p>-2.424509</text:p>
          </table:table-cell>
          <table:table-cell office:value-type="float" office:value="21.26239" calcext:value-type="float">
            <text:p>21.26239</text:p>
          </table:table-cell>
        </table:table-row>
        <table:table-row table:style-name="ro1">
          <table:table-cell office:value-type="float" office:value="1128809" calcext:value-type="float">
            <text:p>1128809</text:p>
          </table:table-cell>
          <table:table-cell office:value-type="float" office:value="-2.199219" calcext:value-type="float">
            <text:p>-2.199219</text:p>
          </table:table-cell>
          <table:table-cell office:value-type="float" office:value="7.206055" calcext:value-type="float">
            <text:p>7.206055</text:p>
          </table:table-cell>
          <table:table-cell office:value-type="float" office:value="-1.481445" calcext:value-type="float">
            <text:p>-1.481445</text:p>
          </table:table-cell>
          <table:table-cell office:value-type="float" office:value="-3.050876" calcext:value-type="float">
            <text:p>-3.050876</text:p>
          </table:table-cell>
          <table:table-cell office:value-type="float" office:value="-4.286566" calcext:value-type="float">
            <text:p>-4.286566</text:p>
          </table:table-cell>
          <table:table-cell office:value-type="float" office:value="19.845607" calcext:value-type="float">
            <text:p>19.845607</text:p>
          </table:table-cell>
        </table:table-row>
        <table:table-row table:style-name="ro1">
          <table:table-cell office:value-type="float" office:value="1130055" calcext:value-type="float">
            <text:p>1130055</text:p>
          </table:table-cell>
          <table:table-cell office:value-type="float" office:value="-1.180664" calcext:value-type="float">
            <text:p>-1.180664</text:p>
          </table:table-cell>
          <table:table-cell office:value-type="float" office:value="6.352539" calcext:value-type="float">
            <text:p>6.352539</text:p>
          </table:table-cell>
          <table:table-cell office:value-type="float" office:value="-1.611328" calcext:value-type="float">
            <text:p>-1.611328</text:p>
          </table:table-cell>
          <table:table-cell office:value-type="float" office:value="-3.941425" calcext:value-type="float">
            <text:p>-3.941425</text:p>
          </table:table-cell>
          <table:table-cell office:value-type="float" office:value="-5.652216" calcext:value-type="float">
            <text:p>-5.652216</text:p>
          </table:table-cell>
          <table:table-cell office:value-type="float" office:value="18.456522" calcext:value-type="float">
            <text:p>18.456522</text:p>
          </table:table-cell>
        </table:table-row>
        <table:table-row table:style-name="ro1">
          <table:table-cell office:value-type="float" office:value="1131304" calcext:value-type="float">
            <text:p>1131304</text:p>
          </table:table-cell>
          <table:table-cell office:value-type="float" office:value="-0.004883" calcext:value-type="float">
            <text:p>-0.004883</text:p>
          </table:table-cell>
          <table:table-cell office:value-type="float" office:value="5.413086" calcext:value-type="float">
            <text:p>5.413086</text:p>
          </table:table-cell>
          <table:table-cell office:value-type="float" office:value="-1.736328" calcext:value-type="float">
            <text:p>-1.736328</text:p>
          </table:table-cell>
          <table:table-cell office:value-type="float" office:value="-4.836235" calcext:value-type="float">
            <text:p>-4.836235</text:p>
          </table:table-cell>
          <table:table-cell office:value-type="float" office:value="-6.440501" calcext:value-type="float">
            <text:p>-6.440501</text:p>
          </table:table-cell>
          <table:table-cell office:value-type="float" office:value="17.137742" calcext:value-type="float">
            <text:p>17.137742</text:p>
          </table:table-cell>
        </table:table-row>
        <table:table-row table:style-name="ro1">
          <table:table-cell office:value-type="float" office:value="1132554" calcext:value-type="float">
            <text:p>1132554</text:p>
          </table:table-cell>
          <table:table-cell office:value-type="float" office:value="1.273438" calcext:value-type="float">
            <text:p>1.273438</text:p>
          </table:table-cell>
          <table:table-cell office:value-type="float" office:value="4.479492" calcext:value-type="float">
            <text:p>4.479492</text:p>
          </table:table-cell>
          <table:table-cell office:value-type="float" office:value="-1.823242" calcext:value-type="float">
            <text:p>-1.823242</text:p>
          </table:table-cell>
          <table:table-cell office:value-type="float" office:value="-5.468993" calcext:value-type="float">
            <text:p>-5.468993</text:p>
          </table:table-cell>
          <table:table-cell office:value-type="float" office:value="-6.653551" calcext:value-type="float">
            <text:p>-6.653551</text:p>
          </table:table-cell>
          <table:table-cell office:value-type="float" office:value="15.776352" calcext:value-type="float">
            <text:p>15.776352</text:p>
          </table:table-cell>
        </table:table-row>
        <table:table-row table:style-name="ro1">
          <table:table-cell office:value-type="float" office:value="1133801" calcext:value-type="float">
            <text:p>1133801</text:p>
          </table:table-cell>
          <table:table-cell office:value-type="float" office:value="3.870117" calcext:value-type="float">
            <text:p>3.870117</text:p>
          </table:table-cell>
          <table:table-cell office:value-type="float" office:value="2.536133" calcext:value-type="float">
            <text:p>2.536133</text:p>
          </table:table-cell>
          <table:table-cell office:value-type="float" office:value="-2.003906" calcext:value-type="float">
            <text:p>-2.003906</text:p>
          </table:table-cell>
          <table:table-cell office:value-type="float" office:value="-5.976052" calcext:value-type="float">
            <text:p>-5.976052</text:p>
          </table:table-cell>
          <table:table-cell office:value-type="float" office:value="-6.327585" calcext:value-type="float">
            <text:p>-6.327585</text:p>
          </table:table-cell>
          <table:table-cell office:value-type="float" office:value="14.474617" calcext:value-type="float">
            <text:p>14.474617</text:p>
          </table:table-cell>
        </table:table-row>
        <table:table-row table:style-name="ro1">
          <table:table-cell office:value-type="float" office:value="1135050" calcext:value-type="float">
            <text:p>1135050</text:p>
          </table:table-cell>
          <table:table-cell office:value-type="float" office:value="5.101562" calcext:value-type="float">
            <text:p>5.101562</text:p>
          </table:table-cell>
          <table:table-cell office:value-type="float" office:value="1.450195" calcext:value-type="float">
            <text:p>1.450195</text:p>
          </table:table-cell>
          <table:table-cell office:value-type="float" office:value="-2.084961" calcext:value-type="float">
            <text:p>-2.084961</text:p>
          </table:table-cell>
          <table:table-cell office:value-type="float" office:value="-6.585375" calcext:value-type="float">
            <text:p>-6.585375</text:p>
          </table:table-cell>
          <table:table-cell office:value-type="float" office:value="-5.58191" calcext:value-type="float">
            <text:p>-5.58191</text:p>
          </table:table-cell>
          <table:table-cell office:value-type="float" office:value="13.298581" calcext:value-type="float">
            <text:p>13.298581</text:p>
          </table:table-cell>
        </table:table-row>
        <table:table-row table:style-name="ro1">
          <table:table-cell office:value-type="float" office:value="1136300" calcext:value-type="float">
            <text:p>1136300</text:p>
          </table:table-cell>
          <table:table-cell office:value-type="float" office:value="6.288086" calcext:value-type="float">
            <text:p>6.288086</text:p>
          </table:table-cell>
          <table:table-cell office:value-type="float" office:value="0.496094" calcext:value-type="float">
            <text:p>0.496094</text:p>
          </table:table-cell>
          <table:table-cell office:value-type="float" office:value="-2.060547" calcext:value-type="float">
            <text:p>-2.060547</text:p>
          </table:table-cell>
          <table:table-cell office:value-type="float" office:value="-6.828252" calcext:value-type="float">
            <text:p>-6.828252</text:p>
          </table:table-cell>
          <table:table-cell office:value-type="float" office:value="-4.512399" calcext:value-type="float">
            <text:p>-4.512399</text:p>
          </table:table-cell>
          <table:table-cell office:value-type="float" office:value="11.93293" calcext:value-type="float">
            <text:p>11.93293</text:p>
          </table:table-cell>
        </table:table-row>
        <table:table-row table:style-name="ro1">
          <table:table-cell office:value-type="float" office:value="1137547" calcext:value-type="float">
            <text:p>1137547</text:p>
          </table:table-cell>
          <table:table-cell office:value-type="float" office:value="7.27832" calcext:value-type="float">
            <text:p>7.27832</text:p>
          </table:table-cell>
          <table:table-cell office:value-type="float" office:value="-0.352539" calcext:value-type="float">
            <text:p>-0.352539</text:p>
          </table:table-cell>
          <table:table-cell office:value-type="float" office:value="-1.994141" calcext:value-type="float">
            <text:p>-1.994141</text:p>
          </table:table-cell>
          <table:table-cell office:value-type="float" office:value="-6.583245" calcext:value-type="float">
            <text:p>-6.583245</text:p>
          </table:table-cell>
          <table:table-cell office:value-type="float" office:value="-3.206402" calcext:value-type="float">
            <text:p>-3.206402</text:p>
          </table:table-cell>
          <table:table-cell office:value-type="float" office:value="10.471407" calcext:value-type="float">
            <text:p>10.471407</text:p>
          </table:table-cell>
        </table:table-row>
        <table:table-row table:style-name="ro1">
          <table:table-cell office:value-type="float" office:value="1138796" calcext:value-type="float">
            <text:p>1138796</text:p>
          </table:table-cell>
          <table:table-cell office:value-type="float" office:value="8.668945" calcext:value-type="float">
            <text:p>8.668945</text:p>
          </table:table-cell>
          <table:table-cell office:value-type="float" office:value="-1.629883" calcext:value-type="float">
            <text:p>-1.629883</text:p>
          </table:table-cell>
          <table:table-cell office:value-type="float" office:value="-1.665039" calcext:value-type="float">
            <text:p>-1.665039</text:p>
          </table:table-cell>
          <table:table-cell office:value-type="float" office:value="-6.071925" calcext:value-type="float">
            <text:p>-6.071925</text:p>
          </table:table-cell>
          <table:table-cell office:value-type="float" office:value="-1.70653" calcext:value-type="float">
            <text:p>-1.70653</text:p>
          </table:table-cell>
          <table:table-cell office:value-type="float" office:value="9.148367" calcext:value-type="float">
            <text:p>9.148367</text:p>
          </table:table-cell>
        </table:table-row>
        <table:table-row table:style-name="ro1">
          <table:table-cell office:value-type="float" office:value="1140046" calcext:value-type="float">
            <text:p>1140046</text:p>
          </table:table-cell>
          <table:table-cell office:value-type="float" office:value="9.091797" calcext:value-type="float">
            <text:p>9.091797</text:p>
          </table:table-cell>
          <table:table-cell office:value-type="float" office:value="-2.012695" calcext:value-type="float">
            <text:p>-2.012695</text:p>
          </table:table-cell>
          <table:table-cell office:value-type="float" office:value="-1.266602" calcext:value-type="float">
            <text:p>-1.266602</text:p>
          </table:table-cell>
          <table:table-cell office:value-type="float" office:value="-5.419992" calcext:value-type="float">
            <text:p>-5.419992</text:p>
          </table:table-cell>
          <table:table-cell office:value-type="float" office:value="-0.021305" calcext:value-type="float">
            <text:p>-0.021305</text:p>
          </table:table-cell>
          <table:table-cell office:value-type="float" office:value="7.9702" calcext:value-type="float">
            <text:p>7.9702</text:p>
          </table:table-cell>
        </table:table-row>
        <table:table-row table:style-name="ro1">
          <table:table-cell office:value-type="float" office:value="1141293" calcext:value-type="float">
            <text:p>1141293</text:p>
          </table:table-cell>
          <table:table-cell office:value-type="float" office:value="9.28125" calcext:value-type="float">
            <text:p>9.28125</text:p>
          </table:table-cell>
          <table:table-cell office:value-type="float" office:value="-2.185547" calcext:value-type="float">
            <text:p>-2.185547</text:p>
          </table:table-cell>
          <table:table-cell office:value-type="float" office:value="-0.805664" calcext:value-type="float">
            <text:p>-0.805664</text:p>
          </table:table-cell>
          <table:table-cell office:value-type="float" office:value="-4.691361" calcext:value-type="float">
            <text:p>-4.691361</text:p>
          </table:table-cell>
          <table:table-cell office:value-type="float" office:value="1.723575" calcext:value-type="float">
            <text:p>1.723575</text:p>
          </table:table-cell>
          <table:table-cell office:value-type="float" office:value="6.966735" calcext:value-type="float">
            <text:p>6.966735</text:p>
          </table:table-cell>
        </table:table-row>
        <table:table-row table:style-name="ro1">
          <table:table-cell office:value-type="float" office:value="1142542" calcext:value-type="float">
            <text:p>1142542</text:p>
          </table:table-cell>
          <table:table-cell office:value-type="float" office:value="9.21582" calcext:value-type="float">
            <text:p>9.21582</text:p>
          </table:table-cell>
          <table:table-cell office:value-type="float" office:value="-2.119141" calcext:value-type="float">
            <text:p>-2.119141</text:p>
          </table:table-cell>
          <table:table-cell office:value-type="float" office:value="-0.439453" calcext:value-type="float">
            <text:p>-0.439453</text:p>
          </table:table-cell>
          <table:table-cell office:value-type="float" office:value="-4.04795" calcext:value-type="float">
            <text:p>-4.04795</text:p>
          </table:table-cell>
          <table:table-cell office:value-type="float" office:value="3.344885" calcext:value-type="float">
            <text:p>3.344885</text:p>
          </table:table-cell>
          <table:table-cell office:value-type="float" office:value="6.108143" calcext:value-type="float">
            <text:p>6.108143</text:p>
          </table:table-cell>
        </table:table-row>
        <table:table-row table:style-name="ro1">
          <table:table-cell office:value-type="float" office:value="1143792" calcext:value-type="float">
            <text:p>1143792</text:p>
          </table:table-cell>
          <table:table-cell office:value-type="float" office:value="8.541016" calcext:value-type="float">
            <text:p>8.541016</text:p>
          </table:table-cell>
          <table:table-cell office:value-type="float" office:value="-1.508789" calcext:value-type="float">
            <text:p>-1.508789</text:p>
          </table:table-cell>
          <table:table-cell office:value-type="float" office:value="0.163086" calcext:value-type="float">
            <text:p>0.163086</text:p>
          </table:table-cell>
          <table:table-cell office:value-type="float" office:value="-3.476976" calcext:value-type="float">
            <text:p>-3.476976</text:p>
          </table:table-cell>
          <table:table-cell office:value-type="float" office:value="4.738232" calcext:value-type="float">
            <text:p>4.738232</text:p>
          </table:table-cell>
          <table:table-cell office:value-type="float" office:value="5.294293" calcext:value-type="float">
            <text:p>5.294293</text:p>
          </table:table-cell>
        </table:table-row>
        <table:table-row table:style-name="ro1">
          <table:table-cell office:value-type="float" office:value="1145039" calcext:value-type="float">
            <text:p>1145039</text:p>
          </table:table-cell>
          <table:table-cell office:value-type="float" office:value="7.96582" calcext:value-type="float">
            <text:p>7.96582</text:p>
          </table:table-cell>
          <table:table-cell office:value-type="float" office:value="-1.069336" calcext:value-type="float">
            <text:p>-1.069336</text:p>
          </table:table-cell>
          <table:table-cell office:value-type="float" office:value="0.271484" calcext:value-type="float">
            <text:p>0.271484</text:p>
          </table:table-cell>
          <table:table-cell office:value-type="float" office:value="-2.927307" calcext:value-type="float">
            <text:p>-2.927307</text:p>
          </table:table-cell>
          <table:table-cell office:value-type="float" office:value="5.856745" calcext:value-type="float">
            <text:p>5.856745</text:p>
          </table:table-cell>
          <table:table-cell office:value-type="float" office:value="4.520921" calcext:value-type="float">
            <text:p>4.520921</text:p>
          </table:table-cell>
        </table:table-row>
        <table:table-row table:style-name="ro1">
          <table:table-cell office:value-type="float" office:value="1146288" calcext:value-type="float">
            <text:p>1146288</text:p>
          </table:table-cell>
          <table:table-cell office:value-type="float" office:value="7.28418" calcext:value-type="float">
            <text:p>7.28418</text:p>
          </table:table-cell>
          <table:table-cell office:value-type="float" office:value="-0.612305" calcext:value-type="float">
            <text:p>-0.612305</text:p>
          </table:table-cell>
          <table:table-cell office:value-type="float" office:value="0.25293" calcext:value-type="float">
            <text:p>0.25293</text:p>
          </table:table-cell>
          <table:table-cell office:value-type="float" office:value="-2.473511" calcext:value-type="float">
            <text:p>-2.473511</text:p>
          </table:table-cell>
          <table:table-cell office:value-type="float" office:value="6.691901" calcext:value-type="float">
            <text:p>6.691901</text:p>
          </table:table-cell>
          <table:table-cell office:value-type="float" office:value="3.822117" calcext:value-type="float">
            <text:p>3.822117</text:p>
          </table:table-cell>
        </table:table-row>
        <table:table-row table:style-name="ro1">
          <table:table-cell office:value-type="float" office:value="1147538" calcext:value-type="float">
            <text:p>1147538</text:p>
          </table:table-cell>
          <table:table-cell office:value-type="float" office:value="6.539062" calcext:value-type="float">
            <text:p>6.539062</text:p>
          </table:table-cell>
          <table:table-cell office:value-type="float" office:value="-0.173828" calcext:value-type="float">
            <text:p>-0.173828</text:p>
          </table:table-cell>
          <table:table-cell office:value-type="float" office:value="0.197266" calcext:value-type="float">
            <text:p>0.197266</text:p>
          </table:table-cell>
          <table:table-cell office:value-type="float" office:value="-2.121978" calcext:value-type="float">
            <text:p>-2.121978</text:p>
          </table:table-cell>
          <table:table-cell office:value-type="float" office:value="7.279918" calcext:value-type="float">
            <text:p>7.279918</text:p>
          </table:table-cell>
          <table:table-cell office:value-type="float" office:value="3.157401" calcext:value-type="float">
            <text:p>3.157401</text:p>
          </table:table-cell>
        </table:table-row>
        <table:table-row table:style-name="ro1">
          <table:table-cell office:value-type="float" office:value="1148785" calcext:value-type="float">
            <text:p>1148785</text:p>
          </table:table-cell>
          <table:table-cell office:value-type="float" office:value="4.963867" calcext:value-type="float">
            <text:p>4.963867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-0.054688" calcext:value-type="float">
            <text:p>-0.054688</text:p>
          </table:table-cell>
          <table:table-cell office:value-type="float" office:value="-1.876971" calcext:value-type="float">
            <text:p>-1.876971</text:p>
          </table:table-cell>
          <table:table-cell office:value-type="float" office:value="7.629321" calcext:value-type="float">
            <text:p>7.629321</text:p>
          </table:table-cell>
          <table:table-cell office:value-type="float" office:value="2.492685" calcext:value-type="float">
            <text:p>2.492685</text:p>
          </table:table-cell>
        </table:table-row>
        <table:table-row table:style-name="ro1">
          <table:table-cell office:value-type="float" office:value="1150034" calcext:value-type="float">
            <text:p>1150034</text:p>
          </table:table-cell>
          <table:table-cell office:value-type="float" office:value="4.167969" calcext:value-type="float">
            <text:p>4.167969</text:p>
          </table:table-cell>
          <table:table-cell office:value-type="float" office:value="1.091797" calcext:value-type="float">
            <text:p>1.091797</text:p>
          </table:table-cell>
          <table:table-cell office:value-type="float" office:value="-0.208984" calcext:value-type="float">
            <text:p>-0.208984</text:p>
          </table:table-cell>
          <table:table-cell office:value-type="float" office:value="-1.783229" calcext:value-type="float">
            <text:p>-1.783229</text:p>
          </table:table-cell>
          <table:table-cell office:value-type="float" office:value="7.759281" calcext:value-type="float">
            <text:p>7.759281</text:p>
          </table:table-cell>
          <table:table-cell office:value-type="float" office:value="1.815186" calcext:value-type="float">
            <text:p>1.815186</text:p>
          </table:table-cell>
        </table:table-row>
        <table:table-row table:style-name="ro1">
          <table:table-cell office:value-type="float" office:value="1151282" calcext:value-type="float">
            <text:p>1151282</text:p>
          </table:table-cell>
          <table:table-cell office:value-type="float" office:value="3.378906" calcext:value-type="float">
            <text:p>3.378906</text:p>
          </table:table-cell>
          <table:table-cell office:value-type="float" office:value="1.510742" calcext:value-type="float">
            <text:p>1.510742</text:p>
          </table:table-cell>
          <table:table-cell office:value-type="float" office:value="-0.351563" calcext:value-type="float">
            <text:p>-0.351563</text:p>
          </table:table-cell>
          <table:table-cell office:value-type="float" office:value="-1.845013" calcext:value-type="float">
            <text:p>-1.845013</text:p>
          </table:table-cell>
          <table:table-cell office:value-type="float" office:value="7.695366" calcext:value-type="float">
            <text:p>7.695366</text:p>
          </table:table-cell>
          <table:table-cell office:value-type="float" office:value="1.124904" calcext:value-type="float">
            <text:p>1.124904</text:p>
          </table:table-cell>
        </table:table-row>
        <table:table-row table:style-name="ro1">
          <table:table-cell office:value-type="float" office:value="1152533" calcext:value-type="float">
            <text:p>1152533</text:p>
          </table:table-cell>
          <table:table-cell office:value-type="float" office:value="2.619141" calcext:value-type="float">
            <text:p>2.619141</text:p>
          </table:table-cell>
          <table:table-cell office:value-type="float" office:value="1.913086" calcext:value-type="float">
            <text:p>1.913086</text:p>
          </table:table-cell>
          <table:table-cell office:value-type="float" office:value="-0.459961" calcext:value-type="float">
            <text:p>-0.459961</text:p>
          </table:table-cell>
          <table:table-cell office:value-type="float" office:value="-2.041019" calcext:value-type="float">
            <text:p>-2.041019</text:p>
          </table:table-cell>
          <table:table-cell office:value-type="float" office:value="7.480186" calcext:value-type="float">
            <text:p>7.480186</text:p>
          </table:table-cell>
          <table:table-cell office:value-type="float" office:value="0.451666" calcext:value-type="float">
            <text:p>0.451666</text:p>
          </table:table-cell>
        </table:table-row>
        <table:table-row table:style-name="ro1">
          <table:table-cell office:value-type="float" office:value="1153780" calcext:value-type="float">
            <text:p>1153780</text:p>
          </table:table-cell>
          <table:table-cell office:value-type="float" office:value="1.266602" calcext:value-type="float">
            <text:p>1.266602</text:p>
          </table:table-cell>
          <table:table-cell office:value-type="float" office:value="2.631836" calcext:value-type="float">
            <text:p>2.631836</text:p>
          </table:table-cell>
          <table:table-cell office:value-type="float" office:value="-0.608398" calcext:value-type="float">
            <text:p>-0.608398</text:p>
          </table:table-cell>
          <table:table-cell office:value-type="float" office:value="-2.364855" calcext:value-type="float">
            <text:p>-2.364855</text:p>
          </table:table-cell>
          <table:table-cell office:value-type="float" office:value="7.164872" calcext:value-type="float">
            <text:p>7.164872</text:p>
          </table:table-cell>
          <table:table-cell office:value-type="float" office:value="-0.206658" calcext:value-type="float">
            <text:p>-0.206658</text:p>
          </table:table-cell>
        </table:table-row>
        <table:table-row table:style-name="ro1">
          <table:table-cell office:value-type="float" office:value="1155029" calcext:value-type="float">
            <text:p>1155029</text:p>
          </table:table-cell>
          <table:table-cell office:value-type="float" office:value="0.676758" calcext:value-type="float">
            <text:p>0.676758</text:p>
          </table:table-cell>
          <table:table-cell office:value-type="float" office:value="2.898438" calcext:value-type="float">
            <text:p>2.898438</text:p>
          </table:table-cell>
          <table:table-cell office:value-type="float" office:value="-0.634766" calcext:value-type="float">
            <text:p>-0.634766</text:p>
          </table:table-cell>
          <table:table-cell office:value-type="float" office:value="-2.784563" calcext:value-type="float">
            <text:p>-2.784563</text:p>
          </table:table-cell>
          <table:table-cell office:value-type="float" office:value="6.798426" calcext:value-type="float">
            <text:p>6.798426</text:p>
          </table:table-cell>
          <table:table-cell office:value-type="float" office:value="-0.815982" calcext:value-type="float">
            <text:p>-0.815982</text:p>
          </table:table-cell>
        </table:table-row>
        <table:table-row table:style-name="ro1">
          <table:table-cell office:value-type="float" office:value="1156279" calcext:value-type="float">
            <text:p>1156279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3.088867" calcext:value-type="float">
            <text:p>3.088867</text:p>
          </table:table-cell>
          <table:table-cell office:value-type="float" office:value="-0.615234" calcext:value-type="float">
            <text:p>-0.615234</text:p>
          </table:table-cell>
          <table:table-cell office:value-type="float" office:value="-3.242621" calcext:value-type="float">
            <text:p>-3.242621</text:p>
          </table:table-cell>
          <table:table-cell office:value-type="float" office:value="6.393631" calcext:value-type="float">
            <text:p>6.393631</text:p>
          </table:table-cell>
          <table:table-cell office:value-type="float" office:value="-1.348607" calcext:value-type="float">
            <text:p>-1.348607</text:p>
          </table:table-cell>
        </table:table-row>
        <table:table-row table:style-name="ro1">
          <table:table-cell office:value-type="float" office:value="1157526" calcext:value-type="float">
            <text:p>1157526</text:p>
          </table:table-cell>
          <table:table-cell office:value-type="float" office:value="-0.290039" calcext:value-type="float">
            <text:p>-0.290039</text:p>
          </table:table-cell>
          <table:table-cell office:value-type="float" office:value="3.235352" calcext:value-type="float">
            <text:p>3.235352</text:p>
          </table:table-cell>
          <table:table-cell office:value-type="float" office:value="-0.592773" calcext:value-type="float">
            <text:p>-0.592773</text:p>
          </table:table-cell>
          <table:table-cell office:value-type="float" office:value="-3.711331" calcext:value-type="float">
            <text:p>-3.711331</text:p>
          </table:table-cell>
          <table:table-cell office:value-type="float" office:value="5.961139" calcext:value-type="float">
            <text:p>5.961139</text:p>
          </table:table-cell>
          <table:table-cell office:value-type="float" office:value="-1.793881" calcext:value-type="float">
            <text:p>-1.793881</text:p>
          </table:table-cell>
        </table:table-row>
        <table:table-row table:style-name="ro1">
          <table:table-cell office:value-type="float" office:value="1158775" calcext:value-type="float">
            <text:p>1158775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3.350586" calcext:value-type="float">
            <text:p>3.350586</text:p>
          </table:table-cell>
          <table:table-cell office:value-type="float" office:value="-0.520508" calcext:value-type="float">
            <text:p>-0.520508</text:p>
          </table:table-cell>
          <table:table-cell office:value-type="float" office:value="-4.173649" calcext:value-type="float">
            <text:p>-4.173649</text:p>
          </table:table-cell>
          <table:table-cell office:value-type="float" office:value="5.528647" calcext:value-type="float">
            <text:p>5.528647</text:p>
          </table:table-cell>
          <table:table-cell office:value-type="float" office:value="-2.126239" calcext:value-type="float">
            <text:p>-2.126239</text:p>
          </table:table-cell>
        </table:table-row>
        <table:table-row table:style-name="ro1">
          <table:table-cell office:value-type="float" office:value="1160025" calcext:value-type="float">
            <text:p>1160025</text:p>
          </table:table-cell>
          <table:table-cell office:value-type="float" office:value="-1.214844" calcext:value-type="float">
            <text:p>-1.214844</text:p>
          </table:table-cell>
          <table:table-cell office:value-type="float" office:value="3.326172" calcext:value-type="float">
            <text:p>3.326172</text:p>
          </table:table-cell>
          <table:table-cell office:value-type="float" office:value="-0.470703" calcext:value-type="float">
            <text:p>-0.470703</text:p>
          </table:table-cell>
          <table:table-cell office:value-type="float" office:value="-4.612533" calcext:value-type="float">
            <text:p>-4.612533</text:p>
          </table:table-cell>
          <table:table-cell office:value-type="float" office:value="5.089765" calcext:value-type="float">
            <text:p>5.089765</text:p>
          </table:table-cell>
          <table:table-cell office:value-type="float" office:value="-2.322245" calcext:value-type="float">
            <text:p>-2.322245</text:p>
          </table:table-cell>
        </table:table-row>
        <table:table-row table:style-name="ro1">
          <table:table-cell office:value-type="float" office:value="1161272" calcext:value-type="float">
            <text:p>1161272</text:p>
          </table:table-cell>
          <table:table-cell office:value-type="float" office:value="-1.393555" calcext:value-type="float">
            <text:p>-1.393555</text:p>
          </table:table-cell>
          <table:table-cell office:value-type="float" office:value="3.25" calcext:value-type="float">
            <text:p>3.25</text:p>
          </table:table-cell>
          <table:table-cell office:value-type="float" office:value="-0.420898" calcext:value-type="float">
            <text:p>-0.420898</text:p>
          </table:table-cell>
          <table:table-cell office:value-type="float" office:value="-5.010936" calcext:value-type="float">
            <text:p>-5.010936</text:p>
          </table:table-cell>
          <table:table-cell office:value-type="float" office:value="4.655143" calcext:value-type="float">
            <text:p>4.655143</text:p>
          </table:table-cell>
          <table:table-cell office:value-type="float" office:value="-2.352072" calcext:value-type="float">
            <text:p>-2.352072</text:p>
          </table:table-cell>
        </table:table-row>
        <table:table-row table:style-name="ro1">
          <table:table-cell office:value-type="float" office:value="1162521" calcext:value-type="float">
            <text:p>1162521</text:p>
          </table:table-cell>
          <table:table-cell office:value-type="float" office:value="-1.495117" calcext:value-type="float">
            <text:p>-1.495117</text:p>
          </table:table-cell>
          <table:table-cell office:value-type="float" office:value="3.119141" calcext:value-type="float">
            <text:p>3.119141</text:p>
          </table:table-cell>
          <table:table-cell office:value-type="float" office:value="-0.369141" calcext:value-type="float">
            <text:p>-0.369141</text:p>
          </table:table-cell>
          <table:table-cell office:value-type="float" office:value="-5.336902" calcext:value-type="float">
            <text:p>-5.336902</text:p>
          </table:table-cell>
          <table:table-cell office:value-type="float" office:value="4.290827" calcext:value-type="float">
            <text:p>4.290827</text:p>
          </table:table-cell>
          <table:table-cell office:value-type="float" office:value="-2.239155" calcext:value-type="float">
            <text:p>-2.239155</text:p>
          </table:table-cell>
        </table:table-row>
        <table:table-row table:style-name="ro1">
          <table:table-cell office:value-type="float" office:value="1163769" calcext:value-type="float">
            <text:p>1163769</text:p>
          </table:table-cell>
          <table:table-cell office:value-type="float" office:value="-1.591797" calcext:value-type="float">
            <text:p>-1.591797</text:p>
          </table:table-cell>
          <table:table-cell office:value-type="float" office:value="2.730469" calcext:value-type="float">
            <text:p>2.730469</text:p>
          </table:table-cell>
          <table:table-cell office:value-type="float" office:value="-0.274414" calcext:value-type="float">
            <text:p>-0.274414</text:p>
          </table:table-cell>
          <table:table-cell office:value-type="float" office:value="-5.592562" calcext:value-type="float">
            <text:p>-5.592562</text:p>
          </table:table-cell>
          <table:table-cell office:value-type="float" office:value="4.009601" calcext:value-type="float">
            <text:p>4.009601</text:p>
          </table:table-cell>
          <table:table-cell office:value-type="float" office:value="-2.0048" calcext:value-type="float">
            <text:p>-2.0048</text:p>
          </table:table-cell>
        </table:table-row>
        <table:table-row table:style-name="ro1">
          <table:table-cell office:value-type="float" office:value="1165018" calcext:value-type="float">
            <text:p>1165018</text:p>
          </table:table-cell>
          <table:table-cell office:value-type="float" office:value="-1.608398" calcext:value-type="float">
            <text:p>-1.608398</text:p>
          </table:table-cell>
          <table:table-cell office:value-type="float" office:value="2.506836" calcext:value-type="float">
            <text:p>2.506836</text:p>
          </table:table-cell>
          <table:table-cell office:value-type="float" office:value="-0.230469" calcext:value-type="float">
            <text:p>-0.230469</text:p>
          </table:table-cell>
          <table:table-cell office:value-type="float" office:value="-5.777916" calcext:value-type="float">
            <text:p>-5.777916</text:p>
          </table:table-cell>
          <table:table-cell office:value-type="float" office:value="3.813595" calcext:value-type="float">
            <text:p>3.813595</text:p>
          </table:table-cell>
          <table:table-cell office:value-type="float" office:value="-1.649007" calcext:value-type="float">
            <text:p>-1.649007</text:p>
          </table:table-cell>
        </table:table-row>
        <table:table-row table:style-name="ro1">
          <table:table-cell office:value-type="float" office:value="1166268" calcext:value-type="float">
            <text:p>1166268</text:p>
          </table:table-cell>
          <table:table-cell office:value-type="float" office:value="-1.614258" calcext:value-type="float">
            <text:p>-1.614258</text:p>
          </table:table-cell>
          <table:table-cell office:value-type="float" office:value="2.270508" calcext:value-type="float">
            <text:p>2.270508</text:p>
          </table:table-cell>
          <table:table-cell office:value-type="float" office:value="-0.185547" calcext:value-type="float">
            <text:p>-0.185547</text:p>
          </table:table-cell>
          <table:table-cell office:value-type="float" office:value="-5.861006" calcext:value-type="float">
            <text:p>-5.861006</text:p>
          </table:table-cell>
          <table:table-cell office:value-type="float" office:value="3.70494" calcext:value-type="float">
            <text:p>3.70494</text:p>
          </table:table-cell>
          <table:table-cell office:value-type="float" office:value="-1.19521" calcext:value-type="float">
            <text:p>-1.19521</text:p>
          </table:table-cell>
        </table:table-row>
        <table:table-row table:style-name="ro1">
          <table:table-cell office:value-type="float" office:value="1167515" calcext:value-type="float">
            <text:p>1167515</text:p>
          </table:table-cell>
          <table:table-cell office:value-type="float" office:value="-1.604492" calcext:value-type="float">
            <text:p>-1.604492</text:p>
          </table:table-cell>
          <table:table-cell office:value-type="float" office:value="2.026367" calcext:value-type="float">
            <text:p>2.026367</text:p>
          </table:table-cell>
          <table:table-cell office:value-type="float" office:value="-0.139648" calcext:value-type="float">
            <text:p>-0.139648</text:p>
          </table:table-cell>
          <table:table-cell office:value-type="float" office:value="-5.843961" calcext:value-type="float">
            <text:p>-5.843961</text:p>
          </table:table-cell>
          <table:table-cell office:value-type="float" office:value="3.692156" calcext:value-type="float">
            <text:p>3.692156</text:p>
          </table:table-cell>
          <table:table-cell office:value-type="float" office:value="-0.666847" calcext:value-type="float">
            <text:p>-0.666847</text:p>
          </table:table-cell>
        </table:table-row>
        <table:table-row table:style-name="ro1">
          <table:table-cell office:value-type="float" office:value="1168764" calcext:value-type="float">
            <text:p>1168764</text:p>
          </table:table-cell>
          <table:table-cell office:value-type="float" office:value="-1.585938" calcext:value-type="float">
            <text:p>-1.585938</text:p>
          </table:table-cell>
          <table:table-cell office:value-type="float" office:value="1.544922" calcext:value-type="float">
            <text:p>1.544922</text:p>
          </table:table-cell>
          <table:table-cell office:value-type="float" office:value="-0.041992" calcext:value-type="float">
            <text:p>-0.041992</text:p>
          </table:table-cell>
          <table:table-cell office:value-type="float" office:value="-5.758742" calcext:value-type="float">
            <text:p>-5.758742</text:p>
          </table:table-cell>
          <table:table-cell office:value-type="float" office:value="3.766724" calcext:value-type="float">
            <text:p>3.766724</text:p>
          </table:table-cell>
          <table:table-cell office:value-type="float" office:value="-0.089481" calcext:value-type="float">
            <text:p>-0.089481</text:p>
          </table:table-cell>
        </table:table-row>
        <table:table-row table:style-name="ro1">
          <table:table-cell office:value-type="float" office:value="1170013" calcext:value-type="float">
            <text:p>1170013</text:p>
          </table:table-cell>
          <table:table-cell office:value-type="float" office:value="-1.606445" calcext:value-type="float">
            <text:p>-1.606445</text:p>
          </table:table-cell>
          <table:table-cell office:value-type="float" office:value="1.328125" calcext:value-type="float">
            <text:p>1.328125</text:p>
          </table:table-cell>
          <table:table-cell office:value-type="float" office:value="0.019531" calcext:value-type="float">
            <text:p>0.019531</text:p>
          </table:table-cell>
          <table:table-cell office:value-type="float" office:value="-5.633042" calcext:value-type="float">
            <text:p>-5.633042</text:p>
          </table:table-cell>
          <table:table-cell office:value-type="float" office:value="3.898815" calcext:value-type="float">
            <text:p>3.898815</text:p>
          </table:table-cell>
          <table:table-cell office:value-type="float" office:value="0.541147" calcext:value-type="float">
            <text:p>0.541147</text:p>
          </table:table-cell>
        </table:table-row>
        <table:table-row table:style-name="ro1">
          <table:table-cell office:value-type="float" office:value="1171261" calcext:value-type="float">
            <text:p>1171261</text:p>
          </table:table-cell>
          <table:table-cell office:value-type="float" office:value="-1.617188" calcext:value-type="float">
            <text:p>-1.617188</text:p>
          </table:table-cell>
          <table:table-cell office:value-type="float" office:value="1.128906" calcext:value-type="float">
            <text:p>1.128906</text:p>
          </table:table-cell>
          <table:table-cell office:value-type="float" office:value="0.068359" calcext:value-type="float">
            <text:p>0.068359</text:p>
          </table:table-cell>
          <table:table-cell office:value-type="float" office:value="-5.486038" calcext:value-type="float">
            <text:p>-5.486038</text:p>
          </table:table-cell>
          <table:table-cell office:value-type="float" office:value="4.073516" calcext:value-type="float">
            <text:p>4.073516</text:p>
          </table:table-cell>
          <table:table-cell office:value-type="float" office:value="1.19308" calcext:value-type="float">
            <text:p>1.19308</text:p>
          </table:table-cell>
        </table:table-row>
        <table:table-row table:style-name="ro1">
          <table:table-cell office:value-type="float" office:value="1172510" calcext:value-type="float">
            <text:p>1172510</text:p>
          </table:table-cell>
          <table:table-cell office:value-type="float" office:value="-1.634766" calcext:value-type="float">
            <text:p>-1.634766</text:p>
          </table:table-cell>
          <table:table-cell office:value-type="float" office:value="0.947266" calcext:value-type="float">
            <text:p>0.947266</text:p>
          </table:table-cell>
          <table:table-cell office:value-type="float" office:value="0.116211" calcext:value-type="float">
            <text:p>0.116211</text:p>
          </table:table-cell>
          <table:table-cell office:value-type="float" office:value="-5.309206" calcext:value-type="float">
            <text:p>-5.309206</text:p>
          </table:table-cell>
          <table:table-cell office:value-type="float" office:value="4.280175" calcext:value-type="float">
            <text:p>4.280175</text:p>
          </table:table-cell>
          <table:table-cell office:value-type="float" office:value="1.840752" calcext:value-type="float">
            <text:p>1.840752</text:p>
          </table:table-cell>
        </table:table-row>
        <table:table-row table:style-name="ro1">
          <table:table-cell office:value-type="float" office:value="1173759" calcext:value-type="float">
            <text:p>1173759</text:p>
          </table:table-cell>
          <table:table-cell office:value-type="float" office:value="-1.692383" calcext:value-type="float">
            <text:p>-1.692383</text:p>
          </table:table-cell>
          <table:table-cell office:value-type="float" office:value="0.682617" calcext:value-type="float">
            <text:p>0.682617</text:p>
          </table:table-cell>
          <table:table-cell office:value-type="float" office:value="0.217773" calcext:value-type="float">
            <text:p>0.217773</text:p>
          </table:table-cell>
          <table:table-cell office:value-type="float" office:value="-5.108939" calcext:value-type="float">
            <text:p>-5.108939</text:p>
          </table:table-cell>
          <table:table-cell office:value-type="float" office:value="4.503877" calcext:value-type="float">
            <text:p>4.503877</text:p>
          </table:table-cell>
          <table:table-cell office:value-type="float" office:value="2.488424" calcext:value-type="float">
            <text:p>2.488424</text:p>
          </table:table-cell>
        </table:table-row>
        <table:table-row table:style-name="ro1">
          <table:table-cell office:value-type="float" office:value="1175007" calcext:value-type="float">
            <text:p>1175007</text:p>
          </table:table-cell>
          <table:table-cell office:value-type="float" office:value="-1.729492" calcext:value-type="float">
            <text:p>-1.729492</text:p>
          </table:table-cell>
          <table:table-cell office:value-type="float" office:value="0.592773" calcext:value-type="float">
            <text:p>0.592773</text:p>
          </table:table-cell>
          <table:table-cell office:value-type="float" office:value="0.270508" calcext:value-type="float">
            <text:p>0.270508</text:p>
          </table:table-cell>
          <table:table-cell office:value-type="float" office:value="-4.889498" calcext:value-type="float">
            <text:p>-4.889498</text:p>
          </table:table-cell>
          <table:table-cell office:value-type="float" office:value="4.699883" calcext:value-type="float">
            <text:p>4.699883</text:p>
          </table:table-cell>
          <table:table-cell office:value-type="float" office:value="3.119052" calcext:value-type="float">
            <text:p>3.119052</text:p>
          </table:table-cell>
        </table:table-row>
        <table:table-row table:style-name="ro1">
          <table:table-cell office:value-type="float" office:value="1176256" calcext:value-type="float">
            <text:p>1176256</text:p>
          </table:table-cell>
          <table:table-cell office:value-type="float" office:value="-1.761719" calcext:value-type="float">
            <text:p>-1.761719</text:p>
          </table:table-cell>
          <table:table-cell office:value-type="float" office:value="0.541016" calcext:value-type="float">
            <text:p>0.541016</text:p>
          </table:table-cell>
          <table:table-cell office:value-type="float" office:value="0.317383" calcext:value-type="float">
            <text:p>0.317383</text:p>
          </table:table-cell>
          <table:table-cell office:value-type="float" office:value="-4.672187" calcext:value-type="float">
            <text:p>-4.672187</text:p>
          </table:table-cell>
          <table:table-cell office:value-type="float" office:value="4.851148" calcext:value-type="float">
            <text:p>4.851148</text:p>
          </table:table-cell>
          <table:table-cell office:value-type="float" office:value="3.690026" calcext:value-type="float">
            <text:p>3.690026</text:p>
          </table:table-cell>
        </table:table-row>
        <table:table-row table:style-name="ro1">
          <table:table-cell office:value-type="float" office:value="1177505" calcext:value-type="float">
            <text:p>1177505</text:p>
          </table:table-cell>
          <table:table-cell office:value-type="float" office:value="-1.788086" calcext:value-type="float">
            <text:p>-1.788086</text:p>
          </table:table-cell>
          <table:table-cell office:value-type="float" office:value="0.52832" calcext:value-type="float">
            <text:p>0.52832</text:p>
          </table:table-cell>
          <table:table-cell office:value-type="float" office:value="0.358398" calcext:value-type="float">
            <text:p>0.358398</text:p>
          </table:table-cell>
          <table:table-cell office:value-type="float" office:value="-4.478311" calcext:value-type="float">
            <text:p>-4.478311</text:p>
          </table:table-cell>
          <table:table-cell office:value-type="float" office:value="4.978979" calcext:value-type="float">
            <text:p>4.978979</text:p>
          </table:table-cell>
          <table:table-cell office:value-type="float" office:value="4.211998" calcext:value-type="float">
            <text:p>4.211998</text:p>
          </table:table-cell>
        </table:table-row>
        <table:table-row table:style-name="ro1">
          <table:table-cell office:value-type="float" office:value="1178753" calcext:value-type="float">
            <text:p>1178753</text:p>
          </table:table-cell>
          <table:table-cell office:value-type="float" office:value="-1.856445" calcext:value-type="float">
            <text:p>-1.856445</text:p>
          </table:table-cell>
          <table:table-cell office:value-type="float" office:value="0.548828" calcext:value-type="float">
            <text:p>0.548828</text:p>
          </table:table-cell>
          <table:table-cell office:value-type="float" office:value="0.389648" calcext:value-type="float">
            <text:p>0.389648</text:p>
          </table:table-cell>
          <table:table-cell office:value-type="float" office:value="-4.310002" calcext:value-type="float">
            <text:p>-4.310002</text:p>
          </table:table-cell>
          <table:table-cell office:value-type="float" office:value="5.06846" calcext:value-type="float">
            <text:p>5.06846</text:p>
          </table:table-cell>
          <table:table-cell office:value-type="float" office:value="4.680708" calcext:value-type="float">
            <text:p>4.680708</text:p>
          </table:table-cell>
        </table:table-row>
        <table:table-row table:style-name="ro1">
          <table:table-cell office:value-type="float" office:value="1180002" calcext:value-type="float">
            <text:p>1180002</text:p>
          </table:table-cell>
          <table:table-cell office:value-type="float" office:value="-1.87207" calcext:value-type="float">
            <text:p>-1.87207</text:p>
          </table:table-cell>
          <table:table-cell office:value-type="float" office:value="0.576172" calcext:value-type="float">
            <text:p>0.576172</text:p>
          </table:table-cell>
          <table:table-cell office:value-type="float" office:value="0.389648" calcext:value-type="float">
            <text:p>0.389648</text:p>
          </table:table-cell>
          <table:table-cell office:value-type="float" office:value="-4.184302" calcext:value-type="float">
            <text:p>-4.184302</text:p>
          </table:table-cell>
          <table:table-cell office:value-type="float" office:value="5.106808" calcext:value-type="float">
            <text:p>5.106808</text:p>
          </table:table-cell>
          <table:table-cell office:value-type="float" office:value="5.066329" calcext:value-type="float">
            <text:p>5.066329</text:p>
          </table:table-cell>
        </table:table-row>
        <table:table-row table:style-name="ro1">
          <table:table-cell office:value-type="float" office:value="1181251" calcext:value-type="float">
            <text:p>1181251</text:p>
          </table:table-cell>
          <table:table-cell office:value-type="float" office:value="-1.875" calcext:value-type="float">
            <text:p>-1.875</text:p>
          </table:table-cell>
          <table:table-cell office:value-type="float" office:value="0.611328" calcext:value-type="float">
            <text:p>0.611328</text:p>
          </table:table-cell>
          <table:table-cell office:value-type="float" office:value="0.395508" calcext:value-type="float">
            <text:p>0.395508</text:p>
          </table:table-cell>
          <table:table-cell office:value-type="float" office:value="-4.084168" calcext:value-type="float">
            <text:p>-4.084168</text:p>
          </table:table-cell>
          <table:table-cell office:value-type="float" office:value="5.128114" calcext:value-type="float">
            <text:p>5.128114</text:p>
          </table:table-cell>
          <table:table-cell office:value-type="float" office:value="5.392296" calcext:value-type="float">
            <text:p>5.392296</text:p>
          </table:table-cell>
        </table:table-row>
        <table:table-row table:style-name="ro1">
          <table:table-cell office:value-type="float" office:value="1182499" calcext:value-type="float">
            <text:p>1182499</text:p>
          </table:table-cell>
          <table:table-cell office:value-type="float" office:value="-1.852539" calcext:value-type="float">
            <text:p>-1.852539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428711" calcext:value-type="float">
            <text:p>0.428711</text:p>
          </table:table-cell>
          <table:table-cell office:value-type="float" office:value="-3.96273" calcext:value-type="float">
            <text:p>-3.96273</text:p>
          </table:table-cell>
          <table:table-cell office:value-type="float" office:value="5.153679" calcext:value-type="float">
            <text:p>5.153679</text:p>
          </table:table-cell>
          <table:table-cell office:value-type="float" office:value="5.656478" calcext:value-type="float">
            <text:p>5.656478</text:p>
          </table:table-cell>
        </table:table-row>
        <table:table-row table:style-name="ro1">
          <table:table-cell office:value-type="float" office:value="1183750" calcext:value-type="float">
            <text:p>1183750</text:p>
          </table:table-cell>
          <table:table-cell office:value-type="float" office:value="-1.801758" calcext:value-type="float">
            <text:p>-1.801758</text:p>
          </table:table-cell>
          <table:table-cell office:value-type="float" office:value="0.744141" calcext:value-type="float">
            <text:p>0.744141</text:p>
          </table:table-cell>
          <table:table-cell office:value-type="float" office:value="0.433594" calcext:value-type="float">
            <text:p>0.433594</text:p>
          </table:table-cell>
          <table:table-cell office:value-type="float" office:value="-3.841292" calcext:value-type="float">
            <text:p>-3.841292</text:p>
          </table:table-cell>
          <table:table-cell office:value-type="float" office:value="5.134505" calcext:value-type="float">
            <text:p>5.134505</text:p>
          </table:table-cell>
          <table:table-cell office:value-type="float" office:value="5.850353" calcext:value-type="float">
            <text:p>5.850353</text:p>
          </table:table-cell>
        </table:table-row>
        <table:table-row table:style-name="ro1">
          <table:table-cell office:value-type="float" office:value="1184997" calcext:value-type="float">
            <text:p>1184997</text:p>
          </table:table-cell>
          <table:table-cell office:value-type="float" office:value="-1.731445" calcext:value-type="float">
            <text:p>-1.731445</text:p>
          </table:table-cell>
          <table:table-cell office:value-type="float" office:value="0.807617" calcext:value-type="float">
            <text:p>0.807617</text:p>
          </table:table-cell>
          <table:table-cell office:value-type="float" office:value="0.431641" calcext:value-type="float">
            <text:p>0.431641</text:p>
          </table:table-cell>
          <table:table-cell office:value-type="float" office:value="-3.768855" calcext:value-type="float">
            <text:p>-3.768855</text:p>
          </table:table-cell>
          <table:table-cell office:value-type="float" office:value="5.079112" calcext:value-type="float">
            <text:p>5.079112</text:p>
          </table:table-cell>
          <table:table-cell office:value-type="float" office:value="5.939834" calcext:value-type="float">
            <text:p>5.939834</text:p>
          </table:table-cell>
        </table:table-row>
        <table:table-row table:style-name="ro1">
          <table:table-cell office:value-type="float" office:value="1186245" calcext:value-type="float">
            <text:p>1186245</text:p>
          </table:table-cell>
          <table:table-cell office:value-type="float" office:value="-1.643555" calcext:value-type="float">
            <text:p>-1.643555</text:p>
          </table:table-cell>
          <table:table-cell office:value-type="float" office:value="0.837891" calcext:value-type="float">
            <text:p>0.837891</text:p>
          </table:table-cell>
          <table:table-cell office:value-type="float" office:value="0.429687" calcext:value-type="float">
            <text:p>0.429687</text:p>
          </table:table-cell>
          <table:table-cell office:value-type="float" office:value="-3.721983" calcext:value-type="float">
            <text:p>-3.721983</text:p>
          </table:table-cell>
          <table:table-cell office:value-type="float" office:value="5.004544" calcext:value-type="float">
            <text:p>5.004544</text:p>
          </table:table-cell>
          <table:table-cell office:value-type="float" office:value="5.939834" calcext:value-type="float">
            <text:p>5.939834</text:p>
          </table:table-cell>
        </table:table-row>
        <table:table-row table:style-name="ro1">
          <table:table-cell office:value-type="float" office:value="1187496" calcext:value-type="float">
            <text:p>1187496</text:p>
          </table:table-cell>
          <table:table-cell office:value-type="float" office:value="-1.546875" calcext:value-type="float">
            <text:p>-1.546875</text:p>
          </table:table-cell>
          <table:table-cell office:value-type="float" office:value="0.858398" calcext:value-type="float">
            <text:p>0.858398</text:p>
          </table:table-cell>
          <table:table-cell office:value-type="float" office:value="0.410156" calcext:value-type="float">
            <text:p>0.410156</text:p>
          </table:table-cell>
          <table:table-cell office:value-type="float" office:value="-3.700678" calcext:value-type="float">
            <text:p>-3.700678</text:p>
          </table:table-cell>
          <table:table-cell office:value-type="float" office:value="4.912933" calcext:value-type="float">
            <text:p>4.912933</text:p>
          </table:table-cell>
          <table:table-cell office:value-type="float" office:value="5.873788" calcext:value-type="float">
            <text:p>5.873788</text:p>
          </table:table-cell>
        </table:table-row>
        <table:table-row table:style-name="ro1">
          <table:table-cell office:value-type="float" office:value="1188743" calcext:value-type="float">
            <text:p>1188743</text:p>
          </table:table-cell>
          <table:table-cell office:value-type="float" office:value="-1.307617" calcext:value-type="float">
            <text:p>-1.30761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376953" calcext:value-type="float">
            <text:p>0.376953</text:p>
          </table:table-cell>
          <table:table-cell office:value-type="float" office:value="-3.692156" calcext:value-type="float">
            <text:p>-3.692156</text:p>
          </table:table-cell>
          <table:table-cell office:value-type="float" office:value="4.804278" calcext:value-type="float">
            <text:p>4.804278</text:p>
          </table:table-cell>
          <table:table-cell office:value-type="float" office:value="5.737437" calcext:value-type="float">
            <text:p>5.737437</text:p>
          </table:table-cell>
        </table:table-row>
        <table:table-row table:style-name="ro1">
          <table:table-cell office:value-type="float" office:value="1189992" calcext:value-type="float">
            <text:p>1189992</text:p>
          </table:table-cell>
          <table:table-cell office:value-type="float" office:value="-1.206055" calcext:value-type="float">
            <text:p>-1.206055</text:p>
          </table:table-cell>
          <table:table-cell office:value-type="float" office:value="0.883789" calcext:value-type="float">
            <text:p>0.883789</text:p>
          </table:table-cell>
          <table:table-cell office:value-type="float" office:value="0.380859" calcext:value-type="float">
            <text:p>0.380859</text:p>
          </table:table-cell>
          <table:table-cell office:value-type="float" office:value="-3.683635" calcext:value-type="float">
            <text:p>-3.683635</text:p>
          </table:table-cell>
          <table:table-cell office:value-type="float" office:value="4.706275" calcext:value-type="float">
            <text:p>4.706275</text:p>
          </table:table-cell>
          <table:table-cell office:value-type="float" office:value="5.543561" calcext:value-type="float">
            <text:p>5.543561</text:p>
          </table:table-cell>
        </table:table-row>
        <table:table-row table:style-name="ro1">
          <table:table-cell office:value-type="float" office:value="1191242" calcext:value-type="float">
            <text:p>1191242</text:p>
          </table:table-cell>
          <table:table-cell office:value-type="float" office:value="-1.104492" calcext:value-type="float">
            <text:p>-1.104492</text:p>
          </table:table-cell>
          <table:table-cell office:value-type="float" office:value="0.878906" calcext:value-type="float">
            <text:p>0.878906</text:p>
          </table:table-cell>
          <table:table-cell office:value-type="float" office:value="0.37793" calcext:value-type="float">
            <text:p>0.37793</text:p>
          </table:table-cell>
          <table:table-cell office:value-type="float" office:value="-3.70707" calcext:value-type="float">
            <text:p>-3.70707</text:p>
          </table:table-cell>
          <table:table-cell office:value-type="float" office:value="4.595489" calcext:value-type="float">
            <text:p>4.595489</text:p>
          </table:table-cell>
          <table:table-cell office:value-type="float" office:value="5.330511" calcext:value-type="float">
            <text:p>5.330511</text:p>
          </table:table-cell>
        </table:table-row>
        <table:table-row table:style-name="ro1">
          <table:table-cell office:value-type="float" office:value="1192489" calcext:value-type="float">
            <text:p>1192489</text:p>
          </table:table-cell>
          <table:table-cell office:value-type="float" office:value="-1.007812" calcext:value-type="float">
            <text:p>-1.007812</text:p>
          </table:table-cell>
          <table:table-cell office:value-type="float" office:value="0.862305" calcext:value-type="float">
            <text:p>0.862305</text:p>
          </table:table-cell>
          <table:table-cell office:value-type="float" office:value="0.37207" calcext:value-type="float">
            <text:p>0.37207</text:p>
          </table:table-cell>
          <table:table-cell office:value-type="float" office:value="-3.747549" calcext:value-type="float">
            <text:p>-3.747549</text:p>
          </table:table-cell>
          <table:table-cell office:value-type="float" office:value="4.47618" calcext:value-type="float">
            <text:p>4.47618</text:p>
          </table:table-cell>
          <table:table-cell office:value-type="float" office:value="5.081243" calcext:value-type="float">
            <text:p>5.081243</text:p>
          </table:table-cell>
        </table:table-row>
        <table:table-row table:style-name="ro1">
          <table:table-cell office:value-type="float" office:value="1193738" calcext:value-type="float">
            <text:p>1193738</text:p>
          </table:table-cell>
          <table:table-cell office:value-type="float" office:value="-0.791992" calcext:value-type="float">
            <text:p>-0.791992</text:p>
          </table:table-cell>
          <table:table-cell office:value-type="float" office:value="0.788086" calcext:value-type="float">
            <text:p>0.788086</text:p>
          </table:table-cell>
          <table:table-cell office:value-type="float" office:value="0.383789" calcext:value-type="float">
            <text:p>0.383789</text:p>
          </table:table-cell>
          <table:table-cell office:value-type="float" office:value="-3.773115" calcext:value-type="float">
            <text:p>-3.773115</text:p>
          </table:table-cell>
          <table:table-cell office:value-type="float" office:value="4.378177" calcext:value-type="float">
            <text:p>4.378177</text:p>
          </table:table-cell>
          <table:table-cell office:value-type="float" office:value="4.808539" calcext:value-type="float">
            <text:p>4.808539</text:p>
          </table:table-cell>
        </table:table-row>
        <table:table-row table:style-name="ro1">
          <table:table-cell office:value-type="float" office:value="1194988" calcext:value-type="float">
            <text:p>1194988</text:p>
          </table:table-cell>
          <table:table-cell office:value-type="float" office:value="-0.694336" calcext:value-type="float">
            <text:p>-0.694336</text:p>
          </table:table-cell>
          <table:table-cell office:value-type="float" office:value="0.753906" calcext:value-type="float">
            <text:p>0.753906</text:p>
          </table:table-cell>
          <table:table-cell office:value-type="float" office:value="0.379883" calcext:value-type="float">
            <text:p>0.379883</text:p>
          </table:table-cell>
          <table:table-cell office:value-type="float" office:value="-3.794421" calcext:value-type="float">
            <text:p>-3.794421</text:p>
          </table:table-cell>
          <table:table-cell office:value-type="float" office:value="4.286566" calcext:value-type="float">
            <text:p>4.286566</text:p>
          </table:table-cell>
          <table:table-cell office:value-type="float" office:value="4.520921" calcext:value-type="float">
            <text:p>4.520921</text:p>
          </table:table-cell>
        </table:table-row>
        <table:table-row table:style-name="ro1">
          <table:table-cell office:value-type="float" office:value="1196235" calcext:value-type="float">
            <text:p>1196235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0.711914" calcext:value-type="float">
            <text:p>0.711914</text:p>
          </table:table-cell>
          <table:table-cell office:value-type="float" office:value="0.395508" calcext:value-type="float">
            <text:p>0.395508</text:p>
          </table:table-cell>
          <table:table-cell office:value-type="float" office:value="-3.785899" calcext:value-type="float">
            <text:p>-3.785899</text:p>
          </table:table-cell>
          <table:table-cell office:value-type="float" office:value="4.207738" calcext:value-type="float">
            <text:p>4.207738</text:p>
          </table:table-cell>
          <table:table-cell office:value-type="float" office:value="4.222651" calcext:value-type="float">
            <text:p>4.222651</text:p>
          </table:table-cell>
        </table:table-row>
        <table:table-row table:style-name="ro1">
          <table:table-cell office:value-type="float" office:value="1197484" calcext:value-type="float">
            <text:p>1197484</text:p>
          </table:table-cell>
          <table:table-cell office:value-type="float" office:value="-0.505859" calcext:value-type="float">
            <text:p>-0.505859</text:p>
          </table:table-cell>
          <table:table-cell office:value-type="float" office:value="0.650391" calcext:value-type="float">
            <text:p>0.650391</text:p>
          </table:table-cell>
          <table:table-cell office:value-type="float" office:value="0.416992" calcext:value-type="float">
            <text:p>0.416992</text:p>
          </table:table-cell>
          <table:table-cell office:value-type="float" office:value="-3.756072" calcext:value-type="float">
            <text:p>-3.756072</text:p>
          </table:table-cell>
          <table:table-cell office:value-type="float" office:value="4.148084" calcext:value-type="float">
            <text:p>4.148084</text:p>
          </table:table-cell>
          <table:table-cell office:value-type="float" office:value="3.937164" calcext:value-type="float">
            <text:p>3.937164</text:p>
          </table:table-cell>
        </table:table-row>
        <table:table-row table:style-name="ro1">
          <table:table-cell office:value-type="float" office:value="1198734" calcext:value-type="float">
            <text:p>1198734</text:p>
          </table:table-cell>
          <table:table-cell office:value-type="float" office:value="-0.367188" calcext:value-type="float">
            <text:p>-0.367188</text:p>
          </table:table-cell>
          <table:table-cell office:value-type="float" office:value="0.575195" calcext:value-type="float">
            <text:p>0.575195</text:p>
          </table:table-cell>
          <table:table-cell office:value-type="float" office:value="0.413086" calcext:value-type="float">
            <text:p>0.413086</text:p>
          </table:table-cell>
          <table:table-cell office:value-type="float" office:value="-3.711331" calcext:value-type="float">
            <text:p>-3.711331</text:p>
          </table:table-cell>
          <table:table-cell office:value-type="float" office:value="4.096952" calcext:value-type="float">
            <text:p>4.096952</text:p>
          </table:table-cell>
          <table:table-cell office:value-type="float" office:value="3.668721" calcext:value-type="float">
            <text:p>3.668721</text:p>
          </table:table-cell>
        </table:table-row>
        <table:table-row table:style-name="ro1">
          <table:table-cell office:value-type="float" office:value="1199981" calcext:value-type="float">
            <text:p>1199981</text:p>
          </table:table-cell>
          <table:table-cell office:value-type="float" office:value="-0.298828" calcext:value-type="float">
            <text:p>-0.298828</text:p>
          </table:table-cell>
          <table:table-cell office:value-type="float" office:value="0.553711" calcext:value-type="float">
            <text:p>0.553711</text:p>
          </table:table-cell>
          <table:table-cell office:value-type="float" office:value="0.418945" calcext:value-type="float">
            <text:p>0.418945</text:p>
          </table:table-cell>
          <table:table-cell office:value-type="float" office:value="-3.681504" calcext:value-type="float">
            <text:p>-3.681504</text:p>
          </table:table-cell>
          <table:table-cell office:value-type="float" office:value="4.043689" calcext:value-type="float">
            <text:p>4.043689</text:p>
          </table:table-cell>
          <table:table-cell office:value-type="float" office:value="3.383234" calcext:value-type="float">
            <text:p>3.383234</text:p>
          </table:table-cell>
        </table:table-row>
        <table:table-row table:style-name="ro1">
          <table:table-cell office:value-type="float" office:value="1201230" calcext:value-type="float">
            <text:p>1201230</text:p>
          </table:table-cell>
          <table:table-cell office:value-type="float" office:value="-0.270508" calcext:value-type="float">
            <text:p>-0.270508</text:p>
          </table:table-cell>
          <table:table-cell office:value-type="float" office:value="0.520508" calcext:value-type="float">
            <text:p>0.520508</text:p>
          </table:table-cell>
          <table:table-cell office:value-type="float" office:value="0.436523" calcext:value-type="float">
            <text:p>0.436523</text:p>
          </table:table-cell>
          <table:table-cell office:value-type="float" office:value="-3.649547" calcext:value-type="float">
            <text:p>-3.649547</text:p>
          </table:table-cell>
          <table:table-cell office:value-type="float" office:value="3.984035" calcext:value-type="float">
            <text:p>3.984035</text:p>
          </table:table-cell>
          <table:table-cell office:value-type="float" office:value="3.11053" calcext:value-type="float">
            <text:p>3.11053</text:p>
          </table:table-cell>
        </table:table-row>
        <table:table-row table:style-name="ro1">
          <table:table-cell office:value-type="float" office:value="1202480" calcext:value-type="float">
            <text:p>1202480</text:p>
          </table:table-cell>
          <table:table-cell office:value-type="float" office:value="-0.265625" calcext:value-type="float">
            <text:p>-0.265625</text:p>
          </table:table-cell>
          <table:table-cell office:value-type="float" office:value="0.498047" calcext:value-type="float">
            <text:p>0.498047</text:p>
          </table:table-cell>
          <table:table-cell office:value-type="float" office:value="0.469727" calcext:value-type="float">
            <text:p>0.469727</text:p>
          </table:table-cell>
          <table:table-cell office:value-type="float" office:value="-3.630372" calcext:value-type="float">
            <text:p>-3.630372</text:p>
          </table:table-cell>
          <table:table-cell office:value-type="float" office:value="3.915859" calcext:value-type="float">
            <text:p>3.915859</text:p>
          </table:table-cell>
          <table:table-cell office:value-type="float" office:value="2.869784" calcext:value-type="float">
            <text:p>2.869784</text:p>
          </table:table-cell>
        </table:table-row>
        <table:table-row table:style-name="ro1">
          <table:table-cell office:value-type="float" office:value="1203727" calcext:value-type="float">
            <text:p>1203727</text:p>
          </table:table-cell>
          <table:table-cell office:value-type="float" office:value="-0.283203" calcext:value-type="float">
            <text:p>-0.283203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22461" calcext:value-type="float">
            <text:p>0.522461</text:p>
          </table:table-cell>
          <table:table-cell office:value-type="float" office:value="-3.617589" calcext:value-type="float">
            <text:p>-3.617589</text:p>
          </table:table-cell>
          <table:table-cell office:value-type="float" office:value="3.843422" calcext:value-type="float">
            <text:p>3.843422</text:p>
          </table:table-cell>
          <table:table-cell office:value-type="float" office:value="2.639689" calcext:value-type="float">
            <text:p>2.639689</text:p>
          </table:table-cell>
        </table:table-row>
        <table:table-row table:style-name="ro1">
          <table:table-cell office:value-type="float" office:value="1204976" calcext:value-type="float">
            <text:p>1204976</text:p>
          </table:table-cell>
          <table:table-cell office:value-type="float" office:value="-0.297852" calcext:value-type="float">
            <text:p>-0.297852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532227" calcext:value-type="float">
            <text:p>0.532227</text:p>
          </table:table-cell>
          <table:table-cell office:value-type="float" office:value="-3.604806" calcext:value-type="float">
            <text:p>-3.604806</text:p>
          </table:table-cell>
          <table:table-cell office:value-type="float" office:value="3.775246" calcext:value-type="float">
            <text:p>3.775246</text:p>
          </table:table-cell>
          <table:table-cell office:value-type="float" office:value="2.433031" calcext:value-type="float">
            <text:p>2.433031</text:p>
          </table:table-cell>
        </table:table-row>
        <table:table-row table:style-name="ro1">
          <table:table-cell office:value-type="float" office:value="1206226" calcext:value-type="float">
            <text:p>1206226</text:p>
          </table:table-cell>
          <table:table-cell office:value-type="float" office:value="-0.310547" calcext:value-type="float">
            <text:p>-0.310547</text:p>
          </table:table-cell>
          <table:table-cell office:value-type="float" office:value="0.462891" calcext:value-type="float">
            <text:p>0.462891</text:p>
          </table:table-cell>
          <table:table-cell office:value-type="float" office:value="0.541016" calcext:value-type="float">
            <text:p>0.541016</text:p>
          </table:table-cell>
          <table:table-cell office:value-type="float" office:value="-3.568588" calcext:value-type="float">
            <text:p>-3.568588</text:p>
          </table:table-cell>
          <table:table-cell office:value-type="float" office:value="3.713462" calcext:value-type="float">
            <text:p>3.713462</text:p>
          </table:table-cell>
          <table:table-cell office:value-type="float" office:value="2.254069" calcext:value-type="float">
            <text:p>2.254069</text:p>
          </table:table-cell>
        </table:table-row>
        <table:table-row table:style-name="ro1">
          <table:table-cell office:value-type="float" office:value="1207473" calcext:value-type="float">
            <text:p>1207473</text:p>
          </table:table-cell>
          <table:table-cell office:value-type="float" office:value="-0.334961" calcext:value-type="float">
            <text:p>-0.334961</text:p>
          </table:table-cell>
          <table:table-cell office:value-type="float" office:value="0.459961" calcext:value-type="float">
            <text:p>0.459961</text:p>
          </table:table-cell>
          <table:table-cell office:value-type="float" office:value="0.542969" calcext:value-type="float">
            <text:p>0.542969</text:p>
          </table:table-cell>
          <table:table-cell office:value-type="float" office:value="-3.496151" calcext:value-type="float">
            <text:p>-3.496151</text:p>
          </table:table-cell>
          <table:table-cell office:value-type="float" office:value="3.647416" calcext:value-type="float">
            <text:p>3.647416</text:p>
          </table:table-cell>
          <table:table-cell office:value-type="float" office:value="2.098543" calcext:value-type="float">
            <text:p>2.098543</text:p>
          </table:table-cell>
        </table:table-row>
        <table:table-row table:style-name="ro1">
          <table:table-cell office:value-type="float" office:value="1208722" calcext:value-type="float">
            <text:p>1208722</text:p>
          </table:table-cell>
          <table:table-cell office:value-type="float" office:value="-0.421875" calcext:value-type="float">
            <text:p>-0.421875</text:p>
          </table:table-cell>
          <table:table-cell office:value-type="float" office:value="0.47168" calcext:value-type="float">
            <text:p>0.47168</text:p>
          </table:table-cell>
          <table:table-cell office:value-type="float" office:value="0.543945" calcext:value-type="float">
            <text:p>0.543945</text:p>
          </table:table-cell>
          <table:table-cell office:value-type="float" office:value="-3.415192" calcext:value-type="float">
            <text:p>-3.415192</text:p>
          </table:table-cell>
          <table:table-cell office:value-type="float" office:value="3.574979" calcext:value-type="float">
            <text:p>3.574979</text:p>
          </table:table-cell>
          <table:table-cell office:value-type="float" office:value="1.964321" calcext:value-type="float">
            <text:p>1.964321</text:p>
          </table:table-cell>
        </table:table-row>
        <table:table-row table:style-name="ro1">
          <table:table-cell office:value-type="float" office:value="1209972" calcext:value-type="float">
            <text:p>1209972</text:p>
          </table:table-cell>
          <table:table-cell office:value-type="float" office:value="-0.479492" calcext:value-type="float">
            <text:p>-0.479492</text:p>
          </table:table-cell>
          <table:table-cell office:value-type="float" office:value="0.503906" calcext:value-type="float">
            <text:p>0.503906</text:p>
          </table:table-cell>
          <table:table-cell office:value-type="float" office:value="0.532227" calcext:value-type="float">
            <text:p>0.532227</text:p>
          </table:table-cell>
          <table:table-cell office:value-type="float" office:value="-3.344885" calcext:value-type="float">
            <text:p>-3.344885</text:p>
          </table:table-cell>
          <table:table-cell office:value-type="float" office:value="3.483367" calcext:value-type="float">
            <text:p>3.483367</text:p>
          </table:table-cell>
          <table:table-cell office:value-type="float" office:value="1.845013" calcext:value-type="float">
            <text:p>1.845013</text:p>
          </table:table-cell>
        </table:table-row>
        <table:table-row table:style-name="ro1">
          <table:table-cell office:value-type="float" office:value="1211219" calcext:value-type="float">
            <text:p>1211219</text:p>
          </table:table-cell>
          <table:table-cell office:value-type="float" office:value="-0.546875" calcext:value-type="float">
            <text:p>-0.546875</text:p>
          </table:table-cell>
          <table:table-cell office:value-type="float" office:value="0.536133" calcext:value-type="float">
            <text:p>0.536133</text:p>
          </table:table-cell>
          <table:table-cell office:value-type="float" office:value="0.513672" calcext:value-type="float">
            <text:p>0.513672</text:p>
          </table:table-cell>
          <table:table-cell office:value-type="float" office:value="-3.300145" calcext:value-type="float">
            <text:p>-3.300145</text:p>
          </table:table-cell>
          <table:table-cell office:value-type="float" office:value="3.372581" calcext:value-type="float">
            <text:p>3.372581</text:p>
          </table:table-cell>
          <table:table-cell office:value-type="float" office:value="1.74914" calcext:value-type="float">
            <text:p>1.74914</text:p>
          </table:table-cell>
        </table:table-row>
        <table:table-row table:style-name="ro1">
          <table:table-cell office:value-type="float" office:value="1212468" calcext:value-type="float">
            <text:p>1212468</text:p>
          </table:table-cell>
          <table:table-cell office:value-type="float" office:value="-0.611328" calcext:value-type="float">
            <text:p>-0.611328</text:p>
          </table:table-cell>
          <table:table-cell office:value-type="float" office:value="0.557617" calcext:value-type="float">
            <text:p>0.557617</text:p>
          </table:table-cell>
          <table:table-cell office:value-type="float" office:value="0.5" calcext:value-type="float">
            <text:p>0.5</text:p>
          </table:table-cell>
          <table:table-cell office:value-type="float" office:value="-3.266056" calcext:value-type="float">
            <text:p>-3.266056</text:p>
          </table:table-cell>
          <table:table-cell office:value-type="float" office:value="3.242621" calcext:value-type="float">
            <text:p>3.242621</text:p>
          </table:table-cell>
          <table:table-cell office:value-type="float" office:value="1.676703" calcext:value-type="float">
            <text:p>1.676703</text:p>
          </table:table-cell>
        </table:table-row>
        <table:table-row table:style-name="ro1">
          <table:table-cell office:value-type="float" office:value="1213718" calcext:value-type="float">
            <text:p>1213718</text:p>
          </table:table-cell>
          <table:table-cell office:value-type="float" office:value="-0.709961" calcext:value-type="float">
            <text:p>-0.709961</text:p>
          </table:table-cell>
          <table:table-cell office:value-type="float" office:value="0.625" calcext:value-type="float">
            <text:p>0.625</text:p>
          </table:table-cell>
          <table:table-cell office:value-type="float" office:value="0.477539" calcext:value-type="float">
            <text:p>0.477539</text:p>
          </table:table-cell>
          <table:table-cell office:value-type="float" office:value="-3.24049" calcext:value-type="float">
            <text:p>-3.24049</text:p>
          </table:table-cell>
          <table:table-cell office:value-type="float" office:value="3.123313" calcext:value-type="float">
            <text:p>3.123313</text:p>
          </table:table-cell>
          <table:table-cell office:value-type="float" office:value="1.61918" calcext:value-type="float">
            <text:p>1.61918</text:p>
          </table:table-cell>
        </table:table-row>
        <table:table-row table:style-name="ro1">
          <table:table-cell office:value-type="float" office:value="1214965" calcext:value-type="float">
            <text:p>1214965</text:p>
          </table:table-cell>
          <table:table-cell office:value-type="float" office:value="-0.770508" calcext:value-type="float">
            <text:p>-0.770508</text:p>
          </table:table-cell>
          <table:table-cell office:value-type="float" office:value="0.657227" calcext:value-type="float">
            <text:p>0.657227</text:p>
          </table:table-cell>
          <table:table-cell office:value-type="float" office:value="0.454102" calcext:value-type="float">
            <text:p>0.454102</text:p>
          </table:table-cell>
          <table:table-cell office:value-type="float" office:value="-3.23836" calcext:value-type="float">
            <text:p>-3.23836</text:p>
          </table:table-cell>
          <table:table-cell office:value-type="float" office:value="2.993352" calcext:value-type="float">
            <text:p>2.993352</text:p>
          </table:table-cell>
          <table:table-cell office:value-type="float" office:value="1.578701" calcext:value-type="float">
            <text:p>1.578701</text:p>
          </table:table-cell>
        </table:table-row>
        <table:table-row table:style-name="ro1">
          <table:table-cell office:value-type="float" office:value="1216214" calcext:value-type="float">
            <text:p>1216214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0.681641" calcext:value-type="float">
            <text:p>0.681641</text:p>
          </table:table-cell>
          <table:table-cell office:value-type="float" office:value="0.428711" calcext:value-type="float">
            <text:p>0.428711</text:p>
          </table:table-cell>
          <table:table-cell office:value-type="float" office:value="-3.272448" calcext:value-type="float">
            <text:p>-3.272448</text:p>
          </table:table-cell>
          <table:table-cell office:value-type="float" office:value="2.842087" calcext:value-type="float">
            <text:p>2.842087</text:p>
          </table:table-cell>
          <table:table-cell office:value-type="float" office:value="1.559526" calcext:value-type="float">
            <text:p>1.559526</text:p>
          </table:table-cell>
        </table:table-row>
        <table:table-row table:style-name="ro1">
          <table:table-cell office:value-type="float" office:value="1217464" calcext:value-type="float">
            <text:p>1217464</text:p>
          </table:table-cell>
          <table:table-cell office:value-type="float" office:value="-0.834961" calcext:value-type="float">
            <text:p>-0.834961</text:p>
          </table:table-cell>
          <table:table-cell office:value-type="float" office:value="0.699219" calcext:value-type="float">
            <text:p>0.699219</text:p>
          </table:table-cell>
          <table:table-cell office:value-type="float" office:value="0.423828" calcext:value-type="float">
            <text:p>0.423828</text:p>
          </table:table-cell>
          <table:table-cell office:value-type="float" office:value="-3.315058" calcext:value-type="float">
            <text:p>-3.315058</text:p>
          </table:table-cell>
          <table:table-cell office:value-type="float" office:value="2.669516" calcext:value-type="float">
            <text:p>2.669516</text:p>
          </table:table-cell>
          <table:table-cell office:value-type="float" office:value="1.551004" calcext:value-type="float">
            <text:p>1.551004</text:p>
          </table:table-cell>
        </table:table-row>
        <table:table-row table:style-name="ro1">
          <table:table-cell office:value-type="float" office:value="1218711" calcext:value-type="float">
            <text:p>1218711</text:p>
          </table:table-cell>
          <table:table-cell office:value-type="float" office:value="-0.885742" calcext:value-type="float">
            <text:p>-0.885742</text:p>
          </table:table-cell>
          <table:table-cell office:value-type="float" office:value="0.696289" calcext:value-type="float">
            <text:p>0.696289</text:p>
          </table:table-cell>
          <table:table-cell office:value-type="float" office:value="0.427734" calcext:value-type="float">
            <text:p>0.427734</text:p>
          </table:table-cell>
          <table:table-cell office:value-type="float" office:value="-3.340624" calcext:value-type="float">
            <text:p>-3.340624</text:p>
          </table:table-cell>
          <table:table-cell office:value-type="float" office:value="2.490555" calcext:value-type="float">
            <text:p>2.490555</text:p>
          </table:table-cell>
          <table:table-cell office:value-type="float" office:value="1.559526" calcext:value-type="float">
            <text:p>1.559526</text:p>
          </table:table-cell>
        </table:table-row>
        <table:table-row table:style-name="ro1">
          <table:table-cell office:value-type="float" office:value="1219960" calcext:value-type="float">
            <text:p>1219960</text:p>
          </table:table-cell>
          <table:table-cell office:value-type="float" office:value="-0.893555" calcext:value-type="float">
            <text:p>-0.893555</text:p>
          </table:table-cell>
          <table:table-cell office:value-type="float" office:value="0.69043" calcext:value-type="float">
            <text:p>0.69043</text:p>
          </table:table-cell>
          <table:table-cell office:value-type="float" office:value="0.431641" calcext:value-type="float">
            <text:p>0.431641</text:p>
          </table:table-cell>
          <table:table-cell office:value-type="float" office:value="-3.338494" calcext:value-type="float">
            <text:p>-3.338494</text:p>
          </table:table-cell>
          <table:table-cell office:value-type="float" office:value="2.320114" calcext:value-type="float">
            <text:p>2.320114</text:p>
          </table:table-cell>
          <table:table-cell office:value-type="float" office:value="1.585092" calcext:value-type="float">
            <text:p>1.585092</text:p>
          </table:table-cell>
        </table:table-row>
        <table:table-row table:style-name="ro1">
          <table:table-cell office:value-type="float" office:value="1221210" calcext:value-type="float">
            <text:p>1221210</text:p>
          </table:table-cell>
          <table:table-cell office:value-type="float" office:value="-0.919922" calcext:value-type="float">
            <text:p>-0.919922</text:p>
          </table:table-cell>
          <table:table-cell office:value-type="float" office:value="0.685547" calcext:value-type="float">
            <text:p>0.685547</text:p>
          </table:table-cell>
          <table:table-cell office:value-type="float" office:value="0.439453" calcext:value-type="float">
            <text:p>0.439453</text:p>
          </table:table-cell>
          <table:table-cell office:value-type="float" office:value="-3.300145" calcext:value-type="float">
            <text:p>-3.300145</text:p>
          </table:table-cell>
          <table:table-cell office:value-type="float" office:value="2.141153" calcext:value-type="float">
            <text:p>2.141153</text:p>
          </table:table-cell>
          <table:table-cell office:value-type="float" office:value="1.606397" calcext:value-type="float">
            <text:p>1.606397</text:p>
          </table:table-cell>
        </table:table-row>
        <table:table-row table:style-name="ro1">
          <table:table-cell office:value-type="float" office:value="1222457" calcext:value-type="float">
            <text:p>1222457</text:p>
          </table:table-cell>
          <table:table-cell office:value-type="float" office:value="-0.941406" calcext:value-type="float">
            <text:p>-0.941406</text:p>
          </table:table-cell>
          <table:table-cell office:value-type="float" office:value="0.677734" calcext:value-type="float">
            <text:p>0.677734</text:p>
          </table:table-cell>
          <table:table-cell office:value-type="float" office:value="0.451172" calcext:value-type="float">
            <text:p>0.451172</text:p>
          </table:table-cell>
          <table:table-cell office:value-type="float" office:value="-3.229838" calcext:value-type="float">
            <text:p>-3.229838</text:p>
          </table:table-cell>
          <table:table-cell office:value-type="float" office:value="1.955799" calcext:value-type="float">
            <text:p>1.955799</text:p>
          </table:table-cell>
          <table:table-cell office:value-type="float" office:value="1.631963" calcext:value-type="float">
            <text:p>1.631963</text:p>
          </table:table-cell>
        </table:table-row>
        <table:table-row table:style-name="ro1">
          <table:table-cell office:value-type="float" office:value="1223706" calcext:value-type="float">
            <text:p>1223706</text:p>
          </table:table-cell>
          <table:table-cell office:value-type="float" office:value="-0.949219" calcext:value-type="float">
            <text:p>-0.949219</text:p>
          </table:table-cell>
          <table:table-cell office:value-type="float" office:value="0.69043" calcext:value-type="float">
            <text:p>0.69043</text:p>
          </table:table-cell>
          <table:table-cell office:value-type="float" office:value="0.449219" calcext:value-type="float">
            <text:p>0.449219</text:p>
          </table:table-cell>
          <table:table-cell office:value-type="float" office:value="-3.15314" calcext:value-type="float">
            <text:p>-3.15314</text:p>
          </table:table-cell>
          <table:table-cell office:value-type="float" office:value="1.772576" calcext:value-type="float">
            <text:p>1.772576</text:p>
          </table:table-cell>
          <table:table-cell office:value-type="float" office:value="1.66392" calcext:value-type="float">
            <text:p>1.66392</text:p>
          </table:table-cell>
        </table:table-row>
        <table:table-row table:style-name="ro1">
          <table:table-cell office:value-type="float" office:value="1224956" calcext:value-type="float">
            <text:p>1224956</text:p>
          </table:table-cell>
          <table:table-cell office:value-type="float" office:value="-0.947266" calcext:value-type="float">
            <text:p>-0.947266</text:p>
          </table:table-cell>
          <table:table-cell office:value-type="float" office:value="0.699219" calcext:value-type="float">
            <text:p>0.699219</text:p>
          </table:table-cell>
          <table:table-cell office:value-type="float" office:value="0.423828" calcext:value-type="float">
            <text:p>0.423828</text:p>
          </table:table-cell>
          <table:table-cell office:value-type="float" office:value="-3.089225" calcext:value-type="float">
            <text:p>-3.089225</text:p>
          </table:table-cell>
          <table:table-cell office:value-type="float" office:value="1.608528" calcext:value-type="float">
            <text:p>1.608528</text:p>
          </table:table-cell>
          <table:table-cell office:value-type="float" office:value="1.689487" calcext:value-type="float">
            <text:p>1.689487</text:p>
          </table:table-cell>
        </table:table-row>
        <table:table-row table:style-name="ro1">
          <table:table-cell office:value-type="float" office:value="1226203" calcext:value-type="float">
            <text:p>1226203</text:p>
          </table:table-cell>
          <table:table-cell office:value-type="float" office:value="-0.952148" calcext:value-type="float">
            <text:p>-0.952148</text:p>
          </table:table-cell>
          <table:table-cell office:value-type="float" office:value="0.706055" calcext:value-type="float">
            <text:p>0.706055</text:p>
          </table:table-cell>
          <table:table-cell office:value-type="float" office:value="0.387695" calcext:value-type="float">
            <text:p>0.387695</text:p>
          </table:table-cell>
          <table:table-cell office:value-type="float" office:value="-3.042354" calcext:value-type="float">
            <text:p>-3.042354</text:p>
          </table:table-cell>
          <table:table-cell office:value-type="float" office:value="1.453001" calcext:value-type="float">
            <text:p>1.453001</text:p>
          </table:table-cell>
          <table:table-cell office:value-type="float" office:value="1.717183" calcext:value-type="float">
            <text:p>1.717183</text:p>
          </table:table-cell>
        </table:table-row>
        <table:table-row table:style-name="ro1">
          <table:table-cell office:value-type="float" office:value="1227452" calcext:value-type="float">
            <text:p>1227452</text:p>
          </table:table-cell>
          <table:table-cell office:value-type="float" office:value="-0.948242" calcext:value-type="float">
            <text:p>-0.948242</text:p>
          </table:table-cell>
          <table:table-cell office:value-type="float" office:value="0.711914" calcext:value-type="float">
            <text:p>0.711914</text:p>
          </table:table-cell>
          <table:table-cell office:value-type="float" office:value="0.353516" calcext:value-type="float">
            <text:p>0.353516</text:p>
          </table:table-cell>
          <table:table-cell office:value-type="float" office:value="-3.014658" calcext:value-type="float">
            <text:p>-3.014658</text:p>
          </table:table-cell>
          <table:table-cell office:value-type="float" office:value="1.305997" calcext:value-type="float">
            <text:p>1.305997</text:p>
          </table:table-cell>
          <table:table-cell office:value-type="float" office:value="1.759793" calcext:value-type="float">
            <text:p>1.759793</text:p>
          </table:table-cell>
        </table:table-row>
        <table:table-row table:style-name="ro1">
          <table:table-cell office:value-type="float" office:value="1228702" calcext:value-type="float">
            <text:p>1228702</text:p>
          </table:table-cell>
          <table:table-cell office:value-type="float" office:value="-0.938477" calcext:value-type="float">
            <text:p>-0.938477</text:p>
          </table:table-cell>
          <table:table-cell office:value-type="float" office:value="0.717773" calcext:value-type="float">
            <text:p>0.717773</text:p>
          </table:table-cell>
          <table:table-cell office:value-type="float" office:value="0.270508" calcext:value-type="float">
            <text:p>0.270508</text:p>
          </table:table-cell>
          <table:table-cell office:value-type="float" office:value="-3.021049" calcext:value-type="float">
            <text:p>-3.021049</text:p>
          </table:table-cell>
          <table:table-cell office:value-type="float" office:value="1.171775" calcext:value-type="float">
            <text:p>1.171775</text:p>
          </table:table-cell>
          <table:table-cell office:value-type="float" office:value="1.810925" calcext:value-type="float">
            <text:p>1.810925</text:p>
          </table:table-cell>
        </table:table-row>
        <table:table-row table:style-name="ro1">
          <table:table-cell office:value-type="float" office:value="1229949" calcext:value-type="float">
            <text:p>1229949</text:p>
          </table:table-cell>
          <table:table-cell office:value-type="float" office:value="-0.897461" calcext:value-type="float">
            <text:p>-0.897461</text:p>
          </table:table-cell>
          <table:table-cell office:value-type="float" office:value="0.723633" calcext:value-type="float">
            <text:p>0.723633</text:p>
          </table:table-cell>
          <table:table-cell office:value-type="float" office:value="0.250977" calcext:value-type="float">
            <text:p>0.250977</text:p>
          </table:table-cell>
          <table:table-cell office:value-type="float" office:value="-3.029571" calcext:value-type="float">
            <text:p>-3.029571</text:p>
          </table:table-cell>
          <table:table-cell office:value-type="float" office:value="1.054598" calcext:value-type="float">
            <text:p>1.054598</text:p>
          </table:table-cell>
          <table:table-cell office:value-type="float" office:value="1.838621" calcext:value-type="float">
            <text:p>1.838621</text:p>
          </table:table-cell>
        </table:table-row>
        <table:table-row table:style-name="ro1">
          <table:table-cell office:value-type="float" office:value="1231198" calcext:value-type="float">
            <text:p>1231198</text:p>
          </table:table-cell>
          <table:table-cell office:value-type="float" office:value="-0.860352" calcext:value-type="float">
            <text:p>-0.860352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226562" calcext:value-type="float">
            <text:p>0.226562</text:p>
          </table:table-cell>
          <table:table-cell office:value-type="float" office:value="-3.040224" calcext:value-type="float">
            <text:p>-3.040224</text:p>
          </table:table-cell>
          <table:table-cell office:value-type="float" office:value="0.928898" calcext:value-type="float">
            <text:p>0.928898</text:p>
          </table:table-cell>
          <table:table-cell office:value-type="float" office:value="1.83223" calcext:value-type="float">
            <text:p>1.83223</text:p>
          </table:table-cell>
        </table:table-row>
        <table:table-row table:style-name="ro1">
          <table:table-cell office:value-type="float" office:value="1232447" calcext:value-type="float">
            <text:p>1232447</text:p>
          </table:table-cell>
          <table:table-cell office:value-type="float" office:value="-0.830078" calcext:value-type="float">
            <text:p>-0.830078</text:p>
          </table:table-cell>
          <table:table-cell office:value-type="float" office:value="0.743164" calcext:value-type="float">
            <text:p>0.743164</text:p>
          </table:table-cell>
          <table:table-cell office:value-type="float" office:value="0.202148" calcext:value-type="float">
            <text:p>0.202148</text:p>
          </table:table-cell>
          <table:table-cell office:value-type="float" office:value="-3.048745" calcext:value-type="float">
            <text:p>-3.048745</text:p>
          </table:table-cell>
          <table:table-cell office:value-type="float" office:value="0.807459" calcext:value-type="float">
            <text:p>0.807459</text:p>
          </table:table-cell>
          <table:table-cell office:value-type="float" office:value="1.802403" calcext:value-type="float">
            <text:p>1.802403</text:p>
          </table:table-cell>
        </table:table-row>
        <table:table-row table:style-name="ro1">
          <table:table-cell office:value-type="float" office:value="1233695" calcext:value-type="float">
            <text:p>1233695</text:p>
          </table:table-cell>
          <table:table-cell office:value-type="float" office:value="-0.753906" calcext:value-type="float">
            <text:p>-0.75390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08008" calcext:value-type="float">
            <text:p>0.208008</text:p>
          </table:table-cell>
          <table:table-cell office:value-type="float" office:value="-3.02744" calcext:value-type="float">
            <text:p>-3.02744</text:p>
          </table:table-cell>
          <table:table-cell office:value-type="float" office:value="0.732892" calcext:value-type="float">
            <text:p>0.732892</text:p>
          </table:table-cell>
          <table:table-cell office:value-type="float" office:value="1.802403" calcext:value-type="float">
            <text:p>1.802403</text:p>
          </table:table-cell>
        </table:table-row>
        <table:table-row table:style-name="ro1">
          <table:table-cell office:value-type="float" office:value="1234944" calcext:value-type="float">
            <text:p>1234944</text:p>
          </table:table-cell>
          <table:table-cell office:value-type="float" office:value="-0.719727" calcext:value-type="float">
            <text:p>-0.719727</text:p>
          </table:table-cell>
          <table:table-cell office:value-type="float" office:value="0.662109" calcext:value-type="float">
            <text:p>0.662109</text:p>
          </table:table-cell>
          <table:table-cell office:value-type="float" office:value="0.202148" calcext:value-type="float">
            <text:p>0.202148</text:p>
          </table:table-cell>
          <table:table-cell office:value-type="float" office:value="-2.991222" calcext:value-type="float">
            <text:p>-2.991222</text:p>
          </table:table-cell>
          <table:table-cell office:value-type="float" office:value="0.692412" calcext:value-type="float">
            <text:p>0.692412</text:p>
          </table:table-cell>
          <table:table-cell office:value-type="float" office:value="1.813055" calcext:value-type="float">
            <text:p>1.813055</text:p>
          </table:table-cell>
        </table:table-row>
        <table:table-row table:style-name="ro1">
          <table:table-cell office:value-type="float" office:value="1236193" calcext:value-type="float">
            <text:p>1236193</text:p>
          </table:table-cell>
          <table:table-cell office:value-type="float" office:value="-0.689453" calcext:value-type="float">
            <text:p>-0.689453</text:p>
          </table:table-cell>
          <table:table-cell office:value-type="float" office:value="0.641602" calcext:value-type="float">
            <text:p>0.641602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-2.976309" calcext:value-type="float">
            <text:p>-2.976309</text:p>
          </table:table-cell>
          <table:table-cell office:value-type="float" office:value="0.673238" calcext:value-type="float">
            <text:p>0.673238</text:p>
          </table:table-cell>
          <table:table-cell office:value-type="float" office:value="1.815186" calcext:value-type="float">
            <text:p>1.815186</text:p>
          </table:table-cell>
        </table:table-row>
        <table:table-row table:style-name="ro1">
          <table:table-cell office:value-type="float" office:value="1237441" calcext:value-type="float">
            <text:p>1237441</text:p>
          </table:table-cell>
          <table:table-cell office:value-type="float" office:value="-0.668945" calcext:value-type="float">
            <text:p>-0.668945</text:p>
          </table:table-cell>
          <table:table-cell office:value-type="float" office:value="0.621094" calcext:value-type="float">
            <text:p>0.621094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-2.986961" calcext:value-type="float">
            <text:p>-2.986961</text:p>
          </table:table-cell>
          <table:table-cell office:value-type="float" office:value="0.630628" calcext:value-type="float">
            <text:p>0.630628</text:p>
          </table:table-cell>
          <table:table-cell office:value-type="float" office:value="1.802403" calcext:value-type="float">
            <text:p>1.802403</text:p>
          </table:table-cell>
        </table:table-row>
        <table:table-row table:style-name="ro1">
          <table:table-cell office:value-type="float" office:value="1238690" calcext:value-type="float">
            <text:p>1238690</text:p>
          </table:table-cell>
          <table:table-cell office:value-type="float" office:value="-0.621094" calcext:value-type="float">
            <text:p>-0.621094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-2.999744" calcext:value-type="float">
            <text:p>-2.999744</text:p>
          </table:table-cell>
          <table:table-cell office:value-type="float" office:value="0.562452" calcext:value-type="float">
            <text:p>0.562452</text:p>
          </table:table-cell>
          <table:table-cell office:value-type="float" office:value="1.770446" calcext:value-type="float">
            <text:p>1.770446</text:p>
          </table:table-cell>
        </table:table-row>
        <table:table-row table:style-name="ro1">
          <table:table-cell office:value-type="float" office:value="1239939" calcext:value-type="float">
            <text:p>1239939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0.577148" calcext:value-type="float">
            <text:p>0.577148</text:p>
          </table:table-cell>
          <table:table-cell office:value-type="float" office:value="0.178711" calcext:value-type="float">
            <text:p>0.178711</text:p>
          </table:table-cell>
          <table:table-cell office:value-type="float" office:value="-3.001875" calcext:value-type="float">
            <text:p>-3.001875</text:p>
          </table:table-cell>
          <table:table-cell office:value-type="float" office:value="0.483623" calcext:value-type="float">
            <text:p>0.483623</text:p>
          </table:table-cell>
          <table:table-cell office:value-type="float" office:value="1.717183" calcext:value-type="float">
            <text:p>1.717183</text:p>
          </table:table-cell>
        </table:table-row>
        <table:table-row table:style-name="ro1">
          <table:table-cell office:value-type="float" office:value="1241187" calcext:value-type="float">
            <text:p>1241187</text:p>
          </table:table-cell>
          <table:table-cell office:value-type="float" office:value="-0.573242" calcext:value-type="float">
            <text:p>-0.573242</text:p>
          </table:table-cell>
          <table:table-cell office:value-type="float" office:value="0.545898" calcext:value-type="float">
            <text:p>0.545898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-2.995483" calcext:value-type="float">
            <text:p>-2.995483</text:p>
          </table:table-cell>
          <table:table-cell office:value-type="float" office:value="0.411187" calcext:value-type="float">
            <text:p>0.411187</text:p>
          </table:table-cell>
          <table:table-cell office:value-type="float" office:value="1.668181" calcext:value-type="float">
            <text:p>1.668181</text:p>
          </table:table-cell>
        </table:table-row>
        <table:table-row table:style-name="ro1">
          <table:table-cell office:value-type="float" office:value="1242436" calcext:value-type="float">
            <text:p>1242436</text:p>
          </table:table-cell>
          <table:table-cell office:value-type="float" office:value="-0.563477" calcext:value-type="float">
            <text:p>-0.563477</text:p>
          </table:table-cell>
          <table:table-cell office:value-type="float" office:value="0.514648" calcext:value-type="float">
            <text:p>0.514648</text:p>
          </table:table-cell>
          <table:table-cell office:value-type="float" office:value="0.193359" calcext:value-type="float">
            <text:p>0.193359</text:p>
          </table:table-cell>
          <table:table-cell office:value-type="float" office:value="-3.010397" calcext:value-type="float">
            <text:p>-3.010397</text:p>
          </table:table-cell>
          <table:table-cell office:value-type="float" office:value="0.347272" calcext:value-type="float">
            <text:p>0.347272</text:p>
          </table:table-cell>
          <table:table-cell office:value-type="float" office:value="1.629833" calcext:value-type="float">
            <text:p>1.629833</text:p>
          </table:table-cell>
        </table:table-row>
        <table:table-row table:style-name="ro1">
          <table:table-cell office:value-type="float" office:value="1243685" calcext:value-type="float">
            <text:p>1243685</text:p>
          </table:table-cell>
          <table:table-cell office:value-type="float" office:value="-0.521484" calcext:value-type="float">
            <text:p>-0.521484</text:p>
          </table:table-cell>
          <table:table-cell office:value-type="float" office:value="0.472656" calcext:value-type="float">
            <text:p>0.472656</text:p>
          </table:table-cell>
          <table:table-cell office:value-type="float" office:value="0.188477" calcext:value-type="float">
            <text:p>0.188477</text:p>
          </table:table-cell>
          <table:table-cell office:value-type="float" office:value="-3.046615" calcext:value-type="float">
            <text:p>-3.046615</text:p>
          </table:table-cell>
          <table:table-cell office:value-type="float" office:value="0.281226" calcext:value-type="float">
            <text:p>0.281226</text:p>
          </table:table-cell>
          <table:table-cell office:value-type="float" office:value="1.572309" calcext:value-type="float">
            <text:p>1.572309</text:p>
          </table:table-cell>
        </table:table-row>
        <table:table-row table:style-name="ro1">
          <table:table-cell office:value-type="float" office:value="1244933" calcext:value-type="float">
            <text:p>1244933</text:p>
          </table:table-cell>
          <table:table-cell office:value-type="float" office:value="-0.484375" calcext:value-type="float">
            <text:p>-0.484375</text:p>
          </table:table-cell>
          <table:table-cell office:value-type="float" office:value="0.454102" calcext:value-type="float">
            <text:p>0.454102</text:p>
          </table:table-cell>
          <table:table-cell office:value-type="float" office:value="0.197266" calcext:value-type="float">
            <text:p>0.197266</text:p>
          </table:table-cell>
          <table:table-cell office:value-type="float" office:value="-3.072181" calcext:value-type="float">
            <text:p>-3.072181</text:p>
          </table:table-cell>
          <table:table-cell office:value-type="float" office:value="0.208789" calcext:value-type="float">
            <text:p>0.208789</text:p>
          </table:table-cell>
          <table:table-cell office:value-type="float" office:value="1.482828" calcext:value-type="float">
            <text:p>1.482828</text:p>
          </table:table-cell>
        </table:table-row>
        <table:table-row table:style-name="ro1">
          <table:table-cell office:value-type="float" office:value="1246184" calcext:value-type="float">
            <text:p>1246184</text:p>
          </table:table-cell>
          <table:table-cell office:value-type="float" office:value="-0.459961" calcext:value-type="float">
            <text:p>-0.459961</text:p>
          </table:table-cell>
          <table:table-cell office:value-type="float" office:value="0.439453" calcext:value-type="float">
            <text:p>0.439453</text:p>
          </table:table-cell>
          <table:table-cell office:value-type="float" office:value="0.210937" calcext:value-type="float">
            <text:p>0.210937</text:p>
          </table:table-cell>
          <table:table-cell office:value-type="float" office:value="-3.074311" calcext:value-type="float">
            <text:p>-3.074311</text:p>
          </table:table-cell>
          <table:table-cell office:value-type="float" office:value="0.136352" calcext:value-type="float">
            <text:p>0.136352</text:p>
          </table:table-cell>
          <table:table-cell office:value-type="float" office:value="1.382694" calcext:value-type="float">
            <text:p>1.382694</text:p>
          </table:table-cell>
        </table:table-row>
        <table:table-row table:style-name="ro1">
          <table:table-cell office:value-type="float" office:value="1247431" calcext:value-type="float">
            <text:p>1247431</text:p>
          </table:table-cell>
          <table:table-cell office:value-type="float" office:value="-0.461914" calcext:value-type="float">
            <text:p>-0.461914</text:p>
          </table:table-cell>
          <table:table-cell office:value-type="float" office:value="0.412109" calcext:value-type="float">
            <text:p>0.412109</text:p>
          </table:table-cell>
          <table:table-cell office:value-type="float" office:value="0.223633" calcext:value-type="float">
            <text:p>0.223633</text:p>
          </table:table-cell>
          <table:table-cell office:value-type="float" office:value="-3.06579" calcext:value-type="float">
            <text:p>-3.06579</text:p>
          </table:table-cell>
          <table:table-cell office:value-type="float" office:value="0.080959" calcext:value-type="float">
            <text:p>0.080959</text:p>
          </table:table-cell>
          <table:table-cell office:value-type="float" office:value="1.310258" calcext:value-type="float">
            <text:p>1.310258</text:p>
          </table:table-cell>
        </table:table-row>
        <table:table-row table:style-name="ro1">
          <table:table-cell office:value-type="float" office:value="1248681" calcext:value-type="float">
            <text:p>1248681</text:p>
          </table:table-cell>
          <table:table-cell office:value-type="float" office:value="-0.435547" calcext:value-type="float">
            <text:p>-0.435547</text:p>
          </table:table-cell>
          <table:table-cell office:value-type="float" office:value="0.368164" calcext:value-type="float">
            <text:p>0.368164</text:p>
          </table:table-cell>
          <table:table-cell office:value-type="float" office:value="0.254883" calcext:value-type="float">
            <text:p>0.254883</text:p>
          </table:table-cell>
          <table:table-cell office:value-type="float" office:value="-3.038093" calcext:value-type="float">
            <text:p>-3.038093</text:p>
          </table:table-cell>
          <table:table-cell office:value-type="float" office:value="0.051132" calcext:value-type="float">
            <text:p>0.051132</text:p>
          </table:table-cell>
          <table:table-cell office:value-type="float" office:value="1.229299" calcext:value-type="float">
            <text:p>1.229299</text:p>
          </table:table-cell>
        </table:table-row>
        <table:table-row table:style-name="ro1">
          <table:table-cell office:value-type="float" office:value="1249928" calcext:value-type="float">
            <text:p>1249928</text:p>
          </table:table-cell>
          <table:table-cell office:value-type="float" office:value="-0.420898" calcext:value-type="float">
            <text:p>-0.420898</text:p>
          </table:table-cell>
          <table:table-cell office:value-type="float" office:value="0.344727" calcext:value-type="float">
            <text:p>0.344727</text:p>
          </table:table-cell>
          <table:table-cell office:value-type="float" office:value="0.257812" calcext:value-type="float">
            <text:p>0.257812</text:p>
          </table:table-cell>
          <table:table-cell office:value-type="float" office:value="-3.008266" calcext:value-type="float">
            <text:p>-3.008266</text:p>
          </table:table-cell>
          <table:table-cell office:value-type="float" office:value="0.025566" calcext:value-type="float">
            <text:p>0.025566</text:p>
          </table:table-cell>
          <table:table-cell office:value-type="float" office:value="1.146209" calcext:value-type="float">
            <text:p>1.146209</text:p>
          </table:table-cell>
        </table:table-row>
        <table:table-row table:style-name="ro1">
          <table:table-cell office:value-type="float" office:value="1251177" calcext:value-type="float">
            <text:p>1251177</text:p>
          </table:table-cell>
          <table:table-cell office:value-type="float" office:value="-0.415039" calcext:value-type="float">
            <text:p>-0.415039</text:p>
          </table:table-cell>
          <table:table-cell office:value-type="float" office:value="0.317383" calcext:value-type="float">
            <text:p>0.317383</text:p>
          </table:table-cell>
          <table:table-cell office:value-type="float" office:value="0.267578" calcext:value-type="float">
            <text:p>0.267578</text:p>
          </table:table-cell>
          <table:table-cell office:value-type="float" office:value="-2.972047" calcext:value-type="float">
            <text:p>-2.972047</text:p>
          </table:table-cell>
          <table:table-cell office:value-type="float" office:value="0.002131" calcext:value-type="float">
            <text:p>0.002131</text:p>
          </table:table-cell>
          <table:table-cell office:value-type="float" office:value="1.067381" calcext:value-type="float">
            <text:p>1.067381</text:p>
          </table:table-cell>
        </table:table-row>
        <table:table-row table:style-name="ro1">
          <table:table-cell office:value-type="float" office:value="1252427" calcext:value-type="float">
            <text:p>1252427</text:p>
          </table:table-cell>
          <table:table-cell office:value-type="float" office:value="-0.415039" calcext:value-type="float">
            <text:p>-0.415039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289062" calcext:value-type="float">
            <text:p>0.289062</text:p>
          </table:table-cell>
          <table:table-cell office:value-type="float" office:value="-2.927307" calcext:value-type="float">
            <text:p>-2.927307</text:p>
          </table:table-cell>
          <table:table-cell office:value-type="float" office:value="-0.04048" calcext:value-type="float">
            <text:p>-0.04048</text:p>
          </table:table-cell>
          <table:table-cell office:value-type="float" office:value="0.999205" calcext:value-type="float">
            <text:p>0.999205</text:p>
          </table:table-cell>
        </table:table-row>
        <table:table-row table:style-name="ro1">
          <table:table-cell office:value-type="float" office:value="1253674" calcext:value-type="float">
            <text:p>1253674</text:p>
          </table:table-cell>
          <table:table-cell office:value-type="float" office:value="-0.446289" calcext:value-type="float">
            <text:p>-0.446289</text:p>
          </table:table-cell>
          <table:table-cell office:value-type="float" office:value="0.224609" calcext:value-type="float">
            <text:p>0.224609</text:p>
          </table:table-cell>
          <table:table-cell office:value-type="float" office:value="0.291016" calcext:value-type="float">
            <text:p>0.291016</text:p>
          </table:table-cell>
          <table:table-cell office:value-type="float" office:value="-2.908133" calcext:value-type="float">
            <text:p>-2.908133</text:p>
          </table:table-cell>
          <table:table-cell office:value-type="float" office:value="-0.08735" calcext:value-type="float">
            <text:p>-0.08735</text:p>
          </table:table-cell>
          <table:table-cell office:value-type="float" office:value="0.960855" calcext:value-type="float">
            <text:p>0.960855</text:p>
          </table:table-cell>
        </table:table-row>
        <table:table-row table:style-name="ro1">
          <table:table-cell office:value-type="float" office:value="1254923" calcext:value-type="float">
            <text:p>1254923</text:p>
          </table:table-cell>
          <table:table-cell office:value-type="float" office:value="-0.462891" calcext:value-type="float">
            <text:p>-0.462891</text:p>
          </table:table-cell>
          <table:table-cell office:value-type="float" office:value="0.202148" calcext:value-type="float">
            <text:p>0.202148</text:p>
          </table:table-cell>
          <table:table-cell office:value-type="float" office:value="0.286133" calcext:value-type="float">
            <text:p>0.286133</text:p>
          </table:table-cell>
          <table:table-cell office:value-type="float" office:value="-2.923046" calcext:value-type="float">
            <text:p>-2.923046</text:p>
          </table:table-cell>
          <table:table-cell office:value-type="float" office:value="-0.119308" calcext:value-type="float">
            <text:p>-0.119308</text:p>
          </table:table-cell>
          <table:table-cell office:value-type="float" office:value="0.93955" calcext:value-type="float">
            <text:p>0.93955</text:p>
          </table:table-cell>
        </table:table-row>
        <table:table-row table:style-name="ro1">
          <table:table-cell office:value-type="float" office:value="1256173" calcext:value-type="float">
            <text:p>1256173</text:p>
          </table:table-cell>
          <table:table-cell office:value-type="float" office:value="-0.46582" calcext:value-type="float">
            <text:p>-0.46582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-2.950743" calcext:value-type="float">
            <text:p>-2.950743</text:p>
          </table:table-cell>
          <table:table-cell office:value-type="float" office:value="-0.164049" calcext:value-type="float">
            <text:p>-0.164049</text:p>
          </table:table-cell>
          <table:table-cell office:value-type="float" office:value="0.905463" calcext:value-type="float">
            <text:p>0.905463</text:p>
          </table:table-cell>
        </table:table-row>
        <table:table-row table:style-name="ro1">
          <table:table-cell office:value-type="float" office:value="1257420" calcext:value-type="float">
            <text:p>1257420</text:p>
          </table:table-cell>
          <table:table-cell office:value-type="float" office:value="-0.454102" calcext:value-type="float">
            <text:p>-0.454102</text:p>
          </table:table-cell>
          <table:table-cell office:value-type="float" office:value="0.172852" calcext:value-type="float">
            <text:p>0.172852</text:p>
          </table:table-cell>
          <table:table-cell office:value-type="float" office:value="0.303711" calcext:value-type="float">
            <text:p>0.303711</text:p>
          </table:table-cell>
          <table:table-cell office:value-type="float" office:value="-2.948612" calcext:value-type="float">
            <text:p>-2.948612</text:p>
          </table:table-cell>
          <table:table-cell office:value-type="float" office:value="-0.202398" calcext:value-type="float">
            <text:p>-0.202398</text:p>
          </table:table-cell>
          <table:table-cell office:value-type="float" office:value="0.873505" calcext:value-type="float">
            <text:p>0.873505</text:p>
          </table:table-cell>
        </table:table-row>
        <table:table-row table:style-name="ro1">
          <table:table-cell office:value-type="float" office:value="1258670" calcext:value-type="float">
            <text:p>1258670</text:p>
          </table:table-cell>
          <table:table-cell office:value-type="float" office:value="-0.449219" calcext:value-type="float">
            <text:p>-0.449219</text:p>
          </table:table-cell>
          <table:table-cell office:value-type="float" office:value="0.130859" calcext:value-type="float">
            <text:p>0.130859</text:p>
          </table:table-cell>
          <table:table-cell office:value-type="float" office:value="0.330078" calcext:value-type="float">
            <text:p>0.330078</text:p>
          </table:table-cell>
          <table:table-cell office:value-type="float" office:value="-2.927307" calcext:value-type="float">
            <text:p>-2.927307</text:p>
          </table:table-cell>
          <table:table-cell office:value-type="float" office:value="-0.225833" calcext:value-type="float">
            <text:p>-0.225833</text:p>
          </table:table-cell>
          <table:table-cell office:value-type="float" office:value="0.858591" calcext:value-type="float">
            <text:p>0.858591</text:p>
          </table:table-cell>
        </table:table-row>
        <table:table-row table:style-name="ro1">
          <table:table-cell office:value-type="float" office:value="1259918" calcext:value-type="float">
            <text:p>1259918</text:p>
          </table:table-cell>
          <table:table-cell office:value-type="float" office:value="-0.451172" calcext:value-type="float">
            <text:p>-0.451172</text:p>
          </table:table-cell>
          <table:table-cell office:value-type="float" office:value="0.118164" calcext:value-type="float">
            <text:p>0.118164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-2.914524" calcext:value-type="float">
            <text:p>-2.914524</text:p>
          </table:table-cell>
          <table:table-cell office:value-type="float" office:value="-0.232225" calcext:value-type="float">
            <text:p>-0.232225</text:p>
          </table:table-cell>
          <table:table-cell office:value-type="float" office:value="0.845808" calcext:value-type="float">
            <text:p>0.845808</text:p>
          </table:table-cell>
        </table:table-row>
        <table:table-row table:style-name="ro1">
          <table:table-cell office:value-type="float" office:value="1261168" calcext:value-type="float">
            <text:p>1261168</text:p>
          </table:table-cell>
          <table:table-cell office:value-type="float" office:value="-0.450195" calcext:value-type="float">
            <text:p>-0.450195</text:p>
          </table:table-cell>
          <table:table-cell office:value-type="float" office:value="0.103516" calcext:value-type="float">
            <text:p>0.103516</text:p>
          </table:table-cell>
          <table:table-cell office:value-type="float" office:value="0.338867" calcext:value-type="float">
            <text:p>0.338867</text:p>
          </table:table-cell>
          <table:table-cell office:value-type="float" office:value="-2.893219" calcext:value-type="float">
            <text:p>-2.893219</text:p>
          </table:table-cell>
          <table:table-cell office:value-type="float" office:value="-0.232225" calcext:value-type="float">
            <text:p>-0.232225</text:p>
          </table:table-cell>
          <table:table-cell office:value-type="float" office:value="0.837287" calcext:value-type="float">
            <text:p>0.837287</text:p>
          </table:table-cell>
        </table:table-row>
        <table:table-row table:style-name="ro1">
          <table:table-cell office:value-type="float" office:value="1262415" calcext:value-type="float">
            <text:p>1262415</text:p>
          </table:table-cell>
          <table:table-cell office:value-type="float" office:value="-0.443359" calcext:value-type="float">
            <text:p>-0.443359</text:p>
          </table:table-cell>
          <table:table-cell office:value-type="float" office:value="0.085938" calcext:value-type="float">
            <text:p>0.085938</text:p>
          </table:table-cell>
          <table:table-cell office:value-type="float" office:value="0.368164" calcext:value-type="float">
            <text:p>0.368164</text:p>
          </table:table-cell>
          <table:table-cell office:value-type="float" office:value="-2.844218" calcext:value-type="float">
            <text:p>-2.844218</text:p>
          </table:table-cell>
          <table:table-cell office:value-type="float" office:value="-0.225833" calcext:value-type="float">
            <text:p>-0.225833</text:p>
          </table:table-cell>
          <table:table-cell office:value-type="float" office:value="0.826634" calcext:value-type="float">
            <text:p>0.826634</text:p>
          </table:table-cell>
        </table:table-row>
        <table:table-row table:style-name="ro1">
          <table:table-cell office:value-type="float" office:value="1263664" calcext:value-type="float">
            <text:p>1263664</text:p>
          </table:table-cell>
          <table:table-cell office:value-type="float" office:value="-0.469727" calcext:value-type="float">
            <text:p>-0.469727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376953" calcext:value-type="float">
            <text:p>0.376953</text:p>
          </table:table-cell>
          <table:table-cell office:value-type="float" office:value="-2.793086" calcext:value-type="float">
            <text:p>-2.793086</text:p>
          </table:table-cell>
          <table:table-cell office:value-type="float" office:value="-0.234355" calcext:value-type="float">
            <text:p>-0.234355</text:p>
          </table:table-cell>
          <table:table-cell office:value-type="float" office:value="0.828765" calcext:value-type="float">
            <text:p>0.828765</text:p>
          </table:table-cell>
        </table:table-row>
        <table:table-row table:style-name="ro1">
          <table:table-cell office:value-type="float" office:value="1264915" calcext:value-type="float">
            <text:p>1264915</text:p>
          </table:table-cell>
          <table:table-cell office:value-type="float" office:value="-0.481445" calcext:value-type="float">
            <text:p>-0.481445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385742" calcext:value-type="float">
            <text:p>0.385742</text:p>
          </table:table-cell>
          <table:table-cell office:value-type="float" office:value="-2.724909" calcext:value-type="float">
            <text:p>-2.724909</text:p>
          </table:table-cell>
          <table:table-cell office:value-type="float" office:value="-0.245007" calcext:value-type="float">
            <text:p>-0.245007</text:p>
          </table:table-cell>
          <table:table-cell office:value-type="float" office:value="0.8522" calcext:value-type="float">
            <text:p>0.8522</text:p>
          </table:table-cell>
        </table:table-row>
        <table:table-row table:style-name="ro1">
          <table:table-cell office:value-type="float" office:value="1266161" calcext:value-type="float">
            <text:p>1266161</text:p>
          </table:table-cell>
          <table:table-cell office:value-type="float" office:value="-0.484375" calcext:value-type="float">
            <text:p>-0.484375</text:p>
          </table:table-cell>
          <table:table-cell office:value-type="float" office:value="-0.014648" calcext:value-type="float">
            <text:p>-0.014648</text:p>
          </table:table-cell>
          <table:table-cell office:value-type="float" office:value="0.386719" calcext:value-type="float">
            <text:p>0.386719</text:p>
          </table:table-cell>
          <table:table-cell office:value-type="float" office:value="-2.660995" calcext:value-type="float">
            <text:p>-2.660995</text:p>
          </table:table-cell>
          <table:table-cell office:value-type="float" office:value="-0.236486" calcext:value-type="float">
            <text:p>-0.236486</text:p>
          </table:table-cell>
          <table:table-cell office:value-type="float" office:value="0.890549" calcext:value-type="float">
            <text:p>0.890549</text:p>
          </table:table-cell>
        </table:table-row>
        <table:table-row table:style-name="ro1">
          <table:table-cell office:value-type="float" office:value="1267410" calcext:value-type="float">
            <text:p>1267410</text:p>
          </table:table-cell>
          <table:table-cell office:value-type="float" office:value="-0.481445" calcext:value-type="float">
            <text:p>-0.481445</text:p>
          </table:table-cell>
          <table:table-cell office:value-type="float" office:value="-0.018555" calcext:value-type="float">
            <text:p>-0.018555</text:p>
          </table:table-cell>
          <table:table-cell office:value-type="float" office:value="0.380859" calcext:value-type="float">
            <text:p>0.380859</text:p>
          </table:table-cell>
          <table:table-cell office:value-type="float" office:value="-2.605602" calcext:value-type="float">
            <text:p>-2.605602</text:p>
          </table:table-cell>
          <table:table-cell office:value-type="float" office:value="-0.221572" calcext:value-type="float">
            <text:p>-0.221572</text:p>
          </table:table-cell>
          <table:table-cell office:value-type="float" office:value="0.926767" calcext:value-type="float">
            <text:p>0.926767</text:p>
          </table:table-cell>
        </table:table-row>
        <table:table-row table:style-name="ro1">
          <table:table-cell office:value-type="float" office:value="1268660" calcext:value-type="float">
            <text:p>1268660</text:p>
          </table:table-cell>
          <table:table-cell office:value-type="float" office:value="-0.501953" calcext:value-type="float">
            <text:p>-0.501953</text:p>
          </table:table-cell>
          <table:table-cell office:value-type="float" office:value="-0.025391" calcext:value-type="float">
            <text:p>-0.025391</text:p>
          </table:table-cell>
          <table:table-cell office:value-type="float" office:value="0.353516" calcext:value-type="float">
            <text:p>0.353516</text:p>
          </table:table-cell>
          <table:table-cell office:value-type="float" office:value="-2.573644" calcext:value-type="float">
            <text:p>-2.573644</text:p>
          </table:table-cell>
          <table:table-cell office:value-type="float" office:value="-0.191745" calcext:value-type="float">
            <text:p>-0.191745</text:p>
          </table:table-cell>
          <table:table-cell office:value-type="float" office:value="0.986422" calcext:value-type="float">
            <text:p>0.986422</text:p>
          </table:table-cell>
        </table:table-row>
        <table:table-row table:style-name="ro1">
          <table:table-cell office:value-type="float" office:value="1269907" calcext:value-type="float">
            <text:p>1269907</text:p>
          </table:table-cell>
          <table:table-cell office:value-type="float" office:value="-0.519531" calcext:value-type="float">
            <text:p>-0.519531</text:p>
          </table:table-cell>
          <table:table-cell office:value-type="float" office:value="-0.029297" calcext:value-type="float">
            <text:p>-0.029297</text:p>
          </table:table-cell>
          <table:table-cell office:value-type="float" office:value="0.337891" calcext:value-type="float">
            <text:p>0.337891</text:p>
          </table:table-cell>
          <table:table-cell office:value-type="float" office:value="-2.575775" calcext:value-type="float">
            <text:p>-2.575775</text:p>
          </table:table-cell>
          <table:table-cell office:value-type="float" office:value="-0.161918" calcext:value-type="float">
            <text:p>-0.161918</text:p>
          </table:table-cell>
          <table:table-cell office:value-type="float" office:value="1.067381" calcext:value-type="float">
            <text:p>1.067381</text:p>
          </table:table-cell>
        </table:table-row>
        <table:table-row table:style-name="ro1">
          <table:table-cell office:value-type="float" office:value="1271156" calcext:value-type="float">
            <text:p>1271156</text:p>
          </table:table-cell>
          <table:table-cell office:value-type="float" office:value="-0.511719" calcext:value-type="float">
            <text:p>-0.511719</text:p>
          </table:table-cell>
          <table:table-cell office:value-type="float" office:value="-0.019531" calcext:value-type="float">
            <text:p>-0.019531</text:p>
          </table:table-cell>
          <table:table-cell office:value-type="float" office:value="0.337891" calcext:value-type="float">
            <text:p>0.337891</text:p>
          </table:table-cell>
          <table:table-cell office:value-type="float" office:value="-2.588557" calcext:value-type="float">
            <text:p>-2.588557</text:p>
          </table:table-cell>
          <table:table-cell office:value-type="float" office:value="-0.134221" calcext:value-type="float">
            <text:p>-0.134221</text:p>
          </table:table-cell>
          <table:table-cell office:value-type="float" office:value="1.139817" calcext:value-type="float">
            <text:p>1.139817</text:p>
          </table:table-cell>
        </table:table-row>
        <table:table-row table:style-name="ro1">
          <table:table-cell office:value-type="float" office:value="1272406" calcext:value-type="float">
            <text:p>1272406</text:p>
          </table:table-cell>
          <table:table-cell office:value-type="float" office:value="-0.489258" calcext:value-type="float">
            <text:p>-0.489258</text:p>
          </table:table-cell>
          <table:table-cell office:value-type="float" office:value="-0.013672" calcext:value-type="float">
            <text:p>-0.013672</text:p>
          </table:table-cell>
          <table:table-cell office:value-type="float" office:value="0.356445" calcext:value-type="float">
            <text:p>0.356445</text:p>
          </table:table-cell>
          <table:table-cell office:value-type="float" office:value="-2.592818" calcext:value-type="float">
            <text:p>-2.592818</text:p>
          </table:table-cell>
          <table:table-cell office:value-type="float" office:value="-0.104395" calcext:value-type="float">
            <text:p>-0.104395</text:p>
          </table:table-cell>
          <table:table-cell office:value-type="float" office:value="1.178167" calcext:value-type="float">
            <text:p>1.178167</text:p>
          </table:table-cell>
        </table:table-row>
        <table:table-row table:style-name="ro1">
          <table:table-cell office:value-type="float" office:value="1273653" calcext:value-type="float">
            <text:p>1273653</text:p>
          </table:table-cell>
          <table:table-cell office:value-type="float" office:value="-0.462891" calcext:value-type="float">
            <text:p>-0.462891</text:p>
          </table:table-cell>
          <table:table-cell office:value-type="float" office:value="-0.005859" calcext:value-type="float">
            <text:p>-0.005859</text:p>
          </table:table-cell>
          <table:table-cell office:value-type="float" office:value="0.389648" calcext:value-type="float">
            <text:p>0.389648</text:p>
          </table:table-cell>
          <table:table-cell office:value-type="float" office:value="-2.582166" calcext:value-type="float">
            <text:p>-2.582166</text:p>
          </table:table-cell>
          <table:table-cell office:value-type="float" office:value="-0.080959" calcext:value-type="float">
            <text:p>-0.080959</text:p>
          </table:table-cell>
          <table:table-cell office:value-type="float" office:value="1.201602" calcext:value-type="float">
            <text:p>1.201602</text:p>
          </table:table-cell>
        </table:table-row>
        <table:table-row table:style-name="ro1">
          <table:table-cell office:value-type="float" office:value="1274902" calcext:value-type="float">
            <text:p>1274902</text:p>
          </table:table-cell>
          <table:table-cell office:value-type="float" office:value="-0.454102" calcext:value-type="float">
            <text:p>-0.454102</text:p>
          </table:table-cell>
          <table:table-cell office:value-type="float" office:value="-0.009766" calcext:value-type="float">
            <text:p>-0.009766</text:p>
          </table:table-cell>
          <table:table-cell office:value-type="float" office:value="0.400391" calcext:value-type="float">
            <text:p>0.400391</text:p>
          </table:table-cell>
          <table:table-cell office:value-type="float" office:value="-2.560861" calcext:value-type="float">
            <text:p>-2.560861</text:p>
          </table:table-cell>
          <table:table-cell office:value-type="float" office:value="-0.068176" calcext:value-type="float">
            <text:p>-0.068176</text:p>
          </table:table-cell>
          <table:table-cell office:value-type="float" office:value="1.239951" calcext:value-type="float">
            <text:p>1.239951</text:p>
          </table:table-cell>
        </table:table-row>
        <table:table-row table:style-name="ro1">
          <table:table-cell office:value-type="float" office:value="1276152" calcext:value-type="float">
            <text:p>1276152</text:p>
          </table:table-cell>
          <table:table-cell office:value-type="float" office:value="-0.448242" calcext:value-type="float">
            <text:p>-0.448242</text:p>
          </table:table-cell>
          <table:table-cell office:value-type="float" office:value="-0.012695" calcext:value-type="float">
            <text:p>-0.01269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2.528904" calcext:value-type="float">
            <text:p>-2.528904</text:p>
          </table:table-cell>
          <table:table-cell office:value-type="float" office:value="-0.068176" calcext:value-type="float">
            <text:p>-0.068176</text:p>
          </table:table-cell>
          <table:table-cell office:value-type="float" office:value="1.261256" calcext:value-type="float">
            <text:p>1.261256</text:p>
          </table:table-cell>
        </table:table-row>
        <table:table-row table:style-name="ro1">
          <table:table-cell office:value-type="float" office:value="1277399" calcext:value-type="float">
            <text:p>1277399</text:p>
          </table:table-cell>
          <table:table-cell office:value-type="float" office:value="-0.442383" calcext:value-type="float">
            <text:p>-0.442383</text:p>
          </table:table-cell>
          <table:table-cell office:value-type="float" office:value="-0.017578" calcext:value-type="float">
            <text:p>-0.017578</text:p>
          </table:table-cell>
          <table:table-cell office:value-type="float" office:value="0.445312" calcext:value-type="float">
            <text:p>0.445312</text:p>
          </table:table-cell>
          <table:table-cell office:value-type="float" office:value="-2.484163" calcext:value-type="float">
            <text:p>-2.484163</text:p>
          </table:table-cell>
          <table:table-cell office:value-type="float" office:value="-0.078828" calcext:value-type="float">
            <text:p>-0.078828</text:p>
          </table:table-cell>
          <table:table-cell office:value-type="float" office:value="1.274039" calcext:value-type="float">
            <text:p>1.274039</text:p>
          </table:table-cell>
        </table:table-row>
        <table:table-row table:style-name="ro1">
          <table:table-cell office:value-type="float" office:value="1278648" calcext:value-type="float">
            <text:p>1278648</text:p>
          </table:table-cell>
          <table:table-cell office:value-type="float" office:value="-0.424805" calcext:value-type="float">
            <text:p>-0.424805</text:p>
          </table:table-cell>
          <table:table-cell office:value-type="float" office:value="-0.037109" calcext:value-type="float">
            <text:p>-0.037109</text:p>
          </table:table-cell>
          <table:table-cell office:value-type="float" office:value="0.476562" calcext:value-type="float">
            <text:p>0.476562</text:p>
          </table:table-cell>
          <table:table-cell office:value-type="float" office:value="-2.443684" calcext:value-type="float">
            <text:p>-2.443684</text:p>
          </table:table-cell>
          <table:table-cell office:value-type="float" office:value="-0.095872" calcext:value-type="float">
            <text:p>-0.095872</text:p>
          </table:table-cell>
          <table:table-cell office:value-type="float" office:value="1.280431" calcext:value-type="float">
            <text:p>1.280431</text:p>
          </table:table-cell>
        </table:table-row>
        <table:table-row table:style-name="ro1">
          <table:table-cell office:value-type="float" office:value="1279898" calcext:value-type="float">
            <text:p>1279898</text:p>
          </table:table-cell>
          <table:table-cell office:value-type="float" office:value="-0.417969" calcext:value-type="float">
            <text:p>-0.417969</text:p>
          </table:table-cell>
          <table:table-cell office:value-type="float" office:value="-0.048828" calcext:value-type="float">
            <text:p>-0.048828</text:p>
          </table:table-cell>
          <table:table-cell office:value-type="float" office:value="0.487305" calcext:value-type="float">
            <text:p>0.487305</text:p>
          </table:table-cell>
          <table:table-cell office:value-type="float" office:value="-2.401073" calcext:value-type="float">
            <text:p>-2.401073</text:p>
          </table:table-cell>
          <table:table-cell office:value-type="float" office:value="-0.106525" calcext:value-type="float">
            <text:p>-0.106525</text:p>
          </table:table-cell>
          <table:table-cell office:value-type="float" office:value="1.288952" calcext:value-type="float">
            <text:p>1.288952</text:p>
          </table:table-cell>
        </table:table-row>
        <table:table-row table:style-name="ro1">
          <table:table-cell office:value-type="float" office:value="1281145" calcext:value-type="float">
            <text:p>1281145</text:p>
          </table:table-cell>
          <table:table-cell office:value-type="float" office:value="-0.405273" calcext:value-type="float">
            <text:p>-0.405273</text:p>
          </table:table-cell>
          <table:table-cell office:value-type="float" office:value="-0.055664" calcext:value-type="float">
            <text:p>-0.055664</text:p>
          </table:table-cell>
          <table:table-cell office:value-type="float" office:value="0.489258" calcext:value-type="float">
            <text:p>0.489258</text:p>
          </table:table-cell>
          <table:table-cell office:value-type="float" office:value="-2.366986" calcext:value-type="float">
            <text:p>-2.366986</text:p>
          </table:table-cell>
          <table:table-cell office:value-type="float" office:value="-0.108656" calcext:value-type="float">
            <text:p>-0.108656</text:p>
          </table:table-cell>
          <table:table-cell office:value-type="float" office:value="1.293214" calcext:value-type="float">
            <text:p>1.293214</text:p>
          </table:table-cell>
        </table:table-row>
        <table:table-row table:style-name="ro1">
          <table:table-cell office:value-type="float" office:value="1282394" calcext:value-type="float">
            <text:p>1282394</text:p>
          </table:table-cell>
          <table:table-cell office:value-type="float" office:value="-0.380859" calcext:value-type="float">
            <text:p>-0.380859</text:p>
          </table:table-cell>
          <table:table-cell office:value-type="float" office:value="-0.063477" calcext:value-type="float">
            <text:p>-0.063477</text:p>
          </table:table-cell>
          <table:table-cell office:value-type="float" office:value="0.486328" calcext:value-type="float">
            <text:p>0.486328</text:p>
          </table:table-cell>
          <table:table-cell office:value-type="float" office:value="-2.328636" calcext:value-type="float">
            <text:p>-2.328636</text:p>
          </table:table-cell>
          <table:table-cell office:value-type="float" office:value="-0.091611" calcext:value-type="float">
            <text:p>-0.091611</text:p>
          </table:table-cell>
          <table:table-cell office:value-type="float" office:value="1.299605" calcext:value-type="float">
            <text:p>1.299605</text:p>
          </table:table-cell>
        </table:table-row>
        <table:table-row table:style-name="ro1">
          <table:table-cell office:value-type="float" office:value="1283644" calcext:value-type="float">
            <text:p>1283644</text:p>
          </table:table-cell>
          <table:table-cell office:value-type="float" office:value="-0.332031" calcext:value-type="float">
            <text:p>-0.332031</text:p>
          </table:table-cell>
          <table:table-cell office:value-type="float" office:value="-0.067383" calcext:value-type="float">
            <text:p>-0.067383</text:p>
          </table:table-cell>
          <table:table-cell office:value-type="float" office:value="0.481445" calcext:value-type="float">
            <text:p>0.481445</text:p>
          </table:table-cell>
          <table:table-cell office:value-type="float" office:value="-2.296679" calcext:value-type="float">
            <text:p>-2.296679</text:p>
          </table:table-cell>
          <table:table-cell office:value-type="float" office:value="-0.080959" calcext:value-type="float">
            <text:p>-0.080959</text:p>
          </table:table-cell>
          <table:table-cell office:value-type="float" office:value="1.288952" calcext:value-type="float">
            <text:p>1.288952</text:p>
          </table:table-cell>
        </table:table-row>
        <table:table-row table:style-name="ro1">
          <table:table-cell office:value-type="float" office:value="1284891" calcext:value-type="float">
            <text:p>1284891</text:p>
          </table:table-cell>
          <table:table-cell office:value-type="float" office:value="-0.305664" calcext:value-type="float">
            <text:p>-0.305664</text:p>
          </table:table-cell>
          <table:table-cell office:value-type="float" office:value="-0.077148" calcext:value-type="float">
            <text:p>-0.077148</text:p>
          </table:table-cell>
          <table:table-cell office:value-type="float" office:value="0.474609" calcext:value-type="float">
            <text:p>0.474609</text:p>
          </table:table-cell>
          <table:table-cell office:value-type="float" office:value="-2.271113" calcext:value-type="float">
            <text:p>-2.271113</text:p>
          </table:table-cell>
          <table:table-cell office:value-type="float" office:value="-0.061784" calcext:value-type="float">
            <text:p>-0.061784</text:p>
          </table:table-cell>
          <table:table-cell office:value-type="float" office:value="1.2783" calcext:value-type="float">
            <text:p>1.2783</text:p>
          </table:table-cell>
        </table:table-row>
        <table:table-row table:style-name="ro1">
          <table:table-cell office:value-type="float" office:value="1286140" calcext:value-type="float">
            <text:p>1286140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-0.082031" calcext:value-type="float">
            <text:p>-0.082031</text:p>
          </table:table-cell>
          <table:table-cell office:value-type="float" office:value="0.467773" calcext:value-type="float">
            <text:p>0.467773</text:p>
          </table:table-cell>
          <table:table-cell office:value-type="float" office:value="-2.247677" calcext:value-type="float">
            <text:p>-2.247677</text:p>
          </table:table-cell>
          <table:table-cell office:value-type="float" office:value="-0.029827" calcext:value-type="float">
            <text:p>-0.029827</text:p>
          </table:table-cell>
          <table:table-cell office:value-type="float" office:value="1.269778" calcext:value-type="float">
            <text:p>1.269778</text:p>
          </table:table-cell>
        </table:table-row>
        <table:table-row table:style-name="ro1">
          <table:table-cell office:value-type="float" office:value="1287390" calcext:value-type="float">
            <text:p>1287390</text:p>
          </table:table-cell>
          <table:table-cell office:value-type="float" office:value="-0.266602" calcext:value-type="float">
            <text:p>-0.266602</text:p>
          </table:table-cell>
          <table:table-cell office:value-type="float" office:value="-0.076172" calcext:value-type="float">
            <text:p>-0.076172</text:p>
          </table:table-cell>
          <table:table-cell office:value-type="float" office:value="0.460938" calcext:value-type="float">
            <text:p>0.460938</text:p>
          </table:table-cell>
          <table:table-cell office:value-type="float" office:value="-2.21785" calcext:value-type="float">
            <text:p>-2.2178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1.259126" calcext:value-type="float">
            <text:p>1.259126</text:p>
          </table:table-cell>
        </table:table-row>
        <table:table-row table:style-name="ro1">
          <table:table-cell office:value-type="float" office:value="1288637" calcext:value-type="float">
            <text:p>1288637</text:p>
          </table:table-cell>
          <table:table-cell office:value-type="float" office:value="-0.256836" calcext:value-type="float">
            <text:p>-0.256836</text:p>
          </table:table-cell>
          <table:table-cell office:value-type="float" office:value="-0.061523" calcext:value-type="float">
            <text:p>-0.061523</text:p>
          </table:table-cell>
          <table:table-cell office:value-type="float" office:value="0.455078" calcext:value-type="float">
            <text:p>0.455078</text:p>
          </table:table-cell>
          <table:table-cell office:value-type="float" office:value="-2.188023" calcext:value-type="float">
            <text:p>-2.188023</text:p>
          </table:table-cell>
          <table:table-cell office:value-type="float" office:value="0.038349" calcext:value-type="float">
            <text:p>0.038349</text:p>
          </table:table-cell>
          <table:table-cell office:value-type="float" office:value="1.250603" calcext:value-type="float">
            <text:p>1.250603</text:p>
          </table:table-cell>
        </table:table-row>
        <table:table-row table:style-name="ro1">
          <table:table-cell office:value-type="float" office:value="1289886" calcext:value-type="float">
            <text:p>1289886</text:p>
          </table:table-cell>
          <table:table-cell office:value-type="float" office:value="-0.251953" calcext:value-type="float">
            <text:p>-0.251953</text:p>
          </table:table-cell>
          <table:table-cell office:value-type="float" office:value="-0.054687" calcext:value-type="float">
            <text:p>-0.054687</text:p>
          </table:table-cell>
          <table:table-cell office:value-type="float" office:value="0.459961" calcext:value-type="float">
            <text:p>0.459961</text:p>
          </table:table-cell>
          <table:table-cell office:value-type="float" office:value="-2.160327" calcext:value-type="float">
            <text:p>-2.160327</text:p>
          </table:table-cell>
          <table:table-cell office:value-type="float" office:value="0.066046" calcext:value-type="float">
            <text:p>0.066046</text:p>
          </table:table-cell>
          <table:table-cell office:value-type="float" office:value="1.23569" calcext:value-type="float">
            <text:p>1.23569</text:p>
          </table:table-cell>
        </table:table-row>
        <table:table-row table:style-name="ro1">
          <table:table-cell office:value-type="float" office:value="1291136" calcext:value-type="float">
            <text:p>1291136</text:p>
          </table:table-cell>
          <table:table-cell office:value-type="float" office:value="-0.240234" calcext:value-type="float">
            <text:p>-0.240234</text:p>
          </table:table-cell>
          <table:table-cell office:value-type="float" office:value="-0.049805" calcext:value-type="float">
            <text:p>-0.049805</text:p>
          </table:table-cell>
          <table:table-cell office:value-type="float" office:value="0.460938" calcext:value-type="float">
            <text:p>0.460938</text:p>
          </table:table-cell>
          <table:table-cell office:value-type="float" office:value="-2.128369" calcext:value-type="float">
            <text:p>-2.128369</text:p>
          </table:table-cell>
          <table:table-cell office:value-type="float" office:value="0.089481" calcext:value-type="float">
            <text:p>0.089481</text:p>
          </table:table-cell>
          <table:table-cell office:value-type="float" office:value="1.23569" calcext:value-type="float">
            <text:p>1.23569</text:p>
          </table:table-cell>
        </table:table-row>
        <table:table-row table:style-name="ro1">
          <table:table-cell office:value-type="float" office:value="1292385" calcext:value-type="float">
            <text:p>1292385</text:p>
          </table:table-cell>
          <table:table-cell office:value-type="float" office:value="-0.229492" calcext:value-type="float">
            <text:p>-0.229492</text:p>
          </table:table-cell>
          <table:table-cell office:value-type="float" office:value="-0.041992" calcext:value-type="float">
            <text:p>-0.041992</text:p>
          </table:table-cell>
          <table:table-cell office:value-type="float" office:value="0.457031" calcext:value-type="float">
            <text:p>0.457031</text:p>
          </table:table-cell>
          <table:table-cell office:value-type="float" office:value="-2.094282" calcext:value-type="float">
            <text:p>-2.094282</text:p>
          </table:table-cell>
          <table:table-cell office:value-type="float" office:value="0.117178" calcext:value-type="float">
            <text:p>0.117178</text:p>
          </table:table-cell>
          <table:table-cell office:value-type="float" office:value="1.23569" calcext:value-type="float">
            <text:p>1.23569</text:p>
          </table:table-cell>
        </table:table-row>
        <table:table-row table:style-name="ro1">
          <table:table-cell office:value-type="float" office:value="1293632" calcext:value-type="float">
            <text:p>1293632</text:p>
          </table:table-cell>
          <table:table-cell office:value-type="float" office:value="-0.192383" calcext:value-type="float">
            <text:p>-0.192383</text:p>
          </table:table-cell>
          <table:table-cell office:value-type="float" office:value="-0.037109" calcext:value-type="float">
            <text:p>-0.037109</text:p>
          </table:table-cell>
          <table:table-cell office:value-type="float" office:value="0.43457" calcext:value-type="float">
            <text:p>0.43457</text:p>
          </table:table-cell>
          <table:table-cell office:value-type="float" office:value="-2.062324" calcext:value-type="float">
            <text:p>-2.062324</text:p>
          </table:table-cell>
          <table:table-cell office:value-type="float" office:value="0.159787" calcext:value-type="float">
            <text:p>0.159787</text:p>
          </table:table-cell>
          <table:table-cell office:value-type="float" office:value="1.23782" calcext:value-type="float">
            <text:p>1.23782</text:p>
          </table:table-cell>
        </table:table-row>
        <table:table-row table:style-name="ro1">
          <table:table-cell office:value-type="float" office:value="1294882" calcext:value-type="float">
            <text:p>1294882</text:p>
          </table:table-cell>
          <table:table-cell office:value-type="float" office:value="-0.172852" calcext:value-type="float">
            <text:p>-0.172852</text:p>
          </table:table-cell>
          <table:table-cell office:value-type="float" office:value="-0.033203" calcext:value-type="float">
            <text:p>-0.033203</text:p>
          </table:table-cell>
          <table:table-cell office:value-type="float" office:value="0.423828" calcext:value-type="float">
            <text:p>0.423828</text:p>
          </table:table-cell>
          <table:table-cell office:value-type="float" office:value="-2.030366" calcext:value-type="float">
            <text:p>-2.030366</text:p>
          </table:table-cell>
          <table:table-cell office:value-type="float" office:value="0.200267" calcext:value-type="float">
            <text:p>0.200267</text:p>
          </table:table-cell>
          <table:table-cell office:value-type="float" office:value="1.233559" calcext:value-type="float">
            <text:p>1.233559</text:p>
          </table:table-cell>
        </table:table-row>
        <table:table-row table:style-name="ro1">
          <table:table-cell office:value-type="float" office:value="1296129" calcext:value-type="float">
            <text:p>1296129</text:p>
          </table:table-cell>
          <table:table-cell office:value-type="float" office:value="-0.148438" calcext:value-type="float">
            <text:p>-0.148438</text:p>
          </table:table-cell>
          <table:table-cell office:value-type="float" office:value="-0.030273" calcext:value-type="float">
            <text:p>-0.030273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1.996279" calcext:value-type="float">
            <text:p>-1.996279</text:p>
          </table:table-cell>
          <table:table-cell office:value-type="float" office:value="0.234355" calcext:value-type="float">
            <text:p>0.234355</text:p>
          </table:table-cell>
          <table:table-cell office:value-type="float" office:value="1.214385" calcext:value-type="float">
            <text:p>1.214385</text:p>
          </table:table-cell>
        </table:table-row>
        <table:table-row table:style-name="ro1">
          <table:table-cell office:value-type="float" office:value="1297378" calcext:value-type="float">
            <text:p>1297378</text:p>
          </table:table-cell>
          <table:table-cell office:value-type="float" office:value="-0.134766" calcext:value-type="float">
            <text:p>-0.134766</text:p>
          </table:table-cell>
          <table:table-cell office:value-type="float" office:value="-0.029297" calcext:value-type="float">
            <text:p>-0.029297</text:p>
          </table:table-cell>
          <table:table-cell office:value-type="float" office:value="0.422852" calcext:value-type="float">
            <text:p>0.422852</text:p>
          </table:table-cell>
          <table:table-cell office:value-type="float" office:value="-1.96006" calcext:value-type="float">
            <text:p>-1.96006</text:p>
          </table:table-cell>
          <table:table-cell office:value-type="float" office:value="0.270574" calcext:value-type="float">
            <text:p>0.270574</text:p>
          </table:table-cell>
          <table:table-cell office:value-type="float" office:value="1.186689" calcext:value-type="float">
            <text:p>1.186689</text:p>
          </table:table-cell>
        </table:table-row>
        <table:table-row table:style-name="ro1">
          <table:table-cell office:value-type="float" office:value="1298627" calcext:value-type="float">
            <text:p>1298627</text:p>
          </table:table-cell>
          <table:table-cell office:value-type="float" office:value="-0.106445" calcext:value-type="float">
            <text:p>-0.106445</text:p>
          </table:table-cell>
          <table:table-cell office:value-type="float" office:value="-0.027344" calcext:value-type="float">
            <text:p>-0.027344</text:p>
          </table:table-cell>
          <table:table-cell office:value-type="float" office:value="0.416992" calcext:value-type="float">
            <text:p>0.416992</text:p>
          </table:table-cell>
          <table:table-cell office:value-type="float" office:value="-1.930233" calcext:value-type="float">
            <text:p>-1.930233</text:p>
          </table:table-cell>
          <table:table-cell office:value-type="float" office:value="0.315314" calcext:value-type="float">
            <text:p>0.315314</text:p>
          </table:table-cell>
          <table:table-cell office:value-type="float" office:value="1.161123" calcext:value-type="float">
            <text:p>1.161123</text:p>
          </table:table-cell>
        </table:table-row>
        <table:table-row table:style-name="ro1">
          <table:table-cell office:value-type="float" office:value="1299875" calcext:value-type="float">
            <text:p>1299875</text:p>
          </table:table-cell>
          <table:table-cell office:value-type="float" office:value="-0.092773" calcext:value-type="float">
            <text:p>-0.092773</text:p>
          </table:table-cell>
          <table:table-cell office:value-type="float" office:value="-0.022461" calcext:value-type="float">
            <text:p>-0.022461</text:p>
          </table:table-cell>
          <table:table-cell office:value-type="float" office:value="0.415039" calcext:value-type="float">
            <text:p>0.415039</text:p>
          </table:table-cell>
          <table:table-cell office:value-type="float" office:value="-1.908928" calcext:value-type="float">
            <text:p>-1.908928</text:p>
          </table:table-cell>
          <table:table-cell office:value-type="float" office:value="0.366446" calcext:value-type="float">
            <text:p>0.366446</text:p>
          </table:table-cell>
          <table:table-cell office:value-type="float" office:value="1.135557" calcext:value-type="float">
            <text:p>1.135557</text:p>
          </table:table-cell>
        </table:table-row>
        <table:table-row table:style-name="ro1">
          <table:table-cell office:value-type="float" office:value="1301126" calcext:value-type="float">
            <text:p>1301126</text:p>
          </table:table-cell>
          <table:table-cell office:value-type="float" office:value="-0.060547" calcext:value-type="float">
            <text:p>-0.060547</text:p>
          </table:table-cell>
          <table:table-cell office:value-type="float" office:value="-0.011719" calcext:value-type="float">
            <text:p>-0.011719</text:p>
          </table:table-cell>
          <table:table-cell office:value-type="float" office:value="0.445312" calcext:value-type="float">
            <text:p>0.445312</text:p>
          </table:table-cell>
          <table:table-cell office:value-type="float" office:value="-1.853535" calcext:value-type="float">
            <text:p>-1.853535</text:p>
          </table:table-cell>
          <table:table-cell office:value-type="float" office:value="0.413317" calcext:value-type="float">
            <text:p>0.413317</text:p>
          </table:table-cell>
          <table:table-cell office:value-type="float" office:value="1.095077" calcext:value-type="float">
            <text:p>1.095077</text:p>
          </table:table-cell>
        </table:table-row>
        <table:table-row table:style-name="ro1">
          <table:table-cell office:value-type="float" office:value="1302373" calcext:value-type="float">
            <text:p>1302373</text:p>
          </table:table-cell>
          <table:table-cell office:value-type="float" office:value="-0.052734" calcext:value-type="float">
            <text:p>-0.052734</text:p>
          </table:table-cell>
          <table:table-cell office:value-type="float" office:value="-0.027344" calcext:value-type="float">
            <text:p>-0.027344</text:p>
          </table:table-cell>
          <table:table-cell office:value-type="float" office:value="0.439453" calcext:value-type="float">
            <text:p>0.439453</text:p>
          </table:table-cell>
          <table:table-cell office:value-type="float" office:value="-1.836491" calcext:value-type="float">
            <text:p>-1.836491</text:p>
          </table:table-cell>
          <table:table-cell office:value-type="float" office:value="0.46871" calcext:value-type="float">
            <text:p>0.46871</text:p>
          </table:table-cell>
          <table:table-cell office:value-type="float" office:value="1.080164" calcext:value-type="float">
            <text:p>1.080164</text:p>
          </table:table-cell>
        </table:table-row>
        <table:table-row table:style-name="ro1">
          <table:table-cell office:value-type="float" office:value="1303621" calcext:value-type="float">
            <text:p>1303621</text:p>
          </table:table-cell>
          <table:table-cell office:value-type="float" office:value="-0.080078" calcext:value-type="float">
            <text:p>-0.080078</text:p>
          </table:table-cell>
          <table:table-cell office:value-type="float" office:value="-0.042969" calcext:value-type="float">
            <text:p>-0.042969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-1.851405" calcext:value-type="float">
            <text:p>-1.851405</text:p>
          </table:table-cell>
          <table:table-cell office:value-type="float" office:value="0.517711" calcext:value-type="float">
            <text:p>0.517711</text:p>
          </table:table-cell>
          <table:table-cell office:value-type="float" office:value="1.086555" calcext:value-type="float">
            <text:p>1.086555</text:p>
          </table:table-cell>
        </table:table-row>
        <table:table-row table:style-name="ro1">
          <table:table-cell office:value-type="float" office:value="1304870" calcext:value-type="float">
            <text:p>1304870</text:p>
          </table:table-cell>
          <table:table-cell office:value-type="float" office:value="-0.060547" calcext:value-type="float">
            <text:p>-0.060547</text:p>
          </table:table-cell>
          <table:table-cell office:value-type="float" office:value="-0.040039" calcext:value-type="float">
            <text:p>-0.040039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1.845013" calcext:value-type="float">
            <text:p>-1.845013</text:p>
          </table:table-cell>
          <table:table-cell office:value-type="float" office:value="0.566713" calcext:value-type="float">
            <text:p>0.566713</text:p>
          </table:table-cell>
          <table:table-cell office:value-type="float" office:value="1.082294" calcext:value-type="float">
            <text:p>1.082294</text:p>
          </table:table-cell>
        </table:table-row>
        <table:table-row table:style-name="ro1">
          <table:table-cell office:value-type="float" office:value="1306119" calcext:value-type="float">
            <text:p>1306119</text:p>
          </table:table-cell>
          <table:table-cell office:value-type="float" office:value="-0.048828" calcext:value-type="float">
            <text:p>-0.048828</text:p>
          </table:table-cell>
          <table:table-cell office:value-type="float" office:value="-0.035156" calcext:value-type="float">
            <text:p>-0.035156</text:p>
          </table:table-cell>
          <table:table-cell office:value-type="float" office:value="0.444336" calcext:value-type="float">
            <text:p>0.444336</text:p>
          </table:table-cell>
          <table:table-cell office:value-type="float" office:value="-1.808795" calcext:value-type="float">
            <text:p>-1.808795</text:p>
          </table:table-cell>
          <table:table-cell office:value-type="float" office:value="0.609323" calcext:value-type="float">
            <text:p>0.609323</text:p>
          </table:table-cell>
          <table:table-cell office:value-type="float" office:value="1.043945" calcext:value-type="float">
            <text:p>1.043945</text:p>
          </table:table-cell>
        </table:table-row>
        <table:table-row table:style-name="ro1">
          <table:table-cell office:value-type="float" office:value="1307367" calcext:value-type="float">
            <text:p>1307367</text:p>
          </table:table-cell>
          <table:table-cell office:value-type="float" office:value="-0.041016" calcext:value-type="float">
            <text:p>-0.041016</text:p>
          </table:table-cell>
          <table:table-cell office:value-type="float" office:value="-0.026367" calcext:value-type="float">
            <text:p>-0.026367</text:p>
          </table:table-cell>
          <table:table-cell office:value-type="float" office:value="0.450195" calcext:value-type="float">
            <text:p>0.450195</text:p>
          </table:table-cell>
          <table:table-cell office:value-type="float" office:value="-1.766185" calcext:value-type="float">
            <text:p>-1.766185</text:p>
          </table:table-cell>
          <table:table-cell office:value-type="float" office:value="0.645541" calcext:value-type="float">
            <text:p>0.645541</text:p>
          </table:table-cell>
          <table:table-cell office:value-type="float" office:value="1.016249" calcext:value-type="float">
            <text:p>1.016249</text:p>
          </table:table-cell>
        </table:table-row>
        <table:table-row table:style-name="ro1">
          <table:table-cell office:value-type="float" office:value="1308619" calcext:value-type="float">
            <text:p>1308619</text:p>
          </table:table-cell>
          <table:table-cell office:value-type="float" office:value="-0.047852" calcext:value-type="float">
            <text:p>-0.047852</text:p>
          </table:table-cell>
          <table:table-cell office:value-type="float" office:value="-0.020508" calcext:value-type="float">
            <text:p>-0.020508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1.74914" calcext:value-type="float">
            <text:p>-1.74914</text:p>
          </table:table-cell>
          <table:table-cell office:value-type="float" office:value="0.68176" calcext:value-type="float">
            <text:p>0.68176</text:p>
          </table:table-cell>
          <table:table-cell office:value-type="float" office:value="0.997074" calcext:value-type="float">
            <text:p>0.997074</text:p>
          </table:table-cell>
        </table:table-row>
        <table:table-row table:style-name="ro1">
          <table:table-cell office:value-type="float" office:value="1309865" calcext:value-type="float">
            <text:p>1309865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-0.017578" calcext:value-type="float">
            <text:p>-0.017578</text:p>
          </table:table-cell>
          <table:table-cell office:value-type="float" office:value="0.425781" calcext:value-type="float">
            <text:p>0.425781</text:p>
          </table:table-cell>
          <table:table-cell office:value-type="float" office:value="-1.729966" calcext:value-type="float">
            <text:p>-1.729966</text:p>
          </table:table-cell>
          <table:table-cell office:value-type="float" office:value="0.709457" calcext:value-type="float">
            <text:p>0.709457</text:p>
          </table:table-cell>
          <table:table-cell office:value-type="float" office:value="0.9779" calcext:value-type="float">
            <text:p>0.9779</text:p>
          </table:table-cell>
        </table:table-row>
        <table:table-row table:style-name="ro1">
          <table:table-cell office:value-type="float" office:value="1311113" calcext:value-type="float">
            <text:p>1311113</text:p>
          </table:table-cell>
          <table:table-cell office:value-type="float" office:value="-0.051758" calcext:value-type="float">
            <text:p>-0.051758</text:p>
          </table:table-cell>
          <table:table-cell office:value-type="float" office:value="-0.008789" calcext:value-type="float">
            <text:p>-0.008789</text:p>
          </table:table-cell>
          <table:table-cell office:value-type="float" office:value="0.426758" calcext:value-type="float">
            <text:p>0.426758</text:p>
          </table:table-cell>
          <table:table-cell office:value-type="float" office:value="-1.70653" calcext:value-type="float">
            <text:p>-1.70653</text:p>
          </table:table-cell>
          <table:table-cell office:value-type="float" office:value="0.728631" calcext:value-type="float">
            <text:p>0.728631</text:p>
          </table:table-cell>
          <table:table-cell office:value-type="float" office:value="0.954464" calcext:value-type="float">
            <text:p>0.954464</text:p>
          </table:table-cell>
        </table:table-row>
        <table:table-row table:style-name="ro1">
          <table:table-cell office:value-type="float" office:value="1312364" calcext:value-type="float">
            <text:p>1312364</text:p>
          </table:table-cell>
          <table:table-cell office:value-type="float" office:value="-0.054688" calcext:value-type="float">
            <text:p>-0.054688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1.685226" calcext:value-type="float">
            <text:p>-1.685226</text:p>
          </table:table-cell>
          <table:table-cell office:value-type="float" office:value="0.747806" calcext:value-type="float">
            <text:p>0.747806</text:p>
          </table:table-cell>
          <table:table-cell office:value-type="float" office:value="0.933159" calcext:value-type="float">
            <text:p>0.933159</text:p>
          </table:table-cell>
        </table:table-row>
        <table:table-row table:style-name="ro1">
          <table:table-cell office:value-type="float" office:value="1313611" calcext:value-type="float">
            <text:p>1313611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036133" calcext:value-type="float">
            <text:p>0.036133</text:p>
          </table:table-cell>
          <table:table-cell office:value-type="float" office:value="0.422852" calcext:value-type="float">
            <text:p>0.422852</text:p>
          </table:table-cell>
          <table:table-cell office:value-type="float" office:value="-1.670312" calcext:value-type="float">
            <text:p>-1.670312</text:p>
          </table:table-cell>
          <table:table-cell office:value-type="float" office:value="0.754197" calcext:value-type="float">
            <text:p>0.754197</text:p>
          </table:table-cell>
          <table:table-cell office:value-type="float" office:value="0.916115" calcext:value-type="float">
            <text:p>0.916115</text:p>
          </table:table-cell>
        </table:table-row>
        <table:table-row table:style-name="ro1">
          <table:table-cell office:value-type="float" office:value="1314861" calcext:value-type="float">
            <text:p>1314861</text:p>
          </table:table-cell>
          <table:table-cell office:value-type="float" office:value="-0.067383" calcext:value-type="float">
            <text:p>-0.067383</text:p>
          </table:table-cell>
          <table:table-cell office:value-type="float" office:value="0.054688" calcext:value-type="float">
            <text:p>0.054688</text:p>
          </table:table-cell>
          <table:table-cell office:value-type="float" office:value="0.428711" calcext:value-type="float">
            <text:p>0.428711</text:p>
          </table:table-cell>
          <table:table-cell office:value-type="float" office:value="-1.65966" calcext:value-type="float">
            <text:p>-1.65966</text:p>
          </table:table-cell>
          <table:table-cell office:value-type="float" office:value="0.749936" calcext:value-type="float">
            <text:p>0.749936</text:p>
          </table:table-cell>
          <table:table-cell office:value-type="float" office:value="0.899071" calcext:value-type="float">
            <text:p>0.899071</text:p>
          </table:table-cell>
        </table:table-row>
        <table:table-row table:style-name="ro1">
          <table:table-cell office:value-type="float" office:value="1316108" calcext:value-type="float">
            <text:p>1316108</text:p>
          </table:table-cell>
          <table:table-cell office:value-type="float" office:value="-0.074219" calcext:value-type="float">
            <text:p>-0.074219</text:p>
          </table:table-cell>
          <table:table-cell office:value-type="float" office:value="0.061523" calcext:value-type="float">
            <text:p>0.061523</text:p>
          </table:table-cell>
          <table:table-cell office:value-type="float" office:value="0.435547" calcext:value-type="float">
            <text:p>0.435547</text:p>
          </table:table-cell>
          <table:table-cell office:value-type="float" office:value="-1.655398" calcext:value-type="float">
            <text:p>-1.655398</text:p>
          </table:table-cell>
          <table:table-cell office:value-type="float" office:value="0.752066" calcext:value-type="float">
            <text:p>0.752066</text:p>
          </table:table-cell>
          <table:table-cell office:value-type="float" office:value="0.871375" calcext:value-type="float">
            <text:p>0.871375</text:p>
          </table:table-cell>
        </table:table-row>
        <table:table-row table:style-name="ro1">
          <table:table-cell office:value-type="float" office:value="1317357" calcext:value-type="float">
            <text:p>1317357</text:p>
          </table:table-cell>
          <table:table-cell office:value-type="float" office:value="-0.074219" calcext:value-type="float">
            <text:p>-0.074219</text:p>
          </table:table-cell>
          <table:table-cell office:value-type="float" office:value="0.060547" calcext:value-type="float">
            <text:p>0.060547</text:p>
          </table:table-cell>
          <table:table-cell office:value-type="float" office:value="0.433594" calcext:value-type="float">
            <text:p>0.433594</text:p>
          </table:table-cell>
          <table:table-cell office:value-type="float" office:value="-1.653268" calcext:value-type="float">
            <text:p>-1.653268</text:p>
          </table:table-cell>
          <table:table-cell office:value-type="float" office:value="0.762719" calcext:value-type="float">
            <text:p>0.762719</text:p>
          </table:table-cell>
          <table:table-cell office:value-type="float" office:value="0.85007" calcext:value-type="float">
            <text:p>0.85007</text:p>
          </table:table-cell>
        </table:table-row>
        <table:table-row table:style-name="ro1">
          <table:table-cell office:value-type="float" office:value="1318607" calcext:value-type="float">
            <text:p>1318607</text:p>
          </table:table-cell>
          <table:table-cell office:value-type="float" office:value="-0.064453" calcext:value-type="float">
            <text:p>-0.064453</text:p>
          </table:table-cell>
          <table:table-cell office:value-type="float" office:value="0.058594" calcext:value-type="float">
            <text:p>0.058594</text:p>
          </table:table-cell>
          <table:table-cell office:value-type="float" office:value="0.442383" calcext:value-type="float">
            <text:p>0.442383</text:p>
          </table:table-cell>
          <table:table-cell office:value-type="float" office:value="-1.644746" calcext:value-type="float">
            <text:p>-1.644746</text:p>
          </table:table-cell>
          <table:table-cell office:value-type="float" office:value="0.777633" calcext:value-type="float">
            <text:p>0.777633</text:p>
          </table:table-cell>
          <table:table-cell office:value-type="float" office:value="0.815982" calcext:value-type="float">
            <text:p>0.815982</text:p>
          </table:table-cell>
        </table:table-row>
        <table:table-row table:style-name="ro1">
          <table:table-cell office:value-type="float" office:value="1319854" calcext:value-type="float">
            <text:p>1319854</text:p>
          </table:table-cell>
          <table:table-cell office:value-type="float" office:value="-0.055664" calcext:value-type="float">
            <text:p>-0.055664</text:p>
          </table:table-cell>
          <table:table-cell office:value-type="float" office:value="0.061523" calcext:value-type="float">
            <text:p>0.061523</text:p>
          </table:table-cell>
          <table:table-cell office:value-type="float" office:value="0.446289" calcext:value-type="float">
            <text:p>0.446289</text:p>
          </table:table-cell>
          <table:table-cell office:value-type="float" office:value="-1.638354" calcext:value-type="float">
            <text:p>-1.638354</text:p>
          </table:table-cell>
          <table:table-cell office:value-type="float" office:value="0.794677" calcext:value-type="float">
            <text:p>0.794677</text:p>
          </table:table-cell>
          <table:table-cell office:value-type="float" office:value="0.790416" calcext:value-type="float">
            <text:p>0.790416</text:p>
          </table:table-cell>
        </table:table-row>
        <table:table-row table:style-name="ro1">
          <table:table-cell office:value-type="float" office:value="1321103" calcext:value-type="float">
            <text:p>1321103</text:p>
          </table:table-cell>
          <table:table-cell office:value-type="float" office:value="-0.067383" calcext:value-type="float">
            <text:p>-0.06738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43359" calcext:value-type="float">
            <text:p>0.443359</text:p>
          </table:table-cell>
          <table:table-cell office:value-type="float" office:value="-1.634094" calcext:value-type="float">
            <text:p>-1.634094</text:p>
          </table:table-cell>
          <table:table-cell office:value-type="float" office:value="0.807459" calcext:value-type="float">
            <text:p>0.807459</text:p>
          </table:table-cell>
          <table:table-cell office:value-type="float" office:value="0.771241" calcext:value-type="float">
            <text:p>0.771241</text:p>
          </table:table-cell>
        </table:table-row>
        <table:table-row table:style-name="ro1">
          <table:table-cell office:value-type="float" office:value="1322352" calcext:value-type="float">
            <text:p>1322352</text:p>
          </table:table-cell>
          <table:table-cell office:value-type="float" office:value="-0.076172" calcext:value-type="float">
            <text:p>-0.07617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38477" calcext:value-type="float">
            <text:p>0.438477</text:p>
          </table:table-cell>
          <table:table-cell office:value-type="float" office:value="-1.629833" calcext:value-type="float">
            <text:p>-1.629833</text:p>
          </table:table-cell>
          <table:table-cell office:value-type="float" office:value="0.803199" calcext:value-type="float">
            <text:p>0.803199</text:p>
          </table:table-cell>
          <table:table-cell office:value-type="float" office:value="0.754197" calcext:value-type="float">
            <text:p>0.754197</text:p>
          </table:table-cell>
        </table:table-row>
        <table:table-row table:style-name="ro1">
          <table:table-cell office:value-type="float" office:value="1323600" calcext:value-type="float">
            <text:p>1323600</text:p>
          </table:table-cell>
          <table:table-cell office:value-type="float" office:value="-0.086914" calcext:value-type="float">
            <text:p>-0.086914</text:p>
          </table:table-cell>
          <table:table-cell office:value-type="float" office:value="0.06543" calcext:value-type="float">
            <text:p>0.06543</text:p>
          </table:table-cell>
          <table:table-cell office:value-type="float" office:value="0.447266" calcext:value-type="float">
            <text:p>0.447266</text:p>
          </table:table-cell>
          <table:table-cell office:value-type="float" office:value="-1.623441" calcext:value-type="float">
            <text:p>-1.623441</text:p>
          </table:table-cell>
          <table:table-cell office:value-type="float" office:value="0.794677" calcext:value-type="float">
            <text:p>0.794677</text:p>
          </table:table-cell>
          <table:table-cell office:value-type="float" office:value="0.737153" calcext:value-type="float">
            <text:p>0.737153</text:p>
          </table:table-cell>
        </table:table-row>
        <table:table-row table:style-name="ro1">
          <table:table-cell office:value-type="float" office:value="1324849" calcext:value-type="float">
            <text:p>1324849</text:p>
          </table:table-cell>
          <table:table-cell office:value-type="float" office:value="-0.095703" calcext:value-type="float">
            <text:p>-0.095703</text:p>
          </table:table-cell>
          <table:table-cell office:value-type="float" office:value="0.064453" calcext:value-type="float">
            <text:p>0.064453</text:p>
          </table:table-cell>
          <table:table-cell office:value-type="float" office:value="0.447266" calcext:value-type="float">
            <text:p>0.447266</text:p>
          </table:table-cell>
          <table:table-cell office:value-type="float" office:value="-1.61705" calcext:value-type="float">
            <text:p>-1.61705</text:p>
          </table:table-cell>
          <table:table-cell office:value-type="float" office:value="0.779763" calcext:value-type="float">
            <text:p>0.779763</text:p>
          </table:table-cell>
          <table:table-cell office:value-type="float" office:value="0.715848" calcext:value-type="float">
            <text:p>0.715848</text:p>
          </table:table-cell>
        </table:table-row>
        <table:table-row table:style-name="ro1">
          <table:table-cell office:value-type="float" office:value="1326098" calcext:value-type="float">
            <text:p>1326098</text:p>
          </table:table-cell>
          <table:table-cell office:value-type="float" office:value="-0.097656" calcext:value-type="float">
            <text:p>-0.097656</text:p>
          </table:table-cell>
          <table:table-cell office:value-type="float" office:value="0.058594" calcext:value-type="float">
            <text:p>0.058594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-1.608528" calcext:value-type="float">
            <text:p>-1.608528</text:p>
          </table:table-cell>
          <table:table-cell office:value-type="float" office:value="0.769111" calcext:value-type="float">
            <text:p>0.769111</text:p>
          </table:table-cell>
          <table:table-cell office:value-type="float" office:value="0.698804" calcext:value-type="float">
            <text:p>0.698804</text:p>
          </table:table-cell>
        </table:table-row>
        <table:table-row table:style-name="ro1">
          <table:table-cell office:value-type="float" office:value="1327346" calcext:value-type="float">
            <text:p>1327346</text:p>
          </table:table-cell>
          <table:table-cell office:value-type="float" office:value="-0.110352" calcext:value-type="float">
            <text:p>-0.110352</text:p>
          </table:table-cell>
          <table:table-cell office:value-type="float" office:value="0.051758" calcext:value-type="float">
            <text:p>0.051758</text:p>
          </table:table-cell>
          <table:table-cell office:value-type="float" office:value="0.464844" calcext:value-type="float">
            <text:p>0.464844</text:p>
          </table:table-cell>
          <table:table-cell office:value-type="float" office:value="-1.600005" calcext:value-type="float">
            <text:p>-1.600005</text:p>
          </table:table-cell>
          <table:table-cell office:value-type="float" office:value="0.754197" calcext:value-type="float">
            <text:p>0.754197</text:p>
          </table:table-cell>
          <table:table-cell office:value-type="float" office:value="0.690282" calcext:value-type="float">
            <text:p>0.690282</text:p>
          </table:table-cell>
        </table:table-row>
        <table:table-row table:style-name="ro1">
          <table:table-cell office:value-type="float" office:value="1328595" calcext:value-type="float">
            <text:p>1328595</text:p>
          </table:table-cell>
          <table:table-cell office:value-type="float" office:value="-0.12207" calcext:value-type="float">
            <text:p>-0.12207</text:p>
          </table:table-cell>
          <table:table-cell office:value-type="float" office:value="0.042969" calcext:value-type="float">
            <text:p>0.042969</text:p>
          </table:table-cell>
          <table:table-cell office:value-type="float" office:value="0.478516" calcext:value-type="float">
            <text:p>0.478516</text:p>
          </table:table-cell>
          <table:table-cell office:value-type="float" office:value="-1.585092" calcext:value-type="float">
            <text:p>-1.585092</text:p>
          </table:table-cell>
          <table:table-cell office:value-type="float" office:value="0.732892" calcext:value-type="float">
            <text:p>0.732892</text:p>
          </table:table-cell>
          <table:table-cell office:value-type="float" office:value="0.686021" calcext:value-type="float">
            <text:p>0.686021</text:p>
          </table:table-cell>
        </table:table-row>
        <table:table-row table:style-name="ro1">
          <table:table-cell office:value-type="float" office:value="1329844" calcext:value-type="float">
            <text:p>1329844</text:p>
          </table:table-cell>
          <table:table-cell office:value-type="float" office:value="-0.12207" calcext:value-type="float">
            <text:p>-0.12207</text:p>
          </table:table-cell>
          <table:table-cell office:value-type="float" office:value="0.036133" calcext:value-type="float">
            <text:p>0.036133</text:p>
          </table:table-cell>
          <table:table-cell office:value-type="float" office:value="0.489258" calcext:value-type="float">
            <text:p>0.489258</text:p>
          </table:table-cell>
          <table:table-cell office:value-type="float" office:value="-1.561657" calcext:value-type="float">
            <text:p>-1.561657</text:p>
          </table:table-cell>
          <table:table-cell office:value-type="float" office:value="0.709457" calcext:value-type="float">
            <text:p>0.709457</text:p>
          </table:table-cell>
          <table:table-cell office:value-type="float" office:value="0.671107" calcext:value-type="float">
            <text:p>0.671107</text:p>
          </table:table-cell>
        </table:table-row>
        <table:table-row table:style-name="ro1">
          <table:table-cell office:value-type="float" office:value="1331092" calcext:value-type="float">
            <text:p>133109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037109" calcext:value-type="float">
            <text:p>0.037109</text:p>
          </table:table-cell>
          <table:table-cell office:value-type="float" office:value="0.499023" calcext:value-type="float">
            <text:p>0.499023</text:p>
          </table:table-cell>
          <table:table-cell office:value-type="float" office:value="-1.551004" calcext:value-type="float">
            <text:p>-1.551004</text:p>
          </table:table-cell>
          <table:table-cell office:value-type="float" office:value="0.690282" calcext:value-type="float">
            <text:p>0.690282</text:p>
          </table:table-cell>
          <table:table-cell office:value-type="float" office:value="0.658324" calcext:value-type="float">
            <text:p>0.658324</text:p>
          </table:table-cell>
        </table:table-row>
        <table:table-row table:style-name="ro1">
          <table:table-cell office:value-type="float" office:value="1332343" calcext:value-type="float">
            <text:p>1332343</text:p>
          </table:table-cell>
          <table:table-cell office:value-type="float" office:value="-0.126953" calcext:value-type="float">
            <text:p>-0.126953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0.503906" calcext:value-type="float">
            <text:p>0.503906</text:p>
          </table:table-cell>
          <table:table-cell office:value-type="float" office:value="-1.544612" calcext:value-type="float">
            <text:p>-1.544612</text:p>
          </table:table-cell>
          <table:table-cell office:value-type="float" office:value="0.668977" calcext:value-type="float">
            <text:p>0.668977</text:p>
          </table:table-cell>
          <table:table-cell office:value-type="float" office:value="0.654064" calcext:value-type="float">
            <text:p>0.654064</text:p>
          </table:table-cell>
        </table:table-row>
        <table:table-row table:style-name="ro1">
          <table:table-cell office:value-type="float" office:value="1333590" calcext:value-type="float">
            <text:p>1333590</text:p>
          </table:table-cell>
          <table:table-cell office:value-type="float" office:value="-0.138672" calcext:value-type="float">
            <text:p>-0.138672</text:p>
          </table:table-cell>
          <table:table-cell office:value-type="float" office:value="0.016602" calcext:value-type="float">
            <text:p>0.016602</text:p>
          </table:table-cell>
          <table:table-cell office:value-type="float" office:value="0.526367" calcext:value-type="float">
            <text:p>0.526367</text:p>
          </table:table-cell>
          <table:table-cell office:value-type="float" office:value="-1.53396" calcext:value-type="float">
            <text:p>-1.53396</text:p>
          </table:table-cell>
          <table:table-cell office:value-type="float" office:value="0.637019" calcext:value-type="float">
            <text:p>0.637019</text:p>
          </table:table-cell>
          <table:table-cell office:value-type="float" office:value="0.658324" calcext:value-type="float">
            <text:p>0.658324</text:p>
          </table:table-cell>
        </table:table-row>
        <table:table-row table:style-name="ro1">
          <table:table-cell office:value-type="float" office:value="1334838" calcext:value-type="float">
            <text:p>1334838</text:p>
          </table:table-cell>
          <table:table-cell office:value-type="float" office:value="-0.136719" calcext:value-type="float">
            <text:p>-0.136719</text:p>
          </table:table-cell>
          <table:table-cell office:value-type="float" office:value="0.020508" calcext:value-type="float">
            <text:p>0.020508</text:p>
          </table:table-cell>
          <table:table-cell office:value-type="float" office:value="0.536133" calcext:value-type="float">
            <text:p>0.536133</text:p>
          </table:table-cell>
          <table:table-cell office:value-type="float" office:value="-1.510525" calcext:value-type="float">
            <text:p>-1.510525</text:p>
          </table:table-cell>
          <table:table-cell office:value-type="float" office:value="0.59867" calcext:value-type="float">
            <text:p>0.59867</text:p>
          </table:table-cell>
          <table:table-cell office:value-type="float" office:value="0.647672" calcext:value-type="float">
            <text:p>0.647672</text:p>
          </table:table-cell>
        </table:table-row>
        <table:table-row table:style-name="ro1">
          <table:table-cell office:value-type="float" office:value="1336089" calcext:value-type="float">
            <text:p>1336089</text:p>
          </table:table-cell>
          <table:table-cell office:value-type="float" office:value="-0.131836" calcext:value-type="float">
            <text:p>-0.131836</text:p>
          </table:table-cell>
          <table:table-cell office:value-type="float" office:value="0.019531" calcext:value-type="float">
            <text:p>0.019531</text:p>
          </table:table-cell>
          <table:table-cell office:value-type="float" office:value="0.539062" calcext:value-type="float">
            <text:p>0.539062</text:p>
          </table:table-cell>
          <table:table-cell office:value-type="float" office:value="-1.478567" calcext:value-type="float">
            <text:p>-1.478567</text:p>
          </table:table-cell>
          <table:table-cell office:value-type="float" office:value="0.562452" calcext:value-type="float">
            <text:p>0.562452</text:p>
          </table:table-cell>
          <table:table-cell office:value-type="float" office:value="0.63915" calcext:value-type="float">
            <text:p>0.63915</text:p>
          </table:table-cell>
        </table:table-row>
        <table:table-row table:style-name="ro1">
          <table:table-cell office:value-type="float" office:value="1337336" calcext:value-type="float">
            <text:p>1337336</text:p>
          </table:table-cell>
          <table:table-cell office:value-type="float" office:value="-0.123047" calcext:value-type="float">
            <text:p>-0.123047</text:p>
          </table:table-cell>
          <table:table-cell office:value-type="float" office:value="0.014648" calcext:value-type="float">
            <text:p>0.014648</text:p>
          </table:table-cell>
          <table:table-cell office:value-type="float" office:value="0.538086" calcext:value-type="float">
            <text:p>0.538086</text:p>
          </table:table-cell>
          <table:table-cell office:value-type="float" office:value="-1.455132" calcext:value-type="float">
            <text:p>-1.455132</text:p>
          </table:table-cell>
          <table:table-cell office:value-type="float" office:value="0.539017" calcext:value-type="float">
            <text:p>0.539017</text:p>
          </table:table-cell>
          <table:table-cell office:value-type="float" office:value="0.628498" calcext:value-type="float">
            <text:p>0.628498</text:p>
          </table:table-cell>
        </table:table-row>
        <table:table-row table:style-name="ro1">
          <table:table-cell office:value-type="float" office:value="1338584" calcext:value-type="float">
            <text:p>1338584</text:p>
          </table:table-cell>
          <table:table-cell office:value-type="float" office:value="-0.12793" calcext:value-type="float">
            <text:p>-0.12793</text:p>
          </table:table-cell>
          <table:table-cell office:value-type="float" office:value="0.012695" calcext:value-type="float">
            <text:p>0.012695</text:p>
          </table:table-cell>
          <table:table-cell office:value-type="float" office:value="0.539062" calcext:value-type="float">
            <text:p>0.539062</text:p>
          </table:table-cell>
          <table:table-cell office:value-type="float" office:value="-1.431696" calcext:value-type="float">
            <text:p>-1.431696</text:p>
          </table:table-cell>
          <table:table-cell office:value-type="float" office:value="0.504929" calcext:value-type="float">
            <text:p>0.504929</text:p>
          </table:table-cell>
          <table:table-cell office:value-type="float" office:value="0.605062" calcext:value-type="float">
            <text:p>0.605062</text:p>
          </table:table-cell>
        </table:table-row>
        <table:table-row table:style-name="ro1">
          <table:table-cell office:value-type="float" office:value="1339835" calcext:value-type="float">
            <text:p>1339835</text:p>
          </table:table-cell>
          <table:table-cell office:value-type="float" office:value="-0.132812" calcext:value-type="float">
            <text:p>-0.132812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0.540039" calcext:value-type="float">
            <text:p>0.540039</text:p>
          </table:table-cell>
          <table:table-cell office:value-type="float" office:value="-1.418913" calcext:value-type="float">
            <text:p>-1.418913</text:p>
          </table:table-cell>
          <table:table-cell office:value-type="float" office:value="0.464449" calcext:value-type="float">
            <text:p>0.464449</text:p>
          </table:table-cell>
          <table:table-cell office:value-type="float" office:value="0.579496" calcext:value-type="float">
            <text:p>0.579496</text:p>
          </table:table-cell>
        </table:table-row>
        <table:table-row table:style-name="ro1">
          <table:table-cell office:value-type="float" office:value="1341082" calcext:value-type="float">
            <text:p>1341082</text:p>
          </table:table-cell>
          <table:table-cell office:value-type="float" office:value="-0.138672" calcext:value-type="float">
            <text:p>-0.138672</text:p>
          </table:table-cell>
          <table:table-cell office:value-type="float" office:value="0.009766" calcext:value-type="float">
            <text:p>0.009766</text:p>
          </table:table-cell>
          <table:table-cell office:value-type="float" office:value="0.541016" calcext:value-type="float">
            <text:p>0.541016</text:p>
          </table:table-cell>
          <table:table-cell office:value-type="float" office:value="-1.399738" calcext:value-type="float">
            <text:p>-1.399738</text:p>
          </table:table-cell>
          <table:table-cell office:value-type="float" office:value="0.421839" calcext:value-type="float">
            <text:p>0.421839</text:p>
          </table:table-cell>
          <table:table-cell office:value-type="float" office:value="0.55606" calcext:value-type="float">
            <text:p>0.55606</text:p>
          </table:table-cell>
        </table:table-row>
        <table:table-row table:style-name="ro1">
          <table:table-cell office:value-type="float" office:value="1342331" calcext:value-type="float">
            <text:p>1342331</text:p>
          </table:table-cell>
          <table:table-cell office:value-type="float" office:value="-0.144531" calcext:value-type="float">
            <text:p>-0.144531</text:p>
          </table:table-cell>
          <table:table-cell office:value-type="float" office:value="0.017578" calcext:value-type="float">
            <text:p>0.017578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-1.386956" calcext:value-type="float">
            <text:p>-1.386956</text:p>
          </table:table-cell>
          <table:table-cell office:value-type="float" office:value="0.379229" calcext:value-type="float">
            <text:p>0.379229</text:p>
          </table:table-cell>
          <table:table-cell office:value-type="float" office:value="0.534756" calcext:value-type="float">
            <text:p>0.534756</text:p>
          </table:table-cell>
        </table:table-row>
        <table:table-row table:style-name="ro1">
          <table:table-cell office:value-type="float" office:value="1343581" calcext:value-type="float">
            <text:p>1343581</text:p>
          </table:table-cell>
          <table:table-cell office:value-type="float" office:value="-0.15332" calcext:value-type="float">
            <text:p>-0.15332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0.553711" calcext:value-type="float">
            <text:p>0.553711</text:p>
          </table:table-cell>
          <table:table-cell office:value-type="float" office:value="-1.36352" calcext:value-type="float">
            <text:p>-1.36352</text:p>
          </table:table-cell>
          <table:table-cell office:value-type="float" office:value="0.334489" calcext:value-type="float">
            <text:p>0.334489</text:p>
          </table:table-cell>
          <table:table-cell office:value-type="float" office:value="0.515581" calcext:value-type="float">
            <text:p>0.515581</text:p>
          </table:table-cell>
        </table:table-row>
        <table:table-row table:style-name="ro1">
          <table:table-cell office:value-type="float" office:value="1344828" calcext:value-type="float">
            <text:p>1344828</text:p>
          </table:table-cell>
          <table:table-cell office:value-type="float" office:value="-0.162109" calcext:value-type="float">
            <text:p>-0.162109</text:p>
          </table:table-cell>
          <table:table-cell office:value-type="float" office:value="-0.006836" calcext:value-type="float">
            <text:p>-0.006836</text:p>
          </table:table-cell>
          <table:table-cell office:value-type="float" office:value="0.564453" calcext:value-type="float">
            <text:p>0.564453</text:p>
          </table:table-cell>
          <table:table-cell office:value-type="float" office:value="-1.352868" calcext:value-type="float">
            <text:p>-1.352868</text:p>
          </table:table-cell>
          <table:table-cell office:value-type="float" office:value="0.29827" calcext:value-type="float">
            <text:p>0.29827</text:p>
          </table:table-cell>
          <table:table-cell office:value-type="float" office:value="0.513451" calcext:value-type="float">
            <text:p>0.513451</text:p>
          </table:table-cell>
        </table:table-row>
        <table:table-row table:style-name="ro1">
          <table:table-cell office:value-type="float" office:value="1346077" calcext:value-type="float">
            <text:p>1346077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-0.021484" calcext:value-type="float">
            <text:p>-0.021484</text:p>
          </table:table-cell>
          <table:table-cell office:value-type="float" office:value="0.572266" calcext:value-type="float">
            <text:p>0.572266</text:p>
          </table:table-cell>
          <table:table-cell office:value-type="float" office:value="-1.357128" calcext:value-type="float">
            <text:p>-1.357128</text:p>
          </table:table-cell>
          <table:table-cell office:value-type="float" office:value="0.25566" calcext:value-type="float">
            <text:p>0.25566</text:p>
          </table:table-cell>
          <table:table-cell office:value-type="float" office:value="0.524103" calcext:value-type="float">
            <text:p>0.524103</text:p>
          </table:table-cell>
        </table:table-row>
        <table:table-row table:style-name="ro1">
          <table:table-cell office:value-type="float" office:value="1347327" calcext:value-type="float">
            <text:p>1347327</text:p>
          </table:table-cell>
          <table:table-cell office:value-type="float" office:value="-0.176758" calcext:value-type="float">
            <text:p>-0.176758</text:p>
          </table:table-cell>
          <table:table-cell office:value-type="float" office:value="-0.026367" calcext:value-type="float">
            <text:p>-0.026367</text:p>
          </table:table-cell>
          <table:table-cell office:value-type="float" office:value="0.579102" calcext:value-type="float">
            <text:p>0.579102</text:p>
          </table:table-cell>
          <table:table-cell office:value-type="float" office:value="-1.354998" calcext:value-type="float">
            <text:p>-1.354998</text:p>
          </table:table-cell>
          <table:table-cell office:value-type="float" office:value="0.21305" calcext:value-type="float">
            <text:p>0.21305</text:p>
          </table:table-cell>
          <table:table-cell office:value-type="float" office:value="0.528364" calcext:value-type="float">
            <text:p>0.528364</text:p>
          </table:table-cell>
        </table:table-row>
        <table:table-row table:style-name="ro1">
          <table:table-cell office:value-type="float" office:value="1348574" calcext:value-type="float">
            <text:p>1348574</text:p>
          </table:table-cell>
          <table:table-cell office:value-type="float" office:value="-0.172852" calcext:value-type="float">
            <text:p>-0.172852</text:p>
          </table:table-cell>
          <table:table-cell office:value-type="float" office:value="-0.050781" calcext:value-type="float">
            <text:p>-0.050781</text:p>
          </table:table-cell>
          <table:table-cell office:value-type="float" office:value="0.589844" calcext:value-type="float">
            <text:p>0.589844</text:p>
          </table:table-cell>
          <table:table-cell office:value-type="float" office:value="-1.344345" calcext:value-type="float">
            <text:p>-1.344345</text:p>
          </table:table-cell>
          <table:table-cell office:value-type="float" office:value="0.176832" calcext:value-type="float">
            <text:p>0.176832</text:p>
          </table:table-cell>
          <table:table-cell office:value-type="float" office:value="0.519842" calcext:value-type="float">
            <text:p>0.519842</text:p>
          </table:table-cell>
        </table:table-row>
        <table:table-row table:style-name="ro1">
          <table:table-cell office:value-type="float" office:value="1349823" calcext:value-type="float">
            <text:p>1349823</text:p>
          </table:table-cell>
          <table:table-cell office:value-type="float" office:value="-0.166992" calcext:value-type="float">
            <text:p>-0.166992</text:p>
          </table:table-cell>
          <table:table-cell office:value-type="float" office:value="-0.063477" calcext:value-type="float">
            <text:p>-0.063477</text:p>
          </table:table-cell>
          <table:table-cell office:value-type="float" office:value="0.601562" calcext:value-type="float">
            <text:p>0.601562</text:p>
          </table:table-cell>
          <table:table-cell office:value-type="float" office:value="-1.325171" calcext:value-type="float">
            <text:p>-1.325171</text:p>
          </table:table-cell>
          <table:table-cell office:value-type="float" office:value="0.147005" calcext:value-type="float">
            <text:p>0.147005</text:p>
          </table:table-cell>
          <table:table-cell office:value-type="float" office:value="0.513451" calcext:value-type="float">
            <text:p>0.513451</text:p>
          </table:table-cell>
        </table:table-row>
        <table:table-row table:style-name="ro1">
          <table:table-cell office:value-type="float" office:value="1351073" calcext:value-type="float">
            <text:p>1351073</text:p>
          </table:table-cell>
          <table:table-cell office:value-type="float" office:value="-0.162109" calcext:value-type="float">
            <text:p>-0.162109</text:p>
          </table:table-cell>
          <table:table-cell office:value-type="float" office:value="-0.072266" calcext:value-type="float">
            <text:p>-0.072266</text:p>
          </table:table-cell>
          <table:table-cell office:value-type="float" office:value="0.612305" calcext:value-type="float">
            <text:p>0.612305</text:p>
          </table:table-cell>
          <table:table-cell office:value-type="float" office:value="-1.293214" calcext:value-type="float">
            <text:p>-1.293214</text:p>
          </table:table-cell>
          <table:table-cell office:value-type="float" office:value="0.112917" calcext:value-type="float">
            <text:p>0.112917</text:p>
          </table:table-cell>
          <table:table-cell office:value-type="float" office:value="0.517711" calcext:value-type="float">
            <text:p>0.517711</text:p>
          </table:table-cell>
        </table:table-row>
        <table:table-row table:style-name="ro1">
          <table:table-cell office:value-type="float" office:value="1352320" calcext:value-type="float">
            <text:p>1352320</text:p>
          </table:table-cell>
          <table:table-cell office:value-type="float" office:value="-0.155273" calcext:value-type="float">
            <text:p>-0.155273</text:p>
          </table:table-cell>
          <table:table-cell office:value-type="float" office:value="-0.081055" calcext:value-type="float">
            <text:p>-0.081055</text:p>
          </table:table-cell>
          <table:table-cell office:value-type="float" office:value="0.620117" calcext:value-type="float">
            <text:p>0.620117</text:p>
          </table:table-cell>
          <table:table-cell office:value-type="float" office:value="-1.267648" calcext:value-type="float">
            <text:p>-1.267648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0.51132" calcext:value-type="float">
            <text:p>0.51132</text:p>
          </table:table-cell>
        </table:table-row>
        <table:table-row table:style-name="ro1">
          <table:table-cell office:value-type="float" office:value="1353569" calcext:value-type="float">
            <text:p>1353569</text:p>
          </table:table-cell>
          <table:table-cell office:value-type="float" office:value="-0.147461" calcext:value-type="float">
            <text:p>-0.147461</text:p>
          </table:table-cell>
          <table:table-cell office:value-type="float" office:value="-0.110352" calcext:value-type="float">
            <text:p>-0.110352</text:p>
          </table:table-cell>
          <table:table-cell office:value-type="float" office:value="0.638672" calcext:value-type="float">
            <text:p>0.638672</text:p>
          </table:table-cell>
          <table:table-cell office:value-type="float" office:value="-1.244212" calcext:value-type="float">
            <text:p>-1.244212</text:p>
          </table:table-cell>
          <table:table-cell office:value-type="float" office:value="0.055393" calcext:value-type="float">
            <text:p>0.055393</text:p>
          </table:table-cell>
          <table:table-cell office:value-type="float" office:value="0.500668" calcext:value-type="float">
            <text:p>0.500668</text:p>
          </table:table-cell>
        </table:table-row>
        <table:table-row table:style-name="ro1">
          <table:table-cell office:value-type="float" office:value="1354819" calcext:value-type="float">
            <text:p>1354819</text:p>
          </table:table-cell>
          <table:table-cell office:value-type="float" office:value="-0.147461" calcext:value-type="float">
            <text:p>-0.147461</text:p>
          </table:table-cell>
          <table:table-cell office:value-type="float" office:value="-0.12793" calcext:value-type="float">
            <text:p>-0.12793</text:p>
          </table:table-cell>
          <table:table-cell office:value-type="float" office:value="0.652344" calcext:value-type="float">
            <text:p>0.652344</text:p>
          </table:table-cell>
          <table:table-cell office:value-type="float" office:value="-1.216516" calcext:value-type="float">
            <text:p>-1.216516</text:p>
          </table:table-cell>
          <table:table-cell office:value-type="float" office:value="0.023436" calcext:value-type="float">
            <text:p>0.023436</text:p>
          </table:table-cell>
          <table:table-cell office:value-type="float" office:value="0.490015" calcext:value-type="float">
            <text:p>0.490015</text:p>
          </table:table-cell>
        </table:table-row>
        <table:table-row table:style-name="ro1">
          <table:table-cell office:value-type="float" office:value="1356066" calcext:value-type="float">
            <text:p>1356066</text:p>
          </table:table-cell>
          <table:table-cell table:number-columns-repeated="2" office:value-type="float" office:value="-0.142578" calcext:value-type="float">
            <text:p>-0.142578</text:p>
          </table:table-cell>
          <table:table-cell office:value-type="float" office:value="0.661133" calcext:value-type="float">
            <text:p>0.661133</text:p>
          </table:table-cell>
          <table:table-cell office:value-type="float" office:value="-1.188819" calcext:value-type="float">
            <text:p>-1.188819</text:p>
          </table:table-cell>
          <table:table-cell office:value-type="float" office:value="-0.010653" calcext:value-type="float">
            <text:p>-0.010653</text:p>
          </table:table-cell>
          <table:table-cell office:value-type="float" office:value="0.479363" calcext:value-type="float">
            <text:p>0.479363</text:p>
          </table:table-cell>
        </table:table-row>
        <table:table-row table:style-name="ro1">
          <table:table-cell office:value-type="float" office:value="1357315" calcext:value-type="float">
            <text:p>1357315</text:p>
          </table:table-cell>
          <table:table-cell office:value-type="float" office:value="-0.141602" calcext:value-type="float">
            <text:p>-0.141602</text:p>
          </table:table-cell>
          <table:table-cell office:value-type="float" office:value="-0.157227" calcext:value-type="float">
            <text:p>-0.157227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-1.173906" calcext:value-type="float">
            <text:p>-1.173906</text:p>
          </table:table-cell>
          <table:table-cell office:value-type="float" office:value="-0.051132" calcext:value-type="float">
            <text:p>-0.051132</text:p>
          </table:table-cell>
          <table:table-cell office:value-type="float" office:value="0.458058" calcext:value-type="float">
            <text:p>0.458058</text:p>
          </table:table-cell>
        </table:table-row>
        <table:table-row table:style-name="ro1">
          <table:table-cell office:value-type="float" office:value="1358565" calcext:value-type="float">
            <text:p>1358565</text:p>
          </table:table-cell>
          <table:table-cell office:value-type="float" office:value="-0.124023" calcext:value-type="float">
            <text:p>-0.124023</text:p>
          </table:table-cell>
          <table:table-cell office:value-type="float" office:value="-0.179687" calcext:value-type="float">
            <text:p>-0.179687</text:p>
          </table:table-cell>
          <table:table-cell office:value-type="float" office:value="0.700195" calcext:value-type="float">
            <text:p>0.700195</text:p>
          </table:table-cell>
          <table:table-cell office:value-type="float" office:value="-1.158992" calcext:value-type="float">
            <text:p>-1.158992</text:p>
          </table:table-cell>
          <table:table-cell office:value-type="float" office:value="-0.093742" calcext:value-type="float">
            <text:p>-0.093742</text:p>
          </table:table-cell>
          <table:table-cell office:value-type="float" office:value="0.430361" calcext:value-type="float">
            <text:p>0.430361</text:p>
          </table:table-cell>
        </table:table-row>
        <table:table-row table:style-name="ro1">
          <table:table-cell office:value-type="float" office:value="1359812" calcext:value-type="float">
            <text:p>1359812</text:p>
          </table:table-cell>
          <table:table-cell office:value-type="float" office:value="-0.12207" calcext:value-type="float">
            <text:p>-0.12207</text:p>
          </table:table-cell>
          <table:table-cell office:value-type="float" office:value="-0.195312" calcext:value-type="float">
            <text:p>-0.195312</text:p>
          </table:table-cell>
          <table:table-cell office:value-type="float" office:value="0.711914" calcext:value-type="float">
            <text:p>0.711914</text:p>
          </table:table-cell>
          <table:table-cell office:value-type="float" office:value="-1.135557" calcext:value-type="float">
            <text:p>-1.135557</text:p>
          </table:table-cell>
          <table:table-cell office:value-type="float" office:value="-0.12783" calcext:value-type="float">
            <text:p>-0.12783</text:p>
          </table:table-cell>
          <table:table-cell office:value-type="float" office:value="0.413317" calcext:value-type="float">
            <text:p>0.413317</text:p>
          </table:table-cell>
        </table:table-row>
        <table:table-row table:style-name="ro1">
          <table:table-cell office:value-type="float" office:value="1361061" calcext:value-type="float">
            <text:p>1361061</text:p>
          </table:table-cell>
          <table:table-cell office:value-type="float" office:value="-0.111328" calcext:value-type="float">
            <text:p>-0.111328</text:p>
          </table:table-cell>
          <table:table-cell office:value-type="float" office:value="-0.207031" calcext:value-type="float">
            <text:p>-0.207031</text:p>
          </table:table-cell>
          <table:table-cell office:value-type="float" office:value="0.726562" calcext:value-type="float">
            <text:p>0.726562</text:p>
          </table:table-cell>
          <table:table-cell office:value-type="float" office:value="-1.101468" calcext:value-type="float">
            <text:p>-1.101468</text:p>
          </table:table-cell>
          <table:table-cell office:value-type="float" office:value="-0.161918" calcext:value-type="float">
            <text:p>-0.161918</text:p>
          </table:table-cell>
          <table:table-cell office:value-type="float" office:value="0.394143" calcext:value-type="float">
            <text:p>0.394143</text:p>
          </table:table-cell>
        </table:table-row>
        <table:table-row table:style-name="ro1">
          <table:table-cell office:value-type="float" office:value="1362309" calcext:value-type="float">
            <text:p>1362309</text:p>
          </table:table-cell>
          <table:table-cell office:value-type="float" office:value="-0.105469" calcext:value-type="float">
            <text:p>-0.105469</text:p>
          </table:table-cell>
          <table:table-cell office:value-type="float" office:value="-0.220703" calcext:value-type="float">
            <text:p>-0.220703</text:p>
          </table:table-cell>
          <table:table-cell office:value-type="float" office:value="0.740234" calcext:value-type="float">
            <text:p>0.740234</text:p>
          </table:table-cell>
          <table:table-cell office:value-type="float" office:value="-1.058858" calcext:value-type="float">
            <text:p>-1.058858</text:p>
          </table:table-cell>
          <table:table-cell office:value-type="float" office:value="-0.208789" calcext:value-type="float">
            <text:p>-0.208789</text:p>
          </table:table-cell>
          <table:table-cell office:value-type="float" office:value="0.374968" calcext:value-type="float">
            <text:p>0.374968</text:p>
          </table:table-cell>
        </table:table-row>
        <table:table-row table:style-name="ro1">
          <table:table-cell office:value-type="float" office:value="1363560" calcext:value-type="float">
            <text:p>1363560</text:p>
          </table:table-cell>
          <table:table-cell office:value-type="float" office:value="-0.100586" calcext:value-type="float">
            <text:p>-0.100586</text:p>
          </table:table-cell>
          <table:table-cell office:value-type="float" office:value="-0.236328" calcext:value-type="float">
            <text:p>-0.236328</text:p>
          </table:table-cell>
          <table:table-cell office:value-type="float" office:value="0.755859" calcext:value-type="float">
            <text:p>0.755859</text:p>
          </table:table-cell>
          <table:table-cell office:value-type="float" office:value="-1.007726" calcext:value-type="float">
            <text:p>-1.007726</text:p>
          </table:table-cell>
          <table:table-cell office:value-type="float" office:value="-0.25353" calcext:value-type="float">
            <text:p>-0.25353</text:p>
          </table:table-cell>
          <table:table-cell office:value-type="float" office:value="0.347272" calcext:value-type="float">
            <text:p>0.347272</text:p>
          </table:table-cell>
        </table:table-row>
        <table:table-row table:style-name="ro1">
          <table:table-cell office:value-type="float" office:value="1364807" calcext:value-type="float">
            <text:p>1364807</text:p>
          </table:table-cell>
          <table:table-cell office:value-type="float" office:value="-0.110352" calcext:value-type="float">
            <text:p>-0.110352</text:p>
          </table:table-cell>
          <table:table-cell office:value-type="float" office:value="-0.243164" calcext:value-type="float">
            <text:p>-0.243164</text:p>
          </table:table-cell>
          <table:table-cell office:value-type="float" office:value="0.760742" calcext:value-type="float">
            <text:p>0.760742</text:p>
          </table:table-cell>
          <table:table-cell office:value-type="float" office:value="-0.960855" calcext:value-type="float">
            <text:p>-0.960855</text:p>
          </table:table-cell>
          <table:table-cell office:value-type="float" office:value="-0.302531" calcext:value-type="float">
            <text:p>-0.302531</text:p>
          </table:table-cell>
          <table:table-cell office:value-type="float" office:value="0.319575" calcext:value-type="float">
            <text:p>0.319575</text:p>
          </table:table-cell>
        </table:table-row>
        <table:table-row table:style-name="ro1">
          <table:table-cell office:value-type="float" office:value="1366055" calcext:value-type="float">
            <text:p>1366055</text:p>
          </table:table-cell>
          <table:table-cell office:value-type="float" office:value="-0.120117" calcext:value-type="float">
            <text:p>-0.120117</text:p>
          </table:table-cell>
          <table:table-cell office:value-type="float" office:value="-0.248047" calcext:value-type="float">
            <text:p>-0.248047</text:p>
          </table:table-cell>
          <table:table-cell office:value-type="float" office:value="0.764648" calcext:value-type="float">
            <text:p>0.764648</text:p>
          </table:table-cell>
          <table:table-cell office:value-type="float" office:value="-0.920376" calcext:value-type="float">
            <text:p>-0.920376</text:p>
          </table:table-cell>
          <table:table-cell office:value-type="float" office:value="-0.360054" calcext:value-type="float">
            <text:p>-0.360054</text:p>
          </table:table-cell>
          <table:table-cell office:value-type="float" office:value="0.29827" calcext:value-type="float">
            <text:p>0.29827</text:p>
          </table:table-cell>
        </table:table-row>
        <table:table-row table:style-name="ro1">
          <table:table-cell office:value-type="float" office:value="1367304" calcext:value-type="float">
            <text:p>1367304</text:p>
          </table:table-cell>
          <table:table-cell office:value-type="float" office:value="-0.116211" calcext:value-type="float">
            <text:p>-0.116211</text:p>
          </table:table-cell>
          <table:table-cell office:value-type="float" office:value="-0.227539" calcext:value-type="float">
            <text:p>-0.227539</text:p>
          </table:table-cell>
          <table:table-cell office:value-type="float" office:value="0.743164" calcext:value-type="float">
            <text:p>0.743164</text:p>
          </table:table-cell>
          <table:table-cell office:value-type="float" office:value="-0.918246" calcext:value-type="float">
            <text:p>-0.918246</text:p>
          </table:table-cell>
          <table:table-cell office:value-type="float" office:value="-0.430361" calcext:value-type="float">
            <text:p>-0.430361</text:p>
          </table:table-cell>
          <table:table-cell office:value-type="float" office:value="0.259921" calcext:value-type="float">
            <text:p>0.259921</text:p>
          </table:table-cell>
        </table:table-row>
        <table:table-row table:style-name="ro1">
          <table:table-cell office:value-type="float" office:value="1368553" calcext:value-type="float">
            <text:p>1368553</text:p>
          </table:table-cell>
          <table:table-cell office:value-type="float" office:value="-0.121094" calcext:value-type="float">
            <text:p>-0.121094</text:p>
          </table:table-cell>
          <table:table-cell office:value-type="float" office:value="-0.25" calcext:value-type="float">
            <text:p>-0.25</text:p>
          </table:table-cell>
          <table:table-cell office:value-type="float" office:value="0.769531" calcext:value-type="float">
            <text:p>0.769531</text:p>
          </table:table-cell>
          <table:table-cell office:value-type="float" office:value="-0.922507" calcext:value-type="float">
            <text:p>-0.922507</text:p>
          </table:table-cell>
          <table:table-cell office:value-type="float" office:value="-0.477232" calcext:value-type="float">
            <text:p>-0.477232</text:p>
          </table:table-cell>
          <table:table-cell office:value-type="float" office:value="0.251399" calcext:value-type="float">
            <text:p>0.251399</text:p>
          </table:table-cell>
        </table:table-row>
        <table:table-row table:style-name="ro1">
          <table:table-cell office:value-type="float" office:value="1369802" calcext:value-type="float">
            <text:p>1369802</text:p>
          </table:table-cell>
          <table:table-cell office:value-type="float" office:value="-0.133789" calcext:value-type="float">
            <text:p>-0.133789</text:p>
          </table:table-cell>
          <table:table-cell office:value-type="float" office:value="-0.265625" calcext:value-type="float">
            <text:p>-0.265625</text:p>
          </table:table-cell>
          <table:table-cell office:value-type="float" office:value="0.769531" calcext:value-type="float">
            <text:p>0.769531</text:p>
          </table:table-cell>
          <table:table-cell office:value-type="float" office:value="-0.911854" calcext:value-type="float">
            <text:p>-0.911854</text:p>
          </table:table-cell>
          <table:table-cell office:value-type="float" office:value="-0.51132" calcext:value-type="float">
            <text:p>-0.51132</text:p>
          </table:table-cell>
          <table:table-cell office:value-type="float" office:value="0.234355" calcext:value-type="float">
            <text:p>0.234355</text:p>
          </table:table-cell>
        </table:table-row>
        <table:table-row table:style-name="ro1">
          <table:table-cell office:value-type="float" office:value="1371052" calcext:value-type="float">
            <text:p>1371052</text:p>
          </table:table-cell>
          <table:table-cell office:value-type="float" office:value="-0.134766" calcext:value-type="float">
            <text:p>-0.134766</text:p>
          </table:table-cell>
          <table:table-cell office:value-type="float" office:value="-0.271484" calcext:value-type="float">
            <text:p>-0.271484</text:p>
          </table:table-cell>
          <table:table-cell office:value-type="float" office:value="0.760742" calcext:value-type="float">
            <text:p>0.760742</text:p>
          </table:table-cell>
          <table:table-cell office:value-type="float" office:value="-0.888418" calcext:value-type="float">
            <text:p>-0.888418</text:p>
          </table:table-cell>
          <table:table-cell office:value-type="float" office:value="-0.549669" calcext:value-type="float">
            <text:p>-0.549669</text:p>
          </table:table-cell>
          <table:table-cell office:value-type="float" office:value="0.204528" calcext:value-type="float">
            <text:p>0.204528</text:p>
          </table:table-cell>
        </table:table-row>
        <table:table-row table:style-name="ro1">
          <table:table-cell office:value-type="float" office:value="1372299" calcext:value-type="float">
            <text:p>1372299</text:p>
          </table:table-cell>
          <table:table-cell office:value-type="float" office:value="-0.136719" calcext:value-type="float">
            <text:p>-0.136719</text:p>
          </table:table-cell>
          <table:table-cell office:value-type="float" office:value="-0.268555" calcext:value-type="float">
            <text:p>-0.268555</text:p>
          </table:table-cell>
          <table:table-cell office:value-type="float" office:value="0.760742" calcext:value-type="float">
            <text:p>0.760742</text:p>
          </table:table-cell>
          <table:table-cell office:value-type="float" office:value="-0.8522" calcext:value-type="float">
            <text:p>-0.8522</text:p>
          </table:table-cell>
          <table:table-cell office:value-type="float" office:value="-0.605062" calcext:value-type="float">
            <text:p>-0.605062</text:p>
          </table:table-cell>
          <table:table-cell office:value-type="float" office:value="0.191745" calcext:value-type="float">
            <text:p>0.191745</text:p>
          </table:table-cell>
        </table:table-row>
        <table:table-row table:style-name="ro1">
          <table:table-cell office:value-type="float" office:value="1373549" calcext:value-type="float">
            <text:p>1373549</text:p>
          </table:table-cell>
          <table:table-cell office:value-type="float" office:value="-0.119141" calcext:value-type="float">
            <text:p>-0.119141</text:p>
          </table:table-cell>
          <table:table-cell office:value-type="float" office:value="-0.227539" calcext:value-type="float">
            <text:p>-0.227539</text:p>
          </table:table-cell>
          <table:table-cell office:value-type="float" office:value="0.758789" calcext:value-type="float">
            <text:p>0.758789</text:p>
          </table:table-cell>
          <table:table-cell office:value-type="float" office:value="-0.822373" calcext:value-type="float">
            <text:p>-0.822373</text:p>
          </table:table-cell>
          <table:table-cell office:value-type="float" office:value="-0.679629" calcext:value-type="float">
            <text:p>-0.679629</text:p>
          </table:table-cell>
          <table:table-cell office:value-type="float" office:value="0.181092" calcext:value-type="float">
            <text:p>0.181092</text:p>
          </table:table-cell>
        </table:table-row>
        <table:table-row table:style-name="ro1">
          <table:table-cell office:value-type="float" office:value="1374796" calcext:value-type="float">
            <text:p>1374796</text:p>
          </table:table-cell>
          <table:table-cell office:value-type="float" office:value="-0.109375" calcext:value-type="float">
            <text:p>-0.109375</text:p>
          </table:table-cell>
          <table:table-cell office:value-type="float" office:value="-0.238281" calcext:value-type="float">
            <text:p>-0.238281</text:p>
          </table:table-cell>
          <table:table-cell office:value-type="float" office:value="0.772461" calcext:value-type="float">
            <text:p>0.772461</text:p>
          </table:table-cell>
          <table:table-cell office:value-type="float" office:value="-0.788285" calcext:value-type="float">
            <text:p>-0.788285</text:p>
          </table:table-cell>
          <table:table-cell office:value-type="float" office:value="-0.752066" calcext:value-type="float">
            <text:p>-0.752066</text:p>
          </table:table-cell>
          <table:table-cell office:value-type="float" office:value="0.16831" calcext:value-type="float">
            <text:p>0.16831</text:p>
          </table:table-cell>
        </table:table-row>
        <table:table-row table:style-name="ro1">
          <table:table-cell office:value-type="float" office:value="1376045" calcext:value-type="float">
            <text:p>1376045</text:p>
          </table:table-cell>
          <table:table-cell office:value-type="float" office:value="-0.113281" calcext:value-type="float">
            <text:p>-0.113281</text:p>
          </table:table-cell>
          <table:table-cell office:value-type="float" office:value="-0.258789" calcext:value-type="float">
            <text:p>-0.258789</text:p>
          </table:table-cell>
          <table:table-cell office:value-type="float" office:value="0.78418" calcext:value-type="float">
            <text:p>0.78418</text:p>
          </table:table-cell>
          <table:table-cell office:value-type="float" office:value="-0.749936" calcext:value-type="float">
            <text:p>-0.749936</text:p>
          </table:table-cell>
          <table:table-cell office:value-type="float" office:value="-0.798937" calcext:value-type="float">
            <text:p>-0.798937</text:p>
          </table:table-cell>
          <table:table-cell office:value-type="float" office:value="0.159787" calcext:value-type="float">
            <text:p>0.159787</text:p>
          </table:table-cell>
        </table:table-row>
        <table:table-row table:style-name="ro1">
          <table:table-cell office:value-type="float" office:value="1377295" calcext:value-type="float">
            <text:p>1377295</text:p>
          </table:table-cell>
          <table:table-cell office:value-type="float" office:value="-0.113281" calcext:value-type="float">
            <text:p>-0.113281</text:p>
          </table:table-cell>
          <table:table-cell office:value-type="float" office:value="-0.261719" calcext:value-type="float">
            <text:p>-0.261719</text:p>
          </table:table-cell>
          <table:table-cell office:value-type="float" office:value="0.78418" calcext:value-type="float">
            <text:p>0.78418</text:p>
          </table:table-cell>
          <table:table-cell office:value-type="float" office:value="-0.705195" calcext:value-type="float">
            <text:p>-0.705195</text:p>
          </table:table-cell>
          <table:table-cell office:value-type="float" office:value="-0.833025" calcext:value-type="float">
            <text:p>-0.833025</text:p>
          </table:table-cell>
          <table:table-cell office:value-type="float" office:value="0.144874" calcext:value-type="float">
            <text:p>0.144874</text:p>
          </table:table-cell>
        </table:table-row>
        <table:table-row table:style-name="ro1">
          <table:table-cell office:value-type="float" office:value="1378542" calcext:value-type="float">
            <text:p>1378542</text:p>
          </table:table-cell>
          <table:table-cell office:value-type="float" office:value="-0.101562" calcext:value-type="float">
            <text:p>-0.101562</text:p>
          </table:table-cell>
          <table:table-cell office:value-type="float" office:value="-0.251953" calcext:value-type="float">
            <text:p>-0.251953</text:p>
          </table:table-cell>
          <table:table-cell office:value-type="float" office:value="0.774414" calcext:value-type="float">
            <text:p>0.774414</text:p>
          </table:table-cell>
          <table:table-cell office:value-type="float" office:value="-0.666847" calcext:value-type="float">
            <text:p>-0.666847</text:p>
          </table:table-cell>
          <table:table-cell office:value-type="float" office:value="-0.869244" calcext:value-type="float">
            <text:p>-0.869244</text:p>
          </table:table-cell>
          <table:table-cell office:value-type="float" office:value="0.110786" calcext:value-type="float">
            <text:p>0.110786</text:p>
          </table:table-cell>
        </table:table-row>
        <table:table-row table:style-name="ro1">
          <table:table-cell office:value-type="float" office:value="1379791" calcext:value-type="float">
            <text:p>1379791</text:p>
          </table:table-cell>
          <table:table-cell office:value-type="float" office:value="-0.09668" calcext:value-type="float">
            <text:p>-0.09668</text:p>
          </table:table-cell>
          <table:table-cell office:value-type="float" office:value="-0.238281" calcext:value-type="float">
            <text:p>-0.238281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-0.628498" calcext:value-type="float">
            <text:p>-0.628498</text:p>
          </table:table-cell>
          <table:table-cell office:value-type="float" office:value="-0.909724" calcext:value-type="float">
            <text:p>-0.909724</text:p>
          </table:table-cell>
          <table:table-cell office:value-type="float" office:value="0.072437" calcext:value-type="float">
            <text:p>0.072437</text:p>
          </table:table-cell>
        </table:table-row>
        <table:table-row table:style-name="ro1">
          <table:table-cell office:value-type="float" office:value="1381041" calcext:value-type="float">
            <text:p>1381041</text:p>
          </table:table-cell>
          <table:table-cell office:value-type="float" office:value="-0.099609" calcext:value-type="float">
            <text:p>-0.099609</text:p>
          </table:table-cell>
          <table:table-cell office:value-type="float" office:value="-0.230469" calcext:value-type="float">
            <text:p>-0.230469</text:p>
          </table:table-cell>
          <table:table-cell office:value-type="float" office:value="0.78418" calcext:value-type="float">
            <text:p>0.78418</text:p>
          </table:table-cell>
          <table:table-cell office:value-type="float" office:value="-0.59867" calcext:value-type="float">
            <text:p>-0.59867</text:p>
          </table:table-cell>
          <table:table-cell office:value-type="float" office:value="-0.948072" calcext:value-type="float">
            <text:p>-0.948072</text:p>
          </table:table-cell>
          <table:table-cell office:value-type="float" office:value="0.038349" calcext:value-type="float">
            <text:p>0.038349</text:p>
          </table:table-cell>
        </table:table-row>
        <table:table-row table:style-name="ro1">
          <table:table-cell office:value-type="float" office:value="1382288" calcext:value-type="float">
            <text:p>1382288</text:p>
          </table:table-cell>
          <table:table-cell office:value-type="float" office:value="-0.101562" calcext:value-type="float">
            <text:p>-0.101562</text:p>
          </table:table-cell>
          <table:table-cell office:value-type="float" office:value="-0.236328" calcext:value-type="float">
            <text:p>-0.236328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-0.566713" calcext:value-type="float">
            <text:p>-0.566713</text:p>
          </table:table-cell>
          <table:table-cell office:value-type="float" office:value="-0.992813" calcext:value-type="float">
            <text:p>-0.992813</text:p>
          </table:table-cell>
          <table:table-cell office:value-type="float" office:value="0.023436" calcext:value-type="float">
            <text:p>0.023436</text:p>
          </table:table-cell>
        </table:table-row>
        <table:table-row table:style-name="ro1">
          <table:table-cell office:value-type="float" office:value="1383537" calcext:value-type="float">
            <text:p>1383537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238281" calcext:value-type="float">
            <text:p>-0.238281</text:p>
          </table:table-cell>
          <table:table-cell office:value-type="float" office:value="0.780273" calcext:value-type="float">
            <text:p>0.780273</text:p>
          </table:table-cell>
          <table:table-cell office:value-type="float" office:value="-0.534756" calcext:value-type="float">
            <text:p>-0.534756</text:p>
          </table:table-cell>
          <table:table-cell office:value-type="float" office:value="-1.026901" calcext:value-type="float">
            <text:p>-1.026901</text:p>
          </table:table-cell>
          <table:table-cell office:value-type="float" office:value="0.014913" calcext:value-type="float">
            <text:p>0.014913</text:p>
          </table:table-cell>
        </table:table-row>
        <table:table-row table:style-name="ro1">
          <table:table-cell office:value-type="float" office:value="1384786" calcext:value-type="float">
            <text:p>1384786</text:p>
          </table:table-cell>
          <table:table-cell office:value-type="float" office:value="-0.081055" calcext:value-type="float">
            <text:p>-0.081055</text:p>
          </table:table-cell>
          <table:table-cell office:value-type="float" office:value="-0.236328" calcext:value-type="float">
            <text:p>-0.236328</text:p>
          </table:table-cell>
          <table:table-cell office:value-type="float" office:value="0.772461" calcext:value-type="float">
            <text:p>0.772461</text:p>
          </table:table-cell>
          <table:table-cell office:value-type="float" office:value="-0.515581" calcext:value-type="float">
            <text:p>-0.515581</text:p>
          </table:table-cell>
          <table:table-cell office:value-type="float" office:value="-1.046075" calcext:value-type="float">
            <text:p>-1.046075</text:p>
          </table:table-cell>
          <table:table-cell office:value-type="float" office:value="0.010653" calcext:value-type="float">
            <text:p>0.010653</text:p>
          </table:table-cell>
        </table:table-row>
        <table:table-row table:style-name="ro1">
          <table:table-cell office:value-type="float" office:value="1386034" calcext:value-type="float">
            <text:p>1386034</text:p>
          </table:table-cell>
          <table:table-cell office:value-type="float" office:value="-0.078125" calcext:value-type="float">
            <text:p>-0.078125</text:p>
          </table:table-cell>
          <table:table-cell office:value-type="float" office:value="-0.235352" calcext:value-type="float">
            <text:p>-0.235352</text:p>
          </table:table-cell>
          <table:table-cell office:value-type="float" office:value="0.769531" calcext:value-type="float">
            <text:p>0.769531</text:p>
          </table:table-cell>
          <table:table-cell office:value-type="float" office:value="-0.490015" calcext:value-type="float">
            <text:p>-0.490015</text:p>
          </table:table-cell>
          <table:table-cell office:value-type="float" office:value="-1.060989" calcext:value-type="float">
            <text:p>-1.060989</text:p>
          </table:table-cell>
          <table:table-cell office:value-type="float" office:value="-0.012783" calcext:value-type="float">
            <text:p>-0.012783</text:p>
          </table:table-cell>
        </table:table-row>
        <table:table-row table:style-name="ro1">
          <table:table-cell office:value-type="float" office:value="1387283" calcext:value-type="float">
            <text:p>1387283</text:p>
          </table:table-cell>
          <table:table-cell office:value-type="float" office:value="-0.071289" calcext:value-type="float">
            <text:p>-0.071289</text:p>
          </table:table-cell>
          <table:table-cell office:value-type="float" office:value="-0.234375" calcext:value-type="float">
            <text:p>-0.234375</text:p>
          </table:table-cell>
          <table:table-cell office:value-type="float" office:value="0.772461" calcext:value-type="float">
            <text:p>0.772461</text:p>
          </table:table-cell>
          <table:table-cell office:value-type="float" office:value="-0.460188" calcext:value-type="float">
            <text:p>-0.460188</text:p>
          </table:table-cell>
          <table:table-cell office:value-type="float" office:value="-1.084424" calcext:value-type="float">
            <text:p>-1.084424</text:p>
          </table:table-cell>
          <table:table-cell office:value-type="float" office:value="-0.019175" calcext:value-type="float">
            <text:p>-0.019175</text:p>
          </table:table-cell>
        </table:table-row>
        <table:table-row table:style-name="ro1">
          <table:table-cell office:value-type="float" office:value="1388532" calcext:value-type="float">
            <text:p>1388532</text:p>
          </table:table-cell>
          <table:table-cell office:value-type="float" office:value="-0.072266" calcext:value-type="float">
            <text:p>-0.072266</text:p>
          </table:table-cell>
          <table:table-cell office:value-type="float" office:value="-0.228516" calcext:value-type="float">
            <text:p>-0.228516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-0.428231" calcext:value-type="float">
            <text:p>-0.428231</text:p>
          </table:table-cell>
          <table:table-cell office:value-type="float" office:value="-1.10786" calcext:value-type="float">
            <text:p>-1.10786</text:p>
          </table:table-cell>
          <table:table-cell office:value-type="float" office:value="-0.023436" calcext:value-type="float">
            <text:p>-0.023436</text:p>
          </table:table-cell>
        </table:table-row>
        <table:table-row table:style-name="ro1">
          <table:table-cell office:value-type="float" office:value="1389780" calcext:value-type="float">
            <text:p>1389780</text:p>
          </table:table-cell>
          <table:table-cell office:value-type="float" office:value="-0.054688" calcext:value-type="float">
            <text:p>-0.054688</text:p>
          </table:table-cell>
          <table:table-cell office:value-type="float" office:value="-0.21582" calcext:value-type="float">
            <text:p>-0.21582</text:p>
          </table:table-cell>
          <table:table-cell office:value-type="float" office:value="0.788086" calcext:value-type="float">
            <text:p>0.788086</text:p>
          </table:table-cell>
          <table:table-cell office:value-type="float" office:value="-0.372837" calcext:value-type="float">
            <text:p>-0.372837</text:p>
          </table:table-cell>
          <table:table-cell office:value-type="float" office:value="-1.133426" calcext:value-type="float">
            <text:p>-1.133426</text:p>
          </table:table-cell>
          <table:table-cell office:value-type="float" office:value="-0.036219" calcext:value-type="float">
            <text:p>-0.036219</text:p>
          </table:table-cell>
        </table:table-row>
        <table:table-row table:style-name="ro1">
          <table:table-cell office:value-type="float" office:value="1391029" calcext:value-type="float">
            <text:p>1391029</text:p>
          </table:table-cell>
          <table:table-cell office:value-type="float" office:value="-0.041016" calcext:value-type="float">
            <text:p>-0.041016</text:p>
          </table:table-cell>
          <table:table-cell office:value-type="float" office:value="-0.212891" calcext:value-type="float">
            <text:p>-0.212891</text:p>
          </table:table-cell>
          <table:table-cell office:value-type="float" office:value="0.785156" calcext:value-type="float">
            <text:p>0.785156</text:p>
          </table:table-cell>
          <table:table-cell office:value-type="float" office:value="-0.334489" calcext:value-type="float">
            <text:p>-0.334489</text:p>
          </table:table-cell>
          <table:table-cell office:value-type="float" office:value="-1.156861" calcext:value-type="float">
            <text:p>-1.156861</text:p>
          </table:table-cell>
          <table:table-cell office:value-type="float" office:value="-0.046871" calcext:value-type="float">
            <text:p>-0.046871</text:p>
          </table:table-cell>
        </table:table-row>
        <table:table-row table:style-name="ro1">
          <table:table-cell office:value-type="float" office:value="1392278" calcext:value-type="float">
            <text:p>1392278</text:p>
          </table:table-cell>
          <table:table-cell office:value-type="float" office:value="-0.052734" calcext:value-type="float">
            <text:p>-0.052734</text:p>
          </table:table-cell>
          <table:table-cell office:value-type="float" office:value="-0.224609" calcext:value-type="float">
            <text:p>-0.224609</text:p>
          </table:table-cell>
          <table:table-cell office:value-type="float" office:value="0.75" calcext:value-type="float">
            <text:p>0.75</text:p>
          </table:table-cell>
          <table:table-cell office:value-type="float" office:value="-0.328097" calcext:value-type="float">
            <text:p>-0.328097</text:p>
          </table:table-cell>
          <table:table-cell office:value-type="float" office:value="-1.176036" calcext:value-type="float">
            <text:p>-1.176036</text:p>
          </table:table-cell>
          <table:table-cell office:value-type="float" office:value="-0.04048" calcext:value-type="float">
            <text:p>-0.04048</text:p>
          </table:table-cell>
        </table:table-row>
        <table:table-row table:style-name="ro1">
          <table:table-cell office:value-type="float" office:value="1393526" calcext:value-type="float">
            <text:p>1393526</text:p>
          </table:table-cell>
          <table:table-cell office:value-type="float" office:value="-0.060547" calcext:value-type="float">
            <text:p>-0.060547</text:p>
          </table:table-cell>
          <table:table-cell office:value-type="float" office:value="-0.223633" calcext:value-type="float">
            <text:p>-0.223633</text:p>
          </table:table-cell>
          <table:table-cell office:value-type="float" office:value="0.75293" calcext:value-type="float">
            <text:p>0.75293</text:p>
          </table:table-cell>
          <table:table-cell office:value-type="float" office:value="-0.315314" calcext:value-type="float">
            <text:p>-0.315314</text:p>
          </table:table-cell>
          <table:table-cell office:value-type="float" office:value="-1.197341" calcext:value-type="float">
            <text:p>-1.197341</text:p>
          </table:table-cell>
          <table:table-cell office:value-type="float" office:value="-0.019175" calcext:value-type="float">
            <text:p>-0.019175</text:p>
          </table:table-cell>
        </table:table-row>
        <table:table-row table:style-name="ro1">
          <table:table-cell office:value-type="float" office:value="1394775" calcext:value-type="float">
            <text:p>1394775</text:p>
          </table:table-cell>
          <table:table-cell office:value-type="float" office:value="-0.041016" calcext:value-type="float">
            <text:p>-0.041016</text:p>
          </table:table-cell>
          <table:table-cell office:value-type="float" office:value="-0.22168" calcext:value-type="float">
            <text:p>-0.22168</text:p>
          </table:table-cell>
          <table:table-cell office:value-type="float" office:value="0.762695" calcext:value-type="float">
            <text:p>0.762695</text:p>
          </table:table-cell>
          <table:table-cell office:value-type="float" office:value="-0.300401" calcext:value-type="float">
            <text:p>-0.300401</text:p>
          </table:table-cell>
          <table:table-cell office:value-type="float" office:value="-1.218646" calcext:value-type="float">
            <text:p>-1.218646</text:p>
          </table:table-cell>
          <table:table-cell office:value-type="float" office:value="-0.019175" calcext:value-type="float">
            <text:p>-0.019175</text:p>
          </table:table-cell>
        </table:table-row>
        <table:table-row table:style-name="ro1">
          <table:table-cell office:value-type="float" office:value="1396024" calcext:value-type="float">
            <text:p>1396024</text:p>
          </table:table-cell>
          <table:table-cell office:value-type="float" office:value="-0.022461" calcext:value-type="float">
            <text:p>-0.022461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0.764648" calcext:value-type="float">
            <text:p>0.764648</text:p>
          </table:table-cell>
          <table:table-cell office:value-type="float" office:value="-0.272704" calcext:value-type="float">
            <text:p>-0.272704</text:p>
          </table:table-cell>
          <table:table-cell office:value-type="float" office:value="-1.233559" calcext:value-type="float">
            <text:p>-1.233559</text:p>
          </table:table-cell>
          <table:table-cell office:value-type="float" office:value="-0.017044" calcext:value-type="float">
            <text:p>-0.017044</text:p>
          </table:table-cell>
        </table:table-row>
        <table:table-row table:style-name="ro1">
          <table:table-cell office:value-type="float" office:value="1397272" calcext:value-type="float">
            <text:p>1397272</text:p>
          </table:table-cell>
          <table:table-cell office:value-type="float" office:value="-0.009766" calcext:value-type="float">
            <text:p>-0.009766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0.763672" calcext:value-type="float">
            <text:p>0.763672</text:p>
          </table:table-cell>
          <table:table-cell office:value-type="float" office:value="-0.242877" calcext:value-type="float">
            <text:p>-0.242877</text:p>
          </table:table-cell>
          <table:table-cell office:value-type="float" office:value="-1.252734" calcext:value-type="float">
            <text:p>-1.252734</text:p>
          </table:table-cell>
          <table:table-cell office:value-type="float" office:value="-0.023436" calcext:value-type="float">
            <text:p>-0.023436</text:p>
          </table:table-cell>
        </table:table-row>
        <table:table-row table:style-name="ro1">
          <table:table-cell office:value-type="float" office:value="1398523" calcext:value-type="float">
            <text:p>1398523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-0.217773" calcext:value-type="float">
            <text:p>-0.217773</text:p>
          </table:table-cell>
          <table:table-cell office:value-type="float" office:value="0.763672" calcext:value-type="float">
            <text:p>0.763672</text:p>
          </table:table-cell>
          <table:table-cell office:value-type="float" office:value="-0.21305" calcext:value-type="float">
            <text:p>-0.21305</text:p>
          </table:table-cell>
          <table:table-cell office:value-type="float" office:value="-1.265517" calcext:value-type="float">
            <text:p>-1.265517</text:p>
          </table:table-cell>
          <table:table-cell office:value-type="float" office:value="-0.025566" calcext:value-type="float">
            <text:p>-0.025566</text:p>
          </table:table-cell>
        </table:table-row>
        <table:table-row table:style-name="ro1">
          <table:table-cell office:value-type="float" office:value="1399770" calcext:value-type="float">
            <text:p>1399770</text:p>
          </table:table-cell>
          <table:table-cell office:value-type="float" office:value="0.018555" calcext:value-type="float">
            <text:p>0.018555</text:p>
          </table:table-cell>
          <table:table-cell office:value-type="float" office:value="-0.217773" calcext:value-type="float">
            <text:p>-0.217773</text:p>
          </table:table-cell>
          <table:table-cell office:value-type="float" office:value="0.763672" calcext:value-type="float">
            <text:p>0.763672</text:p>
          </table:table-cell>
          <table:table-cell office:value-type="float" office:value="-0.17257" calcext:value-type="float">
            <text:p>-0.17257</text:p>
          </table:table-cell>
          <table:table-cell office:value-type="float" office:value="-1.267648" calcext:value-type="float">
            <text:p>-1.267648</text:p>
          </table:table-cell>
          <table:table-cell office:value-type="float" office:value="-0.019175" calcext:value-type="float">
            <text:p>-0.019175</text:p>
          </table:table-cell>
        </table:table-row>
        <table:table-row table:style-name="ro1">
          <table:table-cell office:value-type="float" office:value="1401020" calcext:value-type="float">
            <text:p>1401020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-0.21582" calcext:value-type="float">
            <text:p>-0.21582</text:p>
          </table:table-cell>
          <table:table-cell office:value-type="float" office:value="0.763672" calcext:value-type="float">
            <text:p>0.763672</text:p>
          </table:table-cell>
          <table:table-cell office:value-type="float" office:value="-0.132091" calcext:value-type="float">
            <text:p>-0.132091</text:p>
          </table:table-cell>
          <table:table-cell office:value-type="float" office:value="-1.263386" calcext:value-type="float">
            <text:p>-1.263386</text:p>
          </table:table-cell>
          <table:table-cell office:value-type="float" office:value="-0.012783" calcext:value-type="float">
            <text:p>-0.012783</text:p>
          </table:table-cell>
        </table:table-row>
        <table:table-row table:style-name="ro1">
          <table:table-cell office:value-type="float" office:value="1402267" calcext:value-type="float">
            <text:p>1402267</text:p>
          </table:table-cell>
          <table:table-cell office:value-type="float" office:value="0.048828" calcext:value-type="float">
            <text:p>0.048828</text:p>
          </table:table-cell>
          <table:table-cell office:value-type="float" office:value="-0.207031" calcext:value-type="float">
            <text:p>-0.207031</text:p>
          </table:table-cell>
          <table:table-cell office:value-type="float" office:value="0.757812" calcext:value-type="float">
            <text:p>0.757812</text:p>
          </table:table-cell>
          <table:table-cell office:value-type="float" office:value="-0.104395" calcext:value-type="float">
            <text:p>-0.104395</text:p>
          </table:table-cell>
          <table:table-cell office:value-type="float" office:value="-1.259126" calcext:value-type="float">
            <text:p>-1.259126</text:p>
          </table:table-cell>
          <table:table-cell office:value-type="float" office:value="-0.010653" calcext:value-type="float">
            <text:p>-0.010653</text:p>
          </table:table-cell>
        </table:table-row>
        <table:table-row table:style-name="ro1">
          <table:table-cell office:value-type="float" office:value="1403516" calcext:value-type="float">
            <text:p>1403516</text:p>
          </table:table-cell>
          <table:table-cell office:value-type="float" office:value="0.064453" calcext:value-type="float">
            <text:p>0.064453</text:p>
          </table:table-cell>
          <table:table-cell office:value-type="float" office:value="-0.197266" calcext:value-type="float">
            <text:p>-0.197266</text:p>
          </table:table-cell>
          <table:table-cell office:value-type="float" office:value="0.744141" calcext:value-type="float">
            <text:p>0.744141</text:p>
          </table:table-cell>
          <table:table-cell office:value-type="float" office:value="-0.078828" calcext:value-type="float">
            <text:p>-0.078828</text:p>
          </table:table-cell>
          <table:table-cell office:value-type="float" office:value="-1.250603" calcext:value-type="float">
            <text:p>-1.250603</text:p>
          </table:table-cell>
          <table:table-cell office:value-type="float" office:value="-0.014913" calcext:value-type="float">
            <text:p>-0.014913</text:p>
          </table:table-cell>
        </table:table-row>
        <table:table-row table:style-name="ro1">
          <table:table-cell office:value-type="float" office:value="1404766" calcext:value-type="float">
            <text:p>1404766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730469" calcext:value-type="float">
            <text:p>0.730469</text:p>
          </table:table-cell>
          <table:table-cell office:value-type="float" office:value="-0.053262" calcext:value-type="float">
            <text:p>-0.053262</text:p>
          </table:table-cell>
          <table:table-cell office:value-type="float" office:value="-1.244212" calcext:value-type="float">
            <text:p>-1.244212</text:p>
          </table:table-cell>
          <table:table-cell office:value-type="float" office:value="-0.021305" calcext:value-type="float">
            <text:p>-0.021305</text:p>
          </table:table-cell>
        </table:table-row>
        <table:table-row table:style-name="ro1">
          <table:table-cell office:value-type="float" office:value="1406013" calcext:value-type="float">
            <text:p>1406013</text:p>
          </table:table-cell>
          <table:table-cell office:value-type="float" office:value="0.091797" calcext:value-type="float">
            <text:p>0.091797</text:p>
          </table:table-cell>
          <table:table-cell office:value-type="float" office:value="-0.182617" calcext:value-type="float">
            <text:p>-0.182617</text:p>
          </table:table-cell>
          <table:table-cell office:value-type="float" office:value="0.722656" calcext:value-type="float">
            <text:p>0.722656</text:p>
          </table:table-cell>
          <table:table-cell office:value-type="float" office:value="-0.027696" calcext:value-type="float">
            <text:p>-0.027696</text:p>
          </table:table-cell>
          <table:table-cell office:value-type="float" office:value="-1.239951" calcext:value-type="float">
            <text:p>-1.239951</text:p>
          </table:table-cell>
          <table:table-cell office:value-type="float" office:value="-0.029827" calcext:value-type="float">
            <text:p>-0.029827</text:p>
          </table:table-cell>
        </table:table-row>
        <table:table-row table:style-name="ro1">
          <table:table-cell office:value-type="float" office:value="1407262" calcext:value-type="float">
            <text:p>1407262</text:p>
          </table:table-cell>
          <table:table-cell office:value-type="float" office:value="0.107422" calcext:value-type="float">
            <text:p>0.107422</text:p>
          </table:table-cell>
          <table:table-cell office:value-type="float" office:value="-0.179687" calcext:value-type="float">
            <text:p>-0.179687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-0.008522" calcext:value-type="float">
            <text:p>-0.008522</text:p>
          </table:table-cell>
          <table:table-cell office:value-type="float" office:value="-1.227168" calcext:value-type="float">
            <text:p>-1.227168</text:p>
          </table:table-cell>
          <table:table-cell office:value-type="float" office:value="-0.051132" calcext:value-type="float">
            <text:p>-0.051132</text:p>
          </table:table-cell>
        </table:table-row>
        <table:table-row table:style-name="ro1">
          <table:table-cell office:value-type="float" office:value="1408512" calcext:value-type="float">
            <text:p>1408512</text:p>
          </table:table-cell>
          <table:table-cell office:value-type="float" office:value="0.124023" calcext:value-type="float">
            <text:p>0.124023</text:p>
          </table:table-cell>
          <table:table-cell office:value-type="float" office:value="-0.168945" calcext:value-type="float">
            <text:p>-0.168945</text:p>
          </table:table-cell>
          <table:table-cell office:value-type="float" office:value="0.71582" calcext:value-type="float">
            <text:p>0.71582</text:p>
          </table:table-cell>
          <table:table-cell office:value-type="float" office:value="0.008522" calcext:value-type="float">
            <text:p>0.008522</text:p>
          </table:table-cell>
          <table:table-cell office:value-type="float" office:value="-1.218646" calcext:value-type="float">
            <text:p>-1.218646</text:p>
          </table:table-cell>
          <table:table-cell office:value-type="float" office:value="-0.068176" calcext:value-type="float">
            <text:p>-0.068176</text:p>
          </table:table-cell>
        </table:table-row>
        <table:table-row table:style-name="ro1">
          <table:table-cell office:value-type="float" office:value="1409759" calcext:value-type="float">
            <text:p>1409759</text:p>
          </table:table-cell>
          <table:table-cell office:value-type="float" office:value="0.151367" calcext:value-type="float">
            <text:p>0.151367</text:p>
          </table:table-cell>
          <table:table-cell office:value-type="float" office:value="-0.150391" calcext:value-type="float">
            <text:p>-0.150391</text:p>
          </table:table-cell>
          <table:table-cell office:value-type="float" office:value="0.728516" calcext:value-type="float">
            <text:p>0.728516</text:p>
          </table:table-cell>
          <table:table-cell office:value-type="float" office:value="0.049002" calcext:value-type="float">
            <text:p>0.049002</text:p>
          </table:table-cell>
          <table:table-cell office:value-type="float" office:value="-1.212255" calcext:value-type="float">
            <text:p>-1.212255</text:p>
          </table:table-cell>
          <table:table-cell office:value-type="float" office:value="-0.100134" calcext:value-type="float">
            <text:p>-0.100134</text:p>
          </table:table-cell>
        </table:table-row>
        <table:table-row table:style-name="ro1">
          <table:table-cell office:value-type="float" office:value="1411009" calcext:value-type="float">
            <text:p>1411009</text:p>
          </table:table-cell>
          <table:table-cell office:value-type="float" office:value="0.176758" calcext:value-type="float">
            <text:p>0.176758</text:p>
          </table:table-cell>
          <table:table-cell office:value-type="float" office:value="-0.144531" calcext:value-type="float">
            <text:p>-0.144531</text:p>
          </table:table-cell>
          <table:table-cell office:value-type="float" office:value="0.727539" calcext:value-type="float">
            <text:p>0.727539</text:p>
          </table:table-cell>
          <table:table-cell office:value-type="float" office:value="0.08522" calcext:value-type="float">
            <text:p>0.08522</text:p>
          </table:table-cell>
          <table:table-cell office:value-type="float" office:value="-1.212255" calcext:value-type="float">
            <text:p>-1.212255</text:p>
          </table:table-cell>
          <table:table-cell office:value-type="float" office:value="-0.142743" calcext:value-type="float">
            <text:p>-0.142743</text:p>
          </table:table-cell>
        </table:table-row>
        <table:table-row table:style-name="ro1">
          <table:table-cell office:value-type="float" office:value="1412257" calcext:value-type="float">
            <text:p>1412257</text:p>
          </table:table-cell>
          <table:table-cell office:value-type="float" office:value="0.166992" calcext:value-type="float">
            <text:p>0.166992</text:p>
          </table:table-cell>
          <table:table-cell office:value-type="float" office:value="-0.150391" calcext:value-type="float">
            <text:p>-0.150391</text:p>
          </table:table-cell>
          <table:table-cell office:value-type="float" office:value="0.707031" calcext:value-type="float">
            <text:p>0.707031</text:p>
          </table:table-cell>
          <table:table-cell office:value-type="float" office:value="0.108656" calcext:value-type="float">
            <text:p>0.108656</text:p>
          </table:table-cell>
          <table:table-cell office:value-type="float" office:value="-1.210124" calcext:value-type="float">
            <text:p>-1.210124</text:p>
          </table:table-cell>
          <table:table-cell office:value-type="float" office:value="-0.17257" calcext:value-type="float">
            <text:p>-0.17257</text:p>
          </table:table-cell>
        </table:table-row>
        <table:table-row table:style-name="ro1">
          <table:table-cell office:value-type="float" office:value="1413507" calcext:value-type="float">
            <text:p>1413507</text:p>
          </table:table-cell>
          <table:table-cell office:value-type="float" office:value="0.178711" calcext:value-type="float">
            <text:p>0.178711</text:p>
          </table:table-cell>
          <table:table-cell office:value-type="float" office:value="-0.151367" calcext:value-type="float">
            <text:p>-0.151367</text:p>
          </table:table-cell>
          <table:table-cell office:value-type="float" office:value="0.709961" calcext:value-type="float">
            <text:p>0.709961</text:p>
          </table:table-cell>
          <table:table-cell office:value-type="float" office:value="0.134221" calcext:value-type="float">
            <text:p>0.134221</text:p>
          </table:table-cell>
          <table:table-cell office:value-type="float" office:value="-1.203733" calcext:value-type="float">
            <text:p>-1.203733</text:p>
          </table:table-cell>
          <table:table-cell office:value-type="float" office:value="-0.189614" calcext:value-type="float">
            <text:p>-0.189614</text:p>
          </table:table-cell>
        </table:table-row>
        <table:table-row table:style-name="ro1">
          <table:table-cell office:value-type="float" office:value="1414754" calcext:value-type="float">
            <text:p>1414754</text:p>
          </table:table-cell>
          <table:table-cell office:value-type="float" office:value="0.181641" calcext:value-type="float">
            <text:p>0.181641</text:p>
          </table:table-cell>
          <table:table-cell office:value-type="float" office:value="-0.166992" calcext:value-type="float">
            <text:p>-0.166992</text:p>
          </table:table-cell>
          <table:table-cell office:value-type="float" office:value="0.689453" calcext:value-type="float">
            <text:p>0.689453</text:p>
          </table:table-cell>
          <table:table-cell office:value-type="float" office:value="0.12783" calcext:value-type="float">
            <text:p>0.12783</text:p>
          </table:table-cell>
          <table:table-cell office:value-type="float" office:value="-1.182427" calcext:value-type="float">
            <text:p>-1.182427</text:p>
          </table:table-cell>
          <table:table-cell office:value-type="float" office:value="-0.206658" calcext:value-type="float">
            <text:p>-0.206658</text:p>
          </table:table-cell>
        </table:table-row>
        <table:table-row table:style-name="ro1">
          <table:table-cell office:value-type="float" office:value="1416003" calcext:value-type="float">
            <text:p>1416003</text:p>
          </table:table-cell>
          <table:table-cell office:value-type="float" office:value="0.177734" calcext:value-type="float">
            <text:p>0.177734</text:p>
          </table:table-cell>
          <table:table-cell office:value-type="float" office:value="-0.170898" calcext:value-type="float">
            <text:p>-0.170898</text:p>
          </table:table-cell>
          <table:table-cell office:value-type="float" office:value="0.680664" calcext:value-type="float">
            <text:p>0.680664</text:p>
          </table:table-cell>
          <table:table-cell office:value-type="float" office:value="0.117178" calcext:value-type="float">
            <text:p>0.117178</text:p>
          </table:table-cell>
          <table:table-cell office:value-type="float" office:value="-1.169644" calcext:value-type="float">
            <text:p>-1.169644</text:p>
          </table:table-cell>
          <table:table-cell office:value-type="float" office:value="-0.227964" calcext:value-type="float">
            <text:p>-0.227964</text:p>
          </table:table-cell>
        </table:table-row>
        <table:table-row table:style-name="ro1">
          <table:table-cell office:value-type="float" office:value="1417254" calcext:value-type="float">
            <text:p>1417254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-0.168945" calcext:value-type="float">
            <text:p>-0.168945</text:p>
          </table:table-cell>
          <table:table-cell office:value-type="float" office:value="0.688477" calcext:value-type="float">
            <text:p>0.688477</text:p>
          </table:table-cell>
          <table:table-cell office:value-type="float" office:value="0.115047" calcext:value-type="float">
            <text:p>0.115047</text:p>
          </table:table-cell>
          <table:table-cell office:value-type="float" office:value="-1.156861" calcext:value-type="float">
            <text:p>-1.156861</text:p>
          </table:table-cell>
          <table:table-cell office:value-type="float" office:value="-0.259921" calcext:value-type="float">
            <text:p>-0.259921</text:p>
          </table:table-cell>
        </table:table-row>
        <table:table-row table:style-name="ro1">
          <table:table-cell office:value-type="float" office:value="1418500" calcext:value-type="float">
            <text:p>1418500</text:p>
          </table:table-cell>
          <table:table-cell office:value-type="float" office:value="0.209961" calcext:value-type="float">
            <text:p>0.209961</text:p>
          </table:table-cell>
          <table:table-cell office:value-type="float" office:value="-0.163086" calcext:value-type="float">
            <text:p>-0.163086</text:p>
          </table:table-cell>
          <table:table-cell office:value-type="float" office:value="0.698242" calcext:value-type="float">
            <text:p>0.698242</text:p>
          </table:table-cell>
          <table:table-cell office:value-type="float" office:value="0.125699" calcext:value-type="float">
            <text:p>0.125699</text:p>
          </table:table-cell>
          <table:table-cell office:value-type="float" office:value="-1.154731" calcext:value-type="float">
            <text:p>-1.154731</text:p>
          </table:table-cell>
          <table:table-cell office:value-type="float" office:value="-0.29827" calcext:value-type="float">
            <text:p>-0.29827</text:p>
          </table:table-cell>
        </table:table-row>
        <table:table-row table:style-name="ro1">
          <table:table-cell office:value-type="float" office:value="1419749" calcext:value-type="float">
            <text:p>1419749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-0.15918" calcext:value-type="float">
            <text:p>-0.15918</text:p>
          </table:table-cell>
          <table:table-cell office:value-type="float" office:value="0.698242" calcext:value-type="float">
            <text:p>0.698242</text:p>
          </table:table-cell>
          <table:table-cell office:value-type="float" office:value="0.144874" calcext:value-type="float">
            <text:p>0.144874</text:p>
          </table:table-cell>
          <table:table-cell office:value-type="float" office:value="-1.156861" calcext:value-type="float">
            <text:p>-1.156861</text:p>
          </table:table-cell>
          <table:table-cell office:value-type="float" office:value="-0.338749" calcext:value-type="float">
            <text:p>-0.338749</text:p>
          </table:table-cell>
        </table:table-row>
        <table:table-row table:style-name="ro1">
          <table:table-cell office:value-type="float" office:value="1420999" calcext:value-type="float">
            <text:p>1420999</text:p>
          </table:table-cell>
          <table:table-cell office:value-type="float" office:value="0.226562" calcext:value-type="float">
            <text:p>0.226562</text:p>
          </table:table-cell>
          <table:table-cell office:value-type="float" office:value="-0.155273" calcext:value-type="float">
            <text:p>-0.155273</text:p>
          </table:table-cell>
          <table:table-cell office:value-type="float" office:value="0.702148" calcext:value-type="float">
            <text:p>0.702148</text:p>
          </table:table-cell>
          <table:table-cell office:value-type="float" office:value="0.159787" calcext:value-type="float">
            <text:p>0.159787</text:p>
          </table:table-cell>
          <table:table-cell office:value-type="float" office:value="-1.156861" calcext:value-type="float">
            <text:p>-1.156861</text:p>
          </table:table-cell>
          <table:table-cell office:value-type="float" office:value="-0.389881" calcext:value-type="float">
            <text:p>-0.389881</text:p>
          </table:table-cell>
        </table:table-row>
        <table:table-row table:style-name="ro1">
          <table:table-cell office:value-type="float" office:value="1422246" calcext:value-type="float">
            <text:p>1422246</text:p>
          </table:table-cell>
          <table:table-cell office:value-type="float" office:value="0.230469" calcext:value-type="float">
            <text:p>0.230469</text:p>
          </table:table-cell>
          <table:table-cell office:value-type="float" office:value="-0.151367" calcext:value-type="float">
            <text:p>-0.151367</text:p>
          </table:table-cell>
          <table:table-cell office:value-type="float" office:value="0.705078" calcext:value-type="float">
            <text:p>0.705078</text:p>
          </table:table-cell>
          <table:table-cell office:value-type="float" office:value="0.183223" calcext:value-type="float">
            <text:p>0.183223</text:p>
          </table:table-cell>
          <table:table-cell office:value-type="float" office:value="-1.146209" calcext:value-type="float">
            <text:p>-1.146209</text:p>
          </table:table-cell>
          <table:table-cell office:value-type="float" office:value="-0.4261" calcext:value-type="float">
            <text:p>-0.4261</text:p>
          </table:table-cell>
        </table:table-row>
        <table:table-row table:style-name="ro1">
          <table:table-cell office:value-type="float" office:value="1423495" calcext:value-type="float">
            <text:p>1423495</text:p>
          </table:table-cell>
          <table:table-cell office:value-type="float" office:value="0.230469" calcext:value-type="float">
            <text:p>0.230469</text:p>
          </table:table-cell>
          <table:table-cell office:value-type="float" office:value="-0.152344" calcext:value-type="float">
            <text:p>-0.152344</text:p>
          </table:table-cell>
          <table:table-cell office:value-type="float" office:value="0.704102" calcext:value-type="float">
            <text:p>0.704102</text:p>
          </table:table-cell>
          <table:table-cell office:value-type="float" office:value="0.202398" calcext:value-type="float">
            <text:p>0.202398</text:p>
          </table:table-cell>
          <table:table-cell office:value-type="float" office:value="-1.139817" calcext:value-type="float">
            <text:p>-1.139817</text:p>
          </table:table-cell>
          <table:table-cell office:value-type="float" office:value="-0.460188" calcext:value-type="float">
            <text:p>-0.460188</text:p>
          </table:table-cell>
        </table:table-row>
        <table:table-row table:style-name="ro1">
          <table:table-cell office:value-type="float" office:value="1424745" calcext:value-type="float">
            <text:p>1424745</text:p>
          </table:table-cell>
          <table:table-cell office:value-type="float" office:value="0.224609" calcext:value-type="float">
            <text:p>0.224609</text:p>
          </table:table-cell>
          <table:table-cell office:value-type="float" office:value="-0.15918" calcext:value-type="float">
            <text:p>-0.15918</text:p>
          </table:table-cell>
          <table:table-cell office:value-type="float" office:value="0.707031" calcext:value-type="float">
            <text:p>0.707031</text:p>
          </table:table-cell>
          <table:table-cell office:value-type="float" office:value="0.225833" calcext:value-type="float">
            <text:p>0.225833</text:p>
          </table:table-cell>
          <table:table-cell office:value-type="float" office:value="-1.139817" calcext:value-type="float">
            <text:p>-1.139817</text:p>
          </table:table-cell>
          <table:table-cell office:value-type="float" office:value="-0.485754" calcext:value-type="float">
            <text:p>-0.485754</text:p>
          </table:table-cell>
        </table:table-row>
        <table:table-row table:style-name="ro1">
          <table:table-cell office:value-type="float" office:value="1425992" calcext:value-type="float">
            <text:p>1425992</text:p>
          </table:table-cell>
          <table:table-cell office:value-type="float" office:value="0.227539" calcext:value-type="float">
            <text:p>0.227539</text:p>
          </table:table-cell>
          <table:table-cell office:value-type="float" office:value="-0.162109" calcext:value-type="float">
            <text:p>-0.162109</text:p>
          </table:table-cell>
          <table:table-cell office:value-type="float" office:value="0.708984" calcext:value-type="float">
            <text:p>0.708984</text:p>
          </table:table-cell>
          <table:table-cell office:value-type="float" office:value="0.249269" calcext:value-type="float">
            <text:p>0.249269</text:p>
          </table:table-cell>
          <table:table-cell office:value-type="float" office:value="-1.135557" calcext:value-type="float">
            <text:p>-1.135557</text:p>
          </table:table-cell>
          <table:table-cell office:value-type="float" office:value="-0.513451" calcext:value-type="float">
            <text:p>-0.513451</text:p>
          </table:table-cell>
        </table:table-row>
        <table:table-row table:style-name="ro1">
          <table:table-cell office:value-type="float" office:value="1427241" calcext:value-type="float">
            <text:p>1427241</text:p>
          </table:table-cell>
          <table:table-cell office:value-type="float" office:value="0.237305" calcext:value-type="float">
            <text:p>0.237305</text:p>
          </table:table-cell>
          <table:table-cell office:value-type="float" office:value="-0.162109" calcext:value-type="float">
            <text:p>-0.162109</text:p>
          </table:table-cell>
          <table:table-cell office:value-type="float" office:value="0.712891" calcext:value-type="float">
            <text:p>0.712891</text:p>
          </table:table-cell>
          <table:table-cell office:value-type="float" office:value="0.274834" calcext:value-type="float">
            <text:p>0.274834</text:p>
          </table:table-cell>
          <table:table-cell office:value-type="float" office:value="-1.137687" calcext:value-type="float">
            <text:p>-1.137687</text:p>
          </table:table-cell>
          <table:table-cell office:value-type="float" office:value="-0.547539" calcext:value-type="float">
            <text:p>-0.547539</text:p>
          </table:table-cell>
        </table:table-row>
        <table:table-row table:style-name="ro1">
          <table:table-cell office:value-type="float" office:value="1428491" calcext:value-type="float">
            <text:p>1428491</text:p>
          </table:table-cell>
          <table:table-cell office:value-type="float" office:value="0.227539" calcext:value-type="float">
            <text:p>0.227539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0.710938" calcext:value-type="float">
            <text:p>0.710938</text:p>
          </table:table-cell>
          <table:table-cell office:value-type="float" office:value="0.289748" calcext:value-type="float">
            <text:p>0.289748</text:p>
          </table:table-cell>
          <table:table-cell office:value-type="float" office:value="-1.139817" calcext:value-type="float">
            <text:p>-1.139817</text:p>
          </table:table-cell>
          <table:table-cell office:value-type="float" office:value="-0.573105" calcext:value-type="float">
            <text:p>-0.573105</text:p>
          </table:table-cell>
        </table:table-row>
        <table:table-row table:style-name="ro1">
          <table:table-cell office:value-type="float" office:value="1429738" calcext:value-type="float">
            <text:p>1429738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-0.196289" calcext:value-type="float">
            <text:p>-0.196289</text:p>
          </table:table-cell>
          <table:table-cell office:value-type="float" office:value="0.713867" calcext:value-type="float">
            <text:p>0.713867</text:p>
          </table:table-cell>
          <table:table-cell office:value-type="float" office:value="0.311053" calcext:value-type="float">
            <text:p>0.311053</text:p>
          </table:table-cell>
          <table:table-cell office:value-type="float" office:value="-1.135557" calcext:value-type="float">
            <text:p>-1.135557</text:p>
          </table:table-cell>
          <table:table-cell office:value-type="float" office:value="-0.59441" calcext:value-type="float">
            <text:p>-0.59441</text:p>
          </table:table-cell>
        </table:table-row>
        <table:table-row table:style-name="ro1">
          <table:table-cell office:value-type="float" office:value="1430987" calcext:value-type="float">
            <text:p>1430987</text:p>
          </table:table-cell>
          <table:table-cell office:value-type="float" office:value="0.231445" calcext:value-type="float">
            <text:p>0.231445</text:p>
          </table:table-cell>
          <table:table-cell office:value-type="float" office:value="-0.189453" calcext:value-type="float">
            <text:p>-0.189453</text:p>
          </table:table-cell>
          <table:table-cell office:value-type="float" office:value="0.731445" calcext:value-type="float">
            <text:p>0.731445</text:p>
          </table:table-cell>
          <table:table-cell office:value-type="float" office:value="0.360054" calcext:value-type="float">
            <text:p>0.360054</text:p>
          </table:table-cell>
          <table:table-cell office:value-type="float" office:value="-1.1526" calcext:value-type="float">
            <text:p>-1.1526</text:p>
          </table:table-cell>
          <table:table-cell office:value-type="float" office:value="-0.637019" calcext:value-type="float">
            <text:p>-0.637019</text:p>
          </table:table-cell>
        </table:table-row>
        <table:table-row table:style-name="ro1">
          <table:table-cell office:value-type="float" office:value="1432237" calcext:value-type="float">
            <text:p>1432237</text:p>
          </table:table-cell>
          <table:table-cell office:value-type="float" office:value="0.235352" calcext:value-type="float">
            <text:p>0.235352</text:p>
          </table:table-cell>
          <table:table-cell office:value-type="float" office:value="-0.19043" calcext:value-type="float">
            <text:p>-0.19043</text:p>
          </table:table-cell>
          <table:table-cell office:value-type="float" office:value="0.741211" calcext:value-type="float">
            <text:p>0.741211</text:p>
          </table:table-cell>
          <table:table-cell office:value-type="float" office:value="0.402664" calcext:value-type="float">
            <text:p>0.402664</text:p>
          </table:table-cell>
          <table:table-cell office:value-type="float" office:value="-1.169644" calcext:value-type="float">
            <text:p>-1.169644</text:p>
          </table:table-cell>
          <table:table-cell office:value-type="float" office:value="-0.675369" calcext:value-type="float">
            <text:p>-0.675369</text:p>
          </table:table-cell>
        </table:table-row>
        <table:table-row table:style-name="ro1">
          <table:table-cell office:value-type="float" office:value="1433484" calcext:value-type="float">
            <text:p>1433484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-0.230469" calcext:value-type="float">
            <text:p>-0.230469</text:p>
          </table:table-cell>
          <table:table-cell office:value-type="float" office:value="0.719727" calcext:value-type="float">
            <text:p>0.719727</text:p>
          </table:table-cell>
          <table:table-cell office:value-type="float" office:value="0.413317" calcext:value-type="float">
            <text:p>0.413317</text:p>
          </table:table-cell>
          <table:table-cell office:value-type="float" office:value="-1.154731" calcext:value-type="float">
            <text:p>-1.154731</text:p>
          </table:table-cell>
          <table:table-cell office:value-type="float" office:value="-0.703065" calcext:value-type="float">
            <text:p>-0.703065</text:p>
          </table:table-cell>
        </table:table-row>
        <table:table-row table:style-name="ro1">
          <table:table-cell office:value-type="float" office:value="1434733" calcext:value-type="float">
            <text:p>1434733</text:p>
          </table:table-cell>
          <table:table-cell office:value-type="float" office:value="0.198242" calcext:value-type="float">
            <text:p>0.198242</text:p>
          </table:table-cell>
          <table:table-cell office:value-type="float" office:value="-0.233398" calcext:value-type="float">
            <text:p>-0.233398</text:p>
          </table:table-cell>
          <table:table-cell office:value-type="float" office:value="0.722656" calcext:value-type="float">
            <text:p>0.722656</text:p>
          </table:table-cell>
          <table:table-cell office:value-type="float" office:value="0.432492" calcext:value-type="float">
            <text:p>0.432492</text:p>
          </table:table-cell>
          <table:table-cell office:value-type="float" office:value="-1.146209" calcext:value-type="float">
            <text:p>-1.146209</text:p>
          </table:table-cell>
          <table:table-cell office:value-type="float" office:value="-0.711587" calcext:value-type="float">
            <text:p>-0.711587</text:p>
          </table:table-cell>
        </table:table-row>
        <table:table-row table:style-name="ro1">
          <table:table-cell office:value-type="float" office:value="1435983" calcext:value-type="float">
            <text:p>1435983</text:p>
          </table:table-cell>
          <table:table-cell office:value-type="float" office:value="0.202148" calcext:value-type="float">
            <text:p>0.202148</text:p>
          </table:table-cell>
          <table:table-cell office:value-type="float" office:value="-0.227539" calcext:value-type="float">
            <text:p>-0.227539</text:p>
          </table:table-cell>
          <table:table-cell office:value-type="float" office:value="0.732422" calcext:value-type="float">
            <text:p>0.732422</text:p>
          </table:table-cell>
          <table:table-cell office:value-type="float" office:value="0.460188" calcext:value-type="float">
            <text:p>0.460188</text:p>
          </table:table-cell>
          <table:table-cell office:value-type="float" office:value="-1.154731" calcext:value-type="float">
            <text:p>-1.154731</text:p>
          </table:table-cell>
          <table:table-cell office:value-type="float" office:value="-0.728631" calcext:value-type="float">
            <text:p>-0.728631</text:p>
          </table:table-cell>
        </table:table-row>
        <table:table-row table:style-name="ro1">
          <table:table-cell office:value-type="float" office:value="1437230" calcext:value-type="float">
            <text:p>1437230</text:p>
          </table:table-cell>
          <table:table-cell office:value-type="float" office:value="0.205078" calcext:value-type="float">
            <text:p>0.205078</text:p>
          </table:table-cell>
          <table:table-cell office:value-type="float" office:value="-0.223633" calcext:value-type="float">
            <text:p>-0.223633</text:p>
          </table:table-cell>
          <table:table-cell office:value-type="float" office:value="0.741211" calcext:value-type="float">
            <text:p>0.741211</text:p>
          </table:table-cell>
          <table:table-cell office:value-type="float" office:value="0.498537" calcext:value-type="float">
            <text:p>0.498537</text:p>
          </table:table-cell>
          <table:table-cell office:value-type="float" office:value="-1.165383" calcext:value-type="float">
            <text:p>-1.165383</text:p>
          </table:table-cell>
          <table:table-cell office:value-type="float" office:value="-0.756328" calcext:value-type="float">
            <text:p>-0.756328</text:p>
          </table:table-cell>
        </table:table-row>
        <table:table-row table:style-name="ro1">
          <table:table-cell office:value-type="float" office:value="1438479" calcext:value-type="float">
            <text:p>1438479</text:p>
          </table:table-cell>
          <table:table-cell office:value-type="float" office:value="0.193359" calcext:value-type="float">
            <text:p>0.193359</text:p>
          </table:table-cell>
          <table:table-cell office:value-type="float" office:value="-0.233398" calcext:value-type="float">
            <text:p>-0.233398</text:p>
          </table:table-cell>
          <table:table-cell office:value-type="float" office:value="0.738281" calcext:value-type="float">
            <text:p>0.738281</text:p>
          </table:table-cell>
          <table:table-cell office:value-type="float" office:value="0.528364" calcext:value-type="float">
            <text:p>0.528364</text:p>
          </table:table-cell>
          <table:table-cell office:value-type="float" office:value="-1.163253" calcext:value-type="float">
            <text:p>-1.163253</text:p>
          </table:table-cell>
          <table:table-cell office:value-type="float" office:value="-0.779763" calcext:value-type="float">
            <text:p>-0.779763</text:p>
          </table:table-cell>
        </table:table-row>
        <table:table-row table:style-name="ro1">
          <table:table-cell office:value-type="float" office:value="1439729" calcext:value-type="float">
            <text:p>1439729</text:p>
          </table:table-cell>
          <table:table-cell office:value-type="float" office:value="0.185547" calcext:value-type="float">
            <text:p>0.185547</text:p>
          </table:table-cell>
          <table:table-cell office:value-type="float" office:value="-0.237305" calcext:value-type="float">
            <text:p>-0.237305</text:p>
          </table:table-cell>
          <table:table-cell office:value-type="float" office:value="0.735352" calcext:value-type="float">
            <text:p>0.735352</text:p>
          </table:table-cell>
          <table:table-cell office:value-type="float" office:value="0.55606" calcext:value-type="float">
            <text:p>0.55606</text:p>
          </table:table-cell>
          <table:table-cell office:value-type="float" office:value="-1.161123" calcext:value-type="float">
            <text:p>-1.161123</text:p>
          </table:table-cell>
          <table:table-cell office:value-type="float" office:value="-0.801068" calcext:value-type="float">
            <text:p>-0.801068</text:p>
          </table:table-cell>
        </table:table-row>
        <table:table-row table:style-name="ro1">
          <table:table-cell office:value-type="float" office:value="1440976" calcext:value-type="float">
            <text:p>1440976</text:p>
          </table:table-cell>
          <table:table-cell office:value-type="float" office:value="0.19043" calcext:value-type="float">
            <text:p>0.19043</text:p>
          </table:table-cell>
          <table:table-cell office:value-type="float" office:value="-0.239258" calcext:value-type="float">
            <text:p>-0.239258</text:p>
          </table:table-cell>
          <table:table-cell office:value-type="float" office:value="0.741211" calcext:value-type="float">
            <text:p>0.741211</text:p>
          </table:table-cell>
          <table:table-cell office:value-type="float" office:value="0.590148" calcext:value-type="float">
            <text:p>0.590148</text:p>
          </table:table-cell>
          <table:table-cell office:value-type="float" office:value="-1.163253" calcext:value-type="float">
            <text:p>-1.163253</text:p>
          </table:table-cell>
          <table:table-cell office:value-type="float" office:value="-0.80959" calcext:value-type="float">
            <text:p>-0.80959</text:p>
          </table:table-cell>
        </table:table-row>
        <table:table-row table:style-name="ro1">
          <table:table-cell office:value-type="float" office:value="1442225" calcext:value-type="float">
            <text:p>1442225</text:p>
          </table:table-cell>
          <table:table-cell office:value-type="float" office:value="0.194336" calcext:value-type="float">
            <text:p>0.194336</text:p>
          </table:table-cell>
          <table:table-cell office:value-type="float" office:value="-0.242187" calcext:value-type="float">
            <text:p>-0.242187</text:p>
          </table:table-cell>
          <table:table-cell office:value-type="float" office:value="0.745117" calcext:value-type="float">
            <text:p>0.745117</text:p>
          </table:table-cell>
          <table:table-cell office:value-type="float" office:value="0.626367" calcext:value-type="float">
            <text:p>0.626367</text:p>
          </table:table-cell>
          <table:table-cell office:value-type="float" office:value="-1.171775" calcext:value-type="float">
            <text:p>-1.171775</text:p>
          </table:table-cell>
          <table:table-cell office:value-type="float" office:value="-0.833025" calcext:value-type="float">
            <text:p>-0.833025</text:p>
          </table:table-cell>
        </table:table-row>
        <table:table-row table:style-name="ro1">
          <table:table-cell office:value-type="float" office:value="1443475" calcext:value-type="float">
            <text:p>1443475</text:p>
          </table:table-cell>
          <table:table-cell office:value-type="float" office:value="0.177734" calcext:value-type="float">
            <text:p>0.177734</text:p>
          </table:table-cell>
          <table:table-cell office:value-type="float" office:value="-0.237305" calcext:value-type="float">
            <text:p>-0.237305</text:p>
          </table:table-cell>
          <table:table-cell office:value-type="float" office:value="0.74707" calcext:value-type="float">
            <text:p>0.74707</text:p>
          </table:table-cell>
          <table:table-cell office:value-type="float" office:value="0.664716" calcext:value-type="float">
            <text:p>0.664716</text:p>
          </table:table-cell>
          <table:table-cell office:value-type="float" office:value="-1.180297" calcext:value-type="float">
            <text:p>-1.180297</text:p>
          </table:table-cell>
          <table:table-cell office:value-type="float" office:value="-0.860722" calcext:value-type="float">
            <text:p>-0.860722</text:p>
          </table:table-cell>
        </table:table-row>
        <table:table-row table:style-name="ro1">
          <table:table-cell office:value-type="float" office:value="1444724" calcext:value-type="float">
            <text:p>1444724</text:p>
          </table:table-cell>
          <table:table-cell office:value-type="float" office:value="0.175781" calcext:value-type="float">
            <text:p>0.175781</text:p>
          </table:table-cell>
          <table:table-cell office:value-type="float" office:value="-0.238281" calcext:value-type="float">
            <text:p>-0.238281</text:p>
          </table:table-cell>
          <table:table-cell office:value-type="float" office:value="0.74707" calcext:value-type="float">
            <text:p>0.74707</text:p>
          </table:table-cell>
          <table:table-cell office:value-type="float" office:value="0.698804" calcext:value-type="float">
            <text:p>0.698804</text:p>
          </table:table-cell>
          <table:table-cell office:value-type="float" office:value="-1.186689" calcext:value-type="float">
            <text:p>-1.186689</text:p>
          </table:table-cell>
          <table:table-cell office:value-type="float" office:value="-0.877766" calcext:value-type="float">
            <text:p>-0.877766</text:p>
          </table:table-cell>
        </table:table-row>
        <table:table-row table:style-name="ro1">
          <table:table-cell office:value-type="float" office:value="1445971" calcext:value-type="float">
            <text:p>1445971</text:p>
          </table:table-cell>
          <table:table-cell office:value-type="float" office:value="0.178711" calcext:value-type="float">
            <text:p>0.178711</text:p>
          </table:table-cell>
          <table:table-cell office:value-type="float" office:value="-0.238281" calcext:value-type="float">
            <text:p>-0.238281</text:p>
          </table:table-cell>
          <table:table-cell office:value-type="float" office:value="0.745117" calcext:value-type="float">
            <text:p>0.745117</text:p>
          </table:table-cell>
          <table:table-cell office:value-type="float" office:value="0.72437" calcext:value-type="float">
            <text:p>0.72437</text:p>
          </table:table-cell>
          <table:table-cell office:value-type="float" office:value="-1.197341" calcext:value-type="float">
            <text:p>-1.197341</text:p>
          </table:table-cell>
          <table:table-cell office:value-type="float" office:value="-0.909724" calcext:value-type="float">
            <text:p>-0.909724</text:p>
          </table:table-cell>
        </table:table-row>
        <table:table-row table:style-name="ro1">
          <table:table-cell office:value-type="float" office:value="1447221" calcext:value-type="float">
            <text:p>1447221</text:p>
          </table:table-cell>
          <table:table-cell office:value-type="float" office:value="0.166016" calcext:value-type="float">
            <text:p>0.166016</text:p>
          </table:table-cell>
          <table:table-cell office:value-type="float" office:value="-0.235352" calcext:value-type="float">
            <text:p>-0.235352</text:p>
          </table:table-cell>
          <table:table-cell office:value-type="float" office:value="0.746094" calcext:value-type="float">
            <text:p>0.746094</text:p>
          </table:table-cell>
          <table:table-cell office:value-type="float" office:value="0.756328" calcext:value-type="float">
            <text:p>0.756328</text:p>
          </table:table-cell>
          <table:table-cell office:value-type="float" office:value="-1.212255" calcext:value-type="float">
            <text:p>-1.212255</text:p>
          </table:table-cell>
          <table:table-cell office:value-type="float" office:value="-0.931029" calcext:value-type="float">
            <text:p>-0.931029</text:p>
          </table:table-cell>
        </table:table-row>
        <table:table-row table:style-name="ro1">
          <table:table-cell office:value-type="float" office:value="1448468" calcext:value-type="float">
            <text:p>1448468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0.238281" calcext:value-type="float">
            <text:p>-0.238281</text:p>
          </table:table-cell>
          <table:table-cell office:value-type="float" office:value="0.746094" calcext:value-type="float">
            <text:p>0.746094</text:p>
          </table:table-cell>
          <table:table-cell office:value-type="float" office:value="0.792546" calcext:value-type="float">
            <text:p>0.792546</text:p>
          </table:table-cell>
          <table:table-cell office:value-type="float" office:value="-1.225038" calcext:value-type="float">
            <text:p>-1.225038</text:p>
          </table:table-cell>
          <table:table-cell office:value-type="float" office:value="-0.948072" calcext:value-type="float">
            <text:p>-0.948072</text:p>
          </table:table-cell>
        </table:table-row>
        <table:table-row table:style-name="ro1">
          <table:table-cell office:value-type="float" office:value="1449717" calcext:value-type="float">
            <text:p>1449717</text:p>
          </table:table-cell>
          <table:table-cell office:value-type="float" office:value="0.135742" calcext:value-type="float">
            <text:p>0.135742</text:p>
          </table:table-cell>
          <table:table-cell office:value-type="float" office:value="-0.235352" calcext:value-type="float">
            <text:p>-0.235352</text:p>
          </table:table-cell>
          <table:table-cell office:value-type="float" office:value="0.749023" calcext:value-type="float">
            <text:p>0.749023</text:p>
          </table:table-cell>
          <table:table-cell office:value-type="float" office:value="0.822373" calcext:value-type="float">
            <text:p>0.822373</text:p>
          </table:table-cell>
          <table:table-cell office:value-type="float" office:value="-1.23569" calcext:value-type="float">
            <text:p>-1.23569</text:p>
          </table:table-cell>
          <table:table-cell office:value-type="float" office:value="-0.969378" calcext:value-type="float">
            <text:p>-0.969378</text:p>
          </table:table-cell>
        </table:table-row>
        <table:table-row table:style-name="ro1">
          <table:table-cell office:value-type="float" office:value="1450966" calcext:value-type="float">
            <text:p>1450966</text:p>
          </table:table-cell>
          <table:table-cell office:value-type="float" office:value="0.143555" calcext:value-type="float">
            <text:p>0.143555</text:p>
          </table:table-cell>
          <table:table-cell office:value-type="float" office:value="-0.232422" calcext:value-type="float">
            <text:p>-0.232422</text:p>
          </table:table-cell>
          <table:table-cell office:value-type="float" office:value="0.751953" calcext:value-type="float">
            <text:p>0.751953</text:p>
          </table:table-cell>
          <table:table-cell office:value-type="float" office:value="0.847939" calcext:value-type="float">
            <text:p>0.847939</text:p>
          </table:table-cell>
          <table:table-cell office:value-type="float" office:value="-1.250603" calcext:value-type="float">
            <text:p>-1.250603</text:p>
          </table:table-cell>
          <table:table-cell office:value-type="float" office:value="-0.999205" calcext:value-type="float">
            <text:p>-0.999205</text:p>
          </table:table-cell>
        </table:table-row>
        <table:table-row table:style-name="ro1">
          <table:table-cell office:value-type="float" office:value="1452214" calcext:value-type="float">
            <text:p>1452214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-0.238281" calcext:value-type="float">
            <text:p>-0.238281</text:p>
          </table:table-cell>
          <table:table-cell office:value-type="float" office:value="0.758789" calcext:value-type="float">
            <text:p>0.758789</text:p>
          </table:table-cell>
          <table:table-cell office:value-type="float" office:value="0.879896" calcext:value-type="float">
            <text:p>0.879896</text:p>
          </table:table-cell>
          <table:table-cell office:value-type="float" office:value="-1.265517" calcext:value-type="float">
            <text:p>-1.265517</text:p>
          </table:table-cell>
          <table:table-cell office:value-type="float" office:value="-1.035423" calcext:value-type="float">
            <text:p>-1.035423</text:p>
          </table:table-cell>
        </table:table-row>
        <table:table-row table:style-name="ro1">
          <table:table-cell office:value-type="float" office:value="1453465" calcext:value-type="float">
            <text:p>1453465</text:p>
          </table:table-cell>
          <table:table-cell office:value-type="float" office:value="0.133789" calcext:value-type="float">
            <text:p>0.133789</text:p>
          </table:table-cell>
          <table:table-cell office:value-type="float" office:value="-0.253906" calcext:value-type="float">
            <text:p>-0.253906</text:p>
          </table:table-cell>
          <table:table-cell office:value-type="float" office:value="0.773438" calcext:value-type="float">
            <text:p>0.773438</text:p>
          </table:table-cell>
          <table:table-cell office:value-type="float" office:value="0.918246" calcext:value-type="float">
            <text:p>0.918246</text:p>
          </table:table-cell>
          <table:table-cell office:value-type="float" office:value="-1.284692" calcext:value-type="float">
            <text:p>-1.284692</text:p>
          </table:table-cell>
          <table:table-cell office:value-type="float" office:value="-1.06525" calcext:value-type="float">
            <text:p>-1.06525</text:p>
          </table:table-cell>
        </table:table-row>
        <table:table-row table:style-name="ro1">
          <table:table-cell office:value-type="float" office:value="1454713" calcext:value-type="float">
            <text:p>1454713</text:p>
          </table:table-cell>
          <table:table-cell office:value-type="float" office:value="0.132812" calcext:value-type="float">
            <text:p>0.132812</text:p>
          </table:table-cell>
          <table:table-cell office:value-type="float" office:value="-0.262695" calcext:value-type="float">
            <text:p>-0.262695</text:p>
          </table:table-cell>
          <table:table-cell office:value-type="float" office:value="0.774414" calcext:value-type="float">
            <text:p>0.774414</text:p>
          </table:table-cell>
          <table:table-cell office:value-type="float" office:value="0.952334" calcext:value-type="float">
            <text:p>0.952334</text:p>
          </table:table-cell>
          <table:table-cell office:value-type="float" office:value="-1.303866" calcext:value-type="float">
            <text:p>-1.303866</text:p>
          </table:table-cell>
          <table:table-cell office:value-type="float" office:value="-1.090816" calcext:value-type="float">
            <text:p>-1.090816</text:p>
          </table:table-cell>
        </table:table-row>
        <table:table-row table:style-name="ro1">
          <table:table-cell office:value-type="float" office:value="1455960" calcext:value-type="float">
            <text:p>1455960</text:p>
          </table:table-cell>
          <table:table-cell office:value-type="float" office:value="0.135742" calcext:value-type="float">
            <text:p>0.135742</text:p>
          </table:table-cell>
          <table:table-cell office:value-type="float" office:value="-0.268555" calcext:value-type="float">
            <text:p>-0.268555</text:p>
          </table:table-cell>
          <table:table-cell office:value-type="float" office:value="0.783203" calcext:value-type="float">
            <text:p>0.783203</text:p>
          </table:table-cell>
          <table:table-cell office:value-type="float" office:value="0.98216" calcext:value-type="float">
            <text:p>0.98216</text:p>
          </table:table-cell>
          <table:table-cell office:value-type="float" office:value="-1.327301" calcext:value-type="float">
            <text:p>-1.327301</text:p>
          </table:table-cell>
          <table:table-cell office:value-type="float" office:value="-1.124904" calcext:value-type="float">
            <text:p>-1.124904</text:p>
          </table:table-cell>
        </table:table-row>
        <table:table-row table:style-name="ro1">
          <table:table-cell office:value-type="float" office:value="1457209" calcext:value-type="float">
            <text:p>1457209</text:p>
          </table:table-cell>
          <table:table-cell office:value-type="float" office:value="0.135742" calcext:value-type="float">
            <text:p>0.135742</text:p>
          </table:table-cell>
          <table:table-cell office:value-type="float" office:value="-0.274414" calcext:value-type="float">
            <text:p>-0.274414</text:p>
          </table:table-cell>
          <table:table-cell office:value-type="float" office:value="0.791016" calcext:value-type="float">
            <text:p>0.791016</text:p>
          </table:table-cell>
          <table:table-cell office:value-type="float" office:value="1.029032" calcext:value-type="float">
            <text:p>1.029032</text:p>
          </table:table-cell>
          <table:table-cell office:value-type="float" office:value="-1.354998" calcext:value-type="float">
            <text:p>-1.354998</text:p>
          </table:table-cell>
          <table:table-cell office:value-type="float" office:value="-1.165383" calcext:value-type="float">
            <text:p>-1.165383</text:p>
          </table:table-cell>
        </table:table-row>
        <table:table-row table:style-name="ro1">
          <table:table-cell office:value-type="float" office:value="1458458" calcext:value-type="float">
            <text:p>1458458</text:p>
          </table:table-cell>
          <table:table-cell office:value-type="float" office:value="0.145508" calcext:value-type="float">
            <text:p>0.145508</text:p>
          </table:table-cell>
          <table:table-cell office:value-type="float" office:value="-0.288086" calcext:value-type="float">
            <text:p>-0.288086</text:p>
          </table:table-cell>
          <table:table-cell office:value-type="float" office:value="0.808594" calcext:value-type="float">
            <text:p>0.808594</text:p>
          </table:table-cell>
          <table:table-cell office:value-type="float" office:value="1.071641" calcext:value-type="float">
            <text:p>1.071641</text:p>
          </table:table-cell>
          <table:table-cell office:value-type="float" office:value="-1.391217" calcext:value-type="float">
            <text:p>-1.391217</text:p>
          </table:table-cell>
          <table:table-cell office:value-type="float" office:value="-1.205863" calcext:value-type="float">
            <text:p>-1.205863</text:p>
          </table:table-cell>
        </table:table-row>
        <table:table-row table:style-name="ro1">
          <table:table-cell office:value-type="float" office:value="1459706" calcext:value-type="float">
            <text:p>1459706</text:p>
          </table:table-cell>
          <table:table-cell office:value-type="float" office:value="0.135742" calcext:value-type="float">
            <text:p>0.135742</text:p>
          </table:table-cell>
          <table:table-cell office:value-type="float" office:value="-0.293945" calcext:value-type="float">
            <text:p>-0.293945</text:p>
          </table:table-cell>
          <table:table-cell office:value-type="float" office:value="0.81543" calcext:value-type="float">
            <text:p>0.81543</text:p>
          </table:table-cell>
          <table:table-cell office:value-type="float" office:value="1.114251" calcext:value-type="float">
            <text:p>1.114251</text:p>
          </table:table-cell>
          <table:table-cell office:value-type="float" office:value="-1.438087" calcext:value-type="float">
            <text:p>-1.438087</text:p>
          </table:table-cell>
          <table:table-cell office:value-type="float" office:value="-1.248473" calcext:value-type="float">
            <text:p>-1.248473</text:p>
          </table:table-cell>
        </table:table-row>
        <table:table-row table:style-name="ro1">
          <table:table-cell office:value-type="float" office:value="1460957" calcext:value-type="float">
            <text:p>1460957</text:p>
          </table:table-cell>
          <table:table-cell office:value-type="float" office:value="0.131836" calcext:value-type="float">
            <text:p>0.131836</text:p>
          </table:table-cell>
          <table:table-cell office:value-type="float" office:value="-0.295898" calcext:value-type="float">
            <text:p>-0.295898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1.161123" calcext:value-type="float">
            <text:p>1.161123</text:p>
          </table:table-cell>
          <table:table-cell office:value-type="float" office:value="-1.495611" calcext:value-type="float">
            <text:p>-1.495611</text:p>
          </table:table-cell>
          <table:table-cell office:value-type="float" office:value="-1.299605" calcext:value-type="float">
            <text:p>-1.299605</text:p>
          </table:table-cell>
        </table:table-row>
        <table:table-row table:style-name="ro1">
          <table:table-cell office:value-type="float" office:value="1462204" calcext:value-type="float">
            <text:p>1462204</text:p>
          </table:table-cell>
          <table:table-cell office:value-type="float" office:value="0.136719" calcext:value-type="float">
            <text:p>0.136719</text:p>
          </table:table-cell>
          <table:table-cell office:value-type="float" office:value="-0.301758" calcext:value-type="float">
            <text:p>-0.301758</text:p>
          </table:table-cell>
          <table:table-cell office:value-type="float" office:value="0.842773" calcext:value-type="float">
            <text:p>0.842773</text:p>
          </table:table-cell>
          <table:table-cell office:value-type="float" office:value="1.203733" calcext:value-type="float">
            <text:p>1.203733</text:p>
          </table:table-cell>
          <table:table-cell office:value-type="float" office:value="-1.525438" calcext:value-type="float">
            <text:p>-1.525438</text:p>
          </table:table-cell>
          <table:table-cell office:value-type="float" office:value="-1.346476" calcext:value-type="float">
            <text:p>-1.346476</text:p>
          </table:table-cell>
        </table:table-row>
        <table:table-row table:style-name="ro1">
          <table:table-cell office:value-type="float" office:value="1463454" calcext:value-type="float">
            <text:p>1463454</text:p>
          </table:table-cell>
          <table:table-cell office:value-type="float" office:value="0.133789" calcext:value-type="float">
            <text:p>0.133789</text:p>
          </table:table-cell>
          <table:table-cell office:value-type="float" office:value="-0.318359" calcext:value-type="float">
            <text:p>-0.318359</text:p>
          </table:table-cell>
          <table:table-cell office:value-type="float" office:value="0.873047" calcext:value-type="float">
            <text:p>0.873047</text:p>
          </table:table-cell>
          <table:table-cell office:value-type="float" office:value="1.246342" calcext:value-type="float">
            <text:p>1.246342</text:p>
          </table:table-cell>
          <table:table-cell office:value-type="float" office:value="-1.553135" calcext:value-type="float">
            <text:p>-1.553135</text:p>
          </table:table-cell>
          <table:table-cell office:value-type="float" office:value="-1.401869" calcext:value-type="float">
            <text:p>-1.401869</text:p>
          </table:table-cell>
        </table:table-row>
        <table:table-row table:style-name="ro1">
          <table:table-cell office:value-type="float" office:value="1464701" calcext:value-type="float">
            <text:p>1464701</text:p>
          </table:table-cell>
          <table:table-cell office:value-type="float" office:value="0.136719" calcext:value-type="float">
            <text:p>0.136719</text:p>
          </table:table-cell>
          <table:table-cell office:value-type="float" office:value="-0.325195" calcext:value-type="float">
            <text:p>-0.325195</text:p>
          </table:table-cell>
          <table:table-cell office:value-type="float" office:value="0.885742" calcext:value-type="float">
            <text:p>0.885742</text:p>
          </table:table-cell>
          <table:table-cell office:value-type="float" office:value="1.288952" calcext:value-type="float">
            <text:p>1.288952</text:p>
          </table:table-cell>
          <table:table-cell office:value-type="float" office:value="-1.591484" calcext:value-type="float">
            <text:p>-1.591484</text:p>
          </table:table-cell>
          <table:table-cell office:value-type="float" office:value="-1.459393" calcext:value-type="float">
            <text:p>-1.459393</text:p>
          </table:table-cell>
        </table:table-row>
        <table:table-row table:style-name="ro1">
          <table:table-cell office:value-type="float" office:value="1465950" calcext:value-type="float">
            <text:p>1465950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0.333008" calcext:value-type="float">
            <text:p>-0.333008</text:p>
          </table:table-cell>
          <table:table-cell office:value-type="float" office:value="0.900391" calcext:value-type="float">
            <text:p>0.900391</text:p>
          </table:table-cell>
          <table:table-cell office:value-type="float" office:value="1.335824" calcext:value-type="float">
            <text:p>1.335824</text:p>
          </table:table-cell>
          <table:table-cell office:value-type="float" office:value="-1.638354" calcext:value-type="float">
            <text:p>-1.638354</text:p>
          </table:table-cell>
          <table:table-cell office:value-type="float" office:value="-1.519046" calcext:value-type="float">
            <text:p>-1.519046</text:p>
          </table:table-cell>
        </table:table-row>
        <table:table-row table:style-name="ro1">
          <table:table-cell office:value-type="float" office:value="1467200" calcext:value-type="float">
            <text:p>1467200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-0.339844" calcext:value-type="float">
            <text:p>-0.339844</text:p>
          </table:table-cell>
          <table:table-cell office:value-type="float" office:value="0.918945" calcext:value-type="float">
            <text:p>0.918945</text:p>
          </table:table-cell>
          <table:table-cell office:value-type="float" office:value="1.391217" calcext:value-type="float">
            <text:p>1.391217</text:p>
          </table:table-cell>
          <table:table-cell office:value-type="float" office:value="-1.693747" calcext:value-type="float">
            <text:p>-1.693747</text:p>
          </table:table-cell>
          <table:table-cell office:value-type="float" office:value="-1.585092" calcext:value-type="float">
            <text:p>-1.585092</text:p>
          </table:table-cell>
        </table:table-row>
        <table:table-row table:style-name="ro1">
          <table:table-cell office:value-type="float" office:value="1468447" calcext:value-type="float">
            <text:p>1468447</text:p>
          </table:table-cell>
          <table:table-cell office:value-type="float" office:value="0.155273" calcext:value-type="float">
            <text:p>0.155273</text:p>
          </table:table-cell>
          <table:table-cell office:value-type="float" office:value="-0.364258" calcext:value-type="float">
            <text:p>-0.364258</text:p>
          </table:table-cell>
          <table:table-cell office:value-type="float" office:value="0.958008" calcext:value-type="float">
            <text:p>0.958008</text:p>
          </table:table-cell>
          <table:table-cell office:value-type="float" office:value="1.455132" calcext:value-type="float">
            <text:p>1.455132</text:p>
          </table:table-cell>
          <table:table-cell office:value-type="float" office:value="-1.74701" calcext:value-type="float">
            <text:p>-1.74701</text:p>
          </table:table-cell>
          <table:table-cell office:value-type="float" office:value="-1.65966" calcext:value-type="float">
            <text:p>-1.65966</text:p>
          </table:table-cell>
        </table:table-row>
        <table:table-row table:style-name="ro1">
          <table:table-cell office:value-type="float" office:value="1469696" calcext:value-type="float">
            <text:p>1469696</text:p>
          </table:table-cell>
          <table:table-cell office:value-type="float" office:value="0.157227" calcext:value-type="float">
            <text:p>0.157227</text:p>
          </table:table-cell>
          <table:table-cell office:value-type="float" office:value="-0.37207" calcext:value-type="float">
            <text:p>-0.37207</text:p>
          </table:table-cell>
          <table:table-cell office:value-type="float" office:value="0.967773" calcext:value-type="float">
            <text:p>0.967773</text:p>
          </table:table-cell>
          <table:table-cell office:value-type="float" office:value="1.525438" calcext:value-type="float">
            <text:p>1.525438</text:p>
          </table:table-cell>
          <table:table-cell office:value-type="float" office:value="-1.815186" calcext:value-type="float">
            <text:p>-1.815186</text:p>
          </table:table-cell>
          <table:table-cell office:value-type="float" office:value="-1.734227" calcext:value-type="float">
            <text:p>-1.734227</text:p>
          </table:table-cell>
        </table:table-row>
        <table:table-row table:style-name="ro1">
          <table:table-cell office:value-type="float" office:value="1470946" calcext:value-type="float">
            <text:p>1470946</text:p>
          </table:table-cell>
          <table:table-cell office:value-type="float" office:value="0.157227" calcext:value-type="float">
            <text:p>0.157227</text:p>
          </table:table-cell>
          <table:table-cell office:value-type="float" office:value="-0.381836" calcext:value-type="float">
            <text:p>-0.381836</text:p>
          </table:table-cell>
          <table:table-cell office:value-type="float" office:value="0.975586" calcext:value-type="float">
            <text:p>0.975586</text:p>
          </table:table-cell>
          <table:table-cell office:value-type="float" office:value="1.593614" calcext:value-type="float">
            <text:p>1.593614</text:p>
          </table:table-cell>
          <table:table-cell office:value-type="float" office:value="-1.883362" calcext:value-type="float">
            <text:p>-1.883362</text:p>
          </table:table-cell>
          <table:table-cell office:value-type="float" office:value="-1.806664" calcext:value-type="float">
            <text:p>-1.806664</text:p>
          </table:table-cell>
        </table:table-row>
        <table:table-row table:style-name="ro1">
          <table:table-cell office:value-type="float" office:value="1472193" calcext:value-type="float">
            <text:p>1472193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-0.398437" calcext:value-type="float">
            <text:p>-0.398437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1.66179" calcext:value-type="float">
            <text:p>1.66179</text:p>
          </table:table-cell>
          <table:table-cell office:value-type="float" office:value="-1.949407" calcext:value-type="float">
            <text:p>-1.949407</text:p>
          </table:table-cell>
          <table:table-cell office:value-type="float" office:value="-1.879101" calcext:value-type="float">
            <text:p>-1.879101</text:p>
          </table:table-cell>
        </table:table-row>
        <table:table-row table:style-name="ro1">
          <table:table-cell office:value-type="float" office:value="1473442" calcext:value-type="float">
            <text:p>1473442</text:p>
          </table:table-cell>
          <table:table-cell office:value-type="float" office:value="0.166016" calcext:value-type="float">
            <text:p>0.166016</text:p>
          </table:table-cell>
          <table:table-cell office:value-type="float" office:value="-0.433594" calcext:value-type="float">
            <text:p>-0.433594</text:p>
          </table:table-cell>
          <table:table-cell office:value-type="float" office:value="1.003906" calcext:value-type="float">
            <text:p>1.003906</text:p>
          </table:table-cell>
          <table:table-cell office:value-type="float" office:value="1.740619" calcext:value-type="float">
            <text:p>1.740619</text:p>
          </table:table-cell>
          <table:table-cell office:value-type="float" office:value="-2.023975" calcext:value-type="float">
            <text:p>-2.023975</text:p>
          </table:table-cell>
          <table:table-cell office:value-type="float" office:value="-1.96006" calcext:value-type="float">
            <text:p>-1.96006</text:p>
          </table:table-cell>
        </table:table-row>
        <table:table-row table:style-name="ro1">
          <table:table-cell office:value-type="float" office:value="1474691" calcext:value-type="float">
            <text:p>1474691</text:p>
          </table:table-cell>
          <table:table-cell office:value-type="float" office:value="0.166016" calcext:value-type="float">
            <text:p>0.166016</text:p>
          </table:table-cell>
          <table:table-cell office:value-type="float" office:value="-0.438477" calcext:value-type="float">
            <text:p>-0.438477</text:p>
          </table:table-cell>
          <table:table-cell office:value-type="float" office:value="1.008789" calcext:value-type="float">
            <text:p>1.008789</text:p>
          </table:table-cell>
          <table:table-cell office:value-type="float" office:value="1.821578" calcext:value-type="float">
            <text:p>1.821578</text:p>
          </table:table-cell>
          <table:table-cell office:value-type="float" office:value="-2.102803" calcext:value-type="float">
            <text:p>-2.102803</text:p>
          </table:table-cell>
          <table:table-cell office:value-type="float" office:value="-2.04315" calcext:value-type="float">
            <text:p>-2.04315</text:p>
          </table:table-cell>
        </table:table-row>
        <table:table-row table:style-name="ro1">
          <table:table-cell office:value-type="float" office:value="1475939" calcext:value-type="float">
            <text:p>1475939</text:p>
          </table:table-cell>
          <table:table-cell office:value-type="float" office:value="0.166016" calcext:value-type="float">
            <text:p>0.166016</text:p>
          </table:table-cell>
          <table:table-cell office:value-type="float" office:value="-0.444336" calcext:value-type="float">
            <text:p>-0.444336</text:p>
          </table:table-cell>
          <table:table-cell office:value-type="float" office:value="1.017578" calcext:value-type="float">
            <text:p>1.017578</text:p>
          </table:table-cell>
          <table:table-cell office:value-type="float" office:value="1.900406" calcext:value-type="float">
            <text:p>1.900406</text:p>
          </table:table-cell>
          <table:table-cell office:value-type="float" office:value="-2.185893" calcext:value-type="float">
            <text:p>-2.185893</text:p>
          </table:table-cell>
          <table:table-cell office:value-type="float" office:value="-2.134761" calcext:value-type="float">
            <text:p>-2.134761</text:p>
          </table:table-cell>
        </table:table-row>
        <table:table-row table:style-name="ro1">
          <table:table-cell office:value-type="float" office:value="1477188" calcext:value-type="float">
            <text:p>1477188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-0.457031" calcext:value-type="float">
            <text:p>-0.457031</text:p>
          </table:table-cell>
          <table:table-cell office:value-type="float" office:value="1.029297" calcext:value-type="float">
            <text:p>1.029297</text:p>
          </table:table-cell>
          <table:table-cell office:value-type="float" office:value="1.974973" calcext:value-type="float">
            <text:p>1.974973</text:p>
          </table:table-cell>
          <table:table-cell office:value-type="float" office:value="-2.271113" calcext:value-type="float">
            <text:p>-2.271113</text:p>
          </table:table-cell>
          <table:table-cell office:value-type="float" office:value="-2.21785" calcext:value-type="float">
            <text:p>-2.21785</text:p>
          </table:table-cell>
        </table:table-row>
        <table:table-row table:style-name="ro1">
          <table:table-cell office:value-type="float" office:value="1478438" calcext:value-type="float">
            <text:p>1478438</text:p>
          </table:table-cell>
          <table:table-cell office:value-type="float" office:value="0.186523" calcext:value-type="float">
            <text:p>0.186523</text:p>
          </table:table-cell>
          <table:table-cell office:value-type="float" office:value="-0.478516" calcext:value-type="float">
            <text:p>-0.478516</text:p>
          </table:table-cell>
          <table:table-cell office:value-type="float" office:value="1.066406" calcext:value-type="float">
            <text:p>1.066406</text:p>
          </table:table-cell>
          <table:table-cell office:value-type="float" office:value="2.053802" calcext:value-type="float">
            <text:p>2.053802</text:p>
          </table:table-cell>
          <table:table-cell office:value-type="float" office:value="-2.358464" calcext:value-type="float">
            <text:p>-2.358464</text:p>
          </table:table-cell>
          <table:table-cell office:value-type="float" office:value="-2.303071" calcext:value-type="float">
            <text:p>-2.303071</text:p>
          </table:table-cell>
        </table:table-row>
        <table:table-row table:style-name="ro1">
          <table:table-cell office:value-type="float" office:value="1479685" calcext:value-type="float">
            <text:p>1479685</text:p>
          </table:table-cell>
          <table:table-cell office:value-type="float" office:value="0.196289" calcext:value-type="float">
            <text:p>0.196289</text:p>
          </table:table-cell>
          <table:table-cell office:value-type="float" office:value="-0.485352" calcext:value-type="float">
            <text:p>-0.485352</text:p>
          </table:table-cell>
          <table:table-cell office:value-type="float" office:value="1.078125" calcext:value-type="float">
            <text:p>1.078125</text:p>
          </table:table-cell>
          <table:table-cell office:value-type="float" office:value="2.145414" calcext:value-type="float">
            <text:p>2.145414</text:p>
          </table:table-cell>
          <table:table-cell office:value-type="float" office:value="-2.462858" calcext:value-type="float">
            <text:p>-2.462858</text:p>
          </table:table-cell>
          <table:table-cell office:value-type="float" office:value="-2.409596" calcext:value-type="float">
            <text:p>-2.409596</text:p>
          </table:table-cell>
        </table:table-row>
        <table:table-row table:style-name="ro1">
          <table:table-cell office:value-type="float" office:value="1480934" calcext:value-type="float">
            <text:p>1480934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-0.487305" calcext:value-type="float">
            <text:p>-0.487305</text:p>
          </table:table-cell>
          <table:table-cell office:value-type="float" office:value="1.086914" calcext:value-type="float">
            <text:p>1.086914</text:p>
          </table:table-cell>
          <table:table-cell office:value-type="float" office:value="2.234895" calcext:value-type="float">
            <text:p>2.234895</text:p>
          </table:table-cell>
          <table:table-cell office:value-type="float" office:value="-2.590688" calcext:value-type="float">
            <text:p>-2.590688</text:p>
          </table:table-cell>
          <table:table-cell office:value-type="float" office:value="-2.528904" calcext:value-type="float">
            <text:p>-2.528904</text:p>
          </table:table-cell>
        </table:table-row>
        <table:table-row table:style-name="ro1">
          <table:table-cell office:value-type="float" office:value="1482184" calcext:value-type="float">
            <text:p>1482184</text:p>
          </table:table-cell>
          <table:table-cell office:value-type="float" office:value="0.185547" calcext:value-type="float">
            <text:p>0.185547</text:p>
          </table:table-cell>
          <table:table-cell office:value-type="float" office:value="-0.491211" calcext:value-type="float">
            <text:p>-0.491211</text:p>
          </table:table-cell>
          <table:table-cell office:value-type="float" office:value="1.09082" calcext:value-type="float">
            <text:p>1.09082</text:p>
          </table:table-cell>
          <table:table-cell office:value-type="float" office:value="2.322245" calcext:value-type="float">
            <text:p>2.322245</text:p>
          </table:table-cell>
          <table:table-cell office:value-type="float" office:value="-2.72917" calcext:value-type="float">
            <text:p>-2.72917</text:p>
          </table:table-cell>
          <table:table-cell office:value-type="float" office:value="-2.64395" calcext:value-type="float">
            <text:p>-2.64395</text:p>
          </table:table-cell>
        </table:table-row>
        <table:table-row table:style-name="ro1">
          <table:table-cell office:value-type="float" office:value="1483431" calcext:value-type="float">
            <text:p>1483431</text:p>
          </table:table-cell>
          <table:table-cell office:value-type="float" office:value="0.183594" calcext:value-type="float">
            <text:p>0.183594</text:p>
          </table:table-cell>
          <table:table-cell office:value-type="float" office:value="-0.511719" calcext:value-type="float">
            <text:p>-0.511719</text:p>
          </table:table-cell>
          <table:table-cell office:value-type="float" office:value="1.080078" calcext:value-type="float">
            <text:p>1.080078</text:p>
          </table:table-cell>
          <table:table-cell office:value-type="float" office:value="2.415987" calcext:value-type="float">
            <text:p>2.415987</text:p>
          </table:table-cell>
          <table:table-cell office:value-type="float" office:value="-2.85487" calcext:value-type="float">
            <text:p>-2.85487</text:p>
          </table:table-cell>
          <table:table-cell office:value-type="float" office:value="-2.752606" calcext:value-type="float">
            <text:p>-2.752606</text:p>
          </table:table-cell>
        </table:table-row>
        <table:table-row table:style-name="ro1">
          <table:table-cell office:value-type="float" office:value="1484682" calcext:value-type="float">
            <text:p>1484682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-0.516602" calcext:value-type="float">
            <text:p>-0.516602</text:p>
          </table:table-cell>
          <table:table-cell office:value-type="float" office:value="1.068359" calcext:value-type="float">
            <text:p>1.068359</text:p>
          </table:table-cell>
          <table:table-cell office:value-type="float" office:value="2.507598" calcext:value-type="float">
            <text:p>2.507598</text:p>
          </table:table-cell>
          <table:table-cell office:value-type="float" office:value="-2.98057" calcext:value-type="float">
            <text:p>-2.98057</text:p>
          </table:table-cell>
          <table:table-cell office:value-type="float" office:value="-2.85274" calcext:value-type="float">
            <text:p>-2.85274</text:p>
          </table:table-cell>
        </table:table-row>
        <table:table-row table:style-name="ro1">
          <table:table-cell office:value-type="float" office:value="1485929" calcext:value-type="float">
            <text:p>1485929</text:p>
          </table:table-cell>
          <table:table-cell office:value-type="float" office:value="0.15918" calcext:value-type="float">
            <text:p>0.15918</text:p>
          </table:table-cell>
          <table:table-cell office:value-type="float" office:value="-0.520508" calcext:value-type="float">
            <text:p>-0.520508</text:p>
          </table:table-cell>
          <table:table-cell office:value-type="float" office:value="1.053711" calcext:value-type="float">
            <text:p>1.053711</text:p>
          </table:table-cell>
          <table:table-cell office:value-type="float" office:value="2.601341" calcext:value-type="float">
            <text:p>2.601341</text:p>
          </table:table-cell>
          <table:table-cell office:value-type="float" office:value="-3.108399" calcext:value-type="float">
            <text:p>-3.108399</text:p>
          </table:table-cell>
          <table:table-cell office:value-type="float" office:value="-2.950743" calcext:value-type="float">
            <text:p>-2.950743</text:p>
          </table:table-cell>
        </table:table-row>
        <table:table-row table:style-name="ro1">
          <table:table-cell office:value-type="float" office:value="1487177" calcext:value-type="float">
            <text:p>1487177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0.525391" calcext:value-type="float">
            <text:p>-0.525391</text:p>
          </table:table-cell>
          <table:table-cell office:value-type="float" office:value="1.040039" calcext:value-type="float">
            <text:p>1.040039</text:p>
          </table:table-cell>
          <table:table-cell office:value-type="float" office:value="2.688691" calcext:value-type="float">
            <text:p>2.688691</text:p>
          </table:table-cell>
          <table:table-cell office:value-type="float" office:value="-3.223447" calcext:value-type="float">
            <text:p>-3.223447</text:p>
          </table:table-cell>
          <table:table-cell office:value-type="float" office:value="-3.029571" calcext:value-type="float">
            <text:p>-3.029571</text:p>
          </table:table-cell>
        </table:table-row>
        <table:table-row table:style-name="ro1">
          <table:table-cell office:value-type="float" office:value="1488428" calcext:value-type="float">
            <text:p>1488428</text:p>
          </table:table-cell>
          <table:table-cell office:value-type="float" office:value="0.103516" calcext:value-type="float">
            <text:p>0.103516</text:p>
          </table:table-cell>
          <table:table-cell office:value-type="float" office:value="-0.53418" calcext:value-type="float">
            <text:p>-0.53418</text:p>
          </table:table-cell>
          <table:table-cell office:value-type="float" office:value="1.018555" calcext:value-type="float">
            <text:p>1.018555</text:p>
          </table:table-cell>
          <table:table-cell office:value-type="float" office:value="2.773911" calcext:value-type="float">
            <text:p>2.773911</text:p>
          </table:table-cell>
          <table:table-cell office:value-type="float" office:value="-3.325711" calcext:value-type="float">
            <text:p>-3.325711</text:p>
          </table:table-cell>
          <table:table-cell office:value-type="float" office:value="-3.070051" calcext:value-type="float">
            <text:p>-3.070051</text:p>
          </table:table-cell>
        </table:table-row>
        <table:table-row table:style-name="ro1">
          <table:table-cell office:value-type="float" office:value="1489675" calcext:value-type="float">
            <text:p>1489675</text:p>
          </table:table-cell>
          <table:table-cell office:value-type="float" office:value="0.076172" calcext:value-type="float">
            <text:p>0.076172</text:p>
          </table:table-cell>
          <table:table-cell office:value-type="float" office:value="-0.53418" calcext:value-type="float">
            <text:p>-0.53418</text:p>
          </table:table-cell>
          <table:table-cell office:value-type="float" office:value="1.013672" calcext:value-type="float">
            <text:p>1.013672</text:p>
          </table:table-cell>
          <table:table-cell office:value-type="float" office:value="2.850609" calcext:value-type="float">
            <text:p>2.850609</text:p>
          </table:table-cell>
          <table:table-cell office:value-type="float" office:value="-3.417322" calcext:value-type="float">
            <text:p>-3.417322</text:p>
          </table:table-cell>
          <table:table-cell office:value-type="float" office:value="-3.095617" calcext:value-type="float">
            <text:p>-3.095617</text:p>
          </table:table-cell>
        </table:table-row>
        <table:table-row table:style-name="ro1">
          <table:table-cell office:value-type="float" office:value="1490923" calcext:value-type="float">
            <text:p>1490923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-0.521484" calcext:value-type="float">
            <text:p>-0.521484</text:p>
          </table:table-cell>
          <table:table-cell office:value-type="float" office:value="1.001953" calcext:value-type="float">
            <text:p>1.001953</text:p>
          </table:table-cell>
          <table:table-cell office:value-type="float" office:value="2.918785" calcext:value-type="float">
            <text:p>2.918785</text:p>
          </table:table-cell>
          <table:table-cell office:value-type="float" office:value="-3.521717" calcext:value-type="float">
            <text:p>-3.521717</text:p>
          </table:table-cell>
          <table:table-cell office:value-type="float" office:value="-3.133965" calcext:value-type="float">
            <text:p>-3.133965</text:p>
          </table:table-cell>
        </table:table-row>
        <table:table-row table:style-name="ro1">
          <table:table-cell office:value-type="float" office:value="1492174" calcext:value-type="float">
            <text:p>1492174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503906" calcext:value-type="float">
            <text:p>-0.503906</text:p>
          </table:table-cell>
          <table:table-cell office:value-type="float" office:value="0.983398" calcext:value-type="float">
            <text:p>0.983398</text:p>
          </table:table-cell>
          <table:table-cell office:value-type="float" office:value="2.974178" calcext:value-type="float">
            <text:p>2.974178</text:p>
          </table:table-cell>
          <table:table-cell office:value-type="float" office:value="-3.636763" calcext:value-type="float">
            <text:p>-3.636763</text:p>
          </table:table-cell>
          <table:table-cell office:value-type="float" office:value="-3.197881" calcext:value-type="float">
            <text:p>-3.197881</text:p>
          </table:table-cell>
        </table:table-row>
        <table:table-row table:style-name="ro1">
          <table:table-cell office:value-type="float" office:value="1493421" calcext:value-type="float">
            <text:p>1493421</text:p>
          </table:table-cell>
          <table:table-cell office:value-type="float" office:value="0.074219" calcext:value-type="float">
            <text:p>0.074219</text:p>
          </table:table-cell>
          <table:table-cell office:value-type="float" office:value="-0.457031" calcext:value-type="float">
            <text:p>-0.457031</text:p>
          </table:table-cell>
          <table:table-cell office:value-type="float" office:value="0.956055" calcext:value-type="float">
            <text:p>0.956055</text:p>
          </table:table-cell>
          <table:table-cell office:value-type="float" office:value="3.033832" calcext:value-type="float">
            <text:p>3.033832</text:p>
          </table:table-cell>
          <table:table-cell office:value-type="float" office:value="-3.75181" calcext:value-type="float">
            <text:p>-3.75181</text:p>
          </table:table-cell>
          <table:table-cell office:value-type="float" office:value="-3.283101" calcext:value-type="float">
            <text:p>-3.283101</text:p>
          </table:table-cell>
        </table:table-row>
        <table:table-row table:style-name="ro1">
          <table:table-cell office:value-type="float" office:value="1494670" calcext:value-type="float">
            <text:p>1494670</text:p>
          </table:table-cell>
          <table:table-cell office:value-type="float" office:value="0.092773" calcext:value-type="float">
            <text:p>0.092773</text:p>
          </table:table-cell>
          <table:table-cell office:value-type="float" office:value="-0.449219" calcext:value-type="float">
            <text:p>-0.449219</text:p>
          </table:table-cell>
          <table:table-cell office:value-type="float" office:value="0.948242" calcext:value-type="float">
            <text:p>0.948242</text:p>
          </table:table-cell>
          <table:table-cell office:value-type="float" office:value="3.099877" calcext:value-type="float">
            <text:p>3.099877</text:p>
          </table:table-cell>
          <table:table-cell office:value-type="float" office:value="-3.851944" calcext:value-type="float">
            <text:p>-3.851944</text:p>
          </table:table-cell>
          <table:table-cell office:value-type="float" office:value="-3.36619" calcext:value-type="float">
            <text:p>-3.36619</text:p>
          </table:table-cell>
        </table:table-row>
        <table:table-row table:style-name="ro1">
          <table:table-cell office:value-type="float" office:value="1495920" calcext:value-type="float">
            <text:p>1495920</text:p>
          </table:table-cell>
          <table:table-cell office:value-type="float" office:value="0.097656" calcext:value-type="float">
            <text:p>0.097656</text:p>
          </table:table-cell>
          <table:table-cell office:value-type="float" office:value="-0.442383" calcext:value-type="float">
            <text:p>-0.442383</text:p>
          </table:table-cell>
          <table:table-cell office:value-type="float" office:value="0.935547" calcext:value-type="float">
            <text:p>0.935547</text:p>
          </table:table-cell>
          <table:table-cell office:value-type="float" office:value="3.159531" calcext:value-type="float">
            <text:p>3.159531</text:p>
          </table:table-cell>
          <table:table-cell office:value-type="float" office:value="-3.932903" calcext:value-type="float">
            <text:p>-3.932903</text:p>
          </table:table-cell>
          <table:table-cell office:value-type="float" office:value="-3.438627" calcext:value-type="float">
            <text:p>-3.438627</text:p>
          </table:table-cell>
        </table:table-row>
        <table:table-row table:style-name="ro1">
          <table:table-cell office:value-type="float" office:value="1497167" calcext:value-type="float">
            <text:p>1497167</text:p>
          </table:table-cell>
          <table:table-cell office:value-type="float" office:value="0.091797" calcext:value-type="float">
            <text:p>0.091797</text:p>
          </table:table-cell>
          <table:table-cell office:value-type="float" office:value="-0.430664" calcext:value-type="float">
            <text:p>-0.430664</text:p>
          </table:table-cell>
          <table:table-cell office:value-type="float" office:value="0.916016" calcext:value-type="float">
            <text:p>0.916016</text:p>
          </table:table-cell>
          <table:table-cell office:value-type="float" office:value="3.208533" calcext:value-type="float">
            <text:p>3.208533</text:p>
          </table:table-cell>
          <table:table-cell office:value-type="float" office:value="-4.003209" calcext:value-type="float">
            <text:p>-4.003209</text:p>
          </table:table-cell>
          <table:table-cell office:value-type="float" office:value="-3.504672" calcext:value-type="float">
            <text:p>-3.504672</text:p>
          </table:table-cell>
        </table:table-row>
        <table:table-row table:style-name="ro1">
          <table:table-cell office:value-type="float" office:value="1498416" calcext:value-type="float">
            <text:p>1498416</text:p>
          </table:table-cell>
          <table:table-cell office:value-type="float" office:value="0.072266" calcext:value-type="float">
            <text:p>0.072266</text:p>
          </table:table-cell>
          <table:table-cell office:value-type="float" office:value="-0.435547" calcext:value-type="float">
            <text:p>-0.435547</text:p>
          </table:table-cell>
          <table:table-cell office:value-type="float" office:value="0.884766" calcext:value-type="float">
            <text:p>0.884766</text:p>
          </table:table-cell>
          <table:table-cell office:value-type="float" office:value="3.246882" calcext:value-type="float">
            <text:p>3.246882</text:p>
          </table:table-cell>
          <table:table-cell office:value-type="float" office:value="-4.067125" calcext:value-type="float">
            <text:p>-4.067125</text:p>
          </table:table-cell>
          <table:table-cell office:value-type="float" office:value="-3.566457" calcext:value-type="float">
            <text:p>-3.566457</text:p>
          </table:table-cell>
        </table:table-row>
        <table:table-row table:style-name="ro1">
          <table:table-cell office:value-type="float" office:value="1499666" calcext:value-type="float">
            <text:p>1499666</text:p>
          </table:table-cell>
          <table:table-cell office:value-type="float" office:value="0.074219" calcext:value-type="float">
            <text:p>0.074219</text:p>
          </table:table-cell>
          <table:table-cell office:value-type="float" office:value="-0.435547" calcext:value-type="float">
            <text:p>-0.435547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3.285231" calcext:value-type="float">
            <text:p>3.285231</text:p>
          </table:table-cell>
          <table:table-cell office:value-type="float" office:value="-4.122517" calcext:value-type="float">
            <text:p>-4.122517</text:p>
          </table:table-cell>
          <table:table-cell office:value-type="float" office:value="-3.615458" calcext:value-type="float">
            <text:p>-3.615458</text:p>
          </table:table-cell>
        </table:table-row>
        <table:table-row table:style-name="ro1">
          <table:table-cell office:value-type="float" office:value="1500913" calcext:value-type="float">
            <text:p>1500913</text:p>
          </table:table-cell>
          <table:table-cell office:value-type="float" office:value="0.085938" calcext:value-type="float">
            <text:p>0.085938</text:p>
          </table:table-cell>
          <table:table-cell office:value-type="float" office:value="-0.432617" calcext:value-type="float">
            <text:p>-0.432617</text:p>
          </table:table-cell>
          <table:table-cell office:value-type="float" office:value="0.856445" calcext:value-type="float">
            <text:p>0.856445</text:p>
          </table:table-cell>
          <table:table-cell office:value-type="float" office:value="3.321449" calcext:value-type="float">
            <text:p>3.321449</text:p>
          </table:table-cell>
          <table:table-cell office:value-type="float" office:value="-4.169389" calcext:value-type="float">
            <text:p>-4.169389</text:p>
          </table:table-cell>
          <table:table-cell office:value-type="float" office:value="-3.672982" calcext:value-type="float">
            <text:p>-3.672982</text:p>
          </table:table-cell>
        </table:table-row>
        <table:table-row table:style-name="ro1">
          <table:table-cell office:value-type="float" office:value="1502162" calcext:value-type="float">
            <text:p>1502162</text:p>
          </table:table-cell>
          <table:table-cell office:value-type="float" office:value="0.084961" calcext:value-type="float">
            <text:p>0.084961</text:p>
          </table:table-cell>
          <table:table-cell office:value-type="float" office:value="-0.432617" calcext:value-type="float">
            <text:p>-0.432617</text:p>
          </table:table-cell>
          <table:table-cell office:value-type="float" office:value="0.844727" calcext:value-type="float">
            <text:p>0.844727</text:p>
          </table:table-cell>
          <table:table-cell office:value-type="float" office:value="3.361929" calcext:value-type="float">
            <text:p>3.361929</text:p>
          </table:table-cell>
          <table:table-cell office:value-type="float" office:value="-4.209868" calcext:value-type="float">
            <text:p>-4.209868</text:p>
          </table:table-cell>
          <table:table-cell office:value-type="float" office:value="-3.730506" calcext:value-type="float">
            <text:p>-3.730506</text:p>
          </table:table-cell>
        </table:table-row>
        <table:table-row table:style-name="ro1">
          <table:table-cell office:value-type="float" office:value="1503412" calcext:value-type="float">
            <text:p>1503412</text:p>
          </table:table-cell>
          <table:table-cell office:value-type="float" office:value="0.072266" calcext:value-type="float">
            <text:p>0.072266</text:p>
          </table:table-cell>
          <table:table-cell office:value-type="float" office:value="-0.429687" calcext:value-type="float">
            <text:p>-0.429687</text:p>
          </table:table-cell>
          <table:table-cell office:value-type="float" office:value="0.80957" calcext:value-type="float">
            <text:p>0.80957</text:p>
          </table:table-cell>
          <table:table-cell office:value-type="float" office:value="3.393886" calcext:value-type="float">
            <text:p>3.393886</text:p>
          </table:table-cell>
          <table:table-cell office:value-type="float" office:value="-4.250348" calcext:value-type="float">
            <text:p>-4.250348</text:p>
          </table:table-cell>
          <table:table-cell office:value-type="float" office:value="-3.783768" calcext:value-type="float">
            <text:p>-3.783768</text:p>
          </table:table-cell>
        </table:table-row>
        <table:table-row table:style-name="ro1">
          <table:table-cell office:value-type="float" office:value="1504659" calcext:value-type="float">
            <text:p>1504659</text:p>
          </table:table-cell>
          <table:table-cell office:value-type="float" office:value="0.066406" calcext:value-type="float">
            <text:p>0.066406</text:p>
          </table:table-cell>
          <table:table-cell office:value-type="float" office:value="-0.441406" calcext:value-type="float">
            <text:p>-0.441406</text:p>
          </table:table-cell>
          <table:table-cell office:value-type="float" office:value="0.804688" calcext:value-type="float">
            <text:p>0.804688</text:p>
          </table:table-cell>
          <table:table-cell office:value-type="float" office:value="3.432235" calcext:value-type="float">
            <text:p>3.432235</text:p>
          </table:table-cell>
          <table:table-cell office:value-type="float" office:value="-4.261" calcext:value-type="float">
            <text:p>-4.261</text:p>
          </table:table-cell>
          <table:table-cell office:value-type="float" office:value="-3.775246" calcext:value-type="float">
            <text:p>-3.775246</text:p>
          </table:table-cell>
        </table:table-row>
        <table:table-row table:style-name="ro1">
          <table:table-cell office:value-type="float" office:value="1505908" calcext:value-type="float">
            <text:p>1505908</text:p>
          </table:table-cell>
          <table:table-cell office:value-type="float" office:value="0.054688" calcext:value-type="float">
            <text:p>0.054688</text:p>
          </table:table-cell>
          <table:table-cell office:value-type="float" office:value="-0.455078" calcext:value-type="float">
            <text:p>-0.455078</text:p>
          </table:table-cell>
          <table:table-cell office:value-type="float" office:value="0.804688" calcext:value-type="float">
            <text:p>0.804688</text:p>
          </table:table-cell>
          <table:table-cell office:value-type="float" office:value="3.49189" calcext:value-type="float">
            <text:p>3.49189</text:p>
          </table:table-cell>
          <table:table-cell office:value-type="float" office:value="-4.237565" calcext:value-type="float">
            <text:p>-4.237565</text:p>
          </table:table-cell>
          <table:table-cell office:value-type="float" office:value="-3.74968" calcext:value-type="float">
            <text:p>-3.74968</text:p>
          </table:table-cell>
        </table:table-row>
        <table:table-row table:style-name="ro1">
          <table:table-cell office:value-type="float" office:value="1507156" calcext:value-type="float">
            <text:p>1507156</text:p>
          </table:table-cell>
          <table:table-cell office:value-type="float" office:value="0.049805" calcext:value-type="float">
            <text:p>0.049805</text:p>
          </table:table-cell>
          <table:table-cell office:value-type="float" office:value="-0.447266" calcext:value-type="float">
            <text:p>-0.447266</text:p>
          </table:table-cell>
          <table:table-cell office:value-type="float" office:value="0.787109" calcext:value-type="float">
            <text:p>0.787109</text:p>
          </table:table-cell>
          <table:table-cell office:value-type="float" office:value="3.545152" calcext:value-type="float">
            <text:p>3.545152</text:p>
          </table:table-cell>
          <table:table-cell office:value-type="float" office:value="-4.25887" calcext:value-type="float">
            <text:p>-4.25887</text:p>
          </table:table-cell>
          <table:table-cell office:value-type="float" office:value="-3.798681" calcext:value-type="float">
            <text:p>-3.798681</text:p>
          </table:table-cell>
        </table:table-row>
        <table:table-row table:style-name="ro1">
          <table:table-cell office:value-type="float" office:value="1508405" calcext:value-type="float">
            <text:p>1508405</text:p>
          </table:table-cell>
          <table:table-cell office:value-type="float" office:value="0.073242" calcext:value-type="float">
            <text:p>0.073242</text:p>
          </table:table-cell>
          <table:table-cell office:value-type="float" office:value="-0.419922" calcext:value-type="float">
            <text:p>-0.419922</text:p>
          </table:table-cell>
          <table:table-cell office:value-type="float" office:value="0.757812" calcext:value-type="float">
            <text:p>0.757812</text:p>
          </table:table-cell>
          <table:table-cell office:value-type="float" office:value="3.598415" calcext:value-type="float">
            <text:p>3.598415</text:p>
          </table:table-cell>
          <table:table-cell office:value-type="float" office:value="-4.316393" calcext:value-type="float">
            <text:p>-4.316393</text:p>
          </table:table-cell>
          <table:table-cell office:value-type="float" office:value="-3.881771" calcext:value-type="float">
            <text:p>-3.881771</text:p>
          </table:table-cell>
        </table:table-row>
        <table:table-row table:style-name="ro1">
          <table:table-cell office:value-type="float" office:value="1509654" calcext:value-type="float">
            <text:p>1509654</text:p>
          </table:table-cell>
          <table:table-cell office:value-type="float" office:value="0.087891" calcext:value-type="float">
            <text:p>0.087891</text:p>
          </table:table-cell>
          <table:table-cell office:value-type="float" office:value="-0.425781" calcext:value-type="float">
            <text:p>-0.425781</text:p>
          </table:table-cell>
          <table:table-cell office:value-type="float" office:value="0.755859" calcext:value-type="float">
            <text:p>0.755859</text:p>
          </table:table-cell>
          <table:table-cell office:value-type="float" office:value="3.658069" calcext:value-type="float">
            <text:p>3.658069</text:p>
          </table:table-cell>
          <table:table-cell office:value-type="float" office:value="-4.344089" calcext:value-type="float">
            <text:p>-4.344089</text:p>
          </table:table-cell>
          <table:table-cell office:value-type="float" office:value="-3.930773" calcext:value-type="float">
            <text:p>-3.930773</text:p>
          </table:table-cell>
        </table:table-row>
        <table:table-row table:style-name="ro1">
          <table:table-cell office:value-type="float" office:value="1510904" calcext:value-type="float">
            <text:p>1510904</text:p>
          </table:table-cell>
          <table:table-cell office:value-type="float" office:value="0.104492" calcext:value-type="float">
            <text:p>0.104492</text:p>
          </table:table-cell>
          <table:table-cell office:value-type="float" office:value="-0.433594" calcext:value-type="float">
            <text:p>-0.433594</text:p>
          </table:table-cell>
          <table:table-cell office:value-type="float" office:value="0.749023" calcext:value-type="float">
            <text:p>0.749023</text:p>
          </table:table-cell>
          <table:table-cell office:value-type="float" office:value="3.728375" calcext:value-type="float">
            <text:p>3.728375</text:p>
          </table:table-cell>
          <table:table-cell office:value-type="float" office:value="-4.310002" calcext:value-type="float">
            <text:p>-4.310002</text:p>
          </table:table-cell>
          <table:table-cell office:value-type="float" office:value="-3.945686" calcext:value-type="float">
            <text:p>-3.945686</text:p>
          </table:table-cell>
        </table:table-row>
        <table:table-row table:style-name="ro1">
          <table:table-cell office:value-type="float" office:value="1512151" calcext:value-type="float">
            <text:p>1512151</text:p>
          </table:table-cell>
          <table:table-cell office:value-type="float" office:value="0.108398" calcext:value-type="float">
            <text:p>0.108398</text:p>
          </table:table-cell>
          <table:table-cell office:value-type="float" office:value="-0.43457" calcext:value-type="float">
            <text:p>-0.43457</text:p>
          </table:table-cell>
          <table:table-cell office:value-type="float" office:value="0.739258" calcext:value-type="float">
            <text:p>0.739258</text:p>
          </table:table-cell>
          <table:table-cell office:value-type="float" office:value="3.781637" calcext:value-type="float">
            <text:p>3.781637</text:p>
          </table:table-cell>
          <table:table-cell office:value-type="float" office:value="-4.250348" calcext:value-type="float">
            <text:p>-4.250348</text:p>
          </table:table-cell>
          <table:table-cell office:value-type="float" office:value="-3.952078" calcext:value-type="float">
            <text:p>-3.952078</text:p>
          </table:table-cell>
        </table:table-row>
        <table:table-row table:style-name="ro1">
          <table:table-cell office:value-type="float" office:value="1513400" calcext:value-type="float">
            <text:p>1513400</text:p>
          </table:table-cell>
          <table:table-cell office:value-type="float" office:value="0.111328" calcext:value-type="float">
            <text:p>0.111328</text:p>
          </table:table-cell>
          <table:table-cell office:value-type="float" office:value="-0.435547" calcext:value-type="float">
            <text:p>-0.435547</text:p>
          </table:table-cell>
          <table:table-cell office:value-type="float" office:value="0.724609" calcext:value-type="float">
            <text:p>0.724609</text:p>
          </table:table-cell>
          <table:table-cell office:value-type="float" office:value="3.822117" calcext:value-type="float">
            <text:p>3.822117</text:p>
          </table:table-cell>
          <table:table-cell office:value-type="float" office:value="-4.197085" calcext:value-type="float">
            <text:p>-4.197085</text:p>
          </table:table-cell>
          <table:table-cell office:value-type="float" office:value="-3.971252" calcext:value-type="float">
            <text:p>-3.971252</text:p>
          </table:table-cell>
        </table:table-row>
        <table:table-row table:style-name="ro1">
          <table:table-cell office:value-type="float" office:value="1514650" calcext:value-type="float">
            <text:p>1514650</text:p>
          </table:table-cell>
          <table:table-cell office:value-type="float" office:value="0.111328" calcext:value-type="float">
            <text:p>0.111328</text:p>
          </table:table-cell>
          <table:table-cell office:value-type="float" office:value="-0.439453" calcext:value-type="float">
            <text:p>-0.439453</text:p>
          </table:table-cell>
          <table:table-cell office:value-type="float" office:value="0.71582" calcext:value-type="float">
            <text:p>0.71582</text:p>
          </table:table-cell>
          <table:table-cell office:value-type="float" office:value="3.864727" calcext:value-type="float">
            <text:p>3.864727</text:p>
          </table:table-cell>
          <table:table-cell office:value-type="float" office:value="-4.145953" calcext:value-type="float">
            <text:p>-4.145953</text:p>
          </table:table-cell>
          <table:table-cell office:value-type="float" office:value="-3.994687" calcext:value-type="float">
            <text:p>-3.994687</text:p>
          </table:table-cell>
        </table:table-row>
        <table:table-row table:style-name="ro1">
          <table:table-cell office:value-type="float" office:value="1515897" calcext:value-type="float">
            <text:p>1515897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-0.441406" calcext:value-type="float">
            <text:p>-0.441406</text:p>
          </table:table-cell>
          <table:table-cell office:value-type="float" office:value="0.705078" calcext:value-type="float">
            <text:p>0.705078</text:p>
          </table:table-cell>
          <table:table-cell office:value-type="float" office:value="3.909467" calcext:value-type="float">
            <text:p>3.909467</text:p>
          </table:table-cell>
          <table:table-cell office:value-type="float" office:value="-4.08843" calcext:value-type="float">
            <text:p>-4.08843</text:p>
          </table:table-cell>
          <table:table-cell office:value-type="float" office:value="-4.013862" calcext:value-type="float">
            <text:p>-4.013862</text:p>
          </table:table-cell>
        </table:table-row>
        <table:table-row table:style-name="ro1">
          <table:table-cell office:value-type="float" office:value="1517146" calcext:value-type="float">
            <text:p>1517146</text:p>
          </table:table-cell>
          <table:table-cell office:value-type="float" office:value="0.120117" calcext:value-type="float">
            <text:p>0.120117</text:p>
          </table:table-cell>
          <table:table-cell office:value-type="float" office:value="-0.435547" calcext:value-type="float">
            <text:p>-0.435547</text:p>
          </table:table-cell>
          <table:table-cell office:value-type="float" office:value="0.689453" calcext:value-type="float">
            <text:p>0.689453</text:p>
          </table:table-cell>
          <table:table-cell office:value-type="float" office:value="3.939294" calcext:value-type="float">
            <text:p>3.939294</text:p>
          </table:table-cell>
          <table:table-cell office:value-type="float" office:value="-4.028776" calcext:value-type="float">
            <text:p>-4.028776</text:p>
          </table:table-cell>
          <table:table-cell office:value-type="float" office:value="-4.043689" calcext:value-type="float">
            <text:p>-4.043689</text:p>
          </table:table-cell>
        </table:table-row>
        <table:table-row table:style-name="ro1">
          <table:table-cell office:value-type="float" office:value="1518394" calcext:value-type="float">
            <text:p>1518394</text:p>
          </table:table-cell>
          <table:table-cell office:value-type="float" office:value="0.142578" calcext:value-type="float">
            <text:p>0.142578</text:p>
          </table:table-cell>
          <table:table-cell office:value-type="float" office:value="-0.418945" calcext:value-type="float">
            <text:p>-0.418945</text:p>
          </table:table-cell>
          <table:table-cell office:value-type="float" office:value="0.666016" calcext:value-type="float">
            <text:p>0.666016</text:p>
          </table:table-cell>
          <table:table-cell office:value-type="float" office:value="3.986166" calcext:value-type="float">
            <text:p>3.986166</text:p>
          </table:table-cell>
          <table:table-cell office:value-type="float" office:value="-3.971252" calcext:value-type="float">
            <text:p>-3.971252</text:p>
          </table:table-cell>
          <table:table-cell office:value-type="float" office:value="-4.082038" calcext:value-type="float">
            <text:p>-4.082038</text:p>
          </table:table-cell>
        </table:table-row>
        <table:table-row table:style-name="ro1">
          <table:table-cell office:value-type="float" office:value="1519645" calcext:value-type="float">
            <text:p>1519645</text:p>
          </table:table-cell>
          <table:table-cell office:value-type="float" office:value="0.152344" calcext:value-type="float">
            <text:p>0.152344</text:p>
          </table:table-cell>
          <table:table-cell office:value-type="float" office:value="-0.416016" calcext:value-type="float">
            <text:p>-0.416016</text:p>
          </table:table-cell>
          <table:table-cell office:value-type="float" office:value="0.657227" calcext:value-type="float">
            <text:p>0.657227</text:p>
          </table:table-cell>
          <table:table-cell office:value-type="float" office:value="4.054341" calcext:value-type="float">
            <text:p>4.054341</text:p>
          </table:table-cell>
          <table:table-cell office:value-type="float" office:value="-3.896685" calcext:value-type="float">
            <text:p>-3.896685</text:p>
          </table:table-cell>
          <table:table-cell office:value-type="float" office:value="-4.124648" calcext:value-type="float">
            <text:p>-4.124648</text:p>
          </table:table-cell>
        </table:table-row>
        <table:table-row table:style-name="ro1">
          <table:table-cell office:value-type="float" office:value="1520892" calcext:value-type="float">
            <text:p>1520892</text:p>
          </table:table-cell>
          <table:table-cell office:value-type="float" office:value="0.148438" calcext:value-type="float">
            <text:p>0.148438</text:p>
          </table:table-cell>
          <table:table-cell office:value-type="float" office:value="-0.412109" calcext:value-type="float">
            <text:p>-0.412109</text:p>
          </table:table-cell>
          <table:table-cell office:value-type="float" office:value="0.642578" calcext:value-type="float">
            <text:p>0.642578</text:p>
          </table:table-cell>
          <table:table-cell office:value-type="float" office:value="4.105474" calcext:value-type="float">
            <text:p>4.105474</text:p>
          </table:table-cell>
          <table:table-cell office:value-type="float" office:value="-3.811465" calcext:value-type="float">
            <text:p>-3.811465</text:p>
          </table:table-cell>
          <table:table-cell office:value-type="float" office:value="-4.154475" calcext:value-type="float">
            <text:p>-4.154475</text:p>
          </table:table-cell>
        </table:table-row>
        <table:table-row table:style-name="ro1">
          <table:table-cell office:value-type="float" office:value="1522141" calcext:value-type="float">
            <text:p>1522141</text:p>
          </table:table-cell>
          <table:table-cell office:value-type="float" office:value="0.141602" calcext:value-type="float">
            <text:p>0.141602</text:p>
          </table:table-cell>
          <table:table-cell office:value-type="float" office:value="-0.397461" calcext:value-type="float">
            <text:p>-0.397461</text:p>
          </table:table-cell>
          <table:table-cell office:value-type="float" office:value="0.621094" calcext:value-type="float">
            <text:p>0.621094</text:p>
          </table:table-cell>
          <table:table-cell office:value-type="float" office:value="4.141692" calcext:value-type="float">
            <text:p>4.141692</text:p>
          </table:table-cell>
          <table:table-cell office:value-type="float" office:value="-3.721983" calcext:value-type="float">
            <text:p>-3.721983</text:p>
          </table:table-cell>
          <table:table-cell office:value-type="float" office:value="-4.182171" calcext:value-type="float">
            <text:p>-4.182171</text:p>
          </table:table-cell>
        </table:table-row>
        <table:table-row table:style-name="ro1">
          <table:table-cell office:value-type="float" office:value="1523391" calcext:value-type="float">
            <text:p>1523391</text:p>
          </table:table-cell>
          <table:table-cell office:value-type="float" office:value="0.145508" calcext:value-type="float">
            <text:p>0.145508</text:p>
          </table:table-cell>
          <table:table-cell office:value-type="float" office:value="-0.379883" calcext:value-type="float">
            <text:p>-0.379883</text:p>
          </table:table-cell>
          <table:table-cell office:value-type="float" office:value="0.59668" calcext:value-type="float">
            <text:p>0.59668</text:p>
          </table:table-cell>
          <table:table-cell office:value-type="float" office:value="4.182171" calcext:value-type="float">
            <text:p>4.182171</text:p>
          </table:table-cell>
          <table:table-cell office:value-type="float" office:value="-3.628242" calcext:value-type="float">
            <text:p>-3.628242</text:p>
          </table:table-cell>
          <table:table-cell office:value-type="float" office:value="-4.203476" calcext:value-type="float">
            <text:p>-4.203476</text:p>
          </table:table-cell>
        </table:table-row>
        <table:table-row table:style-name="ro1">
          <table:table-cell office:value-type="float" office:value="1524638" calcext:value-type="float">
            <text:p>1524638</text:p>
          </table:table-cell>
          <table:table-cell office:value-type="float" office:value="0.150391" calcext:value-type="float">
            <text:p>0.150391</text:p>
          </table:table-cell>
          <table:table-cell office:value-type="float" office:value="-0.371094" calcext:value-type="float">
            <text:p>-0.371094</text:p>
          </table:table-cell>
          <table:table-cell office:value-type="float" office:value="0.586914" calcext:value-type="float">
            <text:p>0.586914</text:p>
          </table:table-cell>
          <table:table-cell office:value-type="float" office:value="4.229043" calcext:value-type="float">
            <text:p>4.229043</text:p>
          </table:table-cell>
          <table:table-cell office:value-type="float" office:value="-3.534499" calcext:value-type="float">
            <text:p>-3.534499</text:p>
          </table:table-cell>
          <table:table-cell office:value-type="float" office:value="-4.211998" calcext:value-type="float">
            <text:p>-4.211998</text:p>
          </table:table-cell>
        </table:table-row>
        <table:table-row table:style-name="ro1">
          <table:table-cell office:value-type="float" office:value="1525887" calcext:value-type="float">
            <text:p>1525887</text:p>
          </table:table-cell>
          <table:table-cell office:value-type="float" office:value="0.147461" calcext:value-type="float">
            <text:p>0.147461</text:p>
          </table:table-cell>
          <table:table-cell office:value-type="float" office:value="-0.361328" calcext:value-type="float">
            <text:p>-0.361328</text:p>
          </table:table-cell>
          <table:table-cell office:value-type="float" office:value="0.570312" calcext:value-type="float">
            <text:p>0.570312</text:p>
          </table:table-cell>
          <table:table-cell office:value-type="float" office:value="4.267392" calcext:value-type="float">
            <text:p>4.267392</text:p>
          </table:table-cell>
          <table:table-cell office:value-type="float" office:value="-3.438627" calcext:value-type="float">
            <text:p>-3.438627</text:p>
          </table:table-cell>
          <table:table-cell office:value-type="float" office:value="-4.21839" calcext:value-type="float">
            <text:p>-4.21839</text:p>
          </table:table-cell>
        </table:table-row>
        <table:table-row table:style-name="ro1">
          <table:table-cell office:value-type="float" office:value="1527137" calcext:value-type="float">
            <text:p>1527137</text:p>
          </table:table-cell>
          <table:table-cell office:value-type="float" office:value="0.150391" calcext:value-type="float">
            <text:p>0.150391</text:p>
          </table:table-cell>
          <table:table-cell office:value-type="float" office:value="-0.350586" calcext:value-type="float">
            <text:p>-0.350586</text:p>
          </table:table-cell>
          <table:table-cell office:value-type="float" office:value="0.551758" calcext:value-type="float">
            <text:p>0.551758</text:p>
          </table:table-cell>
          <table:table-cell office:value-type="float" office:value="4.30574" calcext:value-type="float">
            <text:p>4.30574</text:p>
          </table:table-cell>
          <table:table-cell office:value-type="float" office:value="-3.344885" calcext:value-type="float">
            <text:p>-3.344885</text:p>
          </table:table-cell>
          <table:table-cell office:value-type="float" office:value="-4.235434" calcext:value-type="float">
            <text:p>-4.235434</text:p>
          </table:table-cell>
        </table:table-row>
        <table:table-row table:style-name="ro1">
          <table:table-cell office:value-type="float" office:value="1528384" calcext:value-type="float">
            <text:p>1528384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-0.326172" calcext:value-type="float">
            <text:p>-0.326172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337698" calcext:value-type="float">
            <text:p>4.337698</text:p>
          </table:table-cell>
          <table:table-cell office:value-type="float" office:value="-3.261795" calcext:value-type="float">
            <text:p>-3.261795</text:p>
          </table:table-cell>
          <table:table-cell office:value-type="float" office:value="-4.265261" calcext:value-type="float">
            <text:p>-4.265261</text:p>
          </table:table-cell>
        </table:table-row>
        <table:table-row table:style-name="ro1">
          <table:table-cell office:value-type="float" office:value="1529634" calcext:value-type="float">
            <text:p>1529634</text:p>
          </table:table-cell>
          <table:table-cell office:value-type="float" office:value="0.163086" calcext:value-type="float">
            <text:p>0.163086</text:p>
          </table:table-cell>
          <table:table-cell office:value-type="float" office:value="-0.318359" calcext:value-type="float">
            <text:p>-0.318359</text:p>
          </table:table-cell>
          <table:table-cell office:value-type="float" office:value="0.527344" calcext:value-type="float">
            <text:p>0.527344</text:p>
          </table:table-cell>
          <table:table-cell office:value-type="float" office:value="4.365394" calcext:value-type="float">
            <text:p>4.365394</text:p>
          </table:table-cell>
          <table:table-cell office:value-type="float" office:value="-3.189358" calcext:value-type="float">
            <text:p>-3.189358</text:p>
          </table:table-cell>
          <table:table-cell office:value-type="float" office:value="-4.30574" calcext:value-type="float">
            <text:p>-4.30574</text:p>
          </table:table-cell>
        </table:table-row>
        <table:table-row table:style-name="ro1">
          <table:table-cell office:value-type="float" office:value="1530881" calcext:value-type="float">
            <text:p>1530881</text:p>
          </table:table-cell>
          <table:table-cell office:value-type="float" office:value="0.165039" calcext:value-type="float">
            <text:p>0.165039</text:p>
          </table:table-cell>
          <table:table-cell office:value-type="float" office:value="-0.311523" calcext:value-type="float">
            <text:p>-0.311523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4.395221" calcext:value-type="float">
            <text:p>4.395221</text:p>
          </table:table-cell>
          <table:table-cell office:value-type="float" office:value="-3.125443" calcext:value-type="float">
            <text:p>-3.125443</text:p>
          </table:table-cell>
          <table:table-cell office:value-type="float" office:value="-4.356872" calcext:value-type="float">
            <text:p>-4.356872</text:p>
          </table:table-cell>
        </table:table-row>
        <table:table-row table:style-name="ro1">
          <table:table-cell office:value-type="float" office:value="1532130" calcext:value-type="float">
            <text:p>1532130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-0.303711" calcext:value-type="float">
            <text:p>-0.303711</text:p>
          </table:table-cell>
          <table:table-cell office:value-type="float" office:value="0.506836" calcext:value-type="float">
            <text:p>0.506836</text:p>
          </table:table-cell>
          <table:table-cell office:value-type="float" office:value="4.425048" calcext:value-type="float">
            <text:p>4.425048</text:p>
          </table:table-cell>
          <table:table-cell office:value-type="float" office:value="-3.070051" calcext:value-type="float">
            <text:p>-3.070051</text:p>
          </table:table-cell>
          <table:table-cell office:value-type="float" office:value="-4.403744" calcext:value-type="float">
            <text:p>-4.403744</text:p>
          </table:table-cell>
        </table:table-row>
        <table:table-row table:style-name="ro1">
          <table:table-cell office:value-type="float" office:value="1533379" calcext:value-type="float">
            <text:p>1533379</text:p>
          </table:table-cell>
          <table:table-cell office:value-type="float" office:value="0.166992" calcext:value-type="float">
            <text:p>0.166992</text:p>
          </table:table-cell>
          <table:table-cell office:value-type="float" office:value="-0.303711" calcext:value-type="float">
            <text:p>-0.303711</text:p>
          </table:table-cell>
          <table:table-cell office:value-type="float" office:value="0.487305" calcext:value-type="float">
            <text:p>0.487305</text:p>
          </table:table-cell>
          <table:table-cell office:value-type="float" office:value="4.452745" calcext:value-type="float">
            <text:p>4.452745</text:p>
          </table:table-cell>
          <table:table-cell office:value-type="float" office:value="-3.012527" calcext:value-type="float">
            <text:p>-3.012527</text:p>
          </table:table-cell>
          <table:table-cell office:value-type="float" office:value="-4.448484" calcext:value-type="float">
            <text:p>-4.448484</text:p>
          </table:table-cell>
        </table:table-row>
        <table:table-row table:style-name="ro1">
          <table:table-cell office:value-type="float" office:value="1534627" calcext:value-type="float">
            <text:p>1534627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-0.297852" calcext:value-type="float">
            <text:p>-0.297852</text:p>
          </table:table-cell>
          <table:table-cell office:value-type="float" office:value="0.479492" calcext:value-type="float">
            <text:p>0.479492</text:p>
          </table:table-cell>
          <table:table-cell office:value-type="float" office:value="4.480442" calcext:value-type="float">
            <text:p>4.480442</text:p>
          </table:table-cell>
          <table:table-cell office:value-type="float" office:value="-2.961395" calcext:value-type="float">
            <text:p>-2.961395</text:p>
          </table:table-cell>
          <table:table-cell office:value-type="float" office:value="-4.501747" calcext:value-type="float">
            <text:p>-4.501747</text:p>
          </table:table-cell>
        </table:table-row>
        <table:table-row table:style-name="ro1">
          <table:table-cell office:value-type="float" office:value="1535876" calcext:value-type="float">
            <text:p>1535876</text:p>
          </table:table-cell>
          <table:table-cell office:value-type="float" office:value="0.18457" calcext:value-type="float">
            <text:p>0.18457</text:p>
          </table:table-cell>
          <table:table-cell office:value-type="float" office:value="-0.291016" calcext:value-type="float">
            <text:p>-0.291016</text:p>
          </table:table-cell>
          <table:table-cell office:value-type="float" office:value="0.470703" calcext:value-type="float">
            <text:p>0.470703</text:p>
          </table:table-cell>
          <table:table-cell office:value-type="float" office:value="4.506007" calcext:value-type="float">
            <text:p>4.506007</text:p>
          </table:table-cell>
          <table:table-cell office:value-type="float" office:value="-2.918785" calcext:value-type="float">
            <text:p>-2.918785</text:p>
          </table:table-cell>
          <table:table-cell office:value-type="float" office:value="-4.574184" calcext:value-type="float">
            <text:p>-4.574184</text:p>
          </table:table-cell>
        </table:table-row>
        <table:table-row table:style-name="ro1">
          <table:table-cell office:value-type="float" office:value="1537125" calcext:value-type="float">
            <text:p>1537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-0.285156" calcext:value-type="float">
            <text:p>-0.285156</text:p>
          </table:table-cell>
          <table:table-cell office:value-type="float" office:value="0.462891" calcext:value-type="float">
            <text:p>0.462891</text:p>
          </table:table-cell>
          <table:table-cell office:value-type="float" office:value="4.527312" calcext:value-type="float">
            <text:p>4.527312</text:p>
          </table:table-cell>
          <table:table-cell office:value-type="float" office:value="-2.878306" calcext:value-type="float">
            <text:p>-2.878306</text:p>
          </table:table-cell>
          <table:table-cell office:value-type="float" office:value="-4.655143" calcext:value-type="float">
            <text:p>-4.655143</text:p>
          </table:table-cell>
        </table:table-row>
        <table:table-row table:style-name="ro1">
          <table:table-cell office:value-type="float" office:value="1538375" calcext:value-type="float">
            <text:p>1538375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-0.275391" calcext:value-type="float">
            <text:p>-0.275391</text:p>
          </table:table-cell>
          <table:table-cell office:value-type="float" office:value="0.451172" calcext:value-type="float">
            <text:p>0.451172</text:p>
          </table:table-cell>
          <table:table-cell office:value-type="float" office:value="4.557139" calcext:value-type="float">
            <text:p>4.557139</text:p>
          </table:table-cell>
          <table:table-cell office:value-type="float" office:value="-2.827174" calcext:value-type="float">
            <text:p>-2.827174</text:p>
          </table:table-cell>
          <table:table-cell office:value-type="float" office:value="-4.740362" calcext:value-type="float">
            <text:p>-4.740362</text:p>
          </table:table-cell>
        </table:table-row>
        <table:table-row table:style-name="ro1">
          <table:table-cell office:value-type="float" office:value="1539622" calcext:value-type="float">
            <text:p>1539622</text:p>
          </table:table-cell>
          <table:table-cell office:value-type="float" office:value="0.189453" calcext:value-type="float">
            <text:p>0.189453</text:p>
          </table:table-cell>
          <table:table-cell office:value-type="float" office:value="-0.270508" calcext:value-type="float">
            <text:p>-0.270508</text:p>
          </table:table-cell>
          <table:table-cell office:value-type="float" office:value="0.442383" calcext:value-type="float">
            <text:p>0.442383</text:p>
          </table:table-cell>
          <table:table-cell office:value-type="float" office:value="4.586966" calcext:value-type="float">
            <text:p>4.586966</text:p>
          </table:table-cell>
          <table:table-cell office:value-type="float" office:value="-2.771781" calcext:value-type="float">
            <text:p>-2.771781</text:p>
          </table:table-cell>
          <table:table-cell office:value-type="float" office:value="-4.823452" calcext:value-type="float">
            <text:p>-4.823452</text:p>
          </table:table-cell>
        </table:table-row>
        <table:table-row table:style-name="ro1">
          <table:table-cell office:value-type="float" office:value="1540871" calcext:value-type="float">
            <text:p>1540871</text:p>
          </table:table-cell>
          <table:table-cell office:value-type="float" office:value="0.177734" calcext:value-type="float">
            <text:p>0.177734</text:p>
          </table:table-cell>
          <table:table-cell office:value-type="float" office:value="-0.257812" calcext:value-type="float">
            <text:p>-0.257812</text:p>
          </table:table-cell>
          <table:table-cell office:value-type="float" office:value="0.430664" calcext:value-type="float">
            <text:p>0.430664</text:p>
          </table:table-cell>
          <table:table-cell office:value-type="float" office:value="4.629576" calcext:value-type="float">
            <text:p>4.629576</text:p>
          </table:table-cell>
          <table:table-cell office:value-type="float" office:value="-2.714257" calcext:value-type="float">
            <text:p>-2.714257</text:p>
          </table:table-cell>
          <table:table-cell office:value-type="float" office:value="-4.90015" calcext:value-type="float">
            <text:p>-4.90015</text:p>
          </table:table-cell>
        </table:table-row>
        <table:table-row table:style-name="ro1">
          <table:table-cell office:value-type="float" office:value="1542121" calcext:value-type="float">
            <text:p>1542121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-0.245117" calcext:value-type="float">
            <text:p>-0.245117</text:p>
          </table:table-cell>
          <table:table-cell office:value-type="float" office:value="0.418945" calcext:value-type="float">
            <text:p>0.418945</text:p>
          </table:table-cell>
          <table:table-cell office:value-type="float" office:value="4.667925" calcext:value-type="float">
            <text:p>4.667925</text:p>
          </table:table-cell>
          <table:table-cell office:value-type="float" office:value="-2.667386" calcext:value-type="float">
            <text:p>-2.667386</text:p>
          </table:table-cell>
          <table:table-cell office:value-type="float" office:value="-4.970457" calcext:value-type="float">
            <text:p>-4.970457</text:p>
          </table:table-cell>
        </table:table-row>
        <table:table-row table:style-name="ro1">
          <table:table-cell office:value-type="float" office:value="1543368" calcext:value-type="float">
            <text:p>1543368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-0.233398" calcext:value-type="float">
            <text:p>-0.233398</text:p>
          </table:table-cell>
          <table:table-cell office:value-type="float" office:value="0.404297" calcext:value-type="float">
            <text:p>0.404297</text:p>
          </table:table-cell>
          <table:table-cell office:value-type="float" office:value="4.710535" calcext:value-type="float">
            <text:p>4.710535</text:p>
          </table:table-cell>
          <table:table-cell office:value-type="float" office:value="-2.616254" calcext:value-type="float">
            <text:p>-2.616254</text:p>
          </table:table-cell>
          <table:table-cell office:value-type="float" office:value="-5.042893" calcext:value-type="float">
            <text:p>-5.042893</text:p>
          </table:table-cell>
        </table:table-row>
        <table:table-row table:style-name="ro1">
          <table:table-cell office:value-type="float" office:value="1544617" calcext:value-type="float">
            <text:p>1544617</text:p>
          </table:table-cell>
          <table:table-cell office:value-type="float" office:value="0.170898" calcext:value-type="float">
            <text:p>0.170898</text:p>
          </table:table-cell>
          <table:table-cell office:value-type="float" office:value="-0.225586" calcext:value-type="float">
            <text:p>-0.225586</text:p>
          </table:table-cell>
          <table:table-cell office:value-type="float" office:value="0.397461" calcext:value-type="float">
            <text:p>0.397461</text:p>
          </table:table-cell>
          <table:table-cell office:value-type="float" office:value="4.753146" calcext:value-type="float">
            <text:p>4.753146</text:p>
          </table:table-cell>
          <table:table-cell office:value-type="float" office:value="-2.565122" calcext:value-type="float">
            <text:p>-2.565122</text:p>
          </table:table-cell>
          <table:table-cell office:value-type="float" office:value="-5.123852" calcext:value-type="float">
            <text:p>-5.123852</text:p>
          </table:table-cell>
        </table:table-row>
        <table:table-row table:style-name="ro1">
          <table:table-cell office:value-type="float" office:value="1545865" calcext:value-type="float">
            <text:p>1545865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0.395508" calcext:value-type="float">
            <text:p>0.395508</text:p>
          </table:table-cell>
          <table:table-cell office:value-type="float" office:value="4.791494" calcext:value-type="float">
            <text:p>4.791494</text:p>
          </table:table-cell>
          <table:table-cell office:value-type="float" office:value="-2.505468" calcext:value-type="float">
            <text:p>-2.505468</text:p>
          </table:table-cell>
          <table:table-cell office:value-type="float" office:value="-5.200551" calcext:value-type="float">
            <text:p>-5.200551</text:p>
          </table:table-cell>
        </table:table-row>
        <table:table-row table:style-name="ro1">
          <table:table-cell office:value-type="float" office:value="1547114" calcext:value-type="float">
            <text:p>1547114</text:p>
          </table:table-cell>
          <table:table-cell office:value-type="float" office:value="0.165039" calcext:value-type="float">
            <text:p>0.165039</text:p>
          </table:table-cell>
          <table:table-cell office:value-type="float" office:value="-0.210937" calcext:value-type="float">
            <text:p>-0.210937</text:p>
          </table:table-cell>
          <table:table-cell office:value-type="float" office:value="0.385742" calcext:value-type="float">
            <text:p>0.385742</text:p>
          </table:table-cell>
          <table:table-cell office:value-type="float" office:value="4.838366" calcext:value-type="float">
            <text:p>4.838366</text:p>
          </table:table-cell>
          <table:table-cell office:value-type="float" office:value="-2.443684" calcext:value-type="float">
            <text:p>-2.443684</text:p>
          </table:table-cell>
          <table:table-cell office:value-type="float" office:value="-5.266596" calcext:value-type="float">
            <text:p>-5.266596</text:p>
          </table:table-cell>
        </table:table-row>
        <table:table-row table:style-name="ro1">
          <table:table-cell office:value-type="float" office:value="1548363" calcext:value-type="float">
            <text:p>1548363</text:p>
          </table:table-cell>
          <table:table-cell office:value-type="float" office:value="0.166016" calcext:value-type="float">
            <text:p>0.166016</text:p>
          </table:table-cell>
          <table:table-cell office:value-type="float" office:value="-0.182617" calcext:value-type="float">
            <text:p>-0.182617</text:p>
          </table:table-cell>
          <table:table-cell office:value-type="float" office:value="0.379883" calcext:value-type="float">
            <text:p>0.379883</text:p>
          </table:table-cell>
          <table:table-cell office:value-type="float" office:value="4.880975" calcext:value-type="float">
            <text:p>4.880975</text:p>
          </table:table-cell>
          <table:table-cell office:value-type="float" office:value="-2.379768" calcext:value-type="float">
            <text:p>-2.379768</text:p>
          </table:table-cell>
          <table:table-cell office:value-type="float" office:value="-5.341164" calcext:value-type="float">
            <text:p>-5.341164</text:p>
          </table:table-cell>
        </table:table-row>
        <table:table-row table:style-name="ro1">
          <table:table-cell office:value-type="float" office:value="1549611" calcext:value-type="float">
            <text:p>1549611</text:p>
          </table:table-cell>
          <table:table-cell office:value-type="float" office:value="0.169922" calcext:value-type="float">
            <text:p>0.169922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381836" calcext:value-type="float">
            <text:p>0.381836</text:p>
          </table:table-cell>
          <table:table-cell office:value-type="float" office:value="4.932107" calcext:value-type="float">
            <text:p>4.932107</text:p>
          </table:table-cell>
          <table:table-cell office:value-type="float" office:value="-2.309462" calcext:value-type="float">
            <text:p>-2.309462</text:p>
          </table:table-cell>
          <table:table-cell office:value-type="float" office:value="-5.419992" calcext:value-type="float">
            <text:p>-5.419992</text:p>
          </table:table-cell>
        </table:table-row>
        <table:table-row table:style-name="ro1">
          <table:table-cell office:value-type="float" office:value="1550863" calcext:value-type="float">
            <text:p>1550863</text:p>
          </table:table-cell>
          <table:table-cell office:value-type="float" office:value="0.150391" calcext:value-type="float">
            <text:p>0.150391</text:p>
          </table:table-cell>
          <table:table-cell office:value-type="float" office:value="-0.15918" calcext:value-type="float">
            <text:p>-0.15918</text:p>
          </table:table-cell>
          <table:table-cell office:value-type="float" office:value="0.357422" calcext:value-type="float">
            <text:p>0.357422</text:p>
          </table:table-cell>
          <table:table-cell office:value-type="float" office:value="4.968326" calcext:value-type="float">
            <text:p>4.968326</text:p>
          </table:table-cell>
          <table:table-cell office:value-type="float" office:value="-2.247677" calcext:value-type="float">
            <text:p>-2.247677</text:p>
          </table:table-cell>
          <table:table-cell office:value-type="float" office:value="-5.490298" calcext:value-type="float">
            <text:p>-5.490298</text:p>
          </table:table-cell>
        </table:table-row>
        <table:table-row table:style-name="ro1">
          <table:table-cell office:value-type="float" office:value="1552109" calcext:value-type="float">
            <text:p>1552109</text:p>
          </table:table-cell>
          <table:table-cell office:value-type="float" office:value="0.136719" calcext:value-type="float">
            <text:p>0.136719</text:p>
          </table:table-cell>
          <table:table-cell office:value-type="float" office:value="-0.139648" calcext:value-type="float">
            <text:p>-0.139648</text:p>
          </table:table-cell>
          <table:table-cell office:value-type="float" office:value="0.34082" calcext:value-type="float">
            <text:p>0.34082</text:p>
          </table:table-cell>
          <table:table-cell office:value-type="float" office:value="4.989631" calcext:value-type="float">
            <text:p>4.989631</text:p>
          </table:table-cell>
          <table:table-cell office:value-type="float" office:value="-2.198676" calcext:value-type="float">
            <text:p>-2.198676</text:p>
          </table:table-cell>
          <table:table-cell office:value-type="float" office:value="-5.569127" calcext:value-type="float">
            <text:p>-5.569127</text:p>
          </table:table-cell>
        </table:table-row>
        <table:table-row table:style-name="ro1">
          <table:table-cell office:value-type="float" office:value="1553358" calcext:value-type="float">
            <text:p>1553358</text:p>
          </table:table-cell>
          <table:table-cell office:value-type="float" office:value="0.137695" calcext:value-type="float">
            <text:p>0.137695</text:p>
          </table:table-cell>
          <table:table-cell office:value-type="float" office:value="-0.111328" calcext:value-type="float">
            <text:p>-0.111328</text:p>
          </table:table-cell>
          <table:table-cell office:value-type="float" office:value="0.336914" calcext:value-type="float">
            <text:p>0.336914</text:p>
          </table:table-cell>
          <table:table-cell office:value-type="float" office:value="5.017328" calcext:value-type="float">
            <text:p>5.017328</text:p>
          </table:table-cell>
          <table:table-cell office:value-type="float" office:value="-2.147544" calcext:value-type="float">
            <text:p>-2.147544</text:p>
          </table:table-cell>
          <table:table-cell office:value-type="float" office:value="-5.650086" calcext:value-type="float">
            <text:p>-5.650086</text:p>
          </table:table-cell>
        </table:table-row>
        <table:table-row table:style-name="ro1">
          <table:table-cell office:value-type="float" office:value="1554608" calcext:value-type="float">
            <text:p>1554608</text:p>
          </table:table-cell>
          <table:table-cell office:value-type="float" office:value="0.133789" calcext:value-type="float">
            <text:p>0.133789</text:p>
          </table:table-cell>
          <table:table-cell office:value-type="float" office:value="-0.09668" calcext:value-type="float">
            <text:p>-0.09668</text:p>
          </table:table-cell>
          <table:table-cell office:value-type="float" office:value="0.324219" calcext:value-type="float">
            <text:p>0.324219</text:p>
          </table:table-cell>
          <table:table-cell office:value-type="float" office:value="5.042893" calcext:value-type="float">
            <text:p>5.042893</text:p>
          </table:table-cell>
          <table:table-cell office:value-type="float" office:value="-2.100673" calcext:value-type="float">
            <text:p>-2.100673</text:p>
          </table:table-cell>
          <table:table-cell office:value-type="float" office:value="-5.728915" calcext:value-type="float">
            <text:p>-5.728915</text:p>
          </table:table-cell>
        </table:table-row>
        <table:table-row table:style-name="ro1">
          <table:table-cell office:value-type="float" office:value="1555855" calcext:value-type="float">
            <text:p>1555855</text:p>
          </table:table-cell>
          <table:table-cell office:value-type="float" office:value="0.12207" calcext:value-type="float">
            <text:p>0.12207</text:p>
          </table:table-cell>
          <table:table-cell office:value-type="float" office:value="-0.071289" calcext:value-type="float">
            <text:p>-0.071289</text:p>
          </table:table-cell>
          <table:table-cell office:value-type="float" office:value="0.308594" calcext:value-type="float">
            <text:p>0.308594</text:p>
          </table:table-cell>
          <table:table-cell office:value-type="float" office:value="5.055676" calcext:value-type="float">
            <text:p>5.055676</text:p>
          </table:table-cell>
          <table:table-cell office:value-type="float" office:value="-2.058063" calcext:value-type="float">
            <text:p>-2.058063</text:p>
          </table:table-cell>
          <table:table-cell office:value-type="float" office:value="-5.814134" calcext:value-type="float">
            <text:p>-5.814134</text:p>
          </table:table-cell>
        </table:table-row>
        <table:table-row table:style-name="ro1">
          <table:table-cell office:value-type="float" office:value="1557104" calcext:value-type="float">
            <text:p>1557104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-0.050781" calcext:value-type="float">
            <text:p>-0.050781</text:p>
          </table:table-cell>
          <table:table-cell office:value-type="float" office:value="0.294922" calcext:value-type="float">
            <text:p>0.294922</text:p>
          </table:table-cell>
          <table:table-cell office:value-type="float" office:value="5.076982" calcext:value-type="float">
            <text:p>5.076982</text:p>
          </table:table-cell>
          <table:table-cell office:value-type="float" office:value="-2.030366" calcext:value-type="float">
            <text:p>-2.030366</text:p>
          </table:table-cell>
          <table:table-cell office:value-type="float" office:value="-5.901485" calcext:value-type="float">
            <text:p>-5.901485</text:p>
          </table:table-cell>
        </table:table-row>
        <table:table-row table:style-name="ro1">
          <table:table-cell office:value-type="float" office:value="1558354" calcext:value-type="float">
            <text:p>1558354</text:p>
          </table:table-cell>
          <table:table-cell office:value-type="float" office:value="0.110352" calcext:value-type="float">
            <text:p>0.110352</text:p>
          </table:table-cell>
          <table:table-cell office:value-type="float" office:value="-0.003906" calcext:value-type="float">
            <text:p>-0.003906</text:p>
          </table:table-cell>
          <table:table-cell office:value-type="float" office:value="0.274414" calcext:value-type="float">
            <text:p>0.274414</text:p>
          </table:table-cell>
          <table:table-cell office:value-type="float" office:value="5.096156" calcext:value-type="float">
            <text:p>5.096156</text:p>
          </table:table-cell>
          <table:table-cell office:value-type="float" office:value="-2.006931" calcext:value-type="float">
            <text:p>-2.006931</text:p>
          </table:table-cell>
          <table:table-cell office:value-type="float" office:value="-5.999488" calcext:value-type="float">
            <text:p>-5.999488</text:p>
          </table:table-cell>
        </table:table-row>
        <table:table-row table:style-name="ro1">
          <table:table-cell office:value-type="float" office:value="1559601" calcext:value-type="float">
            <text:p>1559601</text:p>
          </table:table-cell>
          <table:table-cell office:value-type="float" office:value="0.102539" calcext:value-type="float">
            <text:p>0.102539</text:p>
          </table:table-cell>
          <table:table-cell office:value-type="float" office:value="0.019531" calcext:value-type="float">
            <text:p>0.019531</text:p>
          </table:table-cell>
          <table:table-cell office:value-type="float" office:value="0.260742" calcext:value-type="float">
            <text:p>0.260742</text:p>
          </table:table-cell>
          <table:table-cell office:value-type="float" office:value="5.11533" calcext:value-type="float">
            <text:p>5.11533</text:p>
          </table:table-cell>
          <table:table-cell office:value-type="float" office:value="-1.983496" calcext:value-type="float">
            <text:p>-1.983496</text:p>
          </table:table-cell>
          <table:table-cell office:value-type="float" office:value="-6.088969" calcext:value-type="float">
            <text:p>-6.088969</text:p>
          </table:table-cell>
        </table:table-row>
        <table:table-row table:style-name="ro1">
          <table:table-cell office:value-type="float" office:value="1560850" calcext:value-type="float">
            <text:p>1560850</text:p>
          </table:table-cell>
          <table:table-cell office:value-type="float" office:value="0.091797" calcext:value-type="float">
            <text:p>0.091797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248047" calcext:value-type="float">
            <text:p>0.248047</text:p>
          </table:table-cell>
          <table:table-cell office:value-type="float" office:value="5.130244" calcext:value-type="float">
            <text:p>5.130244</text:p>
          </table:table-cell>
          <table:table-cell office:value-type="float" office:value="-1.968582" calcext:value-type="float">
            <text:p>-1.968582</text:p>
          </table:table-cell>
          <table:table-cell office:value-type="float" office:value="-6.186972" calcext:value-type="float">
            <text:p>-6.186972</text:p>
          </table:table-cell>
        </table:table-row>
        <table:table-row table:style-name="ro1">
          <table:table-cell office:value-type="float" office:value="1562100" calcext:value-type="float">
            <text:p>1562100</text:p>
          </table:table-cell>
          <table:table-cell office:value-type="float" office:value="0.088867" calcext:value-type="float">
            <text:p>0.088867</text:p>
          </table:table-cell>
          <table:table-cell office:value-type="float" office:value="0.067383" calcext:value-type="float">
            <text:p>0.067383</text:p>
          </table:table-cell>
          <table:table-cell office:value-type="float" office:value="0.236328" calcext:value-type="float">
            <text:p>0.236328</text:p>
          </table:table-cell>
          <table:table-cell office:value-type="float" office:value="5.140897" calcext:value-type="float">
            <text:p>5.140897</text:p>
          </table:table-cell>
          <table:table-cell office:value-type="float" office:value="-1.95793" calcext:value-type="float">
            <text:p>-1.95793</text:p>
          </table:table-cell>
          <table:table-cell office:value-type="float" office:value="-6.276453" calcext:value-type="float">
            <text:p>-6.276453</text:p>
          </table:table-cell>
        </table:table-row>
        <table:table-row table:style-name="ro1">
          <table:table-cell office:value-type="float" office:value="1563347" calcext:value-type="float">
            <text:p>1563347</text:p>
          </table:table-cell>
          <table:table-cell office:value-type="float" office:value="0.086914" calcext:value-type="float">
            <text:p>0.086914</text:p>
          </table:table-cell>
          <table:table-cell office:value-type="float" office:value="0.115234" calcext:value-type="float">
            <text:p>0.115234</text:p>
          </table:table-cell>
          <table:table-cell office:value-type="float" office:value="0.210938" calcext:value-type="float">
            <text:p>0.210938</text:p>
          </table:table-cell>
          <table:table-cell office:value-type="float" office:value="5.149419" calcext:value-type="float">
            <text:p>5.149419</text:p>
          </table:table-cell>
          <table:table-cell office:value-type="float" office:value="-1.945147" calcext:value-type="float">
            <text:p>-1.945147</text:p>
          </table:table-cell>
          <table:table-cell office:value-type="float" office:value="-6.361673" calcext:value-type="float">
            <text:p>-6.361673</text:p>
          </table:table-cell>
        </table:table-row>
        <table:table-row table:style-name="ro1">
          <table:table-cell office:value-type="float" office:value="1564596" calcext:value-type="float">
            <text:p>1564596</text:p>
          </table:table-cell>
          <table:table-cell office:value-type="float" office:value="0.073242" calcext:value-type="float">
            <text:p>0.073242</text:p>
          </table:table-cell>
          <table:table-cell office:value-type="float" office:value="0.137695" calcext:value-type="float">
            <text:p>0.137695</text:p>
          </table:table-cell>
          <table:table-cell office:value-type="float" office:value="0.186523" calcext:value-type="float">
            <text:p>0.186523</text:p>
          </table:table-cell>
          <table:table-cell office:value-type="float" office:value="5.143027" calcext:value-type="float">
            <text:p>5.143027</text:p>
          </table:table-cell>
          <table:table-cell office:value-type="float" office:value="-1.940886" calcext:value-type="float">
            <text:p>-1.940886</text:p>
          </table:table-cell>
          <table:table-cell office:value-type="float" office:value="-6.463937" calcext:value-type="float">
            <text:p>-6.463937</text:p>
          </table:table-cell>
        </table:table-row>
        <table:table-row table:style-name="ro1">
          <table:table-cell office:value-type="float" office:value="1565844" calcext:value-type="float">
            <text:p>1565844</text:p>
          </table:table-cell>
          <table:table-cell office:value-type="float" office:value="0.060547" calcext:value-type="float">
            <text:p>0.060547</text:p>
          </table:table-cell>
          <table:table-cell office:value-type="float" office:value="0.163086" calcext:value-type="float">
            <text:p>0.163086</text:p>
          </table:table-cell>
          <table:table-cell office:value-type="float" office:value="0.161133" calcext:value-type="float">
            <text:p>0.161133</text:p>
          </table:table-cell>
          <table:table-cell office:value-type="float" office:value="5.134505" calcext:value-type="float">
            <text:p>5.134505</text:p>
          </table:table-cell>
          <table:table-cell office:value-type="float" office:value="-1.940886" calcext:value-type="float">
            <text:p>-1.940886</text:p>
          </table:table-cell>
          <table:table-cell office:value-type="float" office:value="-6.572592" calcext:value-type="float">
            <text:p>-6.572592</text:p>
          </table:table-cell>
        </table:table-row>
        <table:table-row table:style-name="ro1">
          <table:table-cell office:value-type="float" office:value="1567093" calcext:value-type="float">
            <text:p>1567093</text:p>
          </table:table-cell>
          <table:table-cell office:value-type="float" office:value="0.058594" calcext:value-type="float">
            <text:p>0.05859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44531" calcext:value-type="float">
            <text:p>0.144531</text:p>
          </table:table-cell>
          <table:table-cell office:value-type="float" office:value="5.132375" calcext:value-type="float">
            <text:p>5.132375</text:p>
          </table:table-cell>
          <table:table-cell office:value-type="float" office:value="-1.938755" calcext:value-type="float">
            <text:p>-1.938755</text:p>
          </table:table-cell>
          <table:table-cell office:value-type="float" office:value="-6.685509" calcext:value-type="float">
            <text:p>-6.685509</text:p>
          </table:table-cell>
        </table:table-row>
        <table:table-row table:style-name="ro1">
          <table:table-cell office:value-type="float" office:value="1568342" calcext:value-type="float">
            <text:p>1568342</text:p>
          </table:table-cell>
          <table:table-cell office:value-type="float" office:value="0.077148" calcext:value-type="float">
            <text:p>0.077148</text:p>
          </table:table-cell>
          <table:table-cell office:value-type="float" office:value="0.256836" calcext:value-type="float">
            <text:p>0.256836</text:p>
          </table:table-cell>
          <table:table-cell office:value-type="float" office:value="0.144531" calcext:value-type="float">
            <text:p>0.144531</text:p>
          </table:table-cell>
          <table:table-cell office:value-type="float" office:value="5.138766" calcext:value-type="float">
            <text:p>5.138766</text:p>
          </table:table-cell>
          <table:table-cell office:value-type="float" office:value="-1.930233" calcext:value-type="float">
            <text:p>-1.930233</text:p>
          </table:table-cell>
          <table:table-cell office:value-type="float" office:value="-6.809078" calcext:value-type="float">
            <text:p>-6.809078</text:p>
          </table:table-cell>
        </table:table-row>
        <table:table-row table:style-name="ro1">
          <table:table-cell office:value-type="float" office:value="1569590" calcext:value-type="float">
            <text:p>1569590</text:p>
          </table:table-cell>
          <table:table-cell office:value-type="float" office:value="0.076172" calcext:value-type="float">
            <text:p>0.076172</text:p>
          </table:table-cell>
          <table:table-cell office:value-type="float" office:value="0.28418" calcext:value-type="float">
            <text:p>0.28418</text:p>
          </table:table-cell>
          <table:table-cell office:value-type="float" office:value="0.134766" calcext:value-type="float">
            <text:p>0.134766</text:p>
          </table:table-cell>
          <table:table-cell office:value-type="float" office:value="5.147288" calcext:value-type="float">
            <text:p>5.147288</text:p>
          </table:table-cell>
          <table:table-cell office:value-type="float" office:value="-1.913189" calcext:value-type="float">
            <text:p>-1.913189</text:p>
          </table:table-cell>
          <table:table-cell office:value-type="float" office:value="-6.936908" calcext:value-type="float">
            <text:p>-6.936908</text:p>
          </table:table-cell>
        </table:table-row>
        <table:table-row table:style-name="ro1">
          <table:table-cell office:value-type="float" office:value="1570839" calcext:value-type="float">
            <text:p>1570839</text:p>
          </table:table-cell>
          <table:table-cell office:value-type="float" office:value="0.055664" calcext:value-type="float">
            <text:p>0.055664</text:p>
          </table:table-cell>
          <table:table-cell office:value-type="float" office:value="0.307617" calcext:value-type="float">
            <text:p>0.307617</text:p>
          </table:table-cell>
          <table:table-cell office:value-type="float" office:value="0.119141" calcext:value-type="float">
            <text:p>0.119141</text:p>
          </table:table-cell>
          <table:table-cell office:value-type="float" office:value="5.149419" calcext:value-type="float">
            <text:p>5.149419</text:p>
          </table:table-cell>
          <table:table-cell office:value-type="float" office:value="-1.891884" calcext:value-type="float">
            <text:p>-1.891884</text:p>
          </table:table-cell>
          <table:table-cell office:value-type="float" office:value="-7.062608" calcext:value-type="float">
            <text:p>-7.062608</text:p>
          </table:table-cell>
        </table:table-row>
        <table:table-row table:style-name="ro1">
          <table:table-cell office:value-type="float" office:value="1572088" calcext:value-type="float">
            <text:p>1572088</text:p>
          </table:table-cell>
          <table:table-cell office:value-type="float" office:value="0.047852" calcext:value-type="float">
            <text:p>0.047852</text:p>
          </table:table-cell>
          <table:table-cell office:value-type="float" office:value="0.327148" calcext:value-type="float">
            <text:p>0.327148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5.149419" calcext:value-type="float">
            <text:p>5.149419</text:p>
          </table:table-cell>
          <table:table-cell office:value-type="float" office:value="-1.87271" calcext:value-type="float">
            <text:p>-1.87271</text:p>
          </table:table-cell>
          <table:table-cell office:value-type="float" office:value="-7.186177" calcext:value-type="float">
            <text:p>-7.186177</text:p>
          </table:table-cell>
        </table:table-row>
        <table:table-row table:style-name="ro1">
          <table:table-cell office:value-type="float" office:value="1573336" calcext:value-type="float">
            <text:p>1573336</text:p>
          </table:table-cell>
          <table:table-cell office:value-type="float" office:value="0.042969" calcext:value-type="float">
            <text:p>0.042969</text:p>
          </table:table-cell>
          <table:table-cell office:value-type="float" office:value="0.368164" calcext:value-type="float">
            <text:p>0.368164</text:p>
          </table:table-cell>
          <table:table-cell office:value-type="float" office:value="0.094727" calcext:value-type="float">
            <text:p>0.094727</text:p>
          </table:table-cell>
          <table:table-cell office:value-type="float" office:value="5.151549" calcext:value-type="float">
            <text:p>5.151549</text:p>
          </table:table-cell>
          <table:table-cell office:value-type="float" office:value="-1.847144" calcext:value-type="float">
            <text:p>-1.847144</text:p>
          </table:table-cell>
          <table:table-cell office:value-type="float" office:value="-7.309746" calcext:value-type="float">
            <text:p>-7.309746</text:p>
          </table:table-cell>
        </table:table-row>
        <table:table-row table:style-name="ro1">
          <table:table-cell office:value-type="float" office:value="1574585" calcext:value-type="float">
            <text:p>1574585</text:p>
          </table:table-cell>
          <table:table-cell office:value-type="float" office:value="0.040039" calcext:value-type="float">
            <text:p>0.040039</text:p>
          </table:table-cell>
          <table:table-cell office:value-type="float" office:value="0.392578" calcext:value-type="float">
            <text:p>0.392578</text:p>
          </table:table-cell>
          <table:table-cell office:value-type="float" office:value="0.088867" calcext:value-type="float">
            <text:p>0.088867</text:p>
          </table:table-cell>
          <table:table-cell office:value-type="float" office:value="5.164332" calcext:value-type="float">
            <text:p>5.164332</text:p>
          </table:table-cell>
          <table:table-cell office:value-type="float" office:value="-1.817317" calcext:value-type="float">
            <text:p>-1.817317</text:p>
          </table:table-cell>
          <table:table-cell office:value-type="float" office:value="-7.45675" calcext:value-type="float">
            <text:p>-7.45675</text:p>
          </table:table-cell>
        </table:table-row>
        <table:table-row table:style-name="ro1">
          <table:table-cell office:value-type="float" office:value="1575834" calcext:value-type="float">
            <text:p>1575834</text:p>
          </table:table-cell>
          <table:table-cell office:value-type="float" office:value="0.029297" calcext:value-type="float">
            <text:p>0.029297</text:p>
          </table:table-cell>
          <table:table-cell office:value-type="float" office:value="0.416016" calcext:value-type="float">
            <text:p>0.416016</text:p>
          </table:table-cell>
          <table:table-cell office:value-type="float" office:value="0.085937" calcext:value-type="float">
            <text:p>0.085937</text:p>
          </table:table-cell>
          <table:table-cell office:value-type="float" office:value="5.179246" calcext:value-type="float">
            <text:p>5.179246</text:p>
          </table:table-cell>
          <table:table-cell office:value-type="float" office:value="-1.791751" calcext:value-type="float">
            <text:p>-1.791751</text:p>
          </table:table-cell>
          <table:table-cell office:value-type="float" office:value="-7.605885" calcext:value-type="float">
            <text:p>-7.605885</text:p>
          </table:table-cell>
        </table:table-row>
        <table:table-row table:style-name="ro1">
          <table:table-cell office:value-type="float" office:value="1577082" calcext:value-type="float">
            <text:p>157708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441406" calcext:value-type="float">
            <text:p>0.441406</text:p>
          </table:table-cell>
          <table:table-cell office:value-type="float" office:value="0.085937" calcext:value-type="float">
            <text:p>0.085937</text:p>
          </table:table-cell>
          <table:table-cell office:value-type="float" office:value="5.189898" calcext:value-type="float">
            <text:p>5.189898</text:p>
          </table:table-cell>
          <table:table-cell office:value-type="float" office:value="-1.766185" calcext:value-type="float">
            <text:p>-1.766185</text:p>
          </table:table-cell>
          <table:table-cell office:value-type="float" office:value="-7.763542" calcext:value-type="float">
            <text:p>-7.763542</text:p>
          </table:table-cell>
        </table:table-row>
        <table:table-row table:style-name="ro1">
          <table:table-cell office:value-type="float" office:value="1578333" calcext:value-type="float">
            <text:p>1578333</text:p>
          </table:table-cell>
          <table:table-cell office:value-type="float" office:value="0.008789" calcext:value-type="float">
            <text:p>0.008789</text:p>
          </table:table-cell>
          <table:table-cell office:value-type="float" office:value="0.498047" calcext:value-type="float">
            <text:p>0.498047</text:p>
          </table:table-cell>
          <table:table-cell office:value-type="float" office:value="0.066406" calcext:value-type="float">
            <text:p>0.066406</text:p>
          </table:table-cell>
          <table:table-cell office:value-type="float" office:value="5.192029" calcext:value-type="float">
            <text:p>5.192029</text:p>
          </table:table-cell>
          <table:table-cell office:value-type="float" office:value="-1.744879" calcext:value-type="float">
            <text:p>-1.744879</text:p>
          </table:table-cell>
          <table:table-cell office:value-type="float" office:value="-7.92546" calcext:value-type="float">
            <text:p>-7.92546</text:p>
          </table:table-cell>
        </table:table-row>
        <table:table-row table:style-name="ro1">
          <table:table-cell office:value-type="float" office:value="1579580" calcext:value-type="float">
            <text:p>1579580</text:p>
          </table:table-cell>
          <table:table-cell office:value-type="float" office:value="-0.000977" calcext:value-type="float">
            <text:p>-0.000977</text:p>
          </table:table-cell>
          <table:table-cell office:value-type="float" office:value="0.514648" calcext:value-type="float">
            <text:p>0.514648</text:p>
          </table:table-cell>
          <table:table-cell office:value-type="float" office:value="0.055664" calcext:value-type="float">
            <text:p>0.055664</text:p>
          </table:table-cell>
          <table:table-cell office:value-type="float" office:value="5.200551" calcext:value-type="float">
            <text:p>5.200551</text:p>
          </table:table-cell>
          <table:table-cell office:value-type="float" office:value="-1.723575" calcext:value-type="float">
            <text:p>-1.723575</text:p>
          </table:table-cell>
          <table:table-cell office:value-type="float" office:value="-8.078856" calcext:value-type="float">
            <text:p>-8.078856</text:p>
          </table:table-cell>
        </table:table-row>
        <table:table-row table:style-name="ro1">
          <table:table-cell office:value-type="float" office:value="1580828" calcext:value-type="float">
            <text:p>1580828</text:p>
          </table:table-cell>
          <table:table-cell office:value-type="float" office:value="-0.013672" calcext:value-type="float">
            <text:p>-0.013672</text:p>
          </table:table-cell>
          <table:table-cell office:value-type="float" office:value="0.540039" calcext:value-type="float">
            <text:p>0.540039</text:p>
          </table:table-cell>
          <table:table-cell office:value-type="float" office:value="0.042969" calcext:value-type="float">
            <text:p>0.042969</text:p>
          </table:table-cell>
          <table:table-cell office:value-type="float" office:value="5.206942" calcext:value-type="float">
            <text:p>5.206942</text:p>
          </table:table-cell>
          <table:table-cell office:value-type="float" office:value="-1.698009" calcext:value-type="float">
            <text:p>-1.698009</text:p>
          </table:table-cell>
          <table:table-cell office:value-type="float" office:value="-8.232252" calcext:value-type="float">
            <text:p>-8.232252</text:p>
          </table:table-cell>
        </table:table-row>
        <table:table-row table:style-name="ro1">
          <table:table-cell office:value-type="float" office:value="1582079" calcext:value-type="float">
            <text:p>1582079</text:p>
          </table:table-cell>
          <table:table-cell office:value-type="float" office:value="-0.025391" calcext:value-type="float">
            <text:p>-0.025391</text:p>
          </table:table-cell>
          <table:table-cell office:value-type="float" office:value="0.568359" calcext:value-type="float">
            <text:p>0.568359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5.206942" calcext:value-type="float">
            <text:p>5.206942</text:p>
          </table:table-cell>
          <table:table-cell office:value-type="float" office:value="-1.670312" calcext:value-type="float">
            <text:p>-1.670312</text:p>
          </table:table-cell>
          <table:table-cell office:value-type="float" office:value="-8.389909" calcext:value-type="float">
            <text:p>-8.389909</text:p>
          </table:table-cell>
        </table:table-row>
        <table:table-row table:style-name="ro1">
          <table:table-cell office:value-type="float" office:value="1583326" calcext:value-type="float">
            <text:p>1583326</text:p>
          </table:table-cell>
          <table:table-cell office:value-type="float" office:value="-0.052734" calcext:value-type="float">
            <text:p>-0.052734</text:p>
          </table:table-cell>
          <table:table-cell office:value-type="float" office:value="0.62207" calcext:value-type="float">
            <text:p>0.62207</text:p>
          </table:table-cell>
          <table:table-cell office:value-type="float" office:value="0.012695" calcext:value-type="float">
            <text:p>0.012695</text:p>
          </table:table-cell>
          <table:table-cell office:value-type="float" office:value="5.204811" calcext:value-type="float">
            <text:p>5.204811</text:p>
          </table:table-cell>
          <table:table-cell office:value-type="float" office:value="-1.646877" calcext:value-type="float">
            <text:p>-1.646877</text:p>
          </table:table-cell>
          <table:table-cell office:value-type="float" office:value="-8.543305" calcext:value-type="float">
            <text:p>-8.543305</text:p>
          </table:table-cell>
        </table:table-row>
        <table:table-row table:style-name="ro1">
          <table:table-cell office:value-type="float" office:value="1584575" calcext:value-type="float">
            <text:p>1584575</text:p>
          </table:table-cell>
          <table:table-cell office:value-type="float" office:value="-0.071289" calcext:value-type="float">
            <text:p>-0.071289</text:p>
          </table:table-cell>
          <table:table-cell office:value-type="float" office:value="0.650391" calcext:value-type="float">
            <text:p>0.650391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5.200551" calcext:value-type="float">
            <text:p>5.200551</text:p>
          </table:table-cell>
          <table:table-cell office:value-type="float" office:value="-1.625571" calcext:value-type="float">
            <text:p>-1.625571</text:p>
          </table:table-cell>
          <table:table-cell office:value-type="float" office:value="-8.690309" calcext:value-type="float">
            <text:p>-8.690309</text:p>
          </table:table-cell>
        </table:table-row>
        <table:table-row table:style-name="ro1">
          <table:table-cell office:value-type="float" office:value="1585825" calcext:value-type="float">
            <text:p>1585825</text:p>
          </table:table-cell>
          <table:table-cell office:value-type="float" office:value="-0.088867" calcext:value-type="float">
            <text:p>-0.088867</text:p>
          </table:table-cell>
          <table:table-cell office:value-type="float" office:value="0.674805" calcext:value-type="float">
            <text:p>0.674805</text:p>
          </table:table-cell>
          <table:table-cell office:value-type="float" office:value="-0.006836" calcext:value-type="float">
            <text:p>-0.006836</text:p>
          </table:table-cell>
          <table:table-cell office:value-type="float" office:value="5.19842" calcext:value-type="float">
            <text:p>5.19842</text:p>
          </table:table-cell>
          <table:table-cell office:value-type="float" office:value="-1.591484" calcext:value-type="float">
            <text:p>-1.591484</text:p>
          </table:table-cell>
          <table:table-cell office:value-type="float" office:value="-8.841575" calcext:value-type="float">
            <text:p>-8.841575</text:p>
          </table:table-cell>
        </table:table-row>
        <table:table-row table:style-name="ro1">
          <table:table-cell office:value-type="float" office:value="1587072" calcext:value-type="float">
            <text:p>1587072</text:p>
          </table:table-cell>
          <table:table-cell office:value-type="float" office:value="-0.092773" calcext:value-type="float">
            <text:p>-0.092773</text:p>
          </table:table-cell>
          <table:table-cell office:value-type="float" office:value="0.696289" calcext:value-type="float">
            <text:p>0.696289</text:p>
          </table:table-cell>
          <table:table-cell office:value-type="float" office:value="-0.011719" calcext:value-type="float">
            <text:p>-0.011719</text:p>
          </table:table-cell>
          <table:table-cell office:value-type="float" office:value="5.204811" calcext:value-type="float">
            <text:p>5.204811</text:p>
          </table:table-cell>
          <table:table-cell office:value-type="float" office:value="-1.555265" calcext:value-type="float">
            <text:p>-1.555265</text:p>
          </table:table-cell>
          <table:table-cell office:value-type="float" office:value="-8.99071" calcext:value-type="float">
            <text:p>-8.99071</text:p>
          </table:table-cell>
        </table:table-row>
        <table:table-row table:style-name="ro1">
          <table:table-cell office:value-type="float" office:value="1588321" calcext:value-type="float">
            <text:p>1588321</text:p>
          </table:table-cell>
          <table:table-cell office:value-type="float" office:value="-0.099609" calcext:value-type="float">
            <text:p>-0.099609</text:p>
          </table:table-cell>
          <table:table-cell office:value-type="float" office:value="0.728516" calcext:value-type="float">
            <text:p>0.728516</text:p>
          </table:table-cell>
          <table:table-cell office:value-type="float" office:value="-0.029297" calcext:value-type="float">
            <text:p>-0.029297</text:p>
          </table:table-cell>
          <table:table-cell office:value-type="float" office:value="5.215464" calcext:value-type="float">
            <text:p>5.215464</text:p>
          </table:table-cell>
          <table:table-cell office:value-type="float" office:value="-1.510525" calcext:value-type="float">
            <text:p>-1.510525</text:p>
          </table:table-cell>
          <table:table-cell office:value-type="float" office:value="-9.133453" calcext:value-type="float">
            <text:p>-9.133453</text:p>
          </table:table-cell>
        </table:table-row>
        <table:table-row table:style-name="ro1">
          <table:table-cell office:value-type="float" office:value="1589571" calcext:value-type="float">
            <text:p>1589571</text:p>
          </table:table-cell>
          <table:table-cell office:value-type="float" office:value="-0.110352" calcext:value-type="float">
            <text:p>-0.110352</text:p>
          </table:table-cell>
          <table:table-cell office:value-type="float" office:value="0.738281" calcext:value-type="float">
            <text:p>0.738281</text:p>
          </table:table-cell>
          <table:table-cell office:value-type="float" office:value="-0.037109" calcext:value-type="float">
            <text:p>-0.037109</text:p>
          </table:table-cell>
          <table:table-cell office:value-type="float" office:value="5.219725" calcext:value-type="float">
            <text:p>5.219725</text:p>
          </table:table-cell>
          <table:table-cell office:value-type="float" office:value="-1.453001" calcext:value-type="float">
            <text:p>-1.453001</text:p>
          </table:table-cell>
          <table:table-cell office:value-type="float" office:value="-9.248501" calcext:value-type="float">
            <text:p>-9.248501</text:p>
          </table:table-cell>
        </table:table-row>
        <table:table-row table:style-name="ro1">
          <table:table-cell office:value-type="float" office:value="1590818" calcext:value-type="float">
            <text:p>1590818</text:p>
          </table:table-cell>
          <table:table-cell office:value-type="float" office:value="-0.12207" calcext:value-type="float">
            <text:p>-0.12207</text:p>
          </table:table-cell>
          <table:table-cell office:value-type="float" office:value="0.756836" calcext:value-type="float">
            <text:p>0.756836</text:p>
          </table:table-cell>
          <table:table-cell office:value-type="float" office:value="-0.047852" calcext:value-type="float">
            <text:p>-0.047852</text:p>
          </table:table-cell>
          <table:table-cell office:value-type="float" office:value="5.215464" calcext:value-type="float">
            <text:p>5.215464</text:p>
          </table:table-cell>
          <table:table-cell office:value-type="float" office:value="-1.391217" calcext:value-type="float">
            <text:p>-1.391217</text:p>
          </table:table-cell>
          <table:table-cell office:value-type="float" office:value="-9.350765" calcext:value-type="float">
            <text:p>-9.350765</text:p>
          </table:table-cell>
        </table:table-row>
        <table:table-row table:style-name="ro1">
          <table:table-cell office:value-type="float" office:value="1592068" calcext:value-type="float">
            <text:p>1592068</text:p>
          </table:table-cell>
          <table:table-cell office:value-type="float" office:value="-0.126953" calcext:value-type="float">
            <text:p>-0.126953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-0.05957" calcext:value-type="float">
            <text:p>-0.05957</text:p>
          </table:table-cell>
          <table:table-cell office:value-type="float" office:value="5.209073" calcext:value-type="float">
            <text:p>5.209073</text:p>
          </table:table-cell>
          <table:table-cell office:value-type="float" office:value="-1.340084" calcext:value-type="float">
            <text:p>-1.340084</text:p>
          </table:table-cell>
          <table:table-cell office:value-type="float" office:value="-9.450898" calcext:value-type="float">
            <text:p>-9.450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10:59:01.714704709</dc:date>
    <meta:editing-duration>PT1H34M4S</meta:editing-duration>
    <meta:editing-cycles>2</meta:editing-cycles>
    <meta:generator>LibreOffice/5.1.6.2$Linux_X86_64 LibreOffice_project/10m0$Build-2</meta:generator>
    <meta:document-statistic meta:table-count="1" meta:cell-count="89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41cm" svg:height="14.187cm" xlink:href=".." xlink:type="simple" chart:class="chart:line" chart:style-name="ch1">
        <chart:title svg:x="10.791cm" svg:y="0.419cm" chart:style-name="ch2">
          <text:p>Swing</text:p>
        </chart:title>
        <chart:legend chart:legend-position="end" svg:x="20.062cm" svg:y="5.549cm" style:legend-expansion="high" chart:style-name="ch3"/>
        <chart:plot-area chart:style-name="ch4" table:cell-range-address="latestSwing.A1:latestSwing.G1276" chart:data-source-has-labels="column" svg:x="0.458cm" svg:y="1.481cm" svg:width="19.146cm" svg:height="12.423cm">
          <chartooo:coordinate-region svg:x="1.185cm" svg:y="1.68cm" svg:width="18.419cm" svg:height="12.025cm"/>
          <chart:axis chart:dimension="x" chart:name="primary-x" chart:style-name="ch5" chartooo:axis-type="auto">
            <chartooo:date-scale/>
            <chart:categories table:cell-range-address="latestSwing.A1:latestSwing.A12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stSwing.B1:latestSwing.B1276" chart:class="chart:line">
            <chart:data-point chart:repeated="1276"/>
          </chart:series>
          <chart:series chart:style-name="ch8" chart:values-cell-range-address="latestSwing.C1:latestSwing.C1276" chart:class="chart:line">
            <chart:data-point chart:repeated="1276"/>
          </chart:series>
          <chart:series chart:style-name="ch9" chart:values-cell-range-address="latestSwing.D1:latestSwing.D1276" chart:class="chart:line">
            <chart:data-point chart:repeated="1276"/>
          </chart:series>
          <chart:series chart:style-name="ch10" chart:values-cell-range-address="latestSwing.E1:latestSwing.E1276" chart:class="chart:line">
            <chart:data-point chart:repeated="1276"/>
          </chart:series>
          <chart:series chart:style-name="ch11" chart:values-cell-range-address="latestSwing.F1:latestSwing.F1276" chart:class="chart:line">
            <chart:data-point chart:repeated="1276"/>
          </chart:series>
          <chart:series chart:style-name="ch12" chart:values-cell-range-address="latestSwing.G1:latestSwing.G1276" chart:class="chart:line">
            <chart:data-point chart:repeated="127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atestSwing.A1:latestSwing.A1276</svg:desc>
                </draw:g>
              </table:table-cell>
              <table:table-cell office:value-type="float" office:value="-1.163086">
                <text:p>-1.163086</text:p>
                <draw:g>
                  <svg:desc>latestSwing.B1:latestSwing.B1276</svg:desc>
                </draw:g>
              </table:table-cell>
              <table:table-cell office:value-type="float" office:value="0.238281">
                <text:p>0.238281</text:p>
                <draw:g>
                  <svg:desc>latestSwing.C1:latestSwing.C1276</svg:desc>
                </draw:g>
              </table:table-cell>
              <table:table-cell office:value-type="float" office:value="-1.051758">
                <text:p>-1.051758</text:p>
                <draw:g>
                  <svg:desc>latestSwing.D1:latestSwing.D1276</svg:desc>
                </draw:g>
              </table:table-cell>
              <table:table-cell office:value-type="float" office:value="4.81493">
                <text:p>4.81493</text:p>
                <draw:g>
                  <svg:desc>latestSwing.E1:latestSwing.E1276</svg:desc>
                </draw:g>
              </table:table-cell>
              <table:table-cell office:value-type="float" office:value="-15.695393">
                <text:p>-15.695393</text:p>
                <draw:g>
                  <svg:desc>latestSwing.F1:latestSwing.F1276</svg:desc>
                </draw:g>
              </table:table-cell>
              <table:table-cell office:value-type="float" office:value="-6.593897">
                <text:p>-6.593897</text:p>
                <draw:g>
                  <svg:desc>latestSwing.G1:latestSwing.G1276</svg:desc>
                </draw:g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-1.136719">
                <text:p>-1.136719</text:p>
              </table:table-cell>
              <table:table-cell office:value-type="float" office:value="0.265625">
                <text:p>0.265625</text:p>
              </table:table-cell>
              <table:table-cell office:value-type="float" office:value="-1.041016">
                <text:p>-1.041016</text:p>
              </table:table-cell>
              <table:table-cell office:value-type="float" office:value="4.736102">
                <text:p>4.736102</text:p>
              </table:table-cell>
              <table:table-cell office:value-type="float" office:value="-15.614434">
                <text:p>-15.614434</text:p>
              </table:table-cell>
              <table:table-cell office:value-type="float" office:value="-6.480981">
                <text:p>-6.480981</text:p>
              </table:table-cell>
            </table:table-row>
            <table:table-row>
              <table:table-cell office:value-type="float" office:value="2497">
                <text:p>2497</text:p>
              </table:table-cell>
              <table:table-cell office:value-type="float" office:value="-1.118164">
                <text:p>-1.118164</text:p>
              </table:table-cell>
              <table:table-cell office:value-type="float" office:value="0.285156">
                <text:p>0.285156</text:p>
              </table:table-cell>
              <table:table-cell office:value-type="float" office:value="-1.030273">
                <text:p>-1.030273</text:p>
              </table:table-cell>
              <table:table-cell office:value-type="float" office:value="4.659403">
                <text:p>4.659403</text:p>
              </table:table-cell>
              <table:table-cell office:value-type="float" office:value="-15.50791">
                <text:p>-15.50791</text:p>
              </table:table-cell>
              <table:table-cell office:value-type="float" office:value="-6.359542">
                <text:p>-6.359542</text:p>
              </table:table-cell>
            </table:table-row>
            <table:table-row>
              <table:table-cell office:value-type="float" office:value="3746">
                <text:p>3746</text:p>
              </table:table-cell>
              <table:table-cell office:value-type="float" office:value="-1.087891">
                <text:p>-1.087891</text:p>
              </table:table-cell>
              <table:table-cell office:value-type="float" office:value="0.293945">
                <text:p>0.293945</text:p>
              </table:table-cell>
              <table:table-cell office:value-type="float" office:value="-1.024414">
                <text:p>-1.024414</text:p>
              </table:table-cell>
              <table:table-cell office:value-type="float" office:value="4.667925">
                <text:p>4.667925</text:p>
              </table:table-cell>
              <table:table-cell office:value-type="float" office:value="-15.38221">
                <text:p>-15.38221</text:p>
              </table:table-cell>
              <table:table-cell office:value-type="float" office:value="-6.250887">
                <text:p>-6.250887</text:p>
              </table:table-cell>
            </table:table-row>
            <table:table-row>
              <table:table-cell office:value-type="float" office:value="4996">
                <text:p>4996</text:p>
              </table:table-cell>
              <table:table-cell office:value-type="float" office:value="-0.972656">
                <text:p>-0.972656</text:p>
              </table:table-cell>
              <table:table-cell office:value-type="float" office:value="0.323242">
                <text:p>0.323242</text:p>
              </table:table-cell>
              <table:table-cell office:value-type="float" office:value="-0.963867">
                <text:p>-0.963867</text:p>
              </table:table-cell>
              <table:table-cell office:value-type="float" office:value="4.72758">
                <text:p>4.72758</text:p>
              </table:table-cell>
              <table:table-cell office:value-type="float" office:value="-15.226684">
                <text:p>-15.226684</text:p>
              </table:table-cell>
              <table:table-cell office:value-type="float" office:value="-6.165667">
                <text:p>-6.165667</text:p>
              </table:table-cell>
            </table:table-row>
            <table:table-row>
              <table:table-cell office:value-type="float" office:value="6243">
                <text:p>6243</text:p>
              </table:table-cell>
              <table:table-cell office:value-type="float" office:value="-0.904297">
                <text:p>-0.904297</text:p>
              </table:table-cell>
              <table:table-cell office:value-type="float" office:value="0.388672">
                <text:p>0.388672</text:p>
              </table:table-cell>
              <table:table-cell office:value-type="float" office:value="-0.956055">
                <text:p>-0.956055</text:p>
              </table:table-cell>
              <table:table-cell office:value-type="float" office:value="4.725449">
                <text:p>4.725449</text:p>
              </table:table-cell>
              <table:table-cell office:value-type="float" office:value="-15.032808">
                <text:p>-15.032808</text:p>
              </table:table-cell>
              <table:table-cell office:value-type="float" office:value="-6.078316">
                <text:p>-6.078316</text:p>
              </table:table-cell>
            </table:table-row>
            <table:table-row>
              <table:table-cell office:value-type="float" office:value="7492">
                <text:p>7492</text:p>
              </table:table-cell>
              <table:table-cell office:value-type="float" office:value="-0.869141">
                <text:p>-0.869141</text:p>
              </table:table-cell>
              <table:table-cell office:value-type="float" office:value="0.456055">
                <text:p>0.456055</text:p>
              </table:table-cell>
              <table:table-cell office:value-type="float" office:value="-0.987305">
                <text:p>-0.987305</text:p>
              </table:table-cell>
              <table:table-cell office:value-type="float" office:value="4.638098">
                <text:p>4.638098</text:p>
              </table:table-cell>
              <table:table-cell office:value-type="float" office:value="-14.843193">
                <text:p>-14.843193</text:p>
              </table:table-cell>
              <table:table-cell office:value-type="float" office:value="-5.96327">
                <text:p>-5.96327</text:p>
              </table:table-cell>
            </table:table-row>
            <table:table-row>
              <table:table-cell office:value-type="float" office:value="8741">
                <text:p>8741</text:p>
              </table:table-cell>
              <table:table-cell office:value-type="float" office:value="-0.874023">
                <text:p>-0.874023</text:p>
              </table:table-cell>
              <table:table-cell office:value-type="float" office:value="0.49707">
                <text:p>0.49707</text:p>
              </table:table-cell>
              <table:table-cell office:value-type="float" office:value="-1.038086">
                <text:p>-1.038086</text:p>
              </table:table-cell>
              <table:table-cell office:value-type="float" office:value="4.544357">
                <text:p>4.544357</text:p>
              </table:table-cell>
              <table:table-cell office:value-type="float" office:value="-14.69832">
                <text:p>-14.69832</text:p>
              </table:table-cell>
              <table:table-cell office:value-type="float" office:value="-5.782177">
                <text:p>-5.782177</text:p>
              </table:table-cell>
            </table:table-row>
            <table:table-row>
              <table:table-cell office:value-type="float" office:value="9989">
                <text:p>9989</text:p>
              </table:table-cell>
              <table:table-cell office:value-type="float" office:value="-0.898438">
                <text:p>-0.898438</text:p>
              </table:table-cell>
              <table:table-cell office:value-type="float" office:value="0.543945">
                <text:p>0.543945</text:p>
              </table:table-cell>
              <table:table-cell office:value-type="float" office:value="-1.131836">
                <text:p>-1.131836</text:p>
              </table:table-cell>
              <table:table-cell office:value-type="float" office:value="4.486833">
                <text:p>4.486833</text:p>
              </table:table-cell>
              <table:table-cell office:value-type="float" office:value="-14.574751">
                <text:p>-14.574751</text:p>
              </table:table-cell>
              <table:table-cell office:value-type="float" office:value="-5.5393">
                <text:p>-5.5393</text:p>
              </table:table-cell>
            </table:table-row>
            <table:table-row>
              <table:table-cell office:value-type="float" office:value="11238">
                <text:p>11238</text:p>
              </table:table-cell>
              <table:table-cell office:value-type="float" office:value="-0.869141">
                <text:p>-0.869141</text:p>
              </table:table-cell>
              <table:table-cell office:value-type="float" office:value="0.558594">
                <text:p>0.558594</text:p>
              </table:table-cell>
              <table:table-cell office:value-type="float" office:value="-1.169922">
                <text:p>-1.169922</text:p>
              </table:table-cell>
              <table:table-cell office:value-type="float" office:value="4.478311">
                <text:p>4.478311</text:p>
              </table:table-cell>
              <table:table-cell office:value-type="float" office:value="-14.474617">
                <text:p>-14.474617</text:p>
              </table:table-cell>
              <table:table-cell office:value-type="float" office:value="-5.28364">
                <text:p>-5.28364</text:p>
              </table:table-cell>
            </table:table-row>
            <table:table-row>
              <table:table-cell office:value-type="float" office:value="12487">
                <text:p>12487</text:p>
              </table:table-cell>
              <table:table-cell office:value-type="float" office:value="-0.791992">
                <text:p>-0.791992</text:p>
              </table:table-cell>
              <table:table-cell office:value-type="float" office:value="0.567383">
                <text:p>0.567383</text:p>
              </table:table-cell>
              <table:table-cell office:value-type="float" office:value="-1.170898">
                <text:p>-1.170898</text:p>
              </table:table-cell>
              <table:table-cell office:value-type="float" office:value="4.491094">
                <text:p>4.491094</text:p>
              </table:table-cell>
              <table:table-cell office:value-type="float" office:value="-14.357439">
                <text:p>-14.357439</text:p>
              </table:table-cell>
              <table:table-cell office:value-type="float" office:value="-5.07059">
                <text:p>-5.07059</text:p>
              </table:table-cell>
            </table:table-row>
            <table:table-row>
              <table:table-cell office:value-type="float" office:value="13735">
                <text:p>13735</text:p>
              </table:table-cell>
              <table:table-cell office:value-type="float" office:value="-0.673828">
                <text:p>-0.673828</text:p>
              </table:table-cell>
              <table:table-cell office:value-type="float" office:value="0.607422">
                <text:p>0.607422</text:p>
              </table:table-cell>
              <table:table-cell office:value-type="float" office:value="-1.139648">
                <text:p>-1.139648</text:p>
              </table:table-cell>
              <table:table-cell office:value-type="float" office:value="4.427179">
                <text:p>4.427179</text:p>
              </table:table-cell>
              <table:table-cell office:value-type="float" office:value="-14.161433">
                <text:p>-14.161433</text:p>
              </table:table-cell>
              <table:table-cell office:value-type="float" office:value="-4.932107">
                <text:p>-4.932107</text:p>
              </table:table-cell>
            </table:table-row>
            <table:table-row>
              <table:table-cell office:value-type="float" office:value="14984">
                <text:p>14984</text:p>
              </table:table-cell>
              <table:table-cell office:value-type="float" office:value="-0.478516">
                <text:p>-0.478516</text:p>
              </table:table-cell>
              <table:table-cell office:value-type="float" office:value="0.796875">
                <text:p>0.796875</text:p>
              </table:table-cell>
              <table:table-cell office:value-type="float" office:value="-1.151367">
                <text:p>-1.151367</text:p>
              </table:table-cell>
              <table:table-cell office:value-type="float" office:value="4.241826">
                <text:p>4.241826</text:p>
              </table:table-cell>
              <table:table-cell office:value-type="float" office:value="-13.89086">
                <text:p>-13.89086</text:p>
              </table:table-cell>
              <table:table-cell office:value-type="float" office:value="-4.81493">
                <text:p>-4.81493</text:p>
              </table:table-cell>
            </table:table-row>
            <table:table-row>
              <table:table-cell office:value-type="float" office:value="16235">
                <text:p>16235</text:p>
              </table:table-cell>
              <table:table-cell office:value-type="float" office:value="-0.408203">
                <text:p>-0.408203</text:p>
              </table:table-cell>
              <table:table-cell office:value-type="float" office:value="0.933594">
                <text:p>0.933594</text:p>
              </table:table-cell>
              <table:table-cell office:value-type="float" office:value="-1.15918">
                <text:p>-1.15918</text:p>
              </table:table-cell>
              <table:table-cell office:value-type="float" office:value="3.886032">
                <text:p>3.886032</text:p>
              </table:table-cell>
              <table:table-cell office:value-type="float" office:value="-13.567024">
                <text:p>-13.567024</text:p>
              </table:table-cell>
              <table:table-cell office:value-type="float" office:value="-4.659403">
                <text:p>-4.659403</text:p>
              </table:table-cell>
            </table:table-row>
            <table:table-row>
              <table:table-cell office:value-type="float" office:value="17483">
                <text:p>17483</text:p>
              </table:table-cell>
              <table:table-cell office:value-type="float" office:value="-0.334961">
                <text:p>-0.334961</text:p>
              </table:table-cell>
              <table:table-cell office:value-type="float" office:value="0.985352">
                <text:p>0.985352</text:p>
              </table:table-cell>
              <table:table-cell office:value-type="float" office:value="-1.113281">
                <text:p>-1.113281</text:p>
              </table:table-cell>
              <table:table-cell office:value-type="float" office:value="3.592023">
                <text:p>3.592023</text:p>
              </table:table-cell>
              <table:table-cell office:value-type="float" office:value="-13.226144">
                <text:p>-13.226144</text:p>
              </table:table-cell>
              <table:table-cell office:value-type="float" office:value="-4.454875">
                <text:p>-4.454875</text:p>
              </table:table-cell>
            </table:table-row>
            <table:table-row>
              <table:table-cell office:value-type="float" office:value="18730">
                <text:p>18730</text:p>
              </table:table-cell>
              <table:table-cell office:value-type="float" office:value="-0.303711">
                <text:p>-0.303711</text:p>
              </table:table-cell>
              <table:table-cell office:value-type="float" office:value="0.970703">
                <text:p>0.970703</text:p>
              </table:table-cell>
              <table:table-cell office:value-type="float" office:value="-1.119141">
                <text:p>-1.119141</text:p>
              </table:table-cell>
              <table:table-cell office:value-type="float" office:value="3.449279">
                <text:p>3.449279</text:p>
              </table:table-cell>
              <table:table-cell office:value-type="float" office:value="-12.970484">
                <text:p>-12.970484</text:p>
              </table:table-cell>
              <table:table-cell office:value-type="float" office:value="-4.278044">
                <text:p>-4.278044</text:p>
              </table:table-cell>
            </table:table-row>
            <table:table-row>
              <table:table-cell office:value-type="float" office:value="19979">
                <text:p>19979</text:p>
              </table:table-cell>
              <table:table-cell office:value-type="float" office:value="-0.324219">
                <text:p>-0.324219</text:p>
              </table:table-cell>
              <table:table-cell office:value-type="float" office:value="0.902344">
                <text:p>0.902344</text:p>
              </table:table-cell>
              <table:table-cell office:value-type="float" office:value="-1.205078">
                <text:p>-1.205078</text:p>
              </table:table-cell>
              <table:table-cell office:value-type="float" office:value="3.4088">
                <text:p>3.4088</text:p>
              </table:table-cell>
              <table:table-cell office:value-type="float" office:value="-12.823479">
                <text:p>-12.823479</text:p>
              </table:table-cell>
              <table:table-cell office:value-type="float" office:value="-4.124648">
                <text:p>-4.124648</text:p>
              </table:table-cell>
            </table:table-row>
            <table:table-row>
              <table:table-cell office:value-type="float" office:value="21229">
                <text:p>21229</text:p>
              </table:table-cell>
              <table:table-cell office:value-type="float" office:value="-0.310547">
                <text:p>-0.310547</text:p>
              </table:table-cell>
              <table:table-cell office:value-type="float" office:value="0.861328">
                <text:p>0.861328</text:p>
              </table:table-cell>
              <table:table-cell office:value-type="float" office:value="-1.245117">
                <text:p>-1.245117</text:p>
              </table:table-cell>
              <table:table-cell office:value-type="float" office:value="3.425844">
                <text:p>3.425844</text:p>
              </table:table-cell>
              <table:table-cell office:value-type="float" office:value="-12.733999">
                <text:p>-12.733999</text:p>
              </table:table-cell>
              <table:table-cell office:value-type="float" office:value="-3.949947">
                <text:p>-3.949947</text:p>
              </table:table-cell>
            </table:table-row>
            <table:table-row>
              <table:table-cell office:value-type="float" office:value="22477">
                <text:p>22477</text:p>
              </table:table-cell>
              <table:table-cell office:value-type="float" office:value="-0.255859">
                <text:p>-0.255859</text:p>
              </table:table-cell>
              <table:table-cell office:value-type="float" office:value="0.838867">
                <text:p>0.838867</text:p>
              </table:table-cell>
              <table:table-cell office:value-type="float" office:value="-1.257812">
                <text:p>-1.257812</text:p>
              </table:table-cell>
              <table:table-cell office:value-type="float" office:value="3.474845">
                <text:p>3.474845</text:p>
              </table:table-cell>
              <table:table-cell office:value-type="float" office:value="-12.6573">
                <text:p>-12.6573</text:p>
              </table:table-cell>
              <table:table-cell office:value-type="float" office:value="-3.794421">
                <text:p>-3.794421</text:p>
              </table:table-cell>
            </table:table-row>
            <table:table-row>
              <table:table-cell office:value-type="float" office:value="23725">
                <text:p>23725</text:p>
              </table:table-cell>
              <table:table-cell office:value-type="float" office:value="-0.131836">
                <text:p>-0.131836</text:p>
              </table:table-cell>
              <table:table-cell office:value-type="float" office:value="0.856445">
                <text:p>0.856445</text:p>
              </table:table-cell>
              <table:table-cell office:value-type="float" office:value="-1.216797">
                <text:p>-1.216797</text:p>
              </table:table-cell>
              <table:table-cell office:value-type="float" office:value="3.502542">
                <text:p>3.502542</text:p>
              </table:table-cell>
              <table:table-cell office:value-type="float" office:value="-12.508166">
                <text:p>-12.508166</text:p>
              </table:table-cell>
              <table:table-cell office:value-type="float" office:value="-3.736897">
                <text:p>-3.736897</text:p>
              </table:table-cell>
            </table:table-row>
            <table:table-row>
              <table:table-cell office:value-type="float" office:value="24973">
                <text:p>24973</text:p>
              </table:table-cell>
              <table:table-cell office:value-type="float" office:value="0.046875">
                <text:p>0.046875</text:p>
              </table:table-cell>
              <table:table-cell office:value-type="float" office:value="0.963867">
                <text:p>0.963867</text:p>
              </table:table-cell>
              <table:table-cell office:value-type="float" office:value="-1.263672">
                <text:p>-1.263672</text:p>
              </table:table-cell>
              <table:table-cell office:value-type="float" office:value="3.442888">
                <text:p>3.442888</text:p>
              </table:table-cell>
              <table:table-cell office:value-type="float" office:value="-12.307899">
                <text:p>-12.307899</text:p>
              </table:table-cell>
              <table:table-cell office:value-type="float" office:value="-3.696417">
                <text:p>-3.696417</text:p>
              </table:table-cell>
            </table:table-row>
            <table:table-row>
              <table:table-cell office:value-type="float" office:value="26222">
                <text:p>26222</text:p>
              </table:table-cell>
              <table:table-cell office:value-type="float" office:value="0.104492">
                <text:p>0.104492</text:p>
              </table:table-cell>
              <table:table-cell office:value-type="float" office:value="1.001953">
                <text:p>1.001953</text:p>
              </table:table-cell>
              <table:table-cell office:value-type="float" office:value="-1.282227">
                <text:p>-1.282227</text:p>
              </table:table-cell>
              <table:table-cell office:value-type="float" office:value="3.372581">
                <text:p>3.372581</text:p>
              </table:table-cell>
              <table:table-cell office:value-type="float" office:value="-12.116153">
                <text:p>-12.116153</text:p>
              </table:table-cell>
              <table:table-cell office:value-type="float" office:value="-3.613328">
                <text:p>-3.613328</text:p>
              </table:table-cell>
            </table:table-row>
            <table:table-row>
              <table:table-cell office:value-type="float" office:value="27471">
                <text:p>27471</text:p>
              </table:table-cell>
              <table:table-cell office:value-type="float" office:value="0.180664">
                <text:p>0.180664</text:p>
              </table:table-cell>
              <table:table-cell office:value-type="float" office:value="1.021484">
                <text:p>1.021484</text:p>
              </table:table-cell>
              <table:table-cell office:value-type="float" office:value="-1.279297">
                <text:p>-1.279297</text:p>
              </table:table-cell>
              <table:table-cell office:value-type="float" office:value="3.355538">
                <text:p>3.355538</text:p>
              </table:table-cell>
              <table:table-cell office:value-type="float" office:value="-11.907364">
                <text:p>-11.907364</text:p>
              </table:table-cell>
              <table:table-cell office:value-type="float" office:value="-3.543022">
                <text:p>-3.543022</text:p>
              </table:table-cell>
            </table:table-row>
            <table:table-row>
              <table:table-cell office:value-type="float" office:value="28720">
                <text:p>28720</text:p>
              </table:table-cell>
              <table:table-cell office:value-type="float" office:value="0.261719">
                <text:p>0.261719</text:p>
              </table:table-cell>
              <table:table-cell office:value-type="float" office:value="1.06543">
                <text:p>1.06543</text:p>
              </table:table-cell>
              <table:table-cell office:value-type="float" office:value="-1.290039">
                <text:p>-1.290039</text:p>
              </table:table-cell>
              <table:table-cell office:value-type="float" office:value="3.306536">
                <text:p>3.306536</text:p>
              </table:table-cell>
              <table:table-cell office:value-type="float" office:value="-11.709228">
                <text:p>-11.709228</text:p>
              </table:table-cell>
              <table:table-cell office:value-type="float" office:value="-3.519586">
                <text:p>-3.519586</text:p>
              </table:table-cell>
            </table:table-row>
            <table:table-row>
              <table:table-cell office:value-type="float" office:value="29970">
                <text:p>29970</text:p>
              </table:table-cell>
              <table:table-cell office:value-type="float" office:value="0.401367">
                <text:p>0.401367</text:p>
              </table:table-cell>
              <table:table-cell office:value-type="float" office:value="1.163086">
                <text:p>1.163086</text:p>
              </table:table-cell>
              <table:table-cell office:value-type="float" office:value="-1.270508">
                <text:p>-1.270508</text:p>
              </table:table-cell>
              <table:table-cell office:value-type="float" office:value="3.189358">
                <text:p>3.189358</text:p>
              </table:table-cell>
              <table:table-cell office:value-type="float" office:value="-11.491917">
                <text:p>-11.491917</text:p>
              </table:table-cell>
              <table:table-cell office:value-type="float" office:value="-3.487629">
                <text:p>-3.487629</text:p>
              </table:table-cell>
            </table:table-row>
            <table:table-row>
              <table:table-cell office:value-type="float" office:value="31217">
                <text:p>31217</text:p>
              </table:table-cell>
              <table:table-cell office:value-type="float" office:value="0.462891">
                <text:p>0.462891</text:p>
              </table:table-cell>
              <table:table-cell office:value-type="float" office:value="1.208984">
                <text:p>1.208984</text:p>
              </table:table-cell>
              <table:table-cell office:value-type="float" office:value="-1.291992">
                <text:p>-1.291992</text:p>
              </table:table-cell>
              <table:table-cell office:value-type="float" office:value="3.014658">
                <text:p>3.014658</text:p>
              </table:table-cell>
              <table:table-cell office:value-type="float" office:value="-11.229866">
                <text:p>-11.229866</text:p>
              </table:table-cell>
              <table:table-cell office:value-type="float" office:value="-3.413061">
                <text:p>-3.413061</text:p>
              </table:table-cell>
            </table:table-row>
            <table:table-row>
              <table:table-cell office:value-type="float" office:value="32465">
                <text:p>32465</text:p>
              </table:table-cell>
              <table:table-cell office:value-type="float" office:value="0.504883">
                <text:p>0.504883</text:p>
              </table:table-cell>
              <table:table-cell office:value-type="float" office:value="1.219727">
                <text:p>1.219727</text:p>
              </table:table-cell>
              <table:table-cell office:value-type="float" office:value="-1.314453">
                <text:p>-1.314453</text:p>
              </table:table-cell>
              <table:table-cell office:value-type="float" office:value="2.863392">
                <text:p>2.863392</text:p>
              </table:table-cell>
              <table:table-cell office:value-type="float" office:value="-10.99551">
                <text:p>-10.99551</text:p>
              </table:table-cell>
              <table:table-cell office:value-type="float" office:value="-3.319319">
                <text:p>-3.319319</text:p>
              </table:table-cell>
            </table:table-row>
            <table:table-row>
              <table:table-cell office:value-type="float" office:value="33716">
                <text:p>33716</text:p>
              </table:table-cell>
              <table:table-cell office:value-type="float" office:value="0.541992">
                <text:p>0.541992</text:p>
              </table:table-cell>
              <table:table-cell office:value-type="float" office:value="1.192383">
                <text:p>1.192383</text:p>
              </table:table-cell>
              <table:table-cell office:value-type="float" office:value="-1.310547">
                <text:p>-1.310547</text:p>
              </table:table-cell>
              <table:table-cell office:value-type="float" office:value="2.799477">
                <text:p>2.799477</text:p>
              </table:table-cell>
              <table:table-cell office:value-type="float" office:value="-10.82294">
                <text:p>-10.82294</text:p>
              </table:table-cell>
              <table:table-cell office:value-type="float" office:value="-3.225577">
                <text:p>-3.225577</text:p>
              </table:table-cell>
            </table:table-row>
            <table:table-row>
              <table:table-cell office:value-type="float" office:value="34963">
                <text:p>34963</text:p>
              </table:table-cell>
              <table:table-cell office:value-type="float" office:value="0.568359">
                <text:p>0.568359</text:p>
              </table:table-cell>
              <table:table-cell office:value-type="float" office:value="1.087891">
                <text:p>1.087891</text:p>
              </table:table-cell>
              <table:table-cell office:value-type="float" office:value="-1.263672">
                <text:p>-1.263672</text:p>
              </table:table-cell>
              <table:table-cell office:value-type="float" office:value="2.771781">
                <text:p>2.771781</text:p>
              </table:table-cell>
              <table:table-cell office:value-type="float" office:value="-10.701502">
                <text:p>-10.701502</text:p>
              </table:table-cell>
              <table:table-cell office:value-type="float" office:value="-3.125443">
                <text:p>-3.125443</text:p>
              </table:table-cell>
            </table:table-row>
            <table:table-row>
              <table:table-cell office:value-type="float" office:value="36212">
                <text:p>36212</text:p>
              </table:table-cell>
              <table:table-cell office:value-type="float" office:value="0.632812">
                <text:p>0.632812</text:p>
              </table:table-cell>
              <table:table-cell office:value-type="float" office:value="1.074219">
                <text:p>1.074219</text:p>
              </table:table-cell>
              <table:table-cell office:value-type="float" office:value="-1.217773">
                <text:p>-1.217773</text:p>
              </table:table-cell>
              <table:table-cell office:value-type="float" office:value="2.758997">
                <text:p>2.758997</text:p>
              </table:table-cell>
              <table:table-cell office:value-type="float" office:value="-10.580063">
                <text:p>-10.580063</text:p>
              </table:table-cell>
              <table:table-cell office:value-type="float" office:value="-3.063659">
                <text:p>-3.063659</text:p>
              </table:table-cell>
            </table:table-row>
            <table:table-row>
              <table:table-cell office:value-type="float" office:value="37460">
                <text:p>37460</text:p>
              </table:table-cell>
              <table:table-cell office:value-type="float" office:value="0.676758">
                <text:p>0.676758</text:p>
              </table:table-cell>
              <table:table-cell office:value-type="float" office:value="1.060547">
                <text:p>1.060547</text:p>
              </table:table-cell>
              <table:table-cell office:value-type="float" office:value="-1.192383">
                <text:p>-1.192383</text:p>
              </table:table-cell>
              <table:table-cell office:value-type="float" office:value="2.773911">
                <text:p>2.773911</text:p>
              </table:table-cell>
              <table:table-cell office:value-type="float" office:value="-10.443711">
                <text:p>-10.443711</text:p>
              </table:table-cell>
              <table:table-cell office:value-type="float" office:value="-3.021049">
                <text:p>-3.021049</text:p>
              </table:table-cell>
            </table:table-row>
            <table:table-row>
              <table:table-cell office:value-type="float" office:value="38709">
                <text:p>38709</text:p>
              </table:table-cell>
              <table:table-cell office:value-type="float" office:value="0.68457">
                <text:p>0.68457</text:p>
              </table:table-cell>
              <table:table-cell office:value-type="float" office:value="1.055664">
                <text:p>1.055664</text:p>
              </table:table-cell>
              <table:table-cell office:value-type="float" office:value="-1.205078">
                <text:p>-1.205078</text:p>
              </table:table-cell>
              <table:table-cell office:value-type="float" office:value="2.784563">
                <text:p>2.784563</text:p>
              </table:table-cell>
              <table:table-cell office:value-type="float" office:value="-10.298837">
                <text:p>-10.298837</text:p>
              </table:table-cell>
              <table:table-cell office:value-type="float" office:value="-2.935829">
                <text:p>-2.935829</text:p>
              </table:table-cell>
            </table:table-row>
            <table:table-row>
              <table:table-cell office:value-type="float" office:value="39959">
                <text:p>39959</text:p>
              </table:table-cell>
              <table:table-cell office:value-type="float" office:value="0.818359">
                <text:p>0.818359</text:p>
              </table:table-cell>
              <table:table-cell office:value-type="float" office:value="1.160156">
                <text:p>1.160156</text:p>
              </table:table-cell>
              <table:table-cell office:value-type="float" office:value="-1.160156">
                <text:p>-1.160156</text:p>
              </table:table-cell>
              <table:table-cell office:value-type="float" office:value="2.746215">
                <text:p>2.746215</text:p>
              </table:table-cell>
              <table:table-cell office:value-type="float" office:value="-10.090048">
                <text:p>-10.090048</text:p>
              </table:table-cell>
              <table:table-cell office:value-type="float" office:value="-2.837826">
                <text:p>-2.837826</text:p>
              </table:table-cell>
            </table:table-row>
            <table:table-row>
              <table:table-cell office:value-type="float" office:value="41206">
                <text:p>41206</text:p>
              </table:table-cell>
              <table:table-cell office:value-type="float" office:value="0.897461">
                <text:p>0.897461</text:p>
              </table:table-cell>
              <table:table-cell office:value-type="float" office:value="1.208984">
                <text:p>1.208984</text:p>
              </table:table-cell>
              <table:table-cell office:value-type="float" office:value="-1.115234">
                <text:p>-1.115234</text:p>
              </table:table-cell>
              <table:table-cell office:value-type="float" office:value="2.669516">
                <text:p>2.669516</text:p>
              </table:table-cell>
              <table:table-cell office:value-type="float" office:value="-9.847171">
                <text:p>-9.847171</text:p>
              </table:table-cell>
              <table:table-cell office:value-type="float" office:value="-2.76752">
                <text:p>-2.76752</text:p>
              </table:table-cell>
            </table:table-row>
            <table:table-row>
              <table:table-cell office:value-type="float" office:value="42455">
                <text:p>42455</text:p>
              </table:table-cell>
              <table:table-cell office:value-type="float" office:value="0.961914">
                <text:p>0.961914</text:p>
              </table:table-cell>
              <table:table-cell office:value-type="float" office:value="1.241211">
                <text:p>1.241211</text:p>
              </table:table-cell>
              <table:table-cell office:value-type="float" office:value="-1.067383">
                <text:p>-1.067383</text:p>
              </table:table-cell>
              <table:table-cell office:value-type="float" office:value="2.575775">
                <text:p>2.575775</text:p>
              </table:table-cell>
              <table:table-cell office:value-type="float" office:value="-9.621338">
                <text:p>-9.621338</text:p>
              </table:table-cell>
              <table:table-cell office:value-type="float" office:value="-2.72704">
                <text:p>-2.72704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0.995117">
                <text:p>0.995117</text:p>
              </table:table-cell>
              <table:table-cell office:value-type="float" office:value="1.270508">
                <text:p>1.270508</text:p>
              </table:table-cell>
              <table:table-cell office:value-type="float" office:value="-1.045898">
                <text:p>-1.045898</text:p>
              </table:table-cell>
              <table:table-cell office:value-type="float" office:value="2.42877">
                <text:p>2.42877</text:p>
              </table:table-cell>
              <table:table-cell office:value-type="float" office:value="-9.397635">
                <text:p>-9.397635</text:p>
              </table:table-cell>
              <table:table-cell office:value-type="float" office:value="-2.680169">
                <text:p>-2.680169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0.992188">
                <text:p>0.992188</text:p>
              </table:table-cell>
              <table:table-cell office:value-type="float" office:value="1.258789">
                <text:p>1.258789</text:p>
              </table:table-cell>
              <table:table-cell office:value-type="float" office:value="-1.091797">
                <text:p>-1.091797</text:p>
              </table:table-cell>
              <table:table-cell office:value-type="float" office:value="2.275374">
                <text:p>2.275374</text:p>
              </table:table-cell>
              <table:table-cell office:value-type="float" office:value="-9.205891">
                <text:p>-9.205891</text:p>
              </table:table-cell>
              <table:table-cell office:value-type="float" office:value="-2.571514">
                <text:p>-2.571514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1.032227">
                <text:p>1.032227</text:p>
              </table:table-cell>
              <table:table-cell office:value-type="float" office:value="1.200195">
                <text:p>1.200195</text:p>
              </table:table-cell>
              <table:table-cell office:value-type="float" office:value="-1.066406">
                <text:p>-1.066406</text:p>
              </table:table-cell>
              <table:table-cell office:value-type="float" office:value="2.200807">
                <text:p>2.200807</text:p>
              </table:table-cell>
              <table:table-cell office:value-type="float" office:value="-9.03332">
                <text:p>-9.03332</text:p>
              </table:table-cell>
              <table:table-cell office:value-type="float" office:value="-2.441553">
                <text:p>-2.441553</text:p>
              </table:table-cell>
            </table:table-row>
            <table:table-row>
              <table:table-cell office:value-type="float" office:value="47451">
                <text:p>47451</text:p>
              </table:table-cell>
              <table:table-cell office:value-type="float" office:value="1.063477">
                <text:p>1.063477</text:p>
              </table:table-cell>
              <table:table-cell office:value-type="float" office:value="1.142578">
                <text:p>1.142578</text:p>
              </table:table-cell>
              <table:table-cell office:value-type="float" office:value="-1.043945">
                <text:p>-1.043945</text:p>
              </table:table-cell>
              <table:table-cell office:value-type="float" office:value="2.17098">
                <text:p>2.17098</text:p>
              </table:table-cell>
              <table:table-cell office:value-type="float" office:value="-8.813878">
                <text:p>-8.813878</text:p>
              </table:table-cell>
              <table:table-cell office:value-type="float" office:value="-2.317984">
                <text:p>-2.317984</text:p>
              </table:table-cell>
            </table:table-row>
            <table:table-row>
              <table:table-cell office:value-type="float" office:value="48698">
                <text:p>48698</text:p>
              </table:table-cell>
              <table:table-cell office:value-type="float" office:value="1.102539">
                <text:p>1.102539</text:p>
              </table:table-cell>
              <table:table-cell office:value-type="float" office:value="1.099609">
                <text:p>1.099609</text:p>
              </table:table-cell>
              <table:table-cell office:value-type="float" office:value="-1.018555">
                <text:p>-1.018555</text:p>
              </table:table-cell>
              <table:table-cell office:value-type="float" office:value="2.17098">
                <text:p>2.17098</text:p>
              </table:table-cell>
              <table:table-cell office:value-type="float" office:value="-8.568871">
                <text:p>-8.568871</text:p>
              </table:table-cell>
              <table:table-cell office:value-type="float" office:value="-2.222112">
                <text:p>-2.222112</text:p>
              </table:table-cell>
            </table:table-row>
            <table:table-row>
              <table:table-cell office:value-type="float" office:value="49947">
                <text:p>49947</text:p>
              </table:table-cell>
              <table:table-cell office:value-type="float" office:value="1.148438">
                <text:p>1.148438</text:p>
              </table:table-cell>
              <table:table-cell office:value-type="float" office:value="1.051758">
                <text:p>1.051758</text:p>
              </table:table-cell>
              <table:table-cell office:value-type="float" office:value="-0.989258">
                <text:p>-0.989258</text:p>
              </table:table-cell>
              <table:table-cell office:value-type="float" office:value="2.160327">
                <text:p>2.160327</text:p>
              </table:table-cell>
              <table:table-cell office:value-type="float" office:value="-8.317472">
                <text:p>-8.317472</text:p>
              </table:table-cell>
              <table:table-cell office:value-type="float" office:value="-2.119848">
                <text:p>-2.119848</text:p>
              </table:table-cell>
            </table:table-row>
            <table:table-row>
              <table:table-cell office:value-type="float" office:value="51196">
                <text:p>51196</text:p>
              </table:table-cell>
              <table:table-cell office:value-type="float" office:value="1.181641">
                <text:p>1.181641</text:p>
              </table:table-cell>
              <table:table-cell office:value-type="float" office:value="1.094727">
                <text:p>1.094727</text:p>
              </table:table-cell>
              <table:table-cell office:value-type="float" office:value="-1.003906">
                <text:p>-1.003906</text:p>
              </table:table-cell>
              <table:table-cell office:value-type="float" office:value="2.066585">
                <text:p>2.066585</text:p>
              </table:table-cell>
              <table:table-cell office:value-type="float" office:value="-8.019202">
                <text:p>-8.019202</text:p>
              </table:table-cell>
              <table:table-cell office:value-type="float" office:value="-1.964321">
                <text:p>-1.964321</text:p>
              </table:table-cell>
            </table:table-row>
            <table:table-row>
              <table:table-cell office:value-type="float" office:value="52444">
                <text:p>52444</text:p>
              </table:table-cell>
              <table:table-cell office:value-type="float" office:value="1.260742">
                <text:p>1.260742</text:p>
              </table:table-cell>
              <table:table-cell office:value-type="float" office:value="1.12793">
                <text:p>1.12793</text:p>
              </table:table-cell>
              <table:table-cell office:value-type="float" office:value="-0.956055">
                <text:p>-0.956055</text:p>
              </table:table-cell>
              <table:table-cell office:value-type="float" office:value="1.977104">
                <text:p>1.977104</text:p>
              </table:table-cell>
              <table:table-cell office:value-type="float" office:value="-7.699627">
                <text:p>-7.699627</text:p>
              </table:table-cell>
              <table:table-cell office:value-type="float" office:value="-1.827969">
                <text:p>-1.827969</text:p>
              </table:table-cell>
            </table:table-row>
            <table:table-row>
              <table:table-cell office:value-type="float" office:value="53693">
                <text:p>53693</text:p>
              </table:table-cell>
              <table:table-cell office:value-type="float" office:value="1.292969">
                <text:p>1.292969</text:p>
              </table:table-cell>
              <table:table-cell office:value-type="float" office:value="1.099609">
                <text:p>1.099609</text:p>
              </table:table-cell>
              <table:table-cell office:value-type="float" office:value="-0.912109">
                <text:p>-0.912109</text:p>
              </table:table-cell>
              <table:table-cell office:value-type="float" office:value="1.972843">
                <text:p>1.972843</text:p>
              </table:table-cell>
              <table:table-cell office:value-type="float" office:value="-7.397096">
                <text:p>-7.397096</text:p>
              </table:table-cell>
              <table:table-cell office:value-type="float" office:value="-1.712922">
                <text:p>-1.712922</text:p>
              </table:table-cell>
            </table:table-row>
            <table:table-row>
              <table:table-cell office:value-type="float" office:value="54942">
                <text:p>54942</text:p>
              </table:table-cell>
              <table:table-cell office:value-type="float" office:value="1.27832">
                <text:p>1.27832</text:p>
              </table:table-cell>
              <table:table-cell office:value-type="float" office:value="1">
                <text:p>1</text:p>
              </table:table-cell>
              <table:table-cell office:value-type="float" office:value="-0.865234">
                <text:p>-0.865234</text:p>
              </table:table-cell>
              <table:table-cell office:value-type="float" office:value="2.000539">
                <text:p>2.000539</text:p>
              </table:table-cell>
              <table:table-cell office:value-type="float" office:value="-7.126523">
                <text:p>-7.126523</text:p>
              </table:table-cell>
              <table:table-cell office:value-type="float" office:value="-1.591484">
                <text:p>-1.591484</text:p>
              </table:table-cell>
            </table:table-row>
            <table:table-row>
              <table:table-cell office:value-type="float" office:value="56190">
                <text:p>56190</text:p>
              </table:table-cell>
              <table:table-cell office:value-type="float" office:value="1.283203">
                <text:p>1.283203</text:p>
              </table:table-cell>
              <table:table-cell office:value-type="float" office:value="0.938477">
                <text:p>0.938477</text:p>
              </table:table-cell>
              <table:table-cell office:value-type="float" office:value="-0.827148">
                <text:p>-0.827148</text:p>
              </table:table-cell>
              <table:table-cell office:value-type="float" office:value="2.036758">
                <text:p>2.036758</text:p>
              </table:table-cell>
              <table:table-cell office:value-type="float" office:value="-6.872993">
                <text:p>-6.872993</text:p>
              </table:table-cell>
              <table:table-cell office:value-type="float" office:value="-1.455132">
                <text:p>-1.455132</text:p>
              </table:table-cell>
            </table:table-row>
            <table:table-row>
              <table:table-cell office:value-type="float" office:value="57439">
                <text:p>57439</text:p>
              </table:table-cell>
              <table:table-cell office:value-type="float" office:value="1.324219">
                <text:p>1.324219</text:p>
              </table:table-cell>
              <table:table-cell office:value-type="float" office:value="0.918945">
                <text:p>0.918945</text:p>
              </table:table-cell>
              <table:table-cell office:value-type="float" office:value="-0.764648">
                <text:p>-0.764648</text:p>
              </table:table-cell>
              <table:table-cell office:value-type="float" office:value="2.049541">
                <text:p>2.049541</text:p>
              </table:table-cell>
              <table:table-cell office:value-type="float" office:value="-6.587506">
                <text:p>-6.587506</text:p>
              </table:table-cell>
              <table:table-cell office:value-type="float" office:value="-1.36352">
                <text:p>-1.36352</text:p>
              </table:table-cell>
            </table:table-row>
            <table:table-row>
              <table:table-cell office:value-type="float" office:value="58688">
                <text:p>58688</text:p>
              </table:table-cell>
              <table:table-cell office:value-type="float" office:value="1.335938">
                <text:p>1.335938</text:p>
              </table:table-cell>
              <table:table-cell office:value-type="float" office:value="0.910156">
                <text:p>0.910156</text:p>
              </table:table-cell>
              <table:table-cell office:value-type="float" office:value="-0.736328">
                <text:p>-0.736328</text:p>
              </table:table-cell>
              <table:table-cell office:value-type="float" office:value="2.049541">
                <text:p>2.049541</text:p>
              </table:table-cell>
              <table:table-cell office:value-type="float" office:value="-6.302019">
                <text:p>-6.302019</text:p>
              </table:table-cell>
              <table:table-cell office:value-type="float" office:value="-1.259126">
                <text:p>-1.259126</text:p>
              </table:table-cell>
            </table:table-row>
            <table:table-row>
              <table:table-cell office:value-type="float" office:value="59938">
                <text:p>59938</text:p>
              </table:table-cell>
              <table:table-cell office:value-type="float" office:value="1.412109">
                <text:p>1.412109</text:p>
              </table:table-cell>
              <table:table-cell office:value-type="float" office:value="0.883789">
                <text:p>0.883789</text:p>
              </table:table-cell>
              <table:table-cell office:value-type="float" office:value="-0.664062">
                <text:p>-0.664062</text:p>
              </table:table-cell>
              <table:table-cell office:value-type="float" office:value="2.038889">
                <text:p>2.038889</text:p>
              </table:table-cell>
              <table:table-cell office:value-type="float" office:value="-5.995227">
                <text:p>-5.995227</text:p>
              </table:table-cell>
              <table:table-cell office:value-type="float" office:value="-1.163253">
                <text:p>-1.163253</text:p>
              </table:table-cell>
            </table:table-row>
            <table:table-row>
              <table:table-cell office:value-type="float" office:value="61185">
                <text:p>61185</text:p>
              </table:table-cell>
              <table:table-cell office:value-type="float" office:value="1.435547">
                <text:p>1.435547</text:p>
              </table:table-cell>
              <table:table-cell office:value-type="float" office:value="0.881836">
                <text:p>0.881836</text:p>
              </table:table-cell>
              <table:table-cell office:value-type="float" office:value="-0.65332">
                <text:p>-0.65332</text:p>
              </table:table-cell>
              <table:table-cell office:value-type="float" office:value="1.985626">
                <text:p>1.985626</text:p>
              </table:table-cell>
              <table:table-cell office:value-type="float" office:value="-5.665">
                <text:p>-5.665</text:p>
              </table:table-cell>
              <table:table-cell office:value-type="float" office:value="-1.075902">
                <text:p>-1.075902</text:p>
              </table:table-cell>
            </table:table-row>
            <table:table-row>
              <table:table-cell office:value-type="float" office:value="62434">
                <text:p>62434</text:p>
              </table:table-cell>
              <table:table-cell office:value-type="float" office:value="1.416016">
                <text:p>1.416016</text:p>
              </table:table-cell>
              <table:table-cell office:value-type="float" office:value="0.84668">
                <text:p>0.84668</text:p>
              </table:table-cell>
              <table:table-cell office:value-type="float" office:value="-0.641602">
                <text:p>-0.641602</text:p>
              </table:table-cell>
              <table:table-cell office:value-type="float" office:value="1.945147">
                <text:p>1.945147</text:p>
              </table:table-cell>
              <table:table-cell office:value-type="float" office:value="-5.383774">
                <text:p>-5.383774</text:p>
              </table:table-cell>
              <table:table-cell office:value-type="float" office:value="-0.962986">
                <text:p>-0.962986</text:p>
              </table:table-cell>
            </table:table-row>
            <table:table-row>
              <table:table-cell office:value-type="float" office:value="63682">
                <text:p>63682</text:p>
              </table:table-cell>
              <table:table-cell office:value-type="float" office:value="1.388672">
                <text:p>1.388672</text:p>
              </table:table-cell>
              <table:table-cell office:value-type="float" office:value="0.767578">
                <text:p>0.767578</text:p>
              </table:table-cell>
              <table:table-cell office:value-type="float" office:value="-0.612305">
                <text:p>-0.612305</text:p>
              </table:table-cell>
              <table:table-cell office:value-type="float" office:value="1.966452">
                <text:p>1.966452</text:p>
              </table:table-cell>
              <table:table-cell office:value-type="float" office:value="-5.136635">
                <text:p>-5.136635</text:p>
              </table:table-cell>
              <table:table-cell office:value-type="float" office:value="-0.85433">
                <text:p>-0.85433</text:p>
              </table:table-cell>
            </table:table-row>
            <table:table-row>
              <table:table-cell office:value-type="float" office:value="64931">
                <text:p>64931</text:p>
              </table:table-cell>
              <table:table-cell office:value-type="float" office:value="1.395508">
                <text:p>1.395508</text:p>
              </table:table-cell>
              <table:table-cell office:value-type="float" office:value="0.640625">
                <text:p>0.640625</text:p>
              </table:table-cell>
              <table:table-cell office:value-type="float" office:value="-0.543945">
                <text:p>-0.543945</text:p>
              </table:table-cell>
              <table:table-cell office:value-type="float" office:value="2.017584">
                <text:p>2.017584</text:p>
              </table:table-cell>
              <table:table-cell office:value-type="float" office:value="-4.883106">
                <text:p>-4.883106</text:p>
              </table:table-cell>
              <table:table-cell office:value-type="float" office:value="-0.756328">
                <text:p>-0.756328</text:p>
              </table:table-cell>
            </table:table-row>
            <table:table-row>
              <table:table-cell office:value-type="float" office:value="66183">
                <text:p>66183</text:p>
              </table:table-cell>
              <table:table-cell office:value-type="float" office:value="1.366211">
                <text:p>1.366211</text:p>
              </table:table-cell>
              <table:table-cell office:value-type="float" office:value="0.592773">
                <text:p>0.592773</text:p>
              </table:table-cell>
              <table:table-cell office:value-type="float" office:value="-0.525391">
                <text:p>-0.525391</text:p>
              </table:table-cell>
              <table:table-cell office:value-type="float" office:value="2.072977">
                <text:p>2.072977</text:p>
              </table:table-cell>
              <table:table-cell office:value-type="float" office:value="-4.623185">
                <text:p>-4.623185</text:p>
              </table:table-cell>
              <table:table-cell office:value-type="float" office:value="-0.656194">
                <text:p>-0.656194</text:p>
              </table:table-cell>
            </table:table-row>
            <table:table-row>
              <table:table-cell office:value-type="float" office:value="67430">
                <text:p>67430</text:p>
              </table:table-cell>
              <table:table-cell office:value-type="float" office:value="1.356445">
                <text:p>1.356445</text:p>
              </table:table-cell>
              <table:table-cell office:value-type="float" office:value="0.582031">
                <text:p>0.582031</text:p>
              </table:table-cell>
              <table:table-cell office:value-type="float" office:value="-0.516602">
                <text:p>-0.516602</text:p>
              </table:table-cell>
              <table:table-cell office:value-type="float" office:value="2.100673">
                <text:p>2.100673</text:p>
              </table:table-cell>
              <table:table-cell office:value-type="float" office:value="-4.367525">
                <text:p>-4.367525</text:p>
              </table:table-cell>
              <table:table-cell office:value-type="float" office:value="-0.562452">
                <text:p>-0.562452</text:p>
              </table:table-cell>
            </table:table-row>
            <table:table-row>
              <table:table-cell office:value-type="float" office:value="68677">
                <text:p>68677</text:p>
              </table:table-cell>
              <table:table-cell office:value-type="float" office:value="1.378906">
                <text:p>1.378906</text:p>
              </table:table-cell>
              <table:table-cell office:value-type="float" office:value="0.603516">
                <text:p>0.603516</text:p>
              </table:table-cell>
              <table:table-cell office:value-type="float" office:value="-0.513672">
                <text:p>-0.513672</text:p>
              </table:table-cell>
              <table:table-cell office:value-type="float" office:value="2.092151">
                <text:p>2.092151</text:p>
              </table:table-cell>
              <table:table-cell office:value-type="float" office:value="-4.118257">
                <text:p>-4.118257</text:p>
              </table:table-cell>
              <table:table-cell office:value-type="float" office:value="-0.483623">
                <text:p>-0.483623</text:p>
              </table:table-cell>
            </table:table-row>
            <table:table-row>
              <table:table-cell office:value-type="float" office:value="69926">
                <text:p>69926</text:p>
              </table:table-cell>
              <table:table-cell office:value-type="float" office:value="1.362305">
                <text:p>1.362305</text:p>
              </table:table-cell>
              <table:table-cell office:value-type="float" office:value="0.508789">
                <text:p>0.508789</text:p>
              </table:table-cell>
              <table:table-cell office:value-type="float" office:value="-0.445313">
                <text:p>-0.445313</text:p>
              </table:table-cell>
              <table:table-cell office:value-type="float" office:value="2.158196">
                <text:p>2.158196</text:p>
              </table:table-cell>
              <table:table-cell office:value-type="float" office:value="-3.907337">
                <text:p>-3.907337</text:p>
              </table:table-cell>
              <table:table-cell office:value-type="float" office:value="-0.415448">
                <text:p>-0.415448</text:p>
              </table:table-cell>
            </table:table-row>
            <table:table-row>
              <table:table-cell office:value-type="float" office:value="71176">
                <text:p>71176</text:p>
              </table:table-cell>
              <table:table-cell office:value-type="float" office:value="1.357422">
                <text:p>1.357422</text:p>
              </table:table-cell>
              <table:table-cell office:value-type="float" office:value="0.451172">
                <text:p>0.451172</text:p>
              </table:table-cell>
              <table:table-cell office:value-type="float" office:value="-0.408203">
                <text:p>-0.408203</text:p>
              </table:table-cell>
              <table:table-cell office:value-type="float" office:value="2.294548">
                <text:p>2.294548</text:p>
              </table:table-cell>
              <table:table-cell office:value-type="float" office:value="-3.692156">
                <text:p>-3.692156</text:p>
              </table:table-cell>
              <table:table-cell office:value-type="float" office:value="-0.366446">
                <text:p>-0.366446</text:p>
              </table:table-cell>
            </table:table-row>
            <table:table-row>
              <table:table-cell office:value-type="float" office:value="72423">
                <text:p>72423</text:p>
              </table:table-cell>
              <table:table-cell office:value-type="float" office:value="1.367188">
                <text:p>1.367188</text:p>
              </table:table-cell>
              <table:table-cell office:value-type="float" office:value="0.446289">
                <text:p>0.446289</text:p>
              </table:table-cell>
              <table:table-cell office:value-type="float" office:value="-0.396484">
                <text:p>-0.396484</text:p>
              </table:table-cell>
              <table:table-cell office:value-type="float" office:value="2.356333">
                <text:p>2.356333</text:p>
              </table:table-cell>
              <table:table-cell office:value-type="float" office:value="-3.442888">
                <text:p>-3.442888</text:p>
              </table:table-cell>
              <table:table-cell office:value-type="float" office:value="-0.345141">
                <text:p>-0.345141</text:p>
              </table:table-cell>
            </table:table-row>
            <table:table-row>
              <table:table-cell office:value-type="float" office:value="73673">
                <text:p>73673</text:p>
              </table:table-cell>
              <table:table-cell office:value-type="float" office:value="1.361328">
                <text:p>1.361328</text:p>
              </table:table-cell>
              <table:table-cell office:value-type="float" office:value="0.459961">
                <text:p>0.459961</text:p>
              </table:table-cell>
              <table:table-cell office:value-type="float" office:value="-0.394531">
                <text:p>-0.394531</text:p>
              </table:table-cell>
              <table:table-cell office:value-type="float" office:value="2.356333">
                <text:p>2.356333</text:p>
              </table:table-cell>
              <table:table-cell office:value-type="float" office:value="-3.214924">
                <text:p>-3.214924</text:p>
              </table:table-cell>
              <table:table-cell office:value-type="float" office:value="-0.313184">
                <text:p>-0.313184</text:p>
              </table:table-cell>
            </table:table-row>
            <table:table-row>
              <table:table-cell office:value-type="float" office:value="74922">
                <text:p>74922</text:p>
              </table:table-cell>
              <table:table-cell office:value-type="float" office:value="1.337891">
                <text:p>1.337891</text:p>
              </table:table-cell>
              <table:table-cell office:value-type="float" office:value="0.439453">
                <text:p>0.439453</text:p>
              </table:table-cell>
              <table:table-cell office:value-type="float" office:value="-0.351562">
                <text:p>-0.351562</text:p>
              </table:table-cell>
              <table:table-cell office:value-type="float" office:value="2.366986">
                <text:p>2.366986</text:p>
              </table:table-cell>
              <table:table-cell office:value-type="float" office:value="-3.021049">
                <text:p>-3.021049</text:p>
              </table:table-cell>
              <table:table-cell office:value-type="float" office:value="-0.276965">
                <text:p>-0.276965</text:p>
              </table:table-cell>
            </table:table-row>
            <table:table-row>
              <table:table-cell office:value-type="float" office:value="76169">
                <text:p>76169</text:p>
              </table:table-cell>
              <table:table-cell office:value-type="float" office:value="1.323242">
                <text:p>1.323242</text:p>
              </table:table-cell>
              <table:table-cell office:value-type="float" office:value="0.40332">
                <text:p>0.40332</text:p>
              </table:table-cell>
              <table:table-cell office:value-type="float" office:value="-0.333984">
                <text:p>-0.333984</text:p>
              </table:table-cell>
              <table:table-cell office:value-type="float" office:value="2.415987">
                <text:p>2.415987</text:p>
              </table:table-cell>
              <table:table-cell office:value-type="float" office:value="-2.842087">
                <text:p>-2.842087</text:p>
              </table:table-cell>
              <table:table-cell office:value-type="float" office:value="-0.25566">
                <text:p>-0.25566</text:p>
              </table:table-cell>
            </table:table-row>
            <table:table-row>
              <table:table-cell office:value-type="float" office:value="77418">
                <text:p>77418</text:p>
              </table:table-cell>
              <table:table-cell office:value-type="float" office:value="1.298828">
                <text:p>1.298828</text:p>
              </table:table-cell>
              <table:table-cell office:value-type="float" office:value="0.367188">
                <text:p>0.367188</text:p>
              </table:table-cell>
              <table:table-cell office:value-type="float" office:value="-0.34082">
                <text:p>-0.34082</text:p>
              </table:table-cell>
              <table:table-cell office:value-type="float" office:value="2.456466">
                <text:p>2.456466</text:p>
              </table:table-cell>
              <table:table-cell office:value-type="float" office:value="-2.656734">
                <text:p>-2.656734</text:p>
              </table:table-cell>
              <table:table-cell office:value-type="float" office:value="-0.230094">
                <text:p>-0.230094</text:p>
              </table:table-cell>
            </table:table-row>
            <table:table-row>
              <table:table-cell office:value-type="float" office:value="78667">
                <text:p>78667</text:p>
              </table:table-cell>
              <table:table-cell office:value-type="float" office:value="1.288086">
                <text:p>1.288086</text:p>
              </table:table-cell>
              <table:table-cell office:value-type="float" office:value="0.34082">
                <text:p>0.34082</text:p>
              </table:table-cell>
              <table:table-cell office:value-type="float" office:value="-0.352539">
                <text:p>-0.352539</text:p>
              </table:table-cell>
              <table:table-cell office:value-type="float" office:value="2.454336">
                <text:p>2.454336</text:p>
              </table:table-cell>
              <table:table-cell office:value-type="float" office:value="-2.447945">
                <text:p>-2.447945</text:p>
              </table:table-cell>
              <table:table-cell office:value-type="float" office:value="-0.21305">
                <text:p>-0.21305</text:p>
              </table:table-cell>
            </table:table-row>
            <table:table-row>
              <table:table-cell office:value-type="float" office:value="79917">
                <text:p>79917</text:p>
              </table:table-cell>
              <table:table-cell office:value-type="float" office:value="1.320312">
                <text:p>1.320312</text:p>
              </table:table-cell>
              <table:table-cell office:value-type="float" office:value="0.321289">
                <text:p>0.321289</text:p>
              </table:table-cell>
              <table:table-cell office:value-type="float" office:value="-0.371094">
                <text:p>-0.371094</text:p>
              </table:table-cell>
              <table:table-cell office:value-type="float" office:value="2.454336">
                <text:p>2.454336</text:p>
              </table:table-cell>
              <table:table-cell office:value-type="float" office:value="-2.224242">
                <text:p>-2.224242</text:p>
              </table:table-cell>
              <table:table-cell office:value-type="float" office:value="-0.219442">
                <text:p>-0.219442</text:p>
              </table:table-cell>
            </table:table-row>
            <table:table-row>
              <table:table-cell office:value-type="float" office:value="81164">
                <text:p>81164</text:p>
              </table:table-cell>
              <table:table-cell office:value-type="float" office:value="1.326172">
                <text:p>1.326172</text:p>
              </table:table-cell>
              <table:table-cell office:value-type="float" office:value="0.299805">
                <text:p>0.299805</text:p>
              </table:table-cell>
              <table:table-cell office:value-type="float" office:value="-0.34082">
                <text:p>-0.34082</text:p>
              </table:table-cell>
              <table:table-cell office:value-type="float" office:value="2.511859">
                <text:p>2.511859</text:p>
              </table:table-cell>
              <table:table-cell office:value-type="float" office:value="-2.023975">
                <text:p>-2.023975</text:p>
              </table:table-cell>
              <table:table-cell office:value-type="float" office:value="-0.300401">
                <text:p>-0.300401</text:p>
              </table:table-cell>
            </table:table-row>
            <table:table-row>
              <table:table-cell office:value-type="float" office:value="82413">
                <text:p>82413</text:p>
              </table:table-cell>
              <table:table-cell office:value-type="float" office:value="1.311523">
                <text:p>1.311523</text:p>
              </table:table-cell>
              <table:table-cell office:value-type="float" office:value="0.302734">
                <text:p>0.302734</text:p>
              </table:table-cell>
              <table:table-cell office:value-type="float" office:value="-0.353516">
                <text:p>-0.353516</text:p>
              </table:table-cell>
              <table:table-cell office:value-type="float" office:value="2.545948">
                <text:p>2.545948</text:p>
              </table:table-cell>
              <table:table-cell office:value-type="float" office:value="-1.836491">
                <text:p>-1.836491</text:p>
              </table:table-cell>
              <table:table-cell office:value-type="float" office:value="-0.445275">
                <text:p>-0.445275</text:p>
              </table:table-cell>
            </table:table-row>
            <table:table-row>
              <table:table-cell office:value-type="float" office:value="83661">
                <text:p>83661</text:p>
              </table:table-cell>
              <table:table-cell office:value-type="float" office:value="1.264648">
                <text:p>1.264648</text:p>
              </table:table-cell>
              <table:table-cell office:value-type="float" office:value="0.302734">
                <text:p>0.302734</text:p>
              </table:table-cell>
              <table:table-cell office:value-type="float" office:value="-0.382812">
                <text:p>-0.382812</text:p>
              </table:table-cell>
              <table:table-cell office:value-type="float" office:value="2.522512">
                <text:p>2.522512</text:p>
              </table:table-cell>
              <table:table-cell office:value-type="float" office:value="-1.655398">
                <text:p>-1.655398</text:p>
              </table:table-cell>
              <table:table-cell office:value-type="float" office:value="-0.551799">
                <text:p>-0.551799</text:p>
              </table:table-cell>
            </table:table-row>
            <table:table-row>
              <table:table-cell office:value-type="float" office:value="84910">
                <text:p>84910</text:p>
              </table:table-cell>
              <table:table-cell office:value-type="float" office:value="1.095703">
                <text:p>1.095703</text:p>
              </table:table-cell>
              <table:table-cell office:value-type="float" office:value="0.244141">
                <text:p>0.244141</text:p>
              </table:table-cell>
              <table:table-cell office:value-type="float" office:value="-0.37207">
                <text:p>-0.37207</text:p>
              </table:table-cell>
              <table:table-cell office:value-type="float" office:value="2.482032">
                <text:p>2.482032</text:p>
              </table:table-cell>
              <table:table-cell office:value-type="float" office:value="-1.487089">
                <text:p>-1.487089</text:p>
              </table:table-cell>
              <table:table-cell office:value-type="float" office:value="-0.507059">
                <text:p>-0.507059</text:p>
              </table:table-cell>
            </table:table-row>
            <table:table-row>
              <table:table-cell office:value-type="float" office:value="86159">
                <text:p>86159</text:p>
              </table:table-cell>
              <table:table-cell office:value-type="float" office:value="1.070312">
                <text:p>1.070312</text:p>
              </table:table-cell>
              <table:table-cell office:value-type="float" office:value="0.250977">
                <text:p>0.250977</text:p>
              </table:table-cell>
              <table:table-cell office:value-type="float" office:value="-0.356445">
                <text:p>-0.356445</text:p>
              </table:table-cell>
              <table:table-cell office:value-type="float" office:value="2.47138">
                <text:p>2.47138</text:p>
              </table:table-cell>
              <table:table-cell office:value-type="float" office:value="-1.329432">
                <text:p>-1.329432</text:p>
              </table:table-cell>
              <table:table-cell office:value-type="float" office:value="-0.38349">
                <text:p>-0.38349</text:p>
              </table:table-cell>
            </table:table-row>
            <table:table-row>
              <table:table-cell office:value-type="float" office:value="87410">
                <text:p>87410</text:p>
              </table:table-cell>
              <table:table-cell office:value-type="float" office:value="1.041992">
                <text:p>1.041992</text:p>
              </table:table-cell>
              <table:table-cell office:value-type="float" office:value="0.237305">
                <text:p>0.237305</text:p>
              </table:table-cell>
              <table:table-cell office:value-type="float" office:value="-0.369141">
                <text:p>-0.369141</text:p>
              </table:table-cell>
              <table:table-cell office:value-type="float" office:value="2.473511">
                <text:p>2.473511</text:p>
              </table:table-cell>
              <table:table-cell office:value-type="float" office:value="-1.19308">
                <text:p>-1.19308</text:p>
              </table:table-cell>
              <table:table-cell office:value-type="float" office:value="-0.29827">
                <text:p>-0.29827</text:p>
              </table:table-cell>
            </table:table-row>
            <table:table-row>
              <table:table-cell office:value-type="float" office:value="88656">
                <text:p>88656</text:p>
              </table:table-cell>
              <table:table-cell office:value-type="float" office:value="1.056641">
                <text:p>1.056641</text:p>
              </table:table-cell>
              <table:table-cell office:value-type="float" office:value="0.227539">
                <text:p>0.227539</text:p>
              </table:table-cell>
              <table:table-cell office:value-type="float" office:value="-0.3125">
                <text:p>-0.3125</text:p>
              </table:table-cell>
              <table:table-cell office:value-type="float" office:value="2.473511">
                <text:p>2.473511</text:p>
              </table:table-cell>
              <table:table-cell office:value-type="float" office:value="-1.060989">
                <text:p>-1.060989</text:p>
              </table:table-cell>
              <table:table-cell office:value-type="float" office:value="-0.357924">
                <text:p>-0.357924</text:p>
              </table:table-cell>
            </table:table-row>
            <table:table-row>
              <table:table-cell office:value-type="float" office:value="89905">
                <text:p>89905</text:p>
              </table:table-cell>
              <table:table-cell office:value-type="float" office:value="1.009766">
                <text:p>1.009766</text:p>
              </table:table-cell>
              <table:table-cell office:value-type="float" office:value="0.229492">
                <text:p>0.229492</text:p>
              </table:table-cell>
              <table:table-cell office:value-type="float" office:value="-0.293945">
                <text:p>-0.293945</text:p>
              </table:table-cell>
              <table:table-cell office:value-type="float" office:value="2.441553">
                <text:p>2.441553</text:p>
              </table:table-cell>
              <table:table-cell office:value-type="float" office:value="-0.93955">
                <text:p>-0.93955</text:p>
              </table:table-cell>
              <table:table-cell office:value-type="float" office:value="-0.432492">
                <text:p>-0.432492</text:p>
              </table:table-cell>
            </table:table-row>
            <table:table-row>
              <table:table-cell office:value-type="float" office:value="91153">
                <text:p>91153</text:p>
              </table:table-cell>
              <table:table-cell office:value-type="float" office:value="0.966797">
                <text:p>0.966797</text:p>
              </table:table-cell>
              <table:table-cell office:value-type="float" office:value="0.231445">
                <text:p>0.231445</text:p>
              </table:table-cell>
              <table:table-cell office:value-type="float" office:value="-0.288086">
                <text:p>-0.288086</text:p>
              </table:table-cell>
              <table:table-cell office:value-type="float" office:value="2.392552">
                <text:p>2.392552</text:p>
              </table:table-cell>
              <table:table-cell office:value-type="float" office:value="-0.85433">
                <text:p>-0.85433</text:p>
              </table:table-cell>
              <table:table-cell office:value-type="float" office:value="-0.421839">
                <text:p>-0.421839</text:p>
              </table:table-cell>
            </table:table-row>
            <table:table-row>
              <table:table-cell office:value-type="float" office:value="92402">
                <text:p>92402</text:p>
              </table:table-cell>
              <table:table-cell office:value-type="float" office:value="0.966797">
                <text:p>0.966797</text:p>
              </table:table-cell>
              <table:table-cell office:value-type="float" office:value="0.245117">
                <text:p>0.245117</text:p>
              </table:table-cell>
              <table:table-cell office:value-type="float" office:value="-0.263672">
                <text:p>-0.263672</text:p>
              </table:table-cell>
              <table:table-cell office:value-type="float" office:value="2.362725">
                <text:p>2.362725</text:p>
              </table:table-cell>
              <table:table-cell office:value-type="float" office:value="-0.773371">
                <text:p>-0.773371</text:p>
              </table:table-cell>
              <table:table-cell office:value-type="float" office:value="-0.411187">
                <text:p>-0.411187</text:p>
              </table:table-cell>
            </table:table-row>
            <table:table-row>
              <table:table-cell office:value-type="float" office:value="93651">
                <text:p>93651</text:p>
              </table:table-cell>
              <table:table-cell office:value-type="float" office:value="0.967773">
                <text:p>0.967773</text:p>
              </table:table-cell>
              <table:table-cell office:value-type="float" office:value="0.244141">
                <text:p>0.244141</text:p>
              </table:table-cell>
              <table:table-cell office:value-type="float" office:value="-0.243164">
                <text:p>-0.243164</text:p>
              </table:table-cell>
              <table:table-cell office:value-type="float" office:value="2.354202">
                <text:p>2.354202</text:p>
              </table:table-cell>
              <table:table-cell office:value-type="float" office:value="-0.679629">
                <text:p>-0.679629</text:p>
              </table:table-cell>
              <table:table-cell office:value-type="float" office:value="-0.428231">
                <text:p>-0.428231</text:p>
              </table:table-cell>
            </table:table-row>
            <table:table-row>
              <table:table-cell office:value-type="float" office:value="94901">
                <text:p>94901</text:p>
              </table:table-cell>
              <table:table-cell office:value-type="float" office:value="0.925781">
                <text:p>0.925781</text:p>
              </table:table-cell>
              <table:table-cell office:value-type="float" office:value="0.222656">
                <text:p>0.222656</text:p>
              </table:table-cell>
              <table:table-cell office:value-type="float" office:value="-0.251953">
                <text:p>-0.251953</text:p>
              </table:table-cell>
              <table:table-cell office:value-type="float" office:value="2.328636">
                <text:p>2.328636</text:p>
              </table:table-cell>
              <table:table-cell office:value-type="float" office:value="-0.579496">
                <text:p>-0.579496</text:p>
              </table:table-cell>
              <table:table-cell office:value-type="float" office:value="-0.421839">
                <text:p>-0.421839</text:p>
              </table:table-cell>
            </table:table-row>
            <table:table-row>
              <table:table-cell office:value-type="float" office:value="96148">
                <text:p>96148</text:p>
              </table:table-cell>
              <table:table-cell office:value-type="float" office:value="0.904297">
                <text:p>0.904297</text:p>
              </table:table-cell>
              <table:table-cell office:value-type="float" office:value="0.219727">
                <text:p>0.219727</text:p>
              </table:table-cell>
              <table:table-cell office:value-type="float" office:value="-0.222656">
                <text:p>-0.222656</text:p>
              </table:table-cell>
              <table:table-cell office:value-type="float" office:value="2.324375">
                <text:p>2.324375</text:p>
              </table:table-cell>
              <table:table-cell office:value-type="float" office:value="-0.502798">
                <text:p>-0.502798</text:p>
              </table:table-cell>
              <table:table-cell office:value-type="float" office:value="-0.415448">
                <text:p>-0.415448</text:p>
              </table:table-cell>
            </table:table-row>
            <table:table-row>
              <table:table-cell office:value-type="float" office:value="97397">
                <text:p>97397</text:p>
              </table:table-cell>
              <table:table-cell office:value-type="float" office:value="0.876953">
                <text:p>0.876953</text:p>
              </table:table-cell>
              <table:table-cell office:value-type="float" office:value="0.222656">
                <text:p>0.222656</text:p>
              </table:table-cell>
              <table:table-cell office:value-type="float" office:value="-0.208008">
                <text:p>-0.208008</text:p>
              </table:table-cell>
              <table:table-cell office:value-type="float" office:value="2.322245">
                <text:p>2.322245</text:p>
              </table:table-cell>
              <table:table-cell office:value-type="float" office:value="-0.458058">
                <text:p>-0.458058</text:p>
              </table:table-cell>
              <table:table-cell office:value-type="float" office:value="-0.438883">
                <text:p>-0.438883</text:p>
              </table:table-cell>
            </table:table-row>
            <table:table-row>
              <table:table-cell office:value-type="float" office:value="98646">
                <text:p>98646</text:p>
              </table:table-cell>
              <table:table-cell office:value-type="float" office:value="0.827148">
                <text:p>0.827148</text:p>
              </table:table-cell>
              <table:table-cell office:value-type="float" office:value="0.213867">
                <text:p>0.213867</text:p>
              </table:table-cell>
              <table:table-cell office:value-type="float" office:value="-0.208984">
                <text:p>-0.208984</text:p>
              </table:table-cell>
              <table:table-cell office:value-type="float" office:value="2.303071">
                <text:p>2.303071</text:p>
              </table:table-cell>
              <table:table-cell office:value-type="float" office:value="-0.441014">
                <text:p>-0.441014</text:p>
              </table:table-cell>
              <table:table-cell office:value-type="float" office:value="-0.462319">
                <text:p>-0.462319</text:p>
              </table:table-cell>
            </table:table-row>
            <table:table-row>
              <table:table-cell office:value-type="float" office:value="99894">
                <text:p>99894</text:p>
              </table:table-cell>
              <table:table-cell office:value-type="float" office:value="0.787109">
                <text:p>0.787109</text:p>
              </table:table-cell>
              <table:table-cell office:value-type="float" office:value="0.22168">
                <text:p>0.22168</text:p>
              </table:table-cell>
              <table:table-cell office:value-type="float" office:value="-0.201172">
                <text:p>-0.201172</text:p>
              </table:table-cell>
              <table:table-cell office:value-type="float" office:value="2.286027">
                <text:p>2.286027</text:p>
              </table:table-cell>
              <table:table-cell office:value-type="float" office:value="-0.417578">
                <text:p>-0.417578</text:p>
              </table:table-cell>
              <table:table-cell office:value-type="float" office:value="-0.472971">
                <text:p>-0.472971</text:p>
              </table:table-cell>
            </table:table-row>
            <table:table-row>
              <table:table-cell office:value-type="float" office:value="101143">
                <text:p>101143</text:p>
              </table:table-cell>
              <table:table-cell office:value-type="float" office:value="0.751953">
                <text:p>0.751953</text:p>
              </table:table-cell>
              <table:table-cell office:value-type="float" office:value="0.227539">
                <text:p>0.227539</text:p>
              </table:table-cell>
              <table:table-cell office:value-type="float" office:value="-0.198242">
                <text:p>-0.198242</text:p>
              </table:table-cell>
              <table:table-cell office:value-type="float" office:value="2.283896">
                <text:p>2.283896</text:p>
              </table:table-cell>
              <table:table-cell office:value-type="float" office:value="-0.409056">
                <text:p>-0.409056</text:p>
              </table:table-cell>
              <table:table-cell office:value-type="float" office:value="-0.46871">
                <text:p>-0.46871</text:p>
              </table:table-cell>
            </table:table-row>
            <table:table-row>
              <table:table-cell office:value-type="float" office:value="102394">
                <text:p>102394</text:p>
              </table:table-cell>
              <table:table-cell office:value-type="float" office:value="0.726562">
                <text:p>0.726562</text:p>
              </table:table-cell>
              <table:table-cell office:value-type="float" office:value="0.232422">
                <text:p>0.232422</text:p>
              </table:table-cell>
              <table:table-cell office:value-type="float" office:value="-0.182617">
                <text:p>-0.182617</text:p>
              </table:table-cell>
              <table:table-cell office:value-type="float" office:value="2.294548">
                <text:p>2.294548</text:p>
              </table:table-cell>
              <table:table-cell office:value-type="float" office:value="-0.417578">
                <text:p>-0.417578</text:p>
              </table:table-cell>
              <table:table-cell office:value-type="float" office:value="-0.483623">
                <text:p>-0.483623</text:p>
              </table:table-cell>
            </table:table-row>
            <table:table-row>
              <table:table-cell office:value-type="float" office:value="103640">
                <text:p>103640</text:p>
              </table:table-cell>
              <table:table-cell office:value-type="float" office:value="0.748047">
                <text:p>0.748047</text:p>
              </table:table-cell>
              <table:table-cell office:value-type="float" office:value="0.270508">
                <text:p>0.270508</text:p>
              </table:table-cell>
              <table:table-cell office:value-type="float" office:value="-0.138672">
                <text:p>-0.138672</text:p>
              </table:table-cell>
              <table:table-cell office:value-type="float" office:value="2.279635">
                <text:p>2.279635</text:p>
              </table:table-cell>
              <table:table-cell office:value-type="float" office:value="-0.396273">
                <text:p>-0.396273</text:p>
              </table:table-cell>
              <table:table-cell office:value-type="float" office:value="-0.562452">
                <text:p>-0.562452</text:p>
              </table:table-cell>
            </table:table-row>
            <table:table-row>
              <table:table-cell office:value-type="float" office:value="104889">
                <text:p>104889</text:p>
              </table:table-cell>
              <table:table-cell office:value-type="float" office:value="0.697266">
                <text:p>0.697266</text:p>
              </table:table-cell>
              <table:table-cell office:value-type="float" office:value="0.313477">
                <text:p>0.313477</text:p>
              </table:table-cell>
              <table:table-cell office:value-type="float" office:value="-0.166992">
                <text:p>-0.166992</text:p>
              </table:table-cell>
              <table:table-cell office:value-type="float" office:value="2.213589">
                <text:p>2.213589</text:p>
              </table:table-cell>
              <table:table-cell office:value-type="float" office:value="-0.392012">
                <text:p>-0.392012</text:p>
              </table:table-cell>
              <table:table-cell office:value-type="float" office:value="-0.600801">
                <text:p>-0.600801</text:p>
              </table:table-cell>
            </table:table-row>
            <table:table-row>
              <table:table-cell office:value-type="float" office:value="106138">
                <text:p>106138</text:p>
              </table:table-cell>
              <table:table-cell office:value-type="float" office:value="0.666016">
                <text:p>0.666016</text:p>
              </table:table-cell>
              <table:table-cell office:value-type="float" office:value="0.307617">
                <text:p>0.307617</text:p>
              </table:table-cell>
              <table:table-cell office:value-type="float" office:value="-0.177734">
                <text:p>-0.177734</text:p>
              </table:table-cell>
              <table:table-cell office:value-type="float" office:value="2.149675">
                <text:p>2.149675</text:p>
              </table:table-cell>
              <table:table-cell office:value-type="float" office:value="-0.430361">
                <text:p>-0.430361</text:p>
              </table:table-cell>
              <table:table-cell office:value-type="float" office:value="-0.577365">
                <text:p>-0.577365</text:p>
              </table:table-cell>
            </table:table-row>
            <table:table-row>
              <table:table-cell office:value-type="float" office:value="107386">
                <text:p>107386</text:p>
              </table:table-cell>
              <table:table-cell office:value-type="float" office:value="0.65332">
                <text:p>0.65332</text:p>
              </table:table-cell>
              <table:table-cell office:value-type="float" office:value="0.304688">
                <text:p>0.304688</text:p>
              </table:table-cell>
              <table:table-cell office:value-type="float" office:value="-0.170898">
                <text:p>-0.170898</text:p>
              </table:table-cell>
              <table:table-cell office:value-type="float" office:value="2.102803">
                <text:p>2.102803</text:p>
              </table:table-cell>
              <table:table-cell office:value-type="float" office:value="-0.475102">
                <text:p>-0.475102</text:p>
              </table:table-cell>
              <table:table-cell office:value-type="float" office:value="-0.549669">
                <text:p>-0.549669</text:p>
              </table:table-cell>
            </table:table-row>
            <table:table-row>
              <table:table-cell office:value-type="float" office:value="108635">
                <text:p>108635</text:p>
              </table:table-cell>
              <table:table-cell office:value-type="float" office:value="0.647461">
                <text:p>0.647461</text:p>
              </table:table-cell>
              <table:table-cell office:value-type="float" office:value="0.305664">
                <text:p>0.305664</text:p>
              </table:table-cell>
              <table:table-cell office:value-type="float" office:value="-0.162109">
                <text:p>-0.162109</text:p>
              </table:table-cell>
              <table:table-cell office:value-type="float" office:value="2.055932">
                <text:p>2.055932</text:p>
              </table:table-cell>
              <table:table-cell office:value-type="float" office:value="-0.519842">
                <text:p>-0.519842</text:p>
              </table:table-cell>
              <table:table-cell office:value-type="float" office:value="-0.545408">
                <text:p>-0.545408</text:p>
              </table:table-cell>
            </table:table-row>
            <table:table-row>
              <table:table-cell office:value-type="float" office:value="109885">
                <text:p>109885</text:p>
              </table:table-cell>
              <table:table-cell office:value-type="float" office:value="0.642578">
                <text:p>0.642578</text:p>
              </table:table-cell>
              <table:table-cell office:value-type="float" office:value="0.320312">
                <text:p>0.320312</text:p>
              </table:table-cell>
              <table:table-cell office:value-type="float" office:value="-0.149414">
                <text:p>-0.149414</text:p>
              </table:table-cell>
              <table:table-cell office:value-type="float" office:value="2.0048">
                <text:p>2.0048</text:p>
              </table:table-cell>
              <table:table-cell office:value-type="float" office:value="-0.55606">
                <text:p>-0.55606</text:p>
              </table:table-cell>
              <table:table-cell office:value-type="float" office:value="-0.560322">
                <text:p>-0.560322</text:p>
              </table:table-cell>
            </table:table-row>
            <table:table-row>
              <table:table-cell office:value-type="float" office:value="111132">
                <text:p>111132</text:p>
              </table:table-cell>
              <table:table-cell office:value-type="float" office:value="0.631836">
                <text:p>0.631836</text:p>
              </table:table-cell>
              <table:table-cell office:value-type="float" office:value="0.34082">
                <text:p>0.34082</text:p>
              </table:table-cell>
              <table:table-cell office:value-type="float" office:value="-0.146484">
                <text:p>-0.146484</text:p>
              </table:table-cell>
              <table:table-cell office:value-type="float" office:value="1.96006">
                <text:p>1.96006</text:p>
              </table:table-cell>
              <table:table-cell office:value-type="float" office:value="-0.592279">
                <text:p>-0.592279</text:p>
              </table:table-cell>
              <table:table-cell office:value-type="float" office:value="-0.588018">
                <text:p>-0.588018</text:p>
              </table:table-cell>
            </table:table-row>
            <table:table-row>
              <table:table-cell office:value-type="float" office:value="112381">
                <text:p>112381</text:p>
              </table:table-cell>
              <table:table-cell office:value-type="float" office:value="0.612305">
                <text:p>0.612305</text:p>
              </table:table-cell>
              <table:table-cell office:value-type="float" office:value="0.351562">
                <text:p>0.351562</text:p>
              </table:table-cell>
              <table:table-cell office:value-type="float" office:value="-0.143555">
                <text:p>-0.143555</text:p>
              </table:table-cell>
              <table:table-cell office:value-type="float" office:value="1.934494">
                <text:p>1.934494</text:p>
              </table:table-cell>
              <table:table-cell office:value-type="float" office:value="-0.645541">
                <text:p>-0.645541</text:p>
              </table:table-cell>
              <table:table-cell office:value-type="float" office:value="-0.611453">
                <text:p>-0.611453</text:p>
              </table:table-cell>
            </table:table-row>
            <table:table-row>
              <table:table-cell office:value-type="float" office:value="113630">
                <text:p>113630</text:p>
              </table:table-cell>
              <table:table-cell office:value-type="float" office:value="0.597656">
                <text:p>0.597656</text:p>
              </table:table-cell>
              <table:table-cell office:value-type="float" office:value="0.362305">
                <text:p>0.362305</text:p>
              </table:table-cell>
              <table:table-cell office:value-type="float" office:value="-0.157227">
                <text:p>-0.157227</text:p>
              </table:table-cell>
              <table:table-cell office:value-type="float" office:value="1.900406">
                <text:p>1.900406</text:p>
              </table:table-cell>
              <table:table-cell office:value-type="float" office:value="-0.679629">
                <text:p>-0.679629</text:p>
              </table:table-cell>
              <table:table-cell office:value-type="float" office:value="-0.611453">
                <text:p>-0.611453</text:p>
              </table:table-cell>
            </table:table-row>
            <table:table-row>
              <table:table-cell office:value-type="float" office:value="114878">
                <text:p>114878</text:p>
              </table:table-cell>
              <table:table-cell office:value-type="float" office:value="0.591797">
                <text:p>0.591797</text:p>
              </table:table-cell>
              <table:table-cell office:value-type="float" office:value="0.388672">
                <text:p>0.388672</text:p>
              </table:table-cell>
              <table:table-cell office:value-type="float" office:value="-0.160156">
                <text:p>-0.160156</text:p>
              </table:table-cell>
              <table:table-cell office:value-type="float" office:value="1.847144">
                <text:p>1.847144</text:p>
              </table:table-cell>
              <table:table-cell office:value-type="float" office:value="-0.709457">
                <text:p>-0.709457</text:p>
              </table:table-cell>
              <table:table-cell office:value-type="float" office:value="-0.59441">
                <text:p>-0.59441</text:p>
              </table:table-cell>
            </table:table-row>
            <table:table-row>
              <table:table-cell office:value-type="float" office:value="116127">
                <text:p>116127</text:p>
              </table:table-cell>
              <table:table-cell office:value-type="float" office:value="0.603516">
                <text:p>0.603516</text:p>
              </table:table-cell>
              <table:table-cell office:value-type="float" office:value="0.396484">
                <text:p>0.396484</text:p>
              </table:table-cell>
              <table:table-cell office:value-type="float" office:value="-0.144531">
                <text:p>-0.144531</text:p>
              </table:table-cell>
              <table:table-cell office:value-type="float" office:value="1.810925">
                <text:p>1.810925</text:p>
              </table:table-cell>
              <table:table-cell office:value-type="float" office:value="-0.739283">
                <text:p>-0.739283</text:p>
              </table:table-cell>
              <table:table-cell office:value-type="float" office:value="-0.59654">
                <text:p>-0.59654</text:p>
              </table:table-cell>
            </table:table-row>
            <table:table-row>
              <table:table-cell office:value-type="float" office:value="117376">
                <text:p>117376</text:p>
              </table:table-cell>
              <table:table-cell office:value-type="float" office:value="0.598633">
                <text:p>0.598633</text:p>
              </table:table-cell>
              <table:table-cell office:value-type="float" office:value="0.402344">
                <text:p>0.402344</text:p>
              </table:table-cell>
              <table:table-cell office:value-type="float" office:value="-0.147461">
                <text:p>-0.147461</text:p>
              </table:table-cell>
              <table:table-cell office:value-type="float" office:value="1.783229">
                <text:p>1.783229</text:p>
              </table:table-cell>
              <table:table-cell office:value-type="float" office:value="-0.773371">
                <text:p>-0.773371</text:p>
              </table:table-cell>
              <table:table-cell office:value-type="float" office:value="-0.59441">
                <text:p>-0.59441</text:p>
              </table:table-cell>
            </table:table-row>
            <table:table-row>
              <table:table-cell office:value-type="float" office:value="118624">
                <text:p>118624</text:p>
              </table:table-cell>
              <table:table-cell office:value-type="float" office:value="0.578125">
                <text:p>0.578125</text:p>
              </table:table-cell>
              <table:table-cell office:value-type="float" office:value="0.397461">
                <text:p>0.397461</text:p>
              </table:table-cell>
              <table:table-cell office:value-type="float" office:value="-0.148438">
                <text:p>-0.148438</text:p>
              </table:table-cell>
              <table:table-cell office:value-type="float" office:value="1.757662">
                <text:p>1.757662</text:p>
              </table:table-cell>
              <table:table-cell office:value-type="float" office:value="-0.805329">
                <text:p>-0.805329</text:p>
              </table:table-cell>
              <table:table-cell office:value-type="float" office:value="-0.579496">
                <text:p>-0.579496</text:p>
              </table:table-cell>
            </table:table-row>
            <table:table-row>
              <table:table-cell office:value-type="float" office:value="119873">
                <text:p>119873</text:p>
              </table:table-cell>
              <table:table-cell office:value-type="float" office:value="0.589844">
                <text:p>0.589844</text:p>
              </table:table-cell>
              <table:table-cell office:value-type="float" office:value="0.404297">
                <text:p>0.404297</text:p>
              </table:table-cell>
              <table:table-cell office:value-type="float" office:value="-0.120117">
                <text:p>-0.120117</text:p>
              </table:table-cell>
              <table:table-cell office:value-type="float" office:value="1.734227">
                <text:p>1.734227</text:p>
              </table:table-cell>
              <table:table-cell office:value-type="float" office:value="-0.841548">
                <text:p>-0.841548</text:p>
              </table:table-cell>
              <table:table-cell office:value-type="float" office:value="-0.575235">
                <text:p>-0.575235</text:p>
              </table:table-cell>
            </table:table-row>
            <table:table-row>
              <table:table-cell office:value-type="float" office:value="121122">
                <text:p>121122</text:p>
              </table:table-cell>
              <table:table-cell office:value-type="float" office:value="0.586914">
                <text:p>0.586914</text:p>
              </table:table-cell>
              <table:table-cell office:value-type="float" office:value="0.405273">
                <text:p>0.405273</text:p>
              </table:table-cell>
              <table:table-cell office:value-type="float" office:value="-0.111328">
                <text:p>-0.111328</text:p>
              </table:table-cell>
              <table:table-cell office:value-type="float" office:value="1.7044">
                <text:p>1.7044</text:p>
              </table:table-cell>
              <table:table-cell office:value-type="float" office:value="-0.899071">
                <text:p>-0.899071</text:p>
              </table:table-cell>
              <table:table-cell office:value-type="float" office:value="-0.592279">
                <text:p>-0.592279</text:p>
              </table:table-cell>
            </table:table-row>
            <table:table-row>
              <table:table-cell office:value-type="float" office:value="122372">
                <text:p>122372</text:p>
              </table:table-cell>
              <table:table-cell office:value-type="float" office:value="0.588867">
                <text:p>0.588867</text:p>
              </table:table-cell>
              <table:table-cell office:value-type="float" office:value="0.415039">
                <text:p>0.415039</text:p>
              </table:table-cell>
              <table:table-cell office:value-type="float" office:value="-0.12793">
                <text:p>-0.12793</text:p>
              </table:table-cell>
              <table:table-cell office:value-type="float" office:value="1.644746">
                <text:p>1.644746</text:p>
              </table:table-cell>
              <table:table-cell office:value-type="float" office:value="-0.935289">
                <text:p>-0.935289</text:p>
              </table:table-cell>
              <table:table-cell office:value-type="float" office:value="-0.630628">
                <text:p>-0.630628</text:p>
              </table:table-cell>
            </table:table-row>
            <table:table-row>
              <table:table-cell office:value-type="float" office:value="123619">
                <text:p>123619</text:p>
              </table:table-cell>
              <table:table-cell office:value-type="float" office:value="0.611328">
                <text:p>0.611328</text:p>
              </table:table-cell>
              <table:table-cell office:value-type="float" office:value="0.428711">
                <text:p>0.428711</text:p>
              </table:table-cell>
              <table:table-cell office:value-type="float" office:value="-0.132813">
                <text:p>-0.132813</text:p>
              </table:table-cell>
              <table:table-cell office:value-type="float" office:value="1.608528">
                <text:p>1.608528</text:p>
              </table:table-cell>
              <table:table-cell office:value-type="float" office:value="-0.958725">
                <text:p>-0.958725</text:p>
              </table:table-cell>
              <table:table-cell office:value-type="float" office:value="-0.675369">
                <text:p>-0.675369</text:p>
              </table:table-cell>
            </table:table-row>
            <table:table-row>
              <table:table-cell office:value-type="float" office:value="124868">
                <text:p>124868</text:p>
              </table:table-cell>
              <table:table-cell office:value-type="float" office:value="0.556641">
                <text:p>0.556641</text:p>
              </table:table-cell>
              <table:table-cell office:value-type="float" office:value="0.404297">
                <text:p>0.404297</text:p>
              </table:table-cell>
              <table:table-cell office:value-type="float" office:value="-0.123047">
                <text:p>-0.123047</text:p>
              </table:table-cell>
              <table:table-cell office:value-type="float" office:value="1.580831">
                <text:p>1.580831</text:p>
              </table:table-cell>
              <table:table-cell office:value-type="float" office:value="-0.9779">
                <text:p>-0.9779</text:p>
              </table:table-cell>
              <table:table-cell office:value-type="float" office:value="-0.649802">
                <text:p>-0.649802</text:p>
              </table:table-cell>
            </table:table-row>
            <table:table-row>
              <table:table-cell office:value-type="float" office:value="126118">
                <text:p>126118</text:p>
              </table:table-cell>
              <table:table-cell office:value-type="float" office:value="0.551758">
                <text:p>0.551758</text:p>
              </table:table-cell>
              <table:table-cell office:value-type="float" office:value="0.404297">
                <text:p>0.404297</text:p>
              </table:table-cell>
              <table:table-cell office:value-type="float" office:value="-0.12793">
                <text:p>-0.12793</text:p>
              </table:table-cell>
              <table:table-cell office:value-type="float" office:value="1.544612">
                <text:p>1.544612</text:p>
              </table:table-cell>
              <table:table-cell office:value-type="float" office:value="-0.999205">
                <text:p>-0.999205</text:p>
              </table:table-cell>
              <table:table-cell office:value-type="float" office:value="-0.575235">
                <text:p>-0.575235</text:p>
              </table:table-cell>
            </table:table-row>
            <table:table-row>
              <table:table-cell office:value-type="float" office:value="127368">
                <text:p>127368</text:p>
              </table:table-cell>
              <table:table-cell office:value-type="float" office:value="0.583008">
                <text:p>0.583008</text:p>
              </table:table-cell>
              <table:table-cell office:value-type="float" office:value="0.416016">
                <text:p>0.416016</text:p>
              </table:table-cell>
              <table:table-cell office:value-type="float" office:value="-0.112305">
                <text:p>-0.112305</text:p>
              </table:table-cell>
              <table:table-cell office:value-type="float" office:value="1.514786">
                <text:p>1.514786</text:p>
              </table:table-cell>
              <table:table-cell office:value-type="float" office:value="-1.024771">
                <text:p>-1.024771</text:p>
              </table:table-cell>
              <table:table-cell office:value-type="float" office:value="-0.549669">
                <text:p>-0.549669</text:p>
              </table:table-cell>
            </table:table-row>
            <table:table-row>
              <table:table-cell office:value-type="float" office:value="128614">
                <text:p>128614</text:p>
              </table:table-cell>
              <table:table-cell office:value-type="float" office:value="0.59668">
                <text:p>0.59668</text:p>
              </table:table-cell>
              <table:table-cell office:value-type="float" office:value="0.418945">
                <text:p>0.418945</text:p>
              </table:table-cell>
              <table:table-cell office:value-type="float" office:value="-0.105469">
                <text:p>-0.105469</text:p>
              </table:table-cell>
              <table:table-cell office:value-type="float" office:value="1.480697">
                <text:p>1.480697</text:p>
              </table:table-cell>
              <table:table-cell office:value-type="float" office:value="-1.037554">
                <text:p>-1.037554</text:p>
              </table:table-cell>
              <table:table-cell office:value-type="float" office:value="-0.55393">
                <text:p>-0.55393</text:p>
              </table:table-cell>
            </table:table-row>
            <table:table-row>
              <table:table-cell office:value-type="float" office:value="129862">
                <text:p>129862</text:p>
              </table:table-cell>
              <table:table-cell office:value-type="float" office:value="0.582031">
                <text:p>0.582031</text:p>
              </table:table-cell>
              <table:table-cell office:value-type="float" office:value="0.427734">
                <text:p>0.427734</text:p>
              </table:table-cell>
              <table:table-cell office:value-type="float" office:value="-0.134766">
                <text:p>-0.134766</text:p>
              </table:table-cell>
              <table:table-cell office:value-type="float" office:value="1.438087">
                <text:p>1.438087</text:p>
              </table:table-cell>
              <table:table-cell office:value-type="float" office:value="-1.041815">
                <text:p>-1.041815</text:p>
              </table:table-cell>
              <table:table-cell office:value-type="float" office:value="-0.543277">
                <text:p>-0.543277</text:p>
              </table:table-cell>
            </table:table-row>
            <table:table-row>
              <table:table-cell office:value-type="float" office:value="131112">
                <text:p>131112</text:p>
              </table:table-cell>
              <table:table-cell office:value-type="float" office:value="0.588867">
                <text:p>0.588867</text:p>
              </table:table-cell>
              <table:table-cell office:value-type="float" office:value="0.436523">
                <text:p>0.436523</text:p>
              </table:table-cell>
              <table:table-cell office:value-type="float" office:value="-0.133789">
                <text:p>-0.133789</text:p>
              </table:table-cell>
              <table:table-cell office:value-type="float" office:value="1.404">
                <text:p>1.404</text:p>
              </table:table-cell>
              <table:table-cell office:value-type="float" office:value="-1.050337">
                <text:p>-1.050337</text:p>
              </table:table-cell>
              <table:table-cell office:value-type="float" office:value="-0.521972">
                <text:p>-0.521972</text:p>
              </table:table-cell>
            </table:table-row>
            <table:table-row>
              <table:table-cell office:value-type="float" office:value="132360">
                <text:p>132360</text:p>
              </table:table-cell>
              <table:table-cell office:value-type="float" office:value="0.606445">
                <text:p>0.606445</text:p>
              </table:table-cell>
              <table:table-cell office:value-type="float" office:value="0.442383">
                <text:p>0.442383</text:p>
              </table:table-cell>
              <table:table-cell office:value-type="float" office:value="-0.121094">
                <text:p>-0.121094</text:p>
              </table:table-cell>
              <table:table-cell office:value-type="float" office:value="1.382694">
                <text:p>1.382694</text:p>
              </table:table-cell>
              <table:table-cell office:value-type="float" office:value="-1.060989">
                <text:p>-1.060989</text:p>
              </table:table-cell>
              <table:table-cell office:value-type="float" office:value="-0.513451">
                <text:p>-0.513451</text:p>
              </table:table-cell>
            </table:table-row>
            <table:table-row>
              <table:table-cell office:value-type="float" office:value="133611">
                <text:p>133611</text:p>
              </table:table-cell>
              <table:table-cell office:value-type="float" office:value="0.611328">
                <text:p>0.611328</text:p>
              </table:table-cell>
              <table:table-cell office:value-type="float" office:value="0.445312">
                <text:p>0.445312</text:p>
              </table:table-cell>
              <table:table-cell office:value-type="float" office:value="-0.115234">
                <text:p>-0.115234</text:p>
              </table:table-cell>
              <table:table-cell office:value-type="float" office:value="1.372042">
                <text:p>1.372042</text:p>
              </table:table-cell>
              <table:table-cell office:value-type="float" office:value="-1.099338">
                <text:p>-1.099338</text:p>
              </table:table-cell>
              <table:table-cell office:value-type="float" office:value="-0.519842">
                <text:p>-0.519842</text:p>
              </table:table-cell>
            </table:table-row>
            <table:table-row>
              <table:table-cell office:value-type="float" office:value="134859">
                <text:p>134859</text:p>
              </table:table-cell>
              <table:table-cell office:value-type="float" office:value="0.583008">
                <text:p>0.583008</text:p>
              </table:table-cell>
              <table:table-cell office:value-type="float" office:value="0.444336">
                <text:p>0.444336</text:p>
              </table:table-cell>
              <table:table-cell office:value-type="float" office:value="-0.130859">
                <text:p>-0.130859</text:p>
              </table:table-cell>
              <table:table-cell office:value-type="float" office:value="1.335824">
                <text:p>1.335824</text:p>
              </table:table-cell>
              <table:table-cell office:value-type="float" office:value="-1.133426">
                <text:p>-1.133426</text:p>
              </table:table-cell>
              <table:table-cell office:value-type="float" office:value="-0.528364">
                <text:p>-0.528364</text:p>
              </table:table-cell>
            </table:table-row>
            <table:table-row>
              <table:table-cell office:value-type="float" office:value="136106">
                <text:p>136106</text:p>
              </table:table-cell>
              <table:table-cell office:value-type="float" office:value="0.59668">
                <text:p>0.59668</text:p>
              </table:table-cell>
              <table:table-cell office:value-type="float" office:value="0.451172">
                <text:p>0.451172</text:p>
              </table:table-cell>
              <table:table-cell office:value-type="float" office:value="-0.134766">
                <text:p>-0.134766</text:p>
              </table:table-cell>
              <table:table-cell office:value-type="float" office:value="1.288952">
                <text:p>1.288952</text:p>
              </table:table-cell>
              <table:table-cell office:value-type="float" office:value="-1.171775">
                <text:p>-1.171775</text:p>
              </table:table-cell>
              <table:table-cell office:value-type="float" office:value="-0.517711">
                <text:p>-0.517711</text:p>
              </table:table-cell>
            </table:table-row>
            <table:table-row>
              <table:table-cell office:value-type="float" office:value="137355">
                <text:p>137355</text:p>
              </table:table-cell>
              <table:table-cell office:value-type="float" office:value="0.601562">
                <text:p>0.601562</text:p>
              </table:table-cell>
              <table:table-cell office:value-type="float" office:value="0.454102">
                <text:p>0.454102</text:p>
              </table:table-cell>
              <table:table-cell office:value-type="float" office:value="-0.112305">
                <text:p>-0.112305</text:p>
              </table:table-cell>
              <table:table-cell office:value-type="float" office:value="1.261256">
                <text:p>1.261256</text:p>
              </table:table-cell>
              <table:table-cell office:value-type="float" office:value="-1.212255">
                <text:p>-1.212255</text:p>
              </table:table-cell>
              <table:table-cell office:value-type="float" office:value="-0.515581">
                <text:p>-0.515581</text:p>
              </table:table-cell>
            </table:table-row>
            <table:table-row>
              <table:table-cell office:value-type="float" office:value="138603">
                <text:p>138603</text:p>
              </table:table-cell>
              <table:table-cell office:value-type="float" office:value="0.597656">
                <text:p>0.597656</text:p>
              </table:table-cell>
              <table:table-cell office:value-type="float" office:value="0.459961">
                <text:p>0.459961</text:p>
              </table:table-cell>
              <table:table-cell office:value-type="float" office:value="-0.133789">
                <text:p>-0.133789</text:p>
              </table:table-cell>
              <table:table-cell office:value-type="float" office:value="1.214385">
                <text:p>1.214385</text:p>
              </table:table-cell>
              <table:table-cell office:value-type="float" office:value="-1.265517">
                <text:p>-1.265517</text:p>
              </table:table-cell>
              <table:table-cell office:value-type="float" office:value="-0.532625">
                <text:p>-0.532625</text:p>
              </table:table-cell>
            </table:table-row>
            <table:table-row>
              <table:table-cell office:value-type="float" office:value="139852">
                <text:p>139852</text:p>
              </table:table-cell>
              <table:table-cell office:value-type="float" office:value="0.616211">
                <text:p>0.616211</text:p>
              </table:table-cell>
              <table:table-cell office:value-type="float" office:value="0.479492">
                <text:p>0.479492</text:p>
              </table:table-cell>
              <table:table-cell office:value-type="float" office:value="-0.134766">
                <text:p>-0.134766</text:p>
              </table:table-cell>
              <table:table-cell office:value-type="float" office:value="1.163253">
                <text:p>1.163253</text:p>
              </table:table-cell>
              <table:table-cell office:value-type="float" office:value="-1.325171">
                <text:p>-1.325171</text:p>
              </table:table-cell>
              <table:table-cell office:value-type="float" office:value="-0.547539">
                <text:p>-0.547539</text:p>
              </table:table-cell>
            </table:table-row>
            <table:table-row>
              <table:table-cell office:value-type="float" office:value="141102">
                <text:p>141102</text:p>
              </table:table-cell>
              <table:table-cell office:value-type="float" office:value="0.633789">
                <text:p>0.633789</text:p>
              </table:table-cell>
              <table:table-cell office:value-type="float" office:value="0.487305">
                <text:p>0.487305</text:p>
              </table:table-cell>
              <table:table-cell office:value-type="float" office:value="-0.138672">
                <text:p>-0.138672</text:p>
              </table:table-cell>
              <table:table-cell office:value-type="float" office:value="1.120643">
                <text:p>1.120643</text:p>
              </table:table-cell>
              <table:table-cell office:value-type="float" office:value="-1.378434">
                <text:p>-1.378434</text:p>
              </table:table-cell>
              <table:table-cell office:value-type="float" office:value="-0.577365">
                <text:p>-0.577365</text:p>
              </table:table-cell>
            </table:table-row>
            <table:table-row>
              <table:table-cell office:value-type="float" office:value="142349">
                <text:p>142349</text:p>
              </table:table-cell>
              <table:table-cell office:value-type="float" office:value="0.636719">
                <text:p>0.636719</text:p>
              </table:table-cell>
              <table:table-cell office:value-type="float" office:value="0.481445">
                <text:p>0.481445</text:p>
              </table:table-cell>
              <table:table-cell office:value-type="float" office:value="-0.173828">
                <text:p>-0.173828</text:p>
              </table:table-cell>
              <table:table-cell office:value-type="float" office:value="1.058858">
                <text:p>1.058858</text:p>
              </table:table-cell>
              <table:table-cell office:value-type="float" office:value="-1.397608">
                <text:p>-1.397608</text:p>
              </table:table-cell>
              <table:table-cell office:value-type="float" office:value="-0.568844">
                <text:p>-0.568844</text:p>
              </table:table-cell>
            </table:table-row>
            <table:table-row>
              <table:table-cell office:value-type="float" office:value="143598">
                <text:p>143598</text:p>
              </table:table-cell>
              <table:table-cell office:value-type="float" office:value="0.646484">
                <text:p>0.646484</text:p>
              </table:table-cell>
              <table:table-cell office:value-type="float" office:value="0.478516">
                <text:p>0.478516</text:p>
              </table:table-cell>
              <table:table-cell office:value-type="float" office:value="-0.189453">
                <text:p>-0.189453</text:p>
              </table:table-cell>
              <table:table-cell office:value-type="float" office:value="1.018379">
                <text:p>1.018379</text:p>
              </table:table-cell>
              <table:table-cell office:value-type="float" office:value="-1.423174">
                <text:p>-1.423174</text:p>
              </table:table-cell>
              <table:table-cell office:value-type="float" office:value="-0.534756">
                <text:p>-0.534756</text:p>
              </table:table-cell>
            </table:table-row>
            <table:table-row>
              <table:table-cell office:value-type="float" office:value="144847">
                <text:p>144847</text:p>
              </table:table-cell>
              <table:table-cell office:value-type="float" office:value="0.642578">
                <text:p>0.642578</text:p>
              </table:table-cell>
              <table:table-cell office:value-type="float" office:value="0.485352">
                <text:p>0.485352</text:p>
              </table:table-cell>
              <table:table-cell office:value-type="float" office:value="-0.164063">
                <text:p>-0.164063</text:p>
              </table:table-cell>
              <table:table-cell office:value-type="float" office:value="0.999205">
                <text:p>0.999205</text:p>
              </table:table-cell>
              <table:table-cell office:value-type="float" office:value="-1.444479">
                <text:p>-1.444479</text:p>
              </table:table-cell>
              <table:table-cell office:value-type="float" office:value="-0.504929">
                <text:p>-0.504929</text:p>
              </table:table-cell>
            </table:table-row>
            <table:table-row>
              <table:table-cell office:value-type="float" office:value="146095">
                <text:p>146095</text:p>
              </table:table-cell>
              <table:table-cell office:value-type="float" office:value="0.62793">
                <text:p>0.62793</text:p>
              </table:table-cell>
              <table:table-cell office:value-type="float" office:value="0.487305">
                <text:p>0.487305</text:p>
              </table:table-cell>
              <table:table-cell office:value-type="float" office:value="-0.191406">
                <text:p>-0.191406</text:p>
              </table:table-cell>
              <table:table-cell office:value-type="float" office:value="0.950203">
                <text:p>0.950203</text:p>
              </table:table-cell>
              <table:table-cell office:value-type="float" office:value="-1.472176">
                <text:p>-1.472176</text:p>
              </table:table-cell>
              <table:table-cell office:value-type="float" office:value="-0.462319">
                <text:p>-0.462319</text:p>
              </table:table-cell>
            </table:table-row>
            <table:table-row>
              <table:table-cell office:value-type="float" office:value="147344">
                <text:p>147344</text:p>
              </table:table-cell>
              <table:table-cell office:value-type="float" office:value="0.639648">
                <text:p>0.639648</text:p>
              </table:table-cell>
              <table:table-cell office:value-type="float" office:value="0.498047">
                <text:p>0.498047</text:p>
              </table:table-cell>
              <table:table-cell office:value-type="float" office:value="-0.1875">
                <text:p>-0.1875</text:p>
              </table:table-cell>
              <table:table-cell office:value-type="float" office:value="0.890549">
                <text:p>0.890549</text:p>
              </table:table-cell>
              <table:table-cell office:value-type="float" office:value="-1.523308">
                <text:p>-1.523308</text:p>
              </table:table-cell>
              <table:table-cell office:value-type="float" office:value="-0.441014">
                <text:p>-0.441014</text:p>
              </table:table-cell>
            </table:table-row>
            <table:table-row>
              <table:table-cell office:value-type="float" office:value="148593">
                <text:p>148593</text:p>
              </table:table-cell>
              <table:table-cell office:value-type="float" office:value="0.661133">
                <text:p>0.661133</text:p>
              </table:table-cell>
              <table:table-cell office:value-type="float" office:value="0.509766">
                <text:p>0.509766</text:p>
              </table:table-cell>
              <table:table-cell office:value-type="float" office:value="-0.172852">
                <text:p>-0.172852</text:p>
              </table:table-cell>
              <table:table-cell office:value-type="float" office:value="0.835156">
                <text:p>0.835156</text:p>
              </table:table-cell>
              <table:table-cell office:value-type="float" office:value="-1.559526">
                <text:p>-1.559526</text:p>
              </table:table-cell>
              <table:table-cell office:value-type="float" office:value="-0.455927">
                <text:p>-0.455927</text:p>
              </table:table-cell>
            </table:table-row>
            <table:table-row>
              <table:table-cell office:value-type="float" office:value="149842">
                <text:p>149842</text:p>
              </table:table-cell>
              <table:table-cell office:value-type="float" office:value="0.669922">
                <text:p>0.669922</text:p>
              </table:table-cell>
              <table:table-cell office:value-type="float" office:value="0.53418">
                <text:p>0.53418</text:p>
              </table:table-cell>
              <table:table-cell office:value-type="float" office:value="-0.177734">
                <text:p>-0.177734</text:p>
              </table:table-cell>
              <table:table-cell office:value-type="float" office:value="0.779763">
                <text:p>0.779763</text:p>
              </table:table-cell>
              <table:table-cell office:value-type="float" office:value="-1.604267">
                <text:p>-1.604267</text:p>
              </table:table-cell>
              <table:table-cell office:value-type="float" office:value="-0.472971">
                <text:p>-0.472971</text:p>
              </table:table-cell>
            </table:table-row>
            <table:table-row>
              <table:table-cell office:value-type="float" office:value="151090">
                <text:p>151090</text:p>
              </table:table-cell>
              <table:table-cell office:value-type="float" office:value="0.669922">
                <text:p>0.669922</text:p>
              </table:table-cell>
              <table:table-cell office:value-type="float" office:value="0.538086">
                <text:p>0.538086</text:p>
              </table:table-cell>
              <table:table-cell office:value-type="float" office:value="-0.178711">
                <text:p>-0.178711</text:p>
              </table:table-cell>
              <table:table-cell office:value-type="float" office:value="0.72437">
                <text:p>0.72437</text:p>
              </table:table-cell>
              <table:table-cell office:value-type="float" office:value="-1.638354">
                <text:p>-1.638354</text:p>
              </table:table-cell>
              <table:table-cell office:value-type="float" office:value="-0.475102">
                <text:p>-0.475102</text:p>
              </table:table-cell>
            </table:table-row>
            <table:table-row>
              <table:table-cell office:value-type="float" office:value="152339">
                <text:p>152339</text:p>
              </table:table-cell>
              <table:table-cell office:value-type="float" office:value="0.668945">
                <text:p>0.668945</text:p>
              </table:table-cell>
              <table:table-cell office:value-type="float" office:value="0.529297">
                <text:p>0.529297</text:p>
              </table:table-cell>
              <table:table-cell office:value-type="float" office:value="-0.178711">
                <text:p>-0.178711</text:p>
              </table:table-cell>
              <table:table-cell office:value-type="float" office:value="0.679629">
                <text:p>0.679629</text:p>
              </table:table-cell>
              <table:table-cell office:value-type="float" office:value="-1.668181">
                <text:p>-1.668181</text:p>
              </table:table-cell>
              <table:table-cell office:value-type="float" office:value="-0.453796">
                <text:p>-0.453796</text:p>
              </table:table-cell>
            </table:table-row>
            <table:table-row>
              <table:table-cell office:value-type="float" office:value="153587">
                <text:p>153587</text:p>
              </table:table-cell>
              <table:table-cell office:value-type="float" office:value="0.682617">
                <text:p>0.682617</text:p>
              </table:table-cell>
              <table:table-cell office:value-type="float" office:value="0.532227">
                <text:p>0.532227</text:p>
              </table:table-cell>
              <table:table-cell office:value-type="float" office:value="-0.158203">
                <text:p>-0.158203</text:p>
              </table:table-cell>
              <table:table-cell office:value-type="float" office:value="0.643411">
                <text:p>0.643411</text:p>
              </table:table-cell>
              <table:table-cell office:value-type="float" office:value="-1.7044">
                <text:p>-1.7044</text:p>
              </table:table-cell>
              <table:table-cell office:value-type="float" office:value="-0.453796">
                <text:p>-0.453796</text:p>
              </table:table-cell>
            </table:table-row>
            <table:table-row>
              <table:table-cell office:value-type="float" office:value="154836">
                <text:p>154836</text:p>
              </table:table-cell>
              <table:table-cell office:value-type="float" office:value="0.702148">
                <text:p>0.702148</text:p>
              </table:table-cell>
              <table:table-cell office:value-type="float" office:value="0.563477">
                <text:p>0.563477</text:p>
              </table:table-cell>
              <table:table-cell office:value-type="float" office:value="-0.197266">
                <text:p>-0.197266</text:p>
              </table:table-cell>
              <table:table-cell office:value-type="float" office:value="0.590148">
                <text:p>0.590148</text:p>
              </table:table-cell>
              <table:table-cell office:value-type="float" office:value="-1.719313">
                <text:p>-1.719313</text:p>
              </table:table-cell>
              <table:table-cell office:value-type="float" office:value="-0.46871">
                <text:p>-0.46871</text:p>
              </table:table-cell>
            </table:table-row>
            <table:table-row>
              <table:table-cell office:value-type="float" office:value="156085">
                <text:p>156085</text:p>
              </table:table-cell>
              <table:table-cell office:value-type="float" office:value="0.72168">
                <text:p>0.72168</text:p>
              </table:table-cell>
              <table:table-cell office:value-type="float" office:value="0.571289">
                <text:p>0.571289</text:p>
              </table:table-cell>
              <table:table-cell office:value-type="float" office:value="-0.173828">
                <text:p>-0.173828</text:p>
              </table:table-cell>
              <table:table-cell office:value-type="float" office:value="0.566713">
                <text:p>0.566713</text:p>
              </table:table-cell>
              <table:table-cell office:value-type="float" office:value="-1.738488">
                <text:p>-1.738488</text:p>
              </table:table-cell>
              <table:table-cell office:value-type="float" office:value="-0.487884">
                <text:p>-0.487884</text:p>
              </table:table-cell>
            </table:table-row>
            <table:table-row>
              <table:table-cell office:value-type="float" office:value="157335">
                <text:p>157335</text:p>
              </table:table-cell>
              <table:table-cell office:value-type="float" office:value="0.71875">
                <text:p>0.71875</text:p>
              </table:table-cell>
              <table:table-cell office:value-type="float" office:value="0.564453">
                <text:p>0.564453</text:p>
              </table:table-cell>
              <table:table-cell office:value-type="float" office:value="-0.1875">
                <text:p>-0.1875</text:p>
              </table:table-cell>
              <table:table-cell office:value-type="float" office:value="0.521972">
                <text:p>0.521972</text:p>
              </table:table-cell>
              <table:table-cell office:value-type="float" office:value="-1.734227">
                <text:p>-1.734227</text:p>
              </table:table-cell>
              <table:table-cell office:value-type="float" office:value="-0.485754">
                <text:p>-0.485754</text:p>
              </table:table-cell>
            </table:table-row>
            <table:table-row>
              <table:table-cell office:value-type="float" office:value="158582">
                <text:p>158582</text:p>
              </table:table-cell>
              <table:table-cell office:value-type="float" office:value="0.711914">
                <text:p>0.711914</text:p>
              </table:table-cell>
              <table:table-cell office:value-type="float" office:value="0.563477">
                <text:p>0.563477</text:p>
              </table:table-cell>
              <table:table-cell office:value-type="float" office:value="-0.207031">
                <text:p>-0.207031</text:p>
              </table:table-cell>
              <table:table-cell office:value-type="float" office:value="0.475102">
                <text:p>0.475102</text:p>
              </table:table-cell>
              <table:table-cell office:value-type="float" office:value="-1.734227">
                <text:p>-1.734227</text:p>
              </table:table-cell>
              <table:table-cell office:value-type="float" office:value="-0.466579">
                <text:p>-0.466579</text:p>
              </table:table-cell>
            </table:table-row>
            <table:table-row>
              <table:table-cell office:value-type="float" office:value="159831">
                <text:p>159831</text:p>
              </table:table-cell>
              <table:table-cell office:value-type="float" office:value="0.726562">
                <text:p>0.726562</text:p>
              </table:table-cell>
              <table:table-cell office:value-type="float" office:value="0.569336">
                <text:p>0.569336</text:p>
              </table:table-cell>
              <table:table-cell office:value-type="float" office:value="-0.178711">
                <text:p>-0.178711</text:p>
              </table:table-cell>
              <table:table-cell office:value-type="float" office:value="0.441014">
                <text:p>0.441014</text:p>
              </table:table-cell>
              <table:table-cell office:value-type="float" office:value="-1.74914">
                <text:p>-1.74914</text:p>
              </table:table-cell>
              <table:table-cell office:value-type="float" office:value="-0.481493">
                <text:p>-0.481493</text:p>
              </table:table-cell>
            </table:table-row>
            <table:table-row>
              <table:table-cell office:value-type="float" office:value="161079">
                <text:p>161079</text:p>
              </table:table-cell>
              <table:table-cell office:value-type="float" office:value="0.709961">
                <text:p>0.709961</text:p>
              </table:table-cell>
              <table:table-cell office:value-type="float" office:value="0.571289">
                <text:p>0.571289</text:p>
              </table:table-cell>
              <table:table-cell office:value-type="float" office:value="-0.186523">
                <text:p>-0.186523</text:p>
              </table:table-cell>
              <table:table-cell office:value-type="float" office:value="0.372837">
                <text:p>0.372837</text:p>
              </table:table-cell>
              <table:table-cell office:value-type="float" office:value="-1.759793">
                <text:p>-1.759793</text:p>
              </table:table-cell>
              <table:table-cell office:value-type="float" office:value="-0.496407">
                <text:p>-0.496407</text:p>
              </table:table-cell>
            </table:table-row>
            <table:table-row>
              <table:table-cell office:value-type="float" office:value="162330">
                <text:p>162330</text:p>
              </table:table-cell>
              <table:table-cell office:value-type="float" office:value="0.698242">
                <text:p>0.698242</text:p>
              </table:table-cell>
              <table:table-cell office:value-type="float" office:value="0.571289">
                <text:p>0.571289</text:p>
              </table:table-cell>
              <table:table-cell office:value-type="float" office:value="-0.205078">
                <text:p>-0.205078</text:p>
              </table:table-cell>
              <table:table-cell office:value-type="float" office:value="0.264182">
                <text:p>0.264182</text:p>
              </table:table-cell>
              <table:table-cell office:value-type="float" office:value="-1.751271">
                <text:p>-1.751271</text:p>
              </table:table-cell>
              <table:table-cell office:value-type="float" office:value="-0.472971">
                <text:p>-0.472971</text:p>
              </table:table-cell>
            </table:table-row>
            <table:table-row>
              <table:table-cell office:value-type="float" office:value="163577">
                <text:p>163577</text:p>
              </table:table-cell>
              <table:table-cell office:value-type="float" office:value="0.706055">
                <text:p>0.706055</text:p>
              </table:table-cell>
              <table:table-cell office:value-type="float" office:value="0.574219">
                <text:p>0.574219</text:p>
              </table:table-cell>
              <table:table-cell office:value-type="float" office:value="-0.209961">
                <text:p>-0.209961</text:p>
              </table:table-cell>
              <table:table-cell office:value-type="float" office:value="0.193876">
                <text:p>0.193876</text:p>
              </table:table-cell>
              <table:table-cell office:value-type="float" office:value="-1.781098">
                <text:p>-1.781098</text:p>
              </table:table-cell>
              <table:table-cell office:value-type="float" office:value="-0.455927">
                <text:p>-0.455927</text:p>
              </table:table-cell>
            </table:table-row>
            <table:table-row>
              <table:table-cell office:value-type="float" office:value="164825">
                <text:p>164825</text:p>
              </table:table-cell>
              <table:table-cell office:value-type="float" office:value="0.728516">
                <text:p>0.728516</text:p>
              </table:table-cell>
              <table:table-cell office:value-type="float" office:value="0.577148">
                <text:p>0.577148</text:p>
              </table:table-cell>
              <table:table-cell office:value-type="float" office:value="-0.154297">
                <text:p>-0.154297</text:p>
              </table:table-cell>
              <table:table-cell office:value-type="float" office:value="0.187484">
                <text:p>0.187484</text:p>
              </table:table-cell>
              <table:table-cell office:value-type="float" office:value="-1.810925">
                <text:p>-1.810925</text:p>
              </table:table-cell>
              <table:table-cell office:value-type="float" office:value="-0.487884">
                <text:p>-0.487884</text:p>
              </table:table-cell>
            </table:table-row>
            <table:table-row>
              <table:table-cell office:value-type="float" office:value="166076">
                <text:p>166076</text:p>
              </table:table-cell>
              <table:table-cell office:value-type="float" office:value="0.698242">
                <text:p>0.698242</text:p>
              </table:table-cell>
              <table:table-cell office:value-type="float" office:value="0.572266">
                <text:p>0.572266</text:p>
              </table:table-cell>
              <table:table-cell office:value-type="float" office:value="-0.217773">
                <text:p>-0.217773</text:p>
              </table:table-cell>
              <table:table-cell office:value-type="float" office:value="0.119308">
                <text:p>0.119308</text:p>
              </table:table-cell>
              <table:table-cell office:value-type="float" office:value="-1.808795">
                <text:p>-1.808795</text:p>
              </table:table-cell>
              <table:table-cell office:value-type="float" office:value="-0.47084">
                <text:p>-0.47084</text:p>
              </table:table-cell>
            </table:table-row>
            <table:table-row>
              <table:table-cell office:value-type="float" office:value="167327">
                <text:p>167327</text:p>
              </table:table-cell>
              <table:table-cell office:value-type="float" office:value="0.722656">
                <text:p>0.722656</text:p>
              </table:table-cell>
              <table:table-cell office:value-type="float" office:value="0.573242">
                <text:p>0.573242</text:p>
              </table:table-cell>
              <table:table-cell office:value-type="float" office:value="-0.202148">
                <text:p>-0.202148</text:p>
              </table:table-cell>
              <table:table-cell office:value-type="float" office:value="0.068176">
                <text:p>0.068176</text:p>
              </table:table-cell>
              <table:table-cell office:value-type="float" office:value="-1.815186">
                <text:p>-1.815186</text:p>
              </table:table-cell>
              <table:table-cell office:value-type="float" office:value="-0.436752">
                <text:p>-0.436752</text:p>
              </table:table-cell>
            </table:table-row>
            <table:table-row>
              <table:table-cell office:value-type="float" office:value="168574">
                <text:p>168574</text:p>
              </table:table-cell>
              <table:table-cell office:value-type="float" office:value="0.758789">
                <text:p>0.758789</text:p>
              </table:table-cell>
              <table:table-cell office:value-type="float" office:value="0.572266">
                <text:p>0.572266</text:p>
              </table:table-cell>
              <table:table-cell office:value-type="float" office:value="-0.136719">
                <text:p>-0.136719</text:p>
              </table:table-cell>
              <table:table-cell office:value-type="float" office:value="0.074567">
                <text:p>0.074567</text:p>
              </table:table-cell>
              <table:table-cell office:value-type="float" office:value="-1.815186">
                <text:p>-1.815186</text:p>
              </table:table-cell>
              <table:table-cell office:value-type="float" office:value="-0.455927">
                <text:p>-0.455927</text:p>
              </table:table-cell>
            </table:table-row>
            <table:table-row>
              <table:table-cell office:value-type="float" office:value="169822">
                <text:p>169822</text:p>
              </table:table-cell>
              <table:table-cell office:value-type="float" office:value="0.730469">
                <text:p>0.730469</text:p>
              </table:table-cell>
              <table:table-cell office:value-type="float" office:value="0.554688">
                <text:p>0.554688</text:p>
              </table:table-cell>
              <table:table-cell office:value-type="float" office:value="-0.19043">
                <text:p>-0.19043</text:p>
              </table:table-cell>
              <table:table-cell office:value-type="float" office:value="0.051132">
                <text:p>0.051132</text:p>
              </table:table-cell>
              <table:table-cell office:value-type="float" office:value="-1.798142">
                <text:p>-1.798142</text:p>
              </table:table-cell>
              <table:table-cell office:value-type="float" office:value="-0.462319">
                <text:p>-0.462319</text:p>
              </table:table-cell>
            </table:table-row>
            <table:table-row>
              <table:table-cell office:value-type="float" office:value="171069">
                <text:p>171069</text:p>
              </table:table-cell>
              <table:table-cell office:value-type="float" office:value="0.743164">
                <text:p>0.743164</text:p>
              </table:table-cell>
              <table:table-cell office:value-type="float" office:value="0.55957">
                <text:p>0.55957</text:p>
              </table:table-cell>
              <table:table-cell office:value-type="float" office:value="-0.181641">
                <text:p>-0.181641</text:p>
              </table:table-cell>
              <table:table-cell office:value-type="float" office:value="0.027696">
                <text:p>0.027696</text:p>
              </table:table-cell>
              <table:table-cell office:value-type="float" office:value="-1.78962">
                <text:p>-1.78962</text:p>
              </table:table-cell>
              <table:table-cell office:value-type="float" office:value="-0.447405">
                <text:p>-0.447405</text:p>
              </table:table-cell>
            </table:table-row>
            <table:table-row>
              <table:table-cell office:value-type="float" office:value="172318">
                <text:p>172318</text:p>
              </table:table-cell>
              <table:table-cell office:value-type="float" office:value="0.751953">
                <text:p>0.751953</text:p>
              </table:table-cell>
              <table:table-cell office:value-type="float" office:value="0.576172">
                <text:p>0.576172</text:p>
              </table:table-cell>
              <table:table-cell office:value-type="float" office:value="-0.161133">
                <text:p>-0.161133</text:p>
              </table:table-cell>
              <table:table-cell office:value-type="float" office:value="0.010653">
                <text:p>0.010653</text:p>
              </table:table-cell>
              <table:table-cell office:value-type="float" office:value="-1.776837">
                <text:p>-1.776837</text:p>
              </table:table-cell>
              <table:table-cell office:value-type="float" office:value="-0.453796">
                <text:p>-0.453796</text:p>
              </table:table-cell>
            </table:table-row>
            <table:table-row>
              <table:table-cell office:value-type="float" office:value="173566">
                <text:p>173566</text:p>
              </table:table-cell>
              <table:table-cell office:value-type="float" office:value="0.74707">
                <text:p>0.74707</text:p>
              </table:table-cell>
              <table:table-cell office:value-type="float" office:value="0.583008">
                <text:p>0.583008</text:p>
              </table:table-cell>
              <table:table-cell office:value-type="float" office:value="-0.177734">
                <text:p>-0.177734</text:p>
              </table:table-cell>
              <table:table-cell office:value-type="float" office:value="-0.031957">
                <text:p>-0.031957</text:p>
              </table:table-cell>
              <table:table-cell office:value-type="float" office:value="-1.764054">
                <text:p>-1.764054</text:p>
              </table:table-cell>
              <table:table-cell office:value-type="float" office:value="-0.466579">
                <text:p>-0.466579</text:p>
              </table:table-cell>
            </table:table-row>
            <table:table-row>
              <table:table-cell office:value-type="float" office:value="174815">
                <text:p>174815</text:p>
              </table:table-cell>
              <table:table-cell office:value-type="float" office:value="0.748047">
                <text:p>0.748047</text:p>
              </table:table-cell>
              <table:table-cell office:value-type="float" office:value="0.571289">
                <text:p>0.571289</text:p>
              </table:table-cell>
              <table:table-cell office:value-type="float" office:value="-0.201172">
                <text:p>-0.201172</text:p>
              </table:table-cell>
              <table:table-cell office:value-type="float" office:value="-0.106525">
                <text:p>-0.106525</text:p>
              </table:table-cell>
              <table:table-cell office:value-type="float" office:value="-1.734227">
                <text:p>-1.734227</text:p>
              </table:table-cell>
              <table:table-cell office:value-type="float" office:value="-0.445275">
                <text:p>-0.445275</text:p>
              </table:table-cell>
            </table:table-row>
            <table:table-row>
              <table:table-cell office:value-type="float" office:value="176065">
                <text:p>176065</text:p>
              </table:table-cell>
              <table:table-cell office:value-type="float" office:value="0.765625">
                <text:p>0.765625</text:p>
              </table:table-cell>
              <table:table-cell office:value-type="float" office:value="0.567383">
                <text:p>0.567383</text:p>
              </table:table-cell>
              <table:table-cell office:value-type="float" office:value="-0.191406">
                <text:p>-0.191406</text:p>
              </table:table-cell>
              <table:table-cell office:value-type="float" office:value="-0.178962">
                <text:p>-0.178962</text:p>
              </table:table-cell>
              <table:table-cell office:value-type="float" office:value="-1.691617">
                <text:p>-1.691617</text:p>
              </table:table-cell>
              <table:table-cell office:value-type="float" office:value="-0.404795">
                <text:p>-0.404795</text:p>
              </table:table-cell>
            </table:table-row>
            <table:table-row>
              <table:table-cell office:value-type="float" office:value="177312">
                <text:p>177312</text:p>
              </table:table-cell>
              <table:table-cell office:value-type="float" office:value="0.776367">
                <text:p>0.776367</text:p>
              </table:table-cell>
              <table:table-cell office:value-type="float" office:value="0.564453">
                <text:p>0.564453</text:p>
              </table:table-cell>
              <table:table-cell office:value-type="float" office:value="-0.180664">
                <text:p>-0.180664</text:p>
              </table:table-cell>
              <table:table-cell office:value-type="float" office:value="-0.234355">
                <text:p>-0.234355</text:p>
              </table:table-cell>
              <table:table-cell office:value-type="float" office:value="-1.657529">
                <text:p>-1.657529</text:p>
              </table:table-cell>
              <table:table-cell office:value-type="float" office:value="-0.392012">
                <text:p>-0.392012</text:p>
              </table:table-cell>
            </table:table-row>
            <table:table-row>
              <table:table-cell office:value-type="float" office:value="178561">
                <text:p>178561</text:p>
              </table:table-cell>
              <table:table-cell office:value-type="float" office:value="0.774414">
                <text:p>0.774414</text:p>
              </table:table-cell>
              <table:table-cell office:value-type="float" office:value="0.56543">
                <text:p>0.56543</text:p>
              </table:table-cell>
              <table:table-cell office:value-type="float" office:value="-0.174805">
                <text:p>-0.174805</text:p>
              </table:table-cell>
              <table:table-cell office:value-type="float" office:value="-0.268443">
                <text:p>-0.268443</text:p>
              </table:table-cell>
              <table:table-cell office:value-type="float" office:value="-1.640485">
                <text:p>-1.640485</text:p>
              </table:table-cell>
              <table:table-cell office:value-type="float" office:value="-0.398404">
                <text:p>-0.398404</text:p>
              </table:table-cell>
            </table:table-row>
            <table:table-row>
              <table:table-cell office:value-type="float" office:value="179810">
                <text:p>179810</text:p>
              </table:table-cell>
              <table:table-cell office:value-type="float" office:value="0.762695">
                <text:p>0.762695</text:p>
              </table:table-cell>
              <table:table-cell office:value-type="float" office:value="0.543945">
                <text:p>0.543945</text:p>
              </table:table-cell>
              <table:table-cell office:value-type="float" office:value="-0.12793">
                <text:p>-0.12793</text:p>
              </table:table-cell>
              <table:table-cell office:value-type="float" office:value="-0.281226">
                <text:p>-0.281226</text:p>
              </table:table-cell>
              <table:table-cell office:value-type="float" office:value="-1.640485">
                <text:p>-1.640485</text:p>
              </table:table-cell>
              <table:table-cell office:value-type="float" office:value="-0.404795">
                <text:p>-0.404795</text:p>
              </table:table-cell>
            </table:table-row>
            <table:table-row>
              <table:table-cell office:value-type="float" office:value="181060">
                <text:p>181060</text:p>
              </table:table-cell>
              <table:table-cell office:value-type="float" office:value="0.745117">
                <text:p>0.745117</text:p>
              </table:table-cell>
              <table:table-cell office:value-type="float" office:value="0.532227">
                <text:p>0.532227</text:p>
              </table:table-cell>
              <table:table-cell office:value-type="float" office:value="-0.113281">
                <text:p>-0.113281</text:p>
              </table:table-cell>
              <table:table-cell office:value-type="float" office:value="-0.283357">
                <text:p>-0.283357</text:p>
              </table:table-cell>
              <table:table-cell office:value-type="float" office:value="-1.644746">
                <text:p>-1.644746</text:p>
              </table:table-cell>
              <table:table-cell office:value-type="float" office:value="-0.404795">
                <text:p>-0.404795</text:p>
              </table:table-cell>
            </table:table-row>
            <table:table-row>
              <table:table-cell office:value-type="float" office:value="182307">
                <text:p>182307</text:p>
              </table:table-cell>
              <table:table-cell office:value-type="float" office:value="0.738281">
                <text:p>0.738281</text:p>
              </table:table-cell>
              <table:table-cell office:value-type="float" office:value="0.521484">
                <text:p>0.521484</text:p>
              </table:table-cell>
              <table:table-cell office:value-type="float" office:value="-0.114258">
                <text:p>-0.114258</text:p>
              </table:table-cell>
              <table:table-cell office:value-type="float" office:value="-0.29827">
                <text:p>-0.29827</text:p>
              </table:table-cell>
              <table:table-cell office:value-type="float" office:value="-1.636224">
                <text:p>-1.636224</text:p>
              </table:table-cell>
              <table:table-cell office:value-type="float" office:value="-0.379229">
                <text:p>-0.379229</text:p>
              </table:table-cell>
            </table:table-row>
            <table:table-row>
              <table:table-cell office:value-type="float" office:value="183556">
                <text:p>183556</text:p>
              </table:table-cell>
              <table:table-cell office:value-type="float" office:value="0.745117">
                <text:p>0.745117</text:p>
              </table:table-cell>
              <table:table-cell office:value-type="float" office:value="0.514648">
                <text:p>0.514648</text:p>
              </table:table-cell>
              <table:table-cell office:value-type="float" office:value="-0.113281">
                <text:p>-0.113281</text:p>
              </table:table-cell>
              <table:table-cell office:value-type="float" office:value="-0.311053">
                <text:p>-0.311053</text:p>
              </table:table-cell>
              <table:table-cell office:value-type="float" office:value="-1.612788">
                <text:p>-1.612788</text:p>
              </table:table-cell>
              <table:table-cell office:value-type="float" office:value="-0.34088">
                <text:p>-0.34088</text:p>
              </table:table-cell>
            </table:table-row>
            <table:table-row>
              <table:table-cell office:value-type="float" office:value="184804">
                <text:p>184804</text:p>
              </table:table-cell>
              <table:table-cell office:value-type="float" office:value="0.766602">
                <text:p>0.766602</text:p>
              </table:table-cell>
              <table:table-cell office:value-type="float" office:value="0.506836">
                <text:p>0.506836</text:p>
              </table:table-cell>
              <table:table-cell office:value-type="float" office:value="-0.068359">
                <text:p>-0.068359</text:p>
              </table:table-cell>
              <table:table-cell office:value-type="float" office:value="-0.294009">
                <text:p>-0.294009</text:p>
              </table:table-cell>
              <table:table-cell office:value-type="float" office:value="-1.585092">
                <text:p>-1.585092</text:p>
              </table:table-cell>
              <table:table-cell office:value-type="float" office:value="-0.317445">
                <text:p>-0.317445</text:p>
              </table:table-cell>
            </table:table-row>
            <table:table-row>
              <table:table-cell office:value-type="float" office:value="186053">
                <text:p>186053</text:p>
              </table:table-cell>
              <table:table-cell office:value-type="float" office:value="0.753906">
                <text:p>0.753906</text:p>
              </table:table-cell>
              <table:table-cell office:value-type="float" office:value="0.493164">
                <text:p>0.493164</text:p>
              </table:table-cell>
              <table:table-cell office:value-type="float" office:value="-0.060547">
                <text:p>-0.060547</text:p>
              </table:table-cell>
              <table:table-cell office:value-type="float" office:value="-0.281226">
                <text:p>-0.281226</text:p>
              </table:table-cell>
              <table:table-cell office:value-type="float" office:value="-1.557395">
                <text:p>-1.557395</text:p>
              </table:table-cell>
              <table:table-cell office:value-type="float" office:value="-0.306792">
                <text:p>-0.306792</text:p>
              </table:table-cell>
            </table:table-row>
            <table:table-row>
              <table:table-cell office:value-type="float" office:value="187302">
                <text:p>187302</text:p>
              </table:table-cell>
              <table:table-cell office:value-type="float" office:value="0.741211">
                <text:p>0.741211</text:p>
              </table:table-cell>
              <table:table-cell office:value-type="float" office:value="0.476562">
                <text:p>0.476562</text:p>
              </table:table-cell>
              <table:table-cell office:value-type="float" office:value="-0.063477">
                <text:p>-0.063477</text:p>
              </table:table-cell>
              <table:table-cell office:value-type="float" office:value="-0.281226">
                <text:p>-0.281226</text:p>
              </table:table-cell>
              <table:table-cell office:value-type="float" office:value="-1.529699">
                <text:p>-1.529699</text:p>
              </table:table-cell>
              <table:table-cell office:value-type="float" office:value="-0.272704">
                <text:p>-0.272704</text:p>
              </table:table-cell>
            </table:table-row>
            <table:table-row>
              <table:table-cell office:value-type="float" office:value="188550">
                <text:p>188550</text:p>
              </table:table-cell>
              <table:table-cell office:value-type="float" office:value="0.748047">
                <text:p>0.748047</text:p>
              </table:table-cell>
              <table:table-cell office:value-type="float" office:value="0.459961">
                <text:p>0.459961</text:p>
              </table:table-cell>
              <table:table-cell office:value-type="float" office:value="-0.056641">
                <text:p>-0.056641</text:p>
              </table:table-cell>
              <table:table-cell office:value-type="float" office:value="-0.272704">
                <text:p>-0.272704</text:p>
              </table:table-cell>
              <table:table-cell office:value-type="float" office:value="-1.508394">
                <text:p>-1.508394</text:p>
              </table:table-cell>
              <table:table-cell office:value-type="float" office:value="-0.236486">
                <text:p>-0.236486</text:p>
              </table:table-cell>
            </table:table-row>
            <table:table-row>
              <table:table-cell office:value-type="float" office:value="189799">
                <text:p>189799</text:p>
              </table:table-cell>
              <table:table-cell office:value-type="float" office:value="0.749023">
                <text:p>0.749023</text:p>
              </table:table-cell>
              <table:table-cell office:value-type="float" office:value="0.413086">
                <text:p>0.413086</text:p>
              </table:table-cell>
              <table:table-cell office:value-type="float" office:value="-0.029297">
                <text:p>-0.029297</text:p>
              </table:table-cell>
              <table:table-cell office:value-type="float" office:value="-0.251399">
                <text:p>-0.251399</text:p>
              </table:table-cell>
              <table:table-cell office:value-type="float" office:value="-1.502002">
                <text:p>-1.502002</text:p>
              </table:table-cell>
              <table:table-cell office:value-type="float" office:value="-0.219442">
                <text:p>-0.219442</text:p>
              </table:table-cell>
            </table:table-row>
            <table:table-row>
              <table:table-cell office:value-type="float" office:value="191048">
                <text:p>191048</text:p>
              </table:table-cell>
              <table:table-cell office:value-type="float" office:value="0.742188">
                <text:p>0.742188</text:p>
              </table:table-cell>
              <table:table-cell office:value-type="float" office:value="0.398438">
                <text:p>0.398438</text:p>
              </table:table-cell>
              <table:table-cell office:value-type="float" office:value="-0.046875">
                <text:p>-0.046875</text:p>
              </table:table-cell>
              <table:table-cell office:value-type="float" office:value="-0.264182">
                <text:p>-0.264182</text:p>
              </table:table-cell>
              <table:table-cell office:value-type="float" office:value="-1.49135">
                <text:p>-1.49135</text:p>
              </table:table-cell>
              <table:table-cell office:value-type="float" office:value="-0.187484">
                <text:p>-0.187484</text:p>
              </table:table-cell>
            </table:table-row>
            <table:table-row>
              <table:table-cell office:value-type="float" office:value="192298">
                <text:p>192298</text:p>
              </table:table-cell>
              <table:table-cell office:value-type="float" office:value="0.757812">
                <text:p>0.757812</text:p>
              </table:table-cell>
              <table:table-cell office:value-type="float" office:value="0.387695">
                <text:p>0.387695</text:p>
              </table:table-cell>
              <table:table-cell office:value-type="float" office:value="-0.060547">
                <text:p>-0.060547</text:p>
              </table:table-cell>
              <table:table-cell office:value-type="float" office:value="-0.287618">
                <text:p>-0.287618</text:p>
              </table:table-cell>
              <table:table-cell office:value-type="float" office:value="-1.453001">
                <text:p>-1.453001</text:p>
              </table:table-cell>
              <table:table-cell office:value-type="float" office:value="-0.132091">
                <text:p>-0.132091</text:p>
              </table:table-cell>
            </table:table-row>
            <table:table-row>
              <table:table-cell office:value-type="float" office:value="193545">
                <text:p>193545</text:p>
              </table:table-cell>
              <table:table-cell office:value-type="float" office:value="0.787109">
                <text:p>0.787109</text:p>
              </table:table-cell>
              <table:table-cell office:value-type="float" office:value="0.378906">
                <text:p>0.378906</text:p>
              </table:table-cell>
              <table:table-cell office:value-type="float" office:value="-0.072266">
                <text:p>-0.072266</text:p>
              </table:table-cell>
              <table:table-cell office:value-type="float" office:value="-0.315314">
                <text:p>-0.315314</text:p>
              </table:table-cell>
              <table:table-cell office:value-type="float" office:value="-1.365651">
                <text:p>-1.365651</text:p>
              </table:table-cell>
              <table:table-cell office:value-type="float" office:value="-0.070306">
                <text:p>-0.070306</text:p>
              </table:table-cell>
            </table:table-row>
            <table:table-row>
              <table:table-cell office:value-type="float" office:value="194794">
                <text:p>194794</text:p>
              </table:table-cell>
              <table:table-cell office:value-type="float" office:value="0.87793">
                <text:p>0.87793</text:p>
              </table:table-cell>
              <table:table-cell office:value-type="float" office:value="0.366211">
                <text:p>0.366211</text:p>
              </table:table-cell>
              <table:table-cell office:value-type="float" office:value="-0.112305">
                <text:p>-0.112305</text:p>
              </table:table-cell>
              <table:table-cell office:value-type="float" office:value="-0.364316">
                <text:p>-0.364316</text:p>
              </table:table-cell>
              <table:table-cell office:value-type="float" office:value="-1.239951">
                <text:p>-1.239951</text:p>
              </table:table-cell>
              <table:table-cell office:value-type="float" office:value="-0.008522">
                <text:p>-0.008522</text:p>
              </table:table-cell>
            </table:table-row>
            <table:table-row>
              <table:table-cell office:value-type="float" office:value="196042">
                <text:p>196042</text:p>
              </table:table-cell>
              <table:table-cell office:value-type="float" office:value="0.916992">
                <text:p>0.916992</text:p>
              </table:table-cell>
              <table:table-cell office:value-type="float" office:value="0.350586">
                <text:p>0.350586</text:p>
              </table:table-cell>
              <table:table-cell office:value-type="float" office:value="-0.063477">
                <text:p>-0.063477</text:p>
              </table:table-cell>
              <table:table-cell office:value-type="float" office:value="-0.338749">
                <text:p>-0.338749</text:p>
              </table:table-cell>
              <table:table-cell office:value-type="float" office:value="-1.144078">
                <text:p>-1.144078</text:p>
              </table:table-cell>
              <table:table-cell office:value-type="float" office:value="-0.004261">
                <text:p>-0.004261</text:p>
              </table:table-cell>
            </table:table-row>
            <table:table-row>
              <table:table-cell office:value-type="float" office:value="197291">
                <text:p>197291</text:p>
              </table:table-cell>
              <table:table-cell office:value-type="float" office:value="0.876953">
                <text:p>0.876953</text:p>
              </table:table-cell>
              <table:table-cell office:value-type="float" office:value="0.331055">
                <text:p>0.331055</text:p>
              </table:table-cell>
              <table:table-cell office:value-type="float" office:value="-0.027344">
                <text:p>-0.027344</text:p>
              </table:table-cell>
              <table:table-cell office:value-type="float" office:value="-0.29827">
                <text:p>-0.29827</text:p>
              </table:table-cell>
              <table:table-cell office:value-type="float" office:value="-1.116382">
                <text:p>-1.116382</text:p>
              </table:table-cell>
              <table:table-cell office:value-type="float" office:value="-0.034088">
                <text:p>-0.034088</text:p>
              </table:table-cell>
            </table:table-row>
            <table:table-row>
              <table:table-cell office:value-type="float" office:value="198540">
                <text:p>198540</text:p>
              </table:table-cell>
              <table:table-cell office:value-type="float" office:value="0.807617">
                <text:p>0.807617</text:p>
              </table:table-cell>
              <table:table-cell office:value-type="float" office:value="0.30957">
                <text:p>0.30957</text:p>
              </table:table-cell>
              <table:table-cell office:value-type="float" office:value="-0.02832">
                <text:p>-0.02832</text:p>
              </table:table-cell>
              <table:table-cell office:value-type="float" office:value="-0.294009">
                <text:p>-0.294009</text:p>
              </table:table-cell>
              <table:table-cell office:value-type="float" office:value="-1.15047">
                <text:p>-1.15047</text:p>
              </table:table-cell>
              <table:table-cell office:value-type="float" office:value="-0.049002">
                <text:p>-0.049002</text:p>
              </table:table-cell>
            </table:table-row>
            <table:table-row>
              <table:table-cell office:value-type="float" office:value="199790">
                <text:p>199790</text:p>
              </table:table-cell>
              <table:table-cell office:value-type="float" office:value="0.77832">
                <text:p>0.77832</text:p>
              </table:table-cell>
              <table:table-cell office:value-type="float" office:value="0.285156">
                <text:p>0.285156</text:p>
              </table:table-cell>
              <table:table-cell office:value-type="float" office:value="-0.014648">
                <text:p>-0.014648</text:p>
              </table:table-cell>
              <table:table-cell office:value-type="float" office:value="-0.29827">
                <text:p>-0.29827</text:p>
              </table:table-cell>
              <table:table-cell office:value-type="float" office:value="-1.19095">
                <text:p>-1.19095</text:p>
              </table:table-cell>
              <table:table-cell office:value-type="float" office:value="-0.029827">
                <text:p>-0.029827</text:p>
              </table:table-cell>
            </table:table-row>
            <table:table-row>
              <table:table-cell office:value-type="float" office:value="201037">
                <text:p>201037</text:p>
              </table:table-cell>
              <table:table-cell office:value-type="float" office:value="0.80957">
                <text:p>0.80957</text:p>
              </table:table-cell>
              <table:table-cell office:value-type="float" office:value="0.292969">
                <text:p>0.292969</text:p>
              </table:table-cell>
              <table:table-cell office:value-type="float" office:value="-0.006836">
                <text:p>-0.006836</text:p>
              </table:table-cell>
              <table:table-cell office:value-type="float" office:value="-0.287618">
                <text:p>-0.287618</text:p>
              </table:table-cell>
              <table:table-cell office:value-type="float" office:value="-1.197341">
                <text:p>-1.197341</text:p>
              </table:table-cell>
              <table:table-cell office:value-type="float" office:value="-0.010653">
                <text:p>-0.010653</text:p>
              </table:table-cell>
            </table:table-row>
            <table:table-row>
              <table:table-cell office:value-type="float" office:value="202286">
                <text:p>202286</text:p>
              </table:table-cell>
              <table:table-cell office:value-type="float" office:value="0.833984">
                <text:p>0.833984</text:p>
              </table:table-cell>
              <table:table-cell office:value-type="float" office:value="0.297852">
                <text:p>0.297852</text:p>
              </table:table-cell>
              <table:table-cell office:value-type="float" office:value="-0.006836">
                <text:p>-0.006836</text:p>
              </table:table-cell>
              <table:table-cell office:value-type="float" office:value="-0.272704">
                <text:p>-0.272704</text:p>
              </table:table-cell>
              <table:table-cell office:value-type="float" office:value="-1.167514">
                <text:p>-1.167514</text:p>
              </table:table-cell>
              <table:table-cell office:value-type="float" office:value="-0.002131">
                <text:p>-0.002131</text:p>
              </table:table-cell>
            </table:table-row>
            <table:table-row>
              <table:table-cell office:value-type="float" office:value="203536">
                <text:p>203536</text:p>
              </table:table-cell>
              <table:table-cell office:value-type="float" office:value="0.853516">
                <text:p>0.853516</text:p>
              </table:table-cell>
              <table:table-cell office:value-type="float" office:value="0.290039">
                <text:p>0.290039</text:p>
              </table:table-cell>
              <table:table-cell office:value-type="float" office:value="0.000977">
                <text:p>0.000977</text:p>
              </table:table-cell>
              <table:table-cell office:value-type="float" office:value="-0.25353">
                <text:p>-0.25353</text:p>
              </table:table-cell>
              <table:table-cell office:value-type="float" office:value="-1.131296">
                <text:p>-1.131296</text:p>
              </table:table-cell>
              <table:table-cell office:value-type="float" office:value="0.002131">
                <text:p>0.002131</text:p>
              </table:table-cell>
            </table:table-row>
            <table:table-row>
              <table:table-cell office:value-type="float" office:value="204785">
                <text:p>204785</text:p>
              </table:table-cell>
              <table:table-cell office:value-type="float" office:value="0.860352">
                <text:p>0.860352</text:p>
              </table:table-cell>
              <table:table-cell office:value-type="float" office:value="0.266602">
                <text:p>0.266602</text:p>
              </table:table-cell>
              <table:table-cell office:value-type="float" office:value="0.015625">
                <text:p>0.015625</text:p>
              </table:table-cell>
              <table:table-cell office:value-type="float" office:value="-0.240747">
                <text:p>-0.240747</text:p>
              </table:table-cell>
              <table:table-cell office:value-type="float" office:value="-1.090816">
                <text:p>-1.090816</text:p>
              </table:table-cell>
              <table:table-cell office:value-type="float" office:value="0.014913">
                <text:p>0.014913</text:p>
              </table:table-cell>
            </table:table-row>
            <table:table-row>
              <table:table-cell office:value-type="float" office:value="206032">
                <text:p>206032</text:p>
              </table:table-cell>
              <table:table-cell office:value-type="float" office:value="0.854492">
                <text:p>0.854492</text:p>
              </table:table-cell>
              <table:table-cell office:value-type="float" office:value="0.25293">
                <text:p>0.25293</text:p>
              </table:table-cell>
              <table:table-cell office:value-type="float" office:value="0.016602">
                <text:p>0.016602</text:p>
              </table:table-cell>
              <table:table-cell office:value-type="float" office:value="-0.234355">
                <text:p>-0.234355</text:p>
              </table:table-cell>
              <table:table-cell office:value-type="float" office:value="-1.071641">
                <text:p>-1.071641</text:p>
              </table:table-cell>
              <table:table-cell office:value-type="float" office:value="0.027696">
                <text:p>0.027696</text:p>
              </table:table-cell>
            </table:table-row>
            <table:table-row>
              <table:table-cell office:value-type="float" office:value="207281">
                <text:p>207281</text:p>
              </table:table-cell>
              <table:table-cell office:value-type="float" office:value="0.84082">
                <text:p>0.84082</text:p>
              </table:table-cell>
              <table:table-cell office:value-type="float" office:value="0.244141">
                <text:p>0.244141</text:p>
              </table:table-cell>
              <table:table-cell office:value-type="float" office:value="0.018555">
                <text:p>0.018555</text:p>
              </table:table-cell>
              <table:table-cell office:value-type="float" office:value="-0.225833">
                <text:p>-0.225833</text:p>
              </table:table-cell>
              <table:table-cell office:value-type="float" office:value="-1.063119">
                <text:p>-1.063119</text:p>
              </table:table-cell>
              <table:table-cell office:value-type="float" office:value="0.04048">
                <text:p>0.04048</text:p>
              </table:table-cell>
            </table:table-row>
            <table:table-row>
              <table:table-cell office:value-type="float" office:value="208529">
                <text:p>208529</text:p>
              </table:table-cell>
              <table:table-cell office:value-type="float" office:value="0.833984">
                <text:p>0.833984</text:p>
              </table:table-cell>
              <table:table-cell office:value-type="float" office:value="0.238281">
                <text:p>0.238281</text:p>
              </table:table-cell>
              <table:table-cell office:value-type="float" office:value="0.027344">
                <text:p>0.027344</text:p>
              </table:table-cell>
              <table:table-cell office:value-type="float" office:value="-0.21518">
                <text:p>-0.21518</text:p>
              </table:table-cell>
              <table:table-cell office:value-type="float" office:value="-1.058858">
                <text:p>-1.058858</text:p>
              </table:table-cell>
              <table:table-cell office:value-type="float" office:value="0.046871">
                <text:p>0.046871</text:p>
              </table:table-cell>
            </table:table-row>
            <table:table-row>
              <table:table-cell office:value-type="float" office:value="209778">
                <text:p>209778</text:p>
              </table:table-cell>
              <table:table-cell office:value-type="float" office:value="0.847656">
                <text:p>0.847656</text:p>
              </table:table-cell>
              <table:table-cell office:value-type="float" office:value="0.240234">
                <text:p>0.240234</text:p>
              </table:table-cell>
              <table:table-cell office:value-type="float" office:value="0.022461">
                <text:p>0.022461</text:p>
              </table:table-cell>
              <table:table-cell office:value-type="float" office:value="-0.204528">
                <text:p>-0.204528</text:p>
              </table:table-cell>
              <table:table-cell office:value-type="float" office:value="-1.054598">
                <text:p>-1.054598</text:p>
              </table:table-cell>
              <table:table-cell office:value-type="float" office:value="0.057523">
                <text:p>0.057523</text:p>
              </table:table-cell>
            </table:table-row>
            <table:table-row>
              <table:table-cell office:value-type="float" office:value="211028">
                <text:p>211028</text:p>
              </table:table-cell>
              <table:table-cell office:value-type="float" office:value="0.854492">
                <text:p>0.854492</text:p>
              </table:table-cell>
              <table:table-cell office:value-type="float" office:value="0.237305">
                <text:p>0.237305</text:p>
              </table:table-cell>
              <table:table-cell office:value-type="float" office:value="0.023437">
                <text:p>0.023437</text:p>
              </table:table-cell>
              <table:table-cell office:value-type="float" office:value="-0.193876">
                <text:p>-0.193876</text:p>
              </table:table-cell>
              <table:table-cell office:value-type="float" office:value="-1.037554">
                <text:p>-1.037554</text:p>
              </table:table-cell>
              <table:table-cell office:value-type="float" office:value="0.059654">
                <text:p>0.059654</text:p>
              </table:table-cell>
            </table:table-row>
            <table:table-row>
              <table:table-cell office:value-type="float" office:value="212277">
                <text:p>212277</text:p>
              </table:table-cell>
              <table:table-cell office:value-type="float" office:value="0.871094">
                <text:p>0.871094</text:p>
              </table:table-cell>
              <table:table-cell office:value-type="float" office:value="0.233398">
                <text:p>0.233398</text:p>
              </table:table-cell>
              <table:table-cell office:value-type="float" office:value="0.025391">
                <text:p>0.025391</text:p>
              </table:table-cell>
              <table:table-cell office:value-type="float" office:value="-0.181092">
                <text:p>-0.181092</text:p>
              </table:table-cell>
              <table:table-cell office:value-type="float" office:value="-1.014118">
                <text:p>-1.014118</text:p>
              </table:table-cell>
              <table:table-cell office:value-type="float" office:value="0.066046">
                <text:p>0.066046</text:p>
              </table:table-cell>
            </table:table-row>
            <table:table-row>
              <table:table-cell office:value-type="float" office:value="213524">
                <text:p>213524</text:p>
              </table:table-cell>
              <table:table-cell office:value-type="float" office:value="0.875977">
                <text:p>0.875977</text:p>
              </table:table-cell>
              <table:table-cell office:value-type="float" office:value="0.230469">
                <text:p>0.230469</text:p>
              </table:table-cell>
              <table:table-cell office:value-type="float" office:value="0.021484">
                <text:p>0.021484</text:p>
              </table:table-cell>
              <table:table-cell office:value-type="float" office:value="-0.164049">
                <text:p>-0.164049</text:p>
              </table:table-cell>
              <table:table-cell office:value-type="float" office:value="-0.9779">
                <text:p>-0.9779</text:p>
              </table:table-cell>
              <table:table-cell office:value-type="float" office:value="0.078828">
                <text:p>0.078828</text:p>
              </table:table-cell>
            </table:table-row>
            <table:table-row>
              <table:table-cell office:value-type="float" office:value="214773">
                <text:p>214773</text:p>
              </table:table-cell>
              <table:table-cell office:value-type="float" office:value="0.870117">
                <text:p>0.870117</text:p>
              </table:table-cell>
              <table:table-cell office:value-type="float" office:value="0.223633">
                <text:p>0.223633</text:p>
              </table:table-cell>
              <table:table-cell office:value-type="float" office:value="0.030273">
                <text:p>0.030273</text:p>
              </table:table-cell>
              <table:table-cell office:value-type="float" office:value="-0.151265">
                <text:p>-0.151265</text:p>
              </table:table-cell>
              <table:table-cell office:value-type="float" office:value="-0.948072">
                <text:p>-0.948072</text:p>
              </table:table-cell>
              <table:table-cell office:value-type="float" office:value="0.091611">
                <text:p>0.091611</text:p>
              </table:table-cell>
            </table:table-row>
            <table:table-row>
              <table:table-cell office:value-type="float" office:value="216023">
                <text:p>216023</text:p>
              </table:table-cell>
              <table:table-cell office:value-type="float" office:value="0.870117">
                <text:p>0.870117</text:p>
              </table:table-cell>
              <table:table-cell office:value-type="float" office:value="0.233398">
                <text:p>0.233398</text:p>
              </table:table-cell>
              <table:table-cell office:value-type="float" office:value="0.02832">
                <text:p>0.02832</text:p>
              </table:table-cell>
              <table:table-cell office:value-type="float" office:value="-0.144874">
                <text:p>-0.144874</text:p>
              </table:table-cell>
              <table:table-cell office:value-type="float" office:value="-0.920376">
                <text:p>-0.920376</text:p>
              </table:table-cell>
              <table:table-cell office:value-type="float" office:value="0.100134">
                <text:p>0.100134</text:p>
              </table:table-cell>
            </table:table-row>
            <table:table-row>
              <table:table-cell office:value-type="float" office:value="217270">
                <text:p>217270</text:p>
              </table:table-cell>
              <table:table-cell office:value-type="float" office:value="0.875">
                <text:p>0.875</text:p>
              </table:table-cell>
              <table:table-cell office:value-type="float" office:value="0.237305">
                <text:p>0.237305</text:p>
              </table:table-cell>
              <table:table-cell office:value-type="float" office:value="0.019531">
                <text:p>0.019531</text:p>
              </table:table-cell>
              <table:table-cell office:value-type="float" office:value="-0.136352">
                <text:p>-0.136352</text:p>
              </table:table-cell>
              <table:table-cell office:value-type="float" office:value="-0.879896">
                <text:p>-0.879896</text:p>
              </table:table-cell>
              <table:table-cell office:value-type="float" office:value="0.102264">
                <text:p>0.102264</text:p>
              </table:table-cell>
            </table:table-row>
            <table:table-row>
              <table:table-cell office:value-type="float" office:value="218519">
                <text:p>218519</text:p>
              </table:table-cell>
              <table:table-cell office:value-type="float" office:value="0.878906">
                <text:p>0.878906</text:p>
              </table:table-cell>
              <table:table-cell office:value-type="float" office:value="0.239258">
                <text:p>0.239258</text:p>
              </table:table-cell>
              <table:table-cell office:value-type="float" office:value="0.020508">
                <text:p>0.020508</text:p>
              </table:table-cell>
              <table:table-cell office:value-type="float" office:value="-0.123569">
                <text:p>-0.123569</text:p>
              </table:table-cell>
              <table:table-cell office:value-type="float" office:value="-0.830895">
                <text:p>-0.830895</text:p>
              </table:table-cell>
              <table:table-cell office:value-type="float" office:value="0.104395">
                <text:p>0.104395</text:p>
              </table:table-cell>
            </table:table-row>
            <table:table-row>
              <table:table-cell office:value-type="float" office:value="219767">
                <text:p>219767</text:p>
              </table:table-cell>
              <table:table-cell office:value-type="float" office:value="0.873047">
                <text:p>0.873047</text:p>
              </table:table-cell>
              <table:table-cell office:value-type="float" office:value="0.24707">
                <text:p>0.24707</text:p>
              </table:table-cell>
              <table:table-cell office:value-type="float" office:value="0.024414">
                <text:p>0.024414</text:p>
              </table:table-cell>
              <table:table-cell office:value-type="float" office:value="-0.117178">
                <text:p>-0.117178</text:p>
              </table:table-cell>
              <table:table-cell office:value-type="float" office:value="-0.781894">
                <text:p>-0.781894</text:p>
              </table:table-cell>
              <table:table-cell office:value-type="float" office:value="0.106525">
                <text:p>0.106525</text:p>
              </table:table-cell>
            </table:table-row>
            <table:table-row>
              <table:table-cell office:value-type="float" office:value="221016">
                <text:p>221016</text:p>
              </table:table-cell>
              <table:table-cell office:value-type="float" office:value="0.879883">
                <text:p>0.879883</text:p>
              </table:table-cell>
              <table:table-cell office:value-type="float" office:value="0.251953">
                <text:p>0.251953</text:p>
              </table:table-cell>
              <table:table-cell office:value-type="float" office:value="0.021484">
                <text:p>0.021484</text:p>
              </table:table-cell>
              <table:table-cell office:value-type="float" office:value="-0.117178">
                <text:p>-0.117178</text:p>
              </table:table-cell>
              <table:table-cell office:value-type="float" office:value="-0.739283">
                <text:p>-0.739283</text:p>
              </table:table-cell>
              <table:table-cell office:value-type="float" office:value="0.112917">
                <text:p>0.112917</text:p>
              </table:table-cell>
            </table:table-row>
            <table:table-row>
              <table:table-cell office:value-type="float" office:value="222265">
                <text:p>222265</text:p>
              </table:table-cell>
              <table:table-cell office:value-type="float" office:value="0.883789">
                <text:p>0.883789</text:p>
              </table:table-cell>
              <table:table-cell office:value-type="float" office:value="0.251953">
                <text:p>0.251953</text:p>
              </table:table-cell>
              <table:table-cell office:value-type="float" office:value="0.023437">
                <text:p>0.023437</text:p>
              </table:table-cell>
              <table:table-cell office:value-type="float" office:value="-0.115047">
                <text:p>-0.115047</text:p>
              </table:table-cell>
              <table:table-cell office:value-type="float" office:value="-0.686021">
                <text:p>-0.686021</text:p>
              </table:table-cell>
              <table:table-cell office:value-type="float" office:value="0.117178">
                <text:p>0.117178</text:p>
              </table:table-cell>
            </table:table-row>
            <table:table-row>
              <table:table-cell office:value-type="float" office:value="223516">
                <text:p>223516</text:p>
              </table:table-cell>
              <table:table-cell office:value-type="float" office:value="0.893555">
                <text:p>0.893555</text:p>
              </table:table-cell>
              <table:table-cell office:value-type="float" office:value="0.24707">
                <text:p>0.24707</text:p>
              </table:table-cell>
              <table:table-cell office:value-type="float" office:value="0.026367">
                <text:p>0.026367</text:p>
              </table:table-cell>
              <table:table-cell office:value-type="float" office:value="-0.110786">
                <text:p>-0.110786</text:p>
              </table:table-cell>
              <table:table-cell office:value-type="float" office:value="-0.624236">
                <text:p>-0.624236</text:p>
              </table:table-cell>
              <table:table-cell office:value-type="float" office:value="0.125699">
                <text:p>0.125699</text:p>
              </table:table-cell>
            </table:table-row>
            <table:table-row>
              <table:table-cell office:value-type="float" office:value="224764">
                <text:p>224764</text:p>
              </table:table-cell>
              <table:table-cell office:value-type="float" office:value="0.907227">
                <text:p>0.907227</text:p>
              </table:table-cell>
              <table:table-cell office:value-type="float" office:value="0.233398">
                <text:p>0.233398</text:p>
              </table:table-cell>
              <table:table-cell office:value-type="float" office:value="0.02832">
                <text:p>0.02832</text:p>
              </table:table-cell>
              <table:table-cell office:value-type="float" office:value="-0.108656">
                <text:p>-0.108656</text:p>
              </table:table-cell>
              <table:table-cell office:value-type="float" office:value="-0.564582">
                <text:p>-0.564582</text:p>
              </table:table-cell>
              <table:table-cell office:value-type="float" office:value="0.140613">
                <text:p>0.140613</text:p>
              </table:table-cell>
            </table:table-row>
            <table:table-row>
              <table:table-cell office:value-type="float" office:value="226011">
                <text:p>226011</text:p>
              </table:table-cell>
              <table:table-cell office:value-type="float" office:value="0.915039">
                <text:p>0.915039</text:p>
              </table:table-cell>
              <table:table-cell office:value-type="float" office:value="0.225586">
                <text:p>0.225586</text:p>
              </table:table-cell>
              <table:table-cell office:value-type="float" office:value="0.023437">
                <text:p>0.023437</text:p>
              </table:table-cell>
              <table:table-cell office:value-type="float" office:value="-0.106525">
                <text:p>-0.106525</text:p>
              </table:table-cell>
              <table:table-cell office:value-type="float" office:value="-0.504929">
                <text:p>-0.504929</text:p>
              </table:table-cell>
              <table:table-cell office:value-type="float" office:value="0.153396">
                <text:p>0.153396</text:p>
              </table:table-cell>
            </table:table-row>
            <table:table-row>
              <table:table-cell office:value-type="float" office:value="227259">
                <text:p>227259</text:p>
              </table:table-cell>
              <table:table-cell office:value-type="float" office:value="0.927734">
                <text:p>0.927734</text:p>
              </table:table-cell>
              <table:table-cell office:value-type="float" office:value="0.225586">
                <text:p>0.225586</text:p>
              </table:table-cell>
              <table:table-cell office:value-type="float" office:value="0.011719">
                <text:p>0.011719</text:p>
              </table:table-cell>
              <table:table-cell office:value-type="float" office:value="-0.108656">
                <text:p>-0.108656</text:p>
              </table:table-cell>
              <table:table-cell office:value-type="float" office:value="-0.447405">
                <text:p>-0.447405</text:p>
              </table:table-cell>
              <table:table-cell office:value-type="float" office:value="0.161918">
                <text:p>0.161918</text:p>
              </table:table-cell>
            </table:table-row>
            <table:table-row>
              <table:table-cell office:value-type="float" office:value="228510">
                <text:p>228510</text:p>
              </table:table-cell>
              <table:table-cell office:value-type="float" office:value="0.93457">
                <text:p>0.93457</text:p>
              </table:table-cell>
              <table:table-cell office:value-type="float" office:value="0.21582">
                <text:p>0.21582</text:p>
              </table:table-cell>
              <table:table-cell office:value-type="float" office:value="0.010742">
                <text:p>0.010742</text:p>
              </table:table-cell>
              <table:table-cell office:value-type="float" office:value="-0.089481">
                <text:p>-0.089481</text:p>
              </table:table-cell>
              <table:table-cell office:value-type="float" office:value="-0.387751">
                <text:p>-0.387751</text:p>
              </table:table-cell>
              <table:table-cell office:value-type="float" office:value="0.17257">
                <text:p>0.17257</text:p>
              </table:table-cell>
            </table:table-row>
            <table:table-row>
              <table:table-cell office:value-type="float" office:value="229757">
                <text:p>229757</text:p>
              </table:table-cell>
              <table:table-cell office:value-type="float" office:value="0.951172">
                <text:p>0.951172</text:p>
              </table:table-cell>
              <table:table-cell office:value-type="float" office:value="0.205078">
                <text:p>0.205078</text:p>
              </table:table-cell>
              <table:table-cell office:value-type="float" office:value="0.017578">
                <text:p>0.017578</text:p>
              </table:table-cell>
              <table:table-cell office:value-type="float" office:value="-0.057523">
                <text:p>-0.057523</text:p>
              </table:table-cell>
              <table:table-cell office:value-type="float" office:value="-0.330228">
                <text:p>-0.330228</text:p>
              </table:table-cell>
              <table:table-cell office:value-type="float" office:value="0.181092">
                <text:p>0.181092</text:p>
              </table:table-cell>
            </table:table-row>
            <table:table-row>
              <table:table-cell office:value-type="float" office:value="231005">
                <text:p>231005</text:p>
              </table:table-cell>
              <table:table-cell office:value-type="float" office:value="0.957031">
                <text:p>0.957031</text:p>
              </table:table-cell>
              <table:table-cell office:value-type="float" office:value="0.204102">
                <text:p>0.204102</text:p>
              </table:table-cell>
              <table:table-cell office:value-type="float" office:value="0.017578">
                <text:p>0.017578</text:p>
              </table:table-cell>
              <table:table-cell office:value-type="float" office:value="-0.023436">
                <text:p>-0.023436</text:p>
              </table:table-cell>
              <table:table-cell office:value-type="float" office:value="-0.270574">
                <text:p>-0.270574</text:p>
              </table:table-cell>
              <table:table-cell office:value-type="float" office:value="0.189614">
                <text:p>0.189614</text:p>
              </table:table-cell>
            </table:table-row>
            <table:table-row>
              <table:table-cell office:value-type="float" office:value="232254">
                <text:p>232254</text:p>
              </table:table-cell>
              <table:table-cell office:value-type="float" office:value="0.949219">
                <text:p>0.949219</text:p>
              </table:table-cell>
              <table:table-cell office:value-type="float" office:value="0.203125">
                <text:p>0.203125</text:p>
              </table:table-cell>
              <table:table-cell office:value-type="float" office:value="0.017578">
                <text:p>0.017578</text:p>
              </table:table-cell>
              <table:table-cell office:value-type="float" office:value="0.002131">
                <text:p>0.002131</text:p>
              </table:table-cell>
              <table:table-cell office:value-type="float" office:value="-0.223702">
                <text:p>-0.223702</text:p>
              </table:table-cell>
              <table:table-cell office:value-type="float" office:value="0.206658">
                <text:p>0.206658</text:p>
              </table:table-cell>
            </table:table-row>
            <table:table-row>
              <table:table-cell office:value-type="float" office:value="233507">
                <text:p>233507</text:p>
              </table:table-cell>
              <table:table-cell office:value-type="float" office:value="0.941406">
                <text:p>0.941406</text:p>
              </table:table-cell>
              <table:table-cell office:value-type="float" office:value="0.209961">
                <text:p>0.209961</text:p>
              </table:table-cell>
              <table:table-cell office:value-type="float" office:value="0.011719">
                <text:p>0.011719</text:p>
              </table:table-cell>
              <table:table-cell office:value-type="float" office:value="0.025566">
                <text:p>0.025566</text:p>
              </table:table-cell>
              <table:table-cell office:value-type="float" office:value="-0.185354">
                <text:p>-0.185354</text:p>
              </table:table-cell>
              <table:table-cell office:value-type="float" office:value="0.208789">
                <text:p>0.208789</text:p>
              </table:table-cell>
            </table:table-row>
            <table:table-row>
              <table:table-cell office:value-type="float" office:value="234753">
                <text:p>234753</text:p>
              </table:table-cell>
              <table:table-cell office:value-type="float" office:value="0.942383">
                <text:p>0.942383</text:p>
              </table:table-cell>
              <table:table-cell office:value-type="float" office:value="0.233398">
                <text:p>0.233398</text:p>
              </table:table-cell>
              <table:table-cell office:value-type="float" office:value="0.011719">
                <text:p>0.011719</text:p>
              </table:table-cell>
              <table:table-cell office:value-type="float" office:value="0.038349">
                <text:p>0.038349</text:p>
              </table:table-cell>
              <table:table-cell office:value-type="float" office:value="-0.147005">
                <text:p>-0.147005</text:p>
              </table:table-cell>
              <table:table-cell office:value-type="float" office:value="0.206658">
                <text:p>0.206658</text:p>
              </table:table-cell>
            </table:table-row>
            <table:table-row>
              <table:table-cell office:value-type="float" office:value="236000">
                <text:p>236000</text:p>
              </table:table-cell>
              <table:table-cell office:value-type="float" office:value="0.936523">
                <text:p>0.936523</text:p>
              </table:table-cell>
              <table:table-cell office:value-type="float" office:value="0.231445">
                <text:p>0.231445</text:p>
              </table:table-cell>
              <table:table-cell office:value-type="float" office:value="0.017578">
                <text:p>0.017578</text:p>
              </table:table-cell>
              <table:table-cell office:value-type="float" office:value="0.049002">
                <text:p>0.049002</text:p>
              </table:table-cell>
              <table:table-cell office:value-type="float" office:value="-0.106525">
                <text:p>-0.106525</text:p>
              </table:table-cell>
              <table:table-cell office:value-type="float" office:value="0.208789">
                <text:p>0.208789</text:p>
              </table:table-cell>
            </table:table-row>
            <table:table-row>
              <table:table-cell office:value-type="float" office:value="237249">
                <text:p>237249</text:p>
              </table:table-cell>
              <table:table-cell office:value-type="float" office:value="0.9375">
                <text:p>0.9375</text:p>
              </table:table-cell>
              <table:table-cell office:value-type="float" office:value="0.228516">
                <text:p>0.228516</text:p>
              </table:table-cell>
              <table:table-cell office:value-type="float" office:value="0.017578">
                <text:p>0.017578</text:p>
              </table:table-cell>
              <table:table-cell office:value-type="float" office:value="0.068176">
                <text:p>0.068176</text:p>
              </table:table-cell>
              <table:table-cell office:value-type="float" office:value="-0.070306">
                <text:p>-0.070306</text:p>
              </table:table-cell>
              <table:table-cell office:value-type="float" office:value="0.219442">
                <text:p>0.219442</text:p>
              </table:table-cell>
            </table:table-row>
            <table:table-row>
              <table:table-cell office:value-type="float" office:value="238498">
                <text:p>238498</text:p>
              </table:table-cell>
              <table:table-cell office:value-type="float" office:value="0.938477">
                <text:p>0.938477</text:p>
              </table:table-cell>
              <table:table-cell office:value-type="float" office:value="0.230469">
                <text:p>0.230469</text:p>
              </table:table-cell>
              <table:table-cell office:value-type="float" office:value="0.012695">
                <text:p>0.012695</text:p>
              </table:table-cell>
              <table:table-cell office:value-type="float" office:value="0.08735">
                <text:p>0.08735</text:p>
              </table:table-cell>
              <table:table-cell office:value-type="float" office:value="-0.04048">
                <text:p>-0.04048</text:p>
              </table:table-cell>
              <table:table-cell office:value-type="float" office:value="0.236486">
                <text:p>0.236486</text:p>
              </table:table-cell>
            </table:table-row>
            <table:table-row>
              <table:table-cell office:value-type="float" office:value="239746">
                <text:p>239746</text:p>
              </table:table-cell>
              <table:table-cell office:value-type="float" office:value="0.938477">
                <text:p>0.938477</text:p>
              </table:table-cell>
              <table:table-cell office:value-type="float" office:value="0.245117">
                <text:p>0.245117</text:p>
              </table:table-cell>
              <table:table-cell office:value-type="float" office:value="0.006836">
                <text:p>0.006836</text:p>
              </table:table-cell>
              <table:table-cell office:value-type="float" office:value="0.08735">
                <text:p>0.08735</text:p>
              </table:table-cell>
              <table:table-cell office:value-type="float" office:value="-0.008522">
                <text:p>-0.008522</text:p>
              </table:table-cell>
              <table:table-cell office:value-type="float" office:value="0.240747">
                <text:p>0.240747</text:p>
              </table:table-cell>
            </table:table-row>
            <table:table-row>
              <table:table-cell office:value-type="float" office:value="240997">
                <text:p>240997</text:p>
              </table:table-cell>
              <table:table-cell office:value-type="float" office:value="0.942383">
                <text:p>0.942383</text:p>
              </table:table-cell>
              <table:table-cell office:value-type="float" office:value="0.25">
                <text:p>0.25</text:p>
              </table:table-cell>
              <table:table-cell office:value-type="float" office:value="-0.00293">
                <text:p>-0.00293</text:p>
              </table:table-cell>
              <table:table-cell office:value-type="float" office:value="0.076698">
                <text:p>0.076698</text:p>
              </table:table-cell>
              <table:table-cell office:value-type="float" office:value="0.017044">
                <text:p>0.017044</text:p>
              </table:table-cell>
              <table:table-cell office:value-type="float" office:value="0.249269">
                <text:p>0.249269</text:p>
              </table:table-cell>
            </table:table-row>
            <table:table-row>
              <table:table-cell office:value-type="float" office:value="242245">
                <text:p>242245</text:p>
              </table:table-cell>
              <table:table-cell office:value-type="float" office:value="0.954102">
                <text:p>0.954102</text:p>
              </table:table-cell>
              <table:table-cell office:value-type="float" office:value="0.253906">
                <text:p>0.253906</text:p>
              </table:table-cell>
              <table:table-cell office:value-type="float" office:value="0">
                <text:p>0</text:p>
              </table:table-cell>
              <table:table-cell office:value-type="float" office:value="0.063915">
                <text:p>0.063915</text:p>
              </table:table-cell>
              <table:table-cell office:value-type="float" office:value="0.049002">
                <text:p>0.049002</text:p>
              </table:table-cell>
              <table:table-cell office:value-type="float" office:value="0.25566">
                <text:p>0.25566</text:p>
              </table:table-cell>
            </table:table-row>
            <table:table-row>
              <table:table-cell office:value-type="float" office:value="243492">
                <text:p>243492</text:p>
              </table:table-cell>
              <table:table-cell office:value-type="float" office:value="0.963867">
                <text:p>0.963867</text:p>
              </table:table-cell>
              <table:table-cell office:value-type="float" office:value="0.259766">
                <text:p>0.259766</text:p>
              </table:table-cell>
              <table:table-cell office:value-type="float" office:value="0.023437">
                <text:p>0.023437</text:p>
              </table:table-cell>
              <table:table-cell office:value-type="float" office:value="0.061784">
                <text:p>0.061784</text:p>
              </table:table-cell>
              <table:table-cell office:value-type="float" office:value="0.093742">
                <text:p>0.093742</text:p>
              </table:table-cell>
              <table:table-cell office:value-type="float" office:value="0.259921">
                <text:p>0.259921</text:p>
              </table:table-cell>
            </table:table-row>
            <table:table-row>
              <table:table-cell office:value-type="float" office:value="244741">
                <text:p>244741</text:p>
              </table:table-cell>
              <table:table-cell office:value-type="float" office:value="0.960938">
                <text:p>0.960938</text:p>
              </table:table-cell>
              <table:table-cell office:value-type="float" office:value="0.254883">
                <text:p>0.254883</text:p>
              </table:table-cell>
              <table:table-cell office:value-type="float" office:value="0.040039">
                <text:p>0.040039</text:p>
              </table:table-cell>
              <table:table-cell office:value-type="float" office:value="0.066046">
                <text:p>0.066046</text:p>
              </table:table-cell>
              <table:table-cell office:value-type="float" office:value="0.142743">
                <text:p>0.142743</text:p>
              </table:table-cell>
              <table:table-cell office:value-type="float" office:value="0.264182">
                <text:p>0.264182</text:p>
              </table:table-cell>
            </table:table-row>
            <table:table-row>
              <table:table-cell office:value-type="float" office:value="245990">
                <text:p>245990</text:p>
              </table:table-cell>
              <table:table-cell office:value-type="float" office:value="0.963867">
                <text:p>0.963867</text:p>
              </table:table-cell>
              <table:table-cell office:value-type="float" office:value="0.24707">
                <text:p>0.24707</text:p>
              </table:table-cell>
              <table:table-cell office:value-type="float" office:value="0.042969">
                <text:p>0.042969</text:p>
              </table:table-cell>
              <table:table-cell office:value-type="float" office:value="0.074567">
                <text:p>0.074567</text:p>
              </table:table-cell>
              <table:table-cell office:value-type="float" office:value="0.183223">
                <text:p>0.183223</text:p>
              </table:table-cell>
              <table:table-cell office:value-type="float" office:value="0.268443">
                <text:p>0.268443</text:p>
              </table:table-cell>
            </table:table-row>
            <table:table-row>
              <table:table-cell office:value-type="float" office:value="247238">
                <text:p>247238</text:p>
              </table:table-cell>
              <table:table-cell office:value-type="float" office:value="0.969727">
                <text:p>0.969727</text:p>
              </table:table-cell>
              <table:table-cell office:value-type="float" office:value="0.261719">
                <text:p>0.261719</text:p>
              </table:table-cell>
              <table:table-cell office:value-type="float" office:value="0.043945">
                <text:p>0.043945</text:p>
              </table:table-cell>
              <table:table-cell office:value-type="float" office:value="0.063915">
                <text:p>0.063915</text:p>
              </table:table-cell>
              <table:table-cell office:value-type="float" office:value="0.221572">
                <text:p>0.221572</text:p>
              </table:table-cell>
              <table:table-cell office:value-type="float" office:value="0.251399">
                <text:p>0.251399</text:p>
              </table:table-cell>
            </table:table-row>
            <table:table-row>
              <table:table-cell office:value-type="float" office:value="248487">
                <text:p>248487</text:p>
              </table:table-cell>
              <table:table-cell office:value-type="float" office:value="0.970703">
                <text:p>0.970703</text:p>
              </table:table-cell>
              <table:table-cell office:value-type="float" office:value="0.277344">
                <text:p>0.277344</text:p>
              </table:table-cell>
              <table:table-cell office:value-type="float" office:value="0.043945">
                <text:p>0.043945</text:p>
              </table:table-cell>
              <table:table-cell office:value-type="float" office:value="0.04048">
                <text:p>0.04048</text:p>
              </table:table-cell>
              <table:table-cell office:value-type="float" office:value="0.262051">
                <text:p>0.262051</text:p>
              </table:table-cell>
              <table:table-cell office:value-type="float" office:value="0.223702">
                <text:p>0.223702</text:p>
              </table:table-cell>
            </table:table-row>
            <table:table-row>
              <table:table-cell office:value-type="float" office:value="249736">
                <text:p>249736</text:p>
              </table:table-cell>
              <table:table-cell office:value-type="float" office:value="0.957031">
                <text:p>0.957031</text:p>
              </table:table-cell>
              <table:table-cell office:value-type="float" office:value="0.251953">
                <text:p>0.251953</text:p>
              </table:table-cell>
              <table:table-cell office:value-type="float" office:value="0.085937">
                <text:p>0.085937</text:p>
              </table:table-cell>
              <table:table-cell office:value-type="float" office:value="0.04261">
                <text:p>0.04261</text:p>
              </table:table-cell>
              <table:table-cell office:value-type="float" office:value="0.289748">
                <text:p>0.289748</text:p>
              </table:table-cell>
              <table:table-cell office:value-type="float" office:value="0.221572">
                <text:p>0.221572</text:p>
              </table:table-cell>
            </table:table-row>
            <table:table-row>
              <table:table-cell office:value-type="float" office:value="250984">
                <text:p>250984</text:p>
              </table:table-cell>
              <table:table-cell office:value-type="float" office:value="0.952148">
                <text:p>0.952148</text:p>
              </table:table-cell>
              <table:table-cell office:value-type="float" office:value="0.240234">
                <text:p>0.240234</text:p>
              </table:table-cell>
              <table:table-cell office:value-type="float" office:value="0.095703">
                <text:p>0.095703</text:p>
              </table:table-cell>
              <table:table-cell office:value-type="float" office:value="0.063915">
                <text:p>0.063915</text:p>
              </table:table-cell>
              <table:table-cell office:value-type="float" office:value="0.304662">
                <text:p>0.304662</text:p>
              </table:table-cell>
              <table:table-cell office:value-type="float" office:value="0.223702">
                <text:p>0.223702</text:p>
              </table:table-cell>
            </table:table-row>
            <table:table-row>
              <table:table-cell office:value-type="float" office:value="252233">
                <text:p>252233</text:p>
              </table:table-cell>
              <table:table-cell office:value-type="float" office:value="0.946289">
                <text:p>0.946289</text:p>
              </table:table-cell>
              <table:table-cell office:value-type="float" office:value="0.238281">
                <text:p>0.238281</text:p>
              </table:table-cell>
              <table:table-cell office:value-type="float" office:value="0.09375">
                <text:p>0.09375</text:p>
              </table:table-cell>
              <table:table-cell office:value-type="float" office:value="0.083089">
                <text:p>0.083089</text:p>
              </table:table-cell>
              <table:table-cell office:value-type="float" office:value="0.317445">
                <text:p>0.317445</text:p>
              </table:table-cell>
              <table:table-cell office:value-type="float" office:value="0.21518">
                <text:p>0.21518</text:p>
              </table:table-cell>
            </table:table-row>
            <table:table-row>
              <table:table-cell office:value-type="float" office:value="253482">
                <text:p>253482</text:p>
              </table:table-cell>
              <table:table-cell office:value-type="float" office:value="0.944336">
                <text:p>0.944336</text:p>
              </table:table-cell>
              <table:table-cell office:value-type="float" office:value="0.249023">
                <text:p>0.249023</text:p>
              </table:table-cell>
              <table:table-cell office:value-type="float" office:value="0.088867">
                <text:p>0.088867</text:p>
              </table:table-cell>
              <table:table-cell office:value-type="float" office:value="0.08735">
                <text:p>0.08735</text:p>
              </table:table-cell>
              <table:table-cell office:value-type="float" office:value="0.328097">
                <text:p>0.328097</text:p>
              </table:table-cell>
              <table:table-cell office:value-type="float" office:value="0.202398">
                <text:p>0.202398</text:p>
              </table:table-cell>
            </table:table-row>
            <table:table-row>
              <table:table-cell office:value-type="float" office:value="254732">
                <text:p>254732</text:p>
              </table:table-cell>
              <table:table-cell office:value-type="float" office:value="0.938477">
                <text:p>0.938477</text:p>
              </table:table-cell>
              <table:table-cell office:value-type="float" office:value="0.272461">
                <text:p>0.272461</text:p>
              </table:table-cell>
              <table:table-cell office:value-type="float" office:value="0.082031">
                <text:p>0.082031</text:p>
              </table:table-cell>
              <table:table-cell office:value-type="float" office:value="0.074567">
                <text:p>0.074567</text:p>
              </table:table-cell>
              <table:table-cell office:value-type="float" office:value="0.334489">
                <text:p>0.334489</text:p>
              </table:table-cell>
              <table:table-cell office:value-type="float" office:value="0.181092">
                <text:p>0.181092</text:p>
              </table:table-cell>
            </table:table-row>
            <table:table-row>
              <table:table-cell office:value-type="float" office:value="255979">
                <text:p>255979</text:p>
              </table:table-cell>
              <table:table-cell office:value-type="float" office:value="0.931641">
                <text:p>0.931641</text:p>
              </table:table-cell>
              <table:table-cell office:value-type="float" office:value="0.280273">
                <text:p>0.280273</text:p>
              </table:table-cell>
              <table:table-cell office:value-type="float" office:value="0.089844">
                <text:p>0.089844</text:p>
              </table:table-cell>
              <table:table-cell office:value-type="float" office:value="0.066046">
                <text:p>0.066046</text:p>
              </table:table-cell>
              <table:table-cell office:value-type="float" office:value="0.334489">
                <text:p>0.334489</text:p>
              </table:table-cell>
              <table:table-cell office:value-type="float" office:value="0.17044">
                <text:p>0.17044</text:p>
              </table:table-cell>
            </table:table-row>
            <table:table-row>
              <table:table-cell office:value-type="float" office:value="257228">
                <text:p>257228</text:p>
              </table:table-cell>
              <table:table-cell office:value-type="float" office:value="0.928711">
                <text:p>0.928711</text:p>
              </table:table-cell>
              <table:table-cell office:value-type="float" office:value="0.277344">
                <text:p>0.277344</text:p>
              </table:table-cell>
              <table:table-cell office:value-type="float" office:value="0.099609">
                <text:p>0.099609</text:p>
              </table:table-cell>
              <table:table-cell office:value-type="float" office:value="0.070306">
                <text:p>0.070306</text:p>
              </table:table-cell>
              <table:table-cell office:value-type="float" office:value="0.334489">
                <text:p>0.334489</text:p>
              </table:table-cell>
              <table:table-cell office:value-type="float" office:value="0.17044">
                <text:p>0.17044</text:p>
              </table:table-cell>
            </table:table-row>
            <table:table-row>
              <table:table-cell office:value-type="float" office:value="258478">
                <text:p>258478</text:p>
              </table:table-cell>
              <table:table-cell office:value-type="float" office:value="0.927734">
                <text:p>0.927734</text:p>
              </table:table-cell>
              <table:table-cell office:value-type="float" office:value="0.273438">
                <text:p>0.273438</text:p>
              </table:table-cell>
              <table:table-cell office:value-type="float" office:value="0.09668">
                <text:p>0.09668</text:p>
              </table:table-cell>
              <table:table-cell office:value-type="float" office:value="0.080959">
                <text:p>0.080959</text:p>
              </table:table-cell>
              <table:table-cell office:value-type="float" office:value="0.325966">
                <text:p>0.325966</text:p>
              </table:table-cell>
              <table:table-cell office:value-type="float" office:value="0.166179">
                <text:p>0.166179</text:p>
              </table:table-cell>
            </table:table-row>
            <table:table-row>
              <table:table-cell office:value-type="float" office:value="259727">
                <text:p>259727</text:p>
              </table:table-cell>
              <table:table-cell office:value-type="float" office:value="0.938477">
                <text:p>0.938477</text:p>
              </table:table-cell>
              <table:table-cell office:value-type="float" office:value="0.291016">
                <text:p>0.291016</text:p>
              </table:table-cell>
              <table:table-cell office:value-type="float" office:value="0.083984">
                <text:p>0.083984</text:p>
              </table:table-cell>
              <table:table-cell office:value-type="float" office:value="0.068176">
                <text:p>0.068176</text:p>
              </table:table-cell>
              <table:table-cell office:value-type="float" office:value="0.328097">
                <text:p>0.328097</text:p>
              </table:table-cell>
              <table:table-cell office:value-type="float" office:value="0.161918">
                <text:p>0.161918</text:p>
              </table:table-cell>
            </table:table-row>
            <table:table-row>
              <table:table-cell office:value-type="float" office:value="260974">
                <text:p>260974</text:p>
              </table:table-cell>
              <table:table-cell office:value-type="float" office:value="0.94043">
                <text:p>0.94043</text:p>
              </table:table-cell>
              <table:table-cell office:value-type="float" office:value="0.299805">
                <text:p>0.299805</text:p>
              </table:table-cell>
              <table:table-cell office:value-type="float" office:value="0.094727">
                <text:p>0.094727</text:p>
              </table:table-cell>
              <table:table-cell office:value-type="float" office:value="0.04261">
                <text:p>0.04261</text:p>
              </table:table-cell>
              <table:table-cell office:value-type="float" office:value="0.328097">
                <text:p>0.328097</text:p>
              </table:table-cell>
              <table:table-cell office:value-type="float" office:value="0.144874">
                <text:p>0.144874</text:p>
              </table:table-cell>
            </table:table-row>
            <table:table-row>
              <table:table-cell office:value-type="float" office:value="262222">
                <text:p>262222</text:p>
              </table:table-cell>
              <table:table-cell office:value-type="float" office:value="0.935547">
                <text:p>0.935547</text:p>
              </table:table-cell>
              <table:table-cell office:value-type="float" office:value="0.302734">
                <text:p>0.302734</text:p>
              </table:table-cell>
              <table:table-cell office:value-type="float" office:value="0.107422">
                <text:p>0.107422</text:p>
              </table:table-cell>
              <table:table-cell office:value-type="float" office:value="0.021305">
                <text:p>0.021305</text:p>
              </table:table-cell>
              <table:table-cell office:value-type="float" office:value="0.334489">
                <text:p>0.334489</text:p>
              </table:table-cell>
              <table:table-cell office:value-type="float" office:value="0.134221">
                <text:p>0.134221</text:p>
              </table:table-cell>
            </table:table-row>
            <table:table-row>
              <table:table-cell office:value-type="float" office:value="263473">
                <text:p>263473</text:p>
              </table:table-cell>
              <table:table-cell office:value-type="float" office:value="0.928711">
                <text:p>0.928711</text:p>
              </table:table-cell>
              <table:table-cell office:value-type="float" office:value="0.30957">
                <text:p>0.30957</text:p>
              </table:table-cell>
              <table:table-cell office:value-type="float" office:value="0.108398">
                <text:p>0.108398</text:p>
              </table:table-cell>
              <table:table-cell office:value-type="float" office:value="-0.008522">
                <text:p>-0.008522</text:p>
              </table:table-cell>
              <table:table-cell office:value-type="float" office:value="0.313184">
                <text:p>0.313184</text:p>
              </table:table-cell>
              <table:table-cell office:value-type="float" office:value="0.12783">
                <text:p>0.12783</text:p>
              </table:table-cell>
            </table:table-row>
            <table:table-row>
              <table:table-cell office:value-type="float" office:value="264720">
                <text:p>264720</text:p>
              </table:table-cell>
              <table:table-cell office:value-type="float" office:value="0.889648">
                <text:p>0.889648</text:p>
              </table:table-cell>
              <table:table-cell office:value-type="float" office:value="0.318359">
                <text:p>0.318359</text:p>
              </table:table-cell>
              <table:table-cell office:value-type="float" office:value="0.097656">
                <text:p>0.097656</text:p>
              </table:table-cell>
              <table:table-cell office:value-type="float" office:value="-0.046871">
                <text:p>-0.046871</text:p>
              </table:table-cell>
              <table:table-cell office:value-type="float" office:value="0.270574">
                <text:p>0.270574</text:p>
              </table:table-cell>
              <table:table-cell office:value-type="float" office:value="0.119308">
                <text:p>0.119308</text:p>
              </table:table-cell>
            </table:table-row>
            <table:table-row>
              <table:table-cell office:value-type="float" office:value="265969">
                <text:p>265969</text:p>
              </table:table-cell>
              <table:table-cell office:value-type="float" office:value="0.891602">
                <text:p>0.891602</text:p>
              </table:table-cell>
              <table:table-cell office:value-type="float" office:value="0.305664">
                <text:p>0.305664</text:p>
              </table:table-cell>
              <table:table-cell office:value-type="float" office:value="0.132812">
                <text:p>0.132812</text:p>
              </table:table-cell>
              <table:table-cell office:value-type="float" office:value="-0.061784">
                <text:p>-0.061784</text:p>
              </table:table-cell>
              <table:table-cell office:value-type="float" office:value="0.225833">
                <text:p>0.225833</text:p>
              </table:table-cell>
              <table:table-cell office:value-type="float" office:value="0.112917">
                <text:p>0.112917</text:p>
              </table:table-cell>
            </table:table-row>
            <table:table-row>
              <table:table-cell office:value-type="float" office:value="267217">
                <text:p>267217</text:p>
              </table:table-cell>
              <table:table-cell office:value-type="float" office:value="0.891602">
                <text:p>0.891602</text:p>
              </table:table-cell>
              <table:table-cell office:value-type="float" office:value="0.300781">
                <text:p>0.300781</text:p>
              </table:table-cell>
              <table:table-cell office:value-type="float" office:value="0.163086">
                <text:p>0.163086</text:p>
              </table:table-cell>
              <table:table-cell office:value-type="float" office:value="-0.038349">
                <text:p>-0.038349</text:p>
              </table:table-cell>
              <table:table-cell office:value-type="float" office:value="0.185354">
                <text:p>0.185354</text:p>
              </table:table-cell>
              <table:table-cell office:value-type="float" office:value="0.100134">
                <text:p>0.100134</text:p>
              </table:table-cell>
            </table:table-row>
            <table:table-row>
              <table:table-cell office:value-type="float" office:value="268466">
                <text:p>268466</text:p>
              </table:table-cell>
              <table:table-cell office:value-type="float" office:value="0.885742">
                <text:p>0.885742</text:p>
              </table:table-cell>
              <table:table-cell office:value-type="float" office:value="0.301758">
                <text:p>0.301758</text:p>
              </table:table-cell>
              <table:table-cell office:value-type="float" office:value="0.155273">
                <text:p>0.155273</text:p>
              </table:table-cell>
              <table:table-cell office:value-type="float" office:value="-0.017044">
                <text:p>-0.017044</text:p>
              </table:table-cell>
              <table:table-cell office:value-type="float" office:value="0.136352">
                <text:p>0.136352</text:p>
              </table:table-cell>
              <table:table-cell office:value-type="float" office:value="0.089481">
                <text:p>0.089481</text:p>
              </table:table-cell>
            </table:table-row>
            <table:table-row>
              <table:table-cell office:value-type="float" office:value="269716">
                <text:p>269716</text:p>
              </table:table-cell>
              <table:table-cell office:value-type="float" office:value="0.878906">
                <text:p>0.878906</text:p>
              </table:table-cell>
              <table:table-cell office:value-type="float" office:value="0.3125">
                <text:p>0.3125</text:p>
              </table:table-cell>
              <table:table-cell office:value-type="float" office:value="0.123047">
                <text:p>0.123047</text:p>
              </table:table-cell>
              <table:table-cell office:value-type="float" office:value="-0.019175">
                <text:p>-0.019175</text:p>
              </table:table-cell>
              <table:table-cell office:value-type="float" office:value="0.08735">
                <text:p>0.08735</text:p>
              </table:table-cell>
              <table:table-cell office:value-type="float" office:value="0.074567">
                <text:p>0.074567</text:p>
              </table:table-cell>
            </table:table-row>
            <table:table-row>
              <table:table-cell office:value-type="float" office:value="270963">
                <text:p>270963</text:p>
              </table:table-cell>
              <table:table-cell office:value-type="float" office:value="0.876953">
                <text:p>0.876953</text:p>
              </table:table-cell>
              <table:table-cell office:value-type="float" office:value="0.320312">
                <text:p>0.320312</text:p>
              </table:table-cell>
              <table:table-cell office:value-type="float" office:value="0.125">
                <text:p>0.125</text:p>
              </table:table-cell>
              <table:table-cell office:value-type="float" office:value="-0.029827">
                <text:p>-0.029827</text:p>
              </table:table-cell>
              <table:table-cell office:value-type="float" office:value="0.044741">
                <text:p>0.044741</text:p>
              </table:table-cell>
              <table:table-cell office:value-type="float" office:value="0.053262">
                <text:p>0.053262</text:p>
              </table:table-cell>
            </table:table-row>
            <table:table-row>
              <table:table-cell office:value-type="float" office:value="272212">
                <text:p>272212</text:p>
              </table:table-cell>
              <table:table-cell office:value-type="float" office:value="0.869141">
                <text:p>0.869141</text:p>
              </table:table-cell>
              <table:table-cell office:value-type="float" office:value="0.331055">
                <text:p>0.331055</text:p>
              </table:table-cell>
              <table:table-cell office:value-type="float" office:value="0.12793">
                <text:p>0.12793</text:p>
              </table:table-cell>
              <table:table-cell office:value-type="float" office:value="-0.04261">
                <text:p>-0.04261</text:p>
              </table:table-cell>
              <table:table-cell office:value-type="float" office:value="0.010653">
                <text:p>0.010653</text:p>
              </table:table-cell>
              <table:table-cell office:value-type="float" office:value="0.034088">
                <text:p>0.034088</text:p>
              </table:table-cell>
            </table:table-row>
            <table:table-row>
              <table:table-cell office:value-type="float" office:value="273461">
                <text:p>273461</text:p>
              </table:table-cell>
              <table:table-cell office:value-type="float" office:value="0.855469">
                <text:p>0.855469</text:p>
              </table:table-cell>
              <table:table-cell office:value-type="float" office:value="0.338867">
                <text:p>0.338867</text:p>
              </table:table-cell>
              <table:table-cell office:value-type="float" office:value="0.128906">
                <text:p>0.128906</text:p>
              </table:table-cell>
              <table:table-cell office:value-type="float" office:value="-0.053262">
                <text:p>-0.053262</text:p>
              </table:table-cell>
              <table:table-cell office:value-type="float" office:value="-0.029827">
                <text:p>-0.029827</text:p>
              </table:table-cell>
              <table:table-cell office:value-type="float" office:value="0.027696">
                <text:p>0.027696</text:p>
              </table:table-cell>
            </table:table-row>
            <table:table-row>
              <table:table-cell office:value-type="float" office:value="274709">
                <text:p>274709</text:p>
              </table:table-cell>
              <table:table-cell office:value-type="float" office:value="0.848633">
                <text:p>0.848633</text:p>
              </table:table-cell>
              <table:table-cell office:value-type="float" office:value="0.334961">
                <text:p>0.334961</text:p>
              </table:table-cell>
              <table:table-cell office:value-type="float" office:value="0.12793">
                <text:p>0.12793</text:p>
              </table:table-cell>
              <table:table-cell office:value-type="float" office:value="-0.066046">
                <text:p>-0.066046</text:p>
              </table:table-cell>
              <table:table-cell office:value-type="float" office:value="-0.068176">
                <text:p>-0.068176</text:p>
              </table:table-cell>
              <table:table-cell office:value-type="float" office:value="0.031957">
                <text:p>0.031957</text:p>
              </table:table-cell>
            </table:table-row>
            <table:table-row>
              <table:table-cell office:value-type="float" office:value="275958">
                <text:p>275958</text:p>
              </table:table-cell>
              <table:table-cell office:value-type="float" office:value="0.853516">
                <text:p>0.853516</text:p>
              </table:table-cell>
              <table:table-cell office:value-type="float" office:value="0.337891">
                <text:p>0.337891</text:p>
              </table:table-cell>
              <table:table-cell office:value-type="float" office:value="0.128906">
                <text:p>0.128906</text:p>
              </table:table-cell>
              <table:table-cell office:value-type="float" office:value="-0.076698">
                <text:p>-0.076698</text:p>
              </table:table-cell>
              <table:table-cell office:value-type="float" office:value="-0.108656">
                <text:p>-0.108656</text:p>
              </table:table-cell>
              <table:table-cell office:value-type="float" office:value="0.038349">
                <text:p>0.038349</text:p>
              </table:table-cell>
            </table:table-row>
            <table:table-row>
              <table:table-cell office:value-type="float" office:value="277207">
                <text:p>277207</text:p>
              </table:table-cell>
              <table:table-cell office:value-type="float" office:value="0.857422">
                <text:p>0.857422</text:p>
              </table:table-cell>
              <table:table-cell office:value-type="float" office:value="0.338867">
                <text:p>0.338867</text:p>
              </table:table-cell>
              <table:table-cell office:value-type="float" office:value="0.125">
                <text:p>0.125</text:p>
              </table:table-cell>
              <table:table-cell office:value-type="float" office:value="-0.093742">
                <text:p>-0.093742</text:p>
              </table:table-cell>
              <table:table-cell office:value-type="float" office:value="-0.129961">
                <text:p>-0.129961</text:p>
              </table:table-cell>
              <table:table-cell office:value-type="float" office:value="0.04261">
                <text:p>0.04261</text:p>
              </table:table-cell>
            </table:table-row>
            <table:table-row>
              <table:table-cell office:value-type="float" office:value="278455">
                <text:p>278455</text:p>
              </table:table-cell>
              <table:table-cell office:value-type="float" office:value="0.865234">
                <text:p>0.865234</text:p>
              </table:table-cell>
              <table:table-cell office:value-type="float" office:value="0.344727">
                <text:p>0.344727</text:p>
              </table:table-cell>
              <table:table-cell office:value-type="float" office:value="0.130859">
                <text:p>0.130859</text:p>
              </table:table-cell>
              <table:table-cell office:value-type="float" office:value="-0.106525">
                <text:p>-0.106525</text:p>
              </table:table-cell>
              <table:table-cell office:value-type="float" office:value="-0.136352">
                <text:p>-0.136352</text:p>
              </table:table-cell>
              <table:table-cell office:value-type="float" office:value="0.04261">
                <text:p>0.04261</text:p>
              </table:table-cell>
            </table:table-row>
            <table:table-row>
              <table:table-cell office:value-type="float" office:value="279704">
                <text:p>279704</text:p>
              </table:table-cell>
              <table:table-cell office:value-type="float" office:value="0.864258">
                <text:p>0.864258</text:p>
              </table:table-cell>
              <table:table-cell office:value-type="float" office:value="0.344727">
                <text:p>0.344727</text:p>
              </table:table-cell>
              <table:table-cell office:value-type="float" office:value="0.149414">
                <text:p>0.149414</text:p>
              </table:table-cell>
              <table:table-cell office:value-type="float" office:value="-0.121439">
                <text:p>-0.121439</text:p>
              </table:table-cell>
              <table:table-cell office:value-type="float" office:value="-0.136352">
                <text:p>-0.136352</text:p>
              </table:table-cell>
              <table:table-cell office:value-type="float" office:value="0.034088">
                <text:p>0.034088</text:p>
              </table:table-cell>
            </table:table-row>
            <table:table-row>
              <table:table-cell office:value-type="float" office:value="280955">
                <text:p>280955</text:p>
              </table:table-cell>
              <table:table-cell office:value-type="float" office:value="0.856445">
                <text:p>0.856445</text:p>
              </table:table-cell>
              <table:table-cell office:value-type="float" office:value="0.345703">
                <text:p>0.345703</text:p>
              </table:table-cell>
              <table:table-cell office:value-type="float" office:value="0.138672">
                <text:p>0.138672</text:p>
              </table:table-cell>
              <table:table-cell office:value-type="float" office:value="-0.132091">
                <text:p>-0.132091</text:p>
              </table:table-cell>
              <table:table-cell office:value-type="float" office:value="-0.138483">
                <text:p>-0.138483</text:p>
              </table:table-cell>
              <table:table-cell office:value-type="float" office:value="0.04261">
                <text:p>0.04261</text:p>
              </table:table-cell>
            </table:table-row>
            <table:table-row>
              <table:table-cell office:value-type="float" office:value="282203">
                <text:p>282203</text:p>
              </table:table-cell>
              <table:table-cell office:value-type="float" office:value="0.848633">
                <text:p>0.848633</text:p>
              </table:table-cell>
              <table:table-cell office:value-type="float" office:value="0.361328">
                <text:p>0.361328</text:p>
              </table:table-cell>
              <table:table-cell office:value-type="float" office:value="0.116211">
                <text:p>0.116211</text:p>
              </table:table-cell>
              <table:table-cell office:value-type="float" office:value="-0.16831">
                <text:p>-0.16831</text:p>
              </table:table-cell>
              <table:table-cell office:value-type="float" office:value="-0.147005">
                <text:p>-0.147005</text:p>
              </table:table-cell>
              <table:table-cell office:value-type="float" office:value="0.044741">
                <text:p>0.044741</text:p>
              </table:table-cell>
            </table:table-row>
            <table:table-row>
              <table:table-cell office:value-type="float" office:value="283450">
                <text:p>283450</text:p>
              </table:table-cell>
              <table:table-cell office:value-type="float" office:value="0.837891">
                <text:p>0.837891</text:p>
              </table:table-cell>
              <table:table-cell office:value-type="float" office:value="0.352539">
                <text:p>0.352539</text:p>
              </table:table-cell>
              <table:table-cell office:value-type="float" office:value="0.139648">
                <text:p>0.139648</text:p>
              </table:table-cell>
              <table:table-cell office:value-type="float" office:value="-0.181092">
                <text:p>-0.181092</text:p>
              </table:table-cell>
              <table:table-cell office:value-type="float" office:value="-0.155527">
                <text:p>-0.155527</text:p>
              </table:table-cell>
              <table:table-cell office:value-type="float" office:value="0.053262">
                <text:p>0.053262</text:p>
              </table:table-cell>
            </table:table-row>
            <table:table-row>
              <table:table-cell office:value-type="float" office:value="284699">
                <text:p>284699</text:p>
              </table:table-cell>
              <table:table-cell office:value-type="float" office:value="0.84082">
                <text:p>0.84082</text:p>
              </table:table-cell>
              <table:table-cell office:value-type="float" office:value="0.317383">
                <text:p>0.317383</text:p>
              </table:table-cell>
              <table:table-cell office:value-type="float" office:value="0.186523">
                <text:p>0.186523</text:p>
              </table:table-cell>
              <table:table-cell office:value-type="float" office:value="-0.157657">
                <text:p>-0.157657</text:p>
              </table:table-cell>
              <table:table-cell office:value-type="float" office:value="-0.155527">
                <text:p>-0.155527</text:p>
              </table:table-cell>
              <table:table-cell office:value-type="float" office:value="0.076698">
                <text:p>0.076698</text:p>
              </table:table-cell>
            </table:table-row>
            <table:table-row>
              <table:table-cell office:value-type="float" office:value="285947">
                <text:p>285947</text:p>
              </table:table-cell>
              <table:table-cell office:value-type="float" office:value="0.837891">
                <text:p>0.837891</text:p>
              </table:table-cell>
              <table:table-cell office:value-type="float" office:value="0.314453">
                <text:p>0.314453</text:p>
              </table:table-cell>
              <table:table-cell office:value-type="float" office:value="0.183594">
                <text:p>0.183594</text:p>
              </table:table-cell>
              <table:table-cell office:value-type="float" office:value="-0.147005">
                <text:p>-0.147005</text:p>
              </table:table-cell>
              <table:table-cell office:value-type="float" office:value="-0.149135">
                <text:p>-0.149135</text:p>
              </table:table-cell>
              <table:table-cell office:value-type="float" office:value="0.093742">
                <text:p>0.093742</text:p>
              </table:table-cell>
            </table:table-row>
            <table:table-row>
              <table:table-cell office:value-type="float" office:value="287196">
                <text:p>287196</text:p>
              </table:table-cell>
              <table:table-cell office:value-type="float" office:value="0.835938">
                <text:p>0.835938</text:p>
              </table:table-cell>
              <table:table-cell office:value-type="float" office:value="0.316406">
                <text:p>0.316406</text:p>
              </table:table-cell>
              <table:table-cell office:value-type="float" office:value="0.172852">
                <text:p>0.172852</text:p>
              </table:table-cell>
              <table:table-cell office:value-type="float" office:value="-0.144874">
                <text:p>-0.144874</text:p>
              </table:table-cell>
              <table:table-cell office:value-type="float" office:value="-0.144874">
                <text:p>-0.144874</text:p>
              </table:table-cell>
              <table:table-cell office:value-type="float" office:value="0.106525">
                <text:p>0.106525</text:p>
              </table:table-cell>
            </table:table-row>
            <table:table-row>
              <table:table-cell office:value-type="float" office:value="288445">
                <text:p>288445</text:p>
              </table:table-cell>
              <table:table-cell office:value-type="float" office:value="0.836914">
                <text:p>0.836914</text:p>
              </table:table-cell>
              <table:table-cell office:value-type="float" office:value="0.319336">
                <text:p>0.319336</text:p>
              </table:table-cell>
              <table:table-cell office:value-type="float" office:value="0.167969">
                <text:p>0.167969</text:p>
              </table:table-cell>
              <table:table-cell office:value-type="float" office:value="-0.147005">
                <text:p>-0.147005</text:p>
              </table:table-cell>
              <table:table-cell office:value-type="float" office:value="-0.151265">
                <text:p>-0.151265</text:p>
              </table:table-cell>
              <table:table-cell office:value-type="float" office:value="0.117178">
                <text:p>0.117178</text:p>
              </table:table-cell>
            </table:table-row>
            <table:table-row>
              <table:table-cell office:value-type="float" office:value="289695">
                <text:p>289695</text:p>
              </table:table-cell>
              <table:table-cell office:value-type="float" office:value="0.833008">
                <text:p>0.833008</text:p>
              </table:table-cell>
              <table:table-cell office:value-type="float" office:value="0.318359">
                <text:p>0.318359</text:p>
              </table:table-cell>
              <table:table-cell office:value-type="float" office:value="0.174805">
                <text:p>0.174805</text:p>
              </table:table-cell>
              <table:table-cell office:value-type="float" office:value="-0.151265">
                <text:p>-0.151265</text:p>
              </table:table-cell>
              <table:table-cell office:value-type="float" office:value="-0.161918">
                <text:p>-0.161918</text:p>
              </table:table-cell>
              <table:table-cell office:value-type="float" office:value="0.119308">
                <text:p>0.119308</text:p>
              </table:table-cell>
            </table:table-row>
            <table:table-row>
              <table:table-cell office:value-type="float" office:value="290942">
                <text:p>290942</text:p>
              </table:table-cell>
              <table:table-cell office:value-type="float" office:value="0.822266">
                <text:p>0.822266</text:p>
              </table:table-cell>
              <table:table-cell office:value-type="float" office:value="0.317383">
                <text:p>0.317383</text:p>
              </table:table-cell>
              <table:table-cell office:value-type="float" office:value="0.164062">
                <text:p>0.164062</text:p>
              </table:table-cell>
              <table:table-cell office:value-type="float" office:value="-0.161918">
                <text:p>-0.161918</text:p>
              </table:table-cell>
              <table:table-cell office:value-type="float" office:value="-0.176832">
                <text:p>-0.176832</text:p>
              </table:table-cell>
              <table:table-cell office:value-type="float" office:value="0.134221">
                <text:p>0.134221</text:p>
              </table:table-cell>
            </table:table-row>
            <table:table-row>
              <table:table-cell office:value-type="float" office:value="292191">
                <text:p>292191</text:p>
              </table:table-cell>
              <table:table-cell office:value-type="float" office:value="0.820312">
                <text:p>0.820312</text:p>
              </table:table-cell>
              <table:table-cell office:value-type="float" office:value="0.322266">
                <text:p>0.322266</text:p>
              </table:table-cell>
              <table:table-cell office:value-type="float" office:value="0.173828">
                <text:p>0.173828</text:p>
              </table:table-cell>
              <table:table-cell office:value-type="float" office:value="-0.159787">
                <text:p>-0.159787</text:p>
              </table:table-cell>
              <table:table-cell office:value-type="float" office:value="-0.187484">
                <text:p>-0.187484</text:p>
              </table:table-cell>
              <table:table-cell office:value-type="float" office:value="0.142743">
                <text:p>0.142743</text:p>
              </table:table-cell>
            </table:table-row>
            <table:table-row>
              <table:table-cell office:value-type="float" office:value="293439">
                <text:p>293439</text:p>
              </table:table-cell>
              <table:table-cell office:value-type="float" office:value="0.833008">
                <text:p>0.833008</text:p>
              </table:table-cell>
              <table:table-cell office:value-type="float" office:value="0.322266">
                <text:p>0.322266</text:p>
              </table:table-cell>
              <table:table-cell office:value-type="float" office:value="0.18457">
                <text:p>0.18457</text:p>
              </table:table-cell>
              <table:table-cell office:value-type="float" office:value="-0.161918">
                <text:p>-0.161918</text:p>
              </table:table-cell>
              <table:table-cell office:value-type="float" office:value="-0.193876">
                <text:p>-0.193876</text:p>
              </table:table-cell>
              <table:table-cell office:value-type="float" office:value="0.138483">
                <text:p>0.138483</text:p>
              </table:table-cell>
            </table:table-row>
            <table:table-row>
              <table:table-cell office:value-type="float" office:value="294689">
                <text:p>294689</text:p>
              </table:table-cell>
              <table:table-cell office:value-type="float" office:value="0.837891">
                <text:p>0.837891</text:p>
              </table:table-cell>
              <table:table-cell office:value-type="float" office:value="0.353516">
                <text:p>0.353516</text:p>
              </table:table-cell>
              <table:table-cell office:value-type="float" office:value="0.149414">
                <text:p>0.149414</text:p>
              </table:table-cell>
              <table:table-cell office:value-type="float" office:value="-0.187484">
                <text:p>-0.187484</text:p>
              </table:table-cell>
              <table:table-cell office:value-type="float" office:value="-0.206658">
                <text:p>-0.206658</text:p>
              </table:table-cell>
              <table:table-cell office:value-type="float" office:value="0.123569">
                <text:p>0.123569</text:p>
              </table:table-cell>
            </table:table-row>
            <table:table-row>
              <table:table-cell office:value-type="float" office:value="295937">
                <text:p>295937</text:p>
              </table:table-cell>
              <table:table-cell office:value-type="float" office:value="0.829102">
                <text:p>0.829102</text:p>
              </table:table-cell>
              <table:table-cell office:value-type="float" office:value="0.354492">
                <text:p>0.354492</text:p>
              </table:table-cell>
              <table:table-cell office:value-type="float" office:value="0.15918">
                <text:p>0.15918</text:p>
              </table:table-cell>
              <table:table-cell office:value-type="float" office:value="-0.221572">
                <text:p>-0.221572</text:p>
              </table:table-cell>
              <table:table-cell office:value-type="float" office:value="-0.227964">
                <text:p>-0.227964</text:p>
              </table:table-cell>
              <table:table-cell office:value-type="float" office:value="0.112917">
                <text:p>0.112917</text:p>
              </table:table-cell>
            </table:table-row>
            <table:table-row>
              <table:table-cell office:value-type="float" office:value="297186">
                <text:p>297186</text:p>
              </table:table-cell>
              <table:table-cell office:value-type="float" office:value="0.824219">
                <text:p>0.824219</text:p>
              </table:table-cell>
              <table:table-cell office:value-type="float" office:value="0.349609">
                <text:p>0.349609</text:p>
              </table:table-cell>
              <table:table-cell office:value-type="float" office:value="0.176758">
                <text:p>0.176758</text:p>
              </table:table-cell>
              <table:table-cell office:value-type="float" office:value="-0.236486">
                <text:p>-0.236486</text:p>
              </table:table-cell>
              <table:table-cell office:value-type="float" office:value="-0.247138">
                <text:p>-0.247138</text:p>
              </table:table-cell>
              <table:table-cell office:value-type="float" office:value="0.110786">
                <text:p>0.110786</text:p>
              </table:table-cell>
            </table:table-row>
            <table:table-row>
              <table:table-cell office:value-type="float" office:value="298434">
                <text:p>298434</text:p>
              </table:table-cell>
              <table:table-cell office:value-type="float" office:value="0.816406">
                <text:p>0.816406</text:p>
              </table:table-cell>
              <table:table-cell office:value-type="float" office:value="0.347656">
                <text:p>0.347656</text:p>
              </table:table-cell>
              <table:table-cell office:value-type="float" office:value="0.173828">
                <text:p>0.173828</text:p>
              </table:table-cell>
              <table:table-cell office:value-type="float" office:value="-0.242877">
                <text:p>-0.242877</text:p>
              </table:table-cell>
              <table:table-cell office:value-type="float" office:value="-0.270574">
                <text:p>-0.270574</text:p>
              </table:table-cell>
              <table:table-cell office:value-type="float" office:value="0.115047">
                <text:p>0.115047</text:p>
              </table:table-cell>
            </table:table-row>
            <table:table-row>
              <table:table-cell office:value-type="float" office:value="299683">
                <text:p>299683</text:p>
              </table:table-cell>
              <table:table-cell office:value-type="float" office:value="0.805664">
                <text:p>0.805664</text:p>
              </table:table-cell>
              <table:table-cell office:value-type="float" office:value="0.333008">
                <text:p>0.333008</text:p>
              </table:table-cell>
              <table:table-cell office:value-type="float" office:value="0.181641">
                <text:p>0.181641</text:p>
              </table:table-cell>
              <table:table-cell office:value-type="float" office:value="-0.247138">
                <text:p>-0.247138</text:p>
              </table:table-cell>
              <table:table-cell office:value-type="float" office:value="-0.300401">
                <text:p>-0.300401</text:p>
              </table:table-cell>
              <table:table-cell office:value-type="float" office:value="0.115047">
                <text:p>0.115047</text:p>
              </table:table-cell>
            </table:table-row>
            <table:table-row>
              <table:table-cell office:value-type="float" office:value="300934">
                <text:p>300934</text:p>
              </table:table-cell>
              <table:table-cell office:value-type="float" office:value="0.808594">
                <text:p>0.808594</text:p>
              </table:table-cell>
              <table:table-cell office:value-type="float" office:value="0.335938">
                <text:p>0.335938</text:p>
              </table:table-cell>
              <table:table-cell office:value-type="float" office:value="0.189453">
                <text:p>0.189453</text:p>
              </table:table-cell>
              <table:table-cell office:value-type="float" office:value="-0.25566">
                <text:p>-0.25566</text:p>
              </table:table-cell>
              <table:table-cell office:value-type="float" office:value="-0.328097">
                <text:p>-0.328097</text:p>
              </table:table-cell>
              <table:table-cell office:value-type="float" office:value="0.125699">
                <text:p>0.125699</text:p>
              </table:table-cell>
            </table:table-row>
            <table:table-row>
              <table:table-cell office:value-type="float" office:value="302182">
                <text:p>302182</text:p>
              </table:table-cell>
              <table:table-cell office:value-type="float" office:value="0.816406">
                <text:p>0.816406</text:p>
              </table:table-cell>
              <table:table-cell office:value-type="float" office:value="0.338867">
                <text:p>0.338867</text:p>
              </table:table-cell>
              <table:table-cell office:value-type="float" office:value="0.191406">
                <text:p>0.191406</text:p>
              </table:table-cell>
              <table:table-cell office:value-type="float" office:value="-0.268443">
                <text:p>-0.268443</text:p>
              </table:table-cell>
              <table:table-cell office:value-type="float" office:value="-0.353663">
                <text:p>-0.353663</text:p>
              </table:table-cell>
              <table:table-cell office:value-type="float" office:value="0.129961">
                <text:p>0.129961</text:p>
              </table:table-cell>
            </table:table-row>
            <table:table-row>
              <table:table-cell office:value-type="float" office:value="303429">
                <text:p>303429</text:p>
              </table:table-cell>
              <table:table-cell office:value-type="float" office:value="0.817383">
                <text:p>0.817383</text:p>
              </table:table-cell>
              <table:table-cell office:value-type="float" office:value="0.333984">
                <text:p>0.333984</text:p>
              </table:table-cell>
              <table:table-cell office:value-type="float" office:value="0.195312">
                <text:p>0.195312</text:p>
              </table:table-cell>
              <table:table-cell office:value-type="float" office:value="-0.279095">
                <text:p>-0.279095</text:p>
              </table:table-cell>
              <table:table-cell office:value-type="float" office:value="-0.372837">
                <text:p>-0.372837</text:p>
              </table:table-cell>
              <table:table-cell office:value-type="float" office:value="0.129961">
                <text:p>0.129961</text:p>
              </table:table-cell>
            </table:table-row>
            <table:table-row>
              <table:table-cell office:value-type="float" office:value="304678">
                <text:p>304678</text:p>
              </table:table-cell>
              <table:table-cell office:value-type="float" office:value="0.816406">
                <text:p>0.816406</text:p>
              </table:table-cell>
              <table:table-cell office:value-type="float" office:value="0.325195">
                <text:p>0.325195</text:p>
              </table:table-cell>
              <table:table-cell office:value-type="float" office:value="0.200195">
                <text:p>0.200195</text:p>
              </table:table-cell>
              <table:table-cell office:value-type="float" office:value="-0.283357">
                <text:p>-0.283357</text:p>
              </table:table-cell>
              <table:table-cell office:value-type="float" office:value="-0.389881">
                <text:p>-0.389881</text:p>
              </table:table-cell>
              <table:table-cell office:value-type="float" office:value="0.142743">
                <text:p>0.142743</text:p>
              </table:table-cell>
            </table:table-row>
            <table:table-row>
              <table:table-cell office:value-type="float" office:value="305926">
                <text:p>305926</text:p>
              </table:table-cell>
              <table:table-cell office:value-type="float" office:value="0.81543">
                <text:p>0.81543</text:p>
              </table:table-cell>
              <table:table-cell office:value-type="float" office:value="0.322266">
                <text:p>0.322266</text:p>
              </table:table-cell>
              <table:table-cell office:value-type="float" office:value="0.202148">
                <text:p>0.202148</text:p>
              </table:table-cell>
              <table:table-cell office:value-type="float" office:value="-0.291878">
                <text:p>-0.291878</text:p>
              </table:table-cell>
              <table:table-cell office:value-type="float" office:value="-0.400534">
                <text:p>-0.400534</text:p>
              </table:table-cell>
              <table:table-cell office:value-type="float" office:value="0.153396">
                <text:p>0.153396</text:p>
              </table:table-cell>
            </table:table-row>
            <table:table-row>
              <table:table-cell office:value-type="float" office:value="307175">
                <text:p>307175</text:p>
              </table:table-cell>
              <table:table-cell office:value-type="float" office:value="0.813477">
                <text:p>0.813477</text:p>
              </table:table-cell>
              <table:table-cell office:value-type="float" office:value="0.319336">
                <text:p>0.319336</text:p>
              </table:table-cell>
              <table:table-cell office:value-type="float" office:value="0.205078">
                <text:p>0.205078</text:p>
              </table:table-cell>
              <table:table-cell office:value-type="float" office:value="-0.29827">
                <text:p>-0.29827</text:p>
              </table:table-cell>
              <table:table-cell office:value-type="float" office:value="-0.409056">
                <text:p>-0.409056</text:p>
              </table:table-cell>
              <table:table-cell office:value-type="float" office:value="0.166179">
                <text:p>0.166179</text:p>
              </table:table-cell>
            </table:table-row>
            <table:table-row>
              <table:table-cell office:value-type="float" office:value="308425">
                <text:p>308425</text:p>
              </table:table-cell>
              <table:table-cell office:value-type="float" office:value="0.822266">
                <text:p>0.822266</text:p>
              </table:table-cell>
              <table:table-cell office:value-type="float" office:value="0.313477">
                <text:p>0.313477</text:p>
              </table:table-cell>
              <table:table-cell office:value-type="float" office:value="0.209961">
                <text:p>0.209961</text:p>
              </table:table-cell>
              <table:table-cell office:value-type="float" office:value="-0.302531">
                <text:p>-0.302531</text:p>
              </table:table-cell>
              <table:table-cell office:value-type="float" office:value="-0.415448">
                <text:p>-0.415448</text:p>
              </table:table-cell>
              <table:table-cell office:value-type="float" office:value="0.17257">
                <text:p>0.17257</text:p>
              </table:table-cell>
            </table:table-row>
            <table:table-row>
              <table:table-cell office:value-type="float" office:value="309672">
                <text:p>309672</text:p>
              </table:table-cell>
              <table:table-cell office:value-type="float" office:value="0.817383">
                <text:p>0.817383</text:p>
              </table:table-cell>
              <table:table-cell office:value-type="float" office:value="0.28418">
                <text:p>0.28418</text:p>
              </table:table-cell>
              <table:table-cell office:value-type="float" office:value="0.213867">
                <text:p>0.213867</text:p>
              </table:table-cell>
              <table:table-cell office:value-type="float" office:value="-0.294009">
                <text:p>-0.294009</text:p>
              </table:table-cell>
              <table:table-cell office:value-type="float" office:value="-0.419708">
                <text:p>-0.419708</text:p>
              </table:table-cell>
              <table:table-cell office:value-type="float" office:value="0.185354">
                <text:p>0.185354</text:p>
              </table:table-cell>
            </table:table-row>
            <table:table-row>
              <table:table-cell office:value-type="float" office:value="310921">
                <text:p>310921</text:p>
              </table:table-cell>
              <table:table-cell office:value-type="float" office:value="0.825195">
                <text:p>0.825195</text:p>
              </table:table-cell>
              <table:table-cell office:value-type="float" office:value="0.286133">
                <text:p>0.286133</text:p>
              </table:table-cell>
              <table:table-cell office:value-type="float" office:value="0.209961">
                <text:p>0.209961</text:p>
              </table:table-cell>
              <table:table-cell office:value-type="float" office:value="-0.285487">
                <text:p>-0.285487</text:p>
              </table:table-cell>
              <table:table-cell office:value-type="float" office:value="-0.417578">
                <text:p>-0.417578</text:p>
              </table:table-cell>
              <table:table-cell office:value-type="float" office:value="0.200267">
                <text:p>0.200267</text:p>
              </table:table-cell>
            </table:table-row>
            <table:table-row>
              <table:table-cell office:value-type="float" office:value="312170">
                <text:p>312170</text:p>
              </table:table-cell>
              <table:table-cell office:value-type="float" office:value="0.831055">
                <text:p>0.831055</text:p>
              </table:table-cell>
              <table:table-cell office:value-type="float" office:value="0.292969">
                <text:p>0.292969</text:p>
              </table:table-cell>
              <table:table-cell office:value-type="float" office:value="0.203125">
                <text:p>0.203125</text:p>
              </table:table-cell>
              <table:table-cell office:value-type="float" office:value="-0.296139">
                <text:p>-0.296139</text:p>
              </table:table-cell>
              <table:table-cell office:value-type="float" office:value="-0.411187">
                <text:p>-0.411187</text:p>
              </table:table-cell>
              <table:table-cell office:value-type="float" office:value="0.206658">
                <text:p>0.206658</text:p>
              </table:table-cell>
            </table:table-row>
            <table:table-row>
              <table:table-cell office:value-type="float" office:value="313420">
                <text:p>313420</text:p>
              </table:table-cell>
              <table:table-cell office:value-type="float" office:value="0.833008">
                <text:p>0.833008</text:p>
              </table:table-cell>
              <table:table-cell office:value-type="float" office:value="0.295898">
                <text:p>0.295898</text:p>
              </table:table-cell>
              <table:table-cell office:value-type="float" office:value="0.198242">
                <text:p>0.198242</text:p>
              </table:table-cell>
              <table:table-cell office:value-type="float" office:value="-0.306792">
                <text:p>-0.306792</text:p>
              </table:table-cell>
              <table:table-cell office:value-type="float" office:value="-0.404795">
                <text:p>-0.404795</text:p>
              </table:table-cell>
              <table:table-cell office:value-type="float" office:value="0.21092">
                <text:p>0.21092</text:p>
              </table:table-cell>
            </table:table-row>
            <table:table-row>
              <table:table-cell office:value-type="float" office:value="314667">
                <text:p>314667</text:p>
              </table:table-cell>
              <table:table-cell office:value-type="float" office:value="0.835938">
                <text:p>0.835938</text:p>
              </table:table-cell>
              <table:table-cell office:value-type="float" office:value="0.280273">
                <text:p>0.280273</text:p>
              </table:table-cell>
              <table:table-cell office:value-type="float" office:value="0.194336">
                <text:p>0.194336</text:p>
              </table:table-cell>
              <table:table-cell office:value-type="float" office:value="-0.315314">
                <text:p>-0.315314</text:p>
              </table:table-cell>
              <table:table-cell office:value-type="float" office:value="-0.417578">
                <text:p>-0.417578</text:p>
              </table:table-cell>
              <table:table-cell office:value-type="float" office:value="0.227964">
                <text:p>0.227964</text:p>
              </table:table-cell>
            </table:table-row>
            <table:table-row>
              <table:table-cell office:value-type="float" office:value="315916">
                <text:p>315916</text:p>
              </table:table-cell>
              <table:table-cell office:value-type="float" office:value="0.836914">
                <text:p>0.836914</text:p>
              </table:table-cell>
              <table:table-cell office:value-type="float" office:value="0.272461">
                <text:p>0.272461</text:p>
              </table:table-cell>
              <table:table-cell office:value-type="float" office:value="0.192383">
                <text:p>0.192383</text:p>
              </table:table-cell>
              <table:table-cell office:value-type="float" office:value="-0.321705">
                <text:p>-0.321705</text:p>
              </table:table-cell>
              <table:table-cell office:value-type="float" office:value="-0.423969">
                <text:p>-0.423969</text:p>
              </table:table-cell>
              <table:table-cell office:value-type="float" office:value="0.251399">
                <text:p>0.251399</text:p>
              </table:table-cell>
            </table:table-row>
            <table:table-row>
              <table:table-cell office:value-type="float" office:value="317164">
                <text:p>317164</text:p>
              </table:table-cell>
              <table:table-cell office:value-type="float" office:value="0.84375">
                <text:p>0.84375</text:p>
              </table:table-cell>
              <table:table-cell office:value-type="float" office:value="0.262695">
                <text:p>0.262695</text:p>
              </table:table-cell>
              <table:table-cell office:value-type="float" office:value="0.194336">
                <text:p>0.194336</text:p>
              </table:table-cell>
              <table:table-cell office:value-type="float" office:value="-0.323836">
                <text:p>-0.323836</text:p>
              </table:table-cell>
              <table:table-cell office:value-type="float" office:value="-0.4261">
                <text:p>-0.4261</text:p>
              </table:table-cell>
              <table:table-cell office:value-type="float" office:value="0.264182">
                <text:p>0.264182</text:p>
              </table:table-cell>
            </table:table-row>
            <table:table-row>
              <table:table-cell office:value-type="float" office:value="318413">
                <text:p>318413</text:p>
              </table:table-cell>
              <table:table-cell office:value-type="float" office:value="0.84082">
                <text:p>0.8408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7266">
                <text:p>0.197266</text:p>
              </table:table-cell>
              <table:table-cell office:value-type="float" office:value="-0.315314">
                <text:p>-0.315314</text:p>
              </table:table-cell>
              <table:table-cell office:value-type="float" office:value="-0.430361">
                <text:p>-0.430361</text:p>
              </table:table-cell>
              <table:table-cell office:value-type="float" office:value="0.274834">
                <text:p>0.274834</text:p>
              </table:table-cell>
            </table:table-row>
            <table:table-row>
              <table:table-cell office:value-type="float" office:value="319662">
                <text:p>319662</text:p>
              </table:table-cell>
              <table:table-cell office:value-type="float" office:value="0.850586">
                <text:p>0.850586</text:p>
              </table:table-cell>
              <table:table-cell office:value-type="float" office:value="0.273438">
                <text:p>0.273438</text:p>
              </table:table-cell>
              <table:table-cell office:value-type="float" office:value="0.201172">
                <text:p>0.201172</text:p>
              </table:table-cell>
              <table:table-cell office:value-type="float" office:value="-0.311053">
                <text:p>-0.311053</text:p>
              </table:table-cell>
              <table:table-cell office:value-type="float" office:value="-0.432492">
                <text:p>-0.432492</text:p>
              </table:table-cell>
              <table:table-cell office:value-type="float" office:value="0.276965">
                <text:p>0.276965</text:p>
              </table:table-cell>
            </table:table-row>
            <table:table-row>
              <table:table-cell office:value-type="float" office:value="320912">
                <text:p>320912</text:p>
              </table:table-cell>
              <table:table-cell office:value-type="float" office:value="0.854492">
                <text:p>0.854492</text:p>
              </table:table-cell>
              <table:table-cell office:value-type="float" office:value="0.276367">
                <text:p>0.276367</text:p>
              </table:table-cell>
              <table:table-cell office:value-type="float" office:value="0.200195">
                <text:p>0.200195</text:p>
              </table:table-cell>
              <table:table-cell office:value-type="float" office:value="-0.308922">
                <text:p>-0.308922</text:p>
              </table:table-cell>
              <table:table-cell office:value-type="float" office:value="-0.428231">
                <text:p>-0.428231</text:p>
              </table:table-cell>
              <table:table-cell office:value-type="float" office:value="0.276965">
                <text:p>0.276965</text:p>
              </table:table-cell>
            </table:table-row>
            <table:table-row>
              <table:table-cell office:value-type="float" office:value="322161">
                <text:p>322161</text:p>
              </table:table-cell>
              <table:table-cell office:value-type="float" office:value="0.851562">
                <text:p>0.851562</text:p>
              </table:table-cell>
              <table:table-cell office:value-type="float" office:value="0.266602">
                <text:p>0.266602</text:p>
              </table:table-cell>
              <table:table-cell office:value-type="float" office:value="0.204102">
                <text:p>0.204102</text:p>
              </table:table-cell>
              <table:table-cell office:value-type="float" office:value="-0.296139">
                <text:p>-0.296139</text:p>
              </table:table-cell>
              <table:table-cell office:value-type="float" office:value="-0.423969">
                <text:p>-0.423969</text:p>
              </table:table-cell>
              <table:table-cell office:value-type="float" office:value="0.289748">
                <text:p>0.289748</text:p>
              </table:table-cell>
            </table:table-row>
            <table:table-row>
              <table:table-cell office:value-type="float" office:value="323408">
                <text:p>323408</text:p>
              </table:table-cell>
              <table:table-cell office:value-type="float" office:value="0.853516">
                <text:p>0.853516</text:p>
              </table:table-cell>
              <table:table-cell office:value-type="float" office:value="0.262695">
                <text:p>0.262695</text:p>
              </table:table-cell>
              <table:table-cell office:value-type="float" office:value="0.208984">
                <text:p>0.208984</text:p>
              </table:table-cell>
              <table:table-cell office:value-type="float" office:value="-0.296139">
                <text:p>-0.296139</text:p>
              </table:table-cell>
              <table:table-cell office:value-type="float" office:value="-0.421839">
                <text:p>-0.421839</text:p>
              </table:table-cell>
              <table:table-cell office:value-type="float" office:value="0.296139">
                <text:p>0.296139</text:p>
              </table:table-cell>
            </table:table-row>
            <table:table-row>
              <table:table-cell office:value-type="float" office:value="324656">
                <text:p>324656</text:p>
              </table:table-cell>
              <table:table-cell office:value-type="float" office:value="0.869141">
                <text:p>0.869141</text:p>
              </table:table-cell>
              <table:table-cell office:value-type="float" office:value="0.307617">
                <text:p>0.307617</text:p>
              </table:table-cell>
              <table:table-cell office:value-type="float" office:value="0.183594">
                <text:p>0.183594</text:p>
              </table:table-cell>
              <table:table-cell office:value-type="float" office:value="-0.319575">
                <text:p>-0.319575</text:p>
              </table:table-cell>
              <table:table-cell office:value-type="float" office:value="-0.423969">
                <text:p>-0.423969</text:p>
              </table:table-cell>
              <table:table-cell office:value-type="float" office:value="0.279095">
                <text:p>0.279095</text:p>
              </table:table-cell>
            </table:table-row>
            <table:table-row>
              <table:table-cell office:value-type="float" office:value="325907">
                <text:p>325907</text:p>
              </table:table-cell>
              <table:table-cell office:value-type="float" office:value="0.867188">
                <text:p>0.867188</text:p>
              </table:table-cell>
              <table:table-cell office:value-type="float" office:value="0.304688">
                <text:p>0.304688</text:p>
              </table:table-cell>
              <table:table-cell office:value-type="float" office:value="0.185547">
                <text:p>0.185547</text:p>
              </table:table-cell>
              <table:table-cell office:value-type="float" office:value="-0.349402">
                <text:p>-0.349402</text:p>
              </table:table-cell>
              <table:table-cell office:value-type="float" office:value="-0.434622">
                <text:p>-0.434622</text:p>
              </table:table-cell>
              <table:table-cell office:value-type="float" office:value="0.25566">
                <text:p>0.25566</text:p>
              </table:table-cell>
            </table:table-row>
            <table:table-row>
              <table:table-cell office:value-type="float" office:value="327154">
                <text:p>327154</text:p>
              </table:table-cell>
              <table:table-cell office:value-type="float" office:value="0.856445">
                <text:p>0.856445</text:p>
              </table:table-cell>
              <table:table-cell office:value-type="float" office:value="0.291016">
                <text:p>0.291016</text:p>
              </table:table-cell>
              <table:table-cell office:value-type="float" office:value="0.194336">
                <text:p>0.194336</text:p>
              </table:table-cell>
              <table:table-cell office:value-type="float" office:value="-0.360054">
                <text:p>-0.360054</text:p>
              </table:table-cell>
              <table:table-cell office:value-type="float" office:value="-0.445275">
                <text:p>-0.445275</text:p>
              </table:table-cell>
              <table:table-cell office:value-type="float" office:value="0.25353">
                <text:p>0.25353</text:p>
              </table:table-cell>
            </table:table-row>
            <table:table-row>
              <table:table-cell office:value-type="float" office:value="328402">
                <text:p>328402</text:p>
              </table:table-cell>
              <table:table-cell office:value-type="float" office:value="0.851562">
                <text:p>0.851562</text:p>
              </table:table-cell>
              <table:table-cell office:value-type="float" office:value="0.277344">
                <text:p>0.277344</text:p>
              </table:table-cell>
              <table:table-cell office:value-type="float" office:value="0.200195">
                <text:p>0.200195</text:p>
              </table:table-cell>
              <table:table-cell office:value-type="float" office:value="-0.360054">
                <text:p>-0.360054</text:p>
              </table:table-cell>
              <table:table-cell office:value-type="float" office:value="-0.447405">
                <text:p>-0.447405</text:p>
              </table:table-cell>
              <table:table-cell office:value-type="float" office:value="0.259921">
                <text:p>0.259921</text:p>
              </table:table-cell>
            </table:table-row>
            <table:table-row>
              <table:table-cell office:value-type="float" office:value="329651">
                <text:p>329651</text:p>
              </table:table-cell>
              <table:table-cell office:value-type="float" office:value="0.864258">
                <text:p>0.864258</text:p>
              </table:table-cell>
              <table:table-cell office:value-type="float" office:value="0.261719">
                <text:p>0.261719</text:p>
              </table:table-cell>
              <table:table-cell office:value-type="float" office:value="0.189453">
                <text:p>0.189453</text:p>
              </table:table-cell>
              <table:table-cell office:value-type="float" office:value="-0.360054">
                <text:p>-0.360054</text:p>
              </table:table-cell>
              <table:table-cell office:value-type="float" office:value="-0.453796">
                <text:p>-0.453796</text:p>
              </table:table-cell>
              <table:table-cell office:value-type="float" office:value="0.25779">
                <text:p>0.25779</text:p>
              </table:table-cell>
            </table:table-row>
            <table:table-row>
              <table:table-cell office:value-type="float" office:value="330900">
                <text:p>330900</text:p>
              </table:table-cell>
              <table:table-cell office:value-type="float" office:value="0.867188">
                <text:p>0.867188</text:p>
              </table:table-cell>
              <table:table-cell office:value-type="float" office:value="0.249023">
                <text:p>0.249023</text:p>
              </table:table-cell>
              <table:table-cell office:value-type="float" office:value="0.1875">
                <text:p>0.1875</text:p>
              </table:table-cell>
              <table:table-cell office:value-type="float" office:value="-0.360054">
                <text:p>-0.360054</text:p>
              </table:table-cell>
              <table:table-cell office:value-type="float" office:value="-0.455927">
                <text:p>-0.455927</text:p>
              </table:table-cell>
              <table:table-cell office:value-type="float" office:value="0.25566">
                <text:p>0.25566</text:p>
              </table:table-cell>
            </table:table-row>
            <table:table-row>
              <table:table-cell office:value-type="float" office:value="332150">
                <text:p>332150</text:p>
              </table:table-cell>
              <table:table-cell office:value-type="float" office:value="0.869141">
                <text:p>0.869141</text:p>
              </table:table-cell>
              <table:table-cell office:value-type="float" office:value="0.237305">
                <text:p>0.237305</text:p>
              </table:table-cell>
              <table:table-cell office:value-type="float" office:value="0.195312">
                <text:p>0.195312</text:p>
              </table:table-cell>
              <table:table-cell office:value-type="float" office:value="-0.355793">
                <text:p>-0.355793</text:p>
              </table:table-cell>
              <table:table-cell office:value-type="float" office:value="-0.460188">
                <text:p>-0.460188</text:p>
              </table:table-cell>
              <table:table-cell office:value-type="float" office:value="0.259921">
                <text:p>0.259921</text:p>
              </table:table-cell>
            </table:table-row>
            <table:table-row>
              <table:table-cell office:value-type="float" office:value="333397">
                <text:p>333397</text:p>
              </table:table-cell>
              <table:table-cell office:value-type="float" office:value="0.87793">
                <text:p>0.87793</text:p>
              </table:table-cell>
              <table:table-cell office:value-type="float" office:value="0.243164">
                <text:p>0.243164</text:p>
              </table:table-cell>
              <table:table-cell office:value-type="float" office:value="0.199219">
                <text:p>0.199219</text:p>
              </table:table-cell>
              <table:table-cell office:value-type="float" office:value="-0.362185">
                <text:p>-0.362185</text:p>
              </table:table-cell>
              <table:table-cell office:value-type="float" office:value="-0.462319">
                <text:p>-0.462319</text:p>
              </table:table-cell>
              <table:table-cell office:value-type="float" office:value="0.251399">
                <text:p>0.251399</text:p>
              </table:table-cell>
            </table:table-row>
            <table:table-row>
              <table:table-cell office:value-type="float" office:value="334646">
                <text:p>334646</text:p>
              </table:table-cell>
              <table:table-cell office:value-type="float" office:value="0.884766">
                <text:p>0.884766</text:p>
              </table:table-cell>
              <table:table-cell office:value-type="float" office:value="0.244141">
                <text:p>0.244141</text:p>
              </table:table-cell>
              <table:table-cell office:value-type="float" office:value="0.195312">
                <text:p>0.195312</text:p>
              </table:table-cell>
              <table:table-cell office:value-type="float" office:value="-0.368577">
                <text:p>-0.368577</text:p>
              </table:table-cell>
              <table:table-cell office:value-type="float" office:value="-0.466579">
                <text:p>-0.466579</text:p>
              </table:table-cell>
              <table:table-cell office:value-type="float" office:value="0.234355">
                <text:p>0.234355</text:p>
              </table:table-cell>
            </table:table-row>
            <table:table-row>
              <table:table-cell office:value-type="float" office:value="335896">
                <text:p>335896</text:p>
              </table:table-cell>
              <table:table-cell office:value-type="float" office:value="0.885742">
                <text:p>0.885742</text:p>
              </table:table-cell>
              <table:table-cell office:value-type="float" office:value="0.240234">
                <text:p>0.240234</text:p>
              </table:table-cell>
              <table:table-cell office:value-type="float" office:value="0.194336">
                <text:p>0.194336</text:p>
              </table:table-cell>
              <table:table-cell office:value-type="float" office:value="-0.374968">
                <text:p>-0.374968</text:p>
              </table:table-cell>
              <table:table-cell office:value-type="float" office:value="-0.47084">
                <text:p>-0.47084</text:p>
              </table:table-cell>
              <table:table-cell office:value-type="float" office:value="0.223702">
                <text:p>0.223702</text:p>
              </table:table-cell>
            </table:table-row>
            <table:table-row>
              <table:table-cell office:value-type="float" office:value="337145">
                <text:p>337145</text:p>
              </table:table-cell>
              <table:table-cell office:value-type="float" office:value="0.886719">
                <text:p>0.886719</text:p>
              </table:table-cell>
              <table:table-cell office:value-type="float" office:value="0.240234">
                <text:p>0.240234</text:p>
              </table:table-cell>
              <table:table-cell office:value-type="float" office:value="0.197266">
                <text:p>0.197266</text:p>
              </table:table-cell>
              <table:table-cell office:value-type="float" office:value="-0.38349">
                <text:p>-0.38349</text:p>
              </table:table-cell>
              <table:table-cell office:value-type="float" office:value="-0.475102">
                <text:p>-0.475102</text:p>
              </table:table-cell>
              <table:table-cell office:value-type="float" office:value="0.219442">
                <text:p>0.219442</text:p>
              </table:table-cell>
            </table:table-row>
            <table:table-row>
              <table:table-cell office:value-type="float" office:value="338392">
                <text:p>338392</text:p>
              </table:table-cell>
              <table:table-cell office:value-type="float" office:value="0.889648">
                <text:p>0.889648</text:p>
              </table:table-cell>
              <table:table-cell office:value-type="float" office:value="0.236328">
                <text:p>0.236328</text:p>
              </table:table-cell>
              <table:table-cell office:value-type="float" office:value="0.204102">
                <text:p>0.204102</text:p>
              </table:table-cell>
              <table:table-cell office:value-type="float" office:value="-0.392012">
                <text:p>-0.392012</text:p>
              </table:table-cell>
              <table:table-cell office:value-type="float" office:value="-0.490015">
                <text:p>-0.490015</text:p>
              </table:table-cell>
              <table:table-cell office:value-type="float" office:value="0.217311">
                <text:p>0.217311</text:p>
              </table:table-cell>
            </table:table-row>
            <table:table-row>
              <table:table-cell office:value-type="float" office:value="339641">
                <text:p>339641</text:p>
              </table:table-cell>
              <table:table-cell office:value-type="float" office:value="0.888672">
                <text:p>0.888672</text:p>
              </table:table-cell>
              <table:table-cell office:value-type="float" office:value="0.211914">
                <text:p>0.211914</text:p>
              </table:table-cell>
              <table:table-cell office:value-type="float" office:value="0.209961">
                <text:p>0.209961</text:p>
              </table:table-cell>
              <table:table-cell office:value-type="float" office:value="-0.404795">
                <text:p>-0.404795</text:p>
              </table:table-cell>
              <table:table-cell office:value-type="float" office:value="-0.507059">
                <text:p>-0.507059</text:p>
              </table:table-cell>
              <table:table-cell office:value-type="float" office:value="0.21518">
                <text:p>0.21518</text:p>
              </table:table-cell>
            </table:table-row>
            <table:table-row>
              <table:table-cell office:value-type="float" office:value="340889">
                <text:p>340889</text:p>
              </table:table-cell>
              <table:table-cell office:value-type="float" office:value="0.896484">
                <text:p>0.896484</text:p>
              </table:table-cell>
              <table:table-cell office:value-type="float" office:value="0.210938">
                <text:p>0.210938</text:p>
              </table:table-cell>
              <table:table-cell office:value-type="float" office:value="0.21582">
                <text:p>0.21582</text:p>
              </table:table-cell>
              <table:table-cell office:value-type="float" office:value="-0.419708">
                <text:p>-0.419708</text:p>
              </table:table-cell>
              <table:table-cell office:value-type="float" office:value="-0.519842">
                <text:p>-0.519842</text:p>
              </table:table-cell>
              <table:table-cell office:value-type="float" office:value="0.208789">
                <text:p>0.208789</text:p>
              </table:table-cell>
            </table:table-row>
            <table:table-row>
              <table:table-cell office:value-type="float" office:value="342138">
                <text:p>342138</text:p>
              </table:table-cell>
              <table:table-cell office:value-type="float" office:value="0.90332">
                <text:p>0.90332</text:p>
              </table:table-cell>
              <table:table-cell office:value-type="float" office:value="0.212891">
                <text:p>0.212891</text:p>
              </table:table-cell>
              <table:table-cell office:value-type="float" office:value="0.217773">
                <text:p>0.217773</text:p>
              </table:table-cell>
              <table:table-cell office:value-type="float" office:value="-0.443144">
                <text:p>-0.443144</text:p>
              </table:table-cell>
              <table:table-cell office:value-type="float" office:value="-0.532625">
                <text:p>-0.532625</text:p>
              </table:table-cell>
              <table:table-cell office:value-type="float" office:value="0.196006">
                <text:p>0.196006</text:p>
              </table:table-cell>
            </table:table-row>
            <table:table-row>
              <table:table-cell office:value-type="float" office:value="343388">
                <text:p>343388</text:p>
              </table:table-cell>
              <table:table-cell office:value-type="float" office:value="0.916992">
                <text:p>0.916992</text:p>
              </table:table-cell>
              <table:table-cell office:value-type="float" office:value="0.209961">
                <text:p>0.209961</text:p>
              </table:table-cell>
              <table:table-cell office:value-type="float" office:value="0.222656">
                <text:p>0.222656</text:p>
              </table:table-cell>
              <table:table-cell office:value-type="float" office:value="-0.472971">
                <text:p>-0.472971</text:p>
              </table:table-cell>
              <table:table-cell office:value-type="float" office:value="-0.547539">
                <text:p>-0.547539</text:p>
              </table:table-cell>
              <table:table-cell office:value-type="float" office:value="0.17257">
                <text:p>0.17257</text:p>
              </table:table-cell>
            </table:table-row>
            <table:table-row>
              <table:table-cell office:value-type="float" office:value="344637">
                <text:p>344637</text:p>
              </table:table-cell>
              <table:table-cell office:value-type="float" office:value="0.912109">
                <text:p>0.912109</text:p>
              </table:table-cell>
              <table:table-cell office:value-type="float" office:value="0.185547">
                <text:p>0.185547</text:p>
              </table:table-cell>
              <table:table-cell office:value-type="float" office:value="0.242188">
                <text:p>0.242188</text:p>
              </table:table-cell>
              <table:table-cell office:value-type="float" office:value="-0.487884">
                <text:p>-0.487884</text:p>
              </table:table-cell>
              <table:table-cell office:value-type="float" office:value="-0.566713">
                <text:p>-0.566713</text:p>
              </table:table-cell>
              <table:table-cell office:value-type="float" office:value="0.159787">
                <text:p>0.159787</text:p>
              </table:table-cell>
            </table:table-row>
            <table:table-row>
              <table:table-cell office:value-type="float" office:value="345884">
                <text:p>345884</text:p>
              </table:table-cell>
              <table:table-cell office:value-type="float" office:value="0.917969">
                <text:p>0.917969</text:p>
              </table:table-cell>
              <table:table-cell office:value-type="float" office:value="0.179688">
                <text:p>0.179688</text:p>
              </table:table-cell>
              <table:table-cell office:value-type="float" office:value="0.25">
                <text:p>0.25</text:p>
              </table:table-cell>
              <table:table-cell office:value-type="float" office:value="-0.481493">
                <text:p>-0.481493</text:p>
              </table:table-cell>
              <table:table-cell office:value-type="float" office:value="-0.588018">
                <text:p>-0.588018</text:p>
              </table:table-cell>
              <table:table-cell office:value-type="float" office:value="0.149135">
                <text:p>0.149135</text:p>
              </table:table-cell>
            </table:table-row>
            <table:table-row>
              <table:table-cell office:value-type="float" office:value="347133">
                <text:p>347133</text:p>
              </table:table-cell>
              <table:table-cell office:value-type="float" office:value="0.927734">
                <text:p>0.927734</text:p>
              </table:table-cell>
              <table:table-cell office:value-type="float" office:value="0.169922">
                <text:p>0.169922</text:p>
              </table:table-cell>
              <table:table-cell office:value-type="float" office:value="0.259766">
                <text:p>0.259766</text:p>
              </table:table-cell>
              <table:table-cell office:value-type="float" office:value="-0.47084">
                <text:p>-0.47084</text:p>
              </table:table-cell>
              <table:table-cell office:value-type="float" office:value="-0.611453">
                <text:p>-0.611453</text:p>
              </table:table-cell>
              <table:table-cell office:value-type="float" office:value="0.134221">
                <text:p>0.134221</text:p>
              </table:table-cell>
            </table:table-row>
            <table:table-row>
              <table:table-cell office:value-type="float" office:value="348383">
                <text:p>348383</text:p>
              </table:table-cell>
              <table:table-cell office:value-type="float" office:value="0.942383">
                <text:p>0.942383</text:p>
              </table:table-cell>
              <table:table-cell office:value-type="float" office:value="0.15918">
                <text:p>0.15918</text:p>
              </table:table-cell>
              <table:table-cell office:value-type="float" office:value="0.264648">
                <text:p>0.264648</text:p>
              </table:table-cell>
              <table:table-cell office:value-type="float" office:value="-0.462319">
                <text:p>-0.462319</text:p>
              </table:table-cell>
              <table:table-cell office:value-type="float" office:value="-0.628498">
                <text:p>-0.628498</text:p>
              </table:table-cell>
              <table:table-cell office:value-type="float" office:value="0.112917">
                <text:p>0.112917</text:p>
              </table:table-cell>
            </table:table-row>
            <table:table-row>
              <table:table-cell office:value-type="float" office:value="349630">
                <text:p>349630</text:p>
              </table:table-cell>
              <table:table-cell office:value-type="float" office:value="0.951172">
                <text:p>0.951172</text:p>
              </table:table-cell>
              <table:table-cell office:value-type="float" office:value="0.139648">
                <text:p>0.139648</text:p>
              </table:table-cell>
              <table:table-cell office:value-type="float" office:value="0.261719">
                <text:p>0.261719</text:p>
              </table:table-cell>
              <table:table-cell office:value-type="float" office:value="-0.449535">
                <text:p>-0.449535</text:p>
              </table:table-cell>
              <table:table-cell office:value-type="float" office:value="-0.643411">
                <text:p>-0.643411</text:p>
              </table:table-cell>
              <table:table-cell office:value-type="float" office:value="0.095872">
                <text:p>0.095872</text:p>
              </table:table-cell>
            </table:table-row>
            <table:table-row>
              <table:table-cell office:value-type="float" office:value="350879">
                <text:p>350879</text:p>
              </table:table-cell>
              <table:table-cell office:value-type="float" office:value="0.959961">
                <text:p>0.959961</text:p>
              </table:table-cell>
              <table:table-cell office:value-type="float" office:value="0.12793">
                <text:p>0.12793</text:p>
              </table:table-cell>
              <table:table-cell office:value-type="float" office:value="0.262695">
                <text:p>0.262695</text:p>
              </table:table-cell>
              <table:table-cell office:value-type="float" office:value="-0.436752">
                <text:p>-0.436752</text:p>
              </table:table-cell>
              <table:table-cell office:value-type="float" office:value="-0.656194">
                <text:p>-0.656194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float" office:value="352127">
                <text:p>352127</text:p>
              </table:table-cell>
              <table:table-cell office:value-type="float" office:value="0.975586">
                <text:p>0.975586</text:p>
              </table:table-cell>
              <table:table-cell office:value-type="float" office:value="0.128906">
                <text:p>0.128906</text:p>
              </table:table-cell>
              <table:table-cell office:value-type="float" office:value="0.267578">
                <text:p>0.267578</text:p>
              </table:table-cell>
              <table:table-cell office:value-type="float" office:value="-0.443144">
                <text:p>-0.443144</text:p>
              </table:table-cell>
              <table:table-cell office:value-type="float" office:value="-0.675369">
                <text:p>-0.675369</text:p>
              </table:table-cell>
              <table:table-cell office:value-type="float" office:value="0.068176">
                <text:p>0.068176</text:p>
              </table:table-cell>
            </table:table-row>
            <table:table-row>
              <table:table-cell office:value-type="float" office:value="353376">
                <text:p>353376</text:p>
              </table:table-cell>
              <table:table-cell office:value-type="float" office:value="0.989258">
                <text:p>0.989258</text:p>
              </table:table-cell>
              <table:table-cell office:value-type="float" office:value="0.133789">
                <text:p>0.133789</text:p>
              </table:table-cell>
              <table:table-cell office:value-type="float" office:value="0.272461">
                <text:p>0.272461</text:p>
              </table:table-cell>
              <table:table-cell office:value-type="float" office:value="-0.445275">
                <text:p>-0.445275</text:p>
              </table:table-cell>
              <table:table-cell office:value-type="float" office:value="-0.688152">
                <text:p>-0.688152</text:p>
              </table:table-cell>
              <table:table-cell office:value-type="float" office:value="0.044741">
                <text:p>0.044741</text:p>
              </table:table-cell>
            </table:table-row>
            <table:table-row>
              <table:table-cell office:value-type="float" office:value="354625">
                <text:p>354625</text:p>
              </table:table-cell>
              <table:table-cell office:value-type="float" office:value="0.989258">
                <text:p>0.989258</text:p>
              </table:table-cell>
              <table:table-cell office:value-type="float" office:value="0.118164">
                <text:p>0.118164</text:p>
              </table:table-cell>
              <table:table-cell office:value-type="float" office:value="0.27832">
                <text:p>0.27832</text:p>
              </table:table-cell>
              <table:table-cell office:value-type="float" office:value="-0.443144">
                <text:p>-0.443144</text:p>
              </table:table-cell>
              <table:table-cell office:value-type="float" office:value="-0.705195">
                <text:p>-0.705195</text:p>
              </table:table-cell>
              <table:table-cell office:value-type="float" office:value="0.021305">
                <text:p>0.021305</text:p>
              </table:table-cell>
            </table:table-row>
            <table:table-row>
              <table:table-cell office:value-type="float" office:value="355875">
                <text:p>355875</text:p>
              </table:table-cell>
              <table:table-cell office:value-type="float" office:value="0.990234">
                <text:p>0.990234</text:p>
              </table:table-cell>
              <table:table-cell office:value-type="float" office:value="0.104492">
                <text:p>0.104492</text:p>
              </table:table-cell>
              <table:table-cell office:value-type="float" office:value="0.287109">
                <text:p>0.287109</text:p>
              </table:table-cell>
              <table:table-cell office:value-type="float" office:value="-0.428231">
                <text:p>-0.428231</text:p>
              </table:table-cell>
              <table:table-cell office:value-type="float" office:value="-0.730761">
                <text:p>-0.730761</text:p>
              </table:table-cell>
              <table:table-cell office:value-type="float" office:value="0.017044">
                <text:p>0.017044</text:p>
              </table:table-cell>
            </table:table-row>
            <table:table-row>
              <table:table-cell office:value-type="float" office:value="357124">
                <text:p>357124</text:p>
              </table:table-cell>
              <table:table-cell office:value-type="float" office:value="0.992188">
                <text:p>0.992188</text:p>
              </table:table-cell>
              <table:table-cell office:value-type="float" office:value="0.076172">
                <text:p>0.076172</text:p>
              </table:table-cell>
              <table:table-cell office:value-type="float" office:value="0.296875">
                <text:p>0.296875</text:p>
              </table:table-cell>
              <table:table-cell office:value-type="float" office:value="-0.394143">
                <text:p>-0.394143</text:p>
              </table:table-cell>
              <table:table-cell office:value-type="float" office:value="-0.743545">
                <text:p>-0.743545</text:p>
              </table:table-cell>
              <table:table-cell office:value-type="float" office:value="0.019175">
                <text:p>0.019175</text:p>
              </table:table-cell>
            </table:table-row>
            <table:table-row>
              <table:table-cell office:value-type="float" office:value="358371">
                <text:p>358371</text:p>
              </table:table-cell>
              <table:table-cell office:value-type="float" office:value="1.011719">
                <text:p>1.011719</text:p>
              </table:table-cell>
              <table:table-cell office:value-type="float" office:value="0.081055">
                <text:p>0.081055</text:p>
              </table:table-cell>
              <table:table-cell office:value-type="float" office:value="0.294922">
                <text:p>0.294922</text:p>
              </table:table-cell>
              <table:table-cell office:value-type="float" office:value="-0.389881">
                <text:p>-0.389881</text:p>
              </table:table-cell>
              <table:table-cell office:value-type="float" office:value="-0.749936">
                <text:p>-0.749936</text:p>
              </table:table-cell>
              <table:table-cell office:value-type="float" office:value="-0.008522">
                <text:p>-0.008522</text:p>
              </table:table-cell>
            </table:table-row>
            <table:table-row>
              <table:table-cell office:value-type="float" office:value="359619">
                <text:p>359619</text:p>
              </table:table-cell>
              <table:table-cell office:value-type="float" office:value="1.033203">
                <text:p>1.033203</text:p>
              </table:table-cell>
              <table:table-cell office:value-type="float" office:value="0.132813">
                <text:p>0.132813</text:p>
              </table:table-cell>
              <table:table-cell office:value-type="float" office:value="0.282227">
                <text:p>0.282227</text:p>
              </table:table-cell>
              <table:table-cell office:value-type="float" office:value="-0.396273">
                <text:p>-0.396273</text:p>
              </table:table-cell>
              <table:table-cell office:value-type="float" office:value="-0.760589">
                <text:p>-0.760589</text:p>
              </table:table-cell>
              <table:table-cell office:value-type="float" office:value="-0.066046">
                <text:p>-0.066046</text:p>
              </table:table-cell>
            </table:table-row>
            <table:table-row>
              <table:table-cell office:value-type="float" office:value="360870">
                <text:p>360870</text:p>
              </table:table-cell>
              <table:table-cell office:value-type="float" office:value="1.029297">
                <text:p>1.029297</text:p>
              </table:table-cell>
              <table:table-cell office:value-type="float" office:value="0.124023">
                <text:p>0.124023</text:p>
              </table:table-cell>
              <table:table-cell office:value-type="float" office:value="0.285156">
                <text:p>0.285156</text:p>
              </table:table-cell>
              <table:table-cell office:value-type="float" office:value="-0.387751">
                <text:p>-0.387751</text:p>
              </table:table-cell>
              <table:table-cell office:value-type="float" office:value="-0.76698">
                <text:p>-0.76698</text:p>
              </table:table-cell>
              <table:table-cell office:value-type="float" office:value="-0.100134">
                <text:p>-0.100134</text:p>
              </table:table-cell>
            </table:table-row>
            <table:table-row>
              <table:table-cell office:value-type="float" office:value="362117">
                <text:p>362117</text:p>
              </table:table-cell>
              <table:table-cell office:value-type="float" office:value="1.026367">
                <text:p>1.026367</text:p>
              </table:table-cell>
              <table:table-cell office:value-type="float" office:value="0.105469">
                <text:p>0.105469</text:p>
              </table:table-cell>
              <table:table-cell office:value-type="float" office:value="0.296875">
                <text:p>0.296875</text:p>
              </table:table-cell>
              <table:table-cell office:value-type="float" office:value="-0.360054">
                <text:p>-0.360054</text:p>
              </table:table-cell>
              <table:table-cell office:value-type="float" office:value="-0.779763">
                <text:p>-0.779763</text:p>
              </table:table-cell>
              <table:table-cell office:value-type="float" office:value="-0.102264">
                <text:p>-0.102264</text:p>
              </table:table-cell>
            </table:table-row>
            <table:table-row>
              <table:table-cell office:value-type="float" office:value="363365">
                <text:p>363365</text:p>
              </table:table-cell>
              <table:table-cell office:value-type="float" office:value="1.013672">
                <text:p>1.013672</text:p>
              </table:table-cell>
              <table:table-cell office:value-type="float" office:value="0.092773">
                <text:p>0.092773</text:p>
              </table:table-cell>
              <table:table-cell office:value-type="float" office:value="0.319336">
                <text:p>0.319336</text:p>
              </table:table-cell>
              <table:table-cell office:value-type="float" office:value="-0.323836">
                <text:p>-0.323836</text:p>
              </table:table-cell>
              <table:table-cell office:value-type="float" office:value="-0.792546">
                <text:p>-0.792546</text:p>
              </table:table-cell>
              <table:table-cell office:value-type="float" office:value="-0.095872">
                <text:p>-0.095872</text:p>
              </table:table-cell>
            </table:table-row>
            <table:table-row>
              <table:table-cell office:value-type="float" office:value="364614">
                <text:p>364614</text:p>
              </table:table-cell>
              <table:table-cell office:value-type="float" office:value="1.016602">
                <text:p>1.016602</text:p>
              </table:table-cell>
              <table:table-cell office:value-type="float" office:value="0.095703">
                <text:p>0.095703</text:p>
              </table:table-cell>
              <table:table-cell office:value-type="float" office:value="0.30957">
                <text:p>0.30957</text:p>
              </table:table-cell>
              <table:table-cell office:value-type="float" office:value="-0.308922">
                <text:p>-0.308922</text:p>
              </table:table-cell>
              <table:table-cell office:value-type="float" office:value="-0.784024">
                <text:p>-0.784024</text:p>
              </table:table-cell>
              <table:table-cell office:value-type="float" office:value="-0.106525">
                <text:p>-0.106525</text:p>
              </table:table-cell>
            </table:table-row>
            <table:table-row>
              <table:table-cell office:value-type="float" office:value="365863">
                <text:p>365863</text:p>
              </table:table-cell>
              <table:table-cell office:value-type="float" office:value="1.035156">
                <text:p>1.035156</text:p>
              </table:table-cell>
              <table:table-cell office:value-type="float" office:value="0.076172">
                <text:p>0.076172</text:p>
              </table:table-cell>
              <table:table-cell office:value-type="float" office:value="0.297852">
                <text:p>0.297852</text:p>
              </table:table-cell>
              <table:table-cell office:value-type="float" office:value="-0.317445">
                <text:p>-0.317445</text:p>
              </table:table-cell>
              <table:table-cell office:value-type="float" office:value="-0.769111">
                <text:p>-0.769111</text:p>
              </table:table-cell>
              <table:table-cell office:value-type="float" office:value="-0.142743">
                <text:p>-0.142743</text:p>
              </table:table-cell>
            </table:table-row>
            <table:table-row>
              <table:table-cell office:value-type="float" office:value="367113">
                <text:p>367113</text:p>
              </table:table-cell>
              <table:table-cell office:value-type="float" office:value="1.047852">
                <text:p>1.047852</text:p>
              </table:table-cell>
              <table:table-cell office:value-type="float" office:value="0.048828">
                <text:p>0.048828</text:p>
              </table:table-cell>
              <table:table-cell office:value-type="float" office:value="0.30957">
                <text:p>0.30957</text:p>
              </table:table-cell>
              <table:table-cell office:value-type="float" office:value="-0.304662">
                <text:p>-0.304662</text:p>
              </table:table-cell>
              <table:table-cell office:value-type="float" office:value="-0.749936">
                <text:p>-0.749936</text:p>
              </table:table-cell>
              <table:table-cell office:value-type="float" office:value="-0.164049">
                <text:p>-0.164049</text:p>
              </table:table-cell>
            </table:table-row>
            <table:table-row>
              <table:table-cell office:value-type="float" office:value="368360">
                <text:p>368360</text:p>
              </table:table-cell>
              <table:table-cell office:value-type="float" office:value="1.050781">
                <text:p>1.050781</text:p>
              </table:table-cell>
              <table:table-cell office:value-type="float" office:value="0.036133">
                <text:p>0.036133</text:p>
              </table:table-cell>
              <table:table-cell office:value-type="float" office:value="0.323242">
                <text:p>0.323242</text:p>
              </table:table-cell>
              <table:table-cell office:value-type="float" office:value="-0.25566">
                <text:p>-0.25566</text:p>
              </table:table-cell>
              <table:table-cell office:value-type="float" office:value="-0.730761">
                <text:p>-0.730761</text:p>
              </table:table-cell>
              <table:table-cell office:value-type="float" office:value="-0.157657">
                <text:p>-0.157657</text:p>
              </table:table-cell>
            </table:table-row>
            <table:table-row>
              <table:table-cell office:value-type="float" office:value="369609">
                <text:p>369609</text:p>
              </table:table-cell>
              <table:table-cell office:value-type="float" office:value="1.046875">
                <text:p>1.046875</text:p>
              </table:table-cell>
              <table:table-cell office:value-type="float" office:value="0.044922">
                <text:p>0.044922</text:p>
              </table:table-cell>
              <table:table-cell office:value-type="float" office:value="0.320312">
                <text:p>0.320312</text:p>
              </table:table-cell>
              <table:table-cell office:value-type="float" office:value="-0.200267">
                <text:p>-0.200267</text:p>
              </table:table-cell>
              <table:table-cell office:value-type="float" office:value="-0.7265">
                <text:p>-0.7265</text:p>
              </table:table-cell>
              <table:table-cell office:value-type="float" office:value="-0.153396">
                <text:p>-0.153396</text:p>
              </table:table-cell>
            </table:table-row>
            <table:table-row>
              <table:table-cell office:value-type="float" office:value="370858">
                <text:p>370858</text:p>
              </table:table-cell>
              <table:table-cell office:value-type="float" office:value="1.040039">
                <text:p>1.040039</text:p>
              </table:table-cell>
              <table:table-cell office:value-type="float" office:value="0.050781">
                <text:p>0.050781</text:p>
              </table:table-cell>
              <table:table-cell office:value-type="float" office:value="0.321289">
                <text:p>0.321289</text:p>
              </table:table-cell>
              <table:table-cell office:value-type="float" office:value="-0.144874">
                <text:p>-0.144874</text:p>
              </table:table-cell>
              <table:table-cell office:value-type="float" office:value="-0.739283">
                <text:p>-0.739283</text:p>
              </table:table-cell>
              <table:table-cell office:value-type="float" office:value="-0.138483">
                <text:p>-0.138483</text:p>
              </table:table-cell>
            </table:table-row>
            <table:table-row>
              <table:table-cell office:value-type="float" office:value="372106">
                <text:p>372106</text:p>
              </table:table-cell>
              <table:table-cell office:value-type="float" office:value="1.040039">
                <text:p>1.040039</text:p>
              </table:table-cell>
              <table:table-cell office:value-type="float" office:value="0.063477">
                <text:p>0.063477</text:p>
              </table:table-cell>
              <table:table-cell office:value-type="float" office:value="0.323242">
                <text:p>0.323242</text:p>
              </table:table-cell>
              <table:table-cell office:value-type="float" office:value="-0.100134">
                <text:p>-0.100134</text:p>
              </table:table-cell>
              <table:table-cell office:value-type="float" office:value="-0.752066">
                <text:p>-0.752066</text:p>
              </table:table-cell>
              <table:table-cell office:value-type="float" office:value="-0.125699">
                <text:p>-0.125699</text:p>
              </table:table-cell>
            </table:table-row>
            <table:table-row>
              <table:table-cell office:value-type="float" office:value="373355">
                <text:p>373355</text:p>
              </table:table-cell>
              <table:table-cell office:value-type="float" office:value="1.050781">
                <text:p>1.050781</text:p>
              </table:table-cell>
              <table:table-cell office:value-type="float" office:value="0.081055">
                <text:p>0.081055</text:p>
              </table:table-cell>
              <table:table-cell office:value-type="float" office:value="0.319336">
                <text:p>0.319336</text:p>
              </table:table-cell>
              <table:table-cell office:value-type="float" office:value="-0.066046">
                <text:p>-0.066046</text:p>
              </table:table-cell>
              <table:table-cell office:value-type="float" office:value="-0.752066">
                <text:p>-0.752066</text:p>
              </table:table-cell>
              <table:table-cell office:value-type="float" office:value="-0.125699">
                <text:p>-0.125699</text:p>
              </table:table-cell>
            </table:table-row>
            <table:table-row>
              <table:table-cell office:value-type="float" office:value="374604">
                <text:p>374604</text:p>
              </table:table-cell>
              <table:table-cell office:value-type="float" office:value="1.055664">
                <text:p>1.055664</text:p>
              </table:table-cell>
              <table:table-cell office:value-type="float" office:value="0.089844">
                <text:p>0.089844</text:p>
              </table:table-cell>
              <table:table-cell office:value-type="float" office:value="0.314453">
                <text:p>0.314453</text:p>
              </table:table-cell>
              <table:table-cell office:value-type="float" office:value="-0.044741">
                <text:p>-0.044741</text:p>
              </table:table-cell>
              <table:table-cell office:value-type="float" office:value="-0.743545">
                <text:p>-0.743545</text:p>
              </table:table-cell>
              <table:table-cell office:value-type="float" office:value="-0.142743">
                <text:p>-0.142743</text:p>
              </table:table-cell>
            </table:table-row>
            <table:table-row>
              <table:table-cell office:value-type="float" office:value="375852">
                <text:p>375852</text:p>
              </table:table-cell>
              <table:table-cell office:value-type="float" office:value="1.060547">
                <text:p>1.060547</text:p>
              </table:table-cell>
              <table:table-cell office:value-type="float" office:value="0.095703">
                <text:p>0.095703</text:p>
              </table:table-cell>
              <table:table-cell office:value-type="float" office:value="0.310547">
                <text:p>0.310547</text:p>
              </table:table-cell>
              <table:table-cell office:value-type="float" office:value="-0.029827">
                <text:p>-0.029827</text:p>
              </table:table-cell>
              <table:table-cell office:value-type="float" office:value="-0.741414">
                <text:p>-0.741414</text:p>
              </table:table-cell>
              <table:table-cell office:value-type="float" office:value="-0.151265">
                <text:p>-0.151265</text:p>
              </table:table-cell>
            </table:table-row>
            <table:table-row>
              <table:table-cell office:value-type="float" office:value="377101">
                <text:p>377101</text:p>
              </table:table-cell>
              <table:table-cell office:value-type="float" office:value="1.057617">
                <text:p>1.057617</text:p>
              </table:table-cell>
              <table:table-cell office:value-type="float" office:value="0.102539">
                <text:p>0.102539</text:p>
              </table:table-cell>
              <table:table-cell office:value-type="float" office:value="0.300781">
                <text:p>0.300781</text:p>
              </table:table-cell>
              <table:table-cell office:value-type="float" office:value="-0.014913">
                <text:p>-0.014913</text:p>
              </table:table-cell>
              <table:table-cell office:value-type="float" office:value="-0.739283">
                <text:p>-0.739283</text:p>
              </table:table-cell>
              <table:table-cell office:value-type="float" office:value="-0.149135">
                <text:p>-0.149135</text:p>
              </table:table-cell>
            </table:table-row>
            <table:table-row>
              <table:table-cell office:value-type="float" office:value="378351">
                <text:p>378351</text:p>
              </table:table-cell>
              <table:table-cell office:value-type="float" office:value="1.045898">
                <text:p>1.045898</text:p>
              </table:table-cell>
              <table:table-cell office:value-type="float" office:value="0.111328">
                <text:p>0.111328</text:p>
              </table:table-cell>
              <table:table-cell office:value-type="float" office:value="0.291016">
                <text:p>0.291016</text:p>
              </table:table-cell>
              <table:table-cell office:value-type="float" office:value="-0.008522">
                <text:p>-0.008522</text:p>
              </table:table-cell>
              <table:table-cell office:value-type="float" office:value="-0.743545">
                <text:p>-0.743545</text:p>
              </table:table-cell>
              <table:table-cell office:value-type="float" office:value="-0.142743">
                <text:p>-0.142743</text:p>
              </table:table-cell>
            </table:table-row>
            <table:table-row>
              <table:table-cell office:value-type="float" office:value="379600">
                <text:p>379600</text:p>
              </table:table-cell>
              <table:table-cell office:value-type="float" office:value="1.032227">
                <text:p>1.032227</text:p>
              </table:table-cell>
              <table:table-cell office:value-type="float" office:value="0.142578">
                <text:p>0.142578</text:p>
              </table:table-cell>
              <table:table-cell office:value-type="float" office:value="0.229492">
                <text:p>0.229492</text:p>
              </table:table-cell>
              <table:table-cell office:value-type="float" office:value="-0.036219">
                <text:p>-0.036219</text:p>
              </table:table-cell>
              <table:table-cell office:value-type="float" office:value="-0.769111">
                <text:p>-0.769111</text:p>
              </table:table-cell>
              <table:table-cell office:value-type="float" office:value="-0.151265">
                <text:p>-0.151265</text:p>
              </table:table-cell>
            </table:table-row>
            <table:table-row>
              <table:table-cell office:value-type="float" office:value="380847">
                <text:p>380847</text:p>
              </table:table-cell>
              <table:table-cell office:value-type="float" office:value="1.039062">
                <text:p>1.039062</text:p>
              </table:table-cell>
              <table:table-cell office:value-type="float" office:value="0.165039">
                <text:p>0.165039</text:p>
              </table:table-cell>
              <table:table-cell office:value-type="float" office:value="0.214844">
                <text:p>0.214844</text:p>
              </table:table-cell>
              <table:table-cell office:value-type="float" office:value="-0.098003">
                <text:p>-0.098003</text:p>
              </table:table-cell>
              <table:table-cell office:value-type="float" office:value="-0.788285">
                <text:p>-0.788285</text:p>
              </table:table-cell>
              <table:table-cell office:value-type="float" office:value="-0.17257">
                <text:p>-0.17257</text:p>
              </table:table-cell>
            </table:table-row>
            <table:table-row>
              <table:table-cell office:value-type="float" office:value="382096">
                <text:p>382096</text:p>
              </table:table-cell>
              <table:table-cell office:value-type="float" office:value="1.063477">
                <text:p>1.063477</text:p>
              </table:table-cell>
              <table:table-cell office:value-type="float" office:value="0.154297">
                <text:p>0.154297</text:p>
              </table:table-cell>
              <table:table-cell office:value-type="float" office:value="0.253906">
                <text:p>0.253906</text:p>
              </table:table-cell>
              <table:table-cell office:value-type="float" office:value="-0.12783">
                <text:p>-0.12783</text:p>
              </table:table-cell>
              <table:table-cell office:value-type="float" office:value="-0.781894">
                <text:p>-0.781894</text:p>
              </table:table-cell>
              <table:table-cell office:value-type="float" office:value="-0.196006">
                <text:p>-0.196006</text:p>
              </table:table-cell>
            </table:table-row>
            <table:table-row>
              <table:table-cell office:value-type="float" office:value="383344">
                <text:p>383344</text:p>
              </table:table-cell>
              <table:table-cell office:value-type="float" office:value="1.082031">
                <text:p>1.082031</text:p>
              </table:table-cell>
              <table:table-cell office:value-type="float" office:value="0.136719">
                <text:p>0.136719</text:p>
              </table:table-cell>
              <table:table-cell office:value-type="float" office:value="0.271484">
                <text:p>0.271484</text:p>
              </table:table-cell>
              <table:table-cell office:value-type="float" office:value="-0.115047">
                <text:p>-0.115047</text:p>
              </table:table-cell>
              <table:table-cell office:value-type="float" office:value="-0.762719">
                <text:p>-0.762719</text:p>
              </table:table-cell>
              <table:table-cell office:value-type="float" office:value="-0.21092">
                <text:p>-0.21092</text:p>
              </table:table-cell>
            </table:table-row>
            <table:table-row>
              <table:table-cell office:value-type="float" office:value="384593">
                <text:p>384593</text:p>
              </table:table-cell>
              <table:table-cell office:value-type="float" office:value="1.072266">
                <text:p>1.072266</text:p>
              </table:table-cell>
              <table:table-cell office:value-type="float" office:value="0.144531">
                <text:p>0.144531</text:p>
              </table:table-cell>
              <table:table-cell office:value-type="float" office:value="0.237305">
                <text:p>0.237305</text:p>
              </table:table-cell>
              <table:table-cell office:value-type="float" office:value="-0.112917">
                <text:p>-0.112917</text:p>
              </table:table-cell>
              <table:table-cell office:value-type="float" office:value="-0.752066">
                <text:p>-0.752066</text:p>
              </table:table-cell>
              <table:table-cell office:value-type="float" office:value="-0.225833">
                <text:p>-0.225833</text:p>
              </table:table-cell>
            </table:table-row>
            <table:table-row>
              <table:table-cell office:value-type="float" office:value="385842">
                <text:p>385842</text:p>
              </table:table-cell>
              <table:table-cell office:value-type="float" office:value="1.084961">
                <text:p>1.084961</text:p>
              </table:table-cell>
              <table:table-cell office:value-type="float" office:value="0.152344">
                <text:p>0.152344</text:p>
              </table:table-cell>
              <table:table-cell office:value-type="float" office:value="0.226562">
                <text:p>0.226562</text:p>
              </table:table-cell>
              <table:table-cell office:value-type="float" office:value="-0.134221">
                <text:p>-0.134221</text:p>
              </table:table-cell>
              <table:table-cell office:value-type="float" office:value="-0.749936">
                <text:p>-0.749936</text:p>
              </table:table-cell>
              <table:table-cell office:value-type="float" office:value="-0.247138">
                <text:p>-0.247138</text:p>
              </table:table-cell>
            </table:table-row>
            <table:table-row>
              <table:table-cell office:value-type="float" office:value="387092">
                <text:p>387092</text:p>
              </table:table-cell>
              <table:table-cell office:value-type="float" office:value="1.083008">
                <text:p>1.083008</text:p>
              </table:table-cell>
              <table:table-cell office:value-type="float" office:value="0.149414">
                <text:p>0.149414</text:p>
              </table:table-cell>
              <table:table-cell office:value-type="float" office:value="0.225586">
                <text:p>0.225586</text:p>
              </table:table-cell>
              <table:table-cell office:value-type="float" office:value="-0.151265">
                <text:p>-0.151265</text:p>
              </table:table-cell>
              <table:table-cell office:value-type="float" office:value="-0.745675">
                <text:p>-0.745675</text:p>
              </table:table-cell>
              <table:table-cell office:value-type="float" office:value="-0.268443">
                <text:p>-0.268443</text:p>
              </table:table-cell>
            </table:table-row>
            <table:table-row>
              <table:table-cell office:value-type="float" office:value="388339">
                <text:p>388339</text:p>
              </table:table-cell>
              <table:table-cell office:value-type="float" office:value="1.075195">
                <text:p>1.075195</text:p>
              </table:table-cell>
              <table:table-cell office:value-type="float" office:value="0.162109">
                <text:p>0.162109</text:p>
              </table:table-cell>
              <table:table-cell office:value-type="float" office:value="0.224609">
                <text:p>0.224609</text:p>
              </table:table-cell>
              <table:table-cell office:value-type="float" office:value="-0.164049">
                <text:p>-0.164049</text:p>
              </table:table-cell>
              <table:table-cell office:value-type="float" office:value="-0.741414">
                <text:p>-0.741414</text:p>
              </table:table-cell>
              <table:table-cell office:value-type="float" office:value="-0.291878">
                <text:p>-0.291878</text:p>
              </table:table-cell>
            </table:table-row>
            <table:table-row>
              <table:table-cell office:value-type="float" office:value="389588">
                <text:p>389588</text:p>
              </table:table-cell>
              <table:table-cell office:value-type="float" office:value="1.071289">
                <text:p>1.071289</text:p>
              </table:table-cell>
              <table:table-cell office:value-type="float" office:value="0.171875">
                <text:p>0.171875</text:p>
              </table:table-cell>
              <table:table-cell office:value-type="float" office:value="0.238281">
                <text:p>0.238281</text:p>
              </table:table-cell>
              <table:table-cell office:value-type="float" office:value="-0.16831">
                <text:p>-0.16831</text:p>
              </table:table-cell>
              <table:table-cell office:value-type="float" office:value="-0.741414">
                <text:p>-0.741414</text:p>
              </table:table-cell>
              <table:table-cell office:value-type="float" office:value="-0.315314">
                <text:p>-0.315314</text:p>
              </table:table-cell>
            </table:table-row>
            <table:table-row>
              <table:table-cell office:value-type="float" office:value="390836">
                <text:p>390836</text:p>
              </table:table-cell>
              <table:table-cell office:value-type="float" office:value="1.068359">
                <text:p>1.068359</text:p>
              </table:table-cell>
              <table:table-cell office:value-type="float" office:value="0.155273">
                <text:p>0.155273</text:p>
              </table:table-cell>
              <table:table-cell office:value-type="float" office:value="0.25">
                <text:p>0.25</text:p>
              </table:table-cell>
              <table:table-cell office:value-type="float" office:value="-0.151265">
                <text:p>-0.151265</text:p>
              </table:table-cell>
              <table:table-cell office:value-type="float" office:value="-0.741414">
                <text:p>-0.741414</text:p>
              </table:table-cell>
              <table:table-cell office:value-type="float" office:value="-0.323836">
                <text:p>-0.323836</text:p>
              </table:table-cell>
            </table:table-row>
            <table:table-row>
              <table:table-cell office:value-type="float" office:value="392086">
                <text:p>392086</text:p>
              </table:table-cell>
              <table:table-cell office:value-type="float" office:value="1.06543">
                <text:p>1.06543</text:p>
              </table:table-cell>
              <table:table-cell office:value-type="float" office:value="0.142578">
                <text:p>0.142578</text:p>
              </table:table-cell>
              <table:table-cell office:value-type="float" office:value="0.263672">
                <text:p>0.263672</text:p>
              </table:table-cell>
              <table:table-cell office:value-type="float" office:value="-0.115047">
                <text:p>-0.115047</text:p>
              </table:table-cell>
              <table:table-cell office:value-type="float" office:value="-0.737153">
                <text:p>-0.737153</text:p>
              </table:table-cell>
              <table:table-cell office:value-type="float" office:value="-0.319575">
                <text:p>-0.319575</text:p>
              </table:table-cell>
            </table:table-row>
            <table:table-row>
              <table:table-cell office:value-type="float" office:value="393334">
                <text:p>393334</text:p>
              </table:table-cell>
              <table:table-cell office:value-type="float" office:value="1.06543">
                <text:p>1.06543</text:p>
              </table:table-cell>
              <table:table-cell office:value-type="float" office:value="0.135742">
                <text:p>0.135742</text:p>
              </table:table-cell>
              <table:table-cell office:value-type="float" office:value="0.272461">
                <text:p>0.272461</text:p>
              </table:table-cell>
              <table:table-cell office:value-type="float" office:value="-0.063915">
                <text:p>-0.063915</text:p>
              </table:table-cell>
              <table:table-cell office:value-type="float" office:value="-0.720109">
                <text:p>-0.720109</text:p>
              </table:table-cell>
              <table:table-cell office:value-type="float" office:value="-0.313184">
                <text:p>-0.313184</text:p>
              </table:table-cell>
            </table:table-row>
            <table:table-row>
              <table:table-cell office:value-type="float" office:value="394583">
                <text:p>394583</text:p>
              </table:table-cell>
              <table:table-cell office:value-type="float" office:value="1.082031">
                <text:p>1.082031</text:p>
              </table:table-cell>
              <table:table-cell office:value-type="float" office:value="0.145508">
                <text:p>0.145508</text:p>
              </table:table-cell>
              <table:table-cell office:value-type="float" office:value="0.282227">
                <text:p>0.282227</text:p>
              </table:table-cell>
              <table:table-cell office:value-type="float" office:value="-0.004261">
                <text:p>-0.004261</text:p>
              </table:table-cell>
              <table:table-cell office:value-type="float" office:value="-0.692412">
                <text:p>-0.692412</text:p>
              </table:table-cell>
              <table:table-cell office:value-type="float" office:value="-0.325966">
                <text:p>-0.325966</text:p>
              </table:table-cell>
            </table:table-row>
            <table:table-row>
              <table:table-cell office:value-type="float" office:value="395831">
                <text:p>395831</text:p>
              </table:table-cell>
              <table:table-cell office:value-type="float" office:value="1.081055">
                <text:p>1.081055</text:p>
              </table:table-cell>
              <table:table-cell office:value-type="float" office:value="0.165039">
                <text:p>0.165039</text:p>
              </table:table-cell>
              <table:table-cell office:value-type="float" office:value="0.269531">
                <text:p>0.269531</text:p>
              </table:table-cell>
              <table:table-cell office:value-type="float" office:value="0.031957">
                <text:p>0.031957</text:p>
              </table:table-cell>
              <table:table-cell office:value-type="float" office:value="-0.668977">
                <text:p>-0.668977</text:p>
              </table:table-cell>
              <table:table-cell office:value-type="float" office:value="-0.347272">
                <text:p>-0.347272</text:p>
              </table:table-cell>
            </table:table-row>
            <table:table-row>
              <table:table-cell office:value-type="float" office:value="397080">
                <text:p>397080</text:p>
              </table:table-cell>
              <table:table-cell office:value-type="float" office:value="1.069336">
                <text:p>1.069336</text:p>
              </table:table-cell>
              <table:table-cell office:value-type="float" office:value="0.185547">
                <text:p>0.185547</text:p>
              </table:table-cell>
              <table:table-cell office:value-type="float" office:value="0.248047">
                <text:p>0.248047</text:p>
              </table:table-cell>
              <table:table-cell office:value-type="float" office:value="0.04261">
                <text:p>0.04261</text:p>
              </table:table-cell>
              <table:table-cell office:value-type="float" office:value="-0.645541">
                <text:p>-0.645541</text:p>
              </table:table-cell>
              <table:table-cell office:value-type="float" office:value="-0.364316">
                <text:p>-0.364316</text:p>
              </table:table-cell>
            </table:table-row>
            <table:table-row>
              <table:table-cell office:value-type="float" office:value="398331">
                <text:p>398331</text:p>
              </table:table-cell>
              <table:table-cell office:value-type="float" office:value="1.056641">
                <text:p>1.056641</text:p>
              </table:table-cell>
              <table:table-cell office:value-type="float" office:value="0.199219">
                <text:p>0.199219</text:p>
              </table:table-cell>
              <table:table-cell office:value-type="float" office:value="0.238281">
                <text:p>0.238281</text:p>
              </table:table-cell>
              <table:table-cell office:value-type="float" office:value="0.04048">
                <text:p>0.04048</text:p>
              </table:table-cell>
              <table:table-cell office:value-type="float" office:value="-0.630628">
                <text:p>-0.630628</text:p>
              </table:table-cell>
              <table:table-cell office:value-type="float" office:value="-0.374968">
                <text:p>-0.374968</text:p>
              </table:table-cell>
            </table:table-row>
            <table:table-row>
              <table:table-cell office:value-type="float" office:value="399579">
                <text:p>399579</text:p>
              </table:table-cell>
              <table:table-cell office:value-type="float" office:value="1.053711">
                <text:p>1.053711</text:p>
              </table:table-cell>
              <table:table-cell office:value-type="float" office:value="0.204102">
                <text:p>0.204102</text:p>
              </table:table-cell>
              <table:table-cell office:value-type="float" office:value="0.245117">
                <text:p>0.245117</text:p>
              </table:table-cell>
              <table:table-cell office:value-type="float" office:value="0.04261">
                <text:p>0.04261</text:p>
              </table:table-cell>
              <table:table-cell office:value-type="float" office:value="-0.615715">
                <text:p>-0.615715</text:p>
              </table:table-cell>
              <table:table-cell office:value-type="float" office:value="-0.374968">
                <text:p>-0.374968</text:p>
              </table:table-cell>
            </table:table-row>
            <table:table-row>
              <table:table-cell office:value-type="float" office:value="400826">
                <text:p>400826</text:p>
              </table:table-cell>
              <table:table-cell office:value-type="float" office:value="1.05957">
                <text:p>1.05957</text:p>
              </table:table-cell>
              <table:table-cell office:value-type="float" office:value="0.210938">
                <text:p>0.210938</text:p>
              </table:table-cell>
              <table:table-cell office:value-type="float" office:value="0.245117">
                <text:p>0.245117</text:p>
              </table:table-cell>
              <table:table-cell office:value-type="float" office:value="0.053262">
                <text:p>0.053262</text:p>
              </table:table-cell>
              <table:table-cell office:value-type="float" office:value="-0.590148">
                <text:p>-0.590148</text:p>
              </table:table-cell>
              <table:table-cell office:value-type="float" office:value="-0.38136">
                <text:p>-0.38136</text:p>
              </table:table-cell>
            </table:table-row>
            <table:table-row>
              <table:table-cell office:value-type="float" office:value="402075">
                <text:p>402075</text:p>
              </table:table-cell>
              <table:table-cell office:value-type="float" office:value="1.056641">
                <text:p>1.056641</text:p>
              </table:table-cell>
              <table:table-cell office:value-type="float" office:value="0.216797">
                <text:p>0.216797</text:p>
              </table:table-cell>
              <table:table-cell office:value-type="float" office:value="0.243164">
                <text:p>0.243164</text:p>
              </table:table-cell>
              <table:table-cell office:value-type="float" office:value="0.051132">
                <text:p>0.051132</text:p>
              </table:table-cell>
              <table:table-cell office:value-type="float" office:value="-0.568844">
                <text:p>-0.568844</text:p>
              </table:table-cell>
              <table:table-cell office:value-type="float" office:value="-0.387751">
                <text:p>-0.387751</text:p>
              </table:table-cell>
            </table:table-row>
            <table:table-row>
              <table:table-cell office:value-type="float" office:value="403323">
                <text:p>403323</text:p>
              </table:table-cell>
              <table:table-cell office:value-type="float" office:value="1.048828">
                <text:p>1.048828</text:p>
              </table:table-cell>
              <table:table-cell office:value-type="float" office:value="0.217773">
                <text:p>0.217773</text:p>
              </table:table-cell>
              <table:table-cell office:value-type="float" office:value="0.236328">
                <text:p>0.236328</text:p>
              </table:table-cell>
              <table:table-cell office:value-type="float" office:value="0.053262">
                <text:p>0.053262</text:p>
              </table:table-cell>
              <table:table-cell office:value-type="float" office:value="-0.541147">
                <text:p>-0.541147</text:p>
              </table:table-cell>
              <table:table-cell office:value-type="float" office:value="-0.389881">
                <text:p>-0.389881</text:p>
              </table:table-cell>
            </table:table-row>
            <table:table-row>
              <table:table-cell office:value-type="float" office:value="404572">
                <text:p>404572</text:p>
              </table:table-cell>
              <table:table-cell office:value-type="float" office:value="1.038086">
                <text:p>1.038086</text:p>
              </table:table-cell>
              <table:table-cell office:value-type="float" office:value="0.222656">
                <text:p>0.222656</text:p>
              </table:table-cell>
              <table:table-cell office:value-type="float" office:value="0.227539">
                <text:p>0.227539</text:p>
              </table:table-cell>
              <table:table-cell office:value-type="float" office:value="0.051132">
                <text:p>0.051132</text:p>
              </table:table-cell>
              <table:table-cell office:value-type="float" office:value="-0.519842">
                <text:p>-0.519842</text:p>
              </table:table-cell>
              <table:table-cell office:value-type="float" office:value="-0.396273">
                <text:p>-0.396273</text:p>
              </table:table-cell>
            </table:table-row>
            <table:table-row>
              <table:table-cell office:value-type="float" office:value="405822">
                <text:p>405822</text:p>
              </table:table-cell>
              <table:table-cell office:value-type="float" office:value="1.033203">
                <text:p>1.033203</text:p>
              </table:table-cell>
              <table:table-cell office:value-type="float" office:value="0.227539">
                <text:p>0.227539</text:p>
              </table:table-cell>
              <table:table-cell office:value-type="float" office:value="0.225586">
                <text:p>0.225586</text:p>
              </table:table-cell>
              <table:table-cell office:value-type="float" office:value="0.055393">
                <text:p>0.055393</text:p>
              </table:table-cell>
              <table:table-cell office:value-type="float" office:value="-0.502798">
                <text:p>-0.502798</text:p>
              </table:table-cell>
              <table:table-cell office:value-type="float" office:value="-0.398404">
                <text:p>-0.398404</text:p>
              </table:table-cell>
            </table:table-row>
            <table:table-row>
              <table:table-cell office:value-type="float" office:value="407069">
                <text:p>407069</text:p>
              </table:table-cell>
              <table:table-cell office:value-type="float" office:value="1.025391">
                <text:p>1.025391</text:p>
              </table:table-cell>
              <table:table-cell office:value-type="float" office:value="0.236328">
                <text:p>0.236328</text:p>
              </table:table-cell>
              <table:table-cell office:value-type="float" office:value="0.223633">
                <text:p>0.223633</text:p>
              </table:table-cell>
              <table:table-cell office:value-type="float" office:value="0.057523">
                <text:p>0.057523</text:p>
              </table:table-cell>
              <table:table-cell office:value-type="float" office:value="-0.494276">
                <text:p>-0.494276</text:p>
              </table:table-cell>
              <table:table-cell office:value-type="float" office:value="-0.400534">
                <text:p>-0.400534</text:p>
              </table:table-cell>
            </table:table-row>
            <table:table-row>
              <table:table-cell office:value-type="float" office:value="408318">
                <text:p>408318</text:p>
              </table:table-cell>
              <table:table-cell office:value-type="float" office:value="1.017578">
                <text:p>1.017578</text:p>
              </table:table-cell>
              <table:table-cell office:value-type="float" office:value="0.24707">
                <text:p>0.24707</text:p>
              </table:table-cell>
              <table:table-cell office:value-type="float" office:value="0.223633">
                <text:p>0.223633</text:p>
              </table:table-cell>
              <table:table-cell office:value-type="float" office:value="0.057523">
                <text:p>0.057523</text:p>
              </table:table-cell>
              <table:table-cell office:value-type="float" office:value="-0.481493">
                <text:p>-0.481493</text:p>
              </table:table-cell>
              <table:table-cell office:value-type="float" office:value="-0.402664">
                <text:p>-0.402664</text:p>
              </table:table-cell>
            </table:table-row>
            <table:table-row>
              <table:table-cell office:value-type="float" office:value="409567">
                <text:p>409567</text:p>
              </table:table-cell>
              <table:table-cell office:value-type="float" office:value="1.017578">
                <text:p>1.017578</text:p>
              </table:table-cell>
              <table:table-cell office:value-type="float" office:value="0.25293">
                <text:p>0.25293</text:p>
              </table:table-cell>
              <table:table-cell office:value-type="float" office:value="0.227539">
                <text:p>0.227539</text:p>
              </table:table-cell>
              <table:table-cell office:value-type="float" office:value="0.061784">
                <text:p>0.061784</text:p>
              </table:table-cell>
              <table:table-cell office:value-type="float" office:value="-0.462319">
                <text:p>-0.462319</text:p>
              </table:table-cell>
              <table:table-cell office:value-type="float" office:value="-0.406925">
                <text:p>-0.406925</text:p>
              </table:table-cell>
            </table:table-row>
            <table:table-row>
              <table:table-cell office:value-type="float" office:value="410817">
                <text:p>410817</text:p>
              </table:table-cell>
              <table:table-cell office:value-type="float" office:value="1.010742">
                <text:p>1.010742</text:p>
              </table:table-cell>
              <table:table-cell office:value-type="float" office:value="0.258789">
                <text:p>0.258789</text:p>
              </table:table-cell>
              <table:table-cell office:value-type="float" office:value="0.223633">
                <text:p>0.223633</text:p>
              </table:table-cell>
              <table:table-cell office:value-type="float" office:value="0.061784">
                <text:p>0.061784</text:p>
              </table:table-cell>
              <table:table-cell office:value-type="float" office:value="-0.447405">
                <text:p>-0.447405</text:p>
              </table:table-cell>
              <table:table-cell office:value-type="float" office:value="-0.398404">
                <text:p>-0.398404</text:p>
              </table:table-cell>
            </table:table-row>
            <table:table-row>
              <table:table-cell office:value-type="float" office:value="412064">
                <text:p>412064</text:p>
              </table:table-cell>
              <table:table-cell office:value-type="float" office:value="1.00293">
                <text:p>1.00293</text:p>
              </table:table-cell>
              <table:table-cell office:value-type="float" office:value="0.262695">
                <text:p>0.262695</text:p>
              </table:table-cell>
              <table:table-cell office:value-type="float" office:value="0.217773">
                <text:p>0.217773</text:p>
              </table:table-cell>
              <table:table-cell office:value-type="float" office:value="0.059654">
                <text:p>0.059654</text:p>
              </table:table-cell>
              <table:table-cell office:value-type="float" office:value="-0.436752">
                <text:p>-0.436752</text:p>
              </table:table-cell>
              <table:table-cell office:value-type="float" office:value="-0.38562">
                <text:p>-0.38562</text:p>
              </table:table-cell>
            </table:table-row>
            <table:table-row>
              <table:table-cell office:value-type="float" office:value="413313">
                <text:p>413313</text:p>
              </table:table-cell>
              <table:table-cell office:value-type="float" office:value="0.996094">
                <text:p>0.996094</text:p>
              </table:table-cell>
              <table:table-cell office:value-type="float" office:value="0.262695">
                <text:p>0.262695</text:p>
              </table:table-cell>
              <table:table-cell office:value-type="float" office:value="0.21582">
                <text:p>0.21582</text:p>
              </table:table-cell>
              <table:table-cell office:value-type="float" office:value="0.059654">
                <text:p>0.059654</text:p>
              </table:table-cell>
              <table:table-cell office:value-type="float" office:value="-0.428231">
                <text:p>-0.428231</text:p>
              </table:table-cell>
              <table:table-cell office:value-type="float" office:value="-0.372837">
                <text:p>-0.372837</text:p>
              </table:table-cell>
            </table:table-row>
            <table:table-row>
              <table:table-cell office:value-type="float" office:value="414561">
                <text:p>414561</text:p>
              </table:table-cell>
              <table:table-cell office:value-type="float" office:value="0.993164">
                <text:p>0.993164</text:p>
              </table:table-cell>
              <table:table-cell office:value-type="float" office:value="0.264648">
                <text:p>0.264648</text:p>
              </table:table-cell>
              <table:table-cell office:value-type="float" office:value="0.22168">
                <text:p>0.22168</text:p>
              </table:table-cell>
              <table:table-cell office:value-type="float" office:value="0.059654">
                <text:p>0.059654</text:p>
              </table:table-cell>
              <table:table-cell office:value-type="float" office:value="-0.406925">
                <text:p>-0.406925</text:p>
              </table:table-cell>
              <table:table-cell office:value-type="float" office:value="-0.366446">
                <text:p>-0.366446</text:p>
              </table:table-cell>
            </table:table-row>
            <table:table-row>
              <table:table-cell office:value-type="float" office:value="415810">
                <text:p>415810</text:p>
              </table:table-cell>
              <table:table-cell office:value-type="float" office:value="0.99707">
                <text:p>0.99707</text:p>
              </table:table-cell>
              <table:table-cell office:value-type="float" office:value="0.268555">
                <text:p>0.268555</text:p>
              </table:table-cell>
              <table:table-cell office:value-type="float" office:value="0.220703">
                <text:p>0.220703</text:p>
              </table:table-cell>
              <table:table-cell office:value-type="float" office:value="0.061784">
                <text:p>0.061784</text:p>
              </table:table-cell>
              <table:table-cell office:value-type="float" office:value="-0.396273">
                <text:p>-0.396273</text:p>
              </table:table-cell>
              <table:table-cell office:value-type="float" office:value="-0.353663">
                <text:p>-0.353663</text:p>
              </table:table-cell>
            </table:table-row>
            <table:table-row>
              <table:table-cell office:value-type="float" office:value="417059">
                <text:p>417059</text:p>
              </table:table-cell>
              <table:table-cell office:value-type="float" office:value="0.99707">
                <text:p>0.99707</text:p>
              </table:table-cell>
              <table:table-cell office:value-type="float" office:value="0.272461">
                <text:p>0.272461</text:p>
              </table:table-cell>
              <table:table-cell office:value-type="float" office:value="0.21582">
                <text:p>0.21582</text:p>
              </table:table-cell>
              <table:table-cell office:value-type="float" office:value="0.061784">
                <text:p>0.061784</text:p>
              </table:table-cell>
              <table:table-cell office:value-type="float" office:value="-0.38349">
                <text:p>-0.38349</text:p>
              </table:table-cell>
              <table:table-cell office:value-type="float" office:value="-0.338749">
                <text:p>-0.338749</text:p>
              </table:table-cell>
            </table:table-row>
            <table:table-row>
              <table:table-cell office:value-type="float" office:value="418307">
                <text:p>418307</text:p>
              </table:table-cell>
              <table:table-cell office:value-type="float" office:value="0.993164">
                <text:p>0.993164</text:p>
              </table:table-cell>
              <table:table-cell office:value-type="float" office:value="0.268555">
                <text:p>0.268555</text:p>
              </table:table-cell>
              <table:table-cell office:value-type="float" office:value="0.208008">
                <text:p>0.208008</text:p>
              </table:table-cell>
              <table:table-cell office:value-type="float" office:value="0.063915">
                <text:p>0.063915</text:p>
              </table:table-cell>
              <table:table-cell office:value-type="float" office:value="-0.366446">
                <text:p>-0.366446</text:p>
              </table:table-cell>
              <table:table-cell office:value-type="float" office:value="-0.330228">
                <text:p>-0.330228</text:p>
              </table:table-cell>
            </table:table-row>
            <table:table-row>
              <table:table-cell office:value-type="float" office:value="419556">
                <text:p>419556</text:p>
              </table:table-cell>
              <table:table-cell office:value-type="float" office:value="1">
                <text:p>1</text:p>
              </table:table-cell>
              <table:table-cell office:value-type="float" office:value="0.266602">
                <text:p>0.266602</text:p>
              </table:table-cell>
              <table:table-cell office:value-type="float" office:value="0.207031">
                <text:p>0.207031</text:p>
              </table:table-cell>
              <table:table-cell office:value-type="float" office:value="0.066046">
                <text:p>0.066046</text:p>
              </table:table-cell>
              <table:table-cell office:value-type="float" office:value="-0.353663">
                <text:p>-0.353663</text:p>
              </table:table-cell>
              <table:table-cell office:value-type="float" office:value="-0.321705">
                <text:p>-0.321705</text:p>
              </table:table-cell>
            </table:table-row>
            <table:table-row>
              <table:table-cell office:value-type="float" office:value="420805">
                <text:p>420805</text:p>
              </table:table-cell>
              <table:table-cell office:value-type="float" office:value="0.990234">
                <text:p>0.990234</text:p>
              </table:table-cell>
              <table:table-cell office:value-type="float" office:value="0.264648">
                <text:p>0.264648</text:p>
              </table:table-cell>
              <table:table-cell office:value-type="float" office:value="0.204102">
                <text:p>0.204102</text:p>
              </table:table-cell>
              <table:table-cell office:value-type="float" office:value="0.066046">
                <text:p>0.066046</text:p>
              </table:table-cell>
              <table:table-cell office:value-type="float" office:value="-0.34301">
                <text:p>-0.34301</text:p>
              </table:table-cell>
              <table:table-cell office:value-type="float" office:value="-0.308922">
                <text:p>-0.308922</text:p>
              </table:table-cell>
            </table:table-row>
            <table:table-row>
              <table:table-cell office:value-type="float" office:value="422055">
                <text:p>422055</text:p>
              </table:table-cell>
              <table:table-cell office:value-type="float" office:value="0.985352">
                <text:p>0.985352</text:p>
              </table:table-cell>
              <table:table-cell office:value-type="float" office:value="0.265625">
                <text:p>0.265625</text:p>
              </table:table-cell>
              <table:table-cell office:value-type="float" office:value="0.200195">
                <text:p>0.200195</text:p>
              </table:table-cell>
              <table:table-cell office:value-type="float" office:value="0.066046">
                <text:p>0.066046</text:p>
              </table:table-cell>
              <table:table-cell office:value-type="float" office:value="-0.328097">
                <text:p>-0.328097</text:p>
              </table:table-cell>
              <table:table-cell office:value-type="float" office:value="-0.294009">
                <text:p>-0.294009</text:p>
              </table:table-cell>
            </table:table-row>
            <table:table-row>
              <table:table-cell office:value-type="float" office:value="423302">
                <text:p>423302</text:p>
              </table:table-cell>
              <table:table-cell office:value-type="float" office:value="0.986328">
                <text:p>0.986328</text:p>
              </table:table-cell>
              <table:table-cell office:value-type="float" office:value="0.268555">
                <text:p>0.268555</text:p>
              </table:table-cell>
              <table:table-cell office:value-type="float" office:value="0.203125">
                <text:p>0.203125</text:p>
              </table:table-cell>
              <table:table-cell office:value-type="float" office:value="0.072437">
                <text:p>0.072437</text:p>
              </table:table-cell>
              <table:table-cell office:value-type="float" office:value="-0.319575">
                <text:p>-0.319575</text:p>
              </table:table-cell>
              <table:table-cell office:value-type="float" office:value="-0.276965">
                <text:p>-0.276965</text:p>
              </table:table-cell>
            </table:table-row>
            <table:table-row>
              <table:table-cell office:value-type="float" office:value="424551">
                <text:p>424551</text:p>
              </table:table-cell>
              <table:table-cell office:value-type="float" office:value="0.981445">
                <text:p>0.981445</text:p>
              </table:table-cell>
              <table:table-cell office:value-type="float" office:value="0.267578">
                <text:p>0.267578</text:p>
              </table:table-cell>
              <table:table-cell office:value-type="float" office:value="0.206055">
                <text:p>0.206055</text:p>
              </table:table-cell>
              <table:table-cell office:value-type="float" office:value="0.074567">
                <text:p>0.074567</text:p>
              </table:table-cell>
              <table:table-cell office:value-type="float" office:value="-0.302531">
                <text:p>-0.302531</text:p>
              </table:table-cell>
              <table:table-cell office:value-type="float" office:value="-0.262051">
                <text:p>-0.262051</text:p>
              </table:table-cell>
            </table:table-row>
            <table:table-row>
              <table:table-cell office:value-type="float" office:value="425799">
                <text:p>425799</text:p>
              </table:table-cell>
              <table:table-cell office:value-type="float" office:value="0.987305">
                <text:p>0.987305</text:p>
              </table:table-cell>
              <table:table-cell office:value-type="float" office:value="0.263672">
                <text:p>0.263672</text:p>
              </table:table-cell>
              <table:table-cell office:value-type="float" office:value="0.207031">
                <text:p>0.207031</text:p>
              </table:table-cell>
              <table:table-cell office:value-type="float" office:value="0.080959">
                <text:p>0.080959</text:p>
              </table:table-cell>
              <table:table-cell office:value-type="float" office:value="-0.285487">
                <text:p>-0.285487</text:p>
              </table:table-cell>
              <table:table-cell office:value-type="float" office:value="-0.25779">
                <text:p>-0.25779</text:p>
              </table:table-cell>
            </table:table-row>
            <table:table-row>
              <table:table-cell office:value-type="float" office:value="427048">
                <text:p>427048</text:p>
              </table:table-cell>
              <table:table-cell office:value-type="float" office:value="0.980469">
                <text:p>0.980469</text:p>
              </table:table-cell>
              <table:table-cell office:value-type="float" office:value="0.268555">
                <text:p>0.268555</text:p>
              </table:table-cell>
              <table:table-cell office:value-type="float" office:value="0.208008">
                <text:p>0.208008</text:p>
              </table:table-cell>
              <table:table-cell office:value-type="float" office:value="0.08522">
                <text:p>0.08522</text:p>
              </table:table-cell>
              <table:table-cell office:value-type="float" office:value="-0.272704">
                <text:p>-0.272704</text:p>
              </table:table-cell>
              <table:table-cell office:value-type="float" office:value="-0.249269">
                <text:p>-0.249269</text:p>
              </table:table-cell>
            </table:table-row>
            <table:table-row>
              <table:table-cell office:value-type="float" office:value="428300">
                <text:p>428300</text:p>
              </table:table-cell>
              <table:table-cell office:value-type="float" office:value="0.972656">
                <text:p>0.972656</text:p>
              </table:table-cell>
              <table:table-cell office:value-type="float" office:value="0.27832">
                <text:p>0.27832</text:p>
              </table:table-cell>
              <table:table-cell office:value-type="float" office:value="0.208008">
                <text:p>0.208008</text:p>
              </table:table-cell>
              <table:table-cell office:value-type="float" office:value="0.08735">
                <text:p>0.08735</text:p>
              </table:table-cell>
              <table:table-cell office:value-type="float" office:value="-0.266313">
                <text:p>-0.266313</text:p>
              </table:table-cell>
              <table:table-cell office:value-type="float" office:value="-0.245007">
                <text:p>-0.245007</text:p>
              </table:table-cell>
            </table:table-row>
            <table:table-row>
              <table:table-cell office:value-type="float" office:value="429547">
                <text:p>429547</text:p>
              </table:table-cell>
              <table:table-cell office:value-type="float" office:value="0.970703">
                <text:p>0.970703</text:p>
              </table:table-cell>
              <table:table-cell office:value-type="float" office:value="0.277344">
                <text:p>0.277344</text:p>
              </table:table-cell>
              <table:table-cell office:value-type="float" office:value="0.210937">
                <text:p>0.210937</text:p>
              </table:table-cell>
              <table:table-cell office:value-type="float" office:value="0.091611">
                <text:p>0.091611</text:p>
              </table:table-cell>
              <table:table-cell office:value-type="float" office:value="-0.264182">
                <text:p>-0.264182</text:p>
              </table:table-cell>
              <table:table-cell office:value-type="float" office:value="-0.259921">
                <text:p>-0.259921</text:p>
              </table:table-cell>
            </table:table-row>
            <table:table-row>
              <table:table-cell office:value-type="float" office:value="430794">
                <text:p>430794</text:p>
              </table:table-cell>
              <table:table-cell office:value-type="float" office:value="0.964844">
                <text:p>0.964844</text:p>
              </table:table-cell>
              <table:table-cell office:value-type="float" office:value="0.283203">
                <text:p>0.283203</text:p>
              </table:table-cell>
              <table:table-cell office:value-type="float" office:value="0.208984">
                <text:p>0.208984</text:p>
              </table:table-cell>
              <table:table-cell office:value-type="float" office:value="0.098003">
                <text:p>0.098003</text:p>
              </table:table-cell>
              <table:table-cell office:value-type="float" office:value="-0.259921">
                <text:p>-0.259921</text:p>
              </table:table-cell>
              <table:table-cell office:value-type="float" office:value="-0.268443">
                <text:p>-0.268443</text:p>
              </table:table-cell>
            </table:table-row>
            <table:table-row>
              <table:table-cell office:value-type="float" office:value="432043">
                <text:p>432043</text:p>
              </table:table-cell>
              <table:table-cell office:value-type="float" office:value="0.954102">
                <text:p>0.954102</text:p>
              </table:table-cell>
              <table:table-cell office:value-type="float" office:value="0.289062">
                <text:p>0.289062</text:p>
              </table:table-cell>
              <table:table-cell office:value-type="float" office:value="0.203125">
                <text:p>0.203125</text:p>
              </table:table-cell>
              <table:table-cell office:value-type="float" office:value="0.098003">
                <text:p>0.098003</text:p>
              </table:table-cell>
              <table:table-cell office:value-type="float" office:value="-0.25779">
                <text:p>-0.25779</text:p>
              </table:table-cell>
              <table:table-cell office:value-type="float" office:value="-0.25779">
                <text:p>-0.25779</text:p>
              </table:table-cell>
            </table:table-row>
            <table:table-row>
              <table:table-cell office:value-type="float" office:value="433292">
                <text:p>433292</text:p>
              </table:table-cell>
              <table:table-cell office:value-type="float" office:value="0.945312">
                <text:p>0.945312</text:p>
              </table:table-cell>
              <table:table-cell office:value-type="float" office:value="0.288086">
                <text:p>0.288086</text:p>
              </table:table-cell>
              <table:table-cell office:value-type="float" office:value="0.197266">
                <text:p>0.197266</text:p>
              </table:table-cell>
              <table:table-cell office:value-type="float" office:value="0.091611">
                <text:p>0.091611</text:p>
              </table:table-cell>
              <table:table-cell office:value-type="float" office:value="-0.262051">
                <text:p>-0.262051</text:p>
              </table:table-cell>
              <table:table-cell office:value-type="float" office:value="-0.247138">
                <text:p>-0.247138</text:p>
              </table:table-cell>
            </table:table-row>
            <table:table-row>
              <table:table-cell office:value-type="float" office:value="434540">
                <text:p>434540</text:p>
              </table:table-cell>
              <table:table-cell office:value-type="float" office:value="0.936523">
                <text:p>0.936523</text:p>
              </table:table-cell>
              <table:table-cell office:value-type="float" office:value="0.293945">
                <text:p>0.293945</text:p>
              </table:table-cell>
              <table:table-cell office:value-type="float" office:value="0.186523">
                <text:p>0.186523</text:p>
              </table:table-cell>
              <table:table-cell office:value-type="float" office:value="0.080959">
                <text:p>0.080959</text:p>
              </table:table-cell>
              <table:table-cell office:value-type="float" office:value="-0.276965">
                <text:p>-0.276965</text:p>
              </table:table-cell>
              <table:table-cell office:value-type="float" office:value="-0.247138">
                <text:p>-0.247138</text:p>
              </table:table-cell>
            </table:table-row>
            <table:table-row>
              <table:table-cell office:value-type="float" office:value="435791">
                <text:p>435791</text:p>
              </table:table-cell>
              <table:table-cell office:value-type="float" office:value="0.9375">
                <text:p>0.9375</text:p>
              </table:table-cell>
              <table:table-cell office:value-type="float" office:value="0.294922">
                <text:p>0.294922</text:p>
              </table:table-cell>
              <table:table-cell office:value-type="float" office:value="0.18457">
                <text:p>0.18457</text:p>
              </table:table-cell>
              <table:table-cell office:value-type="float" office:value="0.074567">
                <text:p>0.074567</text:p>
              </table:table-cell>
              <table:table-cell office:value-type="float" office:value="-0.283357">
                <text:p>-0.283357</text:p>
              </table:table-cell>
              <table:table-cell office:value-type="float" office:value="-0.251399">
                <text:p>-0.251399</text:p>
              </table:table-cell>
            </table:table-row>
            <table:table-row>
              <table:table-cell office:value-type="float" office:value="437039">
                <text:p>437039</text:p>
              </table:table-cell>
              <table:table-cell office:value-type="float" office:value="0.942383">
                <text:p>0.942383</text:p>
              </table:table-cell>
              <table:table-cell office:value-type="float" office:value="0.291992">
                <text:p>0.291992</text:p>
              </table:table-cell>
              <table:table-cell office:value-type="float" office:value="0.186523">
                <text:p>0.186523</text:p>
              </table:table-cell>
              <table:table-cell office:value-type="float" office:value="0.068176">
                <text:p>0.068176</text:p>
              </table:table-cell>
              <table:table-cell office:value-type="float" office:value="-0.285487">
                <text:p>-0.285487</text:p>
              </table:table-cell>
              <table:table-cell office:value-type="float" office:value="-0.25779">
                <text:p>-0.25779</text:p>
              </table:table-cell>
            </table:table-row>
            <table:table-row>
              <table:table-cell office:value-type="float" office:value="438286">
                <text:p>438286</text:p>
              </table:table-cell>
              <table:table-cell office:value-type="float" office:value="0.93457">
                <text:p>0.93457</text:p>
              </table:table-cell>
              <table:table-cell office:value-type="float" office:value="0.297852">
                <text:p>0.297852</text:p>
              </table:table-cell>
              <table:table-cell office:value-type="float" office:value="0.183594">
                <text:p>0.183594</text:p>
              </table:table-cell>
              <table:table-cell office:value-type="float" office:value="0.059654">
                <text:p>0.059654</text:p>
              </table:table-cell>
              <table:table-cell office:value-type="float" office:value="-0.294009">
                <text:p>-0.294009</text:p>
              </table:table-cell>
              <table:table-cell office:value-type="float" office:value="-0.272704">
                <text:p>-0.272704</text:p>
              </table:table-cell>
            </table:table-row>
            <table:table-row>
              <table:table-cell office:value-type="float" office:value="439535">
                <text:p>439535</text:p>
              </table:table-cell>
              <table:table-cell office:value-type="float" office:value="0.923828">
                <text:p>0.923828</text:p>
              </table:table-cell>
              <table:table-cell office:value-type="float" office:value="0.311523">
                <text:p>0.311523</text:p>
              </table:table-cell>
              <table:table-cell office:value-type="float" office:value="0.169922">
                <text:p>0.169922</text:p>
              </table:table-cell>
              <table:table-cell office:value-type="float" office:value="0.038349">
                <text:p>0.038349</text:p>
              </table:table-cell>
              <table:table-cell office:value-type="float" office:value="-0.300401">
                <text:p>-0.300401</text:p>
              </table:table-cell>
              <table:table-cell office:value-type="float" office:value="-0.281226">
                <text:p>-0.281226</text:p>
              </table:table-cell>
            </table:table-row>
            <table:table-row>
              <table:table-cell office:value-type="float" office:value="440784">
                <text:p>440784</text:p>
              </table:table-cell>
              <table:table-cell office:value-type="float" office:value="0.916992">
                <text:p>0.916992</text:p>
              </table:table-cell>
              <table:table-cell office:value-type="float" office:value="0.314453">
                <text:p>0.314453</text:p>
              </table:table-cell>
              <table:table-cell office:value-type="float" office:value="0.167969">
                <text:p>0.167969</text:p>
              </table:table-cell>
              <table:table-cell office:value-type="float" office:value="0.017044">
                <text:p>0.017044</text:p>
              </table:table-cell>
              <table:table-cell office:value-type="float" office:value="-0.308922">
                <text:p>-0.308922</text:p>
              </table:table-cell>
              <table:table-cell office:value-type="float" office:value="-0.287618">
                <text:p>-0.287618</text:p>
              </table:table-cell>
            </table:table-row>
            <table:table-row>
              <table:table-cell office:value-type="float" office:value="442032">
                <text:p>442032</text:p>
              </table:table-cell>
              <table:table-cell office:value-type="float" office:value="0.919922">
                <text:p>0.919922</text:p>
              </table:table-cell>
              <table:table-cell office:value-type="float" office:value="0.306641">
                <text:p>0.306641</text:p>
              </table:table-cell>
              <table:table-cell office:value-type="float" office:value="0.188477">
                <text:p>0.188477</text:p>
              </table:table-cell>
              <table:table-cell office:value-type="float" office:value="0.014913">
                <text:p>0.014913</text:p>
              </table:table-cell>
              <table:table-cell office:value-type="float" office:value="-0.311053">
                <text:p>-0.311053</text:p>
              </table:table-cell>
              <table:table-cell office:value-type="float" office:value="-0.289748">
                <text:p>-0.289748</text:p>
              </table:table-cell>
            </table:table-row>
            <table:table-row>
              <table:table-cell office:value-type="float" office:value="443281">
                <text:p>443281</text:p>
              </table:table-cell>
              <table:table-cell office:value-type="float" office:value="0.919922">
                <text:p>0.919922</text:p>
              </table:table-cell>
              <table:table-cell office:value-type="float" office:value="0.299805">
                <text:p>0.299805</text:p>
              </table:table-cell>
              <table:table-cell office:value-type="float" office:value="0.196289">
                <text:p>0.196289</text:p>
              </table:table-cell>
              <table:table-cell office:value-type="float" office:value="0.023436">
                <text:p>0.023436</text:p>
              </table:table-cell>
              <table:table-cell office:value-type="float" office:value="-0.308922">
                <text:p>-0.308922</text:p>
              </table:table-cell>
              <table:table-cell office:value-type="float" office:value="-0.291878">
                <text:p>-0.291878</text:p>
              </table:table-cell>
            </table:table-row>
            <table:table-row>
              <table:table-cell office:value-type="float" office:value="444530">
                <text:p>444530</text:p>
              </table:table-cell>
              <table:table-cell office:value-type="float" office:value="0.902344">
                <text:p>0.902344</text:p>
              </table:table-cell>
              <table:table-cell office:value-type="float" office:value="0.307617">
                <text:p>0.307617</text:p>
              </table:table-cell>
              <table:table-cell office:value-type="float" office:value="0.169922">
                <text:p>0.169922</text:p>
              </table:table-cell>
              <table:table-cell office:value-type="float" office:value="0.019175">
                <text:p>0.019175</text:p>
              </table:table-cell>
              <table:table-cell office:value-type="float" office:value="-0.311053">
                <text:p>-0.311053</text:p>
              </table:table-cell>
              <table:table-cell office:value-type="float" office:value="-0.29827">
                <text:p>-0.29827</text:p>
              </table:table-cell>
            </table:table-row>
            <table:table-row>
              <table:table-cell office:value-type="float" office:value="445778">
                <text:p>445778</text:p>
              </table:table-cell>
              <table:table-cell office:value-type="float" office:value="0.889648">
                <text:p>0.889648</text:p>
              </table:table-cell>
              <table:table-cell office:value-type="float" office:value="0.311523">
                <text:p>0.311523</text:p>
              </table:table-cell>
              <table:table-cell office:value-type="float" office:value="0.176758">
                <text:p>0.176758</text:p>
              </table:table-cell>
              <table:table-cell office:value-type="float" office:value="0.012783">
                <text:p>0.012783</text:p>
              </table:table-cell>
              <table:table-cell office:value-type="float" office:value="-0.321705">
                <text:p>-0.321705</text:p>
              </table:table-cell>
              <table:table-cell office:value-type="float" office:value="-0.291878">
                <text:p>-0.291878</text:p>
              </table:table-cell>
            </table:table-row>
            <table:table-row>
              <table:table-cell office:value-type="float" office:value="447027">
                <text:p>447027</text:p>
              </table:table-cell>
              <table:table-cell office:value-type="float" office:value="0.888672">
                <text:p>0.888672</text:p>
              </table:table-cell>
              <table:table-cell office:value-type="float" office:value="0.311523">
                <text:p>0.311523</text:p>
              </table:table-cell>
              <table:table-cell office:value-type="float" office:value="0.175781">
                <text:p>0.175781</text:p>
              </table:table-cell>
              <table:table-cell office:value-type="float" office:value="-0.006391">
                <text:p>-0.006391</text:p>
              </table:table-cell>
              <table:table-cell office:value-type="float" office:value="-0.330228">
                <text:p>-0.330228</text:p>
              </table:table-cell>
              <table:table-cell office:value-type="float" office:value="-0.296139">
                <text:p>-0.296139</text:p>
              </table:table-cell>
            </table:table-row>
            <table:table-row>
              <table:table-cell office:value-type="float" office:value="448276">
                <text:p>448276</text:p>
              </table:table-cell>
              <table:table-cell office:value-type="float" office:value="0.895508">
                <text:p>0.895508</text:p>
              </table:table-cell>
              <table:table-cell office:value-type="float" office:value="0.311523">
                <text:p>0.311523</text:p>
              </table:table-cell>
              <table:table-cell office:value-type="float" office:value="0.164062">
                <text:p>0.164062</text:p>
              </table:table-cell>
              <table:table-cell office:value-type="float" office:value="-0.046871">
                <text:p>-0.046871</text:p>
              </table:table-cell>
              <table:table-cell office:value-type="float" office:value="-0.338749">
                <text:p>-0.338749</text:p>
              </table:table-cell>
              <table:table-cell office:value-type="float" office:value="-0.319575">
                <text:p>-0.319575</text:p>
              </table:table-cell>
            </table:table-row>
            <table:table-row>
              <table:table-cell office:value-type="float" office:value="449526">
                <text:p>449526</text:p>
              </table:table-cell>
              <table:table-cell office:value-type="float" office:value="0.910156">
                <text:p>0.910156</text:p>
              </table:table-cell>
              <table:table-cell office:value-type="float" office:value="0.267578">
                <text:p>0.267578</text:p>
              </table:table-cell>
              <table:table-cell office:value-type="float" office:value="0.186523">
                <text:p>0.186523</text:p>
              </table:table-cell>
              <table:table-cell office:value-type="float" office:value="-0.068176">
                <text:p>-0.068176</text:p>
              </table:table-cell>
              <table:table-cell office:value-type="float" office:value="-0.336619">
                <text:p>-0.336619</text:p>
              </table:table-cell>
              <table:table-cell office:value-type="float" office:value="-0.334489">
                <text:p>-0.334489</text:p>
              </table:table-cell>
            </table:table-row>
            <table:table-row>
              <table:table-cell office:value-type="float" office:value="450773">
                <text:p>450773</text:p>
              </table:table-cell>
              <table:table-cell office:value-type="float" office:value="0.911133">
                <text:p>0.911133</text:p>
              </table:table-cell>
              <table:table-cell office:value-type="float" office:value="0.259766">
                <text:p>0.259766</text:p>
              </table:table-cell>
              <table:table-cell office:value-type="float" office:value="0.198242">
                <text:p>0.198242</text:p>
              </table:table-cell>
              <table:table-cell office:value-type="float" office:value="-0.051132">
                <text:p>-0.051132</text:p>
              </table:table-cell>
              <table:table-cell office:value-type="float" office:value="-0.319575">
                <text:p>-0.319575</text:p>
              </table:table-cell>
              <table:table-cell office:value-type="float" office:value="-0.321705">
                <text:p>-0.321705</text:p>
              </table:table-cell>
            </table:table-row>
            <table:table-row>
              <table:table-cell office:value-type="float" office:value="452022">
                <text:p>452022</text:p>
              </table:table-cell>
              <table:table-cell office:value-type="float" office:value="0.912109">
                <text:p>0.912109</text:p>
              </table:table-cell>
              <table:table-cell office:value-type="float" office:value="0.264648">
                <text:p>0.264648</text:p>
              </table:table-cell>
              <table:table-cell office:value-type="float" office:value="0.195312">
                <text:p>0.195312</text:p>
              </table:table-cell>
              <table:table-cell office:value-type="float" office:value="-0.017044">
                <text:p>-0.017044</text:p>
              </table:table-cell>
              <table:table-cell office:value-type="float" office:value="-0.304662">
                <text:p>-0.304662</text:p>
              </table:table-cell>
              <table:table-cell office:value-type="float" office:value="-0.302531">
                <text:p>-0.302531</text:p>
              </table:table-cell>
            </table:table-row>
            <table:table-row>
              <table:table-cell office:value-type="float" office:value="453272">
                <text:p>453272</text:p>
              </table:table-cell>
              <table:table-cell office:value-type="float" office:value="0.90625">
                <text:p>0.90625</text:p>
              </table:table-cell>
              <table:table-cell office:value-type="float" office:value="0.268555">
                <text:p>0.268555</text:p>
              </table:table-cell>
              <table:table-cell office:value-type="float" office:value="0.19043">
                <text:p>0.19043</text:p>
              </table:table-cell>
              <table:table-cell office:value-type="float" office:value="0.004261">
                <text:p>0.004261</text:p>
              </table:table-cell>
              <table:table-cell office:value-type="float" office:value="-0.300401">
                <text:p>-0.300401</text:p>
              </table:table-cell>
              <table:table-cell office:value-type="float" office:value="-0.287618">
                <text:p>-0.287618</text:p>
              </table:table-cell>
            </table:table-row>
            <table:table-row>
              <table:table-cell office:value-type="float" office:value="454521">
                <text:p>454521</text:p>
              </table:table-cell>
              <table:table-cell office:value-type="float" office:value="0.895508">
                <text:p>0.895508</text:p>
              </table:table-cell>
              <table:table-cell office:value-type="float" office:value="0.28125">
                <text:p>0.28125</text:p>
              </table:table-cell>
              <table:table-cell office:value-type="float" office:value="0.19043">
                <text:p>0.19043</text:p>
              </table:table-cell>
              <table:table-cell office:value-type="float" office:value="0.019175">
                <text:p>0.019175</text:p>
              </table:table-cell>
              <table:table-cell office:value-type="float" office:value="-0.296139">
                <text:p>-0.296139</text:p>
              </table:table-cell>
              <table:table-cell office:value-type="float" office:value="-0.274834">
                <text:p>-0.274834</text:p>
              </table:table-cell>
            </table:table-row>
            <table:table-row>
              <table:table-cell office:value-type="float" office:value="455768">
                <text:p>455768</text:p>
              </table:table-cell>
              <table:table-cell office:value-type="float" office:value="0.900391">
                <text:p>0.900391</text:p>
              </table:table-cell>
              <table:table-cell office:value-type="float" office:value="0.280273">
                <text:p>0.280273</text:p>
              </table:table-cell>
              <table:table-cell office:value-type="float" office:value="0.196289">
                <text:p>0.196289</text:p>
              </table:table-cell>
              <table:table-cell office:value-type="float" office:value="0.036219">
                <text:p>0.036219</text:p>
              </table:table-cell>
              <table:table-cell office:value-type="float" office:value="-0.287618">
                <text:p>-0.287618</text:p>
              </table:table-cell>
              <table:table-cell office:value-type="float" office:value="-0.264182">
                <text:p>-0.264182</text:p>
              </table:table-cell>
            </table:table-row>
            <table:table-row>
              <table:table-cell office:value-type="float" office:value="457016">
                <text:p>457016</text:p>
              </table:table-cell>
              <table:table-cell office:value-type="float" office:value="0.907227">
                <text:p>0.907227</text:p>
              </table:table-cell>
              <table:table-cell office:value-type="float" office:value="0.280273">
                <text:p>0.280273</text:p>
              </table:table-cell>
              <table:table-cell office:value-type="float" office:value="0.201172">
                <text:p>0.201172</text:p>
              </table:table-cell>
              <table:table-cell office:value-type="float" office:value="0.057523">
                <text:p>0.057523</text:p>
              </table:table-cell>
              <table:table-cell office:value-type="float" office:value="-0.274834">
                <text:p>-0.274834</text:p>
              </table:table-cell>
              <table:table-cell office:value-type="float" office:value="-0.264182">
                <text:p>-0.264182</text:p>
              </table:table-cell>
            </table:table-row>
            <table:table-row>
              <table:table-cell office:value-type="float" office:value="458267">
                <text:p>458267</text:p>
              </table:table-cell>
              <table:table-cell office:value-type="float" office:value="0.90332">
                <text:p>0.90332</text:p>
              </table:table-cell>
              <table:table-cell office:value-type="float" office:value="0.290039">
                <text:p>0.290039</text:p>
              </table:table-cell>
              <table:table-cell office:value-type="float" office:value="0.189453">
                <text:p>0.189453</text:p>
              </table:table-cell>
              <table:table-cell office:value-type="float" office:value="0.059654">
                <text:p>0.059654</text:p>
              </table:table-cell>
              <table:table-cell office:value-type="float" office:value="-0.266313">
                <text:p>-0.266313</text:p>
              </table:table-cell>
              <table:table-cell office:value-type="float" office:value="-0.259921">
                <text:p>-0.259921</text:p>
              </table:table-cell>
            </table:table-row>
            <table:table-row>
              <table:table-cell office:value-type="float" office:value="459514">
                <text:p>459514</text:p>
              </table:table-cell>
              <table:table-cell office:value-type="float" office:value="0.884766">
                <text:p>0.884766</text:p>
              </table:table-cell>
              <table:table-cell office:value-type="float" office:value="0.300781">
                <text:p>0.300781</text:p>
              </table:table-cell>
              <table:table-cell office:value-type="float" office:value="0.173828">
                <text:p>0.173828</text:p>
              </table:table-cell>
              <table:table-cell office:value-type="float" office:value="0.055393">
                <text:p>0.055393</text:p>
              </table:table-cell>
              <table:table-cell office:value-type="float" office:value="-0.262051">
                <text:p>-0.262051</text:p>
              </table:table-cell>
              <table:table-cell office:value-type="float" office:value="-0.259921">
                <text:p>-0.259921</text:p>
              </table:table-cell>
            </table:table-row>
            <table:table-row>
              <table:table-cell office:value-type="float" office:value="460763">
                <text:p>460763</text:p>
              </table:table-cell>
              <table:table-cell office:value-type="float" office:value="0.883789">
                <text:p>0.883789</text:p>
              </table:table-cell>
              <table:table-cell office:value-type="float" office:value="0.299805">
                <text:p>0.299805</text:p>
              </table:table-cell>
              <table:table-cell office:value-type="float" office:value="0.172852">
                <text:p>0.172852</text:p>
              </table:table-cell>
              <table:table-cell office:value-type="float" office:value="0.046871">
                <text:p>0.046871</text:p>
              </table:table-cell>
              <table:table-cell office:value-type="float" office:value="-0.264182">
                <text:p>-0.264182</text:p>
              </table:table-cell>
              <table:table-cell office:value-type="float" office:value="-0.249269">
                <text:p>-0.249269</text:p>
              </table:table-cell>
            </table:table-row>
            <table:table-row>
              <table:table-cell office:value-type="float" office:value="462013">
                <text:p>462013</text:p>
              </table:table-cell>
              <table:table-cell office:value-type="float" office:value="0.889648">
                <text:p>0.889648</text:p>
              </table:table-cell>
              <table:table-cell office:value-type="float" office:value="0.302734">
                <text:p>0.302734</text:p>
              </table:table-cell>
              <table:table-cell office:value-type="float" office:value="0.172852">
                <text:p>0.172852</text:p>
              </table:table-cell>
              <table:table-cell office:value-type="float" office:value="0.04048">
                <text:p>0.04048</text:p>
              </table:table-cell>
              <table:table-cell office:value-type="float" office:value="-0.272704">
                <text:p>-0.272704</text:p>
              </table:table-cell>
              <table:table-cell office:value-type="float" office:value="-0.242877">
                <text:p>-0.242877</text:p>
              </table:table-cell>
            </table:table-row>
            <table:table-row>
              <table:table-cell office:value-type="float" office:value="463260">
                <text:p>463260</text:p>
              </table:table-cell>
              <table:table-cell office:value-type="float" office:value="0.889648">
                <text:p>0.88964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2852">
                <text:p>0.172852</text:p>
              </table:table-cell>
              <table:table-cell office:value-type="float" office:value="0.027696">
                <text:p>0.027696</text:p>
              </table:table-cell>
              <table:table-cell office:value-type="float" office:value="-0.281226">
                <text:p>-0.281226</text:p>
              </table:table-cell>
              <table:table-cell office:value-type="float" office:value="-0.236486">
                <text:p>-0.236486</text:p>
              </table:table-cell>
            </table:table-row>
            <table:table-row>
              <table:table-cell office:value-type="float" office:value="464509">
                <text:p>464509</text:p>
              </table:table-cell>
              <table:table-cell office:value-type="float" office:value="0.90332">
                <text:p>0.90332</text:p>
              </table:table-cell>
              <table:table-cell office:value-type="float" office:value="0.301758">
                <text:p>0.301758</text:p>
              </table:table-cell>
              <table:table-cell office:value-type="float" office:value="0.15918">
                <text:p>0.15918</text:p>
              </table:table-cell>
              <table:table-cell office:value-type="float" office:value="0.017044">
                <text:p>0.017044</text:p>
              </table:table-cell>
              <table:table-cell office:value-type="float" office:value="-0.291878">
                <text:p>-0.291878</text:p>
              </table:table-cell>
              <table:table-cell office:value-type="float" office:value="-0.249269">
                <text:p>-0.249269</text:p>
              </table:table-cell>
            </table:table-row>
            <table:table-row>
              <table:table-cell office:value-type="float" office:value="465757">
                <text:p>465757</text:p>
              </table:table-cell>
              <table:table-cell office:value-type="float" office:value="0.904297">
                <text:p>0.904297</text:p>
              </table:table-cell>
              <table:table-cell office:value-type="float" office:value="0.306641">
                <text:p>0.306641</text:p>
              </table:table-cell>
              <table:table-cell office:value-type="float" office:value="0.160156">
                <text:p>0.160156</text:p>
              </table:table-cell>
              <table:table-cell office:value-type="float" office:value="0.008522">
                <text:p>0.008522</text:p>
              </table:table-cell>
              <table:table-cell office:value-type="float" office:value="-0.304662">
                <text:p>-0.304662</text:p>
              </table:table-cell>
              <table:table-cell office:value-type="float" office:value="-0.268443">
                <text:p>-0.268443</text:p>
              </table:table-cell>
            </table:table-row>
            <table:table-row>
              <table:table-cell office:value-type="float" office:value="467006">
                <text:p>467006</text:p>
              </table:table-cell>
              <table:table-cell office:value-type="float" office:value="0.911133">
                <text:p>0.911133</text:p>
              </table:table-cell>
              <table:table-cell office:value-type="float" office:value="0.306641">
                <text:p>0.306641</text:p>
              </table:table-cell>
              <table:table-cell office:value-type="float" office:value="0.15625">
                <text:p>0.15625</text:p>
              </table:table-cell>
              <table:table-cell office:value-type="float" office:value="-0.008522">
                <text:p>-0.008522</text:p>
              </table:table-cell>
              <table:table-cell office:value-type="float" office:value="-0.319575">
                <text:p>-0.319575</text:p>
              </table:table-cell>
              <table:table-cell office:value-type="float" office:value="-0.281226">
                <text:p>-0.281226</text:p>
              </table:table-cell>
            </table:table-row>
            <table:table-row>
              <table:table-cell office:value-type="float" office:value="468256">
                <text:p>468256</text:p>
              </table:table-cell>
              <table:table-cell office:value-type="float" office:value="0.921875">
                <text:p>0.921875</text:p>
              </table:table-cell>
              <table:table-cell office:value-type="float" office:value="0.304688">
                <text:p>0.304688</text:p>
              </table:table-cell>
              <table:table-cell office:value-type="float" office:value="0.154297">
                <text:p>0.154297</text:p>
              </table:table-cell>
              <table:table-cell office:value-type="float" office:value="-0.021305">
                <text:p>-0.021305</text:p>
              </table:table-cell>
              <table:table-cell office:value-type="float" office:value="-0.334489">
                <text:p>-0.334489</text:p>
              </table:table-cell>
              <table:table-cell office:value-type="float" office:value="-0.302531">
                <text:p>-0.302531</text:p>
              </table:table-cell>
            </table:table-row>
            <table:table-row>
              <table:table-cell office:value-type="float" office:value="469503">
                <text:p>469503</text:p>
              </table:table-cell>
              <table:table-cell office:value-type="float" office:value="0.907227">
                <text:p>0.907227</text:p>
              </table:table-cell>
              <table:table-cell office:value-type="float" office:value="0.302734">
                <text:p>0.302734</text:p>
              </table:table-cell>
              <table:table-cell office:value-type="float" office:value="0.150391">
                <text:p>0.150391</text:p>
              </table:table-cell>
              <table:table-cell office:value-type="float" office:value="-0.031957">
                <text:p>-0.031957</text:p>
              </table:table-cell>
              <table:table-cell office:value-type="float" office:value="-0.355793">
                <text:p>-0.355793</text:p>
              </table:table-cell>
              <table:table-cell office:value-type="float" office:value="-0.330228">
                <text:p>-0.330228</text:p>
              </table:table-cell>
            </table:table-row>
            <table:table-row>
              <table:table-cell office:value-type="float" office:value="470752">
                <text:p>470752</text:p>
              </table:table-cell>
              <table:table-cell office:value-type="float" office:value="0.907227">
                <text:p>0.907227</text:p>
              </table:table-cell>
              <table:table-cell office:value-type="float" office:value="0.300781">
                <text:p>0.300781</text:p>
              </table:table-cell>
              <table:table-cell office:value-type="float" office:value="0.150391">
                <text:p>0.150391</text:p>
              </table:table-cell>
              <table:table-cell office:value-type="float" office:value="-0.04048">
                <text:p>-0.04048</text:p>
              </table:table-cell>
              <table:table-cell office:value-type="float" office:value="-0.38349">
                <text:p>-0.38349</text:p>
              </table:table-cell>
              <table:table-cell office:value-type="float" office:value="-0.349402">
                <text:p>-0.349402</text:p>
              </table:table-cell>
            </table:table-row>
            <table:table-row>
              <table:table-cell office:value-type="float" office:value="472001">
                <text:p>472001</text:p>
              </table:table-cell>
              <table:table-cell office:value-type="float" office:value="0.915039">
                <text:p>0.915039</text:p>
              </table:table-cell>
              <table:table-cell office:value-type="float" office:value="0.298828">
                <text:p>0.298828</text:p>
              </table:table-cell>
              <table:table-cell office:value-type="float" office:value="0.154297">
                <text:p>0.154297</text:p>
              </table:table-cell>
              <table:table-cell office:value-type="float" office:value="-0.046871">
                <text:p>-0.046871</text:p>
              </table:table-cell>
              <table:table-cell office:value-type="float" office:value="-0.409056">
                <text:p>-0.409056</text:p>
              </table:table-cell>
              <table:table-cell office:value-type="float" office:value="-0.364316">
                <text:p>-0.364316</text:p>
              </table:table-cell>
            </table:table-row>
            <table:table-row>
              <table:table-cell office:value-type="float" office:value="473249">
                <text:p>473249</text:p>
              </table:table-cell>
              <table:table-cell office:value-type="float" office:value="0.907227">
                <text:p>0.907227</text:p>
              </table:table-cell>
              <table:table-cell office:value-type="float" office:value="0.298828">
                <text:p>0.298828</text:p>
              </table:table-cell>
              <table:table-cell office:value-type="float" office:value="0.154297">
                <text:p>0.154297</text:p>
              </table:table-cell>
              <table:table-cell office:value-type="float" office:value="-0.051132">
                <text:p>-0.051132</text:p>
              </table:table-cell>
              <table:table-cell office:value-type="float" office:value="-0.428231">
                <text:p>-0.428231</text:p>
              </table:table-cell>
              <table:table-cell office:value-type="float" office:value="-0.38349">
                <text:p>-0.38349</text:p>
              </table:table-cell>
            </table:table-row>
            <table:table-row>
              <table:table-cell office:value-type="float" office:value="474498">
                <text:p>474498</text:p>
              </table:table-cell>
              <table:table-cell office:value-type="float" office:value="0.921875">
                <text:p>0.921875</text:p>
              </table:table-cell>
              <table:table-cell office:value-type="float" office:value="0.296875">
                <text:p>0.296875</text:p>
              </table:table-cell>
              <table:table-cell office:value-type="float" office:value="0.15918">
                <text:p>0.15918</text:p>
              </table:table-cell>
              <table:table-cell office:value-type="float" office:value="-0.053262">
                <text:p>-0.053262</text:p>
              </table:table-cell>
              <table:table-cell office:value-type="float" office:value="-0.443144">
                <text:p>-0.443144</text:p>
              </table:table-cell>
              <table:table-cell office:value-type="float" office:value="-0.406925">
                <text:p>-0.406925</text:p>
              </table:table-cell>
            </table:table-row>
            <table:table-row>
              <table:table-cell office:value-type="float" office:value="475747">
                <text:p>475747</text:p>
              </table:table-cell>
              <table:table-cell office:value-type="float" office:value="0.914062">
                <text:p>0.914062</text:p>
              </table:table-cell>
              <table:table-cell office:value-type="float" office:value="0.298828">
                <text:p>0.298828</text:p>
              </table:table-cell>
              <table:table-cell office:value-type="float" office:value="0.162109">
                <text:p>0.162109</text:p>
              </table:table-cell>
              <table:table-cell office:value-type="float" office:value="-0.053262">
                <text:p>-0.053262</text:p>
              </table:table-cell>
              <table:table-cell office:value-type="float" office:value="-0.453796">
                <text:p>-0.453796</text:p>
              </table:table-cell>
              <table:table-cell office:value-type="float" office:value="-0.411187">
                <text:p>-0.411187</text:p>
              </table:table-cell>
            </table:table-row>
            <table:table-row>
              <table:table-cell office:value-type="float" office:value="476995">
                <text:p>476995</text:p>
              </table:table-cell>
              <table:table-cell office:value-type="float" office:value="0.907227">
                <text:p>0.907227</text:p>
              </table:table-cell>
              <table:table-cell office:value-type="float" office:value="0.303711">
                <text:p>0.303711</text:p>
              </table:table-cell>
              <table:table-cell office:value-type="float" office:value="0.160156">
                <text:p>0.160156</text:p>
              </table:table-cell>
              <table:table-cell office:value-type="float" office:value="-0.057523">
                <text:p>-0.057523</text:p>
              </table:table-cell>
              <table:table-cell office:value-type="float" office:value="-0.451666">
                <text:p>-0.451666</text:p>
              </table:table-cell>
              <table:table-cell office:value-type="float" office:value="-0.402664">
                <text:p>-0.402664</text:p>
              </table:table-cell>
            </table:table-row>
            <table:table-row>
              <table:table-cell office:value-type="float" office:value="478244">
                <text:p>478244</text:p>
              </table:table-cell>
              <table:table-cell office:value-type="float" office:value="0.90918">
                <text:p>0.90918</text:p>
              </table:table-cell>
              <table:table-cell office:value-type="float" office:value="0.305664">
                <text:p>0.305664</text:p>
              </table:table-cell>
              <table:table-cell office:value-type="float" office:value="0.15918">
                <text:p>0.15918</text:p>
              </table:table-cell>
              <table:table-cell office:value-type="float" office:value="-0.061784">
                <text:p>-0.061784</text:p>
              </table:table-cell>
              <table:table-cell office:value-type="float" office:value="-0.443144">
                <text:p>-0.443144</text:p>
              </table:table-cell>
              <table:table-cell office:value-type="float" office:value="-0.398404">
                <text:p>-0.398404</text:p>
              </table:table-cell>
            </table:table-row>
            <table:table-row>
              <table:table-cell office:value-type="float" office:value="479493">
                <text:p>479493</text:p>
              </table:table-cell>
              <table:table-cell office:value-type="float" office:value="0.911133">
                <text:p>0.911133</text:p>
              </table:table-cell>
              <table:table-cell office:value-type="float" office:value="0.298828">
                <text:p>0.298828</text:p>
              </table:table-cell>
              <table:table-cell office:value-type="float" office:value="0.15625">
                <text:p>0.15625</text:p>
              </table:table-cell>
              <table:table-cell office:value-type="float" office:value="-0.061784">
                <text:p>-0.061784</text:p>
              </table:table-cell>
              <table:table-cell office:value-type="float" office:value="-0.438883">
                <text:p>-0.438883</text:p>
              </table:table-cell>
              <table:table-cell office:value-type="float" office:value="-0.406925">
                <text:p>-0.406925</text:p>
              </table:table-cell>
            </table:table-row>
            <table:table-row>
              <table:table-cell office:value-type="float" office:value="480741">
                <text:p>480741</text:p>
              </table:table-cell>
              <table:table-cell office:value-type="float" office:value="0.907227">
                <text:p>0.907227</text:p>
              </table:table-cell>
              <table:table-cell office:value-type="float" office:value="0.296875">
                <text:p>0.296875</text:p>
              </table:table-cell>
              <table:table-cell office:value-type="float" office:value="0.150391">
                <text:p>0.150391</text:p>
              </table:table-cell>
              <table:table-cell office:value-type="float" office:value="-0.068176">
                <text:p>-0.068176</text:p>
              </table:table-cell>
              <table:table-cell office:value-type="float" office:value="-0.432492">
                <text:p>-0.432492</text:p>
              </table:table-cell>
              <table:table-cell office:value-type="float" office:value="-0.402664">
                <text:p>-0.402664</text:p>
              </table:table-cell>
            </table:table-row>
            <table:table-row>
              <table:table-cell office:value-type="float" office:value="481990">
                <text:p>481990</text:p>
              </table:table-cell>
              <table:table-cell office:value-type="float" office:value="0.899414">
                <text:p>0.899414</text:p>
              </table:table-cell>
              <table:table-cell office:value-type="float" office:value="0.293945">
                <text:p>0.293945</text:p>
              </table:table-cell>
              <table:table-cell office:value-type="float" office:value="0.149414">
                <text:p>0.149414</text:p>
              </table:table-cell>
              <table:table-cell office:value-type="float" office:value="-0.068176">
                <text:p>-0.068176</text:p>
              </table:table-cell>
              <table:table-cell office:value-type="float" office:value="-0.423969">
                <text:p>-0.423969</text:p>
              </table:table-cell>
              <table:table-cell office:value-type="float" office:value="-0.394143">
                <text:p>-0.394143</text:p>
              </table:table-cell>
            </table:table-row>
            <table:table-row>
              <table:table-cell office:value-type="float" office:value="483239">
                <text:p>483239</text:p>
              </table:table-cell>
              <table:table-cell office:value-type="float" office:value="0.895508">
                <text:p>0.895508</text:p>
              </table:table-cell>
              <table:table-cell office:value-type="float" office:value="0.287109">
                <text:p>0.287109</text:p>
              </table:table-cell>
              <table:table-cell office:value-type="float" office:value="0.150391">
                <text:p>0.150391</text:p>
              </table:table-cell>
              <table:table-cell office:value-type="float" office:value="-0.070306">
                <text:p>-0.070306</text:p>
              </table:table-cell>
              <table:table-cell office:value-type="float" office:value="-0.415448">
                <text:p>-0.415448</text:p>
              </table:table-cell>
              <table:table-cell office:value-type="float" office:value="-0.372837">
                <text:p>-0.372837</text:p>
              </table:table-cell>
            </table:table-row>
            <table:table-row>
              <table:table-cell office:value-type="float" office:value="484489">
                <text:p>484489</text:p>
              </table:table-cell>
              <table:table-cell office:value-type="float" office:value="0.902344">
                <text:p>0.902344</text:p>
              </table:table-cell>
              <table:table-cell office:value-type="float" office:value="0.27832">
                <text:p>0.27832</text:p>
              </table:table-cell>
              <table:table-cell office:value-type="float" office:value="0.155273">
                <text:p>0.155273</text:p>
              </table:table-cell>
              <table:table-cell office:value-type="float" office:value="-0.063915">
                <text:p>-0.063915</text:p>
              </table:table-cell>
              <table:table-cell office:value-type="float" office:value="-0.400534">
                <text:p>-0.400534</text:p>
              </table:table-cell>
              <table:table-cell office:value-type="float" office:value="-0.353663">
                <text:p>-0.353663</text:p>
              </table:table-cell>
            </table:table-row>
            <table:table-row>
              <table:table-cell office:value-type="float" office:value="485736">
                <text:p>485736</text:p>
              </table:table-cell>
              <table:table-cell office:value-type="float" office:value="0.900391">
                <text:p>0.900391</text:p>
              </table:table-cell>
              <table:table-cell office:value-type="float" office:value="0.279297">
                <text:p>0.279297</text:p>
              </table:table-cell>
              <table:table-cell office:value-type="float" office:value="0.152344">
                <text:p>0.152344</text:p>
              </table:table-cell>
              <table:table-cell office:value-type="float" office:value="-0.057523">
                <text:p>-0.057523</text:p>
              </table:table-cell>
              <table:table-cell office:value-type="float" office:value="-0.38136">
                <text:p>-0.38136</text:p>
              </table:table-cell>
              <table:table-cell office:value-type="float" office:value="-0.351533">
                <text:p>-0.351533</text:p>
              </table:table-cell>
            </table:table-row>
            <table:table-row>
              <table:table-cell office:value-type="float" office:value="486985">
                <text:p>486985</text:p>
              </table:table-cell>
              <table:table-cell office:value-type="float" office:value="0.90332">
                <text:p>0.90332</text:p>
              </table:table-cell>
              <table:table-cell office:value-type="float" office:value="0.275391">
                <text:p>0.275391</text:p>
              </table:table-cell>
              <table:table-cell office:value-type="float" office:value="0.151367">
                <text:p>0.151367</text:p>
              </table:table-cell>
              <table:table-cell office:value-type="float" office:value="-0.051132">
                <text:p>-0.051132</text:p>
              </table:table-cell>
              <table:table-cell office:value-type="float" office:value="-0.364316">
                <text:p>-0.364316</text:p>
              </table:table-cell>
              <table:table-cell office:value-type="float" office:value="-0.347272">
                <text:p>-0.347272</text:p>
              </table:table-cell>
            </table:table-row>
            <table:table-row>
              <table:table-cell office:value-type="float" office:value="488233">
                <text:p>488233</text:p>
              </table:table-cell>
              <table:table-cell office:value-type="float" office:value="0.897461">
                <text:p>0.897461</text:p>
              </table:table-cell>
              <table:table-cell office:value-type="float" office:value="0.276367">
                <text:p>0.276367</text:p>
              </table:table-cell>
              <table:table-cell office:value-type="float" office:value="0.15332">
                <text:p>0.15332</text:p>
              </table:table-cell>
              <table:table-cell office:value-type="float" office:value="-0.044741">
                <text:p>-0.044741</text:p>
              </table:table-cell>
              <table:table-cell office:value-type="float" office:value="-0.345141">
                <text:p>-0.345141</text:p>
              </table:table-cell>
              <table:table-cell office:value-type="float" office:value="-0.321705">
                <text:p>-0.321705</text:p>
              </table:table-cell>
            </table:table-row>
            <table:table-row>
              <table:table-cell office:value-type="float" office:value="489483">
                <text:p>489483</text:p>
              </table:table-cell>
              <table:table-cell office:value-type="float" office:value="0.892578">
                <text:p>0.892578</text:p>
              </table:table-cell>
              <table:table-cell office:value-type="float" office:value="0.280273">
                <text:p>0.280273</text:p>
              </table:table-cell>
              <table:table-cell office:value-type="float" office:value="0.15332">
                <text:p>0.15332</text:p>
              </table:table-cell>
              <table:table-cell office:value-type="float" office:value="-0.044741">
                <text:p>-0.044741</text:p>
              </table:table-cell>
              <table:table-cell office:value-type="float" office:value="-0.334489">
                <text:p>-0.334489</text:p>
              </table:table-cell>
              <table:table-cell office:value-type="float" office:value="-0.294009">
                <text:p>-0.294009</text:p>
              </table:table-cell>
            </table:table-row>
            <table:table-row>
              <table:table-cell office:value-type="float" office:value="490731">
                <text:p>490731</text:p>
              </table:table-cell>
              <table:table-cell office:value-type="float" office:value="0.882812">
                <text:p>0.882812</text:p>
              </table:table-cell>
              <table:table-cell office:value-type="float" office:value="0.282227">
                <text:p>0.282227</text:p>
              </table:table-cell>
              <table:table-cell office:value-type="float" office:value="0.15332">
                <text:p>0.15332</text:p>
              </table:table-cell>
              <table:table-cell office:value-type="float" office:value="-0.04261">
                <text:p>-0.04261</text:p>
              </table:table-cell>
              <table:table-cell office:value-type="float" office:value="-0.319575">
                <text:p>-0.319575</text:p>
              </table:table-cell>
              <table:table-cell office:value-type="float" office:value="-0.279095">
                <text:p>-0.279095</text:p>
              </table:table-cell>
            </table:table-row>
            <table:table-row>
              <table:table-cell office:value-type="float" office:value="491980">
                <text:p>491980</text:p>
              </table:table-cell>
              <table:table-cell office:value-type="float" office:value="0.874023">
                <text:p>0.874023</text:p>
              </table:table-cell>
              <table:table-cell office:value-type="float" office:value="0.285156">
                <text:p>0.285156</text:p>
              </table:table-cell>
              <table:table-cell office:value-type="float" office:value="0.155273">
                <text:p>0.155273</text:p>
              </table:table-cell>
              <table:table-cell office:value-type="float" office:value="-0.04261">
                <text:p>-0.04261</text:p>
              </table:table-cell>
              <table:table-cell office:value-type="float" office:value="-0.317445">
                <text:p>-0.317445</text:p>
              </table:table-cell>
              <table:table-cell office:value-type="float" office:value="-0.276965">
                <text:p>-0.276965</text:p>
              </table:table-cell>
            </table:table-row>
            <table:table-row>
              <table:table-cell office:value-type="float" office:value="493231">
                <text:p>493231</text:p>
              </table:table-cell>
              <table:table-cell office:value-type="float" office:value="0.880859">
                <text:p>0.880859</text:p>
              </table:table-cell>
              <table:table-cell office:value-type="float" office:value="0.283203">
                <text:p>0.283203</text:p>
              </table:table-cell>
              <table:table-cell office:value-type="float" office:value="0.160156">
                <text:p>0.160156</text:p>
              </table:table-cell>
              <table:table-cell office:value-type="float" office:value="-0.04261">
                <text:p>-0.04261</text:p>
              </table:table-cell>
              <table:table-cell office:value-type="float" office:value="-0.317445">
                <text:p>-0.317445</text:p>
              </table:table-cell>
              <table:table-cell office:value-type="float" office:value="-0.272704">
                <text:p>-0.272704</text:p>
              </table:table-cell>
            </table:table-row>
            <table:table-row>
              <table:table-cell office:value-type="float" office:value="494477">
                <text:p>494477</text:p>
              </table:table-cell>
              <table:table-cell office:value-type="float" office:value="0.87793">
                <text:p>0.87793</text:p>
              </table:table-cell>
              <table:table-cell office:value-type="float" office:value="0.274414">
                <text:p>0.274414</text:p>
              </table:table-cell>
              <table:table-cell office:value-type="float" office:value="0.163086">
                <text:p>0.163086</text:p>
              </table:table-cell>
              <table:table-cell office:value-type="float" office:value="-0.049002">
                <text:p>-0.049002</text:p>
              </table:table-cell>
              <table:table-cell office:value-type="float" office:value="-0.321705">
                <text:p>-0.321705</text:p>
              </table:table-cell>
              <table:table-cell office:value-type="float" office:value="-0.259921">
                <text:p>-0.259921</text:p>
              </table:table-cell>
            </table:table-row>
            <table:table-row>
              <table:table-cell office:value-type="float" office:value="495726">
                <text:p>495726</text:p>
              </table:table-cell>
              <table:table-cell office:value-type="float" office:value="0.879883">
                <text:p>0.879883</text:p>
              </table:table-cell>
              <table:table-cell office:value-type="float" office:value="0.280273">
                <text:p>0.280273</text:p>
              </table:table-cell>
              <table:table-cell office:value-type="float" office:value="0.15918">
                <text:p>0.15918</text:p>
              </table:table-cell>
              <table:table-cell office:value-type="float" office:value="-0.053262">
                <text:p>-0.053262</text:p>
              </table:table-cell>
              <table:table-cell office:value-type="float" office:value="-0.328097">
                <text:p>-0.328097</text:p>
              </table:table-cell>
              <table:table-cell office:value-type="float" office:value="-0.25353">
                <text:p>-0.25353</text:p>
              </table:table-cell>
            </table:table-row>
            <table:table-row>
              <table:table-cell office:value-type="float" office:value="496974">
                <text:p>496974</text:p>
              </table:table-cell>
              <table:table-cell office:value-type="float" office:value="0.875">
                <text:p>0.875</text:p>
              </table:table-cell>
              <table:table-cell office:value-type="float" office:value="0.28418">
                <text:p>0.28418</text:p>
              </table:table-cell>
              <table:table-cell office:value-type="float" office:value="0.158203">
                <text:p>0.158203</text:p>
              </table:table-cell>
              <table:table-cell office:value-type="float" office:value="-0.053262">
                <text:p>-0.053262</text:p>
              </table:table-cell>
              <table:table-cell office:value-type="float" office:value="-0.349402">
                <text:p>-0.349402</text:p>
              </table:table-cell>
              <table:table-cell office:value-type="float" office:value="-0.259921">
                <text:p>-0.259921</text:p>
              </table:table-cell>
            </table:table-row>
            <table:table-row>
              <table:table-cell office:value-type="float" office:value="498225">
                <text:p>498225</text:p>
              </table:table-cell>
              <table:table-cell office:value-type="float" office:value="0.87207">
                <text:p>0.87207</text:p>
              </table:table-cell>
              <table:table-cell office:value-type="float" office:value="0.279297">
                <text:p>0.279297</text:p>
              </table:table-cell>
              <table:table-cell office:value-type="float" office:value="0.158203">
                <text:p>0.158203</text:p>
              </table:table-cell>
              <table:table-cell office:value-type="float" office:value="-0.057523">
                <text:p>-0.057523</text:p>
              </table:table-cell>
              <table:table-cell office:value-type="float" office:value="-0.372837">
                <text:p>-0.372837</text:p>
              </table:table-cell>
              <table:table-cell office:value-type="float" office:value="-0.268443">
                <text:p>-0.268443</text:p>
              </table:table-cell>
            </table:table-row>
            <table:table-row>
              <table:table-cell office:value-type="float" office:value="499473">
                <text:p>499473</text:p>
              </table:table-cell>
              <table:table-cell office:value-type="float" office:value="0.87793">
                <text:p>0.87793</text:p>
              </table:table-cell>
              <table:table-cell office:value-type="float" office:value="0.285156">
                <text:p>0.285156</text:p>
              </table:table-cell>
              <table:table-cell office:value-type="float" office:value="0.15332">
                <text:p>0.15332</text:p>
              </table:table-cell>
              <table:table-cell office:value-type="float" office:value="-0.057523">
                <text:p>-0.057523</text:p>
              </table:table-cell>
              <table:table-cell office:value-type="float" office:value="-0.392012">
                <text:p>-0.392012</text:p>
              </table:table-cell>
              <table:table-cell office:value-type="float" office:value="-0.289748">
                <text:p>-0.289748</text:p>
              </table:table-cell>
            </table:table-row>
            <table:table-row>
              <table:table-cell office:value-type="float" office:value="500720">
                <text:p>500720</text:p>
              </table:table-cell>
              <table:table-cell office:value-type="float" office:value="0.890625">
                <text:p>0.890625</text:p>
              </table:table-cell>
              <table:table-cell office:value-type="float" office:value="0.288086">
                <text:p>0.288086</text:p>
              </table:table-cell>
              <table:table-cell office:value-type="float" office:value="0.149414">
                <text:p>0.149414</text:p>
              </table:table-cell>
              <table:table-cell office:value-type="float" office:value="-0.061784">
                <text:p>-0.061784</text:p>
              </table:table-cell>
              <table:table-cell office:value-type="float" office:value="-0.415448">
                <text:p>-0.415448</text:p>
              </table:table-cell>
              <table:table-cell office:value-type="float" office:value="-0.311053">
                <text:p>-0.311053</text:p>
              </table:table-cell>
            </table:table-row>
            <table:table-row>
              <table:table-cell office:value-type="float" office:value="501969">
                <text:p>501969</text:p>
              </table:table-cell>
              <table:table-cell office:value-type="float" office:value="0.883789">
                <text:p>0.883789</text:p>
              </table:table-cell>
              <table:table-cell office:value-type="float" office:value="0.292969">
                <text:p>0.292969</text:p>
              </table:table-cell>
              <table:table-cell office:value-type="float" office:value="0.144531">
                <text:p>0.144531</text:p>
              </table:table-cell>
              <table:table-cell office:value-type="float" office:value="-0.074567">
                <text:p>-0.074567</text:p>
              </table:table-cell>
              <table:table-cell office:value-type="float" office:value="-0.438883">
                <text:p>-0.438883</text:p>
              </table:table-cell>
              <table:table-cell office:value-type="float" office:value="-0.330228">
                <text:p>-0.330228</text:p>
              </table:table-cell>
            </table:table-row>
            <table:table-row>
              <table:table-cell office:value-type="float" office:value="503218">
                <text:p>503218</text:p>
              </table:table-cell>
              <table:table-cell office:value-type="float" office:value="0.870117">
                <text:p>0.870117</text:p>
              </table:table-cell>
              <table:table-cell office:value-type="float" office:value="0.293945">
                <text:p>0.293945</text:p>
              </table:table-cell>
              <table:table-cell office:value-type="float" office:value="0.139648">
                <text:p>0.139648</text:p>
              </table:table-cell>
              <table:table-cell office:value-type="float" office:value="-0.08735">
                <text:p>-0.08735</text:p>
              </table:table-cell>
              <table:table-cell office:value-type="float" office:value="-0.460188">
                <text:p>-0.460188</text:p>
              </table:table-cell>
              <table:table-cell office:value-type="float" office:value="-0.332358">
                <text:p>-0.332358</text:p>
              </table:table-cell>
            </table:table-row>
            <table:table-row>
              <table:table-cell office:value-type="float" office:value="504466">
                <text:p>504466</text:p>
              </table:table-cell>
              <table:table-cell office:value-type="float" office:value="0.863281">
                <text:p>0.863281</text:p>
              </table:table-cell>
              <table:table-cell office:value-type="float" office:value="0.300781">
                <text:p>0.300781</text:p>
              </table:table-cell>
              <table:table-cell office:value-type="float" office:value="0.131836">
                <text:p>0.131836</text:p>
              </table:table-cell>
              <table:table-cell office:value-type="float" office:value="-0.089481">
                <text:p>-0.089481</text:p>
              </table:table-cell>
              <table:table-cell office:value-type="float" office:value="-0.481493">
                <text:p>-0.481493</text:p>
              </table:table-cell>
              <table:table-cell office:value-type="float" office:value="-0.332358">
                <text:p>-0.332358</text:p>
              </table:table-cell>
            </table:table-row>
            <table:table-row>
              <table:table-cell office:value-type="float" office:value="505715">
                <text:p>505715</text:p>
              </table:table-cell>
              <table:table-cell office:value-type="float" office:value="0.866211">
                <text:p>0.866211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977">
                <text:p>0.125977</text:p>
              </table:table-cell>
              <table:table-cell office:value-type="float" office:value="-0.095872">
                <text:p>-0.095872</text:p>
              </table:table-cell>
              <table:table-cell office:value-type="float" office:value="-0.504929">
                <text:p>-0.504929</text:p>
              </table:table-cell>
              <table:table-cell office:value-type="float" office:value="-0.336619">
                <text:p>-0.336619</text:p>
              </table:table-cell>
            </table:table-row>
            <table:table-row>
              <table:table-cell office:value-type="float" office:value="506965">
                <text:p>506965</text:p>
              </table:table-cell>
              <table:table-cell office:value-type="float" office:value="0.867188">
                <text:p>0.867188</text:p>
              </table:table-cell>
              <table:table-cell office:value-type="float" office:value="0.302734">
                <text:p>0.302734</text:p>
              </table:table-cell>
              <table:table-cell office:value-type="float" office:value="0.12793">
                <text:p>0.12793</text:p>
              </table:table-cell>
              <table:table-cell office:value-type="float" office:value="-0.095872">
                <text:p>-0.095872</text:p>
              </table:table-cell>
              <table:table-cell office:value-type="float" office:value="-0.51132">
                <text:p>-0.51132</text:p>
              </table:table-cell>
              <table:table-cell office:value-type="float" office:value="-0.345141">
                <text:p>-0.345141</text:p>
              </table:table-cell>
            </table:table-row>
            <table:table-row>
              <table:table-cell office:value-type="float" office:value="508212">
                <text:p>508212</text:p>
              </table:table-cell>
              <table:table-cell office:value-type="float" office:value="0.865234">
                <text:p>0.865234</text:p>
              </table:table-cell>
              <table:table-cell office:value-type="float" office:value="0.303711">
                <text:p>0.303711</text:p>
              </table:table-cell>
              <table:table-cell office:value-type="float" office:value="0.134766">
                <text:p>0.134766</text:p>
              </table:table-cell>
              <table:table-cell office:value-type="float" office:value="-0.098003">
                <text:p>-0.098003</text:p>
              </table:table-cell>
              <table:table-cell office:value-type="float" office:value="-0.515581">
                <text:p>-0.515581</text:p>
              </table:table-cell>
              <table:table-cell office:value-type="float" office:value="-0.351533">
                <text:p>-0.351533</text:p>
              </table:table-cell>
            </table:table-row>
            <table:table-row>
              <table:table-cell office:value-type="float" office:value="509461">
                <text:p>509461</text:p>
              </table:table-cell>
              <table:table-cell office:value-type="float" office:value="0.850586">
                <text:p>0.850586</text:p>
              </table:table-cell>
              <table:table-cell office:value-type="float" office:value="0.3125">
                <text:p>0.3125</text:p>
              </table:table-cell>
              <table:table-cell office:value-type="float" office:value="0.137695">
                <text:p>0.137695</text:p>
              </table:table-cell>
              <table:table-cell office:value-type="float" office:value="-0.098003">
                <text:p>-0.098003</text:p>
              </table:table-cell>
              <table:table-cell office:value-type="float" office:value="-0.524103">
                <text:p>-0.524103</text:p>
              </table:table-cell>
              <table:table-cell office:value-type="float" office:value="-0.347272">
                <text:p>-0.347272</text:p>
              </table:table-cell>
            </table:table-row>
            <table:table-row>
              <table:table-cell office:value-type="float" office:value="510710">
                <text:p>510710</text:p>
              </table:table-cell>
              <table:table-cell office:value-type="float" office:value="0.851562">
                <text:p>0.851562</text:p>
              </table:table-cell>
              <table:table-cell office:value-type="float" office:value="0.311523">
                <text:p>0.311523</text:p>
              </table:table-cell>
              <table:table-cell office:value-type="float" office:value="0.138672">
                <text:p>0.138672</text:p>
              </table:table-cell>
              <table:table-cell office:value-type="float" office:value="-0.095872">
                <text:p>-0.095872</text:p>
              </table:table-cell>
              <table:table-cell office:value-type="float" office:value="-0.532625">
                <text:p>-0.532625</text:p>
              </table:table-cell>
              <table:table-cell office:value-type="float" office:value="-0.336619">
                <text:p>-0.336619</text:p>
              </table:table-cell>
            </table:table-row>
            <table:table-row>
              <table:table-cell office:value-type="float" office:value="511958">
                <text:p>511958</text:p>
              </table:table-cell>
              <table:table-cell office:value-type="float" office:value="0.856445">
                <text:p>0.856445</text:p>
              </table:table-cell>
              <table:table-cell office:value-type="float" office:value="0.3125">
                <text:p>0.3125</text:p>
              </table:table-cell>
              <table:table-cell office:value-type="float" office:value="0.134766">
                <text:p>0.134766</text:p>
              </table:table-cell>
              <table:table-cell office:value-type="float" office:value="-0.100134">
                <text:p>-0.100134</text:p>
              </table:table-cell>
              <table:table-cell office:value-type="float" office:value="-0.534756">
                <text:p>-0.534756</text:p>
              </table:table-cell>
              <table:table-cell office:value-type="float" office:value="-0.319575">
                <text:p>-0.319575</text:p>
              </table:table-cell>
            </table:table-row>
            <table:table-row>
              <table:table-cell office:value-type="float" office:value="513207">
                <text:p>513207</text:p>
              </table:table-cell>
              <table:table-cell office:value-type="float" office:value="0.851562">
                <text:p>0.851562</text:p>
              </table:table-cell>
              <table:table-cell office:value-type="float" office:value="0.314453">
                <text:p>0.314453</text:p>
              </table:table-cell>
              <table:table-cell office:value-type="float" office:value="0.133789">
                <text:p>0.133789</text:p>
              </table:table-cell>
              <table:table-cell office:value-type="float" office:value="-0.106525">
                <text:p>-0.106525</text:p>
              </table:table-cell>
              <table:table-cell office:value-type="float" office:value="-0.539017">
                <text:p>-0.539017</text:p>
              </table:table-cell>
              <table:table-cell office:value-type="float" office:value="-0.313184">
                <text:p>-0.313184</text:p>
              </table:table-cell>
            </table:table-row>
            <table:table-row>
              <table:table-cell office:value-type="float" office:value="514456">
                <text:p>514456</text:p>
              </table:table-cell>
              <table:table-cell office:value-type="float" office:value="0.856445">
                <text:p>0.856445</text:p>
              </table:table-cell>
              <table:table-cell office:value-type="float" office:value="0.316406">
                <text:p>0.316406</text:p>
              </table:table-cell>
              <table:table-cell office:value-type="float" office:value="0.144531">
                <text:p>0.144531</text:p>
              </table:table-cell>
              <table:table-cell office:value-type="float" office:value="-0.106525">
                <text:p>-0.106525</text:p>
              </table:table-cell>
              <table:table-cell office:value-type="float" office:value="-0.545408">
                <text:p>-0.545408</text:p>
              </table:table-cell>
              <table:table-cell office:value-type="float" office:value="-0.313184">
                <text:p>-0.313184</text:p>
              </table:table-cell>
            </table:table-row>
            <table:table-row>
              <table:table-cell office:value-type="float" office:value="515704">
                <text:p>515704</text:p>
              </table:table-cell>
              <table:table-cell office:value-type="float" office:value="0.847656">
                <text:p>0.847656</text:p>
              </table:table-cell>
              <table:table-cell office:value-type="float" office:value="0.316406">
                <text:p>0.316406</text:p>
              </table:table-cell>
              <table:table-cell office:value-type="float" office:value="0.146484">
                <text:p>0.146484</text:p>
              </table:table-cell>
              <table:table-cell office:value-type="float" office:value="-0.106525">
                <text:p>-0.106525</text:p>
              </table:table-cell>
              <table:table-cell office:value-type="float" office:value="-0.547539">
                <text:p>-0.547539</text:p>
              </table:table-cell>
              <table:table-cell office:value-type="float" office:value="-0.308922">
                <text:p>-0.308922</text:p>
              </table:table-cell>
            </table:table-row>
            <table:table-row>
              <table:table-cell office:value-type="float" office:value="516953">
                <text:p>516953</text:p>
              </table:table-cell>
              <table:table-cell office:value-type="float" office:value="0.84668">
                <text:p>0.84668</text:p>
              </table:table-cell>
              <table:table-cell office:value-type="float" office:value="0.317383">
                <text:p>0.317383</text:p>
              </table:table-cell>
              <table:table-cell office:value-type="float" office:value="0.145508">
                <text:p>0.145508</text:p>
              </table:table-cell>
              <table:table-cell office:value-type="float" office:value="-0.108656">
                <text:p>-0.108656</text:p>
              </table:table-cell>
              <table:table-cell office:value-type="float" office:value="-0.547539">
                <text:p>-0.547539</text:p>
              </table:table-cell>
              <table:table-cell office:value-type="float" office:value="-0.302531">
                <text:p>-0.302531</text:p>
              </table:table-cell>
            </table:table-row>
            <table:table-row>
              <table:table-cell office:value-type="float" office:value="518202">
                <text:p>518202</text:p>
              </table:table-cell>
              <table:table-cell office:value-type="float" office:value="0.853516">
                <text:p>0.853516</text:p>
              </table:table-cell>
              <table:table-cell office:value-type="float" office:value="0.325195">
                <text:p>0.325195</text:p>
              </table:table-cell>
              <table:table-cell office:value-type="float" office:value="0.146484">
                <text:p>0.146484</text:p>
              </table:table-cell>
              <table:table-cell office:value-type="float" office:value="-0.108656">
                <text:p>-0.108656</text:p>
              </table:table-cell>
              <table:table-cell office:value-type="float" office:value="-0.55393">
                <text:p>-0.55393</text:p>
              </table:table-cell>
              <table:table-cell office:value-type="float" office:value="-0.300401">
                <text:p>-0.300401</text:p>
              </table:table-cell>
            </table:table-row>
            <table:table-row>
              <table:table-cell office:value-type="float" office:value="519452">
                <text:p>519452</text:p>
              </table:table-cell>
              <table:table-cell office:value-type="float" office:value="0.853516">
                <text:p>0.853516</text:p>
              </table:table-cell>
              <table:table-cell office:value-type="float" office:value="0.324219">
                <text:p>0.324219</text:p>
              </table:table-cell>
              <table:table-cell office:value-type="float" office:value="0.146484">
                <text:p>0.146484</text:p>
              </table:table-cell>
              <table:table-cell office:value-type="float" office:value="-0.108656">
                <text:p>-0.108656</text:p>
              </table:table-cell>
              <table:table-cell office:value-type="float" office:value="-0.564582">
                <text:p>-0.564582</text:p>
              </table:table-cell>
              <table:table-cell office:value-type="float" office:value="-0.294009">
                <text:p>-0.294009</text:p>
              </table:table-cell>
            </table:table-row>
            <table:table-row>
              <table:table-cell office:value-type="float" office:value="520699">
                <text:p>520699</text:p>
              </table:table-cell>
              <table:table-cell office:value-type="float" office:value="0.856445">
                <text:p>0.856445</text:p>
              </table:table-cell>
              <table:table-cell office:value-type="float" office:value="0.322266">
                <text:p>0.322266</text:p>
              </table:table-cell>
              <table:table-cell office:value-type="float" office:value="0.146484">
                <text:p>0.146484</text:p>
              </table:table-cell>
              <table:table-cell office:value-type="float" office:value="-0.110786">
                <text:p>-0.110786</text:p>
              </table:table-cell>
              <table:table-cell office:value-type="float" office:value="-0.573105">
                <text:p>-0.573105</text:p>
              </table:table-cell>
              <table:table-cell office:value-type="float" office:value="-0.289748">
                <text:p>-0.289748</text:p>
              </table:table-cell>
            </table:table-row>
            <table:table-row>
              <table:table-cell office:value-type="float" office:value="521948">
                <text:p>521948</text:p>
              </table:table-cell>
              <table:table-cell office:value-type="float" office:value="0.856445">
                <text:p>0.856445</text:p>
              </table:table-cell>
              <table:table-cell office:value-type="float" office:value="0.318359">
                <text:p>0.318359</text:p>
              </table:table-cell>
              <table:table-cell office:value-type="float" office:value="0.139648">
                <text:p>0.139648</text:p>
              </table:table-cell>
              <table:table-cell office:value-type="float" office:value="-0.112917">
                <text:p>-0.112917</text:p>
              </table:table-cell>
              <table:table-cell office:value-type="float" office:value="-0.585888">
                <text:p>-0.585888</text:p>
              </table:table-cell>
              <table:table-cell office:value-type="float" office:value="-0.289748">
                <text:p>-0.289748</text:p>
              </table:table-cell>
            </table:table-row>
            <table:table-row>
              <table:table-cell office:value-type="float" office:value="523196">
                <text:p>523196</text:p>
              </table:table-cell>
              <table:table-cell office:value-type="float" office:value="0.853516">
                <text:p>0.853516</text:p>
              </table:table-cell>
              <table:table-cell office:value-type="float" office:value="0.317383">
                <text:p>0.317383</text:p>
              </table:table-cell>
              <table:table-cell office:value-type="float" office:value="0.129883">
                <text:p>0.129883</text:p>
              </table:table-cell>
              <table:table-cell office:value-type="float" office:value="-0.117178">
                <text:p>-0.117178</text:p>
              </table:table-cell>
              <table:table-cell office:value-type="float" office:value="-0.605062">
                <text:p>-0.605062</text:p>
              </table:table-cell>
              <table:table-cell office:value-type="float" office:value="-0.281226">
                <text:p>-0.281226</text:p>
              </table:table-cell>
            </table:table-row>
            <table:table-row>
              <table:table-cell office:value-type="float" office:value="524445">
                <text:p>524445</text:p>
              </table:table-cell>
              <table:table-cell office:value-type="float" office:value="0.858398">
                <text:p>0.858398</text:p>
              </table:table-cell>
              <table:table-cell office:value-type="float" office:value="0.3125">
                <text:p>0.3125</text:p>
              </table:table-cell>
              <table:table-cell office:value-type="float" office:value="0.125977">
                <text:p>0.125977</text:p>
              </table:table-cell>
              <table:table-cell office:value-type="float" office:value="-0.121439">
                <text:p>-0.121439</text:p>
              </table:table-cell>
              <table:table-cell office:value-type="float" office:value="-0.624236">
                <text:p>-0.624236</text:p>
              </table:table-cell>
              <table:table-cell office:value-type="float" office:value="-0.268443">
                <text:p>-0.268443</text:p>
              </table:table-cell>
            </table:table-row>
            <table:table-row>
              <table:table-cell office:value-type="float" office:value="525694">
                <text:p>525694</text:p>
              </table:table-cell>
              <table:table-cell office:value-type="float" office:value="0.866211">
                <text:p>0.866211</text:p>
              </table:table-cell>
              <table:table-cell office:value-type="float" office:value="0.319336">
                <text:p>0.319336</text:p>
              </table:table-cell>
              <table:table-cell office:value-type="float" office:value="0.124023">
                <text:p>0.124023</text:p>
              </table:table-cell>
              <table:table-cell office:value-type="float" office:value="-0.121439">
                <text:p>-0.121439</text:p>
              </table:table-cell>
              <table:table-cell office:value-type="float" office:value="-0.63915">
                <text:p>-0.63915</text:p>
              </table:table-cell>
              <table:table-cell office:value-type="float" office:value="-0.25779">
                <text:p>-0.25779</text:p>
              </table:table-cell>
            </table:table-row>
            <table:table-row>
              <table:table-cell office:value-type="float" office:value="526944">
                <text:p>526944</text:p>
              </table:table-cell>
              <table:table-cell office:value-type="float" office:value="0.868164">
                <text:p>0.868164</text:p>
              </table:table-cell>
              <table:table-cell office:value-type="float" office:value="0.326172">
                <text:p>0.326172</text:p>
              </table:table-cell>
              <table:table-cell office:value-type="float" office:value="0.126953">
                <text:p>0.126953</text:p>
              </table:table-cell>
              <table:table-cell office:value-type="float" office:value="-0.125699">
                <text:p>-0.125699</text:p>
              </table:table-cell>
              <table:table-cell office:value-type="float" office:value="-0.651933">
                <text:p>-0.651933</text:p>
              </table:table-cell>
              <table:table-cell office:value-type="float" office:value="-0.259921">
                <text:p>-0.259921</text:p>
              </table:table-cell>
            </table:table-row>
            <table:table-row>
              <table:table-cell office:value-type="float" office:value="528191">
                <text:p>528191</text:p>
              </table:table-cell>
              <table:table-cell office:value-type="float" office:value="0.867188">
                <text:p>0.867188</text:p>
              </table:table-cell>
              <table:table-cell office:value-type="float" office:value="0.329102">
                <text:p>0.329102</text:p>
              </table:table-cell>
              <table:table-cell office:value-type="float" office:value="0.128906">
                <text:p>0.128906</text:p>
              </table:table-cell>
              <table:table-cell office:value-type="float" office:value="-0.132091">
                <text:p>-0.132091</text:p>
              </table:table-cell>
              <table:table-cell office:value-type="float" office:value="-0.660455">
                <text:p>-0.660455</text:p>
              </table:table-cell>
              <table:table-cell office:value-type="float" office:value="-0.264182">
                <text:p>-0.264182</text:p>
              </table:table-cell>
            </table:table-row>
            <table:table-row>
              <table:table-cell office:value-type="float" office:value="529440">
                <text:p>529440</text:p>
              </table:table-cell>
              <table:table-cell office:value-type="float" office:value="0.852539">
                <text:p>0.852539</text:p>
              </table:table-cell>
              <table:table-cell office:value-type="float" office:value="0.34082">
                <text:p>0.34082</text:p>
              </table:table-cell>
              <table:table-cell office:value-type="float" office:value="0.125">
                <text:p>0.125</text:p>
              </table:table-cell>
              <table:table-cell office:value-type="float" office:value="-0.144874">
                <text:p>-0.144874</text:p>
              </table:table-cell>
              <table:table-cell office:value-type="float" office:value="-0.677499">
                <text:p>-0.677499</text:p>
              </table:table-cell>
              <table:table-cell office:value-type="float" office:value="-0.268443">
                <text:p>-0.268443</text:p>
              </table:table-cell>
            </table:table-row>
            <table:table-row>
              <table:table-cell office:value-type="float" office:value="530689">
                <text:p>530689</text:p>
              </table:table-cell>
              <table:table-cell office:value-type="float" office:value="0.852539">
                <text:p>0.852539</text:p>
              </table:table-cell>
              <table:table-cell office:value-type="float" office:value="0.349609">
                <text:p>0.349609</text:p>
              </table:table-cell>
              <table:table-cell office:value-type="float" office:value="0.121094">
                <text:p>0.121094</text:p>
              </table:table-cell>
              <table:table-cell office:value-type="float" office:value="-0.153396">
                <text:p>-0.153396</text:p>
              </table:table-cell>
              <table:table-cell office:value-type="float" office:value="-0.700935">
                <text:p>-0.700935</text:p>
              </table:table-cell>
              <table:table-cell office:value-type="float" office:value="-0.270574">
                <text:p>-0.270574</text:p>
              </table:table-cell>
            </table:table-row>
            <table:table-row>
              <table:table-cell office:value-type="float" office:value="531937">
                <text:p>531937</text:p>
              </table:table-cell>
              <table:table-cell office:value-type="float" office:value="0.845703">
                <text:p>0.845703</text:p>
              </table:table-cell>
              <table:table-cell office:value-type="float" office:value="0.358398">
                <text:p>0.358398</text:p>
              </table:table-cell>
              <table:table-cell office:value-type="float" office:value="0.119141">
                <text:p>0.119141</text:p>
              </table:table-cell>
              <table:table-cell office:value-type="float" office:value="-0.166179">
                <text:p>-0.166179</text:p>
              </table:table-cell>
              <table:table-cell office:value-type="float" office:value="-0.7265">
                <text:p>-0.7265</text:p>
              </table:table-cell>
              <table:table-cell office:value-type="float" office:value="-0.272704">
                <text:p>-0.272704</text:p>
              </table:table-cell>
            </table:table-row>
            <table:table-row>
              <table:table-cell office:value-type="float" office:value="533188">
                <text:p>533188</text:p>
              </table:table-cell>
              <table:table-cell office:value-type="float" office:value="0.84375">
                <text:p>0.84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117187">
                <text:p>0.117187</text:p>
              </table:table-cell>
              <table:table-cell office:value-type="float" office:value="-0.178962">
                <text:p>-0.178962</text:p>
              </table:table-cell>
              <table:table-cell office:value-type="float" office:value="-0.749936">
                <text:p>-0.749936</text:p>
              </table:table-cell>
              <table:table-cell office:value-type="float" office:value="-0.272704">
                <text:p>-0.272704</text:p>
              </table:table-cell>
            </table:table-row>
            <table:table-row>
              <table:table-cell office:value-type="float" office:value="534436">
                <text:p>534436</text:p>
              </table:table-cell>
              <table:table-cell office:value-type="float" office:value="0.848633">
                <text:p>0.848633</text:p>
              </table:table-cell>
              <table:table-cell office:value-type="float" office:value="0.358398">
                <text:p>0.358398</text:p>
              </table:table-cell>
              <table:table-cell office:value-type="float" office:value="0.118164">
                <text:p>0.118164</text:p>
              </table:table-cell>
              <table:table-cell office:value-type="float" office:value="-0.198136">
                <text:p>-0.198136</text:p>
              </table:table-cell>
              <table:table-cell office:value-type="float" office:value="-0.771241">
                <text:p>-0.771241</text:p>
              </table:table-cell>
              <table:table-cell office:value-type="float" office:value="-0.272704">
                <text:p>-0.272704</text:p>
              </table:table-cell>
            </table:table-row>
            <table:table-row>
              <table:table-cell office:value-type="float" office:value="535683">
                <text:p>535683</text:p>
              </table:table-cell>
              <table:table-cell office:value-type="float" office:value="0.847656">
                <text:p>0.847656</text:p>
              </table:table-cell>
              <table:table-cell office:value-type="float" office:value="0.356445">
                <text:p>0.356445</text:p>
              </table:table-cell>
              <table:table-cell office:value-type="float" office:value="0.115234">
                <text:p>0.115234</text:p>
              </table:table-cell>
              <table:table-cell office:value-type="float" office:value="-0.21305">
                <text:p>-0.21305</text:p>
              </table:table-cell>
              <table:table-cell office:value-type="float" office:value="-0.792546">
                <text:p>-0.792546</text:p>
              </table:table-cell>
              <table:table-cell office:value-type="float" office:value="-0.268443">
                <text:p>-0.268443</text:p>
              </table:table-cell>
            </table:table-row>
            <table:table-row>
              <table:table-cell office:value-type="float" office:value="536932">
                <text:p>536932</text:p>
              </table:table-cell>
              <table:table-cell office:value-type="float" office:value="0.851562">
                <text:p>0.851562</text:p>
              </table:table-cell>
              <table:table-cell office:value-type="float" office:value="0.353516">
                <text:p>0.353516</text:p>
              </table:table-cell>
              <table:table-cell office:value-type="float" office:value="0.115234">
                <text:p>0.115234</text:p>
              </table:table-cell>
              <table:table-cell office:value-type="float" office:value="-0.225833">
                <text:p>-0.225833</text:p>
              </table:table-cell>
              <table:table-cell office:value-type="float" office:value="-0.81172">
                <text:p>-0.81172</text:p>
              </table:table-cell>
              <table:table-cell office:value-type="float" office:value="-0.266313">
                <text:p>-0.266313</text:p>
              </table:table-cell>
            </table:table-row>
            <table:table-row>
              <table:table-cell office:value-type="float" office:value="538181">
                <text:p>538181</text:p>
              </table:table-cell>
              <table:table-cell office:value-type="float" office:value="0.854492">
                <text:p>0.854492</text:p>
              </table:table-cell>
              <table:table-cell office:value-type="float" office:value="0.358398">
                <text:p>0.358398</text:p>
              </table:table-cell>
              <table:table-cell office:value-type="float" office:value="0.109375">
                <text:p>0.109375</text:p>
              </table:table-cell>
              <table:table-cell office:value-type="float" office:value="-0.249269">
                <text:p>-0.249269</text:p>
              </table:table-cell>
              <table:table-cell office:value-type="float" office:value="-0.828765">
                <text:p>-0.828765</text:p>
              </table:table-cell>
              <table:table-cell office:value-type="float" office:value="-0.262051">
                <text:p>-0.262051</text:p>
              </table:table-cell>
            </table:table-row>
            <table:table-row>
              <table:table-cell office:value-type="float" office:value="539429">
                <text:p>539429</text:p>
              </table:table-cell>
              <table:table-cell office:value-type="float" office:value="0.868164">
                <text:p>0.868164</text:p>
              </table:table-cell>
              <table:table-cell office:value-type="float" office:value="0.344727">
                <text:p>0.344727</text:p>
              </table:table-cell>
              <table:table-cell office:value-type="float" office:value="0.134766">
                <text:p>0.134766</text:p>
              </table:table-cell>
              <table:table-cell office:value-type="float" office:value="-0.268443">
                <text:p>-0.268443</text:p>
              </table:table-cell>
              <table:table-cell office:value-type="float" office:value="-0.841548">
                <text:p>-0.841548</text:p>
              </table:table-cell>
              <table:table-cell office:value-type="float" office:value="-0.25779">
                <text:p>-0.25779</text:p>
              </table:table-cell>
            </table:table-row>
            <table:table-row>
              <table:table-cell office:value-type="float" office:value="540678">
                <text:p>540678</text:p>
              </table:table-cell>
              <table:table-cell office:value-type="float" office:value="0.864258">
                <text:p>0.864258</text:p>
              </table:table-cell>
              <table:table-cell office:value-type="float" office:value="0.34668">
                <text:p>0.34668</text:p>
              </table:table-cell>
              <table:table-cell office:value-type="float" office:value="0.136719">
                <text:p>0.136719</text:p>
              </table:table-cell>
              <table:table-cell office:value-type="float" office:value="-0.283357">
                <text:p>-0.283357</text:p>
              </table:table-cell>
              <table:table-cell office:value-type="float" office:value="-0.862853">
                <text:p>-0.862853</text:p>
              </table:table-cell>
              <table:table-cell office:value-type="float" office:value="-0.25779">
                <text:p>-0.25779</text:p>
              </table:table-cell>
            </table:table-row>
            <table:table-row>
              <table:table-cell office:value-type="float" office:value="541927">
                <text:p>541927</text:p>
              </table:table-cell>
              <table:table-cell office:value-type="float" office:value="0.856445">
                <text:p>0.856445</text:p>
              </table:table-cell>
              <table:table-cell office:value-type="float" office:value="0.34668">
                <text:p>0.34668</text:p>
              </table:table-cell>
              <table:table-cell office:value-type="float" office:value="0.133789">
                <text:p>0.133789</text:p>
              </table:table-cell>
              <table:table-cell office:value-type="float" office:value="-0.296139">
                <text:p>-0.296139</text:p>
              </table:table-cell>
              <table:table-cell office:value-type="float" office:value="-0.899071">
                <text:p>-0.899071</text:p>
              </table:table-cell>
              <table:table-cell office:value-type="float" office:value="-0.25353">
                <text:p>-0.25353</text:p>
              </table:table-cell>
            </table:table-row>
            <table:table-row>
              <table:table-cell office:value-type="float" office:value="543175">
                <text:p>543175</text:p>
              </table:table-cell>
              <table:table-cell office:value-type="float" office:value="0.847656">
                <text:p>0.847656</text:p>
              </table:table-cell>
              <table:table-cell office:value-type="float" office:value="0.34668">
                <text:p>0.34668</text:p>
              </table:table-cell>
              <table:table-cell office:value-type="float" office:value="0.123047">
                <text:p>0.123047</text:p>
              </table:table-cell>
              <table:table-cell office:value-type="float" office:value="-0.334489">
                <text:p>-0.334489</text:p>
              </table:table-cell>
              <table:table-cell office:value-type="float" office:value="-0.950203">
                <text:p>-0.950203</text:p>
              </table:table-cell>
              <table:table-cell office:value-type="float" office:value="-0.240747">
                <text:p>-0.240747</text:p>
              </table:table-cell>
            </table:table-row>
            <table:table-row>
              <table:table-cell office:value-type="float" office:value="544424">
                <text:p>544424</text:p>
              </table:table-cell>
              <table:table-cell office:value-type="float" office:value="0.842773">
                <text:p>0.842773</text:p>
              </table:table-cell>
              <table:table-cell office:value-type="float" office:value="0.344727">
                <text:p>0.344727</text:p>
              </table:table-cell>
              <table:table-cell office:value-type="float" office:value="0.121094">
                <text:p>0.121094</text:p>
              </table:table-cell>
              <table:table-cell office:value-type="float" office:value="-0.379229">
                <text:p>-0.379229</text:p>
              </table:table-cell>
              <table:table-cell office:value-type="float" office:value="-0.994943">
                <text:p>-0.994943</text:p>
              </table:table-cell>
              <table:table-cell office:value-type="float" office:value="-0.223702">
                <text:p>-0.223702</text:p>
              </table:table-cell>
            </table:table-row>
            <table:table-row>
              <table:table-cell office:value-type="float" office:value="545673">
                <text:p>545673</text:p>
              </table:table-cell>
              <table:table-cell office:value-type="float" office:value="0.842773">
                <text:p>0.842773</text:p>
              </table:table-cell>
              <table:table-cell office:value-type="float" office:value="0.34082">
                <text:p>0.34082</text:p>
              </table:table-cell>
              <table:table-cell office:value-type="float" office:value="0.12793">
                <text:p>0.12793</text:p>
              </table:table-cell>
              <table:table-cell office:value-type="float" office:value="-0.400534">
                <text:p>-0.400534</text:p>
              </table:table-cell>
              <table:table-cell office:value-type="float" office:value="-1.037554">
                <text:p>-1.037554</text:p>
              </table:table-cell>
              <table:table-cell office:value-type="float" office:value="-0.217311">
                <text:p>-0.217311</text:p>
              </table:table-cell>
            </table:table-row>
            <table:table-row>
              <table:table-cell office:value-type="float" office:value="546923">
                <text:p>546923</text:p>
              </table:table-cell>
              <table:table-cell office:value-type="float" office:value="0.84375">
                <text:p>0.84375</text:p>
              </table:table-cell>
              <table:table-cell office:value-type="float" office:value="0.341797">
                <text:p>0.341797</text:p>
              </table:table-cell>
              <table:table-cell office:value-type="float" office:value="0.123047">
                <text:p>0.123047</text:p>
              </table:table-cell>
              <table:table-cell office:value-type="float" office:value="-0.411187">
                <text:p>-0.411187</text:p>
              </table:table-cell>
              <table:table-cell office:value-type="float" office:value="-1.067381">
                <text:p>-1.067381</text:p>
              </table:table-cell>
              <table:table-cell office:value-type="float" office:value="-0.206658">
                <text:p>-0.206658</text:p>
              </table:table-cell>
            </table:table-row>
            <table:table-row>
              <table:table-cell office:value-type="float" office:value="548170">
                <text:p>548170</text:p>
              </table:table-cell>
              <table:table-cell office:value-type="float" office:value="0.860352">
                <text:p>0.860352</text:p>
              </table:table-cell>
              <table:table-cell office:value-type="float" office:value="0.347656">
                <text:p>0.347656</text:p>
              </table:table-cell>
              <table:table-cell office:value-type="float" office:value="0.113281">
                <text:p>0.113281</text:p>
              </table:table-cell>
              <table:table-cell office:value-type="float" office:value="-0.409056">
                <text:p>-0.409056</text:p>
              </table:table-cell>
              <table:table-cell office:value-type="float" office:value="-1.06525">
                <text:p>-1.06525</text:p>
              </table:table-cell>
              <table:table-cell office:value-type="float" office:value="-0.21092">
                <text:p>-0.21092</text:p>
              </table:table-cell>
            </table:table-row>
            <table:table-row>
              <table:table-cell office:value-type="float" office:value="549419">
                <text:p>549419</text:p>
              </table:table-cell>
              <table:table-cell office:value-type="float" office:value="0.876953">
                <text:p>0.876953</text:p>
              </table:table-cell>
              <table:table-cell office:value-type="float" office:value="0.348633">
                <text:p>0.348633</text:p>
              </table:table-cell>
              <table:table-cell office:value-type="float" office:value="0.107422">
                <text:p>0.107422</text:p>
              </table:table-cell>
              <table:table-cell office:value-type="float" office:value="-0.400534">
                <text:p>-0.400534</text:p>
              </table:table-cell>
              <table:table-cell office:value-type="float" office:value="-1.048206">
                <text:p>-1.048206</text:p>
              </table:table-cell>
              <table:table-cell office:value-type="float" office:value="-0.21518">
                <text:p>-0.21518</text:p>
              </table:table-cell>
            </table:table-row>
            <table:table-row>
              <table:table-cell office:value-type="float" office:value="550669">
                <text:p>550669</text:p>
              </table:table-cell>
              <table:table-cell office:value-type="float" office:value="0.874023">
                <text:p>0.874023</text:p>
              </table:table-cell>
              <table:table-cell office:value-type="float" office:value="0.345703">
                <text:p>0.345703</text:p>
              </table:table-cell>
              <table:table-cell office:value-type="float" office:value="0.110352">
                <text:p>0.110352</text:p>
              </table:table-cell>
              <table:table-cell office:value-type="float" office:value="-0.38562">
                <text:p>-0.38562</text:p>
              </table:table-cell>
              <table:table-cell office:value-type="float" office:value="-1.039684">
                <text:p>-1.039684</text:p>
              </table:table-cell>
              <table:table-cell office:value-type="float" office:value="-0.204528">
                <text:p>-0.204528</text:p>
              </table:table-cell>
            </table:table-row>
            <table:table-row>
              <table:table-cell office:value-type="float" office:value="551918">
                <text:p>551918</text:p>
              </table:table-cell>
              <table:table-cell office:value-type="float" office:value="0.874023">
                <text:p>0.874023</text:p>
              </table:table-cell>
              <table:table-cell office:value-type="float" office:value="0.342773">
                <text:p>0.342773</text:p>
              </table:table-cell>
              <table:table-cell office:value-type="float" office:value="0.111328">
                <text:p>0.111328</text:p>
              </table:table-cell>
              <table:table-cell office:value-type="float" office:value="-0.370707">
                <text:p>-0.370707</text:p>
              </table:table-cell>
              <table:table-cell office:value-type="float" office:value="-1.029032">
                <text:p>-1.029032</text:p>
              </table:table-cell>
              <table:table-cell office:value-type="float" office:value="-0.200267">
                <text:p>-0.200267</text:p>
              </table:table-cell>
            </table:table-row>
            <table:table-row>
              <table:table-cell office:value-type="float" office:value="553165">
                <text:p>553165</text:p>
              </table:table-cell>
              <table:table-cell office:value-type="float" office:value="0.875">
                <text:p>0.875</text:p>
              </table:table-cell>
              <table:table-cell office:value-type="float" office:value="0.338867">
                <text:p>0.338867</text:p>
              </table:table-cell>
              <table:table-cell office:value-type="float" office:value="0.109375">
                <text:p>0.109375</text:p>
              </table:table-cell>
              <table:table-cell office:value-type="float" office:value="-0.362185">
                <text:p>-0.362185</text:p>
              </table:table-cell>
              <table:table-cell office:value-type="float" office:value="-1.020509">
                <text:p>-1.020509</text:p>
              </table:table-cell>
              <table:table-cell office:value-type="float" office:value="-0.196006">
                <text:p>-0.196006</text:p>
              </table:table-cell>
            </table:table-row>
            <table:table-row>
              <table:table-cell office:value-type="float" office:value="554413">
                <text:p>554413</text:p>
              </table:table-cell>
              <table:table-cell office:value-type="float" office:value="0.869141">
                <text:p>0.869141</text:p>
              </table:table-cell>
              <table:table-cell office:value-type="float" office:value="0.339844">
                <text:p>0.339844</text:p>
              </table:table-cell>
              <table:table-cell office:value-type="float" office:value="0.101562">
                <text:p>0.101562</text:p>
              </table:table-cell>
              <table:table-cell office:value-type="float" office:value="-0.366446">
                <text:p>-0.366446</text:p>
              </table:table-cell>
              <table:table-cell office:value-type="float" office:value="-1.016249">
                <text:p>-1.016249</text:p>
              </table:table-cell>
              <table:table-cell office:value-type="float" office:value="-0.191745">
                <text:p>-0.191745</text:p>
              </table:table-cell>
            </table:table-row>
            <table:table-row>
              <table:table-cell office:value-type="float" office:value="555664">
                <text:p>555664</text:p>
              </table:table-cell>
              <table:table-cell office:value-type="float" office:value="0.866211">
                <text:p>0.866211</text:p>
              </table:table-cell>
              <table:table-cell office:value-type="float" office:value="0.334961">
                <text:p>0.334961</text:p>
              </table:table-cell>
              <table:table-cell office:value-type="float" office:value="0.095703">
                <text:p>0.095703</text:p>
              </table:table-cell>
              <table:table-cell office:value-type="float" office:value="-0.370707">
                <text:p>-0.370707</text:p>
              </table:table-cell>
              <table:table-cell office:value-type="float" office:value="-1.016249">
                <text:p>-1.016249</text:p>
              </table:table-cell>
              <table:table-cell office:value-type="float" office:value="-0.191745">
                <text:p>-0.191745</text:p>
              </table:table-cell>
            </table:table-row>
            <table:table-row>
              <table:table-cell office:value-type="float" office:value="556914">
                <text:p>556914</text:p>
              </table:table-cell>
              <table:table-cell office:value-type="float" office:value="0.863281">
                <text:p>0.863281</text:p>
              </table:table-cell>
              <table:table-cell office:value-type="float" office:value="0.330078">
                <text:p>0.330078</text:p>
              </table:table-cell>
              <table:table-cell office:value-type="float" office:value="0.09375">
                <text:p>0.09375</text:p>
              </table:table-cell>
              <table:table-cell office:value-type="float" office:value="-0.372837">
                <text:p>-0.372837</text:p>
              </table:table-cell>
              <table:table-cell office:value-type="float" office:value="-1.011988">
                <text:p>-1.011988</text:p>
              </table:table-cell>
              <table:table-cell office:value-type="float" office:value="-0.185354">
                <text:p>-0.185354</text:p>
              </table:table-cell>
            </table:table-row>
            <table:table-row>
              <table:table-cell office:value-type="float" office:value="558160">
                <text:p>558160</text:p>
              </table:table-cell>
              <table:table-cell office:value-type="float" office:value="0.874023">
                <text:p>0.874023</text:p>
              </table:table-cell>
              <table:table-cell office:value-type="float" office:value="0.325195">
                <text:p>0.325195</text:p>
              </table:table-cell>
              <table:table-cell office:value-type="float" office:value="0.092773">
                <text:p>0.092773</text:p>
              </table:table-cell>
              <table:table-cell office:value-type="float" office:value="-0.377099">
                <text:p>-0.377099</text:p>
              </table:table-cell>
              <table:table-cell office:value-type="float" office:value="-1.016249">
                <text:p>-1.016249</text:p>
              </table:table-cell>
              <table:table-cell office:value-type="float" office:value="-0.181092">
                <text:p>-0.181092</text:p>
              </table:table-cell>
            </table:table-row>
            <table:table-row>
              <table:table-cell office:value-type="float" office:value="559408">
                <text:p>559408</text:p>
              </table:table-cell>
              <table:table-cell office:value-type="float" office:value="0.881836">
                <text:p>0.881836</text:p>
              </table:table-cell>
              <table:table-cell office:value-type="float" office:value="0.322266">
                <text:p>0.322266</text:p>
              </table:table-cell>
              <table:table-cell office:value-type="float" office:value="0.09082">
                <text:p>0.09082</text:p>
              </table:table-cell>
              <table:table-cell office:value-type="float" office:value="-0.372837">
                <text:p>-0.372837</text:p>
              </table:table-cell>
              <table:table-cell office:value-type="float" office:value="-1.009857">
                <text:p>-1.009857</text:p>
              </table:table-cell>
              <table:table-cell office:value-type="float" office:value="-0.17257">
                <text:p>-0.17257</text:p>
              </table:table-cell>
            </table:table-row>
            <table:table-row>
              <table:table-cell office:value-type="float" office:value="560658">
                <text:p>560658</text:p>
              </table:table-cell>
              <table:table-cell office:value-type="float" office:value="0.896484">
                <text:p>0.896484</text:p>
              </table:table-cell>
              <table:table-cell office:value-type="float" office:value="0.322266">
                <text:p>0.322266</text:p>
              </table:table-cell>
              <table:table-cell office:value-type="float" office:value="0.089844">
                <text:p>0.089844</text:p>
              </table:table-cell>
              <table:table-cell office:value-type="float" office:value="-0.362185">
                <text:p>-0.362185</text:p>
              </table:table-cell>
              <table:table-cell office:value-type="float" office:value="-0.997074">
                <text:p>-0.997074</text:p>
              </table:table-cell>
              <table:table-cell office:value-type="float" office:value="-0.16831">
                <text:p>-0.16831</text:p>
              </table:table-cell>
            </table:table-row>
            <table:table-row>
              <table:table-cell office:value-type="float" office:value="561907">
                <text:p>561907</text:p>
              </table:table-cell>
              <table:table-cell office:value-type="float" office:value="0.905273">
                <text:p>0.905273</text:p>
              </table:table-cell>
              <table:table-cell office:value-type="float" office:value="0.319336">
                <text:p>0.319336</text:p>
              </table:table-cell>
              <table:table-cell office:value-type="float" office:value="0.087891">
                <text:p>0.087891</text:p>
              </table:table-cell>
              <table:table-cell office:value-type="float" office:value="-0.366446">
                <text:p>-0.366446</text:p>
              </table:table-cell>
              <table:table-cell office:value-type="float" office:value="-0.990683">
                <text:p>-0.990683</text:p>
              </table:table-cell>
              <table:table-cell office:value-type="float" office:value="-0.157657">
                <text:p>-0.157657</text:p>
              </table:table-cell>
            </table:table-row>
            <table:table-row>
              <table:table-cell office:value-type="float" office:value="563154">
                <text:p>563154</text:p>
              </table:table-cell>
              <table:table-cell office:value-type="float" office:value="0.907227">
                <text:p>0.907227</text:p>
              </table:table-cell>
              <table:table-cell office:value-type="float" office:value="0.31543">
                <text:p>0.31543</text:p>
              </table:table-cell>
              <table:table-cell office:value-type="float" office:value="0.085937">
                <text:p>0.085937</text:p>
              </table:table-cell>
              <table:table-cell office:value-type="float" office:value="-0.366446">
                <text:p>-0.366446</text:p>
              </table:table-cell>
              <table:table-cell office:value-type="float" office:value="-0.98216">
                <text:p>-0.98216</text:p>
              </table:table-cell>
              <table:table-cell office:value-type="float" office:value="-0.144874">
                <text:p>-0.144874</text:p>
              </table:table-cell>
            </table:table-row>
            <table:table-row>
              <table:table-cell office:value-type="float" office:value="564403">
                <text:p>564403</text:p>
              </table:table-cell>
              <table:table-cell office:value-type="float" office:value="0.912109">
                <text:p>0.912109</text:p>
              </table:table-cell>
              <table:table-cell office:value-type="float" office:value="0.307617">
                <text:p>0.307617</text:p>
              </table:table-cell>
              <table:table-cell office:value-type="float" office:value="0.086914">
                <text:p>0.086914</text:p>
              </table:table-cell>
              <table:table-cell office:value-type="float" office:value="-0.355793">
                <text:p>-0.355793</text:p>
              </table:table-cell>
              <table:table-cell office:value-type="float" office:value="-0.973638">
                <text:p>-0.973638</text:p>
              </table:table-cell>
              <table:table-cell office:value-type="float" office:value="-0.142743">
                <text:p>-0.142743</text:p>
              </table:table-cell>
            </table:table-row>
            <table:table-row>
              <table:table-cell office:value-type="float" office:value="565652">
                <text:p>565652</text:p>
              </table:table-cell>
              <table:table-cell office:value-type="float" office:value="0.920898">
                <text:p>0.920898</text:p>
              </table:table-cell>
              <table:table-cell office:value-type="float" office:value="0.302734">
                <text:p>0.302734</text:p>
              </table:table-cell>
              <table:table-cell office:value-type="float" office:value="0.083008">
                <text:p>0.083008</text:p>
              </table:table-cell>
              <table:table-cell office:value-type="float" office:value="-0.347272">
                <text:p>-0.347272</text:p>
              </table:table-cell>
              <table:table-cell office:value-type="float" office:value="-0.965117">
                <text:p>-0.965117</text:p>
              </table:table-cell>
              <table:table-cell office:value-type="float" office:value="-0.147005">
                <text:p>-0.147005</text:p>
              </table:table-cell>
            </table:table-row>
            <table:table-row>
              <table:table-cell office:value-type="float" office:value="566900">
                <text:p>566900</text:p>
              </table:table-cell>
              <table:table-cell office:value-type="float" office:value="0.925781">
                <text:p>0.925781</text:p>
              </table:table-cell>
              <table:table-cell office:value-type="float" office:value="0.297852">
                <text:p>0.297852</text:p>
              </table:table-cell>
              <table:table-cell office:value-type="float" office:value="0.078125">
                <text:p>0.078125</text:p>
              </table:table-cell>
              <table:table-cell office:value-type="float" office:value="-0.334489">
                <text:p>-0.334489</text:p>
              </table:table-cell>
              <table:table-cell office:value-type="float" office:value="-0.960855">
                <text:p>-0.960855</text:p>
              </table:table-cell>
              <table:table-cell office:value-type="float" office:value="-0.147005">
                <text:p>-0.147005</text:p>
              </table:table-cell>
            </table:table-row>
            <table:table-row>
              <table:table-cell office:value-type="float" office:value="568149">
                <text:p>568149</text:p>
              </table:table-cell>
              <table:table-cell office:value-type="float" office:value="0.921875">
                <text:p>0.921875</text:p>
              </table:table-cell>
              <table:table-cell office:value-type="float" office:value="0.298828">
                <text:p>0.298828</text:p>
              </table:table-cell>
              <table:table-cell office:value-type="float" office:value="0.071289">
                <text:p>0.071289</text:p>
              </table:table-cell>
              <table:table-cell office:value-type="float" office:value="-0.338749">
                <text:p>-0.338749</text:p>
              </table:table-cell>
              <table:table-cell office:value-type="float" office:value="-0.960855">
                <text:p>-0.960855</text:p>
              </table:table-cell>
              <table:table-cell office:value-type="float" office:value="-0.12783">
                <text:p>-0.12783</text:p>
              </table:table-cell>
            </table:table-row>
            <table:table-row>
              <table:table-cell office:value-type="float" office:value="569399">
                <text:p>569399</text:p>
              </table:table-cell>
              <table:table-cell office:value-type="float" office:value="0.930664">
                <text:p>0.930664</text:p>
              </table:table-cell>
              <table:table-cell office:value-type="float" office:value="0.288086">
                <text:p>0.288086</text:p>
              </table:table-cell>
              <table:table-cell office:value-type="float" office:value="0.074219">
                <text:p>0.074219</text:p>
              </table:table-cell>
              <table:table-cell office:value-type="float" office:value="-0.34088">
                <text:p>-0.34088</text:p>
              </table:table-cell>
              <table:table-cell office:value-type="float" office:value="-0.954464">
                <text:p>-0.954464</text:p>
              </table:table-cell>
              <table:table-cell office:value-type="float" office:value="-0.112917">
                <text:p>-0.112917</text:p>
              </table:table-cell>
            </table:table-row>
            <table:table-row>
              <table:table-cell office:value-type="float" office:value="570646">
                <text:p>570646</text:p>
              </table:table-cell>
              <table:table-cell office:value-type="float" office:value="0.941406">
                <text:p>0.941406</text:p>
              </table:table-cell>
              <table:table-cell office:value-type="float" office:value="0.289062">
                <text:p>0.289062</text:p>
              </table:table-cell>
              <table:table-cell office:value-type="float" office:value="0.073242">
                <text:p>0.073242</text:p>
              </table:table-cell>
              <table:table-cell office:value-type="float" office:value="-0.332358">
                <text:p>-0.332358</text:p>
              </table:table-cell>
              <table:table-cell office:value-type="float" office:value="-0.943812">
                <text:p>-0.943812</text:p>
              </table:table-cell>
              <table:table-cell office:value-type="float" office:value="-0.110786">
                <text:p>-0.110786</text:p>
              </table:table-cell>
            </table:table-row>
            <table:table-row>
              <table:table-cell office:value-type="float" office:value="571895">
                <text:p>571895</text:p>
              </table:table-cell>
              <table:table-cell office:value-type="float" office:value="0.950195">
                <text:p>0.950195</text:p>
              </table:table-cell>
              <table:table-cell office:value-type="float" office:value="0.291992">
                <text:p>0.291992</text:p>
              </table:table-cell>
              <table:table-cell office:value-type="float" office:value="0.071289">
                <text:p>0.071289</text:p>
              </table:table-cell>
              <table:table-cell office:value-type="float" office:value="-0.321705">
                <text:p>-0.321705</text:p>
              </table:table-cell>
              <table:table-cell office:value-type="float" office:value="-0.920376">
                <text:p>-0.920376</text:p>
              </table:table-cell>
              <table:table-cell office:value-type="float" office:value="-0.117178">
                <text:p>-0.117178</text:p>
              </table:table-cell>
            </table:table-row>
            <table:table-row>
              <table:table-cell office:value-type="float" office:value="573144">
                <text:p>573144</text:p>
              </table:table-cell>
              <table:table-cell office:value-type="float" office:value="0.961914">
                <text:p>0.961914</text:p>
              </table:table-cell>
              <table:table-cell office:value-type="float" office:value="0.297852">
                <text:p>0.297852</text:p>
              </table:table-cell>
              <table:table-cell office:value-type="float" office:value="0.067383">
                <text:p>0.067383</text:p>
              </table:table-cell>
              <table:table-cell office:value-type="float" office:value="-0.311053">
                <text:p>-0.311053</text:p>
              </table:table-cell>
              <table:table-cell office:value-type="float" office:value="-0.890549">
                <text:p>-0.890549</text:p>
              </table:table-cell>
              <table:table-cell office:value-type="float" office:value="-0.115047">
                <text:p>-0.115047</text:p>
              </table:table-cell>
            </table:table-row>
            <table:table-row>
              <table:table-cell office:value-type="float" office:value="574392">
                <text:p>574392</text:p>
              </table:table-cell>
              <table:table-cell office:value-type="float" office:value="0.961914">
                <text:p>0.961914</text:p>
              </table:table-cell>
              <table:table-cell office:value-type="float" office:value="0.297852">
                <text:p>0.297852</text:p>
              </table:table-cell>
              <table:table-cell office:value-type="float" office:value="0.067383">
                <text:p>0.067383</text:p>
              </table:table-cell>
              <table:table-cell office:value-type="float" office:value="-0.29827">
                <text:p>-0.29827</text:p>
              </table:table-cell>
              <table:table-cell office:value-type="float" office:value="-0.864983">
                <text:p>-0.864983</text:p>
              </table:table-cell>
              <table:table-cell office:value-type="float" office:value="-0.108656">
                <text:p>-0.108656</text:p>
              </table:table-cell>
            </table:table-row>
            <table:table-row>
              <table:table-cell office:value-type="float" office:value="575641">
                <text:p>575641</text:p>
              </table:table-cell>
              <table:table-cell office:value-type="float" office:value="0.960938">
                <text:p>0.960938</text:p>
              </table:table-cell>
              <table:table-cell office:value-type="float" office:value="0.300781">
                <text:p>0.300781</text:p>
              </table:table-cell>
              <table:table-cell office:value-type="float" office:value="0.068359">
                <text:p>0.068359</text:p>
              </table:table-cell>
              <table:table-cell office:value-type="float" office:value="-0.289748">
                <text:p>-0.289748</text:p>
              </table:table-cell>
              <table:table-cell office:value-type="float" office:value="-0.837287">
                <text:p>-0.837287</text:p>
              </table:table-cell>
              <table:table-cell office:value-type="float" office:value="-0.110786">
                <text:p>-0.110786</text:p>
              </table:table-cell>
            </table:table-row>
            <table:table-row>
              <table:table-cell office:value-type="float" office:value="576890">
                <text:p>576890</text:p>
              </table:table-cell>
              <table:table-cell office:value-type="float" office:value="0.961914">
                <text:p>0.961914</text:p>
              </table:table-cell>
              <table:table-cell office:value-type="float" office:value="0.300781">
                <text:p>0.300781</text:p>
              </table:table-cell>
              <table:table-cell office:value-type="float" office:value="0.064453">
                <text:p>0.064453</text:p>
              </table:table-cell>
              <table:table-cell office:value-type="float" office:value="-0.274834">
                <text:p>-0.274834</text:p>
              </table:table-cell>
              <table:table-cell office:value-type="float" office:value="-0.80959">
                <text:p>-0.80959</text:p>
              </table:table-cell>
              <table:table-cell office:value-type="float" office:value="-0.121439">
                <text:p>-0.121439</text:p>
              </table:table-cell>
            </table:table-row>
            <table:table-row>
              <table:table-cell office:value-type="float" office:value="578138">
                <text:p>578138</text:p>
              </table:table-cell>
              <table:table-cell office:value-type="float" office:value="0.964844">
                <text:p>0.964844</text:p>
              </table:table-cell>
              <table:table-cell office:value-type="float" office:value="0.296875">
                <text:p>0.296875</text:p>
              </table:table-cell>
              <table:table-cell office:value-type="float" office:value="0.061523">
                <text:p>0.061523</text:p>
              </table:table-cell>
              <table:table-cell office:value-type="float" office:value="-0.264182">
                <text:p>-0.264182</text:p>
              </table:table-cell>
              <table:table-cell office:value-type="float" office:value="-0.775502">
                <text:p>-0.775502</text:p>
              </table:table-cell>
              <table:table-cell office:value-type="float" office:value="-0.12783">
                <text:p>-0.12783</text:p>
              </table:table-cell>
            </table:table-row>
            <table:table-row>
              <table:table-cell office:value-type="float" office:value="579387">
                <text:p>579387</text:p>
              </table:table-cell>
              <table:table-cell office:value-type="float" office:value="0.959961">
                <text:p>0.959961</text:p>
              </table:table-cell>
              <table:table-cell office:value-type="float" office:value="0.298828">
                <text:p>0.298828</text:p>
              </table:table-cell>
              <table:table-cell office:value-type="float" office:value="0.057617">
                <text:p>0.057617</text:p>
              </table:table-cell>
              <table:table-cell office:value-type="float" office:value="-0.249269">
                <text:p>-0.249269</text:p>
              </table:table-cell>
              <table:table-cell office:value-type="float" office:value="-0.743545">
                <text:p>-0.743545</text:p>
              </table:table-cell>
              <table:table-cell office:value-type="float" office:value="-0.123569">
                <text:p>-0.123569</text:p>
              </table:table-cell>
            </table:table-row>
            <table:table-row>
              <table:table-cell office:value-type="float" office:value="580636">
                <text:p>580636</text:p>
              </table:table-cell>
              <table:table-cell office:value-type="float" office:value="0.958008">
                <text:p>0.958008</text:p>
              </table:table-cell>
              <table:table-cell office:value-type="float" office:value="0.298828">
                <text:p>0.298828</text:p>
              </table:table-cell>
              <table:table-cell office:value-type="float" office:value="0.060547">
                <text:p>0.060547</text:p>
              </table:table-cell>
              <table:table-cell office:value-type="float" office:value="-0.236486">
                <text:p>-0.236486</text:p>
              </table:table-cell>
              <table:table-cell office:value-type="float" office:value="-0.709457">
                <text:p>-0.709457</text:p>
              </table:table-cell>
              <table:table-cell office:value-type="float" office:value="-0.119308">
                <text:p>-0.119308</text:p>
              </table:table-cell>
            </table:table-row>
            <table:table-row>
              <table:table-cell office:value-type="float" office:value="581886">
                <text:p>581886</text:p>
              </table:table-cell>
              <table:table-cell office:value-type="float" office:value="0.962891">
                <text:p>0.962891</text:p>
              </table:table-cell>
              <table:table-cell office:value-type="float" office:value="0.299805">
                <text:p>0.299805</text:p>
              </table:table-cell>
              <table:table-cell office:value-type="float" office:value="0.05957">
                <text:p>0.05957</text:p>
              </table:table-cell>
              <table:table-cell office:value-type="float" office:value="-0.223702">
                <text:p>-0.223702</text:p>
              </table:table-cell>
              <table:table-cell office:value-type="float" office:value="-0.679629">
                <text:p>-0.679629</text:p>
              </table:table-cell>
              <table:table-cell office:value-type="float" office:value="-0.110786">
                <text:p>-0.110786</text:p>
              </table:table-cell>
            </table:table-row>
            <table:table-row>
              <table:table-cell office:value-type="float" office:value="583133">
                <text:p>583133</text:p>
              </table:table-cell>
              <table:table-cell office:value-type="float" office:value="0.969727">
                <text:p>0.969727</text:p>
              </table:table-cell>
              <table:table-cell office:value-type="float" office:value="0.297852">
                <text:p>0.297852</text:p>
              </table:table-cell>
              <table:table-cell office:value-type="float" office:value="0.05957">
                <text:p>0.05957</text:p>
              </table:table-cell>
              <table:table-cell office:value-type="float" office:value="-0.21305">
                <text:p>-0.21305</text:p>
              </table:table-cell>
              <table:table-cell office:value-type="float" office:value="-0.647672">
                <text:p>-0.647672</text:p>
              </table:table-cell>
              <table:table-cell office:value-type="float" office:value="-0.102264">
                <text:p>-0.102264</text:p>
              </table:table-cell>
            </table:table-row>
            <table:table-row>
              <table:table-cell office:value-type="float" office:value="584382">
                <text:p>584382</text:p>
              </table:table-cell>
              <table:table-cell office:value-type="float" office:value="0.97168">
                <text:p>0.97168</text:p>
              </table:table-cell>
              <table:table-cell office:value-type="float" office:value="0.293945">
                <text:p>0.293945</text:p>
              </table:table-cell>
              <table:table-cell office:value-type="float" office:value="0.052734">
                <text:p>0.052734</text:p>
              </table:table-cell>
              <table:table-cell office:value-type="float" office:value="-0.204528">
                <text:p>-0.204528</text:p>
              </table:table-cell>
              <table:table-cell office:value-type="float" office:value="-0.613584">
                <text:p>-0.613584</text:p>
              </table:table-cell>
              <table:table-cell office:value-type="float" office:value="-0.100134">
                <text:p>-0.100134</text:p>
              </table:table-cell>
            </table:table-row>
            <table:table-row>
              <table:table-cell office:value-type="float" office:value="585630">
                <text:p>585630</text:p>
              </table:table-cell>
              <table:table-cell office:value-type="float" office:value="0.976562">
                <text:p>0.976562</text:p>
              </table:table-cell>
              <table:table-cell office:value-type="float" office:value="0.290039">
                <text:p>0.290039</text:p>
              </table:table-cell>
              <table:table-cell office:value-type="float" office:value="0.053711">
                <text:p>0.053711</text:p>
              </table:table-cell>
              <table:table-cell office:value-type="float" office:value="-0.198136">
                <text:p>-0.198136</text:p>
              </table:table-cell>
              <table:table-cell office:value-type="float" office:value="-0.581627">
                <text:p>-0.581627</text:p>
              </table:table-cell>
              <table:table-cell office:value-type="float" office:value="-0.104395">
                <text:p>-0.104395</text:p>
              </table:table-cell>
            </table:table-row>
            <table:table-row>
              <table:table-cell office:value-type="float" office:value="586879">
                <text:p>586879</text:p>
              </table:table-cell>
              <table:table-cell office:value-type="float" office:value="0.974609">
                <text:p>0.974609</text:p>
              </table:table-cell>
              <table:table-cell office:value-type="float" office:value="0.286133">
                <text:p>0.286133</text:p>
              </table:table-cell>
              <table:table-cell office:value-type="float" office:value="0.053711">
                <text:p>0.053711</text:p>
              </table:table-cell>
              <table:table-cell office:value-type="float" office:value="-0.191745">
                <text:p>-0.191745</text:p>
              </table:table-cell>
              <table:table-cell office:value-type="float" office:value="-0.551799">
                <text:p>-0.551799</text:p>
              </table:table-cell>
              <table:table-cell office:value-type="float" office:value="-0.108656">
                <text:p>-0.108656</text:p>
              </table:table-cell>
            </table:table-row>
            <table:table-row>
              <table:table-cell office:value-type="float" office:value="588128">
                <text:p>588128</text:p>
              </table:table-cell>
              <table:table-cell office:value-type="float" office:value="0.986328">
                <text:p>0.986328</text:p>
              </table:table-cell>
              <table:table-cell office:value-type="float" office:value="0.286133">
                <text:p>0.286133</text:p>
              </table:table-cell>
              <table:table-cell office:value-type="float" office:value="0.050781">
                <text:p>0.050781</text:p>
              </table:table-cell>
              <table:table-cell office:value-type="float" office:value="-0.176832">
                <text:p>-0.176832</text:p>
              </table:table-cell>
              <table:table-cell office:value-type="float" office:value="-0.515581">
                <text:p>-0.515581</text:p>
              </table:table-cell>
              <table:table-cell office:value-type="float" office:value="-0.106525">
                <text:p>-0.106525</text:p>
              </table:table-cell>
            </table:table-row>
            <table:table-row>
              <table:table-cell office:value-type="float" office:value="589378">
                <text:p>589378</text:p>
              </table:table-cell>
              <table:table-cell office:value-type="float" office:value="0.979492">
                <text:p>0.979492</text:p>
              </table:table-cell>
              <table:table-cell office:value-type="float" office:value="0.280273">
                <text:p>0.280273</text:p>
              </table:table-cell>
              <table:table-cell office:value-type="float" office:value="0.041016">
                <text:p>0.041016</text:p>
              </table:table-cell>
              <table:table-cell office:value-type="float" office:value="-0.16831">
                <text:p>-0.16831</text:p>
              </table:table-cell>
              <table:table-cell office:value-type="float" office:value="-0.483623">
                <text:p>-0.483623</text:p>
              </table:table-cell>
              <table:table-cell office:value-type="float" office:value="-0.095872">
                <text:p>-0.095872</text:p>
              </table:table-cell>
            </table:table-row>
            <table:table-row>
              <table:table-cell office:value-type="float" office:value="590625">
                <text:p>590625</text:p>
              </table:table-cell>
              <table:table-cell office:value-type="float" office:value="0.983398">
                <text:p>0.983398</text:p>
              </table:table-cell>
              <table:table-cell office:value-type="float" office:value="0.271484">
                <text:p>0.271484</text:p>
              </table:table-cell>
              <table:table-cell office:value-type="float" office:value="0.036133">
                <text:p>0.036133</text:p>
              </table:table-cell>
              <table:table-cell office:value-type="float" office:value="-0.164049">
                <text:p>-0.164049</text:p>
              </table:table-cell>
              <table:table-cell office:value-type="float" office:value="-0.451666">
                <text:p>-0.451666</text:p>
              </table:table-cell>
              <table:table-cell office:value-type="float" office:value="-0.08522">
                <text:p>-0.08522</text:p>
              </table:table-cell>
            </table:table-row>
            <table:table-row>
              <table:table-cell office:value-type="float" office:value="591874">
                <text:p>591874</text:p>
              </table:table-cell>
              <table:table-cell office:value-type="float" office:value="0.992188">
                <text:p>0.992188</text:p>
              </table:table-cell>
              <table:table-cell office:value-type="float" office:value="0.270508">
                <text:p>0.270508</text:p>
              </table:table-cell>
              <table:table-cell office:value-type="float" office:value="0.035156">
                <text:p>0.035156</text:p>
              </table:table-cell>
              <table:table-cell office:value-type="float" office:value="-0.155527">
                <text:p>-0.155527</text:p>
              </table:table-cell>
              <table:table-cell office:value-type="float" office:value="-0.411187">
                <text:p>-0.411187</text:p>
              </table:table-cell>
              <table:table-cell office:value-type="float" office:value="-0.080959">
                <text:p>-0.080959</text:p>
              </table:table-cell>
            </table:table-row>
            <table:table-row>
              <table:table-cell office:value-type="float" office:value="593124">
                <text:p>593124</text:p>
              </table:table-cell>
              <table:table-cell office:value-type="float" office:value="0.998047">
                <text:p>0.998047</text:p>
              </table:table-cell>
              <table:table-cell office:value-type="float" office:value="0.267578">
                <text:p>0.267578</text:p>
              </table:table-cell>
              <table:table-cell office:value-type="float" office:value="0.038086">
                <text:p>0.038086</text:p>
              </table:table-cell>
              <table:table-cell office:value-type="float" office:value="-0.140613">
                <text:p>-0.140613</text:p>
              </table:table-cell>
              <table:table-cell office:value-type="float" office:value="-0.368577">
                <text:p>-0.368577</text:p>
              </table:table-cell>
              <table:table-cell office:value-type="float" office:value="-0.078828">
                <text:p>-0.078828</text:p>
              </table:table-cell>
            </table:table-row>
            <table:table-row>
              <table:table-cell office:value-type="float" office:value="594373">
                <text:p>594373</text:p>
              </table:table-cell>
              <table:table-cell office:value-type="float" office:value="1">
                <text:p>1</text:p>
              </table:table-cell>
              <table:table-cell office:value-type="float" office:value="0.262695">
                <text:p>0.262695</text:p>
              </table:table-cell>
              <table:table-cell office:value-type="float" office:value="0.042969">
                <text:p>0.042969</text:p>
              </table:table-cell>
              <table:table-cell office:value-type="float" office:value="-0.115047">
                <text:p>-0.115047</text:p>
              </table:table-cell>
              <table:table-cell office:value-type="float" office:value="-0.328097">
                <text:p>-0.328097</text:p>
              </table:table-cell>
              <table:table-cell office:value-type="float" office:value="-0.078828">
                <text:p>-0.078828</text:p>
              </table:table-cell>
            </table:table-row>
            <table:table-row>
              <table:table-cell office:value-type="float" office:value="595620">
                <text:p>595620</text:p>
              </table:table-cell>
              <table:table-cell office:value-type="float" office:value="0.999023">
                <text:p>0.999023</text:p>
              </table:table-cell>
              <table:table-cell office:value-type="float" office:value="0.261719">
                <text:p>0.261719</text:p>
              </table:table-cell>
              <table:table-cell office:value-type="float" office:value="0.043945">
                <text:p>0.043945</text:p>
              </table:table-cell>
              <table:table-cell office:value-type="float" office:value="-0.089481">
                <text:p>-0.089481</text:p>
              </table:table-cell>
              <table:table-cell office:value-type="float" office:value="-0.283357">
                <text:p>-0.283357</text:p>
              </table:table-cell>
              <table:table-cell office:value-type="float" office:value="-0.083089">
                <text:p>-0.083089</text:p>
              </table:table-cell>
            </table:table-row>
            <table:table-row>
              <table:table-cell office:value-type="float" office:value="596869">
                <text:p>596869</text:p>
              </table:table-cell>
              <table:table-cell office:value-type="float" office:value="0.998047">
                <text:p>0.998047</text:p>
              </table:table-cell>
              <table:table-cell office:value-type="float" office:value="0.259766">
                <text:p>0.259766</text:p>
              </table:table-cell>
              <table:table-cell office:value-type="float" office:value="0.044922">
                <text:p>0.044922</text:p>
              </table:table-cell>
              <table:table-cell office:value-type="float" office:value="-0.055393">
                <text:p>-0.055393</text:p>
              </table:table-cell>
              <table:table-cell office:value-type="float" office:value="-0.230094">
                <text:p>-0.230094</text:p>
              </table:table-cell>
              <table:table-cell office:value-type="float" office:value="-0.08522">
                <text:p>-0.08522</text:p>
              </table:table-cell>
            </table:table-row>
            <table:table-row>
              <table:table-cell office:value-type="float" office:value="598117">
                <text:p>598117</text:p>
              </table:table-cell>
              <table:table-cell office:value-type="float" office:value="0.995117">
                <text:p>0.995117</text:p>
              </table:table-cell>
              <table:table-cell office:value-type="float" office:value="0.261719">
                <text:p>0.261719</text:p>
              </table:table-cell>
              <table:table-cell office:value-type="float" office:value="0.049805">
                <text:p>0.049805</text:p>
              </table:table-cell>
              <table:table-cell office:value-type="float" office:value="-0.029827">
                <text:p>-0.029827</text:p>
              </table:table-cell>
              <table:table-cell office:value-type="float" office:value="-0.189614">
                <text:p>-0.189614</text:p>
              </table:table-cell>
              <table:table-cell office:value-type="float" office:value="-0.076698">
                <text:p>-0.076698</text:p>
              </table:table-cell>
            </table:table-row>
            <table:table-row>
              <table:table-cell office:value-type="float" office:value="599366">
                <text:p>599366</text:p>
              </table:table-cell>
              <table:table-cell office:value-type="float" office:value="0.970703">
                <text:p>0.970703</text:p>
              </table:table-cell>
              <table:table-cell office:value-type="float" office:value="0.267578">
                <text:p>0.267578</text:p>
              </table:table-cell>
              <table:table-cell office:value-type="float" office:value="0.046875">
                <text:p>0.046875</text:p>
              </table:table-cell>
              <table:table-cell office:value-type="float" office:value="-0.021305">
                <text:p>-0.021305</text:p>
              </table:table-cell>
              <table:table-cell office:value-type="float" office:value="-0.157657">
                <text:p>-0.157657</text:p>
              </table:table-cell>
              <table:table-cell office:value-type="float" office:value="-0.074567">
                <text:p>-0.074567</text:p>
              </table:table-cell>
            </table:table-row>
            <table:table-row>
              <table:table-cell office:value-type="float" office:value="600616">
                <text:p>600616</text:p>
              </table:table-cell>
              <table:table-cell office:value-type="float" office:value="0.967773">
                <text:p>0.967773</text:p>
              </table:table-cell>
              <table:table-cell office:value-type="float" office:value="0.267578">
                <text:p>0.267578</text:p>
              </table:table-cell>
              <table:table-cell office:value-type="float" office:value="0.049805">
                <text:p>0.049805</text:p>
              </table:table-cell>
              <table:table-cell office:value-type="float" office:value="-0.010653">
                <text:p>-0.010653</text:p>
              </table:table-cell>
              <table:table-cell office:value-type="float" office:value="-0.119308">
                <text:p>-0.119308</text:p>
              </table:table-cell>
              <table:table-cell office:value-type="float" office:value="-0.068176">
                <text:p>-0.068176</text:p>
              </table:table-cell>
            </table:table-row>
            <table:table-row>
              <table:table-cell office:value-type="float" office:value="601865">
                <text:p>601865</text:p>
              </table:table-cell>
              <table:table-cell office:value-type="float" office:value="0.96875">
                <text:p>0.96875</text:p>
              </table:table-cell>
              <table:table-cell office:value-type="float" office:value="0.273438">
                <text:p>0.273438</text:p>
              </table:table-cell>
              <table:table-cell office:value-type="float" office:value="0.050781">
                <text:p>0.050781</text:p>
              </table:table-cell>
              <table:table-cell office:value-type="float" office:value="0.004261">
                <text:p>0.004261</text:p>
              </table:table-cell>
              <table:table-cell office:value-type="float" office:value="-0.078828">
                <text:p>-0.078828</text:p>
              </table:table-cell>
              <table:table-cell office:value-type="float" office:value="-0.063915">
                <text:p>-0.063915</text:p>
              </table:table-cell>
            </table:table-row>
            <table:table-row>
              <table:table-cell office:value-type="float" office:value="603112">
                <text:p>603112</text:p>
              </table:table-cell>
              <table:table-cell office:value-type="float" office:value="0.960938">
                <text:p>0.960938</text:p>
              </table:table-cell>
              <table:table-cell office:value-type="float" office:value="0.275391">
                <text:p>0.275391</text:p>
              </table:table-cell>
              <table:table-cell office:value-type="float" office:value="0.052734">
                <text:p>0.052734</text:p>
              </table:table-cell>
              <table:table-cell office:value-type="float" office:value="0.012783">
                <text:p>0.012783</text:p>
              </table:table-cell>
              <table:table-cell office:value-type="float" office:value="-0.04261">
                <text:p>-0.04261</text:p>
              </table:table-cell>
              <table:table-cell office:value-type="float" office:value="-0.061784">
                <text:p>-0.061784</text:p>
              </table:table-cell>
            </table:table-row>
            <table:table-row>
              <table:table-cell office:value-type="float" office:value="604361">
                <text:p>604361</text:p>
              </table:table-cell>
              <table:table-cell office:value-type="float" office:value="0.952148">
                <text:p>0.952148</text:p>
              </table:table-cell>
              <table:table-cell office:value-type="float" office:value="0.274414">
                <text:p>0.274414</text:p>
              </table:table-cell>
              <table:table-cell office:value-type="float" office:value="0.053711">
                <text:p>0.053711</text:p>
              </table:table-cell>
              <table:table-cell office:value-type="float" office:value="0.023436">
                <text:p>0.023436</text:p>
              </table:table-cell>
              <table:table-cell office:value-type="float" office:value="-0.004261">
                <text:p>-0.004261</text:p>
              </table:table-cell>
              <table:table-cell office:value-type="float" office:value="-0.055393">
                <text:p>-0.055393</text:p>
              </table:table-cell>
            </table:table-row>
            <table:table-row>
              <table:table-cell office:value-type="float" office:value="605611">
                <text:p>605611</text:p>
              </table:table-cell>
              <table:table-cell office:value-type="float" office:value="0.952148">
                <text:p>0.952148</text:p>
              </table:table-cell>
              <table:table-cell office:value-type="float" office:value="0.273438">
                <text:p>0.273438</text:p>
              </table:table-cell>
              <table:table-cell office:value-type="float" office:value="0.052734">
                <text:p>0.052734</text:p>
              </table:table-cell>
              <table:table-cell office:value-type="float" office:value="0.04048">
                <text:p>0.04048</text:p>
              </table:table-cell>
              <table:table-cell office:value-type="float" office:value="0.027696">
                <text:p>0.027696</text:p>
              </table:table-cell>
              <table:table-cell office:value-type="float" office:value="-0.044741">
                <text:p>-0.044741</text:p>
              </table:table-cell>
            </table:table-row>
            <table:table-row>
              <table:table-cell office:value-type="float" office:value="606858">
                <text:p>606858</text:p>
              </table:table-cell>
              <table:table-cell office:value-type="float" office:value="0.947266">
                <text:p>0.947266</text:p>
              </table:table-cell>
              <table:table-cell office:value-type="float" office:value="0.280273">
                <text:p>0.280273</text:p>
              </table:table-cell>
              <table:table-cell office:value-type="float" office:value="0.052734">
                <text:p>0.052734</text:p>
              </table:table-cell>
              <table:table-cell office:value-type="float" office:value="0.053262">
                <text:p>0.053262</text:p>
              </table:table-cell>
              <table:table-cell office:value-type="float" office:value="0.066046">
                <text:p>0.066046</text:p>
              </table:table-cell>
              <table:table-cell office:value-type="float" office:value="-0.036219">
                <text:p>-0.036219</text:p>
              </table:table-cell>
            </table:table-row>
            <table:table-row>
              <table:table-cell office:value-type="float" office:value="608107">
                <text:p>608107</text:p>
              </table:table-cell>
              <table:table-cell office:value-type="float" office:value="0.93457">
                <text:p>0.93457</text:p>
              </table:table-cell>
              <table:table-cell office:value-type="float" office:value="0.28125">
                <text:p>0.28125</text:p>
              </table:table-cell>
              <table:table-cell office:value-type="float" office:value="0.053711">
                <text:p>0.053711</text:p>
              </table:table-cell>
              <table:table-cell office:value-type="float" office:value="0.063915">
                <text:p>0.063915</text:p>
              </table:table-cell>
              <table:table-cell office:value-type="float" office:value="0.104395">
                <text:p>0.104395</text:p>
              </table:table-cell>
              <table:table-cell office:value-type="float" office:value="-0.025566">
                <text:p>-0.025566</text:p>
              </table:table-cell>
            </table:table-row>
            <table:table-row>
              <table:table-cell office:value-type="float" office:value="609355">
                <text:p>609355</text:p>
              </table:table-cell>
              <table:table-cell office:value-type="float" office:value="0.930664">
                <text:p>0.930664</text:p>
              </table:table-cell>
              <table:table-cell office:value-type="float" office:value="0.274414">
                <text:p>0.274414</text:p>
              </table:table-cell>
              <table:table-cell office:value-type="float" office:value="0.051758">
                <text:p>0.051758</text:p>
              </table:table-cell>
              <table:table-cell office:value-type="float" office:value="0.080959">
                <text:p>0.080959</text:p>
              </table:table-cell>
              <table:table-cell office:value-type="float" office:value="0.136352">
                <text:p>0.136352</text:p>
              </table:table-cell>
              <table:table-cell office:value-type="float" office:value="-0.012783">
                <text:p>-0.012783</text:p>
              </table:table-cell>
            </table:table-row>
            <table:table-row>
              <table:table-cell office:value-type="float" office:value="610604">
                <text:p>610604</text:p>
              </table:table-cell>
              <table:table-cell office:value-type="float" office:value="0.933594">
                <text:p>0.933594</text:p>
              </table:table-cell>
              <table:table-cell office:value-type="float" office:value="0.273438">
                <text:p>0.273438</text:p>
              </table:table-cell>
              <table:table-cell office:value-type="float" office:value="0.048828">
                <text:p>0.048828</text:p>
              </table:table-cell>
              <table:table-cell office:value-type="float" office:value="0.095872">
                <text:p>0.095872</text:p>
              </table:table-cell>
              <table:table-cell office:value-type="float" office:value="0.164049">
                <text:p>0.164049</text:p>
              </table:table-cell>
              <table:table-cell office:value-type="float" office:value="0.006391">
                <text:p>0.006391</text:p>
              </table:table-cell>
            </table:table-row>
            <table:table-row>
              <table:table-cell office:value-type="float" office:value="611853">
                <text:p>611853</text:p>
              </table:table-cell>
              <table:table-cell office:value-type="float" office:value="0.938477">
                <text:p>0.938477</text:p>
              </table:table-cell>
              <table:table-cell office:value-type="float" office:value="0.270508">
                <text:p>0.270508</text:p>
              </table:table-cell>
              <table:table-cell office:value-type="float" office:value="0.052734">
                <text:p>0.052734</text:p>
              </table:table-cell>
              <table:table-cell office:value-type="float" office:value="0.106525">
                <text:p>0.106525</text:p>
              </table:table-cell>
              <table:table-cell office:value-type="float" office:value="0.196006">
                <text:p>0.196006</text:p>
              </table:table-cell>
              <table:table-cell office:value-type="float" office:value="0.021305">
                <text:p>0.021305</text:p>
              </table:table-cell>
            </table:table-row>
            <table:table-row>
              <table:table-cell office:value-type="float" office:value="613103">
                <text:p>613103</text:p>
              </table:table-cell>
              <table:table-cell office:value-type="float" office:value="0.9375">
                <text:p>0.9375</text:p>
              </table:table-cell>
              <table:table-cell office:value-type="float" office:value="0.273438">
                <text:p>0.273438</text:p>
              </table:table-cell>
              <table:table-cell office:value-type="float" office:value="0.056641">
                <text:p>0.056641</text:p>
              </table:table-cell>
              <table:table-cell office:value-type="float" office:value="0.119308">
                <text:p>0.119308</text:p>
              </table:table-cell>
              <table:table-cell office:value-type="float" office:value="0.227964">
                <text:p>0.227964</text:p>
              </table:table-cell>
              <table:table-cell office:value-type="float" office:value="0.031957">
                <text:p>0.031957</text:p>
              </table:table-cell>
            </table:table-row>
            <table:table-row>
              <table:table-cell office:value-type="float" office:value="614353">
                <text:p>614353</text:p>
              </table:table-cell>
              <table:table-cell office:value-type="float" office:value="0.925781">
                <text:p>0.925781</text:p>
              </table:table-cell>
              <table:table-cell office:value-type="float" office:value="0.276367">
                <text:p>0.276367</text:p>
              </table:table-cell>
              <table:table-cell office:value-type="float" office:value="0.042969">
                <text:p>0.042969</text:p>
              </table:table-cell>
              <table:table-cell office:value-type="float" office:value="0.129961">
                <text:p>0.129961</text:p>
              </table:table-cell>
              <table:table-cell office:value-type="float" office:value="0.262051">
                <text:p>0.262051</text:p>
              </table:table-cell>
              <table:table-cell office:value-type="float" office:value="0.044741">
                <text:p>0.044741</text:p>
              </table:table-cell>
            </table:table-row>
            <table:table-row>
              <table:table-cell office:value-type="float" office:value="615599">
                <text:p>615599</text:p>
              </table:table-cell>
              <table:table-cell office:value-type="float" office:value="0.920898">
                <text:p>0.920898</text:p>
              </table:table-cell>
              <table:table-cell office:value-type="float" office:value="0.27832">
                <text:p>0.27832</text:p>
              </table:table-cell>
              <table:table-cell office:value-type="float" office:value="0.041992">
                <text:p>0.041992</text:p>
              </table:table-cell>
              <table:table-cell office:value-type="float" office:value="0.140613">
                <text:p>0.140613</text:p>
              </table:table-cell>
              <table:table-cell office:value-type="float" office:value="0.291878">
                <text:p>0.291878</text:p>
              </table:table-cell>
              <table:table-cell office:value-type="float" office:value="0.059654">
                <text:p>0.059654</text:p>
              </table:table-cell>
            </table:table-row>
            <table:table-row>
              <table:table-cell office:value-type="float" office:value="616847">
                <text:p>616847</text:p>
              </table:table-cell>
              <table:table-cell office:value-type="float" office:value="0.910156">
                <text:p>0.910156</text:p>
              </table:table-cell>
              <table:table-cell office:value-type="float" office:value="0.279297">
                <text:p>0.279297</text:p>
              </table:table-cell>
              <table:table-cell office:value-type="float" office:value="0.041016">
                <text:p>0.041016</text:p>
              </table:table-cell>
              <table:table-cell office:value-type="float" office:value="0.147005">
                <text:p>0.147005</text:p>
              </table:table-cell>
              <table:table-cell office:value-type="float" office:value="0.323836">
                <text:p>0.323836</text:p>
              </table:table-cell>
              <table:table-cell office:value-type="float" office:value="0.074567">
                <text:p>0.074567</text:p>
              </table:table-cell>
            </table:table-row>
            <table:table-row>
              <table:table-cell office:value-type="float" office:value="618097">
                <text:p>618097</text:p>
              </table:table-cell>
              <table:table-cell office:value-type="float" office:value="0.90332">
                <text:p>0.90332</text:p>
              </table:table-cell>
              <table:table-cell office:value-type="float" office:value="0.277344">
                <text:p>0.277344</text:p>
              </table:table-cell>
              <table:table-cell office:value-type="float" office:value="0.041992">
                <text:p>0.041992</text:p>
              </table:table-cell>
              <table:table-cell office:value-type="float" office:value="0.164049">
                <text:p>0.164049</text:p>
              </table:table-cell>
              <table:table-cell office:value-type="float" office:value="0.355793">
                <text:p>0.355793</text:p>
              </table:table-cell>
              <table:table-cell office:value-type="float" office:value="0.08735">
                <text:p>0.08735</text:p>
              </table:table-cell>
            </table:table-row>
            <table:table-row>
              <table:table-cell office:value-type="float" office:value="619345">
                <text:p>619345</text:p>
              </table:table-cell>
              <table:table-cell office:value-type="float" office:value="0.907227">
                <text:p>0.907227</text:p>
              </table:table-cell>
              <table:table-cell office:value-type="float" office:value="0.289062">
                <text:p>0.289062</text:p>
              </table:table-cell>
              <table:table-cell office:value-type="float" office:value="0.036133">
                <text:p>0.036133</text:p>
              </table:table-cell>
              <table:table-cell office:value-type="float" office:value="0.176832">
                <text:p>0.176832</text:p>
              </table:table-cell>
              <table:table-cell office:value-type="float" office:value="0.387751">
                <text:p>0.387751</text:p>
              </table:table-cell>
              <table:table-cell office:value-type="float" office:value="0.102264">
                <text:p>0.102264</text:p>
              </table:table-cell>
            </table:table-row>
            <table:table-row>
              <table:table-cell office:value-type="float" office:value="620595">
                <text:p>620595</text:p>
              </table:table-cell>
              <table:table-cell office:value-type="float" office:value="0.894531">
                <text:p>0.894531</text:p>
              </table:table-cell>
              <table:table-cell office:value-type="float" office:value="0.292969">
                <text:p>0.292969</text:p>
              </table:table-cell>
              <table:table-cell office:value-type="float" office:value="0.040039">
                <text:p>0.040039</text:p>
              </table:table-cell>
              <table:table-cell office:value-type="float" office:value="0.183223">
                <text:p>0.183223</text:p>
              </table:table-cell>
              <table:table-cell office:value-type="float" office:value="0.415448">
                <text:p>0.415448</text:p>
              </table:table-cell>
              <table:table-cell office:value-type="float" office:value="0.112917">
                <text:p>0.112917</text:p>
              </table:table-cell>
            </table:table-row>
            <table:table-row>
              <table:table-cell office:value-type="float" office:value="621844">
                <text:p>621844</text:p>
              </table:table-cell>
              <table:table-cell office:value-type="float" office:value="0.894531">
                <text:p>0.894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047852">
                <text:p>0.047852</text:p>
              </table:table-cell>
              <table:table-cell office:value-type="float" office:value="0.196006">
                <text:p>0.196006</text:p>
              </table:table-cell>
              <table:table-cell office:value-type="float" office:value="0.447405">
                <text:p>0.447405</text:p>
              </table:table-cell>
              <table:table-cell office:value-type="float" office:value="0.123569">
                <text:p>0.123569</text:p>
              </table:table-cell>
            </table:table-row>
            <table:table-row>
              <table:table-cell office:value-type="float" office:value="623091">
                <text:p>623091</text:p>
              </table:table-cell>
              <table:table-cell office:value-type="float" office:value="0.886719">
                <text:p>0.886719</text:p>
              </table:table-cell>
              <table:table-cell office:value-type="float" office:value="0.303711">
                <text:p>0.303711</text:p>
              </table:table-cell>
              <table:table-cell office:value-type="float" office:value="0.047852">
                <text:p>0.047852</text:p>
              </table:table-cell>
              <table:table-cell office:value-type="float" office:value="0.204528">
                <text:p>0.204528</text:p>
              </table:table-cell>
              <table:table-cell office:value-type="float" office:value="0.479363">
                <text:p>0.479363</text:p>
              </table:table-cell>
              <table:table-cell office:value-type="float" office:value="0.140613">
                <text:p>0.140613</text:p>
              </table:table-cell>
            </table:table-row>
            <table:table-row>
              <table:table-cell office:value-type="float" office:value="624340">
                <text:p>624340</text:p>
              </table:table-cell>
              <table:table-cell office:value-type="float" office:value="0.876953">
                <text:p>0.876953</text:p>
              </table:table-cell>
              <table:table-cell office:value-type="float" office:value="0.298828">
                <text:p>0.298828</text:p>
              </table:table-cell>
              <table:table-cell office:value-type="float" office:value="0.046875">
                <text:p>0.046875</text:p>
              </table:table-cell>
              <table:table-cell office:value-type="float" office:value="0.21305">
                <text:p>0.21305</text:p>
              </table:table-cell>
              <table:table-cell office:value-type="float" office:value="0.504929">
                <text:p>0.504929</text:p>
              </table:table-cell>
              <table:table-cell office:value-type="float" office:value="0.155527">
                <text:p>0.155527</text:p>
              </table:table-cell>
            </table:table-row>
            <table:table-row>
              <table:table-cell office:value-type="float" office:value="625588">
                <text:p>625588</text:p>
              </table:table-cell>
              <table:table-cell office:value-type="float" office:value="0.880859">
                <text:p>0.880859</text:p>
              </table:table-cell>
              <table:table-cell office:value-type="float" office:value="0.304688">
                <text:p>0.304688</text:p>
              </table:table-cell>
              <table:table-cell office:value-type="float" office:value="0.050781">
                <text:p>0.050781</text:p>
              </table:table-cell>
              <table:table-cell office:value-type="float" office:value="0.217311">
                <text:p>0.217311</text:p>
              </table:table-cell>
              <table:table-cell office:value-type="float" office:value="0.528364">
                <text:p>0.528364</text:p>
              </table:table-cell>
              <table:table-cell office:value-type="float" office:value="0.17044">
                <text:p>0.17044</text:p>
              </table:table-cell>
            </table:table-row>
            <table:table-row>
              <table:table-cell office:value-type="float" office:value="626837">
                <text:p>626837</text:p>
              </table:table-cell>
              <table:table-cell office:value-type="float" office:value="0.881836">
                <text:p>0.881836</text:p>
              </table:table-cell>
              <table:table-cell office:value-type="float" office:value="0.308594">
                <text:p>0.308594</text:p>
              </table:table-cell>
              <table:table-cell office:value-type="float" office:value="0.053711">
                <text:p>0.053711</text:p>
              </table:table-cell>
              <table:table-cell office:value-type="float" office:value="0.227964">
                <text:p>0.227964</text:p>
              </table:table-cell>
              <table:table-cell office:value-type="float" office:value="0.547539">
                <text:p>0.547539</text:p>
              </table:table-cell>
              <table:table-cell office:value-type="float" office:value="0.187484">
                <text:p>0.187484</text:p>
              </table:table-cell>
            </table:table-row>
            <table:table-row>
              <table:table-cell office:value-type="float" office:value="628087">
                <text:p>628087</text:p>
              </table:table-cell>
              <table:table-cell office:value-type="float" office:value="0.871094">
                <text:p>0.871094</text:p>
              </table:table-cell>
              <table:table-cell office:value-type="float" office:value="0.308594">
                <text:p>0.308594</text:p>
              </table:table-cell>
              <table:table-cell office:value-type="float" office:value="0.050781">
                <text:p>0.050781</text:p>
              </table:table-cell>
              <table:table-cell office:value-type="float" office:value="0.238616">
                <text:p>0.238616</text:p>
              </table:table-cell>
              <table:table-cell office:value-type="float" office:value="0.570974">
                <text:p>0.570974</text:p>
              </table:table-cell>
              <table:table-cell office:value-type="float" office:value="0.202398">
                <text:p>0.202398</text:p>
              </table:table-cell>
            </table:table-row>
            <table:table-row>
              <table:table-cell office:value-type="float" office:value="629336">
                <text:p>629336</text:p>
              </table:table-cell>
              <table:table-cell office:value-type="float" office:value="0.863281">
                <text:p>0.863281</text:p>
              </table:table-cell>
              <table:table-cell office:value-type="float" office:value="0.31543">
                <text:p>0.31543</text:p>
              </table:table-cell>
              <table:table-cell office:value-type="float" office:value="0.052734">
                <text:p>0.052734</text:p>
              </table:table-cell>
              <table:table-cell office:value-type="float" office:value="0.251399">
                <text:p>0.251399</text:p>
              </table:table-cell>
              <table:table-cell office:value-type="float" office:value="0.59441">
                <text:p>0.59441</text:p>
              </table:table-cell>
              <table:table-cell office:value-type="float" office:value="0.21092">
                <text:p>0.21092</text:p>
              </table:table-cell>
            </table:table-row>
            <table:table-row>
              <table:table-cell office:value-type="float" office:value="630583">
                <text:p>630583</text:p>
              </table:table-cell>
              <table:table-cell office:value-type="float" office:value="0.865234">
                <text:p>0.865234</text:p>
              </table:table-cell>
              <table:table-cell office:value-type="float" office:value="0.323242">
                <text:p>0.323242</text:p>
              </table:table-cell>
              <table:table-cell office:value-type="float" office:value="0.053711">
                <text:p>0.053711</text:p>
              </table:table-cell>
              <table:table-cell office:value-type="float" office:value="0.259921">
                <text:p>0.259921</text:p>
              </table:table-cell>
              <table:table-cell office:value-type="float" office:value="0.611453">
                <text:p>0.611453</text:p>
              </table:table-cell>
              <table:table-cell office:value-type="float" office:value="0.21092">
                <text:p>0.21092</text:p>
              </table:table-cell>
            </table:table-row>
            <table:table-row>
              <table:table-cell office:value-type="float" office:value="631832">
                <text:p>631832</text:p>
              </table:table-cell>
              <table:table-cell office:value-type="float" office:value="0.858398">
                <text:p>0.858398</text:p>
              </table:table-cell>
              <table:table-cell office:value-type="float" office:value="0.328125">
                <text:p>0.328125</text:p>
              </table:table-cell>
              <table:table-cell office:value-type="float" office:value="0.052734">
                <text:p>0.052734</text:p>
              </table:table-cell>
              <table:table-cell office:value-type="float" office:value="0.268443">
                <text:p>0.268443</text:p>
              </table:table-cell>
              <table:table-cell office:value-type="float" office:value="0.632759">
                <text:p>0.632759</text:p>
              </table:table-cell>
              <table:table-cell office:value-type="float" office:value="0.217311">
                <text:p>0.217311</text:p>
              </table:table-cell>
            </table:table-row>
            <table:table-row>
              <table:table-cell office:value-type="float" office:value="633082">
                <text:p>633082</text:p>
              </table:table-cell>
              <table:table-cell office:value-type="float" office:value="0.851562">
                <text:p>0.851562</text:p>
              </table:table-cell>
              <table:table-cell office:value-type="float" office:value="0.325195">
                <text:p>0.325195</text:p>
              </table:table-cell>
              <table:table-cell office:value-type="float" office:value="0.055664">
                <text:p>0.055664</text:p>
              </table:table-cell>
              <table:table-cell office:value-type="float" office:value="0.274834">
                <text:p>0.274834</text:p>
              </table:table-cell>
              <table:table-cell office:value-type="float" office:value="0.654064">
                <text:p>0.654064</text:p>
              </table:table-cell>
              <table:table-cell office:value-type="float" office:value="0.230094">
                <text:p>0.230094</text:p>
              </table:table-cell>
            </table:table-row>
            <table:table-row>
              <table:table-cell office:value-type="float" office:value="634329">
                <text:p>634329</text:p>
              </table:table-cell>
              <table:table-cell office:value-type="float" office:value="0.849609">
                <text:p>0.849609</text:p>
              </table:table-cell>
              <table:table-cell office:value-type="float" office:value="0.324219">
                <text:p>0.324219</text:p>
              </table:table-cell>
              <table:table-cell office:value-type="float" office:value="0.053711">
                <text:p>0.053711</text:p>
              </table:table-cell>
              <table:table-cell office:value-type="float" office:value="0.281226">
                <text:p>0.281226</text:p>
              </table:table-cell>
              <table:table-cell office:value-type="float" office:value="0.673238">
                <text:p>0.673238</text:p>
              </table:table-cell>
              <table:table-cell office:value-type="float" office:value="0.238616">
                <text:p>0.238616</text:p>
              </table:table-cell>
            </table:table-row>
            <table:table-row>
              <table:table-cell office:value-type="float" office:value="635578">
                <text:p>635578</text:p>
              </table:table-cell>
              <table:table-cell office:value-type="float" office:value="0.84668">
                <text:p>0.84668</text:p>
              </table:table-cell>
              <table:table-cell office:value-type="float" office:value="0.332031">
                <text:p>0.332031</text:p>
              </table:table-cell>
              <table:table-cell office:value-type="float" office:value="0.054687">
                <text:p>0.054687</text:p>
              </table:table-cell>
              <table:table-cell office:value-type="float" office:value="0.289748">
                <text:p>0.289748</text:p>
              </table:table-cell>
              <table:table-cell office:value-type="float" office:value="0.690282">
                <text:p>0.690282</text:p>
              </table:table-cell>
              <table:table-cell office:value-type="float" office:value="0.247138">
                <text:p>0.247138</text:p>
              </table:table-cell>
            </table:table-row>
            <table:table-row>
              <table:table-cell office:value-type="float" office:value="636826">
                <text:p>636826</text:p>
              </table:table-cell>
              <table:table-cell office:value-type="float" office:value="0.845703">
                <text:p>0.845703</text:p>
              </table:table-cell>
              <table:table-cell office:value-type="float" office:value="0.332031">
                <text:p>0.332031</text:p>
              </table:table-cell>
              <table:table-cell office:value-type="float" office:value="0.053711">
                <text:p>0.053711</text:p>
              </table:table-cell>
              <table:table-cell office:value-type="float" office:value="0.291878">
                <text:p>0.291878</text:p>
              </table:table-cell>
              <table:table-cell office:value-type="float" office:value="0.705195">
                <text:p>0.705195</text:p>
              </table:table-cell>
              <table:table-cell office:value-type="float" office:value="0.259921">
                <text:p>0.259921</text:p>
              </table:table-cell>
            </table:table-row>
            <table:table-row>
              <table:table-cell office:value-type="float" office:value="638075">
                <text:p>638075</text:p>
              </table:table-cell>
              <table:table-cell office:value-type="float" office:value="0.844727">
                <text:p>0.844727</text:p>
              </table:table-cell>
              <table:table-cell office:value-type="float" office:value="0.328125">
                <text:p>0.328125</text:p>
              </table:table-cell>
              <table:table-cell office:value-type="float" office:value="0.055664">
                <text:p>0.055664</text:p>
              </table:table-cell>
              <table:table-cell office:value-type="float" office:value="0.291878">
                <text:p>0.291878</text:p>
              </table:table-cell>
              <table:table-cell office:value-type="float" office:value="0.72437">
                <text:p>0.72437</text:p>
              </table:table-cell>
              <table:table-cell office:value-type="float" office:value="0.268443">
                <text:p>0.268443</text:p>
              </table:table-cell>
            </table:table-row>
            <table:table-row>
              <table:table-cell office:value-type="float" office:value="639324">
                <text:p>639324</text:p>
              </table:table-cell>
              <table:table-cell office:value-type="float" office:value="0.838867">
                <text:p>0.838867</text:p>
              </table:table-cell>
              <table:table-cell office:value-type="float" office:value="0.335938">
                <text:p>0.335938</text:p>
              </table:table-cell>
              <table:table-cell office:value-type="float" office:value="0.05957">
                <text:p>0.05957</text:p>
              </table:table-cell>
              <table:table-cell office:value-type="float" office:value="0.296139">
                <text:p>0.296139</text:p>
              </table:table-cell>
              <table:table-cell office:value-type="float" office:value="0.741414">
                <text:p>0.741414</text:p>
              </table:table-cell>
              <table:table-cell office:value-type="float" office:value="0.274834">
                <text:p>0.274834</text:p>
              </table:table-cell>
            </table:table-row>
            <table:table-row>
              <table:table-cell office:value-type="float" office:value="640574">
                <text:p>640574</text:p>
              </table:table-cell>
              <table:table-cell office:value-type="float" office:value="0.837891">
                <text:p>0.837891</text:p>
              </table:table-cell>
              <table:table-cell office:value-type="float" office:value="0.337891">
                <text:p>0.337891</text:p>
              </table:table-cell>
              <table:table-cell office:value-type="float" office:value="0.057617">
                <text:p>0.057617</text:p>
              </table:table-cell>
              <table:table-cell office:value-type="float" office:value="0.29827">
                <text:p>0.29827</text:p>
              </table:table-cell>
              <table:table-cell office:value-type="float" office:value="0.762719">
                <text:p>0.762719</text:p>
              </table:table-cell>
              <table:table-cell office:value-type="float" office:value="0.285487">
                <text:p>0.285487</text:p>
              </table:table-cell>
            </table:table-row>
            <table:table-row>
              <table:table-cell office:value-type="float" office:value="641821">
                <text:p>641821</text:p>
              </table:table-cell>
              <table:table-cell office:value-type="float" office:value="0.830078">
                <text:p>0.830078</text:p>
              </table:table-cell>
              <table:table-cell office:value-type="float" office:value="0.339844">
                <text:p>0.339844</text:p>
              </table:table-cell>
              <table:table-cell office:value-type="float" office:value="0.056641">
                <text:p>0.056641</text:p>
              </table:table-cell>
              <table:table-cell office:value-type="float" office:value="0.306792">
                <text:p>0.306792</text:p>
              </table:table-cell>
              <table:table-cell office:value-type="float" office:value="0.775502">
                <text:p>0.775502</text:p>
              </table:table-cell>
              <table:table-cell office:value-type="float" office:value="0.294009">
                <text:p>0.294009</text:p>
              </table:table-cell>
            </table:table-row>
            <table:table-row>
              <table:table-cell office:value-type="float" office:value="643070">
                <text:p>643070</text:p>
              </table:table-cell>
              <table:table-cell office:value-type="float" office:value="0.826172">
                <text:p>0.826172</text:p>
              </table:table-cell>
              <table:table-cell office:value-type="float" office:value="0.333984">
                <text:p>0.333984</text:p>
              </table:table-cell>
              <table:table-cell office:value-type="float" office:value="0.058594">
                <text:p>0.058594</text:p>
              </table:table-cell>
              <table:table-cell office:value-type="float" office:value="0.306792">
                <text:p>0.306792</text:p>
              </table:table-cell>
              <table:table-cell office:value-type="float" office:value="0.788285">
                <text:p>0.788285</text:p>
              </table:table-cell>
              <table:table-cell office:value-type="float" office:value="0.304662">
                <text:p>0.304662</text:p>
              </table:table-cell>
            </table:table-row>
            <table:table-row>
              <table:table-cell office:value-type="float" office:value="644318">
                <text:p>644318</text:p>
              </table:table-cell>
              <table:table-cell office:value-type="float" office:value="0.834961">
                <text:p>0.834961</text:p>
              </table:table-cell>
              <table:table-cell office:value-type="float" office:value="0.333008">
                <text:p>0.333008</text:p>
              </table:table-cell>
              <table:table-cell office:value-type="float" office:value="0.061523">
                <text:p>0.061523</text:p>
              </table:table-cell>
              <table:table-cell office:value-type="float" office:value="0.306792">
                <text:p>0.306792</text:p>
              </table:table-cell>
              <table:table-cell office:value-type="float" office:value="0.801068">
                <text:p>0.801068</text:p>
              </table:table-cell>
              <table:table-cell office:value-type="float" office:value="0.315314">
                <text:p>0.315314</text:p>
              </table:table-cell>
            </table:table-row>
            <table:table-row>
              <table:table-cell office:value-type="float" office:value="645567">
                <text:p>645567</text:p>
              </table:table-cell>
              <table:table-cell office:value-type="float" office:value="0.836914">
                <text:p>0.836914</text:p>
              </table:table-cell>
              <table:table-cell office:value-type="float" office:value="0.334961">
                <text:p>0.334961</text:p>
              </table:table-cell>
              <table:table-cell office:value-type="float" office:value="0.064453">
                <text:p>0.064453</text:p>
              </table:table-cell>
              <table:table-cell office:value-type="float" office:value="0.311053">
                <text:p>0.311053</text:p>
              </table:table-cell>
              <table:table-cell office:value-type="float" office:value="0.815982">
                <text:p>0.815982</text:p>
              </table:table-cell>
              <table:table-cell office:value-type="float" office:value="0.325966">
                <text:p>0.325966</text:p>
              </table:table-cell>
            </table:table-row>
            <table:table-row>
              <table:table-cell office:value-type="float" office:value="646816">
                <text:p>646816</text:p>
              </table:table-cell>
              <table:table-cell office:value-type="float" office:value="0.833984">
                <text:p>0.833984</text:p>
              </table:table-cell>
              <table:table-cell office:value-type="float" office:value="0.331055">
                <text:p>0.331055</text:p>
              </table:table-cell>
              <table:table-cell office:value-type="float" office:value="0.064453">
                <text:p>0.064453</text:p>
              </table:table-cell>
              <table:table-cell office:value-type="float" office:value="0.311053">
                <text:p>0.311053</text:p>
              </table:table-cell>
              <table:table-cell office:value-type="float" office:value="0.826634">
                <text:p>0.826634</text:p>
              </table:table-cell>
              <table:table-cell office:value-type="float" office:value="0.325966">
                <text:p>0.325966</text:p>
              </table:table-cell>
            </table:table-row>
            <table:table-row>
              <table:table-cell office:value-type="float" office:value="648066">
                <text:p>648066</text:p>
              </table:table-cell>
              <table:table-cell office:value-type="float" office:value="0.833008">
                <text:p>0.833008</text:p>
              </table:table-cell>
              <table:table-cell office:value-type="float" office:value="0.332031">
                <text:p>0.332031</text:p>
              </table:table-cell>
              <table:table-cell office:value-type="float" office:value="0.061523">
                <text:p>0.061523</text:p>
              </table:table-cell>
              <table:table-cell office:value-type="float" office:value="0.313184">
                <text:p>0.313184</text:p>
              </table:table-cell>
              <table:table-cell office:value-type="float" office:value="0.837287">
                <text:p>0.837287</text:p>
              </table:table-cell>
              <table:table-cell office:value-type="float" office:value="0.334489">
                <text:p>0.334489</text:p>
              </table:table-cell>
            </table:table-row>
            <table:table-row>
              <table:table-cell office:value-type="float" office:value="649315">
                <text:p>649315</text:p>
              </table:table-cell>
              <table:table-cell office:value-type="float" office:value="0.836914">
                <text:p>0.836914</text:p>
              </table:table-cell>
              <table:table-cell office:value-type="float" office:value="0.331055">
                <text:p>0.331055</text:p>
              </table:table-cell>
              <table:table-cell office:value-type="float" office:value="0.061523">
                <text:p>0.061523</text:p>
              </table:table-cell>
              <table:table-cell office:value-type="float" office:value="0.313184">
                <text:p>0.313184</text:p>
              </table:table-cell>
              <table:table-cell office:value-type="float" office:value="0.843678">
                <text:p>0.843678</text:p>
              </table:table-cell>
              <table:table-cell office:value-type="float" office:value="0.334489">
                <text:p>0.334489</text:p>
              </table:table-cell>
            </table:table-row>
            <table:table-row>
              <table:table-cell office:value-type="float" office:value="650562">
                <text:p>650562</text:p>
              </table:table-cell>
              <table:table-cell office:value-type="float" office:value="0.84082">
                <text:p>0.84082</text:p>
              </table:table-cell>
              <table:table-cell office:value-type="float" office:value="0.331055">
                <text:p>0.331055</text:p>
              </table:table-cell>
              <table:table-cell office:value-type="float" office:value="0.064453">
                <text:p>0.064453</text:p>
              </table:table-cell>
              <table:table-cell office:value-type="float" office:value="0.315314">
                <text:p>0.315314</text:p>
              </table:table-cell>
              <table:table-cell office:value-type="float" office:value="0.85433">
                <text:p>0.85433</text:p>
              </table:table-cell>
              <table:table-cell office:value-type="float" office:value="0.345141">
                <text:p>0.345141</text:p>
              </table:table-cell>
            </table:table-row>
            <table:table-row>
              <table:table-cell office:value-type="float" office:value="651810">
                <text:p>651810</text:p>
              </table:table-cell>
              <table:table-cell office:value-type="float" office:value="0.837891">
                <text:p>0.837891</text:p>
              </table:table-cell>
              <table:table-cell office:value-type="float" office:value="0.331055">
                <text:p>0.331055</text:p>
              </table:table-cell>
              <table:table-cell office:value-type="float" office:value="0.064453">
                <text:p>0.064453</text:p>
              </table:table-cell>
              <table:table-cell office:value-type="float" office:value="0.317445">
                <text:p>0.317445</text:p>
              </table:table-cell>
              <table:table-cell office:value-type="float" office:value="0.862853">
                <text:p>0.862853</text:p>
              </table:table-cell>
              <table:table-cell office:value-type="float" office:value="0.347272">
                <text:p>0.347272</text:p>
              </table:table-cell>
            </table:table-row>
            <table:table-row>
              <table:table-cell office:value-type="float" office:value="653061">
                <text:p>653061</text:p>
              </table:table-cell>
              <table:table-cell office:value-type="float" office:value="0.831055">
                <text:p>0.831055</text:p>
              </table:table-cell>
              <table:table-cell office:value-type="float" office:value="0.326172">
                <text:p>0.326172</text:p>
              </table:table-cell>
              <table:table-cell office:value-type="float" office:value="0.063477">
                <text:p>0.063477</text:p>
              </table:table-cell>
              <table:table-cell office:value-type="float" office:value="0.321705">
                <text:p>0.321705</text:p>
              </table:table-cell>
              <table:table-cell office:value-type="float" office:value="0.871375">
                <text:p>0.871375</text:p>
              </table:table-cell>
              <table:table-cell office:value-type="float" office:value="0.349402">
                <text:p>0.349402</text:p>
              </table:table-cell>
            </table:table-row>
            <table:table-row>
              <table:table-cell office:value-type="float" office:value="654308">
                <text:p>654308</text:p>
              </table:table-cell>
              <table:table-cell office:value-type="float" office:value="0.839844">
                <text:p>0.839844</text:p>
              </table:table-cell>
              <table:table-cell office:value-type="float" office:value="0.333984">
                <text:p>0.333984</text:p>
              </table:table-cell>
              <table:table-cell office:value-type="float" office:value="0.063477">
                <text:p>0.063477</text:p>
              </table:table-cell>
              <table:table-cell office:value-type="float" office:value="0.323836">
                <text:p>0.323836</text:p>
              </table:table-cell>
              <table:table-cell office:value-type="float" office:value="0.877766">
                <text:p>0.877766</text:p>
              </table:table-cell>
              <table:table-cell office:value-type="float" office:value="0.347272">
                <text:p>0.347272</text:p>
              </table:table-cell>
            </table:table-row>
            <table:table-row>
              <table:table-cell office:value-type="float" office:value="655557">
                <text:p>655557</text:p>
              </table:table-cell>
              <table:table-cell office:value-type="float" office:value="0.837891">
                <text:p>0.837891</text:p>
              </table:table-cell>
              <table:table-cell office:value-type="float" office:value="0.336914">
                <text:p>0.336914</text:p>
              </table:table-cell>
              <table:table-cell office:value-type="float" office:value="0.05957">
                <text:p>0.05957</text:p>
              </table:table-cell>
              <table:table-cell office:value-type="float" office:value="0.319575">
                <text:p>0.319575</text:p>
              </table:table-cell>
              <table:table-cell office:value-type="float" office:value="0.89481">
                <text:p>0.89481</text:p>
              </table:table-cell>
              <table:table-cell office:value-type="float" office:value="0.347272">
                <text:p>0.347272</text:p>
              </table:table-cell>
            </table:table-row>
            <table:table-row>
              <table:table-cell office:value-type="float" office:value="656805">
                <text:p>656805</text:p>
              </table:table-cell>
              <table:table-cell office:value-type="float" office:value="0.834961">
                <text:p>0.834961</text:p>
              </table:table-cell>
              <table:table-cell office:value-type="float" office:value="0.336914">
                <text:p>0.336914</text:p>
              </table:table-cell>
              <table:table-cell office:value-type="float" office:value="0.061523">
                <text:p>0.061523</text:p>
              </table:table-cell>
              <table:table-cell office:value-type="float" office:value="0.315314">
                <text:p>0.315314</text:p>
              </table:table-cell>
              <table:table-cell office:value-type="float" office:value="0.896941">
                <text:p>0.896941</text:p>
              </table:table-cell>
              <table:table-cell office:value-type="float" office:value="0.34301">
                <text:p>0.34301</text:p>
              </table:table-cell>
            </table:table-row>
            <table:table-row>
              <table:table-cell office:value-type="float" office:value="658054">
                <text:p>658054</text:p>
              </table:table-cell>
              <table:table-cell office:value-type="float" office:value="0.838867">
                <text:p>0.838867</text:p>
              </table:table-cell>
              <table:table-cell office:value-type="float" office:value="0.334961">
                <text:p>0.334961</text:p>
              </table:table-cell>
              <table:table-cell office:value-type="float" office:value="0.06543">
                <text:p>0.06543</text:p>
              </table:table-cell>
              <table:table-cell office:value-type="float" office:value="0.308922">
                <text:p>0.308922</text:p>
              </table:table-cell>
              <table:table-cell office:value-type="float" office:value="0.899071">
                <text:p>0.899071</text:p>
              </table:table-cell>
              <table:table-cell office:value-type="float" office:value="0.353663">
                <text:p>0.353663</text:p>
              </table:table-cell>
            </table:table-row>
            <table:table-row>
              <table:table-cell office:value-type="float" office:value="659304">
                <text:p>659304</text:p>
              </table:table-cell>
              <table:table-cell office:value-type="float" office:value="0.841797">
                <text:p>0.841797</text:p>
              </table:table-cell>
              <table:table-cell office:value-type="float" office:value="0.325195">
                <text:p>0.325195</text:p>
              </table:table-cell>
              <table:table-cell office:value-type="float" office:value="0.05957">
                <text:p>0.05957</text:p>
              </table:table-cell>
              <table:table-cell office:value-type="float" office:value="0.304662">
                <text:p>0.304662</text:p>
              </table:table-cell>
              <table:table-cell office:value-type="float" office:value="0.899071">
                <text:p>0.899071</text:p>
              </table:table-cell>
              <table:table-cell office:value-type="float" office:value="0.368577">
                <text:p>0.368577</text:p>
              </table:table-cell>
            </table:table-row>
            <table:table-row>
              <table:table-cell office:value-type="float" office:value="660551">
                <text:p>660551</text:p>
              </table:table-cell>
              <table:table-cell office:value-type="float" office:value="0.84082">
                <text:p>0.84082</text:p>
              </table:table-cell>
              <table:table-cell office:value-type="float" office:value="0.319336">
                <text:p>0.319336</text:p>
              </table:table-cell>
              <table:table-cell office:value-type="float" office:value="0.060547">
                <text:p>0.060547</text:p>
              </table:table-cell>
              <table:table-cell office:value-type="float" office:value="0.300401">
                <text:p>0.300401</text:p>
              </table:table-cell>
              <table:table-cell office:value-type="float" office:value="0.905463">
                <text:p>0.905463</text:p>
              </table:table-cell>
              <table:table-cell office:value-type="float" office:value="0.377099">
                <text:p>0.377099</text:p>
              </table:table-cell>
            </table:table-row>
            <table:table-row>
              <table:table-cell office:value-type="float" office:value="661800">
                <text:p>661800</text:p>
              </table:table-cell>
              <table:table-cell office:value-type="float" office:value="0.845703">
                <text:p>0.845703</text:p>
              </table:table-cell>
              <table:table-cell office:value-type="float" office:value="0.322266">
                <text:p>0.322266</text:p>
              </table:table-cell>
              <table:table-cell office:value-type="float" office:value="0.063477">
                <text:p>0.063477</text:p>
              </table:table-cell>
              <table:table-cell office:value-type="float" office:value="0.29827">
                <text:p>0.29827</text:p>
              </table:table-cell>
              <table:table-cell office:value-type="float" office:value="0.903332">
                <text:p>0.903332</text:p>
              </table:table-cell>
              <table:table-cell office:value-type="float" office:value="0.38349">
                <text:p>0.38349</text:p>
              </table:table-cell>
            </table:table-row>
            <table:table-row>
              <table:table-cell office:value-type="float" office:value="663049">
                <text:p>663049</text:p>
              </table:table-cell>
              <table:table-cell office:value-type="float" office:value="0.850586">
                <text:p>0.850586</text:p>
              </table:table-cell>
              <table:table-cell office:value-type="float" office:value="0.326172">
                <text:p>0.326172</text:p>
              </table:table-cell>
              <table:table-cell office:value-type="float" office:value="0.067383">
                <text:p>0.067383</text:p>
              </table:table-cell>
              <table:table-cell office:value-type="float" office:value="0.291878">
                <text:p>0.291878</text:p>
              </table:table-cell>
              <table:table-cell office:value-type="float" office:value="0.901201">
                <text:p>0.901201</text:p>
              </table:table-cell>
              <table:table-cell office:value-type="float" office:value="0.392012">
                <text:p>0.392012</text:p>
              </table:table-cell>
            </table:table-row>
            <table:table-row>
              <table:table-cell office:value-type="float" office:value="664297">
                <text:p>664297</text:p>
              </table:table-cell>
              <table:table-cell office:value-type="float" office:value="0.850586">
                <text:p>0.850586</text:p>
              </table:table-cell>
              <table:table-cell office:value-type="float" office:value="0.329102">
                <text:p>0.329102</text:p>
              </table:table-cell>
              <table:table-cell office:value-type="float" office:value="0.077148">
                <text:p>0.077148</text:p>
              </table:table-cell>
              <table:table-cell office:value-type="float" office:value="0.283357">
                <text:p>0.283357</text:p>
              </table:table-cell>
              <table:table-cell office:value-type="float" office:value="0.896941">
                <text:p>0.896941</text:p>
              </table:table-cell>
              <table:table-cell office:value-type="float" office:value="0.396273">
                <text:p>0.396273</text:p>
              </table:table-cell>
            </table:table-row>
            <table:table-row>
              <table:table-cell office:value-type="float" office:value="665546">
                <text:p>665546</text:p>
              </table:table-cell>
              <table:table-cell office:value-type="float" office:value="0.852539">
                <text:p>0.852539</text:p>
              </table:table-cell>
              <table:table-cell office:value-type="float" office:value="0.323242">
                <text:p>0.323242</text:p>
              </table:table-cell>
              <table:table-cell office:value-type="float" office:value="0.082031">
                <text:p>0.082031</text:p>
              </table:table-cell>
              <table:table-cell office:value-type="float" office:value="0.283357">
                <text:p>0.283357</text:p>
              </table:table-cell>
              <table:table-cell office:value-type="float" office:value="0.892679">
                <text:p>0.892679</text:p>
              </table:table-cell>
              <table:table-cell office:value-type="float" office:value="0.398404">
                <text:p>0.398404</text:p>
              </table:table-cell>
            </table:table-row>
            <table:table-row>
              <table:table-cell office:value-type="float" office:value="666796">
                <text:p>666796</text:p>
              </table:table-cell>
              <table:table-cell office:value-type="float" office:value="0.848633">
                <text:p>0.848633</text:p>
              </table:table-cell>
              <table:table-cell office:value-type="float" office:value="0.316406">
                <text:p>0.316406</text:p>
              </table:table-cell>
              <table:table-cell office:value-type="float" office:value="0.083008">
                <text:p>0.083008</text:p>
              </table:table-cell>
              <table:table-cell office:value-type="float" office:value="0.276965">
                <text:p>0.276965</text:p>
              </table:table-cell>
              <table:table-cell office:value-type="float" office:value="0.888418">
                <text:p>0.888418</text:p>
              </table:table-cell>
              <table:table-cell office:value-type="float" office:value="0.404795">
                <text:p>0.404795</text:p>
              </table:table-cell>
            </table:table-row>
            <table:table-row>
              <table:table-cell office:value-type="float" office:value="668043">
                <text:p>668043</text:p>
              </table:table-cell>
              <table:table-cell office:value-type="float" office:value="0.847656">
                <text:p>0.847656</text:p>
              </table:table-cell>
              <table:table-cell office:value-type="float" office:value="0.317383">
                <text:p>0.317383</text:p>
              </table:table-cell>
              <table:table-cell office:value-type="float" office:value="0.081055">
                <text:p>0.081055</text:p>
              </table:table-cell>
              <table:table-cell office:value-type="float" office:value="0.270574">
                <text:p>0.270574</text:p>
              </table:table-cell>
              <table:table-cell office:value-type="float" office:value="0.873505">
                <text:p>0.873505</text:p>
              </table:table-cell>
              <table:table-cell office:value-type="float" office:value="0.404795">
                <text:p>0.404795</text:p>
              </table:table-cell>
            </table:table-row>
            <table:table-row>
              <table:table-cell office:value-type="float" office:value="669292">
                <text:p>669292</text:p>
              </table:table-cell>
              <table:table-cell office:value-type="float" office:value="0.854492">
                <text:p>0.854492</text:p>
              </table:table-cell>
              <table:table-cell office:value-type="float" office:value="0.321289">
                <text:p>0.321289</text:p>
              </table:table-cell>
              <table:table-cell office:value-type="float" office:value="0.09082">
                <text:p>0.09082</text:p>
              </table:table-cell>
              <table:table-cell office:value-type="float" office:value="0.262051">
                <text:p>0.262051</text:p>
              </table:table-cell>
              <table:table-cell office:value-type="float" office:value="0.860722">
                <text:p>0.860722</text:p>
              </table:table-cell>
              <table:table-cell office:value-type="float" office:value="0.406925">
                <text:p>0.406925</text:p>
              </table:table-cell>
            </table:table-row>
            <table:table-row>
              <table:table-cell office:value-type="float" office:value="670541">
                <text:p>670541</text:p>
              </table:table-cell>
              <table:table-cell office:value-type="float" office:value="0.848633">
                <text:p>0.848633</text:p>
              </table:table-cell>
              <table:table-cell office:value-type="float" office:value="0.31543">
                <text:p>0.31543</text:p>
              </table:table-cell>
              <table:table-cell office:value-type="float" office:value="0.087891">
                <text:p>0.087891</text:p>
              </table:table-cell>
              <table:table-cell office:value-type="float" office:value="0.251399">
                <text:p>0.251399</text:p>
              </table:table-cell>
              <table:table-cell office:value-type="float" office:value="0.845808">
                <text:p>0.845808</text:p>
              </table:table-cell>
              <table:table-cell office:value-type="float" office:value="0.413317">
                <text:p>0.413317</text:p>
              </table:table-cell>
            </table:table-row>
            <table:table-row>
              <table:table-cell office:value-type="float" office:value="671789">
                <text:p>671789</text:p>
              </table:table-cell>
              <table:table-cell office:value-type="float" office:value="0.839844">
                <text:p>0.839844</text:p>
              </table:table-cell>
              <table:table-cell office:value-type="float" office:value="0.310547">
                <text:p>0.310547</text:p>
              </table:table-cell>
              <table:table-cell office:value-type="float" office:value="0.084961">
                <text:p>0.084961</text:p>
              </table:table-cell>
              <table:table-cell office:value-type="float" office:value="0.236486">
                <text:p>0.236486</text:p>
              </table:table-cell>
              <table:table-cell office:value-type="float" office:value="0.826634">
                <text:p>0.826634</text:p>
              </table:table-cell>
              <table:table-cell office:value-type="float" office:value="0.417578">
                <text:p>0.417578</text:p>
              </table:table-cell>
            </table:table-row>
            <table:table-row>
              <table:table-cell office:value-type="float" office:value="673038">
                <text:p>673038</text:p>
              </table:table-cell>
              <table:table-cell office:value-type="float" office:value="0.841797">
                <text:p>0.841797</text:p>
              </table:table-cell>
              <table:table-cell office:value-type="float" office:value="0.3125">
                <text:p>0.3125</text:p>
              </table:table-cell>
              <table:table-cell office:value-type="float" office:value="0.088867">
                <text:p>0.088867</text:p>
              </table:table-cell>
              <table:table-cell office:value-type="float" office:value="0.227964">
                <text:p>0.227964</text:p>
              </table:table-cell>
              <table:table-cell office:value-type="float" office:value="0.81172">
                <text:p>0.81172</text:p>
              </table:table-cell>
              <table:table-cell office:value-type="float" office:value="0.423969">
                <text:p>0.423969</text:p>
              </table:table-cell>
            </table:table-row>
            <table:table-row>
              <table:table-cell office:value-type="float" office:value="674287">
                <text:p>674287</text:p>
              </table:table-cell>
              <table:table-cell office:value-type="float" office:value="0.859375">
                <text:p>0.859375</text:p>
              </table:table-cell>
              <table:table-cell office:value-type="float" office:value="0.301758">
                <text:p>0.301758</text:p>
              </table:table-cell>
              <table:table-cell office:value-type="float" office:value="0.098633">
                <text:p>0.098633</text:p>
              </table:table-cell>
              <table:table-cell office:value-type="float" office:value="0.217311">
                <text:p>0.217311</text:p>
              </table:table-cell>
              <table:table-cell office:value-type="float" office:value="0.781894">
                <text:p>0.781894</text:p>
              </table:table-cell>
              <table:table-cell office:value-type="float" office:value="0.430361">
                <text:p>0.430361</text:p>
              </table:table-cell>
            </table:table-row>
            <table:table-row>
              <table:table-cell office:value-type="float" office:value="675535">
                <text:p>675535</text:p>
              </table:table-cell>
              <table:table-cell office:value-type="float" office:value="0.868164">
                <text:p>0.868164</text:p>
              </table:table-cell>
              <table:table-cell office:value-type="float" office:value="0.293945">
                <text:p>0.293945</text:p>
              </table:table-cell>
              <table:table-cell office:value-type="float" office:value="0.099609">
                <text:p>0.099609</text:p>
              </table:table-cell>
              <table:table-cell office:value-type="float" office:value="0.21305">
                <text:p>0.21305</text:p>
              </table:table-cell>
              <table:table-cell office:value-type="float" office:value="0.754197">
                <text:p>0.754197</text:p>
              </table:table-cell>
              <table:table-cell office:value-type="float" office:value="0.430361">
                <text:p>0.430361</text:p>
              </table:table-cell>
            </table:table-row>
            <table:table-row>
              <table:table-cell office:value-type="float" office:value="676784">
                <text:p>676784</text:p>
              </table:table-cell>
              <table:table-cell office:value-type="float" office:value="0.863281">
                <text:p>0.863281</text:p>
              </table:table-cell>
              <table:table-cell office:value-type="float" office:value="0.289062">
                <text:p>0.289062</text:p>
              </table:table-cell>
              <table:table-cell office:value-type="float" office:value="0.100586">
                <text:p>0.100586</text:p>
              </table:table-cell>
              <table:table-cell office:value-type="float" office:value="0.21518">
                <text:p>0.21518</text:p>
              </table:table-cell>
              <table:table-cell office:value-type="float" office:value="0.728631">
                <text:p>0.728631</text:p>
              </table:table-cell>
              <table:table-cell office:value-type="float" office:value="0.432492">
                <text:p>0.432492</text:p>
              </table:table-cell>
            </table:table-row>
            <table:table-row>
              <table:table-cell office:value-type="float" office:value="678033">
                <text:p>678033</text:p>
              </table:table-cell>
              <table:table-cell office:value-type="float" office:value="0.859375">
                <text:p>0.859375</text:p>
              </table:table-cell>
              <table:table-cell office:value-type="float" office:value="0.289062">
                <text:p>0.289062</text:p>
              </table:table-cell>
              <table:table-cell office:value-type="float" office:value="0.104492">
                <text:p>0.104492</text:p>
              </table:table-cell>
              <table:table-cell office:value-type="float" office:value="0.21518">
                <text:p>0.21518</text:p>
              </table:table-cell>
              <table:table-cell office:value-type="float" office:value="0.705195">
                <text:p>0.705195</text:p>
              </table:table-cell>
              <table:table-cell office:value-type="float" office:value="0.421839">
                <text:p>0.421839</text:p>
              </table:table-cell>
            </table:table-row>
            <table:table-row>
              <table:table-cell office:value-type="float" office:value="679283">
                <text:p>679283</text:p>
              </table:table-cell>
              <table:table-cell office:value-type="float" office:value="0.866211">
                <text:p>0.866211</text:p>
              </table:table-cell>
              <table:table-cell office:value-type="float" office:value="0.285156">
                <text:p>0.285156</text:p>
              </table:table-cell>
              <table:table-cell office:value-type="float" office:value="0.108398">
                <text:p>0.108398</text:p>
              </table:table-cell>
              <table:table-cell office:value-type="float" office:value="0.21305">
                <text:p>0.21305</text:p>
              </table:table-cell>
              <table:table-cell office:value-type="float" office:value="0.68176">
                <text:p>0.68176</text:p>
              </table:table-cell>
              <table:table-cell office:value-type="float" office:value="0.409056">
                <text:p>0.409056</text:p>
              </table:table-cell>
            </table:table-row>
            <table:table-row>
              <table:table-cell office:value-type="float" office:value="680530">
                <text:p>680530</text:p>
              </table:table-cell>
              <table:table-cell office:value-type="float" office:value="0.865234">
                <text:p>0.865234</text:p>
              </table:table-cell>
              <table:table-cell office:value-type="float" office:value="0.288086">
                <text:p>0.288086</text:p>
              </table:table-cell>
              <table:table-cell office:value-type="float" office:value="0.114258">
                <text:p>0.114258</text:p>
              </table:table-cell>
              <table:table-cell office:value-type="float" office:value="0.208789">
                <text:p>0.208789</text:p>
              </table:table-cell>
              <table:table-cell office:value-type="float" office:value="0.658324">
                <text:p>0.658324</text:p>
              </table:table-cell>
              <table:table-cell office:value-type="float" office:value="0.394143">
                <text:p>0.394143</text:p>
              </table:table-cell>
            </table:table-row>
            <table:table-row>
              <table:table-cell office:value-type="float" office:value="681779">
                <text:p>681779</text:p>
              </table:table-cell>
              <table:table-cell office:value-type="float" office:value="0.869141">
                <text:p>0.869141</text:p>
              </table:table-cell>
              <table:table-cell office:value-type="float" office:value="0.285156">
                <text:p>0.285156</text:p>
              </table:table-cell>
              <table:table-cell office:value-type="float" office:value="0.117187">
                <text:p>0.117187</text:p>
              </table:table-cell>
              <table:table-cell office:value-type="float" office:value="0.21305">
                <text:p>0.21305</text:p>
              </table:table-cell>
              <table:table-cell office:value-type="float" office:value="0.637019">
                <text:p>0.637019</text:p>
              </table:table-cell>
              <table:table-cell office:value-type="float" office:value="0.38562">
                <text:p>0.38562</text:p>
              </table:table-cell>
            </table:table-row>
            <table:table-row>
              <table:table-cell office:value-type="float" office:value="683027">
                <text:p>683027</text:p>
              </table:table-cell>
              <table:table-cell office:value-type="float" office:value="0.871094">
                <text:p>0.871094</text:p>
              </table:table-cell>
              <table:table-cell office:value-type="float" office:value="0.282227">
                <text:p>0.282227</text:p>
              </table:table-cell>
              <table:table-cell office:value-type="float" office:value="0.112305">
                <text:p>0.112305</text:p>
              </table:table-cell>
              <table:table-cell office:value-type="float" office:value="0.21518">
                <text:p>0.21518</text:p>
              </table:table-cell>
              <table:table-cell office:value-type="float" office:value="0.619976">
                <text:p>0.619976</text:p>
              </table:table-cell>
              <table:table-cell office:value-type="float" office:value="0.379229">
                <text:p>0.379229</text:p>
              </table:table-cell>
            </table:table-row>
            <table:table-row>
              <table:table-cell office:value-type="float" office:value="684279">
                <text:p>684279</text:p>
              </table:table-cell>
              <table:table-cell office:value-type="float" office:value="0.873047">
                <text:p>0.873047</text:p>
              </table:table-cell>
              <table:table-cell office:value-type="float" office:value="0.282227">
                <text:p>0.282227</text:p>
              </table:table-cell>
              <table:table-cell office:value-type="float" office:value="0.117187">
                <text:p>0.117187</text:p>
              </table:table-cell>
              <table:table-cell office:value-type="float" office:value="0.21305">
                <text:p>0.21305</text:p>
              </table:table-cell>
              <table:table-cell office:value-type="float" office:value="0.600801">
                <text:p>0.600801</text:p>
              </table:table-cell>
              <table:table-cell office:value-type="float" office:value="0.372837">
                <text:p>0.372837</text:p>
              </table:table-cell>
            </table:table-row>
            <table:table-row>
              <table:table-cell office:value-type="float" office:value="685525">
                <text:p>685525</text:p>
              </table:table-cell>
              <table:table-cell office:value-type="float" office:value="0.873047">
                <text:p>0.873047</text:p>
              </table:table-cell>
              <table:table-cell office:value-type="float" office:value="0.279297">
                <text:p>0.279297</text:p>
              </table:table-cell>
              <table:table-cell office:value-type="float" office:value="0.116211">
                <text:p>0.116211</text:p>
              </table:table-cell>
              <table:table-cell office:value-type="float" office:value="0.21092">
                <text:p>0.21092</text:p>
              </table:table-cell>
              <table:table-cell office:value-type="float" office:value="0.583757">
                <text:p>0.583757</text:p>
              </table:table-cell>
              <table:table-cell office:value-type="float" office:value="0.366446">
                <text:p>0.366446</text:p>
              </table:table-cell>
            </table:table-row>
            <table:table-row>
              <table:table-cell office:value-type="float" office:value="686774">
                <text:p>686774</text:p>
              </table:table-cell>
              <table:table-cell office:value-type="float" office:value="0.87207">
                <text:p>0.87207</text:p>
              </table:table-cell>
              <table:table-cell office:value-type="float" office:value="0.28125">
                <text:p>0.28125</text:p>
              </table:table-cell>
              <table:table-cell office:value-type="float" office:value="0.117187">
                <text:p>0.117187</text:p>
              </table:table-cell>
              <table:table-cell office:value-type="float" office:value="0.204528">
                <text:p>0.204528</text:p>
              </table:table-cell>
              <table:table-cell office:value-type="float" office:value="0.575235">
                <text:p>0.575235</text:p>
              </table:table-cell>
              <table:table-cell office:value-type="float" office:value="0.366446">
                <text:p>0.366446</text:p>
              </table:table-cell>
            </table:table-row>
            <table:table-row>
              <table:table-cell office:value-type="float" office:value="688022">
                <text:p>688022</text:p>
              </table:table-cell>
              <table:table-cell office:value-type="float" office:value="0.870117">
                <text:p>0.870117</text:p>
              </table:table-cell>
              <table:table-cell office:value-type="float" office:value="0.275391">
                <text:p>0.275391</text:p>
              </table:table-cell>
              <table:table-cell office:value-type="float" office:value="0.121094">
                <text:p>0.121094</text:p>
              </table:table-cell>
              <table:table-cell office:value-type="float" office:value="0.206658">
                <text:p>0.206658</text:p>
              </table:table-cell>
              <table:table-cell office:value-type="float" office:value="0.560322">
                <text:p>0.560322</text:p>
              </table:table-cell>
              <table:table-cell office:value-type="float" office:value="0.366446">
                <text:p>0.366446</text:p>
              </table:table-cell>
            </table:table-row>
            <table:table-row>
              <table:table-cell office:value-type="float" office:value="689271">
                <text:p>689271</text:p>
              </table:table-cell>
              <table:table-cell office:value-type="float" office:value="0.862305">
                <text:p>0.862305</text:p>
              </table:table-cell>
              <table:table-cell office:value-type="float" office:value="0.270508">
                <text:p>0.270508</text:p>
              </table:table-cell>
              <table:table-cell office:value-type="float" office:value="0.121094">
                <text:p>0.121094</text:p>
              </table:table-cell>
              <table:table-cell office:value-type="float" office:value="0.21092">
                <text:p>0.21092</text:p>
              </table:table-cell>
              <table:table-cell office:value-type="float" office:value="0.547539">
                <text:p>0.547539</text:p>
              </table:table-cell>
              <table:table-cell office:value-type="float" office:value="0.370707">
                <text:p>0.370707</text:p>
              </table:table-cell>
            </table:table-row>
            <table:table-row>
              <table:table-cell office:value-type="float" office:value="690521">
                <text:p>690521</text:p>
              </table:table-cell>
              <table:table-cell office:value-type="float" office:value="0.865234">
                <text:p>0.865234</text:p>
              </table:table-cell>
              <table:table-cell office:value-type="float" office:value="0.265625">
                <text:p>0.265625</text:p>
              </table:table-cell>
              <table:table-cell office:value-type="float" office:value="0.120117">
                <text:p>0.120117</text:p>
              </table:table-cell>
              <table:table-cell office:value-type="float" office:value="0.21518">
                <text:p>0.21518</text:p>
              </table:table-cell>
              <table:table-cell office:value-type="float" office:value="0.543277">
                <text:p>0.543277</text:p>
              </table:table-cell>
              <table:table-cell office:value-type="float" office:value="0.377099">
                <text:p>0.377099</text:p>
              </table:table-cell>
            </table:table-row>
            <table:table-row>
              <table:table-cell office:value-type="float" office:value="691771">
                <text:p>691771</text:p>
              </table:table-cell>
              <table:table-cell office:value-type="float" office:value="0.866211">
                <text:p>0.866211</text:p>
              </table:table-cell>
              <table:table-cell office:value-type="float" office:value="0.265625">
                <text:p>0.265625</text:p>
              </table:table-cell>
              <table:table-cell office:value-type="float" office:value="0.119141">
                <text:p>0.119141</text:p>
              </table:table-cell>
              <table:table-cell office:value-type="float" office:value="0.21305">
                <text:p>0.21305</text:p>
              </table:table-cell>
              <table:table-cell office:value-type="float" office:value="0.532625">
                <text:p>0.532625</text:p>
              </table:table-cell>
              <table:table-cell office:value-type="float" office:value="0.38562">
                <text:p>0.38562</text:p>
              </table:table-cell>
            </table:table-row>
            <table:table-row>
              <table:table-cell office:value-type="float" office:value="693017">
                <text:p>693017</text:p>
              </table:table-cell>
              <table:table-cell office:value-type="float" office:value="0.868164">
                <text:p>0.868164</text:p>
              </table:table-cell>
              <table:table-cell office:value-type="float" office:value="0.270508">
                <text:p>0.270508</text:p>
              </table:table-cell>
              <table:table-cell office:value-type="float" office:value="0.12207">
                <text:p>0.12207</text:p>
              </table:table-cell>
              <table:table-cell office:value-type="float" office:value="0.21518">
                <text:p>0.21518</text:p>
              </table:table-cell>
              <table:table-cell office:value-type="float" office:value="0.526234">
                <text:p>0.526234</text:p>
              </table:table-cell>
              <table:table-cell office:value-type="float" office:value="0.379229">
                <text:p>0.379229</text:p>
              </table:table-cell>
            </table:table-row>
            <table:table-row>
              <table:table-cell office:value-type="float" office:value="694266">
                <text:p>694266</text:p>
              </table:table-cell>
              <table:table-cell office:value-type="float" office:value="0.865234">
                <text:p>0.865234</text:p>
              </table:table-cell>
              <table:table-cell office:value-type="float" office:value="0.264648">
                <text:p>0.264648</text:p>
              </table:table-cell>
              <table:table-cell office:value-type="float" office:value="0.130859">
                <text:p>0.130859</text:p>
              </table:table-cell>
              <table:table-cell office:value-type="float" office:value="0.221572">
                <text:p>0.221572</text:p>
              </table:table-cell>
              <table:table-cell office:value-type="float" office:value="0.530494">
                <text:p>0.530494</text:p>
              </table:table-cell>
              <table:table-cell office:value-type="float" office:value="0.377099">
                <text:p>0.377099</text:p>
              </table:table-cell>
            </table:table-row>
            <table:table-row>
              <table:table-cell office:value-type="float" office:value="695514">
                <text:p>695514</text:p>
              </table:table-cell>
              <table:table-cell office:value-type="float" office:value="0.867188">
                <text:p>0.867188</text:p>
              </table:table-cell>
              <table:table-cell office:value-type="float" office:value="0.268555">
                <text:p>0.268555</text:p>
              </table:table-cell>
              <table:table-cell office:value-type="float" office:value="0.129883">
                <text:p>0.129883</text:p>
              </table:table-cell>
              <table:table-cell office:value-type="float" office:value="0.225833">
                <text:p>0.225833</text:p>
              </table:table-cell>
              <table:table-cell office:value-type="float" office:value="0.530494">
                <text:p>0.530494</text:p>
              </table:table-cell>
              <table:table-cell office:value-type="float" office:value="0.377099">
                <text:p>0.377099</text:p>
              </table:table-cell>
            </table:table-row>
            <table:table-row>
              <table:table-cell office:value-type="float" office:value="696763">
                <text:p>696763</text:p>
              </table:table-cell>
              <table:table-cell office:value-type="float" office:value="0.869141">
                <text:p>0.869141</text:p>
              </table:table-cell>
              <table:table-cell office:value-type="float" office:value="0.269531">
                <text:p>0.269531</text:p>
              </table:table-cell>
              <table:table-cell office:value-type="float" office:value="0.133789">
                <text:p>0.133789</text:p>
              </table:table-cell>
              <table:table-cell office:value-type="float" office:value="0.223702">
                <text:p>0.223702</text:p>
              </table:table-cell>
              <table:table-cell office:value-type="float" office:value="0.528364">
                <text:p>0.528364</text:p>
              </table:table-cell>
              <table:table-cell office:value-type="float" office:value="0.370707">
                <text:p>0.370707</text:p>
              </table:table-cell>
            </table:table-row>
            <table:table-row>
              <table:table-cell office:value-type="float" office:value="698013">
                <text:p>698013</text:p>
              </table:table-cell>
              <table:table-cell office:value-type="float" office:value="0.866211">
                <text:p>0.866211</text:p>
              </table:table-cell>
              <table:table-cell office:value-type="float" office:value="0.269531">
                <text:p>0.269531</text:p>
              </table:table-cell>
              <table:table-cell office:value-type="float" office:value="0.139648">
                <text:p>0.139648</text:p>
              </table:table-cell>
              <table:table-cell office:value-type="float" office:value="0.223702">
                <text:p>0.223702</text:p>
              </table:table-cell>
              <table:table-cell office:value-type="float" office:value="0.526234">
                <text:p>0.526234</text:p>
              </table:table-cell>
              <table:table-cell office:value-type="float" office:value="0.364316">
                <text:p>0.364316</text:p>
              </table:table-cell>
            </table:table-row>
            <table:table-row>
              <table:table-cell office:value-type="float" office:value="699262">
                <text:p>699262</text:p>
              </table:table-cell>
              <table:table-cell office:value-type="float" office:value="0.873047">
                <text:p>0.873047</text:p>
              </table:table-cell>
              <table:table-cell office:value-type="float" office:value="0.269531">
                <text:p>0.269531</text:p>
              </table:table-cell>
              <table:table-cell office:value-type="float" office:value="0.138672">
                <text:p>0.138672</text:p>
              </table:table-cell>
              <table:table-cell office:value-type="float" office:value="0.221572">
                <text:p>0.221572</text:p>
              </table:table-cell>
              <table:table-cell office:value-type="float" office:value="0.528364">
                <text:p>0.528364</text:p>
              </table:table-cell>
              <table:table-cell office:value-type="float" office:value="0.360054">
                <text:p>0.360054</text:p>
              </table:table-cell>
            </table:table-row>
            <table:table-row>
              <table:table-cell office:value-type="float" office:value="700509">
                <text:p>700509</text:p>
              </table:table-cell>
              <table:table-cell office:value-type="float" office:value="0.870117">
                <text:p>0.870117</text:p>
              </table:table-cell>
              <table:table-cell office:value-type="float" office:value="0.266602">
                <text:p>0.266602</text:p>
              </table:table-cell>
              <table:table-cell office:value-type="float" office:value="0.137695">
                <text:p>0.137695</text:p>
              </table:table-cell>
              <table:table-cell office:value-type="float" office:value="0.221572">
                <text:p>0.221572</text:p>
              </table:table-cell>
              <table:table-cell office:value-type="float" office:value="0.521972">
                <text:p>0.521972</text:p>
              </table:table-cell>
              <table:table-cell office:value-type="float" office:value="0.362185">
                <text:p>0.362185</text:p>
              </table:table-cell>
            </table:table-row>
            <table:table-row>
              <table:table-cell office:value-type="float" office:value="701758">
                <text:p>701758</text:p>
              </table:table-cell>
              <table:table-cell office:value-type="float" office:value="0.867188">
                <text:p>0.867188</text:p>
              </table:table-cell>
              <table:table-cell office:value-type="float" office:value="0.265625">
                <text:p>0.265625</text:p>
              </table:table-cell>
              <table:table-cell office:value-type="float" office:value="0.142578">
                <text:p>0.142578</text:p>
              </table:table-cell>
              <table:table-cell office:value-type="float" office:value="0.219442">
                <text:p>0.219442</text:p>
              </table:table-cell>
              <table:table-cell office:value-type="float" office:value="0.513451">
                <text:p>0.513451</text:p>
              </table:table-cell>
              <table:table-cell office:value-type="float" office:value="0.366446">
                <text:p>0.366446</text:p>
              </table:table-cell>
            </table:table-row>
            <table:table-row>
              <table:table-cell office:value-type="float" office:value="703008">
                <text:p>703008</text:p>
              </table:table-cell>
              <table:table-cell office:value-type="float" office:value="0.864258">
                <text:p>0.864258</text:p>
              </table:table-cell>
              <table:table-cell office:value-type="float" office:value="0.260742">
                <text:p>0.260742</text:p>
              </table:table-cell>
              <table:table-cell office:value-type="float" office:value="0.144531">
                <text:p>0.144531</text:p>
              </table:table-cell>
              <table:table-cell office:value-type="float" office:value="0.217311">
                <text:p>0.217311</text:p>
              </table:table-cell>
              <table:table-cell office:value-type="float" office:value="0.504929">
                <text:p>0.504929</text:p>
              </table:table-cell>
              <table:table-cell office:value-type="float" office:value="0.370707">
                <text:p>0.370707</text:p>
              </table:table-cell>
            </table:table-row>
            <table:table-row>
              <table:table-cell office:value-type="float" office:value="704256">
                <text:p>704256</text:p>
              </table:table-cell>
              <table:table-cell office:value-type="float" office:value="0.871094">
                <text:p>0.871094</text:p>
              </table:table-cell>
              <table:table-cell office:value-type="float" office:value="0.249023">
                <text:p>0.249023</text:p>
              </table:table-cell>
              <table:table-cell office:value-type="float" office:value="0.143555">
                <text:p>0.143555</text:p>
              </table:table-cell>
              <table:table-cell office:value-type="float" office:value="0.21518">
                <text:p>0.21518</text:p>
              </table:table-cell>
              <table:table-cell office:value-type="float" office:value="0.496407">
                <text:p>0.496407</text:p>
              </table:table-cell>
              <table:table-cell office:value-type="float" office:value="0.377099">
                <text:p>0.377099</text:p>
              </table:table-cell>
            </table:table-row>
            <table:table-row>
              <table:table-cell office:value-type="float" office:value="705504">
                <text:p>705504</text:p>
              </table:table-cell>
              <table:table-cell office:value-type="float" office:value="0.876953">
                <text:p>0.876953</text:p>
              </table:table-cell>
              <table:table-cell office:value-type="float" office:value="0.250977">
                <text:p>0.250977</text:p>
              </table:table-cell>
              <table:table-cell office:value-type="float" office:value="0.143555">
                <text:p>0.143555</text:p>
              </table:table-cell>
              <table:table-cell office:value-type="float" office:value="0.21518">
                <text:p>0.21518</text:p>
              </table:table-cell>
              <table:table-cell office:value-type="float" office:value="0.483623">
                <text:p>0.483623</text:p>
              </table:table-cell>
              <table:table-cell office:value-type="float" office:value="0.379229">
                <text:p>0.379229</text:p>
              </table:table-cell>
            </table:table-row>
            <table:table-row>
              <table:table-cell office:value-type="float" office:value="706752">
                <text:p>706752</text:p>
              </table:table-cell>
              <table:table-cell office:value-type="float" office:value="0.885742">
                <text:p>0.885742</text:p>
              </table:table-cell>
              <table:table-cell office:value-type="float" office:value="0.251953">
                <text:p>0.251953</text:p>
              </table:table-cell>
              <table:table-cell office:value-type="float" office:value="0.144531">
                <text:p>0.144531</text:p>
              </table:table-cell>
              <table:table-cell office:value-type="float" office:value="0.21305">
                <text:p>0.21305</text:p>
              </table:table-cell>
              <table:table-cell office:value-type="float" office:value="0.481493">
                <text:p>0.481493</text:p>
              </table:table-cell>
              <table:table-cell office:value-type="float" office:value="0.377099">
                <text:p>0.377099</text:p>
              </table:table-cell>
            </table:table-row>
            <table:table-row>
              <table:table-cell office:value-type="float" office:value="708001">
                <text:p>708001</text:p>
              </table:table-cell>
              <table:table-cell office:value-type="float" office:value="0.889648">
                <text:p>0.889648</text:p>
              </table:table-cell>
              <table:table-cell office:value-type="float" office:value="0.24707">
                <text:p>0.24707</text:p>
              </table:table-cell>
              <table:table-cell office:value-type="float" office:value="0.145508">
                <text:p>0.145508</text:p>
              </table:table-cell>
              <table:table-cell office:value-type="float" office:value="0.208789">
                <text:p>0.208789</text:p>
              </table:table-cell>
              <table:table-cell office:value-type="float" office:value="0.481493">
                <text:p>0.481493</text:p>
              </table:table-cell>
              <table:table-cell office:value-type="float" office:value="0.374968">
                <text:p>0.374968</text:p>
              </table:table-cell>
            </table:table-row>
            <table:table-row>
              <table:table-cell office:value-type="float" office:value="709250">
                <text:p>709250</text:p>
              </table:table-cell>
              <table:table-cell office:value-type="float" office:value="0.888672">
                <text:p>0.8886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48437">
                <text:p>0.148437</text:p>
              </table:table-cell>
              <table:table-cell office:value-type="float" office:value="0.208789">
                <text:p>0.208789</text:p>
              </table:table-cell>
              <table:table-cell office:value-type="float" office:value="0.479363">
                <text:p>0.479363</text:p>
              </table:table-cell>
              <table:table-cell office:value-type="float" office:value="0.370707">
                <text:p>0.370707</text:p>
              </table:table-cell>
            </table:table-row>
            <table:table-row>
              <table:table-cell office:value-type="float" office:value="710498">
                <text:p>710498</text:p>
              </table:table-cell>
              <table:table-cell office:value-type="float" office:value="0.887695">
                <text:p>0.887695</text:p>
              </table:table-cell>
              <table:table-cell office:value-type="float" office:value="0.254883">
                <text:p>0.254883</text:p>
              </table:table-cell>
              <table:table-cell office:value-type="float" office:value="0.151367">
                <text:p>0.151367</text:p>
              </table:table-cell>
              <table:table-cell office:value-type="float" office:value="0.208789">
                <text:p>0.208789</text:p>
              </table:table-cell>
              <table:table-cell office:value-type="float" office:value="0.479363">
                <text:p>0.479363</text:p>
              </table:table-cell>
              <table:table-cell office:value-type="float" office:value="0.364316">
                <text:p>0.364316</text:p>
              </table:table-cell>
            </table:table-row>
            <table:table-row>
              <table:table-cell office:value-type="float" office:value="711749">
                <text:p>711749</text:p>
              </table:table-cell>
              <table:table-cell office:value-type="float" office:value="0.891602">
                <text:p>0.891602</text:p>
              </table:table-cell>
              <table:table-cell office:value-type="float" office:value="0.253906">
                <text:p>0.253906</text:p>
              </table:table-cell>
              <table:table-cell office:value-type="float" office:value="0.152344">
                <text:p>0.152344</text:p>
              </table:table-cell>
              <table:table-cell office:value-type="float" office:value="0.204528">
                <text:p>0.204528</text:p>
              </table:table-cell>
              <table:table-cell office:value-type="float" office:value="0.475102">
                <text:p>0.475102</text:p>
              </table:table-cell>
              <table:table-cell office:value-type="float" office:value="0.355793">
                <text:p>0.355793</text:p>
              </table:table-cell>
            </table:table-row>
            <table:table-row>
              <table:table-cell office:value-type="float" office:value="712996">
                <text:p>712996</text:p>
              </table:table-cell>
              <table:table-cell office:value-type="float" office:value="0.895508">
                <text:p>0.895508</text:p>
              </table:table-cell>
              <table:table-cell office:value-type="float" office:value="0.258789">
                <text:p>0.258789</text:p>
              </table:table-cell>
              <table:table-cell office:value-type="float" office:value="0.150391">
                <text:p>0.150391</text:p>
              </table:table-cell>
              <table:table-cell office:value-type="float" office:value="0.198136">
                <text:p>0.198136</text:p>
              </table:table-cell>
              <table:table-cell office:value-type="float" office:value="0.472971">
                <text:p>0.472971</text:p>
              </table:table-cell>
              <table:table-cell office:value-type="float" office:value="0.347272">
                <text:p>0.347272</text:p>
              </table:table-cell>
            </table:table-row>
            <table:table-row>
              <table:table-cell office:value-type="float" office:value="714244">
                <text:p>714244</text:p>
              </table:table-cell>
              <table:table-cell office:value-type="float" office:value="0.90332">
                <text:p>0.90332</text:p>
              </table:table-cell>
              <table:table-cell office:value-type="float" office:value="0.256836">
                <text:p>0.256836</text:p>
              </table:table-cell>
              <table:table-cell office:value-type="float" office:value="0.143555">
                <text:p>0.143555</text:p>
              </table:table-cell>
              <table:table-cell office:value-type="float" office:value="0.191745">
                <text:p>0.191745</text:p>
              </table:table-cell>
              <table:table-cell office:value-type="float" office:value="0.472971">
                <text:p>0.472971</text:p>
              </table:table-cell>
              <table:table-cell office:value-type="float" office:value="0.345141">
                <text:p>0.345141</text:p>
              </table:table-cell>
            </table:table-row>
            <table:table-row>
              <table:table-cell office:value-type="float" office:value="715495">
                <text:p>715495</text:p>
              </table:table-cell>
              <table:table-cell office:value-type="float" office:value="0.905273">
                <text:p>0.905273</text:p>
              </table:table-cell>
              <table:table-cell office:value-type="float" office:value="0.25293">
                <text:p>0.25293</text:p>
              </table:table-cell>
              <table:table-cell office:value-type="float" office:value="0.146484">
                <text:p>0.146484</text:p>
              </table:table-cell>
              <table:table-cell office:value-type="float" office:value="0.187484">
                <text:p>0.187484</text:p>
              </table:table-cell>
              <table:table-cell office:value-type="float" office:value="0.472971">
                <text:p>0.472971</text:p>
              </table:table-cell>
              <table:table-cell office:value-type="float" office:value="0.34088">
                <text:p>0.34088</text:p>
              </table:table-cell>
            </table:table-row>
            <table:table-row>
              <table:table-cell office:value-type="float" office:value="716745">
                <text:p>716745</text:p>
              </table:table-cell>
              <table:table-cell office:value-type="float" office:value="0.904297">
                <text:p>0.904297</text:p>
              </table:table-cell>
              <table:table-cell office:value-type="float" office:value="0.251953">
                <text:p>0.251953</text:p>
              </table:table-cell>
              <table:table-cell office:value-type="float" office:value="0.151367">
                <text:p>0.151367</text:p>
              </table:table-cell>
              <table:table-cell office:value-type="float" office:value="0.183223">
                <text:p>0.183223</text:p>
              </table:table-cell>
              <table:table-cell office:value-type="float" office:value="0.47084">
                <text:p>0.47084</text:p>
              </table:table-cell>
              <table:table-cell office:value-type="float" office:value="0.332358">
                <text:p>0.332358</text:p>
              </table:table-cell>
            </table:table-row>
            <table:table-row>
              <table:table-cell office:value-type="float" office:value="717991">
                <text:p>717991</text:p>
              </table:table-cell>
              <table:table-cell office:value-type="float" office:value="0.90918">
                <text:p>0.90918</text:p>
              </table:table-cell>
              <table:table-cell office:value-type="float" office:value="0.253906">
                <text:p>0.253906</text:p>
              </table:table-cell>
              <table:table-cell office:value-type="float" office:value="0.148437">
                <text:p>0.148437</text:p>
              </table:table-cell>
              <table:table-cell office:value-type="float" office:value="0.185354">
                <text:p>0.185354</text:p>
              </table:table-cell>
              <table:table-cell office:value-type="float" office:value="0.472971">
                <text:p>0.472971</text:p>
              </table:table-cell>
              <table:table-cell office:value-type="float" office:value="0.328097">
                <text:p>0.328097</text:p>
              </table:table-cell>
            </table:table-row>
            <table:table-row>
              <table:table-cell office:value-type="float" office:value="719242">
                <text:p>719242</text:p>
              </table:table-cell>
              <table:table-cell office:value-type="float" office:value="0.917969">
                <text:p>0.917969</text:p>
              </table:table-cell>
              <table:table-cell office:value-type="float" office:value="0.256836">
                <text:p>0.256836</text:p>
              </table:table-cell>
              <table:table-cell office:value-type="float" office:value="0.151367">
                <text:p>0.151367</text:p>
              </table:table-cell>
              <table:table-cell office:value-type="float" office:value="0.183223">
                <text:p>0.183223</text:p>
              </table:table-cell>
              <table:table-cell office:value-type="float" office:value="0.472971">
                <text:p>0.472971</text:p>
              </table:table-cell>
              <table:table-cell office:value-type="float" office:value="0.325966">
                <text:p>0.325966</text:p>
              </table:table-cell>
            </table:table-row>
            <table:table-row>
              <table:table-cell office:value-type="float" office:value="720488">
                <text:p>720488</text:p>
              </table:table-cell>
              <table:table-cell office:value-type="float" office:value="0.921875">
                <text:p>0.921875</text:p>
              </table:table-cell>
              <table:table-cell office:value-type="float" office:value="0.255859">
                <text:p>0.255859</text:p>
              </table:table-cell>
              <table:table-cell office:value-type="float" office:value="0.150391">
                <text:p>0.150391</text:p>
              </table:table-cell>
              <table:table-cell office:value-type="float" office:value="0.181092">
                <text:p>0.181092</text:p>
              </table:table-cell>
              <table:table-cell office:value-type="float" office:value="0.475102">
                <text:p>0.475102</text:p>
              </table:table-cell>
              <table:table-cell office:value-type="float" office:value="0.321705">
                <text:p>0.321705</text:p>
              </table:table-cell>
            </table:table-row>
            <table:table-row>
              <table:table-cell office:value-type="float" office:value="721737">
                <text:p>721737</text:p>
              </table:table-cell>
              <table:table-cell office:value-type="float" office:value="0.923828">
                <text:p>0.923828</text:p>
              </table:table-cell>
              <table:table-cell office:value-type="float" office:value="0.249023">
                <text:p>0.249023</text:p>
              </table:table-cell>
              <table:table-cell office:value-type="float" office:value="0.146484">
                <text:p>0.146484</text:p>
              </table:table-cell>
              <table:table-cell office:value-type="float" office:value="0.181092">
                <text:p>0.181092</text:p>
              </table:table-cell>
              <table:table-cell office:value-type="float" office:value="0.483623">
                <text:p>0.483623</text:p>
              </table:table-cell>
              <table:table-cell office:value-type="float" office:value="0.317445">
                <text:p>0.317445</text:p>
              </table:table-cell>
            </table:table-row>
            <table:table-row>
              <table:table-cell office:value-type="float" office:value="722985">
                <text:p>722985</text:p>
              </table:table-cell>
              <table:table-cell office:value-type="float" office:value="0.929688">
                <text:p>0.929688</text:p>
              </table:table-cell>
              <table:table-cell office:value-type="float" office:value="0.249023">
                <text:p>0.249023</text:p>
              </table:table-cell>
              <table:table-cell office:value-type="float" office:value="0.149414">
                <text:p>0.149414</text:p>
              </table:table-cell>
              <table:table-cell office:value-type="float" office:value="0.174701">
                <text:p>0.174701</text:p>
              </table:table-cell>
              <table:table-cell office:value-type="float" office:value="0.490015">
                <text:p>0.490015</text:p>
              </table:table-cell>
              <table:table-cell office:value-type="float" office:value="0.321705">
                <text:p>0.321705</text:p>
              </table:table-cell>
            </table:table-row>
            <table:table-row>
              <table:table-cell office:value-type="float" office:value="724234">
                <text:p>724234</text:p>
              </table:table-cell>
              <table:table-cell office:value-type="float" office:value="0.93457">
                <text:p>0.93457</text:p>
              </table:table-cell>
              <table:table-cell office:value-type="float" office:value="0.24707">
                <text:p>0.24707</text:p>
              </table:table-cell>
              <table:table-cell office:value-type="float" office:value="0.161133">
                <text:p>0.161133</text:p>
              </table:table-cell>
              <table:table-cell office:value-type="float" office:value="0.17257">
                <text:p>0.17257</text:p>
              </table:table-cell>
              <table:table-cell office:value-type="float" office:value="0.498537">
                <text:p>0.498537</text:p>
              </table:table-cell>
              <table:table-cell office:value-type="float" office:value="0.323836">
                <text:p>0.323836</text:p>
              </table:table-cell>
            </table:table-row>
            <table:table-row>
              <table:table-cell office:value-type="float" office:value="725484">
                <text:p>725484</text:p>
              </table:table-cell>
              <table:table-cell office:value-type="float" office:value="0.935547">
                <text:p>0.935547</text:p>
              </table:table-cell>
              <table:table-cell office:value-type="float" office:value="0.245117">
                <text:p>0.245117</text:p>
              </table:table-cell>
              <table:table-cell office:value-type="float" office:value="0.162109">
                <text:p>0.162109</text:p>
              </table:table-cell>
              <table:table-cell office:value-type="float" office:value="0.176832">
                <text:p>0.176832</text:p>
              </table:table-cell>
              <table:table-cell office:value-type="float" office:value="0.509189">
                <text:p>0.509189</text:p>
              </table:table-cell>
              <table:table-cell office:value-type="float" office:value="0.321705">
                <text:p>0.321705</text:p>
              </table:table-cell>
            </table:table-row>
            <table:table-row>
              <table:table-cell office:value-type="float" office:value="726731">
                <text:p>726731</text:p>
              </table:table-cell>
              <table:table-cell office:value-type="float" office:value="0.930664">
                <text:p>0.930664</text:p>
              </table:table-cell>
              <table:table-cell office:value-type="float" office:value="0.254883">
                <text:p>0.254883</text:p>
              </table:table-cell>
              <table:table-cell office:value-type="float" office:value="0.163086">
                <text:p>0.163086</text:p>
              </table:table-cell>
              <table:table-cell office:value-type="float" office:value="0.17257">
                <text:p>0.17257</text:p>
              </table:table-cell>
              <table:table-cell office:value-type="float" office:value="0.515581">
                <text:p>0.515581</text:p>
              </table:table-cell>
              <table:table-cell office:value-type="float" office:value="0.317445">
                <text:p>0.317445</text:p>
              </table:table-cell>
            </table:table-row>
            <table:table-row>
              <table:table-cell office:value-type="float" office:value="727980">
                <text:p>727980</text:p>
              </table:table-cell>
              <table:table-cell office:value-type="float" office:value="0.926758">
                <text:p>0.926758</text:p>
              </table:table-cell>
              <table:table-cell office:value-type="float" office:value="0.257812">
                <text:p>0.257812</text:p>
              </table:table-cell>
              <table:table-cell office:value-type="float" office:value="0.165039">
                <text:p>0.165039</text:p>
              </table:table-cell>
              <table:table-cell office:value-type="float" office:value="0.16831">
                <text:p>0.16831</text:p>
              </table:table-cell>
              <table:table-cell office:value-type="float" office:value="0.528364">
                <text:p>0.528364</text:p>
              </table:table-cell>
              <table:table-cell office:value-type="float" office:value="0.313184">
                <text:p>0.313184</text:p>
              </table:table-cell>
            </table:table-row>
            <table:table-row>
              <table:table-cell office:value-type="float" office:value="729229">
                <text:p>729229</text:p>
              </table:table-cell>
              <table:table-cell office:value-type="float" office:value="0.93457">
                <text:p>0.93457</text:p>
              </table:table-cell>
              <table:table-cell office:value-type="float" office:value="0.254883">
                <text:p>0.254883</text:p>
              </table:table-cell>
              <table:table-cell office:value-type="float" office:value="0.165039">
                <text:p>0.165039</text:p>
              </table:table-cell>
              <table:table-cell office:value-type="float" office:value="0.174701">
                <text:p>0.174701</text:p>
              </table:table-cell>
              <table:table-cell office:value-type="float" office:value="0.539017">
                <text:p>0.539017</text:p>
              </table:table-cell>
              <table:table-cell office:value-type="float" office:value="0.306792">
                <text:p>0.306792</text:p>
              </table:table-cell>
            </table:table-row>
            <table:table-row>
              <table:table-cell office:value-type="float" office:value="730479">
                <text:p>730479</text:p>
              </table:table-cell>
              <table:table-cell office:value-type="float" office:value="0.93457">
                <text:p>0.93457</text:p>
              </table:table-cell>
              <table:table-cell office:value-type="float" office:value="0.254883">
                <text:p>0.254883</text:p>
              </table:table-cell>
              <table:table-cell office:value-type="float" office:value="0.170898">
                <text:p>0.170898</text:p>
              </table:table-cell>
              <table:table-cell office:value-type="float" office:value="0.176832">
                <text:p>0.176832</text:p>
              </table:table-cell>
              <table:table-cell office:value-type="float" office:value="0.549669">
                <text:p>0.549669</text:p>
              </table:table-cell>
              <table:table-cell office:value-type="float" office:value="0.306792">
                <text:p>0.306792</text:p>
              </table:table-cell>
            </table:table-row>
            <table:table-row>
              <table:table-cell office:value-type="float" office:value="731726">
                <text:p>731726</text:p>
              </table:table-cell>
              <table:table-cell office:value-type="float" office:value="0.933594">
                <text:p>0.933594</text:p>
              </table:table-cell>
              <table:table-cell office:value-type="float" office:value="0.254883">
                <text:p>0.254883</text:p>
              </table:table-cell>
              <table:table-cell office:value-type="float" office:value="0.171875">
                <text:p>0.171875</text:p>
              </table:table-cell>
              <table:table-cell office:value-type="float" office:value="0.178962">
                <text:p>0.178962</text:p>
              </table:table-cell>
              <table:table-cell office:value-type="float" office:value="0.562452">
                <text:p>0.562452</text:p>
              </table:table-cell>
              <table:table-cell office:value-type="float" office:value="0.304662">
                <text:p>0.304662</text:p>
              </table:table-cell>
            </table:table-row>
            <table:table-row>
              <table:table-cell office:value-type="float" office:value="732975">
                <text:p>732975</text:p>
              </table:table-cell>
              <table:table-cell office:value-type="float" office:value="0.938477">
                <text:p>0.938477</text:p>
              </table:table-cell>
              <table:table-cell office:value-type="float" office:value="0.253906">
                <text:p>0.253906</text:p>
              </table:table-cell>
              <table:table-cell office:value-type="float" office:value="0.171875">
                <text:p>0.171875</text:p>
              </table:table-cell>
              <table:table-cell office:value-type="float" office:value="0.178962">
                <text:p>0.178962</text:p>
              </table:table-cell>
              <table:table-cell office:value-type="float" office:value="0.577365">
                <text:p>0.577365</text:p>
              </table:table-cell>
              <table:table-cell office:value-type="float" office:value="0.300401">
                <text:p>0.300401</text:p>
              </table:table-cell>
            </table:table-row>
            <table:table-row>
              <table:table-cell office:value-type="float" office:value="734223">
                <text:p>734223</text:p>
              </table:table-cell>
              <table:table-cell office:value-type="float" office:value="0.936523">
                <text:p>0.936523</text:p>
              </table:table-cell>
              <table:table-cell office:value-type="float" office:value="0.258789">
                <text:p>0.258789</text:p>
              </table:table-cell>
              <table:table-cell office:value-type="float" office:value="0.179687">
                <text:p>0.179687</text:p>
              </table:table-cell>
              <table:table-cell office:value-type="float" office:value="0.181092">
                <text:p>0.181092</text:p>
              </table:table-cell>
              <table:table-cell office:value-type="float" office:value="0.590148">
                <text:p>0.590148</text:p>
              </table:table-cell>
              <table:table-cell office:value-type="float" office:value="0.300401">
                <text:p>0.300401</text:p>
              </table:table-cell>
            </table:table-row>
            <table:table-row>
              <table:table-cell office:value-type="float" office:value="735472">
                <text:p>735472</text:p>
              </table:table-cell>
              <table:table-cell office:value-type="float" office:value="0.935547">
                <text:p>0.935547</text:p>
              </table:table-cell>
              <table:table-cell office:value-type="float" office:value="0.25293">
                <text:p>0.25293</text:p>
              </table:table-cell>
              <table:table-cell office:value-type="float" office:value="0.185547">
                <text:p>0.185547</text:p>
              </table:table-cell>
              <table:table-cell office:value-type="float" office:value="0.185354">
                <text:p>0.185354</text:p>
              </table:table-cell>
              <table:table-cell office:value-type="float" office:value="0.600801">
                <text:p>0.600801</text:p>
              </table:table-cell>
              <table:table-cell office:value-type="float" office:value="0.294009">
                <text:p>0.294009</text:p>
              </table:table-cell>
            </table:table-row>
            <table:table-row>
              <table:table-cell office:value-type="float" office:value="736721">
                <text:p>736721</text:p>
              </table:table-cell>
              <table:table-cell office:value-type="float" office:value="0.930664">
                <text:p>0.930664</text:p>
              </table:table-cell>
              <table:table-cell office:value-type="float" office:value="0.25293">
                <text:p>0.25293</text:p>
              </table:table-cell>
              <table:table-cell office:value-type="float" office:value="0.18457">
                <text:p>0.18457</text:p>
              </table:table-cell>
              <table:table-cell office:value-type="float" office:value="0.191745">
                <text:p>0.191745</text:p>
              </table:table-cell>
              <table:table-cell office:value-type="float" office:value="0.607193">
                <text:p>0.607193</text:p>
              </table:table-cell>
              <table:table-cell office:value-type="float" office:value="0.289748">
                <text:p>0.289748</text:p>
              </table:table-cell>
            </table:table-row>
            <table:table-row>
              <table:table-cell office:value-type="float" office:value="737969">
                <text:p>737969</text:p>
              </table:table-cell>
              <table:table-cell office:value-type="float" office:value="0.929688">
                <text:p>0.929688</text:p>
              </table:table-cell>
              <table:table-cell office:value-type="float" office:value="0.251953">
                <text:p>0.251953</text:p>
              </table:table-cell>
              <table:table-cell office:value-type="float" office:value="0.188477">
                <text:p>0.188477</text:p>
              </table:table-cell>
              <table:table-cell office:value-type="float" office:value="0.191745">
                <text:p>0.191745</text:p>
              </table:table-cell>
              <table:table-cell office:value-type="float" office:value="0.617845">
                <text:p>0.617845</text:p>
              </table:table-cell>
              <table:table-cell office:value-type="float" office:value="0.296139">
                <text:p>0.296139</text:p>
              </table:table-cell>
            </table:table-row>
            <table:table-row>
              <table:table-cell office:value-type="float" office:value="739218">
                <text:p>739218</text:p>
              </table:table-cell>
              <table:table-cell office:value-type="float" office:value="0.933594">
                <text:p>0.933594</text:p>
              </table:table-cell>
              <table:table-cell office:value-type="float" office:value="0.251953">
                <text:p>0.251953</text:p>
              </table:table-cell>
              <table:table-cell office:value-type="float" office:value="0.19043">
                <text:p>0.19043</text:p>
              </table:table-cell>
              <table:table-cell office:value-type="float" office:value="0.187484">
                <text:p>0.187484</text:p>
              </table:table-cell>
              <table:table-cell office:value-type="float" office:value="0.628498">
                <text:p>0.628498</text:p>
              </table:table-cell>
              <table:table-cell office:value-type="float" office:value="0.29827">
                <text:p>0.29827</text:p>
              </table:table-cell>
            </table:table-row>
            <table:table-row>
              <table:table-cell office:value-type="float" office:value="740467">
                <text:p>740467</text:p>
              </table:table-cell>
              <table:table-cell office:value-type="float" office:value="0.936523">
                <text:p>0.936523</text:p>
              </table:table-cell>
              <table:table-cell office:value-type="float" office:value="0.250977">
                <text:p>0.250977</text:p>
              </table:table-cell>
              <table:table-cell office:value-type="float" office:value="0.194336">
                <text:p>0.194336</text:p>
              </table:table-cell>
              <table:table-cell office:value-type="float" office:value="0.191745">
                <text:p>0.191745</text:p>
              </table:table-cell>
              <table:table-cell office:value-type="float" office:value="0.632759">
                <text:p>0.632759</text:p>
              </table:table-cell>
              <table:table-cell office:value-type="float" office:value="0.29827">
                <text:p>0.29827</text:p>
              </table:table-cell>
            </table:table-row>
            <table:table-row>
              <table:table-cell office:value-type="float" office:value="741717">
                <text:p>741717</text:p>
              </table:table-cell>
              <table:table-cell office:value-type="float" office:value="0.941406">
                <text:p>0.941406</text:p>
              </table:table-cell>
              <table:table-cell office:value-type="float" office:value="0.25293">
                <text:p>0.25293</text:p>
              </table:table-cell>
              <table:table-cell office:value-type="float" office:value="0.194336">
                <text:p>0.194336</text:p>
              </table:table-cell>
              <table:table-cell office:value-type="float" office:value="0.191745">
                <text:p>0.191745</text:p>
              </table:table-cell>
              <table:table-cell office:value-type="float" office:value="0.634889">
                <text:p>0.634889</text:p>
              </table:table-cell>
              <table:table-cell office:value-type="float" office:value="0.29827">
                <text:p>0.29827</text:p>
              </table:table-cell>
            </table:table-row>
            <table:table-row>
              <table:table-cell office:value-type="float" office:value="742964">
                <text:p>742964</text:p>
              </table:table-cell>
              <table:table-cell office:value-type="float" office:value="0.94043">
                <text:p>0.94043</text:p>
              </table:table-cell>
              <table:table-cell office:value-type="float" office:value="0.25">
                <text:p>0.25</text:p>
              </table:table-cell>
              <table:table-cell office:value-type="float" office:value="0.191406">
                <text:p>0.191406</text:p>
              </table:table-cell>
              <table:table-cell office:value-type="float" office:value="0.198136">
                <text:p>0.198136</text:p>
              </table:table-cell>
              <table:table-cell office:value-type="float" office:value="0.637019">
                <text:p>0.637019</text:p>
              </table:table-cell>
              <table:table-cell office:value-type="float" office:value="0.300401">
                <text:p>0.300401</text:p>
              </table:table-cell>
            </table:table-row>
            <table:table-row>
              <table:table-cell office:value-type="float" office:value="744213">
                <text:p>744213</text:p>
              </table:table-cell>
              <table:table-cell office:value-type="float" office:value="0.949219">
                <text:p>0.949219</text:p>
              </table:table-cell>
              <table:table-cell office:value-type="float" office:value="0.253906">
                <text:p>0.253906</text:p>
              </table:table-cell>
              <table:table-cell office:value-type="float" office:value="0.19043">
                <text:p>0.19043</text:p>
              </table:table-cell>
              <table:table-cell office:value-type="float" office:value="0.198136">
                <text:p>0.198136</text:p>
              </table:table-cell>
              <table:table-cell office:value-type="float" office:value="0.634889">
                <text:p>0.634889</text:p>
              </table:table-cell>
              <table:table-cell office:value-type="float" office:value="0.300401">
                <text:p>0.300401</text:p>
              </table:table-cell>
            </table:table-row>
            <table:table-row>
              <table:table-cell office:value-type="float" office:value="745461">
                <text:p>745461</text:p>
              </table:table-cell>
              <table:table-cell office:value-type="float" office:value="0.953125">
                <text:p>0.953125</text:p>
              </table:table-cell>
              <table:table-cell office:value-type="float" office:value="0.248047">
                <text:p>0.248047</text:p>
              </table:table-cell>
              <table:table-cell office:value-type="float" office:value="0.188477">
                <text:p>0.188477</text:p>
              </table:table-cell>
              <table:table-cell office:value-type="float" office:value="0.193876">
                <text:p>0.193876</text:p>
              </table:table-cell>
              <table:table-cell office:value-type="float" office:value="0.630628">
                <text:p>0.630628</text:p>
              </table:table-cell>
              <table:table-cell office:value-type="float" office:value="0.304662">
                <text:p>0.304662</text:p>
              </table:table-cell>
            </table:table-row>
            <table:table-row>
              <table:table-cell office:value-type="float" office:value="746712">
                <text:p>746712</text:p>
              </table:table-cell>
              <table:table-cell office:value-type="float" office:value="0.953125">
                <text:p>0.953125</text:p>
              </table:table-cell>
              <table:table-cell office:value-type="float" office:value="0.242188">
                <text:p>0.242188</text:p>
              </table:table-cell>
              <table:table-cell office:value-type="float" office:value="0.186523">
                <text:p>0.186523</text:p>
              </table:table-cell>
              <table:table-cell office:value-type="float" office:value="0.198136">
                <text:p>0.198136</text:p>
              </table:table-cell>
              <table:table-cell office:value-type="float" office:value="0.624236">
                <text:p>0.624236</text:p>
              </table:table-cell>
              <table:table-cell office:value-type="float" office:value="0.308922">
                <text:p>0.308922</text:p>
              </table:table-cell>
            </table:table-row>
            <table:table-row>
              <table:table-cell office:value-type="float" office:value="747959">
                <text:p>747959</text:p>
              </table:table-cell>
              <table:table-cell office:value-type="float" office:value="0.951172">
                <text:p>0.951172</text:p>
              </table:table-cell>
              <table:table-cell office:value-type="float" office:value="0.241211">
                <text:p>0.241211</text:p>
              </table:table-cell>
              <table:table-cell office:value-type="float" office:value="0.188477">
                <text:p>0.188477</text:p>
              </table:table-cell>
              <table:table-cell office:value-type="float" office:value="0.200267">
                <text:p>0.200267</text:p>
              </table:table-cell>
              <table:table-cell office:value-type="float" office:value="0.619976">
                <text:p>0.619976</text:p>
              </table:table-cell>
              <table:table-cell office:value-type="float" office:value="0.300401">
                <text:p>0.300401</text:p>
              </table:table-cell>
            </table:table-row>
            <table:table-row>
              <table:table-cell office:value-type="float" office:value="749208">
                <text:p>749208</text:p>
              </table:table-cell>
              <table:table-cell office:value-type="float" office:value="0.959961">
                <text:p>0.959961</text:p>
              </table:table-cell>
              <table:table-cell office:value-type="float" office:value="0.239258">
                <text:p>0.239258</text:p>
              </table:table-cell>
              <table:table-cell office:value-type="float" office:value="0.182617">
                <text:p>0.182617</text:p>
              </table:table-cell>
              <table:table-cell office:value-type="float" office:value="0.202398">
                <text:p>0.202398</text:p>
              </table:table-cell>
              <table:table-cell office:value-type="float" office:value="0.617845">
                <text:p>0.617845</text:p>
              </table:table-cell>
              <table:table-cell office:value-type="float" office:value="0.294009">
                <text:p>0.294009</text:p>
              </table:table-cell>
            </table:table-row>
            <table:table-row>
              <table:table-cell office:value-type="float" office:value="750456">
                <text:p>750456</text:p>
              </table:table-cell>
              <table:table-cell office:value-type="float" office:value="0.954102">
                <text:p>0.954102</text:p>
              </table:table-cell>
              <table:table-cell office:value-type="float" office:value="0.238281">
                <text:p>0.238281</text:p>
              </table:table-cell>
              <table:table-cell office:value-type="float" office:value="0.183594">
                <text:p>0.183594</text:p>
              </table:table-cell>
              <table:table-cell office:value-type="float" office:value="0.202398">
                <text:p>0.202398</text:p>
              </table:table-cell>
              <table:table-cell office:value-type="float" office:value="0.619976">
                <text:p>0.619976</text:p>
              </table:table-cell>
              <table:table-cell office:value-type="float" office:value="0.294009">
                <text:p>0.294009</text:p>
              </table:table-cell>
            </table:table-row>
            <table:table-row>
              <table:table-cell office:value-type="float" office:value="751705">
                <text:p>751705</text:p>
              </table:table-cell>
              <table:table-cell office:value-type="float" office:value="0.959961">
                <text:p>0.959961</text:p>
              </table:table-cell>
              <table:table-cell office:value-type="float" office:value="0.237305">
                <text:p>0.237305</text:p>
              </table:table-cell>
              <table:table-cell office:value-type="float" office:value="0.180664">
                <text:p>0.180664</text:p>
              </table:table-cell>
              <table:table-cell office:value-type="float" office:value="0.204528">
                <text:p>0.204528</text:p>
              </table:table-cell>
              <table:table-cell office:value-type="float" office:value="0.619976">
                <text:p>0.619976</text:p>
              </table:table-cell>
              <table:table-cell office:value-type="float" office:value="0.283357">
                <text:p>0.283357</text:p>
              </table:table-cell>
            </table:table-row>
            <table:table-row>
              <table:table-cell office:value-type="float" office:value="752955">
                <text:p>752955</text:p>
              </table:table-cell>
              <table:table-cell office:value-type="float" office:value="0.966797">
                <text:p>0.966797</text:p>
              </table:table-cell>
              <table:table-cell office:value-type="float" office:value="0.241211">
                <text:p>0.241211</text:p>
              </table:table-cell>
              <table:table-cell office:value-type="float" office:value="0.178711">
                <text:p>0.178711</text:p>
              </table:table-cell>
              <table:table-cell office:value-type="float" office:value="0.21092">
                <text:p>0.21092</text:p>
              </table:table-cell>
              <table:table-cell office:value-type="float" office:value="0.622106">
                <text:p>0.622106</text:p>
              </table:table-cell>
              <table:table-cell office:value-type="float" office:value="0.270574">
                <text:p>0.270574</text:p>
              </table:table-cell>
            </table:table-row>
            <table:table-row>
              <table:table-cell office:value-type="float" office:value="754205">
                <text:p>754205</text:p>
              </table:table-cell>
              <table:table-cell office:value-type="float" office:value="0.964844">
                <text:p>0.964844</text:p>
              </table:table-cell>
              <table:table-cell office:value-type="float" office:value="0.246094">
                <text:p>0.246094</text:p>
              </table:table-cell>
              <table:table-cell office:value-type="float" office:value="0.179687">
                <text:p>0.179687</text:p>
              </table:table-cell>
              <table:table-cell office:value-type="float" office:value="0.208789">
                <text:p>0.208789</text:p>
              </table:table-cell>
              <table:table-cell office:value-type="float" office:value="0.628498">
                <text:p>0.628498</text:p>
              </table:table-cell>
              <table:table-cell office:value-type="float" office:value="0.264182">
                <text:p>0.264182</text:p>
              </table:table-cell>
            </table:table-row>
            <table:table-row>
              <table:table-cell office:value-type="float" office:value="755451">
                <text:p>755451</text:p>
              </table:table-cell>
              <table:table-cell office:value-type="float" office:value="0.962891">
                <text:p>0.962891</text:p>
              </table:table-cell>
              <table:table-cell office:value-type="float" office:value="0.24707">
                <text:p>0.24707</text:p>
              </table:table-cell>
              <table:table-cell office:value-type="float" office:value="0.176758">
                <text:p>0.176758</text:p>
              </table:table-cell>
              <table:table-cell office:value-type="float" office:value="0.21305">
                <text:p>0.21305</text:p>
              </table:table-cell>
              <table:table-cell office:value-type="float" office:value="0.632759">
                <text:p>0.632759</text:p>
              </table:table-cell>
              <table:table-cell office:value-type="float" office:value="0.259921">
                <text:p>0.259921</text:p>
              </table:table-cell>
            </table:table-row>
            <table:table-row>
              <table:table-cell office:value-type="float" office:value="756700">
                <text:p>756700</text:p>
              </table:table-cell>
              <table:table-cell office:value-type="float" office:value="0.963867">
                <text:p>0.963867</text:p>
              </table:table-cell>
              <table:table-cell office:value-type="float" office:value="0.242188">
                <text:p>0.242188</text:p>
              </table:table-cell>
              <table:table-cell office:value-type="float" office:value="0.169922">
                <text:p>0.169922</text:p>
              </table:table-cell>
              <table:table-cell office:value-type="float" office:value="0.21518">
                <text:p>0.21518</text:p>
              </table:table-cell>
              <table:table-cell office:value-type="float" office:value="0.634889">
                <text:p>0.634889</text:p>
              </table:table-cell>
              <table:table-cell office:value-type="float" office:value="0.259921">
                <text:p>0.259921</text:p>
              </table:table-cell>
            </table:table-row>
            <table:table-row>
              <table:table-cell office:value-type="float" office:value="757948">
                <text:p>757948</text:p>
              </table:table-cell>
              <table:table-cell office:value-type="float" office:value="0.959961">
                <text:p>0.959961</text:p>
              </table:table-cell>
              <table:table-cell office:value-type="float" office:value="0.239258">
                <text:p>0.239258</text:p>
              </table:table-cell>
              <table:table-cell office:value-type="float" office:value="0.168945">
                <text:p>0.168945</text:p>
              </table:table-cell>
              <table:table-cell office:value-type="float" office:value="0.21305">
                <text:p>0.21305</text:p>
              </table:table-cell>
              <table:table-cell office:value-type="float" office:value="0.63915">
                <text:p>0.63915</text:p>
              </table:table-cell>
              <table:table-cell office:value-type="float" office:value="0.266313">
                <text:p>0.266313</text:p>
              </table:table-cell>
            </table:table-row>
            <table:table-row>
              <table:table-cell office:value-type="float" office:value="759197">
                <text:p>759197</text:p>
              </table:table-cell>
              <table:table-cell office:value-type="float" office:value="0.96875">
                <text:p>0.96875</text:p>
              </table:table-cell>
              <table:table-cell office:value-type="float" office:value="0.236328">
                <text:p>0.236328</text:p>
              </table:table-cell>
              <table:table-cell office:value-type="float" office:value="0.166016">
                <text:p>0.166016</text:p>
              </table:table-cell>
              <table:table-cell office:value-type="float" office:value="0.21305">
                <text:p>0.21305</text:p>
              </table:table-cell>
              <table:table-cell office:value-type="float" office:value="0.637019">
                <text:p>0.637019</text:p>
              </table:table-cell>
              <table:table-cell office:value-type="float" office:value="0.272704">
                <text:p>0.272704</text:p>
              </table:table-cell>
            </table:table-row>
            <table:table-row>
              <table:table-cell office:value-type="float" office:value="760447">
                <text:p>760447</text:p>
              </table:table-cell>
              <table:table-cell office:value-type="float" office:value="0.96875">
                <text:p>0.96875</text:p>
              </table:table-cell>
              <table:table-cell office:value-type="float" office:value="0.237305">
                <text:p>0.237305</text:p>
              </table:table-cell>
              <table:table-cell office:value-type="float" office:value="0.164062">
                <text:p>0.164062</text:p>
              </table:table-cell>
              <table:table-cell office:value-type="float" office:value="0.21305">
                <text:p>0.21305</text:p>
              </table:table-cell>
              <table:table-cell office:value-type="float" office:value="0.641281">
                <text:p>0.641281</text:p>
              </table:table-cell>
              <table:table-cell office:value-type="float" office:value="0.274834">
                <text:p>0.274834</text:p>
              </table:table-cell>
            </table:table-row>
            <table:table-row>
              <table:table-cell office:value-type="float" office:value="761696">
                <text:p>761696</text:p>
              </table:table-cell>
              <table:table-cell office:value-type="float" office:value="0.976562">
                <text:p>0.976562</text:p>
              </table:table-cell>
              <table:table-cell office:value-type="float" office:value="0.232422">
                <text:p>0.232422</text:p>
              </table:table-cell>
              <table:table-cell office:value-type="float" office:value="0.169922">
                <text:p>0.169922</text:p>
              </table:table-cell>
              <table:table-cell office:value-type="float" office:value="0.21305">
                <text:p>0.21305</text:p>
              </table:table-cell>
              <table:table-cell office:value-type="float" office:value="0.649802">
                <text:p>0.649802</text:p>
              </table:table-cell>
              <table:table-cell office:value-type="float" office:value="0.268443">
                <text:p>0.268443</text:p>
              </table:table-cell>
            </table:table-row>
            <table:table-row>
              <table:table-cell office:value-type="float" office:value="762943">
                <text:p>762943</text:p>
              </table:table-cell>
              <table:table-cell office:value-type="float" office:value="0.981445">
                <text:p>0.981445</text:p>
              </table:table-cell>
              <table:table-cell office:value-type="float" office:value="0.227539">
                <text:p>0.227539</text:p>
              </table:table-cell>
              <table:table-cell office:value-type="float" office:value="0.173828">
                <text:p>0.173828</text:p>
              </table:table-cell>
              <table:table-cell office:value-type="float" office:value="0.217311">
                <text:p>0.217311</text:p>
              </table:table-cell>
              <table:table-cell office:value-type="float" office:value="0.664716">
                <text:p>0.664716</text:p>
              </table:table-cell>
              <table:table-cell office:value-type="float" office:value="0.259921">
                <text:p>0.259921</text:p>
              </table:table-cell>
            </table:table-row>
            <table:table-row>
              <table:table-cell office:value-type="float" office:value="764192">
                <text:p>764192</text:p>
              </table:table-cell>
              <table:table-cell office:value-type="float" office:value="0.980469">
                <text:p>0.980469</text:p>
              </table:table-cell>
              <table:table-cell office:value-type="float" office:value="0.236328">
                <text:p>0.236328</text:p>
              </table:table-cell>
              <table:table-cell office:value-type="float" office:value="0.177734">
                <text:p>0.177734</text:p>
              </table:table-cell>
              <table:table-cell office:value-type="float" office:value="0.221572">
                <text:p>0.221572</text:p>
              </table:table-cell>
              <table:table-cell office:value-type="float" office:value="0.677499">
                <text:p>0.677499</text:p>
              </table:table-cell>
              <table:table-cell office:value-type="float" office:value="0.251399">
                <text:p>0.251399</text:p>
              </table:table-cell>
            </table:table-row>
            <table:table-row>
              <table:table-cell office:value-type="float" office:value="765440">
                <text:p>765440</text:p>
              </table:table-cell>
              <table:table-cell office:value-type="float" office:value="0.979492">
                <text:p>0.979492</text:p>
              </table:table-cell>
              <table:table-cell office:value-type="float" office:value="0.239258">
                <text:p>0.239258</text:p>
              </table:table-cell>
              <table:table-cell office:value-type="float" office:value="0.181641">
                <text:p>0.181641</text:p>
              </table:table-cell>
              <table:table-cell office:value-type="float" office:value="0.225833">
                <text:p>0.225833</text:p>
              </table:table-cell>
              <table:table-cell office:value-type="float" office:value="0.686021">
                <text:p>0.686021</text:p>
              </table:table-cell>
              <table:table-cell office:value-type="float" office:value="0.247138">
                <text:p>0.247138</text:p>
              </table:table-cell>
            </table:table-row>
            <table:table-row>
              <table:table-cell office:value-type="float" office:value="766689">
                <text:p>766689</text:p>
              </table:table-cell>
              <table:table-cell office:value-type="float" office:value="0.975586">
                <text:p>0.975586</text:p>
              </table:table-cell>
              <table:table-cell office:value-type="float" office:value="0.233398">
                <text:p>0.233398</text:p>
              </table:table-cell>
              <table:table-cell office:value-type="float" office:value="0.181641">
                <text:p>0.181641</text:p>
              </table:table-cell>
              <table:table-cell office:value-type="float" office:value="0.230094">
                <text:p>0.230094</text:p>
              </table:table-cell>
              <table:table-cell office:value-type="float" office:value="0.694543">
                <text:p>0.694543</text:p>
              </table:table-cell>
              <table:table-cell office:value-type="float" office:value="0.247138">
                <text:p>0.247138</text:p>
              </table:table-cell>
            </table:table-row>
            <table:table-row>
              <table:table-cell office:value-type="float" office:value="767938">
                <text:p>767938</text:p>
              </table:table-cell>
              <table:table-cell office:value-type="float" office:value="0.973633">
                <text:p>0.973633</text:p>
              </table:table-cell>
              <table:table-cell office:value-type="float" office:value="0.229492">
                <text:p>0.229492</text:p>
              </table:table-cell>
              <table:table-cell office:value-type="float" office:value="0.178711">
                <text:p>0.178711</text:p>
              </table:table-cell>
              <table:table-cell office:value-type="float" office:value="0.230094">
                <text:p>0.230094</text:p>
              </table:table-cell>
              <table:table-cell office:value-type="float" office:value="0.694543">
                <text:p>0.694543</text:p>
              </table:table-cell>
              <table:table-cell office:value-type="float" office:value="0.245007">
                <text:p>0.245007</text:p>
              </table:table-cell>
            </table:table-row>
            <table:table-row>
              <table:table-cell office:value-type="float" office:value="769188">
                <text:p>769188</text:p>
              </table:table-cell>
              <table:table-cell office:value-type="float" office:value="0.980469">
                <text:p>0.980469</text:p>
              </table:table-cell>
              <table:table-cell office:value-type="float" office:value="0.234375">
                <text:p>0.234375</text:p>
              </table:table-cell>
              <table:table-cell office:value-type="float" office:value="0.1875">
                <text:p>0.1875</text:p>
              </table:table-cell>
              <table:table-cell office:value-type="float" office:value="0.234355">
                <text:p>0.234355</text:p>
              </table:table-cell>
              <table:table-cell office:value-type="float" office:value="0.700935">
                <text:p>0.700935</text:p>
              </table:table-cell>
              <table:table-cell office:value-type="float" office:value="0.240747">
                <text:p>0.240747</text:p>
              </table:table-cell>
            </table:table-row>
            <table:table-row>
              <table:table-cell office:value-type="float" office:value="770435">
                <text:p>770435</text:p>
              </table:table-cell>
              <table:table-cell office:value-type="float" office:value="0.982422">
                <text:p>0.982422</text:p>
              </table:table-cell>
              <table:table-cell office:value-type="float" office:value="0.229492">
                <text:p>0.229492</text:p>
              </table:table-cell>
              <table:table-cell office:value-type="float" office:value="0.189453">
                <text:p>0.189453</text:p>
              </table:table-cell>
              <table:table-cell office:value-type="float" office:value="0.242877">
                <text:p>0.242877</text:p>
              </table:table-cell>
              <table:table-cell office:value-type="float" office:value="0.711587">
                <text:p>0.711587</text:p>
              </table:table-cell>
              <table:table-cell office:value-type="float" office:value="0.234355">
                <text:p>0.234355</text:p>
              </table:table-cell>
            </table:table-row>
            <table:table-row>
              <table:table-cell office:value-type="float" office:value="771684">
                <text:p>771684</text:p>
              </table:table-cell>
              <table:table-cell office:value-type="float" office:value="0.987305">
                <text:p>0.987305</text:p>
              </table:table-cell>
              <table:table-cell office:value-type="float" office:value="0.227539">
                <text:p>0.227539</text:p>
              </table:table-cell>
              <table:table-cell office:value-type="float" office:value="0.192383">
                <text:p>0.192383</text:p>
              </table:table-cell>
              <table:table-cell office:value-type="float" office:value="0.242877">
                <text:p>0.242877</text:p>
              </table:table-cell>
              <table:table-cell office:value-type="float" office:value="0.72224">
                <text:p>0.72224</text:p>
              </table:table-cell>
              <table:table-cell office:value-type="float" office:value="0.227964">
                <text:p>0.227964</text:p>
              </table:table-cell>
            </table:table-row>
            <table:table-row>
              <table:table-cell office:value-type="float" office:value="772934">
                <text:p>772934</text:p>
              </table:table-cell>
              <table:table-cell office:value-type="float" office:value="0.991211">
                <text:p>0.991211</text:p>
              </table:table-cell>
              <table:table-cell office:value-type="float" office:value="0.231445">
                <text:p>0.231445</text:p>
              </table:table-cell>
              <table:table-cell office:value-type="float" office:value="0.191406">
                <text:p>0.191406</text:p>
              </table:table-cell>
              <table:table-cell office:value-type="float" office:value="0.245007">
                <text:p>0.245007</text:p>
              </table:table-cell>
              <table:table-cell office:value-type="float" office:value="0.730761">
                <text:p>0.730761</text:p>
              </table:table-cell>
              <table:table-cell office:value-type="float" office:value="0.21518">
                <text:p>0.21518</text:p>
              </table:table-cell>
            </table:table-row>
            <table:table-row>
              <table:table-cell office:value-type="float" office:value="774183">
                <text:p>774183</text:p>
              </table:table-cell>
              <table:table-cell office:value-type="float" office:value="0.993164">
                <text:p>0.993164</text:p>
              </table:table-cell>
              <table:table-cell office:value-type="float" office:value="0.223633">
                <text:p>0.223633</text:p>
              </table:table-cell>
              <table:table-cell office:value-type="float" office:value="0.1875">
                <text:p>0.1875</text:p>
              </table:table-cell>
              <table:table-cell office:value-type="float" office:value="0.25353">
                <text:p>0.25353</text:p>
              </table:table-cell>
              <table:table-cell office:value-type="float" office:value="0.737153">
                <text:p>0.737153</text:p>
              </table:table-cell>
              <table:table-cell office:value-type="float" office:value="0.200267">
                <text:p>0.200267</text:p>
              </table:table-cell>
            </table:table-row>
            <table:table-row>
              <table:table-cell office:value-type="float" office:value="775430">
                <text:p>775430</text:p>
              </table:table-cell>
              <table:table-cell office:value-type="float" office:value="0.996094">
                <text:p>0.996094</text:p>
              </table:table-cell>
              <table:table-cell office:value-type="float" office:value="0.222656">
                <text:p>0.222656</text:p>
              </table:table-cell>
              <table:table-cell office:value-type="float" office:value="0.186523">
                <text:p>0.186523</text:p>
              </table:table-cell>
              <table:table-cell office:value-type="float" office:value="0.259921">
                <text:p>0.259921</text:p>
              </table:table-cell>
              <table:table-cell office:value-type="float" office:value="0.741414">
                <text:p>0.741414</text:p>
              </table:table-cell>
              <table:table-cell office:value-type="float" office:value="0.196006">
                <text:p>0.196006</text:p>
              </table:table-cell>
            </table:table-row>
            <table:table-row>
              <table:table-cell office:value-type="float" office:value="776678">
                <text:p>776678</text:p>
              </table:table-cell>
              <table:table-cell office:value-type="float" office:value="1.000977">
                <text:p>1.000977</text:p>
              </table:table-cell>
              <table:table-cell office:value-type="float" office:value="0.220703">
                <text:p>0.220703</text:p>
              </table:table-cell>
              <table:table-cell office:value-type="float" office:value="0.1875">
                <text:p>0.1875</text:p>
              </table:table-cell>
              <table:table-cell office:value-type="float" office:value="0.268443">
                <text:p>0.268443</text:p>
              </table:table-cell>
              <table:table-cell office:value-type="float" office:value="0.754197">
                <text:p>0.754197</text:p>
              </table:table-cell>
              <table:table-cell office:value-type="float" office:value="0.187484">
                <text:p>0.187484</text:p>
              </table:table-cell>
            </table:table-row>
            <table:table-row>
              <table:table-cell office:value-type="float" office:value="777929">
                <text:p>777929</text:p>
              </table:table-cell>
              <table:table-cell office:value-type="float" office:value="1.004883">
                <text:p>1.004883</text:p>
              </table:table-cell>
              <table:table-cell office:value-type="float" office:value="0.21875">
                <text:p>0.21875</text:p>
              </table:table-cell>
              <table:table-cell office:value-type="float" office:value="0.189453">
                <text:p>0.189453</text:p>
              </table:table-cell>
              <table:table-cell office:value-type="float" office:value="0.279095">
                <text:p>0.279095</text:p>
              </table:table-cell>
              <table:table-cell office:value-type="float" office:value="0.769111">
                <text:p>0.769111</text:p>
              </table:table-cell>
              <table:table-cell office:value-type="float" office:value="0.176832">
                <text:p>0.176832</text:p>
              </table:table-cell>
            </table:table-row>
            <table:table-row>
              <table:table-cell office:value-type="float" office:value="779176">
                <text:p>779176</text:p>
              </table:table-cell>
              <table:table-cell office:value-type="float" office:value="1.003906">
                <text:p>1.003906</text:p>
              </table:table-cell>
              <table:table-cell office:value-type="float" office:value="0.210938">
                <text:p>0.210938</text:p>
              </table:table-cell>
              <table:table-cell office:value-type="float" office:value="0.191406">
                <text:p>0.191406</text:p>
              </table:table-cell>
              <table:table-cell office:value-type="float" office:value="0.300401">
                <text:p>0.300401</text:p>
              </table:table-cell>
              <table:table-cell office:value-type="float" office:value="0.790416">
                <text:p>0.790416</text:p>
              </table:table-cell>
              <table:table-cell office:value-type="float" office:value="0.17044">
                <text:p>0.17044</text:p>
              </table:table-cell>
            </table:table-row>
            <table:table-row>
              <table:table-cell office:value-type="float" office:value="780425">
                <text:p>780425</text:p>
              </table:table-cell>
              <table:table-cell office:value-type="float" office:value="1.012695">
                <text:p>1.012695</text:p>
              </table:table-cell>
              <table:table-cell office:value-type="float" office:value="0.212891">
                <text:p>0.212891</text:p>
              </table:table-cell>
              <table:table-cell office:value-type="float" office:value="0.194336">
                <text:p>0.194336</text:p>
              </table:table-cell>
              <table:table-cell office:value-type="float" office:value="0.317445">
                <text:p>0.317445</text:p>
              </table:table-cell>
              <table:table-cell office:value-type="float" office:value="0.815982">
                <text:p>0.815982</text:p>
              </table:table-cell>
              <table:table-cell office:value-type="float" office:value="0.164049">
                <text:p>0.164049</text:p>
              </table:table-cell>
            </table:table-row>
            <table:table-row>
              <table:table-cell office:value-type="float" office:value="781673">
                <text:p>781673</text:p>
              </table:table-cell>
              <table:table-cell office:value-type="float" office:value="1.016602">
                <text:p>1.016602</text:p>
              </table:table-cell>
              <table:table-cell office:value-type="float" office:value="0.214844">
                <text:p>0.214844</text:p>
              </table:table-cell>
              <table:table-cell office:value-type="float" office:value="0.195312">
                <text:p>0.195312</text:p>
              </table:table-cell>
              <table:table-cell office:value-type="float" office:value="0.330228">
                <text:p>0.330228</text:p>
              </table:table-cell>
              <table:table-cell office:value-type="float" office:value="0.839417">
                <text:p>0.839417</text:p>
              </table:table-cell>
              <table:table-cell office:value-type="float" office:value="0.153396">
                <text:p>0.153396</text:p>
              </table:table-cell>
            </table:table-row>
            <table:table-row>
              <table:table-cell office:value-type="float" office:value="782923">
                <text:p>782923</text:p>
              </table:table-cell>
              <table:table-cell office:value-type="float" office:value="1.011719">
                <text:p>1.011719</text:p>
              </table:table-cell>
              <table:table-cell office:value-type="float" office:value="0.214844">
                <text:p>0.214844</text:p>
              </table:table-cell>
              <table:table-cell office:value-type="float" office:value="0.192383">
                <text:p>0.192383</text:p>
              </table:table-cell>
              <table:table-cell office:value-type="float" office:value="0.345141">
                <text:p>0.345141</text:p>
              </table:table-cell>
              <table:table-cell office:value-type="float" office:value="0.860722">
                <text:p>0.860722</text:p>
              </table:table-cell>
              <table:table-cell office:value-type="float" office:value="0.140613">
                <text:p>0.140613</text:p>
              </table:table-cell>
            </table:table-row>
            <table:table-row>
              <table:table-cell office:value-type="float" office:value="784172">
                <text:p>784172</text:p>
              </table:table-cell>
              <table:table-cell office:value-type="float" office:value="1.016602">
                <text:p>1.016602</text:p>
              </table:table-cell>
              <table:table-cell office:value-type="float" office:value="0.209961">
                <text:p>0.209961</text:p>
              </table:table-cell>
              <table:table-cell office:value-type="float" office:value="0.192383">
                <text:p>0.192383</text:p>
              </table:table-cell>
              <table:table-cell office:value-type="float" office:value="0.362185">
                <text:p>0.362185</text:p>
              </table:table-cell>
              <table:table-cell office:value-type="float" office:value="0.886288">
                <text:p>0.886288</text:p>
              </table:table-cell>
              <table:table-cell office:value-type="float" office:value="0.138483">
                <text:p>0.138483</text:p>
              </table:table-cell>
            </table:table-row>
            <table:table-row>
              <table:table-cell office:value-type="float" office:value="785419">
                <text:p>785419</text:p>
              </table:table-cell>
              <table:table-cell office:value-type="float" office:value="1.016602">
                <text:p>1.016602</text:p>
              </table:table-cell>
              <table:table-cell office:value-type="float" office:value="0.207031">
                <text:p>0.207031</text:p>
              </table:table-cell>
              <table:table-cell office:value-type="float" office:value="0.192383">
                <text:p>0.192383</text:p>
              </table:table-cell>
              <table:table-cell office:value-type="float" office:value="0.374968">
                <text:p>0.374968</text:p>
              </table:table-cell>
              <table:table-cell office:value-type="float" office:value="0.911854">
                <text:p>0.911854</text:p>
              </table:table-cell>
              <table:table-cell office:value-type="float" office:value="0.136352">
                <text:p>0.136352</text:p>
              </table:table-cell>
            </table:table-row>
            <table:table-row>
              <table:table-cell office:value-type="float" office:value="786668">
                <text:p>786668</text:p>
              </table:table-cell>
              <table:table-cell office:value-type="float" office:value="1.015625">
                <text:p>1.015625</text:p>
              </table:table-cell>
              <table:table-cell office:value-type="float" office:value="0.208984">
                <text:p>0.208984</text:p>
              </table:table-cell>
              <table:table-cell office:value-type="float" office:value="0.189453">
                <text:p>0.189453</text:p>
              </table:table-cell>
              <table:table-cell office:value-type="float" office:value="0.387751">
                <text:p>0.387751</text:p>
              </table:table-cell>
              <table:table-cell office:value-type="float" office:value="0.941681">
                <text:p>0.941681</text:p>
              </table:table-cell>
              <table:table-cell office:value-type="float" office:value="0.132091">
                <text:p>0.132091</text:p>
              </table:table-cell>
            </table:table-row>
            <table:table-row>
              <table:table-cell office:value-type="float" office:value="787917">
                <text:p>787917</text:p>
              </table:table-cell>
              <table:table-cell office:value-type="float" office:value="1.020508">
                <text:p>1.020508</text:p>
              </table:table-cell>
              <table:table-cell office:value-type="float" office:value="0.206055">
                <text:p>0.206055</text:p>
              </table:table-cell>
              <table:table-cell office:value-type="float" office:value="0.188477">
                <text:p>0.188477</text:p>
              </table:table-cell>
              <table:table-cell office:value-type="float" office:value="0.406925">
                <text:p>0.406925</text:p>
              </table:table-cell>
              <table:table-cell office:value-type="float" office:value="0.971508">
                <text:p>0.971508</text:p>
              </table:table-cell>
              <table:table-cell office:value-type="float" office:value="0.132091">
                <text:p>0.132091</text:p>
              </table:table-cell>
            </table:table-row>
            <table:table-row>
              <table:table-cell office:value-type="float" office:value="789165">
                <text:p>789165</text:p>
              </table:table-cell>
              <table:table-cell office:value-type="float" office:value="1.025391">
                <text:p>1.025391</text:p>
              </table:table-cell>
              <table:table-cell office:value-type="float" office:value="0.205078">
                <text:p>0.205078</text:p>
              </table:table-cell>
              <table:table-cell office:value-type="float" office:value="0.180664">
                <text:p>0.180664</text:p>
              </table:table-cell>
              <table:table-cell office:value-type="float" office:value="0.428231">
                <text:p>0.428231</text:p>
              </table:table-cell>
              <table:table-cell office:value-type="float" office:value="1.005596">
                <text:p>1.005596</text:p>
              </table:table-cell>
              <table:table-cell office:value-type="float" office:value="0.132091">
                <text:p>0.132091</text:p>
              </table:table-cell>
            </table:table-row>
            <table:table-row>
              <table:table-cell office:value-type="float" office:value="790414">
                <text:p>790414</text:p>
              </table:table-cell>
              <table:table-cell office:value-type="float" office:value="1.029297">
                <text:p>1.029297</text:p>
              </table:table-cell>
              <table:table-cell office:value-type="float" office:value="0.206055">
                <text:p>0.206055</text:p>
              </table:table-cell>
              <table:table-cell office:value-type="float" office:value="0.181641">
                <text:p>0.181641</text:p>
              </table:table-cell>
              <table:table-cell office:value-type="float" office:value="0.449535">
                <text:p>0.449535</text:p>
              </table:table-cell>
              <table:table-cell office:value-type="float" office:value="1.041815">
                <text:p>1.041815</text:p>
              </table:table-cell>
              <table:table-cell office:value-type="float" office:value="0.129961">
                <text:p>0.129961</text:p>
              </table:table-cell>
            </table:table-row>
            <table:table-row>
              <table:table-cell office:value-type="float" office:value="791663">
                <text:p>791663</text:p>
              </table:table-cell>
              <table:table-cell office:value-type="float" office:value="1.036133">
                <text:p>1.036133</text:p>
              </table:table-cell>
              <table:table-cell office:value-type="float" office:value="0.204102">
                <text:p>0.204102</text:p>
              </table:table-cell>
              <table:table-cell office:value-type="float" office:value="0.179688">
                <text:p>0.179688</text:p>
              </table:table-cell>
              <table:table-cell office:value-type="float" office:value="0.466579">
                <text:p>0.466579</text:p>
              </table:table-cell>
              <table:table-cell office:value-type="float" office:value="1.080164">
                <text:p>1.080164</text:p>
              </table:table-cell>
              <table:table-cell office:value-type="float" office:value="0.123569">
                <text:p>0.123569</text:p>
              </table:table-cell>
            </table:table-row>
            <table:table-row>
              <table:table-cell office:value-type="float" office:value="792911">
                <text:p>792911</text:p>
              </table:table-cell>
              <table:table-cell office:value-type="float" office:value="1.03418">
                <text:p>1.03418</text:p>
              </table:table-cell>
              <table:table-cell office:value-type="float" office:value="0.197266">
                <text:p>0.197266</text:p>
              </table:table-cell>
              <table:table-cell office:value-type="float" office:value="0.177734">
                <text:p>0.177734</text:p>
              </table:table-cell>
              <table:table-cell office:value-type="float" office:value="0.487884">
                <text:p>0.487884</text:p>
              </table:table-cell>
              <table:table-cell office:value-type="float" office:value="1.114251">
                <text:p>1.114251</text:p>
              </table:table-cell>
              <table:table-cell office:value-type="float" office:value="0.119308">
                <text:p>0.119308</text:p>
              </table:table-cell>
            </table:table-row>
            <table:table-row>
              <table:table-cell office:value-type="float" office:value="794160">
                <text:p>794160</text:p>
              </table:table-cell>
              <table:table-cell office:value-type="float" office:value="1.029297">
                <text:p>1.029297</text:p>
              </table:table-cell>
              <table:table-cell office:value-type="float" office:value="0.189453">
                <text:p>0.189453</text:p>
              </table:table-cell>
              <table:table-cell office:value-type="float" office:value="0.174805">
                <text:p>0.174805</text:p>
              </table:table-cell>
              <table:table-cell office:value-type="float" office:value="0.51132">
                <text:p>0.51132</text:p>
              </table:table-cell>
              <table:table-cell office:value-type="float" office:value="1.15047">
                <text:p>1.15047</text:p>
              </table:table-cell>
              <table:table-cell office:value-type="float" office:value="0.123569">
                <text:p>0.123569</text:p>
              </table:table-cell>
            </table:table-row>
            <table:table-row>
              <table:table-cell office:value-type="float" office:value="795411">
                <text:p>795411</text:p>
              </table:table-cell>
              <table:table-cell office:value-type="float" office:value="1.033203">
                <text:p>1.033203</text:p>
              </table:table-cell>
              <table:table-cell office:value-type="float" office:value="0.1875">
                <text:p>0.1875</text:p>
              </table:table-cell>
              <table:table-cell office:value-type="float" office:value="0.172852">
                <text:p>0.172852</text:p>
              </table:table-cell>
              <table:table-cell office:value-type="float" office:value="0.536886">
                <text:p>0.536886</text:p>
              </table:table-cell>
              <table:table-cell office:value-type="float" office:value="1.184558">
                <text:p>1.184558</text:p>
              </table:table-cell>
              <table:table-cell office:value-type="float" office:value="0.129961">
                <text:p>0.129961</text:p>
              </table:table-cell>
            </table:table-row>
            <table:table-row>
              <table:table-cell office:value-type="float" office:value="796659">
                <text:p>796659</text:p>
              </table:table-cell>
              <table:table-cell office:value-type="float" office:value="1.039062">
                <text:p>1.039062</text:p>
              </table:table-cell>
              <table:table-cell office:value-type="float" office:value="0.1875">
                <text:p>0.1875</text:p>
              </table:table-cell>
              <table:table-cell office:value-type="float" office:value="0.169922">
                <text:p>0.169922</text:p>
              </table:table-cell>
              <table:table-cell office:value-type="float" office:value="0.560322">
                <text:p>0.560322</text:p>
              </table:table-cell>
              <table:table-cell office:value-type="float" office:value="1.216516">
                <text:p>1.216516</text:p>
              </table:table-cell>
              <table:table-cell office:value-type="float" office:value="0.125699">
                <text:p>0.125699</text:p>
              </table:table-cell>
            </table:table-row>
            <table:table-row>
              <table:table-cell office:value-type="float" office:value="797906">
                <text:p>797906</text:p>
              </table:table-cell>
              <table:table-cell office:value-type="float" office:value="1.039062">
                <text:p>1.039062</text:p>
              </table:table-cell>
              <table:table-cell office:value-type="float" office:value="0.182617">
                <text:p>0.182617</text:p>
              </table:table-cell>
              <table:table-cell office:value-type="float" office:value="0.161133">
                <text:p>0.161133</text:p>
              </table:table-cell>
              <table:table-cell office:value-type="float" office:value="0.581627">
                <text:p>0.581627</text:p>
              </table:table-cell>
              <table:table-cell office:value-type="float" office:value="1.250603">
                <text:p>1.250603</text:p>
              </table:table-cell>
              <table:table-cell office:value-type="float" office:value="0.12783">
                <text:p>0.12783</text:p>
              </table:table-cell>
            </table:table-row>
            <table:table-row>
              <table:table-cell office:value-type="float" office:value="799155">
                <text:p>799155</text:p>
              </table:table-cell>
              <table:table-cell office:value-type="float" office:value="1.041016">
                <text:p>1.041016</text:p>
              </table:table-cell>
              <table:table-cell office:value-type="float" office:value="0.194336">
                <text:p>0.194336</text:p>
              </table:table-cell>
              <table:table-cell office:value-type="float" office:value="0.158203">
                <text:p>0.158203</text:p>
              </table:table-cell>
              <table:table-cell office:value-type="float" office:value="0.605062">
                <text:p>0.605062</text:p>
              </table:table-cell>
              <table:table-cell office:value-type="float" office:value="1.291083">
                <text:p>1.291083</text:p>
              </table:table-cell>
              <table:table-cell office:value-type="float" office:value="0.132091">
                <text:p>0.132091</text:p>
              </table:table-cell>
            </table:table-row>
            <table:table-row>
              <table:table-cell office:value-type="float" office:value="800405">
                <text:p>800405</text:p>
              </table:table-cell>
              <table:table-cell office:value-type="float" office:value="1.039062">
                <text:p>1.039062</text:p>
              </table:table-cell>
              <table:table-cell office:value-type="float" office:value="0.1875">
                <text:p>0.1875</text:p>
              </table:table-cell>
              <table:table-cell office:value-type="float" office:value="0.157227">
                <text:p>0.157227</text:p>
              </table:table-cell>
              <table:table-cell office:value-type="float" office:value="0.617845">
                <text:p>0.617845</text:p>
              </table:table-cell>
              <table:table-cell office:value-type="float" office:value="1.329432">
                <text:p>1.329432</text:p>
              </table:table-cell>
              <table:table-cell office:value-type="float" office:value="0.132091">
                <text:p>0.132091</text:p>
              </table:table-cell>
            </table:table-row>
            <table:table-row>
              <table:table-cell office:value-type="float" office:value="801654">
                <text:p>801654</text:p>
              </table:table-cell>
              <table:table-cell office:value-type="float" office:value="1.035156">
                <text:p>1.035156</text:p>
              </table:table-cell>
              <table:table-cell office:value-type="float" office:value="0.183594">
                <text:p>0.183594</text:p>
              </table:table-cell>
              <table:table-cell office:value-type="float" office:value="0.158203">
                <text:p>0.158203</text:p>
              </table:table-cell>
              <table:table-cell office:value-type="float" office:value="0.628498">
                <text:p>0.628498</text:p>
              </table:table-cell>
              <table:table-cell office:value-type="float" office:value="1.36352">
                <text:p>1.36352</text:p>
              </table:table-cell>
              <table:table-cell office:value-type="float" office:value="0.136352">
                <text:p>0.136352</text:p>
              </table:table-cell>
            </table:table-row>
            <table:table-row>
              <table:table-cell office:value-type="float" office:value="802901">
                <text:p>802901</text:p>
              </table:table-cell>
              <table:table-cell office:value-type="float" office:value="1.027344">
                <text:p>1.027344</text:p>
              </table:table-cell>
              <table:table-cell office:value-type="float" office:value="0.183594">
                <text:p>0.183594</text:p>
              </table:table-cell>
              <table:table-cell office:value-type="float" office:value="0.165039">
                <text:p>0.165039</text:p>
              </table:table-cell>
              <table:table-cell office:value-type="float" office:value="0.63915">
                <text:p>0.63915</text:p>
              </table:table-cell>
              <table:table-cell office:value-type="float" office:value="1.391217">
                <text:p>1.391217</text:p>
              </table:table-cell>
              <table:table-cell office:value-type="float" office:value="0.140613">
                <text:p>0.140613</text:p>
              </table:table-cell>
            </table:table-row>
            <table:table-row>
              <table:table-cell office:value-type="float" office:value="804149">
                <text:p>804149</text:p>
              </table:table-cell>
              <table:table-cell office:value-type="float" office:value="1.018555">
                <text:p>1.018555</text:p>
              </table:table-cell>
              <table:table-cell office:value-type="float" office:value="0.186523">
                <text:p>0.186523</text:p>
              </table:table-cell>
              <table:table-cell office:value-type="float" office:value="0.175781">
                <text:p>0.175781</text:p>
              </table:table-cell>
              <table:table-cell office:value-type="float" office:value="0.656194">
                <text:p>0.656194</text:p>
              </table:table-cell>
              <table:table-cell office:value-type="float" office:value="1.414652">
                <text:p>1.414652</text:p>
              </table:table-cell>
              <table:table-cell office:value-type="float" office:value="0.147005">
                <text:p>0.147005</text:p>
              </table:table-cell>
            </table:table-row>
            <table:table-row>
              <table:table-cell office:value-type="float" office:value="805398">
                <text:p>805398</text:p>
              </table:table-cell>
              <table:table-cell office:value-type="float" office:value="1.011719">
                <text:p>1.011719</text:p>
              </table:table-cell>
              <table:table-cell office:value-type="float" office:value="0.189453">
                <text:p>0.189453</text:p>
              </table:table-cell>
              <table:table-cell office:value-type="float" office:value="0.171875">
                <text:p>0.171875</text:p>
              </table:table-cell>
              <table:table-cell office:value-type="float" office:value="0.686021">
                <text:p>0.686021</text:p>
              </table:table-cell>
              <table:table-cell office:value-type="float" office:value="1.433827">
                <text:p>1.433827</text:p>
              </table:table-cell>
              <table:table-cell office:value-type="float" office:value="0.144874">
                <text:p>0.144874</text:p>
              </table:table-cell>
            </table:table-row>
            <table:table-row>
              <table:table-cell office:value-type="float" office:value="806647">
                <text:p>806647</text:p>
              </table:table-cell>
              <table:table-cell office:value-type="float" office:value="1.006836">
                <text:p>1.006836</text:p>
              </table:table-cell>
              <table:table-cell office:value-type="float" office:value="0.188477">
                <text:p>0.188477</text:p>
              </table:table-cell>
              <table:table-cell office:value-type="float" office:value="0.169922">
                <text:p>0.169922</text:p>
              </table:table-cell>
              <table:table-cell office:value-type="float" office:value="0.713718">
                <text:p>0.713718</text:p>
              </table:table-cell>
              <table:table-cell office:value-type="float" office:value="1.455132">
                <text:p>1.455132</text:p>
              </table:table-cell>
              <table:table-cell office:value-type="float" office:value="0.138483">
                <text:p>0.138483</text:p>
              </table:table-cell>
            </table:table-row>
            <table:table-row>
              <table:table-cell office:value-type="float" office:value="807897">
                <text:p>807897</text:p>
              </table:table-cell>
              <table:table-cell office:value-type="float" office:value="0.998047">
                <text:p>0.998047</text:p>
              </table:table-cell>
              <table:table-cell office:value-type="float" office:value="0.192383">
                <text:p>0.192383</text:p>
              </table:table-cell>
              <table:table-cell office:value-type="float" office:value="0.171875">
                <text:p>0.171875</text:p>
              </table:table-cell>
              <table:table-cell office:value-type="float" office:value="0.739283">
                <text:p>0.739283</text:p>
              </table:table-cell>
              <table:table-cell office:value-type="float" office:value="1.474306">
                <text:p>1.474306</text:p>
              </table:table-cell>
              <table:table-cell office:value-type="float" office:value="0.134221">
                <text:p>0.134221</text:p>
              </table:table-cell>
            </table:table-row>
            <table:table-row>
              <table:table-cell office:value-type="float" office:value="809146">
                <text:p>809146</text:p>
              </table:table-cell>
              <table:table-cell office:value-type="float" office:value="0.993164">
                <text:p>0.993164</text:p>
              </table:table-cell>
              <table:table-cell office:value-type="float" office:value="0.189453">
                <text:p>0.189453</text:p>
              </table:table-cell>
              <table:table-cell office:value-type="float" office:value="0.172852">
                <text:p>0.172852</text:p>
              </table:table-cell>
              <table:table-cell office:value-type="float" office:value="0.771241">
                <text:p>0.771241</text:p>
              </table:table-cell>
              <table:table-cell office:value-type="float" office:value="1.499872">
                <text:p>1.499872</text:p>
              </table:table-cell>
              <table:table-cell office:value-type="float" office:value="0.140613">
                <text:p>0.140613</text:p>
              </table:table-cell>
            </table:table-row>
            <table:table-row>
              <table:table-cell office:value-type="float" office:value="810393">
                <text:p>810393</text:p>
              </table:table-cell>
              <table:table-cell office:value-type="float" office:value="0.983398">
                <text:p>0.983398</text:p>
              </table:table-cell>
              <table:table-cell office:value-type="float" office:value="0.188477">
                <text:p>0.188477</text:p>
              </table:table-cell>
              <table:table-cell office:value-type="float" office:value="0.177734">
                <text:p>0.177734</text:p>
              </table:table-cell>
              <table:table-cell office:value-type="float" office:value="0.801068">
                <text:p>0.801068</text:p>
              </table:table-cell>
              <table:table-cell office:value-type="float" office:value="1.531829">
                <text:p>1.531829</text:p>
              </table:table-cell>
              <table:table-cell office:value-type="float" office:value="0.142743">
                <text:p>0.142743</text:p>
              </table:table-cell>
            </table:table-row>
            <table:table-row>
              <table:table-cell office:value-type="float" office:value="811642">
                <text:p>811642</text:p>
              </table:table-cell>
              <table:table-cell office:value-type="float" office:value="0.974609">
                <text:p>0.974609</text:p>
              </table:table-cell>
              <table:table-cell office:value-type="float" office:value="0.182617">
                <text:p>0.182617</text:p>
              </table:table-cell>
              <table:table-cell office:value-type="float" office:value="0.179688">
                <text:p>0.179688</text:p>
              </table:table-cell>
              <table:table-cell office:value-type="float" office:value="0.826634">
                <text:p>0.826634</text:p>
              </table:table-cell>
              <table:table-cell office:value-type="float" office:value="1.568048">
                <text:p>1.568048</text:p>
              </table:table-cell>
              <table:table-cell office:value-type="float" office:value="0.142743">
                <text:p>0.142743</text:p>
              </table:table-cell>
            </table:table-row>
            <table:table-row>
              <table:table-cell office:value-type="float" office:value="812890">
                <text:p>812890</text:p>
              </table:table-cell>
              <table:table-cell office:value-type="float" office:value="0.977539">
                <text:p>0.977539</text:p>
              </table:table-cell>
              <table:table-cell office:value-type="float" office:value="0.185547">
                <text:p>0.185547</text:p>
              </table:table-cell>
              <table:table-cell office:value-type="float" office:value="0.174805">
                <text:p>0.174805</text:p>
              </table:table-cell>
              <table:table-cell office:value-type="float" office:value="0.845808">
                <text:p>0.845808</text:p>
              </table:table-cell>
              <table:table-cell office:value-type="float" office:value="1.602136">
                <text:p>1.602136</text:p>
              </table:table-cell>
              <table:table-cell office:value-type="float" office:value="0.144874">
                <text:p>0.144874</text:p>
              </table:table-cell>
            </table:table-row>
            <table:table-row>
              <table:table-cell office:value-type="float" office:value="814139">
                <text:p>814139</text:p>
              </table:table-cell>
              <table:table-cell office:value-type="float" office:value="0.963867">
                <text:p>0.963867</text:p>
              </table:table-cell>
              <table:table-cell office:value-type="float" office:value="0.179688">
                <text:p>0.179688</text:p>
              </table:table-cell>
              <table:table-cell office:value-type="float" office:value="0.171875">
                <text:p>0.171875</text:p>
              </table:table-cell>
              <table:table-cell office:value-type="float" office:value="0.860722">
                <text:p>0.860722</text:p>
              </table:table-cell>
              <table:table-cell office:value-type="float" office:value="1.642616">
                <text:p>1.642616</text:p>
              </table:table-cell>
              <table:table-cell office:value-type="float" office:value="0.149135">
                <text:p>0.149135</text:p>
              </table:table-cell>
            </table:table-row>
            <table:table-row>
              <table:table-cell office:value-type="float" office:value="815389">
                <text:p>815389</text:p>
              </table:table-cell>
              <table:table-cell office:value-type="float" office:value="0.952148">
                <text:p>0.952148</text:p>
              </table:table-cell>
              <table:table-cell office:value-type="float" office:value="0.180664">
                <text:p>0.180664</text:p>
              </table:table-cell>
              <table:table-cell office:value-type="float" office:value="0.173828">
                <text:p>0.173828</text:p>
              </table:table-cell>
              <table:table-cell office:value-type="float" office:value="0.882027">
                <text:p>0.882027</text:p>
              </table:table-cell>
              <table:table-cell office:value-type="float" office:value="1.678834">
                <text:p>1.678834</text:p>
              </table:table-cell>
              <table:table-cell office:value-type="float" office:value="0.159787">
                <text:p>0.159787</text:p>
              </table:table-cell>
            </table:table-row>
            <table:table-row>
              <table:table-cell office:value-type="float" office:value="816639">
                <text:p>816639</text:p>
              </table:table-cell>
              <table:table-cell office:value-type="float" office:value="0.936523">
                <text:p>0.936523</text:p>
              </table:table-cell>
              <table:table-cell office:value-type="float" office:value="0.181641">
                <text:p>0.181641</text:p>
              </table:table-cell>
              <table:table-cell office:value-type="float" office:value="0.170898">
                <text:p>0.170898</text:p>
              </table:table-cell>
              <table:table-cell office:value-type="float" office:value="0.905463">
                <text:p>0.905463</text:p>
              </table:table-cell>
              <table:table-cell office:value-type="float" office:value="1.710792">
                <text:p>1.710792</text:p>
              </table:table-cell>
              <table:table-cell office:value-type="float" office:value="0.176832">
                <text:p>0.176832</text:p>
              </table:table-cell>
            </table:table-row>
            <table:table-row>
              <table:table-cell office:value-type="float" office:value="817885">
                <text:p>817885</text:p>
              </table:table-cell>
              <table:table-cell office:value-type="float" office:value="0.924805">
                <text:p>0.924805</text:p>
              </table:table-cell>
              <table:table-cell office:value-type="float" office:value="0.183594">
                <text:p>0.183594</text:p>
              </table:table-cell>
              <table:table-cell office:value-type="float" office:value="0.168945">
                <text:p>0.168945</text:p>
              </table:table-cell>
              <table:table-cell office:value-type="float" office:value="0.924637">
                <text:p>0.924637</text:p>
              </table:table-cell>
              <table:table-cell office:value-type="float" office:value="1.742749">
                <text:p>1.742749</text:p>
              </table:table-cell>
              <table:table-cell office:value-type="float" office:value="0.181092">
                <text:p>0.181092</text:p>
              </table:table-cell>
            </table:table-row>
            <table:table-row>
              <table:table-cell office:value-type="float" office:value="819134">
                <text:p>819134</text:p>
              </table:table-cell>
              <table:table-cell office:value-type="float" office:value="0.920898">
                <text:p>0.920898</text:p>
              </table:table-cell>
              <table:table-cell office:value-type="float" office:value="0.186523">
                <text:p>0.186523</text:p>
              </table:table-cell>
              <table:table-cell office:value-type="float" office:value="0.166992">
                <text:p>0.166992</text:p>
              </table:table-cell>
              <table:table-cell office:value-type="float" office:value="0.948072">
                <text:p>0.948072</text:p>
              </table:table-cell>
              <table:table-cell office:value-type="float" office:value="1.776837">
                <text:p>1.776837</text:p>
              </table:table-cell>
              <table:table-cell office:value-type="float" office:value="0.178962">
                <text:p>0.178962</text:p>
              </table:table-cell>
            </table:table-row>
            <table:table-row>
              <table:table-cell office:value-type="float" office:value="820382">
                <text:p>820382</text:p>
              </table:table-cell>
              <table:table-cell office:value-type="float" office:value="0.916016">
                <text:p>0.916016</text:p>
              </table:table-cell>
              <table:table-cell office:value-type="float" office:value="0.192383">
                <text:p>0.192383</text:p>
              </table:table-cell>
              <table:table-cell office:value-type="float" office:value="0.170898">
                <text:p>0.170898</text:p>
              </table:table-cell>
              <table:table-cell office:value-type="float" office:value="0.973638">
                <text:p>0.973638</text:p>
              </table:table-cell>
              <table:table-cell office:value-type="float" office:value="1.813055">
                <text:p>1.813055</text:p>
              </table:table-cell>
              <table:table-cell office:value-type="float" office:value="0.17257">
                <text:p>0.17257</text:p>
              </table:table-cell>
            </table:table-row>
            <table:table-row>
              <table:table-cell office:value-type="float" office:value="821631">
                <text:p>821631</text:p>
              </table:table-cell>
              <table:table-cell office:value-type="float" office:value="0.911133">
                <text:p>0.911133</text:p>
              </table:table-cell>
              <table:table-cell office:value-type="float" office:value="0.193359">
                <text:p>0.193359</text:p>
              </table:table-cell>
              <table:table-cell office:value-type="float" office:value="0.171875">
                <text:p>0.171875</text:p>
              </table:table-cell>
              <table:table-cell office:value-type="float" office:value="0.997074">
                <text:p>0.997074</text:p>
              </table:table-cell>
              <table:table-cell office:value-type="float" office:value="1.845013">
                <text:p>1.845013</text:p>
              </table:table-cell>
              <table:table-cell office:value-type="float" office:value="0.17257">
                <text:p>0.17257</text:p>
              </table:table-cell>
            </table:table-row>
            <table:table-row>
              <table:table-cell office:value-type="float" office:value="822881">
                <text:p>822881</text:p>
              </table:table-cell>
              <table:table-cell office:value-type="float" office:value="0.901367">
                <text:p>0.901367</text:p>
              </table:table-cell>
              <table:table-cell office:value-type="float" office:value="0.192383">
                <text:p>0.192383</text:p>
              </table:table-cell>
              <table:table-cell office:value-type="float" office:value="0.176758">
                <text:p>0.176758</text:p>
              </table:table-cell>
              <table:table-cell office:value-type="float" office:value="1.014118">
                <text:p>1.014118</text:p>
              </table:table-cell>
              <table:table-cell office:value-type="float" office:value="1.881231">
                <text:p>1.881231</text:p>
              </table:table-cell>
              <table:table-cell office:value-type="float" office:value="0.16831">
                <text:p>0.16831</text:p>
              </table:table-cell>
            </table:table-row>
            <table:table-row>
              <table:table-cell office:value-type="float" office:value="824130">
                <text:p>824130</text:p>
              </table:table-cell>
              <table:table-cell office:value-type="float" office:value="0.884766">
                <text:p>0.884766</text:p>
              </table:table-cell>
              <table:table-cell office:value-type="float" office:value="0.189453">
                <text:p>0.189453</text:p>
              </table:table-cell>
              <table:table-cell office:value-type="float" office:value="0.18457">
                <text:p>0.18457</text:p>
              </table:table-cell>
              <table:table-cell office:value-type="float" office:value="1.041815">
                <text:p>1.041815</text:p>
              </table:table-cell>
              <table:table-cell office:value-type="float" office:value="1.923841">
                <text:p>1.923841</text:p>
              </table:table-cell>
              <table:table-cell office:value-type="float" office:value="0.151265">
                <text:p>0.151265</text:p>
              </table:table-cell>
            </table:table-row>
            <table:table-row>
              <table:table-cell office:value-type="float" office:value="825377">
                <text:p>825377</text:p>
              </table:table-cell>
              <table:table-cell office:value-type="float" office:value="0.871094">
                <text:p>0.871094</text:p>
              </table:table-cell>
              <table:table-cell office:value-type="float" office:value="0.186523">
                <text:p>0.186523</text:p>
              </table:table-cell>
              <table:table-cell office:value-type="float" office:value="0.194336">
                <text:p>0.194336</text:p>
              </table:table-cell>
              <table:table-cell office:value-type="float" office:value="1.069511">
                <text:p>1.069511</text:p>
              </table:table-cell>
              <table:table-cell office:value-type="float" office:value="1.964321">
                <text:p>1.964321</text:p>
              </table:table-cell>
              <table:table-cell office:value-type="float" office:value="0.142743">
                <text:p>0.142743</text:p>
              </table:table-cell>
            </table:table-row>
            <table:table-row>
              <table:table-cell office:value-type="float" office:value="826626">
                <text:p>826626</text:p>
              </table:table-cell>
              <table:table-cell office:value-type="float" office:value="0.863281">
                <text:p>0.863281</text:p>
              </table:table-cell>
              <table:table-cell office:value-type="float" office:value="0.177734">
                <text:p>0.177734</text:p>
              </table:table-cell>
              <table:table-cell office:value-type="float" office:value="0.200195">
                <text:p>0.200195</text:p>
              </table:table-cell>
              <table:table-cell office:value-type="float" office:value="1.099338">
                <text:p>1.099338</text:p>
              </table:table-cell>
              <table:table-cell office:value-type="float" office:value="2.000539">
                <text:p>2.000539</text:p>
              </table:table-cell>
              <table:table-cell office:value-type="float" office:value="0.138483">
                <text:p>0.138483</text:p>
              </table:table-cell>
            </table:table-row>
            <table:table-row>
              <table:table-cell office:value-type="float" office:value="827876">
                <text:p>827876</text:p>
              </table:table-cell>
              <table:table-cell office:value-type="float" office:value="0.848633">
                <text:p>0.848633</text:p>
              </table:table-cell>
              <table:table-cell office:value-type="float" office:value="0.171875">
                <text:p>0.171875</text:p>
              </table:table-cell>
              <table:table-cell office:value-type="float" office:value="0.191406">
                <text:p>0.191406</text:p>
              </table:table-cell>
              <table:table-cell office:value-type="float" office:value="1.118513">
                <text:p>1.118513</text:p>
              </table:table-cell>
              <table:table-cell office:value-type="float" office:value="2.023975">
                <text:p>2.023975</text:p>
              </table:table-cell>
              <table:table-cell office:value-type="float" office:value="0.140613">
                <text:p>0.140613</text:p>
              </table:table-cell>
            </table:table-row>
            <table:table-row>
              <table:table-cell office:value-type="float" office:value="829123">
                <text:p>829123</text:p>
              </table:table-cell>
              <table:table-cell office:value-type="float" office:value="0.837891">
                <text:p>0.837891</text:p>
              </table:table-cell>
              <table:table-cell office:value-type="float" office:value="0.166992">
                <text:p>0.166992</text:p>
              </table:table-cell>
              <table:table-cell office:value-type="float" office:value="0.193359">
                <text:p>0.193359</text:p>
              </table:table-cell>
              <table:table-cell office:value-type="float" office:value="1.141948">
                <text:p>1.141948</text:p>
              </table:table-cell>
              <table:table-cell office:value-type="float" office:value="2.04741">
                <text:p>2.04741</text:p>
              </table:table-cell>
              <table:table-cell office:value-type="float" office:value="0.138483">
                <text:p>0.138483</text:p>
              </table:table-cell>
            </table:table-row>
            <table:table-row>
              <table:table-cell office:value-type="float" office:value="830372">
                <text:p>830372</text:p>
              </table:table-cell>
              <table:table-cell office:value-type="float" office:value="0.84082">
                <text:p>0.84082</text:p>
              </table:table-cell>
              <table:table-cell office:value-type="float" office:value="0.157227">
                <text:p>0.157227</text:p>
              </table:table-cell>
              <table:table-cell office:value-type="float" office:value="0.193359">
                <text:p>0.193359</text:p>
              </table:table-cell>
              <table:table-cell office:value-type="float" office:value="1.173906">
                <text:p>1.173906</text:p>
              </table:table-cell>
              <table:table-cell office:value-type="float" office:value="2.075107">
                <text:p>2.075107</text:p>
              </table:table-cell>
              <table:table-cell office:value-type="float" office:value="0.125699">
                <text:p>0.125699</text:p>
              </table:table-cell>
            </table:table-row>
            <table:table-row>
              <table:table-cell office:value-type="float" office:value="831620">
                <text:p>831620</text:p>
              </table:table-cell>
              <table:table-cell office:value-type="float" office:value="0.838867">
                <text:p>0.838867</text:p>
              </table:table-cell>
              <table:table-cell office:value-type="float" office:value="0.155273">
                <text:p>0.155273</text:p>
              </table:table-cell>
              <table:table-cell office:value-type="float" office:value="0.197266">
                <text:p>0.197266</text:p>
              </table:table-cell>
              <table:table-cell office:value-type="float" office:value="1.203733">
                <text:p>1.203733</text:p>
              </table:table-cell>
              <table:table-cell office:value-type="float" office:value="2.111325">
                <text:p>2.111325</text:p>
              </table:table-cell>
              <table:table-cell office:value-type="float" office:value="0.108656">
                <text:p>0.108656</text:p>
              </table:table-cell>
            </table:table-row>
            <table:table-row>
              <table:table-cell office:value-type="float" office:value="832869">
                <text:p>832869</text:p>
              </table:table-cell>
              <table:table-cell office:value-type="float" office:value="0.823242">
                <text:p>0.823242</text:p>
              </table:table-cell>
              <table:table-cell office:value-type="float" office:value="0.162109">
                <text:p>0.162109</text:p>
              </table:table-cell>
              <table:table-cell office:value-type="float" office:value="0.202148">
                <text:p>0.202148</text:p>
              </table:table-cell>
              <table:table-cell office:value-type="float" office:value="1.231429">
                <text:p>1.231429</text:p>
              </table:table-cell>
              <table:table-cell office:value-type="float" office:value="2.143283">
                <text:p>2.143283</text:p>
              </table:table-cell>
              <table:table-cell office:value-type="float" office:value="0.095872">
                <text:p>0.095872</text:p>
              </table:table-cell>
            </table:table-row>
            <table:table-row>
              <table:table-cell office:value-type="float" office:value="834118">
                <text:p>834118</text:p>
              </table:table-cell>
              <table:table-cell office:value-type="float" office:value="0.804688">
                <text:p>0.804688</text:p>
              </table:table-cell>
              <table:table-cell office:value-type="float" office:value="0.172852">
                <text:p>0.172852</text:p>
              </table:table-cell>
              <table:table-cell office:value-type="float" office:value="0.208984">
                <text:p>0.208984</text:p>
              </table:table-cell>
              <table:table-cell office:value-type="float" office:value="1.259126">
                <text:p>1.259126</text:p>
              </table:table-cell>
              <table:table-cell office:value-type="float" office:value="2.17311">
                <text:p>2.17311</text:p>
              </table:table-cell>
              <table:table-cell office:value-type="float" office:value="0.080959">
                <text:p>0.080959</text:p>
              </table:table-cell>
            </table:table-row>
            <table:table-row>
              <table:table-cell office:value-type="float" office:value="835368">
                <text:p>835368</text:p>
              </table:table-cell>
              <table:table-cell office:value-type="float" office:value="0.795898">
                <text:p>0.795898</text:p>
              </table:table-cell>
              <table:table-cell office:value-type="float" office:value="0.15918">
                <text:p>0.15918</text:p>
              </table:table-cell>
              <table:table-cell office:value-type="float" office:value="0.220703">
                <text:p>0.220703</text:p>
              </table:table-cell>
              <table:table-cell office:value-type="float" office:value="1.297475">
                <text:p>1.297475</text:p>
              </table:table-cell>
              <table:table-cell office:value-type="float" office:value="2.205068">
                <text:p>2.205068</text:p>
              </table:table-cell>
              <table:table-cell office:value-type="float" office:value="0.066046">
                <text:p>0.066046</text:p>
              </table:table-cell>
            </table:table-row>
            <table:table-row>
              <table:table-cell office:value-type="float" office:value="836617">
                <text:p>836617</text:p>
              </table:table-cell>
              <table:table-cell office:value-type="float" office:value="0.779297">
                <text:p>0.779297</text:p>
              </table:table-cell>
              <table:table-cell office:value-type="float" office:value="0.148438">
                <text:p>0.148438</text:p>
              </table:table-cell>
              <table:table-cell office:value-type="float" office:value="0.225586">
                <text:p>0.225586</text:p>
              </table:table-cell>
              <table:table-cell office:value-type="float" office:value="1.340084">
                <text:p>1.340084</text:p>
              </table:table-cell>
              <table:table-cell office:value-type="float" office:value="2.241286">
                <text:p>2.241286</text:p>
              </table:table-cell>
              <table:table-cell office:value-type="float" office:value="0.059654">
                <text:p>0.059654</text:p>
              </table:table-cell>
            </table:table-row>
            <table:table-row>
              <table:table-cell office:value-type="float" office:value="837864">
                <text:p>837864</text:p>
              </table:table-cell>
              <table:table-cell office:value-type="float" office:value="0.769531">
                <text:p>0.769531</text:p>
              </table:table-cell>
              <table:table-cell office:value-type="float" office:value="0.150391">
                <text:p>0.150391</text:p>
              </table:table-cell>
              <table:table-cell office:value-type="float" office:value="0.220703">
                <text:p>0.220703</text:p>
              </table:table-cell>
              <table:table-cell office:value-type="float" office:value="1.372042">
                <text:p>1.372042</text:p>
              </table:table-cell>
              <table:table-cell office:value-type="float" office:value="2.273243">
                <text:p>2.273243</text:p>
              </table:table-cell>
              <table:table-cell office:value-type="float" office:value="0.049002">
                <text:p>0.049002</text:p>
              </table:table-cell>
            </table:table-row>
            <table:table-row>
              <table:table-cell office:value-type="float" office:value="839112">
                <text:p>839112</text:p>
              </table:table-cell>
              <table:table-cell office:value-type="float" office:value="0.748047">
                <text:p>0.748047</text:p>
              </table:table-cell>
              <table:table-cell office:value-type="float" office:value="0.164062">
                <text:p>0.164062</text:p>
              </table:table-cell>
              <table:table-cell office:value-type="float" office:value="0.201172">
                <text:p>0.201172</text:p>
              </table:table-cell>
              <table:table-cell office:value-type="float" office:value="1.384825">
                <text:p>1.384825</text:p>
              </table:table-cell>
              <table:table-cell office:value-type="float" office:value="2.296679">
                <text:p>2.296679</text:p>
              </table:table-cell>
              <table:table-cell office:value-type="float" office:value="0.044741">
                <text:p>0.044741</text:p>
              </table:table-cell>
            </table:table-row>
            <table:table-row>
              <table:table-cell office:value-type="float" office:value="840363">
                <text:p>840363</text:p>
              </table:table-cell>
              <table:table-cell office:value-type="float" office:value="0.746094">
                <text:p>0.746094</text:p>
              </table:table-cell>
              <table:table-cell office:value-type="float" office:value="0.19043">
                <text:p>0.19043</text:p>
              </table:table-cell>
              <table:table-cell office:value-type="float" office:value="0.167969">
                <text:p>0.167969</text:p>
              </table:table-cell>
              <table:table-cell office:value-type="float" office:value="1.365651">
                <text:p>1.365651</text:p>
              </table:table-cell>
              <table:table-cell office:value-type="float" office:value="2.315854">
                <text:p>2.315854</text:p>
              </table:table-cell>
              <table:table-cell office:value-type="float" office:value="0.029827">
                <text:p>0.029827</text:p>
              </table:table-cell>
            </table:table-row>
            <table:table-row>
              <table:table-cell office:value-type="float" office:value="841610">
                <text:p>841610</text:p>
              </table:table-cell>
              <table:table-cell office:value-type="float" office:value="0.75">
                <text:p>0.75</text:p>
              </table:table-cell>
              <table:table-cell office:value-type="float" office:value="0.195312">
                <text:p>0.195312</text:p>
              </table:table-cell>
              <table:table-cell office:value-type="float" office:value="0.169922">
                <text:p>0.169922</text:p>
              </table:table-cell>
              <table:table-cell office:value-type="float" office:value="1.335824">
                <text:p>1.335824</text:p>
              </table:table-cell>
              <table:table-cell office:value-type="float" office:value="2.34568">
                <text:p>2.34568</text:p>
              </table:table-cell>
              <table:table-cell office:value-type="float" office:value="0.019175">
                <text:p>0.019175</text:p>
              </table:table-cell>
            </table:table-row>
            <table:table-row>
              <table:table-cell office:value-type="float" office:value="842858">
                <text:p>842858</text:p>
              </table:table-cell>
              <table:table-cell office:value-type="float" office:value="0.750977">
                <text:p>0.750977</text:p>
              </table:table-cell>
              <table:table-cell office:value-type="float" office:value="0.173828">
                <text:p>0.173828</text:p>
              </table:table-cell>
              <table:table-cell office:value-type="float" office:value="0.204102">
                <text:p>0.204102</text:p>
              </table:table-cell>
              <table:table-cell office:value-type="float" office:value="1.333693">
                <text:p>1.333693</text:p>
              </table:table-cell>
              <table:table-cell office:value-type="float" office:value="2.38616">
                <text:p>2.38616</text:p>
              </table:table-cell>
              <table:table-cell office:value-type="float" office:value="0.004261">
                <text:p>0.004261</text:p>
              </table:table-cell>
            </table:table-row>
            <table:table-row>
              <table:table-cell office:value-type="float" office:value="844107">
                <text:p>844107</text:p>
              </table:table-cell>
              <table:table-cell office:value-type="float" office:value="0.74707">
                <text:p>0.74707</text:p>
              </table:table-cell>
              <table:table-cell office:value-type="float" office:value="0.172852">
                <text:p>0.172852</text:p>
              </table:table-cell>
              <table:table-cell office:value-type="float" office:value="0.202148">
                <text:p>0.202148</text:p>
              </table:table-cell>
              <table:table-cell office:value-type="float" office:value="1.342215">
                <text:p>1.342215</text:p>
              </table:table-cell>
              <table:table-cell office:value-type="float" office:value="2.415987">
                <text:p>2.415987</text:p>
              </table:table-cell>
              <table:table-cell office:value-type="float" office:value="0.002131">
                <text:p>0.002131</text:p>
              </table:table-cell>
            </table:table-row>
            <table:table-row>
              <table:table-cell office:value-type="float" office:value="845356">
                <text:p>845356</text:p>
              </table:table-cell>
              <table:table-cell office:value-type="float" office:value="0.742188">
                <text:p>0.742188</text:p>
              </table:table-cell>
              <table:table-cell office:value-type="float" office:value="0.180664">
                <text:p>0.180664</text:p>
              </table:table-cell>
              <table:table-cell office:value-type="float" office:value="0.18457">
                <text:p>0.18457</text:p>
              </table:table-cell>
              <table:table-cell office:value-type="float" office:value="1.331562">
                <text:p>1.331562</text:p>
              </table:table-cell>
              <table:table-cell office:value-type="float" office:value="2.445814">
                <text:p>2.445814</text:p>
              </table:table-cell>
              <table:table-cell office:value-type="float" office:value="-0.008522">
                <text:p>-0.008522</text:p>
              </table:table-cell>
            </table:table-row>
            <table:table-row>
              <table:table-cell office:value-type="float" office:value="846606">
                <text:p>846606</text:p>
              </table:table-cell>
              <table:table-cell office:value-type="float" office:value="0.740234">
                <text:p>0.740234</text:p>
              </table:table-cell>
              <table:table-cell office:value-type="float" office:value="0.180664">
                <text:p>0.180664</text:p>
              </table:table-cell>
              <table:table-cell office:value-type="float" office:value="0.181641">
                <text:p>0.181641</text:p>
              </table:table-cell>
              <table:table-cell office:value-type="float" office:value="1.312388">
                <text:p>1.312388</text:p>
              </table:table-cell>
              <table:table-cell office:value-type="float" office:value="2.482032">
                <text:p>2.482032</text:p>
              </table:table-cell>
              <table:table-cell office:value-type="float" office:value="-0.025566">
                <text:p>-0.025566</text:p>
              </table:table-cell>
            </table:table-row>
            <table:table-row>
              <table:table-cell office:value-type="float" office:value="847853">
                <text:p>847853</text:p>
              </table:table-cell>
              <table:table-cell office:value-type="float" office:value="0.731445">
                <text:p>0.731445</text:p>
              </table:table-cell>
              <table:table-cell office:value-type="float" office:value="0.179688">
                <text:p>0.179688</text:p>
              </table:table-cell>
              <table:table-cell office:value-type="float" office:value="0.174805">
                <text:p>0.174805</text:p>
              </table:table-cell>
              <table:table-cell office:value-type="float" office:value="1.291083">
                <text:p>1.291083</text:p>
              </table:table-cell>
              <table:table-cell office:value-type="float" office:value="2.51399">
                <text:p>2.51399</text:p>
              </table:table-cell>
              <table:table-cell office:value-type="float" office:value="-0.04048">
                <text:p>-0.04048</text:p>
              </table:table-cell>
            </table:table-row>
            <table:table-row>
              <table:table-cell office:value-type="float" office:value="849102">
                <text:p>849102</text:p>
              </table:table-cell>
              <table:table-cell office:value-type="float" office:value="0.704102">
                <text:p>0.704102</text:p>
              </table:table-cell>
              <table:table-cell office:value-type="float" office:value="0.199219">
                <text:p>0.199219</text:p>
              </table:table-cell>
              <table:table-cell office:value-type="float" office:value="0.144531">
                <text:p>0.144531</text:p>
              </table:table-cell>
              <table:table-cell office:value-type="float" office:value="1.256995">
                <text:p>1.256995</text:p>
              </table:table-cell>
              <table:table-cell office:value-type="float" office:value="2.535295">
                <text:p>2.535295</text:p>
              </table:table-cell>
              <table:table-cell office:value-type="float" office:value="-0.051132">
                <text:p>-0.051132</text:p>
              </table:table-cell>
            </table:table-row>
            <table:table-row>
              <table:table-cell office:value-type="float" office:value="850352">
                <text:p>850352</text:p>
              </table:table-cell>
              <table:table-cell office:value-type="float" office:value="0.692383">
                <text:p>0.692383</text:p>
              </table:table-cell>
              <table:table-cell office:value-type="float" office:value="0.209961">
                <text:p>0.209961</text:p>
              </table:table-cell>
              <table:table-cell office:value-type="float" office:value="0.139648">
                <text:p>0.139648</text:p>
              </table:table-cell>
              <table:table-cell office:value-type="float" office:value="1.188819">
                <text:p>1.188819</text:p>
              </table:table-cell>
              <table:table-cell office:value-type="float" office:value="2.550209">
                <text:p>2.550209</text:p>
              </table:table-cell>
              <table:table-cell office:value-type="float" office:value="-0.046871">
                <text:p>-0.046871</text:p>
              </table:table-cell>
            </table:table-row>
            <table:table-row>
              <table:table-cell office:value-type="float" office:value="851599">
                <text:p>851599</text:p>
              </table:table-cell>
              <table:table-cell office:value-type="float" office:value="0.686523">
                <text:p>0.686523</text:p>
              </table:table-cell>
              <table:table-cell office:value-type="float" office:value="0.208984">
                <text:p>0.208984</text:p>
              </table:table-cell>
              <table:table-cell office:value-type="float" office:value="0.142578">
                <text:p>0.142578</text:p>
              </table:table-cell>
              <table:table-cell office:value-type="float" office:value="1.118513">
                <text:p>1.118513</text:p>
              </table:table-cell>
              <table:table-cell office:value-type="float" office:value="2.569383">
                <text:p>2.569383</text:p>
              </table:table-cell>
              <table:table-cell office:value-type="float" office:value="-0.046871">
                <text:p>-0.046871</text:p>
              </table:table-cell>
            </table:table-row>
            <table:table-row>
              <table:table-cell office:value-type="float" office:value="852848">
                <text:p>852848</text:p>
              </table:table-cell>
              <table:table-cell office:value-type="float" office:value="0.693359">
                <text:p>0.693359</text:p>
              </table:table-cell>
              <table:table-cell office:value-type="float" office:value="0.205078">
                <text:p>0.205078</text:p>
              </table:table-cell>
              <table:table-cell office:value-type="float" office:value="0.143555">
                <text:p>0.143555</text:p>
              </table:table-cell>
              <table:table-cell office:value-type="float" office:value="1.088685">
                <text:p>1.088685</text:p>
              </table:table-cell>
              <table:table-cell office:value-type="float" office:value="2.592818">
                <text:p>2.592818</text:p>
              </table:table-cell>
              <table:table-cell office:value-type="float" office:value="-0.063915">
                <text:p>-0.063915</text:p>
              </table:table-cell>
            </table:table-row>
            <table:table-row>
              <table:table-cell office:value-type="float" office:value="854097">
                <text:p>854097</text:p>
              </table:table-cell>
              <table:table-cell office:value-type="float" office:value="0.682617">
                <text:p>0.682617</text:p>
              </table:table-cell>
              <table:table-cell office:value-type="float" office:value="0.191406">
                <text:p>0.191406</text:p>
              </table:table-cell>
              <table:table-cell office:value-type="float" office:value="0.180664">
                <text:p>0.180664</text:p>
              </table:table-cell>
              <table:table-cell office:value-type="float" office:value="1.073772">
                <text:p>1.073772</text:p>
              </table:table-cell>
              <table:table-cell office:value-type="float" office:value="2.611993">
                <text:p>2.611993</text:p>
              </table:table-cell>
              <table:table-cell office:value-type="float" office:value="-0.061784">
                <text:p>-0.061784</text:p>
              </table:table-cell>
            </table:table-row>
            <table:table-row>
              <table:table-cell office:value-type="float" office:value="855345">
                <text:p>855345</text:p>
              </table:table-cell>
              <table:table-cell office:value-type="float" office:value="0.668945">
                <text:p>0.668945</text:p>
              </table:table-cell>
              <table:table-cell office:value-type="float" office:value="0.19043">
                <text:p>0.19043</text:p>
              </table:table-cell>
              <table:table-cell office:value-type="float" office:value="0.1875">
                <text:p>0.1875</text:p>
              </table:table-cell>
              <table:table-cell office:value-type="float" office:value="1.067381">
                <text:p>1.067381</text:p>
              </table:table-cell>
              <table:table-cell office:value-type="float" office:value="2.633298">
                <text:p>2.633298</text:p>
              </table:table-cell>
              <table:table-cell office:value-type="float" office:value="-0.055393">
                <text:p>-0.055393</text:p>
              </table:table-cell>
            </table:table-row>
            <table:table-row>
              <table:table-cell office:value-type="float" office:value="856594">
                <text:p>856594</text:p>
              </table:table-cell>
              <table:table-cell office:value-type="float" office:value="0.644531">
                <text:p>0.644531</text:p>
              </table:table-cell>
              <table:table-cell office:value-type="float" office:value="0.194336">
                <text:p>0.194336</text:p>
              </table:table-cell>
              <table:table-cell office:value-type="float" office:value="0.173828">
                <text:p>0.173828</text:p>
              </table:table-cell>
              <table:table-cell office:value-type="float" office:value="1.026901">
                <text:p>1.026901</text:p>
              </table:table-cell>
              <table:table-cell office:value-type="float" office:value="2.631168">
                <text:p>2.631168</text:p>
              </table:table-cell>
              <table:table-cell office:value-type="float" office:value="-0.046871">
                <text:p>-0.046871</text:p>
              </table:table-cell>
            </table:table-row>
            <table:table-row>
              <table:table-cell office:value-type="float" office:value="857843">
                <text:p>857843</text:p>
              </table:table-cell>
              <table:table-cell office:value-type="float" office:value="0.626953">
                <text:p>0.626953</text:p>
              </table:table-cell>
              <table:table-cell office:value-type="float" office:value="0.194336">
                <text:p>0.194336</text:p>
              </table:table-cell>
              <table:table-cell office:value-type="float" office:value="0.163086">
                <text:p>0.163086</text:p>
              </table:table-cell>
              <table:table-cell office:value-type="float" office:value="0.969378">
                <text:p>0.969378</text:p>
              </table:table-cell>
              <table:table-cell office:value-type="float" office:value="2.631168">
                <text:p>2.631168</text:p>
              </table:table-cell>
              <table:table-cell office:value-type="float" office:value="-0.021305">
                <text:p>-0.021305</text:p>
              </table:table-cell>
            </table:table-row>
            <table:table-row>
              <table:table-cell office:value-type="float" office:value="859093">
                <text:p>859093</text:p>
              </table:table-cell>
              <table:table-cell office:value-type="float" office:value="0.611328">
                <text:p>0.611328</text:p>
              </table:table-cell>
              <table:table-cell office:value-type="float" office:value="0.193359">
                <text:p>0.193359</text:p>
              </table:table-cell>
              <table:table-cell office:value-type="float" office:value="0.172852">
                <text:p>0.172852</text:p>
              </table:table-cell>
              <table:table-cell office:value-type="float" office:value="0.924637">
                <text:p>0.924637</text:p>
              </table:table-cell>
              <table:table-cell office:value-type="float" office:value="2.633298">
                <text:p>2.633298</text:p>
              </table:table-cell>
              <table:table-cell office:value-type="float" office:value="-0.006391">
                <text:p>-0.006391</text:p>
              </table:table-cell>
            </table:table-row>
            <table:table-row>
              <table:table-cell office:value-type="float" office:value="860340">
                <text:p>860340</text:p>
              </table:table-cell>
              <table:table-cell office:value-type="float" office:value="0.628906">
                <text:p>0.628906</text:p>
              </table:table-cell>
              <table:table-cell office:value-type="float" office:value="0.198242">
                <text:p>0.198242</text:p>
              </table:table-cell>
              <table:table-cell office:value-type="float" office:value="0.162109">
                <text:p>0.162109</text:p>
              </table:table-cell>
              <table:table-cell office:value-type="float" office:value="0.916115">
                <text:p>0.916115</text:p>
              </table:table-cell>
              <table:table-cell office:value-type="float" office:value="2.654603">
                <text:p>2.654603</text:p>
              </table:table-cell>
              <table:table-cell office:value-type="float" office:value="-0.012783">
                <text:p>-0.012783</text:p>
              </table:table-cell>
            </table:table-row>
            <table:table-row>
              <table:table-cell office:value-type="float" office:value="861589">
                <text:p>861589</text:p>
              </table:table-cell>
              <table:table-cell office:value-type="float" office:value="0.647461">
                <text:p>0.647461</text:p>
              </table:table-cell>
              <table:table-cell office:value-type="float" office:value="0.211914">
                <text:p>0.211914</text:p>
              </table:table-cell>
              <table:table-cell office:value-type="float" office:value="0.148438">
                <text:p>0.148438</text:p>
              </table:table-cell>
              <table:table-cell office:value-type="float" office:value="0.918246">
                <text:p>0.918246</text:p>
              </table:table-cell>
              <table:table-cell office:value-type="float" office:value="2.692952">
                <text:p>2.692952</text:p>
              </table:table-cell>
              <table:table-cell office:value-type="float" office:value="-0.034088">
                <text:p>-0.034088</text:p>
              </table:table-cell>
            </table:table-row>
            <table:table-row>
              <table:table-cell office:value-type="float" office:value="862839">
                <text:p>862839</text:p>
              </table:table-cell>
              <table:table-cell office:value-type="float" office:value="0.647461">
                <text:p>0.647461</text:p>
              </table:table-cell>
              <table:table-cell office:value-type="float" office:value="0.231445">
                <text:p>0.231445</text:p>
              </table:table-cell>
              <table:table-cell office:value-type="float" office:value="0.141602">
                <text:p>0.141602</text:p>
              </table:table-cell>
              <table:table-cell office:value-type="float" office:value="0.903332">
                <text:p>0.903332</text:p>
              </table:table-cell>
              <table:table-cell office:value-type="float" office:value="2.735562">
                <text:p>2.735562</text:p>
              </table:table-cell>
              <table:table-cell office:value-type="float" office:value="-0.055393">
                <text:p>-0.055393</text:p>
              </table:table-cell>
            </table:table-row>
            <table:table-row>
              <table:table-cell office:value-type="float" office:value="864086">
                <text:p>864086</text:p>
              </table:table-cell>
              <table:table-cell office:value-type="float" office:value="0.634766">
                <text:p>0.634766</text:p>
              </table:table-cell>
              <table:table-cell office:value-type="float" office:value="0.240234">
                <text:p>0.240234</text:p>
              </table:table-cell>
              <table:table-cell office:value-type="float" office:value="0.135742">
                <text:p>0.135742</text:p>
              </table:table-cell>
              <table:table-cell office:value-type="float" office:value="0.867113">
                <text:p>0.867113</text:p>
              </table:table-cell>
              <table:table-cell office:value-type="float" office:value="2.765389">
                <text:p>2.765389</text:p>
              </table:table-cell>
              <table:table-cell office:value-type="float" office:value="-0.063915">
                <text:p>-0.063915</text:p>
              </table:table-cell>
            </table:table-row>
            <table:table-row>
              <table:table-cell office:value-type="float" office:value="865335">
                <text:p>865335</text:p>
              </table:table-cell>
              <table:table-cell office:value-type="float" office:value="0.624023">
                <text:p>0.624023</text:p>
              </table:table-cell>
              <table:table-cell office:value-type="float" office:value="0.236328">
                <text:p>0.236328</text:p>
              </table:table-cell>
              <table:table-cell office:value-type="float" office:value="0.146484">
                <text:p>0.146484</text:p>
              </table:table-cell>
              <table:table-cell office:value-type="float" office:value="0.830895">
                <text:p>0.830895</text:p>
              </table:table-cell>
              <table:table-cell office:value-type="float" office:value="2.784563">
                <text:p>2.784563</text:p>
              </table:table-cell>
              <table:table-cell office:value-type="float" office:value="-0.057523">
                <text:p>-0.057523</text:p>
              </table:table-cell>
            </table:table-row>
            <table:table-row>
              <table:table-cell office:value-type="float" office:value="866583">
                <text:p>866583</text:p>
              </table:table-cell>
              <table:table-cell office:value-type="float" office:value="0.612305">
                <text:p>0.612305</text:p>
              </table:table-cell>
              <table:table-cell office:value-type="float" office:value="0.231445">
                <text:p>0.231445</text:p>
              </table:table-cell>
              <table:table-cell office:value-type="float" office:value="0.164062">
                <text:p>0.164062</text:p>
              </table:table-cell>
              <table:table-cell office:value-type="float" office:value="0.822373">
                <text:p>0.822373</text:p>
              </table:table-cell>
              <table:table-cell office:value-type="float" office:value="2.799477">
                <text:p>2.799477</text:p>
              </table:table-cell>
              <table:table-cell office:value-type="float" office:value="-0.055393">
                <text:p>-0.055393</text:p>
              </table:table-cell>
            </table:table-row>
            <table:table-row>
              <table:table-cell office:value-type="float" office:value="867832">
                <text:p>867832</text:p>
              </table:table-cell>
              <table:table-cell office:value-type="float" office:value="0.599609">
                <text:p>0.599609</text:p>
              </table:table-cell>
              <table:table-cell office:value-type="float" office:value="0.227539">
                <text:p>0.227539</text:p>
              </table:table-cell>
              <table:table-cell office:value-type="float" office:value="0.166992">
                <text:p>0.166992</text:p>
              </table:table-cell>
              <table:table-cell office:value-type="float" office:value="0.807459">
                <text:p>0.807459</text:p>
              </table:table-cell>
              <table:table-cell office:value-type="float" office:value="2.807999">
                <text:p>2.807999</text:p>
              </table:table-cell>
              <table:table-cell office:value-type="float" office:value="-0.063915">
                <text:p>-0.063915</text:p>
              </table:table-cell>
            </table:table-row>
            <table:table-row>
              <table:table-cell office:value-type="float" office:value="869081">
                <text:p>869081</text:p>
              </table:table-cell>
              <table:table-cell office:value-type="float" office:value="0.603516">
                <text:p>0.603516</text:p>
              </table:table-cell>
              <table:table-cell office:value-type="float" office:value="0.224609">
                <text:p>0.224609</text:p>
              </table:table-cell>
              <table:table-cell office:value-type="float" office:value="0.152344">
                <text:p>0.152344</text:p>
              </table:table-cell>
              <table:table-cell office:value-type="float" office:value="0.801068">
                <text:p>0.801068</text:p>
              </table:table-cell>
              <table:table-cell office:value-type="float" office:value="2.846348">
                <text:p>2.846348</text:p>
              </table:table-cell>
              <table:table-cell office:value-type="float" office:value="-0.070306">
                <text:p>-0.070306</text:p>
              </table:table-cell>
            </table:table-row>
            <table:table-row>
              <table:table-cell office:value-type="float" office:value="870329">
                <text:p>870329</text:p>
              </table:table-cell>
              <table:table-cell office:value-type="float" office:value="0.616211">
                <text:p>0.616211</text:p>
              </table:table-cell>
              <table:table-cell office:value-type="float" office:value="0.210938">
                <text:p>0.210938</text:p>
              </table:table-cell>
              <table:table-cell office:value-type="float" office:value="0.160156">
                <text:p>0.160156</text:p>
              </table:table-cell>
              <table:table-cell office:value-type="float" office:value="0.822373">
                <text:p>0.822373</text:p>
              </table:table-cell>
              <table:table-cell office:value-type="float" office:value="2.89535">
                <text:p>2.89535</text:p>
              </table:table-cell>
              <table:table-cell office:value-type="float" office:value="-0.078828">
                <text:p>-0.078828</text:p>
              </table:table-cell>
            </table:table-row>
            <table:table-row>
              <table:table-cell office:value-type="float" office:value="871580">
                <text:p>871580</text:p>
              </table:table-cell>
              <table:table-cell office:value-type="float" office:value="0.624023">
                <text:p>0.624023</text:p>
              </table:table-cell>
              <table:table-cell office:value-type="float" office:value="0.209961">
                <text:p>0.209961</text:p>
              </table:table-cell>
              <table:table-cell office:value-type="float" office:value="0.158203">
                <text:p>0.158203</text:p>
              </table:table-cell>
              <table:table-cell office:value-type="float" office:value="0.864983">
                <text:p>0.864983</text:p>
              </table:table-cell>
              <table:table-cell office:value-type="float" office:value="2.944351">
                <text:p>2.944351</text:p>
              </table:table-cell>
              <table:table-cell office:value-type="float" office:value="-0.095872">
                <text:p>-0.095872</text:p>
              </table:table-cell>
            </table:table-row>
            <table:table-row>
              <table:table-cell office:value-type="float" office:value="872827">
                <text:p>872827</text:p>
              </table:table-cell>
              <table:table-cell office:value-type="float" office:value="0.610352">
                <text:p>0.610352</text:p>
              </table:table-cell>
              <table:table-cell office:value-type="float" office:value="0.22168">
                <text:p>0.22168</text:p>
              </table:table-cell>
              <table:table-cell office:value-type="float" office:value="0.134766">
                <text:p>0.134766</text:p>
              </table:table-cell>
              <table:table-cell office:value-type="float" office:value="0.890549">
                <text:p>0.890549</text:p>
              </table:table-cell>
              <table:table-cell office:value-type="float" office:value="2.986961">
                <text:p>2.986961</text:p>
              </table:table-cell>
              <table:table-cell office:value-type="float" office:value="-0.102264">
                <text:p>-0.102264</text:p>
              </table:table-cell>
            </table:table-row>
            <table:table-row>
              <table:table-cell office:value-type="float" office:value="874076">
                <text:p>874076</text:p>
              </table:table-cell>
              <table:table-cell office:value-type="float" office:value="0.578125">
                <text:p>0.578125</text:p>
              </table:table-cell>
              <table:table-cell office:value-type="float" office:value="0.243164">
                <text:p>0.243164</text:p>
              </table:table-cell>
              <table:table-cell office:value-type="float" office:value="0.089844">
                <text:p>0.089844</text:p>
              </table:table-cell>
              <table:table-cell office:value-type="float" office:value="0.89481">
                <text:p>0.89481</text:p>
              </table:table-cell>
              <table:table-cell office:value-type="float" office:value="3.02744">
                <text:p>3.02744</text:p>
              </table:table-cell>
              <table:table-cell office:value-type="float" office:value="-0.104395">
                <text:p>-0.104395</text:p>
              </table:table-cell>
            </table:table-row>
            <table:table-row>
              <table:table-cell office:value-type="float" office:value="875324">
                <text:p>875324</text:p>
              </table:table-cell>
              <table:table-cell office:value-type="float" office:value="0.576172">
                <text:p>0.576172</text:p>
              </table:table-cell>
              <table:table-cell office:value-type="float" office:value="0.263672">
                <text:p>0.263672</text:p>
              </table:table-cell>
              <table:table-cell office:value-type="float" office:value="0.070312">
                <text:p>0.070312</text:p>
              </table:table-cell>
              <table:table-cell office:value-type="float" office:value="0.886288">
                <text:p>0.886288</text:p>
              </table:table-cell>
              <table:table-cell office:value-type="float" office:value="3.072181">
                <text:p>3.072181</text:p>
              </table:table-cell>
              <table:table-cell office:value-type="float" office:value="-0.102264">
                <text:p>-0.102264</text:p>
              </table:table-cell>
            </table:table-row>
            <table:table-row>
              <table:table-cell office:value-type="float" office:value="876573">
                <text:p>876573</text:p>
              </table:table-cell>
              <table:table-cell office:value-type="float" office:value="0.554688">
                <text:p>0.554688</text:p>
              </table:table-cell>
              <table:table-cell office:value-type="float" office:value="0.283203">
                <text:p>0.283203</text:p>
              </table:table-cell>
              <table:table-cell office:value-type="float" office:value="0.0625">
                <text:p>0.0625</text:p>
              </table:table-cell>
              <table:table-cell office:value-type="float" office:value="0.877766">
                <text:p>0.877766</text:p>
              </table:table-cell>
              <table:table-cell office:value-type="float" office:value="3.116922">
                <text:p>3.116922</text:p>
              </table:table-cell>
              <table:table-cell office:value-type="float" office:value="-0.102264">
                <text:p>-0.102264</text:p>
              </table:table-cell>
            </table:table-row>
            <table:table-row>
              <table:table-cell office:value-type="float" office:value="877823">
                <text:p>877823</text:p>
              </table:table-cell>
              <table:table-cell office:value-type="float" office:value="0.539062">
                <text:p>0.539062</text:p>
              </table:table-cell>
              <table:table-cell office:value-type="float" office:value="0.300781">
                <text:p>0.300781</text:p>
              </table:table-cell>
              <table:table-cell office:value-type="float" office:value="0.060547">
                <text:p>0.060547</text:p>
              </table:table-cell>
              <table:table-cell office:value-type="float" office:value="0.869244">
                <text:p>0.869244</text:p>
              </table:table-cell>
              <table:table-cell office:value-type="float" office:value="3.165923">
                <text:p>3.165923</text:p>
              </table:table-cell>
              <table:table-cell office:value-type="float" office:value="-0.095872">
                <text:p>-0.095872</text:p>
              </table:table-cell>
            </table:table-row>
            <table:table-row>
              <table:table-cell office:value-type="float" office:value="879072">
                <text:p>879072</text:p>
              </table:table-cell>
              <table:table-cell office:value-type="float" office:value="0.522461">
                <text:p>0.522461</text:p>
              </table:table-cell>
              <table:table-cell office:value-type="float" office:value="0.325195">
                <text:p>0.325195</text:p>
              </table:table-cell>
              <table:table-cell office:value-type="float" office:value="0.074219">
                <text:p>0.074219</text:p>
              </table:table-cell>
              <table:table-cell office:value-type="float" office:value="0.856461">
                <text:p>0.856461</text:p>
              </table:table-cell>
              <table:table-cell office:value-type="float" office:value="3.227708">
                <text:p>3.227708</text:p>
              </table:table-cell>
              <table:table-cell office:value-type="float" office:value="-0.083089">
                <text:p>-0.083089</text:p>
              </table:table-cell>
            </table:table-row>
            <table:table-row>
              <table:table-cell office:value-type="float" office:value="880319">
                <text:p>880319</text:p>
              </table:table-cell>
              <table:table-cell office:value-type="float" office:value="0.524414">
                <text:p>0.524414</text:p>
              </table:table-cell>
              <table:table-cell office:value-type="float" office:value="0.34375">
                <text:p>0.34375</text:p>
              </table:table-cell>
              <table:table-cell office:value-type="float" office:value="0.076172">
                <text:p>0.076172</text:p>
              </table:table-cell>
              <table:table-cell office:value-type="float" office:value="0.839417">
                <text:p>0.839417</text:p>
              </table:table-cell>
              <table:table-cell office:value-type="float" office:value="3.293753">
                <text:p>3.293753</text:p>
              </table:table-cell>
              <table:table-cell office:value-type="float" office:value="-0.061784">
                <text:p>-0.061784</text:p>
              </table:table-cell>
            </table:table-row>
            <table:table-row>
              <table:table-cell office:value-type="float" office:value="881568">
                <text:p>881568</text:p>
              </table:table-cell>
              <table:table-cell office:value-type="float" office:value="0.524414">
                <text:p>0.524414</text:p>
              </table:table-cell>
              <table:table-cell office:value-type="float" office:value="0.341797">
                <text:p>0.341797</text:p>
              </table:table-cell>
              <table:table-cell office:value-type="float" office:value="0.09375">
                <text:p>0.09375</text:p>
              </table:table-cell>
              <table:table-cell office:value-type="float" office:value="0.822373">
                <text:p>0.822373</text:p>
              </table:table-cell>
              <table:table-cell office:value-type="float" office:value="3.389626">
                <text:p>3.389626</text:p>
              </table:table-cell>
              <table:table-cell office:value-type="float" office:value="-0.023436">
                <text:p>-0.023436</text:p>
              </table:table-cell>
            </table:table-row>
            <table:table-row>
              <table:table-cell office:value-type="float" office:value="882816">
                <text:p>882816</text:p>
              </table:table-cell>
              <table:table-cell office:value-type="float" office:value="0.529297">
                <text:p>0.529297</text:p>
              </table:table-cell>
              <table:table-cell office:value-type="float" office:value="0.322266">
                <text:p>0.322266</text:p>
              </table:table-cell>
              <table:table-cell office:value-type="float" office:value="0.132812">
                <text:p>0.132812</text:p>
              </table:table-cell>
              <table:table-cell office:value-type="float" office:value="0.860722">
                <text:p>0.860722</text:p>
              </table:table-cell>
              <table:table-cell office:value-type="float" office:value="3.479106">
                <text:p>3.479106</text:p>
              </table:table-cell>
              <table:table-cell office:value-type="float" office:value="0.012783">
                <text:p>0.012783</text:p>
              </table:table-cell>
            </table:table-row>
            <table:table-row>
              <table:table-cell office:value-type="float" office:value="884065">
                <text:p>884065</text:p>
              </table:table-cell>
              <table:table-cell office:value-type="float" office:value="0.519531">
                <text:p>0.519531</text:p>
              </table:table-cell>
              <table:table-cell office:value-type="float" office:value="0.306641">
                <text:p>0.306641</text:p>
              </table:table-cell>
              <table:table-cell office:value-type="float" office:value="0.145508">
                <text:p>0.145508</text:p>
              </table:table-cell>
              <table:table-cell office:value-type="float" office:value="0.935289">
                <text:p>0.935289</text:p>
              </table:table-cell>
              <table:table-cell office:value-type="float" office:value="3.553674">
                <text:p>3.553674</text:p>
              </table:table-cell>
              <table:table-cell office:value-type="float" office:value="0.025566">
                <text:p>0.025566</text:p>
              </table:table-cell>
            </table:table-row>
            <table:table-row>
              <table:table-cell office:value-type="float" office:value="885315">
                <text:p>885315</text:p>
              </table:table-cell>
              <table:table-cell office:value-type="float" office:value="0.519531">
                <text:p>0.519531</text:p>
              </table:table-cell>
              <table:table-cell office:value-type="float" office:value="0.308594">
                <text:p>0.308594</text:p>
              </table:table-cell>
              <table:table-cell office:value-type="float" office:value="0.137695">
                <text:p>0.137695</text:p>
              </table:table-cell>
              <table:table-cell office:value-type="float" office:value="1.007726">
                <text:p>1.007726</text:p>
              </table:table-cell>
              <table:table-cell office:value-type="float" office:value="3.62185">
                <text:p>3.62185</text:p>
              </table:table-cell>
              <table:table-cell office:value-type="float" office:value="0.010653">
                <text:p>0.010653</text:p>
              </table:table-cell>
            </table:table-row>
            <table:table-row>
              <table:table-cell office:value-type="float" office:value="886562">
                <text:p>886562</text:p>
              </table:table-cell>
              <table:table-cell office:value-type="float" office:value="0.512695">
                <text:p>0.512695</text:p>
              </table:table-cell>
              <table:table-cell office:value-type="float" office:value="0.311523">
                <text:p>0.311523</text:p>
              </table:table-cell>
              <table:table-cell office:value-type="float" office:value="0.12207">
                <text:p>0.12207</text:p>
              </table:table-cell>
              <table:table-cell office:value-type="float" office:value="1.056728">
                <text:p>1.056728</text:p>
              </table:table-cell>
              <table:table-cell office:value-type="float" office:value="3.677243">
                <text:p>3.677243</text:p>
              </table:table-cell>
              <table:table-cell office:value-type="float" office:value="0.012783">
                <text:p>0.012783</text:p>
              </table:table-cell>
            </table:table-row>
            <table:table-row>
              <table:table-cell office:value-type="float" office:value="887811">
                <text:p>887811</text:p>
              </table:table-cell>
              <table:table-cell office:value-type="float" office:value="0.501953">
                <text:p>0.501953</text:p>
              </table:table-cell>
              <table:table-cell office:value-type="float" office:value="0.325195">
                <text:p>0.325195</text:p>
              </table:table-cell>
              <table:table-cell office:value-type="float" office:value="0.084961">
                <text:p>0.084961</text:p>
              </table:table-cell>
              <table:table-cell office:value-type="float" office:value="1.071641">
                <text:p>1.071641</text:p>
              </table:table-cell>
              <table:table-cell office:value-type="float" office:value="3.719853">
                <text:p>3.719853</text:p>
              </table:table-cell>
              <table:table-cell office:value-type="float" office:value="0.036219">
                <text:p>0.036219</text:p>
              </table:table-cell>
            </table:table-row>
            <table:table-row>
              <table:table-cell office:value-type="float" office:value="889060">
                <text:p>889060</text:p>
              </table:table-cell>
              <table:table-cell office:value-type="float" office:value="0.47168">
                <text:p>0.47168</text:p>
              </table:table-cell>
              <table:table-cell office:value-type="float" office:value="0.354492">
                <text:p>0.354492</text:p>
              </table:table-cell>
              <table:table-cell office:value-type="float" office:value="0.001953">
                <text:p>0.001953</text:p>
              </table:table-cell>
              <table:table-cell office:value-type="float" office:value="1.050337">
                <text:p>1.050337</text:p>
              </table:table-cell>
              <table:table-cell office:value-type="float" office:value="3.756072">
                <text:p>3.756072</text:p>
              </table:table-cell>
              <table:table-cell office:value-type="float" office:value="0.080959">
                <text:p>0.080959</text:p>
              </table:table-cell>
            </table:table-row>
            <table:table-row>
              <table:table-cell office:value-type="float" office:value="890310">
                <text:p>890310</text:p>
              </table:table-cell>
              <table:table-cell office:value-type="float" office:value="0.458984">
                <text:p>0.458984</text:p>
              </table:table-cell>
              <table:table-cell office:value-type="float" office:value="0.374023">
                <text:p>0.374023</text:p>
              </table:table-cell>
              <table:table-cell office:value-type="float" office:value="-0.037109">
                <text:p>-0.037109</text:p>
              </table:table-cell>
              <table:table-cell office:value-type="float" office:value="1.009857">
                <text:p>1.009857</text:p>
              </table:table-cell>
              <table:table-cell office:value-type="float" office:value="3.796551">
                <text:p>3.796551</text:p>
              </table:table-cell>
              <table:table-cell office:value-type="float" office:value="0.136352">
                <text:p>0.136352</text:p>
              </table:table-cell>
            </table:table-row>
            <table:table-row>
              <table:table-cell office:value-type="float" office:value="891557">
                <text:p>891557</text:p>
              </table:table-cell>
              <table:table-cell office:value-type="float" office:value="0.458984">
                <text:p>0.458984</text:p>
              </table:table-cell>
              <table:table-cell office:value-type="float" office:value="0.367188">
                <text:p>0.367188</text:p>
              </table:table-cell>
              <table:table-cell office:value-type="float" office:value="-0.024414">
                <text:p>-0.024414</text:p>
              </table:table-cell>
              <table:table-cell office:value-type="float" office:value="0.990683">
                <text:p>0.990683</text:p>
              </table:table-cell>
              <table:table-cell office:value-type="float" office:value="3.862596">
                <text:p>3.862596</text:p>
              </table:table-cell>
              <table:table-cell office:value-type="float" office:value="0.193876">
                <text:p>0.193876</text:p>
              </table:table-cell>
            </table:table-row>
            <table:table-row>
              <table:table-cell office:value-type="float" office:value="892806">
                <text:p>892806</text:p>
              </table:table-cell>
              <table:table-cell office:value-type="float" office:value="0.46582">
                <text:p>0.46582</text:p>
              </table:table-cell>
              <table:table-cell office:value-type="float" office:value="0.351562">
                <text:p>0.351562</text:p>
              </table:table-cell>
              <table:table-cell office:value-type="float" office:value="0.017578">
                <text:p>0.017578</text:p>
              </table:table-cell>
              <table:table-cell office:value-type="float" office:value="1.018379">
                <text:p>1.018379</text:p>
              </table:table-cell>
              <table:table-cell office:value-type="float" office:value="3.935033">
                <text:p>3.935033</text:p>
              </table:table-cell>
              <table:table-cell office:value-type="float" office:value="0.247138">
                <text:p>0.247138</text:p>
              </table:table-cell>
            </table:table-row>
            <table:table-row>
              <table:table-cell office:value-type="float" office:value="894054">
                <text:p>894054</text:p>
              </table:table-cell>
              <table:table-cell office:value-type="float" office:value="0.478516">
                <text:p>0.478516</text:p>
              </table:table-cell>
              <table:table-cell office:value-type="float" office:value="0.382812">
                <text:p>0.382812</text:p>
              </table:table-cell>
              <table:table-cell office:value-type="float" office:value="0.041992">
                <text:p>0.041992</text:p>
              </table:table-cell>
              <table:table-cell office:value-type="float" office:value="1.060989">
                <text:p>1.060989</text:p>
              </table:table-cell>
              <table:table-cell office:value-type="float" office:value="4.001079">
                <text:p>4.001079</text:p>
              </table:table-cell>
              <table:table-cell office:value-type="float" office:value="0.291878">
                <text:p>0.291878</text:p>
              </table:table-cell>
            </table:table-row>
            <table:table-row>
              <table:table-cell office:value-type="float" office:value="895303">
                <text:p>895303</text:p>
              </table:table-cell>
              <table:table-cell office:value-type="float" office:value="0.494141">
                <text:p>0.494141</text:p>
              </table:table-cell>
              <table:table-cell office:value-type="float" office:value="0.40332">
                <text:p>0.40332</text:p>
              </table:table-cell>
              <table:table-cell office:value-type="float" office:value="0.052734">
                <text:p>0.052734</text:p>
              </table:table-cell>
              <table:table-cell office:value-type="float" office:value="1.097208">
                <text:p>1.097208</text:p>
              </table:table-cell>
              <table:table-cell office:value-type="float" office:value="4.069255">
                <text:p>4.069255</text:p>
              </table:table-cell>
              <table:table-cell office:value-type="float" office:value="0.300401">
                <text:p>0.300401</text:p>
              </table:table-cell>
            </table:table-row>
            <table:table-row>
              <table:table-cell office:value-type="float" office:value="896552">
                <text:p>896552</text:p>
              </table:table-cell>
              <table:table-cell office:value-type="float" office:value="0.519531">
                <text:p>0.519531</text:p>
              </table:table-cell>
              <table:table-cell office:value-type="float" office:value="0.422852">
                <text:p>0.422852</text:p>
              </table:table-cell>
              <table:table-cell office:value-type="float" office:value="0.06543">
                <text:p>0.06543</text:p>
              </table:table-cell>
              <table:table-cell office:value-type="float" office:value="1.127034">
                <text:p>1.127034</text:p>
              </table:table-cell>
              <table:table-cell office:value-type="float" office:value="4.154475">
                <text:p>4.154475</text:p>
              </table:table-cell>
              <table:table-cell office:value-type="float" office:value="0.281226">
                <text:p>0.281226</text:p>
              </table:table-cell>
            </table:table-row>
            <table:table-row>
              <table:table-cell office:value-type="float" office:value="897802">
                <text:p>897802</text:p>
              </table:table-cell>
              <table:table-cell office:value-type="float" office:value="0.535156">
                <text:p>0.535156</text:p>
              </table:table-cell>
              <table:table-cell office:value-type="float" office:value="0.436523">
                <text:p>0.436523</text:p>
              </table:table-cell>
              <table:table-cell office:value-type="float" office:value="0.05957">
                <text:p>0.05957</text:p>
              </table:table-cell>
              <table:table-cell office:value-type="float" office:value="1.1526">
                <text:p>1.1526</text:p>
              </table:table-cell>
              <table:table-cell office:value-type="float" office:value="4.25887">
                <text:p>4.25887</text:p>
              </table:table-cell>
              <table:table-cell office:value-type="float" office:value="0.279095">
                <text:p>0.279095</text:p>
              </table:table-cell>
            </table:table-row>
            <table:table-row>
              <table:table-cell office:value-type="float" office:value="899051">
                <text:p>899051</text:p>
              </table:table-cell>
              <table:table-cell office:value-type="float" office:value="0.484375">
                <text:p>0.484375</text:p>
              </table:table-cell>
              <table:table-cell office:value-type="float" office:value="0.472656">
                <text:p>0.472656</text:p>
              </table:table-cell>
              <table:table-cell office:value-type="float" office:value="-0.009766">
                <text:p>-0.009766</text:p>
              </table:table-cell>
              <table:table-cell office:value-type="float" office:value="1.171775">
                <text:p>1.171775</text:p>
              </table:table-cell>
              <table:table-cell office:value-type="float" office:value="4.352612">
                <text:p>4.352612</text:p>
              </table:table-cell>
              <table:table-cell office:value-type="float" office:value="0.289748">
                <text:p>0.289748</text:p>
              </table:table-cell>
            </table:table-row>
            <table:table-row>
              <table:table-cell office:value-type="float" office:value="900298">
                <text:p>900298</text:p>
              </table:table-cell>
              <table:table-cell office:value-type="float" office:value="0.46582">
                <text:p>0.46582</text:p>
              </table:table-cell>
              <table:table-cell office:value-type="float" office:value="0.460938">
                <text:p>0.460938</text:p>
              </table:table-cell>
              <table:table-cell office:value-type="float" office:value="0.005859">
                <text:p>0.005859</text:p>
              </table:table-cell>
              <table:table-cell office:value-type="float" office:value="1.210124">
                <text:p>1.210124</text:p>
              </table:table-cell>
              <table:table-cell office:value-type="float" office:value="4.435701">
                <text:p>4.435701</text:p>
              </table:table-cell>
              <table:table-cell office:value-type="float" office:value="0.308922">
                <text:p>0.308922</text:p>
              </table:table-cell>
            </table:table-row>
            <table:table-row>
              <table:table-cell office:value-type="float" office:value="901546">
                <text:p>901546</text:p>
              </table:table-cell>
              <table:table-cell office:value-type="float" office:value="0.450195">
                <text:p>0.450195</text:p>
              </table:table-cell>
              <table:table-cell office:value-type="float" office:value="0.450195">
                <text:p>0.450195</text:p>
              </table:table-cell>
              <table:table-cell office:value-type="float" office:value="0.037109">
                <text:p>0.037109</text:p>
              </table:table-cell>
              <table:table-cell office:value-type="float" office:value="1.274039">
                <text:p>1.274039</text:p>
              </table:table-cell>
              <table:table-cell office:value-type="float" office:value="4.506007">
                <text:p>4.506007</text:p>
              </table:table-cell>
              <table:table-cell office:value-type="float" office:value="0.345141">
                <text:p>0.345141</text:p>
              </table:table-cell>
            </table:table-row>
            <table:table-row>
              <table:table-cell office:value-type="float" office:value="902797">
                <text:p>902797</text:p>
              </table:table-cell>
              <table:table-cell office:value-type="float" office:value="0.44043">
                <text:p>0.44043</text:p>
              </table:table-cell>
              <table:table-cell office:value-type="float" office:value="0.464844">
                <text:p>0.464844</text:p>
              </table:table-cell>
              <table:table-cell office:value-type="float" office:value="0.030273">
                <text:p>0.030273</text:p>
              </table:table-cell>
              <table:table-cell office:value-type="float" office:value="1.325171">
                <text:p>1.325171</text:p>
              </table:table-cell>
              <table:table-cell office:value-type="float" office:value="4.567792">
                <text:p>4.567792</text:p>
              </table:table-cell>
              <table:table-cell office:value-type="float" office:value="0.362185">
                <text:p>0.362185</text:p>
              </table:table-cell>
            </table:table-row>
            <table:table-row>
              <table:table-cell office:value-type="float" office:value="904044">
                <text:p>904044</text:p>
              </table:table-cell>
              <table:table-cell office:value-type="float" office:value="0.405273">
                <text:p>0.405273</text:p>
              </table:table-cell>
              <table:table-cell office:value-type="float" office:value="0.518555">
                <text:p>0.518555</text:p>
              </table:table-cell>
              <table:table-cell office:value-type="float" office:value="-0.036133">
                <text:p>-0.036133</text:p>
              </table:table-cell>
              <table:table-cell office:value-type="float" office:value="1.335824">
                <text:p>1.335824</text:p>
              </table:table-cell>
              <table:table-cell office:value-type="float" office:value="4.625316">
                <text:p>4.625316</text:p>
              </table:table-cell>
              <table:table-cell office:value-type="float" office:value="0.372837">
                <text:p>0.372837</text:p>
              </table:table-cell>
            </table:table-row>
            <table:table-row>
              <table:table-cell office:value-type="float" office:value="905292">
                <text:p>905292</text:p>
              </table:table-cell>
              <table:table-cell office:value-type="float" office:value="0.40332">
                <text:p>0.40332</text:p>
              </table:table-cell>
              <table:table-cell office:value-type="float" office:value="0.532227">
                <text:p>0.532227</text:p>
              </table:table-cell>
              <table:table-cell office:value-type="float" office:value="-0.035156">
                <text:p>-0.035156</text:p>
              </table:table-cell>
              <table:table-cell office:value-type="float" office:value="1.32091">
                <text:p>1.32091</text:p>
              </table:table-cell>
              <table:table-cell office:value-type="float" office:value="4.682839">
                <text:p>4.682839</text:p>
              </table:table-cell>
              <table:table-cell office:value-type="float" office:value="0.394143">
                <text:p>0.394143</text:p>
              </table:table-cell>
            </table:table-row>
            <table:table-row>
              <table:table-cell office:value-type="float" office:value="906541">
                <text:p>906541</text:p>
              </table:table-cell>
              <table:table-cell office:value-type="float" office:value="0.40625">
                <text:p>0.40625</text:p>
              </table:table-cell>
              <table:table-cell office:value-type="float" office:value="0.546875">
                <text:p>0.546875</text:p>
              </table:table-cell>
              <table:table-cell office:value-type="float" office:value="-0.012695">
                <text:p>-0.012695</text:p>
              </table:table-cell>
              <table:table-cell office:value-type="float" office:value="1.305997">
                <text:p>1.305997</text:p>
              </table:table-cell>
              <table:table-cell office:value-type="float" office:value="4.755276">
                <text:p>4.755276</text:p>
              </table:table-cell>
              <table:table-cell office:value-type="float" office:value="0.436752">
                <text:p>0.436752</text:p>
              </table:table-cell>
            </table:table-row>
            <table:table-row>
              <table:table-cell office:value-type="float" office:value="907793">
                <text:p>907793</text:p>
              </table:table-cell>
              <table:table-cell office:value-type="float" office:value="0.430664">
                <text:p>0.430664</text:p>
              </table:table-cell>
              <table:table-cell office:value-type="float" office:value="0.545898">
                <text:p>0.545898</text:p>
              </table:table-cell>
              <table:table-cell office:value-type="float" office:value="0.043945">
                <text:p>0.043945</text:p>
              </table:table-cell>
              <table:table-cell office:value-type="float" office:value="1.333693">
                <text:p>1.333693</text:p>
              </table:table-cell>
              <table:table-cell office:value-type="float" office:value="4.85541">
                <text:p>4.85541</text:p>
              </table:table-cell>
              <table:table-cell office:value-type="float" office:value="0.472971">
                <text:p>0.472971</text:p>
              </table:table-cell>
            </table:table-row>
            <table:table-row>
              <table:table-cell office:value-type="float" office:value="909040">
                <text:p>909040</text:p>
              </table:table-cell>
              <table:table-cell office:value-type="float" office:value="0.458984">
                <text:p>0.458984</text:p>
              </table:table-cell>
              <table:table-cell office:value-type="float" office:value="0.544922">
                <text:p>0.544922</text:p>
              </table:table-cell>
              <table:table-cell office:value-type="float" office:value="0.082031">
                <text:p>0.082031</text:p>
              </table:table-cell>
              <table:table-cell office:value-type="float" office:value="1.393347">
                <text:p>1.393347</text:p>
              </table:table-cell>
              <table:table-cell office:value-type="float" office:value="4.974717">
                <text:p>4.974717</text:p>
              </table:table-cell>
              <table:table-cell office:value-type="float" office:value="0.477232">
                <text:p>0.477232</text:p>
              </table:table-cell>
            </table:table-row>
            <table:table-row>
              <table:table-cell office:value-type="float" office:value="910287">
                <text:p>910287</text:p>
              </table:table-cell>
              <table:table-cell office:value-type="float" office:value="0.450195">
                <text:p>0.450195</text:p>
              </table:table-cell>
              <table:table-cell office:value-type="float" office:value="0.532227">
                <text:p>0.532227</text:p>
              </table:table-cell>
              <table:table-cell office:value-type="float" office:value="0.079102">
                <text:p>0.079102</text:p>
              </table:table-cell>
              <table:table-cell office:value-type="float" office:value="1.474306">
                <text:p>1.474306</text:p>
              </table:table-cell>
              <table:table-cell office:value-type="float" office:value="5.096156">
                <text:p>5.096156</text:p>
              </table:table-cell>
              <table:table-cell office:value-type="float" office:value="0.472971">
                <text:p>0.472971</text:p>
              </table:table-cell>
            </table:table-row>
            <table:table-row>
              <table:table-cell office:value-type="float" office:value="911536">
                <text:p>911536</text:p>
              </table:table-cell>
              <table:table-cell office:value-type="float" office:value="0.427734">
                <text:p>0.427734</text:p>
              </table:table-cell>
              <table:table-cell office:value-type="float" office:value="0.530273">
                <text:p>0.530273</text:p>
              </table:table-cell>
              <table:table-cell office:value-type="float" office:value="0.051758">
                <text:p>0.051758</text:p>
              </table:table-cell>
              <table:table-cell office:value-type="float" office:value="1.553135">
                <text:p>1.553135</text:p>
              </table:table-cell>
              <table:table-cell office:value-type="float" office:value="5.204811">
                <text:p>5.204811</text:p>
              </table:table-cell>
              <table:table-cell office:value-type="float" office:value="0.475102">
                <text:p>0.475102</text:p>
              </table:table-cell>
            </table:table-row>
            <table:table-row>
              <table:table-cell office:value-type="float" office:value="912785">
                <text:p>912785</text:p>
              </table:table-cell>
              <table:table-cell office:value-type="float" office:value="0.393555">
                <text:p>0.393555</text:p>
              </table:table-cell>
              <table:table-cell office:value-type="float" office:value="0.537109">
                <text:p>0.537109</text:p>
              </table:table-cell>
              <table:table-cell office:value-type="float" office:value="0.012695">
                <text:p>0.012695</text:p>
              </table:table-cell>
              <table:table-cell office:value-type="float" office:value="1.600005">
                <text:p>1.600005</text:p>
              </table:table-cell>
              <table:table-cell office:value-type="float" office:value="5.296423">
                <text:p>5.296423</text:p>
              </table:table-cell>
              <table:table-cell office:value-type="float" office:value="0.472971">
                <text:p>0.472971</text:p>
              </table:table-cell>
            </table:table-row>
            <table:table-row>
              <table:table-cell office:value-type="float" office:value="914033">
                <text:p>914033</text:p>
              </table:table-cell>
              <table:table-cell office:value-type="float" office:value="0.328125">
                <text:p>0.328125</text:p>
              </table:table-cell>
              <table:table-cell office:value-type="float" office:value="0.573242">
                <text:p>0.573242</text:p>
              </table:table-cell>
              <table:table-cell office:value-type="float" office:value="-0.043945">
                <text:p>-0.043945</text:p>
              </table:table-cell>
              <table:table-cell office:value-type="float" office:value="1.634094">
                <text:p>1.634094</text:p>
              </table:table-cell>
              <table:table-cell office:value-type="float" office:value="5.366729">
                <text:p>5.366729</text:p>
              </table:table-cell>
              <table:table-cell office:value-type="float" office:value="0.481493">
                <text:p>0.481493</text:p>
              </table:table-cell>
            </table:table-row>
            <table:table-row>
              <table:table-cell office:value-type="float" office:value="915284">
                <text:p>915284</text:p>
              </table:table-cell>
              <table:table-cell office:value-type="float" office:value="0.297852">
                <text:p>0.297852</text:p>
              </table:table-cell>
              <table:table-cell office:value-type="float" office:value="0.589844">
                <text:p>0.589844</text:p>
              </table:table-cell>
              <table:table-cell office:value-type="float" office:value="-0.060547">
                <text:p>-0.060547</text:p>
              </table:table-cell>
              <table:table-cell office:value-type="float" office:value="1.651137">
                <text:p>1.651137</text:p>
              </table:table-cell>
              <table:table-cell office:value-type="float" office:value="5.434906">
                <text:p>5.434906</text:p>
              </table:table-cell>
              <table:table-cell office:value-type="float" office:value="0.492146">
                <text:p>0.492146</text:p>
              </table:table-cell>
            </table:table-row>
            <table:table-row>
              <table:table-cell office:value-type="float" office:value="916532">
                <text:p>916532</text:p>
              </table:table-cell>
              <table:table-cell office:value-type="float" office:value="0.267578">
                <text:p>0.267578</text:p>
              </table:table-cell>
              <table:table-cell office:value-type="float" office:value="0.616211">
                <text:p>0.616211</text:p>
              </table:table-cell>
              <table:table-cell office:value-type="float" office:value="-0.091797">
                <text:p>-0.091797</text:p>
              </table:table-cell>
              <table:table-cell office:value-type="float" office:value="1.644746">
                <text:p>1.644746</text:p>
              </table:table-cell>
              <table:table-cell office:value-type="float" office:value="5.503082">
                <text:p>5.503082</text:p>
              </table:table-cell>
              <table:table-cell office:value-type="float" office:value="0.504929">
                <text:p>0.504929</text:p>
              </table:table-cell>
            </table:table-row>
            <table:table-row>
              <table:table-cell office:value-type="float" office:value="917779">
                <text:p>917779</text:p>
              </table:table-cell>
              <table:table-cell office:value-type="float" office:value="0.242188">
                <text:p>0.242188</text:p>
              </table:table-cell>
              <table:table-cell office:value-type="float" office:value="0.647461">
                <text:p>0.647461</text:p>
              </table:table-cell>
              <table:table-cell office:value-type="float" office:value="-0.12793">
                <text:p>-0.12793</text:p>
              </table:table-cell>
              <table:table-cell office:value-type="float" office:value="1.610658">
                <text:p>1.610658</text:p>
              </table:table-cell>
              <table:table-cell office:value-type="float" office:value="5.573388">
                <text:p>5.573388</text:p>
              </table:table-cell>
              <table:table-cell office:value-type="float" office:value="0.532625">
                <text:p>0.532625</text:p>
              </table:table-cell>
            </table:table-row>
            <table:table-row>
              <table:table-cell office:value-type="float" office:value="919028">
                <text:p>919028</text:p>
              </table:table-cell>
              <table:table-cell office:value-type="float" office:value="0.18457">
                <text:p>0.18457</text:p>
              </table:table-cell>
              <table:table-cell office:value-type="float" office:value="0.695312">
                <text:p>0.695312</text:p>
              </table:table-cell>
              <table:table-cell office:value-type="float" office:value="-0.152344">
                <text:p>-0.152344</text:p>
              </table:table-cell>
              <table:table-cell office:value-type="float" office:value="1.542482">
                <text:p>1.542482</text:p>
              </table:table-cell>
              <table:table-cell office:value-type="float" office:value="5.643694">
                <text:p>5.643694</text:p>
              </table:table-cell>
              <table:table-cell office:value-type="float" office:value="0.581627">
                <text:p>0.581627</text:p>
              </table:table-cell>
            </table:table-row>
            <table:table-row>
              <table:table-cell office:value-type="float" office:value="920277">
                <text:p>920277</text:p>
              </table:table-cell>
              <table:table-cell office:value-type="float" office:value="0.208984">
                <text:p>0.208984</text:p>
              </table:table-cell>
              <table:table-cell office:value-type="float" office:value="0.693359">
                <text:p>0.693359</text:p>
              </table:table-cell>
              <table:table-cell office:value-type="float" office:value="-0.084961">
                <text:p>-0.084961</text:p>
              </table:table-cell>
              <table:table-cell office:value-type="float" office:value="1.476436">
                <text:p>1.476436</text:p>
              </table:table-cell>
              <table:table-cell office:value-type="float" office:value="5.760872">
                <text:p>5.760872</text:p>
              </table:table-cell>
              <table:table-cell office:value-type="float" office:value="0.645541">
                <text:p>0.645541</text:p>
              </table:table-cell>
            </table:table-row>
            <table:table-row>
              <table:table-cell office:value-type="float" office:value="921525">
                <text:p>921525</text:p>
              </table:table-cell>
              <table:table-cell office:value-type="float" office:value="0.256836">
                <text:p>0.256836</text:p>
              </table:table-cell>
              <table:table-cell office:value-type="float" office:value="0.68457">
                <text:p>0.68457</text:p>
              </table:table-cell>
              <table:table-cell office:value-type="float" office:value="-0.00293">
                <text:p>-0.00293</text:p>
              </table:table-cell>
              <table:table-cell office:value-type="float" office:value="1.472176">
                <text:p>1.472176</text:p>
              </table:table-cell>
              <table:table-cell office:value-type="float" office:value="5.901485">
                <text:p>5.901485</text:p>
              </table:table-cell>
              <table:table-cell office:value-type="float" office:value="0.68389">
                <text:p>0.68389</text:p>
              </table:table-cell>
            </table:table-row>
            <table:table-row>
              <table:table-cell office:value-type="float" office:value="922774">
                <text:p>922774</text:p>
              </table:table-cell>
              <table:table-cell office:value-type="float" office:value="0.256836">
                <text:p>0.256836</text:p>
              </table:table-cell>
              <table:table-cell office:value-type="float" office:value="0.702148">
                <text:p>0.702148</text:p>
              </table:table-cell>
              <table:table-cell office:value-type="float" office:value="0.014648">
                <text:p>0.014648</text:p>
              </table:table-cell>
              <table:table-cell office:value-type="float" office:value="1.499872">
                <text:p>1.499872</text:p>
              </table:table-cell>
              <table:table-cell office:value-type="float" office:value="6.022924">
                <text:p>6.022924</text:p>
              </table:table-cell>
              <table:table-cell office:value-type="float" office:value="0.688152">
                <text:p>0.688152</text:p>
              </table:table-cell>
            </table:table-row>
            <table:table-row>
              <table:table-cell office:value-type="float" office:value="924024">
                <text:p>924024</text:p>
              </table:table-cell>
              <table:table-cell office:value-type="float" office:value="0.170898">
                <text:p>0.170898</text:p>
              </table:table-cell>
              <table:table-cell office:value-type="float" office:value="0.720703">
                <text:p>0.720703</text:p>
              </table:table-cell>
              <table:table-cell office:value-type="float" office:value="-0.088867">
                <text:p>-0.088867</text:p>
              </table:table-cell>
              <table:table-cell office:value-type="float" office:value="1.514786">
                <text:p>1.514786</text:p>
              </table:table-cell>
              <table:table-cell office:value-type="float" office:value="6.116665">
                <text:p>6.116665</text:p>
              </table:table-cell>
              <table:table-cell office:value-type="float" office:value="0.700935">
                <text:p>0.700935</text:p>
              </table:table-cell>
            </table:table-row>
            <table:table-row>
              <table:table-cell office:value-type="float" office:value="925271">
                <text:p>925271</text:p>
              </table:table-cell>
              <table:table-cell office:value-type="float" office:value="0.126953">
                <text:p>0.126953</text:p>
              </table:table-cell>
              <table:table-cell office:value-type="float" office:value="0.728516">
                <text:p>0.728516</text:p>
              </table:table-cell>
              <table:table-cell office:value-type="float" office:value="-0.134766">
                <text:p>-0.134766</text:p>
              </table:table-cell>
              <table:table-cell office:value-type="float" office:value="1.510525">
                <text:p>1.510525</text:p>
              </table:table-cell>
              <table:table-cell office:value-type="float" office:value="6.182711">
                <text:p>6.182711</text:p>
              </table:table-cell>
              <table:table-cell office:value-type="float" office:value="0.728631">
                <text:p>0.728631</text:p>
              </table:table-cell>
            </table:table-row>
            <table:table-row>
              <table:table-cell office:value-type="float" office:value="926520">
                <text:p>926520</text:p>
              </table:table-cell>
              <table:table-cell office:value-type="float" office:value="0.082031">
                <text:p>0.082031</text:p>
              </table:table-cell>
              <table:table-cell office:value-type="float" office:value="0.754883">
                <text:p>0.754883</text:p>
              </table:table-cell>
              <table:table-cell office:value-type="float" office:value="-0.185547">
                <text:p>-0.185547</text:p>
              </table:table-cell>
              <table:table-cell office:value-type="float" office:value="1.489219">
                <text:p>1.489219</text:p>
              </table:table-cell>
              <table:table-cell office:value-type="float" office:value="6.227451">
                <text:p>6.227451</text:p>
              </table:table-cell>
              <table:table-cell office:value-type="float" office:value="0.747806">
                <text:p>0.747806</text:p>
              </table:table-cell>
            </table:table-row>
            <table:table-row>
              <table:table-cell office:value-type="float" office:value="927769">
                <text:p>927769</text:p>
              </table:table-cell>
              <table:table-cell office:value-type="float" office:value="0.045898">
                <text:p>0.045898</text:p>
              </table:table-cell>
              <table:table-cell office:value-type="float" office:value="0.772461">
                <text:p>0.772461</text:p>
              </table:table-cell>
              <table:table-cell office:value-type="float" office:value="-0.219727">
                <text:p>-0.219727</text:p>
              </table:table-cell>
              <table:table-cell office:value-type="float" office:value="1.461523">
                <text:p>1.461523</text:p>
              </table:table-cell>
              <table:table-cell office:value-type="float" office:value="6.267931">
                <text:p>6.267931</text:p>
              </table:table-cell>
              <table:table-cell office:value-type="float" office:value="0.775502">
                <text:p>0.775502</text:p>
              </table:table-cell>
            </table:table-row>
            <table:table-row>
              <table:table-cell office:value-type="float" office:value="929019">
                <text:p>929019</text:p>
              </table:table-cell>
              <table:table-cell office:value-type="float" office:value="0">
                <text:p>0</text:p>
              </table:table-cell>
              <table:table-cell office:value-type="float" office:value="0.786133">
                <text:p>0.786133</text:p>
              </table:table-cell>
              <table:table-cell office:value-type="float" office:value="-0.167969">
                <text:p>-0.167969</text:p>
              </table:table-cell>
              <table:table-cell office:value-type="float" office:value="1.44661">
                <text:p>1.44661</text:p>
              </table:table-cell>
              <table:table-cell office:value-type="float" office:value="6.321193">
                <text:p>6.321193</text:p>
              </table:table-cell>
              <table:table-cell office:value-type="float" office:value="0.818112">
                <text:p>0.818112</text:p>
              </table:table-cell>
            </table:table-row>
            <table:table-row>
              <table:table-cell office:value-type="float" office:value="930266">
                <text:p>930266</text:p>
              </table:table-cell>
              <table:table-cell office:value-type="float" office:value="-0.005859">
                <text:p>-0.005859</text:p>
              </table:table-cell>
              <table:table-cell office:value-type="float" office:value="0.790039">
                <text:p>0.790039</text:p>
              </table:table-cell>
              <table:table-cell office:value-type="float" office:value="-0.128906">
                <text:p>-0.128906</text:p>
              </table:table-cell>
              <table:table-cell office:value-type="float" office:value="1.455132">
                <text:p>1.455132</text:p>
              </table:table-cell>
              <table:table-cell office:value-type="float" office:value="6.393631">
                <text:p>6.393631</text:p>
              </table:table-cell>
              <table:table-cell office:value-type="float" office:value="0.867113">
                <text:p>0.867113</text:p>
              </table:table-cell>
            </table:table-row>
            <table:table-row>
              <table:table-cell office:value-type="float" office:value="931515">
                <text:p>931515</text:p>
              </table:table-cell>
              <table:table-cell office:value-type="float" office:value="-0.023438">
                <text:p>-0.023438</text:p>
              </table:table-cell>
              <table:table-cell office:value-type="float" office:value="0.80957">
                <text:p>0.80957</text:p>
              </table:table-cell>
              <table:table-cell office:value-type="float" office:value="-0.129883">
                <text:p>-0.129883</text:p>
              </table:table-cell>
              <table:table-cell office:value-type="float" office:value="1.453001">
                <text:p>1.453001</text:p>
              </table:table-cell>
              <table:table-cell office:value-type="float" office:value="6.468198">
                <text:p>6.468198</text:p>
              </table:table-cell>
              <table:table-cell office:value-type="float" office:value="0.909724">
                <text:p>0.909724</text:p>
              </table:table-cell>
            </table:table-row>
            <table:table-row>
              <table:table-cell office:value-type="float" office:value="932763">
                <text:p>932763</text:p>
              </table:table-cell>
              <table:table-cell office:value-type="float" office:value="-0.053711">
                <text:p>-0.053711</text:p>
              </table:table-cell>
              <table:table-cell office:value-type="float" office:value="0.835938">
                <text:p>0.835938</text:p>
              </table:table-cell>
              <table:table-cell office:value-type="float" office:value="-0.166016">
                <text:p>-0.166016</text:p>
              </table:table-cell>
              <table:table-cell office:value-type="float" office:value="1.425304">
                <text:p>1.425304</text:p>
              </table:table-cell>
              <table:table-cell office:value-type="float" office:value="6.542765">
                <text:p>6.542765</text:p>
              </table:table-cell>
              <table:table-cell office:value-type="float" office:value="0.948072">
                <text:p>0.948072</text:p>
              </table:table-cell>
            </table:table-row>
            <table:table-row>
              <table:table-cell office:value-type="float" office:value="934013">
                <text:p>934013</text:p>
              </table:table-cell>
              <table:table-cell office:value-type="float" office:value="-0.129883">
                <text:p>-0.129883</text:p>
              </table:table-cell>
              <table:table-cell office:value-type="float" office:value="0.87207">
                <text:p>0.87207</text:p>
              </table:table-cell>
              <table:table-cell office:value-type="float" office:value="-0.220703">
                <text:p>-0.220703</text:p>
              </table:table-cell>
              <table:table-cell office:value-type="float" office:value="1.378434">
                <text:p>1.378434</text:p>
              </table:table-cell>
              <table:table-cell office:value-type="float" office:value="6.613072">
                <text:p>6.613072</text:p>
              </table:table-cell>
              <table:table-cell office:value-type="float" office:value="1.005596">
                <text:p>1.005596</text:p>
              </table:table-cell>
            </table:table-row>
            <table:table-row>
              <table:table-cell office:value-type="float" office:value="935261">
                <text:p>935261</text:p>
              </table:table-cell>
              <table:table-cell office:value-type="float" office:value="-0.150391">
                <text:p>-0.150391</text:p>
              </table:table-cell>
              <table:table-cell office:value-type="float" office:value="0.904297">
                <text:p>0.904297</text:p>
              </table:table-cell>
              <table:table-cell office:value-type="float" office:value="-0.229492">
                <text:p>-0.229492</text:p>
              </table:table-cell>
              <table:table-cell office:value-type="float" office:value="1.32091">
                <text:p>1.32091</text:p>
              </table:table-cell>
              <table:table-cell office:value-type="float" office:value="6.676987">
                <text:p>6.676987</text:p>
              </table:table-cell>
              <table:table-cell office:value-type="float" office:value="1.063119">
                <text:p>1.063119</text:p>
              </table:table-cell>
            </table:table-row>
            <table:table-row>
              <table:table-cell office:value-type="float" office:value="936510">
                <text:p>936510</text:p>
              </table:table-cell>
              <table:table-cell office:value-type="float" office:value="-0.183594">
                <text:p>-0.183594</text:p>
              </table:table-cell>
              <table:table-cell office:value-type="float" office:value="0.917969">
                <text:p>0.917969</text:p>
              </table:table-cell>
              <table:table-cell office:value-type="float" office:value="-0.220703">
                <text:p>-0.220703</text:p>
              </table:table-cell>
              <table:table-cell office:value-type="float" office:value="1.282561">
                <text:p>1.282561</text:p>
              </table:table-cell>
              <table:table-cell office:value-type="float" office:value="6.755815">
                <text:p>6.755815</text:p>
              </table:table-cell>
              <table:table-cell office:value-type="float" office:value="1.114251">
                <text:p>1.114251</text:p>
              </table:table-cell>
            </table:table-row>
            <table:table-row>
              <table:table-cell office:value-type="float" office:value="937758">
                <text:p>937758</text:p>
              </table:table-cell>
              <table:table-cell office:value-type="float" office:value="-0.198242">
                <text:p>-0.198242</text:p>
              </table:table-cell>
              <table:table-cell office:value-type="float" office:value="0.894531">
                <text:p>0.894531</text:p>
              </table:table-cell>
              <table:table-cell office:value-type="float" office:value="-0.174805">
                <text:p>-0.174805</text:p>
              </table:table-cell>
              <table:table-cell office:value-type="float" office:value="1.299605">
                <text:p>1.299605</text:p>
              </table:table-cell>
              <table:table-cell office:value-type="float" office:value="6.845296">
                <text:p>6.845296</text:p>
              </table:table-cell>
              <table:table-cell office:value-type="float" office:value="1.184558">
                <text:p>1.184558</text:p>
              </table:table-cell>
            </table:table-row>
            <table:table-row>
              <table:table-cell office:value-type="float" office:value="939007">
                <text:p>939007</text:p>
              </table:table-cell>
              <table:table-cell office:value-type="float" office:value="-0.212891">
                <text:p>-0.212891</text:p>
              </table:table-cell>
              <table:table-cell office:value-type="float" office:value="0.904297">
                <text:p>0.904297</text:p>
              </table:table-cell>
              <table:table-cell office:value-type="float" office:value="-0.151367">
                <text:p>-0.151367</text:p>
              </table:table-cell>
              <table:table-cell office:value-type="float" office:value="1.335824">
                <text:p>1.335824</text:p>
              </table:table-cell>
              <table:table-cell office:value-type="float" office:value="6.921995">
                <text:p>6.921995</text:p>
              </table:table-cell>
              <table:table-cell office:value-type="float" office:value="1.244212">
                <text:p>1.244212</text:p>
              </table:table-cell>
            </table:table-row>
            <table:table-row>
              <table:table-cell office:value-type="float" office:value="940258">
                <text:p>940258</text:p>
              </table:table-cell>
              <table:table-cell office:value-type="float" office:value="-0.242188">
                <text:p>-0.242188</text:p>
              </table:table-cell>
              <table:table-cell office:value-type="float" office:value="0.931641">
                <text:p>0.931641</text:p>
              </table:table-cell>
              <table:table-cell office:value-type="float" office:value="-0.194336">
                <text:p>-0.194336</text:p>
              </table:table-cell>
              <table:table-cell office:value-type="float" office:value="1.327301">
                <text:p>1.327301</text:p>
              </table:table-cell>
              <table:table-cell office:value-type="float" office:value="6.985909">
                <text:p>6.985909</text:p>
              </table:table-cell>
              <table:table-cell office:value-type="float" office:value="1.269778">
                <text:p>1.269778</text:p>
              </table:table-cell>
            </table:table-row>
            <table:table-row>
              <table:table-cell office:value-type="float" office:value="941506">
                <text:p>941506</text:p>
              </table:table-cell>
              <table:table-cell office:value-type="float" office:value="-0.294922">
                <text:p>-0.294922</text:p>
              </table:table-cell>
              <table:table-cell office:value-type="float" office:value="0.958984">
                <text:p>0.958984</text:p>
              </table:table-cell>
              <table:table-cell office:value-type="float" office:value="-0.243164">
                <text:p>-0.243164</text:p>
              </table:table-cell>
              <table:table-cell office:value-type="float" office:value="1.276169">
                <text:p>1.276169</text:p>
              </table:table-cell>
              <table:table-cell office:value-type="float" office:value="7.024259">
                <text:p>7.024259</text:p>
              </table:table-cell>
              <table:table-cell office:value-type="float" office:value="1.301735">
                <text:p>1.301735</text:p>
              </table:table-cell>
            </table:table-row>
            <table:table-row>
              <table:table-cell office:value-type="float" office:value="942753">
                <text:p>942753</text:p>
              </table:table-cell>
              <table:table-cell office:value-type="float" office:value="-0.361328">
                <text:p>-0.361328</text:p>
              </table:table-cell>
              <table:table-cell office:value-type="float" office:value="0.983398">
                <text:p>0.983398</text:p>
              </table:table-cell>
              <table:table-cell office:value-type="float" office:value="-0.289063">
                <text:p>-0.289063</text:p>
              </table:table-cell>
              <table:table-cell office:value-type="float" office:value="1.203733">
                <text:p>1.203733</text:p>
              </table:table-cell>
              <table:table-cell office:value-type="float" office:value="7.045564">
                <text:p>7.045564</text:p>
              </table:table-cell>
              <table:table-cell office:value-type="float" office:value="1.359259">
                <text:p>1.359259</text:p>
              </table:table-cell>
            </table:table-row>
            <table:table-row>
              <table:table-cell office:value-type="float" office:value="944002">
                <text:p>944002</text:p>
              </table:table-cell>
              <table:table-cell office:value-type="float" office:value="-0.408203">
                <text:p>-0.408203</text:p>
              </table:table-cell>
              <table:table-cell office:value-type="float" office:value="0.992188">
                <text:p>0.992188</text:p>
              </table:table-cell>
              <table:table-cell office:value-type="float" office:value="-0.258789">
                <text:p>-0.258789</text:p>
              </table:table-cell>
              <table:table-cell office:value-type="float" office:value="1.120643">
                <text:p>1.120643</text:p>
              </table:table-cell>
              <table:table-cell office:value-type="float" office:value="7.094565">
                <text:p>7.094565</text:p>
              </table:table-cell>
              <table:table-cell office:value-type="float" office:value="1.453001">
                <text:p>1.453001</text:p>
              </table:table-cell>
            </table:table-row>
            <table:table-row>
              <table:table-cell office:value-type="float" office:value="945250">
                <text:p>945250</text:p>
              </table:table-cell>
              <table:table-cell office:value-type="float" office:value="-0.402344">
                <text:p>-0.402344</text:p>
              </table:table-cell>
              <table:table-cell office:value-type="float" office:value="0.979492">
                <text:p>0.979492</text:p>
              </table:table-cell>
              <table:table-cell office:value-type="float" office:value="-0.178711">
                <text:p>-0.178711</text:p>
              </table:table-cell>
              <table:table-cell office:value-type="float" office:value="1.088685">
                <text:p>1.088685</text:p>
              </table:table-cell>
              <table:table-cell office:value-type="float" office:value="7.186177">
                <text:p>7.186177</text:p>
              </table:table-cell>
              <table:table-cell office:value-type="float" office:value="1.542482">
                <text:p>1.542482</text:p>
              </table:table-cell>
            </table:table-row>
            <table:table-row>
              <table:table-cell office:value-type="float" office:value="946499">
                <text:p>946499</text:p>
              </table:table-cell>
              <table:table-cell office:value-type="float" office:value="-0.402344">
                <text:p>-0.402344</text:p>
              </table:table-cell>
              <table:table-cell office:value-type="float" office:value="0.96875">
                <text:p>0.96875</text:p>
              </table:table-cell>
              <table:table-cell office:value-type="float" office:value="-0.133789">
                <text:p>-0.133789</text:p>
              </table:table-cell>
              <table:table-cell office:value-type="float" office:value="1.092947">
                <text:p>1.092947</text:p>
              </table:table-cell>
              <table:table-cell office:value-type="float" office:value="7.277788">
                <text:p>7.277788</text:p>
              </table:table-cell>
              <table:table-cell office:value-type="float" office:value="1.610658">
                <text:p>1.610658</text:p>
              </table:table-cell>
            </table:table-row>
            <table:table-row>
              <table:table-cell office:value-type="float" office:value="947750">
                <text:p>947750</text:p>
              </table:table-cell>
              <table:table-cell office:value-type="float" office:value="-0.396484">
                <text:p>-0.396484</text:p>
              </table:table-cell>
              <table:table-cell office:value-type="float" office:value="0.957031">
                <text:p>0.957031</text:p>
              </table:table-cell>
              <table:table-cell office:value-type="float" office:value="-0.081055">
                <text:p>-0.081055</text:p>
              </table:table-cell>
              <table:table-cell office:value-type="float" office:value="1.090816">
                <text:p>1.090816</text:p>
              </table:table-cell>
              <table:table-cell office:value-type="float" office:value="7.388574">
                <text:p>7.388574</text:p>
              </table:table-cell>
              <table:table-cell office:value-type="float" office:value="1.693747">
                <text:p>1.693747</text:p>
              </table:table-cell>
            </table:table-row>
            <table:table-row>
              <table:table-cell office:value-type="float" office:value="948998">
                <text:p>948998</text:p>
              </table:table-cell>
              <table:table-cell office:value-type="float" office:value="-0.396484">
                <text:p>-0.396484</text:p>
              </table:table-cell>
              <table:table-cell office:value-type="float" office:value="1.003906">
                <text:p>1.003906</text:p>
              </table:table-cell>
              <table:table-cell office:value-type="float" office:value="-0.050781">
                <text:p>-0.050781</text:p>
              </table:table-cell>
              <table:table-cell office:value-type="float" office:value="1.112121">
                <text:p>1.112121</text:p>
              </table:table-cell>
              <table:table-cell office:value-type="float" office:value="7.473794">
                <text:p>7.473794</text:p>
              </table:table-cell>
              <table:table-cell office:value-type="float" office:value="1.725705">
                <text:p>1.725705</text:p>
              </table:table-cell>
            </table:table-row>
            <table:table-row>
              <table:table-cell office:value-type="float" office:value="950245">
                <text:p>950245</text:p>
              </table:table-cell>
              <table:table-cell office:value-type="float" office:value="-0.477539">
                <text:p>-0.477539</text:p>
              </table:table-cell>
              <table:table-cell office:value-type="float" office:value="1.042969">
                <text:p>1.042969</text:p>
              </table:table-cell>
              <table:table-cell office:value-type="float" office:value="-0.160156">
                <text:p>-0.160156</text:p>
              </table:table-cell>
              <table:table-cell office:value-type="float" office:value="1.139817">
                <text:p>1.139817</text:p>
              </table:table-cell>
              <table:table-cell office:value-type="float" office:value="7.505751">
                <text:p>7.505751</text:p>
              </table:table-cell>
              <table:table-cell office:value-type="float" office:value="1.723575">
                <text:p>1.723575</text:p>
              </table:table-cell>
            </table:table-row>
            <table:table-row>
              <table:table-cell office:value-type="float" office:value="951494">
                <text:p>951494</text:p>
              </table:table-cell>
              <table:table-cell office:value-type="float" office:value="-0.571289">
                <text:p>-0.571289</text:p>
              </table:table-cell>
              <table:table-cell office:value-type="float" office:value="1.050781">
                <text:p>1.050781</text:p>
              </table:table-cell>
              <table:table-cell office:value-type="float" office:value="-0.248047">
                <text:p>-0.248047</text:p>
              </table:table-cell>
              <table:table-cell office:value-type="float" office:value="1.120643">
                <text:p>1.120643</text:p>
              </table:table-cell>
              <table:table-cell office:value-type="float" office:value="7.520665">
                <text:p>7.520665</text:p>
              </table:table-cell>
              <table:table-cell office:value-type="float" office:value="1.770446">
                <text:p>1.770446</text:p>
              </table:table-cell>
            </table:table-row>
            <table:table-row>
              <table:table-cell office:value-type="float" office:value="952742">
                <text:p>952742</text:p>
              </table:table-cell>
              <table:table-cell office:value-type="float" office:value="-0.608398">
                <text:p>-0.608398</text:p>
              </table:table-cell>
              <table:table-cell office:value-type="float" office:value="1.03418">
                <text:p>1.03418</text:p>
              </table:table-cell>
              <table:table-cell office:value-type="float" office:value="-0.22168">
                <text:p>-0.22168</text:p>
              </table:table-cell>
              <table:table-cell office:value-type="float" office:value="1.103599">
                <text:p>1.103599</text:p>
              </table:table-cell>
              <table:table-cell office:value-type="float" office:value="7.546231">
                <text:p>7.546231</text:p>
              </table:table-cell>
              <table:table-cell office:value-type="float" office:value="1.849274">
                <text:p>1.849274</text:p>
              </table:table-cell>
            </table:table-row>
            <table:table-row>
              <table:table-cell office:value-type="float" office:value="953991">
                <text:p>953991</text:p>
              </table:table-cell>
              <table:table-cell office:value-type="float" office:value="-0.623047">
                <text:p>-0.623047</text:p>
              </table:table-cell>
              <table:table-cell office:value-type="float" office:value="1.047852">
                <text:p>1.047852</text:p>
              </table:table-cell>
              <table:table-cell office:value-type="float" office:value="-0.126953">
                <text:p>-0.126953</text:p>
              </table:table-cell>
              <table:table-cell office:value-type="float" office:value="1.103599">
                <text:p>1.103599</text:p>
              </table:table-cell>
              <table:table-cell office:value-type="float" office:value="7.571797">
                <text:p>7.571797</text:p>
              </table:table-cell>
              <table:table-cell office:value-type="float" office:value="1.906797">
                <text:p>1.906797</text:p>
              </table:table-cell>
            </table:table-row>
            <table:table-row>
              <table:table-cell office:value-type="float" office:value="955240">
                <text:p>955240</text:p>
              </table:table-cell>
              <table:table-cell office:value-type="float" office:value="-0.651367">
                <text:p>-0.651367</text:p>
              </table:table-cell>
              <table:table-cell office:value-type="float" office:value="1.067383">
                <text:p>1.067383</text:p>
              </table:table-cell>
              <table:table-cell office:value-type="float" office:value="-0.119141">
                <text:p>-0.119141</text:p>
              </table:table-cell>
              <table:table-cell office:value-type="float" office:value="1.101468">
                <text:p>1.101468</text:p>
              </table:table-cell>
              <table:table-cell office:value-type="float" office:value="7.590972">
                <text:p>7.590972</text:p>
              </table:table-cell>
              <table:table-cell office:value-type="float" office:value="1.953669">
                <text:p>1.953669</text:p>
              </table:table-cell>
            </table:table-row>
            <table:table-row>
              <table:table-cell office:value-type="float" office:value="956490">
                <text:p>956490</text:p>
              </table:table-cell>
              <table:table-cell office:value-type="float" office:value="-0.701172">
                <text:p>-0.701172</text:p>
              </table:table-cell>
              <table:table-cell office:value-type="float" office:value="1.089844">
                <text:p>1.089844</text:p>
              </table:table-cell>
              <table:table-cell office:value-type="float" office:value="-0.149414">
                <text:p>-0.149414</text:p>
              </table:table-cell>
              <table:table-cell office:value-type="float" office:value="1.080164">
                <text:p>1.080164</text:p>
              </table:table-cell>
              <table:table-cell office:value-type="float" office:value="7.588841">
                <text:p>7.588841</text:p>
              </table:table-cell>
              <table:table-cell office:value-type="float" office:value="2.021844">
                <text:p>2.021844</text:p>
              </table:table-cell>
            </table:table-row>
            <table:table-row>
              <table:table-cell office:value-type="float" office:value="957737">
                <text:p>957737</text:p>
              </table:table-cell>
              <table:table-cell office:value-type="float" office:value="-0.762695">
                <text:p>-0.762695</text:p>
              </table:table-cell>
              <table:table-cell office:value-type="float" office:value="1.101562">
                <text:p>1.101562</text:p>
              </table:table-cell>
              <table:table-cell office:value-type="float" office:value="-0.1875">
                <text:p>-0.1875</text:p>
              </table:table-cell>
              <table:table-cell office:value-type="float" office:value="1.052467">
                <text:p>1.052467</text:p>
              </table:table-cell>
              <table:table-cell office:value-type="float" office:value="7.58671">
                <text:p>7.58671</text:p>
              </table:table-cell>
              <table:table-cell office:value-type="float" office:value="2.121978">
                <text:p>2.121978</text:p>
              </table:table-cell>
            </table:table-row>
            <table:table-row>
              <table:table-cell office:value-type="float" office:value="958986">
                <text:p>958986</text:p>
              </table:table-cell>
              <table:table-cell office:value-type="float" office:value="-0.78125">
                <text:p>-0.78125</text:p>
              </table:table-cell>
              <table:table-cell office:value-type="float" office:value="1.09082">
                <text:p>1.09082</text:p>
              </table:table-cell>
              <table:table-cell office:value-type="float" office:value="-0.167969">
                <text:p>-0.167969</text:p>
              </table:table-cell>
              <table:table-cell office:value-type="float" office:value="1.043945">
                <text:p>1.043945</text:p>
              </table:table-cell>
              <table:table-cell office:value-type="float" office:value="7.62719">
                <text:p>7.62719</text:p>
              </table:table-cell>
              <table:table-cell office:value-type="float" office:value="2.228503">
                <text:p>2.228503</text:p>
              </table:table-cell>
            </table:table-row>
            <table:table-row>
              <table:table-cell office:value-type="float" office:value="960237">
                <text:p>960237</text:p>
              </table:table-cell>
              <table:table-cell office:value-type="float" office:value="-0.767578">
                <text:p>-0.767578</text:p>
              </table:table-cell>
              <table:table-cell office:value-type="float" office:value="1.111328">
                <text:p>1.111328</text:p>
              </table:table-cell>
              <table:table-cell office:value-type="float" office:value="-0.131836">
                <text:p>-0.131836</text:p>
              </table:table-cell>
              <table:table-cell office:value-type="float" office:value="1.041815">
                <text:p>1.041815</text:p>
              </table:table-cell>
              <table:table-cell office:value-type="float" office:value="7.699627">
                <text:p>7.699627</text:p>
              </table:table-cell>
              <table:table-cell office:value-type="float" office:value="2.317984">
                <text:p>2.317984</text:p>
              </table:table-cell>
            </table:table-row>
            <table:table-row>
              <table:table-cell office:value-type="float" office:value="961485">
                <text:p>961485</text:p>
              </table:table-cell>
              <table:table-cell office:value-type="float" office:value="-0.783203">
                <text:p>-0.783203</text:p>
              </table:table-cell>
              <table:table-cell office:value-type="float" office:value="1.152344">
                <text:p>1.152344</text:p>
              </table:table-cell>
              <table:table-cell office:value-type="float" office:value="-0.162109">
                <text:p>-0.162109</text:p>
              </table:table-cell>
              <table:table-cell office:value-type="float" office:value="1.02264">
                <text:p>1.02264</text:p>
              </table:table-cell>
              <table:table-cell office:value-type="float" office:value="7.748628">
                <text:p>7.748628</text:p>
              </table:table-cell>
              <table:table-cell office:value-type="float" office:value="2.369116">
                <text:p>2.369116</text:p>
              </table:table-cell>
            </table:table-row>
            <table:table-row>
              <table:table-cell office:value-type="float" office:value="962732">
                <text:p>962732</text:p>
              </table:table-cell>
              <table:table-cell office:value-type="float" office:value="-0.841797">
                <text:p>-0.841797</text:p>
              </table:table-cell>
              <table:table-cell office:value-type="float" office:value="1.172852">
                <text:p>1.172852</text:p>
              </table:table-cell>
              <table:table-cell office:value-type="float" office:value="-0.217773">
                <text:p>-0.217773</text:p>
              </table:table-cell>
              <table:table-cell office:value-type="float" office:value="0.973638">
                <text:p>0.973638</text:p>
              </table:table-cell>
              <table:table-cell office:value-type="float" office:value="7.772064">
                <text:p>7.772064</text:p>
              </table:table-cell>
              <table:table-cell office:value-type="float" office:value="2.452205">
                <text:p>2.452205</text:p>
              </table:table-cell>
            </table:table-row>
            <table:table-row>
              <table:table-cell office:value-type="float" office:value="963980">
                <text:p>963980</text:p>
              </table:table-cell>
              <table:table-cell office:value-type="float" office:value="-0.917969">
                <text:p>-0.917969</text:p>
              </table:table-cell>
              <table:table-cell office:value-type="float" office:value="1.203125">
                <text:p>1.203125</text:p>
              </table:table-cell>
              <table:table-cell office:value-type="float" office:value="-0.239258">
                <text:p>-0.239258</text:p>
              </table:table-cell>
              <table:table-cell office:value-type="float" office:value="0.896941">
                <text:p>0.896941</text:p>
              </table:table-cell>
              <table:table-cell office:value-type="float" office:value="7.789108">
                <text:p>7.789108</text:p>
              </table:table-cell>
              <table:table-cell office:value-type="float" office:value="2.571514">
                <text:p>2.571514</text:p>
              </table:table-cell>
            </table:table-row>
            <table:table-row>
              <table:table-cell office:value-type="float" office:value="965231">
                <text:p>965231</text:p>
              </table:table-cell>
              <table:table-cell office:value-type="float" office:value="-0.920898">
                <text:p>-0.920898</text:p>
              </table:table-cell>
              <table:table-cell office:value-type="float" office:value="1.228516">
                <text:p>1.228516</text:p>
              </table:table-cell>
              <table:table-cell office:value-type="float" office:value="-0.237305">
                <text:p>-0.237305</text:p>
              </table:table-cell>
              <table:table-cell office:value-type="float" office:value="0.828765">
                <text:p>0.828765</text:p>
              </table:table-cell>
              <table:table-cell office:value-type="float" office:value="7.812544">
                <text:p>7.812544</text:p>
              </table:table-cell>
              <table:table-cell office:value-type="float" office:value="2.688691">
                <text:p>2.688691</text:p>
              </table:table-cell>
            </table:table-row>
            <table:table-row>
              <table:table-cell office:value-type="float" office:value="966478">
                <text:p>966478</text:p>
              </table:table-cell>
              <table:table-cell office:value-type="float" office:value="-0.924805">
                <text:p>-0.924805</text:p>
              </table:table-cell>
              <table:table-cell office:value-type="float" office:value="1.220703">
                <text:p>1.220703</text:p>
              </table:table-cell>
              <table:table-cell office:value-type="float" office:value="-0.224609">
                <text:p>-0.224609</text:p>
              </table:table-cell>
              <table:table-cell office:value-type="float" office:value="0.805329">
                <text:p>0.805329</text:p>
              </table:table-cell>
              <table:table-cell office:value-type="float" office:value="7.872198">
                <text:p>7.872198</text:p>
              </table:table-cell>
              <table:table-cell office:value-type="float" office:value="2.784563">
                <text:p>2.784563</text:p>
              </table:table-cell>
            </table:table-row>
            <table:table-row>
              <table:table-cell office:value-type="float" office:value="967726">
                <text:p>967726</text:p>
              </table:table-cell>
              <table:table-cell office:value-type="float" office:value="-0.921875">
                <text:p>-0.921875</text:p>
              </table:table-cell>
              <table:table-cell office:value-type="float" office:value="1.199219">
                <text:p>1.199219</text:p>
              </table:table-cell>
              <table:table-cell office:value-type="float" office:value="-0.196289">
                <text:p>-0.196289</text:p>
              </table:table-cell>
              <table:table-cell office:value-type="float" office:value="0.833025">
                <text:p>0.833025</text:p>
              </table:table-cell>
              <table:table-cell office:value-type="float" office:value="7.957418">
                <text:p>7.957418</text:p>
              </table:table-cell>
              <table:table-cell office:value-type="float" office:value="2.861261">
                <text:p>2.861261</text:p>
              </table:table-cell>
            </table:table-row>
            <table:table-row>
              <table:table-cell office:value-type="float" office:value="968975">
                <text:p>968975</text:p>
              </table:table-cell>
              <table:table-cell office:value-type="float" office:value="-0.935547">
                <text:p>-0.935547</text:p>
              </table:table-cell>
              <table:table-cell office:value-type="float" office:value="1.246094">
                <text:p>1.246094</text:p>
              </table:table-cell>
              <table:table-cell office:value-type="float" office:value="-0.224609">
                <text:p>-0.224609</text:p>
              </table:table-cell>
              <table:table-cell office:value-type="float" office:value="0.845808">
                <text:p>0.845808</text:p>
              </table:table-cell>
              <table:table-cell office:value-type="float" office:value="8.042637">
                <text:p>8.042637</text:p>
              </table:table-cell>
              <table:table-cell office:value-type="float" office:value="2.929438">
                <text:p>2.929438</text:p>
              </table:table-cell>
            </table:table-row>
            <table:table-row>
              <table:table-cell office:value-type="float" office:value="970227">
                <text:p>970227</text:p>
              </table:table-cell>
              <table:table-cell office:value-type="float" office:value="-0.964844">
                <text:p>-0.964844</text:p>
              </table:table-cell>
              <table:table-cell office:value-type="float" office:value="1.275391">
                <text:p>1.275391</text:p>
              </table:table-cell>
              <table:table-cell office:value-type="float" office:value="-0.256836">
                <text:p>-0.256836</text:p>
              </table:table-cell>
              <table:table-cell office:value-type="float" office:value="0.835156">
                <text:p>0.835156</text:p>
              </table:table-cell>
              <table:table-cell office:value-type="float" office:value="8.121466">
                <text:p>8.121466</text:p>
              </table:table-cell>
              <table:table-cell office:value-type="float" office:value="3.001875">
                <text:p>3.001875</text:p>
              </table:table-cell>
            </table:table-row>
            <table:table-row>
              <table:table-cell office:value-type="float" office:value="971474">
                <text:p>971474</text:p>
              </table:table-cell>
              <table:table-cell office:value-type="float" office:value="-1.014648">
                <text:p>-1.014648</text:p>
              </table:table-cell>
              <table:table-cell office:value-type="float" office:value="1.293945">
                <text:p>1.293945</text:p>
              </table:table-cell>
              <table:table-cell office:value-type="float" office:value="-0.295898">
                <text:p>-0.295898</text:p>
              </table:table-cell>
              <table:table-cell office:value-type="float" office:value="0.837287">
                <text:p>0.837287</text:p>
              </table:table-cell>
              <table:table-cell office:value-type="float" office:value="8.18325">
                <text:p>8.18325</text:p>
              </table:table-cell>
              <table:table-cell office:value-type="float" office:value="3.082834">
                <text:p>3.082834</text:p>
              </table:table-cell>
            </table:table-row>
            <table:table-row>
              <table:table-cell office:value-type="float" office:value="972721">
                <text:p>972721</text:p>
              </table:table-cell>
              <table:table-cell office:value-type="float" office:value="-1.075195">
                <text:p>-1.075195</text:p>
              </table:table-cell>
              <table:table-cell office:value-type="float" office:value="1.318359">
                <text:p>1.318359</text:p>
              </table:table-cell>
              <table:table-cell office:value-type="float" office:value="-0.371094">
                <text:p>-0.371094</text:p>
              </table:table-cell>
              <table:table-cell office:value-type="float" office:value="0.835156">
                <text:p>0.835156</text:p>
              </table:table-cell>
              <table:table-cell office:value-type="float" office:value="8.234383">
                <text:p>8.234383</text:p>
              </table:table-cell>
              <table:table-cell office:value-type="float" office:value="3.165923">
                <text:p>3.165923</text:p>
              </table:table-cell>
            </table:table-row>
            <table:table-row>
              <table:table-cell office:value-type="float" office:value="973970">
                <text:p>973970</text:p>
              </table:table-cell>
              <table:table-cell office:value-type="float" office:value="-1.136719">
                <text:p>-1.136719</text:p>
              </table:table-cell>
              <table:table-cell office:value-type="float" office:value="1.349609">
                <text:p>1.349609</text:p>
              </table:table-cell>
              <table:table-cell office:value-type="float" office:value="-0.419922">
                <text:p>-0.419922</text:p>
              </table:table-cell>
              <table:table-cell office:value-type="float" office:value="0.788285">
                <text:p>0.788285</text:p>
              </table:table-cell>
              <table:table-cell office:value-type="float" office:value="8.328124">
                <text:p>8.328124</text:p>
              </table:table-cell>
              <table:table-cell office:value-type="float" office:value="3.287361">
                <text:p>3.287361</text:p>
              </table:table-cell>
            </table:table-row>
            <table:table-row>
              <table:table-cell office:value-type="float" office:value="975219">
                <text:p>975219</text:p>
              </table:table-cell>
              <table:table-cell office:value-type="float" office:value="-1.117188">
                <text:p>-1.117188</text:p>
              </table:table-cell>
              <table:table-cell office:value-type="float" office:value="1.337891">
                <text:p>1.337891</text:p>
              </table:table-cell>
              <table:table-cell office:value-type="float" office:value="-0.323242">
                <text:p>-0.323242</text:p>
              </table:table-cell>
              <table:table-cell office:value-type="float" office:value="0.72437">
                <text:p>0.72437</text:p>
              </table:table-cell>
              <table:table-cell office:value-type="float" office:value="8.472998">
                <text:p>8.472998</text:p>
              </table:table-cell>
              <table:table-cell office:value-type="float" office:value="3.436497">
                <text:p>3.436497</text:p>
              </table:table-cell>
            </table:table-row>
            <table:table-row>
              <table:table-cell office:value-type="float" office:value="976467">
                <text:p>976467</text:p>
              </table:table-cell>
              <table:table-cell office:value-type="float" office:value="-1.091797">
                <text:p>-1.091797</text:p>
              </table:table-cell>
              <table:table-cell office:value-type="float" office:value="1.347656">
                <text:p>1.347656</text:p>
              </table:table-cell>
              <table:table-cell office:value-type="float" office:value="-0.253906">
                <text:p>-0.253906</text:p>
              </table:table-cell>
              <table:table-cell office:value-type="float" office:value="0.705195">
                <text:p>0.705195</text:p>
              </table:table-cell>
              <table:table-cell office:value-type="float" office:value="8.64983">
                <text:p>8.64983</text:p>
              </table:table-cell>
              <table:table-cell office:value-type="float" office:value="3.57711">
                <text:p>3.57711</text:p>
              </table:table-cell>
            </table:table-row>
            <table:table-row>
              <table:table-cell office:value-type="float" office:value="977716">
                <text:p>977716</text:p>
              </table:table-cell>
              <table:table-cell office:value-type="float" office:value="-1.104492">
                <text:p>-1.104492</text:p>
              </table:table-cell>
              <table:table-cell office:value-type="float" office:value="1.369141">
                <text:p>1.369141</text:p>
              </table:table-cell>
              <table:table-cell office:value-type="float" office:value="-0.265625">
                <text:p>-0.265625</text:p>
              </table:table-cell>
              <table:table-cell office:value-type="float" office:value="0.703065">
                <text:p>0.703065</text:p>
              </table:table-cell>
              <table:table-cell office:value-type="float" office:value="8.816009">
                <text:p>8.816009</text:p>
              </table:table-cell>
              <table:table-cell office:value-type="float" office:value="3.709201">
                <text:p>3.709201</text:p>
              </table:table-cell>
            </table:table-row>
            <table:table-row>
              <table:table-cell office:value-type="float" office:value="978966">
                <text:p>978966</text:p>
              </table:table-cell>
              <table:table-cell office:value-type="float" office:value="-1.191406">
                <text:p>-1.191406</text:p>
              </table:table-cell>
              <table:table-cell office:value-type="float" office:value="1.404297">
                <text:p>1.404297</text:p>
              </table:table-cell>
              <table:table-cell office:value-type="float" office:value="-0.385742">
                <text:p>-0.385742</text:p>
              </table:table-cell>
              <table:table-cell office:value-type="float" office:value="0.705195">
                <text:p>0.705195</text:p>
              </table:table-cell>
              <table:table-cell office:value-type="float" office:value="8.963014">
                <text:p>8.963014</text:p>
              </table:table-cell>
              <table:table-cell office:value-type="float" office:value="3.837031">
                <text:p>3.837031</text:p>
              </table:table-cell>
            </table:table-row>
            <table:table-row>
              <table:table-cell office:value-type="float" office:value="980213">
                <text:p>980213</text:p>
              </table:table-cell>
              <table:table-cell office:value-type="float" office:value="-1.250977">
                <text:p>-1.250977</text:p>
              </table:table-cell>
              <table:table-cell office:value-type="float" office:value="1.422852">
                <text:p>1.422852</text:p>
              </table:table-cell>
              <table:table-cell office:value-type="float" office:value="-0.452148">
                <text:p>-0.452148</text:p>
              </table:table-cell>
              <table:table-cell office:value-type="float" office:value="0.675369">
                <text:p>0.675369</text:p>
              </table:table-cell>
              <table:table-cell office:value-type="float" office:value="9.073799">
                <text:p>9.073799</text:p>
              </table:table-cell>
              <table:table-cell office:value-type="float" office:value="3.973383">
                <text:p>3.973383</text:p>
              </table:table-cell>
            </table:table-row>
            <table:table-row>
              <table:table-cell office:value-type="float" office:value="981462">
                <text:p>981462</text:p>
              </table:table-cell>
              <table:table-cell office:value-type="float" office:value="-1.318359">
                <text:p>-1.318359</text:p>
              </table:table-cell>
              <table:table-cell office:value-type="float" office:value="1.445312">
                <text:p>1.445312</text:p>
              </table:table-cell>
              <table:table-cell office:value-type="float" office:value="-0.515625">
                <text:p>-0.515625</text:p>
              </table:table-cell>
              <table:table-cell office:value-type="float" office:value="0.605062">
                <text:p>0.605062</text:p>
              </table:table-cell>
              <table:table-cell office:value-type="float" office:value="9.133453">
                <text:p>9.133453</text:p>
              </table:table-cell>
              <table:table-cell office:value-type="float" office:value="4.101212">
                <text:p>4.101212</text:p>
              </table:table-cell>
            </table:table-row>
            <table:table-row>
              <table:table-cell office:value-type="float" office:value="982711">
                <text:p>982711</text:p>
              </table:table-cell>
              <table:table-cell office:value-type="float" office:value="-1.375977">
                <text:p>-1.375977</text:p>
              </table:table-cell>
              <table:table-cell office:value-type="float" office:value="1.455078">
                <text:p>1.455078</text:p>
              </table:table-cell>
              <table:table-cell office:value-type="float" office:value="-0.53125">
                <text:p>-0.53125</text:p>
              </table:table-cell>
              <table:table-cell office:value-type="float" office:value="0.55606">
                <text:p>0.55606</text:p>
              </table:table-cell>
              <table:table-cell office:value-type="float" office:value="9.163281">
                <text:p>9.163281</text:p>
              </table:table-cell>
              <table:table-cell office:value-type="float" office:value="4.229043">
                <text:p>4.229043</text:p>
              </table:table-cell>
            </table:table-row>
            <table:table-row>
              <table:table-cell office:value-type="float" office:value="983961">
                <text:p>983961</text:p>
              </table:table-cell>
              <table:table-cell office:value-type="float" office:value="-1.453125">
                <text:p>-1.453125</text:p>
              </table:table-cell>
              <table:table-cell office:value-type="float" office:value="1.456055">
                <text:p>1.456055</text:p>
              </table:table-cell>
              <table:table-cell office:value-type="float" office:value="-0.498047">
                <text:p>-0.498047</text:p>
              </table:table-cell>
              <table:table-cell office:value-type="float" office:value="0.55606">
                <text:p>0.55606</text:p>
              </table:table-cell>
              <table:table-cell office:value-type="float" office:value="9.190977">
                <text:p>9.190977</text:p>
              </table:table-cell>
              <table:table-cell office:value-type="float" office:value="4.365394">
                <text:p>4.365394</text:p>
              </table:table-cell>
            </table:table-row>
            <table:table-row>
              <table:table-cell office:value-type="float" office:value="985208">
                <text:p>985208</text:p>
              </table:table-cell>
              <table:table-cell office:value-type="float" office:value="-1.458008">
                <text:p>-1.458008</text:p>
              </table:table-cell>
              <table:table-cell office:value-type="float" office:value="1.474609">
                <text:p>1.474609</text:p>
              </table:table-cell>
              <table:table-cell office:value-type="float" office:value="-0.493164">
                <text:p>-0.493164</text:p>
              </table:table-cell>
              <table:table-cell office:value-type="float" office:value="0.562452">
                <text:p>0.562452</text:p>
              </table:table-cell>
              <table:table-cell office:value-type="float" office:value="9.254892">
                <text:p>9.254892</text:p>
              </table:table-cell>
              <table:table-cell office:value-type="float" office:value="4.503877">
                <text:p>4.503877</text:p>
              </table:table-cell>
            </table:table-row>
            <table:table-row>
              <table:table-cell office:value-type="float" office:value="986457">
                <text:p>986457</text:p>
              </table:table-cell>
              <table:table-cell office:value-type="float" office:value="-1.46875">
                <text:p>-1.46875</text:p>
              </table:table-cell>
              <table:table-cell office:value-type="float" office:value="1.494141">
                <text:p>1.494141</text:p>
              </table:table-cell>
              <table:table-cell office:value-type="float" office:value="-0.472656">
                <text:p>-0.472656</text:p>
              </table:table-cell>
              <table:table-cell office:value-type="float" office:value="0.549669">
                <text:p>0.549669</text:p>
              </table:table-cell>
              <table:table-cell office:value-type="float" office:value="9.37207">
                <text:p>9.37207</text:p>
              </table:table-cell>
              <table:table-cell office:value-type="float" office:value="4.657273">
                <text:p>4.657273</text:p>
              </table:table-cell>
            </table:table-row>
            <table:table-row>
              <table:table-cell office:value-type="float" office:value="987707">
                <text:p>987707</text:p>
              </table:table-cell>
              <table:table-cell office:value-type="float" office:value="-1.478516">
                <text:p>-1.478516</text:p>
              </table:table-cell>
              <table:table-cell office:value-type="float" office:value="1.504883">
                <text:p>1.504883</text:p>
              </table:table-cell>
              <table:table-cell office:value-type="float" office:value="-0.447266">
                <text:p>-0.447266</text:p>
              </table:table-cell>
              <table:table-cell office:value-type="float" office:value="0.528364">
                <text:p>0.528364</text:p>
              </table:table-cell>
              <table:table-cell office:value-type="float" office:value="9.512683">
                <text:p>9.512683</text:p>
              </table:table-cell>
              <table:table-cell office:value-type="float" office:value="4.844757">
                <text:p>4.844757</text:p>
              </table:table-cell>
            </table:table-row>
            <table:table-row>
              <table:table-cell office:value-type="float" office:value="988954">
                <text:p>988954</text:p>
              </table:table-cell>
              <table:table-cell office:value-type="float" office:value="-1.53125">
                <text:p>-1.53125</text:p>
              </table:table-cell>
              <table:table-cell office:value-type="float" office:value="1.53418">
                <text:p>1.53418</text:p>
              </table:table-cell>
              <table:table-cell office:value-type="float" office:value="-0.399414">
                <text:p>-0.399414</text:p>
              </table:table-cell>
              <table:table-cell office:value-type="float" office:value="0.524103">
                <text:p>0.524103</text:p>
              </table:table-cell>
              <table:table-cell office:value-type="float" office:value="9.653296">
                <text:p>9.653296</text:p>
              </table:table-cell>
              <table:table-cell office:value-type="float" office:value="5.040763">
                <text:p>5.040763</text:p>
              </table:table-cell>
            </table:table-row>
            <table:table-row>
              <table:table-cell office:value-type="float" office:value="990203">
                <text:p>990203</text:p>
              </table:table-cell>
              <table:table-cell office:value-type="float" office:value="-1.551758">
                <text:p>-1.551758</text:p>
              </table:table-cell>
              <table:table-cell office:value-type="float" office:value="1.558594">
                <text:p>1.558594</text:p>
              </table:table-cell>
              <table:table-cell office:value-type="float" office:value="-0.385742">
                <text:p>-0.385742</text:p>
              </table:table-cell>
              <table:table-cell office:value-type="float" office:value="0.519842">
                <text:p>0.519842</text:p>
              </table:table-cell>
              <table:table-cell office:value-type="float" office:value="9.79817">
                <text:p>9.79817</text:p>
              </table:table-cell>
              <table:table-cell office:value-type="float" office:value="5.228247">
                <text:p>5.228247</text:p>
              </table:table-cell>
            </table:table-row>
            <table:table-row>
              <table:table-cell office:value-type="float" office:value="991451">
                <text:p>991451</text:p>
              </table:table-cell>
              <table:table-cell office:value-type="float" office:value="-1.581055">
                <text:p>-1.581055</text:p>
              </table:table-cell>
              <table:table-cell office:value-type="float" office:value="1.589844">
                <text:p>1.589844</text:p>
              </table:table-cell>
              <table:table-cell office:value-type="float" office:value="-0.386719">
                <text:p>-0.386719</text:p>
              </table:table-cell>
              <table:table-cell office:value-type="float" office:value="0.564582">
                <text:p>0.564582</text:p>
              </table:table-cell>
              <table:table-cell office:value-type="float" office:value="9.93026">
                <text:p>9.93026</text:p>
              </table:table-cell>
              <table:table-cell office:value-type="float" office:value="5.383774">
                <text:p>5.383774</text:p>
              </table:table-cell>
            </table:table-row>
            <table:table-row>
              <table:table-cell office:value-type="float" office:value="992702">
                <text:p>992702</text:p>
              </table:table-cell>
              <table:table-cell office:value-type="float" office:value="-1.616211">
                <text:p>-1.616211</text:p>
              </table:table-cell>
              <table:table-cell office:value-type="float" office:value="1.623047">
                <text:p>1.623047</text:p>
              </table:table-cell>
              <table:table-cell office:value-type="float" office:value="-0.396484">
                <text:p>-0.396484</text:p>
              </table:table-cell>
              <table:table-cell office:value-type="float" office:value="0.647672">
                <text:p>0.647672</text:p>
              </table:table-cell>
              <table:table-cell office:value-type="float" office:value="10.066612">
                <text:p>10.066612</text:p>
              </table:table-cell>
              <table:table-cell office:value-type="float" office:value="5.505212">
                <text:p>5.505212</text:p>
              </table:table-cell>
            </table:table-row>
            <table:table-row>
              <table:table-cell office:value-type="float" office:value="993949">
                <text:p>993949</text:p>
              </table:table-cell>
              <table:table-cell office:value-type="float" office:value="-1.678711">
                <text:p>-1.678711</text:p>
              </table:table-cell>
              <table:table-cell office:value-type="float" office:value="1.71875">
                <text:p>1.71875</text:p>
              </table:table-cell>
              <table:table-cell office:value-type="float" office:value="-0.422852">
                <text:p>-0.422852</text:p>
              </table:table-cell>
              <table:table-cell office:value-type="float" office:value="0.709457">
                <text:p>0.709457</text:p>
              </table:table-cell>
              <table:table-cell office:value-type="float" office:value="10.222139">
                <text:p>10.222139</text:p>
              </table:table-cell>
              <table:table-cell office:value-type="float" office:value="5.626651">
                <text:p>5.626651</text:p>
              </table:table-cell>
            </table:table-row>
            <table:table-row>
              <table:table-cell office:value-type="float" office:value="995197">
                <text:p>995197</text:p>
              </table:table-cell>
              <table:table-cell office:value-type="float" office:value="-1.750977">
                <text:p>-1.750977</text:p>
              </table:table-cell>
              <table:table-cell office:value-type="float" office:value="1.756836">
                <text:p>1.756836</text:p>
              </table:table-cell>
              <table:table-cell office:value-type="float" office:value="-0.447266">
                <text:p>-0.447266</text:p>
              </table:table-cell>
              <table:table-cell office:value-type="float" office:value="0.773371">
                <text:p>0.773371</text:p>
              </table:table-cell>
              <table:table-cell office:value-type="float" office:value="10.35636">
                <text:p>10.35636</text:p>
              </table:table-cell>
              <table:table-cell office:value-type="float" office:value="5.75022">
                <text:p>5.75022</text:p>
              </table:table-cell>
            </table:table-row>
            <table:table-row>
              <table:table-cell office:value-type="float" office:value="996448">
                <text:p>996448</text:p>
              </table:table-cell>
              <table:table-cell office:value-type="float" office:value="-1.813477">
                <text:p>-1.813477</text:p>
              </table:table-cell>
              <table:table-cell office:value-type="float" office:value="1.793945">
                <text:p>1.793945</text:p>
              </table:table-cell>
              <table:table-cell office:value-type="float" office:value="-0.464844">
                <text:p>-0.464844</text:p>
              </table:table-cell>
              <table:table-cell office:value-type="float" office:value="0.843678">
                <text:p>0.843678</text:p>
              </table:table-cell>
              <table:table-cell office:value-type="float" office:value="10.488452">
                <text:p>10.488452</text:p>
              </table:table-cell>
              <table:table-cell office:value-type="float" office:value="5.910007">
                <text:p>5.910007</text:p>
              </table:table-cell>
            </table:table-row>
            <table:table-row>
              <table:table-cell office:value-type="float" office:value="997695">
                <text:p>997695</text:p>
              </table:table-cell>
              <table:table-cell office:value-type="float" office:value="-1.855469">
                <text:p>-1.855469</text:p>
              </table:table-cell>
              <table:table-cell office:value-type="float" office:value="1.844727">
                <text:p>1.844727</text:p>
              </table:table-cell>
              <table:table-cell office:value-type="float" office:value="-0.483398">
                <text:p>-0.483398</text:p>
              </table:table-cell>
              <table:table-cell office:value-type="float" office:value="0.89481">
                <text:p>0.89481</text:p>
              </table:table-cell>
              <table:table-cell office:value-type="float" office:value="10.665283">
                <text:p>10.665283</text:p>
              </table:table-cell>
              <table:table-cell office:value-type="float" office:value="6.103883">
                <text:p>6.103883</text:p>
              </table:table-cell>
            </table:table-row>
            <table:table-row>
              <table:table-cell office:value-type="float" office:value="998944">
                <text:p>998944</text:p>
              </table:table-cell>
              <table:table-cell office:value-type="float" office:value="-1.890625">
                <text:p>-1.890625</text:p>
              </table:table-cell>
              <table:table-cell office:value-type="float" office:value="1.977539">
                <text:p>1.977539</text:p>
              </table:table-cell>
              <table:table-cell office:value-type="float" office:value="-0.466797">
                <text:p>-0.466797</text:p>
              </table:table-cell>
              <table:table-cell office:value-type="float" office:value="0.954464">
                <text:p>0.954464</text:p>
              </table:table-cell>
              <table:table-cell office:value-type="float" office:value="10.871942">
                <text:p>10.871942</text:p>
              </table:table-cell>
              <table:table-cell office:value-type="float" office:value="6.284975">
                <text:p>6.284975</text:p>
              </table:table-cell>
            </table:table-row>
            <table:table-row>
              <table:table-cell office:value-type="float" office:value="1000192">
                <text:p>1000192</text:p>
              </table:table-cell>
              <table:table-cell office:value-type="float" office:value="-1.9375">
                <text:p>-1.9375</text:p>
              </table:table-cell>
              <table:table-cell office:value-type="float" office:value="2.055664">
                <text:p>2.055664</text:p>
              </table:table-cell>
              <table:table-cell office:value-type="float" office:value="-0.478516">
                <text:p>-0.478516</text:p>
              </table:table-cell>
              <table:table-cell office:value-type="float" office:value="1.020509">
                <text:p>1.020509</text:p>
              </table:table-cell>
              <table:table-cell office:value-type="float" office:value="11.08073">
                <text:p>11.08073</text:p>
              </table:table-cell>
              <table:table-cell office:value-type="float" office:value="6.43411">
                <text:p>6.43411</text:p>
              </table:table-cell>
            </table:table-row>
            <table:table-row>
              <table:table-cell office:value-type="float" office:value="1001441">
                <text:p>1001441</text:p>
              </table:table-cell>
              <table:table-cell office:value-type="float" office:value="-1.999023">
                <text:p>-1.999023</text:p>
              </table:table-cell>
              <table:table-cell office:value-type="float" office:value="2.135742">
                <text:p>2.135742</text:p>
              </table:table-cell>
              <table:table-cell office:value-type="float" office:value="-0.521484">
                <text:p>-0.521484</text:p>
              </table:table-cell>
              <table:table-cell office:value-type="float" office:value="1.054598">
                <text:p>1.054598</text:p>
              </table:table-cell>
              <table:table-cell office:value-type="float" office:value="11.270345">
                <text:p>11.270345</text:p>
              </table:table-cell>
              <table:table-cell office:value-type="float" office:value="6.589637">
                <text:p>6.589637</text:p>
              </table:table-cell>
            </table:table-row>
            <table:table-row>
              <table:table-cell office:value-type="float" office:value="1002691">
                <text:p>1002691</text:p>
              </table:table-cell>
              <table:table-cell office:value-type="float" office:value="-2.061523">
                <text:p>-2.061523</text:p>
              </table:table-cell>
              <table:table-cell office:value-type="float" office:value="2.203125">
                <text:p>2.203125</text:p>
              </table:table-cell>
              <table:table-cell office:value-type="float" office:value="-0.598633">
                <text:p>-0.598633</text:p>
              </table:table-cell>
              <table:table-cell office:value-type="float" office:value="1.039684">
                <text:p>1.039684</text:p>
              </table:table-cell>
              <table:table-cell office:value-type="float" office:value="11.425871">
                <text:p>11.425871</text:p>
              </table:table-cell>
              <table:table-cell office:value-type="float" office:value="6.798426">
                <text:p>6.798426</text:p>
              </table:table-cell>
            </table:table-row>
            <table:table-row>
              <table:table-cell office:value-type="float" office:value="1003938">
                <text:p>1003938</text:p>
              </table:table-cell>
              <table:table-cell office:value-type="float" office:value="-2.188477">
                <text:p>-2.188477</text:p>
              </table:table-cell>
              <table:table-cell office:value-type="float" office:value="2.37207">
                <text:p>2.37207</text:p>
              </table:table-cell>
              <table:table-cell office:value-type="float" office:value="-0.711914">
                <text:p>-0.711914</text:p>
              </table:table-cell>
              <table:table-cell office:value-type="float" office:value="0.997074">
                <text:p>0.997074</text:p>
              </table:table-cell>
              <table:table-cell office:value-type="float" office:value="11.555832">
                <text:p>11.555832</text:p>
              </table:table-cell>
              <table:table-cell office:value-type="float" office:value="7.026389">
                <text:p>7.026389</text:p>
              </table:table-cell>
            </table:table-row>
            <table:table-row>
              <table:table-cell office:value-type="float" office:value="1005187">
                <text:p>1005187</text:p>
              </table:table-cell>
              <table:table-cell office:value-type="float" office:value="-2.240234">
                <text:p>-2.240234</text:p>
              </table:table-cell>
              <table:table-cell office:value-type="float" office:value="2.469727">
                <text:p>2.469727</text:p>
              </table:table-cell>
              <table:table-cell office:value-type="float" office:value="-0.725586">
                <text:p>-0.725586</text:p>
              </table:table-cell>
              <table:table-cell office:value-type="float" office:value="0.956595">
                <text:p>0.956595</text:p>
              </table:table-cell>
              <table:table-cell office:value-type="float" office:value="11.683662">
                <text:p>11.683662</text:p>
              </table:table-cell>
              <table:table-cell office:value-type="float" office:value="7.265005">
                <text:p>7.265005</text:p>
              </table:table-cell>
            </table:table-row>
            <table:table-row>
              <table:table-cell office:value-type="float" office:value="1006437">
                <text:p>1006437</text:p>
              </table:table-cell>
              <table:table-cell office:value-type="float" office:value="-2.271484">
                <text:p>-2.271484</text:p>
              </table:table-cell>
              <table:table-cell office:value-type="float" office:value="2.557617">
                <text:p>2.557617</text:p>
              </table:table-cell>
              <table:table-cell office:value-type="float" office:value="-0.746094">
                <text:p>-0.746094</text:p>
              </table:table-cell>
              <table:table-cell office:value-type="float" office:value="0.922507">
                <text:p>0.922507</text:p>
              </table:table-cell>
              <table:table-cell office:value-type="float" office:value="11.84558">
                <text:p>11.84558</text:p>
              </table:table-cell>
              <table:table-cell office:value-type="float" office:value="7.505751">
                <text:p>7.505751</text:p>
              </table:table-cell>
            </table:table-row>
            <table:table-row>
              <table:table-cell office:value-type="float" office:value="1007684">
                <text:p>1007684</text:p>
              </table:table-cell>
              <table:table-cell office:value-type="float" office:value="-2.282227">
                <text:p>-2.282227</text:p>
              </table:table-cell>
              <table:table-cell office:value-type="float" office:value="2.644531">
                <text:p>2.644531</text:p>
              </table:table-cell>
              <table:table-cell office:value-type="float" office:value="-0.777344">
                <text:p>-0.777344</text:p>
              </table:table-cell>
              <table:table-cell office:value-type="float" office:value="0.905463">
                <text:p>0.905463</text:p>
              </table:table-cell>
              <table:table-cell office:value-type="float" office:value="12.037325">
                <text:p>12.037325</text:p>
              </table:table-cell>
              <table:table-cell office:value-type="float" office:value="7.737976">
                <text:p>7.737976</text:p>
              </table:table-cell>
            </table:table-row>
            <table:table-row>
              <table:table-cell office:value-type="float" office:value="1008933">
                <text:p>1008933</text:p>
              </table:table-cell>
              <table:table-cell office:value-type="float" office:value="-2.330078">
                <text:p>-2.330078</text:p>
              </table:table-cell>
              <table:table-cell office:value-type="float" office:value="2.789062">
                <text:p>2.789062</text:p>
              </table:table-cell>
              <table:table-cell office:value-type="float" office:value="-0.836914">
                <text:p>-0.836914</text:p>
              </table:table-cell>
              <table:table-cell office:value-type="float" office:value="0.918246">
                <text:p>0.918246</text:p>
              </table:table-cell>
              <table:table-cell office:value-type="float" office:value="12.216287">
                <text:p>12.216287</text:p>
              </table:table-cell>
              <table:table-cell office:value-type="float" office:value="7.985114">
                <text:p>7.985114</text:p>
              </table:table-cell>
            </table:table-row>
            <table:table-row>
              <table:table-cell office:value-type="float" office:value="1010183">
                <text:p>1010183</text:p>
              </table:table-cell>
              <table:table-cell office:value-type="float" office:value="-2.363281">
                <text:p>-2.363281</text:p>
              </table:table-cell>
              <table:table-cell office:value-type="float" office:value="2.888672">
                <text:p>2.888672</text:p>
              </table:table-cell>
              <table:table-cell office:value-type="float" office:value="-0.896484">
                <text:p>-0.896484</text:p>
              </table:table-cell>
              <table:table-cell office:value-type="float" office:value="0.93955">
                <text:p>0.93955</text:p>
              </table:table-cell>
              <table:table-cell office:value-type="float" office:value="12.384597">
                <text:p>12.384597</text:p>
              </table:table-cell>
              <table:table-cell office:value-type="float" office:value="8.255688">
                <text:p>8.255688</text:p>
              </table:table-cell>
            </table:table-row>
            <table:table-row>
              <table:table-cell office:value-type="float" office:value="1011430">
                <text:p>1011430</text:p>
              </table:table-cell>
              <table:table-cell office:value-type="float" office:value="-2.390625">
                <text:p>-2.390625</text:p>
              </table:table-cell>
              <table:table-cell office:value-type="float" office:value="3.022461">
                <text:p>3.022461</text:p>
              </table:table-cell>
              <table:table-cell office:value-type="float" office:value="-0.967773">
                <text:p>-0.967773</text:p>
              </table:table-cell>
              <table:table-cell office:value-type="float" office:value="0.888418">
                <text:p>0.888418</text:p>
              </table:table-cell>
              <table:table-cell office:value-type="float" office:value="12.555036">
                <text:p>12.555036</text:p>
              </table:table-cell>
              <table:table-cell office:value-type="float" office:value="8.553957">
                <text:p>8.553957</text:p>
              </table:table-cell>
            </table:table-row>
            <table:table-row>
              <table:table-cell office:value-type="float" office:value="1012679">
                <text:p>1012679</text:p>
              </table:table-cell>
              <table:table-cell office:value-type="float" office:value="-2.410156">
                <text:p>-2.410156</text:p>
              </table:table-cell>
              <table:table-cell office:value-type="float" office:value="3.134766">
                <text:p>3.134766</text:p>
              </table:table-cell>
              <table:table-cell office:value-type="float" office:value="-1.009766">
                <text:p>-1.009766</text:p>
              </table:table-cell>
              <table:table-cell office:value-type="float" office:value="0.786154">
                <text:p>0.786154</text:p>
              </table:table-cell>
              <table:table-cell office:value-type="float" office:value="12.710563">
                <text:p>12.710563</text:p>
              </table:table-cell>
              <table:table-cell office:value-type="float" office:value="8.869271">
                <text:p>8.869271</text:p>
              </table:table-cell>
            </table:table-row>
            <table:table-row>
              <table:table-cell office:value-type="float" office:value="1013928">
                <text:p>1013928</text:p>
              </table:table-cell>
              <table:table-cell office:value-type="float" office:value="-2.425781">
                <text:p>-2.425781</text:p>
              </table:table-cell>
              <table:table-cell office:value-type="float" office:value="3.300781">
                <text:p>3.300781</text:p>
              </table:table-cell>
              <table:table-cell office:value-type="float" office:value="-1.055664">
                <text:p>-1.055664</text:p>
              </table:table-cell>
              <table:table-cell office:value-type="float" office:value="0.700935">
                <text:p>0.700935</text:p>
              </table:table-cell>
              <table:table-cell office:value-type="float" office:value="12.851176">
                <text:p>12.851176</text:p>
              </table:table-cell>
              <table:table-cell office:value-type="float" office:value="9.16115">
                <text:p>9.16115</text:p>
              </table:table-cell>
            </table:table-row>
            <table:table-row>
              <table:table-cell office:value-type="float" office:value="1015178">
                <text:p>1015178</text:p>
              </table:table-cell>
              <table:table-cell office:value-type="float" office:value="-2.424805">
                <text:p>-2.424805</text:p>
              </table:table-cell>
              <table:table-cell office:value-type="float" office:value="3.410156">
                <text:p>3.410156</text:p>
              </table:table-cell>
              <table:table-cell office:value-type="float" office:value="-1.100586">
                <text:p>-1.100586</text:p>
              </table:table-cell>
              <table:table-cell office:value-type="float" office:value="0.609323">
                <text:p>0.609323</text:p>
              </table:table-cell>
              <table:table-cell office:value-type="float" office:value="12.972615">
                <text:p>12.972615</text:p>
              </table:table-cell>
              <table:table-cell office:value-type="float" office:value="9.457289">
                <text:p>9.457289</text:p>
              </table:table-cell>
            </table:table-row>
            <table:table-row>
              <table:table-cell office:value-type="float" office:value="1016425">
                <text:p>1016425</text:p>
              </table:table-cell>
              <table:table-cell office:value-type="float" office:value="-2.424805">
                <text:p>-2.424805</text:p>
              </table:table-cell>
              <table:table-cell office:value-type="float" office:value="3.521484">
                <text:p>3.521484</text:p>
              </table:table-cell>
              <table:table-cell office:value-type="float" office:value="-1.154297">
                <text:p>-1.154297</text:p>
              </table:table-cell>
              <table:table-cell office:value-type="float" office:value="0.509189">
                <text:p>0.509189</text:p>
              </table:table-cell>
              <table:table-cell office:value-type="float" office:value="13.102575">
                <text:p>13.102575</text:p>
              </table:table-cell>
              <table:table-cell office:value-type="float" office:value="9.772604">
                <text:p>9.772604</text:p>
              </table:table-cell>
            </table:table-row>
            <table:table-row>
              <table:table-cell office:value-type="float" office:value="1017674">
                <text:p>1017674</text:p>
              </table:table-cell>
              <table:table-cell office:value-type="float" office:value="-2.395508">
                <text:p>-2.395508</text:p>
              </table:table-cell>
              <table:table-cell office:value-type="float" office:value="3.610352">
                <text:p>3.610352</text:p>
              </table:table-cell>
              <table:table-cell office:value-type="float" office:value="-1.189453">
                <text:p>-1.189453</text:p>
              </table:table-cell>
              <table:table-cell office:value-type="float" office:value="0.421839">
                <text:p>0.421839</text:p>
              </table:table-cell>
              <table:table-cell office:value-type="float" office:value="13.273015">
                <text:p>13.273015</text:p>
              </table:table-cell>
              <table:table-cell office:value-type="float" office:value="10.102831">
                <text:p>10.102831</text:p>
              </table:table-cell>
            </table:table-row>
            <table:table-row>
              <table:table-cell office:value-type="float" office:value="1018925">
                <text:p>1018925</text:p>
              </table:table-cell>
              <table:table-cell office:value-type="float" office:value="-2.357422">
                <text:p>-2.357422</text:p>
              </table:table-cell>
              <table:table-cell office:value-type="float" office:value="3.727539">
                <text:p>3.727539</text:p>
              </table:table-cell>
              <table:table-cell office:value-type="float" office:value="-1.319336">
                <text:p>-1.319336</text:p>
              </table:table-cell>
              <table:table-cell office:value-type="float" office:value="0.357924">
                <text:p>0.357924</text:p>
              </table:table-cell>
              <table:table-cell office:value-type="float" office:value="13.458369">
                <text:p>13.458369</text:p>
              </table:table-cell>
              <table:table-cell office:value-type="float" office:value="10.471407">
                <text:p>10.471407</text:p>
              </table:table-cell>
            </table:table-row>
            <table:table-row>
              <table:table-cell office:value-type="float" office:value="1020171">
                <text:p>1020171</text:p>
              </table:table-cell>
              <table:table-cell office:value-type="float" office:value="-2.30957">
                <text:p>-2.30957</text:p>
              </table:table-cell>
              <table:table-cell office:value-type="float" office:value="3.792969">
                <text:p>3.792969</text:p>
              </table:table-cell>
              <table:table-cell office:value-type="float" office:value="-1.40625">
                <text:p>-1.40625</text:p>
              </table:table-cell>
              <table:table-cell office:value-type="float" office:value="0.291878">
                <text:p>0.291878</text:p>
              </table:table-cell>
              <table:table-cell office:value-type="float" office:value="13.665027">
                <text:p>13.665027</text:p>
              </table:table-cell>
              <table:table-cell office:value-type="float" office:value="10.876202">
                <text:p>10.876202</text:p>
              </table:table-cell>
            </table:table-row>
            <table:table-row>
              <table:table-cell office:value-type="float" office:value="1021420">
                <text:p>1021420</text:p>
              </table:table-cell>
              <table:table-cell office:value-type="float" office:value="-2.234375">
                <text:p>-2.234375</text:p>
              </table:table-cell>
              <table:table-cell office:value-type="float" office:value="3.887695">
                <text:p>3.887695</text:p>
              </table:table-cell>
              <table:table-cell office:value-type="float" office:value="-1.482422">
                <text:p>-1.482422</text:p>
              </table:table-cell>
              <table:table-cell office:value-type="float" office:value="0.21518">
                <text:p>0.21518</text:p>
              </table:table-cell>
              <table:table-cell office:value-type="float" office:value="13.912165">
                <text:p>13.912165</text:p>
              </table:table-cell>
              <table:table-cell office:value-type="float" office:value="11.278867">
                <text:p>11.278867</text:p>
              </table:table-cell>
            </table:table-row>
            <table:table-row>
              <table:table-cell office:value-type="float" office:value="1022670">
                <text:p>1022670</text:p>
              </table:table-cell>
              <table:table-cell office:value-type="float" office:value="-2.183594">
                <text:p>-2.183594</text:p>
              </table:table-cell>
              <table:table-cell office:value-type="float" office:value="3.962891">
                <text:p>3.962891</text:p>
              </table:table-cell>
              <table:table-cell office:value-type="float" office:value="-1.556641">
                <text:p>-1.556641</text:p>
              </table:table-cell>
              <table:table-cell office:value-type="float" office:value="0.151265">
                <text:p>0.151265</text:p>
              </table:table-cell>
              <table:table-cell office:value-type="float" office:value="14.195521">
                <text:p>14.195521</text:p>
              </table:table-cell>
              <table:table-cell office:value-type="float" office:value="11.677271">
                <text:p>11.677271</text:p>
              </table:table-cell>
            </table:table-row>
            <table:table-row>
              <table:table-cell office:value-type="float" office:value="1023917">
                <text:p>1023917</text:p>
              </table:table-cell>
              <table:table-cell office:value-type="float" office:value="-2.024414">
                <text:p>-2.024414</text:p>
              </table:table-cell>
              <table:table-cell office:value-type="float" office:value="4.110352">
                <text:p>4.110352</text:p>
              </table:table-cell>
              <table:table-cell office:value-type="float" office:value="-1.689453">
                <text:p>-1.689453</text:p>
              </table:table-cell>
              <table:table-cell office:value-type="float" office:value="0.104395">
                <text:p>0.104395</text:p>
              </table:table-cell>
              <table:table-cell office:value-type="float" office:value="14.53001">
                <text:p>14.53001</text:p>
              </table:table-cell>
              <table:table-cell office:value-type="float" office:value="12.05863">
                <text:p>12.05863</text:p>
              </table:table-cell>
            </table:table-row>
            <table:table-row>
              <table:table-cell office:value-type="float" office:value="1025166">
                <text:p>1025166</text:p>
              </table:table-cell>
              <table:table-cell office:value-type="float" office:value="-1.984375">
                <text:p>-1.984375</text:p>
              </table:table-cell>
              <table:table-cell office:value-type="float" office:value="4.206055">
                <text:p>4.206055</text:p>
              </table:table-cell>
              <table:table-cell office:value-type="float" office:value="-1.795898">
                <text:p>-1.795898</text:p>
              </table:table-cell>
              <table:table-cell office:value-type="float" office:value="0.031957">
                <text:p>0.031957</text:p>
              </table:table-cell>
              <table:table-cell office:value-type="float" office:value="14.864498">
                <text:p>14.864498</text:p>
              </table:table-cell>
              <table:table-cell office:value-type="float" office:value="12.414423">
                <text:p>12.414423</text:p>
              </table:table-cell>
            </table:table-row>
            <table:table-row>
              <table:table-cell office:value-type="float" office:value="1026416">
                <text:p>1026416</text:p>
              </table:table-cell>
              <table:table-cell office:value-type="float" office:value="-1.932617">
                <text:p>-1.932617</text:p>
              </table:table-cell>
              <table:table-cell office:value-type="float" office:value="4.288086">
                <text:p>4.288086</text:p>
              </table:table-cell>
              <table:table-cell office:value-type="float" office:value="-1.90332">
                <text:p>-1.90332</text:p>
              </table:table-cell>
              <table:table-cell office:value-type="float" office:value="-0.068176">
                <text:p>-0.068176</text:p>
              </table:table-cell>
              <table:table-cell office:value-type="float" office:value="15.2139">
                <text:p>15.2139</text:p>
              </table:table-cell>
              <table:table-cell office:value-type="float" office:value="12.774478">
                <text:p>12.774478</text:p>
              </table:table-cell>
            </table:table-row>
            <table:table-row>
              <table:table-cell office:value-type="float" office:value="1027665">
                <text:p>1027665</text:p>
              </table:table-cell>
              <table:table-cell office:value-type="float" office:value="-1.851562">
                <text:p>-1.851562</text:p>
              </table:table-cell>
              <table:table-cell office:value-type="float" office:value="4.344727">
                <text:p>4.344727</text:p>
              </table:table-cell>
              <table:table-cell office:value-type="float" office:value="-1.973633">
                <text:p>-1.973633</text:p>
              </table:table-cell>
              <table:table-cell office:value-type="float" office:value="-0.164049">
                <text:p>-0.164049</text:p>
              </table:table-cell>
              <table:table-cell office:value-type="float" office:value="15.614434">
                <text:p>15.614434</text:p>
              </table:table-cell>
              <table:table-cell office:value-type="float" office:value="13.153707">
                <text:p>13.153707</text:p>
              </table:table-cell>
            </table:table-row>
            <table:table-row>
              <table:table-cell office:value-type="float" office:value="1028912">
                <text:p>1028912</text:p>
              </table:table-cell>
              <table:table-cell office:value-type="float" office:value="-1.732422">
                <text:p>-1.732422</text:p>
              </table:table-cell>
              <table:table-cell office:value-type="float" office:value="4.454102">
                <text:p>4.454102</text:p>
              </table:table-cell>
              <table:table-cell office:value-type="float" office:value="-2.131836">
                <text:p>-2.131836</text:p>
              </table:table-cell>
              <table:table-cell office:value-type="float" office:value="-0.238616">
                <text:p>-0.238616</text:p>
              </table:table-cell>
              <table:table-cell office:value-type="float" office:value="16.042665">
                <text:p>16.042665</text:p>
              </table:table-cell>
              <table:table-cell office:value-type="float" office:value="13.537197">
                <text:p>13.537197</text:p>
              </table:table-cell>
            </table:table-row>
            <table:table-row>
              <table:table-cell office:value-type="float" office:value="1030161">
                <text:p>1030161</text:p>
              </table:table-cell>
              <table:table-cell office:value-type="float" office:value="-1.695312">
                <text:p>-1.695312</text:p>
              </table:table-cell>
              <table:table-cell office:value-type="float" office:value="4.519531">
                <text:p>4.519531</text:p>
              </table:table-cell>
              <table:table-cell office:value-type="float" office:value="-2.216797">
                <text:p>-2.216797</text:p>
              </table:table-cell>
              <table:table-cell office:value-type="float" office:value="-0.319575">
                <text:p>-0.319575</text:p>
              </table:table-cell>
              <table:table-cell office:value-type="float" office:value="16.483678">
                <text:p>16.483678</text:p>
              </table:table-cell>
              <table:table-cell office:value-type="float" office:value="13.950514">
                <text:p>13.950514</text:p>
              </table:table-cell>
            </table:table-row>
            <table:table-row>
              <table:table-cell office:value-type="float" office:value="1031411">
                <text:p>1031411</text:p>
              </table:table-cell>
              <table:table-cell office:value-type="float" office:value="-1.669922">
                <text:p>-1.669922</text:p>
              </table:table-cell>
              <table:table-cell office:value-type="float" office:value="4.563477">
                <text:p>4.563477</text:p>
              </table:table-cell>
              <table:table-cell office:value-type="float" office:value="-2.30957">
                <text:p>-2.30957</text:p>
              </table:table-cell>
              <table:table-cell office:value-type="float" office:value="-0.409056">
                <text:p>-0.409056</text:p>
              </table:table-cell>
              <table:table-cell office:value-type="float" office:value="16.941736">
                <text:p>16.941736</text:p>
              </table:table-cell>
              <table:table-cell office:value-type="float" office:value="14.40218">
                <text:p>14.40218</text:p>
              </table:table-cell>
            </table:table-row>
            <table:table-row>
              <table:table-cell office:value-type="float" office:value="1032658">
                <text:p>1032658</text:p>
              </table:table-cell>
              <table:table-cell office:value-type="float" office:value="-1.635742">
                <text:p>-1.635742</text:p>
              </table:table-cell>
              <table:table-cell office:value-type="float" office:value="4.601562">
                <text:p>4.601562</text:p>
              </table:table-cell>
              <table:table-cell office:value-type="float" office:value="-2.401367">
                <text:p>-2.401367</text:p>
              </table:table-cell>
              <table:table-cell office:value-type="float" office:value="-0.475102">
                <text:p>-0.475102</text:p>
              </table:table-cell>
              <table:table-cell office:value-type="float" office:value="17.440273">
                <text:p>17.440273</text:p>
              </table:table-cell>
              <table:table-cell office:value-type="float" office:value="14.862368">
                <text:p>14.862368</text:p>
              </table:table-cell>
            </table:table-row>
            <table:table-row>
              <table:table-cell office:value-type="float" office:value="1033907">
                <text:p>1033907</text:p>
              </table:table-cell>
              <table:table-cell office:value-type="float" office:value="-1.584961">
                <text:p>-1.584961</text:p>
              </table:table-cell>
              <table:table-cell office:value-type="float" office:value="4.708984">
                <text:p>4.708984</text:p>
              </table:table-cell>
              <table:table-cell office:value-type="float" office:value="-2.572266">
                <text:p>-2.572266</text:p>
              </table:table-cell>
              <table:table-cell office:value-type="float" office:value="-0.532625">
                <text:p>-0.532625</text:p>
              </table:table-cell>
              <table:table-cell office:value-type="float" office:value="17.964376">
                <text:p>17.964376</text:p>
              </table:table-cell>
              <table:table-cell office:value-type="float" office:value="15.307643">
                <text:p>15.307643</text:p>
              </table:table-cell>
            </table:table-row>
            <table:table-row>
              <table:table-cell office:value-type="float" office:value="1035155">
                <text:p>1035155</text:p>
              </table:table-cell>
              <table:table-cell office:value-type="float" office:value="-1.59668">
                <text:p>-1.59668</text:p>
              </table:table-cell>
              <table:table-cell office:value-type="float" office:value="4.769531">
                <text:p>4.769531</text:p>
              </table:table-cell>
              <table:table-cell office:value-type="float" office:value="-2.69043">
                <text:p>-2.69043</text:p>
              </table:table-cell>
              <table:table-cell office:value-type="float" office:value="-0.588018">
                <text:p>-0.588018</text:p>
              </table:table-cell>
              <table:table-cell office:value-type="float" office:value="18.462913">
                <text:p>18.462913</text:p>
              </table:table-cell>
              <table:table-cell office:value-type="float" office:value="15.742265">
                <text:p>15.742265</text:p>
              </table:table-cell>
            </table:table-row>
            <table:table-row>
              <table:table-cell office:value-type="float" office:value="1036405">
                <text:p>1036405</text:p>
              </table:table-cell>
              <table:table-cell office:value-type="float" office:value="-1.580078">
                <text:p>-1.580078</text:p>
              </table:table-cell>
              <table:table-cell office:value-type="float" office:value="4.827148">
                <text:p>4.827148</text:p>
              </table:table-cell>
              <table:table-cell office:value-type="float" office:value="-2.793945">
                <text:p>-2.793945</text:p>
              </table:table-cell>
              <table:table-cell office:value-type="float" office:value="-0.632759">
                <text:p>-0.632759</text:p>
              </table:table-cell>
              <table:table-cell office:value-type="float" office:value="18.987016">
                <text:p>18.987016</text:p>
              </table:table-cell>
              <table:table-cell office:value-type="float" office:value="16.196061">
                <text:p>16.196061</text:p>
              </table:table-cell>
            </table:table-row>
            <table:table-row>
              <table:table-cell office:value-type="float" office:value="1037653">
                <text:p>1037653</text:p>
              </table:table-cell>
              <table:table-cell office:value-type="float" office:value="-1.527344">
                <text:p>-1.527344</text:p>
              </table:table-cell>
              <table:table-cell office:value-type="float" office:value="4.87793">
                <text:p>4.87793</text:p>
              </table:table-cell>
              <table:table-cell office:value-type="float" office:value="-2.890625">
                <text:p>-2.890625</text:p>
              </table:table-cell>
              <table:table-cell office:value-type="float" office:value="-0.647672">
                <text:p>-0.647672</text:p>
              </table:table-cell>
              <table:table-cell office:value-type="float" office:value="19.589948">
                <text:p>19.589948</text:p>
              </table:table-cell>
              <table:table-cell office:value-type="float" office:value="16.639205">
                <text:p>16.639205</text:p>
              </table:table-cell>
            </table:table-row>
            <table:table-row>
              <table:table-cell office:value-type="float" office:value="1038901">
                <text:p>1038901</text:p>
              </table:table-cell>
              <table:table-cell office:value-type="float" office:value="-1.510742">
                <text:p>-1.510742</text:p>
              </table:table-cell>
              <table:table-cell office:value-type="float" office:value="4.969727">
                <text:p>4.969727</text:p>
              </table:table-cell>
              <table:table-cell office:value-type="float" office:value="-3.112305">
                <text:p>-3.112305</text:p>
              </table:table-cell>
              <table:table-cell office:value-type="float" office:value="-0.641281">
                <text:p>-0.641281</text:p>
              </table:table-cell>
              <table:table-cell office:value-type="float" office:value="20.229098">
                <text:p>20.229098</text:p>
              </table:table-cell>
              <table:table-cell office:value-type="float" office:value="17.093001">
                <text:p>17.093001</text:p>
              </table:table-cell>
            </table:table-row>
            <table:table-row>
              <table:table-cell office:value-type="float" office:value="1040150">
                <text:p>1040150</text:p>
              </table:table-cell>
              <table:table-cell office:value-type="float" office:value="-1.556641">
                <text:p>-1.556641</text:p>
              </table:table-cell>
              <table:table-cell office:value-type="float" office:value="5.014648">
                <text:p>5.014648</text:p>
              </table:table-cell>
              <table:table-cell office:value-type="float" office:value="-3.242188">
                <text:p>-3.242188</text:p>
              </table:table-cell>
              <table:table-cell office:value-type="float" office:value="-0.624236">
                <text:p>-0.624236</text:p>
              </table:table-cell>
              <table:table-cell office:value-type="float" office:value="20.859725">
                <text:p>20.859725</text:p>
              </table:table-cell>
              <table:table-cell office:value-type="float" office:value="17.593669">
                <text:p>17.593669</text:p>
              </table:table-cell>
            </table:table-row>
            <table:table-row>
              <table:table-cell office:value-type="float" office:value="1041399">
                <text:p>1041399</text:p>
              </table:table-cell>
              <table:table-cell office:value-type="float" office:value="-1.592773">
                <text:p>-1.592773</text:p>
              </table:table-cell>
              <table:table-cell office:value-type="float" office:value="5.086914">
                <text:p>5.086914</text:p>
              </table:table-cell>
              <table:table-cell office:value-type="float" office:value="-3.388672">
                <text:p>-3.388672</text:p>
              </table:table-cell>
              <table:table-cell office:value-type="float" office:value="-0.643411">
                <text:p>-0.643411</text:p>
              </table:table-cell>
              <table:table-cell office:value-type="float" office:value="21.486093">
                <text:p>21.486093</text:p>
              </table:table-cell>
              <table:table-cell office:value-type="float" office:value="18.079423">
                <text:p>18.079423</text:p>
              </table:table-cell>
            </table:table-row>
            <table:table-row>
              <table:table-cell office:value-type="float" office:value="1042647">
                <text:p>1042647</text:p>
              </table:table-cell>
              <table:table-cell office:value-type="float" office:value="-1.625">
                <text:p>-1.625</text:p>
              </table:table-cell>
              <table:table-cell office:value-type="float" office:value="5.173828">
                <text:p>5.173828</text:p>
              </table:table-cell>
              <table:table-cell office:value-type="float" office:value="-3.532227">
                <text:p>-3.532227</text:p>
              </table:table-cell>
              <table:table-cell office:value-type="float" office:value="-0.711587">
                <text:p>-0.711587</text:p>
              </table:table-cell>
              <table:table-cell office:value-type="float" office:value="22.11672">
                <text:p>22.11672</text:p>
              </table:table-cell>
              <table:table-cell office:value-type="float" office:value="18.511914">
                <text:p>18.511914</text:p>
              </table:table-cell>
            </table:table-row>
            <table:table-row>
              <table:table-cell office:value-type="float" office:value="1043896">
                <text:p>1043896</text:p>
              </table:table-cell>
              <table:table-cell office:value-type="float" office:value="-1.734375">
                <text:p>-1.734375</text:p>
              </table:table-cell>
              <table:table-cell office:value-type="float" office:value="5.263672">
                <text:p>5.263672</text:p>
              </table:table-cell>
              <table:table-cell office:value-type="float" office:value="-3.782227">
                <text:p>-3.782227</text:p>
              </table:table-cell>
              <table:table-cell office:value-type="float" office:value="-0.771241">
                <text:p>-0.771241</text:p>
              </table:table-cell>
              <table:table-cell office:value-type="float" office:value="22.785698">
                <text:p>22.785698</text:p>
              </table:table-cell>
              <table:table-cell office:value-type="float" office:value="18.96145">
                <text:p>18.96145</text:p>
              </table:table-cell>
            </table:table-row>
            <table:table-row>
              <table:table-cell office:value-type="float" office:value="1045145">
                <text:p>1045145</text:p>
              </table:table-cell>
              <table:table-cell office:value-type="float" office:value="-1.834961">
                <text:p>-1.834961</text:p>
              </table:table-cell>
              <table:table-cell office:value-type="float" office:value="5.28125">
                <text:p>5.28125</text:p>
              </table:table-cell>
              <table:table-cell office:value-type="float" office:value="-3.917969">
                <text:p>-3.917969</text:p>
              </table:table-cell>
              <table:table-cell office:value-type="float" office:value="-0.794677">
                <text:p>-0.794677</text:p>
              </table:table-cell>
              <table:table-cell office:value-type="float" office:value="23.47598">
                <text:p>23.47598</text:p>
              </table:table-cell>
              <table:table-cell office:value-type="float" office:value="19.481292">
                <text:p>19.481292</text:p>
              </table:table-cell>
            </table:table-row>
            <table:table-row>
              <table:table-cell office:value-type="float" office:value="1046393">
                <text:p>1046393</text:p>
              </table:table-cell>
              <table:table-cell office:value-type="float" office:value="-1.939453">
                <text:p>-1.939453</text:p>
              </table:table-cell>
              <table:table-cell office:value-type="float" office:value="5.295898">
                <text:p>5.295898</text:p>
              </table:table-cell>
              <table:table-cell office:value-type="float" office:value="-4.052734">
                <text:p>-4.052734</text:p>
              </table:table-cell>
              <table:table-cell office:value-type="float" office:value="-0.788285">
                <text:p>-0.788285</text:p>
              </table:table-cell>
              <table:table-cell office:value-type="float" office:value="24.170523">
                <text:p>24.170523</text:p>
              </table:table-cell>
              <table:table-cell office:value-type="float" office:value="20.009656">
                <text:p>20.009656</text:p>
              </table:table-cell>
            </table:table-row>
            <table:table-row>
              <table:table-cell office:value-type="float" office:value="1047642">
                <text:p>1047642</text:p>
              </table:table-cell>
              <table:table-cell office:value-type="float" office:value="-2.036133">
                <text:p>-2.036133</text:p>
              </table:table-cell>
              <table:table-cell office:value-type="float" office:value="5.306641">
                <text:p>5.306641</text:p>
              </table:table-cell>
              <table:table-cell office:value-type="float" office:value="-4.196289">
                <text:p>-4.196289</text:p>
              </table:table-cell>
              <table:table-cell office:value-type="float" office:value="-0.801068">
                <text:p>-0.801068</text:p>
              </table:table-cell>
              <table:table-cell office:value-type="float" office:value="24.873587">
                <text:p>24.873587</text:p>
              </table:table-cell>
              <table:table-cell office:value-type="float" office:value="20.546542">
                <text:p>20.546542</text:p>
              </table:table-cell>
            </table:table-row>
            <table:table-row>
              <table:table-cell office:value-type="float" office:value="1048891">
                <text:p>1048891</text:p>
              </table:table-cell>
              <table:table-cell office:value-type="float" office:value="-2.267578">
                <text:p>-2.267578</text:p>
              </table:table-cell>
              <table:table-cell office:value-type="float" office:value="5.363281">
                <text:p>5.363281</text:p>
              </table:table-cell>
              <table:table-cell office:value-type="float" office:value="-4.481445">
                <text:p>-4.481445</text:p>
              </table:table-cell>
              <table:table-cell office:value-type="float" office:value="-0.820242">
                <text:p>-0.820242</text:p>
              </table:table-cell>
              <table:table-cell office:value-type="float" office:value="25.583044">
                <text:p>25.583044</text:p>
              </table:table-cell>
              <table:table-cell office:value-type="float" office:value="21.09195">
                <text:p>21.09195</text:p>
              </table:table-cell>
            </table:table-row>
            <table:table-row>
              <table:table-cell office:value-type="float" office:value="1050139">
                <text:p>1050139</text:p>
              </table:table-cell>
              <table:table-cell office:value-type="float" office:value="-2.432617">
                <text:p>-2.432617</text:p>
              </table:table-cell>
              <table:table-cell office:value-type="float" office:value="5.391602">
                <text:p>5.391602</text:p>
              </table:table-cell>
              <table:table-cell office:value-type="float" office:value="-4.612305">
                <text:p>-4.612305</text:p>
              </table:table-cell>
              <table:table-cell office:value-type="float" office:value="-0.801068">
                <text:p>-0.801068</text:p>
              </table:table-cell>
              <table:table-cell office:value-type="float" office:value="26.283978">
                <text:p>26.283978</text:p>
              </table:table-cell>
              <table:table-cell office:value-type="float" office:value="21.662924">
                <text:p>21.662924</text:p>
              </table:table-cell>
            </table:table-row>
            <table:table-row>
              <table:table-cell office:value-type="float" office:value="1051390">
                <text:p>1051390</text:p>
              </table:table-cell>
              <table:table-cell office:value-type="float" office:value="-2.615234">
                <text:p>-2.615234</text:p>
              </table:table-cell>
              <table:table-cell office:value-type="float" office:value="5.433594">
                <text:p>5.433594</text:p>
              </table:table-cell>
              <table:table-cell office:value-type="float" office:value="-4.746094">
                <text:p>-4.746094</text:p>
              </table:table-cell>
              <table:table-cell office:value-type="float" office:value="-0.741414">
                <text:p>-0.741414</text:p>
              </table:table-cell>
              <table:table-cell office:value-type="float" office:value="26.987043">
                <text:p>26.987043</text:p>
              </table:table-cell>
              <table:table-cell office:value-type="float" office:value="22.259464">
                <text:p>22.259464</text:p>
              </table:table-cell>
            </table:table-row>
            <table:table-row>
              <table:table-cell office:value-type="float" office:value="1052637">
                <text:p>1052637</text:p>
              </table:table-cell>
              <table:table-cell office:value-type="float" office:value="-2.791016">
                <text:p>-2.791016</text:p>
              </table:table-cell>
              <table:table-cell office:value-type="float" office:value="5.495117">
                <text:p>5.495117</text:p>
              </table:table-cell>
              <table:table-cell office:value-type="float" office:value="-4.864258">
                <text:p>-4.864258</text:p>
              </table:table-cell>
              <table:table-cell office:value-type="float" office:value="-0.645541">
                <text:p>-0.645541</text:p>
              </table:table-cell>
              <table:table-cell office:value-type="float" office:value="27.715674">
                <text:p>27.715674</text:p>
              </table:table-cell>
              <table:table-cell office:value-type="float" office:value="22.860265">
                <text:p>22.860265</text:p>
              </table:table-cell>
            </table:table-row>
            <table:table-row>
              <table:table-cell office:value-type="float" office:value="1053885">
                <text:p>1053885</text:p>
              </table:table-cell>
              <table:table-cell office:value-type="float" office:value="-3.224609">
                <text:p>-3.224609</text:p>
              </table:table-cell>
              <table:table-cell office:value-type="float" office:value="5.692383">
                <text:p>5.692383</text:p>
              </table:table-cell>
              <table:table-cell office:value-type="float" office:value="-5.063477">
                <text:p>-5.063477</text:p>
              </table:table-cell>
              <table:table-cell office:value-type="float" office:value="-0.528364">
                <text:p>-0.528364</text:p>
              </table:table-cell>
              <table:table-cell office:value-type="float" office:value="28.448567">
                <text:p>28.448567</text:p>
              </table:table-cell>
              <table:table-cell office:value-type="float" office:value="23.469588">
                <text:p>23.469588</text:p>
              </table:table-cell>
            </table:table-row>
            <table:table-row>
              <table:table-cell office:value-type="float" office:value="1055136">
                <text:p>1055136</text:p>
              </table:table-cell>
              <table:table-cell office:value-type="float" office:value="-3.496094">
                <text:p>-3.496094</text:p>
              </table:table-cell>
              <table:table-cell office:value-type="float" office:value="5.835938">
                <text:p>5.835938</text:p>
              </table:table-cell>
              <table:table-cell office:value-type="float" office:value="-5.164062">
                <text:p>-5.164062</text:p>
              </table:table-cell>
              <table:table-cell office:value-type="float" office:value="-0.432492">
                <text:p>-0.432492</text:p>
              </table:table-cell>
              <table:table-cell office:value-type="float" office:value="29.164414">
                <text:p>29.164414</text:p>
              </table:table-cell>
              <table:table-cell office:value-type="float" office:value="24.127913">
                <text:p>24.127913</text:p>
              </table:table-cell>
            </table:table-row>
            <table:table-row>
              <table:table-cell office:value-type="float" office:value="1056383">
                <text:p>1056383</text:p>
              </table:table-cell>
              <table:table-cell office:value-type="float" office:value="-3.786133">
                <text:p>-3.786133</text:p>
              </table:table-cell>
              <table:table-cell office:value-type="float" office:value="5.999023">
                <text:p>5.999023</text:p>
              </table:table-cell>
              <table:table-cell office:value-type="float" office:value="-5.251953">
                <text:p>-5.251953</text:p>
              </table:table-cell>
              <table:table-cell office:value-type="float" office:value="-0.362185">
                <text:p>-0.362185</text:p>
              </table:table-cell>
              <table:table-cell office:value-type="float" office:value="29.86748">
                <text:p>29.86748</text:p>
              </table:table-cell>
              <table:table-cell office:value-type="float" office:value="24.84163">
                <text:p>24.84163</text:p>
              </table:table-cell>
            </table:table-row>
            <table:table-row>
              <table:table-cell office:value-type="float" office:value="1057632">
                <text:p>1057632</text:p>
              </table:table-cell>
              <table:table-cell office:value-type="float" office:value="-4.092773">
                <text:p>-4.092773</text:p>
              </table:table-cell>
              <table:table-cell office:value-type="float" office:value="6.15918">
                <text:p>6.15918</text:p>
              </table:table-cell>
              <table:table-cell office:value-type="float" office:value="-5.314453">
                <text:p>-5.314453</text:p>
              </table:table-cell>
              <table:table-cell office:value-type="float" office:value="-0.291878">
                <text:p>-0.291878</text:p>
              </table:table-cell>
              <table:table-cell office:value-type="float" office:value="30.538587">
                <text:p>30.538587</text:p>
              </table:table-cell>
              <table:table-cell office:value-type="float" office:value="25.585175">
                <text:p>25.585175</text:p>
              </table:table-cell>
            </table:table-row>
            <table:table-row>
              <table:table-cell office:value-type="float" office:value="1058882">
                <text:p>1058882</text:p>
              </table:table-cell>
              <table:table-cell office:value-type="float" office:value="-4.744141">
                <text:p>-4.744141</text:p>
              </table:table-cell>
              <table:table-cell office:value-type="float" office:value="6.461914">
                <text:p>6.461914</text:p>
              </table:table-cell>
              <table:table-cell office:value-type="float" office:value="-5.456055">
                <text:p>-5.456055</text:p>
              </table:table-cell>
              <table:table-cell office:value-type="float" office:value="-0.191745">
                <text:p>-0.191745</text:p>
              </table:table-cell>
              <table:table-cell office:value-type="float" office:value="31.207564">
                <text:p>31.207564</text:p>
              </table:table-cell>
              <table:table-cell office:value-type="float" office:value="26.313806">
                <text:p>26.313806</text:p>
              </table:table-cell>
            </table:table-row>
            <table:table-row>
              <table:table-cell office:value-type="float" office:value="1060129">
                <text:p>1060129</text:p>
              </table:table-cell>
              <table:table-cell office:value-type="float" office:value="-5.128906">
                <text:p>-5.128906</text:p>
              </table:table-cell>
              <table:table-cell office:value-type="float" office:value="6.595703">
                <text:p>6.595703</text:p>
              </table:table-cell>
              <table:table-cell office:value-type="float" office:value="-5.512695">
                <text:p>-5.512695</text:p>
              </table:table-cell>
              <table:table-cell office:value-type="float" office:value="-0.157657">
                <text:p>-0.157657</text:p>
              </table:table-cell>
              <table:table-cell office:value-type="float" office:value="31.82967">
                <text:p>31.82967</text:p>
              </table:table-cell>
              <table:table-cell office:value-type="float" office:value="27.14257">
                <text:p>27.14257</text:p>
              </table:table-cell>
            </table:table-row>
            <table:table-row>
              <table:table-cell office:value-type="float" office:value="1061378">
                <text:p>1061378</text:p>
              </table:table-cell>
              <table:table-cell office:value-type="float" office:value="-5.485352">
                <text:p>-5.485352</text:p>
              </table:table-cell>
              <table:table-cell office:value-type="float" office:value="6.758789">
                <text:p>6.758789</text:p>
              </table:table-cell>
              <table:table-cell office:value-type="float" office:value="-5.541992">
                <text:p>-5.541992</text:p>
              </table:table-cell>
              <table:table-cell office:value-type="float" office:value="-0.157657">
                <text:p>-0.157657</text:p>
              </table:table-cell>
              <table:table-cell office:value-type="float" office:value="32.379339">
                <text:p>32.379339</text:p>
              </table:table-cell>
              <table:table-cell office:value-type="float" office:value="27.99477">
                <text:p>27.99477</text:p>
              </table:table-cell>
            </table:table-row>
            <table:table-row>
              <table:table-cell office:value-type="float" office:value="1062628">
                <text:p>1062628</text:p>
              </table:table-cell>
              <table:table-cell office:value-type="float" office:value="-5.845703">
                <text:p>-5.845703</text:p>
              </table:table-cell>
              <table:table-cell office:value-type="float" office:value="6.946289">
                <text:p>6.946289</text:p>
              </table:table-cell>
              <table:table-cell office:value-type="float" office:value="-5.574219">
                <text:p>-5.574219</text:p>
              </table:table-cell>
              <table:table-cell office:value-type="float" office:value="-0.142743">
                <text:p>-0.142743</text:p>
              </table:table-cell>
              <table:table-cell office:value-type="float" office:value="32.886398">
                <text:p>32.886398</text:p>
              </table:table-cell>
              <table:table-cell office:value-type="float" office:value="28.832057">
                <text:p>28.832057</text:p>
              </table:table-cell>
            </table:table-row>
            <table:table-row>
              <table:table-cell office:value-type="float" office:value="1063875">
                <text:p>1063875</text:p>
              </table:table-cell>
              <table:table-cell office:value-type="float" office:value="-6.72168">
                <text:p>-6.72168</text:p>
              </table:table-cell>
              <table:table-cell office:value-type="float" office:value="7.28418">
                <text:p>7.28418</text:p>
              </table:table-cell>
              <table:table-cell office:value-type="float" office:value="-5.729492">
                <text:p>-5.729492</text:p>
              </table:table-cell>
              <table:table-cell office:value-type="float" office:value="-0.129961">
                <text:p>-0.129961</text:p>
              </table:table-cell>
              <table:table-cell office:value-type="float" office:value="33.348717">
                <text:p>33.348717</text:p>
              </table:table-cell>
              <table:table-cell office:value-type="float" office:value="29.714084">
                <text:p>29.714084</text:p>
              </table:table-cell>
            </table:table-row>
            <table:table-row>
              <table:table-cell office:value-type="float" office:value="1065124">
                <text:p>1065124</text:p>
              </table:table-cell>
              <table:table-cell office:value-type="float" office:value="-7.176758">
                <text:p>-7.176758</text:p>
              </table:table-cell>
              <table:table-cell office:value-type="float" office:value="7.44043">
                <text:p>7.44043</text:p>
              </table:table-cell>
              <table:table-cell office:value-type="float" office:value="-5.830078">
                <text:p>-5.830078</text:p>
              </table:table-cell>
              <table:table-cell office:value-type="float" office:value="-0.155527">
                <text:p>-0.155527</text:p>
              </table:table-cell>
              <table:table-cell office:value-type="float" office:value="33.74712">
                <text:p>33.74712</text:p>
              </table:table-cell>
              <table:table-cell office:value-type="float" office:value="30.63446">
                <text:p>30.63446</text:p>
              </table:table-cell>
            </table:table-row>
            <table:table-row>
              <table:table-cell office:value-type="float" office:value="1066375">
                <text:p>1066375</text:p>
              </table:table-cell>
              <table:table-cell office:value-type="float" office:value="-7.625">
                <text:p>-7.625</text:p>
              </table:table-cell>
              <table:table-cell office:value-type="float" office:value="7.605469">
                <text:p>7.605469</text:p>
              </table:table-cell>
              <table:table-cell office:value-type="float" office:value="-5.932617">
                <text:p>-5.932617</text:p>
              </table:table-cell>
              <table:table-cell office:value-type="float" office:value="-0.223702">
                <text:p>-0.223702</text:p>
              </table:table-cell>
              <table:table-cell office:value-type="float" office:value="34.075217">
                <text:p>34.075217</text:p>
              </table:table-cell>
              <table:table-cell office:value-type="float" office:value="31.586793">
                <text:p>31.586793</text:p>
              </table:table-cell>
            </table:table-row>
            <table:table-row>
              <table:table-cell office:value-type="float" office:value="1067621">
                <text:p>1067621</text:p>
              </table:table-cell>
              <table:table-cell office:value-type="float" office:value="-8.077148">
                <text:p>-8.077148</text:p>
              </table:table-cell>
              <table:table-cell office:value-type="float" office:value="7.758789">
                <text:p>7.758789</text:p>
              </table:table-cell>
              <table:table-cell office:value-type="float" office:value="-6.026367">
                <text:p>-6.026367</text:p>
              </table:table-cell>
              <table:table-cell office:value-type="float" office:value="-0.319575">
                <text:p>-0.319575</text:p>
              </table:table-cell>
              <table:table-cell office:value-type="float" office:value="34.369226">
                <text:p>34.369226</text:p>
              </table:table-cell>
              <table:table-cell office:value-type="float" office:value="32.560431">
                <text:p>32.560431</text:p>
              </table:table-cell>
            </table:table-row>
            <table:table-row>
              <table:table-cell office:value-type="float" office:value="1068870">
                <text:p>1068870</text:p>
              </table:table-cell>
              <table:table-cell office:value-type="float" office:value="-9.089844">
                <text:p>-9.089844</text:p>
              </table:table-cell>
              <table:table-cell office:value-type="float" office:value="7.96582">
                <text:p>7.96582</text:p>
              </table:table-cell>
              <table:table-cell office:value-type="float" office:value="-6.194336">
                <text:p>-6.194336</text:p>
              </table:table-cell>
              <table:table-cell office:value-type="float" office:value="-0.400534">
                <text:p>-0.400534</text:p>
              </table:table-cell>
              <table:table-cell office:value-type="float" office:value="34.631278">
                <text:p>34.631278</text:p>
              </table:table-cell>
              <table:table-cell office:value-type="float" office:value="33.563897">
                <text:p>33.563897</text:p>
              </table:table-cell>
            </table:table-row>
            <table:table-row>
              <table:table-cell office:value-type="float" office:value="1070118">
                <text:p>1070118</text:p>
              </table:table-cell>
              <table:table-cell office:value-type="float" office:value="-9.611328">
                <text:p>-9.611328</text:p>
              </table:table-cell>
              <table:table-cell office:value-type="float" office:value="7.985352">
                <text:p>7.985352</text:p>
              </table:table-cell>
              <table:table-cell office:value-type="float" office:value="-6.265625">
                <text:p>-6.265625</text:p>
              </table:table-cell>
              <table:table-cell office:value-type="float" office:value="-0.451666">
                <text:p>-0.451666</text:p>
              </table:table-cell>
              <table:table-cell office:value-type="float" office:value="34.791065">
                <text:p>34.791065</text:p>
              </table:table-cell>
              <table:table-cell office:value-type="float" office:value="34.578015">
                <text:p>34.578015</text:p>
              </table:table-cell>
            </table:table-row>
            <table:table-row>
              <table:table-cell office:value-type="float" office:value="1071367">
                <text:p>1071367</text:p>
              </table:table-cell>
              <table:table-cell office:value-type="float" office:value="-10.12207">
                <text:p>-10.12207</text:p>
              </table:table-cell>
              <table:table-cell office:value-type="float" office:value="7.982422">
                <text:p>7.982422</text:p>
              </table:table-cell>
              <table:table-cell office:value-type="float" office:value="-6.34082">
                <text:p>-6.34082</text:p>
              </table:table-cell>
              <table:table-cell office:value-type="float" office:value="-0.466579">
                <text:p>-0.466579</text:p>
              </table:table-cell>
              <table:table-cell office:value-type="float" office:value="34.878416">
                <text:p>34.878416</text:p>
              </table:table-cell>
              <table:table-cell office:value-type="float" office:value="35.585741">
                <text:p>35.585741</text:p>
              </table:table-cell>
            </table:table-row>
            <table:table-row>
              <table:table-cell office:value-type="float" office:value="1072616">
                <text:p>1072616</text:p>
              </table:table-cell>
              <table:table-cell office:value-type="float" office:value="-10.630859">
                <text:p>-10.630859</text:p>
              </table:table-cell>
              <table:table-cell office:value-type="float" office:value="7.967773">
                <text:p>7.967773</text:p>
              </table:table-cell>
              <table:table-cell office:value-type="float" office:value="-6.397461">
                <text:p>-6.397461</text:p>
              </table:table-cell>
              <table:table-cell office:value-type="float" office:value="-0.455927">
                <text:p>-0.455927</text:p>
              </table:table-cell>
              <table:table-cell office:value-type="float" office:value="34.910373">
                <text:p>34.910373</text:p>
              </table:table-cell>
              <table:table-cell office:value-type="float" office:value="36.572163">
                <text:p>36.572163</text:p>
              </table:table-cell>
            </table:table-row>
            <table:table-row>
              <table:table-cell office:value-type="float" office:value="1073864">
                <text:p>1073864</text:p>
              </table:table-cell>
              <table:table-cell office:value-type="float" office:value="-11.664062">
                <text:p>-11.664062</text:p>
              </table:table-cell>
              <table:table-cell office:value-type="float" office:value="7.992188">
                <text:p>7.992188</text:p>
              </table:table-cell>
              <table:table-cell office:value-type="float" office:value="-6.445313">
                <text:p>-6.445313</text:p>
              </table:table-cell>
              <table:table-cell office:value-type="float" office:value="-0.462319">
                <text:p>-0.462319</text:p>
              </table:table-cell>
              <table:table-cell office:value-type="float" office:value="34.850719">
                <text:p>34.850719</text:p>
              </table:table-cell>
              <table:table-cell office:value-type="float" office:value="37.503191">
                <text:p>37.503191</text:p>
              </table:table-cell>
            </table:table-row>
            <table:table-row>
              <table:table-cell office:value-type="float" office:value="1075113">
                <text:p>1075113</text:p>
              </table:table-cell>
              <table:table-cell office:value-type="float" office:value="-12.188477">
                <text:p>-12.188477</text:p>
              </table:table-cell>
              <table:table-cell office:value-type="float" office:value="8.018555">
                <text:p>8.018555</text:p>
              </table:table-cell>
              <table:table-cell office:value-type="float" office:value="-6.43457">
                <text:p>-6.43457</text:p>
              </table:table-cell>
              <table:table-cell office:value-type="float" office:value="-0.502798">
                <text:p>-0.502798</text:p>
              </table:table-cell>
              <table:table-cell office:value-type="float" office:value="34.701584">
                <text:p>34.701584</text:p>
              </table:table-cell>
              <table:table-cell office:value-type="float" office:value="38.38948">
                <text:p>38.38948</text:p>
              </table:table-cell>
            </table:table-row>
            <table:table-row>
              <table:table-cell office:value-type="float" office:value="1076362">
                <text:p>1076362</text:p>
              </table:table-cell>
              <table:table-cell office:value-type="float" office:value="-12.710938">
                <text:p>-12.710938</text:p>
              </table:table-cell>
              <table:table-cell office:value-type="float" office:value="8.037109">
                <text:p>8.037109</text:p>
              </table:table-cell>
              <table:table-cell office:value-type="float" office:value="-6.412109">
                <text:p>-6.412109</text:p>
              </table:table-cell>
              <table:table-cell office:value-type="float" office:value="-0.583757">
                <text:p>-0.583757</text:p>
              </table:table-cell>
              <table:table-cell office:value-type="float" office:value="34.460838">
                <text:p>34.460838</text:p>
              </table:table-cell>
              <table:table-cell office:value-type="float" office:value="39.220374">
                <text:p>39.220374</text:p>
              </table:table-cell>
            </table:table-row>
            <table:table-row>
              <table:table-cell office:value-type="float" office:value="1077610">
                <text:p>1077610</text:p>
              </table:table-cell>
              <table:table-cell office:value-type="float" office:value="-13.230469">
                <text:p>-13.230469</text:p>
              </table:table-cell>
              <table:table-cell office:value-type="float" office:value="8.041016">
                <text:p>8.041016</text:p>
              </table:table-cell>
              <table:table-cell office:value-type="float" office:value="-6.353516">
                <text:p>-6.353516</text:p>
              </table:table-cell>
              <table:table-cell office:value-type="float" office:value="-0.694543">
                <text:p>-0.694543</text:p>
              </table:table-cell>
              <table:table-cell office:value-type="float" office:value="34.090131">
                <text:p>34.090131</text:p>
              </table:table-cell>
              <table:table-cell office:value-type="float" office:value="39.921309">
                <text:p>39.921309</text:p>
              </table:table-cell>
            </table:table-row>
            <table:table-row>
              <table:table-cell office:value-type="float" office:value="1078860">
                <text:p>1078860</text:p>
              </table:table-cell>
              <table:table-cell office:value-type="float" office:value="-14.222656">
                <text:p>-14.222656</text:p>
              </table:table-cell>
              <table:table-cell office:value-type="float" office:value="8.009766">
                <text:p>8.009766</text:p>
              </table:table-cell>
              <table:table-cell office:value-type="float" office:value="-6.15332">
                <text:p>-6.15332</text:p>
              </table:table-cell>
              <table:table-cell office:value-type="float" office:value="-0.815982">
                <text:p>-0.815982</text:p>
              </table:table-cell>
              <table:table-cell office:value-type="float" office:value="33.578811">
                <text:p>33.578811</text:p>
              </table:table-cell>
              <table:table-cell office:value-type="float" office:value="40.475239">
                <text:p>40.475239</text:p>
              </table:table-cell>
            </table:table-row>
            <table:table-row>
              <table:table-cell office:value-type="float" office:value="1080108">
                <text:p>1080108</text:p>
              </table:table-cell>
              <table:table-cell office:value-type="float" office:value="-14.660156">
                <text:p>-14.660156</text:p>
              </table:table-cell>
              <table:table-cell office:value-type="float" office:value="7.981445">
                <text:p>7.981445</text:p>
              </table:table-cell>
              <table:table-cell office:value-type="float" office:value="-5.989258">
                <text:p>-5.989258</text:p>
              </table:table-cell>
              <table:table-cell office:value-type="float" office:value="-0.958725">
                <text:p>-0.958725</text:p>
              </table:table-cell>
              <table:table-cell office:value-type="float" office:value="32.903442">
                <text:p>32.903442</text:p>
              </table:table-cell>
              <table:table-cell office:value-type="float" office:value="40.873643">
                <text:p>40.873643</text:p>
              </table:table-cell>
            </table:table-row>
            <table:table-row>
              <table:table-cell office:value-type="float" office:value="1081356">
                <text:p>1081356</text:p>
              </table:table-cell>
              <table:table-cell office:value-type="float" office:value="-15.027344">
                <text:p>-15.027344</text:p>
              </table:table-cell>
              <table:table-cell office:value-type="float" office:value="8.001953">
                <text:p>8.001953</text:p>
              </table:table-cell>
              <table:table-cell office:value-type="float" office:value="-5.779297">
                <text:p>-5.779297</text:p>
              </table:table-cell>
              <table:table-cell office:value-type="float" office:value="-1.176036">
                <text:p>-1.176036</text:p>
              </table:table-cell>
              <table:table-cell office:value-type="float" office:value="32.036329">
                <text:p>32.036329</text:p>
              </table:table-cell>
              <table:table-cell office:value-type="float" office:value="41.073909">
                <text:p>41.073909</text:p>
              </table:table-cell>
            </table:table-row>
            <table:table-row>
              <table:table-cell office:value-type="float" office:value="1082607">
                <text:p>1082607</text:p>
              </table:table-cell>
              <table:table-cell office:value-type="float" office:value="-15.357422">
                <text:p>-15.357422</text:p>
              </table:table-cell>
              <table:table-cell office:value-type="float" office:value="8.081055">
                <text:p>8.081055</text:p>
              </table:table-cell>
              <table:table-cell office:value-type="float" office:value="-5.558594">
                <text:p>-5.558594</text:p>
              </table:table-cell>
              <table:table-cell office:value-type="float" office:value="-1.529699">
                <text:p>-1.529699</text:p>
              </table:table-cell>
              <table:table-cell office:value-type="float" office:value="30.949773">
                <text:p>30.949773</text:p>
              </table:table-cell>
              <table:table-cell office:value-type="float" office:value="41.050474">
                <text:p>41.050474</text:p>
              </table:table-cell>
            </table:table-row>
            <table:table-row>
              <table:table-cell office:value-type="float" office:value="1083854">
                <text:p>1083854</text:p>
              </table:table-cell>
              <table:table-cell office:value-type="float" office:value="-15.851562">
                <text:p>-15.851562</text:p>
              </table:table-cell>
              <table:table-cell office:value-type="float" office:value="8.208984">
                <text:p>8.208984</text:p>
              </table:table-cell>
              <table:table-cell office:value-type="float" office:value="-5.057617">
                <text:p>-5.057617</text:p>
              </table:table-cell>
              <table:table-cell office:value-type="float" office:value="-1.983496">
                <text:p>-1.983496</text:p>
              </table:table-cell>
              <table:table-cell office:value-type="float" office:value="29.630994">
                <text:p>29.630994</text:p>
              </table:table-cell>
              <table:table-cell office:value-type="float" office:value="40.843815">
                <text:p>40.843815</text:p>
              </table:table-cell>
            </table:table-row>
            <table:table-row>
              <table:table-cell office:value-type="float" office:value="1085102">
                <text:p>1085102</text:p>
              </table:table-cell>
              <table:table-cell office:value-type="float" office:value="-15.938477">
                <text:p>-15.938477</text:p>
              </table:table-cell>
              <table:table-cell office:value-type="float" office:value="8.254883">
                <text:p>8.254883</text:p>
              </table:table-cell>
              <table:table-cell office:value-type="float" office:value="-4.78125">
                <text:p>-4.78125</text:p>
              </table:table-cell>
              <table:table-cell office:value-type="float" office:value="-2.511859">
                <text:p>-2.511859</text:p>
              </table:table-cell>
              <table:table-cell office:value-type="float" office:value="28.111947">
                <text:p>28.111947</text:p>
              </table:table-cell>
              <table:table-cell office:value-type="float" office:value="40.47737">
                <text:p>40.47737</text:p>
              </table:table-cell>
            </table:table-row>
            <table:table-row>
              <table:table-cell office:value-type="float" office:value="1086353">
                <text:p>1086353</text:p>
              </table:table-cell>
              <table:table-cell office:value-type="float" office:value="-15.912109">
                <text:p>-15.912109</text:p>
              </table:table-cell>
              <table:table-cell office:value-type="float" office:value="8.261719">
                <text:p>8.261719</text:p>
              </table:table-cell>
              <table:table-cell office:value-type="float" office:value="-4.493164">
                <text:p>-4.493164</text:p>
              </table:table-cell>
              <table:table-cell office:value-type="float" office:value="-3.087095">
                <text:p>-3.087095</text:p>
              </table:table-cell>
              <table:table-cell office:value-type="float" office:value="26.430983">
                <text:p>26.430983</text:p>
              </table:table-cell>
              <table:table-cell office:value-type="float" office:value="39.88296">
                <text:p>39.88296</text:p>
              </table:table-cell>
            </table:table-row>
            <table:table-row>
              <table:table-cell office:value-type="float" office:value="1087600">
                <text:p>1087600</text:p>
              </table:table-cell>
              <table:table-cell office:value-type="float" office:value="-15.74707">
                <text:p>-15.74707</text:p>
              </table:table-cell>
              <table:table-cell office:value-type="float" office:value="8.217773">
                <text:p>8.217773</text:p>
              </table:table-cell>
              <table:table-cell office:value-type="float" office:value="-4.223633">
                <text:p>-4.223633</text:p>
              </table:table-cell>
              <table:table-cell office:value-type="float" office:value="-3.698548">
                <text:p>-3.698548</text:p>
              </table:table-cell>
              <table:table-cell office:value-type="float" office:value="24.58597">
                <text:p>24.58597</text:p>
              </table:table-cell>
              <table:table-cell office:value-type="float" office:value="38.968975">
                <text:p>38.968975</text:p>
              </table:table-cell>
            </table:table-row>
            <table:table-row>
              <table:table-cell office:value-type="float" office:value="1088848">
                <text:p>1088848</text:p>
              </table:table-cell>
              <table:table-cell office:value-type="float" office:value="-13.783203">
                <text:p>-13.783203</text:p>
              </table:table-cell>
              <table:table-cell office:value-type="float" office:value="7.493164">
                <text:p>7.493164</text:p>
              </table:table-cell>
              <table:table-cell office:value-type="float" office:value="-3.735352">
                <text:p>-3.735352</text:p>
              </table:table-cell>
              <table:table-cell office:value-type="float" office:value="-4.608271">
                <text:p>-4.608271</text:p>
              </table:table-cell>
              <table:table-cell office:value-type="float" office:value="22.792089">
                <text:p>22.792089</text:p>
              </table:table-cell>
              <table:table-cell office:value-type="float" office:value="37.081353">
                <text:p>37.081353</text:p>
              </table:table-cell>
            </table:table-row>
            <table:table-row>
              <table:table-cell office:value-type="float" office:value="1090097">
                <text:p>1090097</text:p>
              </table:table-cell>
              <table:table-cell office:value-type="float" office:value="-14.256836">
                <text:p>-14.256836</text:p>
              </table:table-cell>
              <table:table-cell office:value-type="float" office:value="4.076172">
                <text:p>4.076172</text:p>
              </table:table-cell>
              <table:table-cell office:value-type="float" office:value="-1.81543">
                <text:p>-1.81543</text:p>
              </table:table-cell>
              <table:table-cell office:value-type="float" office:value="-6.47459">
                <text:p>-6.47459</text:p>
              </table:table-cell>
              <table:table-cell office:value-type="float" office:value="26.465071">
                <text:p>26.465071</text:p>
              </table:table-cell>
              <table:table-cell office:value-type="float" office:value="32.585997">
                <text:p>32.585997</text:p>
              </table:table-cell>
            </table:table-row>
            <table:table-row>
              <table:table-cell office:value-type="float" office:value="1091349">
                <text:p>1091349</text:p>
              </table:table-cell>
              <table:table-cell office:value-type="float" office:value="-31.837891">
                <text:p>-31.837891</text:p>
              </table:table-cell>
              <table:table-cell office:value-type="float" office:value="-0.024414">
                <text:p>-0.024414</text:p>
              </table:table-cell>
              <table:table-cell office:value-type="float" office:value="17.396484">
                <text:p>17.396484</text:p>
              </table:table-cell>
              <table:table-cell office:value-type="float" office:value="6.792034">
                <text:p>6.792034</text:p>
              </table:table-cell>
              <table:table-cell office:value-type="float" office:value="45.816403">
                <text:p>45.816403</text:p>
              </table:table-cell>
              <table:table-cell office:value-type="float" office:value="27.09996">
                <text:p>27.09996</text:p>
              </table:table-cell>
            </table:table-row>
            <table:table-row>
              <table:table-cell office:value-type="float" office:value="1092596">
                <text:p>1092596</text:p>
              </table:table-cell>
              <table:table-cell office:value-type="float" office:value="-15.998047">
                <text:p>-15.998047</text:p>
              </table:table-cell>
              <table:table-cell office:value-type="float" office:value="13.450195">
                <text:p>13.450195</text:p>
              </table:table-cell>
              <table:table-cell office:value-type="float" office:value="30.977539">
                <text:p>30.977539</text:p>
              </table:table-cell>
              <table:table-cell office:value-type="float" office:value="24.592361">
                <text:p>24.592361</text:p>
              </table:table-cell>
              <table:table-cell office:value-type="float" office:value="62.63883">
                <text:p>62.63883</text:p>
              </table:table-cell>
              <table:table-cell office:value-type="float" office:value="11.815753">
                <text:p>11.815753</text:p>
              </table:table-cell>
            </table:table-row>
            <table:table-row>
              <table:table-cell office:value-type="float" office:value="1093843">
                <text:p>1093843</text:p>
              </table:table-cell>
              <table:table-cell office:value-type="float" office:value="-15.998047">
                <text:p>-15.998047</text:p>
              </table:table-cell>
              <table:table-cell office:value-type="float" office:value="23.102539">
                <text:p>23.102539</text:p>
              </table:table-cell>
              <table:table-cell office:value-type="float" office:value="-16.124023">
                <text:p>-16.124023</text:p>
              </table:table-cell>
              <table:table-cell office:value-type="float" office:value="8.909751">
                <text:p>8.909751</text:p>
              </table:table-cell>
              <table:table-cell office:value-type="float" office:value="56.081151">
                <text:p>56.081151</text:p>
              </table:table-cell>
              <table:table-cell office:value-type="float" office:value="8.110814">
                <text:p>8.110814</text:p>
              </table:table-cell>
            </table:table-row>
            <table:table-row>
              <table:table-cell office:value-type="float" office:value="1095092">
                <text:p>1095092</text:p>
              </table:table-cell>
              <table:table-cell office:value-type="float" office:value="-15.998047">
                <text:p>-15.998047</text:p>
              </table:table-cell>
              <table:table-cell office:value-type="float" office:value="8.30957">
                <text:p>8.30957</text:p>
              </table:table-cell>
              <table:table-cell office:value-type="float" office:value="-31.101562">
                <text:p>-31.101562</text:p>
              </table:table-cell>
              <table:table-cell office:value-type="float" office:value="-27.913811">
                <text:p>-27.913811</text:p>
              </table:table-cell>
              <table:table-cell office:value-type="float" office:value="18.166774">
                <text:p>18.166774</text:p>
              </table:table-cell>
              <table:table-cell office:value-type="float" office:value="3.592023">
                <text:p>3.592023</text:p>
              </table:table-cell>
            </table:table-row>
            <table:table-row>
              <table:table-cell office:value-type="float" office:value="1096342">
                <text:p>1096342</text:p>
              </table:table-cell>
              <table:table-cell office:value-type="float" office:value="-15.998047">
                <text:p>-15.998047</text:p>
              </table:table-cell>
              <table:table-cell office:value-type="float" office:value="-4.513672">
                <text:p>-4.513672</text:p>
              </table:table-cell>
              <table:table-cell office:value-type="float" office:value="-26.417969">
                <text:p>-26.417969</text:p>
              </table:table-cell>
              <table:table-cell office:value-type="float" office:value="-50.514155">
                <text:p>-50.514155</text:p>
              </table:table-cell>
              <table:table-cell office:value-type="float" office:value="-20.561456">
                <text:p>-20.561456</text:p>
              </table:table-cell>
              <table:table-cell office:value-type="float" office:value="-10.526801">
                <text:p>-10.526801</text:p>
              </table:table-cell>
            </table:table-row>
            <table:table-row>
              <table:table-cell office:value-type="float" office:value="1097589">
                <text:p>1097589</text:p>
              </table:table-cell>
              <table:table-cell office:value-type="float" office:value="-31.388672">
                <text:p>-31.388672</text:p>
              </table:table-cell>
              <table:table-cell office:value-type="float" office:value="-10.374023">
                <text:p>-10.374023</text:p>
              </table:table-cell>
              <table:table-cell office:value-type="float" office:value="-12.741211">
                <text:p>-12.741211</text:p>
              </table:table-cell>
              <table:table-cell office:value-type="float" office:value="-47.695504">
                <text:p>-47.695504</text:p>
              </table:table-cell>
              <table:table-cell office:value-type="float" office:value="-36.299459">
                <text:p>-36.299459</text:p>
              </table:table-cell>
              <table:table-cell office:value-type="float" office:value="-19.779562">
                <text:p>-19.779562</text:p>
              </table:table-cell>
            </table:table-row>
            <table:table-row>
              <table:table-cell office:value-type="float" office:value="1098838">
                <text:p>1098838</text:p>
              </table:table-cell>
              <table:table-cell office:value-type="float" office:value="-17.246094">
                <text:p>-17.246094</text:p>
              </table:table-cell>
              <table:table-cell office:value-type="float" office:value="-9.09082">
                <text:p>-9.09082</text:p>
              </table:table-cell>
              <table:table-cell office:value-type="float" office:value="7.918945">
                <text:p>7.918945</text:p>
              </table:table-cell>
              <table:table-cell office:value-type="float" office:value="-34.520491">
                <text:p>-34.520491</text:p>
              </table:table-cell>
              <table:table-cell office:value-type="float" office:value="-40.513588">
                <text:p>-40.513588</text:p>
              </table:table-cell>
              <table:table-cell office:value-type="float" office:value="-17.8962">
                <text:p>-17.8962</text:p>
              </table:table-cell>
            </table:table-row>
            <table:table-row>
              <table:table-cell office:value-type="float" office:value="1100088">
                <text:p>1100088</text:p>
              </table:table-cell>
              <table:table-cell office:value-type="float" office:value="-4.547852">
                <text:p>-4.547852</text:p>
              </table:table-cell>
              <table:table-cell office:value-type="float" office:value="-10.040039">
                <text:p>-10.040039</text:p>
              </table:table-cell>
              <table:table-cell office:value-type="float" office:value="12.800781">
                <text:p>12.800781</text:p>
              </table:table-cell>
              <table:table-cell office:value-type="float" office:value="-24.170523">
                <text:p>-24.170523</text:p>
              </table:table-cell>
              <table:table-cell office:value-type="float" office:value="-39.427033">
                <text:p>-39.427033</text:p>
              </table:table-cell>
              <table:table-cell office:value-type="float" office:value="-17.55532">
                <text:p>-17.55532</text:p>
              </table:table-cell>
            </table:table-row>
            <table:table-row>
              <table:table-cell office:value-type="float" office:value="1101335">
                <text:p>1101335</text:p>
              </table:table-cell>
              <table:table-cell office:value-type="float" office:value="0.280273">
                <text:p>0.280273</text:p>
              </table:table-cell>
              <table:table-cell office:value-type="float" office:value="-13.620117">
                <text:p>-13.620117</text:p>
              </table:table-cell>
              <table:table-cell office:value-type="float" office:value="10.226562">
                <text:p>10.226562</text:p>
              </table:table-cell>
              <table:table-cell office:value-type="float" office:value="-15.940401">
                <text:p>-15.940401</text:p>
              </table:table-cell>
              <table:table-cell office:value-type="float" office:value="-38.170038">
                <text:p>-38.170038</text:p>
              </table:table-cell>
              <table:table-cell office:value-type="float" office:value="-17.308182">
                <text:p>-17.308182</text:p>
              </table:table-cell>
            </table:table-row>
            <table:table-row>
              <table:table-cell office:value-type="float" office:value="1102584">
                <text:p>1102584</text:p>
              </table:table-cell>
              <table:table-cell office:value-type="float" office:value="1.094727">
                <text:p>1.094727</text:p>
              </table:table-cell>
              <table:table-cell office:value-type="float" office:value="-13.21582">
                <text:p>-13.21582</text:p>
              </table:table-cell>
              <table:table-cell office:value-type="float" office:value="10.313477">
                <text:p>10.313477</text:p>
              </table:table-cell>
              <table:table-cell office:value-type="float" office:value="-10.718545">
                <text:p>-10.718545</text:p>
              </table:table-cell>
              <table:table-cell office:value-type="float" office:value="-39.476034">
                <text:p>-39.476034</text:p>
              </table:table-cell>
              <table:table-cell office:value-type="float" office:value="-17.178221">
                <text:p>-17.178221</text:p>
              </table:table-cell>
            </table:table-row>
            <table:table-row>
              <table:table-cell office:value-type="float" office:value="1103834">
                <text:p>1103834</text:p>
              </table:table-cell>
              <table:table-cell office:value-type="float" office:value="3.641602">
                <text:p>3.641602</text:p>
              </table:table-cell>
              <table:table-cell office:value-type="float" office:value="-7.317383">
                <text:p>-7.317383</text:p>
              </table:table-cell>
              <table:table-cell office:value-type="float" office:value="9.427734">
                <text:p>9.427734</text:p>
              </table:table-cell>
              <table:table-cell office:value-type="float" office:value="-11.16382">
                <text:p>-11.16382</text:p>
              </table:table-cell>
              <table:table-cell office:value-type="float" office:value="-39.405728">
                <text:p>-39.405728</text:p>
              </table:table-cell>
              <table:table-cell office:value-type="float" office:value="-13.362496">
                <text:p>-13.362496</text:p>
              </table:table-cell>
            </table:table-row>
            <table:table-row>
              <table:table-cell office:value-type="float" office:value="1105081">
                <text:p>1105081</text:p>
              </table:table-cell>
              <table:table-cell office:value-type="float" office:value="12.197266">
                <text:p>12.197266</text:p>
              </table:table-cell>
              <table:table-cell office:value-type="float" office:value="-7.110352">
                <text:p>-7.110352</text:p>
              </table:table-cell>
              <table:table-cell office:value-type="float" office:value="2.489258">
                <text:p>2.489258</text:p>
              </table:table-cell>
              <table:table-cell office:value-type="float" office:value="-10.805896">
                <text:p>-10.805896</text:p>
              </table:table-cell>
              <table:table-cell office:value-type="float" office:value="-29.777998">
                <text:p>-29.777998</text:p>
              </table:table-cell>
              <table:table-cell office:value-type="float" office:value="-8.686049">
                <text:p>-8.686049</text:p>
              </table:table-cell>
            </table:table-row>
            <table:table-row>
              <table:table-cell office:value-type="float" office:value="1106330">
                <text:p>1106330</text:p>
              </table:table-cell>
              <table:table-cell office:value-type="float" office:value="16.394531">
                <text:p>16.394531</text:p>
              </table:table-cell>
              <table:table-cell office:value-type="float" office:value="-6.806641">
                <text:p>-6.806641</text:p>
              </table:table-cell>
              <table:table-cell office:value-type="float" office:value="-2.614258">
                <text:p>-2.614258</text:p>
              </table:table-cell>
              <table:table-cell office:value-type="float" office:value="-6.740902">
                <text:p>-6.740902</text:p>
              </table:table-cell>
              <table:table-cell office:value-type="float" office:value="-14.853846">
                <text:p>-14.853846</text:p>
              </table:table-cell>
              <table:table-cell office:value-type="float" office:value="-4.670056">
                <text:p>-4.670056</text:p>
              </table:table-cell>
            </table:table-row>
            <table:table-row>
              <table:table-cell office:value-type="float" office:value="1107579">
                <text:p>1107579</text:p>
              </table:table-cell>
              <table:table-cell office:value-type="float" office:value="12.970703">
                <text:p>12.970703</text:p>
              </table:table-cell>
              <table:table-cell office:value-type="float" office:value="-4.933594">
                <text:p>-4.933594</text:p>
              </table:table-cell>
              <table:table-cell office:value-type="float" office:value="-1.969727">
                <text:p>-1.969727</text:p>
              </table:table-cell>
              <table:table-cell office:value-type="float" office:value="-1.672443">
                <text:p>-1.672443</text:p>
              </table:table-cell>
              <table:table-cell office:value-type="float" office:value="-3.587762">
                <text:p>-3.587762</text:p>
              </table:table-cell>
              <table:table-cell office:value-type="float" office:value="2.239155">
                <text:p>2.239155</text:p>
              </table:table-cell>
            </table:table-row>
            <table:table-row>
              <table:table-cell office:value-type="float" office:value="1108827">
                <text:p>1108827</text:p>
              </table:table-cell>
              <table:table-cell office:value-type="float" office:value="4.844727">
                <text:p>4.844727</text:p>
              </table:table-cell>
              <table:table-cell office:value-type="float" office:value="-3.289062">
                <text:p>-3.289062</text:p>
              </table:table-cell>
              <table:table-cell office:value-type="float" office:value="3.416992">
                <text:p>3.416992</text:p>
              </table:table-cell>
              <table:table-cell office:value-type="float" office:value="3.114791">
                <text:p>3.114791</text:p>
              </table:table-cell>
              <table:table-cell office:value-type="float" office:value="4.171519">
                <text:p>4.171519</text:p>
              </table:table-cell>
              <table:table-cell office:value-type="float" office:value="10.450102">
                <text:p>10.450102</text:p>
              </table:table-cell>
            </table:table-row>
            <table:table-row>
              <table:table-cell office:value-type="float" office:value="1110076">
                <text:p>1110076</text:p>
              </table:table-cell>
              <table:table-cell office:value-type="float" office:value="3.648438">
                <text:p>3.648438</text:p>
              </table:table-cell>
              <table:table-cell office:value-type="float" office:value="-3.229492">
                <text:p>-3.229492</text:p>
              </table:table-cell>
              <table:table-cell office:value-type="float" office:value="3.8125">
                <text:p>3.8125</text:p>
              </table:table-cell>
              <table:table-cell office:value-type="float" office:value="6.764337">
                <text:p>6.764337</text:p>
              </table:table-cell>
              <table:table-cell office:value-type="float" office:value="11.24904">
                <text:p>11.24904</text:p>
              </table:table-cell>
              <table:table-cell office:value-type="float" office:value="17.531885">
                <text:p>17.531885</text:p>
              </table:table-cell>
            </table:table-row>
            <table:table-row>
              <table:table-cell office:value-type="float" office:value="1111325">
                <text:p>1111325</text:p>
              </table:table-cell>
              <table:table-cell office:value-type="float" office:value="3.27832">
                <text:p>3.27832</text:p>
              </table:table-cell>
              <table:table-cell office:value-type="float" office:value="-2.524414">
                <text:p>-2.524414</text:p>
              </table:table-cell>
              <table:table-cell office:value-type="float" office:value="2.842773">
                <text:p>2.842773</text:p>
              </table:table-cell>
              <table:table-cell office:value-type="float" office:value="9.039711">
                <text:p>9.039711</text:p>
              </table:table-cell>
              <table:table-cell office:value-type="float" office:value="17.772631">
                <text:p>17.772631</text:p>
              </table:table-cell>
              <table:table-cell office:value-type="float" office:value="23.872253">
                <text:p>23.872253</text:p>
              </table:table-cell>
            </table:table-row>
            <table:table-row>
              <table:table-cell office:value-type="float" office:value="1112573">
                <text:p>1112573</text:p>
              </table:table-cell>
              <table:table-cell office:value-type="float" office:value="2.541992">
                <text:p>2.541992</text:p>
              </table:table-cell>
              <table:table-cell office:value-type="float" office:value="-1.758789">
                <text:p>-1.758789</text:p>
              </table:table-cell>
              <table:table-cell office:value-type="float" office:value="1.53418">
                <text:p>1.53418</text:p>
              </table:table-cell>
              <table:table-cell office:value-type="float" office:value="10.869811">
                <text:p>10.869811</text:p>
              </table:table-cell>
              <table:table-cell office:value-type="float" office:value="22.608866">
                <text:p>22.608866</text:p>
              </table:table-cell>
              <table:table-cell office:value-type="float" office:value="29.746041">
                <text:p>29.746041</text:p>
              </table:table-cell>
            </table:table-row>
            <table:table-row>
              <table:table-cell office:value-type="float" office:value="1113824">
                <text:p>1113824</text:p>
              </table:table-cell>
              <table:table-cell office:value-type="float" office:value="-1.080078">
                <text:p>-1.080078</text:p>
              </table:table-cell>
              <table:table-cell office:value-type="float" office:value="-0.667969">
                <text:p>-0.667969</text:p>
              </table:table-cell>
              <table:table-cell office:value-type="float" office:value="0.164063">
                <text:p>0.164063</text:p>
              </table:table-cell>
              <table:table-cell office:value-type="float" office:value="12.821349">
                <text:p>12.821349</text:p>
              </table:table-cell>
              <table:table-cell office:value-type="float" office:value="25.216598">
                <text:p>25.216598</text:p>
              </table:table-cell>
              <table:table-cell office:value-type="float" office:value="34.083739">
                <text:p>34.083739</text:p>
              </table:table-cell>
            </table:table-row>
            <table:table-row>
              <table:table-cell office:value-type="float" office:value="1115071">
                <text:p>1115071</text:p>
              </table:table-cell>
              <table:table-cell office:value-type="float" office:value="-3.232422">
                <text:p>-3.232422</text:p>
              </table:table-cell>
              <table:table-cell office:value-type="float" office:value="-0.066406">
                <text:p>-0.066406</text:p>
              </table:table-cell>
              <table:table-cell office:value-type="float" office:value="0.108398">
                <text:p>0.108398</text:p>
              </table:table-cell>
              <table:table-cell office:value-type="float" office:value="14.157172">
                <text:p>14.157172</text:p>
              </table:table-cell>
              <table:table-cell office:value-type="float" office:value="25.793964">
                <text:p>25.793964</text:p>
              </table:table-cell>
              <table:table-cell office:value-type="float" office:value="36.265371">
                <text:p>36.265371</text:p>
              </table:table-cell>
            </table:table-row>
            <table:table-row>
              <table:table-cell office:value-type="float" office:value="1116319">
                <text:p>1116319</text:p>
              </table:table-cell>
              <table:table-cell office:value-type="float" office:value="-5.09668">
                <text:p>-5.09668</text:p>
              </table:table-cell>
              <table:table-cell office:value-type="float" office:value="0.755859">
                <text:p>0.755859</text:p>
              </table:table-cell>
              <table:table-cell office:value-type="float" office:value="0.526367">
                <text:p>0.526367</text:p>
              </table:table-cell>
              <table:table-cell office:value-type="float" office:value="13.93347">
                <text:p>13.93347</text:p>
              </table:table-cell>
              <table:table-cell office:value-type="float" office:value="24.811803">
                <text:p>24.811803</text:p>
              </table:table-cell>
              <table:table-cell office:value-type="float" office:value="36.655253">
                <text:p>36.655253</text:p>
              </table:table-cell>
            </table:table-row>
            <table:table-row>
              <table:table-cell office:value-type="float" office:value="1117570">
                <text:p>1117570</text:p>
              </table:table-cell>
              <table:table-cell office:value-type="float" office:value="-6.621094">
                <text:p>-6.621094</text:p>
              </table:table-cell>
              <table:table-cell office:value-type="float" office:value="1.884766">
                <text:p>1.884766</text:p>
              </table:table-cell>
              <table:table-cell office:value-type="float" office:value="1.21582">
                <text:p>1.21582</text:p>
              </table:table-cell>
              <table:table-cell office:value-type="float" office:value="12.073543">
                <text:p>12.073543</text:p>
              </table:table-cell>
              <table:table-cell office:value-type="float" office:value="22.683433">
                <text:p>22.683433</text:p>
              </table:table-cell>
              <table:table-cell office:value-type="float" office:value="35.950057">
                <text:p>35.950057</text:p>
              </table:table-cell>
            </table:table-row>
            <table:table-row>
              <table:table-cell office:value-type="float" office:value="1118817">
                <text:p>1118817</text:p>
              </table:table-cell>
              <table:table-cell office:value-type="float" office:value="-8.427734">
                <text:p>-8.427734</text:p>
              </table:table-cell>
              <table:table-cell office:value-type="float" office:value="4.540039">
                <text:p>4.540039</text:p>
              </table:table-cell>
              <table:table-cell office:value-type="float" office:value="2.291016">
                <text:p>2.291016</text:p>
              </table:table-cell>
              <table:table-cell office:value-type="float" office:value="9.425332">
                <text:p>9.425332</text:p>
              </table:table-cell>
              <table:table-cell office:value-type="float" office:value="19.64534">
                <text:p>19.64534</text:p>
              </table:table-cell>
              <table:table-cell office:value-type="float" office:value="34.609972">
                <text:p>34.609972</text:p>
              </table:table-cell>
            </table:table-row>
            <table:table-row>
              <table:table-cell office:value-type="float" office:value="1120065">
                <text:p>1120065</text:p>
              </table:table-cell>
              <table:table-cell office:value-type="float" office:value="-8.429688">
                <text:p>-8.429688</text:p>
              </table:table-cell>
              <table:table-cell office:value-type="float" office:value="5.609375">
                <text:p>5.609375</text:p>
              </table:table-cell>
              <table:table-cell office:value-type="float" office:value="2.504883">
                <text:p>2.504883</text:p>
              </table:table-cell>
              <table:table-cell office:value-type="float" office:value="6.941169">
                <text:p>6.941169</text:p>
              </table:table-cell>
              <table:table-cell office:value-type="float" office:value="15.976619">
                <text:p>15.976619</text:p>
              </table:table-cell>
              <table:table-cell office:value-type="float" office:value="32.986531">
                <text:p>32.986531</text:p>
              </table:table-cell>
            </table:table-row>
            <table:table-row>
              <table:table-cell office:value-type="float" office:value="1121316">
                <text:p>1121316</text:p>
              </table:table-cell>
              <table:table-cell office:value-type="float" office:value="-7.875">
                <text:p>-7.875</text:p>
              </table:table-cell>
              <table:table-cell office:value-type="float" office:value="6.368164">
                <text:p>6.368164</text:p>
              </table:table-cell>
              <table:table-cell office:value-type="float" office:value="2.709961">
                <text:p>2.709961</text:p>
              </table:table-cell>
              <table:table-cell office:value-type="float" office:value="5.164332">
                <text:p>5.164332</text:p>
              </table:table-cell>
              <table:table-cell office:value-type="float" office:value="12.177938">
                <text:p>12.177938</text:p>
              </table:table-cell>
              <table:table-cell office:value-type="float" office:value="31.205434">
                <text:p>31.205434</text:p>
              </table:table-cell>
            </table:table-row>
            <table:table-row>
              <table:table-cell office:value-type="float" office:value="1122563">
                <text:p>1122563</text:p>
              </table:table-cell>
              <table:table-cell office:value-type="float" office:value="-7.120117">
                <text:p>-7.120117</text:p>
              </table:table-cell>
              <table:table-cell office:value-type="float" office:value="6.969727">
                <text:p>6.969727</text:p>
              </table:table-cell>
              <table:table-cell office:value-type="float" office:value="2.789062">
                <text:p>2.789062</text:p>
              </table:table-cell>
              <table:table-cell office:value-type="float" office:value="3.907337">
                <text:p>3.907337</text:p>
              </table:table-cell>
              <table:table-cell office:value-type="float" office:value="8.65196">
                <text:p>8.65196</text:p>
              </table:table-cell>
              <table:table-cell office:value-type="float" office:value="29.251765">
                <text:p>29.251765</text:p>
              </table:table-cell>
            </table:table-row>
            <table:table-row>
              <table:table-cell office:value-type="float" office:value="1123811">
                <text:p>1123811</text:p>
              </table:table-cell>
              <table:table-cell office:value-type="float" office:value="-5.568359">
                <text:p>-5.568359</text:p>
              </table:table-cell>
              <table:table-cell office:value-type="float" office:value="8.320312">
                <text:p>8.320312</text:p>
              </table:table-cell>
              <table:table-cell office:value-type="float" office:value="1.423828">
                <text:p>1.423828</text:p>
              </table:table-cell>
              <table:table-cell office:value-type="float" office:value="2.518251">
                <text:p>2.518251</text:p>
              </table:table-cell>
              <table:table-cell office:value-type="float" office:value="5.417861">
                <text:p>5.417861</text:p>
              </table:table-cell>
              <table:table-cell office:value-type="float" office:value="27.093568">
                <text:p>27.093568</text:p>
              </table:table-cell>
            </table:table-row>
            <table:table-row>
              <table:table-cell office:value-type="float" office:value="1125062">
                <text:p>1125062</text:p>
              </table:table-cell>
              <table:table-cell office:value-type="float" office:value="-4.84375">
                <text:p>-4.84375</text:p>
              </table:table-cell>
              <table:table-cell office:value-type="float" office:value="8.741211">
                <text:p>8.741211</text:p>
              </table:table-cell>
              <table:table-cell office:value-type="float" office:value="0.418945">
                <text:p>0.418945</text:p>
              </table:table-cell>
              <table:table-cell office:value-type="float" office:value="0.869244">
                <text:p>0.869244</text:p>
              </table:table-cell>
              <table:table-cell office:value-type="float" office:value="2.462858">
                <text:p>2.462858</text:p>
              </table:table-cell>
              <table:table-cell office:value-type="float" office:value="24.865066">
                <text:p>24.865066</text:p>
              </table:table-cell>
            </table:table-row>
            <table:table-row>
              <table:table-cell office:value-type="float" office:value="1126309">
                <text:p>1126309</text:p>
              </table:table-cell>
              <table:table-cell office:value-type="float" office:value="-4.244141">
                <text:p>-4.244141</text:p>
              </table:table-cell>
              <table:table-cell office:value-type="float" office:value="8.800781">
                <text:p>8.800781</text:p>
              </table:table-cell>
              <table:table-cell office:value-type="float" office:value="-0.425781">
                <text:p>-0.425781</text:p>
              </table:table-cell>
              <table:table-cell office:value-type="float" office:value="-0.7265">
                <text:p>-0.7265</text:p>
              </table:table-cell>
              <table:table-cell office:value-type="float" office:value="-0.157657">
                <text:p>-0.157657</text:p>
              </table:table-cell>
              <table:table-cell office:value-type="float" office:value="22.887961">
                <text:p>22.887961</text:p>
              </table:table-cell>
            </table:table-row>
            <table:table-row>
              <table:table-cell office:value-type="float" office:value="1127558">
                <text:p>1127558</text:p>
              </table:table-cell>
              <table:table-cell office:value-type="float" office:value="-3.679688">
                <text:p>-3.679688</text:p>
              </table:table-cell>
              <table:table-cell office:value-type="float" office:value="8.511719">
                <text:p>8.511719</text:p>
              </table:table-cell>
              <table:table-cell office:value-type="float" office:value="-0.979492">
                <text:p>-0.979492</text:p>
              </table:table-cell>
              <table:table-cell office:value-type="float" office:value="-2.026105">
                <text:p>-2.026105</text:p>
              </table:table-cell>
              <table:table-cell office:value-type="float" office:value="-2.424509">
                <text:p>-2.424509</text:p>
              </table:table-cell>
              <table:table-cell office:value-type="float" office:value="21.26239">
                <text:p>21.26239</text:p>
              </table:table-cell>
            </table:table-row>
            <table:table-row>
              <table:table-cell office:value-type="float" office:value="1128809">
                <text:p>1128809</text:p>
              </table:table-cell>
              <table:table-cell office:value-type="float" office:value="-2.199219">
                <text:p>-2.199219</text:p>
              </table:table-cell>
              <table:table-cell office:value-type="float" office:value="7.206055">
                <text:p>7.206055</text:p>
              </table:table-cell>
              <table:table-cell office:value-type="float" office:value="-1.481445">
                <text:p>-1.481445</text:p>
              </table:table-cell>
              <table:table-cell office:value-type="float" office:value="-3.050876">
                <text:p>-3.050876</text:p>
              </table:table-cell>
              <table:table-cell office:value-type="float" office:value="-4.286566">
                <text:p>-4.286566</text:p>
              </table:table-cell>
              <table:table-cell office:value-type="float" office:value="19.845607">
                <text:p>19.845607</text:p>
              </table:table-cell>
            </table:table-row>
            <table:table-row>
              <table:table-cell office:value-type="float" office:value="1130055">
                <text:p>1130055</text:p>
              </table:table-cell>
              <table:table-cell office:value-type="float" office:value="-1.180664">
                <text:p>-1.180664</text:p>
              </table:table-cell>
              <table:table-cell office:value-type="float" office:value="6.352539">
                <text:p>6.352539</text:p>
              </table:table-cell>
              <table:table-cell office:value-type="float" office:value="-1.611328">
                <text:p>-1.611328</text:p>
              </table:table-cell>
              <table:table-cell office:value-type="float" office:value="-3.941425">
                <text:p>-3.941425</text:p>
              </table:table-cell>
              <table:table-cell office:value-type="float" office:value="-5.652216">
                <text:p>-5.652216</text:p>
              </table:table-cell>
              <table:table-cell office:value-type="float" office:value="18.456522">
                <text:p>18.456522</text:p>
              </table:table-cell>
            </table:table-row>
            <table:table-row>
              <table:table-cell office:value-type="float" office:value="1131304">
                <text:p>1131304</text:p>
              </table:table-cell>
              <table:table-cell office:value-type="float" office:value="-0.004883">
                <text:p>-0.004883</text:p>
              </table:table-cell>
              <table:table-cell office:value-type="float" office:value="5.413086">
                <text:p>5.413086</text:p>
              </table:table-cell>
              <table:table-cell office:value-type="float" office:value="-1.736328">
                <text:p>-1.736328</text:p>
              </table:table-cell>
              <table:table-cell office:value-type="float" office:value="-4.836235">
                <text:p>-4.836235</text:p>
              </table:table-cell>
              <table:table-cell office:value-type="float" office:value="-6.440501">
                <text:p>-6.440501</text:p>
              </table:table-cell>
              <table:table-cell office:value-type="float" office:value="17.137742">
                <text:p>17.137742</text:p>
              </table:table-cell>
            </table:table-row>
            <table:table-row>
              <table:table-cell office:value-type="float" office:value="1132554">
                <text:p>1132554</text:p>
              </table:table-cell>
              <table:table-cell office:value-type="float" office:value="1.273438">
                <text:p>1.273438</text:p>
              </table:table-cell>
              <table:table-cell office:value-type="float" office:value="4.479492">
                <text:p>4.479492</text:p>
              </table:table-cell>
              <table:table-cell office:value-type="float" office:value="-1.823242">
                <text:p>-1.823242</text:p>
              </table:table-cell>
              <table:table-cell office:value-type="float" office:value="-5.468993">
                <text:p>-5.468993</text:p>
              </table:table-cell>
              <table:table-cell office:value-type="float" office:value="-6.653551">
                <text:p>-6.653551</text:p>
              </table:table-cell>
              <table:table-cell office:value-type="float" office:value="15.776352">
                <text:p>15.776352</text:p>
              </table:table-cell>
            </table:table-row>
            <table:table-row>
              <table:table-cell office:value-type="float" office:value="1133801">
                <text:p>1133801</text:p>
              </table:table-cell>
              <table:table-cell office:value-type="float" office:value="3.870117">
                <text:p>3.870117</text:p>
              </table:table-cell>
              <table:table-cell office:value-type="float" office:value="2.536133">
                <text:p>2.536133</text:p>
              </table:table-cell>
              <table:table-cell office:value-type="float" office:value="-2.003906">
                <text:p>-2.003906</text:p>
              </table:table-cell>
              <table:table-cell office:value-type="float" office:value="-5.976052">
                <text:p>-5.976052</text:p>
              </table:table-cell>
              <table:table-cell office:value-type="float" office:value="-6.327585">
                <text:p>-6.327585</text:p>
              </table:table-cell>
              <table:table-cell office:value-type="float" office:value="14.474617">
                <text:p>14.474617</text:p>
              </table:table-cell>
            </table:table-row>
            <table:table-row>
              <table:table-cell office:value-type="float" office:value="1135050">
                <text:p>1135050</text:p>
              </table:table-cell>
              <table:table-cell office:value-type="float" office:value="5.101562">
                <text:p>5.101562</text:p>
              </table:table-cell>
              <table:table-cell office:value-type="float" office:value="1.450195">
                <text:p>1.450195</text:p>
              </table:table-cell>
              <table:table-cell office:value-type="float" office:value="-2.084961">
                <text:p>-2.084961</text:p>
              </table:table-cell>
              <table:table-cell office:value-type="float" office:value="-6.585375">
                <text:p>-6.585375</text:p>
              </table:table-cell>
              <table:table-cell office:value-type="float" office:value="-5.58191">
                <text:p>-5.58191</text:p>
              </table:table-cell>
              <table:table-cell office:value-type="float" office:value="13.298581">
                <text:p>13.298581</text:p>
              </table:table-cell>
            </table:table-row>
            <table:table-row>
              <table:table-cell office:value-type="float" office:value="1136300">
                <text:p>1136300</text:p>
              </table:table-cell>
              <table:table-cell office:value-type="float" office:value="6.288086">
                <text:p>6.288086</text:p>
              </table:table-cell>
              <table:table-cell office:value-type="float" office:value="0.496094">
                <text:p>0.496094</text:p>
              </table:table-cell>
              <table:table-cell office:value-type="float" office:value="-2.060547">
                <text:p>-2.060547</text:p>
              </table:table-cell>
              <table:table-cell office:value-type="float" office:value="-6.828252">
                <text:p>-6.828252</text:p>
              </table:table-cell>
              <table:table-cell office:value-type="float" office:value="-4.512399">
                <text:p>-4.512399</text:p>
              </table:table-cell>
              <table:table-cell office:value-type="float" office:value="11.93293">
                <text:p>11.93293</text:p>
              </table:table-cell>
            </table:table-row>
            <table:table-row>
              <table:table-cell office:value-type="float" office:value="1137547">
                <text:p>1137547</text:p>
              </table:table-cell>
              <table:table-cell office:value-type="float" office:value="7.27832">
                <text:p>7.27832</text:p>
              </table:table-cell>
              <table:table-cell office:value-type="float" office:value="-0.352539">
                <text:p>-0.352539</text:p>
              </table:table-cell>
              <table:table-cell office:value-type="float" office:value="-1.994141">
                <text:p>-1.994141</text:p>
              </table:table-cell>
              <table:table-cell office:value-type="float" office:value="-6.583245">
                <text:p>-6.583245</text:p>
              </table:table-cell>
              <table:table-cell office:value-type="float" office:value="-3.206402">
                <text:p>-3.206402</text:p>
              </table:table-cell>
              <table:table-cell office:value-type="float" office:value="10.471407">
                <text:p>10.471407</text:p>
              </table:table-cell>
            </table:table-row>
            <table:table-row>
              <table:table-cell office:value-type="float" office:value="1138796">
                <text:p>1138796</text:p>
              </table:table-cell>
              <table:table-cell office:value-type="float" office:value="8.668945">
                <text:p>8.668945</text:p>
              </table:table-cell>
              <table:table-cell office:value-type="float" office:value="-1.629883">
                <text:p>-1.629883</text:p>
              </table:table-cell>
              <table:table-cell office:value-type="float" office:value="-1.665039">
                <text:p>-1.665039</text:p>
              </table:table-cell>
              <table:table-cell office:value-type="float" office:value="-6.071925">
                <text:p>-6.071925</text:p>
              </table:table-cell>
              <table:table-cell office:value-type="float" office:value="-1.70653">
                <text:p>-1.70653</text:p>
              </table:table-cell>
              <table:table-cell office:value-type="float" office:value="9.148367">
                <text:p>9.148367</text:p>
              </table:table-cell>
            </table:table-row>
            <table:table-row>
              <table:table-cell office:value-type="float" office:value="1140046">
                <text:p>1140046</text:p>
              </table:table-cell>
              <table:table-cell office:value-type="float" office:value="9.091797">
                <text:p>9.091797</text:p>
              </table:table-cell>
              <table:table-cell office:value-type="float" office:value="-2.012695">
                <text:p>-2.012695</text:p>
              </table:table-cell>
              <table:table-cell office:value-type="float" office:value="-1.266602">
                <text:p>-1.266602</text:p>
              </table:table-cell>
              <table:table-cell office:value-type="float" office:value="-5.419992">
                <text:p>-5.419992</text:p>
              </table:table-cell>
              <table:table-cell office:value-type="float" office:value="-0.021305">
                <text:p>-0.021305</text:p>
              </table:table-cell>
              <table:table-cell office:value-type="float" office:value="7.9702">
                <text:p>7.9702</text:p>
              </table:table-cell>
            </table:table-row>
            <table:table-row>
              <table:table-cell office:value-type="float" office:value="1141293">
                <text:p>1141293</text:p>
              </table:table-cell>
              <table:table-cell office:value-type="float" office:value="9.28125">
                <text:p>9.28125</text:p>
              </table:table-cell>
              <table:table-cell office:value-type="float" office:value="-2.185547">
                <text:p>-2.185547</text:p>
              </table:table-cell>
              <table:table-cell office:value-type="float" office:value="-0.805664">
                <text:p>-0.805664</text:p>
              </table:table-cell>
              <table:table-cell office:value-type="float" office:value="-4.691361">
                <text:p>-4.691361</text:p>
              </table:table-cell>
              <table:table-cell office:value-type="float" office:value="1.723575">
                <text:p>1.723575</text:p>
              </table:table-cell>
              <table:table-cell office:value-type="float" office:value="6.966735">
                <text:p>6.966735</text:p>
              </table:table-cell>
            </table:table-row>
            <table:table-row>
              <table:table-cell office:value-type="float" office:value="1142542">
                <text:p>1142542</text:p>
              </table:table-cell>
              <table:table-cell office:value-type="float" office:value="9.21582">
                <text:p>9.21582</text:p>
              </table:table-cell>
              <table:table-cell office:value-type="float" office:value="-2.119141">
                <text:p>-2.119141</text:p>
              </table:table-cell>
              <table:table-cell office:value-type="float" office:value="-0.439453">
                <text:p>-0.439453</text:p>
              </table:table-cell>
              <table:table-cell office:value-type="float" office:value="-4.04795">
                <text:p>-4.04795</text:p>
              </table:table-cell>
              <table:table-cell office:value-type="float" office:value="3.344885">
                <text:p>3.344885</text:p>
              </table:table-cell>
              <table:table-cell office:value-type="float" office:value="6.108143">
                <text:p>6.108143</text:p>
              </table:table-cell>
            </table:table-row>
            <table:table-row>
              <table:table-cell office:value-type="float" office:value="1143792">
                <text:p>1143792</text:p>
              </table:table-cell>
              <table:table-cell office:value-type="float" office:value="8.541016">
                <text:p>8.541016</text:p>
              </table:table-cell>
              <table:table-cell office:value-type="float" office:value="-1.508789">
                <text:p>-1.508789</text:p>
              </table:table-cell>
              <table:table-cell office:value-type="float" office:value="0.163086">
                <text:p>0.163086</text:p>
              </table:table-cell>
              <table:table-cell office:value-type="float" office:value="-3.476976">
                <text:p>-3.476976</text:p>
              </table:table-cell>
              <table:table-cell office:value-type="float" office:value="4.738232">
                <text:p>4.738232</text:p>
              </table:table-cell>
              <table:table-cell office:value-type="float" office:value="5.294293">
                <text:p>5.294293</text:p>
              </table:table-cell>
            </table:table-row>
            <table:table-row>
              <table:table-cell office:value-type="float" office:value="1145039">
                <text:p>1145039</text:p>
              </table:table-cell>
              <table:table-cell office:value-type="float" office:value="7.96582">
                <text:p>7.96582</text:p>
              </table:table-cell>
              <table:table-cell office:value-type="float" office:value="-1.069336">
                <text:p>-1.069336</text:p>
              </table:table-cell>
              <table:table-cell office:value-type="float" office:value="0.271484">
                <text:p>0.271484</text:p>
              </table:table-cell>
              <table:table-cell office:value-type="float" office:value="-2.927307">
                <text:p>-2.927307</text:p>
              </table:table-cell>
              <table:table-cell office:value-type="float" office:value="5.856745">
                <text:p>5.856745</text:p>
              </table:table-cell>
              <table:table-cell office:value-type="float" office:value="4.520921">
                <text:p>4.520921</text:p>
              </table:table-cell>
            </table:table-row>
            <table:table-row>
              <table:table-cell office:value-type="float" office:value="1146288">
                <text:p>1146288</text:p>
              </table:table-cell>
              <table:table-cell office:value-type="float" office:value="7.28418">
                <text:p>7.28418</text:p>
              </table:table-cell>
              <table:table-cell office:value-type="float" office:value="-0.612305">
                <text:p>-0.612305</text:p>
              </table:table-cell>
              <table:table-cell office:value-type="float" office:value="0.25293">
                <text:p>0.25293</text:p>
              </table:table-cell>
              <table:table-cell office:value-type="float" office:value="-2.473511">
                <text:p>-2.473511</text:p>
              </table:table-cell>
              <table:table-cell office:value-type="float" office:value="6.691901">
                <text:p>6.691901</text:p>
              </table:table-cell>
              <table:table-cell office:value-type="float" office:value="3.822117">
                <text:p>3.822117</text:p>
              </table:table-cell>
            </table:table-row>
            <table:table-row>
              <table:table-cell office:value-type="float" office:value="1147538">
                <text:p>1147538</text:p>
              </table:table-cell>
              <table:table-cell office:value-type="float" office:value="6.539062">
                <text:p>6.539062</text:p>
              </table:table-cell>
              <table:table-cell office:value-type="float" office:value="-0.173828">
                <text:p>-0.173828</text:p>
              </table:table-cell>
              <table:table-cell office:value-type="float" office:value="0.197266">
                <text:p>0.197266</text:p>
              </table:table-cell>
              <table:table-cell office:value-type="float" office:value="-2.121978">
                <text:p>-2.121978</text:p>
              </table:table-cell>
              <table:table-cell office:value-type="float" office:value="7.279918">
                <text:p>7.279918</text:p>
              </table:table-cell>
              <table:table-cell office:value-type="float" office:value="3.157401">
                <text:p>3.157401</text:p>
              </table:table-cell>
            </table:table-row>
            <table:table-row>
              <table:table-cell office:value-type="float" office:value="1148785">
                <text:p>1148785</text:p>
              </table:table-cell>
              <table:table-cell office:value-type="float" office:value="4.963867">
                <text:p>4.963867</text:p>
              </table:table-cell>
              <table:table-cell office:value-type="float" office:value="0.671875">
                <text:p>0.671875</text:p>
              </table:table-cell>
              <table:table-cell office:value-type="float" office:value="-0.054688">
                <text:p>-0.054688</text:p>
              </table:table-cell>
              <table:table-cell office:value-type="float" office:value="-1.876971">
                <text:p>-1.876971</text:p>
              </table:table-cell>
              <table:table-cell office:value-type="float" office:value="7.629321">
                <text:p>7.629321</text:p>
              </table:table-cell>
              <table:table-cell office:value-type="float" office:value="2.492685">
                <text:p>2.492685</text:p>
              </table:table-cell>
            </table:table-row>
            <table:table-row>
              <table:table-cell office:value-type="float" office:value="1150034">
                <text:p>1150034</text:p>
              </table:table-cell>
              <table:table-cell office:value-type="float" office:value="4.167969">
                <text:p>4.167969</text:p>
              </table:table-cell>
              <table:table-cell office:value-type="float" office:value="1.091797">
                <text:p>1.091797</text:p>
              </table:table-cell>
              <table:table-cell office:value-type="float" office:value="-0.208984">
                <text:p>-0.208984</text:p>
              </table:table-cell>
              <table:table-cell office:value-type="float" office:value="-1.783229">
                <text:p>-1.783229</text:p>
              </table:table-cell>
              <table:table-cell office:value-type="float" office:value="7.759281">
                <text:p>7.759281</text:p>
              </table:table-cell>
              <table:table-cell office:value-type="float" office:value="1.815186">
                <text:p>1.815186</text:p>
              </table:table-cell>
            </table:table-row>
            <table:table-row>
              <table:table-cell office:value-type="float" office:value="1151282">
                <text:p>1151282</text:p>
              </table:table-cell>
              <table:table-cell office:value-type="float" office:value="3.378906">
                <text:p>3.378906</text:p>
              </table:table-cell>
              <table:table-cell office:value-type="float" office:value="1.510742">
                <text:p>1.510742</text:p>
              </table:table-cell>
              <table:table-cell office:value-type="float" office:value="-0.351563">
                <text:p>-0.351563</text:p>
              </table:table-cell>
              <table:table-cell office:value-type="float" office:value="-1.845013">
                <text:p>-1.845013</text:p>
              </table:table-cell>
              <table:table-cell office:value-type="float" office:value="7.695366">
                <text:p>7.695366</text:p>
              </table:table-cell>
              <table:table-cell office:value-type="float" office:value="1.124904">
                <text:p>1.124904</text:p>
              </table:table-cell>
            </table:table-row>
            <table:table-row>
              <table:table-cell office:value-type="float" office:value="1152533">
                <text:p>1152533</text:p>
              </table:table-cell>
              <table:table-cell office:value-type="float" office:value="2.619141">
                <text:p>2.619141</text:p>
              </table:table-cell>
              <table:table-cell office:value-type="float" office:value="1.913086">
                <text:p>1.913086</text:p>
              </table:table-cell>
              <table:table-cell office:value-type="float" office:value="-0.459961">
                <text:p>-0.459961</text:p>
              </table:table-cell>
              <table:table-cell office:value-type="float" office:value="-2.041019">
                <text:p>-2.041019</text:p>
              </table:table-cell>
              <table:table-cell office:value-type="float" office:value="7.480186">
                <text:p>7.480186</text:p>
              </table:table-cell>
              <table:table-cell office:value-type="float" office:value="0.451666">
                <text:p>0.451666</text:p>
              </table:table-cell>
            </table:table-row>
            <table:table-row>
              <table:table-cell office:value-type="float" office:value="1153780">
                <text:p>1153780</text:p>
              </table:table-cell>
              <table:table-cell office:value-type="float" office:value="1.266602">
                <text:p>1.266602</text:p>
              </table:table-cell>
              <table:table-cell office:value-type="float" office:value="2.631836">
                <text:p>2.631836</text:p>
              </table:table-cell>
              <table:table-cell office:value-type="float" office:value="-0.608398">
                <text:p>-0.608398</text:p>
              </table:table-cell>
              <table:table-cell office:value-type="float" office:value="-2.364855">
                <text:p>-2.364855</text:p>
              </table:table-cell>
              <table:table-cell office:value-type="float" office:value="7.164872">
                <text:p>7.164872</text:p>
              </table:table-cell>
              <table:table-cell office:value-type="float" office:value="-0.206658">
                <text:p>-0.206658</text:p>
              </table:table-cell>
            </table:table-row>
            <table:table-row>
              <table:table-cell office:value-type="float" office:value="1155029">
                <text:p>1155029</text:p>
              </table:table-cell>
              <table:table-cell office:value-type="float" office:value="0.676758">
                <text:p>0.676758</text:p>
              </table:table-cell>
              <table:table-cell office:value-type="float" office:value="2.898438">
                <text:p>2.898438</text:p>
              </table:table-cell>
              <table:table-cell office:value-type="float" office:value="-0.634766">
                <text:p>-0.634766</text:p>
              </table:table-cell>
              <table:table-cell office:value-type="float" office:value="-2.784563">
                <text:p>-2.784563</text:p>
              </table:table-cell>
              <table:table-cell office:value-type="float" office:value="6.798426">
                <text:p>6.798426</text:p>
              </table:table-cell>
              <table:table-cell office:value-type="float" office:value="-0.815982">
                <text:p>-0.815982</text:p>
              </table:table-cell>
            </table:table-row>
            <table:table-row>
              <table:table-cell office:value-type="float" office:value="1156279">
                <text:p>1156279</text:p>
              </table:table-cell>
              <table:table-cell office:value-type="float" office:value="0.160156">
                <text:p>0.160156</text:p>
              </table:table-cell>
              <table:table-cell office:value-type="float" office:value="3.088867">
                <text:p>3.088867</text:p>
              </table:table-cell>
              <table:table-cell office:value-type="float" office:value="-0.615234">
                <text:p>-0.615234</text:p>
              </table:table-cell>
              <table:table-cell office:value-type="float" office:value="-3.242621">
                <text:p>-3.242621</text:p>
              </table:table-cell>
              <table:table-cell office:value-type="float" office:value="6.393631">
                <text:p>6.393631</text:p>
              </table:table-cell>
              <table:table-cell office:value-type="float" office:value="-1.348607">
                <text:p>-1.348607</text:p>
              </table:table-cell>
            </table:table-row>
            <table:table-row>
              <table:table-cell office:value-type="float" office:value="1157526">
                <text:p>1157526</text:p>
              </table:table-cell>
              <table:table-cell office:value-type="float" office:value="-0.290039">
                <text:p>-0.290039</text:p>
              </table:table-cell>
              <table:table-cell office:value-type="float" office:value="3.235352">
                <text:p>3.235352</text:p>
              </table:table-cell>
              <table:table-cell office:value-type="float" office:value="-0.592773">
                <text:p>-0.592773</text:p>
              </table:table-cell>
              <table:table-cell office:value-type="float" office:value="-3.711331">
                <text:p>-3.711331</text:p>
              </table:table-cell>
              <table:table-cell office:value-type="float" office:value="5.961139">
                <text:p>5.961139</text:p>
              </table:table-cell>
              <table:table-cell office:value-type="float" office:value="-1.793881">
                <text:p>-1.793881</text:p>
              </table:table-cell>
            </table:table-row>
            <table:table-row>
              <table:table-cell office:value-type="float" office:value="1158775">
                <text:p>1158775</text:p>
              </table:table-cell>
              <table:table-cell office:value-type="float" office:value="-0.96875">
                <text:p>-0.96875</text:p>
              </table:table-cell>
              <table:table-cell office:value-type="float" office:value="3.350586">
                <text:p>3.350586</text:p>
              </table:table-cell>
              <table:table-cell office:value-type="float" office:value="-0.520508">
                <text:p>-0.520508</text:p>
              </table:table-cell>
              <table:table-cell office:value-type="float" office:value="-4.173649">
                <text:p>-4.173649</text:p>
              </table:table-cell>
              <table:table-cell office:value-type="float" office:value="5.528647">
                <text:p>5.528647</text:p>
              </table:table-cell>
              <table:table-cell office:value-type="float" office:value="-2.126239">
                <text:p>-2.126239</text:p>
              </table:table-cell>
            </table:table-row>
            <table:table-row>
              <table:table-cell office:value-type="float" office:value="1160025">
                <text:p>1160025</text:p>
              </table:table-cell>
              <table:table-cell office:value-type="float" office:value="-1.214844">
                <text:p>-1.214844</text:p>
              </table:table-cell>
              <table:table-cell office:value-type="float" office:value="3.326172">
                <text:p>3.326172</text:p>
              </table:table-cell>
              <table:table-cell office:value-type="float" office:value="-0.470703">
                <text:p>-0.470703</text:p>
              </table:table-cell>
              <table:table-cell office:value-type="float" office:value="-4.612533">
                <text:p>-4.612533</text:p>
              </table:table-cell>
              <table:table-cell office:value-type="float" office:value="5.089765">
                <text:p>5.089765</text:p>
              </table:table-cell>
              <table:table-cell office:value-type="float" office:value="-2.322245">
                <text:p>-2.322245</text:p>
              </table:table-cell>
            </table:table-row>
            <table:table-row>
              <table:table-cell office:value-type="float" office:value="1161272">
                <text:p>1161272</text:p>
              </table:table-cell>
              <table:table-cell office:value-type="float" office:value="-1.393555">
                <text:p>-1.393555</text:p>
              </table:table-cell>
              <table:table-cell office:value-type="float" office:value="3.25">
                <text:p>3.25</text:p>
              </table:table-cell>
              <table:table-cell office:value-type="float" office:value="-0.420898">
                <text:p>-0.420898</text:p>
              </table:table-cell>
              <table:table-cell office:value-type="float" office:value="-5.010936">
                <text:p>-5.010936</text:p>
              </table:table-cell>
              <table:table-cell office:value-type="float" office:value="4.655143">
                <text:p>4.655143</text:p>
              </table:table-cell>
              <table:table-cell office:value-type="float" office:value="-2.352072">
                <text:p>-2.352072</text:p>
              </table:table-cell>
            </table:table-row>
            <table:table-row>
              <table:table-cell office:value-type="float" office:value="1162521">
                <text:p>1162521</text:p>
              </table:table-cell>
              <table:table-cell office:value-type="float" office:value="-1.495117">
                <text:p>-1.495117</text:p>
              </table:table-cell>
              <table:table-cell office:value-type="float" office:value="3.119141">
                <text:p>3.119141</text:p>
              </table:table-cell>
              <table:table-cell office:value-type="float" office:value="-0.369141">
                <text:p>-0.369141</text:p>
              </table:table-cell>
              <table:table-cell office:value-type="float" office:value="-5.336902">
                <text:p>-5.336902</text:p>
              </table:table-cell>
              <table:table-cell office:value-type="float" office:value="4.290827">
                <text:p>4.290827</text:p>
              </table:table-cell>
              <table:table-cell office:value-type="float" office:value="-2.239155">
                <text:p>-2.239155</text:p>
              </table:table-cell>
            </table:table-row>
            <table:table-row>
              <table:table-cell office:value-type="float" office:value="1163769">
                <text:p>1163769</text:p>
              </table:table-cell>
              <table:table-cell office:value-type="float" office:value="-1.591797">
                <text:p>-1.591797</text:p>
              </table:table-cell>
              <table:table-cell office:value-type="float" office:value="2.730469">
                <text:p>2.730469</text:p>
              </table:table-cell>
              <table:table-cell office:value-type="float" office:value="-0.274414">
                <text:p>-0.274414</text:p>
              </table:table-cell>
              <table:table-cell office:value-type="float" office:value="-5.592562">
                <text:p>-5.592562</text:p>
              </table:table-cell>
              <table:table-cell office:value-type="float" office:value="4.009601">
                <text:p>4.009601</text:p>
              </table:table-cell>
              <table:table-cell office:value-type="float" office:value="-2.0048">
                <text:p>-2.0048</text:p>
              </table:table-cell>
            </table:table-row>
            <table:table-row>
              <table:table-cell office:value-type="float" office:value="1165018">
                <text:p>1165018</text:p>
              </table:table-cell>
              <table:table-cell office:value-type="float" office:value="-1.608398">
                <text:p>-1.608398</text:p>
              </table:table-cell>
              <table:table-cell office:value-type="float" office:value="2.506836">
                <text:p>2.506836</text:p>
              </table:table-cell>
              <table:table-cell office:value-type="float" office:value="-0.230469">
                <text:p>-0.230469</text:p>
              </table:table-cell>
              <table:table-cell office:value-type="float" office:value="-5.777916">
                <text:p>-5.777916</text:p>
              </table:table-cell>
              <table:table-cell office:value-type="float" office:value="3.813595">
                <text:p>3.813595</text:p>
              </table:table-cell>
              <table:table-cell office:value-type="float" office:value="-1.649007">
                <text:p>-1.649007</text:p>
              </table:table-cell>
            </table:table-row>
            <table:table-row>
              <table:table-cell office:value-type="float" office:value="1166268">
                <text:p>1166268</text:p>
              </table:table-cell>
              <table:table-cell office:value-type="float" office:value="-1.614258">
                <text:p>-1.614258</text:p>
              </table:table-cell>
              <table:table-cell office:value-type="float" office:value="2.270508">
                <text:p>2.270508</text:p>
              </table:table-cell>
              <table:table-cell office:value-type="float" office:value="-0.185547">
                <text:p>-0.185547</text:p>
              </table:table-cell>
              <table:table-cell office:value-type="float" office:value="-5.861006">
                <text:p>-5.861006</text:p>
              </table:table-cell>
              <table:table-cell office:value-type="float" office:value="3.70494">
                <text:p>3.70494</text:p>
              </table:table-cell>
              <table:table-cell office:value-type="float" office:value="-1.19521">
                <text:p>-1.19521</text:p>
              </table:table-cell>
            </table:table-row>
            <table:table-row>
              <table:table-cell office:value-type="float" office:value="1167515">
                <text:p>1167515</text:p>
              </table:table-cell>
              <table:table-cell office:value-type="float" office:value="-1.604492">
                <text:p>-1.604492</text:p>
              </table:table-cell>
              <table:table-cell office:value-type="float" office:value="2.026367">
                <text:p>2.026367</text:p>
              </table:table-cell>
              <table:table-cell office:value-type="float" office:value="-0.139648">
                <text:p>-0.139648</text:p>
              </table:table-cell>
              <table:table-cell office:value-type="float" office:value="-5.843961">
                <text:p>-5.843961</text:p>
              </table:table-cell>
              <table:table-cell office:value-type="float" office:value="3.692156">
                <text:p>3.692156</text:p>
              </table:table-cell>
              <table:table-cell office:value-type="float" office:value="-0.666847">
                <text:p>-0.666847</text:p>
              </table:table-cell>
            </table:table-row>
            <table:table-row>
              <table:table-cell office:value-type="float" office:value="1168764">
                <text:p>1168764</text:p>
              </table:table-cell>
              <table:table-cell office:value-type="float" office:value="-1.585938">
                <text:p>-1.585938</text:p>
              </table:table-cell>
              <table:table-cell office:value-type="float" office:value="1.544922">
                <text:p>1.544922</text:p>
              </table:table-cell>
              <table:table-cell office:value-type="float" office:value="-0.041992">
                <text:p>-0.041992</text:p>
              </table:table-cell>
              <table:table-cell office:value-type="float" office:value="-5.758742">
                <text:p>-5.758742</text:p>
              </table:table-cell>
              <table:table-cell office:value-type="float" office:value="3.766724">
                <text:p>3.766724</text:p>
              </table:table-cell>
              <table:table-cell office:value-type="float" office:value="-0.089481">
                <text:p>-0.089481</text:p>
              </table:table-cell>
            </table:table-row>
            <table:table-row>
              <table:table-cell office:value-type="float" office:value="1170013">
                <text:p>1170013</text:p>
              </table:table-cell>
              <table:table-cell office:value-type="float" office:value="-1.606445">
                <text:p>-1.606445</text:p>
              </table:table-cell>
              <table:table-cell office:value-type="float" office:value="1.328125">
                <text:p>1.328125</text:p>
              </table:table-cell>
              <table:table-cell office:value-type="float" office:value="0.019531">
                <text:p>0.019531</text:p>
              </table:table-cell>
              <table:table-cell office:value-type="float" office:value="-5.633042">
                <text:p>-5.633042</text:p>
              </table:table-cell>
              <table:table-cell office:value-type="float" office:value="3.898815">
                <text:p>3.898815</text:p>
              </table:table-cell>
              <table:table-cell office:value-type="float" office:value="0.541147">
                <text:p>0.541147</text:p>
              </table:table-cell>
            </table:table-row>
            <table:table-row>
              <table:table-cell office:value-type="float" office:value="1171261">
                <text:p>1171261</text:p>
              </table:table-cell>
              <table:table-cell office:value-type="float" office:value="-1.617188">
                <text:p>-1.617188</text:p>
              </table:table-cell>
              <table:table-cell office:value-type="float" office:value="1.128906">
                <text:p>1.128906</text:p>
              </table:table-cell>
              <table:table-cell office:value-type="float" office:value="0.068359">
                <text:p>0.068359</text:p>
              </table:table-cell>
              <table:table-cell office:value-type="float" office:value="-5.486038">
                <text:p>-5.486038</text:p>
              </table:table-cell>
              <table:table-cell office:value-type="float" office:value="4.073516">
                <text:p>4.073516</text:p>
              </table:table-cell>
              <table:table-cell office:value-type="float" office:value="1.19308">
                <text:p>1.19308</text:p>
              </table:table-cell>
            </table:table-row>
            <table:table-row>
              <table:table-cell office:value-type="float" office:value="1172510">
                <text:p>1172510</text:p>
              </table:table-cell>
              <table:table-cell office:value-type="float" office:value="-1.634766">
                <text:p>-1.634766</text:p>
              </table:table-cell>
              <table:table-cell office:value-type="float" office:value="0.947266">
                <text:p>0.947266</text:p>
              </table:table-cell>
              <table:table-cell office:value-type="float" office:value="0.116211">
                <text:p>0.116211</text:p>
              </table:table-cell>
              <table:table-cell office:value-type="float" office:value="-5.309206">
                <text:p>-5.309206</text:p>
              </table:table-cell>
              <table:table-cell office:value-type="float" office:value="4.280175">
                <text:p>4.280175</text:p>
              </table:table-cell>
              <table:table-cell office:value-type="float" office:value="1.840752">
                <text:p>1.840752</text:p>
              </table:table-cell>
            </table:table-row>
            <table:table-row>
              <table:table-cell office:value-type="float" office:value="1173759">
                <text:p>1173759</text:p>
              </table:table-cell>
              <table:table-cell office:value-type="float" office:value="-1.692383">
                <text:p>-1.692383</text:p>
              </table:table-cell>
              <table:table-cell office:value-type="float" office:value="0.682617">
                <text:p>0.682617</text:p>
              </table:table-cell>
              <table:table-cell office:value-type="float" office:value="0.217773">
                <text:p>0.217773</text:p>
              </table:table-cell>
              <table:table-cell office:value-type="float" office:value="-5.108939">
                <text:p>-5.108939</text:p>
              </table:table-cell>
              <table:table-cell office:value-type="float" office:value="4.503877">
                <text:p>4.503877</text:p>
              </table:table-cell>
              <table:table-cell office:value-type="float" office:value="2.488424">
                <text:p>2.488424</text:p>
              </table:table-cell>
            </table:table-row>
            <table:table-row>
              <table:table-cell office:value-type="float" office:value="1175007">
                <text:p>1175007</text:p>
              </table:table-cell>
              <table:table-cell office:value-type="float" office:value="-1.729492">
                <text:p>-1.729492</text:p>
              </table:table-cell>
              <table:table-cell office:value-type="float" office:value="0.592773">
                <text:p>0.592773</text:p>
              </table:table-cell>
              <table:table-cell office:value-type="float" office:value="0.270508">
                <text:p>0.270508</text:p>
              </table:table-cell>
              <table:table-cell office:value-type="float" office:value="-4.889498">
                <text:p>-4.889498</text:p>
              </table:table-cell>
              <table:table-cell office:value-type="float" office:value="4.699883">
                <text:p>4.699883</text:p>
              </table:table-cell>
              <table:table-cell office:value-type="float" office:value="3.119052">
                <text:p>3.119052</text:p>
              </table:table-cell>
            </table:table-row>
            <table:table-row>
              <table:table-cell office:value-type="float" office:value="1176256">
                <text:p>1176256</text:p>
              </table:table-cell>
              <table:table-cell office:value-type="float" office:value="-1.761719">
                <text:p>-1.761719</text:p>
              </table:table-cell>
              <table:table-cell office:value-type="float" office:value="0.541016">
                <text:p>0.541016</text:p>
              </table:table-cell>
              <table:table-cell office:value-type="float" office:value="0.317383">
                <text:p>0.317383</text:p>
              </table:table-cell>
              <table:table-cell office:value-type="float" office:value="-4.672187">
                <text:p>-4.672187</text:p>
              </table:table-cell>
              <table:table-cell office:value-type="float" office:value="4.851148">
                <text:p>4.851148</text:p>
              </table:table-cell>
              <table:table-cell office:value-type="float" office:value="3.690026">
                <text:p>3.690026</text:p>
              </table:table-cell>
            </table:table-row>
            <table:table-row>
              <table:table-cell office:value-type="float" office:value="1177505">
                <text:p>1177505</text:p>
              </table:table-cell>
              <table:table-cell office:value-type="float" office:value="-1.788086">
                <text:p>-1.788086</text:p>
              </table:table-cell>
              <table:table-cell office:value-type="float" office:value="0.52832">
                <text:p>0.52832</text:p>
              </table:table-cell>
              <table:table-cell office:value-type="float" office:value="0.358398">
                <text:p>0.358398</text:p>
              </table:table-cell>
              <table:table-cell office:value-type="float" office:value="-4.478311">
                <text:p>-4.478311</text:p>
              </table:table-cell>
              <table:table-cell office:value-type="float" office:value="4.978979">
                <text:p>4.978979</text:p>
              </table:table-cell>
              <table:table-cell office:value-type="float" office:value="4.211998">
                <text:p>4.211998</text:p>
              </table:table-cell>
            </table:table-row>
            <table:table-row>
              <table:table-cell office:value-type="float" office:value="1178753">
                <text:p>1178753</text:p>
              </table:table-cell>
              <table:table-cell office:value-type="float" office:value="-1.856445">
                <text:p>-1.856445</text:p>
              </table:table-cell>
              <table:table-cell office:value-type="float" office:value="0.548828">
                <text:p>0.548828</text:p>
              </table:table-cell>
              <table:table-cell office:value-type="float" office:value="0.389648">
                <text:p>0.389648</text:p>
              </table:table-cell>
              <table:table-cell office:value-type="float" office:value="-4.310002">
                <text:p>-4.310002</text:p>
              </table:table-cell>
              <table:table-cell office:value-type="float" office:value="5.06846">
                <text:p>5.06846</text:p>
              </table:table-cell>
              <table:table-cell office:value-type="float" office:value="4.680708">
                <text:p>4.680708</text:p>
              </table:table-cell>
            </table:table-row>
            <table:table-row>
              <table:table-cell office:value-type="float" office:value="1180002">
                <text:p>1180002</text:p>
              </table:table-cell>
              <table:table-cell office:value-type="float" office:value="-1.87207">
                <text:p>-1.87207</text:p>
              </table:table-cell>
              <table:table-cell office:value-type="float" office:value="0.576172">
                <text:p>0.576172</text:p>
              </table:table-cell>
              <table:table-cell office:value-type="float" office:value="0.389648">
                <text:p>0.389648</text:p>
              </table:table-cell>
              <table:table-cell office:value-type="float" office:value="-4.184302">
                <text:p>-4.184302</text:p>
              </table:table-cell>
              <table:table-cell office:value-type="float" office:value="5.106808">
                <text:p>5.106808</text:p>
              </table:table-cell>
              <table:table-cell office:value-type="float" office:value="5.066329">
                <text:p>5.066329</text:p>
              </table:table-cell>
            </table:table-row>
            <table:table-row>
              <table:table-cell office:value-type="float" office:value="1181251">
                <text:p>1181251</text:p>
              </table:table-cell>
              <table:table-cell office:value-type="float" office:value="-1.875">
                <text:p>-1.875</text:p>
              </table:table-cell>
              <table:table-cell office:value-type="float" office:value="0.611328">
                <text:p>0.611328</text:p>
              </table:table-cell>
              <table:table-cell office:value-type="float" office:value="0.395508">
                <text:p>0.395508</text:p>
              </table:table-cell>
              <table:table-cell office:value-type="float" office:value="-4.084168">
                <text:p>-4.084168</text:p>
              </table:table-cell>
              <table:table-cell office:value-type="float" office:value="5.128114">
                <text:p>5.128114</text:p>
              </table:table-cell>
              <table:table-cell office:value-type="float" office:value="5.392296">
                <text:p>5.392296</text:p>
              </table:table-cell>
            </table:table-row>
            <table:table-row>
              <table:table-cell office:value-type="float" office:value="1182499">
                <text:p>1182499</text:p>
              </table:table-cell>
              <table:table-cell office:value-type="float" office:value="-1.852539">
                <text:p>-1.852539</text:p>
              </table:table-cell>
              <table:table-cell office:value-type="float" office:value="0.649414">
                <text:p>0.649414</text:p>
              </table:table-cell>
              <table:table-cell office:value-type="float" office:value="0.428711">
                <text:p>0.428711</text:p>
              </table:table-cell>
              <table:table-cell office:value-type="float" office:value="-3.96273">
                <text:p>-3.96273</text:p>
              </table:table-cell>
              <table:table-cell office:value-type="float" office:value="5.153679">
                <text:p>5.153679</text:p>
              </table:table-cell>
              <table:table-cell office:value-type="float" office:value="5.656478">
                <text:p>5.656478</text:p>
              </table:table-cell>
            </table:table-row>
            <table:table-row>
              <table:table-cell office:value-type="float" office:value="1183750">
                <text:p>1183750</text:p>
              </table:table-cell>
              <table:table-cell office:value-type="float" office:value="-1.801758">
                <text:p>-1.801758</text:p>
              </table:table-cell>
              <table:table-cell office:value-type="float" office:value="0.744141">
                <text:p>0.744141</text:p>
              </table:table-cell>
              <table:table-cell office:value-type="float" office:value="0.433594">
                <text:p>0.433594</text:p>
              </table:table-cell>
              <table:table-cell office:value-type="float" office:value="-3.841292">
                <text:p>-3.841292</text:p>
              </table:table-cell>
              <table:table-cell office:value-type="float" office:value="5.134505">
                <text:p>5.134505</text:p>
              </table:table-cell>
              <table:table-cell office:value-type="float" office:value="5.850353">
                <text:p>5.850353</text:p>
              </table:table-cell>
            </table:table-row>
            <table:table-row>
              <table:table-cell office:value-type="float" office:value="1184997">
                <text:p>1184997</text:p>
              </table:table-cell>
              <table:table-cell office:value-type="float" office:value="-1.731445">
                <text:p>-1.731445</text:p>
              </table:table-cell>
              <table:table-cell office:value-type="float" office:value="0.807617">
                <text:p>0.807617</text:p>
              </table:table-cell>
              <table:table-cell office:value-type="float" office:value="0.431641">
                <text:p>0.431641</text:p>
              </table:table-cell>
              <table:table-cell office:value-type="float" office:value="-3.768855">
                <text:p>-3.768855</text:p>
              </table:table-cell>
              <table:table-cell office:value-type="float" office:value="5.079112">
                <text:p>5.079112</text:p>
              </table:table-cell>
              <table:table-cell office:value-type="float" office:value="5.939834">
                <text:p>5.939834</text:p>
              </table:table-cell>
            </table:table-row>
            <table:table-row>
              <table:table-cell office:value-type="float" office:value="1186245">
                <text:p>1186245</text:p>
              </table:table-cell>
              <table:table-cell office:value-type="float" office:value="-1.643555">
                <text:p>-1.643555</text:p>
              </table:table-cell>
              <table:table-cell office:value-type="float" office:value="0.837891">
                <text:p>0.837891</text:p>
              </table:table-cell>
              <table:table-cell office:value-type="float" office:value="0.429687">
                <text:p>0.429687</text:p>
              </table:table-cell>
              <table:table-cell office:value-type="float" office:value="-3.721983">
                <text:p>-3.721983</text:p>
              </table:table-cell>
              <table:table-cell office:value-type="float" office:value="5.004544">
                <text:p>5.004544</text:p>
              </table:table-cell>
              <table:table-cell office:value-type="float" office:value="5.939834">
                <text:p>5.939834</text:p>
              </table:table-cell>
            </table:table-row>
            <table:table-row>
              <table:table-cell office:value-type="float" office:value="1187496">
                <text:p>1187496</text:p>
              </table:table-cell>
              <table:table-cell office:value-type="float" office:value="-1.546875">
                <text:p>-1.546875</text:p>
              </table:table-cell>
              <table:table-cell office:value-type="float" office:value="0.858398">
                <text:p>0.858398</text:p>
              </table:table-cell>
              <table:table-cell office:value-type="float" office:value="0.410156">
                <text:p>0.410156</text:p>
              </table:table-cell>
              <table:table-cell office:value-type="float" office:value="-3.700678">
                <text:p>-3.700678</text:p>
              </table:table-cell>
              <table:table-cell office:value-type="float" office:value="4.912933">
                <text:p>4.912933</text:p>
              </table:table-cell>
              <table:table-cell office:value-type="float" office:value="5.873788">
                <text:p>5.873788</text:p>
              </table:table-cell>
            </table:table-row>
            <table:table-row>
              <table:table-cell office:value-type="float" office:value="1188743">
                <text:p>1188743</text:p>
              </table:table-cell>
              <table:table-cell office:value-type="float" office:value="-1.307617">
                <text:p>-1.307617</text:p>
              </table:table-cell>
              <table:table-cell office:value-type="float" office:value="0.890625">
                <text:p>0.890625</text:p>
              </table:table-cell>
              <table:table-cell office:value-type="float" office:value="0.376953">
                <text:p>0.376953</text:p>
              </table:table-cell>
              <table:table-cell office:value-type="float" office:value="-3.692156">
                <text:p>-3.692156</text:p>
              </table:table-cell>
              <table:table-cell office:value-type="float" office:value="4.804278">
                <text:p>4.804278</text:p>
              </table:table-cell>
              <table:table-cell office:value-type="float" office:value="5.737437">
                <text:p>5.737437</text:p>
              </table:table-cell>
            </table:table-row>
            <table:table-row>
              <table:table-cell office:value-type="float" office:value="1189992">
                <text:p>1189992</text:p>
              </table:table-cell>
              <table:table-cell office:value-type="float" office:value="-1.206055">
                <text:p>-1.206055</text:p>
              </table:table-cell>
              <table:table-cell office:value-type="float" office:value="0.883789">
                <text:p>0.883789</text:p>
              </table:table-cell>
              <table:table-cell office:value-type="float" office:value="0.380859">
                <text:p>0.380859</text:p>
              </table:table-cell>
              <table:table-cell office:value-type="float" office:value="-3.683635">
                <text:p>-3.683635</text:p>
              </table:table-cell>
              <table:table-cell office:value-type="float" office:value="4.706275">
                <text:p>4.706275</text:p>
              </table:table-cell>
              <table:table-cell office:value-type="float" office:value="5.543561">
                <text:p>5.543561</text:p>
              </table:table-cell>
            </table:table-row>
            <table:table-row>
              <table:table-cell office:value-type="float" office:value="1191242">
                <text:p>1191242</text:p>
              </table:table-cell>
              <table:table-cell office:value-type="float" office:value="-1.104492">
                <text:p>-1.104492</text:p>
              </table:table-cell>
              <table:table-cell office:value-type="float" office:value="0.878906">
                <text:p>0.878906</text:p>
              </table:table-cell>
              <table:table-cell office:value-type="float" office:value="0.37793">
                <text:p>0.37793</text:p>
              </table:table-cell>
              <table:table-cell office:value-type="float" office:value="-3.70707">
                <text:p>-3.70707</text:p>
              </table:table-cell>
              <table:table-cell office:value-type="float" office:value="4.595489">
                <text:p>4.595489</text:p>
              </table:table-cell>
              <table:table-cell office:value-type="float" office:value="5.330511">
                <text:p>5.330511</text:p>
              </table:table-cell>
            </table:table-row>
            <table:table-row>
              <table:table-cell office:value-type="float" office:value="1192489">
                <text:p>1192489</text:p>
              </table:table-cell>
              <table:table-cell office:value-type="float" office:value="-1.007812">
                <text:p>-1.007812</text:p>
              </table:table-cell>
              <table:table-cell office:value-type="float" office:value="0.862305">
                <text:p>0.862305</text:p>
              </table:table-cell>
              <table:table-cell office:value-type="float" office:value="0.37207">
                <text:p>0.37207</text:p>
              </table:table-cell>
              <table:table-cell office:value-type="float" office:value="-3.747549">
                <text:p>-3.747549</text:p>
              </table:table-cell>
              <table:table-cell office:value-type="float" office:value="4.47618">
                <text:p>4.47618</text:p>
              </table:table-cell>
              <table:table-cell office:value-type="float" office:value="5.081243">
                <text:p>5.081243</text:p>
              </table:table-cell>
            </table:table-row>
            <table:table-row>
              <table:table-cell office:value-type="float" office:value="1193738">
                <text:p>1193738</text:p>
              </table:table-cell>
              <table:table-cell office:value-type="float" office:value="-0.791992">
                <text:p>-0.791992</text:p>
              </table:table-cell>
              <table:table-cell office:value-type="float" office:value="0.788086">
                <text:p>0.788086</text:p>
              </table:table-cell>
              <table:table-cell office:value-type="float" office:value="0.383789">
                <text:p>0.383789</text:p>
              </table:table-cell>
              <table:table-cell office:value-type="float" office:value="-3.773115">
                <text:p>-3.773115</text:p>
              </table:table-cell>
              <table:table-cell office:value-type="float" office:value="4.378177">
                <text:p>4.378177</text:p>
              </table:table-cell>
              <table:table-cell office:value-type="float" office:value="4.808539">
                <text:p>4.808539</text:p>
              </table:table-cell>
            </table:table-row>
            <table:table-row>
              <table:table-cell office:value-type="float" office:value="1194988">
                <text:p>1194988</text:p>
              </table:table-cell>
              <table:table-cell office:value-type="float" office:value="-0.694336">
                <text:p>-0.694336</text:p>
              </table:table-cell>
              <table:table-cell office:value-type="float" office:value="0.753906">
                <text:p>0.753906</text:p>
              </table:table-cell>
              <table:table-cell office:value-type="float" office:value="0.379883">
                <text:p>0.379883</text:p>
              </table:table-cell>
              <table:table-cell office:value-type="float" office:value="-3.794421">
                <text:p>-3.794421</text:p>
              </table:table-cell>
              <table:table-cell office:value-type="float" office:value="4.286566">
                <text:p>4.286566</text:p>
              </table:table-cell>
              <table:table-cell office:value-type="float" office:value="4.520921">
                <text:p>4.520921</text:p>
              </table:table-cell>
            </table:table-row>
            <table:table-row>
              <table:table-cell office:value-type="float" office:value="1196235">
                <text:p>1196235</text:p>
              </table:table-cell>
              <table:table-cell office:value-type="float" office:value="-0.59375">
                <text:p>-0.59375</text:p>
              </table:table-cell>
              <table:table-cell office:value-type="float" office:value="0.711914">
                <text:p>0.711914</text:p>
              </table:table-cell>
              <table:table-cell office:value-type="float" office:value="0.395508">
                <text:p>0.395508</text:p>
              </table:table-cell>
              <table:table-cell office:value-type="float" office:value="-3.785899">
                <text:p>-3.785899</text:p>
              </table:table-cell>
              <table:table-cell office:value-type="float" office:value="4.207738">
                <text:p>4.207738</text:p>
              </table:table-cell>
              <table:table-cell office:value-type="float" office:value="4.222651">
                <text:p>4.222651</text:p>
              </table:table-cell>
            </table:table-row>
            <table:table-row>
              <table:table-cell office:value-type="float" office:value="1197484">
                <text:p>1197484</text:p>
              </table:table-cell>
              <table:table-cell office:value-type="float" office:value="-0.505859">
                <text:p>-0.505859</text:p>
              </table:table-cell>
              <table:table-cell office:value-type="float" office:value="0.650391">
                <text:p>0.650391</text:p>
              </table:table-cell>
              <table:table-cell office:value-type="float" office:value="0.416992">
                <text:p>0.416992</text:p>
              </table:table-cell>
              <table:table-cell office:value-type="float" office:value="-3.756072">
                <text:p>-3.756072</text:p>
              </table:table-cell>
              <table:table-cell office:value-type="float" office:value="4.148084">
                <text:p>4.148084</text:p>
              </table:table-cell>
              <table:table-cell office:value-type="float" office:value="3.937164">
                <text:p>3.937164</text:p>
              </table:table-cell>
            </table:table-row>
            <table:table-row>
              <table:table-cell office:value-type="float" office:value="1198734">
                <text:p>1198734</text:p>
              </table:table-cell>
              <table:table-cell office:value-type="float" office:value="-0.367188">
                <text:p>-0.367188</text:p>
              </table:table-cell>
              <table:table-cell office:value-type="float" office:value="0.575195">
                <text:p>0.575195</text:p>
              </table:table-cell>
              <table:table-cell office:value-type="float" office:value="0.413086">
                <text:p>0.413086</text:p>
              </table:table-cell>
              <table:table-cell office:value-type="float" office:value="-3.711331">
                <text:p>-3.711331</text:p>
              </table:table-cell>
              <table:table-cell office:value-type="float" office:value="4.096952">
                <text:p>4.096952</text:p>
              </table:table-cell>
              <table:table-cell office:value-type="float" office:value="3.668721">
                <text:p>3.668721</text:p>
              </table:table-cell>
            </table:table-row>
            <table:table-row>
              <table:table-cell office:value-type="float" office:value="1199981">
                <text:p>1199981</text:p>
              </table:table-cell>
              <table:table-cell office:value-type="float" office:value="-0.298828">
                <text:p>-0.298828</text:p>
              </table:table-cell>
              <table:table-cell office:value-type="float" office:value="0.553711">
                <text:p>0.553711</text:p>
              </table:table-cell>
              <table:table-cell office:value-type="float" office:value="0.418945">
                <text:p>0.418945</text:p>
              </table:table-cell>
              <table:table-cell office:value-type="float" office:value="-3.681504">
                <text:p>-3.681504</text:p>
              </table:table-cell>
              <table:table-cell office:value-type="float" office:value="4.043689">
                <text:p>4.043689</text:p>
              </table:table-cell>
              <table:table-cell office:value-type="float" office:value="3.383234">
                <text:p>3.383234</text:p>
              </table:table-cell>
            </table:table-row>
            <table:table-row>
              <table:table-cell office:value-type="float" office:value="1201230">
                <text:p>1201230</text:p>
              </table:table-cell>
              <table:table-cell office:value-type="float" office:value="-0.270508">
                <text:p>-0.270508</text:p>
              </table:table-cell>
              <table:table-cell office:value-type="float" office:value="0.520508">
                <text:p>0.520508</text:p>
              </table:table-cell>
              <table:table-cell office:value-type="float" office:value="0.436523">
                <text:p>0.436523</text:p>
              </table:table-cell>
              <table:table-cell office:value-type="float" office:value="-3.649547">
                <text:p>-3.649547</text:p>
              </table:table-cell>
              <table:table-cell office:value-type="float" office:value="3.984035">
                <text:p>3.984035</text:p>
              </table:table-cell>
              <table:table-cell office:value-type="float" office:value="3.11053">
                <text:p>3.11053</text:p>
              </table:table-cell>
            </table:table-row>
            <table:table-row>
              <table:table-cell office:value-type="float" office:value="1202480">
                <text:p>1202480</text:p>
              </table:table-cell>
              <table:table-cell office:value-type="float" office:value="-0.265625">
                <text:p>-0.265625</text:p>
              </table:table-cell>
              <table:table-cell office:value-type="float" office:value="0.498047">
                <text:p>0.498047</text:p>
              </table:table-cell>
              <table:table-cell office:value-type="float" office:value="0.469727">
                <text:p>0.469727</text:p>
              </table:table-cell>
              <table:table-cell office:value-type="float" office:value="-3.630372">
                <text:p>-3.630372</text:p>
              </table:table-cell>
              <table:table-cell office:value-type="float" office:value="3.915859">
                <text:p>3.915859</text:p>
              </table:table-cell>
              <table:table-cell office:value-type="float" office:value="2.869784">
                <text:p>2.869784</text:p>
              </table:table-cell>
            </table:table-row>
            <table:table-row>
              <table:table-cell office:value-type="float" office:value="1203727">
                <text:p>1203727</text:p>
              </table:table-cell>
              <table:table-cell office:value-type="float" office:value="-0.283203">
                <text:p>-0.283203</text:p>
              </table:table-cell>
              <table:table-cell office:value-type="float" office:value="0.484375">
                <text:p>0.484375</text:p>
              </table:table-cell>
              <table:table-cell office:value-type="float" office:value="0.522461">
                <text:p>0.522461</text:p>
              </table:table-cell>
              <table:table-cell office:value-type="float" office:value="-3.617589">
                <text:p>-3.617589</text:p>
              </table:table-cell>
              <table:table-cell office:value-type="float" office:value="3.843422">
                <text:p>3.843422</text:p>
              </table:table-cell>
              <table:table-cell office:value-type="float" office:value="2.639689">
                <text:p>2.639689</text:p>
              </table:table-cell>
            </table:table-row>
            <table:table-row>
              <table:table-cell office:value-type="float" office:value="1204976">
                <text:p>1204976</text:p>
              </table:table-cell>
              <table:table-cell office:value-type="float" office:value="-0.297852">
                <text:p>-0.297852</text:p>
              </table:table-cell>
              <table:table-cell office:value-type="float" office:value="0.46582">
                <text:p>0.46582</text:p>
              </table:table-cell>
              <table:table-cell office:value-type="float" office:value="0.532227">
                <text:p>0.532227</text:p>
              </table:table-cell>
              <table:table-cell office:value-type="float" office:value="-3.604806">
                <text:p>-3.604806</text:p>
              </table:table-cell>
              <table:table-cell office:value-type="float" office:value="3.775246">
                <text:p>3.775246</text:p>
              </table:table-cell>
              <table:table-cell office:value-type="float" office:value="2.433031">
                <text:p>2.433031</text:p>
              </table:table-cell>
            </table:table-row>
            <table:table-row>
              <table:table-cell office:value-type="float" office:value="1206226">
                <text:p>1206226</text:p>
              </table:table-cell>
              <table:table-cell office:value-type="float" office:value="-0.310547">
                <text:p>-0.310547</text:p>
              </table:table-cell>
              <table:table-cell office:value-type="float" office:value="0.462891">
                <text:p>0.462891</text:p>
              </table:table-cell>
              <table:table-cell office:value-type="float" office:value="0.541016">
                <text:p>0.541016</text:p>
              </table:table-cell>
              <table:table-cell office:value-type="float" office:value="-3.568588">
                <text:p>-3.568588</text:p>
              </table:table-cell>
              <table:table-cell office:value-type="float" office:value="3.713462">
                <text:p>3.713462</text:p>
              </table:table-cell>
              <table:table-cell office:value-type="float" office:value="2.254069">
                <text:p>2.254069</text:p>
              </table:table-cell>
            </table:table-row>
            <table:table-row>
              <table:table-cell office:value-type="float" office:value="1207473">
                <text:p>1207473</text:p>
              </table:table-cell>
              <table:table-cell office:value-type="float" office:value="-0.334961">
                <text:p>-0.334961</text:p>
              </table:table-cell>
              <table:table-cell office:value-type="float" office:value="0.459961">
                <text:p>0.459961</text:p>
              </table:table-cell>
              <table:table-cell office:value-type="float" office:value="0.542969">
                <text:p>0.542969</text:p>
              </table:table-cell>
              <table:table-cell office:value-type="float" office:value="-3.496151">
                <text:p>-3.496151</text:p>
              </table:table-cell>
              <table:table-cell office:value-type="float" office:value="3.647416">
                <text:p>3.647416</text:p>
              </table:table-cell>
              <table:table-cell office:value-type="float" office:value="2.098543">
                <text:p>2.098543</text:p>
              </table:table-cell>
            </table:table-row>
            <table:table-row>
              <table:table-cell office:value-type="float" office:value="1208722">
                <text:p>1208722</text:p>
              </table:table-cell>
              <table:table-cell office:value-type="float" office:value="-0.421875">
                <text:p>-0.421875</text:p>
              </table:table-cell>
              <table:table-cell office:value-type="float" office:value="0.47168">
                <text:p>0.47168</text:p>
              </table:table-cell>
              <table:table-cell office:value-type="float" office:value="0.543945">
                <text:p>0.543945</text:p>
              </table:table-cell>
              <table:table-cell office:value-type="float" office:value="-3.415192">
                <text:p>-3.415192</text:p>
              </table:table-cell>
              <table:table-cell office:value-type="float" office:value="3.574979">
                <text:p>3.574979</text:p>
              </table:table-cell>
              <table:table-cell office:value-type="float" office:value="1.964321">
                <text:p>1.964321</text:p>
              </table:table-cell>
            </table:table-row>
            <table:table-row>
              <table:table-cell office:value-type="float" office:value="1209972">
                <text:p>1209972</text:p>
              </table:table-cell>
              <table:table-cell office:value-type="float" office:value="-0.479492">
                <text:p>-0.479492</text:p>
              </table:table-cell>
              <table:table-cell office:value-type="float" office:value="0.503906">
                <text:p>0.503906</text:p>
              </table:table-cell>
              <table:table-cell office:value-type="float" office:value="0.532227">
                <text:p>0.532227</text:p>
              </table:table-cell>
              <table:table-cell office:value-type="float" office:value="-3.344885">
                <text:p>-3.344885</text:p>
              </table:table-cell>
              <table:table-cell office:value-type="float" office:value="3.483367">
                <text:p>3.483367</text:p>
              </table:table-cell>
              <table:table-cell office:value-type="float" office:value="1.845013">
                <text:p>1.845013</text:p>
              </table:table-cell>
            </table:table-row>
            <table:table-row>
              <table:table-cell office:value-type="float" office:value="1211219">
                <text:p>1211219</text:p>
              </table:table-cell>
              <table:table-cell office:value-type="float" office:value="-0.546875">
                <text:p>-0.546875</text:p>
              </table:table-cell>
              <table:table-cell office:value-type="float" office:value="0.536133">
                <text:p>0.536133</text:p>
              </table:table-cell>
              <table:table-cell office:value-type="float" office:value="0.513672">
                <text:p>0.513672</text:p>
              </table:table-cell>
              <table:table-cell office:value-type="float" office:value="-3.300145">
                <text:p>-3.300145</text:p>
              </table:table-cell>
              <table:table-cell office:value-type="float" office:value="3.372581">
                <text:p>3.372581</text:p>
              </table:table-cell>
              <table:table-cell office:value-type="float" office:value="1.74914">
                <text:p>1.74914</text:p>
              </table:table-cell>
            </table:table-row>
            <table:table-row>
              <table:table-cell office:value-type="float" office:value="1212468">
                <text:p>1212468</text:p>
              </table:table-cell>
              <table:table-cell office:value-type="float" office:value="-0.611328">
                <text:p>-0.611328</text:p>
              </table:table-cell>
              <table:table-cell office:value-type="float" office:value="0.557617">
                <text:p>0.557617</text:p>
              </table:table-cell>
              <table:table-cell office:value-type="float" office:value="0.5">
                <text:p>0.5</text:p>
              </table:table-cell>
              <table:table-cell office:value-type="float" office:value="-3.266056">
                <text:p>-3.266056</text:p>
              </table:table-cell>
              <table:table-cell office:value-type="float" office:value="3.242621">
                <text:p>3.242621</text:p>
              </table:table-cell>
              <table:table-cell office:value-type="float" office:value="1.676703">
                <text:p>1.676703</text:p>
              </table:table-cell>
            </table:table-row>
            <table:table-row>
              <table:table-cell office:value-type="float" office:value="1213718">
                <text:p>1213718</text:p>
              </table:table-cell>
              <table:table-cell office:value-type="float" office:value="-0.709961">
                <text:p>-0.709961</text:p>
              </table:table-cell>
              <table:table-cell office:value-type="float" office:value="0.625">
                <text:p>0.625</text:p>
              </table:table-cell>
              <table:table-cell office:value-type="float" office:value="0.477539">
                <text:p>0.477539</text:p>
              </table:table-cell>
              <table:table-cell office:value-type="float" office:value="-3.24049">
                <text:p>-3.24049</text:p>
              </table:table-cell>
              <table:table-cell office:value-type="float" office:value="3.123313">
                <text:p>3.123313</text:p>
              </table:table-cell>
              <table:table-cell office:value-type="float" office:value="1.61918">
                <text:p>1.61918</text:p>
              </table:table-cell>
            </table:table-row>
            <table:table-row>
              <table:table-cell office:value-type="float" office:value="1214965">
                <text:p>1214965</text:p>
              </table:table-cell>
              <table:table-cell office:value-type="float" office:value="-0.770508">
                <text:p>-0.770508</text:p>
              </table:table-cell>
              <table:table-cell office:value-type="float" office:value="0.657227">
                <text:p>0.657227</text:p>
              </table:table-cell>
              <table:table-cell office:value-type="float" office:value="0.454102">
                <text:p>0.454102</text:p>
              </table:table-cell>
              <table:table-cell office:value-type="float" office:value="-3.23836">
                <text:p>-3.23836</text:p>
              </table:table-cell>
              <table:table-cell office:value-type="float" office:value="2.993352">
                <text:p>2.993352</text:p>
              </table:table-cell>
              <table:table-cell office:value-type="float" office:value="1.578701">
                <text:p>1.578701</text:p>
              </table:table-cell>
            </table:table-row>
            <table:table-row>
              <table:table-cell office:value-type="float" office:value="1216214">
                <text:p>1216214</text:p>
              </table:table-cell>
              <table:table-cell office:value-type="float" office:value="-0.8125">
                <text:p>-0.8125</text:p>
              </table:table-cell>
              <table:table-cell office:value-type="float" office:value="0.681641">
                <text:p>0.681641</text:p>
              </table:table-cell>
              <table:table-cell office:value-type="float" office:value="0.428711">
                <text:p>0.428711</text:p>
              </table:table-cell>
              <table:table-cell office:value-type="float" office:value="-3.272448">
                <text:p>-3.272448</text:p>
              </table:table-cell>
              <table:table-cell office:value-type="float" office:value="2.842087">
                <text:p>2.842087</text:p>
              </table:table-cell>
              <table:table-cell office:value-type="float" office:value="1.559526">
                <text:p>1.559526</text:p>
              </table:table-cell>
            </table:table-row>
            <table:table-row>
              <table:table-cell office:value-type="float" office:value="1217464">
                <text:p>1217464</text:p>
              </table:table-cell>
              <table:table-cell office:value-type="float" office:value="-0.834961">
                <text:p>-0.834961</text:p>
              </table:table-cell>
              <table:table-cell office:value-type="float" office:value="0.699219">
                <text:p>0.699219</text:p>
              </table:table-cell>
              <table:table-cell office:value-type="float" office:value="0.423828">
                <text:p>0.423828</text:p>
              </table:table-cell>
              <table:table-cell office:value-type="float" office:value="-3.315058">
                <text:p>-3.315058</text:p>
              </table:table-cell>
              <table:table-cell office:value-type="float" office:value="2.669516">
                <text:p>2.669516</text:p>
              </table:table-cell>
              <table:table-cell office:value-type="float" office:value="1.551004">
                <text:p>1.551004</text:p>
              </table:table-cell>
            </table:table-row>
            <table:table-row>
              <table:table-cell office:value-type="float" office:value="1218711">
                <text:p>1218711</text:p>
              </table:table-cell>
              <table:table-cell office:value-type="float" office:value="-0.885742">
                <text:p>-0.885742</text:p>
              </table:table-cell>
              <table:table-cell office:value-type="float" office:value="0.696289">
                <text:p>0.696289</text:p>
              </table:table-cell>
              <table:table-cell office:value-type="float" office:value="0.427734">
                <text:p>0.427734</text:p>
              </table:table-cell>
              <table:table-cell office:value-type="float" office:value="-3.340624">
                <text:p>-3.340624</text:p>
              </table:table-cell>
              <table:table-cell office:value-type="float" office:value="2.490555">
                <text:p>2.490555</text:p>
              </table:table-cell>
              <table:table-cell office:value-type="float" office:value="1.559526">
                <text:p>1.559526</text:p>
              </table:table-cell>
            </table:table-row>
            <table:table-row>
              <table:table-cell office:value-type="float" office:value="1219960">
                <text:p>1219960</text:p>
              </table:table-cell>
              <table:table-cell office:value-type="float" office:value="-0.893555">
                <text:p>-0.893555</text:p>
              </table:table-cell>
              <table:table-cell office:value-type="float" office:value="0.69043">
                <text:p>0.69043</text:p>
              </table:table-cell>
              <table:table-cell office:value-type="float" office:value="0.431641">
                <text:p>0.431641</text:p>
              </table:table-cell>
              <table:table-cell office:value-type="float" office:value="-3.338494">
                <text:p>-3.338494</text:p>
              </table:table-cell>
              <table:table-cell office:value-type="float" office:value="2.320114">
                <text:p>2.320114</text:p>
              </table:table-cell>
              <table:table-cell office:value-type="float" office:value="1.585092">
                <text:p>1.585092</text:p>
              </table:table-cell>
            </table:table-row>
            <table:table-row>
              <table:table-cell office:value-type="float" office:value="1221210">
                <text:p>1221210</text:p>
              </table:table-cell>
              <table:table-cell office:value-type="float" office:value="-0.919922">
                <text:p>-0.919922</text:p>
              </table:table-cell>
              <table:table-cell office:value-type="float" office:value="0.685547">
                <text:p>0.685547</text:p>
              </table:table-cell>
              <table:table-cell office:value-type="float" office:value="0.439453">
                <text:p>0.439453</text:p>
              </table:table-cell>
              <table:table-cell office:value-type="float" office:value="-3.300145">
                <text:p>-3.300145</text:p>
              </table:table-cell>
              <table:table-cell office:value-type="float" office:value="2.141153">
                <text:p>2.141153</text:p>
              </table:table-cell>
              <table:table-cell office:value-type="float" office:value="1.606397">
                <text:p>1.606397</text:p>
              </table:table-cell>
            </table:table-row>
            <table:table-row>
              <table:table-cell office:value-type="float" office:value="1222457">
                <text:p>1222457</text:p>
              </table:table-cell>
              <table:table-cell office:value-type="float" office:value="-0.941406">
                <text:p>-0.941406</text:p>
              </table:table-cell>
              <table:table-cell office:value-type="float" office:value="0.677734">
                <text:p>0.677734</text:p>
              </table:table-cell>
              <table:table-cell office:value-type="float" office:value="0.451172">
                <text:p>0.451172</text:p>
              </table:table-cell>
              <table:table-cell office:value-type="float" office:value="-3.229838">
                <text:p>-3.229838</text:p>
              </table:table-cell>
              <table:table-cell office:value-type="float" office:value="1.955799">
                <text:p>1.955799</text:p>
              </table:table-cell>
              <table:table-cell office:value-type="float" office:value="1.631963">
                <text:p>1.631963</text:p>
              </table:table-cell>
            </table:table-row>
            <table:table-row>
              <table:table-cell office:value-type="float" office:value="1223706">
                <text:p>1223706</text:p>
              </table:table-cell>
              <table:table-cell office:value-type="float" office:value="-0.949219">
                <text:p>-0.949219</text:p>
              </table:table-cell>
              <table:table-cell office:value-type="float" office:value="0.69043">
                <text:p>0.69043</text:p>
              </table:table-cell>
              <table:table-cell office:value-type="float" office:value="0.449219">
                <text:p>0.449219</text:p>
              </table:table-cell>
              <table:table-cell office:value-type="float" office:value="-3.15314">
                <text:p>-3.15314</text:p>
              </table:table-cell>
              <table:table-cell office:value-type="float" office:value="1.772576">
                <text:p>1.772576</text:p>
              </table:table-cell>
              <table:table-cell office:value-type="float" office:value="1.66392">
                <text:p>1.66392</text:p>
              </table:table-cell>
            </table:table-row>
            <table:table-row>
              <table:table-cell office:value-type="float" office:value="1224956">
                <text:p>1224956</text:p>
              </table:table-cell>
              <table:table-cell office:value-type="float" office:value="-0.947266">
                <text:p>-0.947266</text:p>
              </table:table-cell>
              <table:table-cell office:value-type="float" office:value="0.699219">
                <text:p>0.699219</text:p>
              </table:table-cell>
              <table:table-cell office:value-type="float" office:value="0.423828">
                <text:p>0.423828</text:p>
              </table:table-cell>
              <table:table-cell office:value-type="float" office:value="-3.089225">
                <text:p>-3.089225</text:p>
              </table:table-cell>
              <table:table-cell office:value-type="float" office:value="1.608528">
                <text:p>1.608528</text:p>
              </table:table-cell>
              <table:table-cell office:value-type="float" office:value="1.689487">
                <text:p>1.689487</text:p>
              </table:table-cell>
            </table:table-row>
            <table:table-row>
              <table:table-cell office:value-type="float" office:value="1226203">
                <text:p>1226203</text:p>
              </table:table-cell>
              <table:table-cell office:value-type="float" office:value="-0.952148">
                <text:p>-0.952148</text:p>
              </table:table-cell>
              <table:table-cell office:value-type="float" office:value="0.706055">
                <text:p>0.706055</text:p>
              </table:table-cell>
              <table:table-cell office:value-type="float" office:value="0.387695">
                <text:p>0.387695</text:p>
              </table:table-cell>
              <table:table-cell office:value-type="float" office:value="-3.042354">
                <text:p>-3.042354</text:p>
              </table:table-cell>
              <table:table-cell office:value-type="float" office:value="1.453001">
                <text:p>1.453001</text:p>
              </table:table-cell>
              <table:table-cell office:value-type="float" office:value="1.717183">
                <text:p>1.717183</text:p>
              </table:table-cell>
            </table:table-row>
            <table:table-row>
              <table:table-cell office:value-type="float" office:value="1227452">
                <text:p>1227452</text:p>
              </table:table-cell>
              <table:table-cell office:value-type="float" office:value="-0.948242">
                <text:p>-0.948242</text:p>
              </table:table-cell>
              <table:table-cell office:value-type="float" office:value="0.711914">
                <text:p>0.711914</text:p>
              </table:table-cell>
              <table:table-cell office:value-type="float" office:value="0.353516">
                <text:p>0.353516</text:p>
              </table:table-cell>
              <table:table-cell office:value-type="float" office:value="-3.014658">
                <text:p>-3.014658</text:p>
              </table:table-cell>
              <table:table-cell office:value-type="float" office:value="1.305997">
                <text:p>1.305997</text:p>
              </table:table-cell>
              <table:table-cell office:value-type="float" office:value="1.759793">
                <text:p>1.759793</text:p>
              </table:table-cell>
            </table:table-row>
            <table:table-row>
              <table:table-cell office:value-type="float" office:value="1228702">
                <text:p>1228702</text:p>
              </table:table-cell>
              <table:table-cell office:value-type="float" office:value="-0.938477">
                <text:p>-0.938477</text:p>
              </table:table-cell>
              <table:table-cell office:value-type="float" office:value="0.717773">
                <text:p>0.717773</text:p>
              </table:table-cell>
              <table:table-cell office:value-type="float" office:value="0.270508">
                <text:p>0.270508</text:p>
              </table:table-cell>
              <table:table-cell office:value-type="float" office:value="-3.021049">
                <text:p>-3.021049</text:p>
              </table:table-cell>
              <table:table-cell office:value-type="float" office:value="1.171775">
                <text:p>1.171775</text:p>
              </table:table-cell>
              <table:table-cell office:value-type="float" office:value="1.810925">
                <text:p>1.810925</text:p>
              </table:table-cell>
            </table:table-row>
            <table:table-row>
              <table:table-cell office:value-type="float" office:value="1229949">
                <text:p>1229949</text:p>
              </table:table-cell>
              <table:table-cell office:value-type="float" office:value="-0.897461">
                <text:p>-0.897461</text:p>
              </table:table-cell>
              <table:table-cell office:value-type="float" office:value="0.723633">
                <text:p>0.723633</text:p>
              </table:table-cell>
              <table:table-cell office:value-type="float" office:value="0.250977">
                <text:p>0.250977</text:p>
              </table:table-cell>
              <table:table-cell office:value-type="float" office:value="-3.029571">
                <text:p>-3.029571</text:p>
              </table:table-cell>
              <table:table-cell office:value-type="float" office:value="1.054598">
                <text:p>1.054598</text:p>
              </table:table-cell>
              <table:table-cell office:value-type="float" office:value="1.838621">
                <text:p>1.838621</text:p>
              </table:table-cell>
            </table:table-row>
            <table:table-row>
              <table:table-cell office:value-type="float" office:value="1231198">
                <text:p>1231198</text:p>
              </table:table-cell>
              <table:table-cell office:value-type="float" office:value="-0.860352">
                <text:p>-0.860352</text:p>
              </table:table-cell>
              <table:table-cell office:value-type="float" office:value="0.734375">
                <text:p>0.734375</text:p>
              </table:table-cell>
              <table:table-cell office:value-type="float" office:value="0.226562">
                <text:p>0.226562</text:p>
              </table:table-cell>
              <table:table-cell office:value-type="float" office:value="-3.040224">
                <text:p>-3.040224</text:p>
              </table:table-cell>
              <table:table-cell office:value-type="float" office:value="0.928898">
                <text:p>0.928898</text:p>
              </table:table-cell>
              <table:table-cell office:value-type="float" office:value="1.83223">
                <text:p>1.83223</text:p>
              </table:table-cell>
            </table:table-row>
            <table:table-row>
              <table:table-cell office:value-type="float" office:value="1232447">
                <text:p>1232447</text:p>
              </table:table-cell>
              <table:table-cell office:value-type="float" office:value="-0.830078">
                <text:p>-0.830078</text:p>
              </table:table-cell>
              <table:table-cell office:value-type="float" office:value="0.743164">
                <text:p>0.743164</text:p>
              </table:table-cell>
              <table:table-cell office:value-type="float" office:value="0.202148">
                <text:p>0.202148</text:p>
              </table:table-cell>
              <table:table-cell office:value-type="float" office:value="-3.048745">
                <text:p>-3.048745</text:p>
              </table:table-cell>
              <table:table-cell office:value-type="float" office:value="0.807459">
                <text:p>0.807459</text:p>
              </table:table-cell>
              <table:table-cell office:value-type="float" office:value="1.802403">
                <text:p>1.802403</text:p>
              </table:table-cell>
            </table:table-row>
            <table:table-row>
              <table:table-cell office:value-type="float" office:value="1233695">
                <text:p>1233695</text:p>
              </table:table-cell>
              <table:table-cell office:value-type="float" office:value="-0.753906">
                <text:p>-0.753906</text:p>
              </table:table-cell>
              <table:table-cell office:value-type="float" office:value="0.6875">
                <text:p>0.6875</text:p>
              </table:table-cell>
              <table:table-cell office:value-type="float" office:value="0.208008">
                <text:p>0.208008</text:p>
              </table:table-cell>
              <table:table-cell office:value-type="float" office:value="-3.02744">
                <text:p>-3.02744</text:p>
              </table:table-cell>
              <table:table-cell office:value-type="float" office:value="0.732892">
                <text:p>0.732892</text:p>
              </table:table-cell>
              <table:table-cell office:value-type="float" office:value="1.802403">
                <text:p>1.802403</text:p>
              </table:table-cell>
            </table:table-row>
            <table:table-row>
              <table:table-cell office:value-type="float" office:value="1234944">
                <text:p>1234944</text:p>
              </table:table-cell>
              <table:table-cell office:value-type="float" office:value="-0.719727">
                <text:p>-0.719727</text:p>
              </table:table-cell>
              <table:table-cell office:value-type="float" office:value="0.662109">
                <text:p>0.662109</text:p>
              </table:table-cell>
              <table:table-cell office:value-type="float" office:value="0.202148">
                <text:p>0.202148</text:p>
              </table:table-cell>
              <table:table-cell office:value-type="float" office:value="-2.991222">
                <text:p>-2.991222</text:p>
              </table:table-cell>
              <table:table-cell office:value-type="float" office:value="0.692412">
                <text:p>0.692412</text:p>
              </table:table-cell>
              <table:table-cell office:value-type="float" office:value="1.813055">
                <text:p>1.813055</text:p>
              </table:table-cell>
            </table:table-row>
            <table:table-row>
              <table:table-cell office:value-type="float" office:value="1236193">
                <text:p>1236193</text:p>
              </table:table-cell>
              <table:table-cell office:value-type="float" office:value="-0.689453">
                <text:p>-0.689453</text:p>
              </table:table-cell>
              <table:table-cell office:value-type="float" office:value="0.641602">
                <text:p>0.641602</text:p>
              </table:table-cell>
              <table:table-cell office:value-type="float" office:value="0.183594">
                <text:p>0.183594</text:p>
              </table:table-cell>
              <table:table-cell office:value-type="float" office:value="-2.976309">
                <text:p>-2.976309</text:p>
              </table:table-cell>
              <table:table-cell office:value-type="float" office:value="0.673238">
                <text:p>0.673238</text:p>
              </table:table-cell>
              <table:table-cell office:value-type="float" office:value="1.815186">
                <text:p>1.815186</text:p>
              </table:table-cell>
            </table:table-row>
            <table:table-row>
              <table:table-cell office:value-type="float" office:value="1237441">
                <text:p>1237441</text:p>
              </table:table-cell>
              <table:table-cell office:value-type="float" office:value="-0.668945">
                <text:p>-0.668945</text:p>
              </table:table-cell>
              <table:table-cell office:value-type="float" office:value="0.621094">
                <text:p>0.621094</text:p>
              </table:table-cell>
              <table:table-cell office:value-type="float" office:value="0.160156">
                <text:p>0.160156</text:p>
              </table:table-cell>
              <table:table-cell office:value-type="float" office:value="-2.986961">
                <text:p>-2.986961</text:p>
              </table:table-cell>
              <table:table-cell office:value-type="float" office:value="0.630628">
                <text:p>0.630628</text:p>
              </table:table-cell>
              <table:table-cell office:value-type="float" office:value="1.802403">
                <text:p>1.802403</text:p>
              </table:table-cell>
            </table:table-row>
            <table:table-row>
              <table:table-cell office:value-type="float" office:value="1238690">
                <text:p>1238690</text:p>
              </table:table-cell>
              <table:table-cell office:value-type="float" office:value="-0.621094">
                <text:p>-0.621094</text:p>
              </table:table-cell>
              <table:table-cell office:value-type="float" office:value="0.59375">
                <text:p>0.59375</text:p>
              </table:table-cell>
              <table:table-cell office:value-type="float" office:value="0.15625">
                <text:p>0.15625</text:p>
              </table:table-cell>
              <table:table-cell office:value-type="float" office:value="-2.999744">
                <text:p>-2.999744</text:p>
              </table:table-cell>
              <table:table-cell office:value-type="float" office:value="0.562452">
                <text:p>0.562452</text:p>
              </table:table-cell>
              <table:table-cell office:value-type="float" office:value="1.770446">
                <text:p>1.770446</text:p>
              </table:table-cell>
            </table:table-row>
            <table:table-row>
              <table:table-cell office:value-type="float" office:value="1239939">
                <text:p>1239939</text:p>
              </table:table-cell>
              <table:table-cell office:value-type="float" office:value="-0.59375">
                <text:p>-0.59375</text:p>
              </table:table-cell>
              <table:table-cell office:value-type="float" office:value="0.577148">
                <text:p>0.577148</text:p>
              </table:table-cell>
              <table:table-cell office:value-type="float" office:value="0.178711">
                <text:p>0.178711</text:p>
              </table:table-cell>
              <table:table-cell office:value-type="float" office:value="-3.001875">
                <text:p>-3.001875</text:p>
              </table:table-cell>
              <table:table-cell office:value-type="float" office:value="0.483623">
                <text:p>0.483623</text:p>
              </table:table-cell>
              <table:table-cell office:value-type="float" office:value="1.717183">
                <text:p>1.717183</text:p>
              </table:table-cell>
            </table:table-row>
            <table:table-row>
              <table:table-cell office:value-type="float" office:value="1241187">
                <text:p>1241187</text:p>
              </table:table-cell>
              <table:table-cell office:value-type="float" office:value="-0.573242">
                <text:p>-0.573242</text:p>
              </table:table-cell>
              <table:table-cell office:value-type="float" office:value="0.545898">
                <text:p>0.545898</text:p>
              </table:table-cell>
              <table:table-cell office:value-type="float" office:value="0.191406">
                <text:p>0.191406</text:p>
              </table:table-cell>
              <table:table-cell office:value-type="float" office:value="-2.995483">
                <text:p>-2.995483</text:p>
              </table:table-cell>
              <table:table-cell office:value-type="float" office:value="0.411187">
                <text:p>0.411187</text:p>
              </table:table-cell>
              <table:table-cell office:value-type="float" office:value="1.668181">
                <text:p>1.668181</text:p>
              </table:table-cell>
            </table:table-row>
            <table:table-row>
              <table:table-cell office:value-type="float" office:value="1242436">
                <text:p>1242436</text:p>
              </table:table-cell>
              <table:table-cell office:value-type="float" office:value="-0.563477">
                <text:p>-0.563477</text:p>
              </table:table-cell>
              <table:table-cell office:value-type="float" office:value="0.514648">
                <text:p>0.514648</text:p>
              </table:table-cell>
              <table:table-cell office:value-type="float" office:value="0.193359">
                <text:p>0.193359</text:p>
              </table:table-cell>
              <table:table-cell office:value-type="float" office:value="-3.010397">
                <text:p>-3.010397</text:p>
              </table:table-cell>
              <table:table-cell office:value-type="float" office:value="0.347272">
                <text:p>0.347272</text:p>
              </table:table-cell>
              <table:table-cell office:value-type="float" office:value="1.629833">
                <text:p>1.629833</text:p>
              </table:table-cell>
            </table:table-row>
            <table:table-row>
              <table:table-cell office:value-type="float" office:value="1243685">
                <text:p>1243685</text:p>
              </table:table-cell>
              <table:table-cell office:value-type="float" office:value="-0.521484">
                <text:p>-0.521484</text:p>
              </table:table-cell>
              <table:table-cell office:value-type="float" office:value="0.472656">
                <text:p>0.472656</text:p>
              </table:table-cell>
              <table:table-cell office:value-type="float" office:value="0.188477">
                <text:p>0.188477</text:p>
              </table:table-cell>
              <table:table-cell office:value-type="float" office:value="-3.046615">
                <text:p>-3.046615</text:p>
              </table:table-cell>
              <table:table-cell office:value-type="float" office:value="0.281226">
                <text:p>0.281226</text:p>
              </table:table-cell>
              <table:table-cell office:value-type="float" office:value="1.572309">
                <text:p>1.572309</text:p>
              </table:table-cell>
            </table:table-row>
            <table:table-row>
              <table:table-cell office:value-type="float" office:value="1244933">
                <text:p>1244933</text:p>
              </table:table-cell>
              <table:table-cell office:value-type="float" office:value="-0.484375">
                <text:p>-0.484375</text:p>
              </table:table-cell>
              <table:table-cell office:value-type="float" office:value="0.454102">
                <text:p>0.454102</text:p>
              </table:table-cell>
              <table:table-cell office:value-type="float" office:value="0.197266">
                <text:p>0.197266</text:p>
              </table:table-cell>
              <table:table-cell office:value-type="float" office:value="-3.072181">
                <text:p>-3.072181</text:p>
              </table:table-cell>
              <table:table-cell office:value-type="float" office:value="0.208789">
                <text:p>0.208789</text:p>
              </table:table-cell>
              <table:table-cell office:value-type="float" office:value="1.482828">
                <text:p>1.482828</text:p>
              </table:table-cell>
            </table:table-row>
            <table:table-row>
              <table:table-cell office:value-type="float" office:value="1246184">
                <text:p>1246184</text:p>
              </table:table-cell>
              <table:table-cell office:value-type="float" office:value="-0.459961">
                <text:p>-0.459961</text:p>
              </table:table-cell>
              <table:table-cell office:value-type="float" office:value="0.439453">
                <text:p>0.439453</text:p>
              </table:table-cell>
              <table:table-cell office:value-type="float" office:value="0.210937">
                <text:p>0.210937</text:p>
              </table:table-cell>
              <table:table-cell office:value-type="float" office:value="-3.074311">
                <text:p>-3.074311</text:p>
              </table:table-cell>
              <table:table-cell office:value-type="float" office:value="0.136352">
                <text:p>0.136352</text:p>
              </table:table-cell>
              <table:table-cell office:value-type="float" office:value="1.382694">
                <text:p>1.382694</text:p>
              </table:table-cell>
            </table:table-row>
            <table:table-row>
              <table:table-cell office:value-type="float" office:value="1247431">
                <text:p>1247431</text:p>
              </table:table-cell>
              <table:table-cell office:value-type="float" office:value="-0.461914">
                <text:p>-0.461914</text:p>
              </table:table-cell>
              <table:table-cell office:value-type="float" office:value="0.412109">
                <text:p>0.412109</text:p>
              </table:table-cell>
              <table:table-cell office:value-type="float" office:value="0.223633">
                <text:p>0.223633</text:p>
              </table:table-cell>
              <table:table-cell office:value-type="float" office:value="-3.06579">
                <text:p>-3.06579</text:p>
              </table:table-cell>
              <table:table-cell office:value-type="float" office:value="0.080959">
                <text:p>0.080959</text:p>
              </table:table-cell>
              <table:table-cell office:value-type="float" office:value="1.310258">
                <text:p>1.310258</text:p>
              </table:table-cell>
            </table:table-row>
            <table:table-row>
              <table:table-cell office:value-type="float" office:value="1248681">
                <text:p>1248681</text:p>
              </table:table-cell>
              <table:table-cell office:value-type="float" office:value="-0.435547">
                <text:p>-0.435547</text:p>
              </table:table-cell>
              <table:table-cell office:value-type="float" office:value="0.368164">
                <text:p>0.368164</text:p>
              </table:table-cell>
              <table:table-cell office:value-type="float" office:value="0.254883">
                <text:p>0.254883</text:p>
              </table:table-cell>
              <table:table-cell office:value-type="float" office:value="-3.038093">
                <text:p>-3.038093</text:p>
              </table:table-cell>
              <table:table-cell office:value-type="float" office:value="0.051132">
                <text:p>0.051132</text:p>
              </table:table-cell>
              <table:table-cell office:value-type="float" office:value="1.229299">
                <text:p>1.229299</text:p>
              </table:table-cell>
            </table:table-row>
            <table:table-row>
              <table:table-cell office:value-type="float" office:value="1249928">
                <text:p>1249928</text:p>
              </table:table-cell>
              <table:table-cell office:value-type="float" office:value="-0.420898">
                <text:p>-0.420898</text:p>
              </table:table-cell>
              <table:table-cell office:value-type="float" office:value="0.344727">
                <text:p>0.344727</text:p>
              </table:table-cell>
              <table:table-cell office:value-type="float" office:value="0.257812">
                <text:p>0.257812</text:p>
              </table:table-cell>
              <table:table-cell office:value-type="float" office:value="-3.008266">
                <text:p>-3.008266</text:p>
              </table:table-cell>
              <table:table-cell office:value-type="float" office:value="0.025566">
                <text:p>0.025566</text:p>
              </table:table-cell>
              <table:table-cell office:value-type="float" office:value="1.146209">
                <text:p>1.146209</text:p>
              </table:table-cell>
            </table:table-row>
            <table:table-row>
              <table:table-cell office:value-type="float" office:value="1251177">
                <text:p>1251177</text:p>
              </table:table-cell>
              <table:table-cell office:value-type="float" office:value="-0.415039">
                <text:p>-0.415039</text:p>
              </table:table-cell>
              <table:table-cell office:value-type="float" office:value="0.317383">
                <text:p>0.317383</text:p>
              </table:table-cell>
              <table:table-cell office:value-type="float" office:value="0.267578">
                <text:p>0.267578</text:p>
              </table:table-cell>
              <table:table-cell office:value-type="float" office:value="-2.972047">
                <text:p>-2.972047</text:p>
              </table:table-cell>
              <table:table-cell office:value-type="float" office:value="0.002131">
                <text:p>0.002131</text:p>
              </table:table-cell>
              <table:table-cell office:value-type="float" office:value="1.067381">
                <text:p>1.067381</text:p>
              </table:table-cell>
            </table:table-row>
            <table:table-row>
              <table:table-cell office:value-type="float" office:value="1252427">
                <text:p>1252427</text:p>
              </table:table-cell>
              <table:table-cell office:value-type="float" office:value="-0.415039">
                <text:p>-0.415039</text:p>
              </table:table-cell>
              <table:table-cell office:value-type="float" office:value="0.296875">
                <text:p>0.296875</text:p>
              </table:table-cell>
              <table:table-cell office:value-type="float" office:value="0.289062">
                <text:p>0.289062</text:p>
              </table:table-cell>
              <table:table-cell office:value-type="float" office:value="-2.927307">
                <text:p>-2.927307</text:p>
              </table:table-cell>
              <table:table-cell office:value-type="float" office:value="-0.04048">
                <text:p>-0.04048</text:p>
              </table:table-cell>
              <table:table-cell office:value-type="float" office:value="0.999205">
                <text:p>0.999205</text:p>
              </table:table-cell>
            </table:table-row>
            <table:table-row>
              <table:table-cell office:value-type="float" office:value="1253674">
                <text:p>1253674</text:p>
              </table:table-cell>
              <table:table-cell office:value-type="float" office:value="-0.446289">
                <text:p>-0.446289</text:p>
              </table:table-cell>
              <table:table-cell office:value-type="float" office:value="0.224609">
                <text:p>0.224609</text:p>
              </table:table-cell>
              <table:table-cell office:value-type="float" office:value="0.291016">
                <text:p>0.291016</text:p>
              </table:table-cell>
              <table:table-cell office:value-type="float" office:value="-2.908133">
                <text:p>-2.908133</text:p>
              </table:table-cell>
              <table:table-cell office:value-type="float" office:value="-0.08735">
                <text:p>-0.08735</text:p>
              </table:table-cell>
              <table:table-cell office:value-type="float" office:value="0.960855">
                <text:p>0.960855</text:p>
              </table:table-cell>
            </table:table-row>
            <table:table-row>
              <table:table-cell office:value-type="float" office:value="1254923">
                <text:p>1254923</text:p>
              </table:table-cell>
              <table:table-cell office:value-type="float" office:value="-0.462891">
                <text:p>-0.462891</text:p>
              </table:table-cell>
              <table:table-cell office:value-type="float" office:value="0.202148">
                <text:p>0.202148</text:p>
              </table:table-cell>
              <table:table-cell office:value-type="float" office:value="0.286133">
                <text:p>0.286133</text:p>
              </table:table-cell>
              <table:table-cell office:value-type="float" office:value="-2.923046">
                <text:p>-2.923046</text:p>
              </table:table-cell>
              <table:table-cell office:value-type="float" office:value="-0.119308">
                <text:p>-0.119308</text:p>
              </table:table-cell>
              <table:table-cell office:value-type="float" office:value="0.93955">
                <text:p>0.93955</text:p>
              </table:table-cell>
            </table:table-row>
            <table:table-row>
              <table:table-cell office:value-type="float" office:value="1256173">
                <text:p>1256173</text:p>
              </table:table-cell>
              <table:table-cell office:value-type="float" office:value="-0.46582">
                <text:p>-0.46582</text:p>
              </table:table-cell>
              <table:table-cell office:value-type="float" office:value="0.191406">
                <text:p>0.191406</text:p>
              </table:table-cell>
              <table:table-cell office:value-type="float" office:value="0.288086">
                <text:p>0.288086</text:p>
              </table:table-cell>
              <table:table-cell office:value-type="float" office:value="-2.950743">
                <text:p>-2.950743</text:p>
              </table:table-cell>
              <table:table-cell office:value-type="float" office:value="-0.164049">
                <text:p>-0.164049</text:p>
              </table:table-cell>
              <table:table-cell office:value-type="float" office:value="0.905463">
                <text:p>0.905463</text:p>
              </table:table-cell>
            </table:table-row>
            <table:table-row>
              <table:table-cell office:value-type="float" office:value="1257420">
                <text:p>1257420</text:p>
              </table:table-cell>
              <table:table-cell office:value-type="float" office:value="-0.454102">
                <text:p>-0.454102</text:p>
              </table:table-cell>
              <table:table-cell office:value-type="float" office:value="0.172852">
                <text:p>0.172852</text:p>
              </table:table-cell>
              <table:table-cell office:value-type="float" office:value="0.303711">
                <text:p>0.303711</text:p>
              </table:table-cell>
              <table:table-cell office:value-type="float" office:value="-2.948612">
                <text:p>-2.948612</text:p>
              </table:table-cell>
              <table:table-cell office:value-type="float" office:value="-0.202398">
                <text:p>-0.202398</text:p>
              </table:table-cell>
              <table:table-cell office:value-type="float" office:value="0.873505">
                <text:p>0.873505</text:p>
              </table:table-cell>
            </table:table-row>
            <table:table-row>
              <table:table-cell office:value-type="float" office:value="1258670">
                <text:p>1258670</text:p>
              </table:table-cell>
              <table:table-cell office:value-type="float" office:value="-0.449219">
                <text:p>-0.449219</text:p>
              </table:table-cell>
              <table:table-cell office:value-type="float" office:value="0.130859">
                <text:p>0.130859</text:p>
              </table:table-cell>
              <table:table-cell office:value-type="float" office:value="0.330078">
                <text:p>0.330078</text:p>
              </table:table-cell>
              <table:table-cell office:value-type="float" office:value="-2.927307">
                <text:p>-2.927307</text:p>
              </table:table-cell>
              <table:table-cell office:value-type="float" office:value="-0.225833">
                <text:p>-0.225833</text:p>
              </table:table-cell>
              <table:table-cell office:value-type="float" office:value="0.858591">
                <text:p>0.858591</text:p>
              </table:table-cell>
            </table:table-row>
            <table:table-row>
              <table:table-cell office:value-type="float" office:value="1259918">
                <text:p>1259918</text:p>
              </table:table-cell>
              <table:table-cell office:value-type="float" office:value="-0.451172">
                <text:p>-0.451172</text:p>
              </table:table-cell>
              <table:table-cell office:value-type="float" office:value="0.118164">
                <text:p>0.118164</text:p>
              </table:table-cell>
              <table:table-cell office:value-type="float" office:value="0.328125">
                <text:p>0.328125</text:p>
              </table:table-cell>
              <table:table-cell office:value-type="float" office:value="-2.914524">
                <text:p>-2.914524</text:p>
              </table:table-cell>
              <table:table-cell office:value-type="float" office:value="-0.232225">
                <text:p>-0.232225</text:p>
              </table:table-cell>
              <table:table-cell office:value-type="float" office:value="0.845808">
                <text:p>0.845808</text:p>
              </table:table-cell>
            </table:table-row>
            <table:table-row>
              <table:table-cell office:value-type="float" office:value="1261168">
                <text:p>1261168</text:p>
              </table:table-cell>
              <table:table-cell office:value-type="float" office:value="-0.450195">
                <text:p>-0.450195</text:p>
              </table:table-cell>
              <table:table-cell office:value-type="float" office:value="0.103516">
                <text:p>0.103516</text:p>
              </table:table-cell>
              <table:table-cell office:value-type="float" office:value="0.338867">
                <text:p>0.338867</text:p>
              </table:table-cell>
              <table:table-cell office:value-type="float" office:value="-2.893219">
                <text:p>-2.893219</text:p>
              </table:table-cell>
              <table:table-cell office:value-type="float" office:value="-0.232225">
                <text:p>-0.232225</text:p>
              </table:table-cell>
              <table:table-cell office:value-type="float" office:value="0.837287">
                <text:p>0.837287</text:p>
              </table:table-cell>
            </table:table-row>
            <table:table-row>
              <table:table-cell office:value-type="float" office:value="1262415">
                <text:p>1262415</text:p>
              </table:table-cell>
              <table:table-cell office:value-type="float" office:value="-0.443359">
                <text:p>-0.443359</text:p>
              </table:table-cell>
              <table:table-cell office:value-type="float" office:value="0.085938">
                <text:p>0.085938</text:p>
              </table:table-cell>
              <table:table-cell office:value-type="float" office:value="0.368164">
                <text:p>0.368164</text:p>
              </table:table-cell>
              <table:table-cell office:value-type="float" office:value="-2.844218">
                <text:p>-2.844218</text:p>
              </table:table-cell>
              <table:table-cell office:value-type="float" office:value="-0.225833">
                <text:p>-0.225833</text:p>
              </table:table-cell>
              <table:table-cell office:value-type="float" office:value="0.826634">
                <text:p>0.826634</text:p>
              </table:table-cell>
            </table:table-row>
            <table:table-row>
              <table:table-cell office:value-type="float" office:value="1263664">
                <text:p>1263664</text:p>
              </table:table-cell>
              <table:table-cell office:value-type="float" office:value="-0.469727">
                <text:p>-0.469727</text:p>
              </table:table-cell>
              <table:table-cell office:value-type="float" office:value="0.03125">
                <text:p>0.03125</text:p>
              </table:table-cell>
              <table:table-cell office:value-type="float" office:value="0.376953">
                <text:p>0.376953</text:p>
              </table:table-cell>
              <table:table-cell office:value-type="float" office:value="-2.793086">
                <text:p>-2.793086</text:p>
              </table:table-cell>
              <table:table-cell office:value-type="float" office:value="-0.234355">
                <text:p>-0.234355</text:p>
              </table:table-cell>
              <table:table-cell office:value-type="float" office:value="0.828765">
                <text:p>0.828765</text:p>
              </table:table-cell>
            </table:table-row>
            <table:table-row>
              <table:table-cell office:value-type="float" office:value="1264915">
                <text:p>1264915</text:p>
              </table:table-cell>
              <table:table-cell office:value-type="float" office:value="-0.481445">
                <text:p>-0.481445</text:p>
              </table:table-cell>
              <table:table-cell office:value-type="float" office:value="0.00293">
                <text:p>0.00293</text:p>
              </table:table-cell>
              <table:table-cell office:value-type="float" office:value="0.385742">
                <text:p>0.385742</text:p>
              </table:table-cell>
              <table:table-cell office:value-type="float" office:value="-2.724909">
                <text:p>-2.724909</text:p>
              </table:table-cell>
              <table:table-cell office:value-type="float" office:value="-0.245007">
                <text:p>-0.245007</text:p>
              </table:table-cell>
              <table:table-cell office:value-type="float" office:value="0.8522">
                <text:p>0.8522</text:p>
              </table:table-cell>
            </table:table-row>
            <table:table-row>
              <table:table-cell office:value-type="float" office:value="1266161">
                <text:p>1266161</text:p>
              </table:table-cell>
              <table:table-cell office:value-type="float" office:value="-0.484375">
                <text:p>-0.484375</text:p>
              </table:table-cell>
              <table:table-cell office:value-type="float" office:value="-0.014648">
                <text:p>-0.014648</text:p>
              </table:table-cell>
              <table:table-cell office:value-type="float" office:value="0.386719">
                <text:p>0.386719</text:p>
              </table:table-cell>
              <table:table-cell office:value-type="float" office:value="-2.660995">
                <text:p>-2.660995</text:p>
              </table:table-cell>
              <table:table-cell office:value-type="float" office:value="-0.236486">
                <text:p>-0.236486</text:p>
              </table:table-cell>
              <table:table-cell office:value-type="float" office:value="0.890549">
                <text:p>0.890549</text:p>
              </table:table-cell>
            </table:table-row>
            <table:table-row>
              <table:table-cell office:value-type="float" office:value="1267410">
                <text:p>1267410</text:p>
              </table:table-cell>
              <table:table-cell office:value-type="float" office:value="-0.481445">
                <text:p>-0.481445</text:p>
              </table:table-cell>
              <table:table-cell office:value-type="float" office:value="-0.018555">
                <text:p>-0.018555</text:p>
              </table:table-cell>
              <table:table-cell office:value-type="float" office:value="0.380859">
                <text:p>0.380859</text:p>
              </table:table-cell>
              <table:table-cell office:value-type="float" office:value="-2.605602">
                <text:p>-2.605602</text:p>
              </table:table-cell>
              <table:table-cell office:value-type="float" office:value="-0.221572">
                <text:p>-0.221572</text:p>
              </table:table-cell>
              <table:table-cell office:value-type="float" office:value="0.926767">
                <text:p>0.926767</text:p>
              </table:table-cell>
            </table:table-row>
            <table:table-row>
              <table:table-cell office:value-type="float" office:value="1268660">
                <text:p>1268660</text:p>
              </table:table-cell>
              <table:table-cell office:value-type="float" office:value="-0.501953">
                <text:p>-0.501953</text:p>
              </table:table-cell>
              <table:table-cell office:value-type="float" office:value="-0.025391">
                <text:p>-0.025391</text:p>
              </table:table-cell>
              <table:table-cell office:value-type="float" office:value="0.353516">
                <text:p>0.353516</text:p>
              </table:table-cell>
              <table:table-cell office:value-type="float" office:value="-2.573644">
                <text:p>-2.573644</text:p>
              </table:table-cell>
              <table:table-cell office:value-type="float" office:value="-0.191745">
                <text:p>-0.191745</text:p>
              </table:table-cell>
              <table:table-cell office:value-type="float" office:value="0.986422">
                <text:p>0.986422</text:p>
              </table:table-cell>
            </table:table-row>
            <table:table-row>
              <table:table-cell office:value-type="float" office:value="1269907">
                <text:p>1269907</text:p>
              </table:table-cell>
              <table:table-cell office:value-type="float" office:value="-0.519531">
                <text:p>-0.519531</text:p>
              </table:table-cell>
              <table:table-cell office:value-type="float" office:value="-0.029297">
                <text:p>-0.029297</text:p>
              </table:table-cell>
              <table:table-cell office:value-type="float" office:value="0.337891">
                <text:p>0.337891</text:p>
              </table:table-cell>
              <table:table-cell office:value-type="float" office:value="-2.575775">
                <text:p>-2.575775</text:p>
              </table:table-cell>
              <table:table-cell office:value-type="float" office:value="-0.161918">
                <text:p>-0.161918</text:p>
              </table:table-cell>
              <table:table-cell office:value-type="float" office:value="1.067381">
                <text:p>1.067381</text:p>
              </table:table-cell>
            </table:table-row>
            <table:table-row>
              <table:table-cell office:value-type="float" office:value="1271156">
                <text:p>1271156</text:p>
              </table:table-cell>
              <table:table-cell office:value-type="float" office:value="-0.511719">
                <text:p>-0.511719</text:p>
              </table:table-cell>
              <table:table-cell office:value-type="float" office:value="-0.019531">
                <text:p>-0.019531</text:p>
              </table:table-cell>
              <table:table-cell office:value-type="float" office:value="0.337891">
                <text:p>0.337891</text:p>
              </table:table-cell>
              <table:table-cell office:value-type="float" office:value="-2.588557">
                <text:p>-2.588557</text:p>
              </table:table-cell>
              <table:table-cell office:value-type="float" office:value="-0.134221">
                <text:p>-0.134221</text:p>
              </table:table-cell>
              <table:table-cell office:value-type="float" office:value="1.139817">
                <text:p>1.139817</text:p>
              </table:table-cell>
            </table:table-row>
            <table:table-row>
              <table:table-cell office:value-type="float" office:value="1272406">
                <text:p>1272406</text:p>
              </table:table-cell>
              <table:table-cell office:value-type="float" office:value="-0.489258">
                <text:p>-0.489258</text:p>
              </table:table-cell>
              <table:table-cell office:value-type="float" office:value="-0.013672">
                <text:p>-0.013672</text:p>
              </table:table-cell>
              <table:table-cell office:value-type="float" office:value="0.356445">
                <text:p>0.356445</text:p>
              </table:table-cell>
              <table:table-cell office:value-type="float" office:value="-2.592818">
                <text:p>-2.592818</text:p>
              </table:table-cell>
              <table:table-cell office:value-type="float" office:value="-0.104395">
                <text:p>-0.104395</text:p>
              </table:table-cell>
              <table:table-cell office:value-type="float" office:value="1.178167">
                <text:p>1.178167</text:p>
              </table:table-cell>
            </table:table-row>
            <table:table-row>
              <table:table-cell office:value-type="float" office:value="1273653">
                <text:p>1273653</text:p>
              </table:table-cell>
              <table:table-cell office:value-type="float" office:value="-0.462891">
                <text:p>-0.462891</text:p>
              </table:table-cell>
              <table:table-cell office:value-type="float" office:value="-0.005859">
                <text:p>-0.005859</text:p>
              </table:table-cell>
              <table:table-cell office:value-type="float" office:value="0.389648">
                <text:p>0.389648</text:p>
              </table:table-cell>
              <table:table-cell office:value-type="float" office:value="-2.582166">
                <text:p>-2.582166</text:p>
              </table:table-cell>
              <table:table-cell office:value-type="float" office:value="-0.080959">
                <text:p>-0.080959</text:p>
              </table:table-cell>
              <table:table-cell office:value-type="float" office:value="1.201602">
                <text:p>1.201602</text:p>
              </table:table-cell>
            </table:table-row>
            <table:table-row>
              <table:table-cell office:value-type="float" office:value="1274902">
                <text:p>1274902</text:p>
              </table:table-cell>
              <table:table-cell office:value-type="float" office:value="-0.454102">
                <text:p>-0.454102</text:p>
              </table:table-cell>
              <table:table-cell office:value-type="float" office:value="-0.009766">
                <text:p>-0.009766</text:p>
              </table:table-cell>
              <table:table-cell office:value-type="float" office:value="0.400391">
                <text:p>0.400391</text:p>
              </table:table-cell>
              <table:table-cell office:value-type="float" office:value="-2.560861">
                <text:p>-2.560861</text:p>
              </table:table-cell>
              <table:table-cell office:value-type="float" office:value="-0.068176">
                <text:p>-0.068176</text:p>
              </table:table-cell>
              <table:table-cell office:value-type="float" office:value="1.239951">
                <text:p>1.239951</text:p>
              </table:table-cell>
            </table:table-row>
            <table:table-row>
              <table:table-cell office:value-type="float" office:value="1276152">
                <text:p>1276152</text:p>
              </table:table-cell>
              <table:table-cell office:value-type="float" office:value="-0.448242">
                <text:p>-0.448242</text:p>
              </table:table-cell>
              <table:table-cell office:value-type="float" office:value="-0.012695">
                <text:p>-0.012695</text:p>
              </table:table-cell>
              <table:table-cell office:value-type="float" office:value="0.421875">
                <text:p>0.421875</text:p>
              </table:table-cell>
              <table:table-cell office:value-type="float" office:value="-2.528904">
                <text:p>-2.528904</text:p>
              </table:table-cell>
              <table:table-cell office:value-type="float" office:value="-0.068176">
                <text:p>-0.068176</text:p>
              </table:table-cell>
              <table:table-cell office:value-type="float" office:value="1.261256">
                <text:p>1.261256</text:p>
              </table:table-cell>
            </table:table-row>
            <table:table-row>
              <table:table-cell office:value-type="float" office:value="1277399">
                <text:p>1277399</text:p>
              </table:table-cell>
              <table:table-cell office:value-type="float" office:value="-0.442383">
                <text:p>-0.442383</text:p>
              </table:table-cell>
              <table:table-cell office:value-type="float" office:value="-0.017578">
                <text:p>-0.017578</text:p>
              </table:table-cell>
              <table:table-cell office:value-type="float" office:value="0.445312">
                <text:p>0.445312</text:p>
              </table:table-cell>
              <table:table-cell office:value-type="float" office:value="-2.484163">
                <text:p>-2.484163</text:p>
              </table:table-cell>
              <table:table-cell office:value-type="float" office:value="-0.078828">
                <text:p>-0.078828</text:p>
              </table:table-cell>
              <table:table-cell office:value-type="float" office:value="1.274039">
                <text:p>1.274039</text:p>
              </table:table-cell>
            </table:table-row>
            <table:table-row>
              <table:table-cell office:value-type="float" office:value="1278648">
                <text:p>1278648</text:p>
              </table:table-cell>
              <table:table-cell office:value-type="float" office:value="-0.424805">
                <text:p>-0.424805</text:p>
              </table:table-cell>
              <table:table-cell office:value-type="float" office:value="-0.037109">
                <text:p>-0.037109</text:p>
              </table:table-cell>
              <table:table-cell office:value-type="float" office:value="0.476562">
                <text:p>0.476562</text:p>
              </table:table-cell>
              <table:table-cell office:value-type="float" office:value="-2.443684">
                <text:p>-2.443684</text:p>
              </table:table-cell>
              <table:table-cell office:value-type="float" office:value="-0.095872">
                <text:p>-0.095872</text:p>
              </table:table-cell>
              <table:table-cell office:value-type="float" office:value="1.280431">
                <text:p>1.280431</text:p>
              </table:table-cell>
            </table:table-row>
            <table:table-row>
              <table:table-cell office:value-type="float" office:value="1279898">
                <text:p>1279898</text:p>
              </table:table-cell>
              <table:table-cell office:value-type="float" office:value="-0.417969">
                <text:p>-0.417969</text:p>
              </table:table-cell>
              <table:table-cell office:value-type="float" office:value="-0.048828">
                <text:p>-0.048828</text:p>
              </table:table-cell>
              <table:table-cell office:value-type="float" office:value="0.487305">
                <text:p>0.487305</text:p>
              </table:table-cell>
              <table:table-cell office:value-type="float" office:value="-2.401073">
                <text:p>-2.401073</text:p>
              </table:table-cell>
              <table:table-cell office:value-type="float" office:value="-0.106525">
                <text:p>-0.106525</text:p>
              </table:table-cell>
              <table:table-cell office:value-type="float" office:value="1.288952">
                <text:p>1.288952</text:p>
              </table:table-cell>
            </table:table-row>
            <table:table-row>
              <table:table-cell office:value-type="float" office:value="1281145">
                <text:p>1281145</text:p>
              </table:table-cell>
              <table:table-cell office:value-type="float" office:value="-0.405273">
                <text:p>-0.405273</text:p>
              </table:table-cell>
              <table:table-cell office:value-type="float" office:value="-0.055664">
                <text:p>-0.055664</text:p>
              </table:table-cell>
              <table:table-cell office:value-type="float" office:value="0.489258">
                <text:p>0.489258</text:p>
              </table:table-cell>
              <table:table-cell office:value-type="float" office:value="-2.366986">
                <text:p>-2.366986</text:p>
              </table:table-cell>
              <table:table-cell office:value-type="float" office:value="-0.108656">
                <text:p>-0.108656</text:p>
              </table:table-cell>
              <table:table-cell office:value-type="float" office:value="1.293214">
                <text:p>1.293214</text:p>
              </table:table-cell>
            </table:table-row>
            <table:table-row>
              <table:table-cell office:value-type="float" office:value="1282394">
                <text:p>1282394</text:p>
              </table:table-cell>
              <table:table-cell office:value-type="float" office:value="-0.380859">
                <text:p>-0.380859</text:p>
              </table:table-cell>
              <table:table-cell office:value-type="float" office:value="-0.063477">
                <text:p>-0.063477</text:p>
              </table:table-cell>
              <table:table-cell office:value-type="float" office:value="0.486328">
                <text:p>0.486328</text:p>
              </table:table-cell>
              <table:table-cell office:value-type="float" office:value="-2.328636">
                <text:p>-2.328636</text:p>
              </table:table-cell>
              <table:table-cell office:value-type="float" office:value="-0.091611">
                <text:p>-0.091611</text:p>
              </table:table-cell>
              <table:table-cell office:value-type="float" office:value="1.299605">
                <text:p>1.299605</text:p>
              </table:table-cell>
            </table:table-row>
            <table:table-row>
              <table:table-cell office:value-type="float" office:value="1283644">
                <text:p>1283644</text:p>
              </table:table-cell>
              <table:table-cell office:value-type="float" office:value="-0.332031">
                <text:p>-0.332031</text:p>
              </table:table-cell>
              <table:table-cell office:value-type="float" office:value="-0.067383">
                <text:p>-0.067383</text:p>
              </table:table-cell>
              <table:table-cell office:value-type="float" office:value="0.481445">
                <text:p>0.481445</text:p>
              </table:table-cell>
              <table:table-cell office:value-type="float" office:value="-2.296679">
                <text:p>-2.296679</text:p>
              </table:table-cell>
              <table:table-cell office:value-type="float" office:value="-0.080959">
                <text:p>-0.080959</text:p>
              </table:table-cell>
              <table:table-cell office:value-type="float" office:value="1.288952">
                <text:p>1.288952</text:p>
              </table:table-cell>
            </table:table-row>
            <table:table-row>
              <table:table-cell office:value-type="float" office:value="1284891">
                <text:p>1284891</text:p>
              </table:table-cell>
              <table:table-cell office:value-type="float" office:value="-0.305664">
                <text:p>-0.305664</text:p>
              </table:table-cell>
              <table:table-cell office:value-type="float" office:value="-0.077148">
                <text:p>-0.077148</text:p>
              </table:table-cell>
              <table:table-cell office:value-type="float" office:value="0.474609">
                <text:p>0.474609</text:p>
              </table:table-cell>
              <table:table-cell office:value-type="float" office:value="-2.271113">
                <text:p>-2.271113</text:p>
              </table:table-cell>
              <table:table-cell office:value-type="float" office:value="-0.061784">
                <text:p>-0.061784</text:p>
              </table:table-cell>
              <table:table-cell office:value-type="float" office:value="1.2783">
                <text:p>1.2783</text:p>
              </table:table-cell>
            </table:table-row>
            <table:table-row>
              <table:table-cell office:value-type="float" office:value="1286140">
                <text:p>1286140</text:p>
              </table:table-cell>
              <table:table-cell office:value-type="float" office:value="-0.28125">
                <text:p>-0.28125</text:p>
              </table:table-cell>
              <table:table-cell office:value-type="float" office:value="-0.082031">
                <text:p>-0.082031</text:p>
              </table:table-cell>
              <table:table-cell office:value-type="float" office:value="0.467773">
                <text:p>0.467773</text:p>
              </table:table-cell>
              <table:table-cell office:value-type="float" office:value="-2.247677">
                <text:p>-2.247677</text:p>
              </table:table-cell>
              <table:table-cell office:value-type="float" office:value="-0.029827">
                <text:p>-0.029827</text:p>
              </table:table-cell>
              <table:table-cell office:value-type="float" office:value="1.269778">
                <text:p>1.269778</text:p>
              </table:table-cell>
            </table:table-row>
            <table:table-row>
              <table:table-cell office:value-type="float" office:value="1287390">
                <text:p>1287390</text:p>
              </table:table-cell>
              <table:table-cell office:value-type="float" office:value="-0.266602">
                <text:p>-0.266602</text:p>
              </table:table-cell>
              <table:table-cell office:value-type="float" office:value="-0.076172">
                <text:p>-0.076172</text:p>
              </table:table-cell>
              <table:table-cell office:value-type="float" office:value="0.460938">
                <text:p>0.460938</text:p>
              </table:table-cell>
              <table:table-cell office:value-type="float" office:value="-2.21785">
                <text:p>-2.21785</text:p>
              </table:table-cell>
              <table:table-cell office:value-type="float" office:value="0.004261">
                <text:p>0.004261</text:p>
              </table:table-cell>
              <table:table-cell office:value-type="float" office:value="1.259126">
                <text:p>1.259126</text:p>
              </table:table-cell>
            </table:table-row>
            <table:table-row>
              <table:table-cell office:value-type="float" office:value="1288637">
                <text:p>1288637</text:p>
              </table:table-cell>
              <table:table-cell office:value-type="float" office:value="-0.256836">
                <text:p>-0.256836</text:p>
              </table:table-cell>
              <table:table-cell office:value-type="float" office:value="-0.061523">
                <text:p>-0.061523</text:p>
              </table:table-cell>
              <table:table-cell office:value-type="float" office:value="0.455078">
                <text:p>0.455078</text:p>
              </table:table-cell>
              <table:table-cell office:value-type="float" office:value="-2.188023">
                <text:p>-2.188023</text:p>
              </table:table-cell>
              <table:table-cell office:value-type="float" office:value="0.038349">
                <text:p>0.038349</text:p>
              </table:table-cell>
              <table:table-cell office:value-type="float" office:value="1.250603">
                <text:p>1.250603</text:p>
              </table:table-cell>
            </table:table-row>
            <table:table-row>
              <table:table-cell office:value-type="float" office:value="1289886">
                <text:p>1289886</text:p>
              </table:table-cell>
              <table:table-cell office:value-type="float" office:value="-0.251953">
                <text:p>-0.251953</text:p>
              </table:table-cell>
              <table:table-cell office:value-type="float" office:value="-0.054687">
                <text:p>-0.054687</text:p>
              </table:table-cell>
              <table:table-cell office:value-type="float" office:value="0.459961">
                <text:p>0.459961</text:p>
              </table:table-cell>
              <table:table-cell office:value-type="float" office:value="-2.160327">
                <text:p>-2.160327</text:p>
              </table:table-cell>
              <table:table-cell office:value-type="float" office:value="0.066046">
                <text:p>0.066046</text:p>
              </table:table-cell>
              <table:table-cell office:value-type="float" office:value="1.23569">
                <text:p>1.23569</text:p>
              </table:table-cell>
            </table:table-row>
            <table:table-row>
              <table:table-cell office:value-type="float" office:value="1291136">
                <text:p>1291136</text:p>
              </table:table-cell>
              <table:table-cell office:value-type="float" office:value="-0.240234">
                <text:p>-0.240234</text:p>
              </table:table-cell>
              <table:table-cell office:value-type="float" office:value="-0.049805">
                <text:p>-0.049805</text:p>
              </table:table-cell>
              <table:table-cell office:value-type="float" office:value="0.460938">
                <text:p>0.460938</text:p>
              </table:table-cell>
              <table:table-cell office:value-type="float" office:value="-2.128369">
                <text:p>-2.128369</text:p>
              </table:table-cell>
              <table:table-cell office:value-type="float" office:value="0.089481">
                <text:p>0.089481</text:p>
              </table:table-cell>
              <table:table-cell office:value-type="float" office:value="1.23569">
                <text:p>1.23569</text:p>
              </table:table-cell>
            </table:table-row>
            <table:table-row>
              <table:table-cell office:value-type="float" office:value="1292385">
                <text:p>1292385</text:p>
              </table:table-cell>
              <table:table-cell office:value-type="float" office:value="-0.229492">
                <text:p>-0.229492</text:p>
              </table:table-cell>
              <table:table-cell office:value-type="float" office:value="-0.041992">
                <text:p>-0.041992</text:p>
              </table:table-cell>
              <table:table-cell office:value-type="float" office:value="0.457031">
                <text:p>0.457031</text:p>
              </table:table-cell>
              <table:table-cell office:value-type="float" office:value="-2.094282">
                <text:p>-2.094282</text:p>
              </table:table-cell>
              <table:table-cell office:value-type="float" office:value="0.117178">
                <text:p>0.117178</text:p>
              </table:table-cell>
              <table:table-cell office:value-type="float" office:value="1.23569">
                <text:p>1.23569</text:p>
              </table:table-cell>
            </table:table-row>
            <table:table-row>
              <table:table-cell office:value-type="float" office:value="1293632">
                <text:p>1293632</text:p>
              </table:table-cell>
              <table:table-cell office:value-type="float" office:value="-0.192383">
                <text:p>-0.192383</text:p>
              </table:table-cell>
              <table:table-cell office:value-type="float" office:value="-0.037109">
                <text:p>-0.037109</text:p>
              </table:table-cell>
              <table:table-cell office:value-type="float" office:value="0.43457">
                <text:p>0.43457</text:p>
              </table:table-cell>
              <table:table-cell office:value-type="float" office:value="-2.062324">
                <text:p>-2.062324</text:p>
              </table:table-cell>
              <table:table-cell office:value-type="float" office:value="0.159787">
                <text:p>0.159787</text:p>
              </table:table-cell>
              <table:table-cell office:value-type="float" office:value="1.23782">
                <text:p>1.23782</text:p>
              </table:table-cell>
            </table:table-row>
            <table:table-row>
              <table:table-cell office:value-type="float" office:value="1294882">
                <text:p>1294882</text:p>
              </table:table-cell>
              <table:table-cell office:value-type="float" office:value="-0.172852">
                <text:p>-0.172852</text:p>
              </table:table-cell>
              <table:table-cell office:value-type="float" office:value="-0.033203">
                <text:p>-0.033203</text:p>
              </table:table-cell>
              <table:table-cell office:value-type="float" office:value="0.423828">
                <text:p>0.423828</text:p>
              </table:table-cell>
              <table:table-cell office:value-type="float" office:value="-2.030366">
                <text:p>-2.030366</text:p>
              </table:table-cell>
              <table:table-cell office:value-type="float" office:value="0.200267">
                <text:p>0.200267</text:p>
              </table:table-cell>
              <table:table-cell office:value-type="float" office:value="1.233559">
                <text:p>1.233559</text:p>
              </table:table-cell>
            </table:table-row>
            <table:table-row>
              <table:table-cell office:value-type="float" office:value="1296129">
                <text:p>1296129</text:p>
              </table:table-cell>
              <table:table-cell office:value-type="float" office:value="-0.148438">
                <text:p>-0.148438</text:p>
              </table:table-cell>
              <table:table-cell office:value-type="float" office:value="-0.030273">
                <text:p>-0.030273</text:p>
              </table:table-cell>
              <table:table-cell office:value-type="float" office:value="0.421875">
                <text:p>0.421875</text:p>
              </table:table-cell>
              <table:table-cell office:value-type="float" office:value="-1.996279">
                <text:p>-1.996279</text:p>
              </table:table-cell>
              <table:table-cell office:value-type="float" office:value="0.234355">
                <text:p>0.234355</text:p>
              </table:table-cell>
              <table:table-cell office:value-type="float" office:value="1.214385">
                <text:p>1.214385</text:p>
              </table:table-cell>
            </table:table-row>
            <table:table-row>
              <table:table-cell office:value-type="float" office:value="1297378">
                <text:p>1297378</text:p>
              </table:table-cell>
              <table:table-cell office:value-type="float" office:value="-0.134766">
                <text:p>-0.134766</text:p>
              </table:table-cell>
              <table:table-cell office:value-type="float" office:value="-0.029297">
                <text:p>-0.029297</text:p>
              </table:table-cell>
              <table:table-cell office:value-type="float" office:value="0.422852">
                <text:p>0.422852</text:p>
              </table:table-cell>
              <table:table-cell office:value-type="float" office:value="-1.96006">
                <text:p>-1.96006</text:p>
              </table:table-cell>
              <table:table-cell office:value-type="float" office:value="0.270574">
                <text:p>0.270574</text:p>
              </table:table-cell>
              <table:table-cell office:value-type="float" office:value="1.186689">
                <text:p>1.186689</text:p>
              </table:table-cell>
            </table:table-row>
            <table:table-row>
              <table:table-cell office:value-type="float" office:value="1298627">
                <text:p>1298627</text:p>
              </table:table-cell>
              <table:table-cell office:value-type="float" office:value="-0.106445">
                <text:p>-0.106445</text:p>
              </table:table-cell>
              <table:table-cell office:value-type="float" office:value="-0.027344">
                <text:p>-0.027344</text:p>
              </table:table-cell>
              <table:table-cell office:value-type="float" office:value="0.416992">
                <text:p>0.416992</text:p>
              </table:table-cell>
              <table:table-cell office:value-type="float" office:value="-1.930233">
                <text:p>-1.930233</text:p>
              </table:table-cell>
              <table:table-cell office:value-type="float" office:value="0.315314">
                <text:p>0.315314</text:p>
              </table:table-cell>
              <table:table-cell office:value-type="float" office:value="1.161123">
                <text:p>1.161123</text:p>
              </table:table-cell>
            </table:table-row>
            <table:table-row>
              <table:table-cell office:value-type="float" office:value="1299875">
                <text:p>1299875</text:p>
              </table:table-cell>
              <table:table-cell office:value-type="float" office:value="-0.092773">
                <text:p>-0.092773</text:p>
              </table:table-cell>
              <table:table-cell office:value-type="float" office:value="-0.022461">
                <text:p>-0.022461</text:p>
              </table:table-cell>
              <table:table-cell office:value-type="float" office:value="0.415039">
                <text:p>0.415039</text:p>
              </table:table-cell>
              <table:table-cell office:value-type="float" office:value="-1.908928">
                <text:p>-1.908928</text:p>
              </table:table-cell>
              <table:table-cell office:value-type="float" office:value="0.366446">
                <text:p>0.366446</text:p>
              </table:table-cell>
              <table:table-cell office:value-type="float" office:value="1.135557">
                <text:p>1.135557</text:p>
              </table:table-cell>
            </table:table-row>
            <table:table-row>
              <table:table-cell office:value-type="float" office:value="1301126">
                <text:p>1301126</text:p>
              </table:table-cell>
              <table:table-cell office:value-type="float" office:value="-0.060547">
                <text:p>-0.060547</text:p>
              </table:table-cell>
              <table:table-cell office:value-type="float" office:value="-0.011719">
                <text:p>-0.011719</text:p>
              </table:table-cell>
              <table:table-cell office:value-type="float" office:value="0.445312">
                <text:p>0.445312</text:p>
              </table:table-cell>
              <table:table-cell office:value-type="float" office:value="-1.853535">
                <text:p>-1.853535</text:p>
              </table:table-cell>
              <table:table-cell office:value-type="float" office:value="0.413317">
                <text:p>0.413317</text:p>
              </table:table-cell>
              <table:table-cell office:value-type="float" office:value="1.095077">
                <text:p>1.095077</text:p>
              </table:table-cell>
            </table:table-row>
            <table:table-row>
              <table:table-cell office:value-type="float" office:value="1302373">
                <text:p>1302373</text:p>
              </table:table-cell>
              <table:table-cell office:value-type="float" office:value="-0.052734">
                <text:p>-0.052734</text:p>
              </table:table-cell>
              <table:table-cell office:value-type="float" office:value="-0.027344">
                <text:p>-0.027344</text:p>
              </table:table-cell>
              <table:table-cell office:value-type="float" office:value="0.439453">
                <text:p>0.439453</text:p>
              </table:table-cell>
              <table:table-cell office:value-type="float" office:value="-1.836491">
                <text:p>-1.836491</text:p>
              </table:table-cell>
              <table:table-cell office:value-type="float" office:value="0.46871">
                <text:p>0.46871</text:p>
              </table:table-cell>
              <table:table-cell office:value-type="float" office:value="1.080164">
                <text:p>1.080164</text:p>
              </table:table-cell>
            </table:table-row>
            <table:table-row>
              <table:table-cell office:value-type="float" office:value="1303621">
                <text:p>1303621</text:p>
              </table:table-cell>
              <table:table-cell office:value-type="float" office:value="-0.080078">
                <text:p>-0.080078</text:p>
              </table:table-cell>
              <table:table-cell office:value-type="float" office:value="-0.042969">
                <text:p>-0.042969</text:p>
              </table:table-cell>
              <table:table-cell office:value-type="float" office:value="0.40625">
                <text:p>0.40625</text:p>
              </table:table-cell>
              <table:table-cell office:value-type="float" office:value="-1.851405">
                <text:p>-1.851405</text:p>
              </table:table-cell>
              <table:table-cell office:value-type="float" office:value="0.517711">
                <text:p>0.517711</text:p>
              </table:table-cell>
              <table:table-cell office:value-type="float" office:value="1.086555">
                <text:p>1.086555</text:p>
              </table:table-cell>
            </table:table-row>
            <table:table-row>
              <table:table-cell office:value-type="float" office:value="1304870">
                <text:p>1304870</text:p>
              </table:table-cell>
              <table:table-cell office:value-type="float" office:value="-0.060547">
                <text:p>-0.060547</text:p>
              </table:table-cell>
              <table:table-cell office:value-type="float" office:value="-0.040039">
                <text:p>-0.040039</text:p>
              </table:table-cell>
              <table:table-cell office:value-type="float" office:value="0.421875">
                <text:p>0.421875</text:p>
              </table:table-cell>
              <table:table-cell office:value-type="float" office:value="-1.845013">
                <text:p>-1.845013</text:p>
              </table:table-cell>
              <table:table-cell office:value-type="float" office:value="0.566713">
                <text:p>0.566713</text:p>
              </table:table-cell>
              <table:table-cell office:value-type="float" office:value="1.082294">
                <text:p>1.082294</text:p>
              </table:table-cell>
            </table:table-row>
            <table:table-row>
              <table:table-cell office:value-type="float" office:value="1306119">
                <text:p>1306119</text:p>
              </table:table-cell>
              <table:table-cell office:value-type="float" office:value="-0.048828">
                <text:p>-0.048828</text:p>
              </table:table-cell>
              <table:table-cell office:value-type="float" office:value="-0.035156">
                <text:p>-0.035156</text:p>
              </table:table-cell>
              <table:table-cell office:value-type="float" office:value="0.444336">
                <text:p>0.444336</text:p>
              </table:table-cell>
              <table:table-cell office:value-type="float" office:value="-1.808795">
                <text:p>-1.808795</text:p>
              </table:table-cell>
              <table:table-cell office:value-type="float" office:value="0.609323">
                <text:p>0.609323</text:p>
              </table:table-cell>
              <table:table-cell office:value-type="float" office:value="1.043945">
                <text:p>1.043945</text:p>
              </table:table-cell>
            </table:table-row>
            <table:table-row>
              <table:table-cell office:value-type="float" office:value="1307367">
                <text:p>1307367</text:p>
              </table:table-cell>
              <table:table-cell office:value-type="float" office:value="-0.041016">
                <text:p>-0.041016</text:p>
              </table:table-cell>
              <table:table-cell office:value-type="float" office:value="-0.026367">
                <text:p>-0.026367</text:p>
              </table:table-cell>
              <table:table-cell office:value-type="float" office:value="0.450195">
                <text:p>0.450195</text:p>
              </table:table-cell>
              <table:table-cell office:value-type="float" office:value="-1.766185">
                <text:p>-1.766185</text:p>
              </table:table-cell>
              <table:table-cell office:value-type="float" office:value="0.645541">
                <text:p>0.645541</text:p>
              </table:table-cell>
              <table:table-cell office:value-type="float" office:value="1.016249">
                <text:p>1.016249</text:p>
              </table:table-cell>
            </table:table-row>
            <table:table-row>
              <table:table-cell office:value-type="float" office:value="1308619">
                <text:p>1308619</text:p>
              </table:table-cell>
              <table:table-cell office:value-type="float" office:value="-0.047852">
                <text:p>-0.047852</text:p>
              </table:table-cell>
              <table:table-cell office:value-type="float" office:value="-0.020508">
                <text:p>-0.020508</text:p>
              </table:table-cell>
              <table:table-cell office:value-type="float" office:value="0.421875">
                <text:p>0.421875</text:p>
              </table:table-cell>
              <table:table-cell office:value-type="float" office:value="-1.74914">
                <text:p>-1.74914</text:p>
              </table:table-cell>
              <table:table-cell office:value-type="float" office:value="0.68176">
                <text:p>0.68176</text:p>
              </table:table-cell>
              <table:table-cell office:value-type="float" office:value="0.997074">
                <text:p>0.997074</text:p>
              </table:table-cell>
            </table:table-row>
            <table:table-row>
              <table:table-cell office:value-type="float" office:value="1309865">
                <text:p>1309865</text:p>
              </table:table-cell>
              <table:table-cell office:value-type="float" office:value="-0.046875">
                <text:p>-0.046875</text:p>
              </table:table-cell>
              <table:table-cell office:value-type="float" office:value="-0.017578">
                <text:p>-0.017578</text:p>
              </table:table-cell>
              <table:table-cell office:value-type="float" office:value="0.425781">
                <text:p>0.425781</text:p>
              </table:table-cell>
              <table:table-cell office:value-type="float" office:value="-1.729966">
                <text:p>-1.729966</text:p>
              </table:table-cell>
              <table:table-cell office:value-type="float" office:value="0.709457">
                <text:p>0.709457</text:p>
              </table:table-cell>
              <table:table-cell office:value-type="float" office:value="0.9779">
                <text:p>0.9779</text:p>
              </table:table-cell>
            </table:table-row>
            <table:table-row>
              <table:table-cell office:value-type="float" office:value="1311113">
                <text:p>1311113</text:p>
              </table:table-cell>
              <table:table-cell office:value-type="float" office:value="-0.051758">
                <text:p>-0.051758</text:p>
              </table:table-cell>
              <table:table-cell office:value-type="float" office:value="-0.008789">
                <text:p>-0.008789</text:p>
              </table:table-cell>
              <table:table-cell office:value-type="float" office:value="0.426758">
                <text:p>0.426758</text:p>
              </table:table-cell>
              <table:table-cell office:value-type="float" office:value="-1.70653">
                <text:p>-1.70653</text:p>
              </table:table-cell>
              <table:table-cell office:value-type="float" office:value="0.728631">
                <text:p>0.728631</text:p>
              </table:table-cell>
              <table:table-cell office:value-type="float" office:value="0.954464">
                <text:p>0.954464</text:p>
              </table:table-cell>
            </table:table-row>
            <table:table-row>
              <table:table-cell office:value-type="float" office:value="1312364">
                <text:p>1312364</text:p>
              </table:table-cell>
              <table:table-cell office:value-type="float" office:value="-0.054688">
                <text:p>-0.054688</text:p>
              </table:table-cell>
              <table:table-cell office:value-type="float" office:value="0.006836">
                <text:p>0.006836</text:p>
              </table:table-cell>
              <table:table-cell office:value-type="float" office:value="0.421875">
                <text:p>0.421875</text:p>
              </table:table-cell>
              <table:table-cell office:value-type="float" office:value="-1.685226">
                <text:p>-1.685226</text:p>
              </table:table-cell>
              <table:table-cell office:value-type="float" office:value="0.747806">
                <text:p>0.747806</text:p>
              </table:table-cell>
              <table:table-cell office:value-type="float" office:value="0.933159">
                <text:p>0.933159</text:p>
              </table:table-cell>
            </table:table-row>
            <table:table-row>
              <table:table-cell office:value-type="float" office:value="1313611">
                <text:p>1313611</text:p>
              </table:table-cell>
              <table:table-cell office:value-type="float" office:value="-0.0625">
                <text:p>-0.0625</text:p>
              </table:table-cell>
              <table:table-cell office:value-type="float" office:value="0.036133">
                <text:p>0.036133</text:p>
              </table:table-cell>
              <table:table-cell office:value-type="float" office:value="0.422852">
                <text:p>0.422852</text:p>
              </table:table-cell>
              <table:table-cell office:value-type="float" office:value="-1.670312">
                <text:p>-1.670312</text:p>
              </table:table-cell>
              <table:table-cell office:value-type="float" office:value="0.754197">
                <text:p>0.754197</text:p>
              </table:table-cell>
              <table:table-cell office:value-type="float" office:value="0.916115">
                <text:p>0.916115</text:p>
              </table:table-cell>
            </table:table-row>
            <table:table-row>
              <table:table-cell office:value-type="float" office:value="1314861">
                <text:p>1314861</text:p>
              </table:table-cell>
              <table:table-cell office:value-type="float" office:value="-0.067383">
                <text:p>-0.067383</text:p>
              </table:table-cell>
              <table:table-cell office:value-type="float" office:value="0.054688">
                <text:p>0.054688</text:p>
              </table:table-cell>
              <table:table-cell office:value-type="float" office:value="0.428711">
                <text:p>0.428711</text:p>
              </table:table-cell>
              <table:table-cell office:value-type="float" office:value="-1.65966">
                <text:p>-1.65966</text:p>
              </table:table-cell>
              <table:table-cell office:value-type="float" office:value="0.749936">
                <text:p>0.749936</text:p>
              </table:table-cell>
              <table:table-cell office:value-type="float" office:value="0.899071">
                <text:p>0.899071</text:p>
              </table:table-cell>
            </table:table-row>
            <table:table-row>
              <table:table-cell office:value-type="float" office:value="1316108">
                <text:p>1316108</text:p>
              </table:table-cell>
              <table:table-cell office:value-type="float" office:value="-0.074219">
                <text:p>-0.074219</text:p>
              </table:table-cell>
              <table:table-cell office:value-type="float" office:value="0.061523">
                <text:p>0.061523</text:p>
              </table:table-cell>
              <table:table-cell office:value-type="float" office:value="0.435547">
                <text:p>0.435547</text:p>
              </table:table-cell>
              <table:table-cell office:value-type="float" office:value="-1.655398">
                <text:p>-1.655398</text:p>
              </table:table-cell>
              <table:table-cell office:value-type="float" office:value="0.752066">
                <text:p>0.752066</text:p>
              </table:table-cell>
              <table:table-cell office:value-type="float" office:value="0.871375">
                <text:p>0.871375</text:p>
              </table:table-cell>
            </table:table-row>
            <table:table-row>
              <table:table-cell office:value-type="float" office:value="1317357">
                <text:p>1317357</text:p>
              </table:table-cell>
              <table:table-cell office:value-type="float" office:value="-0.074219">
                <text:p>-0.074219</text:p>
              </table:table-cell>
              <table:table-cell office:value-type="float" office:value="0.060547">
                <text:p>0.060547</text:p>
              </table:table-cell>
              <table:table-cell office:value-type="float" office:value="0.433594">
                <text:p>0.433594</text:p>
              </table:table-cell>
              <table:table-cell office:value-type="float" office:value="-1.653268">
                <text:p>-1.653268</text:p>
              </table:table-cell>
              <table:table-cell office:value-type="float" office:value="0.762719">
                <text:p>0.762719</text:p>
              </table:table-cell>
              <table:table-cell office:value-type="float" office:value="0.85007">
                <text:p>0.85007</text:p>
              </table:table-cell>
            </table:table-row>
            <table:table-row>
              <table:table-cell office:value-type="float" office:value="1318607">
                <text:p>1318607</text:p>
              </table:table-cell>
              <table:table-cell office:value-type="float" office:value="-0.064453">
                <text:p>-0.064453</text:p>
              </table:table-cell>
              <table:table-cell office:value-type="float" office:value="0.058594">
                <text:p>0.058594</text:p>
              </table:table-cell>
              <table:table-cell office:value-type="float" office:value="0.442383">
                <text:p>0.442383</text:p>
              </table:table-cell>
              <table:table-cell office:value-type="float" office:value="-1.644746">
                <text:p>-1.644746</text:p>
              </table:table-cell>
              <table:table-cell office:value-type="float" office:value="0.777633">
                <text:p>0.777633</text:p>
              </table:table-cell>
              <table:table-cell office:value-type="float" office:value="0.815982">
                <text:p>0.815982</text:p>
              </table:table-cell>
            </table:table-row>
            <table:table-row>
              <table:table-cell office:value-type="float" office:value="1319854">
                <text:p>1319854</text:p>
              </table:table-cell>
              <table:table-cell office:value-type="float" office:value="-0.055664">
                <text:p>-0.055664</text:p>
              </table:table-cell>
              <table:table-cell office:value-type="float" office:value="0.061523">
                <text:p>0.061523</text:p>
              </table:table-cell>
              <table:table-cell office:value-type="float" office:value="0.446289">
                <text:p>0.446289</text:p>
              </table:table-cell>
              <table:table-cell office:value-type="float" office:value="-1.638354">
                <text:p>-1.638354</text:p>
              </table:table-cell>
              <table:table-cell office:value-type="float" office:value="0.794677">
                <text:p>0.794677</text:p>
              </table:table-cell>
              <table:table-cell office:value-type="float" office:value="0.790416">
                <text:p>0.790416</text:p>
              </table:table-cell>
            </table:table-row>
            <table:table-row>
              <table:table-cell office:value-type="float" office:value="1321103">
                <text:p>1321103</text:p>
              </table:table-cell>
              <table:table-cell office:value-type="float" office:value="-0.067383">
                <text:p>-0.067383</text:p>
              </table:table-cell>
              <table:table-cell office:value-type="float" office:value="0.0625">
                <text:p>0.0625</text:p>
              </table:table-cell>
              <table:table-cell office:value-type="float" office:value="0.443359">
                <text:p>0.443359</text:p>
              </table:table-cell>
              <table:table-cell office:value-type="float" office:value="-1.634094">
                <text:p>-1.634094</text:p>
              </table:table-cell>
              <table:table-cell office:value-type="float" office:value="0.807459">
                <text:p>0.807459</text:p>
              </table:table-cell>
              <table:table-cell office:value-type="float" office:value="0.771241">
                <text:p>0.771241</text:p>
              </table:table-cell>
            </table:table-row>
            <table:table-row>
              <table:table-cell office:value-type="float" office:value="1322352">
                <text:p>1322352</text:p>
              </table:table-cell>
              <table:table-cell office:value-type="float" office:value="-0.076172">
                <text:p>-0.076172</text:p>
              </table:table-cell>
              <table:table-cell office:value-type="float" office:value="0.0625">
                <text:p>0.0625</text:p>
              </table:table-cell>
              <table:table-cell office:value-type="float" office:value="0.438477">
                <text:p>0.438477</text:p>
              </table:table-cell>
              <table:table-cell office:value-type="float" office:value="-1.629833">
                <text:p>-1.629833</text:p>
              </table:table-cell>
              <table:table-cell office:value-type="float" office:value="0.803199">
                <text:p>0.803199</text:p>
              </table:table-cell>
              <table:table-cell office:value-type="float" office:value="0.754197">
                <text:p>0.754197</text:p>
              </table:table-cell>
            </table:table-row>
            <table:table-row>
              <table:table-cell office:value-type="float" office:value="1323600">
                <text:p>1323600</text:p>
              </table:table-cell>
              <table:table-cell office:value-type="float" office:value="-0.086914">
                <text:p>-0.086914</text:p>
              </table:table-cell>
              <table:table-cell office:value-type="float" office:value="0.06543">
                <text:p>0.06543</text:p>
              </table:table-cell>
              <table:table-cell office:value-type="float" office:value="0.447266">
                <text:p>0.447266</text:p>
              </table:table-cell>
              <table:table-cell office:value-type="float" office:value="-1.623441">
                <text:p>-1.623441</text:p>
              </table:table-cell>
              <table:table-cell office:value-type="float" office:value="0.794677">
                <text:p>0.794677</text:p>
              </table:table-cell>
              <table:table-cell office:value-type="float" office:value="0.737153">
                <text:p>0.737153</text:p>
              </table:table-cell>
            </table:table-row>
            <table:table-row>
              <table:table-cell office:value-type="float" office:value="1324849">
                <text:p>1324849</text:p>
              </table:table-cell>
              <table:table-cell office:value-type="float" office:value="-0.095703">
                <text:p>-0.095703</text:p>
              </table:table-cell>
              <table:table-cell office:value-type="float" office:value="0.064453">
                <text:p>0.064453</text:p>
              </table:table-cell>
              <table:table-cell office:value-type="float" office:value="0.447266">
                <text:p>0.447266</text:p>
              </table:table-cell>
              <table:table-cell office:value-type="float" office:value="-1.61705">
                <text:p>-1.61705</text:p>
              </table:table-cell>
              <table:table-cell office:value-type="float" office:value="0.779763">
                <text:p>0.779763</text:p>
              </table:table-cell>
              <table:table-cell office:value-type="float" office:value="0.715848">
                <text:p>0.715848</text:p>
              </table:table-cell>
            </table:table-row>
            <table:table-row>
              <table:table-cell office:value-type="float" office:value="1326098">
                <text:p>1326098</text:p>
              </table:table-cell>
              <table:table-cell office:value-type="float" office:value="-0.097656">
                <text:p>-0.097656</text:p>
              </table:table-cell>
              <table:table-cell office:value-type="float" office:value="0.058594">
                <text:p>0.058594</text:p>
              </table:table-cell>
              <table:table-cell office:value-type="float" office:value="0.453125">
                <text:p>0.453125</text:p>
              </table:table-cell>
              <table:table-cell office:value-type="float" office:value="-1.608528">
                <text:p>-1.608528</text:p>
              </table:table-cell>
              <table:table-cell office:value-type="float" office:value="0.769111">
                <text:p>0.769111</text:p>
              </table:table-cell>
              <table:table-cell office:value-type="float" office:value="0.698804">
                <text:p>0.698804</text:p>
              </table:table-cell>
            </table:table-row>
            <table:table-row>
              <table:table-cell office:value-type="float" office:value="1327346">
                <text:p>1327346</text:p>
              </table:table-cell>
              <table:table-cell office:value-type="float" office:value="-0.110352">
                <text:p>-0.110352</text:p>
              </table:table-cell>
              <table:table-cell office:value-type="float" office:value="0.051758">
                <text:p>0.051758</text:p>
              </table:table-cell>
              <table:table-cell office:value-type="float" office:value="0.464844">
                <text:p>0.464844</text:p>
              </table:table-cell>
              <table:table-cell office:value-type="float" office:value="-1.600005">
                <text:p>-1.600005</text:p>
              </table:table-cell>
              <table:table-cell office:value-type="float" office:value="0.754197">
                <text:p>0.754197</text:p>
              </table:table-cell>
              <table:table-cell office:value-type="float" office:value="0.690282">
                <text:p>0.690282</text:p>
              </table:table-cell>
            </table:table-row>
            <table:table-row>
              <table:table-cell office:value-type="float" office:value="1328595">
                <text:p>1328595</text:p>
              </table:table-cell>
              <table:table-cell office:value-type="float" office:value="-0.12207">
                <text:p>-0.12207</text:p>
              </table:table-cell>
              <table:table-cell office:value-type="float" office:value="0.042969">
                <text:p>0.042969</text:p>
              </table:table-cell>
              <table:table-cell office:value-type="float" office:value="0.478516">
                <text:p>0.478516</text:p>
              </table:table-cell>
              <table:table-cell office:value-type="float" office:value="-1.585092">
                <text:p>-1.585092</text:p>
              </table:table-cell>
              <table:table-cell office:value-type="float" office:value="0.732892">
                <text:p>0.732892</text:p>
              </table:table-cell>
              <table:table-cell office:value-type="float" office:value="0.686021">
                <text:p>0.686021</text:p>
              </table:table-cell>
            </table:table-row>
            <table:table-row>
              <table:table-cell office:value-type="float" office:value="1329844">
                <text:p>1329844</text:p>
              </table:table-cell>
              <table:table-cell office:value-type="float" office:value="-0.12207">
                <text:p>-0.12207</text:p>
              </table:table-cell>
              <table:table-cell office:value-type="float" office:value="0.036133">
                <text:p>0.036133</text:p>
              </table:table-cell>
              <table:table-cell office:value-type="float" office:value="0.489258">
                <text:p>0.489258</text:p>
              </table:table-cell>
              <table:table-cell office:value-type="float" office:value="-1.561657">
                <text:p>-1.561657</text:p>
              </table:table-cell>
              <table:table-cell office:value-type="float" office:value="0.709457">
                <text:p>0.709457</text:p>
              </table:table-cell>
              <table:table-cell office:value-type="float" office:value="0.671107">
                <text:p>0.671107</text:p>
              </table:table-cell>
            </table:table-row>
            <table:table-row>
              <table:table-cell office:value-type="float" office:value="1331092">
                <text:p>1331092</text:p>
              </table:table-cell>
              <table:table-cell office:value-type="float" office:value="-0.125">
                <text:p>-0.125</text:p>
              </table:table-cell>
              <table:table-cell office:value-type="float" office:value="0.037109">
                <text:p>0.037109</text:p>
              </table:table-cell>
              <table:table-cell office:value-type="float" office:value="0.499023">
                <text:p>0.499023</text:p>
              </table:table-cell>
              <table:table-cell office:value-type="float" office:value="-1.551004">
                <text:p>-1.551004</text:p>
              </table:table-cell>
              <table:table-cell office:value-type="float" office:value="0.690282">
                <text:p>0.690282</text:p>
              </table:table-cell>
              <table:table-cell office:value-type="float" office:value="0.658324">
                <text:p>0.658324</text:p>
              </table:table-cell>
            </table:table-row>
            <table:table-row>
              <table:table-cell office:value-type="float" office:value="1332343">
                <text:p>1332343</text:p>
              </table:table-cell>
              <table:table-cell office:value-type="float" office:value="-0.126953">
                <text:p>-0.126953</text:p>
              </table:table-cell>
              <table:table-cell office:value-type="float" office:value="0.027344">
                <text:p>0.027344</text:p>
              </table:table-cell>
              <table:table-cell office:value-type="float" office:value="0.503906">
                <text:p>0.503906</text:p>
              </table:table-cell>
              <table:table-cell office:value-type="float" office:value="-1.544612">
                <text:p>-1.544612</text:p>
              </table:table-cell>
              <table:table-cell office:value-type="float" office:value="0.668977">
                <text:p>0.668977</text:p>
              </table:table-cell>
              <table:table-cell office:value-type="float" office:value="0.654064">
                <text:p>0.654064</text:p>
              </table:table-cell>
            </table:table-row>
            <table:table-row>
              <table:table-cell office:value-type="float" office:value="1333590">
                <text:p>1333590</text:p>
              </table:table-cell>
              <table:table-cell office:value-type="float" office:value="-0.138672">
                <text:p>-0.138672</text:p>
              </table:table-cell>
              <table:table-cell office:value-type="float" office:value="0.016602">
                <text:p>0.016602</text:p>
              </table:table-cell>
              <table:table-cell office:value-type="float" office:value="0.526367">
                <text:p>0.526367</text:p>
              </table:table-cell>
              <table:table-cell office:value-type="float" office:value="-1.53396">
                <text:p>-1.53396</text:p>
              </table:table-cell>
              <table:table-cell office:value-type="float" office:value="0.637019">
                <text:p>0.637019</text:p>
              </table:table-cell>
              <table:table-cell office:value-type="float" office:value="0.658324">
                <text:p>0.658324</text:p>
              </table:table-cell>
            </table:table-row>
            <table:table-row>
              <table:table-cell office:value-type="float" office:value="1334838">
                <text:p>1334838</text:p>
              </table:table-cell>
              <table:table-cell office:value-type="float" office:value="-0.136719">
                <text:p>-0.136719</text:p>
              </table:table-cell>
              <table:table-cell office:value-type="float" office:value="0.020508">
                <text:p>0.020508</text:p>
              </table:table-cell>
              <table:table-cell office:value-type="float" office:value="0.536133">
                <text:p>0.536133</text:p>
              </table:table-cell>
              <table:table-cell office:value-type="float" office:value="-1.510525">
                <text:p>-1.510525</text:p>
              </table:table-cell>
              <table:table-cell office:value-type="float" office:value="0.59867">
                <text:p>0.59867</text:p>
              </table:table-cell>
              <table:table-cell office:value-type="float" office:value="0.647672">
                <text:p>0.647672</text:p>
              </table:table-cell>
            </table:table-row>
            <table:table-row>
              <table:table-cell office:value-type="float" office:value="1336089">
                <text:p>1336089</text:p>
              </table:table-cell>
              <table:table-cell office:value-type="float" office:value="-0.131836">
                <text:p>-0.131836</text:p>
              </table:table-cell>
              <table:table-cell office:value-type="float" office:value="0.019531">
                <text:p>0.019531</text:p>
              </table:table-cell>
              <table:table-cell office:value-type="float" office:value="0.539062">
                <text:p>0.539062</text:p>
              </table:table-cell>
              <table:table-cell office:value-type="float" office:value="-1.478567">
                <text:p>-1.478567</text:p>
              </table:table-cell>
              <table:table-cell office:value-type="float" office:value="0.562452">
                <text:p>0.562452</text:p>
              </table:table-cell>
              <table:table-cell office:value-type="float" office:value="0.63915">
                <text:p>0.63915</text:p>
              </table:table-cell>
            </table:table-row>
            <table:table-row>
              <table:table-cell office:value-type="float" office:value="1337336">
                <text:p>1337336</text:p>
              </table:table-cell>
              <table:table-cell office:value-type="float" office:value="-0.123047">
                <text:p>-0.123047</text:p>
              </table:table-cell>
              <table:table-cell office:value-type="float" office:value="0.014648">
                <text:p>0.014648</text:p>
              </table:table-cell>
              <table:table-cell office:value-type="float" office:value="0.538086">
                <text:p>0.538086</text:p>
              </table:table-cell>
              <table:table-cell office:value-type="float" office:value="-1.455132">
                <text:p>-1.455132</text:p>
              </table:table-cell>
              <table:table-cell office:value-type="float" office:value="0.539017">
                <text:p>0.539017</text:p>
              </table:table-cell>
              <table:table-cell office:value-type="float" office:value="0.628498">
                <text:p>0.628498</text:p>
              </table:table-cell>
            </table:table-row>
            <table:table-row>
              <table:table-cell office:value-type="float" office:value="1338584">
                <text:p>1338584</text:p>
              </table:table-cell>
              <table:table-cell office:value-type="float" office:value="-0.12793">
                <text:p>-0.12793</text:p>
              </table:table-cell>
              <table:table-cell office:value-type="float" office:value="0.012695">
                <text:p>0.012695</text:p>
              </table:table-cell>
              <table:table-cell office:value-type="float" office:value="0.539062">
                <text:p>0.539062</text:p>
              </table:table-cell>
              <table:table-cell office:value-type="float" office:value="-1.431696">
                <text:p>-1.431696</text:p>
              </table:table-cell>
              <table:table-cell office:value-type="float" office:value="0.504929">
                <text:p>0.504929</text:p>
              </table:table-cell>
              <table:table-cell office:value-type="float" office:value="0.605062">
                <text:p>0.605062</text:p>
              </table:table-cell>
            </table:table-row>
            <table:table-row>
              <table:table-cell office:value-type="float" office:value="1339835">
                <text:p>1339835</text:p>
              </table:table-cell>
              <table:table-cell office:value-type="float" office:value="-0.132812">
                <text:p>-0.132812</text:p>
              </table:table-cell>
              <table:table-cell office:value-type="float" office:value="0.006836">
                <text:p>0.006836</text:p>
              </table:table-cell>
              <table:table-cell office:value-type="float" office:value="0.540039">
                <text:p>0.540039</text:p>
              </table:table-cell>
              <table:table-cell office:value-type="float" office:value="-1.418913">
                <text:p>-1.418913</text:p>
              </table:table-cell>
              <table:table-cell office:value-type="float" office:value="0.464449">
                <text:p>0.464449</text:p>
              </table:table-cell>
              <table:table-cell office:value-type="float" office:value="0.579496">
                <text:p>0.579496</text:p>
              </table:table-cell>
            </table:table-row>
            <table:table-row>
              <table:table-cell office:value-type="float" office:value="1341082">
                <text:p>1341082</text:p>
              </table:table-cell>
              <table:table-cell office:value-type="float" office:value="-0.138672">
                <text:p>-0.138672</text:p>
              </table:table-cell>
              <table:table-cell office:value-type="float" office:value="0.009766">
                <text:p>0.009766</text:p>
              </table:table-cell>
              <table:table-cell office:value-type="float" office:value="0.541016">
                <text:p>0.541016</text:p>
              </table:table-cell>
              <table:table-cell office:value-type="float" office:value="-1.399738">
                <text:p>-1.399738</text:p>
              </table:table-cell>
              <table:table-cell office:value-type="float" office:value="0.421839">
                <text:p>0.421839</text:p>
              </table:table-cell>
              <table:table-cell office:value-type="float" office:value="0.55606">
                <text:p>0.55606</text:p>
              </table:table-cell>
            </table:table-row>
            <table:table-row>
              <table:table-cell office:value-type="float" office:value="1342331">
                <text:p>1342331</text:p>
              </table:table-cell>
              <table:table-cell office:value-type="float" office:value="-0.144531">
                <text:p>-0.144531</text:p>
              </table:table-cell>
              <table:table-cell office:value-type="float" office:value="0.017578">
                <text:p>0.017578</text:p>
              </table:table-cell>
              <table:table-cell office:value-type="float" office:value="0.546875">
                <text:p>0.546875</text:p>
              </table:table-cell>
              <table:table-cell office:value-type="float" office:value="-1.386956">
                <text:p>-1.386956</text:p>
              </table:table-cell>
              <table:table-cell office:value-type="float" office:value="0.379229">
                <text:p>0.379229</text:p>
              </table:table-cell>
              <table:table-cell office:value-type="float" office:value="0.534756">
                <text:p>0.534756</text:p>
              </table:table-cell>
            </table:table-row>
            <table:table-row>
              <table:table-cell office:value-type="float" office:value="1343581">
                <text:p>1343581</text:p>
              </table:table-cell>
              <table:table-cell office:value-type="float" office:value="-0.15332">
                <text:p>-0.15332</text:p>
              </table:table-cell>
              <table:table-cell office:value-type="float" office:value="0.004883">
                <text:p>0.004883</text:p>
              </table:table-cell>
              <table:table-cell office:value-type="float" office:value="0.553711">
                <text:p>0.553711</text:p>
              </table:table-cell>
              <table:table-cell office:value-type="float" office:value="-1.36352">
                <text:p>-1.36352</text:p>
              </table:table-cell>
              <table:table-cell office:value-type="float" office:value="0.334489">
                <text:p>0.334489</text:p>
              </table:table-cell>
              <table:table-cell office:value-type="float" office:value="0.515581">
                <text:p>0.515581</text:p>
              </table:table-cell>
            </table:table-row>
            <table:table-row>
              <table:table-cell office:value-type="float" office:value="1344828">
                <text:p>1344828</text:p>
              </table:table-cell>
              <table:table-cell office:value-type="float" office:value="-0.162109">
                <text:p>-0.162109</text:p>
              </table:table-cell>
              <table:table-cell office:value-type="float" office:value="-0.006836">
                <text:p>-0.006836</text:p>
              </table:table-cell>
              <table:table-cell office:value-type="float" office:value="0.564453">
                <text:p>0.564453</text:p>
              </table:table-cell>
              <table:table-cell office:value-type="float" office:value="-1.352868">
                <text:p>-1.352868</text:p>
              </table:table-cell>
              <table:table-cell office:value-type="float" office:value="0.29827">
                <text:p>0.29827</text:p>
              </table:table-cell>
              <table:table-cell office:value-type="float" office:value="0.513451">
                <text:p>0.513451</text:p>
              </table:table-cell>
            </table:table-row>
            <table:table-row>
              <table:table-cell office:value-type="float" office:value="1346077">
                <text:p>1346077</text:p>
              </table:table-cell>
              <table:table-cell office:value-type="float" office:value="-0.171875">
                <text:p>-0.171875</text:p>
              </table:table-cell>
              <table:table-cell office:value-type="float" office:value="-0.021484">
                <text:p>-0.021484</text:p>
              </table:table-cell>
              <table:table-cell office:value-type="float" office:value="0.572266">
                <text:p>0.572266</text:p>
              </table:table-cell>
              <table:table-cell office:value-type="float" office:value="-1.357128">
                <text:p>-1.357128</text:p>
              </table:table-cell>
              <table:table-cell office:value-type="float" office:value="0.25566">
                <text:p>0.25566</text:p>
              </table:table-cell>
              <table:table-cell office:value-type="float" office:value="0.524103">
                <text:p>0.524103</text:p>
              </table:table-cell>
            </table:table-row>
            <table:table-row>
              <table:table-cell office:value-type="float" office:value="1347327">
                <text:p>1347327</text:p>
              </table:table-cell>
              <table:table-cell office:value-type="float" office:value="-0.176758">
                <text:p>-0.176758</text:p>
              </table:table-cell>
              <table:table-cell office:value-type="float" office:value="-0.026367">
                <text:p>-0.026367</text:p>
              </table:table-cell>
              <table:table-cell office:value-type="float" office:value="0.579102">
                <text:p>0.579102</text:p>
              </table:table-cell>
              <table:table-cell office:value-type="float" office:value="-1.354998">
                <text:p>-1.354998</text:p>
              </table:table-cell>
              <table:table-cell office:value-type="float" office:value="0.21305">
                <text:p>0.21305</text:p>
              </table:table-cell>
              <table:table-cell office:value-type="float" office:value="0.528364">
                <text:p>0.528364</text:p>
              </table:table-cell>
            </table:table-row>
            <table:table-row>
              <table:table-cell office:value-type="float" office:value="1348574">
                <text:p>1348574</text:p>
              </table:table-cell>
              <table:table-cell office:value-type="float" office:value="-0.172852">
                <text:p>-0.172852</text:p>
              </table:table-cell>
              <table:table-cell office:value-type="float" office:value="-0.050781">
                <text:p>-0.050781</text:p>
              </table:table-cell>
              <table:table-cell office:value-type="float" office:value="0.589844">
                <text:p>0.589844</text:p>
              </table:table-cell>
              <table:table-cell office:value-type="float" office:value="-1.344345">
                <text:p>-1.344345</text:p>
              </table:table-cell>
              <table:table-cell office:value-type="float" office:value="0.176832">
                <text:p>0.176832</text:p>
              </table:table-cell>
              <table:table-cell office:value-type="float" office:value="0.519842">
                <text:p>0.519842</text:p>
              </table:table-cell>
            </table:table-row>
            <table:table-row>
              <table:table-cell office:value-type="float" office:value="1349823">
                <text:p>1349823</text:p>
              </table:table-cell>
              <table:table-cell office:value-type="float" office:value="-0.166992">
                <text:p>-0.166992</text:p>
              </table:table-cell>
              <table:table-cell office:value-type="float" office:value="-0.063477">
                <text:p>-0.063477</text:p>
              </table:table-cell>
              <table:table-cell office:value-type="float" office:value="0.601562">
                <text:p>0.601562</text:p>
              </table:table-cell>
              <table:table-cell office:value-type="float" office:value="-1.325171">
                <text:p>-1.325171</text:p>
              </table:table-cell>
              <table:table-cell office:value-type="float" office:value="0.147005">
                <text:p>0.147005</text:p>
              </table:table-cell>
              <table:table-cell office:value-type="float" office:value="0.513451">
                <text:p>0.513451</text:p>
              </table:table-cell>
            </table:table-row>
            <table:table-row>
              <table:table-cell office:value-type="float" office:value="1351073">
                <text:p>1351073</text:p>
              </table:table-cell>
              <table:table-cell office:value-type="float" office:value="-0.162109">
                <text:p>-0.162109</text:p>
              </table:table-cell>
              <table:table-cell office:value-type="float" office:value="-0.072266">
                <text:p>-0.072266</text:p>
              </table:table-cell>
              <table:table-cell office:value-type="float" office:value="0.612305">
                <text:p>0.612305</text:p>
              </table:table-cell>
              <table:table-cell office:value-type="float" office:value="-1.293214">
                <text:p>-1.293214</text:p>
              </table:table-cell>
              <table:table-cell office:value-type="float" office:value="0.112917">
                <text:p>0.112917</text:p>
              </table:table-cell>
              <table:table-cell office:value-type="float" office:value="0.517711">
                <text:p>0.517711</text:p>
              </table:table-cell>
            </table:table-row>
            <table:table-row>
              <table:table-cell office:value-type="float" office:value="1352320">
                <text:p>1352320</text:p>
              </table:table-cell>
              <table:table-cell office:value-type="float" office:value="-0.155273">
                <text:p>-0.155273</text:p>
              </table:table-cell>
              <table:table-cell office:value-type="float" office:value="-0.081055">
                <text:p>-0.081055</text:p>
              </table:table-cell>
              <table:table-cell office:value-type="float" office:value="0.620117">
                <text:p>0.620117</text:p>
              </table:table-cell>
              <table:table-cell office:value-type="float" office:value="-1.267648">
                <text:p>-1.267648</text:p>
              </table:table-cell>
              <table:table-cell office:value-type="float" office:value="0.083089">
                <text:p>0.083089</text:p>
              </table:table-cell>
              <table:table-cell office:value-type="float" office:value="0.51132">
                <text:p>0.51132</text:p>
              </table:table-cell>
            </table:table-row>
            <table:table-row>
              <table:table-cell office:value-type="float" office:value="1353569">
                <text:p>1353569</text:p>
              </table:table-cell>
              <table:table-cell office:value-type="float" office:value="-0.147461">
                <text:p>-0.147461</text:p>
              </table:table-cell>
              <table:table-cell office:value-type="float" office:value="-0.110352">
                <text:p>-0.110352</text:p>
              </table:table-cell>
              <table:table-cell office:value-type="float" office:value="0.638672">
                <text:p>0.638672</text:p>
              </table:table-cell>
              <table:table-cell office:value-type="float" office:value="-1.244212">
                <text:p>-1.244212</text:p>
              </table:table-cell>
              <table:table-cell office:value-type="float" office:value="0.055393">
                <text:p>0.055393</text:p>
              </table:table-cell>
              <table:table-cell office:value-type="float" office:value="0.500668">
                <text:p>0.500668</text:p>
              </table:table-cell>
            </table:table-row>
            <table:table-row>
              <table:table-cell office:value-type="float" office:value="1354819">
                <text:p>1354819</text:p>
              </table:table-cell>
              <table:table-cell office:value-type="float" office:value="-0.147461">
                <text:p>-0.147461</text:p>
              </table:table-cell>
              <table:table-cell office:value-type="float" office:value="-0.12793">
                <text:p>-0.12793</text:p>
              </table:table-cell>
              <table:table-cell office:value-type="float" office:value="0.652344">
                <text:p>0.652344</text:p>
              </table:table-cell>
              <table:table-cell office:value-type="float" office:value="-1.216516">
                <text:p>-1.216516</text:p>
              </table:table-cell>
              <table:table-cell office:value-type="float" office:value="0.023436">
                <text:p>0.023436</text:p>
              </table:table-cell>
              <table:table-cell office:value-type="float" office:value="0.490015">
                <text:p>0.490015</text:p>
              </table:table-cell>
            </table:table-row>
            <table:table-row>
              <table:table-cell office:value-type="float" office:value="1356066">
                <text:p>1356066</text:p>
              </table:table-cell>
              <table:table-cell office:value-type="float" office:value="-0.142578">
                <text:p>-0.142578</text:p>
              </table:table-cell>
              <table:table-cell office:value-type="float" office:value="-0.142578">
                <text:p>-0.142578</text:p>
              </table:table-cell>
              <table:table-cell office:value-type="float" office:value="0.661133">
                <text:p>0.661133</text:p>
              </table:table-cell>
              <table:table-cell office:value-type="float" office:value="-1.188819">
                <text:p>-1.188819</text:p>
              </table:table-cell>
              <table:table-cell office:value-type="float" office:value="-0.010653">
                <text:p>-0.010653</text:p>
              </table:table-cell>
              <table:table-cell office:value-type="float" office:value="0.479363">
                <text:p>0.479363</text:p>
              </table:table-cell>
            </table:table-row>
            <table:table-row>
              <table:table-cell office:value-type="float" office:value="1357315">
                <text:p>1357315</text:p>
              </table:table-cell>
              <table:table-cell office:value-type="float" office:value="-0.141602">
                <text:p>-0.141602</text:p>
              </table:table-cell>
              <table:table-cell office:value-type="float" office:value="-0.157227">
                <text:p>-0.157227</text:p>
              </table:table-cell>
              <table:table-cell office:value-type="float" office:value="0.671875">
                <text:p>0.671875</text:p>
              </table:table-cell>
              <table:table-cell office:value-type="float" office:value="-1.173906">
                <text:p>-1.173906</text:p>
              </table:table-cell>
              <table:table-cell office:value-type="float" office:value="-0.051132">
                <text:p>-0.051132</text:p>
              </table:table-cell>
              <table:table-cell office:value-type="float" office:value="0.458058">
                <text:p>0.458058</text:p>
              </table:table-cell>
            </table:table-row>
            <table:table-row>
              <table:table-cell office:value-type="float" office:value="1358565">
                <text:p>1358565</text:p>
              </table:table-cell>
              <table:table-cell office:value-type="float" office:value="-0.124023">
                <text:p>-0.124023</text:p>
              </table:table-cell>
              <table:table-cell office:value-type="float" office:value="-0.179687">
                <text:p>-0.179687</text:p>
              </table:table-cell>
              <table:table-cell office:value-type="float" office:value="0.700195">
                <text:p>0.700195</text:p>
              </table:table-cell>
              <table:table-cell office:value-type="float" office:value="-1.158992">
                <text:p>-1.158992</text:p>
              </table:table-cell>
              <table:table-cell office:value-type="float" office:value="-0.093742">
                <text:p>-0.093742</text:p>
              </table:table-cell>
              <table:table-cell office:value-type="float" office:value="0.430361">
                <text:p>0.430361</text:p>
              </table:table-cell>
            </table:table-row>
            <table:table-row>
              <table:table-cell office:value-type="float" office:value="1359812">
                <text:p>1359812</text:p>
              </table:table-cell>
              <table:table-cell office:value-type="float" office:value="-0.12207">
                <text:p>-0.12207</text:p>
              </table:table-cell>
              <table:table-cell office:value-type="float" office:value="-0.195312">
                <text:p>-0.195312</text:p>
              </table:table-cell>
              <table:table-cell office:value-type="float" office:value="0.711914">
                <text:p>0.711914</text:p>
              </table:table-cell>
              <table:table-cell office:value-type="float" office:value="-1.135557">
                <text:p>-1.135557</text:p>
              </table:table-cell>
              <table:table-cell office:value-type="float" office:value="-0.12783">
                <text:p>-0.12783</text:p>
              </table:table-cell>
              <table:table-cell office:value-type="float" office:value="0.413317">
                <text:p>0.413317</text:p>
              </table:table-cell>
            </table:table-row>
            <table:table-row>
              <table:table-cell office:value-type="float" office:value="1361061">
                <text:p>1361061</text:p>
              </table:table-cell>
              <table:table-cell office:value-type="float" office:value="-0.111328">
                <text:p>-0.111328</text:p>
              </table:table-cell>
              <table:table-cell office:value-type="float" office:value="-0.207031">
                <text:p>-0.207031</text:p>
              </table:table-cell>
              <table:table-cell office:value-type="float" office:value="0.726562">
                <text:p>0.726562</text:p>
              </table:table-cell>
              <table:table-cell office:value-type="float" office:value="-1.101468">
                <text:p>-1.101468</text:p>
              </table:table-cell>
              <table:table-cell office:value-type="float" office:value="-0.161918">
                <text:p>-0.161918</text:p>
              </table:table-cell>
              <table:table-cell office:value-type="float" office:value="0.394143">
                <text:p>0.394143</text:p>
              </table:table-cell>
            </table:table-row>
            <table:table-row>
              <table:table-cell office:value-type="float" office:value="1362309">
                <text:p>1362309</text:p>
              </table:table-cell>
              <table:table-cell office:value-type="float" office:value="-0.105469">
                <text:p>-0.105469</text:p>
              </table:table-cell>
              <table:table-cell office:value-type="float" office:value="-0.220703">
                <text:p>-0.220703</text:p>
              </table:table-cell>
              <table:table-cell office:value-type="float" office:value="0.740234">
                <text:p>0.740234</text:p>
              </table:table-cell>
              <table:table-cell office:value-type="float" office:value="-1.058858">
                <text:p>-1.058858</text:p>
              </table:table-cell>
              <table:table-cell office:value-type="float" office:value="-0.208789">
                <text:p>-0.208789</text:p>
              </table:table-cell>
              <table:table-cell office:value-type="float" office:value="0.374968">
                <text:p>0.374968</text:p>
              </table:table-cell>
            </table:table-row>
            <table:table-row>
              <table:table-cell office:value-type="float" office:value="1363560">
                <text:p>1363560</text:p>
              </table:table-cell>
              <table:table-cell office:value-type="float" office:value="-0.100586">
                <text:p>-0.100586</text:p>
              </table:table-cell>
              <table:table-cell office:value-type="float" office:value="-0.236328">
                <text:p>-0.236328</text:p>
              </table:table-cell>
              <table:table-cell office:value-type="float" office:value="0.755859">
                <text:p>0.755859</text:p>
              </table:table-cell>
              <table:table-cell office:value-type="float" office:value="-1.007726">
                <text:p>-1.007726</text:p>
              </table:table-cell>
              <table:table-cell office:value-type="float" office:value="-0.25353">
                <text:p>-0.25353</text:p>
              </table:table-cell>
              <table:table-cell office:value-type="float" office:value="0.347272">
                <text:p>0.347272</text:p>
              </table:table-cell>
            </table:table-row>
            <table:table-row>
              <table:table-cell office:value-type="float" office:value="1364807">
                <text:p>1364807</text:p>
              </table:table-cell>
              <table:table-cell office:value-type="float" office:value="-0.110352">
                <text:p>-0.110352</text:p>
              </table:table-cell>
              <table:table-cell office:value-type="float" office:value="-0.243164">
                <text:p>-0.243164</text:p>
              </table:table-cell>
              <table:table-cell office:value-type="float" office:value="0.760742">
                <text:p>0.760742</text:p>
              </table:table-cell>
              <table:table-cell office:value-type="float" office:value="-0.960855">
                <text:p>-0.960855</text:p>
              </table:table-cell>
              <table:table-cell office:value-type="float" office:value="-0.302531">
                <text:p>-0.302531</text:p>
              </table:table-cell>
              <table:table-cell office:value-type="float" office:value="0.319575">
                <text:p>0.319575</text:p>
              </table:table-cell>
            </table:table-row>
            <table:table-row>
              <table:table-cell office:value-type="float" office:value="1366055">
                <text:p>1366055</text:p>
              </table:table-cell>
              <table:table-cell office:value-type="float" office:value="-0.120117">
                <text:p>-0.120117</text:p>
              </table:table-cell>
              <table:table-cell office:value-type="float" office:value="-0.248047">
                <text:p>-0.248047</text:p>
              </table:table-cell>
              <table:table-cell office:value-type="float" office:value="0.764648">
                <text:p>0.764648</text:p>
              </table:table-cell>
              <table:table-cell office:value-type="float" office:value="-0.920376">
                <text:p>-0.920376</text:p>
              </table:table-cell>
              <table:table-cell office:value-type="float" office:value="-0.360054">
                <text:p>-0.360054</text:p>
              </table:table-cell>
              <table:table-cell office:value-type="float" office:value="0.29827">
                <text:p>0.29827</text:p>
              </table:table-cell>
            </table:table-row>
            <table:table-row>
              <table:table-cell office:value-type="float" office:value="1367304">
                <text:p>1367304</text:p>
              </table:table-cell>
              <table:table-cell office:value-type="float" office:value="-0.116211">
                <text:p>-0.116211</text:p>
              </table:table-cell>
              <table:table-cell office:value-type="float" office:value="-0.227539">
                <text:p>-0.227539</text:p>
              </table:table-cell>
              <table:table-cell office:value-type="float" office:value="0.743164">
                <text:p>0.743164</text:p>
              </table:table-cell>
              <table:table-cell office:value-type="float" office:value="-0.918246">
                <text:p>-0.918246</text:p>
              </table:table-cell>
              <table:table-cell office:value-type="float" office:value="-0.430361">
                <text:p>-0.430361</text:p>
              </table:table-cell>
              <table:table-cell office:value-type="float" office:value="0.259921">
                <text:p>0.259921</text:p>
              </table:table-cell>
            </table:table-row>
            <table:table-row>
              <table:table-cell office:value-type="float" office:value="1368553">
                <text:p>1368553</text:p>
              </table:table-cell>
              <table:table-cell office:value-type="float" office:value="-0.121094">
                <text:p>-0.121094</text:p>
              </table:table-cell>
              <table:table-cell office:value-type="float" office:value="-0.25">
                <text:p>-0.25</text:p>
              </table:table-cell>
              <table:table-cell office:value-type="float" office:value="0.769531">
                <text:p>0.769531</text:p>
              </table:table-cell>
              <table:table-cell office:value-type="float" office:value="-0.922507">
                <text:p>-0.922507</text:p>
              </table:table-cell>
              <table:table-cell office:value-type="float" office:value="-0.477232">
                <text:p>-0.477232</text:p>
              </table:table-cell>
              <table:table-cell office:value-type="float" office:value="0.251399">
                <text:p>0.251399</text:p>
              </table:table-cell>
            </table:table-row>
            <table:table-row>
              <table:table-cell office:value-type="float" office:value="1369802">
                <text:p>1369802</text:p>
              </table:table-cell>
              <table:table-cell office:value-type="float" office:value="-0.133789">
                <text:p>-0.133789</text:p>
              </table:table-cell>
              <table:table-cell office:value-type="float" office:value="-0.265625">
                <text:p>-0.265625</text:p>
              </table:table-cell>
              <table:table-cell office:value-type="float" office:value="0.769531">
                <text:p>0.769531</text:p>
              </table:table-cell>
              <table:table-cell office:value-type="float" office:value="-0.911854">
                <text:p>-0.911854</text:p>
              </table:table-cell>
              <table:table-cell office:value-type="float" office:value="-0.51132">
                <text:p>-0.51132</text:p>
              </table:table-cell>
              <table:table-cell office:value-type="float" office:value="0.234355">
                <text:p>0.234355</text:p>
              </table:table-cell>
            </table:table-row>
            <table:table-row>
              <table:table-cell office:value-type="float" office:value="1371052">
                <text:p>1371052</text:p>
              </table:table-cell>
              <table:table-cell office:value-type="float" office:value="-0.134766">
                <text:p>-0.134766</text:p>
              </table:table-cell>
              <table:table-cell office:value-type="float" office:value="-0.271484">
                <text:p>-0.271484</text:p>
              </table:table-cell>
              <table:table-cell office:value-type="float" office:value="0.760742">
                <text:p>0.760742</text:p>
              </table:table-cell>
              <table:table-cell office:value-type="float" office:value="-0.888418">
                <text:p>-0.888418</text:p>
              </table:table-cell>
              <table:table-cell office:value-type="float" office:value="-0.549669">
                <text:p>-0.549669</text:p>
              </table:table-cell>
              <table:table-cell office:value-type="float" office:value="0.204528">
                <text:p>0.204528</text:p>
              </table:table-cell>
            </table:table-row>
            <table:table-row>
              <table:table-cell office:value-type="float" office:value="1372299">
                <text:p>1372299</text:p>
              </table:table-cell>
              <table:table-cell office:value-type="float" office:value="-0.136719">
                <text:p>-0.136719</text:p>
              </table:table-cell>
              <table:table-cell office:value-type="float" office:value="-0.268555">
                <text:p>-0.268555</text:p>
              </table:table-cell>
              <table:table-cell office:value-type="float" office:value="0.760742">
                <text:p>0.760742</text:p>
              </table:table-cell>
              <table:table-cell office:value-type="float" office:value="-0.8522">
                <text:p>-0.8522</text:p>
              </table:table-cell>
              <table:table-cell office:value-type="float" office:value="-0.605062">
                <text:p>-0.605062</text:p>
              </table:table-cell>
              <table:table-cell office:value-type="float" office:value="0.191745">
                <text:p>0.191745</text:p>
              </table:table-cell>
            </table:table-row>
            <table:table-row>
              <table:table-cell office:value-type="float" office:value="1373549">
                <text:p>1373549</text:p>
              </table:table-cell>
              <table:table-cell office:value-type="float" office:value="-0.119141">
                <text:p>-0.119141</text:p>
              </table:table-cell>
              <table:table-cell office:value-type="float" office:value="-0.227539">
                <text:p>-0.227539</text:p>
              </table:table-cell>
              <table:table-cell office:value-type="float" office:value="0.758789">
                <text:p>0.758789</text:p>
              </table:table-cell>
              <table:table-cell office:value-type="float" office:value="-0.822373">
                <text:p>-0.822373</text:p>
              </table:table-cell>
              <table:table-cell office:value-type="float" office:value="-0.679629">
                <text:p>-0.679629</text:p>
              </table:table-cell>
              <table:table-cell office:value-type="float" office:value="0.181092">
                <text:p>0.181092</text:p>
              </table:table-cell>
            </table:table-row>
            <table:table-row>
              <table:table-cell office:value-type="float" office:value="1374796">
                <text:p>1374796</text:p>
              </table:table-cell>
              <table:table-cell office:value-type="float" office:value="-0.109375">
                <text:p>-0.109375</text:p>
              </table:table-cell>
              <table:table-cell office:value-type="float" office:value="-0.238281">
                <text:p>-0.238281</text:p>
              </table:table-cell>
              <table:table-cell office:value-type="float" office:value="0.772461">
                <text:p>0.772461</text:p>
              </table:table-cell>
              <table:table-cell office:value-type="float" office:value="-0.788285">
                <text:p>-0.788285</text:p>
              </table:table-cell>
              <table:table-cell office:value-type="float" office:value="-0.752066">
                <text:p>-0.752066</text:p>
              </table:table-cell>
              <table:table-cell office:value-type="float" office:value="0.16831">
                <text:p>0.16831</text:p>
              </table:table-cell>
            </table:table-row>
            <table:table-row>
              <table:table-cell office:value-type="float" office:value="1376045">
                <text:p>1376045</text:p>
              </table:table-cell>
              <table:table-cell office:value-type="float" office:value="-0.113281">
                <text:p>-0.113281</text:p>
              </table:table-cell>
              <table:table-cell office:value-type="float" office:value="-0.258789">
                <text:p>-0.258789</text:p>
              </table:table-cell>
              <table:table-cell office:value-type="float" office:value="0.78418">
                <text:p>0.78418</text:p>
              </table:table-cell>
              <table:table-cell office:value-type="float" office:value="-0.749936">
                <text:p>-0.749936</text:p>
              </table:table-cell>
              <table:table-cell office:value-type="float" office:value="-0.798937">
                <text:p>-0.798937</text:p>
              </table:table-cell>
              <table:table-cell office:value-type="float" office:value="0.159787">
                <text:p>0.159787</text:p>
              </table:table-cell>
            </table:table-row>
            <table:table-row>
              <table:table-cell office:value-type="float" office:value="1377295">
                <text:p>1377295</text:p>
              </table:table-cell>
              <table:table-cell office:value-type="float" office:value="-0.113281">
                <text:p>-0.113281</text:p>
              </table:table-cell>
              <table:table-cell office:value-type="float" office:value="-0.261719">
                <text:p>-0.261719</text:p>
              </table:table-cell>
              <table:table-cell office:value-type="float" office:value="0.78418">
                <text:p>0.78418</text:p>
              </table:table-cell>
              <table:table-cell office:value-type="float" office:value="-0.705195">
                <text:p>-0.705195</text:p>
              </table:table-cell>
              <table:table-cell office:value-type="float" office:value="-0.833025">
                <text:p>-0.833025</text:p>
              </table:table-cell>
              <table:table-cell office:value-type="float" office:value="0.144874">
                <text:p>0.144874</text:p>
              </table:table-cell>
            </table:table-row>
            <table:table-row>
              <table:table-cell office:value-type="float" office:value="1378542">
                <text:p>1378542</text:p>
              </table:table-cell>
              <table:table-cell office:value-type="float" office:value="-0.101562">
                <text:p>-0.101562</text:p>
              </table:table-cell>
              <table:table-cell office:value-type="float" office:value="-0.251953">
                <text:p>-0.251953</text:p>
              </table:table-cell>
              <table:table-cell office:value-type="float" office:value="0.774414">
                <text:p>0.774414</text:p>
              </table:table-cell>
              <table:table-cell office:value-type="float" office:value="-0.666847">
                <text:p>-0.666847</text:p>
              </table:table-cell>
              <table:table-cell office:value-type="float" office:value="-0.869244">
                <text:p>-0.869244</text:p>
              </table:table-cell>
              <table:table-cell office:value-type="float" office:value="0.110786">
                <text:p>0.110786</text:p>
              </table:table-cell>
            </table:table-row>
            <table:table-row>
              <table:table-cell office:value-type="float" office:value="1379791">
                <text:p>1379791</text:p>
              </table:table-cell>
              <table:table-cell office:value-type="float" office:value="-0.09668">
                <text:p>-0.09668</text:p>
              </table:table-cell>
              <table:table-cell office:value-type="float" office:value="-0.238281">
                <text:p>-0.238281</text:p>
              </table:table-cell>
              <table:table-cell office:value-type="float" office:value="0.776367">
                <text:p>0.776367</text:p>
              </table:table-cell>
              <table:table-cell office:value-type="float" office:value="-0.628498">
                <text:p>-0.628498</text:p>
              </table:table-cell>
              <table:table-cell office:value-type="float" office:value="-0.909724">
                <text:p>-0.909724</text:p>
              </table:table-cell>
              <table:table-cell office:value-type="float" office:value="0.072437">
                <text:p>0.072437</text:p>
              </table:table-cell>
            </table:table-row>
            <table:table-row>
              <table:table-cell office:value-type="float" office:value="1381041">
                <text:p>1381041</text:p>
              </table:table-cell>
              <table:table-cell office:value-type="float" office:value="-0.099609">
                <text:p>-0.099609</text:p>
              </table:table-cell>
              <table:table-cell office:value-type="float" office:value="-0.230469">
                <text:p>-0.230469</text:p>
              </table:table-cell>
              <table:table-cell office:value-type="float" office:value="0.78418">
                <text:p>0.78418</text:p>
              </table:table-cell>
              <table:table-cell office:value-type="float" office:value="-0.59867">
                <text:p>-0.59867</text:p>
              </table:table-cell>
              <table:table-cell office:value-type="float" office:value="-0.948072">
                <text:p>-0.948072</text:p>
              </table:table-cell>
              <table:table-cell office:value-type="float" office:value="0.038349">
                <text:p>0.038349</text:p>
              </table:table-cell>
            </table:table-row>
            <table:table-row>
              <table:table-cell office:value-type="float" office:value="1382288">
                <text:p>1382288</text:p>
              </table:table-cell>
              <table:table-cell office:value-type="float" office:value="-0.101562">
                <text:p>-0.101562</text:p>
              </table:table-cell>
              <table:table-cell office:value-type="float" office:value="-0.236328">
                <text:p>-0.236328</text:p>
              </table:table-cell>
              <table:table-cell office:value-type="float" office:value="0.789062">
                <text:p>0.789062</text:p>
              </table:table-cell>
              <table:table-cell office:value-type="float" office:value="-0.566713">
                <text:p>-0.566713</text:p>
              </table:table-cell>
              <table:table-cell office:value-type="float" office:value="-0.992813">
                <text:p>-0.992813</text:p>
              </table:table-cell>
              <table:table-cell office:value-type="float" office:value="0.023436">
                <text:p>0.023436</text:p>
              </table:table-cell>
            </table:table-row>
            <table:table-row>
              <table:table-cell office:value-type="float" office:value="1383537">
                <text:p>1383537</text:p>
              </table:table-cell>
              <table:table-cell office:value-type="float" office:value="-0.09375">
                <text:p>-0.09375</text:p>
              </table:table-cell>
              <table:table-cell office:value-type="float" office:value="-0.238281">
                <text:p>-0.238281</text:p>
              </table:table-cell>
              <table:table-cell office:value-type="float" office:value="0.780273">
                <text:p>0.780273</text:p>
              </table:table-cell>
              <table:table-cell office:value-type="float" office:value="-0.534756">
                <text:p>-0.534756</text:p>
              </table:table-cell>
              <table:table-cell office:value-type="float" office:value="-1.026901">
                <text:p>-1.026901</text:p>
              </table:table-cell>
              <table:table-cell office:value-type="float" office:value="0.014913">
                <text:p>0.014913</text:p>
              </table:table-cell>
            </table:table-row>
            <table:table-row>
              <table:table-cell office:value-type="float" office:value="1384786">
                <text:p>1384786</text:p>
              </table:table-cell>
              <table:table-cell office:value-type="float" office:value="-0.081055">
                <text:p>-0.081055</text:p>
              </table:table-cell>
              <table:table-cell office:value-type="float" office:value="-0.236328">
                <text:p>-0.236328</text:p>
              </table:table-cell>
              <table:table-cell office:value-type="float" office:value="0.772461">
                <text:p>0.772461</text:p>
              </table:table-cell>
              <table:table-cell office:value-type="float" office:value="-0.515581">
                <text:p>-0.515581</text:p>
              </table:table-cell>
              <table:table-cell office:value-type="float" office:value="-1.046075">
                <text:p>-1.046075</text:p>
              </table:table-cell>
              <table:table-cell office:value-type="float" office:value="0.010653">
                <text:p>0.010653</text:p>
              </table:table-cell>
            </table:table-row>
            <table:table-row>
              <table:table-cell office:value-type="float" office:value="1386034">
                <text:p>1386034</text:p>
              </table:table-cell>
              <table:table-cell office:value-type="float" office:value="-0.078125">
                <text:p>-0.078125</text:p>
              </table:table-cell>
              <table:table-cell office:value-type="float" office:value="-0.235352">
                <text:p>-0.235352</text:p>
              </table:table-cell>
              <table:table-cell office:value-type="float" office:value="0.769531">
                <text:p>0.769531</text:p>
              </table:table-cell>
              <table:table-cell office:value-type="float" office:value="-0.490015">
                <text:p>-0.490015</text:p>
              </table:table-cell>
              <table:table-cell office:value-type="float" office:value="-1.060989">
                <text:p>-1.060989</text:p>
              </table:table-cell>
              <table:table-cell office:value-type="float" office:value="-0.012783">
                <text:p>-0.012783</text:p>
              </table:table-cell>
            </table:table-row>
            <table:table-row>
              <table:table-cell office:value-type="float" office:value="1387283">
                <text:p>1387283</text:p>
              </table:table-cell>
              <table:table-cell office:value-type="float" office:value="-0.071289">
                <text:p>-0.071289</text:p>
              </table:table-cell>
              <table:table-cell office:value-type="float" office:value="-0.234375">
                <text:p>-0.234375</text:p>
              </table:table-cell>
              <table:table-cell office:value-type="float" office:value="0.772461">
                <text:p>0.772461</text:p>
              </table:table-cell>
              <table:table-cell office:value-type="float" office:value="-0.460188">
                <text:p>-0.460188</text:p>
              </table:table-cell>
              <table:table-cell office:value-type="float" office:value="-1.084424">
                <text:p>-1.084424</text:p>
              </table:table-cell>
              <table:table-cell office:value-type="float" office:value="-0.019175">
                <text:p>-0.019175</text:p>
              </table:table-cell>
            </table:table-row>
            <table:table-row>
              <table:table-cell office:value-type="float" office:value="1388532">
                <text:p>1388532</text:p>
              </table:table-cell>
              <table:table-cell office:value-type="float" office:value="-0.072266">
                <text:p>-0.072266</text:p>
              </table:table-cell>
              <table:table-cell office:value-type="float" office:value="-0.228516">
                <text:p>-0.228516</text:p>
              </table:table-cell>
              <table:table-cell office:value-type="float" office:value="0.765625">
                <text:p>0.765625</text:p>
              </table:table-cell>
              <table:table-cell office:value-type="float" office:value="-0.428231">
                <text:p>-0.428231</text:p>
              </table:table-cell>
              <table:table-cell office:value-type="float" office:value="-1.10786">
                <text:p>-1.10786</text:p>
              </table:table-cell>
              <table:table-cell office:value-type="float" office:value="-0.023436">
                <text:p>-0.023436</text:p>
              </table:table-cell>
            </table:table-row>
            <table:table-row>
              <table:table-cell office:value-type="float" office:value="1389780">
                <text:p>1389780</text:p>
              </table:table-cell>
              <table:table-cell office:value-type="float" office:value="-0.054688">
                <text:p>-0.054688</text:p>
              </table:table-cell>
              <table:table-cell office:value-type="float" office:value="-0.21582">
                <text:p>-0.21582</text:p>
              </table:table-cell>
              <table:table-cell office:value-type="float" office:value="0.788086">
                <text:p>0.788086</text:p>
              </table:table-cell>
              <table:table-cell office:value-type="float" office:value="-0.372837">
                <text:p>-0.372837</text:p>
              </table:table-cell>
              <table:table-cell office:value-type="float" office:value="-1.133426">
                <text:p>-1.133426</text:p>
              </table:table-cell>
              <table:table-cell office:value-type="float" office:value="-0.036219">
                <text:p>-0.036219</text:p>
              </table:table-cell>
            </table:table-row>
            <table:table-row>
              <table:table-cell office:value-type="float" office:value="1391029">
                <text:p>1391029</text:p>
              </table:table-cell>
              <table:table-cell office:value-type="float" office:value="-0.041016">
                <text:p>-0.041016</text:p>
              </table:table-cell>
              <table:table-cell office:value-type="float" office:value="-0.212891">
                <text:p>-0.212891</text:p>
              </table:table-cell>
              <table:table-cell office:value-type="float" office:value="0.785156">
                <text:p>0.785156</text:p>
              </table:table-cell>
              <table:table-cell office:value-type="float" office:value="-0.334489">
                <text:p>-0.334489</text:p>
              </table:table-cell>
              <table:table-cell office:value-type="float" office:value="-1.156861">
                <text:p>-1.156861</text:p>
              </table:table-cell>
              <table:table-cell office:value-type="float" office:value="-0.046871">
                <text:p>-0.046871</text:p>
              </table:table-cell>
            </table:table-row>
            <table:table-row>
              <table:table-cell office:value-type="float" office:value="1392278">
                <text:p>1392278</text:p>
              </table:table-cell>
              <table:table-cell office:value-type="float" office:value="-0.052734">
                <text:p>-0.052734</text:p>
              </table:table-cell>
              <table:table-cell office:value-type="float" office:value="-0.224609">
                <text:p>-0.224609</text:p>
              </table:table-cell>
              <table:table-cell office:value-type="float" office:value="0.75">
                <text:p>0.75</text:p>
              </table:table-cell>
              <table:table-cell office:value-type="float" office:value="-0.328097">
                <text:p>-0.328097</text:p>
              </table:table-cell>
              <table:table-cell office:value-type="float" office:value="-1.176036">
                <text:p>-1.176036</text:p>
              </table:table-cell>
              <table:table-cell office:value-type="float" office:value="-0.04048">
                <text:p>-0.04048</text:p>
              </table:table-cell>
            </table:table-row>
            <table:table-row>
              <table:table-cell office:value-type="float" office:value="1393526">
                <text:p>1393526</text:p>
              </table:table-cell>
              <table:table-cell office:value-type="float" office:value="-0.060547">
                <text:p>-0.060547</text:p>
              </table:table-cell>
              <table:table-cell office:value-type="float" office:value="-0.223633">
                <text:p>-0.223633</text:p>
              </table:table-cell>
              <table:table-cell office:value-type="float" office:value="0.75293">
                <text:p>0.75293</text:p>
              </table:table-cell>
              <table:table-cell office:value-type="float" office:value="-0.315314">
                <text:p>-0.315314</text:p>
              </table:table-cell>
              <table:table-cell office:value-type="float" office:value="-1.197341">
                <text:p>-1.197341</text:p>
              </table:table-cell>
              <table:table-cell office:value-type="float" office:value="-0.019175">
                <text:p>-0.019175</text:p>
              </table:table-cell>
            </table:table-row>
            <table:table-row>
              <table:table-cell office:value-type="float" office:value="1394775">
                <text:p>1394775</text:p>
              </table:table-cell>
              <table:table-cell office:value-type="float" office:value="-0.041016">
                <text:p>-0.041016</text:p>
              </table:table-cell>
              <table:table-cell office:value-type="float" office:value="-0.22168">
                <text:p>-0.22168</text:p>
              </table:table-cell>
              <table:table-cell office:value-type="float" office:value="0.762695">
                <text:p>0.762695</text:p>
              </table:table-cell>
              <table:table-cell office:value-type="float" office:value="-0.300401">
                <text:p>-0.300401</text:p>
              </table:table-cell>
              <table:table-cell office:value-type="float" office:value="-1.218646">
                <text:p>-1.218646</text:p>
              </table:table-cell>
              <table:table-cell office:value-type="float" office:value="-0.019175">
                <text:p>-0.019175</text:p>
              </table:table-cell>
            </table:table-row>
            <table:table-row>
              <table:table-cell office:value-type="float" office:value="1396024">
                <text:p>1396024</text:p>
              </table:table-cell>
              <table:table-cell office:value-type="float" office:value="-0.022461">
                <text:p>-0.022461</text:p>
              </table:table-cell>
              <table:table-cell office:value-type="float" office:value="-0.21875">
                <text:p>-0.21875</text:p>
              </table:table-cell>
              <table:table-cell office:value-type="float" office:value="0.764648">
                <text:p>0.764648</text:p>
              </table:table-cell>
              <table:table-cell office:value-type="float" office:value="-0.272704">
                <text:p>-0.272704</text:p>
              </table:table-cell>
              <table:table-cell office:value-type="float" office:value="-1.233559">
                <text:p>-1.233559</text:p>
              </table:table-cell>
              <table:table-cell office:value-type="float" office:value="-0.017044">
                <text:p>-0.017044</text:p>
              </table:table-cell>
            </table:table-row>
            <table:table-row>
              <table:table-cell office:value-type="float" office:value="1397272">
                <text:p>1397272</text:p>
              </table:table-cell>
              <table:table-cell office:value-type="float" office:value="-0.009766">
                <text:p>-0.009766</text:p>
              </table:table-cell>
              <table:table-cell office:value-type="float" office:value="-0.21875">
                <text:p>-0.21875</text:p>
              </table:table-cell>
              <table:table-cell office:value-type="float" office:value="0.763672">
                <text:p>0.763672</text:p>
              </table:table-cell>
              <table:table-cell office:value-type="float" office:value="-0.242877">
                <text:p>-0.242877</text:p>
              </table:table-cell>
              <table:table-cell office:value-type="float" office:value="-1.252734">
                <text:p>-1.252734</text:p>
              </table:table-cell>
              <table:table-cell office:value-type="float" office:value="-0.023436">
                <text:p>-0.023436</text:p>
              </table:table-cell>
            </table:table-row>
            <table:table-row>
              <table:table-cell office:value-type="float" office:value="1398523">
                <text:p>1398523</text:p>
              </table:table-cell>
              <table:table-cell office:value-type="float" office:value="0.004883">
                <text:p>0.004883</text:p>
              </table:table-cell>
              <table:table-cell office:value-type="float" office:value="-0.217773">
                <text:p>-0.217773</text:p>
              </table:table-cell>
              <table:table-cell office:value-type="float" office:value="0.763672">
                <text:p>0.763672</text:p>
              </table:table-cell>
              <table:table-cell office:value-type="float" office:value="-0.21305">
                <text:p>-0.21305</text:p>
              </table:table-cell>
              <table:table-cell office:value-type="float" office:value="-1.265517">
                <text:p>-1.265517</text:p>
              </table:table-cell>
              <table:table-cell office:value-type="float" office:value="-0.025566">
                <text:p>-0.025566</text:p>
              </table:table-cell>
            </table:table-row>
            <table:table-row>
              <table:table-cell office:value-type="float" office:value="1399770">
                <text:p>1399770</text:p>
              </table:table-cell>
              <table:table-cell office:value-type="float" office:value="0.018555">
                <text:p>0.018555</text:p>
              </table:table-cell>
              <table:table-cell office:value-type="float" office:value="-0.217773">
                <text:p>-0.217773</text:p>
              </table:table-cell>
              <table:table-cell office:value-type="float" office:value="0.763672">
                <text:p>0.763672</text:p>
              </table:table-cell>
              <table:table-cell office:value-type="float" office:value="-0.17257">
                <text:p>-0.17257</text:p>
              </table:table-cell>
              <table:table-cell office:value-type="float" office:value="-1.267648">
                <text:p>-1.267648</text:p>
              </table:table-cell>
              <table:table-cell office:value-type="float" office:value="-0.019175">
                <text:p>-0.019175</text:p>
              </table:table-cell>
            </table:table-row>
            <table:table-row>
              <table:table-cell office:value-type="float" office:value="1401020">
                <text:p>1401020</text:p>
              </table:table-cell>
              <table:table-cell office:value-type="float" office:value="0.03418">
                <text:p>0.03418</text:p>
              </table:table-cell>
              <table:table-cell office:value-type="float" office:value="-0.21582">
                <text:p>-0.21582</text:p>
              </table:table-cell>
              <table:table-cell office:value-type="float" office:value="0.763672">
                <text:p>0.763672</text:p>
              </table:table-cell>
              <table:table-cell office:value-type="float" office:value="-0.132091">
                <text:p>-0.132091</text:p>
              </table:table-cell>
              <table:table-cell office:value-type="float" office:value="-1.263386">
                <text:p>-1.263386</text:p>
              </table:table-cell>
              <table:table-cell office:value-type="float" office:value="-0.012783">
                <text:p>-0.012783</text:p>
              </table:table-cell>
            </table:table-row>
            <table:table-row>
              <table:table-cell office:value-type="float" office:value="1402267">
                <text:p>1402267</text:p>
              </table:table-cell>
              <table:table-cell office:value-type="float" office:value="0.048828">
                <text:p>0.048828</text:p>
              </table:table-cell>
              <table:table-cell office:value-type="float" office:value="-0.207031">
                <text:p>-0.207031</text:p>
              </table:table-cell>
              <table:table-cell office:value-type="float" office:value="0.757812">
                <text:p>0.757812</text:p>
              </table:table-cell>
              <table:table-cell office:value-type="float" office:value="-0.104395">
                <text:p>-0.104395</text:p>
              </table:table-cell>
              <table:table-cell office:value-type="float" office:value="-1.259126">
                <text:p>-1.259126</text:p>
              </table:table-cell>
              <table:table-cell office:value-type="float" office:value="-0.010653">
                <text:p>-0.010653</text:p>
              </table:table-cell>
            </table:table-row>
            <table:table-row>
              <table:table-cell office:value-type="float" office:value="1403516">
                <text:p>1403516</text:p>
              </table:table-cell>
              <table:table-cell office:value-type="float" office:value="0.064453">
                <text:p>0.064453</text:p>
              </table:table-cell>
              <table:table-cell office:value-type="float" office:value="-0.197266">
                <text:p>-0.197266</text:p>
              </table:table-cell>
              <table:table-cell office:value-type="float" office:value="0.744141">
                <text:p>0.744141</text:p>
              </table:table-cell>
              <table:table-cell office:value-type="float" office:value="-0.078828">
                <text:p>-0.078828</text:p>
              </table:table-cell>
              <table:table-cell office:value-type="float" office:value="-1.250603">
                <text:p>-1.250603</text:p>
              </table:table-cell>
              <table:table-cell office:value-type="float" office:value="-0.014913">
                <text:p>-0.014913</text:p>
              </table:table-cell>
            </table:table-row>
            <table:table-row>
              <table:table-cell office:value-type="float" office:value="1404766">
                <text:p>1404766</text:p>
              </table:table-cell>
              <table:table-cell office:value-type="float" office:value="0.078125">
                <text:p>0.078125</text:p>
              </table:table-cell>
              <table:table-cell office:value-type="float" office:value="-0.1875">
                <text:p>-0.1875</text:p>
              </table:table-cell>
              <table:table-cell office:value-type="float" office:value="0.730469">
                <text:p>0.730469</text:p>
              </table:table-cell>
              <table:table-cell office:value-type="float" office:value="-0.053262">
                <text:p>-0.053262</text:p>
              </table:table-cell>
              <table:table-cell office:value-type="float" office:value="-1.244212">
                <text:p>-1.244212</text:p>
              </table:table-cell>
              <table:table-cell office:value-type="float" office:value="-0.021305">
                <text:p>-0.021305</text:p>
              </table:table-cell>
            </table:table-row>
            <table:table-row>
              <table:table-cell office:value-type="float" office:value="1406013">
                <text:p>1406013</text:p>
              </table:table-cell>
              <table:table-cell office:value-type="float" office:value="0.091797">
                <text:p>0.091797</text:p>
              </table:table-cell>
              <table:table-cell office:value-type="float" office:value="-0.182617">
                <text:p>-0.182617</text:p>
              </table:table-cell>
              <table:table-cell office:value-type="float" office:value="0.722656">
                <text:p>0.722656</text:p>
              </table:table-cell>
              <table:table-cell office:value-type="float" office:value="-0.027696">
                <text:p>-0.027696</text:p>
              </table:table-cell>
              <table:table-cell office:value-type="float" office:value="-1.239951">
                <text:p>-1.239951</text:p>
              </table:table-cell>
              <table:table-cell office:value-type="float" office:value="-0.029827">
                <text:p>-0.029827</text:p>
              </table:table-cell>
            </table:table-row>
            <table:table-row>
              <table:table-cell office:value-type="float" office:value="1407262">
                <text:p>1407262</text:p>
              </table:table-cell>
              <table:table-cell office:value-type="float" office:value="0.107422">
                <text:p>0.107422</text:p>
              </table:table-cell>
              <table:table-cell office:value-type="float" office:value="-0.179687">
                <text:p>-0.179687</text:p>
              </table:table-cell>
              <table:table-cell office:value-type="float" office:value="0.71875">
                <text:p>0.71875</text:p>
              </table:table-cell>
              <table:table-cell office:value-type="float" office:value="-0.008522">
                <text:p>-0.008522</text:p>
              </table:table-cell>
              <table:table-cell office:value-type="float" office:value="-1.227168">
                <text:p>-1.227168</text:p>
              </table:table-cell>
              <table:table-cell office:value-type="float" office:value="-0.051132">
                <text:p>-0.051132</text:p>
              </table:table-cell>
            </table:table-row>
            <table:table-row>
              <table:table-cell office:value-type="float" office:value="1408512">
                <text:p>1408512</text:p>
              </table:table-cell>
              <table:table-cell office:value-type="float" office:value="0.124023">
                <text:p>0.124023</text:p>
              </table:table-cell>
              <table:table-cell office:value-type="float" office:value="-0.168945">
                <text:p>-0.168945</text:p>
              </table:table-cell>
              <table:table-cell office:value-type="float" office:value="0.71582">
                <text:p>0.71582</text:p>
              </table:table-cell>
              <table:table-cell office:value-type="float" office:value="0.008522">
                <text:p>0.008522</text:p>
              </table:table-cell>
              <table:table-cell office:value-type="float" office:value="-1.218646">
                <text:p>-1.218646</text:p>
              </table:table-cell>
              <table:table-cell office:value-type="float" office:value="-0.068176">
                <text:p>-0.068176</text:p>
              </table:table-cell>
            </table:table-row>
            <table:table-row>
              <table:table-cell office:value-type="float" office:value="1409759">
                <text:p>1409759</text:p>
              </table:table-cell>
              <table:table-cell office:value-type="float" office:value="0.151367">
                <text:p>0.151367</text:p>
              </table:table-cell>
              <table:table-cell office:value-type="float" office:value="-0.150391">
                <text:p>-0.150391</text:p>
              </table:table-cell>
              <table:table-cell office:value-type="float" office:value="0.728516">
                <text:p>0.728516</text:p>
              </table:table-cell>
              <table:table-cell office:value-type="float" office:value="0.049002">
                <text:p>0.049002</text:p>
              </table:table-cell>
              <table:table-cell office:value-type="float" office:value="-1.212255">
                <text:p>-1.212255</text:p>
              </table:table-cell>
              <table:table-cell office:value-type="float" office:value="-0.100134">
                <text:p>-0.100134</text:p>
              </table:table-cell>
            </table:table-row>
            <table:table-row>
              <table:table-cell office:value-type="float" office:value="1411009">
                <text:p>1411009</text:p>
              </table:table-cell>
              <table:table-cell office:value-type="float" office:value="0.176758">
                <text:p>0.176758</text:p>
              </table:table-cell>
              <table:table-cell office:value-type="float" office:value="-0.144531">
                <text:p>-0.144531</text:p>
              </table:table-cell>
              <table:table-cell office:value-type="float" office:value="0.727539">
                <text:p>0.727539</text:p>
              </table:table-cell>
              <table:table-cell office:value-type="float" office:value="0.08522">
                <text:p>0.08522</text:p>
              </table:table-cell>
              <table:table-cell office:value-type="float" office:value="-1.212255">
                <text:p>-1.212255</text:p>
              </table:table-cell>
              <table:table-cell office:value-type="float" office:value="-0.142743">
                <text:p>-0.142743</text:p>
              </table:table-cell>
            </table:table-row>
            <table:table-row>
              <table:table-cell office:value-type="float" office:value="1412257">
                <text:p>1412257</text:p>
              </table:table-cell>
              <table:table-cell office:value-type="float" office:value="0.166992">
                <text:p>0.166992</text:p>
              </table:table-cell>
              <table:table-cell office:value-type="float" office:value="-0.150391">
                <text:p>-0.150391</text:p>
              </table:table-cell>
              <table:table-cell office:value-type="float" office:value="0.707031">
                <text:p>0.707031</text:p>
              </table:table-cell>
              <table:table-cell office:value-type="float" office:value="0.108656">
                <text:p>0.108656</text:p>
              </table:table-cell>
              <table:table-cell office:value-type="float" office:value="-1.210124">
                <text:p>-1.210124</text:p>
              </table:table-cell>
              <table:table-cell office:value-type="float" office:value="-0.17257">
                <text:p>-0.17257</text:p>
              </table:table-cell>
            </table:table-row>
            <table:table-row>
              <table:table-cell office:value-type="float" office:value="1413507">
                <text:p>1413507</text:p>
              </table:table-cell>
              <table:table-cell office:value-type="float" office:value="0.178711">
                <text:p>0.178711</text:p>
              </table:table-cell>
              <table:table-cell office:value-type="float" office:value="-0.151367">
                <text:p>-0.151367</text:p>
              </table:table-cell>
              <table:table-cell office:value-type="float" office:value="0.709961">
                <text:p>0.709961</text:p>
              </table:table-cell>
              <table:table-cell office:value-type="float" office:value="0.134221">
                <text:p>0.134221</text:p>
              </table:table-cell>
              <table:table-cell office:value-type="float" office:value="-1.203733">
                <text:p>-1.203733</text:p>
              </table:table-cell>
              <table:table-cell office:value-type="float" office:value="-0.189614">
                <text:p>-0.189614</text:p>
              </table:table-cell>
            </table:table-row>
            <table:table-row>
              <table:table-cell office:value-type="float" office:value="1414754">
                <text:p>1414754</text:p>
              </table:table-cell>
              <table:table-cell office:value-type="float" office:value="0.181641">
                <text:p>0.181641</text:p>
              </table:table-cell>
              <table:table-cell office:value-type="float" office:value="-0.166992">
                <text:p>-0.166992</text:p>
              </table:table-cell>
              <table:table-cell office:value-type="float" office:value="0.689453">
                <text:p>0.689453</text:p>
              </table:table-cell>
              <table:table-cell office:value-type="float" office:value="0.12783">
                <text:p>0.12783</text:p>
              </table:table-cell>
              <table:table-cell office:value-type="float" office:value="-1.182427">
                <text:p>-1.182427</text:p>
              </table:table-cell>
              <table:table-cell office:value-type="float" office:value="-0.206658">
                <text:p>-0.206658</text:p>
              </table:table-cell>
            </table:table-row>
            <table:table-row>
              <table:table-cell office:value-type="float" office:value="1416003">
                <text:p>1416003</text:p>
              </table:table-cell>
              <table:table-cell office:value-type="float" office:value="0.177734">
                <text:p>0.177734</text:p>
              </table:table-cell>
              <table:table-cell office:value-type="float" office:value="-0.170898">
                <text:p>-0.170898</text:p>
              </table:table-cell>
              <table:table-cell office:value-type="float" office:value="0.680664">
                <text:p>0.680664</text:p>
              </table:table-cell>
              <table:table-cell office:value-type="float" office:value="0.117178">
                <text:p>0.117178</text:p>
              </table:table-cell>
              <table:table-cell office:value-type="float" office:value="-1.169644">
                <text:p>-1.169644</text:p>
              </table:table-cell>
              <table:table-cell office:value-type="float" office:value="-0.227964">
                <text:p>-0.227964</text:p>
              </table:table-cell>
            </table:table-row>
            <table:table-row>
              <table:table-cell office:value-type="float" office:value="1417254">
                <text:p>1417254</text:p>
              </table:table-cell>
              <table:table-cell office:value-type="float" office:value="0.183594">
                <text:p>0.183594</text:p>
              </table:table-cell>
              <table:table-cell office:value-type="float" office:value="-0.168945">
                <text:p>-0.168945</text:p>
              </table:table-cell>
              <table:table-cell office:value-type="float" office:value="0.688477">
                <text:p>0.688477</text:p>
              </table:table-cell>
              <table:table-cell office:value-type="float" office:value="0.115047">
                <text:p>0.115047</text:p>
              </table:table-cell>
              <table:table-cell office:value-type="float" office:value="-1.156861">
                <text:p>-1.156861</text:p>
              </table:table-cell>
              <table:table-cell office:value-type="float" office:value="-0.259921">
                <text:p>-0.259921</text:p>
              </table:table-cell>
            </table:table-row>
            <table:table-row>
              <table:table-cell office:value-type="float" office:value="1418500">
                <text:p>1418500</text:p>
              </table:table-cell>
              <table:table-cell office:value-type="float" office:value="0.209961">
                <text:p>0.209961</text:p>
              </table:table-cell>
              <table:table-cell office:value-type="float" office:value="-0.163086">
                <text:p>-0.163086</text:p>
              </table:table-cell>
              <table:table-cell office:value-type="float" office:value="0.698242">
                <text:p>0.698242</text:p>
              </table:table-cell>
              <table:table-cell office:value-type="float" office:value="0.125699">
                <text:p>0.125699</text:p>
              </table:table-cell>
              <table:table-cell office:value-type="float" office:value="-1.154731">
                <text:p>-1.154731</text:p>
              </table:table-cell>
              <table:table-cell office:value-type="float" office:value="-0.29827">
                <text:p>-0.29827</text:p>
              </table:table-cell>
            </table:table-row>
            <table:table-row>
              <table:table-cell office:value-type="float" office:value="1419749">
                <text:p>1419749</text:p>
              </table:table-cell>
              <table:table-cell office:value-type="float" office:value="0.21582">
                <text:p>0.21582</text:p>
              </table:table-cell>
              <table:table-cell office:value-type="float" office:value="-0.15918">
                <text:p>-0.15918</text:p>
              </table:table-cell>
              <table:table-cell office:value-type="float" office:value="0.698242">
                <text:p>0.698242</text:p>
              </table:table-cell>
              <table:table-cell office:value-type="float" office:value="0.144874">
                <text:p>0.144874</text:p>
              </table:table-cell>
              <table:table-cell office:value-type="float" office:value="-1.156861">
                <text:p>-1.156861</text:p>
              </table:table-cell>
              <table:table-cell office:value-type="float" office:value="-0.338749">
                <text:p>-0.338749</text:p>
              </table:table-cell>
            </table:table-row>
            <table:table-row>
              <table:table-cell office:value-type="float" office:value="1420999">
                <text:p>1420999</text:p>
              </table:table-cell>
              <table:table-cell office:value-type="float" office:value="0.226562">
                <text:p>0.226562</text:p>
              </table:table-cell>
              <table:table-cell office:value-type="float" office:value="-0.155273">
                <text:p>-0.155273</text:p>
              </table:table-cell>
              <table:table-cell office:value-type="float" office:value="0.702148">
                <text:p>0.702148</text:p>
              </table:table-cell>
              <table:table-cell office:value-type="float" office:value="0.159787">
                <text:p>0.159787</text:p>
              </table:table-cell>
              <table:table-cell office:value-type="float" office:value="-1.156861">
                <text:p>-1.156861</text:p>
              </table:table-cell>
              <table:table-cell office:value-type="float" office:value="-0.389881">
                <text:p>-0.389881</text:p>
              </table:table-cell>
            </table:table-row>
            <table:table-row>
              <table:table-cell office:value-type="float" office:value="1422246">
                <text:p>1422246</text:p>
              </table:table-cell>
              <table:table-cell office:value-type="float" office:value="0.230469">
                <text:p>0.230469</text:p>
              </table:table-cell>
              <table:table-cell office:value-type="float" office:value="-0.151367">
                <text:p>-0.151367</text:p>
              </table:table-cell>
              <table:table-cell office:value-type="float" office:value="0.705078">
                <text:p>0.705078</text:p>
              </table:table-cell>
              <table:table-cell office:value-type="float" office:value="0.183223">
                <text:p>0.183223</text:p>
              </table:table-cell>
              <table:table-cell office:value-type="float" office:value="-1.146209">
                <text:p>-1.146209</text:p>
              </table:table-cell>
              <table:table-cell office:value-type="float" office:value="-0.4261">
                <text:p>-0.4261</text:p>
              </table:table-cell>
            </table:table-row>
            <table:table-row>
              <table:table-cell office:value-type="float" office:value="1423495">
                <text:p>1423495</text:p>
              </table:table-cell>
              <table:table-cell office:value-type="float" office:value="0.230469">
                <text:p>0.230469</text:p>
              </table:table-cell>
              <table:table-cell office:value-type="float" office:value="-0.152344">
                <text:p>-0.152344</text:p>
              </table:table-cell>
              <table:table-cell office:value-type="float" office:value="0.704102">
                <text:p>0.704102</text:p>
              </table:table-cell>
              <table:table-cell office:value-type="float" office:value="0.202398">
                <text:p>0.202398</text:p>
              </table:table-cell>
              <table:table-cell office:value-type="float" office:value="-1.139817">
                <text:p>-1.139817</text:p>
              </table:table-cell>
              <table:table-cell office:value-type="float" office:value="-0.460188">
                <text:p>-0.460188</text:p>
              </table:table-cell>
            </table:table-row>
            <table:table-row>
              <table:table-cell office:value-type="float" office:value="1424745">
                <text:p>1424745</text:p>
              </table:table-cell>
              <table:table-cell office:value-type="float" office:value="0.224609">
                <text:p>0.224609</text:p>
              </table:table-cell>
              <table:table-cell office:value-type="float" office:value="-0.15918">
                <text:p>-0.15918</text:p>
              </table:table-cell>
              <table:table-cell office:value-type="float" office:value="0.707031">
                <text:p>0.707031</text:p>
              </table:table-cell>
              <table:table-cell office:value-type="float" office:value="0.225833">
                <text:p>0.225833</text:p>
              </table:table-cell>
              <table:table-cell office:value-type="float" office:value="-1.139817">
                <text:p>-1.139817</text:p>
              </table:table-cell>
              <table:table-cell office:value-type="float" office:value="-0.485754">
                <text:p>-0.485754</text:p>
              </table:table-cell>
            </table:table-row>
            <table:table-row>
              <table:table-cell office:value-type="float" office:value="1425992">
                <text:p>1425992</text:p>
              </table:table-cell>
              <table:table-cell office:value-type="float" office:value="0.227539">
                <text:p>0.227539</text:p>
              </table:table-cell>
              <table:table-cell office:value-type="float" office:value="-0.162109">
                <text:p>-0.162109</text:p>
              </table:table-cell>
              <table:table-cell office:value-type="float" office:value="0.708984">
                <text:p>0.708984</text:p>
              </table:table-cell>
              <table:table-cell office:value-type="float" office:value="0.249269">
                <text:p>0.249269</text:p>
              </table:table-cell>
              <table:table-cell office:value-type="float" office:value="-1.135557">
                <text:p>-1.135557</text:p>
              </table:table-cell>
              <table:table-cell office:value-type="float" office:value="-0.513451">
                <text:p>-0.513451</text:p>
              </table:table-cell>
            </table:table-row>
            <table:table-row>
              <table:table-cell office:value-type="float" office:value="1427241">
                <text:p>1427241</text:p>
              </table:table-cell>
              <table:table-cell office:value-type="float" office:value="0.237305">
                <text:p>0.237305</text:p>
              </table:table-cell>
              <table:table-cell office:value-type="float" office:value="-0.162109">
                <text:p>-0.162109</text:p>
              </table:table-cell>
              <table:table-cell office:value-type="float" office:value="0.712891">
                <text:p>0.712891</text:p>
              </table:table-cell>
              <table:table-cell office:value-type="float" office:value="0.274834">
                <text:p>0.274834</text:p>
              </table:table-cell>
              <table:table-cell office:value-type="float" office:value="-1.137687">
                <text:p>-1.137687</text:p>
              </table:table-cell>
              <table:table-cell office:value-type="float" office:value="-0.547539">
                <text:p>-0.547539</text:p>
              </table:table-cell>
            </table:table-row>
            <table:table-row>
              <table:table-cell office:value-type="float" office:value="1428491">
                <text:p>1428491</text:p>
              </table:table-cell>
              <table:table-cell office:value-type="float" office:value="0.227539">
                <text:p>0.227539</text:p>
              </table:table-cell>
              <table:table-cell office:value-type="float" office:value="-0.18457">
                <text:p>-0.18457</text:p>
              </table:table-cell>
              <table:table-cell office:value-type="float" office:value="0.710938">
                <text:p>0.710938</text:p>
              </table:table-cell>
              <table:table-cell office:value-type="float" office:value="0.289748">
                <text:p>0.289748</text:p>
              </table:table-cell>
              <table:table-cell office:value-type="float" office:value="-1.139817">
                <text:p>-1.139817</text:p>
              </table:table-cell>
              <table:table-cell office:value-type="float" office:value="-0.573105">
                <text:p>-0.573105</text:p>
              </table:table-cell>
            </table:table-row>
            <table:table-row>
              <table:table-cell office:value-type="float" office:value="1429738">
                <text:p>1429738</text:p>
              </table:table-cell>
              <table:table-cell office:value-type="float" office:value="0.22168">
                <text:p>0.22168</text:p>
              </table:table-cell>
              <table:table-cell office:value-type="float" office:value="-0.196289">
                <text:p>-0.196289</text:p>
              </table:table-cell>
              <table:table-cell office:value-type="float" office:value="0.713867">
                <text:p>0.713867</text:p>
              </table:table-cell>
              <table:table-cell office:value-type="float" office:value="0.311053">
                <text:p>0.311053</text:p>
              </table:table-cell>
              <table:table-cell office:value-type="float" office:value="-1.135557">
                <text:p>-1.135557</text:p>
              </table:table-cell>
              <table:table-cell office:value-type="float" office:value="-0.59441">
                <text:p>-0.59441</text:p>
              </table:table-cell>
            </table:table-row>
            <table:table-row>
              <table:table-cell office:value-type="float" office:value="1430987">
                <text:p>1430987</text:p>
              </table:table-cell>
              <table:table-cell office:value-type="float" office:value="0.231445">
                <text:p>0.231445</text:p>
              </table:table-cell>
              <table:table-cell office:value-type="float" office:value="-0.189453">
                <text:p>-0.189453</text:p>
              </table:table-cell>
              <table:table-cell office:value-type="float" office:value="0.731445">
                <text:p>0.731445</text:p>
              </table:table-cell>
              <table:table-cell office:value-type="float" office:value="0.360054">
                <text:p>0.360054</text:p>
              </table:table-cell>
              <table:table-cell office:value-type="float" office:value="-1.1526">
                <text:p>-1.1526</text:p>
              </table:table-cell>
              <table:table-cell office:value-type="float" office:value="-0.637019">
                <text:p>-0.637019</text:p>
              </table:table-cell>
            </table:table-row>
            <table:table-row>
              <table:table-cell office:value-type="float" office:value="1432237">
                <text:p>1432237</text:p>
              </table:table-cell>
              <table:table-cell office:value-type="float" office:value="0.235352">
                <text:p>0.235352</text:p>
              </table:table-cell>
              <table:table-cell office:value-type="float" office:value="-0.19043">
                <text:p>-0.19043</text:p>
              </table:table-cell>
              <table:table-cell office:value-type="float" office:value="0.741211">
                <text:p>0.741211</text:p>
              </table:table-cell>
              <table:table-cell office:value-type="float" office:value="0.402664">
                <text:p>0.402664</text:p>
              </table:table-cell>
              <table:table-cell office:value-type="float" office:value="-1.169644">
                <text:p>-1.169644</text:p>
              </table:table-cell>
              <table:table-cell office:value-type="float" office:value="-0.675369">
                <text:p>-0.675369</text:p>
              </table:table-cell>
            </table:table-row>
            <table:table-row>
              <table:table-cell office:value-type="float" office:value="1433484">
                <text:p>1433484</text:p>
              </table:table-cell>
              <table:table-cell office:value-type="float" office:value="0.203125">
                <text:p>0.203125</text:p>
              </table:table-cell>
              <table:table-cell office:value-type="float" office:value="-0.230469">
                <text:p>-0.230469</text:p>
              </table:table-cell>
              <table:table-cell office:value-type="float" office:value="0.719727">
                <text:p>0.719727</text:p>
              </table:table-cell>
              <table:table-cell office:value-type="float" office:value="0.413317">
                <text:p>0.413317</text:p>
              </table:table-cell>
              <table:table-cell office:value-type="float" office:value="-1.154731">
                <text:p>-1.154731</text:p>
              </table:table-cell>
              <table:table-cell office:value-type="float" office:value="-0.703065">
                <text:p>-0.703065</text:p>
              </table:table-cell>
            </table:table-row>
            <table:table-row>
              <table:table-cell office:value-type="float" office:value="1434733">
                <text:p>1434733</text:p>
              </table:table-cell>
              <table:table-cell office:value-type="float" office:value="0.198242">
                <text:p>0.198242</text:p>
              </table:table-cell>
              <table:table-cell office:value-type="float" office:value="-0.233398">
                <text:p>-0.233398</text:p>
              </table:table-cell>
              <table:table-cell office:value-type="float" office:value="0.722656">
                <text:p>0.722656</text:p>
              </table:table-cell>
              <table:table-cell office:value-type="float" office:value="0.432492">
                <text:p>0.432492</text:p>
              </table:table-cell>
              <table:table-cell office:value-type="float" office:value="-1.146209">
                <text:p>-1.146209</text:p>
              </table:table-cell>
              <table:table-cell office:value-type="float" office:value="-0.711587">
                <text:p>-0.711587</text:p>
              </table:table-cell>
            </table:table-row>
            <table:table-row>
              <table:table-cell office:value-type="float" office:value="1435983">
                <text:p>1435983</text:p>
              </table:table-cell>
              <table:table-cell office:value-type="float" office:value="0.202148">
                <text:p>0.202148</text:p>
              </table:table-cell>
              <table:table-cell office:value-type="float" office:value="-0.227539">
                <text:p>-0.227539</text:p>
              </table:table-cell>
              <table:table-cell office:value-type="float" office:value="0.732422">
                <text:p>0.732422</text:p>
              </table:table-cell>
              <table:table-cell office:value-type="float" office:value="0.460188">
                <text:p>0.460188</text:p>
              </table:table-cell>
              <table:table-cell office:value-type="float" office:value="-1.154731">
                <text:p>-1.154731</text:p>
              </table:table-cell>
              <table:table-cell office:value-type="float" office:value="-0.728631">
                <text:p>-0.728631</text:p>
              </table:table-cell>
            </table:table-row>
            <table:table-row>
              <table:table-cell office:value-type="float" office:value="1437230">
                <text:p>1437230</text:p>
              </table:table-cell>
              <table:table-cell office:value-type="float" office:value="0.205078">
                <text:p>0.205078</text:p>
              </table:table-cell>
              <table:table-cell office:value-type="float" office:value="-0.223633">
                <text:p>-0.223633</text:p>
              </table:table-cell>
              <table:table-cell office:value-type="float" office:value="0.741211">
                <text:p>0.741211</text:p>
              </table:table-cell>
              <table:table-cell office:value-type="float" office:value="0.498537">
                <text:p>0.498537</text:p>
              </table:table-cell>
              <table:table-cell office:value-type="float" office:value="-1.165383">
                <text:p>-1.165383</text:p>
              </table:table-cell>
              <table:table-cell office:value-type="float" office:value="-0.756328">
                <text:p>-0.756328</text:p>
              </table:table-cell>
            </table:table-row>
            <table:table-row>
              <table:table-cell office:value-type="float" office:value="1438479">
                <text:p>1438479</text:p>
              </table:table-cell>
              <table:table-cell office:value-type="float" office:value="0.193359">
                <text:p>0.193359</text:p>
              </table:table-cell>
              <table:table-cell office:value-type="float" office:value="-0.233398">
                <text:p>-0.233398</text:p>
              </table:table-cell>
              <table:table-cell office:value-type="float" office:value="0.738281">
                <text:p>0.738281</text:p>
              </table:table-cell>
              <table:table-cell office:value-type="float" office:value="0.528364">
                <text:p>0.528364</text:p>
              </table:table-cell>
              <table:table-cell office:value-type="float" office:value="-1.163253">
                <text:p>-1.163253</text:p>
              </table:table-cell>
              <table:table-cell office:value-type="float" office:value="-0.779763">
                <text:p>-0.779763</text:p>
              </table:table-cell>
            </table:table-row>
            <table:table-row>
              <table:table-cell office:value-type="float" office:value="1439729">
                <text:p>1439729</text:p>
              </table:table-cell>
              <table:table-cell office:value-type="float" office:value="0.185547">
                <text:p>0.185547</text:p>
              </table:table-cell>
              <table:table-cell office:value-type="float" office:value="-0.237305">
                <text:p>-0.237305</text:p>
              </table:table-cell>
              <table:table-cell office:value-type="float" office:value="0.735352">
                <text:p>0.735352</text:p>
              </table:table-cell>
              <table:table-cell office:value-type="float" office:value="0.55606">
                <text:p>0.55606</text:p>
              </table:table-cell>
              <table:table-cell office:value-type="float" office:value="-1.161123">
                <text:p>-1.161123</text:p>
              </table:table-cell>
              <table:table-cell office:value-type="float" office:value="-0.801068">
                <text:p>-0.801068</text:p>
              </table:table-cell>
            </table:table-row>
            <table:table-row>
              <table:table-cell office:value-type="float" office:value="1440976">
                <text:p>1440976</text:p>
              </table:table-cell>
              <table:table-cell office:value-type="float" office:value="0.19043">
                <text:p>0.19043</text:p>
              </table:table-cell>
              <table:table-cell office:value-type="float" office:value="-0.239258">
                <text:p>-0.239258</text:p>
              </table:table-cell>
              <table:table-cell office:value-type="float" office:value="0.741211">
                <text:p>0.741211</text:p>
              </table:table-cell>
              <table:table-cell office:value-type="float" office:value="0.590148">
                <text:p>0.590148</text:p>
              </table:table-cell>
              <table:table-cell office:value-type="float" office:value="-1.163253">
                <text:p>-1.163253</text:p>
              </table:table-cell>
              <table:table-cell office:value-type="float" office:value="-0.80959">
                <text:p>-0.80959</text:p>
              </table:table-cell>
            </table:table-row>
            <table:table-row>
              <table:table-cell office:value-type="float" office:value="1442225">
                <text:p>1442225</text:p>
              </table:table-cell>
              <table:table-cell office:value-type="float" office:value="0.194336">
                <text:p>0.194336</text:p>
              </table:table-cell>
              <table:table-cell office:value-type="float" office:value="-0.242187">
                <text:p>-0.242187</text:p>
              </table:table-cell>
              <table:table-cell office:value-type="float" office:value="0.745117">
                <text:p>0.745117</text:p>
              </table:table-cell>
              <table:table-cell office:value-type="float" office:value="0.626367">
                <text:p>0.626367</text:p>
              </table:table-cell>
              <table:table-cell office:value-type="float" office:value="-1.171775">
                <text:p>-1.171775</text:p>
              </table:table-cell>
              <table:table-cell office:value-type="float" office:value="-0.833025">
                <text:p>-0.833025</text:p>
              </table:table-cell>
            </table:table-row>
            <table:table-row>
              <table:table-cell office:value-type="float" office:value="1443475">
                <text:p>1443475</text:p>
              </table:table-cell>
              <table:table-cell office:value-type="float" office:value="0.177734">
                <text:p>0.177734</text:p>
              </table:table-cell>
              <table:table-cell office:value-type="float" office:value="-0.237305">
                <text:p>-0.237305</text:p>
              </table:table-cell>
              <table:table-cell office:value-type="float" office:value="0.74707">
                <text:p>0.74707</text:p>
              </table:table-cell>
              <table:table-cell office:value-type="float" office:value="0.664716">
                <text:p>0.664716</text:p>
              </table:table-cell>
              <table:table-cell office:value-type="float" office:value="-1.180297">
                <text:p>-1.180297</text:p>
              </table:table-cell>
              <table:table-cell office:value-type="float" office:value="-0.860722">
                <text:p>-0.860722</text:p>
              </table:table-cell>
            </table:table-row>
            <table:table-row>
              <table:table-cell office:value-type="float" office:value="1444724">
                <text:p>1444724</text:p>
              </table:table-cell>
              <table:table-cell office:value-type="float" office:value="0.175781">
                <text:p>0.175781</text:p>
              </table:table-cell>
              <table:table-cell office:value-type="float" office:value="-0.238281">
                <text:p>-0.238281</text:p>
              </table:table-cell>
              <table:table-cell office:value-type="float" office:value="0.74707">
                <text:p>0.74707</text:p>
              </table:table-cell>
              <table:table-cell office:value-type="float" office:value="0.698804">
                <text:p>0.698804</text:p>
              </table:table-cell>
              <table:table-cell office:value-type="float" office:value="-1.186689">
                <text:p>-1.186689</text:p>
              </table:table-cell>
              <table:table-cell office:value-type="float" office:value="-0.877766">
                <text:p>-0.877766</text:p>
              </table:table-cell>
            </table:table-row>
            <table:table-row>
              <table:table-cell office:value-type="float" office:value="1445971">
                <text:p>1445971</text:p>
              </table:table-cell>
              <table:table-cell office:value-type="float" office:value="0.178711">
                <text:p>0.178711</text:p>
              </table:table-cell>
              <table:table-cell office:value-type="float" office:value="-0.238281">
                <text:p>-0.238281</text:p>
              </table:table-cell>
              <table:table-cell office:value-type="float" office:value="0.745117">
                <text:p>0.745117</text:p>
              </table:table-cell>
              <table:table-cell office:value-type="float" office:value="0.72437">
                <text:p>0.72437</text:p>
              </table:table-cell>
              <table:table-cell office:value-type="float" office:value="-1.197341">
                <text:p>-1.197341</text:p>
              </table:table-cell>
              <table:table-cell office:value-type="float" office:value="-0.909724">
                <text:p>-0.909724</text:p>
              </table:table-cell>
            </table:table-row>
            <table:table-row>
              <table:table-cell office:value-type="float" office:value="1447221">
                <text:p>1447221</text:p>
              </table:table-cell>
              <table:table-cell office:value-type="float" office:value="0.166016">
                <text:p>0.166016</text:p>
              </table:table-cell>
              <table:table-cell office:value-type="float" office:value="-0.235352">
                <text:p>-0.235352</text:p>
              </table:table-cell>
              <table:table-cell office:value-type="float" office:value="0.746094">
                <text:p>0.746094</text:p>
              </table:table-cell>
              <table:table-cell office:value-type="float" office:value="0.756328">
                <text:p>0.756328</text:p>
              </table:table-cell>
              <table:table-cell office:value-type="float" office:value="-1.212255">
                <text:p>-1.212255</text:p>
              </table:table-cell>
              <table:table-cell office:value-type="float" office:value="-0.931029">
                <text:p>-0.931029</text:p>
              </table:table-cell>
            </table:table-row>
            <table:table-row>
              <table:table-cell office:value-type="float" office:value="1448468">
                <text:p>1448468</text:p>
              </table:table-cell>
              <table:table-cell office:value-type="float" office:value="0.140625">
                <text:p>0.140625</text:p>
              </table:table-cell>
              <table:table-cell office:value-type="float" office:value="-0.238281">
                <text:p>-0.238281</text:p>
              </table:table-cell>
              <table:table-cell office:value-type="float" office:value="0.746094">
                <text:p>0.746094</text:p>
              </table:table-cell>
              <table:table-cell office:value-type="float" office:value="0.792546">
                <text:p>0.792546</text:p>
              </table:table-cell>
              <table:table-cell office:value-type="float" office:value="-1.225038">
                <text:p>-1.225038</text:p>
              </table:table-cell>
              <table:table-cell office:value-type="float" office:value="-0.948072">
                <text:p>-0.948072</text:p>
              </table:table-cell>
            </table:table-row>
            <table:table-row>
              <table:table-cell office:value-type="float" office:value="1449717">
                <text:p>1449717</text:p>
              </table:table-cell>
              <table:table-cell office:value-type="float" office:value="0.135742">
                <text:p>0.135742</text:p>
              </table:table-cell>
              <table:table-cell office:value-type="float" office:value="-0.235352">
                <text:p>-0.235352</text:p>
              </table:table-cell>
              <table:table-cell office:value-type="float" office:value="0.749023">
                <text:p>0.749023</text:p>
              </table:table-cell>
              <table:table-cell office:value-type="float" office:value="0.822373">
                <text:p>0.822373</text:p>
              </table:table-cell>
              <table:table-cell office:value-type="float" office:value="-1.23569">
                <text:p>-1.23569</text:p>
              </table:table-cell>
              <table:table-cell office:value-type="float" office:value="-0.969378">
                <text:p>-0.969378</text:p>
              </table:table-cell>
            </table:table-row>
            <table:table-row>
              <table:table-cell office:value-type="float" office:value="1450966">
                <text:p>1450966</text:p>
              </table:table-cell>
              <table:table-cell office:value-type="float" office:value="0.143555">
                <text:p>0.143555</text:p>
              </table:table-cell>
              <table:table-cell office:value-type="float" office:value="-0.232422">
                <text:p>-0.232422</text:p>
              </table:table-cell>
              <table:table-cell office:value-type="float" office:value="0.751953">
                <text:p>0.751953</text:p>
              </table:table-cell>
              <table:table-cell office:value-type="float" office:value="0.847939">
                <text:p>0.847939</text:p>
              </table:table-cell>
              <table:table-cell office:value-type="float" office:value="-1.250603">
                <text:p>-1.250603</text:p>
              </table:table-cell>
              <table:table-cell office:value-type="float" office:value="-0.999205">
                <text:p>-0.999205</text:p>
              </table:table-cell>
            </table:table-row>
            <table:table-row>
              <table:table-cell office:value-type="float" office:value="1452214">
                <text:p>1452214</text:p>
              </table:table-cell>
              <table:table-cell office:value-type="float" office:value="0.146484">
                <text:p>0.146484</text:p>
              </table:table-cell>
              <table:table-cell office:value-type="float" office:value="-0.238281">
                <text:p>-0.238281</text:p>
              </table:table-cell>
              <table:table-cell office:value-type="float" office:value="0.758789">
                <text:p>0.758789</text:p>
              </table:table-cell>
              <table:table-cell office:value-type="float" office:value="0.879896">
                <text:p>0.879896</text:p>
              </table:table-cell>
              <table:table-cell office:value-type="float" office:value="-1.265517">
                <text:p>-1.265517</text:p>
              </table:table-cell>
              <table:table-cell office:value-type="float" office:value="-1.035423">
                <text:p>-1.035423</text:p>
              </table:table-cell>
            </table:table-row>
            <table:table-row>
              <table:table-cell office:value-type="float" office:value="1453465">
                <text:p>1453465</text:p>
              </table:table-cell>
              <table:table-cell office:value-type="float" office:value="0.133789">
                <text:p>0.133789</text:p>
              </table:table-cell>
              <table:table-cell office:value-type="float" office:value="-0.253906">
                <text:p>-0.253906</text:p>
              </table:table-cell>
              <table:table-cell office:value-type="float" office:value="0.773438">
                <text:p>0.773438</text:p>
              </table:table-cell>
              <table:table-cell office:value-type="float" office:value="0.918246">
                <text:p>0.918246</text:p>
              </table:table-cell>
              <table:table-cell office:value-type="float" office:value="-1.284692">
                <text:p>-1.284692</text:p>
              </table:table-cell>
              <table:table-cell office:value-type="float" office:value="-1.06525">
                <text:p>-1.06525</text:p>
              </table:table-cell>
            </table:table-row>
            <table:table-row>
              <table:table-cell office:value-type="float" office:value="1454713">
                <text:p>1454713</text:p>
              </table:table-cell>
              <table:table-cell office:value-type="float" office:value="0.132812">
                <text:p>0.132812</text:p>
              </table:table-cell>
              <table:table-cell office:value-type="float" office:value="-0.262695">
                <text:p>-0.262695</text:p>
              </table:table-cell>
              <table:table-cell office:value-type="float" office:value="0.774414">
                <text:p>0.774414</text:p>
              </table:table-cell>
              <table:table-cell office:value-type="float" office:value="0.952334">
                <text:p>0.952334</text:p>
              </table:table-cell>
              <table:table-cell office:value-type="float" office:value="-1.303866">
                <text:p>-1.303866</text:p>
              </table:table-cell>
              <table:table-cell office:value-type="float" office:value="-1.090816">
                <text:p>-1.090816</text:p>
              </table:table-cell>
            </table:table-row>
            <table:table-row>
              <table:table-cell office:value-type="float" office:value="1455960">
                <text:p>1455960</text:p>
              </table:table-cell>
              <table:table-cell office:value-type="float" office:value="0.135742">
                <text:p>0.135742</text:p>
              </table:table-cell>
              <table:table-cell office:value-type="float" office:value="-0.268555">
                <text:p>-0.268555</text:p>
              </table:table-cell>
              <table:table-cell office:value-type="float" office:value="0.783203">
                <text:p>0.783203</text:p>
              </table:table-cell>
              <table:table-cell office:value-type="float" office:value="0.98216">
                <text:p>0.98216</text:p>
              </table:table-cell>
              <table:table-cell office:value-type="float" office:value="-1.327301">
                <text:p>-1.327301</text:p>
              </table:table-cell>
              <table:table-cell office:value-type="float" office:value="-1.124904">
                <text:p>-1.124904</text:p>
              </table:table-cell>
            </table:table-row>
            <table:table-row>
              <table:table-cell office:value-type="float" office:value="1457209">
                <text:p>1457209</text:p>
              </table:table-cell>
              <table:table-cell office:value-type="float" office:value="0.135742">
                <text:p>0.135742</text:p>
              </table:table-cell>
              <table:table-cell office:value-type="float" office:value="-0.274414">
                <text:p>-0.274414</text:p>
              </table:table-cell>
              <table:table-cell office:value-type="float" office:value="0.791016">
                <text:p>0.791016</text:p>
              </table:table-cell>
              <table:table-cell office:value-type="float" office:value="1.029032">
                <text:p>1.029032</text:p>
              </table:table-cell>
              <table:table-cell office:value-type="float" office:value="-1.354998">
                <text:p>-1.354998</text:p>
              </table:table-cell>
              <table:table-cell office:value-type="float" office:value="-1.165383">
                <text:p>-1.165383</text:p>
              </table:table-cell>
            </table:table-row>
            <table:table-row>
              <table:table-cell office:value-type="float" office:value="1458458">
                <text:p>1458458</text:p>
              </table:table-cell>
              <table:table-cell office:value-type="float" office:value="0.145508">
                <text:p>0.145508</text:p>
              </table:table-cell>
              <table:table-cell office:value-type="float" office:value="-0.288086">
                <text:p>-0.288086</text:p>
              </table:table-cell>
              <table:table-cell office:value-type="float" office:value="0.808594">
                <text:p>0.808594</text:p>
              </table:table-cell>
              <table:table-cell office:value-type="float" office:value="1.071641">
                <text:p>1.071641</text:p>
              </table:table-cell>
              <table:table-cell office:value-type="float" office:value="-1.391217">
                <text:p>-1.391217</text:p>
              </table:table-cell>
              <table:table-cell office:value-type="float" office:value="-1.205863">
                <text:p>-1.205863</text:p>
              </table:table-cell>
            </table:table-row>
            <table:table-row>
              <table:table-cell office:value-type="float" office:value="1459706">
                <text:p>1459706</text:p>
              </table:table-cell>
              <table:table-cell office:value-type="float" office:value="0.135742">
                <text:p>0.135742</text:p>
              </table:table-cell>
              <table:table-cell office:value-type="float" office:value="-0.293945">
                <text:p>-0.293945</text:p>
              </table:table-cell>
              <table:table-cell office:value-type="float" office:value="0.81543">
                <text:p>0.81543</text:p>
              </table:table-cell>
              <table:table-cell office:value-type="float" office:value="1.114251">
                <text:p>1.114251</text:p>
              </table:table-cell>
              <table:table-cell office:value-type="float" office:value="-1.438087">
                <text:p>-1.438087</text:p>
              </table:table-cell>
              <table:table-cell office:value-type="float" office:value="-1.248473">
                <text:p>-1.248473</text:p>
              </table:table-cell>
            </table:table-row>
            <table:table-row>
              <table:table-cell office:value-type="float" office:value="1460957">
                <text:p>1460957</text:p>
              </table:table-cell>
              <table:table-cell office:value-type="float" office:value="0.131836">
                <text:p>0.131836</text:p>
              </table:table-cell>
              <table:table-cell office:value-type="float" office:value="-0.295898">
                <text:p>-0.295898</text:p>
              </table:table-cell>
              <table:table-cell office:value-type="float" office:value="0.828125">
                <text:p>0.828125</text:p>
              </table:table-cell>
              <table:table-cell office:value-type="float" office:value="1.161123">
                <text:p>1.161123</text:p>
              </table:table-cell>
              <table:table-cell office:value-type="float" office:value="-1.495611">
                <text:p>-1.495611</text:p>
              </table:table-cell>
              <table:table-cell office:value-type="float" office:value="-1.299605">
                <text:p>-1.299605</text:p>
              </table:table-cell>
            </table:table-row>
            <table:table-row>
              <table:table-cell office:value-type="float" office:value="1462204">
                <text:p>1462204</text:p>
              </table:table-cell>
              <table:table-cell office:value-type="float" office:value="0.136719">
                <text:p>0.136719</text:p>
              </table:table-cell>
              <table:table-cell office:value-type="float" office:value="-0.301758">
                <text:p>-0.301758</text:p>
              </table:table-cell>
              <table:table-cell office:value-type="float" office:value="0.842773">
                <text:p>0.842773</text:p>
              </table:table-cell>
              <table:table-cell office:value-type="float" office:value="1.203733">
                <text:p>1.203733</text:p>
              </table:table-cell>
              <table:table-cell office:value-type="float" office:value="-1.525438">
                <text:p>-1.525438</text:p>
              </table:table-cell>
              <table:table-cell office:value-type="float" office:value="-1.346476">
                <text:p>-1.346476</text:p>
              </table:table-cell>
            </table:table-row>
            <table:table-row>
              <table:table-cell office:value-type="float" office:value="1463454">
                <text:p>1463454</text:p>
              </table:table-cell>
              <table:table-cell office:value-type="float" office:value="0.133789">
                <text:p>0.133789</text:p>
              </table:table-cell>
              <table:table-cell office:value-type="float" office:value="-0.318359">
                <text:p>-0.318359</text:p>
              </table:table-cell>
              <table:table-cell office:value-type="float" office:value="0.873047">
                <text:p>0.873047</text:p>
              </table:table-cell>
              <table:table-cell office:value-type="float" office:value="1.246342">
                <text:p>1.246342</text:p>
              </table:table-cell>
              <table:table-cell office:value-type="float" office:value="-1.553135">
                <text:p>-1.553135</text:p>
              </table:table-cell>
              <table:table-cell office:value-type="float" office:value="-1.401869">
                <text:p>-1.401869</text:p>
              </table:table-cell>
            </table:table-row>
            <table:table-row>
              <table:table-cell office:value-type="float" office:value="1464701">
                <text:p>1464701</text:p>
              </table:table-cell>
              <table:table-cell office:value-type="float" office:value="0.136719">
                <text:p>0.136719</text:p>
              </table:table-cell>
              <table:table-cell office:value-type="float" office:value="-0.325195">
                <text:p>-0.325195</text:p>
              </table:table-cell>
              <table:table-cell office:value-type="float" office:value="0.885742">
                <text:p>0.885742</text:p>
              </table:table-cell>
              <table:table-cell office:value-type="float" office:value="1.288952">
                <text:p>1.288952</text:p>
              </table:table-cell>
              <table:table-cell office:value-type="float" office:value="-1.591484">
                <text:p>-1.591484</text:p>
              </table:table-cell>
              <table:table-cell office:value-type="float" office:value="-1.459393">
                <text:p>-1.459393</text:p>
              </table:table-cell>
            </table:table-row>
            <table:table-row>
              <table:table-cell office:value-type="float" office:value="1465950">
                <text:p>1465950</text:p>
              </table:table-cell>
              <table:table-cell office:value-type="float" office:value="0.140625">
                <text:p>0.140625</text:p>
              </table:table-cell>
              <table:table-cell office:value-type="float" office:value="-0.333008">
                <text:p>-0.333008</text:p>
              </table:table-cell>
              <table:table-cell office:value-type="float" office:value="0.900391">
                <text:p>0.900391</text:p>
              </table:table-cell>
              <table:table-cell office:value-type="float" office:value="1.335824">
                <text:p>1.335824</text:p>
              </table:table-cell>
              <table:table-cell office:value-type="float" office:value="-1.638354">
                <text:p>-1.638354</text:p>
              </table:table-cell>
              <table:table-cell office:value-type="float" office:value="-1.519046">
                <text:p>-1.519046</text:p>
              </table:table-cell>
            </table:table-row>
            <table:table-row>
              <table:table-cell office:value-type="float" office:value="1467200">
                <text:p>1467200</text:p>
              </table:table-cell>
              <table:table-cell office:value-type="float" office:value="0.146484">
                <text:p>0.146484</text:p>
              </table:table-cell>
              <table:table-cell office:value-type="float" office:value="-0.339844">
                <text:p>-0.339844</text:p>
              </table:table-cell>
              <table:table-cell office:value-type="float" office:value="0.918945">
                <text:p>0.918945</text:p>
              </table:table-cell>
              <table:table-cell office:value-type="float" office:value="1.391217">
                <text:p>1.391217</text:p>
              </table:table-cell>
              <table:table-cell office:value-type="float" office:value="-1.693747">
                <text:p>-1.693747</text:p>
              </table:table-cell>
              <table:table-cell office:value-type="float" office:value="-1.585092">
                <text:p>-1.585092</text:p>
              </table:table-cell>
            </table:table-row>
            <table:table-row>
              <table:table-cell office:value-type="float" office:value="1468447">
                <text:p>1468447</text:p>
              </table:table-cell>
              <table:table-cell office:value-type="float" office:value="0.155273">
                <text:p>0.155273</text:p>
              </table:table-cell>
              <table:table-cell office:value-type="float" office:value="-0.364258">
                <text:p>-0.364258</text:p>
              </table:table-cell>
              <table:table-cell office:value-type="float" office:value="0.958008">
                <text:p>0.958008</text:p>
              </table:table-cell>
              <table:table-cell office:value-type="float" office:value="1.455132">
                <text:p>1.455132</text:p>
              </table:table-cell>
              <table:table-cell office:value-type="float" office:value="-1.74701">
                <text:p>-1.74701</text:p>
              </table:table-cell>
              <table:table-cell office:value-type="float" office:value="-1.65966">
                <text:p>-1.65966</text:p>
              </table:table-cell>
            </table:table-row>
            <table:table-row>
              <table:table-cell office:value-type="float" office:value="1469696">
                <text:p>1469696</text:p>
              </table:table-cell>
              <table:table-cell office:value-type="float" office:value="0.157227">
                <text:p>0.157227</text:p>
              </table:table-cell>
              <table:table-cell office:value-type="float" office:value="-0.37207">
                <text:p>-0.37207</text:p>
              </table:table-cell>
              <table:table-cell office:value-type="float" office:value="0.967773">
                <text:p>0.967773</text:p>
              </table:table-cell>
              <table:table-cell office:value-type="float" office:value="1.525438">
                <text:p>1.525438</text:p>
              </table:table-cell>
              <table:table-cell office:value-type="float" office:value="-1.815186">
                <text:p>-1.815186</text:p>
              </table:table-cell>
              <table:table-cell office:value-type="float" office:value="-1.734227">
                <text:p>-1.734227</text:p>
              </table:table-cell>
            </table:table-row>
            <table:table-row>
              <table:table-cell office:value-type="float" office:value="1470946">
                <text:p>1470946</text:p>
              </table:table-cell>
              <table:table-cell office:value-type="float" office:value="0.157227">
                <text:p>0.157227</text:p>
              </table:table-cell>
              <table:table-cell office:value-type="float" office:value="-0.381836">
                <text:p>-0.381836</text:p>
              </table:table-cell>
              <table:table-cell office:value-type="float" office:value="0.975586">
                <text:p>0.975586</text:p>
              </table:table-cell>
              <table:table-cell office:value-type="float" office:value="1.593614">
                <text:p>1.593614</text:p>
              </table:table-cell>
              <table:table-cell office:value-type="float" office:value="-1.883362">
                <text:p>-1.883362</text:p>
              </table:table-cell>
              <table:table-cell office:value-type="float" office:value="-1.806664">
                <text:p>-1.806664</text:p>
              </table:table-cell>
            </table:table-row>
            <table:table-row>
              <table:table-cell office:value-type="float" office:value="1472193">
                <text:p>1472193</text:p>
              </table:table-cell>
              <table:table-cell office:value-type="float" office:value="0.158203">
                <text:p>0.158203</text:p>
              </table:table-cell>
              <table:table-cell office:value-type="float" office:value="-0.398437">
                <text:p>-0.398437</text:p>
              </table:table-cell>
              <table:table-cell office:value-type="float" office:value="0.984375">
                <text:p>0.984375</text:p>
              </table:table-cell>
              <table:table-cell office:value-type="float" office:value="1.66179">
                <text:p>1.66179</text:p>
              </table:table-cell>
              <table:table-cell office:value-type="float" office:value="-1.949407">
                <text:p>-1.949407</text:p>
              </table:table-cell>
              <table:table-cell office:value-type="float" office:value="-1.879101">
                <text:p>-1.879101</text:p>
              </table:table-cell>
            </table:table-row>
            <table:table-row>
              <table:table-cell office:value-type="float" office:value="1473442">
                <text:p>1473442</text:p>
              </table:table-cell>
              <table:table-cell office:value-type="float" office:value="0.166016">
                <text:p>0.166016</text:p>
              </table:table-cell>
              <table:table-cell office:value-type="float" office:value="-0.433594">
                <text:p>-0.433594</text:p>
              </table:table-cell>
              <table:table-cell office:value-type="float" office:value="1.003906">
                <text:p>1.003906</text:p>
              </table:table-cell>
              <table:table-cell office:value-type="float" office:value="1.740619">
                <text:p>1.740619</text:p>
              </table:table-cell>
              <table:table-cell office:value-type="float" office:value="-2.023975">
                <text:p>-2.023975</text:p>
              </table:table-cell>
              <table:table-cell office:value-type="float" office:value="-1.96006">
                <text:p>-1.96006</text:p>
              </table:table-cell>
            </table:table-row>
            <table:table-row>
              <table:table-cell office:value-type="float" office:value="1474691">
                <text:p>1474691</text:p>
              </table:table-cell>
              <table:table-cell office:value-type="float" office:value="0.166016">
                <text:p>0.166016</text:p>
              </table:table-cell>
              <table:table-cell office:value-type="float" office:value="-0.438477">
                <text:p>-0.438477</text:p>
              </table:table-cell>
              <table:table-cell office:value-type="float" office:value="1.008789">
                <text:p>1.008789</text:p>
              </table:table-cell>
              <table:table-cell office:value-type="float" office:value="1.821578">
                <text:p>1.821578</text:p>
              </table:table-cell>
              <table:table-cell office:value-type="float" office:value="-2.102803">
                <text:p>-2.102803</text:p>
              </table:table-cell>
              <table:table-cell office:value-type="float" office:value="-2.04315">
                <text:p>-2.04315</text:p>
              </table:table-cell>
            </table:table-row>
            <table:table-row>
              <table:table-cell office:value-type="float" office:value="1475939">
                <text:p>1475939</text:p>
              </table:table-cell>
              <table:table-cell office:value-type="float" office:value="0.166016">
                <text:p>0.166016</text:p>
              </table:table-cell>
              <table:table-cell office:value-type="float" office:value="-0.444336">
                <text:p>-0.444336</text:p>
              </table:table-cell>
              <table:table-cell office:value-type="float" office:value="1.017578">
                <text:p>1.017578</text:p>
              </table:table-cell>
              <table:table-cell office:value-type="float" office:value="1.900406">
                <text:p>1.900406</text:p>
              </table:table-cell>
              <table:table-cell office:value-type="float" office:value="-2.185893">
                <text:p>-2.185893</text:p>
              </table:table-cell>
              <table:table-cell office:value-type="float" office:value="-2.134761">
                <text:p>-2.134761</text:p>
              </table:table-cell>
            </table:table-row>
            <table:table-row>
              <table:table-cell office:value-type="float" office:value="1477188">
                <text:p>1477188</text:p>
              </table:table-cell>
              <table:table-cell office:value-type="float" office:value="0.171875">
                <text:p>0.171875</text:p>
              </table:table-cell>
              <table:table-cell office:value-type="float" office:value="-0.457031">
                <text:p>-0.457031</text:p>
              </table:table-cell>
              <table:table-cell office:value-type="float" office:value="1.029297">
                <text:p>1.029297</text:p>
              </table:table-cell>
              <table:table-cell office:value-type="float" office:value="1.974973">
                <text:p>1.974973</text:p>
              </table:table-cell>
              <table:table-cell office:value-type="float" office:value="-2.271113">
                <text:p>-2.271113</text:p>
              </table:table-cell>
              <table:table-cell office:value-type="float" office:value="-2.21785">
                <text:p>-2.21785</text:p>
              </table:table-cell>
            </table:table-row>
            <table:table-row>
              <table:table-cell office:value-type="float" office:value="1478438">
                <text:p>1478438</text:p>
              </table:table-cell>
              <table:table-cell office:value-type="float" office:value="0.186523">
                <text:p>0.186523</text:p>
              </table:table-cell>
              <table:table-cell office:value-type="float" office:value="-0.478516">
                <text:p>-0.478516</text:p>
              </table:table-cell>
              <table:table-cell office:value-type="float" office:value="1.066406">
                <text:p>1.066406</text:p>
              </table:table-cell>
              <table:table-cell office:value-type="float" office:value="2.053802">
                <text:p>2.053802</text:p>
              </table:table-cell>
              <table:table-cell office:value-type="float" office:value="-2.358464">
                <text:p>-2.358464</text:p>
              </table:table-cell>
              <table:table-cell office:value-type="float" office:value="-2.303071">
                <text:p>-2.303071</text:p>
              </table:table-cell>
            </table:table-row>
            <table:table-row>
              <table:table-cell office:value-type="float" office:value="1479685">
                <text:p>1479685</text:p>
              </table:table-cell>
              <table:table-cell office:value-type="float" office:value="0.196289">
                <text:p>0.196289</text:p>
              </table:table-cell>
              <table:table-cell office:value-type="float" office:value="-0.485352">
                <text:p>-0.485352</text:p>
              </table:table-cell>
              <table:table-cell office:value-type="float" office:value="1.078125">
                <text:p>1.078125</text:p>
              </table:table-cell>
              <table:table-cell office:value-type="float" office:value="2.145414">
                <text:p>2.145414</text:p>
              </table:table-cell>
              <table:table-cell office:value-type="float" office:value="-2.462858">
                <text:p>-2.462858</text:p>
              </table:table-cell>
              <table:table-cell office:value-type="float" office:value="-2.409596">
                <text:p>-2.409596</text:p>
              </table:table-cell>
            </table:table-row>
            <table:table-row>
              <table:table-cell office:value-type="float" office:value="1480934">
                <text:p>1480934</text:p>
              </table:table-cell>
              <table:table-cell office:value-type="float" office:value="0.191406">
                <text:p>0.191406</text:p>
              </table:table-cell>
              <table:table-cell office:value-type="float" office:value="-0.487305">
                <text:p>-0.487305</text:p>
              </table:table-cell>
              <table:table-cell office:value-type="float" office:value="1.086914">
                <text:p>1.086914</text:p>
              </table:table-cell>
              <table:table-cell office:value-type="float" office:value="2.234895">
                <text:p>2.234895</text:p>
              </table:table-cell>
              <table:table-cell office:value-type="float" office:value="-2.590688">
                <text:p>-2.590688</text:p>
              </table:table-cell>
              <table:table-cell office:value-type="float" office:value="-2.528904">
                <text:p>-2.528904</text:p>
              </table:table-cell>
            </table:table-row>
            <table:table-row>
              <table:table-cell office:value-type="float" office:value="1482184">
                <text:p>1482184</text:p>
              </table:table-cell>
              <table:table-cell office:value-type="float" office:value="0.185547">
                <text:p>0.185547</text:p>
              </table:table-cell>
              <table:table-cell office:value-type="float" office:value="-0.491211">
                <text:p>-0.491211</text:p>
              </table:table-cell>
              <table:table-cell office:value-type="float" office:value="1.09082">
                <text:p>1.09082</text:p>
              </table:table-cell>
              <table:table-cell office:value-type="float" office:value="2.322245">
                <text:p>2.322245</text:p>
              </table:table-cell>
              <table:table-cell office:value-type="float" office:value="-2.72917">
                <text:p>-2.72917</text:p>
              </table:table-cell>
              <table:table-cell office:value-type="float" office:value="-2.64395">
                <text:p>-2.64395</text:p>
              </table:table-cell>
            </table:table-row>
            <table:table-row>
              <table:table-cell office:value-type="float" office:value="1483431">
                <text:p>1483431</text:p>
              </table:table-cell>
              <table:table-cell office:value-type="float" office:value="0.183594">
                <text:p>0.183594</text:p>
              </table:table-cell>
              <table:table-cell office:value-type="float" office:value="-0.511719">
                <text:p>-0.511719</text:p>
              </table:table-cell>
              <table:table-cell office:value-type="float" office:value="1.080078">
                <text:p>1.080078</text:p>
              </table:table-cell>
              <table:table-cell office:value-type="float" office:value="2.415987">
                <text:p>2.415987</text:p>
              </table:table-cell>
              <table:table-cell office:value-type="float" office:value="-2.85487">
                <text:p>-2.85487</text:p>
              </table:table-cell>
              <table:table-cell office:value-type="float" office:value="-2.752606">
                <text:p>-2.752606</text:p>
              </table:table-cell>
            </table:table-row>
            <table:table-row>
              <table:table-cell office:value-type="float" office:value="1484682">
                <text:p>1484682</text:p>
              </table:table-cell>
              <table:table-cell office:value-type="float" office:value="0.173828">
                <text:p>0.173828</text:p>
              </table:table-cell>
              <table:table-cell office:value-type="float" office:value="-0.516602">
                <text:p>-0.516602</text:p>
              </table:table-cell>
              <table:table-cell office:value-type="float" office:value="1.068359">
                <text:p>1.068359</text:p>
              </table:table-cell>
              <table:table-cell office:value-type="float" office:value="2.507598">
                <text:p>2.507598</text:p>
              </table:table-cell>
              <table:table-cell office:value-type="float" office:value="-2.98057">
                <text:p>-2.98057</text:p>
              </table:table-cell>
              <table:table-cell office:value-type="float" office:value="-2.85274">
                <text:p>-2.85274</text:p>
              </table:table-cell>
            </table:table-row>
            <table:table-row>
              <table:table-cell office:value-type="float" office:value="1485929">
                <text:p>1485929</text:p>
              </table:table-cell>
              <table:table-cell office:value-type="float" office:value="0.15918">
                <text:p>0.15918</text:p>
              </table:table-cell>
              <table:table-cell office:value-type="float" office:value="-0.520508">
                <text:p>-0.520508</text:p>
              </table:table-cell>
              <table:table-cell office:value-type="float" office:value="1.053711">
                <text:p>1.053711</text:p>
              </table:table-cell>
              <table:table-cell office:value-type="float" office:value="2.601341">
                <text:p>2.601341</text:p>
              </table:table-cell>
              <table:table-cell office:value-type="float" office:value="-3.108399">
                <text:p>-3.108399</text:p>
              </table:table-cell>
              <table:table-cell office:value-type="float" office:value="-2.950743">
                <text:p>-2.950743</text:p>
              </table:table-cell>
            </table:table-row>
            <table:table-row>
              <table:table-cell office:value-type="float" office:value="1487177">
                <text:p>1487177</text:p>
              </table:table-cell>
              <table:table-cell office:value-type="float" office:value="0.140625">
                <text:p>0.140625</text:p>
              </table:table-cell>
              <table:table-cell office:value-type="float" office:value="-0.525391">
                <text:p>-0.525391</text:p>
              </table:table-cell>
              <table:table-cell office:value-type="float" office:value="1.040039">
                <text:p>1.040039</text:p>
              </table:table-cell>
              <table:table-cell office:value-type="float" office:value="2.688691">
                <text:p>2.688691</text:p>
              </table:table-cell>
              <table:table-cell office:value-type="float" office:value="-3.223447">
                <text:p>-3.223447</text:p>
              </table:table-cell>
              <table:table-cell office:value-type="float" office:value="-3.029571">
                <text:p>-3.029571</text:p>
              </table:table-cell>
            </table:table-row>
            <table:table-row>
              <table:table-cell office:value-type="float" office:value="1488428">
                <text:p>1488428</text:p>
              </table:table-cell>
              <table:table-cell office:value-type="float" office:value="0.103516">
                <text:p>0.103516</text:p>
              </table:table-cell>
              <table:table-cell office:value-type="float" office:value="-0.53418">
                <text:p>-0.53418</text:p>
              </table:table-cell>
              <table:table-cell office:value-type="float" office:value="1.018555">
                <text:p>1.018555</text:p>
              </table:table-cell>
              <table:table-cell office:value-type="float" office:value="2.773911">
                <text:p>2.773911</text:p>
              </table:table-cell>
              <table:table-cell office:value-type="float" office:value="-3.325711">
                <text:p>-3.325711</text:p>
              </table:table-cell>
              <table:table-cell office:value-type="float" office:value="-3.070051">
                <text:p>-3.070051</text:p>
              </table:table-cell>
            </table:table-row>
            <table:table-row>
              <table:table-cell office:value-type="float" office:value="1489675">
                <text:p>1489675</text:p>
              </table:table-cell>
              <table:table-cell office:value-type="float" office:value="0.076172">
                <text:p>0.076172</text:p>
              </table:table-cell>
              <table:table-cell office:value-type="float" office:value="-0.53418">
                <text:p>-0.53418</text:p>
              </table:table-cell>
              <table:table-cell office:value-type="float" office:value="1.013672">
                <text:p>1.013672</text:p>
              </table:table-cell>
              <table:table-cell office:value-type="float" office:value="2.850609">
                <text:p>2.850609</text:p>
              </table:table-cell>
              <table:table-cell office:value-type="float" office:value="-3.417322">
                <text:p>-3.417322</text:p>
              </table:table-cell>
              <table:table-cell office:value-type="float" office:value="-3.095617">
                <text:p>-3.095617</text:p>
              </table:table-cell>
            </table:table-row>
            <table:table-row>
              <table:table-cell office:value-type="float" office:value="1490923">
                <text:p>1490923</text:p>
              </table:table-cell>
              <table:table-cell office:value-type="float" office:value="0.05957">
                <text:p>0.05957</text:p>
              </table:table-cell>
              <table:table-cell office:value-type="float" office:value="-0.521484">
                <text:p>-0.521484</text:p>
              </table:table-cell>
              <table:table-cell office:value-type="float" office:value="1.001953">
                <text:p>1.001953</text:p>
              </table:table-cell>
              <table:table-cell office:value-type="float" office:value="2.918785">
                <text:p>2.918785</text:p>
              </table:table-cell>
              <table:table-cell office:value-type="float" office:value="-3.521717">
                <text:p>-3.521717</text:p>
              </table:table-cell>
              <table:table-cell office:value-type="float" office:value="-3.133965">
                <text:p>-3.133965</text:p>
              </table:table-cell>
            </table:table-row>
            <table:table-row>
              <table:table-cell office:value-type="float" office:value="1492174">
                <text:p>1492174</text:p>
              </table:table-cell>
              <table:table-cell office:value-type="float" office:value="0.0625">
                <text:p>0.0625</text:p>
              </table:table-cell>
              <table:table-cell office:value-type="float" office:value="-0.503906">
                <text:p>-0.503906</text:p>
              </table:table-cell>
              <table:table-cell office:value-type="float" office:value="0.983398">
                <text:p>0.983398</text:p>
              </table:table-cell>
              <table:table-cell office:value-type="float" office:value="2.974178">
                <text:p>2.974178</text:p>
              </table:table-cell>
              <table:table-cell office:value-type="float" office:value="-3.636763">
                <text:p>-3.636763</text:p>
              </table:table-cell>
              <table:table-cell office:value-type="float" office:value="-3.197881">
                <text:p>-3.197881</text:p>
              </table:table-cell>
            </table:table-row>
            <table:table-row>
              <table:table-cell office:value-type="float" office:value="1493421">
                <text:p>1493421</text:p>
              </table:table-cell>
              <table:table-cell office:value-type="float" office:value="0.074219">
                <text:p>0.074219</text:p>
              </table:table-cell>
              <table:table-cell office:value-type="float" office:value="-0.457031">
                <text:p>-0.457031</text:p>
              </table:table-cell>
              <table:table-cell office:value-type="float" office:value="0.956055">
                <text:p>0.956055</text:p>
              </table:table-cell>
              <table:table-cell office:value-type="float" office:value="3.033832">
                <text:p>3.033832</text:p>
              </table:table-cell>
              <table:table-cell office:value-type="float" office:value="-3.75181">
                <text:p>-3.75181</text:p>
              </table:table-cell>
              <table:table-cell office:value-type="float" office:value="-3.283101">
                <text:p>-3.283101</text:p>
              </table:table-cell>
            </table:table-row>
            <table:table-row>
              <table:table-cell office:value-type="float" office:value="1494670">
                <text:p>1494670</text:p>
              </table:table-cell>
              <table:table-cell office:value-type="float" office:value="0.092773">
                <text:p>0.092773</text:p>
              </table:table-cell>
              <table:table-cell office:value-type="float" office:value="-0.449219">
                <text:p>-0.449219</text:p>
              </table:table-cell>
              <table:table-cell office:value-type="float" office:value="0.948242">
                <text:p>0.948242</text:p>
              </table:table-cell>
              <table:table-cell office:value-type="float" office:value="3.099877">
                <text:p>3.099877</text:p>
              </table:table-cell>
              <table:table-cell office:value-type="float" office:value="-3.851944">
                <text:p>-3.851944</text:p>
              </table:table-cell>
              <table:table-cell office:value-type="float" office:value="-3.36619">
                <text:p>-3.36619</text:p>
              </table:table-cell>
            </table:table-row>
            <table:table-row>
              <table:table-cell office:value-type="float" office:value="1495920">
                <text:p>1495920</text:p>
              </table:table-cell>
              <table:table-cell office:value-type="float" office:value="0.097656">
                <text:p>0.097656</text:p>
              </table:table-cell>
              <table:table-cell office:value-type="float" office:value="-0.442383">
                <text:p>-0.442383</text:p>
              </table:table-cell>
              <table:table-cell office:value-type="float" office:value="0.935547">
                <text:p>0.935547</text:p>
              </table:table-cell>
              <table:table-cell office:value-type="float" office:value="3.159531">
                <text:p>3.159531</text:p>
              </table:table-cell>
              <table:table-cell office:value-type="float" office:value="-3.932903">
                <text:p>-3.932903</text:p>
              </table:table-cell>
              <table:table-cell office:value-type="float" office:value="-3.438627">
                <text:p>-3.438627</text:p>
              </table:table-cell>
            </table:table-row>
            <table:table-row>
              <table:table-cell office:value-type="float" office:value="1497167">
                <text:p>1497167</text:p>
              </table:table-cell>
              <table:table-cell office:value-type="float" office:value="0.091797">
                <text:p>0.091797</text:p>
              </table:table-cell>
              <table:table-cell office:value-type="float" office:value="-0.430664">
                <text:p>-0.430664</text:p>
              </table:table-cell>
              <table:table-cell office:value-type="float" office:value="0.916016">
                <text:p>0.916016</text:p>
              </table:table-cell>
              <table:table-cell office:value-type="float" office:value="3.208533">
                <text:p>3.208533</text:p>
              </table:table-cell>
              <table:table-cell office:value-type="float" office:value="-4.003209">
                <text:p>-4.003209</text:p>
              </table:table-cell>
              <table:table-cell office:value-type="float" office:value="-3.504672">
                <text:p>-3.504672</text:p>
              </table:table-cell>
            </table:table-row>
            <table:table-row>
              <table:table-cell office:value-type="float" office:value="1498416">
                <text:p>1498416</text:p>
              </table:table-cell>
              <table:table-cell office:value-type="float" office:value="0.072266">
                <text:p>0.072266</text:p>
              </table:table-cell>
              <table:table-cell office:value-type="float" office:value="-0.435547">
                <text:p>-0.435547</text:p>
              </table:table-cell>
              <table:table-cell office:value-type="float" office:value="0.884766">
                <text:p>0.884766</text:p>
              </table:table-cell>
              <table:table-cell office:value-type="float" office:value="3.246882">
                <text:p>3.246882</text:p>
              </table:table-cell>
              <table:table-cell office:value-type="float" office:value="-4.067125">
                <text:p>-4.067125</text:p>
              </table:table-cell>
              <table:table-cell office:value-type="float" office:value="-3.566457">
                <text:p>-3.566457</text:p>
              </table:table-cell>
            </table:table-row>
            <table:table-row>
              <table:table-cell office:value-type="float" office:value="1499666">
                <text:p>1499666</text:p>
              </table:table-cell>
              <table:table-cell office:value-type="float" office:value="0.074219">
                <text:p>0.074219</text:p>
              </table:table-cell>
              <table:table-cell office:value-type="float" office:value="-0.435547">
                <text:p>-0.435547</text:p>
              </table:table-cell>
              <table:table-cell office:value-type="float" office:value="0.870117">
                <text:p>0.870117</text:p>
              </table:table-cell>
              <table:table-cell office:value-type="float" office:value="3.285231">
                <text:p>3.285231</text:p>
              </table:table-cell>
              <table:table-cell office:value-type="float" office:value="-4.122517">
                <text:p>-4.122517</text:p>
              </table:table-cell>
              <table:table-cell office:value-type="float" office:value="-3.615458">
                <text:p>-3.615458</text:p>
              </table:table-cell>
            </table:table-row>
            <table:table-row>
              <table:table-cell office:value-type="float" office:value="1500913">
                <text:p>1500913</text:p>
              </table:table-cell>
              <table:table-cell office:value-type="float" office:value="0.085938">
                <text:p>0.085938</text:p>
              </table:table-cell>
              <table:table-cell office:value-type="float" office:value="-0.432617">
                <text:p>-0.432617</text:p>
              </table:table-cell>
              <table:table-cell office:value-type="float" office:value="0.856445">
                <text:p>0.856445</text:p>
              </table:table-cell>
              <table:table-cell office:value-type="float" office:value="3.321449">
                <text:p>3.321449</text:p>
              </table:table-cell>
              <table:table-cell office:value-type="float" office:value="-4.169389">
                <text:p>-4.169389</text:p>
              </table:table-cell>
              <table:table-cell office:value-type="float" office:value="-3.672982">
                <text:p>-3.672982</text:p>
              </table:table-cell>
            </table:table-row>
            <table:table-row>
              <table:table-cell office:value-type="float" office:value="1502162">
                <text:p>1502162</text:p>
              </table:table-cell>
              <table:table-cell office:value-type="float" office:value="0.084961">
                <text:p>0.084961</text:p>
              </table:table-cell>
              <table:table-cell office:value-type="float" office:value="-0.432617">
                <text:p>-0.432617</text:p>
              </table:table-cell>
              <table:table-cell office:value-type="float" office:value="0.844727">
                <text:p>0.844727</text:p>
              </table:table-cell>
              <table:table-cell office:value-type="float" office:value="3.361929">
                <text:p>3.361929</text:p>
              </table:table-cell>
              <table:table-cell office:value-type="float" office:value="-4.209868">
                <text:p>-4.209868</text:p>
              </table:table-cell>
              <table:table-cell office:value-type="float" office:value="-3.730506">
                <text:p>-3.730506</text:p>
              </table:table-cell>
            </table:table-row>
            <table:table-row>
              <table:table-cell office:value-type="float" office:value="1503412">
                <text:p>1503412</text:p>
              </table:table-cell>
              <table:table-cell office:value-type="float" office:value="0.072266">
                <text:p>0.072266</text:p>
              </table:table-cell>
              <table:table-cell office:value-type="float" office:value="-0.429687">
                <text:p>-0.429687</text:p>
              </table:table-cell>
              <table:table-cell office:value-type="float" office:value="0.80957">
                <text:p>0.80957</text:p>
              </table:table-cell>
              <table:table-cell office:value-type="float" office:value="3.393886">
                <text:p>3.393886</text:p>
              </table:table-cell>
              <table:table-cell office:value-type="float" office:value="-4.250348">
                <text:p>-4.250348</text:p>
              </table:table-cell>
              <table:table-cell office:value-type="float" office:value="-3.783768">
                <text:p>-3.783768</text:p>
              </table:table-cell>
            </table:table-row>
            <table:table-row>
              <table:table-cell office:value-type="float" office:value="1504659">
                <text:p>1504659</text:p>
              </table:table-cell>
              <table:table-cell office:value-type="float" office:value="0.066406">
                <text:p>0.066406</text:p>
              </table:table-cell>
              <table:table-cell office:value-type="float" office:value="-0.441406">
                <text:p>-0.441406</text:p>
              </table:table-cell>
              <table:table-cell office:value-type="float" office:value="0.804688">
                <text:p>0.804688</text:p>
              </table:table-cell>
              <table:table-cell office:value-type="float" office:value="3.432235">
                <text:p>3.432235</text:p>
              </table:table-cell>
              <table:table-cell office:value-type="float" office:value="-4.261">
                <text:p>-4.261</text:p>
              </table:table-cell>
              <table:table-cell office:value-type="float" office:value="-3.775246">
                <text:p>-3.775246</text:p>
              </table:table-cell>
            </table:table-row>
            <table:table-row>
              <table:table-cell office:value-type="float" office:value="1505908">
                <text:p>1505908</text:p>
              </table:table-cell>
              <table:table-cell office:value-type="float" office:value="0.054688">
                <text:p>0.054688</text:p>
              </table:table-cell>
              <table:table-cell office:value-type="float" office:value="-0.455078">
                <text:p>-0.455078</text:p>
              </table:table-cell>
              <table:table-cell office:value-type="float" office:value="0.804688">
                <text:p>0.804688</text:p>
              </table:table-cell>
              <table:table-cell office:value-type="float" office:value="3.49189">
                <text:p>3.49189</text:p>
              </table:table-cell>
              <table:table-cell office:value-type="float" office:value="-4.237565">
                <text:p>-4.237565</text:p>
              </table:table-cell>
              <table:table-cell office:value-type="float" office:value="-3.74968">
                <text:p>-3.74968</text:p>
              </table:table-cell>
            </table:table-row>
            <table:table-row>
              <table:table-cell office:value-type="float" office:value="1507156">
                <text:p>1507156</text:p>
              </table:table-cell>
              <table:table-cell office:value-type="float" office:value="0.049805">
                <text:p>0.049805</text:p>
              </table:table-cell>
              <table:table-cell office:value-type="float" office:value="-0.447266">
                <text:p>-0.447266</text:p>
              </table:table-cell>
              <table:table-cell office:value-type="float" office:value="0.787109">
                <text:p>0.787109</text:p>
              </table:table-cell>
              <table:table-cell office:value-type="float" office:value="3.545152">
                <text:p>3.545152</text:p>
              </table:table-cell>
              <table:table-cell office:value-type="float" office:value="-4.25887">
                <text:p>-4.25887</text:p>
              </table:table-cell>
              <table:table-cell office:value-type="float" office:value="-3.798681">
                <text:p>-3.798681</text:p>
              </table:table-cell>
            </table:table-row>
            <table:table-row>
              <table:table-cell office:value-type="float" office:value="1508405">
                <text:p>1508405</text:p>
              </table:table-cell>
              <table:table-cell office:value-type="float" office:value="0.073242">
                <text:p>0.073242</text:p>
              </table:table-cell>
              <table:table-cell office:value-type="float" office:value="-0.419922">
                <text:p>-0.419922</text:p>
              </table:table-cell>
              <table:table-cell office:value-type="float" office:value="0.757812">
                <text:p>0.757812</text:p>
              </table:table-cell>
              <table:table-cell office:value-type="float" office:value="3.598415">
                <text:p>3.598415</text:p>
              </table:table-cell>
              <table:table-cell office:value-type="float" office:value="-4.316393">
                <text:p>-4.316393</text:p>
              </table:table-cell>
              <table:table-cell office:value-type="float" office:value="-3.881771">
                <text:p>-3.881771</text:p>
              </table:table-cell>
            </table:table-row>
            <table:table-row>
              <table:table-cell office:value-type="float" office:value="1509654">
                <text:p>1509654</text:p>
              </table:table-cell>
              <table:table-cell office:value-type="float" office:value="0.087891">
                <text:p>0.087891</text:p>
              </table:table-cell>
              <table:table-cell office:value-type="float" office:value="-0.425781">
                <text:p>-0.425781</text:p>
              </table:table-cell>
              <table:table-cell office:value-type="float" office:value="0.755859">
                <text:p>0.755859</text:p>
              </table:table-cell>
              <table:table-cell office:value-type="float" office:value="3.658069">
                <text:p>3.658069</text:p>
              </table:table-cell>
              <table:table-cell office:value-type="float" office:value="-4.344089">
                <text:p>-4.344089</text:p>
              </table:table-cell>
              <table:table-cell office:value-type="float" office:value="-3.930773">
                <text:p>-3.930773</text:p>
              </table:table-cell>
            </table:table-row>
            <table:table-row>
              <table:table-cell office:value-type="float" office:value="1510904">
                <text:p>1510904</text:p>
              </table:table-cell>
              <table:table-cell office:value-type="float" office:value="0.104492">
                <text:p>0.104492</text:p>
              </table:table-cell>
              <table:table-cell office:value-type="float" office:value="-0.433594">
                <text:p>-0.433594</text:p>
              </table:table-cell>
              <table:table-cell office:value-type="float" office:value="0.749023">
                <text:p>0.749023</text:p>
              </table:table-cell>
              <table:table-cell office:value-type="float" office:value="3.728375">
                <text:p>3.728375</text:p>
              </table:table-cell>
              <table:table-cell office:value-type="float" office:value="-4.310002">
                <text:p>-4.310002</text:p>
              </table:table-cell>
              <table:table-cell office:value-type="float" office:value="-3.945686">
                <text:p>-3.945686</text:p>
              </table:table-cell>
            </table:table-row>
            <table:table-row>
              <table:table-cell office:value-type="float" office:value="1512151">
                <text:p>1512151</text:p>
              </table:table-cell>
              <table:table-cell office:value-type="float" office:value="0.108398">
                <text:p>0.108398</text:p>
              </table:table-cell>
              <table:table-cell office:value-type="float" office:value="-0.43457">
                <text:p>-0.43457</text:p>
              </table:table-cell>
              <table:table-cell office:value-type="float" office:value="0.739258">
                <text:p>0.739258</text:p>
              </table:table-cell>
              <table:table-cell office:value-type="float" office:value="3.781637">
                <text:p>3.781637</text:p>
              </table:table-cell>
              <table:table-cell office:value-type="float" office:value="-4.250348">
                <text:p>-4.250348</text:p>
              </table:table-cell>
              <table:table-cell office:value-type="float" office:value="-3.952078">
                <text:p>-3.952078</text:p>
              </table:table-cell>
            </table:table-row>
            <table:table-row>
              <table:table-cell office:value-type="float" office:value="1513400">
                <text:p>1513400</text:p>
              </table:table-cell>
              <table:table-cell office:value-type="float" office:value="0.111328">
                <text:p>0.111328</text:p>
              </table:table-cell>
              <table:table-cell office:value-type="float" office:value="-0.435547">
                <text:p>-0.435547</text:p>
              </table:table-cell>
              <table:table-cell office:value-type="float" office:value="0.724609">
                <text:p>0.724609</text:p>
              </table:table-cell>
              <table:table-cell office:value-type="float" office:value="3.822117">
                <text:p>3.822117</text:p>
              </table:table-cell>
              <table:table-cell office:value-type="float" office:value="-4.197085">
                <text:p>-4.197085</text:p>
              </table:table-cell>
              <table:table-cell office:value-type="float" office:value="-3.971252">
                <text:p>-3.971252</text:p>
              </table:table-cell>
            </table:table-row>
            <table:table-row>
              <table:table-cell office:value-type="float" office:value="1514650">
                <text:p>1514650</text:p>
              </table:table-cell>
              <table:table-cell office:value-type="float" office:value="0.111328">
                <text:p>0.111328</text:p>
              </table:table-cell>
              <table:table-cell office:value-type="float" office:value="-0.439453">
                <text:p>-0.439453</text:p>
              </table:table-cell>
              <table:table-cell office:value-type="float" office:value="0.71582">
                <text:p>0.71582</text:p>
              </table:table-cell>
              <table:table-cell office:value-type="float" office:value="3.864727">
                <text:p>3.864727</text:p>
              </table:table-cell>
              <table:table-cell office:value-type="float" office:value="-4.145953">
                <text:p>-4.145953</text:p>
              </table:table-cell>
              <table:table-cell office:value-type="float" office:value="-3.994687">
                <text:p>-3.994687</text:p>
              </table:table-cell>
            </table:table-row>
            <table:table-row>
              <table:table-cell office:value-type="float" office:value="1515897">
                <text:p>1515897</text:p>
              </table:table-cell>
              <table:table-cell office:value-type="float" office:value="0.117188">
                <text:p>0.117188</text:p>
              </table:table-cell>
              <table:table-cell office:value-type="float" office:value="-0.441406">
                <text:p>-0.441406</text:p>
              </table:table-cell>
              <table:table-cell office:value-type="float" office:value="0.705078">
                <text:p>0.705078</text:p>
              </table:table-cell>
              <table:table-cell office:value-type="float" office:value="3.909467">
                <text:p>3.909467</text:p>
              </table:table-cell>
              <table:table-cell office:value-type="float" office:value="-4.08843">
                <text:p>-4.08843</text:p>
              </table:table-cell>
              <table:table-cell office:value-type="float" office:value="-4.013862">
                <text:p>-4.013862</text:p>
              </table:table-cell>
            </table:table-row>
            <table:table-row>
              <table:table-cell office:value-type="float" office:value="1517146">
                <text:p>1517146</text:p>
              </table:table-cell>
              <table:table-cell office:value-type="float" office:value="0.120117">
                <text:p>0.120117</text:p>
              </table:table-cell>
              <table:table-cell office:value-type="float" office:value="-0.435547">
                <text:p>-0.435547</text:p>
              </table:table-cell>
              <table:table-cell office:value-type="float" office:value="0.689453">
                <text:p>0.689453</text:p>
              </table:table-cell>
              <table:table-cell office:value-type="float" office:value="3.939294">
                <text:p>3.939294</text:p>
              </table:table-cell>
              <table:table-cell office:value-type="float" office:value="-4.028776">
                <text:p>-4.028776</text:p>
              </table:table-cell>
              <table:table-cell office:value-type="float" office:value="-4.043689">
                <text:p>-4.043689</text:p>
              </table:table-cell>
            </table:table-row>
            <table:table-row>
              <table:table-cell office:value-type="float" office:value="1518394">
                <text:p>1518394</text:p>
              </table:table-cell>
              <table:table-cell office:value-type="float" office:value="0.142578">
                <text:p>0.142578</text:p>
              </table:table-cell>
              <table:table-cell office:value-type="float" office:value="-0.418945">
                <text:p>-0.418945</text:p>
              </table:table-cell>
              <table:table-cell office:value-type="float" office:value="0.666016">
                <text:p>0.666016</text:p>
              </table:table-cell>
              <table:table-cell office:value-type="float" office:value="3.986166">
                <text:p>3.986166</text:p>
              </table:table-cell>
              <table:table-cell office:value-type="float" office:value="-3.971252">
                <text:p>-3.971252</text:p>
              </table:table-cell>
              <table:table-cell office:value-type="float" office:value="-4.082038">
                <text:p>-4.082038</text:p>
              </table:table-cell>
            </table:table-row>
            <table:table-row>
              <table:table-cell office:value-type="float" office:value="1519645">
                <text:p>1519645</text:p>
              </table:table-cell>
              <table:table-cell office:value-type="float" office:value="0.152344">
                <text:p>0.152344</text:p>
              </table:table-cell>
              <table:table-cell office:value-type="float" office:value="-0.416016">
                <text:p>-0.416016</text:p>
              </table:table-cell>
              <table:table-cell office:value-type="float" office:value="0.657227">
                <text:p>0.657227</text:p>
              </table:table-cell>
              <table:table-cell office:value-type="float" office:value="4.054341">
                <text:p>4.054341</text:p>
              </table:table-cell>
              <table:table-cell office:value-type="float" office:value="-3.896685">
                <text:p>-3.896685</text:p>
              </table:table-cell>
              <table:table-cell office:value-type="float" office:value="-4.124648">
                <text:p>-4.124648</text:p>
              </table:table-cell>
            </table:table-row>
            <table:table-row>
              <table:table-cell office:value-type="float" office:value="1520892">
                <text:p>1520892</text:p>
              </table:table-cell>
              <table:table-cell office:value-type="float" office:value="0.148438">
                <text:p>0.148438</text:p>
              </table:table-cell>
              <table:table-cell office:value-type="float" office:value="-0.412109">
                <text:p>-0.412109</text:p>
              </table:table-cell>
              <table:table-cell office:value-type="float" office:value="0.642578">
                <text:p>0.642578</text:p>
              </table:table-cell>
              <table:table-cell office:value-type="float" office:value="4.105474">
                <text:p>4.105474</text:p>
              </table:table-cell>
              <table:table-cell office:value-type="float" office:value="-3.811465">
                <text:p>-3.811465</text:p>
              </table:table-cell>
              <table:table-cell office:value-type="float" office:value="-4.154475">
                <text:p>-4.154475</text:p>
              </table:table-cell>
            </table:table-row>
            <table:table-row>
              <table:table-cell office:value-type="float" office:value="1522141">
                <text:p>1522141</text:p>
              </table:table-cell>
              <table:table-cell office:value-type="float" office:value="0.141602">
                <text:p>0.141602</text:p>
              </table:table-cell>
              <table:table-cell office:value-type="float" office:value="-0.397461">
                <text:p>-0.397461</text:p>
              </table:table-cell>
              <table:table-cell office:value-type="float" office:value="0.621094">
                <text:p>0.621094</text:p>
              </table:table-cell>
              <table:table-cell office:value-type="float" office:value="4.141692">
                <text:p>4.141692</text:p>
              </table:table-cell>
              <table:table-cell office:value-type="float" office:value="-3.721983">
                <text:p>-3.721983</text:p>
              </table:table-cell>
              <table:table-cell office:value-type="float" office:value="-4.182171">
                <text:p>-4.182171</text:p>
              </table:table-cell>
            </table:table-row>
            <table:table-row>
              <table:table-cell office:value-type="float" office:value="1523391">
                <text:p>1523391</text:p>
              </table:table-cell>
              <table:table-cell office:value-type="float" office:value="0.145508">
                <text:p>0.145508</text:p>
              </table:table-cell>
              <table:table-cell office:value-type="float" office:value="-0.379883">
                <text:p>-0.379883</text:p>
              </table:table-cell>
              <table:table-cell office:value-type="float" office:value="0.59668">
                <text:p>0.59668</text:p>
              </table:table-cell>
              <table:table-cell office:value-type="float" office:value="4.182171">
                <text:p>4.182171</text:p>
              </table:table-cell>
              <table:table-cell office:value-type="float" office:value="-3.628242">
                <text:p>-3.628242</text:p>
              </table:table-cell>
              <table:table-cell office:value-type="float" office:value="-4.203476">
                <text:p>-4.203476</text:p>
              </table:table-cell>
            </table:table-row>
            <table:table-row>
              <table:table-cell office:value-type="float" office:value="1524638">
                <text:p>1524638</text:p>
              </table:table-cell>
              <table:table-cell office:value-type="float" office:value="0.150391">
                <text:p>0.150391</text:p>
              </table:table-cell>
              <table:table-cell office:value-type="float" office:value="-0.371094">
                <text:p>-0.371094</text:p>
              </table:table-cell>
              <table:table-cell office:value-type="float" office:value="0.586914">
                <text:p>0.586914</text:p>
              </table:table-cell>
              <table:table-cell office:value-type="float" office:value="4.229043">
                <text:p>4.229043</text:p>
              </table:table-cell>
              <table:table-cell office:value-type="float" office:value="-3.534499">
                <text:p>-3.534499</text:p>
              </table:table-cell>
              <table:table-cell office:value-type="float" office:value="-4.211998">
                <text:p>-4.211998</text:p>
              </table:table-cell>
            </table:table-row>
            <table:table-row>
              <table:table-cell office:value-type="float" office:value="1525887">
                <text:p>1525887</text:p>
              </table:table-cell>
              <table:table-cell office:value-type="float" office:value="0.147461">
                <text:p>0.147461</text:p>
              </table:table-cell>
              <table:table-cell office:value-type="float" office:value="-0.361328">
                <text:p>-0.361328</text:p>
              </table:table-cell>
              <table:table-cell office:value-type="float" office:value="0.570312">
                <text:p>0.570312</text:p>
              </table:table-cell>
              <table:table-cell office:value-type="float" office:value="4.267392">
                <text:p>4.267392</text:p>
              </table:table-cell>
              <table:table-cell office:value-type="float" office:value="-3.438627">
                <text:p>-3.438627</text:p>
              </table:table-cell>
              <table:table-cell office:value-type="float" office:value="-4.21839">
                <text:p>-4.21839</text:p>
              </table:table-cell>
            </table:table-row>
            <table:table-row>
              <table:table-cell office:value-type="float" office:value="1527137">
                <text:p>1527137</text:p>
              </table:table-cell>
              <table:table-cell office:value-type="float" office:value="0.150391">
                <text:p>0.150391</text:p>
              </table:table-cell>
              <table:table-cell office:value-type="float" office:value="-0.350586">
                <text:p>-0.350586</text:p>
              </table:table-cell>
              <table:table-cell office:value-type="float" office:value="0.551758">
                <text:p>0.551758</text:p>
              </table:table-cell>
              <table:table-cell office:value-type="float" office:value="4.30574">
                <text:p>4.30574</text:p>
              </table:table-cell>
              <table:table-cell office:value-type="float" office:value="-3.344885">
                <text:p>-3.344885</text:p>
              </table:table-cell>
              <table:table-cell office:value-type="float" office:value="-4.235434">
                <text:p>-4.235434</text:p>
              </table:table-cell>
            </table:table-row>
            <table:table-row>
              <table:table-cell office:value-type="float" office:value="1528384">
                <text:p>1528384</text:p>
              </table:table-cell>
              <table:table-cell office:value-type="float" office:value="0.15625">
                <text:p>0.15625</text:p>
              </table:table-cell>
              <table:table-cell office:value-type="float" office:value="-0.326172">
                <text:p>-0.326172</text:p>
              </table:table-cell>
              <table:table-cell office:value-type="float" office:value="0.53125">
                <text:p>0.53125</text:p>
              </table:table-cell>
              <table:table-cell office:value-type="float" office:value="4.337698">
                <text:p>4.337698</text:p>
              </table:table-cell>
              <table:table-cell office:value-type="float" office:value="-3.261795">
                <text:p>-3.261795</text:p>
              </table:table-cell>
              <table:table-cell office:value-type="float" office:value="-4.265261">
                <text:p>-4.265261</text:p>
              </table:table-cell>
            </table:table-row>
            <table:table-row>
              <table:table-cell office:value-type="float" office:value="1529634">
                <text:p>1529634</text:p>
              </table:table-cell>
              <table:table-cell office:value-type="float" office:value="0.163086">
                <text:p>0.163086</text:p>
              </table:table-cell>
              <table:table-cell office:value-type="float" office:value="-0.318359">
                <text:p>-0.318359</text:p>
              </table:table-cell>
              <table:table-cell office:value-type="float" office:value="0.527344">
                <text:p>0.527344</text:p>
              </table:table-cell>
              <table:table-cell office:value-type="float" office:value="4.365394">
                <text:p>4.365394</text:p>
              </table:table-cell>
              <table:table-cell office:value-type="float" office:value="-3.189358">
                <text:p>-3.189358</text:p>
              </table:table-cell>
              <table:table-cell office:value-type="float" office:value="-4.30574">
                <text:p>-4.30574</text:p>
              </table:table-cell>
            </table:table-row>
            <table:table-row>
              <table:table-cell office:value-type="float" office:value="1530881">
                <text:p>1530881</text:p>
              </table:table-cell>
              <table:table-cell office:value-type="float" office:value="0.165039">
                <text:p>0.165039</text:p>
              </table:table-cell>
              <table:table-cell office:value-type="float" office:value="-0.311523">
                <text:p>-0.311523</text:p>
              </table:table-cell>
              <table:table-cell office:value-type="float" office:value="0.515625">
                <text:p>0.515625</text:p>
              </table:table-cell>
              <table:table-cell office:value-type="float" office:value="4.395221">
                <text:p>4.395221</text:p>
              </table:table-cell>
              <table:table-cell office:value-type="float" office:value="-3.125443">
                <text:p>-3.125443</text:p>
              </table:table-cell>
              <table:table-cell office:value-type="float" office:value="-4.356872">
                <text:p>-4.356872</text:p>
              </table:table-cell>
            </table:table-row>
            <table:table-row>
              <table:table-cell office:value-type="float" office:value="1532130">
                <text:p>1532130</text:p>
              </table:table-cell>
              <table:table-cell office:value-type="float" office:value="0.164062">
                <text:p>0.164062</text:p>
              </table:table-cell>
              <table:table-cell office:value-type="float" office:value="-0.303711">
                <text:p>-0.303711</text:p>
              </table:table-cell>
              <table:table-cell office:value-type="float" office:value="0.506836">
                <text:p>0.506836</text:p>
              </table:table-cell>
              <table:table-cell office:value-type="float" office:value="4.425048">
                <text:p>4.425048</text:p>
              </table:table-cell>
              <table:table-cell office:value-type="float" office:value="-3.070051">
                <text:p>-3.070051</text:p>
              </table:table-cell>
              <table:table-cell office:value-type="float" office:value="-4.403744">
                <text:p>-4.403744</text:p>
              </table:table-cell>
            </table:table-row>
            <table:table-row>
              <table:table-cell office:value-type="float" office:value="1533379">
                <text:p>1533379</text:p>
              </table:table-cell>
              <table:table-cell office:value-type="float" office:value="0.166992">
                <text:p>0.166992</text:p>
              </table:table-cell>
              <table:table-cell office:value-type="float" office:value="-0.303711">
                <text:p>-0.303711</text:p>
              </table:table-cell>
              <table:table-cell office:value-type="float" office:value="0.487305">
                <text:p>0.487305</text:p>
              </table:table-cell>
              <table:table-cell office:value-type="float" office:value="4.452745">
                <text:p>4.452745</text:p>
              </table:table-cell>
              <table:table-cell office:value-type="float" office:value="-3.012527">
                <text:p>-3.012527</text:p>
              </table:table-cell>
              <table:table-cell office:value-type="float" office:value="-4.448484">
                <text:p>-4.448484</text:p>
              </table:table-cell>
            </table:table-row>
            <table:table-row>
              <table:table-cell office:value-type="float" office:value="1534627">
                <text:p>1534627</text:p>
              </table:table-cell>
              <table:table-cell office:value-type="float" office:value="0.171875">
                <text:p>0.171875</text:p>
              </table:table-cell>
              <table:table-cell office:value-type="float" office:value="-0.297852">
                <text:p>-0.297852</text:p>
              </table:table-cell>
              <table:table-cell office:value-type="float" office:value="0.479492">
                <text:p>0.479492</text:p>
              </table:table-cell>
              <table:table-cell office:value-type="float" office:value="4.480442">
                <text:p>4.480442</text:p>
              </table:table-cell>
              <table:table-cell office:value-type="float" office:value="-2.961395">
                <text:p>-2.961395</text:p>
              </table:table-cell>
              <table:table-cell office:value-type="float" office:value="-4.501747">
                <text:p>-4.501747</text:p>
              </table:table-cell>
            </table:table-row>
            <table:table-row>
              <table:table-cell office:value-type="float" office:value="1535876">
                <text:p>1535876</text:p>
              </table:table-cell>
              <table:table-cell office:value-type="float" office:value="0.18457">
                <text:p>0.18457</text:p>
              </table:table-cell>
              <table:table-cell office:value-type="float" office:value="-0.291016">
                <text:p>-0.291016</text:p>
              </table:table-cell>
              <table:table-cell office:value-type="float" office:value="0.470703">
                <text:p>0.470703</text:p>
              </table:table-cell>
              <table:table-cell office:value-type="float" office:value="4.506007">
                <text:p>4.506007</text:p>
              </table:table-cell>
              <table:table-cell office:value-type="float" office:value="-2.918785">
                <text:p>-2.918785</text:p>
              </table:table-cell>
              <table:table-cell office:value-type="float" office:value="-4.574184">
                <text:p>-4.574184</text:p>
              </table:table-cell>
            </table:table-row>
            <table:table-row>
              <table:table-cell office:value-type="float" office:value="1537125">
                <text:p>1537125</text:p>
              </table:table-cell>
              <table:table-cell office:value-type="float" office:value="0.1875">
                <text:p>0.1875</text:p>
              </table:table-cell>
              <table:table-cell office:value-type="float" office:value="-0.285156">
                <text:p>-0.285156</text:p>
              </table:table-cell>
              <table:table-cell office:value-type="float" office:value="0.462891">
                <text:p>0.462891</text:p>
              </table:table-cell>
              <table:table-cell office:value-type="float" office:value="4.527312">
                <text:p>4.527312</text:p>
              </table:table-cell>
              <table:table-cell office:value-type="float" office:value="-2.878306">
                <text:p>-2.878306</text:p>
              </table:table-cell>
              <table:table-cell office:value-type="float" office:value="-4.655143">
                <text:p>-4.655143</text:p>
              </table:table-cell>
            </table:table-row>
            <table:table-row>
              <table:table-cell office:value-type="float" office:value="1538375">
                <text:p>1538375</text:p>
              </table:table-cell>
              <table:table-cell office:value-type="float" office:value="0.191406">
                <text:p>0.191406</text:p>
              </table:table-cell>
              <table:table-cell office:value-type="float" office:value="-0.275391">
                <text:p>-0.275391</text:p>
              </table:table-cell>
              <table:table-cell office:value-type="float" office:value="0.451172">
                <text:p>0.451172</text:p>
              </table:table-cell>
              <table:table-cell office:value-type="float" office:value="4.557139">
                <text:p>4.557139</text:p>
              </table:table-cell>
              <table:table-cell office:value-type="float" office:value="-2.827174">
                <text:p>-2.827174</text:p>
              </table:table-cell>
              <table:table-cell office:value-type="float" office:value="-4.740362">
                <text:p>-4.740362</text:p>
              </table:table-cell>
            </table:table-row>
            <table:table-row>
              <table:table-cell office:value-type="float" office:value="1539622">
                <text:p>1539622</text:p>
              </table:table-cell>
              <table:table-cell office:value-type="float" office:value="0.189453">
                <text:p>0.189453</text:p>
              </table:table-cell>
              <table:table-cell office:value-type="float" office:value="-0.270508">
                <text:p>-0.270508</text:p>
              </table:table-cell>
              <table:table-cell office:value-type="float" office:value="0.442383">
                <text:p>0.442383</text:p>
              </table:table-cell>
              <table:table-cell office:value-type="float" office:value="4.586966">
                <text:p>4.586966</text:p>
              </table:table-cell>
              <table:table-cell office:value-type="float" office:value="-2.771781">
                <text:p>-2.771781</text:p>
              </table:table-cell>
              <table:table-cell office:value-type="float" office:value="-4.823452">
                <text:p>-4.823452</text:p>
              </table:table-cell>
            </table:table-row>
            <table:table-row>
              <table:table-cell office:value-type="float" office:value="1540871">
                <text:p>1540871</text:p>
              </table:table-cell>
              <table:table-cell office:value-type="float" office:value="0.177734">
                <text:p>0.177734</text:p>
              </table:table-cell>
              <table:table-cell office:value-type="float" office:value="-0.257812">
                <text:p>-0.257812</text:p>
              </table:table-cell>
              <table:table-cell office:value-type="float" office:value="0.430664">
                <text:p>0.430664</text:p>
              </table:table-cell>
              <table:table-cell office:value-type="float" office:value="4.629576">
                <text:p>4.629576</text:p>
              </table:table-cell>
              <table:table-cell office:value-type="float" office:value="-2.714257">
                <text:p>-2.714257</text:p>
              </table:table-cell>
              <table:table-cell office:value-type="float" office:value="-4.90015">
                <text:p>-4.90015</text:p>
              </table:table-cell>
            </table:table-row>
            <table:table-row>
              <table:table-cell office:value-type="float" office:value="1542121">
                <text:p>1542121</text:p>
              </table:table-cell>
              <table:table-cell office:value-type="float" office:value="0.173828">
                <text:p>0.173828</text:p>
              </table:table-cell>
              <table:table-cell office:value-type="float" office:value="-0.245117">
                <text:p>-0.245117</text:p>
              </table:table-cell>
              <table:table-cell office:value-type="float" office:value="0.418945">
                <text:p>0.418945</text:p>
              </table:table-cell>
              <table:table-cell office:value-type="float" office:value="4.667925">
                <text:p>4.667925</text:p>
              </table:table-cell>
              <table:table-cell office:value-type="float" office:value="-2.667386">
                <text:p>-2.667386</text:p>
              </table:table-cell>
              <table:table-cell office:value-type="float" office:value="-4.970457">
                <text:p>-4.970457</text:p>
              </table:table-cell>
            </table:table-row>
            <table:table-row>
              <table:table-cell office:value-type="float" office:value="1543368">
                <text:p>1543368</text:p>
              </table:table-cell>
              <table:table-cell office:value-type="float" office:value="0.174805">
                <text:p>0.174805</text:p>
              </table:table-cell>
              <table:table-cell office:value-type="float" office:value="-0.233398">
                <text:p>-0.233398</text:p>
              </table:table-cell>
              <table:table-cell office:value-type="float" office:value="0.404297">
                <text:p>0.404297</text:p>
              </table:table-cell>
              <table:table-cell office:value-type="float" office:value="4.710535">
                <text:p>4.710535</text:p>
              </table:table-cell>
              <table:table-cell office:value-type="float" office:value="-2.616254">
                <text:p>-2.616254</text:p>
              </table:table-cell>
              <table:table-cell office:value-type="float" office:value="-5.042893">
                <text:p>-5.042893</text:p>
              </table:table-cell>
            </table:table-row>
            <table:table-row>
              <table:table-cell office:value-type="float" office:value="1544617">
                <text:p>1544617</text:p>
              </table:table-cell>
              <table:table-cell office:value-type="float" office:value="0.170898">
                <text:p>0.170898</text:p>
              </table:table-cell>
              <table:table-cell office:value-type="float" office:value="-0.225586">
                <text:p>-0.225586</text:p>
              </table:table-cell>
              <table:table-cell office:value-type="float" office:value="0.397461">
                <text:p>0.397461</text:p>
              </table:table-cell>
              <table:table-cell office:value-type="float" office:value="4.753146">
                <text:p>4.753146</text:p>
              </table:table-cell>
              <table:table-cell office:value-type="float" office:value="-2.565122">
                <text:p>-2.565122</text:p>
              </table:table-cell>
              <table:table-cell office:value-type="float" office:value="-5.123852">
                <text:p>-5.123852</text:p>
              </table:table-cell>
            </table:table-row>
            <table:table-row>
              <table:table-cell office:value-type="float" office:value="1545865">
                <text:p>1545865</text:p>
              </table:table-cell>
              <table:table-cell office:value-type="float" office:value="0.160156">
                <text:p>0.160156</text:p>
              </table:table-cell>
              <table:table-cell office:value-type="float" office:value="-0.21875">
                <text:p>-0.21875</text:p>
              </table:table-cell>
              <table:table-cell office:value-type="float" office:value="0.395508">
                <text:p>0.395508</text:p>
              </table:table-cell>
              <table:table-cell office:value-type="float" office:value="4.791494">
                <text:p>4.791494</text:p>
              </table:table-cell>
              <table:table-cell office:value-type="float" office:value="-2.505468">
                <text:p>-2.505468</text:p>
              </table:table-cell>
              <table:table-cell office:value-type="float" office:value="-5.200551">
                <text:p>-5.200551</text:p>
              </table:table-cell>
            </table:table-row>
            <table:table-row>
              <table:table-cell office:value-type="float" office:value="1547114">
                <text:p>1547114</text:p>
              </table:table-cell>
              <table:table-cell office:value-type="float" office:value="0.165039">
                <text:p>0.165039</text:p>
              </table:table-cell>
              <table:table-cell office:value-type="float" office:value="-0.210937">
                <text:p>-0.210937</text:p>
              </table:table-cell>
              <table:table-cell office:value-type="float" office:value="0.385742">
                <text:p>0.385742</text:p>
              </table:table-cell>
              <table:table-cell office:value-type="float" office:value="4.838366">
                <text:p>4.838366</text:p>
              </table:table-cell>
              <table:table-cell office:value-type="float" office:value="-2.443684">
                <text:p>-2.443684</text:p>
              </table:table-cell>
              <table:table-cell office:value-type="float" office:value="-5.266596">
                <text:p>-5.266596</text:p>
              </table:table-cell>
            </table:table-row>
            <table:table-row>
              <table:table-cell office:value-type="float" office:value="1548363">
                <text:p>1548363</text:p>
              </table:table-cell>
              <table:table-cell office:value-type="float" office:value="0.166016">
                <text:p>0.166016</text:p>
              </table:table-cell>
              <table:table-cell office:value-type="float" office:value="-0.182617">
                <text:p>-0.182617</text:p>
              </table:table-cell>
              <table:table-cell office:value-type="float" office:value="0.379883">
                <text:p>0.379883</text:p>
              </table:table-cell>
              <table:table-cell office:value-type="float" office:value="4.880975">
                <text:p>4.880975</text:p>
              </table:table-cell>
              <table:table-cell office:value-type="float" office:value="-2.379768">
                <text:p>-2.379768</text:p>
              </table:table-cell>
              <table:table-cell office:value-type="float" office:value="-5.341164">
                <text:p>-5.341164</text:p>
              </table:table-cell>
            </table:table-row>
            <table:table-row>
              <table:table-cell office:value-type="float" office:value="1549611">
                <text:p>1549611</text:p>
              </table:table-cell>
              <table:table-cell office:value-type="float" office:value="0.169922">
                <text:p>0.169922</text:p>
              </table:table-cell>
              <table:table-cell office:value-type="float" office:value="-0.171875">
                <text:p>-0.171875</text:p>
              </table:table-cell>
              <table:table-cell office:value-type="float" office:value="0.381836">
                <text:p>0.381836</text:p>
              </table:table-cell>
              <table:table-cell office:value-type="float" office:value="4.932107">
                <text:p>4.932107</text:p>
              </table:table-cell>
              <table:table-cell office:value-type="float" office:value="-2.309462">
                <text:p>-2.309462</text:p>
              </table:table-cell>
              <table:table-cell office:value-type="float" office:value="-5.419992">
                <text:p>-5.419992</text:p>
              </table:table-cell>
            </table:table-row>
            <table:table-row>
              <table:table-cell office:value-type="float" office:value="1550863">
                <text:p>1550863</text:p>
              </table:table-cell>
              <table:table-cell office:value-type="float" office:value="0.150391">
                <text:p>0.150391</text:p>
              </table:table-cell>
              <table:table-cell office:value-type="float" office:value="-0.15918">
                <text:p>-0.15918</text:p>
              </table:table-cell>
              <table:table-cell office:value-type="float" office:value="0.357422">
                <text:p>0.357422</text:p>
              </table:table-cell>
              <table:table-cell office:value-type="float" office:value="4.968326">
                <text:p>4.968326</text:p>
              </table:table-cell>
              <table:table-cell office:value-type="float" office:value="-2.247677">
                <text:p>-2.247677</text:p>
              </table:table-cell>
              <table:table-cell office:value-type="float" office:value="-5.490298">
                <text:p>-5.490298</text:p>
              </table:table-cell>
            </table:table-row>
            <table:table-row>
              <table:table-cell office:value-type="float" office:value="1552109">
                <text:p>1552109</text:p>
              </table:table-cell>
              <table:table-cell office:value-type="float" office:value="0.136719">
                <text:p>0.136719</text:p>
              </table:table-cell>
              <table:table-cell office:value-type="float" office:value="-0.139648">
                <text:p>-0.139648</text:p>
              </table:table-cell>
              <table:table-cell office:value-type="float" office:value="0.34082">
                <text:p>0.34082</text:p>
              </table:table-cell>
              <table:table-cell office:value-type="float" office:value="4.989631">
                <text:p>4.989631</text:p>
              </table:table-cell>
              <table:table-cell office:value-type="float" office:value="-2.198676">
                <text:p>-2.198676</text:p>
              </table:table-cell>
              <table:table-cell office:value-type="float" office:value="-5.569127">
                <text:p>-5.569127</text:p>
              </table:table-cell>
            </table:table-row>
            <table:table-row>
              <table:table-cell office:value-type="float" office:value="1553358">
                <text:p>1553358</text:p>
              </table:table-cell>
              <table:table-cell office:value-type="float" office:value="0.137695">
                <text:p>0.137695</text:p>
              </table:table-cell>
              <table:table-cell office:value-type="float" office:value="-0.111328">
                <text:p>-0.111328</text:p>
              </table:table-cell>
              <table:table-cell office:value-type="float" office:value="0.336914">
                <text:p>0.336914</text:p>
              </table:table-cell>
              <table:table-cell office:value-type="float" office:value="5.017328">
                <text:p>5.017328</text:p>
              </table:table-cell>
              <table:table-cell office:value-type="float" office:value="-2.147544">
                <text:p>-2.147544</text:p>
              </table:table-cell>
              <table:table-cell office:value-type="float" office:value="-5.650086">
                <text:p>-5.650086</text:p>
              </table:table-cell>
            </table:table-row>
            <table:table-row>
              <table:table-cell office:value-type="float" office:value="1554608">
                <text:p>1554608</text:p>
              </table:table-cell>
              <table:table-cell office:value-type="float" office:value="0.133789">
                <text:p>0.133789</text:p>
              </table:table-cell>
              <table:table-cell office:value-type="float" office:value="-0.09668">
                <text:p>-0.09668</text:p>
              </table:table-cell>
              <table:table-cell office:value-type="float" office:value="0.324219">
                <text:p>0.324219</text:p>
              </table:table-cell>
              <table:table-cell office:value-type="float" office:value="5.042893">
                <text:p>5.042893</text:p>
              </table:table-cell>
              <table:table-cell office:value-type="float" office:value="-2.100673">
                <text:p>-2.100673</text:p>
              </table:table-cell>
              <table:table-cell office:value-type="float" office:value="-5.728915">
                <text:p>-5.728915</text:p>
              </table:table-cell>
            </table:table-row>
            <table:table-row>
              <table:table-cell office:value-type="float" office:value="1555855">
                <text:p>1555855</text:p>
              </table:table-cell>
              <table:table-cell office:value-type="float" office:value="0.12207">
                <text:p>0.12207</text:p>
              </table:table-cell>
              <table:table-cell office:value-type="float" office:value="-0.071289">
                <text:p>-0.071289</text:p>
              </table:table-cell>
              <table:table-cell office:value-type="float" office:value="0.308594">
                <text:p>0.308594</text:p>
              </table:table-cell>
              <table:table-cell office:value-type="float" office:value="5.055676">
                <text:p>5.055676</text:p>
              </table:table-cell>
              <table:table-cell office:value-type="float" office:value="-2.058063">
                <text:p>-2.058063</text:p>
              </table:table-cell>
              <table:table-cell office:value-type="float" office:value="-5.814134">
                <text:p>-5.814134</text:p>
              </table:table-cell>
            </table:table-row>
            <table:table-row>
              <table:table-cell office:value-type="float" office:value="1557104">
                <text:p>1557104</text:p>
              </table:table-cell>
              <table:table-cell office:value-type="float" office:value="0.117188">
                <text:p>0.117188</text:p>
              </table:table-cell>
              <table:table-cell office:value-type="float" office:value="-0.050781">
                <text:p>-0.050781</text:p>
              </table:table-cell>
              <table:table-cell office:value-type="float" office:value="0.294922">
                <text:p>0.294922</text:p>
              </table:table-cell>
              <table:table-cell office:value-type="float" office:value="5.076982">
                <text:p>5.076982</text:p>
              </table:table-cell>
              <table:table-cell office:value-type="float" office:value="-2.030366">
                <text:p>-2.030366</text:p>
              </table:table-cell>
              <table:table-cell office:value-type="float" office:value="-5.901485">
                <text:p>-5.901485</text:p>
              </table:table-cell>
            </table:table-row>
            <table:table-row>
              <table:table-cell office:value-type="float" office:value="1558354">
                <text:p>1558354</text:p>
              </table:table-cell>
              <table:table-cell office:value-type="float" office:value="0.110352">
                <text:p>0.110352</text:p>
              </table:table-cell>
              <table:table-cell office:value-type="float" office:value="-0.003906">
                <text:p>-0.003906</text:p>
              </table:table-cell>
              <table:table-cell office:value-type="float" office:value="0.274414">
                <text:p>0.274414</text:p>
              </table:table-cell>
              <table:table-cell office:value-type="float" office:value="5.096156">
                <text:p>5.096156</text:p>
              </table:table-cell>
              <table:table-cell office:value-type="float" office:value="-2.006931">
                <text:p>-2.006931</text:p>
              </table:table-cell>
              <table:table-cell office:value-type="float" office:value="-5.999488">
                <text:p>-5.999488</text:p>
              </table:table-cell>
            </table:table-row>
            <table:table-row>
              <table:table-cell office:value-type="float" office:value="1559601">
                <text:p>1559601</text:p>
              </table:table-cell>
              <table:table-cell office:value-type="float" office:value="0.102539">
                <text:p>0.102539</text:p>
              </table:table-cell>
              <table:table-cell office:value-type="float" office:value="0.019531">
                <text:p>0.019531</text:p>
              </table:table-cell>
              <table:table-cell office:value-type="float" office:value="0.260742">
                <text:p>0.260742</text:p>
              </table:table-cell>
              <table:table-cell office:value-type="float" office:value="5.11533">
                <text:p>5.11533</text:p>
              </table:table-cell>
              <table:table-cell office:value-type="float" office:value="-1.983496">
                <text:p>-1.983496</text:p>
              </table:table-cell>
              <table:table-cell office:value-type="float" office:value="-6.088969">
                <text:p>-6.088969</text:p>
              </table:table-cell>
            </table:table-row>
            <table:table-row>
              <table:table-cell office:value-type="float" office:value="1560850">
                <text:p>1560850</text:p>
              </table:table-cell>
              <table:table-cell office:value-type="float" office:value="0.091797">
                <text:p>0.091797</text:p>
              </table:table-cell>
              <table:table-cell office:value-type="float" office:value="0.046875">
                <text:p>0.046875</text:p>
              </table:table-cell>
              <table:table-cell office:value-type="float" office:value="0.248047">
                <text:p>0.248047</text:p>
              </table:table-cell>
              <table:table-cell office:value-type="float" office:value="5.130244">
                <text:p>5.130244</text:p>
              </table:table-cell>
              <table:table-cell office:value-type="float" office:value="-1.968582">
                <text:p>-1.968582</text:p>
              </table:table-cell>
              <table:table-cell office:value-type="float" office:value="-6.186972">
                <text:p>-6.186972</text:p>
              </table:table-cell>
            </table:table-row>
            <table:table-row>
              <table:table-cell office:value-type="float" office:value="1562100">
                <text:p>1562100</text:p>
              </table:table-cell>
              <table:table-cell office:value-type="float" office:value="0.088867">
                <text:p>0.088867</text:p>
              </table:table-cell>
              <table:table-cell office:value-type="float" office:value="0.067383">
                <text:p>0.067383</text:p>
              </table:table-cell>
              <table:table-cell office:value-type="float" office:value="0.236328">
                <text:p>0.236328</text:p>
              </table:table-cell>
              <table:table-cell office:value-type="float" office:value="5.140897">
                <text:p>5.140897</text:p>
              </table:table-cell>
              <table:table-cell office:value-type="float" office:value="-1.95793">
                <text:p>-1.95793</text:p>
              </table:table-cell>
              <table:table-cell office:value-type="float" office:value="-6.276453">
                <text:p>-6.276453</text:p>
              </table:table-cell>
            </table:table-row>
            <table:table-row>
              <table:table-cell office:value-type="float" office:value="1563347">
                <text:p>1563347</text:p>
              </table:table-cell>
              <table:table-cell office:value-type="float" office:value="0.086914">
                <text:p>0.086914</text:p>
              </table:table-cell>
              <table:table-cell office:value-type="float" office:value="0.115234">
                <text:p>0.115234</text:p>
              </table:table-cell>
              <table:table-cell office:value-type="float" office:value="0.210938">
                <text:p>0.210938</text:p>
              </table:table-cell>
              <table:table-cell office:value-type="float" office:value="5.149419">
                <text:p>5.149419</text:p>
              </table:table-cell>
              <table:table-cell office:value-type="float" office:value="-1.945147">
                <text:p>-1.945147</text:p>
              </table:table-cell>
              <table:table-cell office:value-type="float" office:value="-6.361673">
                <text:p>-6.361673</text:p>
              </table:table-cell>
            </table:table-row>
            <table:table-row>
              <table:table-cell office:value-type="float" office:value="1564596">
                <text:p>1564596</text:p>
              </table:table-cell>
              <table:table-cell office:value-type="float" office:value="0.073242">
                <text:p>0.073242</text:p>
              </table:table-cell>
              <table:table-cell office:value-type="float" office:value="0.137695">
                <text:p>0.137695</text:p>
              </table:table-cell>
              <table:table-cell office:value-type="float" office:value="0.186523">
                <text:p>0.186523</text:p>
              </table:table-cell>
              <table:table-cell office:value-type="float" office:value="5.143027">
                <text:p>5.143027</text:p>
              </table:table-cell>
              <table:table-cell office:value-type="float" office:value="-1.940886">
                <text:p>-1.940886</text:p>
              </table:table-cell>
              <table:table-cell office:value-type="float" office:value="-6.463937">
                <text:p>-6.463937</text:p>
              </table:table-cell>
            </table:table-row>
            <table:table-row>
              <table:table-cell office:value-type="float" office:value="1565844">
                <text:p>1565844</text:p>
              </table:table-cell>
              <table:table-cell office:value-type="float" office:value="0.060547">
                <text:p>0.060547</text:p>
              </table:table-cell>
              <table:table-cell office:value-type="float" office:value="0.163086">
                <text:p>0.163086</text:p>
              </table:table-cell>
              <table:table-cell office:value-type="float" office:value="0.161133">
                <text:p>0.161133</text:p>
              </table:table-cell>
              <table:table-cell office:value-type="float" office:value="5.134505">
                <text:p>5.134505</text:p>
              </table:table-cell>
              <table:table-cell office:value-type="float" office:value="-1.940886">
                <text:p>-1.940886</text:p>
              </table:table-cell>
              <table:table-cell office:value-type="float" office:value="-6.572592">
                <text:p>-6.572592</text:p>
              </table:table-cell>
            </table:table-row>
            <table:table-row>
              <table:table-cell office:value-type="float" office:value="1567093">
                <text:p>1567093</text:p>
              </table:table-cell>
              <table:table-cell office:value-type="float" office:value="0.058594">
                <text:p>0.058594</text:p>
              </table:table-cell>
              <table:table-cell office:value-type="float" office:value="0.1875">
                <text:p>0.1875</text:p>
              </table:table-cell>
              <table:table-cell office:value-type="float" office:value="0.144531">
                <text:p>0.144531</text:p>
              </table:table-cell>
              <table:table-cell office:value-type="float" office:value="5.132375">
                <text:p>5.132375</text:p>
              </table:table-cell>
              <table:table-cell office:value-type="float" office:value="-1.938755">
                <text:p>-1.938755</text:p>
              </table:table-cell>
              <table:table-cell office:value-type="float" office:value="-6.685509">
                <text:p>-6.685509</text:p>
              </table:table-cell>
            </table:table-row>
            <table:table-row>
              <table:table-cell office:value-type="float" office:value="1568342">
                <text:p>1568342</text:p>
              </table:table-cell>
              <table:table-cell office:value-type="float" office:value="0.077148">
                <text:p>0.077148</text:p>
              </table:table-cell>
              <table:table-cell office:value-type="float" office:value="0.256836">
                <text:p>0.256836</text:p>
              </table:table-cell>
              <table:table-cell office:value-type="float" office:value="0.144531">
                <text:p>0.144531</text:p>
              </table:table-cell>
              <table:table-cell office:value-type="float" office:value="5.138766">
                <text:p>5.138766</text:p>
              </table:table-cell>
              <table:table-cell office:value-type="float" office:value="-1.930233">
                <text:p>-1.930233</text:p>
              </table:table-cell>
              <table:table-cell office:value-type="float" office:value="-6.809078">
                <text:p>-6.809078</text:p>
              </table:table-cell>
            </table:table-row>
            <table:table-row>
              <table:table-cell office:value-type="float" office:value="1569590">
                <text:p>1569590</text:p>
              </table:table-cell>
              <table:table-cell office:value-type="float" office:value="0.076172">
                <text:p>0.076172</text:p>
              </table:table-cell>
              <table:table-cell office:value-type="float" office:value="0.28418">
                <text:p>0.28418</text:p>
              </table:table-cell>
              <table:table-cell office:value-type="float" office:value="0.134766">
                <text:p>0.134766</text:p>
              </table:table-cell>
              <table:table-cell office:value-type="float" office:value="5.147288">
                <text:p>5.147288</text:p>
              </table:table-cell>
              <table:table-cell office:value-type="float" office:value="-1.913189">
                <text:p>-1.913189</text:p>
              </table:table-cell>
              <table:table-cell office:value-type="float" office:value="-6.936908">
                <text:p>-6.936908</text:p>
              </table:table-cell>
            </table:table-row>
            <table:table-row>
              <table:table-cell office:value-type="float" office:value="1570839">
                <text:p>1570839</text:p>
              </table:table-cell>
              <table:table-cell office:value-type="float" office:value="0.055664">
                <text:p>0.055664</text:p>
              </table:table-cell>
              <table:table-cell office:value-type="float" office:value="0.307617">
                <text:p>0.307617</text:p>
              </table:table-cell>
              <table:table-cell office:value-type="float" office:value="0.119141">
                <text:p>0.119141</text:p>
              </table:table-cell>
              <table:table-cell office:value-type="float" office:value="5.149419">
                <text:p>5.149419</text:p>
              </table:table-cell>
              <table:table-cell office:value-type="float" office:value="-1.891884">
                <text:p>-1.891884</text:p>
              </table:table-cell>
              <table:table-cell office:value-type="float" office:value="-7.062608">
                <text:p>-7.062608</text:p>
              </table:table-cell>
            </table:table-row>
            <table:table-row>
              <table:table-cell office:value-type="float" office:value="1572088">
                <text:p>1572088</text:p>
              </table:table-cell>
              <table:table-cell office:value-type="float" office:value="0.047852">
                <text:p>0.047852</text:p>
              </table:table-cell>
              <table:table-cell office:value-type="float" office:value="0.327148">
                <text:p>0.327148</text:p>
              </table:table-cell>
              <table:table-cell office:value-type="float" office:value="0.109375">
                <text:p>0.109375</text:p>
              </table:table-cell>
              <table:table-cell office:value-type="float" office:value="5.149419">
                <text:p>5.149419</text:p>
              </table:table-cell>
              <table:table-cell office:value-type="float" office:value="-1.87271">
                <text:p>-1.87271</text:p>
              </table:table-cell>
              <table:table-cell office:value-type="float" office:value="-7.186177">
                <text:p>-7.186177</text:p>
              </table:table-cell>
            </table:table-row>
            <table:table-row>
              <table:table-cell office:value-type="float" office:value="1573336">
                <text:p>1573336</text:p>
              </table:table-cell>
              <table:table-cell office:value-type="float" office:value="0.042969">
                <text:p>0.042969</text:p>
              </table:table-cell>
              <table:table-cell office:value-type="float" office:value="0.368164">
                <text:p>0.368164</text:p>
              </table:table-cell>
              <table:table-cell office:value-type="float" office:value="0.094727">
                <text:p>0.094727</text:p>
              </table:table-cell>
              <table:table-cell office:value-type="float" office:value="5.151549">
                <text:p>5.151549</text:p>
              </table:table-cell>
              <table:table-cell office:value-type="float" office:value="-1.847144">
                <text:p>-1.847144</text:p>
              </table:table-cell>
              <table:table-cell office:value-type="float" office:value="-7.309746">
                <text:p>-7.309746</text:p>
              </table:table-cell>
            </table:table-row>
            <table:table-row>
              <table:table-cell office:value-type="float" office:value="1574585">
                <text:p>1574585</text:p>
              </table:table-cell>
              <table:table-cell office:value-type="float" office:value="0.040039">
                <text:p>0.040039</text:p>
              </table:table-cell>
              <table:table-cell office:value-type="float" office:value="0.392578">
                <text:p>0.392578</text:p>
              </table:table-cell>
              <table:table-cell office:value-type="float" office:value="0.088867">
                <text:p>0.088867</text:p>
              </table:table-cell>
              <table:table-cell office:value-type="float" office:value="5.164332">
                <text:p>5.164332</text:p>
              </table:table-cell>
              <table:table-cell office:value-type="float" office:value="-1.817317">
                <text:p>-1.817317</text:p>
              </table:table-cell>
              <table:table-cell office:value-type="float" office:value="-7.45675">
                <text:p>-7.45675</text:p>
              </table:table-cell>
            </table:table-row>
            <table:table-row>
              <table:table-cell office:value-type="float" office:value="1575834">
                <text:p>1575834</text:p>
              </table:table-cell>
              <table:table-cell office:value-type="float" office:value="0.029297">
                <text:p>0.029297</text:p>
              </table:table-cell>
              <table:table-cell office:value-type="float" office:value="0.416016">
                <text:p>0.416016</text:p>
              </table:table-cell>
              <table:table-cell office:value-type="float" office:value="0.085937">
                <text:p>0.085937</text:p>
              </table:table-cell>
              <table:table-cell office:value-type="float" office:value="5.179246">
                <text:p>5.179246</text:p>
              </table:table-cell>
              <table:table-cell office:value-type="float" office:value="-1.791751">
                <text:p>-1.791751</text:p>
              </table:table-cell>
              <table:table-cell office:value-type="float" office:value="-7.605885">
                <text:p>-7.605885</text:p>
              </table:table-cell>
            </table:table-row>
            <table:table-row>
              <table:table-cell office:value-type="float" office:value="1577082">
                <text:p>1577082</text:p>
              </table:table-cell>
              <table:table-cell office:value-type="float" office:value="0.02832">
                <text:p>0.02832</text:p>
              </table:table-cell>
              <table:table-cell office:value-type="float" office:value="0.441406">
                <text:p>0.441406</text:p>
              </table:table-cell>
              <table:table-cell office:value-type="float" office:value="0.085937">
                <text:p>0.085937</text:p>
              </table:table-cell>
              <table:table-cell office:value-type="float" office:value="5.189898">
                <text:p>5.189898</text:p>
              </table:table-cell>
              <table:table-cell office:value-type="float" office:value="-1.766185">
                <text:p>-1.766185</text:p>
              </table:table-cell>
              <table:table-cell office:value-type="float" office:value="-7.763542">
                <text:p>-7.763542</text:p>
              </table:table-cell>
            </table:table-row>
            <table:table-row>
              <table:table-cell office:value-type="float" office:value="1578333">
                <text:p>1578333</text:p>
              </table:table-cell>
              <table:table-cell office:value-type="float" office:value="0.008789">
                <text:p>0.008789</text:p>
              </table:table-cell>
              <table:table-cell office:value-type="float" office:value="0.498047">
                <text:p>0.498047</text:p>
              </table:table-cell>
              <table:table-cell office:value-type="float" office:value="0.066406">
                <text:p>0.066406</text:p>
              </table:table-cell>
              <table:table-cell office:value-type="float" office:value="5.192029">
                <text:p>5.192029</text:p>
              </table:table-cell>
              <table:table-cell office:value-type="float" office:value="-1.744879">
                <text:p>-1.744879</text:p>
              </table:table-cell>
              <table:table-cell office:value-type="float" office:value="-7.92546">
                <text:p>-7.92546</text:p>
              </table:table-cell>
            </table:table-row>
            <table:table-row>
              <table:table-cell office:value-type="float" office:value="1579580">
                <text:p>1579580</text:p>
              </table:table-cell>
              <table:table-cell office:value-type="float" office:value="-0.000977">
                <text:p>-0.000977</text:p>
              </table:table-cell>
              <table:table-cell office:value-type="float" office:value="0.514648">
                <text:p>0.514648</text:p>
              </table:table-cell>
              <table:table-cell office:value-type="float" office:value="0.055664">
                <text:p>0.055664</text:p>
              </table:table-cell>
              <table:table-cell office:value-type="float" office:value="5.200551">
                <text:p>5.200551</text:p>
              </table:table-cell>
              <table:table-cell office:value-type="float" office:value="-1.723575">
                <text:p>-1.723575</text:p>
              </table:table-cell>
              <table:table-cell office:value-type="float" office:value="-8.078856">
                <text:p>-8.078856</text:p>
              </table:table-cell>
            </table:table-row>
            <table:table-row>
              <table:table-cell office:value-type="float" office:value="1580828">
                <text:p>1580828</text:p>
              </table:table-cell>
              <table:table-cell office:value-type="float" office:value="-0.013672">
                <text:p>-0.013672</text:p>
              </table:table-cell>
              <table:table-cell office:value-type="float" office:value="0.540039">
                <text:p>0.540039</text:p>
              </table:table-cell>
              <table:table-cell office:value-type="float" office:value="0.042969">
                <text:p>0.042969</text:p>
              </table:table-cell>
              <table:table-cell office:value-type="float" office:value="5.206942">
                <text:p>5.206942</text:p>
              </table:table-cell>
              <table:table-cell office:value-type="float" office:value="-1.698009">
                <text:p>-1.698009</text:p>
              </table:table-cell>
              <table:table-cell office:value-type="float" office:value="-8.232252">
                <text:p>-8.232252</text:p>
              </table:table-cell>
            </table:table-row>
            <table:table-row>
              <table:table-cell office:value-type="float" office:value="1582079">
                <text:p>1582079</text:p>
              </table:table-cell>
              <table:table-cell office:value-type="float" office:value="-0.025391">
                <text:p>-0.025391</text:p>
              </table:table-cell>
              <table:table-cell office:value-type="float" office:value="0.568359">
                <text:p>0.568359</text:p>
              </table:table-cell>
              <table:table-cell office:value-type="float" office:value="0.03418">
                <text:p>0.03418</text:p>
              </table:table-cell>
              <table:table-cell office:value-type="float" office:value="5.206942">
                <text:p>5.206942</text:p>
              </table:table-cell>
              <table:table-cell office:value-type="float" office:value="-1.670312">
                <text:p>-1.670312</text:p>
              </table:table-cell>
              <table:table-cell office:value-type="float" office:value="-8.389909">
                <text:p>-8.389909</text:p>
              </table:table-cell>
            </table:table-row>
            <table:table-row>
              <table:table-cell office:value-type="float" office:value="1583326">
                <text:p>1583326</text:p>
              </table:table-cell>
              <table:table-cell office:value-type="float" office:value="-0.052734">
                <text:p>-0.052734</text:p>
              </table:table-cell>
              <table:table-cell office:value-type="float" office:value="0.62207">
                <text:p>0.62207</text:p>
              </table:table-cell>
              <table:table-cell office:value-type="float" office:value="0.012695">
                <text:p>0.012695</text:p>
              </table:table-cell>
              <table:table-cell office:value-type="float" office:value="5.204811">
                <text:p>5.204811</text:p>
              </table:table-cell>
              <table:table-cell office:value-type="float" office:value="-1.646877">
                <text:p>-1.646877</text:p>
              </table:table-cell>
              <table:table-cell office:value-type="float" office:value="-8.543305">
                <text:p>-8.543305</text:p>
              </table:table-cell>
            </table:table-row>
            <table:table-row>
              <table:table-cell office:value-type="float" office:value="1584575">
                <text:p>1584575</text:p>
              </table:table-cell>
              <table:table-cell office:value-type="float" office:value="-0.071289">
                <text:p>-0.071289</text:p>
              </table:table-cell>
              <table:table-cell office:value-type="float" office:value="0.650391">
                <text:p>0.650391</text:p>
              </table:table-cell>
              <table:table-cell office:value-type="float" office:value="0.00293">
                <text:p>0.00293</text:p>
              </table:table-cell>
              <table:table-cell office:value-type="float" office:value="5.200551">
                <text:p>5.200551</text:p>
              </table:table-cell>
              <table:table-cell office:value-type="float" office:value="-1.625571">
                <text:p>-1.625571</text:p>
              </table:table-cell>
              <table:table-cell office:value-type="float" office:value="-8.690309">
                <text:p>-8.690309</text:p>
              </table:table-cell>
            </table:table-row>
            <table:table-row>
              <table:table-cell office:value-type="float" office:value="1585825">
                <text:p>1585825</text:p>
              </table:table-cell>
              <table:table-cell office:value-type="float" office:value="-0.088867">
                <text:p>-0.088867</text:p>
              </table:table-cell>
              <table:table-cell office:value-type="float" office:value="0.674805">
                <text:p>0.674805</text:p>
              </table:table-cell>
              <table:table-cell office:value-type="float" office:value="-0.006836">
                <text:p>-0.006836</text:p>
              </table:table-cell>
              <table:table-cell office:value-type="float" office:value="5.19842">
                <text:p>5.19842</text:p>
              </table:table-cell>
              <table:table-cell office:value-type="float" office:value="-1.591484">
                <text:p>-1.591484</text:p>
              </table:table-cell>
              <table:table-cell office:value-type="float" office:value="-8.841575">
                <text:p>-8.841575</text:p>
              </table:table-cell>
            </table:table-row>
            <table:table-row>
              <table:table-cell office:value-type="float" office:value="1587072">
                <text:p>1587072</text:p>
              </table:table-cell>
              <table:table-cell office:value-type="float" office:value="-0.092773">
                <text:p>-0.092773</text:p>
              </table:table-cell>
              <table:table-cell office:value-type="float" office:value="0.696289">
                <text:p>0.696289</text:p>
              </table:table-cell>
              <table:table-cell office:value-type="float" office:value="-0.011719">
                <text:p>-0.011719</text:p>
              </table:table-cell>
              <table:table-cell office:value-type="float" office:value="5.204811">
                <text:p>5.204811</text:p>
              </table:table-cell>
              <table:table-cell office:value-type="float" office:value="-1.555265">
                <text:p>-1.555265</text:p>
              </table:table-cell>
              <table:table-cell office:value-type="float" office:value="-8.99071">
                <text:p>-8.99071</text:p>
              </table:table-cell>
            </table:table-row>
            <table:table-row>
              <table:table-cell office:value-type="float" office:value="1588321">
                <text:p>1588321</text:p>
              </table:table-cell>
              <table:table-cell office:value-type="float" office:value="-0.099609">
                <text:p>-0.099609</text:p>
              </table:table-cell>
              <table:table-cell office:value-type="float" office:value="0.728516">
                <text:p>0.728516</text:p>
              </table:table-cell>
              <table:table-cell office:value-type="float" office:value="-0.029297">
                <text:p>-0.029297</text:p>
              </table:table-cell>
              <table:table-cell office:value-type="float" office:value="5.215464">
                <text:p>5.215464</text:p>
              </table:table-cell>
              <table:table-cell office:value-type="float" office:value="-1.510525">
                <text:p>-1.510525</text:p>
              </table:table-cell>
              <table:table-cell office:value-type="float" office:value="-9.133453">
                <text:p>-9.133453</text:p>
              </table:table-cell>
            </table:table-row>
            <table:table-row>
              <table:table-cell office:value-type="float" office:value="1589571">
                <text:p>1589571</text:p>
              </table:table-cell>
              <table:table-cell office:value-type="float" office:value="-0.110352">
                <text:p>-0.110352</text:p>
              </table:table-cell>
              <table:table-cell office:value-type="float" office:value="0.738281">
                <text:p>0.738281</text:p>
              </table:table-cell>
              <table:table-cell office:value-type="float" office:value="-0.037109">
                <text:p>-0.037109</text:p>
              </table:table-cell>
              <table:table-cell office:value-type="float" office:value="5.219725">
                <text:p>5.219725</text:p>
              </table:table-cell>
              <table:table-cell office:value-type="float" office:value="-1.453001">
                <text:p>-1.453001</text:p>
              </table:table-cell>
              <table:table-cell office:value-type="float" office:value="-9.248501">
                <text:p>-9.248501</text:p>
              </table:table-cell>
            </table:table-row>
            <table:table-row>
              <table:table-cell office:value-type="float" office:value="1590818">
                <text:p>1590818</text:p>
              </table:table-cell>
              <table:table-cell office:value-type="float" office:value="-0.12207">
                <text:p>-0.12207</text:p>
              </table:table-cell>
              <table:table-cell office:value-type="float" office:value="0.756836">
                <text:p>0.756836</text:p>
              </table:table-cell>
              <table:table-cell office:value-type="float" office:value="-0.047852">
                <text:p>-0.047852</text:p>
              </table:table-cell>
              <table:table-cell office:value-type="float" office:value="5.215464">
                <text:p>5.215464</text:p>
              </table:table-cell>
              <table:table-cell office:value-type="float" office:value="-1.391217">
                <text:p>-1.391217</text:p>
              </table:table-cell>
              <table:table-cell office:value-type="float" office:value="-9.350765">
                <text:p>-9.350765</text:p>
              </table:table-cell>
            </table:table-row>
            <table:table-row>
              <table:table-cell office:value-type="float" office:value="1592068">
                <text:p>1592068</text:p>
              </table:table-cell>
              <table:table-cell office:value-type="float" office:value="-0.126953">
                <text:p>-0.126953</text:p>
              </table:table-cell>
              <table:table-cell office:value-type="float" office:value="0.776367">
                <text:p>0.776367</text:p>
              </table:table-cell>
              <table:table-cell office:value-type="float" office:value="-0.05957">
                <text:p>-0.05957</text:p>
              </table:table-cell>
              <table:table-cell office:value-type="float" office:value="5.209073">
                <text:p>5.209073</text:p>
              </table:table-cell>
              <table:table-cell office:value-type="float" office:value="-1.340084">
                <text:p>-1.340084</text:p>
              </table:table-cell>
              <table:table-cell office:value-type="float" office:value="-9.450898">
                <text:p>-9.4508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